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6499" officeooo:paragraph-rsid="000d64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3_2064924078"/>ПРЕ<text:bookmark-start text:name="__DdeLink__0_2064924078"/>ДИСЛОВИЕ</text:p>
      <text:p text:style-name="P1">Всего день назад еще одно селение русичей подверглось нападению</text:p>
      <text:p text:style-name="P1">степняков. Когда дружинники из Каменки подъехали на взмыленных лошадях к</text:p>
      <text:p text:style-name="P1">пограничной деревне Холодной, дух защитников поселения, вооруженных</text:p>
      <text:p text:style-name="P1">вилами, топорами и рогатинами, был почти сломлен. К счастью, воины князя</text:p>
      <text:p text:style-name="P1">успели вовремя, и нападение удалось отбить.</text:p>
      <text:p text:style-name="P1">С каждым днем натиск южан ст<text:bookmark-end text:name="__DdeLink__0_2064924078"/>ановится все сильнее. Численность степняков</text:p>
      <text:p text:style-name="P1">быстро увеличивается, и своих территорий кочевникам уже не хватает, как не</text:p>
      <text:p text:style-name="P1">хватает места поднимающемуся на дрожжах тесту.</text:p>
      <text:p text:style-name="P1">Нападения на деревни были и раньше. Случалось, что наиболее отчаянные</text:p>
      <text:p text:style-name="P1">разбойники собирали большие отряды и совершали дерзкие набеги. Среди этих</text:p>
      <text:p text:style-name="P1">лихих людей были и русичи, и степняки, и даже айзары. Но и грабили они, не</text:p>
      <text:p text:style-name="P1">спрашивая родины: им было все равно, на кого нападать – на поселение русичей</text:p>
      <text:p text:style-name="P1">или стоянку кочевников. Такие набеги крестьянам чаще всего удавалось отбить</text:p>
      <text:p text:style-name="P1">самим. Но что делать жителям деревень теперь, когда на их селения совершаются</text:p>
      <text:p text:style-name="P1">заранее спланированные налеты степных дружин, прекрасно обученных военному</text:p>
      <text:p text:style-name="P1">искусству? И старейшины, и князья посылают все новых и новых воинов на защиту</text:p>
      <text:p text:style-name="P1">пограничных селений и обеспокоено выслушивают ежедневные доклады своих</text:p>
      <text:p text:style-name="P1">гонцов, разведчиков и шпионов.</text:p>
      <text:p text:style-name="P1">Обеспокоен и князь Дубровии Мирослав, которого в народе прозвали Ярым.</text:p>
      <text:p text:style-name="P1">Он кого-то ждет в своих покоях и часто поглядывает на дверь. Слышится громкий</text:p>
      <text:p text:style-name="P1">топот тяжелых сапог, дверь открывается, и в комнату входит Сокол.</text:p>
      <text:p text:style-name="P1">- Гости ждут во дворе, князь.</text:p>
      <text:p text:style-name="P1">- Хорошо. Распорядись, чтобы всем был оказан достойный прием после веча.</text:p>
      <text:p text:style-name="P1">- Все давно готово, князь.</text:p>
      <text:p text:style-name="P1">Мирослав одобрительно кивает головой и выходит во двор.</text:p>
      <text:p text:style-name="P1">Перед высоким княжеским теремом расставлены три длинных стола.</text:p>
      <text:p text:style-name="P1">Плотники Великогорска смастерили их специально для этого дня, так как даже в</text:p>
      <text:p text:style-name="P1">княжеском доме не нашлось достаточно больших столов для сегодняшнего</text:p>
      <text:p text:style-name="P1">события – собрания старейшин и князей со всего Полесья. В Великогорск,</text:p>
      <text:p text:style-name="P1">конечно, и ранее прибывали послы и знатные гости со всех концов света, но</text:p>
      <text:p text:style-name="P1">обычно это были купцы с предложениями торговых сделок или гонцы с</text:p>
      <text:p text:style-name="P1">приглашениями на празднества. Такого же веча, как сегодня, не припомнят даже</text:p>
      <text:p text:style-name="P1">самые старые русичи. Разве что какой-нибудь долгожитель из северных княжеств</text:p>
      <text:p text:style-name="P1">мог бы рассказать о великом вече в городе Благомире, на котором были</text:p>
      <text:p text:style-name="P1">определены границы княжеств и положен конец многим розням.</text:p>
      <text:p text:style-name="P1">Мирослав с удовлетворением отмечает, что прибыли практически все. Он</text:p>
      <text:p text:style-name="P1">величественно проходит во главу стола и поклоном приветствует гостей. Все места</text:p>
      <text:p text:style-name="P1">на лавках заняты. Князьям и старейшинам есть о чем поговорить, но царивший до</text:p>
      <text:p text:style-name="P1">прихода Мирослава гул мгновенно стихает, когда правитель Дубровии, несмотря</text:p>
      <text:p text:style-name="P1">на свой молодой возраст пользующийся большим почетом и уважением,подходит к своему месту. Мирослав оглядывает присутствующих и произносит</text:p>
      <text:p text:style-name="P1">громогласным голосом:</text:p>
      <text:p text:style-name="P1">- Пусть здравствуют все здесь присутствующие и их семьи. Много лет назад</text:p>
      <text:p text:style-name="P1">наши предки пришли в Полесье. Эти земли принадлежат нам по праву. Давно</text:p>
      <text:p text:style-name="P1">минули времена братоубийственных войн, и в мире прошли многие годы. Но до</text:p>
      <text:p text:style-name="P1">сих пор мы жили разрозненно. Теперь же пришло время действовать сообща, ибо</text:p>
      <text:p text:style-name="P1">беда, угрожающая всем русичам, уже не за горами. Я пригласил вас, правителей</text:p>
      <text:p text:style-name="P1">всех земель Полесья, в Великогорск для того, чтобы решить, как дать отпор врагу,</text:p>
      <text:p text:style-name="P1">еще недавно уверявшему нас в своей дружбе. Степняки точат свои сабли,</text:p>
      <text:p text:style-name="P1">предвкушая кровавую жатву на землях Полесья. Их лошади уже запряжены, и к</text:p>
      <text:p text:style-name="P1">каждой приторочены пустые мешки, которые кочевники собираются набить</text:p>
      <text:p text:style-name="P1"><text:soft-page-break/>награбленным в наших селениях добром. Их военачальники обещают богатую</text:p>
      <text:p text:style-name="P1">добычу тем, кто убьет больше русичей в бою, а изменникам и трусам грозят</text:p>
      <text:p text:style-name="P1">жестокой казнью, поэтому воины хана ринутся на наши земли с небывалой</text:p>
      <text:p text:style-name="P1">яростью. Волна степного воинства нахлынет на Полесье и поглотит его. Но этому</text:p>
      <text:p text:style-name="P1">не бывать, если все мы, как один, выступим против врага. Мы должны</text:p>
      <text:p text:style-name="P1">объединиться, дружины со всех княжеств должны собраться в одну рать. Каждый</text:p>
      <text:p text:style-name="P1">русич встанет плечом к плечу со своими собратьями, и Полесье будет спасено. Мы</text:p>
      <text:p text:style-name="P1">станем сильнее и могущественнее врага и сокрушим его. Русичи великие и</text:p>
      <text:p text:style-name="P1">храбрые воины, но наш народ по-настоящему силен только тогда, когда он един, а</text:p>
      <text:p text:style-name="P1">не разбит на мелкие осколки.</text:p>
      <text:p text:style-name="P1">За последние дни степняки совершили несколько набегов на наши мирные</text:p>
      <text:p text:style-name="P1">деревни, жители которых не были готовы к таким вероломным нападениям.</text:p>
      <text:p text:style-name="P1">Только сегодня мне сообщили, что появившийся неизвестно откуда отряд</text:p>
      <text:p text:style-name="P1">степняков едва не разграбил Холодную, а вчера сразу две деревни были сожжены.</text:p>
      <text:p text:style-name="P1">Да-да, именно сожжены, - повторил он, предупреждая начавшийся было гул. –</text:p>
      <text:p text:style-name="P1">Раньше степняки увозили награбленное добро и пленных, не трогая дома, то</text:p>
      <text:p text:style-name="P1">теперь они стали уничтожать селения, не давая русичам вновь заселять</text:p>
      <text:p text:style-name="P1">освободившиеся земли. Разведчики докладывают мне, что набеги совершают</text:p>
      <text:p text:style-name="P1">хорошо обученные воины хана, а не обычные разбойники, как это случалось</text:p>
      <text:p text:style-name="P1">раньше. Стоянки кочевников устраиваются все севернее. Не нужно быть семи</text:p>
      <text:p text:style-name="P1">пядей во лбу, чтобы понять, что степняки хотят вытеснить нас и заселить земли, на</text:p>
      <text:p text:style-name="P1">которых жили наши предки. Несколько дружин, несущих сейчас службу у</text:p>
      <text:p text:style-name="P1">границы, помогают жителям отбиться от врага, но и этого уже недостаточно:</text:p>
      <text:p text:style-name="P1">слишком много стало набегов. Но ни одному иноземцу не заставить народ</text:p>
      <text:p text:style-name="P1">русичей отступить! Вступим в бой и сокрушим захватчиков, если они посмеют</text:p>
      <text:p text:style-name="P1">напасть!</text:p>
      <text:p text:style-name="P1">Мирослав садится, но его глаза еще долго полыхают огнем, его речь зажигает</text:p>
      <text:p text:style-name="P1">сердца всех собравшихся за столом правителей. Князья и старейшины начинают</text:p>
      <text:p text:style-name="P1">бурно обсуждать прозвучавшие слова, отчего воздух наполняется небывалым</text:p>
      <text:p text:style-name="P1">шумом. Мирослав дает своим гостям немного времени на обсуждение и споры,</text:p>
      <text:p text:style-name="P1">после чего вновь встает и поднимает руку. Все мгновенно смолкают.- Если мы объединимся, то все решения должны принимать сообща. Но</text:p>
      <text:p text:style-name="P1">многие из вас сегодня нуждаются в отдыхе, да и решения столь важные в спешке</text:p>
      <text:p text:style-name="P1">не принимаются. Если кто-то хочет что-то добавить, прошу высказать свои мысли</text:p>
      <text:p text:style-name="P1">Мирослав садится на свое место. Несколько минут проходит в полной</text:p>
      <text:p text:style-name="P1">тишине, после чего с лавки поднимается высокий немолодой мужчина с черной,</text:p>
      <text:p text:style-name="P1">как ночь, бородой – князь Ямища Краснозар. Краснозар негромко кашляет и</text:p>
      <text:p text:style-name="P1">произносит таким звонким голосом, что сидевший рядом с ним седой старик</text:p>
      <text:p text:style-name="P1">вздрагивает:</text:p>
      <text:p text:style-name="P1">- Мирослав дело говорит, это мы все понимаем. Я речи произносить не умею,</text:p>
      <text:p text:style-name="P1">но скажу вот что. Враг действительно напасть хочет. И дело не ограничится</text:p>
      <text:p text:style-name="P1">набегами. Перед тем, как я выехал в Великогорск, мой гонец, прибывший с юга,</text:p>
      <text:p text:style-name="P1">сообщил мне, что степняки собрали крупные силы у границ Полесья. И напасть</text:p>
      <text:p text:style-name="P1">они давно могли, но чего-то выжидают. Так что медлить нельзя. До завтра,</text:p>
      <text:p text:style-name="P1">конечно, подождать можно, но нынче каждый день на счету. Я не много знаю, но</text:p>
      <text:p text:style-name="P1">вот старейшина Стрельны, наверное, побольше скажет, он у самой границы</text:p>
      <text:p text:style-name="P1">живет.</text:p>
      <text:p text:style-name="P1">- Все верно. – Старейшина, на которого взглядом указывает Краснозар,</text:p>
      <text:p text:style-name="P1">поднимается со своего места. – Силы степняков подошли к самым границам.</text:p>
      <text:p text:style-name="P1">Воинов там бесчисленное множество, снесут наши посты одним махом и дойдут</text:p>
      <text:p text:style-name="P1">до самого севера. Войско это давно собралось, но они не нападут, пока у них нет</text:p>
      <text:p text:style-name="P1">военачальника, который смог бы их сплотить и повести в бой. Последний из</text:p>
      <text:p text:style-name="P1"><text:soft-page-break/>ханов, Наран, погиб в бою, а наследников у него не было. Сейчас палатку хана</text:p>
      <text:p text:style-name="P1">занял шаман Дансар. Возможно, он и возглавит кочевников во время похода на</text:p>
      <text:p text:style-name="P1">Полесье, но он все-таки колдун, а не воин, и степняки могут не принять такого</text:p>
      <text:p text:style-name="P1">военачальника. Все это нам на руку, но неожиданные события лишь отсрочат</text:p>
      <text:p text:style-name="P1">начало войны, а не предотвратят ее: новый предводитель появится у степняков</text:p>
      <text:p text:style-name="P1">очень скоро.</text:p>
      <text:p text:style-name="P1">Краснозар садится, и все, как один, устремляют взоры на князя, собравшего</text:p>
      <text:p text:style-name="P1">их за одним столом.</text:p>
      <text:p text:style-name="P1">- Да, в последнее время ни один день не проходит без тревожных вестей, -</text:p>
      <text:p text:style-name="P1">задумчиво произносит Мирослав, устремив взгляд далеко на горизонт, словно он</text:p>
      <text:p text:style-name="P1">воочию видит все происходящее на границе. – Возможно, мы опоздали, и война</text:p>
      <text:p text:style-name="P1">вот-вот начнется. Но пока она не разразилась, нельзя терять время и надежду.</text:p>
      <text:p text:style-name="P1">Дансар способен управлять народом степняков. Он хитер и мудр, недаром среди</text:p>
      <text:p text:style-name="P1">шаманов степняков он слывет самым могущественным, и нынешнее затишье</text:p>
      <text:p text:style-name="P1">может быть частью его плана. Нам же нужно воспользоваться отсрочкой... Мы</text:p>
      <text:p text:style-name="P1">выступим против степняков единым войском, чтобы защитить свою землю. Но,</text:p>
      <text:p text:style-name="P1">похоже, без союзников нам не обойтись...</text:p>
      <text:p text:style-name="P1">Собравшиеся русичи одобрительно загудели и закивали головами. Со своего</text:p>
      <text:p text:style-name="P1">места встает еще один князь, правитель западных окраин Полесья.</text:p>
      <text:p text:style-name="P1">- Мирослав прав. Дружинники со всех земель должны выступить в поход и</text:p>
      <text:p text:style-name="P1">собраться в единое войско. Но мы не одни в этой борьбе. Степняки нападают не</text:p>
      <text:p text:style-name="P1">только на наши земли, но и на города дружественной нам Айзарии. У айзаров</text:p>
      <text:p text:style-name="P1">есть мощное войско. Они должны напасть на степняков с запада. Но сначала намнужно заручиться их поддержкой. – Новая волна одобрения выражает полное</text:p>
      <text:p text:style-name="P1">согласие князей и старейшин с мыслью о союзе.</text:p>
      <text:p text:style-name="P1">- Айзары могут не согласиться помочь нам. Степняки тревожат их страну</text:p>
      <text:p text:style-name="P1">лишь случайными набегами. Вступив в союз с нами, айзары будут вынуждены</text:p>
      <text:p text:style-name="P1">начать настоящую войну, а значит понести большие потери. Нам нужно собрать</text:p>
      <text:p text:style-name="P1">щедрые дары для их правителя, и они, несомненно, согласятся выступить на</text:p>
      <text:p text:style-name="P1">нашей стороне.</text:p>
      <text:p text:style-name="P1">- Итак, решено, - подытоживает Мирослав. – Многие из вас прибыли сюда</text:p>
      <text:p text:style-name="P1">издалека и нуждаются в отдыхе. Принимать решения с ослабевшим духом – это</text:p>
      <text:p text:style-name="P1">не дело. Утро вечера мудренее, поэтому наш разговор мы продолжим завтра.</text:p>
      <text:p text:style-name="P1">*</text:p>
      <text:p text:style-name="P1">*</text:p>
      <text:p text:style-name="P1">*</text:p>
      <text:p text:style-name="P1">Поздним вечером в вашу палатку неслышно входит человек, но в темноте</text:p>
      <text:p text:style-name="P1">трудно разобрать, кто это.</text:p>
      <text:p text:style-name="P1">- Эй, друг, проснись, - негромко произносит он, думая, что вы спите.</text:p>
      <text:p text:style-name="P1">- Я не сплю, - отвечаете вы, узнав по голосу своего боевого товарища Ратаря.</text:p>
      <text:p text:style-name="P1">- Не спишь? Отбой ведь давно был.</text:p>
      <text:p text:style-name="P1">- Не могу заснуть, а как глаза закрою, вижу одно и то же. И не могу понять –</text:p>
      <text:p text:style-name="P1">сплю я или нет.</text:p>
      <text:p text:style-name="P1">- Ну, теперь тем паче тебе не до сна будет. Тебя князь к себе зовет.</text:p>
      <text:p text:style-name="P1">- Мирослав? Зачем?</text:p>
      <text:p text:style-name="P1">- Даже не представляю. Его гонец ничего не сказал. Но тебе стоит</text:p>
      <text:p text:style-name="P1">поторопиться.</text:p>
      <text:p text:style-name="P1">- Это я и без тебя знаю, - недовольно бурчите вы, вставая и быстро одеваясь.</text:p>
      <text:p text:style-name="P1">Через пятнадцать минут вы входите в чертоги князя. Он стоит у окна,</text:p>
      <text:p text:style-name="P1">вглядываясь в звездное небо. Услышав шаги, он оборачивается и знаком</text:p>
      <text:p text:style-name="P1">предлагает вам сесть на лавку.</text:p>
      <text:p text:style-name="P1">- Ты один из моих лучших воинов. Я не скрываю своего доброго отношения к</text:p>
      <text:p text:style-name="P1"><text:soft-page-break/>тебе, ты его заслужил. А зря я никого не хвалю, ты это знаешь. С детства ты</text:p>
      <text:p text:style-name="P1">показывал удивительные успехи при обучении и уже поучаствовал не в одной</text:p>
      <text:p text:style-name="P1">схватке. Поэтому я и доверил тебе возглавить дюжину, несмотря на твою</text:p>
      <text:p text:style-name="P1">молодость. И мое доверие ты оправдал.</text:p>
      <text:p text:style-name="P1">Вы встаете и молча кланяетесь. Князь машет рукой, указав, чтобы вы вновь</text:p>
      <text:p text:style-name="P1">сели.</text:p>
      <text:p text:style-name="P1">- У меня есть особое задание для тебя. Я долго думал, кто может справиться с</text:p>
      <text:p text:style-name="P1">ним. Ты молод и горяч и в то же время опытен и рассудителен. Поэтому я позвал</text:p>
      <text:p text:style-name="P1">тебя. Все, что я скажу тебе сейчас, должно остаться в глубокой тайне.</text:p>
      <text:p text:style-name="P1">- Я готов выполнить любой твой приказ, и даже под угрозой смерти не выдам</text:p>
      <text:p text:style-name="P1">то, что сейчас услышу.</text:p>
      <text:p text:style-name="P1">- Я и не ожидал другого ответа. Ну, так слушай. Я не буду объяснять тебе все,</text:p>
      <text:p text:style-name="P1">так как времени не просто мало, его практически нет. – А может, князь не хочет,</text:p>
      <text:p text:style-name="P1">чтобы вы знали слишком много? - Ты должен будешь немедленно собраться в</text:p>
      <text:p text:style-name="P1">дорогу. С рассветом ты пойдешь в мою конюшню и возьмешь ту лошадь, которуюпосчитаешь наиболее подходящей для быстрого путешествия. После этого ты</text:p>
      <text:p text:style-name="P1">поднимешься ко мне, и я передам тебе запечатанное письмо. Это письмо ты</text:p>
      <text:p text:style-name="P1">доставишь в Айзарию как можно быстрее. Поедешь ты не по главной дороге, а по</text:p>
      <text:p text:style-name="P1">окружному пути. Подробные указания тебе даст мой дюжий Хонор, которого ты</text:p>
      <text:p text:style-name="P1">найдешь в Хвойном в трактире «Березовый сок». Он же скажет, каким маршрутом</text:p>
      <text:p text:style-name="P1">следовать. В Айзарии письмо передашь королю лично в руки. Печать на письме</text:p>
      <text:p text:style-name="P1">позволит тебе беспрепятственно попасть к нему на прием. Письмо ты зашьешь к</text:p>
      <text:p text:style-name="P1">себе в одежду перед отъездом. Очень важно, чтобы никто не узнал о цели твоей</text:p>
      <text:p text:style-name="P1">поездки. Всем ты будешь говорить, что ты дружинник, который едет служить на</text:p>
      <text:p text:style-name="P1">заставе у города Ледяного. Помни – ты единственный посланник, так как</text:p>
      <text:p text:style-name="P1">рисковать раскрыть тайну, посылая несколько человек, мы не можем, а письмо</text:p>
      <text:p text:style-name="P1">чрезвычайно важное. Это все. Зайди перед отъездом к знахарю и кузнецу, они</text:p>
      <text:p text:style-name="P1">дадут тебе все, что необходимо. Но помни: выехать ты должен не позднее полудня.</text:p>
      <text:p text:style-name="P1">После доставки письма дождешься ответа от короля и так же тайно привезешь его</text:p>
      <text:p text:style-name="P1">мне. Никому и нигде не говори о том, что и куда ты везешь: распознать шпионов</text:p>
      <text:p text:style-name="P1">врага нелегко. Есть вопросы?</text:p>
      <text:p text:style-name="P1">- Нет, князь.</text:p>
      <text:p text:style-name="P1">- Тогда отправляйся в палатку и отдохни немного. Тебе предстоит долгий и</text:p>
      <text:p text:style-name="P1">трудный путь.</text:p>
      <text:p text:style-name="P1">Послушавшись совета князя, вы уходите к себе, чтобы хоть немного поспать</text:p>
      <text:p text:style-name="P1">перед неожиданным и загадочным путешествием.</text:p>
      <text:p text:style-name="P1">*</text:p>
      <text:p text:style-name="P1">*</text:p>
      <text:p text:style-name="P1">*</text:p>
      <text:p text:style-name="P1">Отдохнуть как следует, тем не менее, не удается. И виной тому – сны,</text:p>
      <text:p text:style-name="P1">мучающие вас все последнее время. Поначалу они не доставляли вам беспокойств,</text:p>
      <text:p text:style-name="P1">но когда стали повторяться раз за разом, вы перестали высыпаться. Сны</text:p>
      <text:p text:style-name="P1">однообразны, и вы давно выучили их наизусть. Понять в них что-то непросто,</text:p>
      <text:p text:style-name="P1">чаще всего перед глазами держатся неясные образы каких-то людей, которых вы</text:p>
      <text:p text:style-name="P1">никогда не видели. То это мощный мускулистый воин в богатых доспехах из кожи</text:p>
      <text:p text:style-name="P1">и желтых металлических пластин, вооруженный острой саблей, рукоять которой</text:p>
      <text:p text:style-name="P1">украшена красными камнями. Он явно из чужих земель, так как разрез глаз у него</text:p>
      <text:p text:style-name="P1">узкий, как у степняка, да и узкая борода выдает в нем южанина. Но что странно –</text:p>
      <text:p text:style-name="P1">несмотря на свирепый вид этого воина, вам его вид внушает скорее уверенность и</text:p>
      <text:p text:style-name="P1">успокоение, словно это ваш старший боевой товарищ. В другое время перед вами</text:p>
      <text:p text:style-name="P1">всплывает образ женщины, на этот раз из русичей, с прекрасными золотыми</text:p>
      <text:p text:style-name="P1">волосами и небольшой родинкой на правой щеке, и от нее веет непередаваемым</text:p>
      <text:p text:style-name="P1"><text:soft-page-break/>теплом и лаской. А иногда во снах является высокий сухощавый степняк, и кожа</text:p>
      <text:p text:style-name="P1">на руках у него необычно коричневая, словно сожженная жарким солнцем.</text:p>
      <text:p text:style-name="P1">Именно эти три образа являются чаще всего. Во сне ничего не происходит, но вы</text:p>
      <text:p text:style-name="P1">постоянно ощущаете множество эмоций – то возбуждение, то беспокойство, то</text:p>
      <text:p text:style-name="P1">прилив решительности; иногда они слабее, иногда – сильнее.</text:p>
      <text:p text:style-name="P1">В последнее время сны стали повторяться чаще. Они не мучают, но и не</text:p>
      <text:p text:style-name="P1">успокаивают, а словно пытаются настойчиво что-то подсказать. Волхвы, которымвы о них рассказывали, не смогли разгадать их значение, но все, как одни, сказали,</text:p>
      <text:p text:style-name="P1">что сны имеют какой-то глубокий смысл, и в свое время загадка раскроется. Вам</text:p>
      <text:p text:style-name="P1">осталось только ждать...</text:p>
      <text:p text:style-name="P1">*</text:p>
      <text:p text:style-name="P1">*</text:p>
      <text:p text:style-name="P1">*</text:p>
      <text:p text:style-name="P1">С рассветом вы уже на ногах и в первую очередь отправляетесь в княжеские</text:p>
      <text:p text:style-name="P1">конюшни. Практически на каждой лошади вы когда-то ездили, поэтому выбор</text:p>
      <text:p text:style-name="P1">делаете быстро, приказав конюху готовить Василька. Это хоть и не самый быстрый</text:p>
      <text:p text:style-name="P1">скакун, но очень выносливый и умный. После этого вы поднимаетесь к князю,</text:p>
      <text:p text:style-name="P1">который уже ждет. Письмо, о котором он говорил, лежит на столе. Вы замечаете,</text:p>
      <text:p text:style-name="P1">что печать какая-то необычная, вы никогда не видели такую. Князь немногословен.</text:p>
      <text:p text:style-name="P1">Он указывает на письмо, который вы должны забрать, и произносит:</text:p>
      <text:p text:style-name="P1">- Выполни поручение как можно быстрее. От этого зависит многое. Тебе что-</text:p>
      <text:p text:style-name="P1">то нужно? – спрашивает он, заметив, что вы не торопитесь уходить.</text:p>
      <text:p text:style-name="P1">- Князь, мои родители живут далеко отсюда. Они не могут возложить мне</text:p>
      <text:p text:style-name="P1">руки и пожелать удачи в дороге, я хочу попросить этой милости от тебя.</text:p>
      <text:p text:style-name="P1">- Что ж, подойди поближе. – Когда вы приближаетесь, он по-отечески кладет</text:p>
      <text:p text:style-name="P1">руки вам на голову и спокойно, но торжественно произносит:</text:p>
      <text:p text:style-name="P1">- Я искренне желаю тебе счастливого пути, чтобы все несчастья и неудачи</text:p>
      <text:p text:style-name="P1">миновали тебя в дороге, пусть тебе прибудут силы, чтобы справиться с любым</text:p>
      <text:p text:style-name="P1">лихом.</text:p>
      <text:p text:style-name="P1">Вы кланяетесь и выходите во двор. Сначала, как и велел князь, вы</text:p>
      <text:p text:style-name="P1">отправляетесь в свою палатку и там тщательно зашиваете письмо в потайной</text:p>
      <text:p text:style-name="P1">карман с внутренней стороны рубашки. Затем направляетесь в кузницу,</text:p>
      <text:p text:style-name="P1">расположенную неподалеку от княжеских чертогов. Кузнец, ваш давний</text:p>
      <text:p text:style-name="P1">знакомый, приветственно кивает. Он был осведомлен о том, что вы придете.</text:p>
      <text:p text:style-name="P1">Впрочем, ничего особенного он вам предложить не может: простой меч,</text:p>
      <text:p text:style-name="P1">грубоватая кольчуга, тяжелый деревянный щит. Длинное копье, полезное только</text:p>
      <text:p text:style-name="P1">против конницы, вам вообще вряд ли пригодится. Обычное оружие дружинника,</text:p>
      <text:p text:style-name="P1">ничего специального для вас не приготовлено. Разочарованно вздохнув (вы-то</text:p>
      <text:p text:style-name="P1">ожидали, что князь даст вам в дорогу оружие поприличнее; но такого, похоже, у</text:p>
      <text:p text:style-name="P1">княжеского кузнеца нет), вы выходите, так ничего и не выбрав. К счастью, после</text:p>
      <text:p text:style-name="P1">нескольких удачных вылазок вам удалось скопить деньжат и прикупить хорошее</text:p>
      <text:p text:style-name="P1">оружие – широкий меч, который не тупится после пяти ударов, кожаная куртка с</text:p>
      <text:p text:style-name="P1">пластинами (на порядок легче казенной кольчуги, а тело защищает не хуже),</text:p>
      <text:p text:style-name="P1">кинжал, который вы умеете неплохо метать. Все это вы перед отъездом заберете</text:p>
      <text:p text:style-name="P1">из своей палатки. Когда вы уже почти вышли на улицу, кузнец окликает вас.</text:p>
      <text:p text:style-name="P1">Князь, кроме всего прочего, попросил передать вам 25 монет в дорогу на текущие</text:p>
      <text:p text:style-name="P1">расходы. Что ж, от этого отказываться не стоит (можете и отказаться – дело ваше).</text:p>
      <text:p text:style-name="P1">Плюс те 10 монет, что припасено у вас – итого 35 монет в дорогу, прикидываете</text:p>
      <text:p text:style-name="P1">вы.</text:p>
      <text:p text:style-name="P1">Дом знахаря находится рядом. Он тоже вас долго не задерживает, так как его</text:p>
      <text:p text:style-name="P1">предупредили о вашем отъезде еще вчера. На столе стоит деревянный сосуд слечебной мазью, которой можно обработать раны, при необходимости она</text:p>
      <text:p text:style-name="P1"><text:soft-page-break/>восстановит 4 Жизни (можно использовать всю сразу или несколькими порциями</text:p>
      <text:p text:style-name="P1">– по вашему усмотрению), в вещмешке сосуд займет 1 место (плотная крышка</text:p>
      <text:p text:style-name="P1">позволит безбоязненно положить его в мешок). Еда на три дня (все та же</text:p>
      <text:p text:style-name="P1">приевшаяся походная пища, всего 4 порции - по порции на день, одна про запас</text:p>
      <text:p text:style-name="P1">на случай задержки в пути, каждая порция восстанавливает 3 Жизни) – это еще 1</text:p>
      <text:p text:style-name="P1">место. Весьма кстати оказывается и напиток, приготовленный знахарем, чтобы вы</text:p>
      <text:p text:style-name="P1">могли восстановить силы в случае необходимости. Напиток находится в походной</text:p>
      <text:p text:style-name="P1">кожаной фляге, хватит на 2 глотка, каждый глоток восстановит по 4 Жизни.</text:p>
      <text:p text:style-name="P1">Фляжку можно прикрепить к поясу и наполнить водой или любой жидкостью,</text:p>
      <text:p text:style-name="P1">когда она будет опустошена. Осторожно понюхав напиток, вы улавливаете запах</text:p>
      <text:p text:style-name="P1">шиповника и малины. Знахарь, ваш старый знакомый, которому вы не раз</text:p>
      <text:p text:style-name="P1">оказывали небольшие услуги (например, защитили от пьяных хулиганов,</text:p>
      <text:p text:style-name="P1">напавших на него как-то ночью), знает, что вам предстоит долгая дорога, и хочет</text:p>
      <text:p text:style-name="P1">хоть чем-нибудь помочь. Он достает с одной из полок деревянную шкатулку,</text:p>
      <text:p text:style-name="P1">запираемую на маленький ключик, и, отперев ее, достает пять монет, которые</text:p>
      <text:p text:style-name="P1">передает вам. Он предлагает их от всего сердца, и отказать просто невозможно.</text:p>
      <text:p text:style-name="P1">Искренне поблагодарив его и забрав припасы, вы выходите на улицу.</text:p>
      <text:p text:style-name="P1">Потратить деньги можно прямо на великогорском рынке, одном из самых</text:p>
      <text:p text:style-name="P1">лучших в Полесье. Перед отъездом вы решаете зайти на него и что-нибудь взять в</text:p>
      <text:p text:style-name="P1">дорогу, пока есть немного времени. С этого и начнется ваше приключение.1.</text:p>
      <text:p text:style-name="P1">В столь ранний час людей на рынке немного, а покупателей меньше, чем</text:p>
      <text:p text:style-name="P1">продавцов, и небольшая суета не сравнима с той, что будет здесь уже совсем</text:p>
      <text:p text:style-name="P1">скоро. Мимо проезжает телега, груженная сеном, и крестьянин с пышными усами</text:p>
      <text:p text:style-name="P1">неодобрительно смотрит на вас – привычное выражение лица для селян. Немного</text:p>
      <text:p text:style-name="P1">шумнее в глубине рынка, где собралась небольшая толпа, оттуда слышны крики,</text:p>
      <text:p text:style-name="P1">похожие на перебранку. Из любопытства можно подойти туда, хотя времени</text:p>
      <text:p text:style-name="P1">глазеть на рыночные скандалы у вас нет. Некоторые торговцы открыли свои лавки,</text:p>
      <text:p text:style-name="P1">чтобы не пропустить таких ранних покупателей, как вы. Крестьяне, прибывшие из</text:p>
      <text:p text:style-name="P1">близлежащих деревень, тоже уже на месте, чтобы быстрее продать свои сыры, кур</text:p>
      <text:p text:style-name="P1">и другую снедь и вернуться домой к семьям. Брать с собой яйца и сметану,</text:p>
      <text:p text:style-name="P1">конечно, не стоит – такие продукты быстро испортятся. Из еды разумнее взять</text:p>
      <text:p text:style-name="P1">что-нибудь другое – то, что лучше хранится и не размажется по всему походному</text:p>
      <text:p text:style-name="P1">мешку. Но продукты и снаряжение в дорогу можно купить перед выходом. А пока</text:p>
      <text:p text:style-name="P1">есть время отдохнуть и собраться с мыслями, пропустив чарку-другую медовухи в</text:p>
      <text:p text:style-name="P1">трактире «Брат за брата» (880). Если не хотите задерживаться и поторопитесь, как</text:p>
      <text:p text:style-name="P1">советовал князь, поскорее приступите к закупке товаров (816) или уйдите с рынка</text:p>
      <text:p text:style-name="P1">(349). Впрочем, перед уходом можно подойти к толпе в глубине рынка и</text:p>
      <text:p text:style-name="P1">посмотреть, что там происходит (599).</text:p>
      <text:p text:style-name="P1"><text:bookmark-start text:name="__DdeLink__5_2064924078"/>2.</text:p>
      <text:p text:style-name="P1">В деревне много рыбаков, и отыскать торговца рыбой совсем нетрудно. Уже</text:p>
      <text:p text:style-name="P1">постучавшись в ближайший дом и сообщив, что вам надо, вы находите местного</text:p>
      <text:p text:style-name="P1">жителя с обветренным лицом, который с радостью продаст вам свой улов. Свежая</text:p>
      <text:p text:style-name="P1">рыба вам не нужна, поэтому берите соленую (1 порция стоит 3 монеты, прибавит</text:p>
      <text:p text:style-name="P1">3 Жизни) или вяленую (1 порция стоит 2 монеты, прибавит 3 Жизни). Вы</text:p>
      <text:p text:style-name="P1">интересуетесь у крестьянина, не продаст ли он еще что-нибудь. Хозяин,</text:p>
      <text:p text:style-name="P1">довольный тем, что ему попался такой богатый покупатель, сообщает, что у него</text:p>
      <text:p text:style-name="P1">есть прекрасный мед и свежее молоко. 1 порция меда стоит 2 монеты и прибавит</text:p>
      <text:p text:style-name="P1">3 Жизни, 1 глоток молока стоит 2 монеты и прибавит 3 Жизни. Однако чтобы</text:p>
      <text:p text:style-name="P1">взять молоко или мед с собой, нужны соответствующие емкости. Для меда</text:p>
      <text:p text:style-name="P1">крестьянин готов продать вам небольшие деревянные сосуды, каждый как раз на</text:p>
      <text:p text:style-name="P1">одну порцию, он стоит 1 монету и займет 1 место в вещмешке. Когда вы съедите</text:p>
      <text:p text:style-name="P1">мед, сосуд можно выкинуть. Для молока хозяин может предложить две кожаные</text:p>
      <text:p text:style-name="P1"><text:soft-page-break/>фляги (каждая рассчитана на 2 глотка, стоят они по 2 монеты, займут по одному</text:p>
      <text:p text:style-name="P1">месту в вещмешке). Также у рыбака есть глиняные горшки, в которые входит</text:p>
      <text:p text:style-name="P1">сколько угодно жидкости или меда, но такой горшок с собой не возьмешь,</text:p>
      <text:p text:style-name="P1">поэтому использовать его можно только в пределах деревни. Два таких горшка</text:p>
      <text:p text:style-name="P1">крестьянин готов отдать вам бесплатно, если вы пообещаете ему вернуть их перед</text:p>
      <text:p text:style-name="P1">уходом из поселка. Кроме того, хозяин позволит вам воспользоваться колодцем,</text:p>
      <text:p text:style-name="P1">который стоит у него прямо во дворе. Чистой подземной водой можно умыться,</text:p>
      <text:p text:style-name="P1">вдоволь напиться ей (прибавит 2 Жизни) и наполнить любые емкости (1 глотокприбавит 1 Жизнь). Запаситесь всем необходимым или покушайте на месте,</text:p>
      <text:p text:style-name="P1">стараясь не смешивать соленую рыбу с молоком, после чего покиньте радушного</text:p>
      <text:p text:style-name="P1">рыбака – 484.<text:bookmark-end text:name="__DdeLink__5_2064924078"/></text:p>
      <text:p text:style-name="P1">3.</text:p>
      <text:p text:style-name="P1">- Обыкновенный крестьянин, говоришь? – усмехается степняк. – А такой</text:p>
      <text:p text:style-name="P1">великолепный меч ты, как я понимаю, где-то нашел? А?</text:p>
      <text:p text:style-name="P1">Понимая, что вам нечего возразить, вы коротко киваете головой в знак</text:p>
      <text:p text:style-name="P1">согласия.</text:p>
      <text:p text:style-name="P1">- Крестьянина кормит земля, а оружие и деньги ему ни к чему. Так и быть, я</text:p>
      <text:p text:style-name="P1">отпущу тебя. Но за то, что ты бродишь вокруг нашего лагеря, я вынужден тебя</text:p>
      <text:p text:style-name="P1">наказать. Эй, Шулуун! Проследи-ка, чтобы этому молодцу всыпали как следует.</text:p>
      <text:p text:style-name="P1">Напыщенный кочевник уходит, а вас тащат к стоящему неподалеку</text:p>
      <text:p text:style-name="P1">деревянному столбу. Попытки сопротивляться ни к чему хорошему не приведут:</text:p>
      <text:p text:style-name="P1">справиться с четырьмя крепкими степняками без оружия вы не сможете. Вас</text:p>
      <text:p text:style-name="P1">привязывают лицом к столбу, и один из кочевников, которого ваш последний</text:p>
      <text:p text:style-name="P1">собеседник называл Шулууном, встает позади вас с длинной плетью в руке.</text:p>
      <text:p text:style-name="P1">Вы не помните, сколько ударов вам нанесли; наверное, потому, что примерно</text:p>
      <text:p text:style-name="P1">на десятом вы потеряли сознание от боли.</text:p>
      <text:p text:style-name="P1">Очнулись вы в степи, плохо соображая, как здесь оказались. С трудом</text:p>
      <text:p text:style-name="P1">поднявшись на ноги и оглянувшись, вы замечаете виднеющийся невдалеке лагерь,</text:p>
      <text:p text:style-name="P1">в котором только что вас подвергли ужасному наказанию. Спина ноет нестерпимо</text:p>
      <text:p text:style-name="P1">(потеряйте 8 Жизней). Если перенесенная порка не убила вас, то можете</text:p>
      <text:p text:style-name="P1">продолжать путешествие. Но жестокосердные кочевники забрали у вас все –</text:p>
      <text:p text:style-name="P1">деньги, вещи, оружие. Словно в насмешку они бросили рядом на земле старую</text:p>
      <text:p text:style-name="P1">ржавую саблю (ваше Нападение уменьшается на 2, Защита на 1, инициатива на 1)</text:p>
      <text:p text:style-name="P1">и вонючий заплечный мешок размером с тот, что был раньше у вас. С таким</text:p>
      <text:p text:style-name="P1">снаряжением идти дальше почти невозможно, но главное, что письмо для короля</text:p>
      <text:p text:style-name="P1">айзаров, зашитое в одежду, осталось в неприкосновенности – кочевники не</text:p>
      <text:p text:style-name="P1">посчитали нужным как следует обыскать вас. Остается надеяться на то, что скоро</text:p>
      <text:p text:style-name="P1">удастся выбраться из степей - 364.</text:p>
      <text:p text:style-name="P1">4.</text:p>
      <text:p text:style-name="P1">Так ничего и не придумав, вы вновь пускаетесь в путь, надеясь, что тропинка</text:p>
      <text:p text:style-name="P1">все-таки куда-нибудь выведет. Но скоро вы понимаете, что просто идти вперед</text:p>
      <text:p text:style-name="P1">бесполезно: дорога вновь повторяется, и вы начинаете узнавать каждый камешек.</text:p>
      <text:p text:style-name="P1">Отчаявшись, вы сходите с тропинки и идете сквозь чащу. Однако определить</text:p>
      <text:p text:style-name="P1">нужное направление в этом заколдованном лесу невозможно – все приметы,</text:p>
      <text:p text:style-name="P1">которые вы знаете, здесь не помогут, словно чья-то могущественная рука смешала</text:p>
      <text:p text:style-name="P1">стороны света: мох на деревьях растет вразброс, ветви расположены непонятным</text:p>
      <text:p text:style-name="P1">образом, и даже тени, если вас не обманывают уставшие глаза, падают в разныестороны. Продираясь по бездорожью, вы сильно устаете, но вот – о, чудо! –</text:p>
      <text:p text:style-name="P1">выходите из чащи и попадаете на тропинку. Однако радость ваша</text:p>
      <text:p text:style-name="P1">преждевременна: вы чуть не взвываете с досады, когда через несколько шагов</text:p>
      <text:p text:style-name="P1">натыкаетесь на до боли знакомый пень. Ноги еще способны нести вперед, и вы</text:p>
      <text:p text:style-name="P1">делаете последнюю попытку вырваться из плена. Но и эта попытка оказывается</text:p>
      <text:p text:style-name="P1"><text:soft-page-break/>напрасной: большой камень и поваленное дерево лежат все так же неподвижно, а</text:p>
      <text:p text:style-name="P1">сосны, кажется, усмехаются вам вслед. Вы уже готовы увидеть старый пень, однако</text:p>
      <text:p text:style-name="P1">на этот раз вас ждет сюрприз. Ваш трухлявый знакомый чудесным образом</text:p>
      <text:p text:style-name="P1">преобразился в прекрасный широкий пень, словно от только что спиленного</text:p>
      <text:p text:style-name="P1">дерева в несколько обхватов. Но еще невероятнее то, что на этом пне, словно на</text:p>
      <text:p text:style-name="P1">троне, восседает человек. Хотя назвать это существо человеком можно с трудом.</text:p>
      <text:p text:style-name="P1">Странный старик в распоясанном поясе озабоченно разглядывает свои лапти,</text:p>
      <text:p text:style-name="P1">одетые наоборот: правый на левую ногу, а левый – на правую. Время от времени</text:p>
      <text:p text:style-name="P1">он выковыривает из них что-то и тут же выбрасывает. Длинные седые волосы</text:p>
      <text:p text:style-name="P1">падают на плечи из-под широкополой шляпы. В глаза бросается его необычная</text:p>
      <text:p text:style-name="P1">кожа синеватого цвета. Вы чувствуете, что не можете двинуться с места, словно</text:p>
      <text:p text:style-name="P1">одеревенели, поэтому не в силах что-либо предпринять. Старик, кажется,</text:p>
      <text:p text:style-name="P1">полностью погружен в свое занятие. Вдруг он обращается к вам сильным</text:p>
      <text:p text:style-name="P1">глубоким голосом, не отрывая взгляда от своей обуви:</text:p>
      <text:p text:style-name="P1">- Здравствуй-здравствуй, человек. Раз зашел ко мне в гости, так уж не</text:p>
      <text:p text:style-name="P1">обижайся на мои шутки. Ну, покружил маленько по моим владениям: разве они</text:p>
      <text:p text:style-name="P1">не хороши?</text:p>
      <text:p text:style-name="P1">- Я...не знал, что это чьи-то владения, - с трудом произносите вы,</text:p>
      <text:p text:style-name="P1">почувствовав, что неведомая сила ослабила хватку и позволила вам говорить.</text:p>
      <text:p text:style-name="P1">- Как же не знал? Наверное, просто не верил, что у леса есть свой хозяин? Но</text:p>
      <text:p text:style-name="P1">ведь это не значит, что ты можешь делать здесь, что хочешь?</text:p>
      <text:p text:style-name="P1">- Да, верно, но ведь я ничего плохого не сделал, - отвечаете вы, понимая, что</text:p>
      <text:p text:style-name="P1">перед вами настоящий леший, который оторвался, наконец, от своего занятия и</text:p>
      <text:p text:style-name="P1">поднял на вас проницательные глаза, так мало похожие на человеческие.</text:p>
      <text:p text:style-name="P1">- Не сделал, – подтверждает леший. – Но можешь сделать. Ты мне</text:p>
      <text:p text:style-name="P1">понравился, вот в чем твоя беда. Ты сильный и мужественный воин, к тому же</text:p>
      <text:p text:style-name="P1">неглупый. Мне нужны такие слуги. Не буду ходить вокруг да около, у меня и так</text:p>
      <text:p text:style-name="P1">много дел. Поступай ко мне в услужение. Богатства и власти я тебе не обещаю, это</text:p>
      <text:p text:style-name="P1">точно, но что может быть прекраснее, чем жить в моем чудесном лесу?</text:p>
      <text:p text:style-name="P1">Такого предложения вы не ожидали. Что может быть нужно хозяину лесов от</text:p>
      <text:p text:style-name="P1">вас? Уж не забавы ли ради затеял он весь этот разговор? И что ответить на его</text:p>
      <text:p text:style-name="P1">слова: согласиться (304) или отказаться (98)?</text:p>
      <text:p text:style-name="P1">5.</text:p>
      <text:p text:style-name="P1">Решив, что надоедливый купец не будет тяжелой обузой, вы минуете</text:p>
      <text:p text:style-name="P1">тропинку и продолжаете идти по дороге. В конце концов, болтливый спутник –</text:p>
      <text:p text:style-name="P1">это не такая большая беда, если вспомнить о том, что вас ждет завтра, когда</text:p>
      <text:p text:style-name="P1">впереди покажутся враждебные степи. Торговец, между тем, кажется, замечает,что вы не слишком внимательно его слушаете, и на минуту замолкает. Вы уже</text:p>
      <text:p text:style-name="P1">было обрадовались, что остаток пути в обществе этого пустомели пройдет в</text:p>
      <text:p text:style-name="P1">тишине, но купец очень хочет поговорить с вами о чем-нибудь, поэтому скоро</text:p>
      <text:p text:style-name="P1">возобновляет разговор. Однако теперь он резко меняет тему, решив, что знает, чем</text:p>
      <text:p text:style-name="P1">вас заинтересовать.</text:p>
      <text:p text:style-name="P1">- Знаешь, я много путешествую и встречаюсь с разными людьми, - начинает</text:p>
      <text:p text:style-name="P1">он новый рассказ. – Вот не так давно, например, я заезжал в один деревенский</text:p>
      <text:p text:style-name="P1">трактир, и крестьяне рассказывали мне любопытные истории про домашних</text:p>
      <text:p text:style-name="P1">духов. Ты наверняка слышал о домовых? А вот один пожилой крестьянин</text:p>
      <text:p text:style-name="P1">рассказал мне, что домовой не в одиночку справляется с хозяйством, у него есть</text:p>
      <text:p text:style-name="P1">много родственников, живущих во дворе, в сарае, в бане. Они так и зовутся –</text:p>
      <text:p text:style-name="P1">дворовый, банник, овинник. Правда, в избу домовой своих вредных</text:p>
      <text:p text:style-name="P1">родственничков за порог не пускает, и они не смеют заходить внутрь. А вот сам</text:p>
      <text:p text:style-name="P1">домовой частенько осматривает двор и постройки, чтобы дворовый или банник не</text:p>
      <text:p text:style-name="P1">шалили.</text:p>
      <text:p text:style-name="P1"><text:soft-page-break/>Вот, например, овинник – самый свирепый домашний дух. Живет он,</text:p>
      <text:p text:style-name="P1">понятное дело, в овине, и очень похож внешне на домового, разве что помохнатее</text:p>
      <text:p text:style-name="P1">своего брата. Овинник умеет лаять по-собачьи, а иногда хлопает в ладоши, пугая</text:p>
      <text:p text:style-name="P1">крестьян. Много кто видел овинника, но мало кто знает, что это был</text:p>
      <text:p text:style-name="P1">действительно он, ведь хозяин овина умеет принимать разные обличья. Чаще</text:p>
      <text:p text:style-name="P1">всего он превращается в большого черного кота размером с собаку и с горящими</text:p>
      <text:p text:style-name="P1">глазами и лазает по заборам да по крышам. Если хозяин дома не оказывает</text:p>
      <text:p text:style-name="P1">овиннику должного почета, тот может рассердиться, тогда в овин лучше не</text:p>
      <text:p text:style-name="P1">входить: овинник настолько свиреп, что может человека в клочья разодрать. А</text:p>
      <text:p text:style-name="P1">чтобы ему угодить, много не надо: пирогом иногда угости да добрым словом. Если</text:p>
      <text:p text:style-name="P1">же осерчал он, нужно взять черного петуха, отрубить ему голову и отдать</text:p>
      <text:p text:style-name="P1">овиннику. Да нельзя забывать говорить с поклоном: «Спасибо, батюшка-овинник,</text:p>
      <text:p text:style-name="P1">что служишь нам верой и правдой». А еще овинник частенько дерется с другим</text:p>
      <text:p text:style-name="P1">своим братом – банником, хозяином бани. Никто не знает, чего уж там они не</text:p>
      <text:p text:style-name="P1">поделили, но любят братья побороться и друг друга за бороды подергать. Если</text:p>
      <text:p text:style-name="P1">вцепятся они – лучше близко не подходить, ведь силища у обоих неимоверная.</text:p>
      <text:p text:style-name="P1">Банник у себя в бане хозяин полный, однако гостей любит, даже овинника</text:p>
      <text:p text:style-name="P1">приглашает, когда в хорошем расположении духа находится. Ведь настроение у</text:p>
      <text:p text:style-name="P1">банника очень изменчиво, он то добр неимоверно, то зол до ужаса. Моется банник</text:p>
      <text:p text:style-name="P1">после всех, после третьей очереди, поэтому на четвертый пар в баню лучше не</text:p>
      <text:p text:style-name="P1">соваться: обожжет тебя ее хозяин кипятком или камнями горячими закидает. А</text:p>
      <text:p text:style-name="P1">еще вместе с банником моются его братья и другие духи – лешие да бесы разные.</text:p>
      <text:p text:style-name="P1">Если же ты ночевать в бане вздумал, не забудь у ее хозяина разрешения</text:p>
      <text:p text:style-name="P1">попросить, да подарок принести – хлеб, круто посыпанный солью, или кусок</text:p>
      <text:p text:style-name="P1">мыла. Впрочем, если домовой разрешит тебе в бане переночевать, его брат</text:p>
      <text:p text:style-name="P1">спорить не станет.</text:p>
      <text:p text:style-name="P1">Купец продолжает болтать, пересказывая сказки о домовых и банниках, и вы</text:p>
      <text:p text:style-name="P1">отмечаете, что время бежит незаметнее. Вы отошли уже довольно далеко от того</text:p>
      <text:p text:style-name="P1">места, где в лес убегала тропинка, и дорога делает поворот направо.Усиливающийся шум воды где-то слева дает понять, что река уже совсем близко, и</text:p>
      <text:p text:style-name="P1">вот-вот между деревьями блеснет вода. Неожиданно купец останавливается. Вы</text:p>
      <text:p text:style-name="P1">замечаете тропинку, примыкающую к дороге и убегающую на север.</text:p>
      <text:p text:style-name="P1">- Ну, вот я и дошел, - радостно улыбается торговец. - Здесь совсем недалеко до</text:p>
      <text:p text:style-name="P1">места встречи с моими друзьями. Еще раз спасибо тебе за то, что проводил меня.</text:p>
      <text:p text:style-name="P1">Я пойду к реке и буду рад, если мы встретимся еще. Удачи тебе!</text:p>
      <text:p text:style-name="P1">Вот и все, совместное путешествие окончено. Тропинка, на которую</text:p>
      <text:p text:style-name="P1">сворачивает купец, ведет на север, к подножью гор, а вам нужно в другую сторону.</text:p>
      <text:p text:style-name="P1">Рассказ торговца об овинниках (+45) и банниках (+75) почему-то крепко засел в</text:p>
      <text:p text:style-name="P1">голове, и вы идете вперед, прокручивая его снова и снова – 466.</text:p>
      <text:p text:style-name="P1">6.</text:p>
      <text:p text:style-name="P1">- Благодарю тебя! – радуется бедный крестьянин. – Я чувствовал, что ты</text:p>
      <text:p text:style-name="P1">поможешь мне. Я бы с радостью отблагодарил тебя чем-нибудь помимо слов, но у</text:p>
      <text:p text:style-name="P1">меня нет ничего ценного. Впрочем, я могу тебе кое-что рассказать. Я живу у самого</text:p>
      <text:p text:style-name="P1">края деревни и иногда вижу то, что скрыто от других. Как-то по этой дороге</text:p>
      <text:p text:style-name="P1">проходили два путника. Они выглядели весьма подозрительно, но мы привыкли,</text:p>
      <text:p text:style-name="P1">что этой дорогой пользуются разные проходимцы. Когда путники прошли мимо</text:p>
      <text:p text:style-name="P1">последнего дома (то есть моего) и уже думали, что их никто не слышит, они</text:p>
      <text:p text:style-name="P1">начали говорить что-то насчет тайника. Мне стало любопытно, и я бесшумно</text:p>
      <text:p text:style-name="P1">подобрался ближе к забору, спрятавшись в малине. Я расслышал, что они хотят</text:p>
      <text:p text:style-name="P1">что-то спрятать в лесу. Один из них сказал: «Как обычно, под той же сосной?»</text:p>
      <text:p text:style-name="P1">Другой ответил: «Да, она там одна на поляне, ее легко найти». После этого</text:p>
      <text:p text:style-name="P1">путники скрылись. Сначала я, мечтая найти клад и разбогатеть, хотел отправиться</text:p>
      <text:p text:style-name="P1"><text:soft-page-break/>в лес и поискать место, о котором они говорили. Но я боюсь забредать далеко в</text:p>
      <text:p text:style-name="P1">чащу. Ты храбрый человек, и ты сможешь найти тайник, я в этом уверен (-90).</text:p>
      <text:p text:style-name="P1">Вы благодарите крестьянина за рассказ, на что он отвечает, что вы помогли</text:p>
      <text:p text:style-name="P1">ему гораздо больше. После этого вы покидаете деревню – 298.</text:p>
      <text:p text:style-name="P1">7.</text:p>
      <text:p text:style-name="P1">Впрочем, отойти далеко вы не успеваете. Дверь дома со скрипом открывается,</text:p>
      <text:p text:style-name="P1">и довольный старик появляется на крыльце. Видимо, он успел приготовить все</text:p>
      <text:p text:style-name="P1">свои снадобья. Он зовет вас к себе, и, когда вы приближаетесь, говорит, что теперь</text:p>
      <text:p text:style-name="P1">вы можете свободно располагаться в доме до самого ужина. Он также добавляет,</text:p>
      <text:p text:style-name="P1">что в одной из комнат есть кровать, которой он не пользуется, и она в вашем</text:p>
      <text:p text:style-name="P1">полном распоряжении. Вы, довольные тем, что не нарушили планов хозяина и</text:p>
      <text:p text:style-name="P1">дали ему спокойно завершить свои дела, переступаете порог и снова заходите в</text:p>
      <text:p text:style-name="P1">избу. Никаких запахов свежих отваров внутри не чувствуется. Зато вы ощущаете</text:p>
      <text:p text:style-name="P1">нечто иное, что невозможно почувствовать обычными человеческими органами.</text:p>
      <text:p text:style-name="P1">Это словно невидимый туман, обволакивающий вас с головы до ног, как только</text:p>
      <text:p text:style-name="P1">сзади закрывается дверь. Он не причиняет вреда, он даже приятен и немедленнорасслабляет все мышцы. Как будто сильная рука мягко, но настойчиво давит вам</text:p>
      <text:p text:style-name="P1">на плечи, и вы не в состоянии ей сопротивляться. Ноги подкашиваются сами, вы</text:p>
      <text:p text:style-name="P1">садитесь на пол, а уже через секунду опускаетесь на него полностью. Чудесный сон</text:p>
      <text:p text:style-name="P1">овладевает вашим сознанием, унося его далеко от реальности.</text:p>
      <text:p text:style-name="P1">Теперь хозяину дома – сильному коварному колдуну – незачем скрывать свои</text:p>
      <text:p text:style-name="P1">истинные намерения насчет вас, и он немедленно начинает зловещие обряды,</text:p>
      <text:p text:style-name="P1">полностью овладевая вашим сознанием. Вы больше не сможете управлять своей</text:p>
      <text:p text:style-name="P1">жизнью: теперь он подчинена другому человеку. Старик, без сомнения, найдет</text:p>
      <text:p text:style-name="P1">применение вашим способностям для достижения своих ужасных целей.</text:p>
      <text:p text:style-name="P1">Противиться его приказам вы под действием чар, к сожалению, не сможете.</text:p>
      <text:p text:style-name="P1">Единственная ваша надежда – это ждать смерти колдуна от естественной причины</text:p>
      <text:p text:style-name="P1">или руки какого-нибудь смелого героя. Может, найдется сильный знахарь,</text:p>
      <text:p text:style-name="P1">который сможет разрушить злое волшебство. Но в ближайшее время колдун</text:p>
      <text:p text:style-name="P1">намерен насладиться своей властью в полной мере...</text:p>
      <text:p text:style-name="P1">8.</text:p>
      <text:p text:style-name="P1">Ночь уже близко, а вы еще не разгадали тайну загадочного убийства. Что</text:p>
      <text:p text:style-name="P1">будете делать дальше: зайдете к гончару, живущему рядом с домом убитого (575),</text:p>
      <text:p text:style-name="P1">осмотрите дом брата медника (99) или поговорите с кем-нибудь еще раз: с вдовой</text:p>
      <text:p text:style-name="P1">(348), с братом покойного (685) или с соседом медника(450)?</text:p>
      <text:p text:style-name="P1">9.</text:p>
      <text:p text:style-name="P1">Вы выходите из трактира и оглядываетесь. Около входа стоит лавка, на</text:p>
      <text:p text:style-name="P1">которой расположился весьма неприятный тип – отвратительный старый карлик</text:p>
      <text:p text:style-name="P1">в грязных лохмотьях, держащий в руках сучковатый посох. Рядом на земле лежит</text:p>
      <text:p text:style-name="P1">небольшой походный мешок, который практически пуст. Карлик задумчиво</text:p>
      <text:p text:style-name="P1">смотрит вдаль и не обращает на вас внимания. Он пришел, пока вы находились</text:p>
      <text:p text:style-name="P1">внутри, и присел передохнуть, не решаясь, видимо, зайти из-за своего вида. Его</text:p>
      <text:p text:style-name="P1">вид ужасен и совсем не располагает к разговорам. Лицо покрыто болезненными</text:p>
      <text:p text:style-name="P1">пятнами, на руках – подозрительные язвы. Уж не болен ли он чем-нибудь</text:p>
      <text:p text:style-name="P1">заразным? Пересилите себя и попробуете расспросить его, откуда он пришел и не</text:p>
      <text:p text:style-name="P1">знает ли каких-нибудь новостей (339), или побрезгуете таким обществом и</text:p>
      <text:p text:style-name="P1">пойдете дальше на юг (131)?</text:p>
      <text:p text:style-name="P1">10.</text:p>
      <text:p text:style-name="P1">Звуки битвы становятся все тише, пока не пропадают совсем. Вам удалось</text:p>
      <text:p text:style-name="P1">избежать неизвестной драки и уберечь свою жизнь, которая нужна для</text:p>
      <text:p text:style-name="P1">выполнения важной цели. Когда вокруг становится тихо, и уже ничто вам не</text:p>
      <text:p text:style-name="P1">угрожает, вы возвращаетесь на дорогу – 435.11.</text:p>
      <text:p text:style-name="P1"><text:soft-page-break/>Он не собирался завязывать разговор, но, услышав ваше приветствие в свой</text:p>
      <text:p text:style-name="P1">адрес, останавливается и несколько секунд внимательно изучает вас с ног до</text:p>
      <text:p text:style-name="P1">головы своим пронизывающим, но несколько безумным (или это вам просто</text:p>
      <text:p text:style-name="P1">показалось?) взором. На дорогах Полесья во время путешествия принято</text:p>
      <text:p text:style-name="P1">доброжелательно относиться даже к незнакомым людям, и этот путник чтит</text:p>
      <text:p text:style-name="P1">традиции.</text:p>
      <text:p text:style-name="P1">- Здравствуй, добрый человек. Прости, я спешу. Прошу, не задерживай меня.</text:p>
      <text:p text:style-name="P1">Губы его говорят одно, а глаза – совсем другое. В них словно крик о помощи</text:p>
      <text:p text:style-name="P1">от человека, находящегося в большой беде. К тому же незнакомец не делает</text:p>
      <text:p text:style-name="P1">никаких попыток уйти. Что вы предпримите: скажете, что готовы ему помочь,</text:p>
      <text:p text:style-name="P1">если он попал в беду (237), потребуете, чтобы он немедленно сообщил вам, куда</text:p>
      <text:p text:style-name="P1">идет и с какой целью (все-таки вы дружинник, можно вспомнить об этом, как и о</text:p>
      <text:p text:style-name="P1">том, что вы пока находитесь на земле своего князя) (249), или не будете его</text:p>
      <text:p text:style-name="P1">задерживать, попрощаетесь и пойдете дальше (699)? А может, сочтете его тон</text:p>
      <text:p text:style-name="P1">оскорбительным и вызовете на бой (803)?</text:p>
      <text:p text:style-name="P1">12.</text:p>
      <text:p text:style-name="P1">В отчаянии вы бросаетесь вперед, прекрасно понимая, что это ни к чему не</text:p>
      <text:p text:style-name="P1">приведет. Телохранители Гансухэ, мгновенно разгадав ваши намерения, не дают</text:p>
      <text:p text:style-name="P1">даже приблизиться к нему. Один из них заключает вас в могучие объятия, а</text:p>
      <text:p text:style-name="P1">другой сильно бьет по голове рукоятью сабли. Перед глазами плывет, и вы</text:p>
      <text:p text:style-name="P1">безвольно повисаете на руках у противника. Опытные телохранители не пролили</text:p>
      <text:p text:style-name="P1">ни капли крови в шатре своего господина и избавили его от ненужного зрелища</text:p>
      <text:p text:style-name="P1">убийства в его собственной палатке. Хотя Гансухэ, безразлично взирающий на все</text:p>
      <text:p text:style-name="P1">происходящее, возможно, захочет посмотреть на вашу казнь. Когда</text:p>
      <text:p text:style-name="P1">телохранители передают вас патрулю, вы уже приходите в себя – 792.</text:p>
      <text:p text:style-name="P1">13.</text:p>
      <text:p text:style-name="P1">Всадники приближаются и уже замечают вас. Вы с каждым шагом можете</text:p>
      <text:p text:style-name="P1">разглядеть их все лучше. Посередине едет, надменно выпятив губу и задрав</text:p>
      <text:p text:style-name="P1">голову, богато одетый полный степняк небольшого роста. На воина он не похож,</text:p>
      <text:p text:style-name="P1">да и вооружен лишь короткой саблей, красиво украшенная рукоятка которой</text:p>
      <text:p text:style-name="P1">говорит скорее о достатке владельца, чем об его умении выбирать оружие. Но ему</text:p>
      <text:p text:style-name="P1">и не нужно думать о вооружении: по обеим сторонам от напыщенного кочевника</text:p>
      <text:p text:style-name="P1">скачут суровые мужчины средних лет, одетые в потертые одежды с изящной</text:p>
      <text:p text:style-name="P1">вышивкой красного цвета и опоясанные широкими поясами, в которых</text:p>
      <text:p text:style-name="P1">поблескивают серебряные нити. Эти степняки, в отличие от своего спутника,</text:p>
      <text:p text:style-name="P1">отлично вооружены. Сомнений нет: вам повстречался какой-то знатный</text:p>
      <text:p text:style-name="P1">вельможа, которого сопровождает охрана.Группа всадников подъезжает вплотную к вам и останавливается по знаку</text:p>
      <text:p text:style-name="P1">маленького предводителя. Толстяк, видимо, не привык к долгой тряске, и поэтому</text:p>
      <text:p text:style-name="P1">очень рад непредвиденной остановке. Он не спеша достает из кармана большой</text:p>
      <text:p text:style-name="P1">платок и вытирает со лба градом катящийся пот. После этого степняк</text:p>
      <text:p text:style-name="P1">сощуривается и внимательно осматривает вас. Вы молча делаете то же самое,</text:p>
      <text:p text:style-name="P1">тщательно изучая внешность этого человека и приходя к окончательному выводу,</text:p>
      <text:p text:style-name="P1">что он вам неприятен. Но степняк, похоже, не собирается разговаривать с вами.</text:p>
      <text:p text:style-name="P1">Он лишь хочет немного отдохнуть от качки в седле и тронуться дальше. Если вы</text:p>
      <text:p text:style-name="P1">сами не нарушите молчание, то всадники так и ускачут прочь, когда их</text:p>
      <text:p text:style-name="P1">предводитель посчитает, что уделил вам достаточно внимания. Если вас</text:p>
      <text:p text:style-name="P1">удовлетворяет такой исход этой непредвиденной встречи, то просто дождитесь,</text:p>
      <text:p text:style-name="P1">когда всадники уедут, и идите дальше (190). Если же вам интересно, что это за</text:p>
      <text:p text:style-name="P1">люди, или же вам просто не нравится, что на вас смотрят, как на медведя с</text:p>
      <text:p text:style-name="P1">ярмарки, то начните беседу сами: можете представиться как можно почтительнее</text:p>
      <text:p text:style-name="P1">(поклон, хотя бы легкий, при этом не помешает) и спросить, не нужна ли ваша</text:p>
      <text:p text:style-name="P1"><text:soft-page-break/>помощь этому важному господину (501), просто поинтересоваться у этих людей,</text:p>
      <text:p text:style-name="P1">кто они такие и куда направляются (392), или резко заметить, что вам не нравится,</text:p>
      <text:p text:style-name="P1">когда на вас пялятся все, кому не лень (496).</text:p>
      <text:p text:style-name="P1">14.</text:p>
      <text:p text:style-name="P1">С башни, несомненно, видно гораздо дальше, чем с земли, и вы делаете</text:p>
      <text:p text:style-name="P1">правильное умозаключение о том, что заметить вас с нее проще простого. Делать</text:p>
      <text:p text:style-name="P1">слишком большой крюк у вас нет времени, вместо этого лучше проползти</text:p>
      <text:p text:style-name="P1">некоторое расстояние под прикрытием травы.</text:p>
      <text:p text:style-name="P1">Рассудив таким образом, вы ложитесь на землю и дальше передвигаетесь по-</text:p>
      <text:p text:style-name="P1">пластунски. Ползти приходится довольно долго, и вы сильно устаете (потеряйте 3</text:p>
      <text:p text:style-name="P1">Жизни). Но зато вам удается скрытно миновать заставу и беспрепятственно</text:p>
      <text:p text:style-name="P1">вернуться на дорогу. Когда враждебная башня остается далеко позади, вы встаете,</text:p>
      <text:p text:style-name="P1">отряхиваетесь и идете дальше - 21.</text:p>
      <text:p text:style-name="P1">15.</text:p>
      <text:p text:style-name="P1">Трактиров в Старом предостаточно, и вы выбираете один из самых</text:p>
      <text:p text:style-name="P1">многолюдных, чтобы постараться услышать как можно больше новостей. Ярко</text:p>
      <text:p text:style-name="P1">начищенная вывеска «Теплый приют» внушает доверие, и вы входите внутрь.</text:p>
      <text:p text:style-name="P1">Вы попадете в большое помещение, погруженное в полумрак. Оно состоит из</text:p>
      <text:p text:style-name="P1">двух залов, разделенных деревянной перегородкой высотой по пояс, так что</text:p>
      <text:p text:style-name="P1">посетители одного зала могут прекрасно видеть и слышать тех, кто находится в</text:p>
      <text:p text:style-name="P1">соседнем. Закопченные балки подпираются несколькими деревянными столбами.</text:p>
      <text:p text:style-name="P1">Справа расположен огромный очаг, огонь в котором сейчас потушен. Оба зала</text:p>
      <text:p text:style-name="P1">плотно заставлены столами, и почти все они заняты. Старый славится своими</text:p>
      <text:p text:style-name="P1">трактирами, каждый из которых имеет свои традиции. В этом, например, еслизаказать пива или вина больше, чем на 30 монет, его подадут в красивом</text:p>
      <text:p text:style-name="P1">деревянном сосуде, который после опустошения можно забрать с собой на</text:p>
      <text:p text:style-name="P1">память. Прислуга, работающая в залах, одета одинаково и отличается большой</text:p>
      <text:p text:style-name="P1">расторопностью. На втором этаже имеются отдельные комнаты, в которых,</text:p>
      <text:p text:style-name="P1">доплатив дополнительно, можно пообедать в относительной тишине. Громкий</text:p>
      <text:p text:style-name="P1">шум и крики на мгновение оглушают вас. В трактире почти невозможно ничего</text:p>
      <text:p text:style-name="P1">расслышать: все разговаривают, пытаясь перекричать ужасный гвалт, отчего шум</text:p>
      <text:p text:style-name="P1">только усиливается. В таких заведениях собирается самый разный люд: и купцы, и</text:p>
      <text:p text:style-name="P1">простые горожане, и гуляки. За этими столами совершилось бессчетное</text:p>
      <text:p text:style-name="P1">количество торговых сделок, за ними отдыхают и ведут деловые переговоры, они</text:p>
      <text:p text:style-name="P1">могли бы многое рассказать, но, к счастью для многих посетителей, разговаривать</text:p>
      <text:p text:style-name="P1">столы не умеют.</text:p>
      <text:p text:style-name="P1">Вы присаживаетесь за один из свободных столиков, и к вам мгновенно</text:p>
      <text:p text:style-name="P1">подскакивает слуга. Он вежливо осведомляется, не желаете ли вы покушать или</text:p>
      <text:p text:style-name="P1">выпить чего-нибудь. Меню в здешних трактирах, как всегда, отменное: кроме</text:p>
      <text:p text:style-name="P1">каши и щей можно заказать мясо, рыбу, овощи, приготовленные с большим</text:p>
      <text:p text:style-name="P1">изыском, пироги, кулебяку, расстегаи и много чего еще. За 4 монеты вы можете</text:p>
      <text:p text:style-name="P1">получить весьма приличный обед, который восстановит 4 Жизни и насытит до</text:p>
      <text:p text:style-name="P1">конца дня. Кроме еды в трактире, разумеется, имеется отличное пиво – 1 кружка</text:p>
      <text:p text:style-name="P1">на три глотка стоит 2 монеты и восстановит 3 Жизни (если захотите наполнить</text:p>
      <text:p text:style-name="P1">флягу, то 1 глоток будет стоить 1 монету и восстановит 1 Жизнь).</text:p>
      <text:p text:style-name="P1">Можете сделать заказ или сказать слуге, что еще не надумали, чего вы хотите.</text:p>
      <text:p text:style-name="P1">Слуга собирается уйти, но вы задерживаете его и расспрашиваете о посетителях.</text:p>
      <text:p text:style-name="P1">Парень бойко рассказывает о тех, кого он видит в заведении не в первый раз. В</text:p>
      <text:p text:style-name="P1">углу сидит старик-ростовщик, дом которого, по словам слуги, набит деньгами. Но</text:p>
      <text:p text:style-name="P1">взаймы он дает только большие суммы и только тем, кто заказывает еды не</text:p>
      <text:p text:style-name="P1">больше, чем он сам, а он питается очень скромно. «Таким образом, - шепчет слуга,</text:p>
      <text:p text:style-name="P1">- он определяет, растранжирит ли его деньги заемщик или будет экономить.</text:p>
      <text:p text:style-name="P1"><text:soft-page-break/>Вообще он немного не в себе, об этом все знают». За остальными столами сидят</text:p>
      <text:p text:style-name="P1">купцы, ремесленники, приезжие крестьяне. Многих из них слуга знает, но не</text:p>
      <text:p text:style-name="P1">советует подсаживаться к их тесным компаниям, которые не принимают чужаков.</text:p>
      <text:p text:style-name="P1">- Если хочешь послушать интересную историю, - советует слуга, - подсядь к</text:p>
      <text:p text:style-name="P1">центральному столу, - после чего убегает к вновь подошедшему посетителю.</text:p>
      <text:p text:style-name="P1">Если вы заказали пива – 582. Если вам жалко денег на местные яства и</text:p>
      <text:p text:style-name="P1">выпивку, можете послушать, о чем говорят за центральным столом (455) или</text:p>
      <text:p text:style-name="P1">просто отдохнуть в прохладе, а затем вернуться на улицу (860).</text:p>
      <text:p text:style-name="P1">16.</text:p>
      <text:p text:style-name="P1">В городе немало питейных заведений, и сейчас как раз то время, когда</text:p>
      <text:p text:style-name="P1">горожане собираются в них, чтобы расслабиться. Выбрав кабак, выглядящий</text:p>
      <text:p text:style-name="P1">поприличнее, с многообещающим названием «Мечта», вы направляетесь в его</text:p>
      <text:p text:style-name="P1">сторону.Внутри просторно и опрятно, лишь устойчивый запах пива и медовухи</text:p>
      <text:p text:style-name="P1">напоминает о том, что это за заведение. Почти все столы заняты, и вы</text:p>
      <text:p text:style-name="P1">направляетесь прямиком к стойке. Хозяин, что-то напевая под нос, разливает по</text:p>
      <text:p text:style-name="P1">кувшинам свои напитки. Заметив вас, он, не отрываясь от своего важного занятия,</text:p>
      <text:p text:style-name="P1">вежливо осведомляется, что вам угодно. Вы отвечаете, что только что прибыли в</text:p>
      <text:p text:style-name="P1">Рудногорск и хотели бы отдохнуть с дороги, а также найти место для ночлега.</text:p>
      <text:p text:style-name="P1">Хозяин говорит вам, что отдохнуть вы можете у него.</text:p>
      <text:p text:style-name="P1">За 3 монеты он подаст вам превосходный ужин, а также может приготовить</text:p>
      <text:p text:style-name="P1">еды в дорогу (1 порция стоит 2 монеты, восстановит 3 Жизни). Если у вас есть</text:p>
      <text:p text:style-name="P1">пустые фляги, то хозяин наполнит их вином (1 глоток стоит 2 монеты, восстановит</text:p>
      <text:p text:style-name="P1">3 Жизни) или превосходным пивом (1 глоток стоит 1 монету, восстановит 2</text:p>
      <text:p text:style-name="P1">Жизни).</text:p>
      <text:p text:style-name="P1">Переночевать он советует вам в трактире «Берлога», одном из самых</text:p>
      <text:p text:style-name="P1">недорогих, но очень уютных заведений. Шепотом хозяин сообщает вам, что на</text:p>
      <text:p text:style-name="P1">улице ночью лучше не оставаться, так как совсем недавно в городе было</text:p>
      <text:p text:style-name="P1">совершено убийство, и преступник до сих пор не найден. Если вам нужны</text:p>
      <text:p text:style-name="P1">подробности, хозяин советует обратиться к воеводе.</text:p>
      <text:p text:style-name="P1">Вы расспрашиваете о посетителях, находящихся в кабаке. Болтливый хозяин</text:p>
      <text:p text:style-name="P1">сообщает, что в основном это обыкновенные ремесленники или мелкие торговцы.</text:p>
      <text:p text:style-name="P1">Он говорит, что если вы хотите послушать интересную историю, то вам стоит</text:p>
      <text:p text:style-name="P1">подсесть к шумной компании в углу. Если же вы хотите развлечений, то</text:p>
      <text:p text:style-name="P1">обратитесь к двум приятелям, расположившимся недалеко от стойки. Это игроки,</text:p>
      <text:p text:style-name="P1">но хозяин уверяет, что они вполне честные люди и не станут вас обманывать.</text:p>
      <text:p text:style-name="P1">Вы благодарите собеседника за информацию. Заказывайте ужин, если хотите,</text:p>
      <text:p text:style-name="P1">а пока он готовится, послушайте, о чем говорят посетители в углу, о которых</text:p>
      <text:p text:style-name="P1">говорил хозяин. Горожане не обращают на вас внимания, когда вы</text:p>
      <text:p text:style-name="P1">подсаживаетесь на крайнюю лавку. Один из них с увлечением рассказывает об</text:p>
      <text:p text:style-name="P1">ужасном оборотне, когда-то жившем в Рудногорске. По его словам, это был</text:p>
      <text:p text:style-name="P1">могущественный воин, дружинник князя. Но он случайно обидел приезжего</text:p>
      <text:p text:style-name="P1">колдуна, и тот заколдовал его, превратив в волка. Стать человеком дружинник был</text:p>
      <text:p text:style-name="P1">не в силах, поэтому он убежал в леса и с тех пор жил там в одиночестве. Дикая</text:p>
      <text:p text:style-name="P1">жизнь стерла все человеческое в его душе, оставив лишь ненависть и жажду мести.</text:p>
      <text:p text:style-name="P1">Долгое время он бродил около Рудногорска, нападая на стада и людей,</text:p>
      <text:p text:style-name="P1">оказавшихся поблизости. Ни один охотник не способен был выследить огромного</text:p>
      <text:p text:style-name="P1">сильного волка, отличающегося хитростью и коварством. Несколько горожан,</text:p>
      <text:p text:style-name="P1">сидящих поблизости от рассказчика, подтверждают, что тоже слышали об</text:p>
      <text:p text:style-name="P1">ужасном волке, но где он рыскает сейчас, никто не знает.</text:p>
      <text:p text:style-name="P1">Посетители начинают обсуждать, насколько правдив рассказ, а вы, рассудив,</text:p>
      <text:p text:style-name="P1">что это затянется надолго, встаете со своего места и отходите в сторону. Если вы</text:p>
      <text:p text:style-name="P1">заказывали ужин, то самое время им заняться. В любом случае можете подсесть к</text:p>
      <text:p text:style-name="P1"><text:soft-page-break/>игрокам, о которых говорил хозяин (395) или покинуть кабак (443).</text:p>
      <text:p text:style-name="P1">17.Такой молниеносной атаки ваш противник не ожидал. Не успел он отскочить</text:p>
      <text:p text:style-name="P1">в сторону, как острый меч блеснул на солнце и нанес ему ужасную рану в плечо.</text:p>
      <text:p text:style-name="P1">Предводитель разбойников остался стоять на ногах и даже крикнул своим</text:p>
      <text:p text:style-name="P1">товарищам, что все в порядке, но и они, и вы прекрасно видите, что это не так:</text:p>
      <text:p text:style-name="P1">одежда главаря мгновенно пропиталась кровью, а лицо сильно побледнело. Надо</text:p>
      <text:p text:style-name="P1">отдать ему должное: он стерпел боль и даже достал меч, подавая пример своим</text:p>
      <text:p text:style-name="P1">товарищам. Кажется, он хочет отомстить за коварный удар. Перед началом боя</text:p>
      <text:p text:style-name="P1">отнимите 1 от Защиты, 1 от Нападения и 5 от Жизни предводителя разбойников,</text:p>
      <text:p text:style-name="P1">а также 1 от Слаженности группы. Во время боя вы можете вновь применить</text:p>
      <text:p text:style-name="P1">Первый удар – 817.</text:p>
      <text:p text:style-name="P1">18.</text:p>
      <text:p text:style-name="P1">Если у вас есть украшения с изумрудами или золотой самородок, можно</text:p>
      <text:p text:style-name="P1">предложить лихим людям одну из этих вещей (218), если ничего этого нет, то</text:p>
      <text:p text:style-name="P1">придется откупаться деньгами (376) или пробиваться боем (817).</text:p>
      <text:p text:style-name="P1">19.</text:p>
      <text:p text:style-name="P1">Решив не рисковать понапрасну, вы отклоняетесь в восточном направлении и</text:p>
      <text:p text:style-name="P1">делаете большой крюк. Все обходится благополучно, и скоро подозрительный</text:p>
      <text:p text:style-name="P1">лагерь остается позади. Патрулей поблизости не видно, и вы вновь выбираете</text:p>
      <text:p text:style-name="P1">южное направление.</text:p>
      <text:p text:style-name="P1">Солнце медленно ползет вверх к своему зениту и начинает припекать. Но</text:p>
      <text:p text:style-name="P1">укрыться от его лучей здесь негде, поэтому придется терпеть.</text:p>
      <text:p text:style-name="P1">Временами под ногами шустро пробегают ящерицы, иногда вы замечаете</text:p>
      <text:p text:style-name="P1">круглые норы грызунов. Кроме животных и насекомых вокруг никого нет, и вы</text:p>
      <text:p text:style-name="P1">идете вперед достаточно быстро.</text:p>
      <text:p text:style-name="P1">Неожиданно до вас доносится звук, похожий на стон. Прислушавшись, вы</text:p>
      <text:p text:style-name="P1">убеждаетесь, что где-то невдалеке, судя по всему, находится человек. На всякий</text:p>
      <text:p text:style-name="P1">случай опустившись на землю, вы подкрадываетесь туда, откуда доносится шум, и</text:p>
      <text:p text:style-name="P1">раздвигаете траву. Прямо на земле перед вами лежит человек. Это степняк. Глаза</text:p>
      <text:p text:style-name="P1">его закрыты, и по всем признакам он находится без сознания. Одежда на нем</text:p>
      <text:p text:style-name="P1">изорвана, но на поясе висит острая сабля. Других вещей у этого человека нет. На</text:p>
      <text:p text:style-name="P1">руках и шее заметны царапины, волосы сбились в грязные патлы. Степняк вас не</text:p>
      <text:p text:style-name="P1">заметил, если, кончено, он действительно находится без сознания, а не</text:p>
      <text:p text:style-name="P1">притворяется. Встанете и подойдете к нему (166) или, заподозрив неладное,</text:p>
      <text:p text:style-name="P1">отползете в сторону и уйдете прочь (277)?</text:p>
      <text:p text:style-name="P1">20.</text:p>
      <text:p text:style-name="P1">Вы спускаетесь к реке и погружаете в нее ладонь. Вода ужасно холодная, и</text:p>
      <text:p text:style-name="P1">было бы очень неприятно упасть в нее. Аккуратно встаете на ближайший камень,торчащий из воды, и начинаете перебираться на другой берег. Сделать это</text:p>
      <text:p text:style-name="P1">оказалось легче, чем вы предполагали. Камни совсем не скользкие и расположены</text:p>
      <text:p text:style-name="P1">близко друг от друга; лишь брызги воды изредка попадают на кожу, заставляя вас</text:p>
      <text:p text:style-name="P1">вздрагивать от холода. Вот последний камень преодолен без приключений, вы</text:p>
      <text:p text:style-name="P1">благополучно перепрыгиваете на берег и, поднявшись по откосу, оказываетесь на</text:p>
      <text:p text:style-name="P1">цветущем лугу, наполненном ароматом сочной травы. Здесь есть тропинка,</text:p>
      <text:p text:style-name="P1">которая вьется вдоль реки, не заходя в лес, но это, возможно, и к лучшему: вряд ли</text:p>
      <text:p text:style-name="P1">стоит углубляться в чащу на ночь глядя.</text:p>
      <text:p text:style-name="P1">Трава почти достигает вашего пояса, но практически не растет на тропе.</text:p>
      <text:p text:style-name="P1">Значит, люди здесь ходят нередко. Ветер дует прямо в лицо, и запах луговых</text:p>
      <text:p text:style-name="P1">цветов буквально наполняет вас изнутри. Далеко впереди появляется несколько</text:p>
      <text:p text:style-name="P1">крупных движущихся точек, и вскоре вы различаете силуэты нескольких</text:p>
      <text:p text:style-name="P1">пасущихся коров. Подойдя ближе, вы видите, что это целое стадо. Значит, где-то</text:p>
      <text:p text:style-name="P1">поблизости должен быть пастух. Коровы не обращают на вас никакого внимания,</text:p>
      <text:p text:style-name="P1"><text:soft-page-break/>когда вы проходите мимо и продолжают мирно заниматься своими делами.</text:p>
      <text:p text:style-name="P1">А вот и пастух. Это молодой парень, совсем юноша, который сидит прямо на</text:p>
      <text:p text:style-name="P1">траве в тени большого дерева и строгает палку. Заметив вас, он вскакивает и с</text:p>
      <text:p text:style-name="P1">любопытством оглядывает неизвестного путника. Он безоружен. Рядом с ним на</text:p>
      <text:p text:style-name="P1">земле валяются длинный кнут и короткая палка, помогающие ему справляться с</text:p>
      <text:p text:style-name="P1">коровами. Он почти весь день проводит на этом лугу и совсем не против</text:p>
      <text:p text:style-name="P1">поговорить с вами, но подойти сам не решается. Решайте сами, есть ли смысл</text:p>
      <text:p text:style-name="P1">терять время на этого юнца: побеседуете с ним (614) или пойдете дальше (503)?</text:p>
      <text:p text:style-name="P1">21.</text:p>
      <text:p text:style-name="P1">Некоторое время вы спокойно идете по тракту, погрузившись в свои мысли.</text:p>
      <text:p text:style-name="P1">На дороге никого нет, и никто не мешает вам тщательно разобрать и взвесить все</text:p>
      <text:p text:style-name="P1">последние события. Туман давно рассеялся, и наступает ясный безоблачный день.</text:p>
      <text:p text:style-name="P1">Кажется, солнце сегодня не собирается щадить тех, кто окажется на открытом</text:p>
      <text:p text:style-name="P1">месте. Но пока непонятно, удастся ли переждать где-нибудь жаркий полдень или</text:p>
      <text:p text:style-name="P1">придется идти вперед, несмотря на палящие лучи. Однако воздух еще не нагрелся,</text:p>
      <text:p text:style-name="P1">и лицо даже обдувает легкий ветерок. Так вы доходите до очередной развилки.</text:p>
      <text:p text:style-name="P1">Тракт по-прежнему бежит прямо, но влево от него уходит еще одна дорога, трава</text:p>
      <text:p text:style-name="P1">на которой растет редко, да и та сильно примята. Ничто не подсказывает, куда</text:p>
      <text:p text:style-name="P1">ведет новый путь, так что придется полагаться на чутье: пойдете прямо (129) или</text:p>
      <text:p text:style-name="P1">налево (473)?</text:p>
      <text:p text:style-name="P1">22.</text:p>
      <text:p text:style-name="P1">Что-то не так в этом незнакомце, решаете вы и достаете меч. Он удивлен</text:p>
      <text:p text:style-name="P1">вашим поведением, но выхватывает свое оружие и готовится дать отпор. Может,</text:p>
      <text:p text:style-name="P1">он принял вас за грабителя? В любом случае, соперник он не сильный.НЕЗНАКОМЕЦ</text:p>
      <text:p text:style-name="P1">Нападение 7</text:p>
      <text:p text:style-name="P1">Защита</text:p>
      <text:p text:style-name="P1">14</text:p>
      <text:p text:style-name="P1">Жизнь</text:p>
      <text:p text:style-name="P1">8</text:p>
      <text:p text:style-name="P1">Инициатива 8</text:p>
      <text:p text:style-name="P1">С последним ударом противник оступается и падает на землю. Вы наносите</text:p>
      <text:p text:style-name="P1">быстрый удар, но он приходится плашмя. Впрочем, этого оказывается достаточно,</text:p>
      <text:p text:style-name="P1">чтобы незнакомец потерял сознание. Убедившись, что он не шевелится, вы</text:p>
      <text:p text:style-name="P1">решаете оставить ему жизнь. Очнувшись, он будет гадать, зачем вы на него</text:p>
      <text:p text:style-name="P1">напали, но это так и останется для него загадкой.</text:p>
      <text:p text:style-name="P1">Вы осматриваете поверженного и находите в его кошельке всего одну монету.</text:p>
      <text:p text:style-name="P1">В котомке лежит засохший хлеб, старая одежда и письмо. Прочитав его, вы</text:p>
      <text:p text:style-name="P1">понимаете, что зря напали на этого путника. Кажется, это обычный крестьянин,</text:p>
      <text:p text:style-name="P1">который пытался обосноваться в городе. Письмо от его брата, который предлагает</text:p>
      <text:p text:style-name="P1">ему вернуться в родную деревню и вместе открыть лавку. Возможно, именно туда</text:p>
      <text:p text:style-name="P1">и шел ваш противник. Но вы его не убили и не покалечили, поэтому он сможет</text:p>
      <text:p text:style-name="P1">продолжить свой путь, когда придет в сознание. Чтобы немного очистить совесть,</text:p>
      <text:p text:style-name="P1">вы оттаскиваете беднягу в тень, где с ним ничего не должно случиться, и</text:p>
      <text:p text:style-name="P1">перевязываете его раны. Что ж, каждый может ошибиться, а ошибка человека с</text:p>
      <text:p text:style-name="P1">оружием может дорого обойтись другим. Вы оправдываете себя тем, что не</text:p>
      <text:p text:style-name="P1">желали зла мирному человеку. Хотя ничего не мешает вам забрать его флягу. В</text:p>
      <text:p text:style-name="P1">степи такие называют турсуками. Наверное, этот человек купил ее у какого-</text:p>
      <text:p text:style-name="P1">нибудь торговца, прибывшего с юга. Турсук (+200), взятый в качестве трофея, пуст,</text:p>
      <text:p text:style-name="P1">но он может вместить четыре глотка любой жидкости. Он займет одно место в</text:p>
      <text:p text:style-name="P1">вещмешке. Можете также повесить его на пояс, однако свою флягу в этом случае</text:p>
      <text:p text:style-name="P1">для удобства придется убрать в мешок или выбросить.</text:p>
      <text:p text:style-name="P1">Оставив раненого незнакомца «отдыхать», вы продолжаете путь – 231.</text:p>
      <text:p text:style-name="P1"><text:soft-page-break/>23.</text:p>
      <text:p text:style-name="P1">- Не серчай на меня за мою просьбу, - просит он. – Наголодался я в лесу</text:p>
      <text:p text:style-name="P1">проклятом, вот и не хочу, чтобы это повторилось. Спасибо за то, что накормил, а</text:p>
      <text:p text:style-name="P1">если нет еды лишней, чтобы со мной поделиться, так и не надо. Пойду я поскорее,</text:p>
      <text:p text:style-name="P1">глядишь, и дойду до деревни.</text:p>
      <text:p text:style-name="P1">Вы уверяете его, что Хвойное совсем недалеко, и он, приободренный вашими</text:p>
      <text:p text:style-name="P1">словами, отправляется в северном направлении. Что ж, в любом случае, вы</text:p>
      <text:p text:style-name="P1">сделали доброе дело, накормив умирающего с голода, так что ваша совесть чиста –</text:p>
      <text:p text:style-name="P1">504.</text:p>
      <text:p text:style-name="P1">24.Загруженный своими проблемами крестьянин не ожидал, что незнакомый</text:p>
      <text:p text:style-name="P1">путник может предложить ему помощь. Но, услышав ваше предложение чем-</text:p>
      <text:p text:style-name="P1">нибудь помочь, он немного веселеет и перестает так сильно хмурить брови.</text:p>
      <text:p text:style-name="P1">- Да, кое-что меня беспокоит, - признается он. – Там стоит мой овин. На вид</text:p>
      <text:p text:style-name="P1">он самый обыкновенный и совсем безобидный. Но с некоторых пор я обхожу его</text:p>
      <text:p text:style-name="P1">стороной. Понимаешь, людей или диких зверей я не боюсь, но вот нечистой силы</text:p>
      <text:p text:style-name="P1">и духов я остерегаюсь. А тут такое дело – зайдешь в овин, а на там на тебя</text:p>
      <text:p text:style-name="P1">инструмент свалится или доска под ногой ни с того ни с сего подломится. А после</text:p>
      <text:p text:style-name="P1">этого начинается такой жуткий хохот, лай да вой, что я как ошпаренный на улицу</text:p>
      <text:p text:style-name="P1">выскакиваю. Вот и скажи – что мне делать? Знахаря поблизости нет, соседи сами</text:p>
      <text:p text:style-name="P1">руки разводят от такой чертовщины. Может, ты чем подсобишь?</text:p>
      <text:p text:style-name="P1">Крестьянин с надеждой глядит на вас. Вы в раздумье поглаживаете</text:p>
      <text:p text:style-name="P1">подбородок и, наконец, просите его показать, где находится овин. Довольный</text:p>
      <text:p text:style-name="P1">хозяин, вообразивший, что вы уже знаете, как помочь ему, услужливо показывает</text:p>
      <text:p text:style-name="P1">дорогу. Он ведет вас на другую сторону двора к безобразному бревенчатому</text:p>
      <text:p text:style-name="P1">строению, готовому поглотить любого, кто в него войдет. Да, вид у этого овина</text:p>
      <text:p text:style-name="P1">совсем не приветливый... Вы стоите прямо перед входом, а крестьянин остается в</text:p>
      <text:p text:style-name="P1">стороне, ожидая от вас каких-нибудь действий. Не считая таинственной и</text:p>
      <text:p text:style-name="P1">пугающей атмосферы, невидимым туманом нависшей над овином, ничего</text:p>
      <text:p text:style-name="P1">необычного в строении, высящемся прямо перед вами, нет: те же потемневшие</text:p>
      <text:p text:style-name="P1">бревна, запах прелости изнутри, огрызки репы у входа, еще не подобранные</text:p>
      <text:p text:style-name="P1">домашней скотиной.</text:p>
      <text:p text:style-name="P1">Если вы еще не придумали, как поступить, то самое время на что-нибудь</text:p>
      <text:p text:style-name="P1">решиться: просто войдете в овин, но тогда как: с мечом в руке (629) или с голыми</text:p>
      <text:p text:style-name="P1">руками, демонстрируя свою миролюбивость (404)? Скажете крестьянину, что не</text:p>
      <text:p text:style-name="P1">знаете, что делать, и пообещаете, если удастся, сообщить о его беде знахарю или</text:p>
      <text:p text:style-name="P1">колдуну в городе (407)? Или смиритесь со своей беспомощностью и признаетесь</text:p>
      <text:p text:style-name="P1">хозяину, что не в силах помочь его беде (537)?</text:p>
      <text:p text:style-name="P1">25.</text:p>
      <text:p text:style-name="P1">Приметив трактир, в котором людей больше, чем в других, вы заходите в</text:p>
      <text:p text:style-name="P1">него. На улице жарко, и посетители блаженно развалились на скамьях, слушая</text:p>
      <text:p text:style-name="P1">одного из путешественников, рассказывающего старую легенду о человеке,</text:p>
      <text:p text:style-name="P1">добравшемся до края земли. Вы уже слышали эту историю в Великогорске, но все</text:p>
      <text:p text:style-name="P1">равно остаетесь послушать ее еще раз, осторожно пробравшись в угол зала и</text:p>
      <text:p text:style-name="P1">присев за свободный столик. Хозяин тут же подскакивает и предлагает отведать</text:p>
      <text:p text:style-name="P1">холодного кваса (1 глоток стоит 1 монету, восстанавливает 1 Жизнь) или пива (1</text:p>
      <text:p text:style-name="P1">глоток стоит 2 монеты восстанавливает 2 Жизни), которые вы также можете взять с</text:p>
      <text:p text:style-name="P1">собой. Если желаете, закажите обед (стоит 3 монеты, восстановит 4 Жизни).</text:p>
      <text:p text:style-name="P1">Вы расспрашиваете трактирщика о посетителях. Многих из них он знает: это</text:p>
      <text:p text:style-name="P1">небогатые купцы, совершающие один из многочисленных переходов, местные</text:p>
      <text:p text:style-name="P1">крестьяне, ученики ремесленников и другие путешественники, которые стараются</text:p>
      <text:p text:style-name="P1">не лезть туда, куда не следует. Также трактирщик обращает ваше внимание наодного из крестьян, который уже прилично набрался и заснул прямо за столом.</text:p>
      <text:p text:style-name="P1"><text:soft-page-break/>Хозяин не советует разговаривать с ним, так как в последнее время его преследуют</text:p>
      <text:p text:style-name="P1">неудачи, и он запросто может заразить вас своим невезением. Вы благодарите</text:p>
      <text:p text:style-name="P1">трактирщика за информацию, и тот уходит. Теперь вы можете отдохнуть в</text:p>
      <text:p text:style-name="P1">прохладе, ни о чем не задумываясь, и послушать путника, еще продолжающего</text:p>
      <text:p text:style-name="P1">свой рассказ, а затем уйти из таверны (417); можете подсесть к одной из компаний</text:p>
      <text:p text:style-name="P1">и попробовать завязать разговор (709) или пренебречь предупреждением хозяина</text:p>
      <text:p text:style-name="P1">и побеседовать с одиноким крестьянином, который погряз в своих бедах (200).</text:p>
      <text:p text:style-name="P1">26.</text:p>
      <text:p text:style-name="P1">Вы молча осматриваете поляну, вид которой внушает ужас. На земле лежат</text:p>
      <text:p text:style-name="P1">семь тел, и трудно понять, кто жив, а кто уже умер в этой свалке. Временами</text:p>
      <text:p text:style-name="P1">раздаются тяжелые стоны и бормотания тех, кто еще борется за жизнь. Все семеро</text:p>
      <text:p text:style-name="P1">без сознания. Времени на то, чтобы приводить кого-то в чувство, у вас нет, поэтому</text:p>
      <text:p text:style-name="P1">причина ссоры, из-за которой началась битва, так и останется загадкой. Но ничто</text:p>
      <text:p text:style-name="P1">не мешает вам обыскать тела: по суровым законам Полесья это ваше право как</text:p>
      <text:p text:style-name="P1">единственного оставшегося стоять на ногах. У поверженных вы находите много</text:p>
      <text:p text:style-name="P1">бесполезных предметов – ножи, куски веревки, обрывки бумаги – на которые не</text:p>
      <text:p text:style-name="P1">обращаете внимания. На правах победителя вы можете забрать все деньги, а это</text:p>
      <text:p text:style-name="P1">целых 28 монет. Кроме того, если хотите, можете снять с поясов все фляги и</text:p>
      <text:p text:style-name="P1">забрать их себе. Всего их пять, каждая рассчитана на два глотка и займет одно</text:p>
      <text:p text:style-name="P1">место в заплечном мешке. Три из них доверху наполнены водой (1 глоток</text:p>
      <text:p text:style-name="P1">восстанавливает 1 Жизнь), и еще одна только наполовину. В пятой фляге крепкая</text:p>
      <text:p text:style-name="P1">медовуха, которая может взбодрить после боя (1 глоток восстанавливает 2 Жизни).</text:p>
      <text:p text:style-name="P1">Возьмите столько фляг, сколько посчитаете нужным, если они, кончено, влезут в</text:p>
      <text:p text:style-name="P1">мешок, или выпейте воду на месте – решать вам. Ваше внимание также</text:p>
      <text:p text:style-name="P1">привлекает меч, которым владел мужчина в роскошном поясе. Он не лучше</text:p>
      <text:p text:style-name="P1">вашего клинка, но сделан аккуратно, к тому же его рукоять украшена</text:p>
      <text:p text:style-name="P1">драгоценными камнями. Этот меч вы можете взять с собой и продать его в любом</text:p>
      <text:p text:style-name="P1">городе за 7 монет, но он займет сразу 2 места в мешке. Богатый пояс незнакомца</text:p>
      <text:p text:style-name="P1">порвался во время боя и забрызган кровью, поэтому вы решаете не снимать его.</text:p>
      <text:p text:style-name="P1">Теперь пора покинуть жадную на кровь поляну: заниматься телами нет</text:p>
      <text:p text:style-name="P1">времени, поэтому придется оставить их тут. Это жестоко, но такова печальная</text:p>
      <text:p text:style-name="P1">участь побежденных – 192.</text:p>
      <text:p text:style-name="P1">27.</text:p>
      <text:p text:style-name="P1">Слишком загадочно и таинственно выглядит тропинка, и вы не упускаете</text:p>
      <text:p text:style-name="P1">шанс свернуть навстречу новому приключению. Пройдя несколько шагов вперед,</text:p>
      <text:p text:style-name="P1">вы чувствуете, что происходит что-то не то. Оглянувшись, вы понимаете, в чем</text:p>
      <text:p text:style-name="P1">дело: кусты за вашей спиной смыкаются, словно живые воины строем</text:p>
      <text:p text:style-name="P1">преграждают обратный путь. Сделав попытку раздвинуть ветви, вы понимаете,что это бесполезно: ветки сплелись и стали, как железные, а острые колючки</text:p>
      <text:p text:style-name="P1">режут кожу до крови. Придется идти вперед. Впереди туман, похожий на дым от</text:p>
      <text:p text:style-name="P1">костра, но огня нигде не видно. Неужели там болото? Но почва твердая, воздух</text:p>
      <text:p text:style-name="P1">сухой, ни один комар не пищит около уха. Вы обращаете внимание на то, что</text:p>
      <text:p text:style-name="P1">жизнь здесь вообще замерла. Теперь горелые участки попадаются прямо под</text:p>
      <text:p text:style-name="P1">ногами. Деревья становятся реже, и вот вы выходите на большую поляну. Живых</text:p>
      <text:p text:style-name="P1">растений на ней нет, все выжжено таинственным огнем. На поляне жарко, но не от</text:p>
      <text:p text:style-name="P1">яркого летнего солнца, с трудом пробивающегося сквозь туман: тепло исходит от</text:p>
      <text:p text:style-name="P1">самой земли. Жуткий равномерный гул заглушает все остальные звуки. В глазах</text:p>
      <text:p text:style-name="P1">начинает темнеть; вдыхать воздух, превратившийся в вонючий кисель, почти</text:p>
      <text:p text:style-name="P1">невозможно. Сердце стучит, как колокол, вы отчаянно мечетесь по пустой поляне,</text:p>
      <text:p text:style-name="P1">обжигающей ваши ступни, но натыкаетесь лишь на непроницаемую стену</text:p>
      <text:p text:style-name="P1">полуобгоревших</text:p>
      <text:p text:style-name="P1">деревьев,</text:p>
      <text:p text:style-name="P1"><text:soft-page-break/>крепко</text:p>
      <text:p text:style-name="P1">сцепившихся</text:p>
      <text:p text:style-name="P1">голыми</text:p>
      <text:p text:style-name="P1">ветвями.</text:p>
      <text:p text:style-name="P1">Непреодолимый страх охватывает вас, он парализует тело, вы не в силах</text:p>
      <text:p text:style-name="P1">пошевелиться. Земля начинает краснеть и полыхать сильным жаром, пока не</text:p>
      <text:p text:style-name="P1">раскаляется добела. Тело покрывается волдырями, обугливается и постепенно</text:p>
      <text:p text:style-name="P1">превращается в одну черную головешку. Скоро безжизненное тело превратится в</text:p>
      <text:p text:style-name="P1">пепел, который унесет ветром, а душа присоединится к сонму других духов,</text:p>
      <text:p text:style-name="P1">питающих своей силой эту поляну...</text:p>
      <text:p text:style-name="P1">28.</text:p>
      <text:p text:style-name="P1">Вы быстро разбираетесь с расчетами, которые оказались не под силу купцу и</text:p>
      <text:p text:style-name="P1">подробно все ему объясняете:</text:p>
      <text:p text:style-name="P1">- Всего на изготовление рубашек было потрачено 48 монет – 20 на материал и</text:p>
      <text:p text:style-name="P1">28 за работу. Значит, одна рубашка обошлась тебе в 6 монет. Соседке ты должен</text:p>
      <text:p text:style-name="P1">был 5 монет, но ты отдал бы их в любом случае. Поэтому те деньги, что ты ей</text:p>
      <text:p text:style-name="P1">вернул, нельзя считать убытком – ты с ними все равно расстался бы. Практически</text:p>
      <text:p text:style-name="P1">ты потерял только те деньги, которые потратил на одну рубашку, то есть шесть</text:p>
      <text:p text:style-name="P1">монет, - купец грустно вздыхает. – Семь рубашек ты продал за 70 монет. Если</text:p>
      <text:p text:style-name="P1">отнять от семидесяти сорок восемь (то есть сумму, затраченную на изготовление</text:p>
      <text:p text:style-name="P1">всей партии рубашек), то получим 22. Именно такой доход ты и получил.</text:p>
      <text:p text:style-name="P1">Торговец внимательно выслушивает вас.</text:p>
      <text:p text:style-name="P1">- Действительно, все очень просто. Как быстро ты разобрался со всеми этими</text:p>
      <text:p text:style-name="P1">цифрами! – восхищается лавочник. – Вот две монеты, как я и обещал.</text:p>
      <text:p text:style-name="P1">Вы принимаете деньги, но уходить пока не собираетесь.</text:p>
      <text:p text:style-name="P1">- Было бы неплохо, - замечаете вы, - если бы ты все-таки вспомнил, как</text:p>
      <text:p text:style-name="P1">выглядели мошенники, чтобы они не обманули и меня.</text:p>
      <text:p text:style-name="P1">- Ну что ж... Ты помог мне, и я буду с тобой честен. На самом деле я знаю, где</text:p>
      <text:p text:style-name="P1">их, скорее всего, можно найти. Но я не хочу, чтобы кому-то стало известно, что эту</text:p>
      <text:p text:style-name="P1">информацию ты узнал от меня. Как я уже говорил, никаких проблем с этими</text:p>
      <text:p text:style-name="P1">парнями я иметь не хочу.</text:p>
      <text:p text:style-name="P1">- Обещаю тебе, что сохраню наш разговор в тайне.- Что ж, тогда слушай. Когда они подходили к моей лавке, дверь была</text:p>
      <text:p text:style-name="P1">приоткрыта, и я как раз находился недалеко от входа. Я случайно услышал их</text:p>
      <text:p text:style-name="P1">разговор. Они говорили о том, что собираются идти в Каменку и остановиться в</text:p>
      <text:p text:style-name="P1">ней на несколько дней, и даже назвали трактир, в котором хотят снять комнату –</text:p>
      <text:p text:style-name="P1">«Орлиное гнездо». Я знаю это заведение, поэтому и запомнил. Вообще-то оно</text:p>
      <text:p text:style-name="P1">пользуется дурной славой. Еще я отчетливо слышал, что двое из них часто</text:p>
      <text:p text:style-name="P1">обращались к своему товарищу, называя его Угримом. Мне показалось, что этот</text:p>
      <text:p text:style-name="P1">Угрим у них главный, так как его друзья разговаривали с ним с большим</text:p>
      <text:p text:style-name="P1">почтением и даже, кажется, немного его побаивались. Я не советую тебе искать</text:p>
      <text:p text:style-name="P1">этих людей, слишком уж хорошо они были вооружены, но если ты захочешь это</text:p>
      <text:p text:style-name="P1">сделать, то, наверное, тебе надо спросить у хозяина «Орлиного гнезда», где найти</text:p>
      <text:p text:style-name="P1">этого Угрима (+180). А выглядела эта троица проходимцев так: Угрим – высокий</text:p>
      <text:p text:style-name="P1">мужчина с черными волосами и в приметном красном кафтане; второй – со</text:p>
      <text:p text:style-name="P1">смуглой кожей, на шее у него отчетливо виден шрам; третьего я как следует не</text:p>
      <text:p text:style-name="P1">разглядел, мне запомнились лишь некрасивые мешки у него под глазами. Не</text:p>
      <text:p text:style-name="P1">забывай, что ты пообещал не выдавать меня.</text:p>
      <text:p text:style-name="P1">Вы заверяете торговца, что сдержите обещание, после чего прощаетесь с ним</text:p>
      <text:p text:style-name="P1">и возвращаетесь на улицу – 860.</text:p>
      <text:p text:style-name="P1">29.</text:p>
      <text:p text:style-name="P1">Рысь довольно долго идет вперед, не оборачиваясь и словно не замечая, что</text:p>
      <text:p text:style-name="P1"><text:soft-page-break/>вы следуете за ней. Лес вокруг не меняется, никаких тропинок по-прежнему не</text:p>
      <text:p text:style-name="P1">видно. Примерно через полчаса вы начинаете жалеть, что поддались собственным</text:p>
      <text:p text:style-name="P1">выдумкам, к тому же изрядно устаете, бредя по бездорожью (потеряйте 1 Жизнь).</text:p>
      <text:p text:style-name="P1">Только вы успеваете подумать о том, что пора прекратить бессмысленную погоню,</text:p>
      <text:p text:style-name="P1">как рысь внезапно останавливается около большого пня и, наконец, смотрит на вас</text:p>
      <text:p text:style-name="P1">все тем же осмысленным взглядом. Затем она подходит к пню и осторожно</text:p>
      <text:p text:style-name="P1">трогает своей большой лапой землю около него. После этого вновь смотрит на вас</text:p>
      <text:p text:style-name="P1">и отходит в сторону. Вы стоите в полном недоумении, не понимая, спите вы или</text:p>
      <text:p text:style-name="P1">бодрствуете. Наконец, поняв, что все вокруг вполне реально, справедливо решаете,</text:p>
      <text:p text:style-name="P1">что терять все равно нечего, и начинаете рыхлить и отбрасывать мягкую землю в</text:p>
      <text:p text:style-name="P1">том месте, где ее только что трогала рысь.</text:p>
      <text:p text:style-name="P1">Откопав яму примерно с локоть, вы натыкаетесь на толстый кусок коры. Без</text:p>
      <text:p text:style-name="P1">труда вытащив его и отбросив в сторону, вы опускаете руку в яму и с удивлением</text:p>
      <text:p text:style-name="P1">обнаруживаете, что прямо под пнем имеется тайник. Вы быстро расширяете</text:p>
      <text:p text:style-name="P1">отверстие в земле и достаете на поверхность все сокровища, находившиеся внутри:</text:p>
      <text:p text:style-name="P1">большой самородок из желтого металла – несомненно, золотой – и груду монет.</text:p>
      <text:p text:style-name="P1">Пересчитав, вы аккуратно ссыпаете их в кошелек: всего 15 монет. После этого</text:p>
      <text:p text:style-name="P1">внимательно осматриваете тайник, но в нем больше ничего нет.</text:p>
      <text:p text:style-name="P1">Самородок можно убрать в мешок (-145), так как для мешочка с монетами он</text:p>
      <text:p text:style-name="P1">великоват. Рысь все это время сидит неподалеку и безразлично наблюдает за вами.</text:p>
      <text:p text:style-name="P1">Увидев, что вы готовы продолжить путь, она встает с земли и снова куда-то ведет.</text:p>
      <text:p text:style-name="P1">Вы, не раздумывая, идете следом, понимая, что выбраться из чащисамостоятельно будет непросто. Сделав очередной шаг, вы с радостью</text:p>
      <text:p text:style-name="P1">обнаруживаете, что стоите на лесной тропинке, убегающей на юго-запад.</text:p>
      <text:p text:style-name="P1">Тропинка не слишком широкая, но она наверняка куда-нибудь выведет. Рысь по-</text:p>
      <text:p text:style-name="P1">прежнему бежит впереди, не собираясь покидать вас. Что же она хочет еще?</text:p>
      <text:p text:style-name="P1">Может, теперь вы должны помочь ей? Вы уже не сомневаетесь, что все ее поступки</text:p>
      <text:p text:style-name="P1">несут какой-нибудь смысл. Но вот ваш странный спутник замедляет бег недалеко</text:p>
      <text:p text:style-name="P1">от появившейся впереди лесной развилки. Рысь ведет носом по воздуху, словно</text:p>
      <text:p text:style-name="P1">пытаясь угадать правильный путь, затем поворачивает направо. Затем она</text:p>
      <text:p text:style-name="P1">останавливается, наклоняет голову, в последний раз смотрит на вас своими</text:p>
      <text:p text:style-name="P1">необычными глазами, после чего одним мощным прыжком скрывается в чаще.</text:p>
      <text:p text:style-name="P1">Она мгновенно исчезает из вида между деревьями, и даже самый тонкий слух не в</text:p>
      <text:p text:style-name="P1">силах угадать, в каком направлении побежал этот ловкий хищник.</text:p>
      <text:p text:style-name="P1">Испытывая благодарность к этому благородному животному, вы смотрите на</text:p>
      <text:p text:style-name="P1">то место, где она только что стояла рысь. Пора идти дальше. Перед вами все та же</text:p>
      <text:p text:style-name="P1">развилка. Рысь вполне недвусмысленно указала, что следует пойти направо (755).</text:p>
      <text:p text:style-name="P1">Однако налево убегает такая же не менее приятная тропинка (380).</text:p>
      <text:p text:style-name="P1">30.</text:p>
      <text:p text:style-name="P1">Вы сворачиваете с дороги, решив, что прогулка по лесу не повредит. Бойкая</text:p>
      <text:p text:style-name="P1">поначалу тропинка становится все тоньше. Идти по лесу приятно, вот только куда</text:p>
      <text:p text:style-name="P1">выведет этот путь. Пройдя еще немного, вы в растерянности останавливаетесь.</text:p>
      <text:p text:style-name="P1">Тропинка кончилась. Впереди стоят молчаливые деревья, которые не способны</text:p>
      <text:p text:style-name="P1">подсказать путь дальше. Лучшее решение – это вернуть на дорогу и пойти по ней</text:p>
      <text:p text:style-name="P1">(486). Если же вы хотите рискнуть и попробовать найти новую тропинку, придется</text:p>
      <text:p text:style-name="P1">идти вглубь леса наудачу (569).</text:p>
      <text:p text:style-name="P1">31.</text:p>
      <text:p text:style-name="P1">Оказавшись вновь на улице, вы решаете, что делать теперь.</text:p>
      <text:p text:style-name="P1">Поговорите с соседом покойного (255), с братом медника (526), с родителями</text:p>
      <text:p text:style-name="P1">(718) или с гончаром, дом которого стоит прямо перед вами (326)?</text:p>
      <text:p text:style-name="P1">32.</text:p>
      <text:p text:style-name="P1">Не медля ни секунды, вы ныряете в заросли травы и, затаив дыхание,</text:p>
      <text:p text:style-name="P1"><text:soft-page-break/>прижимаетесь к земле. Вы вовремя сделали это: еще мгновение, и всадники</text:p>
      <text:p text:style-name="P1">заметили бы вас. Но теперь можно в безопасности переждать, пока они проедут, а</text:p>
      <text:p text:style-name="P1">заодно посмотреть, что это за неизвестные путники.</text:p>
      <text:p text:style-name="P1">Незнакомцы стрелой пролетают мимо, даже не подозревая о вашем</text:p>
      <text:p text:style-name="P1">существовании и глядя только перед собой. Вы успеваете заметить их красивые</text:p>
      <text:p text:style-name="P1">серебристо-черные доспехи, золотистые пояса и плащи, на которых вышиты</text:p>
      <text:p text:style-name="P1">широкие синие полосы. Всадники чрезвычайно серьезны и вооружены длиннымисаблями. Чутье подсказывает вам, что вы правильно сделали, избежав встречи с</text:p>
      <text:p text:style-name="P1">этими людьми – от них так и веет опасностью. Не исключено, что это разъезд из</text:p>
      <text:p text:style-name="P1">отборных воинов, патрулирующий дороги и охотящийся за неосторожными</text:p>
      <text:p text:style-name="P1">гостями с северных земель.</text:p>
      <text:p text:style-name="P1">Конники оставляют после себя облако пыли и быстро удаляются. Когда их</text:p>
      <text:p text:style-name="P1">фигуры заметно уменьшаются, вы возвращаетесь на дорогу и спокойно</text:p>
      <text:p text:style-name="P1">продолжаете путешествие - (363).</text:p>
      <text:p text:style-name="P1">33.</text:p>
      <text:p text:style-name="P1">Вы вступаете под каменный свод и оказываетесь в пещере. Внутри прохладно.</text:p>
      <text:p text:style-name="P1">Издалека доносится звук падающей воды. В пещере нет ни одного факела, но вы</text:p>
      <text:p text:style-name="P1">прекрасно все видите: от стен исходит таинственный синеватый свет, и ваши глаза</text:p>
      <text:p text:style-name="P1">быстро привыкают к царящей вокруг полутьме. Незаметно, чтобы здесь хоть к</text:p>
      <text:p text:style-name="P1">чему-нибудь прикасалась рука каменотеса, все камни сохранились в первозданном</text:p>
      <text:p text:style-name="P1">виде. И все же вы явно ощущаете, что воздух пещеры наполнен жизнью и</text:p>
      <text:p text:style-name="P1">необычной силой. Возможно, это и есть то самое волшебство, которое вы так и не</text:p>
      <text:p text:style-name="P1">почувствовали в Дымчатом лесу, но явственно ощущаете здесь. Чудесная сила и</text:p>
      <text:p text:style-name="P1">таинственная обстановка завораживают и волнуют, и ваше сердце начинает</text:p>
      <text:p text:style-name="P1">учащенно биться.</text:p>
      <text:p text:style-name="P1">Сразу за входом потолок резко уходит вверх, и вы перестаете его видеть,</text:p>
      <text:p text:style-name="P1">настолько далеко он находится от пола. Вы ступаете по ровной гладкой</text:p>
      <text:p text:style-name="P1">поверхности, которая кажется тщательно отполированной, но вы не замечаете ни</text:p>
      <text:p text:style-name="P1">малейшей потертости, которую неминуемо оставил бы мастер, работавший над</text:p>
      <text:p text:style-name="P1">устранением неровностей. Кроме звуков капающей воды тишину ничто не</text:p>
      <text:p text:style-name="P1">нарушает, и вы слышите гулкое эхо, когда идете вдоль уходящих в вышину стен.</text:p>
      <text:p text:style-name="P1">Проход довольно широкий, и, встав у одной стены, вы почти не видите другую,</text:p>
      <text:p text:style-name="P1">поэтому идете посередине, чтобы не пропустить какой-нибудь проход. Впрочем,</text:p>
      <text:p text:style-name="P1">ответвлений от коридора вы так и не обнаруживаете.</text:p>
      <text:p text:style-name="P1">Проход приводит вас в большой пустой зал. Впрочем, он не совсем пуст:</text:p>
      <text:p text:style-name="P1">людей и древней в нем нет, однако почти посредине, у дальней от входа стены,</text:p>
      <text:p text:style-name="P1">стоит огромный черный камень. Вы медленно приближаетесь к нему, готовые к</text:p>
      <text:p text:style-name="P1">любой неожиданности, но в пещере царит все та же угнетающая тишина. На</text:p>
      <text:p text:style-name="P1">камне есть надпись, она написана на языке русичей, и это несколько удивляет вас.</text:p>
      <text:p text:style-name="P1">Впрочем, вы допускаете, что странная магия позволяет любому человеку</text:p>
      <text:p text:style-name="P1">прочитать надпись на знакомом ему языке. Вот что написано на камне:</text:p>
      <text:p text:style-name="P1">«Войдя в Пещеры Таинств, ты не сможешь вернуться. Останься на месте и</text:p>
      <text:p text:style-name="P1">умри или войди в один из коридоров и испытай себя. Испытание хитрости ждет</text:p>
      <text:p text:style-name="P1">тебя слева. Испытание мудрости – справа. А путь прямо приведет тебя к</text:p>
      <text:p text:style-name="P1">испытанию силы».</text:p>
      <text:p text:style-name="P1">Прочитав надпись, вы оборачиваетесь. Вход, через который вы вошли, исчез,</text:p>
      <text:p text:style-name="P1">и на его месте находится сплошная стена без единой трещины. Путь назад</text:p>
      <text:p text:style-name="P1">действительно отрезан. Умирать, оставаясь на месте, вы не собираетесь, поэтому,</text:p>
      <text:p text:style-name="P1">конечно, пойдете дальше. Впереди видны провалы трех тоннелей, и надпись накамне дает какую-то подсказку, понять которую до конца вы не в силах. Все</text:p>
      <text:p text:style-name="P1">проходы примерно одинаковы по размерам, и ни одна деталь не подсказывает,</text:p>
      <text:p text:style-name="P1">какой лучше выбрать: правый (44), левый (96) или тот, что находится посередине</text:p>
      <text:p text:style-name="P1"><text:soft-page-break/>(826).</text:p>
      <text:p text:style-name="P1">34.</text:p>
      <text:p text:style-name="P1">Солнце опускается все ближе к горизонту, и его лучи, обжигавшие в разгар</text:p>
      <text:p text:style-name="P1">дня, теперь тепло ластятся к вам. Дорога становится значительно шире, и вы</text:p>
      <text:p text:style-name="P1">догадываетесь, что приближаетесь к большой стоянке или городу. Вскоре вы</text:p>
      <text:p text:style-name="P1">замечаете далеко впереди широкую ленту, пересекающую зеленый ковер степи.</text:p>
      <text:p text:style-name="P1">Нетрудно догадаться, что это – Купеческий тракт. Теперь сомнений нет – придется</text:p>
      <text:p text:style-name="P1">миновать Стоянку, южную столицу, а уже затем выйти на дорогу, которая</text:p>
      <text:p text:style-name="P1">приведет к границе Айзарии. Около часа уходит у вас на то, чтобы дойти до</text:p>
      <text:p text:style-name="P1">тракта. Затем дорога от Седла заканчивается, и вы оказываетесь на утоптанном</text:p>
      <text:p text:style-name="P1">Купеческом тракте, который широкой полосой убегает на юг – 58.</text:p>
      <text:p text:style-name="P1">35.</text:p>
      <text:p text:style-name="P1">- Я странствующий знахарь, я нигде не задерживаюсь, - признается ваш</text:p>
      <text:p text:style-name="P1">собеседник. – Хотя, вообще-то, у меня есть домик в Ямах, но, думаю, он уже зарос</text:p>
      <text:p text:style-name="P1">травой, так давно я в нем не был. Но мне нравится такая жизнь. Я путешествую по</text:p>
      <text:p text:style-name="P1">всему Полесью, разговариваю с людьми, ищу новые травы. Я не люблю хвастунов,</text:p>
      <text:p text:style-name="P1">но скажу тебе без лишней скромности, что мне известны рецепты, неведомые</text:p>
      <text:p text:style-name="P1">городским знахарям, которые даже за травами посылают своих учеников. Кстати,</text:p>
      <text:p text:style-name="P1">раз ты идешь на юг, хочу предостеречь тебя: старайся не сворачивать с дороги,</text:p>
      <text:p text:style-name="P1">пока не дойдешь до Приозерья, а потом лучше сплавляйся по озеру.</text:p>
      <text:p text:style-name="P1">На самой дороге безопасно, но в лесу затаилось странное волшебство, суть</text:p>
      <text:p text:style-name="P1">которого я пока не разгадал. Все же могу сказать наверняка, что оно враждебно</text:p>
      <text:p text:style-name="P1">для человека. Здесь же, в Сухой, в этом доме живет мой старинный друг. Я решил</text:p>
      <text:p text:style-name="P1">зайти к нему и сделал это вовремя. Он захворал, но не болезнь его не физическая,</text:p>
      <text:p text:style-name="P1">а, скорее, душевная. Пока я не знаю, как ему помочь, но что-нибудь придумаю.</text:p>
      <text:p text:style-name="P1">Дело в том, что ему нужно особое зелье, но для того, чтобы его приготовить, мне</text:p>
      <text:p text:style-name="P1">нужен янтарь, а как раз его у меня сейчас нет. Придется сходить до Рудногорска</text:p>
      <text:p text:style-name="P1">или Ледяного.</text:p>
      <text:p text:style-name="P1">Вы внимательно выслушиваете мудрого знахаря. Теперь можете посмотреть</text:p>
      <text:p text:style-name="P1">его травы, если вы еще этого не делали (180), или покинуть деревню (358).</text:p>
      <text:p text:style-name="P1">36.</text:p>
      <text:p text:style-name="P1">Вы подходите к входу в пещеру, заглядываете в нее и громко спрашиваете,</text:p>
      <text:p text:style-name="P1">есть ли кто внутри. В ответ не раздается ни звука, и вы решаетесь войти. В пещере</text:p>
      <text:p text:style-name="P1">темно и тихо, и она кажется необитаемой. Из стен торчат корявые корни, и васобдает сырым воздухом. Нора довольно большая, и вы можете спокойно стоять в</text:p>
      <text:p text:style-name="P1">ней во весь рост. Тишина и отсутствие явных признаков опасности придают вам</text:p>
      <text:p text:style-name="P1">уверенности, и вы идете дальше, захватив с собой горящую ветку дерева вместо</text:p>
      <text:p text:style-name="P1">факела.</text:p>
      <text:p text:style-name="P1">В полутьме вы бредете среди холодных влажных стен, которые настраивают</text:p>
      <text:p text:style-name="P1">вас на унылый лад. Пещера оказывается гораздо глубже, чем вы предполагали, но</text:p>
      <text:p text:style-name="P1">признаков того, что в ней кто-то живет, не заметно. Вы проходите достаточно</text:p>
      <text:p text:style-name="P1">далеко, и вход вместе с солнечным светом исчезает из вида. Предусмотрительно</text:p>
      <text:p text:style-name="P1">захваченная ветка начинает угасать, и вы решаете вернуться назад.</text:p>
      <text:p text:style-name="P1">В это время происходит странная вещь. Ветка вспыхивает ярким огнем, и на</text:p>
      <text:p text:style-name="P1">короткий миг вы видите свою тень, пляшущую на стене. И вы готовы поклясться,</text:p>
      <text:p text:style-name="P1">что рядом с вами был тень какого-то невысокого человека с бородой! Это видение</text:p>
      <text:p text:style-name="P1">навевает ужас, и вы торопитесь уйти из пещеры. Вам начинает казаться, что вы</text:p>
      <text:p text:style-name="P1">слышите чье-то сопение и бормотание, похожее на ворчание и ругань, но никак не</text:p>
      <text:p text:style-name="P1">можете определить, галлюцинации это или реальные звуки. Вдруг вы чувствуете,</text:p>
      <text:p text:style-name="P1">что какая-то сила словно сжимает все внутри вас. Дышать становится труднее, и</text:p>
      <text:p text:style-name="P1">вы с трудом делаете очередные шаги. Ветка давно угасла, и вы бредете в полной</text:p>
      <text:p text:style-name="P1">тишине, держась за стену. Теперь вы явно ощущаете незнакомое волшебство, от</text:p>
      <text:p text:style-name="P1"><text:soft-page-break/>которого веет злой мощью. Проходит еще несколько мгновений, и ваше тело</text:p>
      <text:p text:style-name="P1">словно взрывается, разлетаясь на множество кусков. Жизнь прерывается</text:p>
      <text:p text:style-name="P1">мгновенно и безболезненно, и ваше тело оказывается разбросанным по всей</text:p>
      <text:p text:style-name="P1">пещере. Древню, живущему в пещере, не понравилось ваше бесцеремонное</text:p>
      <text:p text:style-name="P1">вторжение, и он применил свою магию, убив вас простым и жестоким способом,</text:p>
      <text:p text:style-name="P1">немного испачкав свое жилище...</text:p>
      <text:p text:style-name="P1">37.</text:p>
      <text:p text:style-name="P1">Не говоря не слова, вы обнажаете оружие. Дансар сразу догадывается о ваших</text:p>
      <text:p text:style-name="P1">намерениях, но что-либо сделать он уже не в силах. Он даже не успевает открыть</text:p>
      <text:p text:style-name="P1">рот, чтобы позвать на помощь, как вы наотмашь наносите сильный удар, который</text:p>
      <text:p text:style-name="P1">лишил бы жизни даже самого крепкого воина. Старый хан быстро испускает дух,</text:p>
      <text:p text:style-name="P1">но перед смертью он успевает громко закричать. Багатуры, которые что-то</text:p>
      <text:p text:style-name="P1">заподозрили, еще находясь в палатке, находились недалеко от входа и мгновенно</text:p>
      <text:p text:style-name="P1">ворвались внутрь, услышав предсмертный крик своего повелителя. Одного взгляда</text:p>
      <text:p text:style-name="P1">им хватило, чтобы понять, что произошло в шатре. Слепая ярость охватила</text:p>
      <text:p text:style-name="P1">преданных слуг хана, и они с ожесточением набросились на вас. На помощь</text:p>
      <text:p text:style-name="P1">телохранителям погибшего Дансара подоспело еще несколько гвардейцев, и им</text:p>
      <text:p text:style-name="P1">не составило труда жестоко расправиться с вами. Но вы прекрасно понимали, на</text:p>
      <text:p text:style-name="P1">что идете, и не ждали пощады, достойно приняв смерть от вражеских клинков,</text:p>
      <text:p text:style-name="P1">как и подобает истинному воину. Вы погибли, но совершили настоящий подвиг,</text:p>
      <text:p text:style-name="P1">прокравшись в сердце государства степняков и сразив его повелителя. Теперь</text:p>
      <text:p text:style-name="P1">войско кочевников будет обезглавлена, и им придется потерять немало времени,</text:p>
      <text:p text:style-name="P1">чтобы избрать нового хана и удержать многочисленные племена, многие из</text:p>
      <text:p text:style-name="P1">которых наверняка вновь захотят стать независимыми. Если даже степнякам иудастся восстановить прежнее могущество, русичи к тому времени успеют собрать</text:p>
      <text:p text:style-name="P1">все силы и объединиться с Айзарией. А о вас еще долго будут вспоминать в</text:p>
      <text:p text:style-name="P1">Полесье, а гусляры наверняка сложат немало сказаний о храбром герое...</text:p>
      <text:p text:style-name="P1">38.</text:p>
      <text:p text:style-name="P1">Ваш противник еле двигается, зато вы достаточно быстры и успеваете сделать</text:p>
      <text:p text:style-name="P1">быстрый и мощный выпад, пока степняк достает меч из ножен. Нескольких</text:p>
      <text:p text:style-name="P1">молниеносных ударов хватает, чтобы кочевник потерял равновесие и упал на</text:p>
      <text:p text:style-name="P1">землю. Подойдя к поверженному степняку, вы видите, что он потерял сознание и</text:p>
      <text:p text:style-name="P1">больше не представляет угрозы, поэтому вы, рассчитавшись за оскорбления,</text:p>
      <text:p text:style-name="P1">вкладываете меч в ножны – 594.</text:p>
      <text:p text:style-name="P1">39.</text:p>
      <text:p text:style-name="P1">Со спокойным видом трое головорезов поднимаются из-за стола и идут к</text:p>
      <text:p text:style-name="P1">выходу. Вы следуете за ними. На улице они заворачивают за угол здания и</text:p>
      <text:p text:style-name="P1">оказываются на заднем дворе. Здесь мошенники чувствуют себя спокойнее, и</text:p>
      <text:p text:style-name="P1">теперь ухмыляются с довольными лицами, считая, что заманили вас в ловушку.</text:p>
      <text:p text:style-name="P1">- А теперь поговорим начистоту, - отрывисто произносит Угрим. – Ты знаешь</text:p>
      <text:p text:style-name="P1">нашу тайну, а мы не можем допустить, чтобы такие люди, как ты, ходили по</text:p>
      <text:p text:style-name="P1">городам и болтали о нас с дружинниками. Ты сам виноват в том, что не держишь</text:p>
      <text:p text:style-name="P1">язык за зубами. Можешь сопротивляться, но это вряд ли поможет тебе.</text:p>
      <text:p text:style-name="P1">Противники достают мечи и приближаются. Вы быстро оцениваете</text:p>
      <text:p text:style-name="P1">ситуацию: кричать бесполезно, так как на улицах сейчас никого нет, а ваш крик</text:p>
      <text:p text:style-name="P1">потонет в воплях, доносящихся из трактира. Выходы со двора перекрыты. Нужно</text:p>
      <text:p text:style-name="P1">драться. Есть еще один вариант – попробовать призвать убийц к справедливости и</text:p>
      <text:p text:style-name="P1">потребовать поединка один на один (141). Хотя вряд ли эти негодяи согласятся, и</text:p>
      <text:p text:style-name="P1">вы можете упустить время для первого удара, поэтому имеет смысл просто</text:p>
      <text:p text:style-name="P1">достать меч и вступить в схватку (406).</text:p>
      <text:p text:style-name="P1">40.</text:p>
      <text:p text:style-name="P1">- Это гроб, - невозмутимо произносите вы. Улыбка сползает с лица лесоруба,</text:p>
      <text:p text:style-name="P1"><text:soft-page-break/>уже готового принять вашу капитуляцию.</text:p>
      <text:p text:style-name="P1">- А ведь ты прав, это и есть верный ответ, - поразмыслив, заключает он. – И</text:p>
      <text:p text:style-name="P1">как я сам не догадался? Но спор есть спор. Ты выиграл путник, и этот топор</text:p>
      <text:p text:style-name="P1">теперь твой.</text:p>
      <text:p text:style-name="P1">Он передает вам новый плотницкий топор (+135). По крайней мере, теперь</text:p>
      <text:p text:style-name="P1">будет, чем нарубить веток для костра.</text:p>
      <text:p text:style-name="P1">Лесорубы еще поболтали бы с вами, но они хотят быстрее закончить работу и</text:p>
      <text:p text:style-name="P1">вернуться домой, поэтому не стоит их отвлекать. Они берут свои инструменты иидут к только что поваленному дереву, а вы поднимаетесь с земли и</text:p>
      <text:p text:style-name="P1">возвращаетесь на тропинку - (352).</text:p>
      <text:p text:style-name="P1">41.</text:p>
      <text:p text:style-name="P1">Старик откашливается и медленно читает то, что написано на бумаге:</text:p>
      <text:p text:style-name="P1">«И шел он двенадцать дней и ночей, и достиг горы, как и предсказывал его</text:p>
      <text:p text:style-name="P1">отец. И увидел он пещеру, в которой хранились сокровища. И преградил ему</text:p>
      <text:p text:style-name="P1">дорогу страж, могучий и не дремлющий, родившийся у входа в пещеру и 246 лет</text:p>
      <text:p text:style-name="P1">стерегущий ее. И поведал он, что ждет храброго воина одно из испытаний, и</text:p>
      <text:p text:style-name="P1">выбрал воин испытание на мудрость. Испил он из стакана и остался жив, испил из</text:p>
      <text:p text:style-name="P1">кувшина и умер лютой смертью. Так погиб славный воин, бросивший вызов</text:p>
      <text:p text:style-name="P1">Пещерам Таинств».</text:p>
      <text:p text:style-name="P1">Кажется, это часть какой-то старинной истории, причем не самой</text:p>
      <text:p text:style-name="P1">интересной. Во всяком случае, вас она не впечатлила, хотя вы и слышали ее</text:p>
      <text:p text:style-name="P1">впервые. Вы ожидали большего, с таким трудом восстановив письмо. С</text:p>
      <text:p text:style-name="P1">разочарованием отдав старику листок, как и обещали, вы покидаете таверну – 86.</text:p>
      <text:p text:style-name="P1">42.</text:p>
      <text:p text:style-name="P1">Вы осторожно вынимаете кинжал из ножен и делаете замах. Быстрое</text:p>
      <text:p text:style-name="P1">движение рукой – и кинжал летит в цель. Бросьте один кубик. Если выпадет 1, 2</text:p>
      <text:p text:style-name="P1">или 3 – ваш бросок был удачен, и кинжал вонзится в плечо врага, отнимите у него</text:p>
      <text:p text:style-name="P1">перед началом боя 4 Жизни; 4 или 5 – бросок был неудачен, и кинжал лишь слегка</text:p>
      <text:p text:style-name="P1">задел неприятеля, не причинив ему вреда; 6 – бросок был чрезвычайно удачен и</text:p>
      <text:p text:style-name="P1">пробил противнику руку, оставив глубокую рану – перед началом боя отнимите у</text:p>
      <text:p text:style-name="P1">него 5 Жизней и 1 Нападение.</text:p>
      <text:p text:style-name="P1">Почувствовав удар кинжала, степняк проворно отпрыгивает в сторону и</text:p>
      <text:p text:style-name="P1">оглядывается в поисках врага. Теперь скрываться бессмысленно, и вы выскакиваете</text:p>
      <text:p text:style-name="P1">с громким боевым кличем, пытаясь ошеломить противника – 720.</text:p>
      <text:p text:style-name="P1">43.</text:p>
      <text:p text:style-name="P1">Алмаз так велик, что займет целое место в походном мешке. Можете</text:p>
      <text:p text:style-name="P1">спрятать вновь приобретенную драгоценность (-165) подальше в мешок, чтобы не</text:p>
      <text:p text:style-name="P1">потерять. Теперь возвращайтесь на 736.</text:p>
      <text:p text:style-name="P1">44.</text:p>
      <text:p text:style-name="P1">Вы входите в правый коридор и осторожно идете по широкому тоннелю.</text:p>
      <text:p text:style-name="P1">Однако на пути не возникает никаких препятствий, а таинственный свет,</text:p>
      <text:p text:style-name="P1">исходящий от стен, продолжает рассеивать мрак. Вокруг царит тишина, и дажешум капающей воды куда-то пропал. Всем своим существом вы ощущаете, что</text:p>
      <text:p text:style-name="P1">идете в правильном направлении, а логово повелителя древней все ближе, хотя и</text:p>
      <text:p text:style-name="P1">не были никогда в этой пещере.</text:p>
      <text:p text:style-name="P1">Через некоторое время вы замечаете, что впереди коридор освещается</text:p>
      <text:p text:style-name="P1">гораздо лучше. Полагая, что добрались до нужного места, вы ускоряете шаг и</text:p>
      <text:p text:style-name="P1">вскоре выходите в большой зал. Но вы ошиблись – это не та часть пещеры,</text:p>
      <text:p text:style-name="P1">которая вам нужна. В зале почти пусто, но посередине стоит огромный, но</text:p>
      <text:p text:style-name="P1">невысокий каменный стол, едва достигающий вам пояса. За столом, с другой от</text:p>
      <text:p text:style-name="P1">вас стороны, находится что-то вроде небольшого трона, сделанного из камня. На</text:p>
      <text:p text:style-name="P1">троне восседает старичок очень маленького роста – примерно в полтора локтя. До</text:p>
      <text:p text:style-name="P1"><text:soft-page-break/>самого пола спускается его длинная седая борода, а глаза хитро поблескивают из-</text:p>
      <text:p text:style-name="P1">под широких разросшихся бровей. Одет он в простую накидку серого цвета.</text:p>
      <text:p text:style-name="P1">Старичок спокойно сидит на троне, положив руки на подлокотники, и,</text:p>
      <text:p text:style-name="P1">прищурившись, смотрит на вас. Хотя он очень похож на человека, вы</text:p>
      <text:p text:style-name="P1">догадываетесь, что это древень, и каким-то особым чувством вы ощущаете, что он</text:p>
      <text:p text:style-name="P1">наделен немалой магической силой.</text:p>
      <text:p text:style-name="P1">Старичок не говорит ни слова, но приглашает вас приблизиться и встать</text:p>
      <text:p text:style-name="P1">напротив него. Вы не видите причин спорить и подходите к каменному столу.</text:p>
      <text:p text:style-name="P1">- Приветствую тебя, путник, - мягко говорит хозяин зала, и с каждым словом</text:p>
      <text:p text:style-name="P1">вы ощущаете очередную волну мощи, исходящей от него. – Ты пришел в Пещеры</text:p>
      <text:p text:style-name="P1">Таинств, чтобы найти моего господина и поговорить с ним? Тогда ты должен</text:p>
      <text:p text:style-name="P1">доказать, что ты достоин этой чести. Мудрость и чистый разум – это качества,</text:p>
      <text:p text:style-name="P1">которые превыше всего ценит наш повелитель, и ты должен доказать, что в</text:p>
      <text:p text:style-name="P1">достаточной мере обладаешь ими.</text:p>
      <text:p text:style-name="P1">Старичок неторопливо поднимает руки и хлопает в ладоши. В то же</text:p>
      <text:p text:style-name="P1">мгновение на столе прямо из воздуха появляется четыре сосуда: глиняный стакан,</text:p>
      <text:p text:style-name="P1">деревянная чашка, красивый кувшин и металлический ковш.</text:p>
      <text:p text:style-name="P1">- Реши мою задачу, - предлагает старик, - и я пропущу тебя. Если ты</text:p>
      <text:p text:style-name="P1">откажешься или она окажется тебе не по силам, я уничтожу тебя. Так велит</text:p>
      <text:p text:style-name="P1">господин.</text:p>
      <text:p text:style-name="P1">Вы киваете головой, давая понять, что готовы решить его головоломку. После</text:p>
      <text:p text:style-name="P1">этого старик продолжает:</text:p>
      <text:p text:style-name="P1">- Здесь четыре сосуда, как ты видишь. В каждом из них налита одна из</text:p>
      <text:p text:style-name="P1">жидкостей: яд, противоядие, вода и обыкновенный квас. Моя магия не позволит</text:p>
      <text:p text:style-name="P1">тебе почувствовать их вкус и цвет, и каждая из жидкостей будет казаться тебе</text:p>
      <text:p text:style-name="P1">простой водой. Ты должен испить из всех сосудов в правильной</text:p>
      <text:p text:style-name="P1">последовательности, тогда ты останешься жив, и я признаю, что ты достаточно</text:p>
      <text:p text:style-name="P1">мудр. Если ты что-то перепутаешь или откажешься пить, ты умрешь.</text:p>
      <text:p text:style-name="P1">Об этом вы уже догадались: наказания за нарушение правил здесь довольно</text:p>
      <text:p text:style-name="P1">однообразны.</text:p>
      <text:p text:style-name="P1">– Вот верная последовательность: сначала испей воду, затем – яд, затем –</text:p>
      <text:p text:style-name="P1">противоядие и в последнюю очередь - квас. А теперь слушай внимательно: вода и</text:p>
      <text:p text:style-name="P1">противоядие находятся не в чашке, сосуд с ядом стоит между кувшином и сосудом</text:p>
      <text:p text:style-name="P1">с квасом, в ковше не яд и не вода, стакан стоит между ковшом и сосудом спротивоядием. Но, если ты будешь видеть, как расположены сосуды, задача будет</text:p>
      <text:p text:style-name="P1">слишком проста, - добавляет старичок и с этими словами хлопает в ладоши.</text:p>
      <text:p text:style-name="P1">Сосуды с жидкостями растворяются в воздухе, исчезая с ваших глаз. – Ты должен</text:p>
      <text:p text:style-name="P1">решить задачу своим умом, а не глазами. Если ты не запомнил условия, я повторю</text:p>
      <text:p text:style-name="P1">их тебе. Подумай и говори, из какого сосуда ты выпьешь в первую очередь, но</text:p>
      <text:p text:style-name="P1">помни: сделав выбор один раз, изменить его ты уже не сможешь.</text:p>
      <text:p text:style-name="P1">Древень испытующе смотрит на вас, пока вы размышляете. В воцарившейся</text:p>
      <text:p text:style-name="P1">тишине слышен какой-то отдаленный гул, но откуда он исходит, вы разобрать не в</text:p>
      <text:p text:style-name="P1">силах. К тому же сейчас вам не до посторонних звуков. Условия задачи вам ясны,</text:p>
      <text:p text:style-name="P1">но будьте осторожны, делая свой выбор: не стоит сомневаться в том, что старичок</text:p>
      <text:p text:style-name="P1">уничтожит вас своей магией, если вы ошибетесь. Итак, какой сосуд вы выберете</text:p>
      <text:p text:style-name="P1">первым: стакан (187), чашку (72), ковш (844) или кувшин (263)?</text:p>
      <text:p text:style-name="P1">45.</text:p>
      <text:p text:style-name="P1">Замешкавшись, вы не знаете, что ответить. Можете, конечно, сказать что-</text:p>
      <text:p text:style-name="P1">нибудь наугад, но, разумеется, вы ошибетесь, не зная правильных слов.</text:p>
      <text:p text:style-name="P1">Остановивший вас воин, заподозрив неладное, требует у вас назваться. Вы</text:p>
      <text:p text:style-name="P1">понимаете, что обман вот-вот раскроется. Единственное, что приходит в голову –</text:p>
      <text:p text:style-name="P1">бежать. Вы срываетесь с места и пробегаете мимо поста. Вы слышите, что степняк</text:p>
      <text:p text:style-name="P1"><text:soft-page-break/>позади громко кричит, поднимая тревогу. Вам удается пробежать около сотни</text:p>
      <text:p text:style-name="P1">шагов, когда сзади раздается топот множества копыт. Оглянувшись, вы видите, что</text:p>
      <text:p text:style-name="P1">в погоню за вами пустилось около десятка всадников. Охрана лагеря оказалась</text:p>
      <text:p text:style-name="P1">намного проворнее, чем вы предполагали. Убежать от отряда верховых воинов,</text:p>
      <text:p text:style-name="P1">конечно, не удастся. Они быстро нагонят вас и возьмут в плен. Никакое</text:p>
      <text:p text:style-name="P1">сопротивление уже не поможет. Вас отведут в лагерь и после короткого разговора</text:p>
      <text:p text:style-name="P1">с начальником патруля отведут к палачу. Конечно, вы вытерпите все ужасные</text:p>
      <text:p text:style-name="P1">пытки и ничего не расскажете о планах князя объединиться с айзарами в</text:p>
      <text:p text:style-name="P1">предстоящей войне, но найденное в одежде письмо и так раскроет цель вашего</text:p>
      <text:p text:style-name="P1">путешествия. Занявшись бездумной разведкой, вы не только не выполнили</text:p>
      <text:p text:style-name="P1">миссию, но и открыли врагам важный секрет...</text:p>
      <text:p text:style-name="P1">46.</text:p>
      <text:p text:style-name="P1">Никто не лезет с ненужными расспросами, и это вас вполне устраивает. Вы</text:p>
      <text:p text:style-name="P1">делаете заказ и с удовольствием вытягиваете ноги, устроившись в прохладном</text:p>
      <text:p text:style-name="P1">углу зала. Толпа не расходится, похоже, рассказчик еще тот мастер вешать лапшу</text:p>
      <text:p text:style-name="P1">на уши. Отдыхайте столько, сколько хотите, затем нужно покинуть трактир, чтобы</text:p>
      <text:p text:style-name="P1">темнота не застала вас в дороге – 131.</text:p>
      <text:p text:style-name="P1">47.Тропа долгое время ведет вас через степь. Больше вокруг не видно ни души, и</text:p>
      <text:p text:style-name="P1">вы идете вперед без помех, если не считать жаркого полуденного солнца, лучи</text:p>
      <text:p text:style-name="P1">которого обжигают кожу. Вы прячете открытые участки тела под тканью, чтобы</text:p>
      <text:p text:style-name="P1">не обгореть. Как только степняки живут в таких невыносимых условиях?</text:p>
      <text:p text:style-name="P1">Через некоторое время тропа приводит вас к довольно широкой дороге,</text:p>
      <text:p text:style-name="P1">которая убегает вдаль в нужном вам направлении, и вы продолжаете путь по ней</text:p>
      <text:p text:style-name="P1">– 683.</text:p>
      <text:p text:style-name="P1">48.</text:p>
      <text:p text:style-name="P1">- У меня есть пропуск, - произносите вы, предупреждая какие-либо действия</text:p>
      <text:p text:style-name="P1">со стороны суровых незнакомцев, от которых вы не ждете ничего хорошего. После</text:p>
      <text:p text:style-name="P1">этого вы протягиваете ближайшему из них охранную грамоту. Тот быстро читает</text:p>
      <text:p text:style-name="P1">ее, временами бросая на вас подозрительные взгляды, затем поворачивается к</text:p>
      <text:p text:style-name="P1">товарищу и слегка кивает головой. Кажется, все в порядке, загадочный</text:p>
      <text:p text:style-name="P1">незнакомец не заметил обмана. Он возвращает вам грамоту, и оба всадника молча</text:p>
      <text:p text:style-name="P1">трогаются с места и едут дальше. Эта немая сцена заставила вас поволноваться, и</text:p>
      <text:p text:style-name="P1">рука несколько раз невольно дернулась к рукояти меча. Но, к счастью, все</text:p>
      <text:p text:style-name="P1">обошлось, таинственные всадники уехали на север, и путь дальше свободен – 363.</text:p>
      <text:p text:style-name="P1">49.</text:p>
      <text:p text:style-name="P1">- А что, если у меня есть тот самый амулет? – спрашиваете вы.</text:p>
      <text:p text:style-name="P1">- Сомневаюсь, что это так и есть, - недоверчиво говорит степняк. – Может, у</text:p>
      <text:p text:style-name="P1">тебя и есть что-то похожее, но, по легенде, амулет был похоронен с самим</text:p>
      <text:p text:style-name="P1">богатырем. Хотя, если ты уж так хочешь поговорить с командиром кешиктенов, и</text:p>
      <text:p text:style-name="P1">у тебя есть, что ему показать... Его зовут Начин, ты можешь осведомиться, где его</text:p>
      <text:p text:style-name="P1">найти, во дворе у шатра, если у тебя действительно получится пройти через</text:p>
      <text:p text:style-name="P1">охрану ворот. Но, думаю, ему не понравится, если ты потревожишь его из-за</text:p>
      <text:p text:style-name="P1">пустяка. Впрочем, это твое дело. Кто знает, может, он и согласится поболтать с</text:p>
      <text:p text:style-name="P1">тобой на свою любимую тему, особенно если ты ему наплетешь что-нибудь про</text:p>
      <text:p text:style-name="P1">этот несуществующий амулет...</text:p>
      <text:p text:style-name="P1">Степняк зажимает доску под мышкой и уходит к небольшой толпе, стоящей</text:p>
      <text:p text:style-name="P1">неподалеку, чтобы предложить кому-нибудь еще сыграть с ним партию, а вы</text:p>
      <text:p text:style-name="P1">покидаете это место, запомнив имя командира кешиктенов (+270) – 806.</text:p>
      <text:p text:style-name="P1">50.</text:p>
      <text:p text:style-name="P1">Степняк молча показывает, чтобы вы шли впереди них, и пускает лошадь</text:p>
      <text:p text:style-name="P1">шагом. То же делает его товарищ. Меньше часа уходит на то, чтобы дойти до</text:p>
      <text:p text:style-name="P1">небольшого лагеря, расположившегося около подножия башни. Это всего лишь</text:p>
      <text:p text:style-name="P1"><text:soft-page-break/>десяток палаток, в которых находится не больше пятидесяти воинов, но и этогоколичества хватит, чтобы одолеть вас без потерь, поэтому вам приходится</text:p>
      <text:p text:style-name="P1">окончательно отказаться от мысли прорваться с боем.</text:p>
      <text:p text:style-name="P1">Вас сразу ведут в одну из палаток на допрос, который будет вести один из</text:p>
      <text:p text:style-name="P1">десятников. В первую очередь вас разоружат, затем осмотрят имеющиеся при</text:p>
      <text:p text:style-name="P1">себе вещи и одежду, чего, в общем-то, и следовало ожидать. Один из степняков, к</text:p>
      <text:p text:style-name="P1">собственной радости, обнаружит письмо, которое вы так тщательно спрятали.</text:p>
      <text:p text:style-name="P1">После этого у вас начнутся серьезные проблемы – долгие допросы, истязания,</text:p>
      <text:p text:style-name="P1">пытки. Затем вас свяжут и отвезут в большой военный лагерь, где пытки</text:p>
      <text:p text:style-name="P1">продолжатся. Не выдержав ужасной боли, вы умрете в страшных мучениях во</text:p>
      <text:p text:style-name="P1">время одного из очередных «допросов». Конечно, вы не выдадите известные вам</text:p>
      <text:p text:style-name="P1">военные тайны, но это уже мало что изменит: враг узнал о готовящемся союзе с</text:p>
      <text:p text:style-name="P1">Айзарией, поручение Мирослава провалено, а вы уже не вернетесь на родину...</text:p>
      <text:p text:style-name="P1">51.</text:p>
      <text:p text:style-name="P1">- Я ни в чем не виноват, - твердо заявляет гончар. – Я никого не убивал и ко</text:p>
      <text:p text:style-name="P1">всему происшедшему не имею никакого отношения. Если вы в чем-то</text:p>
      <text:p text:style-name="P1">подозреваете меня, можете открыто обвинить меня, но учтите, что вы бросите</text:p>
      <text:p text:style-name="P1">тень на честного человека. Никаких доказательств против меня, кроме слов моих</text:p>
      <text:p text:style-name="P1">недоброжелателей, вы найти не сможете, так как их нет. Теперь простите, мне</text:p>
      <text:p text:style-name="P1">нужно идти и доделать свои дела, пока вы не решили упрятать меня в темницу.</text:p>
      <text:p text:style-name="P1">Он по-своему прав. Пока у вас нет никаких доказательств его вины, поэтому</text:p>
      <text:p text:style-name="P1">оснований обвинять его в чем-то нет. Не стоит задерживать человека, если вы не</text:p>
      <text:p text:style-name="P1">уверены абсолютно в его виновности, тем более убийство – очень серьезное</text:p>
      <text:p text:style-name="P1">преступление. Гончар уходит своей дорогой, а вы – своей - (329).</text:p>
      <text:p text:style-name="P1">52.</text:p>
      <text:p text:style-name="P1">Древень немедленно выпивает воду. Делает он это очень уверенно, и вам</text:p>
      <text:p text:style-name="P1">начинает казаться, что вы выбрали неверную тактику – 95.</text:p>
      <text:p text:style-name="P1">53.</text:p>
      <text:p text:style-name="P1">Карлик довольно хмыкает и забирает деньги. После этого он перестает</text:p>
      <text:p text:style-name="P1">обращать на вас внимание и направляется обратно в лес. Вы провожаете взглядом</text:p>
      <text:p text:style-name="P1">это странное существо, пока оно не исчезает среди деревьев. Непонятно, зачем ему</text:p>
      <text:p text:style-name="P1">деньги в лесу. Хотя Дансар говорил, что древни устраивают тут целые селения.</text:p>
      <text:p text:style-name="P1">Может быть, в них есть свои торговцы? А может, карликом двигала врожденная</text:p>
      <text:p text:style-name="P1">жадность. Так или иначе, путь дальше свободен – 215.</text:p>
      <text:p text:style-name="P1">54.Вы осушаете чашку до дна, не почувствовав никакого вкуса, и ставите на стол.</text:p>
      <text:p text:style-name="P1">Старик вновь кивает головой, давая понять, что вы не ошиблись и на этот раз. Но</text:p>
      <text:p text:style-name="P1">осталось еще два сосуда, и вам надо сделать последний важный выбор: из чего вы</text:p>
      <text:p text:style-name="P1">будете пить – из кувшина (106) или из ковша (883)?</text:p>
      <text:p text:style-name="P1">55.</text:p>
      <text:p text:style-name="P1">Пастух, скрепя сердце, подходит к одной из коров, набрасывает ей на шею</text:p>
      <text:p text:style-name="P1">веревку и увлекает за собой. Корова послушно идет за ним, не переводя</text:p>
      <text:p text:style-name="P1">равнодушного взгляда и продолжая меланхолично жевать траву. Пастух машет</text:p>
      <text:p text:style-name="P1">вам рукой, приглашая идти следом за ним и его послушной подругой, после чего</text:p>
      <text:p text:style-name="P1">направляется в сторону леса.</text:p>
      <text:p text:style-name="P1">Юноша прекрасно знает куда идти, хотя никаких тропинок поблизости нет.</text:p>
      <text:p text:style-name="P1">Он не произносит ни слова, что-то обдумывая, словно еще сомневается в</text:p>
      <text:p text:style-name="P1">правильности принятого решения; однако он верен данному обещанию и</text:p>
      <text:p text:style-name="P1">отступать не собирается. Компания из двух людей и одного животного</text:p>
      <text:p text:style-name="P1">неторопливо бредет вперед. Внезапно пастух останавливается и делает вам знак</text:p>
      <text:p text:style-name="P1">последовать его примеру. Он напряженно всматривается в землю, почесывая</text:p>
      <text:p text:style-name="P1">правое бедро, после чего поворачивается к вам.</text:p>
      <text:p text:style-name="P1">- Волк был здесь недавно, - сообщает ваш спутник. – Что будем делать</text:p>
      <text:p text:style-name="P1"><text:soft-page-break/>дальше? Судя по следам, он ушел недалеко.</text:p>
      <text:p text:style-name="P1">Быстро все взвесив, вы предлагаете пройти вперед еще немного, после чего</text:p>
      <text:p text:style-name="P1">приступить ко второй части задуманного плана. Пастух соглашается, полностью</text:p>
      <text:p text:style-name="P1">полагаясь на вас. В конце концов, это вы рискуете своими деньгами в случае</text:p>
      <text:p text:style-name="P1">неудачи.</text:p>
      <text:p text:style-name="P1">Вы выбираете подходящее место, руководствуясь своим чутьем. Пастух</text:p>
      <text:p text:style-name="P1">привязывает свою корову к одному из деревьев, чтобы ее было хорошо видно,</text:p>
      <text:p text:style-name="P1">после чего вы с ним прячетесь за ближайшими кустами так, чтобы ветер не</text:p>
      <text:p text:style-name="P1">позволил волку учуять вас, если он бродит поблизости. Следующие минуты</text:p>
      <text:p text:style-name="P1">тянутся в мучительном ожидании. Первоначальный азарт начинает пропадать,</text:p>
      <text:p text:style-name="P1">уступая место нетерпению, затем – равнодушному наблюдению за привязанной</text:p>
      <text:p text:style-name="P1">коровой, даже не подозревающей, зачем ее привели в это странное место, где нет</text:p>
      <text:p text:style-name="P1">такой сочной травы. Неожиданно пастух хватает вас за рукав, заставляя</text:p>
      <text:p text:style-name="P1">вздрогнуть. Он показывает рукой куда-то в сторону, и вот вы уже видите то, что</text:p>
      <text:p text:style-name="P1">уже заметил ваш более зоркий спутник. Немного левее от того места, где вы</text:p>
      <text:p text:style-name="P1">устроили засаду, между кустами у земли продвигается бесшумная тень, время от</text:p>
      <text:p text:style-name="P1">времени</text:p>
      <text:p text:style-name="P1">останавливаясь,</text:p>
      <text:p text:style-name="P1">отчего</text:p>
      <text:p text:style-name="P1">заметить</text:p>
      <text:p text:style-name="P1">ее</text:p>
      <text:p text:style-name="P1">чрезвычайно</text:p>
      <text:p text:style-name="P1">сложно.</text:p>
      <text:p text:style-name="P1">Присмотревшись, вы понимаете, что сегодня удача на вашей стороне: это и есть</text:p>
      <text:p text:style-name="P1">тот, кого вы с таким нетерпением ждали. Услышать крадущегося волка</text:p>
      <text:p text:style-name="P1">невозможно, но зато теперь вы его прекрасно видите. Судя по всему, он один, и</text:p>
      <text:p text:style-name="P1">вас он не заметил, что делает честь вашему умению устраивать засады. Волк все</text:p>
      <text:p text:style-name="P1">ближе подбирается к ничего не подозревающей корове, и только тут вы</text:p>
      <text:p text:style-name="P1">понимаете, какую оплошность допустили. Откровенно говоря, вы слабо верили в</text:p>
      <text:p text:style-name="P1">то, что волк действительно придет, и совершенно не продумали, что делать, еслиэто случится. Лука нет ни у вас, ни у вашего товарища, а напасть неожиданно с</text:p>
      <text:p text:style-name="P1">мечом не получится. К тому же меч, незаменимый в бою с людьми, не так</text:p>
      <text:p text:style-name="P1">эффективен на охоте... Но придумывать что-либо вам не приходится.</text:p>
      <text:p text:style-name="P1">Обстоятельства сами определяют дальнейшее течение событий. Молодой пастух,</text:p>
      <text:p text:style-name="P1">разволновавшись, начинает суматошно искать длинную палку, которую он нашел</text:p>
      <text:p text:style-name="P1">в лесу и взял с собой, а затем положил рядом на земле. Он неуклюже задевает</text:p>
      <text:p text:style-name="P1">несколько сухих веток, которые, ломаясь, мгновенно выдают ваше присутствие</text:p>
      <text:p text:style-name="P1">чуткому слуху зверя. Волк и без того часто останавливался, прислушиваясь и</text:p>
      <text:p text:style-name="P1">принюхиваясь. Теперь же он резко поворачивается в вашу сторону и безошибочно</text:p>
      <text:p text:style-name="P1">определяет место, где вы спрятались. Однако убегать он не собирается. Это</text:p>
      <text:p text:style-name="P1">действительно необычный зверь. Он или слишком храбр, или слишком глуп, если</text:p>
      <text:p text:style-name="P1">решился напасть на людей. А может, он просто ищет смерти? Как бы то ни было,</text:p>
      <text:p text:style-name="P1">пора подниматься с земли и сражаться со зверем – других вариантов у вас нет.</text:p>
      <text:p text:style-name="P1">Причем делать это придется именно вам: пастух опасается приближаться к</text:p>
      <text:p text:style-name="P1">хищнику близко, ведь он совсем неопытен и к тому же практически безоружен.</text:p>
      <text:p text:style-name="P1">Все же он делает попытки отвлечь матерого зверя, бросая в него камни и изредка</text:p>
      <text:p text:style-name="P1">атакуя его своей палкой. Это хоть и не причиняет ему заметного вреда, но,</text:p>
      <text:p text:style-name="P1">конечно, на руку вам.</text:p>
      <text:p text:style-name="P1">ВОЛК</text:p>
      <text:p text:style-name="P1">Нападение 8</text:p>
      <text:p text:style-name="P1">Защита</text:p>
      <text:p text:style-name="P1">13</text:p>
      <text:p text:style-name="P1"><text:soft-page-break/>Жизнь</text:p>
      <text:p text:style-name="P1">8</text:p>
      <text:p text:style-name="P1">Инициатива 10</text:p>
      <text:p text:style-name="P1">Владеет приемом Реакция.</text:p>
      <text:p text:style-name="P1">Расправившись с волком, вы с интересом осматриваете его тело. Это был</text:p>
      <text:p text:style-name="P1">матерый мощный зверь. Вы никогда не видели таких больших мускулистых лап у</text:p>
      <text:p text:style-name="P1">других его серых собратьев. Но вряд ли кто-то сможет рассказать, откуда взялся</text:p>
      <text:p text:style-name="P1">этот необычный хищник.</text:p>
      <text:p text:style-name="P1">Пастух приближается к вам. Он с опаской смотрит на неподвижного волка,</text:p>
      <text:p text:style-name="P1">словно тот вот-вот поднимется вновь. Но этого, конечно, не происходит. Пастух</text:p>
      <text:p text:style-name="P1">торопливо отвязывает невредимую корову и предлагает поскорей вернуться к</text:p>
      <text:p text:style-name="P1">брошенному стаду – 676.</text:p>
      <text:p text:style-name="P1">56.</text:p>
      <text:p text:style-name="P1">Вскоре между деревьями вы замечаете просветы и блеск воды. До ушей</text:p>
      <text:p text:style-name="P1">доносится кваканье лягушек. Вы не ошиблись – впереди болото. Вы выходите на</text:p>
      <text:p text:style-name="P1">берег, где и заканчивается тропинка. Расстилающаяся впереди топь ничем не</text:p>
      <text:p text:style-name="P1">отличается от тех, что находятся в Полесье, и ничто не привлекает ваше внимание:</text:p>
      <text:p text:style-name="P1">блестящая вода, местами превращающаяся в мутную жижу, разлагающиеся</text:p>
      <text:p text:style-name="P1">растения, зеленые заросшие травой кочки, осока на берегу. Вы некоторое время</text:p>
      <text:p text:style-name="P1">стоите у края болота, не понимая, зачем вы сюда пришли.Внезапно вы чувствуете, что до вашей ноги что-то дотронулось. Опустив</text:p>
      <text:p text:style-name="P1">взгляд, вы с ужасом видите, что из воды высунулась пара грязно-коричневых рук.</text:p>
      <text:p text:style-name="P1">Болотный житель хватает вас за ноги и с невероятной силой начинает тянуть к</text:p>
      <text:p text:style-name="P1">себе. Вы выхватываете меч, чтобы отбиться от неизвестного существа, но в это</text:p>
      <text:p text:style-name="P1">время из воды показывается еще две пары рук, которые приходят на помощь</text:p>
      <text:p text:style-name="P1">своему товарищу. Вы не успеваете взмахнуть мечом: резким движением вас валят</text:p>
      <text:p text:style-name="P1">на землю, вы теряете равновесие и никак не можете нанести удар по страшным</text:p>
      <text:p text:style-name="P1">рукам, чтобы спасти свою жизнь. Невидимые существа безжалостно тянут вас</text:p>
      <text:p text:style-name="P1">прямо на дно, и вы не в силах ничего поделать. В голову приходит отчаянная</text:p>
      <text:p text:style-name="P1">мысль отрубить себе ноги, но и ее вы не успеваете осуществить: вы уже в болоте, и</text:p>
      <text:p text:style-name="P1">множество цепких рук хватает вас со всех сторон, не давая пошевелиться. Вскоре</text:p>
      <text:p text:style-name="P1">голова оказывается под водой, и нескольких минут достаточно, чтобы вы</text:p>
      <text:p text:style-name="P1">захлебнулись и безвольно опустились на дно. Болотные древни давно не</text:p>
      <text:p text:style-name="P1">заманивали в свое логово человека, и они будут рады тому, что сгубили</text:p>
      <text:p text:style-name="P1">неосторожного путника...</text:p>
      <text:p text:style-name="P1">57.</text:p>
      <text:p text:style-name="P1">- Нет, приятель, - жестко отвечает предводитель разбойников. – Нам все</text:p>
      <text:p text:style-name="P1">равно, кто ты, куда ты идешь и что можешь нам сказать. Нам важно лишь, что у</text:p>
      <text:p text:style-name="P1">тебя есть, и что ты отдашь нам. Хорошо, я сам назначу цену: восемь монет. Или</text:p>
      <text:p text:style-name="P1">плати (665), или готовься умереть (817).</text:p>
      <text:p text:style-name="P1">58.</text:p>
      <text:p text:style-name="P1">За два дня вы прошли огромное расстояние. Вам казалось, что вы ужасно</text:p>
      <text:p text:style-name="P1">устали, но, чувствуя приближение цели, внезапно ощущаете новый прилив.</text:p>
      <text:p text:style-name="P1">Может быть, этому способствует, что вы идете по ровному и удобному тракту, а</text:p>
      <text:p text:style-name="P1">может, то обстоятельство, что жара спала, и лицо обдувает приятный ветерок. Так</text:p>
      <text:p text:style-name="P1">или иначе, но вы идете вперед очень быстро, словно из спины выросли крылья.</text:p>
      <text:p text:style-name="P1">В лучах заходящего солнца появившееся впереди селение, состоящее из сотен</text:p>
      <text:p text:style-name="P1">шатров, показалось особенно прекрасным. Вы и раньше бывали в южной столице,</text:p>
      <text:p text:style-name="P1">но до сих пор почему-то не обращали внимания на красоту ее улиц. Стоянка – это</text:p>
      <text:p text:style-name="P1">не временное поселение, это настоящий город, в котором кроме обычных для</text:p>
      <text:p text:style-name="P1">кочевников палаток имеется немало настоящих каменных домов, к тому же</text:p>
      <text:p text:style-name="P1">жилища окружены настоящей каменной стеной. Все купцы стремятся со своими</text:p>
      <text:p text:style-name="P1"><text:soft-page-break/>караванами в этот богатый город, где можно выгодно приобрести отличные</text:p>
      <text:p text:style-name="P1">товары, а затем дорого продать их в Полесье – специи, красивые ткани, соль и</text:p>
      <text:p text:style-name="P1">многое другое.</text:p>
      <text:p text:style-name="P1">Необычным кажется то, что, приближаясь к Стоянке, вы не встретили ни</text:p>
      <text:p text:style-name="P1">одного человека. Это плохой признак: значит, торговля практически умерла.</text:p>
      <text:p text:style-name="P1">Жители обоих государств напуганы приближающейся войной и не хотят</text:p>
      <text:p text:style-name="P1">лишиться последнего имущества и жизней.Подходя к городу, вы замечаете изменения, произошедшие с ним после</text:p>
      <text:p text:style-name="P1">последнего вашего посещения. Границы Стоянки расширились, а на окраинах</text:p>
      <text:p text:style-name="P1">расположилось несколько военных лагерей. Между палатками тут и там снуют</text:p>
      <text:p text:style-name="P1">вооруженные люди и небольшие верховые отряды. Все это настораживает и</text:p>
      <text:p text:style-name="P1">говорит о том, что входить в Стоянку русичу теперь не так безопасно, как раньше.</text:p>
      <text:p text:style-name="P1">Вместе с тем интуиция подсказывает, что посетить город нужно обязательно,</text:p>
      <text:p text:style-name="P1">это кажется даже более важным, чем дойти до Айзарии. Какое-то непонятное</text:p>
      <text:p text:style-name="P1">чувство, словно пробудившись от долгого сна, поднимается изнутри и говорит,</text:p>
      <text:p text:style-name="P1">что разгадка какой-то важной тайны находится совсем близко, в пределах столицы</text:p>
      <text:p text:style-name="P1">степняков.</text:p>
      <text:p text:style-name="P1">В это время вы замечаете, что далеко позади вас показались люди. Это</text:p>
      <text:p text:style-name="P1">небольшой караван, направляющийся в сторону Стоянки. Рассудив, что мирные</text:p>
      <text:p text:style-name="P1">торговцы не станут причинять вам вреда, вы остаетесь на месте, чтобы подождать,</text:p>
      <text:p text:style-name="P1">пока они приблизятся.</text:p>
      <text:p text:style-name="P1">Когда караван подходит, вы с удивлением видите, что торговцы – ваши</text:p>
      <text:p text:style-name="P1">соотечественники, которые безбоязненно идут прямо по Купеческому тракту. Они</text:p>
      <text:p text:style-name="P1">не прочь с вами поболтать, и вы проходите некоторое расстояние, разговаривая с</text:p>
      <text:p text:style-name="P1">хозяевами каравана – двумя бородатыми русичами.</text:p>
      <text:p text:style-name="P1">На ваш вопрос, насколько безопасно входить в Стоянку, купцы поясняют, что</text:p>
      <text:p text:style-name="P1">вы безбоязненно можете сделать это. С их слов, пока в столице южан мирные</text:p>
      <text:p text:style-name="P1">горожане терпимо относятся к прибывающим с севера гостям, особенно к</text:p>
      <text:p text:style-name="P1">торговцам и людям, у которых на поясе висит туго набитый кошелек.</text:p>
      <text:p text:style-name="P1">Отстав от каравана, вы издалека наблюдаете, как он входит в город. Снующие</text:p>
      <text:p text:style-name="P1">вдоль окраин воины действительно не обращают на вновь прибывших никакого</text:p>
      <text:p text:style-name="P1">внимания. Как видно, у них совсем другая цель нахождения около Стоянки:</text:p>
      <text:p text:style-name="P1">возможно, глава государства степняков пока только собирает силы вместе, и</text:p>
      <text:p text:style-name="P1">местом этого сбора он выбрал столицу.</text:p>
      <text:p text:style-name="P1">Взвесив все увиденное и услышанное, вы размышляете, как поступить</text:p>
      <text:p text:style-name="P1">дальше. Войдете в город (667) или обойдете его стороной и сразу отправитесь к</text:p>
      <text:p text:style-name="P1">Айзарии (513)?</text:p>
      <text:p text:style-name="P1">59.</text:p>
      <text:p text:style-name="P1">Вскоре вы оказываетесь достаточно близко от раскиданных на довольно</text:p>
      <text:p text:style-name="P1">обширной территории палаток и можете увидеть, что происходит в лагере. Как</text:p>
      <text:p text:style-name="P1">вы и предполагали, это мирная стоянка. Об этом можно догадаться хотя бы по</text:p>
      <text:p text:style-name="P1">тому, что кроме низкорослых мужчин между шатрами ходят хрупкие южанки и</text:p>
      <text:p text:style-name="P1">маленькие дети. Многие степняки вооружены грубыми саблями, но выглядят они</text:p>
      <text:p text:style-name="P1">совсем не воинственно, и оружие, судя по всему, пригождается им крайне редко.</text:p>
      <text:p text:style-name="P1">Никакой охраны в лагере нет, а его обитатели по большей части разбрелись по</text:p>
      <text:p text:style-name="P1">шатрам и теням, прячась от жары. В то же время вы замечаете какую-то толпу у</text:p>
      <text:p text:style-name="P1">края лагеря, но в связи с чем она собралась разглядеть не удается. Сопоставив все</text:p>
      <text:p text:style-name="P1">увиденное, вы решаете, что причин прятаться или делать крюки нет, поэтому</text:p>
      <text:p text:style-name="P1">смело направляетесь к стоянке. Заметившие вас степняки, конечно, косят свои ибез того узкие глаза, но они выказывают любопытства не больше, чем деревенские</text:p>
      <text:p text:style-name="P1">жители любого полесского села, когда в их поселок приходит новый гость. Никто</text:p>
      <text:p text:style-name="P1">не проявляет ни малейших признаков враждебности по отношению к вам, и вы</text:p>
      <text:p text:style-name="P1"><text:soft-page-break/>окончательно успокаиваетесь. Возможно, слухи об испорченных отношениях</text:p>
      <text:p text:style-name="P1">между русичам и степняками несколько преувеличены или касаются только</text:p>
      <text:p text:style-name="P1">правителей этих народов.</text:p>
      <text:p text:style-name="P1">Поняв, что вам ничто не угрожает, вы обращаетесь к одному из медленно</text:p>
      <text:p text:style-name="P1">бредущих к своему шатру кочевников и интересуетесь, что это за стоянка. Он не</text:p>
      <text:p text:style-name="P1">удивлен вашим вопросом и равнодушно отвечает, что вы попали в Седло.</text:p>
      <text:p text:style-name="P1">Заметив, что вы готовы слушать его и дальше, скучавший до этого южанин</text:p>
      <text:p text:style-name="P1">рассказывает, что в Седле нет постоянных жителей – одни семьи приходят, другие</text:p>
      <text:p text:style-name="P1">уходят. Вы попали в такой период времени, когда на стоянке остановилось очень</text:p>
      <text:p text:style-name="P1">мало кочевников. Болтливый степняк сообщает, что среди нынешних обитателей</text:p>
      <text:p text:style-name="P1">Седла есть один торговец, у которого можно приобрести что-нибудь в дорогу, но</text:p>
      <text:p text:style-name="P1">он уже собирался уехать в столицу, и вам надо поспешить, если вы хотите</text:p>
      <text:p text:style-name="P1">посмотреть его товар. Вы интересуетесь у собеседника, что за толпа собралась у</text:p>
      <text:p text:style-name="P1">края лагеря, но он лишь машет рукой и говорит, что это очередное сборище</text:p>
      <text:p text:style-name="P1">молодежи, которая придумывает для себя разные развлечения. Чем они</text:p>
      <text:p text:style-name="P1">«развлекаются» в настоящее время, степняк не знает и предлагает вам узнать это</text:p>
      <text:p text:style-name="P1">самостоятельно, подойдя к толпе. Больше кочевник ничего не сообщает и уходит,</text:p>
      <text:p text:style-name="P1">лениво переставляя свои ноги.</text:p>
      <text:p text:style-name="P1">С полученной информацией вам будет легче определиться с тем, что делать</text:p>
      <text:p text:style-name="P1">дальше: подойти к толпе и посмотреть, что там затеяли молодые кочевники (153),</text:p>
      <text:p text:style-name="P1">поискать торговца, пока он не уехал (539) или просто полежать в тени и пойти</text:p>
      <text:p text:style-name="P1">дальше своей дорогой (474)?</text:p>
      <text:p text:style-name="P1">60.</text:p>
      <text:p text:style-name="P1">- Вы шулера и проходимцы! – объявляете вы, и откидываете носком ноги</text:p>
      <text:p text:style-name="P1">грязные засаленные карты, которыми только что играли. – Я не обязан платить</text:p>
      <text:p text:style-name="P1">вам деньги за обман!</text:p>
      <text:p text:style-name="P1">Ваше заявление вызывает ту реакцию, которую и следовало ожидать, в</text:p>
      <text:p text:style-name="P1">независимости от того, честные это люди или действительно шулера.</text:p>
      <text:p text:style-name="P1">- Как ты смеешь так говорить! Ты поплатишься за это! – шипит один из них, -</text:p>
      <text:p text:style-name="P1">(716).</text:p>
      <text:p text:style-name="P1">61.</text:p>
      <text:p text:style-name="P1">Вы приближаетесь к неизвестному сооружению. Подойдя на расстояние</text:p>
      <text:p text:style-name="P1">около десяти шагов, вы убеждаетесь, что это действительно частокол, причем</text:p>
      <text:p text:style-name="P1">сделанный с толком. Все это кажется очень странным. Во-первых, в степи мало</text:p>
      <text:p text:style-name="P1">дерева, и кочевники не строят деревянных укреплений (да и вообще укрепления</text:p>
      <text:p text:style-name="P1">практически не строят). Во-вторых, для лагеря выбрано странное место – как размежду Полесьем и степями, как будто его жители относятся к обоим государствам</text:p>
      <text:p text:style-name="P1">(или не относятся ни к кому?). В-третьих, к лагерю ведет незаметная с первого</text:p>
      <text:p text:style-name="P1">взгляда тропа – значит ли это, что его обитатели не хотят выдавать свое</text:p>
      <text:p text:style-name="P1">местонахождение?</text:p>
      <text:p text:style-name="P1">Пока рой вопросов и мыслей вихрем вьется у вас в голове, вас замечают с</text:p>
      <text:p text:style-name="P1">другой стороны частокола. Как и следовало ожидать, лагерь круглосуточно</text:p>
      <text:p text:style-name="P1">охраняется.</text:p>
      <text:p text:style-name="P1">- Эй, стой, не двигайся!</text:p>
      <text:p text:style-name="P1">Громкий крик раздается сверху. Подняв голову, вы замечаете мужчину в</text:p>
      <text:p text:style-name="P1">темной кожаной куртке, в руках которого находится лук с натянутой тетивой, и</text:p>
      <text:p text:style-name="P1">острие стрелы смотрит прямо на вас. От одного дозорного еще можно было бы</text:p>
      <text:p text:style-name="P1">убежать, но краем глаза вы замечаете еще одного лучника, торопливо достающего</text:p>
      <text:p text:style-name="P1">стрелу из колчана, и справа вдоль частокола спешат трое быстроногих мужчин,</text:p>
      <text:p text:style-name="P1">вооруженных длинными луками и мечами. Вы решаете, что пока лучше не</text:p>
      <text:p text:style-name="P1">предпринимать никаких действий и не двигаться. Принятию такого решения</text:p>
      <text:p text:style-name="P1">способствует еще один факт: все незнакомцы – русичи. Заметив, что вы не</text:p>
      <text:p text:style-name="P1"><text:soft-page-break/>пытаетесь убежать, приближающиеся воины замедляют шаг. Они степенно</text:p>
      <text:p text:style-name="P1">подходят к вам. Все трое держат ладони на рукоятях мечей, но оружие не</text:p>
      <text:p text:style-name="P1">обнажают – добрый знак. Вы с первого взгляда определяете, что командует этим</text:p>
      <text:p text:style-name="P1">небольшим отрядом пожилой, но еще достаточно крепкий мужчина.</text:p>
      <text:p text:style-name="P1">- Не делай никаких резких движений, путник, и ответь, кто ты, зачем пришел</text:p>
      <text:p text:style-name="P1">к нашему лагерю и что тебе от нас нужно?</text:p>
      <text:p text:style-name="P1">- Ну, - кашлянув, отвечаете вы. – Во-первых, я не знал, что здесь расположен</text:p>
      <text:p text:style-name="P1">лагерь, и понятия не имею, кто вы такие, а на частокол набрел случайно, заплутав</text:p>
      <text:p text:style-name="P1">в тумане.</text:p>
      <text:p text:style-name="P1">- А во-вторых? – испытующе спрашивает воин, глядя вам прямо в глаза.</text:p>
      <text:p text:style-name="P1">Что вы ему ответите: что вам ничего не нужно, и вы просто хотите</text:p>
      <text:p text:style-name="P1">отправиться дальше по своим делам (766), или что вам было бы интересно узнать,</text:p>
      <text:p text:style-name="P1">что это за лагерь (431)? Вы быстро оцениваете обстановку и делаете вывод, что</text:p>
      <text:p text:style-name="P1">нападать на этих людей было бы безумством: у них есть луки, они владеют</text:p>
      <text:p text:style-name="P1">значительным численным перевесом, к тому же у вас нет никаких причин для</text:p>
      <text:p text:style-name="P1">нападения.</text:p>
      <text:p text:style-name="P1">62.</text:p>
      <text:p text:style-name="P1">- Ишь, какой ты упрямый, - вздыхает старик. – Держи свою монету и отдавай</text:p>
      <text:p text:style-name="P1">гуся.</text:p>
      <text:p text:style-name="P1">Он сует вам в ладонь прохладную монетку, и вы зажимаете ее в кулаке.</text:p>
      <text:p text:style-name="P1">Старик, сердито взглянув на вас, забирает гуся и ковыляет в противоположную от</text:p>
      <text:p text:style-name="P1">деревни сторону. Идти за ним не входит в ваши планы, и вы, развернувшись,</text:p>
      <text:p text:style-name="P1">направляетесь в сторону деревни.</text:p>
      <text:p text:style-name="P1">- Эй, мошенник! – Вдруг слышите вы вслед голос разъяренного старикашки. –</text:p>
      <text:p text:style-name="P1">Он же дохлый! И даже не ощипанный! Да еще и без головы! А ну, верни мои</text:p>
      <text:p text:style-name="P1">деньги!Вернетесь и постараетесь объяснить рассерженному покупателю, что он</text:p>
      <text:p text:style-name="P1">прекрасно видел, что брал, поэтому требовать возврата денег не может (897) или,</text:p>
      <text:p text:style-name="P1">не оборачиваясь и ускорив шаг, поспешите к околице (481)?</text:p>
      <text:p text:style-name="P1">63.</text:p>
      <text:p text:style-name="P1">Вы ставите сосуд на стол и поднимаете взгляд на старичка. Он разочарованно</text:p>
      <text:p text:style-name="P1">качает головой, и вы понимаете, что совершили ошибку. Вы чувствуете странное</text:p>
      <text:p text:style-name="P1">оцепенение и не можете пошевелить ни одной частью тела. Древень, парализовав</text:p>
      <text:p text:style-name="P1">вас, вздевает руки и произносит несколько непонятных слов, от звуков которых</text:p>
      <text:p text:style-name="P1">стены пещеры содрогаются. Волосы и борода старика начинают шевелиться, хотя</text:p>
      <text:p text:style-name="P1">вы не ощущаете никакого ветра. В это время вы чувствуете внутри жар, словно в</text:p>
      <text:p text:style-name="P1">животе разгорается настоящий костер. Еще мгновение – и волшебный огонь</text:p>
      <text:p text:style-name="P1">вспыхивает изнутри вашего тела, за несколько секунд сжигая его. Сильную боль</text:p>
      <text:p text:style-name="P1">вы чувствует лишь сначала: жизнь обрывается почти сразу, и вскоре на том месте,</text:p>
      <text:p text:style-name="P1">где вы стояли, остается лишь кучка пепла и темное пятно на полу...</text:p>
      <text:p text:style-name="P1">64.</text:p>
      <text:p text:style-name="P1">Очень скоро путешествие по равнине заканчивается, и вас принимает в свои</text:p>
      <text:p text:style-name="P1">объятья сосновый лес. До Хвойного осталось совсем чуть-чуть, и пока все идет</text:p>
      <text:p text:style-name="P1">превосходно. Вы осматриваетесь вокруг – никого, кроме толстых смолистых сосен.</text:p>
      <text:p text:style-name="P1">Говорят, этот лес очень древний, и жители боятся рубить деревья без надобности,</text:p>
      <text:p text:style-name="P1">чтобы не прогневать духов. Поэтому-то Хвойное и окружено до сих пор лесом,</text:p>
      <text:p text:style-name="P1">хотя и находится недалеко от опушки. Так, по крайней мере, рассказывали вам</text:p>
      <text:p text:style-name="P1">старики... Но в последнее время люди стали все меньше бояться духов природы;</text:p>
      <text:p text:style-name="P1">может, от этого все беды? Вот и первые дома показались впереди. Половина</text:p>
      <text:p text:style-name="P1">строений в Хвойном – это трактиры. Около деревни нет ни речки, ни озера, и воду</text:p>
      <text:p text:style-name="P1">приходится добывать из колодцев (водоемов на юг от Великогорска нет до самых</text:p>
      <text:p text:style-name="P1">Ям), однако народу здесь всегда очень много. Но это не местные жители, а</text:p>
      <text:p text:style-name="P1">приезжие, остановившиеся на пару деньков, чтобы затем продолжить свой путь.</text:p>
      <text:p text:style-name="P1"><text:soft-page-break/>Купцы, крестьяне, дружинники, различные подозрительные личности – кого</text:p>
      <text:p text:style-name="P1">только тут не встретишь. Постоянно живут в деревне только трактирщики и</text:p>
      <text:p text:style-name="P1">охотники, да и те в основном переехали в свое время из других мест. Причина</text:p>
      <text:p text:style-name="P1">популярности местных трактиров проста – цены здесь в два раза ниже, чем в</text:p>
      <text:p text:style-name="P1">Великогорске, а до самого города рукой подать.</text:p>
      <text:p text:style-name="P1">Хорошо зная, где расположен «Березовый сок», вы без труда находите его.</text:p>
      <text:p text:style-name="P1">Трактир этот не относится к числу лучших. Простая обстановка, застоявшийся</text:p>
      <text:p text:style-name="P1">запах спиртного, не самые богатые и подчас не очень приятные посетители;</text:p>
      <text:p text:style-name="P1">впрочем, то же самое можно сказать о большинстве подобных заведений в</text:p>
      <text:p text:style-name="P1">Хвойном. Внутри тихо, никого из находящихся в общем зале гостей вы не знаете.</text:p>
      <text:p text:style-name="P1">Оглядевшись, вы быстро находите Хонора, находящегося к вам спиной, и</text:p>
      <text:p text:style-name="P1">подсаживаетесь к его столу. Он, не сделав ни одного лишнего движения,продолжает пить свое пиво, словно вы отлучались всего на пару минут, а он и не</text:p>
      <text:p text:style-name="P1">собирался говорить ничего важного.</text:p>
      <text:p text:style-name="P1">- Ты здесь. Хорошо. Времени мало, хотя его почему-то всегда в обрез. Значит,</text:p>
      <text:p text:style-name="P1">так. Передохни немного, но не задерживайся. Эй, малый, плесни-ка моему</text:p>
      <text:p text:style-name="P1">другу... Пива? – спрашивает он у вас и, не дождавшись ответа, решает сам. – Пива,</text:p>
      <text:p text:style-name="P1">да! Кроме пива тут ничего хорошего и нет... Во всяком случае, для настоящего</text:p>
      <text:p text:style-name="P1">мужчины, - он презрительно смотрит на кувшин с березовицей: такой</text:p>
      <text:p text:style-name="P1">традиционно стоит на каждом столе в «Березовом соке». – Отсюда пойдешь на</text:p>
      <text:p text:style-name="P1">запад в сторону Серых гор. Там тропа есть, она одна, так что не ошибешься. Когда</text:p>
      <text:p text:style-name="P1">она закончится, иди по зарубкам, пока не дойдешь до старого зимовья. Его</text:p>
      <text:p text:style-name="P1">обойди. Там, где кустарник растет, ищи тропинку. По ней минуешь одно ущелье,</text:p>
      <text:p text:style-name="P1">через следующее мост переброшен. Затем выйдешь в лес, иди по дороге до</text:p>
      <text:p text:style-name="P1">Берложья. В деревне спросишь Косматого. Вот тебе нож, покажешь ему. Он тебе</text:p>
      <text:p text:style-name="P1">даст коня и еды, переночуешь у него. Дорогу дальше он тебе покажет. Это все. Да,</text:p>
      <text:p text:style-name="P1">свою теперешнюю лошадь здесь оставь, через ущелье ты с ней не пройдешь. Все</text:p>
      <text:p text:style-name="P1">понял? Вернешься тем же путем. Ну, раз все понятно, желаю спокойной дороги. Я</text:p>
      <text:p text:style-name="P1">задерживаться здесь не могу, времени мало... - повторяется он и что-то бурчит</text:p>
      <text:p text:style-name="P1">себе под нос. Обычно разговорчивый и шутливый Хонор сейчас хмур и</text:p>
      <text:p text:style-name="P1">немногословен. Вы не раз пили с ним из братины, и хорошо изучили его характер.</text:p>
      <text:p text:style-name="P1">Хонор явно чем-то озабочен. Но он не собирается рассказывать о том, куда он</text:p>
      <text:p text:style-name="P1">торопится, а ваши расспросы будут некстати. Его предельно сжатые указания вам</text:p>
      <text:p text:style-name="P1">вполне понятны, поэтому вы не видите причин задерживать дюжего (дюжий – это</text:p>
      <text:p text:style-name="P1">командир двенадцати дюжин). Хонор расплачивается за свое и ваше пиво и</text:p>
      <text:p text:style-name="P1">быстро уходит. Вы задумчиво потягиваете из кружки и, наконец, решаете, что</text:p>
      <text:p text:style-name="P1">задерживаться в трактире бессмысленно; в отдыхе вы пока не нуждаетесь. Лучше</text:p>
      <text:p text:style-name="P1">поторопиться, чтобы как можно раньше добраться до Берложья, тем более</text:p>
      <text:p text:style-name="P1">путешествовать теперь придется пешком.</text:p>
      <text:p text:style-name="P1">Вы легко находите западную тропу, используемую лишь охотниками.</text:p>
      <text:p text:style-name="P1">Тропинка, как и говорил Хонор, через некоторое время заканчивается, но на</text:p>
      <text:p text:style-name="P1">деревьях нетрудно найти зарубки, хоть и незаметные с первого взгляда. Метки,</text:p>
      <text:p text:style-name="P1">оставленные неизвестной рукой, выводят к зимовью, за которым начинается</text:p>
      <text:p text:style-name="P1">ущелье, местные крестьяне называют его Лихим: считается, что ничего хорошего</text:p>
      <text:p text:style-name="P1">здесь с человеком произойти не может. Кустарник растет совсем недалеко, за ним,</text:p>
      <text:p text:style-name="P1">как и ожидалось, есть спуск в расселину. Пока все идет по плану Хонора. Вокруг</text:p>
      <text:p text:style-name="P1">тишина, лишь птицы изредка напоминают о себе. Соблюдая осторожность,</text:p>
      <text:p text:style-name="P1">спускаетесь вниз, затем поднимаетесь на противоположную сторону. Теперь</text:p>
      <text:p text:style-name="P1">нужно миновать мост, и самая опасная часть пути будет преодолена – 649.</text:p>
      <text:p text:style-name="P1">65.</text:p>
      <text:p text:style-name="P1">Предпочитая сухопутный путь, как более верный и надежный, вы</text:p>
      <text:p text:style-name="P1">возвращаетесь на дорогу. День только занялся, и прохладный воздух настырно</text:p>
      <text:p text:style-name="P1"><text:soft-page-break/>забирается под одежду, вынуждая временами мелко дрожать от холода. Когда вам</text:p>
      <text:p text:style-name="P1">это надоедает, вы ускоряете шаг и делаете несколько резких движений, разгоняякровь. Тело сразу согревается, и идти становится легче и веселее. Теперь вы</text:p>
      <text:p text:style-name="P1">обращаете внимание на красоту окружающего леса, на чарующий блеск речной</text:p>
      <text:p text:style-name="P1">глади, которая постепенно исчезает за поворотом, на приветливое утреннее</text:p>
      <text:p text:style-name="P1">щебетание птиц. Все это значительно поднимает настроение, и вы даже начинаете</text:p>
      <text:p text:style-name="P1">насвистывать какой-то мотивчик, сочиненный на ходу. Пройдя около получаса, вы</text:p>
      <text:p text:style-name="P1">замечаете, что не только вы решили совершить раннюю прогулку. Впереди на</text:p>
      <text:p text:style-name="P1">большом камне сидит, греясь на солнце, белобрысый мальчишка. Прямо перед</text:p>
      <text:p text:style-name="P1">ним на дороге раскинулась большая лужа, в которую он бросает мелкие камешки,</text:p>
      <text:p text:style-name="P1">после чего глубокомысленно рассматривает разбегающиеся по воде круги. Одет</text:p>
      <text:p text:style-name="P1">он просто, но опрятно, не так, как большинство неряшливых деревенских</text:p>
      <text:p text:style-name="P1">сорванцов. Около камня вы замечаете маленькую котомку. Паренек болтает</text:p>
      <text:p text:style-name="P1">босыми ногами, а его лапти валяются на земле неподалеку. Завидев вас,</text:p>
      <text:p text:style-name="P1">мальчишка приветливо улыбается и кричит издалека:</text:p>
      <text:p text:style-name="P1">- Лучше не заходите в эту лужу! Она глубокая!</text:p>
      <text:p text:style-name="P1">Что вы сделаете: остановитесь и попробуете поговорить о чем-нибудь с этим</text:p>
      <text:p text:style-name="P1">парнишкой, если сумеете найти общие темы (173) или пройдете мимо, не</text:p>
      <text:p text:style-name="P1">произнеся ни слова (731)?</text:p>
      <text:p text:style-name="P1">66.</text:p>
      <text:p text:style-name="P1">Вы приближаете к степнякам и понимаете, чем они занимаются. Между</text:p>
      <text:p text:style-name="P1">сидящими на коврах людьми стоят деревянные доски с расставленными на них</text:p>
      <text:p text:style-name="P1">фигурками. Это шахматы – игра, которую вы видели в тереме князя. Ее привез в</text:p>
      <text:p text:style-name="P1">Великогорск один степняк-путешественник, он же обучил вас ее правилам. Вы</text:p>
      <text:p text:style-name="P1">несколько раз играли в шахматы с князем и, к вашей чести, проиграли ему всего</text:p>
      <text:p text:style-name="P1">один раз.</text:p>
      <text:p text:style-name="P1">Люди на коврах сосредоточенно обдумывают свои ходы, и вы собираетесь</text:p>
      <text:p text:style-name="P1">уходить, когда к вам подходит незнакомый южанин и предлагает сыграть с ним.</text:p>
      <text:p text:style-name="P1">Вы отвечаете, что играете слабо, но степняк уверяет вас, что и он не самый</text:p>
      <text:p text:style-name="P1">сильный игрок, а одна партия займет у вас всего полчаса. Если вы поддадитесь на</text:p>
      <text:p text:style-name="P1">уговоры и согласитесь - (866), если откажетесь, то просто покиньте место для игры</text:p>
      <text:p text:style-name="P1">– 806.</text:p>
      <text:p text:style-name="P1">67.</text:p>
      <text:p text:style-name="P1">Древень несколькими большими глотками опустошает кружку и</text:p>
      <text:p text:style-name="P1">удовлетворенно выдыхает. Такое впечатление, что он выпил не отравленную воду,</text:p>
      <text:p text:style-name="P1">а хорошее вино – 77.</text:p>
      <text:p text:style-name="P1">68.</text:p>
      <text:p text:style-name="P1">- Колёса, - первые две загадки были явно сложнее.Крестьяне поражены тем, что вы разгадали три загадки подряд и, решив, что</text:p>
      <text:p text:style-name="P1">играть с таким всезнайкой неинтересно, начинают рассказывать друг другу байки.</text:p>
      <text:p text:style-name="P1">- А вы знаете, как домового увидеть? – интересуется старший охотник.</text:p>
      <text:p text:style-name="P1">- Да разве это можно сделать? – удивленно отвечает вопросом на вопрос его</text:p>
      <text:p text:style-name="P1">друг. - Домовой, это каждый знает, в избе живет, а себя не кажет. Может он, я</text:p>
      <text:p text:style-name="P1">слышал, ночью придти и лапой мохнатой потрогать – это к счастью, или</text:p>
      <text:p text:style-name="P1">поскулить у входа – это к беде. Много кто слыхал, как он посудой гремит. Но</text:p>
      <text:p text:style-name="P1">чтобы видеть...</text:p>
      <text:p text:style-name="P1">- А ты послушай, не перебивай. Домовой только там мирно живет, где</text:p>
      <text:p text:style-name="P1">хозяева о нем не забывают, кашу да молоко на ночь справно оставляют, а иногда –</text:p>
      <text:p text:style-name="P1">пирог с курятиной, его домовой больше всего любит. Еще нельзя ему на глаза</text:p>
      <text:p text:style-name="P1">пьяным попадаться, а женщине – без платка, иначе он осерчает. А вот если</text:p>
      <text:p text:style-name="P1">понравишься ты домовому, он тебе все хозяйство в порядок приведет, сам-то он</text:p>
      <text:p text:style-name="P1">расчетливый да бережливый: он и по дому поможет, и за скотиной последит,</text:p>
      <text:p text:style-name="P1"><text:soft-page-break/>особенно за курами он ухаживать любит. Но делать это он будет только хозяевам</text:p>
      <text:p text:style-name="P1">работящим, ленивым домовой ни за что не поможет. Так вот, рассказывал мне</text:p>
      <text:p text:style-name="P1">один приятель, что стало у него в хозяйстве неприятности происходить одна за</text:p>
      <text:p text:style-name="P1">другой. Вот пошел он к знахарю, горшок сметаны ему принес, тот и посоветовал,</text:p>
      <text:p text:style-name="P1">что сделать нужно. Пошел, значит, приятель в хлев ночью, встал между</text:p>
      <text:p text:style-name="P1">лошадьми, надел хомут и стал ждать. Ночью пришел домовой лошадям гривы</text:p>
      <text:p text:style-name="P1">расчесывать. Расчесывает, а сам бурчит себе что-то под нос. Сам-то выглядит как</text:p>
      <text:p text:style-name="P1">старичок седенький, а силища у него в руках огромная. Тут увидал он хозяина</text:p>
      <text:p text:style-name="P1">дома рядом с любимой лошадкой. А, надо сказать, домовой до того осерчать</text:p>
      <text:p text:style-name="P1">может на увидевшего его человека, что задавит смельчака насмерть. Но приятель</text:p>
      <text:p text:style-name="P1">мой – человек работящий, а домовой таких, как я говорил, любит. Вот махнул он</text:p>
      <text:p text:style-name="P1">ему рукой, мол, пойдем. Хозяин пошел за ним, домовой хлопнул в ладоши, и</text:p>
      <text:p text:style-name="P1">оказались они у него дома. А дом у него под землей во дворе, как раз в том месте,</text:p>
      <text:p text:style-name="P1">где хозяин недавно свинарник построил. И земля сверху воняет, сами понимаете</text:p>
      <text:p text:style-name="P1">чем, да еще и капает какая-то мерзость сверху. Домовой посмотрел на хозяина,</text:p>
      <text:p text:style-name="P1">хлопнул еще раз в ладоши, и приятель мой оказался в своей постели. Так и не</text:p>
      <text:p text:style-name="P1">может он до сих пор объяснить, привиделось ему все или нет. Вот только</text:p>
      <text:p text:style-name="P1">свинарник он переставил, землю почистил, и стало у него в хозяйстве все по-</text:p>
      <text:p text:style-name="P1">прежнему на лад идти.</text:p>
      <text:p text:style-name="P1">Крестьянин замолкает, и все три охотника задумчиво потягивают медовуху,</text:p>
      <text:p text:style-name="P1">переваривая услышанное и думая, правда все это или вымысел. Можете на всякий</text:p>
      <text:p text:style-name="P1">случай запомнить столь интересный рассказ (-20). После пары последних глотков</text:p>
      <text:p text:style-name="P1">хмельного напитка прощайтесь с охотниками, вы и так задержались у их костра -</text:p>
      <text:p text:style-name="P1">(769).</text:p>
      <text:p text:style-name="P1">69.</text:p>
      <text:p text:style-name="P1">Первое, что приходит на ум после рассказа крестьянина – это то, что он чем-</text:p>
      <text:p text:style-name="P1">то рассердил овинника. Осторожно расспрашиваете хозяина подробнее о</text:p>
      <text:p text:style-name="P1">последних событиях и постепенно начинаете догадываться, что крестьянин дажене подозревает о том, что в овине есть свой дух, про которого нельзя забывать и</text:p>
      <text:p text:style-name="P1">который требует внимательного к себе отношения.</text:p>
      <text:p text:style-name="P1">- Послушай, помочь я тебе могу, но я хочу кое-что спросить у тебя, - закончив</text:p>
      <text:p text:style-name="P1">выяснять причину беспорядков в овине, обращаетесь вы к крестьянину. Он</text:p>
      <text:p text:style-name="P1">внимательно слушает вас. – Нет ли у тебя или у кого-нибудь из твоих соседей</text:p>
      <text:p text:style-name="P1">черного петуха?</text:p>
      <text:p text:style-name="P1">- Черного петуха? – Удивленный крестьянин чешет затылок. Убедившись, что</text:p>
      <text:p text:style-name="P1">вы интересуетесь вполне серьезно, он медленно отвечает. – Да был, кажись, такой</text:p>
      <text:p text:style-name="P1">у соседа. Он цыплят выращивал, там бегал один черный петушок. А это зачем?</text:p>
      <text:p text:style-name="P1">- Ты не зачемкай, - вы одергиваете крестьянина: времени на долгие</text:p>
      <text:p text:style-name="P1">объяснения у вас нет. – Если хочешь, чтобы я тебе помог, беги к соседу и попроси</text:p>
      <text:p text:style-name="P1">у него этого петуха – купи его или обменяй, мне все равно. Потом отруби ему</text:p>
      <text:p text:style-name="P1">голову и неси сюда.</text:p>
      <text:p text:style-name="P1">Крестьянин, воодушевленный вашей уверенностью, вприпрыжку уносится</text:p>
      <text:p text:style-name="P1">прочь, повинуясь вашему властному тону и не решаясь больше задавать вопросы.</text:p>
      <text:p text:style-name="P1">Надо отдать ему должное – ваше поручение он выполняет быстро и точно.</text:p>
      <text:p text:style-name="P1">Меньше чем через пятнадцать минут он также вприпрыжку прибегает обратно,</text:p>
      <text:p text:style-name="P1">держа в руках завернутого в ткань петуха. Вы одобряюще киваете головой и</text:p>
      <text:p text:style-name="P1">осматриваете неощипанную птицу. Петух действительно черен, как ночь, даже</text:p>
      <text:p text:style-name="P1">удивительно, что вам так повезло. Вы просите крестьянина отойти в сторону, что</text:p>
      <text:p text:style-name="P1">он поспешно и делает, а сами смело заходите в овин.</text:p>
      <text:p text:style-name="P1">Как и предполагалось, внутри тихо, никто не набрасывается на вас и не</text:p>
      <text:p text:style-name="P1">пытается разорвать на куски. Вы оглядываетесь вокруг и, найдя подходящее место</text:p>
      <text:p text:style-name="P1">на полу недалеко от печи, кладете на него петуха, после чего кланяетесь</text:p>
      <text:p text:style-name="P1"><text:soft-page-break/>невидимому собеседнику и внятно произносите: «Спасибо, батюшка-овинник, за</text:p>
      <text:p text:style-name="P1">помощь твою да подмогу. Прими этот дар за труды твои». В ответ не раздается ни</text:p>
      <text:p text:style-name="P1">одного постороннего звука или шороха. Вы настойчиво ждете, и ваше терпение</text:p>
      <text:p text:style-name="P1">вознаграждается. Легкий шум раздается где-то сзади, после чего из подлаза</text:p>
      <text:p text:style-name="P1">показывается старичок небольшого роста, весь заросший густой шерстью. Он</text:p>
      <text:p text:style-name="P1">сердито смотрит на вас, после чего молча подходит к лежащему на полу петуху,</text:p>
      <text:p text:style-name="P1">поднимает его за лапы и придирчиво осматривает безвольно болтающуюся в</text:p>
      <text:p text:style-name="P1">воздухе тушку.</text:p>
      <text:p text:style-name="P1">- Хорош петушок, - ворчливым голосом произносит он, словно еще чем-то</text:p>
      <text:p text:style-name="P1">недоволен. Но, как вы догадываетесь, это всего лишь манера общения овинника,</text:p>
      <text:p text:style-name="P1">которого вы сразу узнали. После осмотра птицы овинник зажимает ее</text:p>
      <text:p text:style-name="P1">подмышкой и поворачивается к вам.</text:p>
      <text:p text:style-name="P1">- Вообще-то непорядок, что ты меня увидел, - замечает он, - и мне следовало</text:p>
      <text:p text:style-name="P1">бы втоптать тебя в землю или подвесить за балку. Но мне хотелось посмотреть</text:p>
      <text:p text:style-name="P1">поближе на человека, который так хорошо знает, что нужно нашему брату,</text:p>
      <text:p text:style-name="P1">поэтому можешь уходить безбоязненно. А этому недотепе, - он кивает головой в</text:p>
      <text:p text:style-name="P1">сторону стены, за которой на улице стоит крестьянин, - передай, чтобы не забывал</text:p>
      <text:p text:style-name="P1">про меня, иначе я ему бороду подпалю.</text:p>
      <text:p text:style-name="P1">Овинник, что-то еще бурча под нос, идет обратно к подлазу, но перед тем, как</text:p>
      <text:p text:style-name="P1">вернуться в свою конуру, еще раз поворачивается к вам.- И вот что. Петух больно хорош, порадовал ты меня. Мне все равно, кто ты и</text:p>
      <text:p text:style-name="P1">куда идешь. А вот брат мой двоюродный любит с людьми возиться. Будешь в</text:p>
      <text:p text:style-name="P1">Придорожном, зайди к нему. Он у крестьянина по имени Емельян живет, тот</text:p>
      <text:p text:style-name="P1">лошадей разводит. Зайдешь к нему в конюшню, произнесешь «Кого я вижу, на</text:p>
      <text:p text:style-name="P1">месте останься, а кого не вижу – на глаза покажись» (+90).</text:p>
      <text:p text:style-name="P1">Овинник разворачивается и, не прощаясь, исчезает из виду в темноте</text:p>
      <text:p text:style-name="P1">дальнего угла. Вы даже не поняли, скрылся он с глаз, забравшись в какую-нибудь</text:p>
      <text:p text:style-name="P1">нору, или просто растаял в воздухе. Понятно одно: больше вы его не увидите.</text:p>
      <text:p text:style-name="P1">Выйдя наружу, вы застаете там напуганного крестьянина. Увидев вас, он</text:p>
      <text:p text:style-name="P1">искренне обрадовался.</text:p>
      <text:p text:style-name="P1">- Я слышал шум и очень испугался, - признается он. – Меня духи пощадили,</text:p>
      <text:p text:style-name="P1">но, честно говоря, я не знал, как они отнесутся к чужаку. Но ты цел и невредим...</text:p>
      <text:p text:style-name="P1">Удалось ли тебе что-нибудь сделать?</text:p>
      <text:p text:style-name="P1">- Тебе больше не о чем беспокоиться, - успокаиваете вы его. – Хранитель</text:p>
      <text:p text:style-name="P1">овина не станет причинять тебе вреда, по крайней мере, в ближайшее время. А</text:p>
      <text:p text:style-name="P1">чтобы и дальше в хозяйстве у тебя был порядок, не забывай угощать духов хотя бы</text:p>
      <text:p text:style-name="P1">иногда домашним пирогом да добрым словом.</text:p>
      <text:p text:style-name="P1">- Да это я запросто! – Заверяет крестьянин. – Я что? Мне нетрудно, - кажется,</text:p>
      <text:p text:style-name="P1">в дальнейшем у него действительно не будет больше проблем с овинником.</text:p>
      <text:p text:style-name="P1">Вместе с хозяином дома вы проходите к калитке, ведущей на улицу.</text:p>
      <text:p text:style-name="P1">- Послушай путник, - собравшись с мыслями, говорит крестьянин, - ведь на</text:p>
      <text:p text:style-name="P1">самом деле у меня есть брат знахарь, который живет в городе. Но мы с ним давно</text:p>
      <text:p text:style-name="P1">не виделись, и я не знал, удобно ли сразу обращаться к нему с просьбами после</text:p>
      <text:p text:style-name="P1">долгой разлуки. Но теперь мои проблемы решены, и я хотел бы, чтобы он знал,</text:p>
      <text:p text:style-name="P1">что я хотел бы с ним увидеться, но никак не могу оторваться от домашних хлопот.</text:p>
      <text:p text:style-name="P1">Мне даже нечем отблагодарить тебя за помощь. Денег у меня нет, ведь на рынок я</text:p>
      <text:p text:style-name="P1">не езжу. Из моей домашней утвари вряд ли что-то пригодится тебе. Но если ты</text:p>
      <text:p text:style-name="P1">найдешь моего брата, расскажи ему о том, как ты помог мне, и я уверен, что он</text:p>
      <text:p text:style-name="P1">что-нибудь сделает для тебя. Его зовут Аникей, он живет в Рудногорске рядом с</text:p>
      <text:p text:style-name="P1">рыночной площадью (-60).</text:p>
      <text:p text:style-name="P1">Вы заверяете крестьянина, что обязательно передадите привет его брату, если</text:p>
      <text:p text:style-name="P1">встретите его во время путешествия, после чего отправляетесь своей дорогой - (80).</text:p>
      <text:p text:style-name="P1"><text:soft-page-break/>70.</text:p>
      <text:p text:style-name="P1">День подходит к концу, и почти все лавки, к сожалению, закрыты. С большим</text:p>
      <text:p text:style-name="P1">трудом вам удается найти кузнеца, который согласен отвлечься от своих вечерних</text:p>
      <text:p text:style-name="P1">забот и показать свой товар. Это старый седой мастер, но молот он еще держит</text:p>
      <text:p text:style-name="P1">крепко и не забыл секреты своего мастерства. В этом вы убеждаетесь, когда</text:p>
      <text:p text:style-name="P1">осматриваете его изделия. Кольчуги и другие доспехи не вызывают особого</text:p>
      <text:p text:style-name="P1">восхищения, а вот мечи превосходны – видимо, кузнец специализируется именно</text:p>
      <text:p text:style-name="P1">на их изготовлении. Жаль только, что при этом больше внимания он уделяет</text:p>
      <text:p text:style-name="P1">художественной отделке, а не улучшению боевых качеств. Впрочем, его можно</text:p>
      <text:p text:style-name="P1">понять: среди проезжающих через Каменку богатых купцов и другихпутешественников красиво украшенное оружие пользуется большим спросом.</text:p>
      <text:p text:style-name="P1">Среди многочисленных клинков ваше внимание привлекают три меча: один</text:p>
      <text:p text:style-name="P1">стоимостью 30 монет, прибавит 1 к Нападению; второй стоимостью 27 монет,</text:p>
      <text:p text:style-name="P1">наносит урон в 3 Жизни при точном ударе; третий стоимостью 38 монет,</text:p>
      <text:p text:style-name="P1">прибавит 1 к Нападению, 1 к Инициативе и наносит урон в 3 Жизни при каждом</text:p>
      <text:p text:style-name="P1">втором точном ударе.</text:p>
      <text:p text:style-name="P1">Кроме того, за отдельную плату в 10 монет кузнец готов наточить ваш меч,</text:p>
      <text:p text:style-name="P1">сделав его гораздо острее на некоторое время: в этом случае вы будете наносить</text:p>
      <text:p text:style-name="P1">урон на 1 Жизнь больше при каждом точном ударе во время следующих двух</text:p>
      <text:p text:style-name="P1">боев.</text:p>
      <text:p text:style-name="P1">Разобравшись с покупками, вы немного задерживаетесь, чтобы поболтать со</text:p>
      <text:p text:style-name="P1">старым кузнецом. Он жалуется вам на воров и проходимцев, которых всегда</text:p>
      <text:p text:style-name="P1">много в Каменке. Мастер советует вам быть осторожнее, особенно при посещении</text:p>
      <text:p text:style-name="P1">местных трактиров.</text:p>
      <text:p text:style-name="P1">Теперь пора попрощаться с мастером, к тому же он торопится вернуться к</text:p>
      <text:p text:style-name="P1">своим делам – 768.</text:p>
      <text:p text:style-name="P1">71.</text:p>
      <text:p text:style-name="P1">- Я знаю, кто ты, - шепотом говорите вы. – Водяной.</text:p>
      <text:p text:style-name="P1">- Что? – Холодно переспрашивает незнакомец. – Ты в своем уме? Или тебя</text:p>
      <text:p text:style-name="P1">навели на такие странные мысли мои мокрые волосы? Я лишь окунул голову в</text:p>
      <text:p text:style-name="P1">воду, так как на улице очень жарко.</text:p>
      <text:p text:style-name="P1">- Не пытайся обмануть меня, - прерываете вы его. – Лучше ответь на</text:p>
      <text:p text:style-name="P1">несколько моих вопросов...</text:p>
      <text:p text:style-name="P1">Не успеваете вы договорить, как внезапно к горлу подкатывает тошнота,</text:p>
      <text:p text:style-name="P1">голова идет кругом, перед глазами все расплывается, вы на несколько секунд</text:p>
      <text:p text:style-name="P1">теряете сознание и, обессилев, садитесь прямо на траву. Очнувшись, вы</text:p>
      <text:p text:style-name="P1">оглядываетесь и обнаруживаете, что находитесь на том же самом месте. Рядом</text:p>
      <text:p text:style-name="P1">бежит река, ярко светит солнце. Незнакомец бесследно исчез, так и не поговорив с</text:p>
      <text:p text:style-name="P1">вами. После всего случившегося вы твердо уверены, что это был водяной, и</text:p>
      <text:p text:style-name="P1">именно он помутил ваше сознание, чтобы исчезнуть с глаз назойливого</text:p>
      <text:p text:style-name="P1">собеседника. Теперь звать его бессмысленно, поэтому придется смириться с его</text:p>
      <text:p text:style-name="P1">исчезновением.</text:p>
      <text:p text:style-name="P1">Вернетесь в лавку и еще поговорите с ее хозяином (211), заглянете на</text:p>
      <text:p text:style-name="P1">мельницу (150) или покинете Мелководье (650)?</text:p>
      <text:p text:style-name="P1">72.</text:p>
      <text:p text:style-name="P1">Вы несколькими глотками выпиваете жидкость, налитую в деревянную</text:p>
      <text:p text:style-name="P1">чашку. Опустошив сосуд, вы видите на его дне изображение солнца. Вы смотрите</text:p>
      <text:p text:style-name="P1">на него несколько секунд, и вдруг на ваших глазах яркое дневное светило</text:p>
      <text:p text:style-name="P1">превращается в отвратительный череп. С ужасом догадавшись, что сделалинеправильный выбор, вы ощущаете во рту горький вкус яда, обжигающий все</text:p>
      <text:p text:style-name="P1">внутренности. Вы начали не с того сосуда, и теперь смертельная игра для вас</text:p>
      <text:p text:style-name="P1">окончена. Древню даже не надо будет применять свою магию: яд достаточно</text:p>
      <text:p text:style-name="P1"><text:soft-page-break/>силен, и через несколько минут вы расстанетесь с жизнью, немало помучавшись</text:p>
      <text:p text:style-name="P1">от боли и резей перед смертью...</text:p>
      <text:p text:style-name="P1">73.</text:p>
      <text:p text:style-name="P1">Вечер только начался, и можно не спеша прогуляться по деревне. Также</text:p>
      <text:p text:style-name="P1">неплохо было бы поужинать. Учтите: если ляжете спать голодным, потеряете 6</text:p>
      <text:p text:style-name="P1">Жизней (если вы, конечно, нигде не перекусили перед приходом в деревню). Итак,</text:p>
      <text:p text:style-name="P1">направитесь в трактир (739), поищите кузнеца (677) или воеводу (490)? Если вы</text:p>
      <text:p text:style-name="P1">побывали везде, где хотели - (307).</text:p>
      <text:p text:style-name="P1">74.</text:p>
      <text:p text:style-name="P1">- Через одну из дверей, - отвечает голова быка.</text:p>
      <text:p text:style-name="P1">- Я не знаю, - отвечает голова козла.</text:p>
      <text:p text:style-name="P1">- Нужно пройти все испытания, - отвечает голова медведя.</text:p>
      <text:p text:style-name="P1">Вы понимаете, что придумали плохой вопрос, но ответы уже получены, и</text:p>
      <text:p text:style-name="P1">права на еще один вопрос у вас нет. Теперь заколдованные замки ждут, когда вы</text:p>
      <text:p text:style-name="P1">выберете, в какую дверь пройдете: в левую, охраняемую головой медведя (631), в</text:p>
      <text:p text:style-name="P1">среднюю с головой козла (864) или в правую, на кольце которой висит голова быка</text:p>
      <text:p text:style-name="P1">(673).</text:p>
      <text:p text:style-name="P1">75.</text:p>
      <text:p text:style-name="P1">Тропинка, по которой вы пошли, постепенно становится почти все более</text:p>
      <text:p text:style-name="P1">узкой и незаметной, но она не исчезает и, извиваясь змейкой, уводит вас все</text:p>
      <text:p text:style-name="P1">дальше в чащу. Вскоре вы перестаете ориентироваться в лесу и надеетесь, что</text:p>
      <text:p text:style-name="P1">удача не покинет вас в эту трудную минуту, и тропинка выведет в нужно место и</text:p>
      <text:p text:style-name="P1">не позволит заблудиться. Вашим надеждам суждено сбыться: вскоре лес редеет,</text:p>
      <text:p text:style-name="P1">затем сосны расступаются и выпускают вас на широкую тропу – 186.</text:p>
      <text:p text:style-name="P1">76.</text:p>
      <text:p text:style-name="P1">- Ничего, - отвечаете вы. Ответ правильный, и карлик немало удивлен, что вы</text:p>
      <text:p text:style-name="P1">разгадали его непростую загадку. Вы доказали, что обладаете достаточной</text:p>
      <text:p text:style-name="P1">остротой ума, и древень соглашается кое-что рассказать вам о слугах Дриза.</text:p>
      <text:p text:style-name="P1">- Я не знаю расположения ходов внутри самой пещеры, - признается карлик,</text:p>
      <text:p text:style-name="P1">- но вход в нее сторожит большой страж, созданный из камня. Он очень стар по</text:p>
      <text:p text:style-name="P1">меркам людей и довольно молод по меркам своих собратьев. Как раз его возрасттебе и нужно знать. В этом году ему исполнилось 246 лет. Запомни это число, оно</text:p>
      <text:p text:style-name="P1">тебе обязательно пригодится.</text:p>
      <text:p text:style-name="P1">Это все, что хотел сообщить вам древень. Как оказалось, знает он немного, но</text:p>
      <text:p text:style-name="P1">вы благодарите его и за эту информацию, после чего прощаетесь и идете дальше</text:p>
      <text:p text:style-name="P1">по тропинке - (168).</text:p>
      <text:p text:style-name="P1">77.</text:p>
      <text:p text:style-name="P1">Вода выпита обоими противниками, и теперь секрет тактики древня</text:p>
      <text:p text:style-name="P1">приоткрывается. Он налил вам воду из темно-синего источника, который есть</text:p>
      <text:p text:style-name="P1">только у него. Но перед этим вы выпили отравленную воду из более светлого</text:p>
      <text:p text:style-name="P1">родника, поэтому остались живы, попросту нейтрализовав яд. Древень же после</text:p>
      <text:p text:style-name="P1">того, как выпивает налитую вами воду, бежит все к тому же темно-синему</text:p>
      <text:p text:style-name="P1">роднику и пьет из него большими глотками. Вода из этого родника нейтрализует</text:p>
      <text:p text:style-name="P1">отраву любого другого источника, и хозяин зала также не умирает. Вы уже</text:p>
      <text:p text:style-name="P1">догадываетесь, что вас ожидает, ведь прекрасно запомнили правила. Когда</text:p>
      <text:p text:style-name="P1">выясняется, что вам удалось выжить, древень, не говоря ни слова, просто хлопает в</text:p>
      <text:p text:style-name="P1">ладоши, и вы падаете замертво. Господин наделил своего слугу большой силой, и</text:p>
      <text:p text:style-name="P1">она возрастает под сводами пропитанной магией пещеры. Мощное древнее</text:p>
      <text:p text:style-name="P1">волшебство убило вас мгновенно, и вы не успели ничего почувствовать. Ваше</text:p>
      <text:p text:style-name="P1">путешествие закончилось на весьма печальной ноте: вы почти миновали</text:p>
      <text:p text:style-name="P1">последнего стража и добрались до нужного места. И это уже не говоря о том, что</text:p>
      <text:p text:style-name="P1">по возвращению в Стоянку вы должны были стать ханом могущественного</text:p>
      <text:p text:style-name="P1"><text:soft-page-break/>государства...</text:p>
      <text:p text:style-name="P1">78.</text:p>
      <text:p text:style-name="P1">- Ты, наверное, знаешь, где расположены заставы русичей – это известно</text:p>
      <text:p text:style-name="P1">каждому жителю Полесья: одна за городом Ледяным и одна за Каменкой прямо</text:p>
      <text:p text:style-name="P1">на Купеческом тракте. Они и сейчас стоят там же, и проход через них пока не</text:p>
      <text:p text:style-name="P1">закрыт.</text:p>
      <text:p text:style-name="P1">До сих пор считалось, что степняки не устраивают на границе постоянных</text:p>
      <text:p text:style-name="P1">укреплений, а в случае войны используют тактику набегов или разбивают</text:p>
      <text:p text:style-name="P1">большие лагеря. Сейчас многое изменилось, и нашим воеводам нужно быть</text:p>
      <text:p text:style-name="P1">готовыми ко всему. Я скажу лишь, что если ты пойдешь по Купеческому тракту, то</text:p>
      <text:p text:style-name="P1">будешь весьма удивлен, когда, миновав границу, наткнешься на высокий частокол.</text:p>
      <text:p text:style-name="P1">Лично я не стал рисковать и проверять, пропустят ли меня степняки-</text:p>
      <text:p text:style-name="P1">пограничники. Их застава перекрывает Купеческий тракт лишь для крупных</text:p>
      <text:p text:style-name="P1">караванов, а путник-одиночка может без труда прокрасться мимо. Преодолев это</text:p>
      <text:p text:style-name="P1">неожиданное препятствие, я углубился в степь. И знаешь, меня ожидало еще</text:p>
      <text:p text:style-name="P1">несколько неприятных сюрпризов: от границы и до самой Стоянки, столицы</text:p>
      <text:p text:style-name="P1">южных земель, я тут и там набредал на довольно крупные военные лагеря. Я</text:p>
      <text:p text:style-name="P1">предпочел не попадаться на глаза суровым всадникам, патрулировавшим ихокрестности. Степняки всерьез подготовились к войне. В Стоянку меня</text:p>
      <text:p text:style-name="P1">пропустили, но некоторые стражники поглядывали откровенно враждебно на</text:p>
      <text:p text:style-name="P1">чужака-русича. Я не стал останавливаться на ночь в городе и заночевал прямо в</text:p>
      <text:p text:style-name="P1">степи, после чего пустился в обратный путь. Идти назад мне было проще: в</text:p>
      <text:p text:style-name="P1">Стоянке я подкупил одного стражника, и он подсказал мне пароль, действующий</text:p>
      <text:p text:style-name="P1">на границе – «Быстрая стрела». Запомни его на всякий случай, но я не ручаюсь за</text:p>
      <text:p text:style-name="P1">то, что его не поменяли. Так что теперь я не собираюсь покидать Полесье, пока не</text:p>
      <text:p text:style-name="P1">закончится все это безобразие.</text:p>
      <text:p text:style-name="P1">Вы с интересом выслушиваете рассказ гусляра. Военачальникам русичей</text:p>
      <text:p text:style-name="P1">стоит обратить внимание на таких бродяг, обладающих бесценной во время</text:p>
      <text:p text:style-name="P1">войны информацией. Пароль, подсказанный музыкантом, конечно, нужно</text:p>
      <text:p text:style-name="P1">запомнить (+175) – 271.</text:p>
      <text:p text:style-name="P1">79.</text:p>
      <text:p text:style-name="P1">О несчастье, постигшем двух деревенских баб, мгновенно узнал весь поселок.</text:p>
      <text:p text:style-name="P1">Один из жителей рассказывает вам, что все приключилось за день до вашего</text:p>
      <text:p text:style-name="P1">прибытия. Поздно ночью мать с дочкой пошли в баню, ничто не предвещало</text:p>
      <text:p text:style-name="P1">беды. Хозяин дома вышел во двор, чтобы покормить собак, когда увидел, что его</text:p>
      <text:p text:style-name="P1">жена и дочь выскочили нагишом из бани и начали кричать и беситься: одна песни</text:p>
      <text:p text:style-name="P1">орет, другая пляшет, обе визжат да хихикают, а затем начали они друг друга на</text:p>
      <text:p text:style-name="P1">спине катать. Усмирить их никто не смог, насилу в дом завели да одели. Вот и</text:p>
      <text:p text:style-name="P1">теперь сидят они у себя дома да смотрят на всех полоумными глазами, никого из</text:p>
      <text:p text:style-name="P1">близких не узнают.</text:p>
      <text:p text:style-name="P1">Вы подходите к калитке дома, в котором случилось беда, и видите, что вы не</text:p>
      <text:p text:style-name="P1">единственный посетитель, желающий помочь несчастной семье. Во дворе</text:p>
      <text:p text:style-name="P1">собралось несколько стариков, окруживших пожилого мужчину, горестно</text:p>
      <text:p text:style-name="P1">опустившего голову. Вы догадываетесь, что это и есть хозяин дома. Осторожно</text:p>
      <text:p text:style-name="P1">открываете калитку и входите внутрь. Молчание, царившее перед вашим</text:p>
      <text:p text:style-name="P1">приходом, нарушает самый древний старик:</text:p>
      <text:p text:style-name="P1">- Я вот что разумею. Это не банник шутки шутит, а помощники его малые –</text:p>
      <text:p text:style-name="P1">анчутки. - Все с уважением слушают старшего из собравшихся в круг жителей. –</text:p>
      <text:p text:style-name="P1">Слышал я о них от бабки своей, она множество сказаний да наговоров знала. Могу</text:p>
      <text:p text:style-name="P1">я попробовать излечить больных, надо мне только немного молока да меда, а</text:p>
      <text:p text:style-name="P1">нужные слова я попробую вспомнить.</text:p>
      <text:p text:style-name="P1">Если хотите помочь крестьянину, чьи родные попали в беду, можете</text:p>
      <text:p text:style-name="P1"><text:soft-page-break/>вызваться и сбегать за медом и молоком. А может, они у вас уже есть? Вам нужно</text:p>
      <text:p text:style-name="P1">хотя бы две порции меда и четыре глотка молока. В любом случае, если хотите,</text:p>
      <text:p text:style-name="P1">скажите старикам, что принесете необходимые продукты, а когда они у вас будут,</text:p>
      <text:p text:style-name="P1">загляните на 289. А пока старик вспоминает нужный наговор, можете еще</text:p>
      <text:p text:style-name="P1">побродить по деревне – 484.</text:p>
      <text:p text:style-name="P1">80.Первая деревня, служащая знаком, что Рудногорск уже близко, остается</text:p>
      <text:p text:style-name="P1">позади, но уже через несколько сотен шагов вы подходите к другому небольшому</text:p>
      <text:p text:style-name="P1">селению. Крестьяне работают во дворах и не обращают на вас никакого внимания.</text:p>
      <text:p text:style-name="P1">У них слишком много дел в этот вечер, и им некогда отвлекаться на очередного</text:p>
      <text:p text:style-name="P1">путешественника. Жизнь этих селян спокойна и однообразна, поэтому вы решаете</text:p>
      <text:p text:style-name="P1">не терять время на бесполезные разговоры. Слева по-прежнему несет свои воды</text:p>
      <text:p text:style-name="P1">Мелкая. Вы замечаете неширокий мост, переброшенный через реку, но тропинка</text:p>
      <text:p text:style-name="P1">на другой стороне ведет на север, в сторону неодолимой плотной стены леса,</text:p>
      <text:p text:style-name="P1">синеющего на другом берегу. На юг дорога одна, поэтому выбирать, куда идти, не</text:p>
      <text:p text:style-name="P1">приходится – 558.</text:p>
      <text:p text:style-name="P1">81.</text:p>
      <text:p text:style-name="P1">Древень спокойно выпивает воду. Выглядит он весьма уверенным – 77.</text:p>
      <text:p text:style-name="P1">82.</text:p>
      <text:p text:style-name="P1">На вкус вода кажется обычной, и вы с удовольствием делаете несколько</text:p>
      <text:p text:style-name="P1">больших глотков. Умыв лицо, вы поднимаетесь на ноги и в это время ощущаете</text:p>
      <text:p text:style-name="P1">неприятную резь в животе. Вы надеетесь, что это быстро пройдет, но боли</text:p>
      <text:p text:style-name="P1">начинают усиливаться, и вскоре у вас возникает ощущение, что внутренности</text:p>
      <text:p text:style-name="P1">жжет сильное пламя. Не в силах перенести нестерпимые муки, вы падаете на</text:p>
      <text:p text:style-name="P1">землю, катаетесь по траве и глухо мычите от ужасных ощущений. Вы с ужасом</text:p>
      <text:p text:style-name="P1">ощущаете, что не можете дышать, и кровь словно остановилась в жилах.</text:p>
      <text:p text:style-name="P1">Задыхаясь, вы хватаетесь за горло и с трудом сглатываете. Через несколько минут</text:p>
      <text:p text:style-name="P1">жизнь потухнет в вашем измученном теле, а проклятый родник будет все так же</text:p>
      <text:p text:style-name="P1">приветливо журчать рядом с неподвижным телом...</text:p>
      <text:p text:style-name="P1">83.</text:p>
      <text:p text:style-name="P1">Кувшин появляется сразу после того, как вы говорите свой выбор. На вид в</text:p>
      <text:p text:style-name="P1">нем все та же вода, но вы знаете, что это не так – 63.</text:p>
      <text:p text:style-name="P1">84.</text:p>
      <text:p text:style-name="P1">- Яйцо, - отвечаете вы.</text:p>
      <text:p text:style-name="P1">Крестьяне в очередной раз удивлены вашей эрудицией, а вы начинаете</text:p>
      <text:p text:style-name="P1">задумываться о том, что пора бы заканчивать эти посиделки и продолжать путь.</text:p>
      <text:p text:style-name="P1">Впрочем, еще одну загадку послушать можно. Свою очередь вы милостиво отдали</text:p>
      <text:p text:style-name="P1">тому охотнику, который еще ничего не загадывал:</text:p>
      <text:p text:style-name="P1">Четыре брата на свете:Два брата впереди, два – позади.</text:p>
      <text:p text:style-name="P1">Спешат, бегут,</text:p>
      <text:p text:style-name="P1">Друг друга догнать не могут.</text:p>
      <text:p text:style-name="P1">Крестьянин довольно ухмыляется, считая, что с его загадкой вы помучаетесь.</text:p>
      <text:p text:style-name="P1">Если есть мысли насчет ответа, вы знаете, что делать. Если не знаете отгадку или</text:p>
      <text:p text:style-name="P1">вам некогда думать над ней – 179.</text:p>
      <text:p text:style-name="P1">85.</text:p>
      <text:p text:style-name="P1">Воевода доволен, что вы согласились на его предложение, и предлагает идти</text:p>
      <text:p text:style-name="P1">за ним. В полной темноте вы крадетесь за ним, стараясь делать это как можно</text:p>
      <text:p text:style-name="P1">тише, пока не попадаете в какую-то комнату. Здесь вы нащупываете кровать,</text:p>
      <text:p text:style-name="P1">после чего воевода уходит, пожелав вам спокойной ночи. Очутившись на мягкой</text:p>
      <text:p text:style-name="P1">постели, вы мгновенно забываетесь, обессиленные недавними событиями.</text:p>
      <text:p text:style-name="P1">Ночью вы видите странный сон. Непонятное существо, похожее на змею,</text:p>
      <text:p text:style-name="P1">притаилось в пещере. Оно не злое и не доброе, но очень древнее и могучее – так</text:p>
      <text:p text:style-name="P1">подсказывает сердце. В пещере царит полумрак, который рассеивается светом,</text:p>
      <text:p text:style-name="P1"><text:soft-page-break/>исходящим от странного шара, помещенного посередине. Змей подползает к</text:p>
      <text:p text:style-name="P1">нему, обвивает кольцами и начинает что-то шептать на непонятном языке. От</text:p>
      <text:p text:style-name="P1">незнакомых слов земля содрогается, гора ходит ходуном. Шар наполняется</text:p>
      <text:p text:style-name="P1">непонятной энергией, словно набирая силу, он похож на живое существо,</text:p>
      <text:p text:style-name="P1">наполняющееся энергией. Вдруг шар начинает светиться сильнее, разгоняя</text:p>
      <text:p text:style-name="P1">полумрак и освещая все вокруг. Внезапная вспышка света ослепляет вас, и вы</text:p>
      <text:p text:style-name="P1">просыпаетесь. За окном рассвело, и это солнечный луч попал вам в глаза.</text:p>
      <text:p text:style-name="P1">Непонятно, значит ли что-нибудь этот сон или нет. Вам пора собираться в дорогу.</text:p>
      <text:p text:style-name="P1">Воевода уже встал и ходит по избе. Увидев вас, выходящего из комнаты, от тепло</text:p>
      <text:p text:style-name="P1">приветствует своего боевого товарища и говорит, что через час будет готов</text:p>
      <text:p text:style-name="P1">завтрак, пока же предлагает вам чем-нибудь заняться. Вы сердечно благодарите</text:p>
      <text:p text:style-name="P1">его, но говорите, что вам некогда, и ваша цель слишком важна, чтобы оставаться</text:p>
      <text:p text:style-name="P1">надолго. Воеводе очень жаль, что вы так скоро покидаете его, но задерживать вас</text:p>
      <text:p text:style-name="P1">он не собирается. Вы проверяете снаряжение и, убедившись, что все на месте,</text:p>
      <text:p text:style-name="P1">выходите на улицу – 346.</text:p>
      <text:p text:style-name="P1">86.</text:p>
      <text:p text:style-name="P1">Теперь можете сходить туда, где еще не были: в трактир (109), на рынок (740)</text:p>
      <text:p text:style-name="P1">или к воеводе (254). Если вы завершили все дела, самое время готовиться ко сну -</text:p>
      <text:p text:style-name="P1">(600).</text:p>
      <text:p text:style-name="P1">87.Теперь очередь вашего собеседника бросать кости. Он долго крутит</text:p>
      <text:p text:style-name="P1">стаканчик, хитро поглядывая на вас, после чего выбрасывает свой цвет на всех трех</text:p>
      <text:p text:style-name="P1">кубиках.</text:p>
      <text:p text:style-name="P1">- Ба, да удача сегодня определенно любит меня! – радуется игрок, сгребая</text:p>
      <text:p text:style-name="P1">выигранные монеты. – Не желаешь сыграть еще?</text:p>
      <text:p text:style-name="P1">Нет, с вас хватит. Вы просите этого подозрительного человек оставить вас в</text:p>
      <text:p text:style-name="P1">покое, пока он не выманил все монеты из вашего кошелька. Проигрыш немного</text:p>
      <text:p text:style-name="P1">испортил вам настроение, но вечер еще впереди – глядишь, удастся вернуть</text:p>
      <text:p text:style-name="P1">хорошее расположение духа. Что вы сделаете: подсядете к одной из компаний</text:p>
      <text:p text:style-name="P1">(521), поговорите с хозяином (605) или покинете трактир (768)?</text:p>
      <text:p text:style-name="P1">88.</text:p>
      <text:p text:style-name="P1">Быстро сорвав цветок, вы спрыгиваете с пригорка и бежите прямо на стража,</text:p>
      <text:p text:style-name="P1">перегородившего дорогу к спасительной тропинке. Легко увернувшись от</text:p>
      <text:p text:style-name="P1">медленно опускающегося сука, вы перепрыгиваете подвернувшийся под ноги</text:p>
      <text:p text:style-name="P1">корень и прыжками пересекаете поляну. Но вы недооценили силу стража леса: в</text:p>
      <text:p text:style-name="P1">запасе у него есть кое-что получше, чем неповоротливые ветви, растущие из</text:p>
      <text:p text:style-name="P1">собственного ствола. Из земли неожиданно появляется длинный корень, который</text:p>
      <text:p text:style-name="P1">в мгновение ока охватывает ногу и тянет вас назад. Бросьте кубик. Если выпадет</text:p>
      <text:p text:style-name="P1">1,2,3 – читайте п.758, если 4,5,6 – п.449. Если вы владеете приемом Реакция,</text:p>
      <text:p text:style-name="P1">переходите на 758.</text:p>
      <text:p text:style-name="P1">89.</text:p>
      <text:p text:style-name="P1">Вы подползаете еще ближе к лагерю. Пробраться в него нет никакой</text:p>
      <text:p text:style-name="P1">возможности, но вы и так достаточно близко, чтобы разглядеть все подробности.</text:p>
      <text:p text:style-name="P1">Теперь вы замечаете, что у машин работают не степняки, люди совсем из другого</text:p>
      <text:p text:style-name="P1">народа. Хотя разрез глаз у них такой же, но они резко отличаются от степняков</text:p>
      <text:p text:style-name="P1">телосложением, цветом волос, манерами, формой головы. Вы никогда не видели</text:p>
      <text:p text:style-name="P1">этого народа. Кто это – пленники или друзья степняков? По тому, как с ними</text:p>
      <text:p text:style-name="P1">обращаются десятники, надзирающие за работами, вы догадываетесь, что, скорее,</text:p>
      <text:p text:style-name="P1">все-таки пленники. Некоторые путешественники, которых вы встречали,</text:p>
      <text:p text:style-name="P1">рассказывали, что далеко на юге, к востоку от Айзарии, расположены небольшие</text:p>
      <text:p text:style-name="P1">государства, порой состоящие из одного-двух городов, которые заселены людьми,</text:p>
      <text:p text:style-name="P1">внешне похожими на степняков. Скорее, всего, это один из таких народов,</text:p>
      <text:p text:style-name="P1">порабощенный своим более могущественным соседом.</text:p>
      <text:p text:style-name="P1"><text:soft-page-break/>Теперь вы можете лучше рассмотреть все механизмы, но, однако, это вам</text:p>
      <text:p text:style-name="P1">ничего не дает – принцип действия большинства из них так и остается загадкой.</text:p>
      <text:p text:style-name="P1">Понимая, что делать вам здесь больше нечего, вы собираетесь уйти, когда</text:p>
      <text:p text:style-name="P1">замечаете две фигуры, отделившиеся от лагеря и направляющиеся в вашу</text:p>
      <text:p text:style-name="P1">сторону. Они подходят совсем близко, и вы затихаете в траве, чтобы не выдать</text:p>
      <text:p text:style-name="P1">своего присутствия. Теперь вы различаете, о чем говорят два степняка.- ...очень неплохо. Кроме этого, они умеют изготавливать великолепные</text:p>
      <text:p text:style-name="P1">гранаты, которые заполняют черной горючей жидкостью. Попадая на человека,</text:p>
      <text:p text:style-name="P1">эта жидкость сильно обжигает его, но еще важнее, что такими гранатами можно</text:p>
      <text:p text:style-name="P1">поджечь деревянные стены. Сейчас я работаю над этими изобретениями.</text:p>
      <text:p text:style-name="P1">- Ты отлично потрудился, Гансухэ. Это отличные новости. Но и у меня есть</text:p>
      <text:p text:style-name="P1">для тебя хорошая весть. Тебя хочет наградить сам главный туменник. Да-да, я</text:p>
      <text:p text:style-name="P1">рассказал ему о твоих успехах, и он очень доволен.</text:p>
      <text:p text:style-name="P1">- Благодарю вас, господин.</text:p>
      <text:p text:style-name="P1">- Завтра же выезжай в главный лагерь.</text:p>
      <text:p text:style-name="P1">- Но как я попаду внутрь?</text:p>
      <text:p text:style-name="P1">- Запомни пароль – «Слово хана» (-160).</text:p>
      <text:p text:style-name="P1">- Я запомню.</text:p>
      <text:p text:style-name="P1">- Скажешь его охране, и тебя пропустят.</text:p>
      <text:p text:style-name="P1">- Благодарю господин.</text:p>
      <text:p text:style-name="P1">По тому, что голоса начинают утихать, вы догадываетесь, что степняки</text:p>
      <text:p text:style-name="P1">возвращаются в лагерь. Теперь пора уходить и вам. Вы начинаете отползать назад</text:p>
      <text:p text:style-name="P1">и вдруг вздрагиваете от громкого окрика. Быстро обернувшись, вы видите перед</text:p>
      <text:p text:style-name="P1">собой трех степняков. Они вооружены короткими копьями, круглыми щитами и</text:p>
      <text:p text:style-name="P1">саблями. Это патруль. Степные воины издалека заметили вас и бесшумно</text:p>
      <text:p text:style-name="P1">подкрались, чтобы застать врасплох. Им это удалось, пока вы отвлеклись, слушая</text:p>
      <text:p text:style-name="P1">разговор. Вы замечаете коней, которых степняки предусмотрительно оставили у</text:p>
      <text:p text:style-name="P1">лагеря.</text:p>
      <text:p text:style-name="P1">- Кто ты? Отвечай немедленно! – требует командир патруля.</text:p>
      <text:p text:style-name="P1">Раздумывать нет времени. Что вы сделаете: нападете на патруль, рискуя</text:p>
      <text:p text:style-name="P1">привлечь внимание в лагере (317), скажете, что пришли к Гансухэ (вы запомнили</text:p>
      <text:p text:style-name="P1">имя одного из разговаривавших минуту назад степняков) (645) или броситесь</text:p>
      <text:p text:style-name="P1">бежать (525)?</text:p>
      <text:p text:style-name="P1">90.</text:p>
      <text:p text:style-name="P1">Обойти лагерь оказывается нетрудно. Хотя вас в большей мере беспокоят не</text:p>
      <text:p text:style-name="P1">расстояния, а конные разъезды, которые наверняка патрулируют окрестности. Но</text:p>
      <text:p text:style-name="P1">вам повезло, и ни один патруль не заметил незваного гостя. Вскоре лагерь остается</text:p>
      <text:p text:style-name="P1">позади, и вы спокойно продолжаете путешествие.</text:p>
      <text:p text:style-name="P1">Долгое время вы идете по бездорожью, путаясь в высокой траве. Поэтому</text:p>
      <text:p text:style-name="P1">когда вы выходите на широкую дорогу, вам кажется, что это удача послала вам ее,</text:p>
      <text:p text:style-name="P1">чтобы дать возможность отдохнуть уставшим от травы ногам. Пока поблизости</text:p>
      <text:p text:style-name="P1">никого не видно, вы решаете продолжить путь по дороге, ведущей на юго-восток –</text:p>
      <text:p text:style-name="P1">226.</text:p>
      <text:p text:style-name="P1">91.</text:p>
      <text:p text:style-name="P1">Если вы уже гуляли по улицам - (767), если нет – 882.92.</text:p>
      <text:p text:style-name="P1">Жара начинает спадать. Солнце уже проделало значительную часть своего</text:p>
      <text:p text:style-name="P1">дневного пути, тени удлиняются. Надо бы поторопиться, чтобы не остаться на</text:p>
      <text:p text:style-name="P1">ночь в лесу. Может быть, пора выйти на хорошую дорогу? Ямы, по вашим</text:p>
      <text:p text:style-name="P1">расчетам, уже недалеко. Идти по Купеческому тракту будет не так трудно, как</text:p>
      <text:p text:style-name="P1">пару часов назад, когда мучили духота и зной. Хотя идти по лесной дороге совсем</text:p>
      <text:p text:style-name="P1">нетрудно, но ведь все может быстро измениться. Вот и тропинка, убегающая</text:p>
      <text:p text:style-name="P1">влево. Если выбираться из леса, то сейчас самое время свернуть – новый путь,</text:p>
      <text:p text:style-name="P1"><text:soft-page-break/>похоже, выведет к тракту (741). Можно продолжить путешествие по лесу, вот</text:p>
      <text:p text:style-name="P1">только тропа как-то подозрительно начинает забирать вправо: вы рискуете сильно</text:p>
      <text:p text:style-name="P1">отклониться в сторону, и ночевать придется на природе (210).</text:p>
      <text:p text:style-name="P1">93.</text:p>
      <text:p text:style-name="P1">- Он говорит правду, - отвечает голова медведя, находящаяся слева.</text:p>
      <text:p text:style-name="P1">- Я могу говорить и правду, и ложь, - отвечает голова козла.</text:p>
      <text:p text:style-name="P1">- Он врет, - сообщает голова быка, находящаяся справа.</text:p>
      <text:p text:style-name="P1">Вы задумываетесь над словами зачарованных замков. Кажется, вы</text:p>
      <text:p text:style-name="P1">столкнулись с новой загадкой, в которой содержится ответ на вопрос, как</text:p>
      <text:p text:style-name="P1">правильно сделать следующий выбор. Поразмыслив, решайте, в какую дверь</text:p>
      <text:p text:style-name="P1">войдете: в ту, что охраняет голова медведя (631), голова козла (864) или быка (673)?</text:p>
      <text:p text:style-name="P1">94.</text:p>
      <text:p text:style-name="P1">Вас бросают в тюрьму – маленький душный домик без окон. Сбежать из него</text:p>
      <text:p text:style-name="P1">невозможно, к тому же вход постоянно охраняется двумя стражниками. Первым</text:p>
      <text:p text:style-name="P1">«проведать» вас приходит щуплый чиновник. Он, постоянно щурясь,</text:p>
      <text:p text:style-name="P1">расспрашивает вас своим противным голосом о цели визита в Стоянку, куда и</text:p>
      <text:p text:style-name="P1">зачем вы направляетесь. Поняв, что ему от вас ничего не добиться, он уходит, а</text:p>
      <text:p text:style-name="P1">вместо него в помещение вскоре вваливаются двое здоровых степняков. Они долго</text:p>
      <text:p text:style-name="P1">избивают и мучают вас, не говоря ни единого слова. Затем их сменяет все тот же</text:p>
      <text:p text:style-name="P1">чиновник и продолжает задавать вопросы. Два дня вас пытают и допрашивают, но</text:p>
      <text:p text:style-name="P1">вы не выдаете истинной цели своего путешествия. Перед тем, как бросить в</text:p>
      <text:p text:style-name="P1">тюрьму, вас раздели и выдали грубую грязную одежду, похожую на большой</text:p>
      <text:p text:style-name="P1">мешок, но вы даже не знаете, нашли ли враги письмо. Ранним утром третьего дня</text:p>
      <text:p text:style-name="P1">вас выводят на площадь рядом с дворцом, чтобы публично казнить. Несмотря на</text:p>
      <text:p text:style-name="P1">предрассветный час, на площади собралась огромная толпа. Хорошо еще, что</text:p>
      <text:p text:style-name="P1">палач просто отрубит голову, а не посадит на кол или не сварит в кипятке...</text:p>
      <text:p text:style-name="P1">95.Вскоре все становится понятно. Коварный хозяин пещеры дал вам воду из</text:p>
      <text:p text:style-name="P1">темно-синего источника, от которой нет противоядия. Теперь вам нечем</text:p>
      <text:p text:style-name="P1">нейтрализовать ее действие. Сам же древень делает глоток из этого же своего</text:p>
      <text:p text:style-name="P1">источника, к которому вы не имели доступ, и мгновенно излечивается. Он</text:p>
      <text:p text:style-name="P1">действовал наверняка и потому остается жить. Вас же ждет неминуемая смерть. К</text:p>
      <text:p text:style-name="P1">счастью, она наступает очень быстро. Вы даже не успеваете заметить, как жизнь</text:p>
      <text:p text:style-name="P1">обрывается. Происходит это легко и безболезненно, и вы даже не успеваете</text:p>
      <text:p text:style-name="P1">пожалеть о проделанном пути и о том, что цель, похоже, была прямо за</text:p>
      <text:p text:style-name="P1">следующим поворотом...</text:p>
      <text:p text:style-name="P1">96.</text:p>
      <text:p text:style-name="P1">Потолок начинает опускаться, и вскоре вы ясно его видите. В это же время вы</text:p>
      <text:p text:style-name="P1">различаете плеск воды. При этом у вас возникает ощущение, что впереди</text:p>
      <text:p text:style-name="P1">находится целая река. Пройдя еще около получаса и прислушиваясь к журчанию,</text:p>
      <text:p text:style-name="P1">вы доходите до конца коридора и попадаете в довольно обширный зал, хоть и не</text:p>
      <text:p text:style-name="P1">такой большой, как тот, в котором вы недавно были. Стены и потолок здесь не</text:p>
      <text:p text:style-name="P1">отесаны, как и в остальной части пещеры, а пол идеально ровный. Но ваше</text:p>
      <text:p text:style-name="P1">внимание привлекает в первую очередь существо, находящееся у дальней стены.</text:p>
      <text:p text:style-name="P1">Это древень, но трудно сказать, какого он пола и происхождения и откуда</text:p>
      <text:p text:style-name="P1">появился здесь. У него две руки и две ноги, но он мало чем похоже на человека.</text:p>
      <text:p text:style-name="P1">Тело его состоит из непонятной материи, похожей на окаменевшее дерево,</text:p>
      <text:p text:style-name="P1">местами покрытое зеленым мхом. Голова напоминает узкий вытянутый цилиндр,</text:p>
      <text:p text:style-name="P1">из которого торчит нос, похожий на шишку, а над ним блестят два черных</text:p>
      <text:p text:style-name="P1">маленьких глаза без век. В голову приходит, что это бывший леший, давно</text:p>
      <text:p text:style-name="P1">обосновавшийся в пещере и много лет служащий ее хозяину. Осмотревшись, вы</text:p>
      <text:p text:style-name="P1">замечаете также множество маленьких родников, пробивающихся из последних</text:p>
      <text:p text:style-name="P1">сил из-под земли. Именно их журчание вы и услышали издалека. Древень ждет,</text:p>
      <text:p text:style-name="P1"><text:soft-page-break/>когда вы подойдете, и вы понимаете, что это единственно возможное осмысленное</text:p>
      <text:p text:style-name="P1">действие в данной ситуации, тем более что за его спиной вы различаете проход.</text:p>
      <text:p text:style-name="P1">Вы приближаетесь к хозяину этого необычного зала, и он заговаривает с вами</text:p>
      <text:p text:style-name="P1">своим скрипучим голосом:</text:p>
      <text:p text:style-name="P1">- Ты храбрый человек, раз посмел явиться сюда. Или же ты попросту сошел с</text:p>
      <text:p text:style-name="P1">ума? Но теперь это неважно. Я страж этого коридора, и я не позволю тебе пройти</text:p>
      <text:p text:style-name="P1">дальше. Впрочем, я должен предложить тебе сыграть со мной в одну игру.</text:p>
      <text:p text:style-name="P1">Победивший в нее остается жить, проигравший умирает. Как видишь, я до сих</text:p>
      <text:p text:style-name="P1">пор жив, поэтому ты должен догадаться, что я всегда выигрываю, и у тебя нет</text:p>
      <text:p text:style-name="P1">шансов.</text:p>
      <text:p text:style-name="P1">- Давай ближе к делу, - просите вы, устав от бахвальства этого</text:p>
      <text:p text:style-name="P1">отвратительного существа.</text:p>
      <text:p text:style-name="P1">- Торопишься умереть? – усмехается древень. – Тогда начнем! – С этими</text:p>
      <text:p text:style-name="P1">словами он громко хлопает в ладоши, и в тот же миг все родники, находящиеся в</text:p>
      <text:p text:style-name="P1">пещере, оживают и начинают бить с такой силой, что превращаются в столбыводы высотой с ваш рост. Вместе с тем брызги не разлетаются по всей пещере:</text:p>
      <text:p text:style-name="P1">вода удивительным образом течет в определенном направлении, словно по</text:p>
      <text:p text:style-name="P1">невидимому руслу, находящемуся прямо в воздухе. – Теперь слушай правила, -</text:p>
      <text:p text:style-name="P1">продолжает хозяин этой части пещеры, и вы превращаетесь в слух, ведь от исхода</text:p>
      <text:p text:style-name="P1">игры зависит ваша жизнь. – Здесь девять родников, четыре на моей стороне и пять</text:p>
      <text:p text:style-name="P1">на твоей. Два родника на твоей стороне – с простой водой, ей ты можешь умыться</text:p>
      <text:p text:style-name="P1">и напиться. Остальные три родника отравлены. На моей стороне отравлены все</text:p>
      <text:p text:style-name="P1">четыре родника. Вода в отравленных источниках, как ты видишь, отличается по</text:p>
      <text:p text:style-name="P1">цвету: на моей и твоей стороне есть по одному роднику с прозрачной водой, по</text:p>
      <text:p text:style-name="P1">одному – с голубой и по одному – с синей. Вода в четвертом роднике, который есть</text:p>
      <text:p text:style-name="P1">только у меня, имеет темно-синий цвет. Если кто-то выпьет воду из любого</text:p>
      <text:p text:style-name="P1">отравленного родника, будь то древень или человек, он умрет. Спасти его может</text:p>
      <text:p text:style-name="P1">только одно: он должен выпить воду из родника, вода в котором имеет более</text:p>
      <text:p text:style-name="P1">темный цвет. Теперь условия игры: каждый из нас набирает в кружку воды из</text:p>
      <text:p text:style-name="P1">одного из своих родников и дает ее выпить противнику. Тот, кто остается жить,</text:p>
      <text:p text:style-name="P1">выигрывает. Смешивать воду из разных родников нельзя.</text:p>
      <text:p text:style-name="P1">- И это все? – удивляетесь вы и усмехаетесь: рассказ об отравленных родниках</text:p>
      <text:p text:style-name="P1">занял гораздо больше времени, чем объяснение правил игры.</text:p>
      <text:p text:style-name="P1">- Да, все, - древень хитро прищуривается. – Кажется, ты уже придумал, как</text:p>
      <text:p text:style-name="P1">победить? Наверное, это моя последняя игра. – Он печально вздыхает, но в его</text:p>
      <text:p text:style-name="P1">словах ясно ощущается ирония и нескрываемое презрение к вашей уверенности.</text:p>
      <text:p text:style-name="P1">Это подстегивает вас, и внутри появляется острое желание наказать это мерзкое</text:p>
      <text:p text:style-name="P1">существо.</text:p>
      <text:p text:style-name="P1">- Да, забыл сказать, - добавляет древень. – Если вдруг случится, что выживут</text:p>
      <text:p text:style-name="P1">оба игрока (а такого еще никогда не было), то я должен буду тебя убить. Таковы</text:p>
      <text:p text:style-name="P1">правила, - разводит он руками.</text:p>
      <text:p text:style-name="P1">Итак, игра началась, и вам нужно сделать выбор, от которого зависит ваша</text:p>
      <text:p text:style-name="P1">жизнь. Древень набирает воду из одного из источников и предлагает ее вам, но</text:p>
      <text:p text:style-name="P1">делает это скрытно, и вы не замечаете, из какого именно родника он ее набрал. Вы</text:p>
      <text:p text:style-name="P1">должны пить первым – 846.</text:p>
      <text:p text:style-name="P1">97.</text:p>
      <text:p text:style-name="P1">Сделав равнодушный вид, вы проходите мимо стражников и идете вдоль</text:p>
      <text:p text:style-name="P1">забора. Перелезть его не представило бы трудности, если бы не прохожие,</text:p>
      <text:p text:style-name="P1">которых в этой части города предостаточно, а перемахнуть разом через</text:p>
      <text:p text:style-name="P1">высящуюся рядом стену не удастся. К тому же неизвестно, что ждет вас на другой</text:p>
      <text:p text:style-name="P1">стороне – это вполне могут быть острые пики и сабли кешиктенов и багатуров.</text:p>
      <text:p text:style-name="P1">Наконец, в противоположной от ворот стороне вам удается найти тихое</text:p>
      <text:p text:style-name="P1"><text:soft-page-break/>место, рядом с которым не видно ни одного человека. К тому же именно здесь</text:p>
      <text:p text:style-name="P1">самая небольшая вероятность столкнуться с кем-то на другой стороне стены.</text:p>
      <text:p text:style-name="P1">Понимая, что лучшего шанса осуществить задуманное может не</text:p>
      <text:p text:style-name="P1">представиться, вы прыгаете на стену и подтягиваетесь на руках, но в это время</text:p>
      <text:p text:style-name="P1">раздается громкий крик:- Стой! Спускайся немедленно!</text:p>
      <text:p text:style-name="P1">Понимая, что убегать теперь поздно, вы спрыгиваете обратно на землю и</text:p>
      <text:p text:style-name="P1">оборачиваетесь. Вы и не заметили двоих воинов, разговаривавших в тени одного</text:p>
      <text:p text:style-name="P1">из домов. А вот они вас отлично видели, так что отпираться теперь бессмысленно.</text:p>
      <text:p text:style-name="P1">Они быстро приближаются к вам, и вы видите, что это обыкновенные воины, не</text:p>
      <text:p text:style-name="P1">принадлежащие ни к рядам кешиктенов, ни нукеров. Они без лишних слов</text:p>
      <text:p text:style-name="P1">требуют, чтобы вы отдали им свое оружие и следовали туда, куда они прикажут.</text:p>
      <text:p text:style-name="P1">Вы понимаете, что они рады случаю отличиться перед ханом и преподнесут ваши</text:p>
      <text:p text:style-name="P1">действия в таком свете, что вас немедленно сочтут вражеским шпионом,</text:p>
      <text:p text:style-name="P1">пытавшимся пробраться во дворец. Рядом никого не видно, и еще есть шанс</text:p>
      <text:p text:style-name="P1">выйти сухим их воды, сразив этих неожиданно появившихся врагов мечом (708). В</text:p>
      <text:p text:style-name="P1">ином случае придется подчиниться их требованиям, отдать оружие и идти к</text:p>
      <text:p text:style-name="P1">ближайшему городскому патрулю – 94.</text:p>
      <text:p text:style-name="P1">98.</text:p>
      <text:p text:style-name="P1">- Что? Ты не хочешь стать слугой такого могущественного господина? –</text:p>
      <text:p text:style-name="P1">вскипает вспыльчивый леший. – Ну так и не надейся на мои милости! Броди вечно</text:p>
      <text:p text:style-name="P1">по моим угодьям и жалей о том, что отказался от столь щедрого предложения!</text:p>
      <text:p text:style-name="P1">Леший хлопает в ладоши и растворяется в воздухе. Вместе с этим пень, на</text:p>
      <text:p text:style-name="P1">котором он сидел, вновь приобретает вид старого трухлявого обломка дерева. Вы</text:p>
      <text:p text:style-name="P1">не хотели рассердить хозяина этого леса, но по неосторожности сделали это.</text:p>
      <text:p text:style-name="P1">Злопамятный леший, к сожалению для вас, держит свое обещание. Несколько</text:p>
      <text:p text:style-name="P1">дней вы ходите кругами по лесу, пытаясь найти нужное направление, но</text:p>
      <text:p text:style-name="P1">постоянно возвращаетесь к злополучной тропинке. Когда истощатся запасы пищи</text:p>
      <text:p text:style-name="P1">и воды, вы умрете от жажды или голода (скорее всего, от первого), так как найти</text:p>
      <text:p text:style-name="P1">что-нибудь съедобное леший вам не даст, надежно припрятав свои богатства.</text:p>
      <text:p text:style-name="P1">Взывать к его милости и просить изменить свое решение теперь бесполезно: дух</text:p>
      <text:p text:style-name="P1">этого леса оказался очень своенравным и жестоким...</text:p>
      <text:p text:style-name="P1">99.</text:p>
      <text:p text:style-name="P1">Брата медника нет дома, и дверь открывает его жена, очень удивленная</text:p>
      <text:p text:style-name="P1">вашим приходом. Вы сообщаете ему, что хотели бы осмотреть дом немедленно, не</text:p>
      <text:p text:style-name="P1">принимая никаких возражений. Хозяйка понимает, что сопротивляться</text:p>
      <text:p text:style-name="P1">бесполезно – ваши полномочия сейчас очень широки. Она придерживает собаку,</text:p>
      <text:p text:style-name="P1">и вы проходите в дом. Женщина одна, ее родные куда-то ушли, поэтому никто не</text:p>
      <text:p text:style-name="P1">помешает вам тщательно обыскать весь дом. Комнаты всего три, и мебели в них не</text:p>
      <text:p text:style-name="P1">так много, поэтому осмотр не должен занять много времени. Бегло осмотрев</text:p>
      <text:p text:style-name="P1">первое помещение, вы переходите в спальню хозяина. Заглядываете под кровать,</text:p>
      <text:p text:style-name="P1">затем приказываете открыть сундук, стоящий в углу. В нем одежда,</text:p>
      <text:p text:style-name="P1">принадлежащая хозяину дома. Первого же взгляда достаточно, чтобы понять, что</text:p>
      <text:p text:style-name="P1">содержимое сундука недавно доставалось наружу. Подталкиваемые внезапновозникшими подозрениями, вы выкладываете все на пол и находите очень</text:p>
      <text:p text:style-name="P1">интересную вещь на дне сундука. Это кинжал, и вам, как опытному воину, легко</text:p>
      <text:p text:style-name="P1">определить, что это настоящее боевое оружие, а не нож для разделки мяса. На</text:p>
      <text:p text:style-name="P1">кинжале кровь, которую даже успели смыть. Увидев кинжал, бедная женщина</text:p>
      <text:p text:style-name="P1">чуть не падает в обморок. Она уверяет вас, что не знает, откуда он у мужа, и видит</text:p>
      <text:p text:style-name="P1">его впервые. Ей можно поверить, но по большому счету вам уже все равно, что она</text:p>
      <text:p text:style-name="P1">говорит. На возникшие внезапно вопросы может ответить только ее муж,</text:p>
      <text:p text:style-name="P1">который, со слов женщины, сейчас в гостях у соседа. Больше вы ничего</text:p>
      <text:p text:style-name="P1">интересного не находите, поэтому аккуратно заворачиваете найденный кинжал в</text:p>
      <text:p text:style-name="P1"><text:soft-page-break/>ткань (-24) и, молча кивнув головой напуганной хозяйке на прощанье, выходите на</text:p>
      <text:p text:style-name="P1">улицу. На улице совсем стемнело. Теперь имеет смысл зайти к соседу и вызвать</text:p>
      <text:p text:style-name="P1">брата покойного на серьезный разговор (685). Если вы по каким-то причинам не</text:p>
      <text:p text:style-name="P1">собираетесь ничего ему говорить, то придется на этом закончить расследование,</text:p>
      <text:p text:style-name="P1">так и не доведя его до конца - (560).</text:p>
      <text:p text:style-name="P1">100.</text:p>
      <text:p text:style-name="P1">- Неплохо было бы позавтракать, - замечаете вы, и крестьяне полностью с</text:p>
      <text:p text:style-name="P1">вами согласны. – Не сходите ли за дровишками, ребята? - обращаетесь вы к</text:p>
      <text:p text:style-name="P1">братьям. Они не могут отказать такому славному воину, как вы, поэтому</text:p>
      <text:p text:style-name="P1">услужливо заверяют, что мигом исполнят ваше поручение. Когда они скрываются</text:p>
      <text:p text:style-name="P1">за деревьями, вы продолжаете беседу с третьим грибником. Теперь говорите вы,</text:p>
      <text:p text:style-name="P1">начиная с того, что объясняете, что скачете до Ледяного, где должны нести службу,</text:p>
      <text:p text:style-name="P1">что времена нынче неспокойные и так далее, пытаясь разговорить собеседника. Он</text:p>
      <text:p text:style-name="P1">внимательно слушает вас, словно что-то взвешивая, затем, не сводя глаз, начинает</text:p>
      <text:p text:style-name="P1">говорить:</text:p>
      <text:p text:style-name="P1">- Времена неспокойные, это точно. По всем деревням слухи ходят, что скоро</text:p>
      <text:p text:style-name="P1">война начнется. Худо тогда нашему брату крестьянину придется, а уж о вас,</text:p>
      <text:p text:style-name="P1">дружинниках, и говорить нечего. А жить хорошо всем охота... Ведь охота тебе</text:p>
      <text:p text:style-name="P1">жить хорошо, а, служивый?</text:p>
      <text:p text:style-name="P1">Он выжидающе смотрит на вас. Похоже, ваш ответ может как-то повлиять на</text:p>
      <text:p text:style-name="P1">дальнейший ход беседы. Итак, ответите, что хотите жить хорошо (528) или</text:p>
      <text:p text:style-name="P1">возразите, сказав, что лишения только закаляют человека (704)?</text:p>
      <text:p text:style-name="P1">101.</text:p>
      <text:p text:style-name="P1">Вы наклоняетесь над водой и пытаетесь достать венок. Лодка, до этого</text:p>
      <text:p text:style-name="P1">спокойно бежавшая по глади озера, в этот момент покачнулась, и вы, неловко</text:p>
      <text:p text:style-name="P1">взмахнув руками и потеряв равновесие, шлепаетесь в воду. Глубина здесь</text:p>
      <text:p text:style-name="P1">немаленькая, зато вода не очень холодная. Вы отчаянно перебираете руками и</text:p>
      <text:p text:style-name="P1">ногами, пытаясь подобраться обратно к лодке. К счастью, рыбак, управляющий</text:p>
      <text:p text:style-name="P1">лодкой, уже заметил ваше падение и уже остановил лодку. Его товарищ пытается</text:p>
      <text:p text:style-name="P1">протянуть вам весло, но, поняв, что это не лучший вариант спасения утопающего,догадывается бросить вам конец крепкой веревки, после чего подтягивает вас</text:p>
      <text:p text:style-name="P1">поближе. Вы с трудом переваливаетесь через край лодки и, стуча зубами,</text:p>
      <text:p text:style-name="P1">поеживаетесь, подставляя спину под жаркие лучи солнца. Рыбаки смеются,</text:p>
      <text:p text:style-name="P1">обнажая свои желтоватые кривые зубы, и похлопывают вас по плечу. Понимая,</text:p>
      <text:p text:style-name="P1">что вы и так пережили не самые приятные моменты своей жизни, они не стали</text:p>
      <text:p text:style-name="P1">ругать вас за недисциплинированное поведение. Вы вдоволь нахлебались воды,</text:p>
      <text:p text:style-name="P1">получили удар веслом от неуклюжего крестьянина и немного ободрали ладони,</text:p>
      <text:p text:style-name="P1">когда лезли в лодку (потеряйте 4 Жизни). Небольшим утешением вам будет</text:p>
      <text:p text:style-name="P1">служить то, что поймать венок все-таки удалось, и теперь его можно спрятать в</text:p>
      <text:p text:style-name="P1">вещмешок (+140): вдруг пригодится? – 485.</text:p>
      <text:p text:style-name="P1">102.</text:p>
      <text:p text:style-name="P1">- Этот сверток, - объясняет мужчина, - мы забрали у одного гонца степняков,</text:p>
      <text:p text:style-name="P1">который не понравился нашему часовому, за что и получил невзначай стрелу. Да,</text:p>
      <text:p text:style-name="P1">не всем везет так, как тебе, - улыбается незнакомец, заметив, что при последних</text:p>
      <text:p text:style-name="P1">его словах вы приподняли брови. – Но не бери в голову эти мелочи. В свертке</text:p>
      <text:p text:style-name="P1">были бумаги с приказами в пограничные лагеря и свернутый в трубку пропуск.</text:p>
      <text:p text:style-name="P1">Бумаги мы уже продали одному командиру кочевников, который понимает, что</text:p>
      <text:p text:style-name="P1">лучше с нами дружить, а не воевать. А вот пропуск остался, и ты можешь купить</text:p>
      <text:p text:style-name="P1">его. Он гарантирует тебе проход в покои самого хана. Видимо, гонец должен был</text:p>
      <text:p text:style-name="P1">забрать что-то в лагерях, а затем явиться к своему повелителю. Это, конечно, мое</text:p>
      <text:p text:style-name="P1">предположение, сам степняк не успел нам ничего объяснить, - незнакомец громко</text:p>
      <text:p text:style-name="P1">хохочет над собственной шуткой. – Я знаю лишь, что простым воинам и уж тем</text:p>
      <text:p text:style-name="P1"><text:soft-page-break/>более чужакам разрешено входить в шатер хана лишь по специальным пропускам</text:p>
      <text:p text:style-name="P1">– таким, как этот. Может, ты и не собираешься в гости к этому худосочному</text:p>
      <text:p text:style-name="P1">старику, но цену за эту бумагу я из-за этого не сбавлю – 10 монет, не меньше.</text:p>
      <text:p text:style-name="P1">Думай сам, нужна ли она тебе.</text:p>
      <text:p text:style-name="P1">Незнакомец подробно объяснил, что за пропуск он предлагает, поэтому вам</text:p>
      <text:p text:style-name="P1">остается лишь решить – брать его или нет. Если вы купите бумагу с причудливой</text:p>
      <text:p text:style-name="P1">росписью под текстом и большой печатью внизу (+230), то придется положить ее в</text:p>
      <text:p text:style-name="P1">вещмешок, заняв целое место.</text:p>
      <text:p text:style-name="P1">Теперь вернитесь на 635 – может, вам приглянется еще что-нибудь из того,</text:p>
      <text:p text:style-name="P1">что есть у незнакомца?</text:p>
      <text:p text:style-name="P1">103.</text:p>
      <text:p text:style-name="P1">- Торговля приносит пользу всем людям, - наставительно замечает волхв. –</text:p>
      <text:p text:style-name="P1">Хотя сами купцы не знают, насколько важным делом они занимаются. Деньги,</text:p>
      <text:p text:style-name="P1">которые лежат в твоем кошельке – это лишь бесполезный металл, который не</text:p>
      <text:p text:style-name="P1">съешь и не подложишь под голову. Торговец берет монеты и заставляет их</text:p>
      <text:p text:style-name="P1">приносить пользу людям. Хороший купец, не прячущий свои доходы в сундуки, апускающий их в оборот, достоин богатства, процветания и долгих лет жизни.</text:p>
      <text:p text:style-name="P1">Если ты торговец, занимайся своим благородным занятием.</text:p>
      <text:p text:style-name="P1">На этом волхв заканчивает свою речь и, не прощаясь, уходит прочь. Вы</text:p>
      <text:p text:style-name="P1">знаете, что не стоит пытаться остановить его – если он считает, что разговор</text:p>
      <text:p text:style-name="P1">окончен, то большего вы от него не добьетесь – 663.</text:p>
      <text:p text:style-name="P1">104.</text:p>
      <text:p text:style-name="P1">Вы легко находите тропинку, ведущую с поляны, и продолжаете путь по ней.</text:p>
      <text:p text:style-name="P1">Она долго ведет вас через чащу в сторону гор, пока не приводит к очередной</text:p>
      <text:p text:style-name="P1">лесной развилке. Вы можете продолжить путь прямо, не сворачивая (656), или</text:p>
      <text:p text:style-name="P1">пойти налево по неширокой, но утоптанной тропинке (684). Трудно сказать, какой</text:p>
      <text:p text:style-name="P1">выбор будет правильным, но что-то подсказывает, что обе дорожки ведут в</text:p>
      <text:p text:style-name="P1">нужное вам место.</text:p>
      <text:p text:style-name="P1">105.</text:p>
      <text:p text:style-name="P1">- Тогда не бойся ничего, - успокаивает вас Егуп. – Никто в степях не нападет</text:p>
      <text:p text:style-name="P1">на мирного торговца. Я же говорил тебе, что мне удалось совершить путешествие</text:p>
      <text:p text:style-name="P1">туда и обратно совершенно беспрепятственно. А от такого предприятия можно</text:p>
      <text:p text:style-name="P1">получить отличную выгоду, так что я советую тебе не жалеть денег и закупить</text:p>
      <text:p text:style-name="P1">побольше товаров у наших мастеров. А среди горожан можно найти неплохих</text:p>
      <text:p text:style-name="P1">воинов, которые за умеренную плату согласятся сопровождать тебя, если ты</text:p>
      <text:p text:style-name="P1">нуждаешься в охране. Так что не бойся ничего и не верь трусам, распускающим</text:p>
      <text:p text:style-name="P1">ложные слухи. А сейчас я должен попрощаться с тобой. День на исходе, и я хочу</text:p>
      <text:p text:style-name="P1">как можно быстрее добраться до Хвойного.</text:p>
      <text:p text:style-name="P1">Егуп кивает вам головой на прощанье и быстрым шагом удаляется в</text:p>
      <text:p text:style-name="P1">противоположную сторону. Кажется, вы выбрали неправильную тактику, чтобы</text:p>
      <text:p text:style-name="P1">разговорить его, но теперь уже поздно сожалеть – 357.</text:p>
      <text:p text:style-name="P1">106.</text:p>
      <text:p text:style-name="P1">Вы выбираете кувшин и с легким волнением выпиваете жидкость, которой он</text:p>
      <text:p text:style-name="P1">наполнен. Но переживаете напрасно: вы правильно разгадали задачу и с честью</text:p>
      <text:p text:style-name="P1">прошли испытание. Остался последний сосуд, и старик делает вам небольшой</text:p>
      <text:p text:style-name="P1">сюрприз: ковш наполнен самым настоящим прохладным квасом, имеющим</text:p>
      <text:p text:style-name="P1">превосходный вкус и запах. Вы с большим удовольствием выпиваете кисловатый</text:p>
      <text:p text:style-name="P1">напиток, утоляя жажду.</text:p>
      <text:p text:style-name="P1">- Ты доказал, что умеешь мыслить разумно, - торжественно произносит</text:p>
      <text:p text:style-name="P1">старик. – Теперь ты можешь пройти дальше и войти в покои моего господина.</text:p>
      <text:p text:style-name="P1">Вы решаете, что задерживаться в этом необычном зале больше нет смысла,</text:p>
      <text:p text:style-name="P1">поэтому пересекаете его и приближаетесь к виднеющемуся в противоположной</text:p>
      <text:p text:style-name="P1"><text:soft-page-break/>стороне входу в тоннель - (876).107.</text:p>
      <text:p text:style-name="P1">- Смерть, - говорите вы.</text:p>
      <text:p text:style-name="P1">Крестьянин, задавший этот нелегкий вопрос, радостно кивает головой, будто</text:p>
      <text:p text:style-name="P1">вы сказали что-то веселое. Теперь по правилам должны загадывать вы, но на ум</text:p>
      <text:p text:style-name="P1">ничего не приходит. Вы можете отдать свое право другому, и вы делаете это,</text:p>
      <text:p text:style-name="P1">предложив одному из охотников загадать что-нибудь. У этого парня, похоже,</text:p>
      <text:p text:style-name="P1">наготове куча прибауток и загадок, и он немедленно выдает одну из них:</text:p>
      <text:p text:style-name="P1">В белом городе</text:p>
      <text:p text:style-name="P1">В темном подвале</text:p>
      <text:p text:style-name="P1">Стоят в одной бочке</text:p>
      <text:p text:style-name="P1">Мед горчичный</text:p>
      <text:p text:style-name="P1">И роса утренняя.</text:p>
      <text:p text:style-name="P1">В одной бочке стоят</text:p>
      <text:p text:style-name="P1">Да не смешиваются.</text:p>
      <text:p text:style-name="P1">Если вы уже слышали где-то эту загадку или просто догадались, о чем в ней</text:p>
      <text:p text:style-name="P1">говорится, высчитайте номер нужного параграфа по тем же правилам, что и в</text:p>
      <text:p text:style-name="P1">прошлый раз. Если ничто не приходит на ум или вам надоело разгадывать</text:p>
      <text:p text:style-name="P1">загадки – 179.</text:p>
      <text:p text:style-name="P1">108.</text:p>
      <text:p text:style-name="P1">Не успеваете вы приблизиться к хижине, как ее дверь распахивается. Хозяин</text:p>
      <text:p text:style-name="P1">услышал шаги снаружи, и решил сам проверить, что за гость пожаловал к нему.</text:p>
      <text:p text:style-name="P1">Вы поднимаете взор на громадного человека, стоящего перед вами, и застываете в</text:p>
      <text:p text:style-name="P1">изумлении. За свою короткую, но насыщенную жизнь вы повстречали немало</text:p>
      <text:p text:style-name="P1">могучих воинов в рядах русичей, среди степняков и диких племен. Но этот</text:p>
      <text:p text:style-name="P1">широкоплечий гигант, нависший над вами, как скала, разом перевернул ваши</text:p>
      <text:p text:style-name="P1">представления о силе. Рост его настолько велик, что вы с трудом достанете до его</text:p>
      <text:p text:style-name="P1">макушки, даже если подпрыгнете; крепкая бычья шея толщиной с добрый</text:p>
      <text:p text:style-name="P1">бочонок; широкая грудь высоко вздымается, перекачивая воздух, словно насос. Вот</text:p>
      <text:p text:style-name="P1">только возраст неизвестного богатыря уже не позволит ему отправиться в боевой</text:p>
      <text:p text:style-name="P1">поход: он уже совсем старик, и из-под длинных седых волос видны</text:p>
      <text:p text:style-name="P1">многочисленные морщины на покатом лбу, а длинная, но ухоженная борода</text:p>
      <text:p text:style-name="P1">отливает серебром. Однако вы не сразу замечаете, что этот человек прожил так</text:p>
      <text:p text:style-name="P1">много лет: он твердо стоит на ногах и держится абсолютно прямо, поэтому совсем</text:p>
      <text:p text:style-name="P1">не походит на дряхлых старцев, доживающих свой век.</text:p>
      <text:p text:style-name="P1">Богатырь строго осматривает вас с ног до головы и спрашивает громовым</text:p>
      <text:p text:style-name="P1">голосом:</text:p>
      <text:p text:style-name="P1">- Кто ты? Как ты здесь отказался? Отвечай и не лукавь, я ненавижу ложь!</text:p>
      <text:p text:style-name="P1">Теперь ваша очередь говорить: признаетесь, что вы из дружины князя и идете</text:p>
      <text:p text:style-name="P1">через степи с важным поручением, а здесь оказались случайно (733); не станетеоткрываться и скажете, что просто прогуливались по берегу озера (468); заметите,</text:p>
      <text:p text:style-name="P1">что не его дело, кто вы такой, а на вопросы, если уж на то пошло, должен отвечать</text:p>
      <text:p text:style-name="P1">он (302) или попробуете сразиться с этим гигантом (545)?</text:p>
      <text:p text:style-name="P1">109.</text:p>
      <text:p text:style-name="P1">Трактир «Железный меч» кажется самым подходящим заведением, и вы</text:p>
      <text:p text:style-name="P1">направляетесь к нему. Открываете дверь и попадаете в зал, в котором медленно</text:p>
      <text:p text:style-name="P1">потягивают пиво и медовуху несколько посетителей. Не успеваете вы сесть за</text:p>
      <text:p text:style-name="P1">свободный стол, как к вам подбегает, тряся своим внушительным животом, хозяин</text:p>
      <text:p text:style-name="P1">трактира. Узнав, что вы ищете место для ночлега, он предлагает вам отличную</text:p>
      <text:p text:style-name="P1">комнату всего за 3 монеты. Кажется, дешевле действительно не найти. Но пока вы</text:p>
      <text:p text:style-name="P1">не собираетесь спать и интересуетесь у хозяина, что он может предложить вам на</text:p>
      <text:p text:style-name="P1">ужин. Толстяк самодовольно сообщает, что у него вы можете заказать прекрасную</text:p>
      <text:p text:style-name="P1">свиную отбивную или дикую птицу с гарниром, гречневую кашу или легкий</text:p>
      <text:p text:style-name="P1"><text:soft-page-break/>куриный бульон – все, что душа пожелает. Ужин будет стоить 3 монеты и</text:p>
      <text:p text:style-name="P1">восстановит 2 Жизни. Если захотите отведать местного вина или пива, то сделайте</text:p>
      <text:p text:style-name="P1">это – один глоток стоит 2 монеты и восстановит 2 Жизни. Хозяин готов наполнить</text:p>
      <text:p text:style-name="P1">своими хмельными напитками любые емкости, чтобы вы могли насладиться</text:p>
      <text:p text:style-name="P1">вином или пивом в дороге. Делайте заказ, а пока хозяин не ушел, можете</text:p>
      <text:p text:style-name="P1">поболтать с ним еще.</text:p>
      <text:p text:style-name="P1">Трактирщик сообщает, что большинство посетителей в его заведении – это</text:p>
      <text:p text:style-name="P1">местные воины, прожигающие свое жалованье за чаркой. Вместе с тем он советует</text:p>
      <text:p text:style-name="P1">обратить внимание на старика, сидящего в углу. По словам хозяина, этот странник</text:p>
      <text:p text:style-name="P1">гостит у него уже два дня и рассказывает интересные истории. Можете</text:p>
      <text:p text:style-name="P1">послушаться к совету и подсесть к загадочному путешественнику (341) или</text:p>
      <text:p text:style-name="P1">поужинать и покинуть трактир, чтобы заняться другими делами (86).</text:p>
      <text:p text:style-name="P1">110.</text:p>
      <text:p text:style-name="P1">Не желая расставаться с деньгами, вы отказываете хозяину и идете дальше по</text:p>
      <text:p text:style-name="P1">улице. На улице совсем темно, и не стоит попадаться местным патрулям, чтобы</text:p>
      <text:p text:style-name="P1">избавить себя от лишних расспросов. Вы напрасно стучитесь в ворота ближайших</text:p>
      <text:p text:style-name="P1">домов, но ни один горожанин не решается открыть вам. Кажется, придется</text:p>
      <text:p text:style-name="P1">ночевать прямо на улице. Побродив по округе, вы находите широкую лавку,</text:p>
      <text:p text:style-name="P1">укрытую от посторонних глаз разросшимися деревьями. Лучшего места вам не</text:p>
      <text:p text:style-name="P1">найти, поэтому придется спать прямо здесь. Подложив под голову мешок, вы</text:p>
      <text:p text:style-name="P1">устраиваетесь поудобнее и закрываете глаза. Однако внутреннее беспокойство не</text:p>
      <text:p text:style-name="P1">дает вам спокойно заснуть, и вы то и дело просыпаетесь ночью, встревоженные</text:p>
      <text:p text:style-name="P1">подозрительными шорохами и шагами дружинников, охраняющих улицы. Утро</text:p>
      <text:p text:style-name="P1">застает вас в разбитом состоянии, но ваших сил вполне хватит, чтобы продолжить</text:p>
      <text:p text:style-name="P1">путешествие. С первыми лучами солнца вы встаете и отправляетесь дальше - (418).111.</text:p>
      <text:p text:style-name="P1">Местная лавка – это нечто среднее между магазином и кабаком. Деревенский</text:p>
      <text:p text:style-name="P1">торговец содержит небольшую харчевню, состоящую из нескольких столов, и сам</text:p>
      <text:p text:style-name="P1">же готовит для посетителей еду. Все клиенты лавочника – это его односельчане, и</text:p>
      <text:p text:style-name="P1">он с точностью до минуты может сказать, когда зайдет та или иная компания,</text:p>
      <text:p text:style-name="P1">чтобы согреться медовухой и разговорами. Кроме того, хозяин заказывает для</text:p>
      <text:p text:style-name="P1">жителей деревни все необходимое у купцов, обменивая полученный товар на</text:p>
      <text:p text:style-name="P1">добытые крестьянами звериные шкуры, кожу, деревянную посуду и другие</text:p>
      <text:p text:style-name="P1">предметы, которые перепродает все тем же проезжающим мимо села торговцам.</text:p>
      <text:p text:style-name="P1">Лавочник не ожидал, что его скромное заведение посетит кто-нибудь в этот час.</text:p>
      <text:p text:style-name="P1">Обычно крестьяне приходят к вечеру, после работы, поэтому хозяин еще не успел</text:p>
      <text:p text:style-name="P1">ничего приготовить. Если вы очень хотите есть, то единственное, что он может</text:p>
      <text:p text:style-name="P1">предложить из еды – это немного хлеба и свежие овощи: морковь, капуста, лук. С</text:p>
      <text:p text:style-name="P1">собой такую пищу не возьмешь, но вы можете перекусить на месте (заплатив 1</text:p>
      <text:p text:style-name="P1">монету, восстановите 2 Жизни). Вы сообщаете лавочнику, что продукты</text:p>
      <text:p text:style-name="P1">интересуют вас в меньшей степени и спрашиваете, какие товары у него сейчас</text:p>
      <text:p text:style-name="P1">есть. Торговец разводит руками, поясняя, что все, что он заказывал, уже</text:p>
      <text:p text:style-name="P1">раскупили, так как крестьяне сразу забирают свои заказы после их прибытия. Все</text:p>
      <text:p text:style-name="P1">же хозяин просит вас подождать и ненадолго выходит в соседнюю комнату.</text:p>
      <text:p text:style-name="P1">Возвращается он с небольшим мешочком и с пузырьком, наполненным</text:p>
      <text:p text:style-name="P1">жидкостью, похожей на молоко. Торговец рассказывает, что эти предметы его</text:p>
      <text:p text:style-name="P1">уговорил купить проезжавший мимо знахарь. Теперь лавочник не знает, зачем он</text:p>
      <text:p text:style-name="P1">их взял, и готов уступить по той цене, которую заплатил сам. В мешочке – ревень</text:p>
      <text:p text:style-name="P1">и листья алоэ, за них хозяин просит 2 монеты; в пузырьке – сильное снотворное (-</text:p>
      <text:p text:style-name="P1">200), стоит оно 3 монеты. Больше торговцу предложить нечего, поэтому</text:p>
      <text:p text:style-name="P1">выбирайте из того, что есть.</text:p>
      <text:p text:style-name="P1">Задержавшись, вы расспрашиваете лавочника, как можно пройти дальше на</text:p>
      <text:p text:style-name="P1">юг. Хозяин сообщает, что без лодки путешествовать будет неудобно, но вы можете</text:p>
      <text:p text:style-name="P1"><text:soft-page-break/>просто пойти вдоль реки или перейти ее вброд и поискать тропинку через лес к</text:p>
      <text:p text:style-name="P1">Старому городу. Только теперь вы замечаете, что кроме вас и хозяина в лавке</text:p>
      <text:p text:style-name="P1">находится еще один человек. Это бледный длинноволосый мужчина, неспешно</text:p>
      <text:p text:style-name="P1">потягивающий медовуху из кувшина. Осторожно осведомившись у хозяина, вы</text:p>
      <text:p text:style-name="P1">узнаете, что вы не единственный путешественник, пришедший сегодня в</text:p>
      <text:p text:style-name="P1">Мелководье. Странник, сидящий за столом, пришел раньше вас, расспрашивал о</text:p>
      <text:p text:style-name="P1">чем-то жителей деревни, а затем зашел к нему в лавку и заказал медовухи. Вы</text:p>
      <text:p text:style-name="P1">решаете переговорить с незнакомцем, но, обернувшись, замечаете, что тот уже</text:p>
      <text:p text:style-name="P1">опустошил свой кувшин и вышел на улицу. Бросив беглый взгляд на скамью, на</text:p>
      <text:p text:style-name="P1">которой он сидел, замечаете на ней мокрое пятно. Попробуете догнать</text:p>
      <text:p text:style-name="P1">незнакомца (821), останетесь в таверне и еще поболтаете с хозяином (211) или</text:p>
      <text:p text:style-name="P1">уйдете из лавки, но тогда куда направитесь – к мельнице (150) или к выходу из</text:p>
      <text:p text:style-name="P1">деревни (650)? А может, странный незнакомец навел вас на какие-нибудь мысли?</text:p>
      <text:p text:style-name="P1">112.Вы замираете на месте и делаете вид, что подчиняетесь требованию</text:p>
      <text:p text:style-name="P1">преследователей. Они, однако, не доверяют вам и останавливаются на расстоянии,</text:p>
      <text:p text:style-name="P1">нацелив свои луки и требуя бросить оружие. Оценив обстановку, вы решаете, что</text:p>
      <text:p text:style-name="P1">в этой ситуации у вас нет иного выхода, и отцепляете ножны, которые с глухим</text:p>
      <text:p text:style-name="P1">стуком падают на землю. Этот жест успокаивает кочевников, и один из них</text:p>
      <text:p text:style-name="P1">подъезжает поближе, чтобы забрать ваш меч. Он даже не спешивается для этого,</text:p>
      <text:p text:style-name="P1">а низко наклоняется к земле, пытаясь зацепить лежащее в траве оружие на ходу.</text:p>
      <text:p text:style-name="P1">Его ловкость, конечно, достойна восхищения, но сейчас вы даже не обращаете на</text:p>
      <text:p text:style-name="P1">нее внимания. Это лучший момент для нападения, и другого такого не</text:p>
      <text:p text:style-name="P1">представится. Словно тигр, вы делаете мощный прыжок и, вцепившись,</text:p>
      <text:p text:style-name="P1">стаскиваете кочевника с коня и бросаете его на землю. Его друзья, увидев это,</text:p>
      <text:p text:style-name="P1">мгновенно вскидывают луки, но не могут ничего сделать, так как вы закрыты</text:p>
      <text:p text:style-name="P1">лошадью. К их чести, они, не испугавшись рукопашной схватки, торопятся</text:p>
      <text:p text:style-name="P1">помочь своему товарищу и, обнажив сабли, бросаются на вас. Пока вы</text:p>
      <text:p text:style-name="P1">поднимаете лежащий на земле меч и достаете его из ножен, степняк, сброшенный</text:p>
      <text:p text:style-name="P1">вами на землю, все-таки встает и тоже принимает участие в битве. Все-таки он чуть</text:p>
      <text:p text:style-name="P1">не свернул себе шею и двигается не так резво, как до падения.</text:p>
      <text:p text:style-name="P1">1-ЫЙ СТЕПНЯК</text:p>
      <text:p text:style-name="P1">Нападение 9</text:p>
      <text:p text:style-name="P1">Защита</text:p>
      <text:p text:style-name="P1">14</text:p>
      <text:p text:style-name="P1">Жизнь</text:p>
      <text:p text:style-name="P1">10</text:p>
      <text:p text:style-name="P1">Инициатива 9</text:p>
      <text:p text:style-name="P1">2-ОЙ СТЕПНЯК</text:p>
      <text:p text:style-name="P1">Нападение 9</text:p>
      <text:p text:style-name="P1">Защита</text:p>
      <text:p text:style-name="P1">14</text:p>
      <text:p text:style-name="P1">Жизнь</text:p>
      <text:p text:style-name="P1">10</text:p>
      <text:p text:style-name="P1">Инициатива 9</text:p>
      <text:p text:style-name="P1">3-ИЙ СТЕПНЯК</text:p>
      <text:p text:style-name="P1">Нападение 8</text:p>
      <text:p text:style-name="P1">Защита</text:p>
      <text:p text:style-name="P1">14</text:p>
      <text:p text:style-name="P1">Жизнь</text:p>
      <text:p text:style-name="P1">5</text:p>
      <text:p text:style-name="P1">Инициатива 8</text:p>
      <text:p text:style-name="P1">Битва протекает быстро, и это вам на руку. Если вам повезет и удастся</text:p>
      <text:p text:style-name="P1"><text:soft-page-break/>справиться со всеми врагами, то времени на осмотр их тел не останется: к месту</text:p>
      <text:p text:style-name="P1">боя приближается новый отряд из шести всадников, высланный на подмогу</text:p>
      <text:p text:style-name="P1">первому. На ваше счастье, они выехали слишком поздно, и у вас есть шанс</text:p>
      <text:p text:style-name="P1">убежать. Для этих целей вполне подойдет лошадь одного из поверженных</text:p>
      <text:p text:style-name="P1">кочевников. Вскочив на нее, вы галопом мчитесь прочь. Воины из второго отряда</text:p>
      <text:p text:style-name="P1">еще не успевают вас заметить, поэтому вы благополучно скрываетесь от погони,которая, несомненно, будет отправлена. Вот только направление, в котором вы</text:p>
      <text:p text:style-name="P1">ускакали прочь, они найдут не сразу. К тому же после получаса скачки вы слезете</text:p>
      <text:p text:style-name="P1">с плохо слушающейся лошади и пойдете пешком, отпустив животное; после</text:p>
      <text:p text:style-name="P1">этого выследить вас будет практически невозможно.</text:p>
      <text:p text:style-name="P1">Не забывая следить за степью, вы идете в направлении, в котором, по вашему</text:p>
      <text:p text:style-name="P1">мнению, должна находиться дорога, и скоро действительно находите ее – 364.</text:p>
      <text:p text:style-name="P1">113.</text:p>
      <text:p text:style-name="P1">- Здравствуй, девица. Ты грустишь? Может, тебя обидел кто? Так я живо</text:p>
      <text:p text:style-name="P1">разберусь! – вообще-то общение с противоположным полом не ваш конек,</text:p>
      <text:p text:style-name="P1">поэтому приходится импровизировать. Тем не менее, вы достаточно</text:p>
      <text:p text:style-name="P1">наблюдательны, чтобы заметить, как гордая с виду девушка несколько раз</text:p>
      <text:p text:style-name="P1">покосила на вас глазки, выдавая свой интерес.</text:p>
      <text:p text:style-name="P1">- Тоже мне храбрец нашелся. Вы, воины да дружинники, только к девушкам</text:p>
      <text:p text:style-name="P1">честным и пристаете. А потом говорите, что князь вас на границу шлет.</text:p>
      <text:p text:style-name="P1">Это она про вас, что ли? Да нет, это просто совпадение. Тем более лично вы</text:p>
      <text:p text:style-name="P1">ей ничего плохого не сделали. Но, судя по ее словам, у нее есть какой-то горький</text:p>
      <text:p text:style-name="P1">опыт.</text:p>
      <text:p text:style-name="P1">- Так это кто-то из наших дружинников стал причиной твоей печали?</text:p>
      <text:p text:style-name="P1">- Из «ваших», из «ваших». Вот только печали уже давно все ушли, вместе с</text:p>
      <text:p text:style-name="P1">этими «вашими», - наконец она смягчается и смотрит на вас гораздо приветливее.</text:p>
      <text:p text:style-name="P1">– Да ты не обижайся, я же вашу службу понимаю, непростая она. Вот и давеча</text:p>
      <text:p text:style-name="P1">проезжал отряд дружинников, как они сказали – на границу. Один и задержись</text:p>
      <text:p text:style-name="P1">тут у меня... ну, то есть у нас в деревне. А сам-то красавец! Народу тут много</text:p>
      <text:p text:style-name="P1">проезжает, но таких симпатяг я еще не видела! Волосы черные, как смоль, глаза</text:p>
      <text:p text:style-name="P1">светлые, как небо, и такая родинка у него милая над губой... В любви мне</text:p>
      <text:p text:style-name="P1">признавался, а я и поверила, как дурочка.</text:p>
      <text:p text:style-name="P1">Теперь понятна причина ее грусти. А что вы ожидали от молодой девушки –</text:p>
      <text:p text:style-name="P1">что она поведает вам военные планы степняков? Можете поболтать с ней еще, но</text:p>
      <text:p text:style-name="P1">рано или поздно придется заняться более серьезными делами – 793.</text:p>
      <text:p text:style-name="P1">114.</text:p>
      <text:p text:style-name="P1">Степняк поражен вашей наглостью: напасть на него рядом с собственным</text:p>
      <text:p text:style-name="P1">лагерем! Но деваться ему некогда, поэтому он принимает бой. Эрдэм, сборщик</text:p>
      <text:p text:style-name="P1">трав, увидев, чем обернулось дела, бросается бежать со всех ног в сторону стоянки.</text:p>
      <text:p text:style-name="P1">Достигнув палаток, он расскажет о случившемся, и к месту схватки будет</text:p>
      <text:p text:style-name="P1">немедленно выслан отряд. Вам нужно победить своего противника за 4 раунда,</text:p>
      <text:p text:style-name="P1">иначе подоспевшая подмога без труда расправится с вами.</text:p>
      <text:p text:style-name="P1">СТЕПНЯК-КОМАНДИРНападение 8</text:p>
      <text:p text:style-name="P1">Защита</text:p>
      <text:p text:style-name="P1">14</text:p>
      <text:p text:style-name="P1">Жизнь</text:p>
      <text:p text:style-name="P1">8</text:p>
      <text:p text:style-name="P1">Инициатива 9</text:p>
      <text:p text:style-name="P1">Если вам удастся быстро расправиться с кочевником, то не теряйте время на</text:p>
      <text:p text:style-name="P1">осмотр тела, а немедленно уходите прочь, пока не прибыли люди из лагеря.</text:p>
      <text:p text:style-name="P1">Вы бегом уноситесь назад по тропинке, пока совершенно не выдыхаетесь.</text:p>
      <text:p text:style-name="P1">Погони не видно, а лагерь остался далеко позади. Теперь вы в безопасности, и</text:p>
      <text:p text:style-name="P1"><text:soft-page-break/>можно вздохнуть с облегчением – еще одной неприятности удалось избежать. Вы</text:p>
      <text:p text:style-name="P1">отбежали довольно далеко, и теперь можно вернуться к тропинке, которая</text:p>
      <text:p text:style-name="P1">убегала влево на юго-восток, и пойти по ней (613). Если вы хотите попытаться</text:p>
      <text:p text:style-name="P1">обогнуть лагерь и идти на юг – 593.</text:p>
      <text:p text:style-name="P1">115.</text:p>
      <text:p text:style-name="P1">Хозяин зала, не колеблясь, выпивает воду из кружки и со злобной улыбкой</text:p>
      <text:p text:style-name="P1">смотрит вам в глаза. У вас появляется нехорошее предчувствие – 95.</text:p>
      <text:p text:style-name="P1">116.</text:p>
      <text:p text:style-name="P1">Пытаясь напугать древня, вы достаете меч и пытаетесь одним ударом срубить</text:p>
      <text:p text:style-name="P1">ближайшее дерево, чтобы продемонстрировать свою силу и остроту клинка.</text:p>
      <text:p text:style-name="P1">Однако сосна, которую вы выбрали в качестве цели, оказывается крепче, чем вы</text:p>
      <text:p text:style-name="P1">думали, и меч оставляет в дереве лишь глубокий след, едва не застряв. Карлик,</text:p>
      <text:p text:style-name="P1">наблюдающий за вашими действиями, ухмыляется и ехидно шутит, что сосны</text:p>
      <text:p text:style-name="P1">нынче пошли твердые, а путники – хилые. Вам приходится выслушать его едкое</text:p>
      <text:p text:style-name="P1">замечание. Но вот стоит ли терпеть дальше этого противного карлика – решать</text:p>
      <text:p text:style-name="P1">вам: можно напасть на него и наказать за дерзкие и обидные слова (697) или</text:p>
      <text:p text:style-name="P1">заплатить деньги, которые он запросил, и миновать ненужные неприятности (53).</text:p>
      <text:p text:style-name="P1">117.</text:p>
      <text:p text:style-name="P1">Начальник поста не обманывает вас. Он забирает деньги и предлагает пройти</text:p>
      <text:p text:style-name="P1">с ним до выхода из лагеря. Караульные при его приближении вскакивают со своих</text:p>
      <text:p text:style-name="P1">мест и вытягиваются в струнку. Командир приказывает им пропустить вас,</text:p>
      <text:p text:style-name="P1">попутно сделав замечание за расхлябанный вид. Вы, не теряя времени, минуете</text:p>
      <text:p text:style-name="P1">пост и выходите из лагеря. Теперь путь свободен, и ничто не мешает вам</text:p>
      <text:p text:style-name="P1">вернуться на тракт – 370.</text:p>
      <text:p text:style-name="P1">118.Черное одеяние багатура – это право не только беспрепятственно</text:p>
      <text:p text:style-name="P1">передвигаться по двору, но и входить в шатер хана. Вы, стараясь не показывать</text:p>
      <text:p text:style-name="P1">лицо, чтобы обман не раскрылся, идете прямо к входу во дворец, который</text:p>
      <text:p text:style-name="P1">охраняется двумя багатурами. Вы ведете себя так уверенно, что никто из</text:p>
      <text:p text:style-name="P1">находящихся поблизости степняков ничего не заподозрил, и вы спокойно минуете</text:p>
      <text:p text:style-name="P1">охрану и оказываетесь внутри шатра хана – 748.</text:p>
      <text:p text:style-name="P1">119.</text:p>
      <text:p text:style-name="P1">Поняв, что о сладком сне в деревенском трактире можно позабыть, вы</text:p>
      <text:p text:style-name="P1">бросаете последний грустный взгляд на озеро и решительно поворачиваете к лесу.</text:p>
      <text:p text:style-name="P1">Расстраиваться, что отклонились от намеченного курса, бессмысленно, сейчас</text:p>
      <text:p text:style-name="P1">главное – найти место для ночлега, где можно спокойно отдохнуть. В конце</text:p>
      <text:p text:style-name="P1">концов, ночь в лесу – это не слишком большая беда, бывают неприятности и</text:p>
      <text:p text:style-name="P1">похуже. Постепенно хорошее настроение возвращается, и вы уже думаете о</text:p>
      <text:p text:style-name="P1">положительных сторонах того, что не попали в деревню. Удача любит</text:p>
      <text:p text:style-name="P1">оптимистов, и вы лишний раз убеждаетесь в этом, когда через несколько шагов</text:p>
      <text:p text:style-name="P1">замечаете в полутьме холм, покрытый травой. Становится слишком темно, и это</text:p>
      <text:p text:style-name="P1">место – лучшее из тех, что можно найти поблизости. Здесь сухо, а трава кажется</text:p>
      <text:p text:style-name="P1">необычайно мягкой. Немного поколебавшись, решаете развести костер и</text:p>
      <text:p text:style-name="P1">согреться, так как становится прохладно, а заодно согреть еду. Помните: если вы</text:p>
      <text:p text:style-name="P1">ничего сегодня не ели, нужно обязательно поужинать. Спать на голодный</text:p>
      <text:p text:style-name="P1">желудок – это значит потерять много сил (и 6 Жизней). Соорудив из подручных</text:p>
      <text:p text:style-name="P1">материалов лежанку, устраиваетесь на ночлег. Кстати, после тяжелого для и</text:p>
      <text:p text:style-name="P1">долгого перехода земля показалась не такой твердой, а шорохи в лесу – не</text:p>
      <text:p text:style-name="P1">слишком подозрительными. Вы спите довольно чутко всю ночь, но под утро все-</text:p>
      <text:p text:style-name="P1">таки проваливаетесь в глубокий сон.</text:p>
      <text:p text:style-name="P1">Вам привиделись странные воины, которых вы никогда не видели в</text:p>
      <text:p text:style-name="P1">реальности. Это не степняки, они больше похожи на русичей или айзаров, но</text:p>
      <text:p text:style-name="P1">одеты в доспехи и меховые накидки, которые никогда не носили ни те, ни другие.</text:p>
      <text:p text:style-name="P1"><text:soft-page-break/>В руках у них – широкие мечи и топоры, на головах – шлемы с рогами. Они с</text:p>
      <text:p text:style-name="P1">трудом бредут по ледяному озеру, снежная пурга мешает им идти. Похоже, они</text:p>
      <text:p text:style-name="P1">потерпели поражение и сбежали этим труднопроходимым путем, чтобы</text:p>
      <text:p text:style-name="P1">скрыться от более удачливых противников. Многие падают с ног. Одни товарищи</text:p>
      <text:p text:style-name="P1">пытаются тащить этих несчастных дальше, другие идут вперед, словно зомби, не</text:p>
      <text:p text:style-name="P1">видя ничего вокруг. Постепенно все падают в снег и остаются лежать неподвижно.</text:p>
      <text:p text:style-name="P1">Ужасные картины блекнут и сменяются другой: вы видите черный камень,</text:p>
      <text:p text:style-name="P1">печальной грудой высящийся над водой, словно надгробие. Вода у камня</text:p>
      <text:p text:style-name="P1">кристально прозрачна, и все дно просматривается необычайно четко. Вы смотрите</text:p>
      <text:p text:style-name="P1">на озеро с высоты птичьего полета и прекрасно видите, то, что трудно заметить,</text:p>
      <text:p text:style-name="P1">плывя на лодке: на дне лежит скелет человека, около него – ржавые доспехи и</text:p>
      <text:p text:style-name="P1">оружие, как у тех, что брели по льду в предыдущем видении. Возможно, это один</text:p>
      <text:p text:style-name="P1">тех воинов, превращенный в груду костей с ржавым железом временем и</text:p>
      <text:p text:style-name="P1">бездушными рыбами. Сон обрывается, и вы просыпаетесь.Непонятно, откуда взялись эти необычайные картины, но они были так ясны,</text:p>
      <text:p text:style-name="P1">будто вы видели их вживую, отчего запоминаются чрезвычайно отчетливо (+55).</text:p>
      <text:p text:style-name="P1">Может, это холм, на котором вы спали, очаровал случайного путника? Вы</text:p>
      <text:p text:style-name="P1">улыбаетесь этой фантастической мысли, собираясь в дорогу. Солнце только</text:p>
      <text:p text:style-name="P1">встало, но в лесу уже достаточно светло. На земле долго не проспишь, к тому же</text:p>
      <text:p text:style-name="P1">утренняя свежесть не позволяет расслабиться. Лучше поскорее выдвинуться в</text:p>
      <text:p text:style-name="P1">путь: может, удастся быстро добраться до какой-нибудь деревни или</text:p>
      <text:p text:style-name="P1">придорожного трактира, где можно будет перевести дух и вкусно позавтракать.</text:p>
      <text:p text:style-name="P1">Слева иногда еще видно озеро, но вы замечаете, что постепенно оно</text:p>
      <text:p text:style-name="P1">заканчивается и вот уже совсем исчезает из виду.</text:p>
      <text:p text:style-name="P1">Тропа становится все шире и утоптаннее. Это наводит на мысль о том, что</text:p>
      <text:p text:style-name="P1">где-то впереди есть селение. Эти предположения укрепляются, когда тропинка</text:p>
      <text:p text:style-name="P1">выводит вас на неширокую, но вполне удобную дорогу, ведущую на юго-запад -</text:p>
      <text:p text:style-name="P1">(568).</text:p>
      <text:p text:style-name="P1">120.</text:p>
      <text:p text:style-name="P1">Трактирщик разочарован вашим отказом, но не собирается надоедать своими</text:p>
      <text:p text:style-name="P1">уговорами. Он разрешает вам посидеть в зале, чтобы решить, куда направиться на</text:p>
      <text:p text:style-name="P1">поиски места для ночлега, а сам удаляется в свою комнату. Вы присаживаетесь на</text:p>
      <text:p text:style-name="P1">одну из широких лавок и только теперь замечаете, что в углу спят двое путников,</text:p>
      <text:p text:style-name="P1">которые, видимо, тоже решили сэкономить деньги. На улице уже ночь, и вам</text:p>
      <text:p text:style-name="P1">ничего не остается, кроме как последовать их примеру, раз добрый хозяин</text:p>
      <text:p text:style-name="P1">разрешает спать в зале. Подложив мешок под голову, растягиваетесь на лавке. Вы</text:p>
      <text:p text:style-name="P1">настолько устали, что даже не обращаете внимания на то, что лежите на твердой</text:p>
      <text:p text:style-name="P1">деревянной доске, а не на перине. Утомленные прошедшим днем, вы быстро</text:p>
      <text:p text:style-name="P1">засыпаете.</text:p>
      <text:p text:style-name="P1">Вам удается не только отдохнуть, но и увидеть яркий сон. Большой лагерь</text:p>
      <text:p text:style-name="P1">разбит в степи, и кочевники уже разошлись по шатрам, а некоторые заснули</text:p>
      <text:p text:style-name="P1">прямо около костров под звездами. Несколько степняков патрулирует лагерь,</text:p>
      <text:p text:style-name="P1">охраняя покой спящих товарищей. Рядом с мужчинами вы замечаете женщин и</text:p>
      <text:p text:style-name="P1">детей. Значит, это не военный лагерь, а, скорее, очередная стоянка кочевников.</text:p>
      <text:p text:style-name="P1">Стук копыт раздается в полуночной тишине, и к лагерю приближается</text:p>
      <text:p text:style-name="P1">небольшой отряд из дюжины крепких воинов. Один из них, прикрытый с ног до</text:p>
      <text:p text:style-name="P1">головы серым плащом, приближается к одному из дежурящих патрулей, что-то</text:p>
      <text:p text:style-name="P1">отрывисто говорит им, и отряд беспрепятственно въезжает в лагерь. Здесь</text:p>
      <text:p text:style-name="P1">прибывшие воины спешиваются и, стараясь не шуметь, направляются к шатру,</text:p>
      <text:p text:style-name="P1">стоящему в центре лагеря. Их предводитель скидывает капюшон, и вы узнаете</text:p>
      <text:p text:style-name="P1">высокого старика, которого уже видели во сне раньше. Он приближается к шатру,</text:p>
      <text:p text:style-name="P1">навстречу ему выходит статный воин, легко одетый, так как только что поднялся с</text:p>
      <text:p text:style-name="P1"><text:soft-page-break/>постели. Он почтительно приветствует старика и спрашивает у него, зачем тот</text:p>
      <text:p text:style-name="P1">прибыл к нему. Теперь вы начинаете разбирать слова.</text:p>
      <text:p text:style-name="P1">- Наследник погиб. Теперь твой сын должен стать его учеником, -</text:p>
      <text:p text:style-name="P1">металлическим голосом сообщает старик.- Что? Нет! Этому не быть! Я не отдам его!</text:p>
      <text:p text:style-name="P1">- Такова воля хана. Если ты не отдашь его сам, мы заберем его силой.</text:p>
      <text:p text:style-name="P1">- Вы... Вы посмеете напасть на меня?</text:p>
      <text:p text:style-name="P1">- Не вынуждай нас делать это. Я выполняю приказ хана и наделен большой</text:p>
      <text:p text:style-name="P1">властью.</text:p>
      <text:p text:style-name="P1">- Большой властью? – Воин неожиданно рассмеялся. – Чего стоит эта власть,</text:p>
      <text:p text:style-name="P1">если вчера ты командовал тысячами и разил врагов во славу своего господина, а</text:p>
      <text:p text:style-name="P1">сегодня он требует отдать ему единственного ребенка? Не боишься оказаться на</text:p>
      <text:p text:style-name="P1">моем месте, всемогущий Дансар? Так знай: моего сына вы не получите.</text:p>
      <text:p text:style-name="P1">Степняк резко выхватывает саблю и с безумным взглядом бросается на</text:p>
      <text:p text:style-name="P1">старика. Тот не делает ни малейшей попытки защититься, но его спутники,</text:p>
      <text:p text:style-name="P1">готовые к подобному повороту событий, уже держали свое оружие наготове. Воин</text:p>
      <text:p text:style-name="P1">взмахивает своей саблей, но тут же замирает, пронзенный сразу несколькими</text:p>
      <text:p text:style-name="P1">клинками. Сабля падает на землю из безжизненной руки, а старик, не обращая</text:p>
      <text:p text:style-name="P1">больше внимания на своего собеседника, входит в шатер и возвращается из него,</text:p>
      <text:p text:style-name="P1">неся на руках маленького ребенка. Кажется, его спутники заносят тело убитого в</text:p>
      <text:p text:style-name="P1">шатер, но вы уже с трудом различаете это, так как видение начинает</text:p>
      <text:p text:style-name="P1">расплываться, и вы просыпаетесь.</text:p>
      <text:p text:style-name="P1">Сон на твердой деревянной лавке не показался вам особенно приятным, но</text:p>
      <text:p text:style-name="P1">восстановил силы, и вы готовы отправиться дальше в путь. Путники, спавшие в</text:p>
      <text:p text:style-name="P1">углу, уже ушли, и зал пуст. Вы сладко потягиваетесь и подходите к ведру с водой,</text:p>
      <text:p text:style-name="P1">которое хозяин так и оставил стоять у стойки. Холодная вода и легкая зарядка</text:p>
      <text:p text:style-name="P1">взбодрят вас, а свежий утренний воздух окончательно прогонит сон. Ваш путь</text:p>
      <text:p text:style-name="P1">лежит дальше на юг, к границе Полесья – 696.</text:p>
      <text:p text:style-name="P1">121.</text:p>
      <text:p text:style-name="P1">Река оказывается не такой глубокой, как кажется на первый взгляд. Лишь на</text:p>
      <text:p text:style-name="P1">самой середине вода покрывает вас с головой, но нога тут же нащупывает твердое</text:p>
      <text:p text:style-name="P1">дно. Без труда взобравшись на берег, вы отряхиваетесь и немного сушитесь под</text:p>
      <text:p text:style-name="P1">солнцем, после чего направляетесь в лес. Деревья укрывают вас от солнца, и вы</text:p>
      <text:p text:style-name="P1">долго не можете высохнуть полностью. Мелкая исчезает из виду, но вы,</text:p>
      <text:p text:style-name="P1">прислушавшись, уже различаете шум воды где-то впереди. Не успеваете вы</text:p>
      <text:p text:style-name="P1">пройти по лесу и получаса, как деревья расступаются, и вы вновь оказываетесь на</text:p>
      <text:p text:style-name="P1">берегу реки. Но это не та, которую вы переплыли совсем недавно. Это Тяжица,</text:p>
      <text:p text:style-name="P1">несущая свои неспешные воды с востока. Тропинка упирается прямо в нее, и вы,</text:p>
      <text:p text:style-name="P1">вздохнув, вновь погружаетесь в воду, хотя одежда еще влажная от последнего</text:p>
      <text:p text:style-name="P1">купания. На этот раз пересечь реку, едва достигающую пояса, оказывается еще</text:p>
      <text:p text:style-name="P1">проще, лишь холодная вода неприятно щиплет кожу.</text:p>
      <text:p text:style-name="P1">На другом берегу деревьев нет, зато тропинка оказывается прямо под ногами.</text:p>
      <text:p text:style-name="P1">Теперь, под лучами жаркого солнца, вы быстро обсыхаете, и неприятные</text:p>
      <text:p text:style-name="P1">ощущения от мокрой одежды больше не беспокоят вас.</text:p>
      <text:p text:style-name="P1">Через некоторое время тропинка заканчивается, уткнувшись в широкую</text:p>
      <text:p text:style-name="P1">дорогу. Вы оказываетесь на развилке и останавливаетесь, раздумывая, куда идти.Путь налево отклоняется на север и может увести далеко от цели. Скорее всего, он</text:p>
      <text:p text:style-name="P1">ведет к городу Старому, от которого нет проходов к границе. Вы убеждаетесь в</text:p>
      <text:p text:style-name="P1">своем предположении, вспомнив, что Купеческий тракт остался где-то справа, и</text:p>
      <text:p text:style-name="P1">теперь понимаете, где примерно находитесь. Значит, идти нужно направо – 242.</text:p>
      <text:p text:style-name="P1">122.</text:p>
      <text:p text:style-name="P1">К сожалению, большинство торговцев уже разошлись, но зато вместе с ними</text:p>
      <text:p text:style-name="P1">разошлись и покупатели, поэтому вам не придется продираться сквозь плотную</text:p>
      <text:p text:style-name="P1"><text:soft-page-break/>толпу к интересующим вас товарам. А вас в первую очередь интересует оружие,</text:p>
      <text:p text:style-name="P1">изготовленное местными ремесленниками, поэтому вы минуете ряды с горшками</text:p>
      <text:p text:style-name="P1">и металлической кухонной утварью, не обращая на них внимания. Крестьяне уже</text:p>
      <text:p text:style-name="P1">разъехались по домам, поэтому еды здесь купить негде. С трудом вы находите</text:p>
      <text:p text:style-name="P1">единственного оружейника, еще не собравшего свои товары. Однако вас ожидает</text:p>
      <text:p text:style-name="P1">разочарование – его мечи и щиты не отличаются изяществом и боевыми</text:p>
      <text:p text:style-name="P1">качествами. Пока вы рассматриваете имеющиеся в продаже клинки, торговец</text:p>
      <text:p text:style-name="P1">внимательно наблюдает за вами. Заметив, что вы расстроены, не застав других</text:p>
      <text:p text:style-name="P1">торговцев, и хотите уйти, он окликает вас.</text:p>
      <text:p text:style-name="P1">- Постой путник, - говорит он. – Я вижу, что ты не простой воин, только</text:p>
      <text:p text:style-name="P1">поступивший на службу, и тебе требуется оружие получше. Мой же товар</text:p>
      <text:p text:style-name="P1">предназначен для молодых дружинников и небогатых путешественников. Но в</text:p>
      <text:p text:style-name="P1">нашем городе есть немало отличных кузнецов, которым есть, что тебе</text:p>
      <text:p text:style-name="P1">предложить. Пожалуй, лучший из них, тот, что живет через улицу отсюда. Иди в</text:p>
      <text:p text:style-name="P1">ту сторону, там любой прохожий укажет тебе на его дом. Кстати, там рядом</text:p>
      <text:p text:style-name="P1">живет отличный знахарь, советую тебе посетить и его.</text:p>
      <text:p text:style-name="P1">Вы благодарите торговца за ценную информацию и покидаете рыночную</text:p>
      <text:p text:style-name="P1">площадь. Пойдете в указанную им сторону и поищите дома кузнеца и знахаря</text:p>
      <text:p text:style-name="P1">(524) или вернетесь на главную улицу (443)?</text:p>
      <text:p text:style-name="P1">123.</text:p>
      <text:p text:style-name="P1">Вы тянетесь за мечом и понимаете, что кочевники, видимо, и сами</text:p>
      <text:p text:style-name="P1">предполагали вначале такую развязку встречи, но, испугавшись вашего грозного</text:p>
      <text:p text:style-name="P1">вида бывалого вояки, передумали. Теперь, когда вы сами предложили начать</text:p>
      <text:p text:style-name="P1">знакомства с драки, они решились выполнить свой долг и напасть на</text:p>
      <text:p text:style-name="P1">подозрительного путешественника из Полесья. В полном молчании вы</text:p>
      <text:p text:style-name="P1">сближаетесь с противниками. К счастью, они предпочитают честный бой и не</text:p>
      <text:p text:style-name="P1">достают луки.</text:p>
      <text:p text:style-name="P1">1-ЫЙ ВСАДНИК</text:p>
      <text:p text:style-name="P1">Нападение 9</text:p>
      <text:p text:style-name="P1">Защита</text:p>
      <text:p text:style-name="P1">14Жизнь</text:p>
      <text:p text:style-name="P1">10</text:p>
      <text:p text:style-name="P1">Инициатива 9</text:p>
      <text:p text:style-name="P1">2-ОЙ ВСАДНИК</text:p>
      <text:p text:style-name="P1">Нападение 9</text:p>
      <text:p text:style-name="P1">Защита</text:p>
      <text:p text:style-name="P1">14</text:p>
      <text:p text:style-name="P1">Жизнь</text:p>
      <text:p text:style-name="P1">10</text:p>
      <text:p text:style-name="P1">Инициатива 9</text:p>
      <text:p text:style-name="P1">Все же эти соперники умеют драться, и вам придется немного повозиться. Но</text:p>
      <text:p text:style-name="P1">достаточно поразить одного противника, а другого ранить один раз, и тот, что еще</text:p>
      <text:p text:style-name="P1">будет держаться в седле, подхватит поводья с телом своего товарища и помчится</text:p>
      <text:p text:style-name="P1">прочь, понимая, что ему не справиться с таким умелым бойцом на мечах, как вы.</text:p>
      <text:p text:style-name="P1">После победы вы не получите никаких трофеев, зато путь дальше будет</text:p>
      <text:p text:style-name="P1">свободен, а еще пара степняков поймет, что в случае похода на Полесье им</text:p>
      <text:p text:style-name="P1">придется несладко – 34.</text:p>
      <text:p text:style-name="P1">124.</text:p>
      <text:p text:style-name="P1">Хан с улыбкой смотрит на вас долгое время, словно на человека, с которым</text:p>
      <text:p text:style-name="P1">был когда-то близко знаком, но давно не виделся. Затем он все тем же отеческим</text:p>
      <text:p text:style-name="P1">тоном продолжает эту непонятную беседу:</text:p>
      <text:p text:style-name="P1">- Ничего не опасайся здесь. Это твой дом. Но я вижу, ты в замешательстве. Я</text:p>
      <text:p text:style-name="P1"><text:soft-page-break/>понимаю тебя. Давай присядем на ковер, и я все тебе расскажу.</text:p>
      <text:p text:style-name="P1">Его спокойный голос и доброе обращение немного успокаивает вас, и вы,</text:p>
      <text:p text:style-name="P1">сняв мешок, опускаетесь на ковер, вытянув усталые ноги и облокотившись на</text:p>
      <text:p text:style-name="P1">мягкие подушки. Дансар садится рядом, скрестив ноги. С его лица по-прежнему</text:p>
      <text:p text:style-name="P1">не сходит счастливая улыбка.</text:p>
      <text:p text:style-name="P1">- Прежде всего, я расскажу тебе о нашем прежнем хане, - начинает Дансар</text:p>
      <text:p text:style-name="P1">свой рассказ. – Его звали Наран, Степной Орел. Ты наверняка слышал об этом</text:p>
      <text:p text:style-name="P1">великом человеке. Это был мудрый правитель и мужественный воин. Он начал</text:p>
      <text:p text:style-name="P1">объединение разрозненных племен степняков. Мечом и огнем, лестью и подкупом</text:p>
      <text:p text:style-name="P1">ему удалось создать союз из большинства племен, а тех, кто отказался</text:p>
      <text:p text:style-name="P1">подчиниться ему, он уничтожил. В руках Нарана была сосредоточена огромная</text:p>
      <text:p text:style-name="P1">власть, его любили и боялись, почитали и трепетали перед ним. Его войско вело</text:p>
      <text:p text:style-name="P1">многочисленные войны на юге и востоке, и это принесло нашему народу богатство</text:p>
      <text:p text:style-name="P1">и славу на века. Именно Наран начал первую войну с Полесьем, которая</text:p>
      <text:p text:style-name="P1">продолжалась почти пять лет и закончилась семнадцать лет назад. Затем</text:p>
      <text:p text:style-name="P1">наступил мир, между югом и севером началась оживленная торговля, и оба</text:p>
      <text:p text:style-name="P1">народа, и степняки, и русичи, стали жить в богатстве и мире.</text:p>
      <text:p text:style-name="P1">- Но если все было так хорошо, почему вы развязываете эту войну? – вы уже</text:p>
      <text:p text:style-name="P1">чувствуете себя достаточно уверенно в обществе повелителя могучего государства,</text:p>
      <text:p text:style-name="P1">который почему-то относится к вам так хорошо. – И зачем ты рассказываешь мне</text:p>
      <text:p text:style-name="P1">о Наране? Я и так много слышал о нем.- Сначала отвечу на твой второй вопрос, а ответ на первый ты узнаешь чуть</text:p>
      <text:p text:style-name="P1">позже. Наран – твой отец.</text:p>
      <text:p text:style-name="P1">Ответ Дансара поразил вас, словно молния. Вы ожидали услышать, что</text:p>
      <text:p text:style-name="P1">угодно, но только не это. Неужели этот сухощавый старик сошел с ума? Вы</text:p>
      <text:p text:style-name="P1">смотрите на него удивленным взглядом. Но что еще более странно, внутри вас</text:p>
      <text:p text:style-name="P1">просыпается непонятное ощущение, что хан прав...</text:p>
      <text:p text:style-name="P1">- Это кажется тебе невозможным, - кивает головой Дансар, став вдруг очень</text:p>
      <text:p text:style-name="P1">серьезным. – Но послушай меня, не перебивая, и ты все поймешь. Вот оружие</text:p>
      <text:p text:style-name="P1">твоего отца, - он снимает со стены саблю с красными камнями на рукояти. Теперь</text:p>
      <text:p text:style-name="P1">вы, наконец, вспоминаете, где видели это оружие – в своих снах! – Я вижу, этот</text:p>
      <text:p text:style-name="P1">клинок ты видишь не в первый раз, - замечает Дансар. – Конечно, ты никогда не</text:p>
      <text:p text:style-name="P1">был в этом шатре, но потерпи еще немного, и я все тебе объясню.</text:p>
      <text:p text:style-name="P1">Это случилось в начале первой войны между русичами и степняками. Лагерь</text:p>
      <text:p text:style-name="P1">хана стоял рядом с границей, и Наран часто выезжал со своим отрядом, чтобы</text:p>
      <text:p text:style-name="P1">лично провести разведку в пограничных лесах, потому что был он не только</text:p>
      <text:p text:style-name="P1">грозным правителем, но и настоящим боевым товарищем для своих воинов. Во</text:p>
      <text:p text:style-name="P1">время одной из таких вылазок он встретил в лесу прекрасную девушку-русичку с</text:p>
      <text:p text:style-name="P1">чудесными золотыми волосами и милой родинкой на правой щеке и влюбился в</text:p>
      <text:p text:style-name="P1">нее с первого взгляда. Звали ее Славной, и она ответила взаимностью могучему</text:p>
      <text:p text:style-name="P1">хану. Это была твоя мать. – Вы внимательно слушаете необыкновенный рассказ. –</text:p>
      <text:p text:style-name="P1">Наран был жесток с врагами, но благороден в любви. Он мог бы украсть Славну,</text:p>
      <text:p text:style-name="P1">но она сама попросила его подождать. Она верила, что сумеет убедить своего</text:p>
      <text:p text:style-name="P1">отца, старейшину большой деревни, выдать ее за Нарана. Но ее отец, узнав, что</text:p>
      <text:p text:style-name="P1">Славна полюбила степняка, ужасно осерчал и запер свою дочь в доме, сказав, что</text:p>
      <text:p text:style-name="P1">никогда не выдаст ее за дикого кочевника, даже если он самый знатный и богатый.</text:p>
      <text:p text:style-name="P1">Наран узнал об этом очень скоро. Он собрал большой отряд и направил его в</text:p>
      <text:p text:style-name="P1">сторону деревни, которой владел отец Славны. Ни для кого не было секретом, что</text:p>
      <text:p text:style-name="P1">Наран совершает опасный набег не ради наживы, а ради любимой женщины.</text:p>
      <text:p text:style-name="P1">Некоторые воины посмели ослушаться своего господина, узнав, что он рискует их</text:p>
      <text:p text:style-name="P1">жизнями ради достижения личной цели. Впоследствии эти предатели были</text:p>
      <text:p text:style-name="P1">казнены. Отряд, посланный на освобождение Славны, отлично справился с</text:p>
      <text:p text:style-name="P1"><text:soft-page-break/>заданием и вернулся к хану с самой ценной для него добычей – его возлюбленной.</text:p>
      <text:p text:style-name="P1">Наран и Славна поженились и стали жить в Стоянке. Степняки с почтением</text:p>
      <text:p text:style-name="P1">относились к жене своего правителя, хотя она и была русичкой.</text:p>
      <text:p text:style-name="P1">Но война продолжалась. Покорить север оказалось не так просто, как</text:p>
      <text:p text:style-name="P1">рассчитывали военачальники степняков. Время крупных сражений прошло, и</text:p>
      <text:p text:style-name="P1">война превратилась в бесконечные вылазки, стычки и грабительские набеги,</text:p>
      <text:p text:style-name="P1">которые не приносили пользы ни той, ни другой стороне. Теперь тебе нужно</text:p>
      <text:p text:style-name="P1">узнать еще одну важную тайну. Ты, наверное, знаешь, что когда-то я был</text:p>
      <text:p text:style-name="P1">верховным шаманом и до сих пор являюсь главным хранителем знаний. Теперь</text:p>
      <text:p text:style-name="P1">частичку этого знания я передам тебе.</text:p>
      <text:p text:style-name="P1">В Полесье и в степи существует множество рассказов и легенд о необычных</text:p>
      <text:p text:style-name="P1">существах, которых называют водяными, домовыми, лешими и другими именами.</text:p>
      <text:p text:style-name="P1">Кто-то считает эти рассказы сказками, кто-то утверждает, что сам видел их своимиглазами. Знай, что эти существа действительно существуют. Когда-то наш мир</text:p>
      <text:p text:style-name="P1">был создан могучими силами, сейчас мы называем эти силы магией. Это не то</text:p>
      <text:p text:style-name="P1">жалкое волшебство, которым владеют сегодняшние колдуны и шаманы. Это</text:p>
      <text:p text:style-name="P1">сущность этого мира, нити, которые пронизывают его насквозь и связывают</text:p>
      <text:p text:style-name="P1">воедино. Это древняя магия, осознать и покорить мощь которой не под силу ни</text:p>
      <text:p text:style-name="P1">одному человеку. Эта магия и породила тех самых существ, о которых я говорил.</text:p>
      <text:p text:style-name="P1">Они населяли этот мир задолго до прихода человека, в самые древние времена,</text:p>
      <text:p text:style-name="P1">отдаленность которых тебе трудно даже представить. Недаром этих существ</text:p>
      <text:p text:style-name="P1">люди, обладающие истинным знанием, назвали древнями. Древни жили везде – в</text:p>
      <text:p text:style-name="P1">лесах и озерах, в горах и степях, в пещерах и на лугах. У них не было ни государств,</text:p>
      <text:p text:style-name="P1">ни культуры, они не умели управлять магией, хотя и владели ею – они сами были</text:p>
      <text:p text:style-name="P1">частью этого мира, частью природы. Затем пришли люди. Они стали вырубать</text:p>
      <text:p text:style-name="P1">леса, осушать болота и истреблять диких животных. Вместе с природой стали</text:p>
      <text:p text:style-name="P1">отступать и древни. Многие из них умерли, другие сумели ужиться рядом с</text:p>
      <text:p text:style-name="P1">людьми. Именно люди стали называть древней по месту их обитания лешими и</text:p>
      <text:p text:style-name="P1">водяными, а тех, кто поселился в селениях – домовыми, дворовыми, полевыми...</text:p>
      <text:p text:style-name="P1">Но никто уже не в силах изменить начавшийся процесс исчезновения древней.</text:p>
      <text:p text:style-name="P1">Это часть развития мира, неподвластного ни одному смертному.</text:p>
      <text:p text:style-name="P1">Как я говорил, у древней не было культуры. Но среди них были особенно</text:p>
      <text:p text:style-name="P1">сильные и мудрые, которые умели подчинять своих более слабых и безвольных</text:p>
      <text:p text:style-name="P1">сородичей. Здесь, в степях, тоже жили древни, но все они уже покинули эти</text:p>
      <text:p text:style-name="P1">земли. Они ушли в сторону Дымчатых гор. Именно там в пещерах жил самый</text:p>
      <text:p text:style-name="P1">могущественный и мудрый древень по имени Кургуз. Это существо походило на</text:p>
      <text:p text:style-name="P1">огромного змея и сумело стать настоящим повелителем древней-беженцев, со всех</text:p>
      <text:p text:style-name="P1">сторон стекавшихся к Дымчатым горам. Кургуз был единственным древнем,</text:p>
      <text:p text:style-name="P1">умевшим управлять магией. В Дымчатом лесу, расположенном у подножия гор,</text:p>
      <text:p text:style-name="P1">появились целые селения древней, но обычному человеку не под силу увидеть их,</text:p>
      <text:p text:style-name="P1">они скрыты от любопытных глаз. Древней, поселившихся в этом лесу, объединяли</text:p>
      <text:p text:style-name="P1">общая участь и культ Кургуза и его потомков, кургузидов. При жизни повелитель</text:p>
      <text:p text:style-name="P1">древней открыл ритуал, с помощью которого можно передавать свои знания, и</text:p>
      <text:p text:style-name="P1">этот ритуал стал самой главной тайно его семьи.</text:p>
      <text:p text:style-name="P1">Я знал о существовании древней в Дымчатых горах и об их культе кургузидов.</text:p>
      <text:p text:style-name="P1">Наран знал гораздо меньше, но он был осведомлен он о том, что в Дымчатом лесу</text:p>
      <text:p text:style-name="P1">живут необычные существа, обладающие странной силой: ему нередко</text:p>
      <text:p text:style-name="P1">докладывали о пропажах воинов, осмелившихся пересечь границу зачарованного</text:p>
      <text:p text:style-name="P1">леса. Хан посылал несколько отрядов для того, чтобы покорить неразведанную</text:p>
      <text:p text:style-name="P1">территорию, но они так же бесследно исчезали. Однако никто не пытался напасть</text:p>
      <text:p text:style-name="P1">на наше государства из леса, и все это озадачивало Нарана. Тогда я рассказал ему</text:p>
      <text:p text:style-name="P1">о том, кто на самом деле живет в горах, и объяснил, что нам нечего опасаться, пока</text:p>
      <text:p text:style-name="P1"><text:soft-page-break/>мы сами не нападем на земли древней. Мой рассказ привел к несколько иному</text:p>
      <text:p text:style-name="P1">результату, чем я ожидал: Наран захотел привлечь древней в союзники, чтобы они</text:p>
      <text:p text:style-name="P1">с помощью своей магии помогли ему одолеть русичей. Я пытался убедить хана,</text:p>
      <text:p text:style-name="P1">чтобы он не вступал в союз с наследниками Кургуза, которые могут оказаться</text:p>
      <text:p text:style-name="P1">намного коварнее, чем мы думаем, но когда Наран загорался какой-то идеей, оншел до конца, чтобы ее исполнить. И однажды он отправился с отрядом самых</text:p>
      <text:p text:style-name="P1">верных и преданных в воинов в Дымчатый лес. Вернулся он через два дня и был</text:p>
      <text:p text:style-name="P1">хмур, как туча. Когда мы остались наедине, он поведал мне причину своей печали.</text:p>
      <text:p text:style-name="P1">Наран без особых трудностей добрался до горы Догсан, которую русичи</text:p>
      <text:p text:style-name="P1">называют Бусой. Я знал, что в этой горе была расположена нужная пещера. Также</text:p>
      <text:p text:style-name="P1">легко хан нашел вход в логово кургузидов. Я не сомневаюсь, что сам хозяин</text:p>
      <text:p text:style-name="P1">пещеры помог ему попасть в свое жилище, иначе Наран бродил бы по горам</text:p>
      <text:p text:style-name="P1">очень долго и вернулся ни с чем, если бы вообще вернулся.</text:p>
      <text:p text:style-name="P1">В пещере Нарана встретил Дриз – потомок Кургуза. Это был такой же</text:p>
      <text:p text:style-name="P1">большой и мудрый змей, как и его великий предок. Наран рассказал мне, что</text:p>
      <text:p text:style-name="P1">Дриз, как оказалось, с помощью дара предвиденья, которым обладают все</text:p>
      <text:p text:style-name="P1">кургузиды, был осведомлен о том, что Наран должен к нему придти. Он сказал,</text:p>
      <text:p text:style-name="P1">что согласится на союз, если Наран выполнит два условия: даст ему богатые дары</text:p>
      <text:p text:style-name="P1">и отдаст своего будущего наследника на воспитание Дризу. Мне трудно сейчас</text:p>
      <text:p text:style-name="P1">сказать, почему твой отец согласился, но он принял условия повелителя древней.</text:p>
      <text:p text:style-name="P1">Лишь на обратном пути он понял, какую ошибку совершил. Славна в то время</text:p>
      <text:p text:style-name="P1">ждала ребенка, и мы думали, что родится девочка. Но когда я узнал, что сам Дриз</text:p>
      <text:p text:style-name="P1">предсказал рождение мальчика, я понял, что так оно и будет. Также Дриз сказал</text:p>
      <text:p text:style-name="P1">твоему отцу, что у него больше не будет детей. Тогда это его удивило, так как он</text:p>
      <text:p text:style-name="P1">был еще молодым и сильным мужчиной. Но, как оказалось, и этому</text:p>
      <text:p text:style-name="P1">предсказанию суждено было сбыться.</text:p>
      <text:p text:style-name="P1">Рассказав мне о своем разговоре, Наран признался, что поторопился дать</text:p>
      <text:p text:style-name="P1">согласие на ужасный союз. Он не хотел отдавать тебя на воспитание чудовищу. Но</text:p>
      <text:p text:style-name="P1">договор был заключен, и отступить от него было непросто: я прекрасно изучил</text:p>
      <text:p text:style-name="P1">древней и знал, что в случае отказа Нарана исполнять свои обязательства Дриз и</text:p>
      <text:p text:style-name="P1">его приспешники нападут на степняков и уничтожат всех до единого. В то же</text:p>
      <text:p text:style-name="P1">время мне было непонятно, почему Дриз вообще согласился вступить в войну. Но</text:p>
      <text:p text:style-name="P1">его мудрость всегда находилась выше моего понимания, и я до сих пор не могу</text:p>
      <text:p text:style-name="P1">разгадать эту загадку.</text:p>
      <text:p text:style-name="P1">Целую ночь я думал над тем, что мне рассказал хан. Я многого не понял, но</text:p>
      <text:p text:style-name="P1">кое о чем догадался. Дриз не просто так выбрал в качестве ученика сына самого</text:p>
      <text:p text:style-name="P1">хана. Нараном, желавшим спасти тебя, двигала лишь отцовская любовь, но я мог</text:p>
      <text:p text:style-name="P1">рассуждать хладнокровно, и я понял, что Дриз замыслил что-то коварное, и этому</text:p>
      <text:p text:style-name="P1">надо во что бы то ни стало помешать. Я долго размышлял, что я могу сделать</text:p>
      <text:p text:style-name="P1">против древней магий, которой владеет потомок Кургуза, и, наконец, придумал.</text:p>
      <text:p text:style-name="P1">Изучая некоторые свитки, я нашел в них описание некоторых любопытных</text:p>
      <text:p text:style-name="P1">ритуалов, но я не знал, что мне придется их использовать. Необходимо было</text:p>
      <text:p text:style-name="P1">укрыть тебя с глаз Дриза и обмануть его, и я стал готовиться к осуществлению</text:p>
      <text:p text:style-name="P1">своего непростого плана. Не буду объяснять тебе всех тонкостей. Скажу лишь, что</text:p>
      <text:p text:style-name="P1">ритуалы, проведенные мною, были ужасны. В одну из удивительно звездных</text:p>
      <text:p text:style-name="P1">ночей у Славны начались роды, и я сам приехал, чтобы их принять. Когда ты</text:p>
      <text:p text:style-name="P1">появился на свет, я обратил внимание, что ты перенял внешность от своих</text:p>
      <text:p text:style-name="P1">предков-русичей, ни одна черта степняка не коснулась твоего лица. Меня тогда</text:p>
      <text:p text:style-name="P1">это удивило. Я сделал все, чтоб было нужно, чтобы скрыть твое появление на светот вездесущего взора Дриза. Мои ритуалы помогли обмануть его, и вместо тебя</text:p>
      <text:p text:style-name="P1">был подложен мертвый младенец. Теперь повелитель древней думал, что ты умер.</text:p>
      <text:p text:style-name="P1">Твоя мать, к сожалению, не выдержала тяжелых родов, и скончалась в ту же ночь,</text:p>
      <text:p text:style-name="P1"><text:soft-page-break/>и это горе сломило Нарана. Тебя я отвез в одну из пограничных стоянок, где</text:p>
      <text:p text:style-name="P1">передал надежной и обеспеченной семье, в которой никто не знал, что за ребенок</text:p>
      <text:p text:style-name="P1">попал к ним – они думали, что ты сын одного из погибших на войне кешиктенов.</text:p>
      <text:p text:style-name="P1">Наран совершил новое путешествие к Бусой горе, и там у него состоялся</text:p>
      <text:p text:style-name="P1">второй разговор с Дризом. Мои ритуалы оказались удачными, и тот поверил, что</text:p>
      <text:p text:style-name="P1">ты умер. Дриз согласился не разрывать союз, но потребовал, чтобы вместо тебя</text:p>
      <text:p text:style-name="P1">ему передали того, кто должен стать следующим наследником при условии, что у</text:p>
      <text:p text:style-name="P1">хана больше не будет детей – сына нойона, верховного военачальника, которым</text:p>
      <text:p text:style-name="P1">тогда был главный туменник. Когда Наран рассказал мне об этом, я еще больше</text:p>
      <text:p text:style-name="P1">уверился, что Дриз что-то замыслил, в очередной раз требуя себе в ученики</text:p>
      <text:p text:style-name="P1">наследника. Это было трудное решение для твоего отца, но он приказал</text:p>
      <text:p text:style-name="P1">отправиться отряду верных воинов к шатру нойона и забрать у него сына. Скажу</text:p>
      <text:p text:style-name="P1">лишь, что этот приказ был в точности исполнен, но при этом отец не захотел</text:p>
      <text:p text:style-name="P1">отдавать своего ребенка, и был убит. Младенец был отвезен в Дымчатые горы и</text:p>
      <text:p text:style-name="P1">передан Дризу.</text:p>
      <text:p text:style-name="P1">В последний год войны произошло два важных события, которые касаются</text:p>
      <text:p text:style-name="P1">твоей судьбы: Наран был убит во время одной из вылазок, попав в засаду русичей.</text:p>
      <text:p text:style-name="P1">Многие советовали ему не участвовать самостоятельно в походах и сохранить себя,</text:p>
      <text:p text:style-name="P1">но всякие уговоры были тщетны... Так сбылось предсказание Дриза: у твоего отца</text:p>
      <text:p text:style-name="P1">больше не было детей. Летом этого же года, перед самым окончанием войны, на</text:p>
      <text:p text:style-name="P1">стоянку, где ты воспитывался (тебе было почти два года), напали русичи. Они</text:p>
      <text:p text:style-name="P1">сожгли палатки и перебили всех, кто не успел убежать, а тебя нашел один из</text:p>
      <text:p text:style-name="P1">дружинников. Видимо, тебя приняли за мальчика, похищенного из одного из</text:p>
      <text:p text:style-name="P1">селений Полесья. Тебя увезли на север, где, как я узнал позже, тебя взяла на</text:p>
      <text:p text:style-name="P1">воспитание хорошая семья, а затем твои способности заметил князь Великогорска.</text:p>
      <text:p text:style-name="P1">Затем ты пропал у меня из вида и до настоящего времени я ничего не знал о твоей</text:p>
      <text:p text:style-name="P1">судьбе. Война кончилась, начались годы мира. Я не слышал больше никаких</text:p>
      <text:p text:style-name="P1">вестей ни о Дризе, ни о похищенном сыне нойона и надеялся, что правитель</text:p>
      <text:p text:style-name="P1">древней больше не хочет поддерживать с нами отношения, а его ученик останется</text:p>
      <text:p text:style-name="P1">у него навсегда или уйдет на восток.</text:p>
      <text:p text:style-name="P1">Дансар умолкает, переводя дух после долгого рассказа. Вы сидите, не дыша,</text:p>
      <text:p text:style-name="P1">не в силах поверить во все услышанное. Неужели это все правда? Неужели вы</text:p>
      <text:p text:style-name="P1">настоящий наследник хана? Это кажется невероятным, но слишком уж уверенно</text:p>
      <text:p text:style-name="P1">говорит ваш собеседник. Впрочем, кое-какие сомнения еще остаются, хотя</text:p>
      <text:p text:style-name="P1">интуиция и твердит со всей горячностью, что не они напрасны.</text:p>
      <text:p text:style-name="P1">- Но откуда ты знаешь, что это именно я? Ты мог ошибиться, - замечаете вы,</text:p>
      <text:p text:style-name="P1">обратив внимание на то, что голос ваш дрожит.</text:p>
      <text:p text:style-name="P1">- Ты забываешь, кто я, - улыбается Дансар. – Я шаман, и я умею</text:p>
      <text:p text:style-name="P1">предсказывать будущее, читать по звездам и слушать природу. Я знал, что</text:p>
      <text:p text:style-name="P1">придешь сюда, только не знал, когда это произойдет. Но когда ты вошел в шатер,</text:p>
      <text:p text:style-name="P1">я сразу понял, что это ты, Санжай. К тому же долгие годы изучения истины этогомира одарили меня удивительным чутьем на многие, и я вижу то, что недоступно</text:p>
      <text:p text:style-name="P1">обычному зрению.</text:p>
      <text:p text:style-name="P1">- Что это за имя, которым ты называешь меня уже второй раз?</text:p>
      <text:p text:style-name="P1">- Так назвали тебя при рождении, но ты вправе требовать, чтобы тебя</text:p>
      <text:p text:style-name="P1">называли тем именем, что ты носил в Полесье. Если ты еще не веришь мне,</text:p>
      <text:p text:style-name="P1">взгляни на свое левое плечо. Только в семье Нарана я видел родимое пятно на</text:p>
      <text:p text:style-name="P1">этом месте, похожее на звезду. Считается, что это высшие силы оставили этот знак</text:p>
      <text:p text:style-name="P1">повелителю степняков.</text:p>
      <text:p text:style-name="P1">Вы ошарашено смотрите на Дансара. Он прав – у вас есть родимое пятно в</text:p>
      <text:p text:style-name="P1">том самом месте, которое он указал, в виде звезды. Теперь вы не сомневаетесь:</text:p>
      <text:p text:style-name="P1">правитель кочевников сказал правду, и вы сын Нарана, который надолго был</text:p>
      <text:p text:style-name="P1"><text:soft-page-break/>разлучен со своим народом. Но осталось еще много невыясненных вопросов.</text:p>
      <text:p text:style-name="P1">- Ты говорил, что я обладаю какими-то способностями?</text:p>
      <text:p text:style-name="P1">- Все предки Нарана и твой отец были великими воинами и обладали</text:p>
      <text:p text:style-name="P1">удивительными боевыми навыками, недоступными другим людям, - объясняет</text:p>
      <text:p text:style-name="P1">Дансар. – Вот и ты еще совсем молод, но уже можешь на равных сражаться с</text:p>
      <text:p text:style-name="P1">любым противником. Кроме того, от твоих предков тебе досталась врожденная</text:p>
      <text:p text:style-name="P1">мудрость. Именно благодаря этому Наран смог стать отличным правителем,</text:p>
      <text:p text:style-name="P1">каким, я уверен, будешь и ты. Я не знаю твоих предков-русичей, но кое-что мне</text:p>
      <text:p text:style-name="P1">удалось понять: именно благодаря тому, что твои родители принадлежат к</text:p>
      <text:p text:style-name="P1">разным народам, ты наделен особой силой, во многом из-за которой Дриз хотел</text:p>
      <text:p text:style-name="P1">тебя приобрести в свои ученики.</text:p>
      <text:p text:style-name="P1">- А что с войной? Почему степняки хотят напасть на Полесье?</text:p>
      <text:p text:style-name="P1">- Этому есть объяснение. – Дансар тяжело вздыхает и вновь начинает</text:p>
      <text:p text:style-name="P1">рассказывать. – Однажды ночью ко мне в шатер пришли странные гости. Они</text:p>
      <text:p text:style-name="P1">проникли незаметно, ни один из телохранителей не заметил их. Это было два</text:p>
      <text:p text:style-name="P1">древня, укутанные в темные плащи. Тогда я еще подумал о том, что эти существа,</text:p>
      <text:p text:style-name="P1">если захотят, могут подкрасться к любому человеку и убить его. Посетители</text:p>
      <text:p text:style-name="P1">передали мне запечатанное письмо и исчезли, просто растворились в воздухе. Это</text:p>
      <text:p text:style-name="P1">было послание от Дриза. Он напомнил мне о существовавшем когда-то</text:p>
      <text:p text:style-name="P1">соглашении и сообщил, что сын нойона готов стать законным правителем</text:p>
      <text:p text:style-name="P1">степняков. Дриз написал, что собирается начать войну против Полесья и надеется</text:p>
      <text:p text:style-name="P1">на мою помощь. Он также прозрачно намекнул, что в случае моего отказа</text:p>
      <text:p text:style-name="P1">помогать ему первой целью нападения древней станет наше государство. Мне</text:p>
      <text:p text:style-name="P1">трудно объяснить, почему все это произошло именно сейчас, а не раньше или</text:p>
      <text:p text:style-name="P1">позже. Видимо, все эти долгие года Дриз вынашивал свой план и ждал наиболее</text:p>
      <text:p text:style-name="P1">удачный момент, чтобы начать его осуществление. Я не был заинтересован в войне</text:p>
      <text:p text:style-name="P1">с Полесьем. К тому же я предполагаю, что даже в случае победы мы должны</text:p>
      <text:p text:style-name="P1">будем подчиняться Дризу. Я долго думал над тем, как поступить. Но</text:p>
      <text:p text:style-name="P1">единственное, что я смог сделать – это оттянуть немного начала наступления.</text:p>
      <text:p text:style-name="P1">Сначала я собирал войска, но сейчас они готовы к походу. Вот-вот Дриз потребует,</text:p>
      <text:p text:style-name="P1">чтобы мы выступили, и я, похоже, не смогу больше найти причины, чтобы</text:p>
      <text:p text:style-name="P1">отложить нападение. Видишь ли, я знаю силу магии древней: они сметут наш</text:p>
      <text:p text:style-name="P1">народ, если мы откажемся им помогать, а русичей они, как я понял Дриза,собираются не уничтожать, а лишь подчинить. Требование Дриза избрать ханом</text:p>
      <text:p text:style-name="P1">сына нойона, его ученика, тоже было законным, но лишь до того, как сюда явился</text:p>
      <text:p text:style-name="P1">ты.</text:p>
      <text:p text:style-name="P1">Вы долгое время размышляете над словами Дансара. По его словам, степняки</text:p>
      <text:p text:style-name="P1">хотят на Полесье только потому, что их вынуждают это сделать. Конечно, есть</text:p>
      <text:p text:style-name="P1">командиры и вельможи, которым выгодна война, но их наверняка меньшинство.</text:p>
      <text:p text:style-name="P1">- А что, если нам самим напасть на древней? – спрашиваете вы, уже начиная</text:p>
      <text:p text:style-name="P1">ощущать степняков своими подданными, а Дансара – первым советником.</text:p>
      <text:p text:style-name="P1">- Это самое худшее решение. Тогда у Дриза будут все основания уничтожить</text:p>
      <text:p text:style-name="P1">кочевые племена, и он это сделает. Помни – это не человек, а чудовище, существо,</text:p>
      <text:p text:style-name="P1">которое живет животным инстинктом и в то же время умеет холодно и</text:p>
      <text:p text:style-name="P1">расчетливо вести свои дела.</text:p>
      <text:p text:style-name="P1">- Но зачем им все-таки понадобилось нападать на Полесье?</text:p>
      <text:p text:style-name="P1">- Я могу только предполагать, - отвечает Дансар. – Во-первых, древням нужно</text:p>
      <text:p text:style-name="P1">многое, чего нет в горах, но есть в северных землях. Во-вторых, культ кургузидов</text:p>
      <text:p text:style-name="P1">темный и жестокий. Как я знаю, для многих ритуалов Дризу нужны человеческие</text:p>
      <text:p text:style-name="P1">жизни.</text:p>
      <text:p text:style-name="P1">- То есть русичей будут приносить в жертву? – ужасаетесь вы.</text:p>
      <text:p text:style-name="P1">- Не только. Дриз совершает свои магические обряды над людьми, оставляя</text:p>
      <text:p text:style-name="P1"><text:soft-page-break/>им жизнь, но изменяя их сущность.</text:p>
      <text:p text:style-name="P1">- Но это ведь ужасно! – восклицаете вы.</text:p>
      <text:p text:style-name="P1">- Да, это так. Поэтому я и тянул время. Звезды подсказали мне, что скоро</text:p>
      <text:p text:style-name="P1">произойдет событие, которое поможет все изменить. И вот пришел ты.</text:p>
      <text:p text:style-name="P1">- И что ты ждешь от меня? – задаете вы давно назревший вопрос.</text:p>
      <text:p text:style-name="P1">- Мы можем поступить так. Во-первых, ты можешь отправиться в Дымчатые</text:p>
      <text:p text:style-name="P1">горы. Это рискованно, но ты наследник Нарана, и Дриз, немедленно</text:p>
      <text:p text:style-name="P1">распознающий, кто ты на самом деле, наверняка захочет поговорить с тобой.</text:p>
      <text:p text:style-name="P1">Тогда ты, возможно, сможешь узнать его планы и – кто знает? – помешать ему или</text:p>
      <text:p text:style-name="P1">уговорить отказаться от нападения на Полесье. К тому же я чувствую, что в</text:p>
      <text:p text:style-name="P1">пещере Бусой горы что-то происходит. От Дриза давно не было вестей, хотя время</text:p>
      <text:p text:style-name="P1">для наступления самое удачное. Во-вторых, ты можешь занять свое законное место</text:p>
      <text:p text:style-name="P1">повелителя кочевников и самостоятельно решить, что делать дальше – разорвать</text:p>
      <text:p text:style-name="P1">союз с Дризом или продолжить подготовку к войне. Не отказывайся от</text:p>
      <text:p text:style-name="P1">последнего варианта: теперь ты узнал свое истинное предназначение, и, хотя</text:p>
      <text:p text:style-name="P1">наполовину ты русич, теперь ты хан и должен думать о своем народе, кровь</text:p>
      <text:p text:style-name="P1">которого течет и в тебе. Подумай хорошо и реши, как спасти своих подданных. Я</text:p>
      <text:p text:style-name="P1">верю в твою мудрость и приму любое твое решение.</text:p>
      <text:p text:style-name="P1">Вы услышали достаточно и теперь знаете о причинах происходящих</text:p>
      <text:p text:style-name="P1">событий. Вам нужно тщательно все взвесить и принять одно из самых важных</text:p>
      <text:p text:style-name="P1">решений в своей жизни. Обдумав все как следует, вы приходите к заключению,</text:p>
      <text:p text:style-name="P1">что, раз судьбой вам предрешено стать ханом, нужно занять это место и стать</text:p>
      <text:p text:style-name="P1">хорошим правителем. Предстоит многое сделать, чтобы укрепить союз племен и</text:p>
      <text:p text:style-name="P1">создать сильное государство. Но это будет позже, а сейчас нужно решить, что</text:p>
      <text:p text:style-name="P1">делать с нависшей угрозой со стороны Дымчатых гор. Времени у вас достаточно:подумайте и скажите свое решение Дансару: отправитесь к Бусой горе, чтобы</text:p>
      <text:p text:style-name="P1">найти пещеру, в которой живет Дриз (862), возглавите поход на русичей (636) или,</text:p>
      <text:p text:style-name="P1">став ханом, разорвете союз с древнями и откажетесь от войны с Полесьем (705)?</text:p>
      <text:p text:style-name="P1">125.</text:p>
      <text:p text:style-name="P1">Солнце печет во всю силу, и вы стараетесь идти по той стороне дороги, где</text:p>
      <text:p text:style-name="P1">можно укрыться в тени деревьев. Это мало помогает, так как сейчас дневное</text:p>
      <text:p text:style-name="P1">светило как раз у вас над головой, поэтому приходится терпеть и ждать, когда</text:p>
      <text:p text:style-name="P1">день пойдет на спад. Вы утираете пот со лба: несмотря на прекрасную физическую</text:p>
      <text:p text:style-name="P1">подготовку, вы изрядно утомились. Пройдя с полчаса, вы замечаете впереди</text:p>
      <text:p text:style-name="P1">путников, идущих вам навстречу. Когда они приближаются, вы различаете двоих</text:p>
      <text:p text:style-name="P1">мужчин в приличной одежде – вряд ли крестьян, но и не воинов. Возможно, это</text:p>
      <text:p text:style-name="P1">слуги одного из князей или помощники торговцев. Первый – зрелый мужчина с</text:p>
      <text:p text:style-name="P1">приятными чертами лица и добродушным выражением на нем. Второй – еще</text:p>
      <text:p text:style-name="P1">совсем мальчишка, еще даже не начавший брить щеки: юношеский пушок</text:p>
      <text:p text:style-name="P1">забавно торчит рядом с жесткой щетиной на подбородке. У обоих на поясах висят</text:p>
      <text:p text:style-name="P1">мечи, но это не удивляет вас: в Полесье многие носят оружие, если не сказать</text:p>
      <text:p text:style-name="P1">больше – во время путешествий по лесам его носят все.</text:p>
      <text:p text:style-name="P1">Увидев вас, путники прерывают свой разговор, переглядываются и быстро</text:p>
      <text:p text:style-name="P1">приближаются. Не успеваете вы открыть рот, как они одновременно обращаются</text:p>
      <text:p text:style-name="P1">к вам с вопросами:</text:p>
      <text:p text:style-name="P1">- Скажи, добрый человек, далеко еще идти до Великогорска?</text:p>
      <text:p text:style-name="P1">- Не подскажешь, путник, где можно купить еды?</text:p>
      <text:p text:style-name="P1">Заметив ваше замешательство, они дружелюбно улыбаются, затем старший</text:p>
      <text:p text:style-name="P1">из них рукой дает знак своему спутнику отойти в сторону и обращается к вам:</text:p>
      <text:p text:style-name="P1">- Извини, друг, мы давно идем, поэтому устали и плохо соображаем. Скажи,</text:p>
      <text:p text:style-name="P1">есть ли здесь поблизости какое-нибудь селение, где можно передохнуть?</text:p>
      <text:p text:style-name="P1">Вы, наконец, собираетесь с мыслями и отвечаете:</text:p>
      <text:p text:style-name="P1"><text:soft-page-break/>- Да, идите по этой дороге и совсем скоро попадете в Хвойное.</text:p>
      <text:p text:style-name="P1">- В Хвойное? – обрадовался путник. – Вот радость-то для нас. Мы уж и не</text:p>
      <text:p text:style-name="P1">чаяли дойти до него. Мы же издалека идем, с города большого. Хотим в</text:p>
      <text:p text:style-name="P1">Великогорск попасть. Я – странствующий знахарь, устраняю порчу любую с</text:p>
      <text:p text:style-name="P1">человека, а мой друг – музыкант. Мы у себя на родине в картишки неплохую</text:p>
      <text:p text:style-name="P1">сумму денег выиграли, и вот решили до Великогорска дойти, много слышали мы</text:p>
      <text:p text:style-name="P1">об этом славном граде. А ты нас порадовал несказанно, хочется мне отблагодарить</text:p>
      <text:p text:style-name="P1">тебя чем-нибудь. Хочешь, порчу с тебя сниму? Денег мне не надо, ты не</text:p>
      <text:p text:style-name="P1">переживай, у нас их полно. Ну, давай, подойди, поближе, сейчас я вмиг тебе</text:p>
      <text:p text:style-name="P1">помогу. Да, порча знатная на тебе, кто-то насылает ее, но знаю я, как снять напасть</text:p>
      <text:p text:style-name="P1">эту...</text:p>
      <text:p text:style-name="P1">Во время разговора он доверительно кладет руку вам на плечо и уже</text:p>
      <text:p text:style-name="P1">начинает какие-то магические движения другой. Вставить хоть слово в его</text:p>
      <text:p text:style-name="P1">быструю речь не удается. Последние его слова особенно затрагивают вас. Может,</text:p>
      <text:p text:style-name="P1">те навязчивые сны, что посещают вас, - действительно дело рук мстительногоколдуна? Так что же: позволите неизвестному путнику попробовать снять с вас</text:p>
      <text:p text:style-name="P1">порчу (325), скажете, что вам некогда заниматься ерундой и быстрее отвяжетесь от</text:p>
      <text:p text:style-name="P1">них (536) или предложите им сыграть в карты, раз уж они такие любители этого</text:p>
      <text:p text:style-name="P1">дела (679)?</text:p>
      <text:p text:style-name="P1">126.</text:p>
      <text:p text:style-name="P1">Через полчаса ходьбы вы замечаете, что влево от дороги убегает довольно</text:p>
      <text:p text:style-name="P1">широкая тропинка. Идти по утоптанной дороге, кончено, удобнее, но возможно,</text:p>
      <text:p text:style-name="P1">тропинка позволит немного срезать путь и сэкономить время. Хотя вряд ли что-то</text:p>
      <text:p text:style-name="P1">может задержать вас настолько, что вы не успеете к вечеру дойти до одного из</text:p>
      <text:p text:style-name="P1">пограничных городов. Тем более где-то в той стороне, куда уходит тропа,</text:p>
      <text:p text:style-name="P1">раскинулись болота и непроходимая местность, которую в этих краях называют</text:p>
      <text:p text:style-name="P1">Древним Буреломом. Решайте – пойдете дальше по проверенной дороге (242) или</text:p>
      <text:p text:style-name="P1">свернете на тропинку (387)?</text:p>
      <text:p text:style-name="P1">127.</text:p>
      <text:p text:style-name="P1">Узкая тропинка ведет по берегу озера, иногда забираясь в стоящий рядом</text:p>
      <text:p text:style-name="P1">хвойный лес, прячась под деревьями. Тропа узкая, но трава на ней сильно</text:p>
      <text:p text:style-name="P1">примята. Деревня быстро скрывается из вида, и вы в одиночестве бредете вперед,</text:p>
      <text:p text:style-name="P1">прислушиваясь к звукам природы: слева о чем-то шепчутся деревья, справа то и</text:p>
      <text:p text:style-name="P1">дело слышен плеск, но вы, повернув голову, улавливаете лишь расползающиеся</text:p>
      <text:p text:style-name="P1">по воде круги. Несмотря на ваши опасения, путь не кажется утомительным, ведь</text:p>
      <text:p text:style-name="P1">идти вдоль озера, с которого дует прохладный ветерок, легко и приятно. Теперь</text:p>
      <text:p text:style-name="P1">вы не жалеете о том, что не поплыли с рыбаками на их утлых лодках. Через два</text:p>
      <text:p text:style-name="P1">часа ходьбы тропинка, и без того тонкая, становится почти неприметной. Кажется,</text:p>
      <text:p text:style-name="P1">дальше этого места крестьяне из Приозерья не забредают. Неожиданно тропа</text:p>
      <text:p text:style-name="P1">обрывается, и вы в растерянности оглядываетесь вокруг. Неужели придется</text:p>
      <text:p text:style-name="P1">возвращаться? Справа вода, поэтому вы идете в левую сторону, углубляясь в лес. К</text:p>
      <text:p text:style-name="P1">счастью, совсем рядом вы находите лесную тропинку, которая бойко убегает на</text:p>
      <text:p text:style-name="P1">юг. Вставшие плотной стеной деревья скрывают озера, и вы можете догадаться о</text:p>
      <text:p text:style-name="P1">том, что еще не отошли от него далеко, лишь по свежему ветерку, по-прежнему</text:p>
      <text:p text:style-name="P1">доносящемуся с запада. Пройдя еще около часа, вы приближаетесь к высокому</text:p>
      <text:p text:style-name="P1">утесу - (641).</text:p>
      <text:p text:style-name="P1">128.</text:p>
      <text:p text:style-name="P1">Командир багатуров приближается и строго спрашивает, что вы делаете</text:p>
      <text:p text:style-name="P1">перед дворцом хана. Вы, не растерявшись, достаете запечатанное письмо, снятое</text:p>
      <text:p text:style-name="P1">недавно с тела дерзкого всадника, и предъявляете его степняку.- Это письмо я должен отдать лично в руки хана, - говорите вы уверенным</text:p>
      <text:p text:style-name="P1">голосом. Багатур внимательно осматривает печать. Кажется, он знаком с этим</text:p>
      <text:p text:style-name="P1"><text:soft-page-break/>отчетливо видным изображением подковы.</text:p>
      <text:p text:style-name="P1">- Раз так, ты можешь пройти. Но веди себя вежливо с нашим повелителем –</text:p>
      <text:p text:style-name="P1">мои ребята спустят с тебя шкуру, если ты вымолвишь хоть одно неосторожное</text:p>
      <text:p text:style-name="P1">слов.</text:p>
      <text:p text:style-name="P1">Суровый командир сам провожает вас до входа во дворец и приказывает</text:p>
      <text:p text:style-name="P1">багатурам, охраняющим его, пропустить вас – 748.</text:p>
      <text:p text:style-name="P1">129.</text:p>
      <text:p text:style-name="P1">Понимая, что тракт – это в любом случае самая удобная дорога, вы</text:p>
      <text:p text:style-name="P1">продолжаете идти по нему. Некоторое время вам кажется, что вы сделали лучший</text:p>
      <text:p text:style-name="P1">выбор, не свернув с комфортного пути. Солнце еще не поднялось высоко и не</text:p>
      <text:p text:style-name="P1">жарит своими лучами, слух приятно услаждает птичий свист, и путешествие</text:p>
      <text:p text:style-name="P1">превращается в приятную прогулку. Однако через некоторое время вы понимаете,</text:p>
      <text:p text:style-name="P1">что и у тракта есть свои недостатки: не вам одним он приглянулся, и навстречу</text:p>
      <text:p text:style-name="P1">скачет трое всадников, разглядеть которых как следует издалека не удается. Пока</text:p>
      <text:p text:style-name="P1">они не подъехали ближе и не заметили вас, можно избежать неожиданной</text:p>
      <text:p text:style-name="P1">встречи, спрятавшись в траве (562). Если же вы считаете, что от этой встречи не</text:p>
      <text:p text:style-name="P1">будет никакой беды, просто идите дальше (13).</text:p>
      <text:p text:style-name="P1">130.</text:p>
      <text:p text:style-name="P1">Спустившись с утеса, около которого примостилась одинокая хижина, вы</text:p>
      <text:p text:style-name="P1">оказываетесь на опушке леса. Справа поблескивает огромное озеро: без лодки его</text:p>
      <text:p text:style-name="P1">не пересечь. Поэтому придется путешествовать по суше по одной из тропинок,</text:p>
      <text:p text:style-name="P1">ведущих от подножья утеса: одна из них бежит вправо вдоль берега озера (790),</text:p>
      <text:p text:style-name="P1">другая отворачивает налево, углубляясь в лес (229).</text:p>
      <text:p text:style-name="P1">131.</text:p>
      <text:p text:style-name="P1">Трактир остается далеко позади, и вы опять оказываетесь на пустынном</text:p>
      <text:p text:style-name="P1">тракте. Путь в одиночестве, пусть он и на руку, теперь кажется скучноватым. Все-</text:p>
      <text:p text:style-name="P1">таки, путешествуя по главной дороге, вы надеялись, что навстречу будет</text:p>
      <text:p text:style-name="P1">попадаться больше странников – в конце концов, не обязательно разговаривать со</text:p>
      <text:p text:style-name="P1">всеми, но некоторые из них действительно могли бы сказать что-нибудь полезное.</text:p>
      <text:p text:style-name="P1">Однако впереди по-прежнему никого нет, и с этим придется смириться. Впрочем,</text:p>
      <text:p text:style-name="P1">если такое путешествие вас не устраивает, можно свернуть в лес при первой же</text:p>
      <text:p text:style-name="P1">возможности: там, возможно, бродят охотники, которые бывают в разных частях</text:p>
      <text:p text:style-name="P1">Полесья. Правда, в чаще можно встретить не только охотников. Пока подходящей</text:p>
      <text:p text:style-name="P1">тропинки, на которую можно было бы свернуть, не попадается.Вы вытираете пот со лба и отмериваете еще сотню шагов. Ага, вот и</text:p>
      <text:p text:style-name="P1">приличная тропа, идти по которой будет вполне комфортно. Она убегает вправо</text:p>
      <text:p text:style-name="P1">от тракта и скрывается в лесу. Выберете ее (856) или предпочтете идти дальше по</text:p>
      <text:p text:style-name="P1">тракту (469)?</text:p>
      <text:p text:style-name="P1">132.</text:p>
      <text:p text:style-name="P1">Необычная фляга приглянулась вам, и вы решили ее купить. Путник</text:p>
      <text:p text:style-name="P1">забирает деньги, отдает вам турсук (+200) и прощается, отправляясь дальше своей</text:p>
      <text:p text:style-name="P1">дорогой. Сейчас во вновь приобретенной емкости ничего нет, но вы можете</text:p>
      <text:p text:style-name="P1">наполнить ее любой жидкостью. Турсук вмещает четыре глотка и занимает одно</text:p>
      <text:p text:style-name="P1">место в вещмешке. Можно повесить его на пояс, но тогда свою флягу придется</text:p>
      <text:p text:style-name="P1">убрать в мешок или выкинуть.</text:p>
      <text:p text:style-name="P1">Ваш новый знакомый уже ушел достаточно далеко, пора и вам идти дальше –</text:p>
      <text:p text:style-name="P1">231.</text:p>
      <text:p text:style-name="P1">133.</text:p>
      <text:p text:style-name="P1">Опасное путешествие через болота заканчивается, но нужно еще отойти от</text:p>
      <text:p text:style-name="P1">него подальше, чтобы устроиться где-нибудь на ночлег. Наступающий вечер</text:p>
      <text:p text:style-name="P1">заставляет вас торопиться. Солнце пока не зашло, но уже коснулось края</text:p>
      <text:p text:style-name="P1">горизонта. Вы идете по широкой равнине. Временами попадаются островки</text:p>
      <text:p text:style-name="P1"><text:soft-page-break/>деревьев, но по всем признакам скоро начнется бескрайняя степь. Очевидно, вы</text:p>
      <text:p text:style-name="P1">совсем близко от границы. Никаких застав здесь нет, ведь немногие смельчаки</text:p>
      <text:p text:style-name="P1">решатся пересечь Добрую Топь.</text:p>
      <text:p text:style-name="P1">Тропинок на пути пока не попадется, и вы просто идете в южном</text:p>
      <text:p text:style-name="P1">направлении, ориентируясь по солнцу.</text:p>
      <text:p text:style-name="P1">Через час ходьбы вас ждет сюрприз. Вы отошли далеко от болота, и воздух</text:p>
      <text:p text:style-name="P1">значительно посвежел, когда ваш чуткий нос уловил запах дыма. Судя по</text:p>
      <text:p text:style-name="P1">направлению ветра, источник запаха находится за рощей, лежащей на пути.</text:p>
      <text:p text:style-name="P1">Обогнув ее, вы останавливаетесь в недоумении. Прямо перед вами раскинулась</text:p>
      <text:p text:style-name="P1">деревня. Она состоит всего из пары десятков дворов, но факт остается фактом – это</text:p>
      <text:p text:style-name="P1">настоящее поселение. Издалека вам удается разглядеть несколько жителей.</text:p>
      <text:p text:style-name="P1">Сомнений нет – это русичи. Но что это за село? Вы никогда не слышали о нем. Что</text:p>
      <text:p text:style-name="P1">за смелые безумцы поселились здесь? Поразмыслив, вы решаете, что</text:p>
      <text:p text:style-name="P1">соотечественников бояться не стоит, поэтому приближаетесь к околице. Судя по</text:p>
      <text:p text:style-name="P1">всему, удача повернулась к вам лицом и привела к этой деревне, чтобы вы не</text:p>
      <text:p text:style-name="P1">остались ночевать на природе.</text:p>
      <text:p text:style-name="P1">Один из пробегающих мимо мальчишек замечает вас, удивленно смотрит</text:p>
      <text:p text:style-name="P1">своими большими глазами, после чего убегает вглубь поселка. Наверное, приход</text:p>
      <text:p text:style-name="P1">гостя в эту деревню – это большое событие, и ребенок побежал сообщить о нем</text:p>
      <text:p text:style-name="P1">взрослым. И действительно, не успеваете вы подойти к крайнему дому, как</text:p>
      <text:p text:style-name="P1">навстречу вам приближается группа мужчин. Всего их около десятка, и вы сразупонимаете, что главный у них – седой старик посередине. Крестьяне не</text:p>
      <text:p text:style-name="P1">вооружены и выглядят дружелюбно, поэтому вы без страха сближаетесь с ними.</text:p>
      <text:p text:style-name="P1">- Здравствуй, добрый человек, - приветствует вас старик. – Я староста этой</text:p>
      <text:p text:style-name="P1">деревни. Мы всегда рады гостям, ведь они бывают у нас так редко.</text:p>
      <text:p text:style-name="P1">- Но что это за деревня? – интересуетесь вы.</text:p>
      <text:p text:style-name="P1">- Наш поселок называется Придорожный. Хотя дороги здесь никакой</text:p>
      <text:p text:style-name="P1">поблизости нет, лишь степи на юге да болото на севере. Может быть, когда-то</text:p>
      <text:p text:style-name="P1">давно здесь и пролегал какой-нибудь торговый путь, нам это неизвестно.</text:p>
      <text:p text:style-name="P1">- Но как вы здесь живете? – удивляетесь вы.</text:p>
      <text:p text:style-name="P1">- Мы все тебе расскажем. Но сначала тебе надо отдохнуть и поесть, ведь ты</text:p>
      <text:p text:style-name="P1">наверняка проделал нелегкий путь.</text:p>
      <text:p text:style-name="P1">Старик прав – нужно воспользоваться гостеприимством местных жителей и</text:p>
      <text:p text:style-name="P1">как следует отдохнуть, тем более сейчас голова у вас соображает плохо. Староста</text:p>
      <text:p text:style-name="P1">провожает вас в свой собственный скромный дом. Здесь он кормит вас неплохим</text:p>
      <text:p text:style-name="P1">ужином, после которого у вас прибавляются силы, и поднимается настроение.</text:p>
      <text:p text:style-name="P1">После этого старик рассказывает, что раньше их деревня жила неплохо. По</text:p>
      <text:p text:style-name="P1">тропинке на запад вдоль границы можно добраться до Купеческого тракта, а на</text:p>
      <text:p text:style-name="P1">юге находятся стоянки степняков, которые всегда рады обменяться товарами.</text:p>
      <text:p text:style-name="P1">Теперь, сетует староста, ходить в степи стало опасно, и неизвестно, что будет с</text:p>
      <text:p text:style-name="P1">Придорожным. К тому же крестьяне живут в постоянном страхе перед набегами</text:p>
      <text:p text:style-name="P1">степных разбойников, а ждать защиты в случае нападения неоткуда.</text:p>
      <text:p text:style-name="P1">О цели вашего путешествия староста не расспрашивает, справедливо</text:p>
      <text:p text:style-name="P1">рассудив, что вы сами расскажете все, что посчитаете нужным. Вы интересуетесь у</text:p>
      <text:p text:style-name="P1">него, не знает ли он, где расположены стоянки степняков и насколько безопасно</text:p>
      <text:p text:style-name="P1">пересекать южные земли. Старик отвечает, что точное месторасположение</text:p>
      <text:p text:style-name="P1">стоянок он не знает, так как никто из деревенских жителей давно не переходил</text:p>
      <text:p text:style-name="P1">границу Полесья, а степняки постоянно перебираются с места на место.</text:p>
      <text:p text:style-name="P1">Путешествовать по степям русичу, со слов старосты, опасно, но, насколько ему</text:p>
      <text:p text:style-name="P1">известно, большинство кочевников относится к чужакам терпимо, ведь война еще</text:p>
      <text:p text:style-name="P1">не объявлена.</text:p>
      <text:p text:style-name="P1">Крестьянин также рассказывает вам, что в последнее время в их деревне стали</text:p>
      <text:p text:style-name="P1"><text:soft-page-break/>происходить странные вещи. Многие жители слышали ночью звуки, похожие на</text:p>
      <text:p text:style-name="P1">плач, источник которых, однако, никому найти не удалось. Староста советует не</text:p>
      <text:p text:style-name="P1">обращать внимания, если вы услышите ночью стоны и всхлипывания. Сам он</text:p>
      <text:p text:style-name="P1">считает, что причина ночного шума – ветер, который подчас завывает, словно</text:p>
      <text:p text:style-name="P1">человек.</text:p>
      <text:p text:style-name="P1">Напоследок глава деревни сообщает, что около недели назад их поселок</text:p>
      <text:p text:style-name="P1">посетил необычный седой старик с волосами, словно вылитыми из серебра, и с</text:p>
      <text:p text:style-name="P1">длинным посохом в руках. Он был похож на волхва, но жителям показалось, что к</text:p>
      <text:p text:style-name="P1">ним явился сам бог, настолько могучей силой веяло от странника. Он поведал</text:p>
      <text:p text:style-name="P1">крестьянам, что к их деревне приближается беда, и только нежданный гость</text:p>
      <text:p text:style-name="P1">может спасти поселок. Вместе с тем староста заверяет вас, что пока никакой</text:p>
      <text:p text:style-name="P1">опасности их деревне не угрожает, и вы можете спокойно провести в ней ночь.Поговорив со стариком, вы выходите на улицу, чтобы подышать перед сном</text:p>
      <text:p text:style-name="P1">свежим воздухом. Солнце давно зашло, и на небе зажглись первые звезды. На</text:p>
      <text:p text:style-name="P1">улице подул прохладный ночной ветер. Его свист действительно похож на тихий</text:p>
      <text:p text:style-name="P1">вой, а временами вы различаете звуки, похожие на плач. Вспомнив совет старосты,</text:p>
      <text:p text:style-name="P1">вы перестаете обращать на это внимание.</text:p>
      <text:p text:style-name="P1">Ночевать вы будете в доме одного из крестьян по имени Емельян. Он</text:p>
      <text:p text:style-name="P1">разводит лошадей, и раньше довольно выгодно продавал их степнякам. Емельян</text:p>
      <text:p text:style-name="P1">гораздо молчаливее старосты, да и общих тем для разговора у вас с ним нет.</text:p>
      <text:p text:style-name="P1">Поэтому вы устраиваетесь на ночь там, где он указывает, и погружаетесь в сон –</text:p>
      <text:p text:style-name="P1">291.</text:p>
      <text:p text:style-name="P1">134.</text:p>
      <text:p text:style-name="P1">Вы успеваете сделать спасительные глотки из более темного источника, и вам</text:p>
      <text:p text:style-name="P1">не угрожает преждевременная кончина. Теперь вы знаете, какой вкус имеет</text:p>
      <text:p text:style-name="P1">отравленная вода в этих родниках – 846.</text:p>
      <text:p text:style-name="P1">135.</text:p>
      <text:p text:style-name="P1">Вы долго поднимаетесь в очередной подъем и, оказавшись на ровной</text:p>
      <text:p text:style-name="P1">поверхности, останавливаетесь и прислоняетесь к одному из деревьев, чтобы</text:p>
      <text:p text:style-name="P1">отдохнуть. Когда дыхание восстанавливается, вы оглядываетесь, чтобы</text:p>
      <text:p text:style-name="P1">попробовать определить, много ли еще идти. Тропинка равнодушно убегает все</text:p>
      <text:p text:style-name="P1">дальше и дальше, и вы не можете понять, как долго она еще будет изматывать вас.</text:p>
      <text:p text:style-name="P1">В это время ваш взгляд останавливается на темном пятне, похожем на вход в</text:p>
      <text:p text:style-name="P1">землянку, которое виднеется между деревьями. Вы проходите немного в ту</text:p>
      <text:p text:style-name="P1">сторону, и вам удается рассмотреть вход в лесную пещеру, образовавшуюся</text:p>
      <text:p text:style-name="P1">внутри большого пригорка, покрытого травой. Это, конечно, не та пещера,</text:p>
      <text:p text:style-name="P1">которую вы ищете, но и в этой наверняка кто-нибудь обитает. Но вот стоит ли</text:p>
      <text:p text:style-name="P1">нарушать покой ее хозяина? Вряд ли вас ожидает теплый прием, если внутри кто-</text:p>
      <text:p text:style-name="P1">нибудь есть. Все-таки попробуете войти в пещеру и исследовать ее (36) или</text:p>
      <text:p text:style-name="P1">пойдете дальше по тропинке (786)?</text:p>
      <text:p text:style-name="P1">136.</text:p>
      <text:p text:style-name="P1">Бродяги начинают потасовку из-за брошенных на землю денег, но она</text:p>
      <text:p text:style-name="P1">продолжается недолго: одну монету хватает ловкий худой парень и бросается</text:p>
      <text:p text:style-name="P1">убегать, увлекая за собой несколько человек, а другими двумя завладевает</text:p>
      <text:p text:style-name="P1">мощный сильный мужчина в оборванной одежде, на которого никто не смеет</text:p>
      <text:p text:style-name="P1">нападать. Он подходит к вам и благодарит за подаяние. Но вам нужно больше,</text:p>
      <text:p text:style-name="P1">чем обычная благодарность. Вы отзываете нищего в сторону и интересуетесь у</text:p>
      <text:p text:style-name="P1">него, не знает ли он, как можно попасть во дворец. Бродяга озирается по сторонам</text:p>
      <text:p text:style-name="P1">и шепотом сообщает вам, что в шатер хана вскоре должны прибыть гости –ювелир и винодел, которые предложат ему свои товары. Если бы вам удалось</text:p>
      <text:p text:style-name="P1">замаскироваться под одного из них... Вы понимающе киваете головой, и нищий</text:p>
      <text:p text:style-name="P1">уходит. Вы смотрите ему вслед, гадая, какие еще тайны знает этот почти</text:p>
      <text:p text:style-name="P1"><text:soft-page-break/>незаметный человек – 806.</text:p>
      <text:p text:style-name="P1">137.</text:p>
      <text:p text:style-name="P1">Дорога становится все шире, и вы понимаете, что ей пользуются даже чаще,</text:p>
      <text:p text:style-name="P1">чем той, с которой вы недавно свернули. Кроме того, путь все больше забирает</text:p>
      <text:p text:style-name="P1">вправо, пока не принимает направление строго на запад. Это несколько нарушает</text:p>
      <text:p text:style-name="P1">ваши планы, но остается надежда, что дорога вновь повернет на юг, иначе</text:p>
      <text:p text:style-name="P1">придется сойти с нее и отправиться дальше прямо по степи. Через некоторое</text:p>
      <text:p text:style-name="P1">время вы понимаете, почему дорога изменила направление: далеко впереди</text:p>
      <text:p text:style-name="P1">широкой лентой раскинулся Купеческий тракт, в который и вливается путь, по</text:p>
      <text:p text:style-name="P1">которому вы идете. Теперь становится ясно, что дорога, по которой вы пошли,</text:p>
      <text:p text:style-name="P1">соединяет Кимис с трактом, а потому и пользуется популярностью у</text:p>
      <text:p text:style-name="P1">путешественников.</text:p>
      <text:p text:style-name="P1">Проходит не меньше получаса, прежде чем вы добираетесь до Купеческого</text:p>
      <text:p text:style-name="P1">тракта. На нем никого нет, и вы решаете пойти дальше по этому удобному</text:p>
      <text:p text:style-name="P1">широкому пути – 363.</text:p>
      <text:p text:style-name="P1">138.</text:p>
      <text:p text:style-name="P1">К счастью, благодаря собственным зарубкам вы без каких-либо трудностей</text:p>
      <text:p text:style-name="P1">находите обратный путь. Правда, вся эта беготня по труднопроходимой чаще</text:p>
      <text:p text:style-name="P1">отняла немного сил (потеряйте 2 Жизни). Зато вы вдоволь насмотрелись на живую</text:p>
      <text:p text:style-name="P1">рысь и благополучно можете идти дальше - (547).</text:p>
      <text:p text:style-name="P1">139.</text:p>
      <text:p text:style-name="P1">Вы входите в круг и по обычаю бросаете на землю монету. Ваш вызов</text:p>
      <text:p text:style-name="P1">принимает один из молодых парней, который, как и вы, раздевается по пояс и</text:p>
      <text:p text:style-name="P1">надевает на кулаки толстые рукавицы. По сигналу седого крестьянина, взявшего на</text:p>
      <text:p text:style-name="P1">себя роль судьи, вы под дикое гиканье сближаетесь с соперником. Противник</text:p>
      <text:p text:style-name="P1">достался несложный – он хоть и силен, но неповоротлив до ужаса. Скорее всего,</text:p>
      <text:p text:style-name="P1">если он и побеждал в боях у себя в деревне, то делал это или за счет грозного вида</text:p>
      <text:p text:style-name="P1">(а выглядит он действительно богатырем), или за счет секретного удара брюхом.</text:p>
      <text:p text:style-name="P1">Двух ударов в туловище хватило, чтобы ошеломить его, а когда вы пробили его</text:p>
      <text:p text:style-name="P1">неумелый блок и уложили на землю двойным ударом, толпа просто взвыла от</text:p>
      <text:p text:style-name="P1">восторга – никто и не ожидал, что у вас столько силы. Вы подобрали честно</text:p>
      <text:p text:style-name="P1">заработанную монету и, окрыленные успехом, сделали еще один вызов. На этот</text:p>
      <text:p text:style-name="P1">раз соперник достался посложнее, но лишь в сравнении с предыдущим. Паренек</text:p>
      <text:p text:style-name="P1">чуть пониже вас ростом, но пошире в плечах приветственно кивнул головой, и,когда были сделаны все ставки, вы сошлись с ним в честном бою. Его быстрое</text:p>
      <text:p text:style-name="P1">перемещение по кругу и неплохая ловкость не очень ему помогли – вы достаточно</text:p>
      <text:p text:style-name="P1">опытны, чтобы суметь перестроиться и подобрать тактику к любому сопернику.</text:p>
      <text:p text:style-name="P1">Бой длился чуть дольше, но не настолько, чтобы вы сильно устали – как только вы</text:p>
      <text:p text:style-name="P1">«поймали» точными ударами соперника, его закачало, что позволило вам тут же</text:p>
      <text:p text:style-name="P1">победно закончить схватку. Крестьянин в пыли, а вы заработали еще одну монету.</text:p>
      <text:p text:style-name="P1">Теперь вы имеете право драться с удальцом. Он внимательно смотрел на</text:p>
      <text:p text:style-name="P1">предыдущие бои и, безусловно, примет во внимание все ошибки ваших</text:p>
      <text:p text:style-name="P1">предыдущих противников. Бой будет проходить по следующим правилам:</text:p>
      <text:p text:style-name="P1">1. Бросьте два кубика за себя. 2. Прибавьте к выпавшему значению свое</text:p>
      <text:p text:style-name="P1">Нападение, чем определите свою Силу удара. 3. Затем определите таким же</text:p>
      <text:p text:style-name="P1">образом Силу удара противника. 4. Сравните Силу удара противника со своей, у</text:p>
      <text:p text:style-name="P1">кого она больше, тот и нанесет точный удар (если значения равны, значит, вы</text:p>
      <text:p text:style-name="P1">парировали удары друг друга). Для победы Вам нужно нанести крестьянину три</text:p>
      <text:p text:style-name="P1">точных удара, ему – четыре. На уровень Жизни полученные в кулачном бою удары</text:p>
      <text:p text:style-name="P1">не повлияют.</text:p>
      <text:p text:style-name="P1">УДАЛЕЦ</text:p>
      <text:p text:style-name="P1">Нападение 6</text:p>
      <text:p text:style-name="P1"><text:soft-page-break/>Это не самый сильный боец из тех, с кем вам приходилось встречаться на</text:p>
      <text:p text:style-name="P1">подобных соревнованиях. Победив молодого крестьянина, вы заработаете еще</text:p>
      <text:p text:style-name="P1">одну монету (при поражении вы, естественно, ее потеряете) и почетное звание</text:p>
      <text:p text:style-name="P1">удальца. Впрочем, это не обязывает вас продолжать бои, тем более солнце</text:p>
      <text:p text:style-name="P1">поднимается все выше – нужно спешить (396).</text:p>
      <text:p text:style-name="P1">140.</text:p>
      <text:p text:style-name="P1">Мешок с костями, который некогда был вашим противником, лежит на</text:p>
      <text:p text:style-name="P1">земле. Тщательный осмотр убитого ничего не дает – карманы пусты, в одежде</text:p>
      <text:p text:style-name="P1">ничего не зашито, сабля самая обычная, вы видели сотни таких. Что же делал тут</text:p>
      <text:p text:style-name="P1">этот человек, который мог сто раз лишиться жизни от руки скорых на расправу</text:p>
      <text:p text:style-name="P1">дружинников или еще более скорых на это дело крестьян? Чутье подсказывает,</text:p>
      <text:p text:style-name="P1">что какой бы ни была цель убитого лазутчика, его появление здесь не случайно, и</text:p>
      <text:p text:style-name="P1">успех выполнения вашей собственной задачи может оказаться под угрозой.</text:p>
      <text:p text:style-name="P1">Может, стоит сойти с дороги, переждать некоторое время, а затем, если ничего не</text:p>
      <text:p text:style-name="P1">произойдет, двигаться под прикрытием кустарника (843)? Или же, невзирая ни на</text:p>
      <text:p text:style-name="P1">что, пойдете прямо по дороге навстречу любой опасности с мечом наготове (777)?</text:p>
      <text:p text:style-name="P1">141.</text:p>
      <text:p text:style-name="P1">Друзья Угрима смеются в ответ на ваши слова, но он делает им знак</text:p>
      <text:p text:style-name="P1">остановиться.- Молодой путешественник думает, что у нас нет никаких принципов. Это</text:p>
      <text:p text:style-name="P1">так, но в данном случае я не вижу причин отказать ему в его просьбе. Отойдите в</text:p>
      <text:p text:style-name="P1">сторону, я сам расправлюсь с этим щенком.</text:p>
      <text:p text:style-name="P1">С этими словами Угрим бросается на вас, а его приятели действительно</text:p>
      <text:p text:style-name="P1">отступают к выходу со двора.</text:p>
      <text:p text:style-name="P1">УГРИМ</text:p>
      <text:p text:style-name="P1">Нападение 10</text:p>
      <text:p text:style-name="P1">Защита</text:p>
      <text:p text:style-name="P1">14</text:p>
      <text:p text:style-name="P1">Жизнь</text:p>
      <text:p text:style-name="P1">10</text:p>
      <text:p text:style-name="P1">Инициатива 9</text:p>
      <text:p text:style-name="P1">Игнорирует прием Реакция.</text:p>
      <text:p text:style-name="P1">Если удастся справиться с этим сложным противником, то его друзья не</text:p>
      <text:p text:style-name="P1">решатся напасть на столь умелого бойца, как вы. Они просят отпустить их, за что</text:p>
      <text:p text:style-name="P1">обещают больше не беспокоить вас.</text:p>
      <text:p text:style-name="P1">Подумав, вы соглашаетесь, но при условии, что они пообещают больше</text:p>
      <text:p text:style-name="P1">никого не обманывать (пусть хотя бы пообещают!) и расскажут, как они</text:p>
      <text:p text:style-name="P1">изготавливают фальшивые деньги. Переглянувшись, головорезы принимают ваши</text:p>
      <text:p text:style-name="P1">требования. Один из них рассказывает, что Угрим владел секретом изготовления</text:p>
      <text:p text:style-name="P1">особой воды, которую сам он называл философской. Если обработать этой водой</text:p>
      <text:p text:style-name="P1">круглую деревяшку размером с монету, то дерево чудесным образом приобретает</text:p>
      <text:p text:style-name="P1">вид и свойства металла, превращаясь в настоящие деньги. Однако через день-два</text:p>
      <text:p text:style-name="P1">вода испаряется, и обман открывается. Мошенники не помнят, сколько людей они</text:p>
      <text:p text:style-name="P1">таким образом обманули, но готовы отдать вам те запасы философской воды,</text:p>
      <text:p text:style-name="P1">которые у них остались. Один из них остается около тела Угрима (может быть, он</text:p>
      <text:p text:style-name="P1">еще и жив), а другой идет с вами обратно в трактир. Он поднимается в одну из</text:p>
      <text:p text:style-name="P1">комнат и выносит большую глиняную бутыль, заткнутую деревянной пробкой.</text:p>
      <text:p text:style-name="P1">Она наполовину заполнена прозрачной жидкостью, издающей резкий</text:p>
      <text:p text:style-name="P1">неприятный запах. Проверить сейчас ее невероятные свойства у вас нет</text:p>
      <text:p text:style-name="P1">возможности, поэтому придется поверить мошеннику на слово, которое,</text:p>
      <text:p text:style-name="P1">откровенно говоря, мало чего стоит. Более удобной емкости, к сожалению, нет,</text:p>
      <text:p text:style-name="P1">поэтому придется взять воду в бутыли (+165), надеясь, что она не разобьется в</text:p>
      <text:p text:style-name="P1">пути. Пить подозрительную жидкость, конечно, не стоит, даже если вас сильно</text:p>
      <text:p text:style-name="P1"><text:soft-page-break/>замучает жажда.</text:p>
      <text:p text:style-name="P1">Фальшивомонетчики выполнили ваши условия, и вы не мешаете им</text:p>
      <text:p text:style-name="P1">беспрепятственно уйти восвояси вместе с полуживым предводителем, который,</text:p>
      <text:p text:style-name="P1">как оказалось, не умер от ран. Потеряв много времени, вы решаете немедленно</text:p>
      <text:p text:style-name="P1">отправиться на поиски теплой постели – 155.</text:p>
      <text:p text:style-name="P1">142.</text:p>
      <text:p text:style-name="P1">Узкая извилистая тропинка вьется между деревьями. С каждым шагом в лесу</text:p>
      <text:p text:style-name="P1">становится темнее, и мрачное настроение поневоле охватывает вас. Желаниебыстрее выбраться из этого странного леса становится все сильнее. На деревьях,</text:p>
      <text:p text:style-name="P1">словно бороды, висят лишаи. Изредка попадаются хилые кустарники;</text:p>
      <text:p text:style-name="P1">удивительно, что в этом мраке что-то растет. Тропинка засыпана хвоей и</text:p>
      <text:p text:style-name="P1">листьями, но отчетливо различима и уверенно убегает вперед. Тишину нарушает</text:p>
      <text:p text:style-name="P1">легкий шелест, глохнущий в глубине леса. Спиной вы ощущаете, что за вами кто-</text:p>
      <text:p text:style-name="P1">то наблюдает, но, оборачиваясь, не замечаете ни малейших признаков</text:p>
      <text:p text:style-name="P1">присутствия других существ. В неприятном напряжении проходит еще немного</text:p>
      <text:p text:style-name="P1">времени, когда яркий блеск металла под прорвавшимся лучом солнца привлекает</text:p>
      <text:p text:style-name="P1">ваше внимание. Похоже, в траве недалеко от тропинки что-то лежит, но</text:p>
      <text:p text:style-name="P1">разобрать, что это, с того места, где вы стоите, невозможно. Сойдете с тропинки и</text:p>
      <text:p text:style-name="P1">посмотрите, что же это так заманчиво блестит (610) или не станете поддаваться на</text:p>
      <text:p text:style-name="P1">уловки местных духов и пойдете дальше (727)?</text:p>
      <text:p text:style-name="P1">143.</text:p>
      <text:p text:style-name="P1">- Не думал я, что нам придется встретиться с тобой еще раз так скоро, -</text:p>
      <text:p text:style-name="P1">размеренно произносит таинственный старик. От него все так же веет неведомой</text:p>
      <text:p text:style-name="P1">мощью, и вы не в силах произнести ни слова. Но, так же, как и в первый раз,</text:p>
      <text:p text:style-name="P1">никакой опасности вы не ощущаете, поэтому покорно слушаете, что скажет</text:p>
      <text:p text:style-name="P1">загадочный странник.</text:p>
      <text:p text:style-name="P1">- Признаюсь: первый раз я хотел увидеть тебя из обыкновенного</text:p>
      <text:p text:style-name="P1">любопытства. Теперь есть более серьезные причины. Я не прямо вмешиваться в</text:p>
      <text:p text:style-name="P1">происходящие события, но я могу попросить тебя поторопиться.</text:p>
      <text:p text:style-name="P1">- Поторопиться? Куда? – спрашиваете вы, почувствовав, что можете говорить.</text:p>
      <text:p text:style-name="P1">- Туда же, куда и прежде – в Дымчатые горы.</text:p>
      <text:p text:style-name="P1">- Но мне туда не надо.</text:p>
      <text:p text:style-name="P1">- Так ты думаешь только сейчас. Но у нас мало времени, поэтому не</text:p>
      <text:p text:style-name="P1">перебивай меня и внимательно выслушай, - вы вынуждены подчиниться его</text:p>
      <text:p text:style-name="P1">полупросьбе-полуприказу, так как ощущаете, что язык опять вам не повинуется. –</text:p>
      <text:p text:style-name="P1">В пещерах Бусой горы происходят события, которые я предвидел, но не думал,</text:p>
      <text:p text:style-name="P1">что до них дойдет на самом деле. Могуществу древних сил брошен серьезный</text:p>
      <text:p text:style-name="P1">вызов. Я знал, что хозяин пещеры захочет приобрести власть, недоступную ни для</text:p>
      <text:p text:style-name="P1">одного из смертных существ. Но я не ожидал, что то же самое замыслит и его</text:p>
      <text:p text:style-name="P1">ученик и всерьез решит осуществить свой замысел, коварным образом обманув</text:p>
      <text:p text:style-name="P1">своего учителя. Большего я тебе сказать не могу, но ты должен понять, что твоя</text:p>
      <text:p text:style-name="P1">главная цель – не заключение союза между Полесьем и Айзарией, а кое-что иное,</text:p>
      <text:p text:style-name="P1">гораздо более великое.</text:p>
      <text:p text:style-name="P1">- Хорошо, ты не можешь мне толком рассказать, что там происходит в этих</text:p>
      <text:p text:style-name="P1">горах. Но что должен делать я?</text:p>
      <text:p text:style-name="P1">- А вот это вопрос по существу. Во-первых, нигде не задерживайся и</text:p>
      <text:p text:style-name="P1">поторопись. А во-вторых, что намного важнее, пойми, что те враги, которых ты</text:p>
      <text:p text:style-name="P1">сейчас таковыми считаешь, вскоре могут стать жертвами, беззащитными перед</text:p>
      <text:p text:style-name="P1">злобным и могущественным существом. Скорее всего, тебе представится</text:p>
      <text:p text:style-name="P1">заманчивый случай убрать с дороги одного из предводителей твоих нынешнихврагов. Поверь мне, это не решение проблемы. Это задержит развитие событий,</text:p>
      <text:p text:style-name="P1">но не более, а мы сейчас должны их коренным образом изменить. Больше я не</text:p>
      <text:p text:style-name="P1"><text:soft-page-break/>буду тебя задерживать. Лучше поспеши к своей цели. Ах, да, - бросает он</text:p>
      <text:p text:style-name="P1">напоследок. – Скоро ты попадешь в Седло. Не иди от него по южной тропинке,</text:p>
      <text:p text:style-name="P1">иначе лишишь нас надежды.</text:p>
      <text:p text:style-name="P1">Старик неспешно идет дальше своей дорогой. Вы стоите все в том же</text:p>
      <text:p text:style-name="P1">странном оцепенении, как и при первой встрече, не в силах пошевелись ни одной</text:p>
      <text:p text:style-name="P1">частью тела. Через некоторое время вы приходите в себя и оглядываетесь.</text:p>
      <text:p text:style-name="P1">Странника уже не видно, и у вас на секунду возникает ощущение, что он был лишь</text:p>
      <text:p text:style-name="P1">видением, а не реальным человеком. По крайней мере, в том, что он был не</text:p>
      <text:p text:style-name="P1">человеком, вы почти уверенны.</text:p>
      <text:p text:style-name="P1">Но решения этой загадки в ближайшее время, судя по всему, вам не суждено</text:p>
      <text:p text:style-name="P1">узнать, а обдумать последний разговор вы можете и на ходу. В чем-то старик прав:</text:p>
      <text:p text:style-name="P1">нужно, не теряя времени, идти вперед, стараясь нигде не задерживаться – 683.</text:p>
      <text:p text:style-name="P1">144.</text:p>
      <text:p text:style-name="P1">Живая вода способна излечить и более опасные раны, и глоток этого</text:p>
      <text:p text:style-name="P1">чудесного средства, без сомнения, спасет вас, не оставив от отравления и следа и</text:p>
      <text:p text:style-name="P1">вернув потерянные силы. Но идти дальше по траве, в которой таится еще много</text:p>
      <text:p text:style-name="P1">неприятных сюрпризов, вам совсем не хочется. Вы поскорее находите дорогу, по</text:p>
      <text:p text:style-name="P1">которой и продолжаете путешествие – 584.</text:p>
      <text:p text:style-name="P1">145.</text:p>
      <text:p text:style-name="P1">Берег, на котором расположен Ледяной, уже отчетливо виден. Здесь</text:p>
      <text:p text:style-name="P1">начинается Стрельна – район, вплотную прилегающий к границе. Вечер уже</text:p>
      <text:p text:style-name="P1">близок, но и идти до города осталось совсем немного. Лес почти полностью</text:p>
      <text:p text:style-name="P1">исчезает, и вы уже различаете высокие крыши Ледяного. Город расположен на</text:p>
      <text:p text:style-name="P1">высоком холме, и пристань расположена довольно далеко от его величественных</text:p>
      <text:p text:style-name="P1">деревянных стен. Лодка плавно приближается к деревянному причалу, у которого</text:p>
      <text:p text:style-name="P1">примостилось немало лодок, от мелких одноместных яликов до легких шхун,</text:p>
      <text:p text:style-name="P1">способных ходить даже по морю. Как только нос лодки ударяется о берег, вы</text:p>
      <text:p text:style-name="P1">спрыгиваете на твердую землю и только теперь по легкому головокружению</text:p>
      <text:p text:style-name="P1">замечаете, что незаметное поначалу покачивание отняло у вас немало сил. Вы</text:p>
      <text:p text:style-name="P1">благодарите рыбаков, привезших вас сюда, но они уже не обращают на вас</text:p>
      <text:p text:style-name="P1">внимания, занятые своими делами, и лишь молча кивают головой. Вы разминаете</text:p>
      <text:p text:style-name="P1">затекшие конечности и направляетесь вверх по холму. Тропинка, ведущая от</text:p>
      <text:p text:style-name="P1">пристани, сливается с широким торговым путем, направляющимся прямиком к</text:p>
      <text:p text:style-name="P1">городским воротам – 601.</text:p>
      <text:p text:style-name="P1">146.Кажется, вам повезло, и вы встретили того, кого нужно. Не попрощавшись с</text:p>
      <text:p text:style-name="P1">торговцем, вы быстро выбегаете на улицу и оглядываетесь. К счастью, незнакомец</text:p>
      <text:p text:style-name="P1">еще не успел скрыться, и вы замечаете его на пути к реке. В несколько прыжков вы</text:p>
      <text:p text:style-name="P1">нагоняете его и окликаете. Мужчина оборачивается и с удивлением смотрит на вас</text:p>
      <text:p text:style-name="P1">своими выцветшими глазами. Теперь вы замечаете, что с волос незнакомца капает</text:p>
      <text:p text:style-name="P1">вода, а между пальцами рук кожа сильно напоминает перепонки. Сомнения</text:p>
      <text:p text:style-name="P1">почти покидают вас – это водяной. Но как вести с ним беседу? Не так просто</text:p>
      <text:p text:style-name="P1">вывести его на чистую воду (а вернее, заставить признаться, что он из этой воды и</text:p>
      <text:p text:style-name="P1">вылез). Все же не станете юлить и сообщите, что знаете, кем он является на самом</text:p>
      <text:p text:style-name="P1">деле (71) или начнете разговор издалека, спросив, не знает ли он, что</text:p>
      <text:p text:style-name="P1">приключилось на мельнице (429)?</text:p>
      <text:p text:style-name="P1">147.</text:p>
      <text:p text:style-name="P1">Путник безумно рад тому, что вы согласились ему помочь. Он предлагает</text:p>
      <text:p text:style-name="P1">осторожно следовать вместе по дороге, а он покажет, где нужно держать ухо</text:p>
      <text:p text:style-name="P1">востро. Вы соглашаетесь, так как других предложений у вас нет. Вдвоем вы</text:p>
      <text:p text:style-name="P1">отправляетесь дальше. Новый знакомый болтает без умолку; к счастью, делает он</text:p>
      <text:p text:style-name="P1">это полушепотом, и вы молча слушаете его, временами озираясь по сторонам:</text:p>
      <text:p text:style-name="P1">- Я купец, не самый богатый, но и не из бедных. Я и еще несколько моих</text:p>
      <text:p text:style-name="P1"><text:soft-page-break/>приятелей путешествовали по поселениям в Медных горах, где нам удалось</text:p>
      <text:p text:style-name="P1">прикупить немало полезных и дешевых безделушек, которые мы собирались</text:p>
      <text:p text:style-name="P1">продать в Рудногорске. Я покинул ненадолго своих друзей, чтобы заехать в</text:p>
      <text:p text:style-name="P1">Великогорск и заключить несколько выгодных сделок. Мы условились, что сегодня</text:p>
      <text:p text:style-name="P1">утром встретимся у Мелкой в том месте, где она спускается с гор в долину. Но я</text:p>
      <text:p text:style-name="P1">напрасно пошел один и без оружия, надеясь на то, что Великогорск совсем</text:p>
      <text:p text:style-name="P1">близко. До города я дошел без приключений, быстро управился со своими</text:p>
      <text:p text:style-name="P1">делами, затем остановился на ночь в Хвойном. Рано утром я отправился к месту</text:p>
      <text:p text:style-name="P1">встречи и уже миновал значительную часть пути, когда увидел впереди костер.</text:p>
      <text:p text:style-name="P1">Воздух был еще холодным, так как я вышел до рассвета, поэтому неудивительно,</text:p>
      <text:p text:style-name="P1">что кто-то решил погреться у огня. Поначалу я не беспокоился, но, подойдя</text:p>
      <text:p text:style-name="P1">поближе, в свете пламени я рассмотрел странников и насторожился. Это было</text:p>
      <text:p text:style-name="P1">четверо грязных оборванцев, вооруженных ужасными дубинами. Денег и</text:p>
      <text:p text:style-name="P1">ценностей у меня с собой нет, но встречаться с бродягами, которые могли</text:p>
      <text:p text:style-name="P1">оказаться грабителями, я не хотел. Что-то подсказало мне, что столкновение с</text:p>
      <text:p text:style-name="P1">этими незнакомцами на безлюдной дороге может закончиться очень плохо. Но</text:p>
      <text:p text:style-name="P1">дело в том, что обойти то место, где они сидели, можно только по лесу, зайдя в</text:p>
      <text:p text:style-name="P1">него достаточно далеко, а я совершенно не знаю местных троп. Поэтому,</text:p>
      <text:p text:style-name="P1">пользуясь тем, что бродяги не заметили меня, я решил притаиться в кустах и</text:p>
      <text:p text:style-name="P1">подождать, пока они уйдут. Через полчаса ожидания я увидел, что они</text:p>
      <text:p text:style-name="P1">действительно потушили костер, тщательно засыпали его и стали о чем-то</text:p>
      <text:p text:style-name="P1">совещаться. Вскоре я понял, что уходить они не собираются. Бродяги один за</text:p>
      <text:p text:style-name="P1">другим сошли с дороги и исчезли из вида в ближайших к ним кустах. Я не видел,</text:p>
      <text:p text:style-name="P1">чтобы они ушли в лес, и думаю, что они решили устроить засаду на такиходиноких путешественников, как я. Наверное, они до сих пор там. Но, подожди...</text:p>
      <text:p text:style-name="P1">Тсс! Да, это то самое место, - он, тревожно сопя, озирается по сторонам, а затем</text:p>
      <text:p text:style-name="P1">указывает рукой на кусты, виднеющиеся впереди. – Они были там.</text:p>
      <text:p text:style-name="P1">Вы машинально вынимаете меч из ножен, но тут же жалеете об этом</text:p>
      <text:p text:style-name="P1">необдуманном движении. Бродяги действительно залегли в кустах, поджидая</text:p>
      <text:p text:style-name="P1">незадачливых путешественников, и давно заметили вас. По поведению вашего</text:p>
      <text:p text:style-name="P1">спутника они догадались, что он предупреждает вас о приготовленной ими засаде,</text:p>
      <text:p text:style-name="P1">а обнаженное оружие и взгляд в ту сторону, где они притаились, окончательно</text:p>
      <text:p text:style-name="P1">дают им понять, что они рассекречены. Не вынь вы меч, можно было бы</text:p>
      <text:p text:style-name="P1">попробовать обойти грабителей с фланга... Впрочем, теперь поздно об этом</text:p>
      <text:p text:style-name="P1">размышлять. Четверо бродяг, одетых в ужасные лохмотья и вооруженных</text:p>
      <text:p text:style-name="P1">простыми деревянными палками (это те самые «ужасные дубины»?), несутся вам</text:p>
      <text:p text:style-name="P1">навстречу, издавая какие-то громкие воющие звуки, похожие на крик голодной</text:p>
      <text:p text:style-name="P1">коровы, изображающие, очевидно, боевой клич. Вступать в переговоры они явно</text:p>
      <text:p text:style-name="P1">не собираются, предпочтя лобовую атаку. Купец, увидев их, дрожит всем телом и</text:p>
      <text:p text:style-name="P1">пятится назад:</text:p>
      <text:p text:style-name="P1">- Прости, друг, я не воин, и не смогу тебе помочь. Я...подожду там, - он</text:p>
      <text:p text:style-name="P1">разворачивается и с быстротой молнии скрывается за ближайшими деревьями.</text:p>
      <text:p text:style-name="P1">Впрочем, на его помощь не стоило рассчитывать изначально.</text:p>
      <text:p text:style-name="P1">Несколько камней, брошенных на бегу, летит из рук врагов в вашу сторону,</text:p>
      <text:p text:style-name="P1">но все они проносятся мимо, не причинив вреда. Пора показать им, как</text:p>
      <text:p text:style-name="P1">княжеские воины расправляются с грабителями.</text:p>
      <text:p text:style-name="P1">1-ЫЙ БРОДЯГА</text:p>
      <text:p text:style-name="P1">Нападение 7</text:p>
      <text:p text:style-name="P1">Защита</text:p>
      <text:p text:style-name="P1">13</text:p>
      <text:p text:style-name="P1">Жизнь</text:p>
      <text:p text:style-name="P1">8</text:p>
      <text:p text:style-name="P1"><text:soft-page-break/>Инициатива 7</text:p>
      <text:p text:style-name="P1">2-ОЙ БРОДЯГА</text:p>
      <text:p text:style-name="P1">Нападение 6</text:p>
      <text:p text:style-name="P1">Защита</text:p>
      <text:p text:style-name="P1">13</text:p>
      <text:p text:style-name="P1">Жизнь</text:p>
      <text:p text:style-name="P1">7</text:p>
      <text:p text:style-name="P1">Инициатива 6</text:p>
      <text:p text:style-name="P1">3-ИЙ БРОДЯГА</text:p>
      <text:p text:style-name="P1">Нападение 6</text:p>
      <text:p text:style-name="P1">Защита</text:p>
      <text:p text:style-name="P1">14</text:p>
      <text:p text:style-name="P1">Жизнь</text:p>
      <text:p text:style-name="P1">8</text:p>
      <text:p text:style-name="P1">Инициатива 7</text:p>
      <text:p text:style-name="P1">4-ЫЙ БРОДЯГА</text:p>
      <text:p text:style-name="P1">Нападение 6</text:p>
      <text:p text:style-name="P1">Защита</text:p>
      <text:p text:style-name="P1">14Жизнь</text:p>
      <text:p text:style-name="P1">8</text:p>
      <text:p text:style-name="P1">Инициатива 8</text:p>
      <text:p text:style-name="P1">СЛАЖЕННОСТЬ: -1.</text:p>
      <text:p text:style-name="P1">Удачные удары всех четырех бродяг наносят урон 1, а не 2.</text:p>
      <text:p text:style-name="P1">Эти воины-неудачники – обыкновенные трусы, поэтому достаточно поразить</text:p>
      <text:p text:style-name="P1">двоих из них, чтобы остальные, оставив тела своих товарищей, бросились наутек</text:p>
      <text:p text:style-name="P1">со всех ног. Бегают они достаточно быстро и улепетывают в разные стороны,</text:p>
      <text:p text:style-name="P1">поэтому гнаться за ними – пустая трата времени. Бегло осмотрев тела</text:p>
      <text:p text:style-name="P1">поверженных врагов, вы убеждаетесь, что, как и предполагалось, у этих</text:p>
      <text:p text:style-name="P1">оборванцев ничего нет – это всего лишь преступники-изгои, пытавшиеся</text:p>
      <text:p text:style-name="P1">разжиться разбоями.</text:p>
      <text:p text:style-name="P1">Увидев, что битва окончилась в вашу пользу, трусоватый купец выглядывает</text:p>
      <text:p text:style-name="P1">из-за деревьев и несмело выходит на дорогу, виновато опустив глаза. Вы не</text:p>
      <text:p text:style-name="P1">держите на него зла, ведь он, в конце концов, не воин, а торговец, поэтому</text:p>
      <text:p text:style-name="P1">дружелюбно машете ему рукой, чтобы он подошел к вам. Поняв, что вы его ни в</text:p>
      <text:p text:style-name="P1">чем не обвиняете, купец радостно трусит к вам.</text:p>
      <text:p text:style-name="P1">- Спасибо тебе, добрый человек, - с ходу пыхтит он, еще не отдышавшись. –</text:p>
      <text:p text:style-name="P1">Без тебя я еще долго сидел бы в своем укрытии. Знаешь, мне хочется</text:p>
      <text:p text:style-name="P1">отблагодарить тебя, но у меня нет ни денег, ни моих товаров... Впрочем, есть у</text:p>
      <text:p text:style-name="P1">меня одна вещица. Но, понимаешь, она очень дорогая, - купец запинается,</text:p>
      <text:p text:style-name="P1">краснеет, откашливается, затем продолжает более уверенно. – Я хотел продать ее</text:p>
      <text:p text:style-name="P1">монет за 30, но тебе за твою помощь уступлю всего... ну, скажем, за 5 монет. Вот</text:p>
      <text:p text:style-name="P1">эта вещица.</text:p>
      <text:p text:style-name="P1">С этими словами он достает из какого-то внутреннего кармана веревку, к</text:p>
      <text:p text:style-name="P1">которой привязано несколько черных перьев. Нетрудно определить, что когда-то</text:p>
      <text:p text:style-name="P1">эти перья принадлежали обычному петуху. Похоже, это амулет – такие любят</text:p>
      <text:p text:style-name="P1">делать и носить крестьяне против нечистой силы.</text:p>
      <text:p text:style-name="P1">- За 5 монет я могу купить целого петуха и целый моток веревки, -</text:p>
      <text:p text:style-name="P1">скептически замечаете вы.</text:p>
      <text:p text:style-name="P1">- Конечно, можешь, - соглашается торговец. – Но дело не в самой вещи, а в</text:p>
      <text:p text:style-name="P1">том, какая в ней скрыта сила. Этот амулет я купил у одного могущественного</text:p>
      <text:p text:style-name="P1">знахаря в Великогорске. Поверь мне, он защитит тебя в трудную минуту от</text:p>
      <text:p text:style-name="P1">нечисти, просто носи его с собой.</text:p>
      <text:p text:style-name="P1"><text:soft-page-break/>Что ж, можете поверить купцу и купить у него амулет с перьями (+65), а</text:p>
      <text:p text:style-name="P1">можете отказаться от столь «щедрого» подарка этого проныры, не упускающего</text:p>
      <text:p text:style-name="P1">своей выгоды.</text:p>
      <text:p text:style-name="P1">Теперь путь впереди свободен, и вы идете дальше. Купец семенит рядом,</text:p>
      <text:p text:style-name="P1">болтая без умолку. За короткий промежуток времени вы узнаете, какие товары</text:p>
      <text:p text:style-name="P1">пользуются спросом в Полесье и как правильно разложить их на полке магазина,</text:p>
      <text:p text:style-name="P1">чтобы привлечь больше покупателей. Все это, конечно, интересно и</text:p>
      <text:p text:style-name="P1">занимательно, но совершенно вам не нужно, и болтовня словоохотливого</text:p>
      <text:p text:style-name="P1">попутчика очень быстро надоедает. Поэтому, когда справа появляется широкаятропинка, убегающая в лес, вы всерьез задумываетесь о том, чтобы свернуть на нее.</text:p>
      <text:p text:style-name="P1">Она ведет на юго-запад и, возможно, соединяет эту дорогу с Купеческим трактом.</text:p>
      <text:p text:style-name="P1">Но быть в этом абсолютно уверенным нельзя: возможно, она заканчивается в лесу</text:p>
      <text:p text:style-name="P1">или, сделав петлю, возвращается на ту же дорогу, на которой вы стоите сейчас.</text:p>
      <text:p text:style-name="P1">Впрочем, перспектива пройтись в прохладной тени деревьев после</text:p>
      <text:p text:style-name="P1">изматывающего солнцепека кажется заманчивой. Вы интересуетесь у купца, не</text:p>
      <text:p text:style-name="P1">знает ли он, куда ведет тропинка, но он отрицательно мотает головой, напоминая,</text:p>
      <text:p text:style-name="P1">что совершенно не знаком с местными лесами. Сам он не собирается сворачивать</text:p>
      <text:p text:style-name="P1">и пойдет дальше по дороге, даже если вы покинете его. Впрочем, он замечает, что</text:p>
      <text:p text:style-name="P1">идти ему осталось совсем недолго, и он уверен, что дальше сможет дойти без</text:p>
      <text:p text:style-name="P1">приключений в одиночестве. Итак, распрощаетесь со своим спутником, который</text:p>
      <text:p text:style-name="P1">еще раз поблагодарит вас за помощь, и свернете в лес (359) или потерпите</text:p>
      <text:p text:style-name="P1">общество безобидного болтуна еще немного и продолжите путь по той же дороге</text:p>
      <text:p text:style-name="P1">(5)?</text:p>
      <text:p text:style-name="P1">148.</text:p>
      <text:p text:style-name="P1">Решив, что маячащее впереди строение не таит в себе угрозы, вы решаете не</text:p>
      <text:p text:style-name="P1">сворачивать с тропинки. Расплата за совершенную ошибку приходит очень скоро:</text:p>
      <text:p text:style-name="P1">Ге успеваете вы сделать и сотни шагов, как замечаете, что навстречу вам со</text:p>
      <text:p text:style-name="P1">стороны башни скачет четыре всадника. Значит, все-таки деревянное сооружение</text:p>
      <text:p text:style-name="P1">является наблюдательным постом, и дозорный, заметив вас, поднял тревогу.</text:p>
      <text:p text:style-name="P1">Отряд вооруженных степняков настигает вас очень быстро и окружает, не давая</text:p>
      <text:p text:style-name="P1">возможности сопротивляться или убежать. Конники достают луки и предлагают</text:p>
      <text:p text:style-name="P1">вам сдаться. Вы быстро поднимаете руки, демонстрируя, что готовы к</text:p>
      <text:p text:style-name="P1">переговорам, но самый молодой из всадников, восприняв ваш резкий жест за</text:p>
      <text:p text:style-name="P1">попытку напасть, выпускает стрелу. Его товарищи одергивают его, но уже поздно:</text:p>
      <text:p text:style-name="P1">кочевник хоть и молод, но стреляет отлично. Стрела вонзается вам в горло,</text:p>
      <text:p text:style-name="P1">причиняя сильную боль, и вы чувствуете, что начинаете задыхаться. По коже</text:p>
      <text:p text:style-name="P1">стекает горячая кровь, и теперь уже никто не сможет вам помочь. Но даже если</text:p>
      <text:p text:style-name="P1">бы степняк не ошибся и не пустил стрелу, вряд ли вас ждал бы теплый прием в</text:p>
      <text:p text:style-name="P1">лагере кочевников. И еще неизвестно, чья ошибка оказалась роковой: молодого</text:p>
      <text:p text:style-name="P1">кочевника, жаждавшего получить похвалу за отменную меткость, или ваша, когда</text:p>
      <text:p text:style-name="P1">вы решили пренебречь советами и, забыв об осторожности, пойти прямо к</text:p>
      <text:p text:style-name="P1">подозрительной башне...</text:p>
      <text:p text:style-name="P1">149.</text:p>
      <text:p text:style-name="P1">Впереди вас ждет долгое и утомительное путешествие. Почти всю ночь вы, не</text:p>
      <text:p text:style-name="P1">останавливаясь, идете по тракту, и к утру приближаетесь к границе Айзарии,</text:p>
      <text:p text:style-name="P1">никого не встретив на дороге. Крепкие айзарские воины весьма удивлены, что в</text:p>
      <text:p text:style-name="P1">эти непростые времена к ним пожаловал русич. Они не требуют от вас никаких</text:p>
      <text:p text:style-name="P1">отчетов о цели прибытия и беспрепятственно пропускают. В ближайшем кгранице городе вы наведываетесь к воеводе и, предъявив письмо с печатью князя,</text:p>
      <text:p text:style-name="P1">просите дать вам лошадь. Ваша просьба удовлетворяется, и остаток пути до Дивеи</text:p>
      <text:p text:style-name="P1">вы проделываете без особого труда.</text:p>
      <text:p text:style-name="P1">Как и говорил князь, печать на его письме, свидетельствующая о том, что вы –</text:p>
      <text:p text:style-name="P1"><text:soft-page-break/>гонец с чрезвычайно важным посланием, позволяет вам быстро и</text:p>
      <text:p text:style-name="P1">беспрепятственно добраться до покоев самого короля. Глава государства айзаров –</text:p>
      <text:p text:style-name="P1">статный красивый мужчина с пронзительным взором, который, по слухам, очень</text:p>
      <text:p text:style-name="P1">умен и проницателен и знает все известные языки. Он внимательно читает</text:p>
      <text:p text:style-name="P1">предъявленное вами письмо. Заметив, что вы сильно устали, король приказывает</text:p>
      <text:p text:style-name="P1">слугам проводить вас в спальню, чтобы вы немного поспали, пока он напишет</text:p>
      <text:p text:style-name="P1">ответ. После бессонной ночи вы мгновенно забываетесь в мягкой постели и</text:p>
      <text:p text:style-name="P1">просыпаетесь оттого, что вас трясет один из слуг замка. Он сообщает, что король</text:p>
      <text:p text:style-name="P1">зовет вас к себе. В тронном зале монарх вручает вам запечатанное письмо с</text:p>
      <text:p text:style-name="P1">ответом, которое вы вшиваете в одежду, как и то, что привезли от князя. По</text:p>
      <text:p text:style-name="P1">приказу короля вам дают отличную лошадь, которая поможет быстрее добраться</text:p>
      <text:p text:style-name="P1">до родины.</text:p>
      <text:p text:style-name="P1">Теперь, зная безопасный путь назад, вы решаете не бросать лошадь, которая</text:p>
      <text:p text:style-name="P1">значительно сократит время обратного путешествия. Вы выезжаете вечером,</text:p>
      <text:p text:style-name="P1">памятуя о том, что ночью идти по степи гораздо легче. К утру вы уже минуете</text:p>
      <text:p text:style-name="P1">Стоянку, не заезжая в нее, и едете дальше прямо по Купеческому тракту,</text:p>
      <text:p text:style-name="P1">аккуратно объезжая замеченные отряды и лагеря степняков. Днем вы замечаете</text:p>
      <text:p text:style-name="P1">небольшую мирную стоянку, в которой решаете остановиться и поспать. Выехав</text:p>
      <text:p text:style-name="P1">вечером того же дня, вы быстро добираетесь до границы. Теперь вы понимаете,</text:p>
      <text:p text:style-name="P1">насколько удобнее ехать верхом. Но благодаря тому, что вы не побоялись</text:p>
      <text:p text:style-name="P1">проделать такой длинный путь пешком, вы выполнили миссию достаточно</text:p>
      <text:p text:style-name="P1">быстро. Не сворачивая и не останавливаясь, вы весь день едете по Купеческому</text:p>
      <text:p text:style-name="P1">тракту и к ночи добираетесь до Великогорска. Мирослав, узнав о вашем</text:p>
      <text:p text:style-name="P1">прибытии, сам выходит навстречу. Он очень рад, что вы остались живы и к тому</text:p>
      <text:p text:style-name="P1">же выполнили его приказ. Он хвалит вас за проявленную инициативу и</text:p>
      <text:p text:style-name="P1">храбрость. Разрушение моста вражескими лазутчиками, про которое вы</text:p>
      <text:p text:style-name="P1">сообщили в своей записке, конечно, заставило его призадуматься. Все</text:p>
      <text:p text:style-name="P1">подробности вы расскажете утром, когда как следует отдохнете после</text:p>
      <text:p text:style-name="P1">изматывающего пути. Теперь вас наверняка ждет достойная награда за</text:p>
      <text:p text:style-name="P1">выполненное поручение.</text:p>
      <text:p text:style-name="P1">Лишь какое-то странное чувство того, что вы что-то недоделали или сделали</text:p>
      <text:p text:style-name="P1">неправильно, лежит на душе неприятным осадком. С каждой ночью повторяются</text:p>
      <text:p text:style-name="P1">одни и те же странные сны, не давая покоя. Вы так и будете жить, не понимая их</text:p>
      <text:p text:style-name="P1">смысла. Но пока все ваши мысли, скорее всего, займет приближающаяся война...</text:p>
      <text:p text:style-name="P1">150.</text:p>
      <text:p text:style-name="P1">Вы легко находите мельницу и ее хозяина, прогуливающегося неподалеку.</text:p>
      <text:p text:style-name="P1">Это коренастый мужчина с черной бородой. Он чем-то сильно обеспокоен и</text:p>
      <text:p text:style-name="P1">напряженно вглядывается в реку, словно пытается разглядеть дно. Выприближаетесь к нему и спрашиваете, что у него стряслось, но хмурый мельник</text:p>
      <text:p text:style-name="P1">лишь бурчит в ответ что-то насчет того, что у него все в порядке. По его виду этого</text:p>
      <text:p text:style-name="P1">не скажешь, но если он не в настроении обсуждать свои проблемы и не хочет</text:p>
      <text:p text:style-name="P1">принимать ничьей помощи, говорить с ним бесполезно. Отвернувшись от вас,</text:p>
      <text:p text:style-name="P1">мельник снова устремляет свой взгляд на реку, задумчиво поглаживая бороду и</text:p>
      <text:p text:style-name="P1">давая понять, что ваше общество его стесняет. Если у вас нет никаких идей, как</text:p>
      <text:p text:style-name="P1">завязать с ним разговор, оставьте его в покое. Больше в деревне делать нечего,</text:p>
      <text:p text:style-name="P1">поэтому придется ее покинуть - (650).</text:p>
      <text:p text:style-name="P1">151.</text:p>
      <text:p text:style-name="P1">Шатер главного туменника хорошо охраняется. Около входа стоят два рослых</text:p>
      <text:p text:style-name="P1">степняка, вооруженные кривыми саблями. На них надеты новые курки,</text:p>
      <text:p text:style-name="P1">украшенные нарядной красной вышивкой, и роскошные серебристые пояса. Они</text:p>
      <text:p text:style-name="P1">не позволят не только войти в шатер без разрешения, но даже приблизиться к</text:p>
      <text:p text:style-name="P1">нему. Как вы и предполагали, проникнуть внутрь шатра не получится. К тому же</text:p>
      <text:p text:style-name="P1"><text:soft-page-break/>неподалеку дежурит отряд воинов, готовых в любой момент броситься на выручку</text:p>
      <text:p text:style-name="P1">телохранителям туменника. Правда как раз в тот момент, когда вы подошли к</text:p>
      <text:p text:style-name="P1">шатру, большинство из них направилось в сторону кухни, чтобы получить свою</text:p>
      <text:p text:style-name="P1">порцию обеда, и дежурить остались лишь несколько воинов. Но и этого</text:p>
      <text:p text:style-name="P1">небольшого отряда достаточно, чтобы справиться с вами без труда.</text:p>
      <text:p text:style-name="P1">Вдруг ткань шатра отгибается, и наружу выходит его хозяин – роскошно</text:p>
      <text:p text:style-name="P1">одетый немолодой, но поджарый степняк, повелительно окинувший взглядом</text:p>
      <text:p text:style-name="P1">лагерь. По его величественным манерам вы догадываетесь, что это и есть главный</text:p>
      <text:p text:style-name="P1">туменник. Все воины, находящиеся поблизости, низко склоняют головы, и вы</text:p>
      <text:p text:style-name="P1">понимаете, что нужно последовать их примеру, к тому же это лучше скроет ваше</text:p>
      <text:p text:style-name="P1">лицо. Все же исподлобья вам удается увидеть, как туменник делает знак своим</text:p>
      <text:p text:style-name="P1">телохранителям и в их сопровождении уходит, ни на кого не обращая внимания.</text:p>
      <text:p text:style-name="P1">Шатер остался без охраны, и у вас возникает большой соблазн в него</text:p>
      <text:p text:style-name="P1">заглянуть. Останавливает вас лишь то, что внутри шатра могут находиться другие</text:p>
      <text:p text:style-name="P1">охранники. К тому же воины, дежурящие неподалеку, время от времени</text:p>
      <text:p text:style-name="P1">поворачиваются и бросают взгляды на вход в палатку, хотя и делают это крайне</text:p>
      <text:p text:style-name="P1">редко. Поэтому если решитесь проникнуть в шатер, придется понадеяться на</text:p>
      <text:p text:style-name="P1">удачу (770). Если эта затея кажется вам чересчур опасной, подумайте о том, что</text:p>
      <text:p text:style-name="P1">делать дальше – 397.</text:p>
      <text:p text:style-name="P1">152.</text:p>
      <text:p text:style-name="P1">Вы выходите из укрытия, и оставшиеся в живых сразу замечают свидетеля</text:p>
      <text:p text:style-name="P1">произошедшей схватки. В руках у вас нет оружия, но разгоряченные боем</text:p>
      <text:p text:style-name="P1">мужчины, кажется, принимают неожиданно появившегося путника за очередного</text:p>
      <text:p text:style-name="P1">врага. Они с диким воплем бросаются на вас, несмотря на свои раны и ваши словао том, что вы не собираетесь на них нападать. Делать нечего – придется</text:p>
      <text:p text:style-name="P1">обороняться.</text:p>
      <text:p text:style-name="P1">1-ЫЙ НЕЗНАКОМЕЦ</text:p>
      <text:p text:style-name="P1">Нападение 10</text:p>
      <text:p text:style-name="P1">Защита</text:p>
      <text:p text:style-name="P1">15</text:p>
      <text:p text:style-name="P1">Жизнь</text:p>
      <text:p text:style-name="P1">4</text:p>
      <text:p text:style-name="P1">Инициатива 9</text:p>
      <text:p text:style-name="P1">2-ОЙ НЕЗНАКОМЕЦ</text:p>
      <text:p text:style-name="P1">Нападение 9</text:p>
      <text:p text:style-name="P1">Защита</text:p>
      <text:p text:style-name="P1">14</text:p>
      <text:p text:style-name="P1">Жизнь</text:p>
      <text:p text:style-name="P1">3</text:p>
      <text:p text:style-name="P1">Инициатива 9</text:p>
      <text:p text:style-name="P1">Противники полуживые после проведенного боя. Непонятно, зачем они</text:p>
      <text:p text:style-name="P1">набросились на вас, но теперь пусть пеняют на себя – скорее всего, вы без труда</text:p>
      <text:p text:style-name="P1">разделаетесь с обоими. Когда это произойдет – 26.</text:p>
      <text:p text:style-name="P1">153.</text:p>
      <text:p text:style-name="P1">Вы подходите к толпе, собравшейся в степи за пределами лагеря, и сразу</text:p>
      <text:p text:style-name="P1">понимаете, что здесь происходит. Степняки демонстрируют друг другу</text:p>
      <text:p text:style-name="P1">мастерство в управлении лошадью: искусство верховой езды чрезвычайно ценится</text:p>
      <text:p text:style-name="P1">в здешних местах, и кочевники – отличные наездники, ведь они с малых лет много</text:p>
      <text:p text:style-name="P1">времени проводят в седле. Вы остаетесь, чтобы немного понаблюдать за</text:p>
      <text:p text:style-name="P1">происходящим. Хотя степняк и говорил вам, что это развлечение затеяла</text:p>
      <text:p text:style-name="P1">молодежь, осмотревшись, вы убеждаетесь, что в толпе много зрелых мужчин и</text:p>
      <text:p text:style-name="P1">даже стариков, которые относятся к хорошим наездникам с не меньшим</text:p>
      <text:p text:style-name="P1"><text:soft-page-break/>уважением, чем все остальные. А вот на лошадях по очереди выезжают совсем</text:p>
      <text:p text:style-name="P1">молодые степняки. Вы с восхищением смотрите на трюки, которые они</text:p>
      <text:p text:style-name="P1">выделывают на своих скакунах. По сравнению с этими приемами то, что умеете вы</text:p>
      <text:p text:style-name="P1">и большинство ваших соратников – юношеская возня. Хотя вряд ли любой</text:p>
      <text:p text:style-name="P1">степняк может выделывать то, что показывают эти парни: они подхватывают с</text:p>
      <text:p text:style-name="P1">земли, не останавливаясь, монеты, ловко нагибаясь с лошади, ездят стоя и задом</text:p>
      <text:p text:style-name="P1">наперед, совершают прыжки прямо на ходу, перекидывают друг другу различные</text:p>
      <text:p text:style-name="P1">предметы, не роняя их на землю. Вы не в силах запомнить все, что видите, но</text:p>
      <text:p text:style-name="P1">вашему восхищению нет предела. Все-таки недаром степняки считаются лучшими</text:p>
      <text:p text:style-name="P1">наездниками. На некоторое время у вас появляется сожаление о том, что скоро</text:p>
      <text:p text:style-name="P1">начнется война с этим народом, и многие из молодых и ловких юношей могут</text:p>
      <text:p text:style-name="P1">погибнуть. Мастерство и талант ценятся вне зависимости от принадлежности к</text:p>
      <text:p text:style-name="P1">тому или иному государству, поэтому вы громко хлопаете отважным наездникамвместе с остальными. Но как бы ни хотелось вам понаблюдать еще за</text:p>
      <text:p text:style-name="P1">великолепным зрелищем, вы не вправе терять много времени.</text:p>
      <text:p text:style-name="P1">Вернувшись к палаткам, вы спрашиваете у одного из проходящих</text:p>
      <text:p text:style-name="P1">кочевников, не уехал ли еще торговец. Кочевник с сожалением пожимает плечами</text:p>
      <text:p text:style-name="P1">и сообщает, что тот сел на коня и ускакал на юг, а другие торговцы в Седло не</text:p>
      <text:p text:style-name="P1">прибывали. Понимая, что больше на стоянке делать нечего, вы возвращаетесь на</text:p>
      <text:p text:style-name="P1">дорогу и идете дальше - (474).</text:p>
      <text:p text:style-name="P1">154.</text:p>
      <text:p text:style-name="P1">- Хм, - степняк оглядывается и, убедившись, что вас никто кроме него не</text:p>
      <text:p text:style-name="P1">услышал, негромко предлагает: - Пройдем в мою палатку.</text:p>
      <text:p text:style-name="P1">В личном шатре командира вы отсчитываете озвученную сумму и отдаете ее</text:p>
      <text:p text:style-name="P1">за право прохода.</text:p>
      <text:p text:style-name="P1">- Ну что же, значит, ты мирный торговец, отправившийся в Стоянку за</text:p>
      <text:p text:style-name="P1">товаром? – подмигивает вам степняк.</text:p>
      <text:p text:style-name="P1">- Вы чрезвычайно догадливы, - киваете вы головой в ответ. – И не подскажете</text:p>
      <text:p text:style-name="P1">ли вы простому торговцу, как в эти смутные времена добраться до Стоянки, минуя</text:p>
      <text:p text:style-name="P1">возможные опасности?</text:p>
      <text:p text:style-name="P1">- Хе-хе, а наглости у тебя хватает, - замечает кочевник. – Ладно, на шпиона ты</text:p>
      <text:p text:style-name="P1">не похож, иначе знал бы такие элементарные вещи. Добавь еще три монеты, и я</text:p>
      <text:p text:style-name="P1">дам тебе пару советов.</text:p>
      <text:p text:style-name="P1">Если вы готовы раскошелиться еще на 3 монеты за информацию о</text:p>
      <text:p text:style-name="P1">предстоящем пути, то можете сделать это (361). Если вам жалко денег, то скажите</text:p>
      <text:p text:style-name="P1">степняку, что сами доберетесь до нужного места, и отправляйтесь дальше на юг:</text:p>
      <text:p text:style-name="P1">начальник заставы побеспокоится о том, чтобы его воины вас не задерживали – 21.</text:p>
      <text:p text:style-name="P1">155.</text:p>
      <text:p text:style-name="P1">На улице совсем темно. Бродить по мрачным закоулкам уже небезопасно. Вы</text:p>
      <text:p text:style-name="P1">интересуетесь у одного из прохожих, где можно найти недорогую комнату на</text:p>
      <text:p text:style-name="P1">ночь, на что получаете ответ, что вам нужно заглянуть в трактир «У границы».</text:p>
      <text:p text:style-name="P1">Прохожий объясняет, что его хозяин получает из городской казны немалые</text:p>
      <text:p text:style-name="P1">деньги за то, что размещает путников совершенно бесплатно. Таким образом</text:p>
      <text:p text:style-name="P1">воевода хочет снизить количество бродяг на улицах, но пока результатов эти меры</text:p>
      <text:p text:style-name="P1">не принесли. Зато хозяин трактира не прогадал со сделкой: теперь у него нет</text:p>
      <text:p text:style-name="P1">отбоя от посетителей, и если комнаты он сдает бесплатно, то за счет продажи</text:p>
      <text:p text:style-name="P1">выпивки окупает все расходы с лихвой. Вы быстро находите большое двухэтажное</text:p>
      <text:p text:style-name="P1">строение, над дверями которого раскачивается вывеска с названием «У границы».</text:p>
      <text:p text:style-name="P1">Вам несказанно повезло: как раз перед вашим приходом освободилась одна</text:p>
      <text:p text:style-name="P1">комната, и хозяин, не задавая лишних вопросов, показывает, где она находится.</text:p>
      <text:p text:style-name="P1">Все складывается настолько удачно, что вы решаете не бродить больше по улицам</text:p>
      <text:p text:style-name="P1"><text:soft-page-break/>и остаться в этом трактире.Предложенная вам комната плохо убрана и выглядит не слишком уютно, но</text:p>
      <text:p text:style-name="P1">вы довольны уже тем, что она досталась вам бесплатно. К тому же вы не</text:p>
      <text:p text:style-name="P1">собираетесь жить здесь долго: вы остановились всего на одну ночь. Поэтому, не</text:p>
      <text:p text:style-name="P1">теряя времени и не обращая внимания на беспорядок, вы умываетесь и ныряете в</text:p>
      <text:p text:style-name="P1">кровать (к счастью, постель чистая и пахнет свежестью). Вас ничего не беспокоит,</text:p>
      <text:p text:style-name="P1">и сон быстро овладевает вами.</text:p>
      <text:p text:style-name="P1">Странные образы продолжают преследовать вас. Перед глазами предстает</text:p>
      <text:p text:style-name="P1">высокая пещера. Посреди нее стоит каменное возвышение, на котором лежит</text:p>
      <text:p text:style-name="P1">необычный шар, излучающий мягкий свет. Вокруг шара притаилось огромное</text:p>
      <text:p text:style-name="P1">существо, похожее на громадного змея. Он прикрыл глаза и не двигается, и</text:p>
      <text:p text:style-name="P1">трудно понять – умер он или просто заснул. Пещера наполнена тихим шепотом,</text:p>
      <text:p text:style-name="P1">словно тысячи душ витают под ее сводами и разговаривают друг с другом.</text:p>
      <text:p text:style-name="P1">Неожиданно раздаются гулкие шаги. В пещеру входит высокий широкоплечий</text:p>
      <text:p text:style-name="P1">степняк, которого вы не раз видели во сне. На боку у него висит все та же сабля с</text:p>
      <text:p text:style-name="P1">красными камнями на рукояти. Змей открывает глаза: все-таки он жив. Степняк</text:p>
      <text:p text:style-name="P1">выглядит печальным и озабоченным. Он безбоязненно приближается к странному</text:p>
      <text:p text:style-name="P1">существу и произносит:</text:p>
      <text:p text:style-name="P1">- Я пришел сообщить ужасную новость...</text:p>
      <text:p text:style-name="P1">- Нет такой новости, которой ты мог бы меня удивить, - равнодушно шипит</text:p>
      <text:p text:style-name="P1">змей, расправляя свои кольца. – Твой сын погиб, и в этом нет твоей вины. – Вам</text:p>
      <text:p text:style-name="P1">показалось, что на секунду степняк удовлетворенно улыбнулся, но это было лишь</text:p>
      <text:p text:style-name="P1">мимолетно видение, слабо вяжущееся с произносимыми в пещере словами. –</text:p>
      <text:p text:style-name="P1">Теперь наш договор должен быть отменен. Но мне почему-то кажется, что ты не</text:p>
      <text:p text:style-name="P1">хотел бы этого. Впрочем, так же, как и я.</text:p>
      <text:p text:style-name="P1">- Да, ты как всегда прав, мудрый Дриз. Назови мне цену взамен того, что</text:p>
      <text:p text:style-name="P1">утеряно.</text:p>
      <text:p text:style-name="P1">- Человек за человека, мой друг, и никак иначе. Детей у тебя больше не будет,</text:p>
      <text:p text:style-name="P1">- степняк удивленно поднимает брови, но змей не обращает на это внимание, - но</text:p>
      <text:p text:style-name="P1">в вашем племени еще есть могучие воины. У твоего туменника должен родиться</text:p>
      <text:p text:style-name="P1">сын. Принеси мне его, и я выполню то, что обещал.</text:p>
      <text:p text:style-name="P1">Змей замолкает и закрывает глаза, давая понять, что аудиенция окончена.</text:p>
      <text:p text:style-name="P1">Степняк молча кивает головой, прощаясь с хозяином пещеры, и направляется к</text:p>
      <text:p text:style-name="P1">выходу. В этом время вам в лицо ударяет порыв ветра, и вы просыпаетесь. Дверь,</text:p>
      <text:p text:style-name="P1">ведущая в комнату, приоткрывается, и в нее просовывается голова хозяина.</text:p>
      <text:p text:style-name="P1">- Вы проснулись? К нам пожаловали гости с севера, и я хотел</text:p>
      <text:p text:style-name="P1">поинтересоваться, когда вы отправитесь в путь.</text:p>
      <text:p text:style-name="P1">Все понятно: трактирщик ищет комнаты, которые должны освободиться.</text:p>
      <text:p text:style-name="P1">Бросив взгляд в окно, вы замечаете, что уже рассвело.</text:p>
      <text:p text:style-name="P1">- Да-да, я скоро уйду, можешь заселять своих гостей сюда, - отвечаете вы,</text:p>
      <text:p text:style-name="P1">поднимаясь с кровати. Трактирщик убегает, а вы быстро собираетесь в дорогу.</text:p>
      <text:p text:style-name="P1">Впрочем, собирать особенно нечего, поэтому через десять минут вы уже</text:p>
      <text:p text:style-name="P1">спускаетесь на первый этаж. В зале сидят несколько незнакомцев, по виду –</text:p>
      <text:p text:style-name="P1">обеспеченных купцов, которые, видимо, решили сэкономить на гостинице. Теперь</text:p>
      <text:p text:style-name="P1">ясно, почему хозяин так суетится: он надеется, что эти постояльцы не будутскупиться, заказывая обеды и выпивку. Но вам уже все равно: пора отправляться в</text:p>
      <text:p text:style-name="P1">путь – 457.</text:p>
      <text:p text:style-name="P1">156.</text:p>
      <text:p text:style-name="P1">Ваше терпеливое ожидание вознаграждается, и русалки продолжают петь.</text:p>
      <text:p text:style-name="P1">Пробужденные ими чувства волной накатывают на вас. Вы хотели бы вечно</text:p>
      <text:p text:style-name="P1">слушать это прекрасное пение и думать о давно прошедших днях, мечтать о</text:p>
      <text:p text:style-name="P1">будущем... Острое желание приблизиться к поющим русалкам, которому вы не в</text:p>
      <text:p text:style-name="P1"><text:soft-page-break/>силах противиться, заставляет вас выйти из своего укрытия и подойти вплотную к</text:p>
      <text:p text:style-name="P1">озеру. Теперь русалки заметили вас. Они плавно скользят по воде и оказываются</text:p>
      <text:p text:style-name="P1">рядом с вами. Их приветливые улыбки и милые лица успокаивают вас и дают</text:p>
      <text:p text:style-name="P1">понять, что здесь вам ничто не угрожает. Кажется, они рады, что вы пришли</text:p>
      <text:p text:style-name="P1">послушать их пение. Они манят вас руками, приглашая подойти ближе и</text:p>
      <text:p text:style-name="P1">насладиться их пением и ласками. Вы уже не можете сопротивляться сковавшему</text:p>
      <text:p text:style-name="P1">вас очарованию. Вы входите в воду и оказываетесь среди русалок. Они кружат</text:p>
      <text:p text:style-name="P1">около вас, щебечут своими чудесными голосами и увлекают вас все дальше в</text:p>
      <text:p text:style-name="P1">озеро. Вы и не замечаете, как оказываетесь по горло в воде. Теперь вам не</text:p>
      <text:p text:style-name="P1">выбраться на берег, и русалки прекращают свое пение. Они набрасываются на вас</text:p>
      <text:p text:style-name="P1">со всех сторон и начинают щекотать своими тонкими руками. Делают они это</text:p>
      <text:p text:style-name="P1">чрезвычайно умело и ловко, хотя вы и считали, что не боитесь щекотки. Приятные</text:p>
      <text:p text:style-name="P1">поначалу ощущения быстро проходят, и вы понимает, что русалки не собираются</text:p>
      <text:p text:style-name="P1">вас отпускать. Они не прекращают истязать ваше тело. Ваш нервный смех</text:p>
      <text:p text:style-name="P1">превращается в икоту, мышцы подергиваются от каждого прикосновения. В</text:p>
      <text:p text:style-name="P1">какой-то момент вам кажется, что вы ощущаете каждый свой нерв, затем кажется,</text:p>
      <text:p text:style-name="P1">что вы вообще ничего не чувствуете. В конце концов, ваше сердце не выдерживает</text:p>
      <text:p text:style-name="P1">страшной пытки, и жизнь бесславно обрывается. Жестоким русалкам в последнее</text:p>
      <text:p text:style-name="P1">время не часто удается позабавиться над неосторожными и чересчур</text:p>
      <text:p text:style-name="P1">любопытными путниками...</text:p>
      <text:p text:style-name="P1">157.</text:p>
      <text:p text:style-name="P1">Чтобы начать разговор, нужно как-то расположить к себе незнакомцев. В</text:p>
      <text:p text:style-name="P1">трактире это сделать просто – нужно угостить их выпивкой. Обойдется это всего в</text:p>
      <text:p text:style-name="P1">одну монету, так что вряд ли стоит жалеть такие деньги, даже если вы и потратите</text:p>
      <text:p text:style-name="P1">их зря. Итак, закажите пива и предложите его сидящим за соседним столом (580)</text:p>
      <text:p text:style-name="P1">или постараетесь узнать у них что-нибудь бесплатно (861)?</text:p>
      <text:p text:style-name="P1">158.</text:p>
      <text:p text:style-name="P1">Вы выходите из шатра и оглядываетесь. Старик, который сидел на улице, уже</text:p>
      <text:p text:style-name="P1">ушел, и поблизости больше нет никого, с кем можно было бы побеседовать.Задерживаться в Кимисе вы больше не можете, поэтому, не теряя времени, идите</text:p>
      <text:p text:style-name="P1">к выходу со стоянки – 296.</text:p>
      <text:p text:style-name="P1">159.</text:p>
      <text:p text:style-name="P1">Вы разворачиваетесь, готовые увидеть Мирослава и ответить ему, но</text:p>
      <text:p text:style-name="P1">успеваете заметить только несколько теней, метнувшихся в вашу сторону. Мерзкие</text:p>
      <text:p text:style-name="P1">руки неизвестных тварей хватают со всех сторон и с ужасной силой тянут в разные</text:p>
      <text:p text:style-name="P1">стороны. Вы не успеваете сделать ни одного движения, как оказываетесь</text:p>
      <text:p text:style-name="P1">растерзанными на мелкие части, все же успев в последний раз взглянуть в просвет</text:p>
      <text:p text:style-name="P1">деревьев и увидеть солнечный свет, тут же померкший...</text:p>
      <text:p text:style-name="P1">160.</text:p>
      <text:p text:style-name="P1">- Так у вас есть янтарь? – удивляется знахарь. – Откуда он у тебя? Впрочем, это</text:p>
      <text:p text:style-name="P1">не важно. Прошу тебя, отдай его мне. Я расскажу тебе, в чем дело. Ты, наверное, не</text:p>
      <text:p text:style-name="P1">знаешь, но каждого человека при жизни сопровождает добрый дух – ведегон. Он</text:p>
      <text:p text:style-name="P1">ограждает нас от несчастий, а когда ты спишь – оберегает твой сон. Он живет</text:p>
      <text:p text:style-name="P1">внутри тебя, но именно когда ты спишь, ведегон выходит наружу и находится с</text:p>
      <text:p text:style-name="P1">тобой рядом, незримый для окружающих. Но если человек слаб духом (а так</text:p>
      <text:p text:style-name="P1">бывает, когда он чем-то обеспокоен или его одолевают страсти) или если на него</text:p>
      <text:p text:style-name="P1">наслали порчу, ведегон может не вернуться в тело, и тогда человек станет уязвим</text:p>
      <text:p text:style-name="P1">для окружающего мира. Именно такая беда и случилась с моим другом. Я еще не</text:p>
      <text:p text:style-name="P1">разобрался в причинах ухода его ведегона, но самое верное средство его вернуть –</text:p>
      <text:p text:style-name="P1">это особое зелье, для приготовления которого, как я уже говорил, нужен янтарь.</text:p>
      <text:p text:style-name="P1">Вы выслушиваете рассказ знахаря. Он искренне обеспокоен за судьбу своего</text:p>
      <text:p text:style-name="P1">друга, и вы считаете своим долгом помочь ему, поэтому без сомнений отдаете</text:p>
      <text:p text:style-name="P1"><text:soft-page-break/>янтарь, найденный на берегу озера. Знахарь сердечно благодарит вас, после чего</text:p>
      <text:p text:style-name="P1">добавляет:</text:p>
      <text:p text:style-name="P1">- Благодарю тебя, путник. Если бы у меня были деньги, я бы отдал их тебе все,</text:p>
      <text:p text:style-name="P1">без раздумий. Но я дам тебе кое-что, что ты не купишь нигде. Это рецепт напитка,</text:p>
      <text:p text:style-name="P1">способного дать силу богатыря тому, кто его выпьет. Я долго изучал свойства</text:p>
      <text:p text:style-name="P1">сурьи, особой медовухи, которую изготовляют на севере. Они готовят ее по-</text:p>
      <text:p text:style-name="P1">особому, не так, как в местных землях. Именно на ее основе я и изобрел свой</text:p>
      <text:p text:style-name="P1">рецепт. Для приготовления этой сурьи тебе понадобятся обычные ингредиенты –</text:p>
      <text:p text:style-name="P1">вода, молоко, мед, и один особый – сбор весенних трав. Такой сбор найти</text:p>
      <text:p text:style-name="P1">непросто; у меня его, к сожалению, сейчас нет, и где его взять, я тебе подсказать не</text:p>
      <text:p text:style-name="P1">могу.</text:p>
      <text:p text:style-name="P1">После этого знахарь подробно рассказывает вам, в каких пропорциях нужно</text:p>
      <text:p text:style-name="P1">взять все ингредиенты, как перемешивать, при какой температуре и сколько</text:p>
      <text:p text:style-name="P1">варить. Вы запоминаете все, что он говорит, несколько раз повторив рецепт про</text:p>
      <text:p text:style-name="P1">себя. Если вы найдете необходимые ингредиенты, можете попробовать изготовить</text:p>
      <text:p text:style-name="P1">эту особую сурью (+145). Кстати, если вы уже покупали у знахаря травы, он вернетвам деньги, которые вы потратили, если не покупали, можете заглянуть на 35 и</text:p>
      <text:p text:style-name="P1">получить эти травы бесплатно.</text:p>
      <text:p text:style-name="P1">Теперь ваш собеседник хочет немедленно начать варить свое зелье, поэтому</text:p>
      <text:p text:style-name="P1">вы прощаетесь с ним и отправляетесь дальше – 358.</text:p>
      <text:p text:style-name="P1">161.</text:p>
      <text:p text:style-name="P1">- Вот это вещество мне сказали передать вам, - произносите вы, доставая</text:p>
      <text:p text:style-name="P1">мешочек с порохом.</text:p>
      <text:p text:style-name="P1">- Да, это то, что мне было нужно! – радостно восклицает Гансухэ, заглянув в</text:p>
      <text:p text:style-name="P1">мешочек. – Ты сделал все правильно, гонец, отдав эту вещь лично мне в руки. Иди</text:p>
      <text:p text:style-name="P1">к казначею, он даст тебе 5 монет. Проводи его! – приказывает он одному из</text:p>
      <text:p text:style-name="P1">телохранителей.</text:p>
      <text:p text:style-name="P1">- Эээ...дело в том, - говорите вы, почувствовав уверенность, - что мне нужно</text:p>
      <text:p text:style-name="P1">вернуться к себе...эээ...на стоянку.</text:p>
      <text:p text:style-name="P1">- И что? – Гансухэ устремляет на вас непонимающий взор.</text:p>
      <text:p text:style-name="P1">- Мне надо как-то покинуть лагерь, ведь сюда меня привели вши воины.</text:p>
      <text:p text:style-name="P1">- Ты ведь должен знать пароль! – степняк на миг заподозрил что-то неладное.</text:p>
      <text:p text:style-name="P1">- Мне сказали лишь пароль-пропуск, но не пароль для выхода из лагеря, -</text:p>
      <text:p text:style-name="P1">находитесь вы, делая глупое лицо.</text:p>
      <text:p text:style-name="P1">- Пароль один и тот же! – Гансухэ начинает сердиться. – Ладно, я вижу, ты не</text:p>
      <text:p text:style-name="P1">слишком умен. Проследи, чтобы его выпустили, - обращается он к</text:p>
      <text:p text:style-name="P1">телохранителю, которому поручил сопровождать вас.</text:p>
      <text:p text:style-name="P1">При выходе из шатра вам возвращают меч, затем телохранитель Гансухэ</text:p>
      <text:p text:style-name="P1">указывает, как пройти к казначею, и идет следом, чтобы передать приказ своего</text:p>
      <text:p text:style-name="P1">господина о вашей награде. Как и было обещано, вам выплачивают 5 монет, после</text:p>
      <text:p text:style-name="P1">чего степняк доводит вас до выхода из лагеря и приказывает, чтобы вас</text:p>
      <text:p text:style-name="P1">пропустили. Охранники беспрекословно подчиняются ему, и вы благополучно</text:p>
      <text:p text:style-name="P1">покидаете лагерь. Благодаря небольшому мешочку с порохом вам не только</text:p>
      <text:p text:style-name="P1">удалось с достоинством выйти из затруднительного положения, но и стать богаче</text:p>
      <text:p text:style-name="P1">на 5 монет. Осталось невыясненным лишь, зачем все-таки одному из командиров</text:p>
      <text:p text:style-name="P1">степняков понадобился порох, но сейчас самое главное то, что опасность позади, а</text:p>
      <text:p text:style-name="P1">путь свободен – 881.</text:p>
      <text:p text:style-name="P1">162.</text:p>
      <text:p text:style-name="P1">Вы возвращаетесь к базару и начинаете поиски оттуда, но ваши вопросы</text:p>
      <text:p text:style-name="P1">лишь пугают горожан, которые очень боятся публичного хлестанья плетками,</text:p>
      <text:p text:style-name="P1">которое полагается тому, кто будет распивать хмельные напитки в черте города.</text:p>
      <text:p text:style-name="P1">Чутье подсказывает вам, что укрытое от лишних глаз заведение где-то рядом, но</text:p>
      <text:p text:style-name="P1"><text:soft-page-break/>пока не удается найти хоть малейший конец нити, которая приведет вас к нему.</text:p>
      <text:p text:style-name="P1">Вы тратите довольно много времени, но все напрасно. Если вы будете продолжать</text:p>
      <text:p text:style-name="P1">поиски, то рискуете потерять свободные часы на это пока бесполезное занятие.Если вы все же верите в то, что добьетесь успехи, и найдете нужное место, то</text:p>
      <text:p text:style-name="P1">поспрашивайте у горожан на других улицах (269). Если вы решили бросить</text:p>
      <text:p text:style-name="P1">поиски, то можете направиться к пруду (587) или вернуться к тому месту, откуда</text:p>
      <text:p text:style-name="P1">начали прогулку по городу (815).</text:p>
      <text:p text:style-name="P1">163.</text:p>
      <text:p text:style-name="P1">Жители поселка весьма удивлены приходом в их деревню путника.</text:p>
      <text:p text:style-name="P1">Мелководье лежит в стороне от основных торговых путей, и путешественники</text:p>
      <text:p text:style-name="P1">обходят его далеко стороной по Купеческому тракту или по восточной дороге от</text:p>
      <text:p text:style-name="P1">Рудногорска к Старому городу. По реке нередко сплавляются купцы, везущие</text:p>
      <text:p text:style-name="P1">свои товары в Смолянку или еще дальше – в Ледяной, но они никогда не</text:p>
      <text:p text:style-name="P1">задерживаются в деревне, в которой негде остановиться на ночь. Даже жители Ям,</text:p>
      <text:p text:style-name="P1">откуда ведет прямая дорога, редко заходят в Мелководье – только те, у кого здесь</text:p>
      <text:p text:style-name="P1">есть друзья или родственники. Да и сами сельчане почти не покидают деревню:</text:p>
      <text:p text:style-name="P1">хотя людей в Мелководье немного, в нем есть собственная лавка, хозяин которой</text:p>
      <text:p text:style-name="P1">заказывает товары у купцов, сплавляющихся по реке.</text:p>
      <text:p text:style-name="P1">Поэтому понять причину любопытных взглядов легко: статный воин,</text:p>
      <text:p text:style-name="P1">посетивший поселок – это целое событие. Однако вам ваша неожиданно</text:p>
      <text:p text:style-name="P1">возросшая популярность принесет мало пользы: у крестьян нет ничего, что</text:p>
      <text:p text:style-name="P1">помогло бы вам в пути. Правда, у местного лавочника есть харчевня, в которой</text:p>
      <text:p text:style-name="P1">можно перекусить, но вы не особо голодны, и эта новость не сильно обрадовала.</text:p>
      <text:p text:style-name="P1">Все же можно заглянуть к местному торговцу (111), если хотите. Из других</text:p>
      <text:p text:style-name="P1">достопримечательностей в деревне только водяная мельница, дела на которой, по</text:p>
      <text:p text:style-name="P1">слухам, идут не очень хорошо в последнее время. Можете посетить ее и</text:p>
      <text:p text:style-name="P1">поговорить с мельником (388) или, не теряя времени, пересечь деревню и</text:p>
      <text:p text:style-name="P1">отправиться дальше (650).</text:p>
      <text:p text:style-name="P1">164.</text:p>
      <text:p text:style-name="P1">Вы с блаженством опускаетесь на землю и расслабляетесь. Теперь вы</text:p>
      <text:p text:style-name="P1">начинаете чувствовать, что ноги гудят, нервы напряжены, от беспорядочных</text:p>
      <text:p text:style-name="P1">мыслей голова идет кругом. Окружающая обстановка успокаивает и придает сил.</text:p>
      <text:p text:style-name="P1">Но спать сейчас не нужно, и вы это прекрасно осознаете. Нужно вставать и идти в</text:p>
      <text:p text:style-name="P1">деревню, чтобы провести ночь в безопасности. Вы прикрываете глаза, чтобы</text:p>
      <text:p text:style-name="P1">запомнить этот чудесный миг, как вдруг раздавшийся рядом шорох заставляет</text:p>
      <text:p text:style-name="P1">насторожиться. Это не птица и не мышь, а кто-то несколько больших размеров.</text:p>
      <text:p text:style-name="P1">Рука непроизвольно ложится на рукоять, а ухо пытается уловить самые тихие</text:p>
      <text:p text:style-name="P1">звуки, чтобы понять, кто же бродит поблизости. Но неведомое существо и не</text:p>
      <text:p text:style-name="P1">собирается скрываться. Колосья раздвигаются, и внезапно рядом, словно из земли,</text:p>
      <text:p text:style-name="P1">вырастает смешной карлик ростом чуть выше вашего пояса. На вид это маленький</text:p>
      <text:p text:style-name="P1">старичок с длинной белой бородой. Он делает движение рукой, словно вытирает</text:p>
      <text:p text:style-name="P1">под носом, и злобно смотрит на вас. Это полевой – дальний родственник домовых,живущих в деревнях. Вы слышали об этом духе, оберегающем крестьянские поля,</text:p>
      <text:p text:style-name="P1">но никогда не думали, что он действительно существует, а уж тем более в таком</text:p>
      <text:p text:style-name="P1">сердитом виде.</text:p>
      <text:p text:style-name="P1">- Ты... ты... - он злобно каркает, брызжа слюной во все стороны. – Как ты</text:p>
      <text:p text:style-name="P1">смеешь топтать мои угодья! Сейчас я научу тебя приличиям!</text:p>
      <text:p text:style-name="P1">Вы безуспешно пытаетесь доказать, что не хотели обидеть полевого, но он</text:p>
      <text:p text:style-name="P1">сегодня явно не в настроении и не собирается слушать оправдания. На ваших</text:p>
      <text:p text:style-name="P1">глазах ближайшие ржаные колосья сжимаются в твердые плотные пучки и</text:p>
      <text:p text:style-name="P1">оказываются в руке у своего хозяина. Он делает взмах, и на земле остается</text:p>
      <text:p text:style-name="P1">глубокий след от его странного оружия. Этого движения достаточно, чтобы</text:p>
      <text:p text:style-name="P1"><text:soft-page-break/>оценить силу и опасность безобидного на первый взгляд старичка. Придется</text:p>
      <text:p text:style-name="P1">отбиваться. Если вы владеете приемом Мощный выпад, урон от ваших точных</text:p>
      <text:p text:style-name="P1">ударов будет на 1 больше.</text:p>
      <text:p text:style-name="P1">ПОЛЕВОЙ</text:p>
      <text:p text:style-name="P1">Нападение 8</text:p>
      <text:p text:style-name="P1">Защита</text:p>
      <text:p text:style-name="P1">15</text:p>
      <text:p text:style-name="P1">Жизнь</text:p>
      <text:p text:style-name="P1">8</text:p>
      <text:p text:style-name="P1">Инициатива 8</text:p>
      <text:p text:style-name="P1">Игнорирует прием Первый удар</text:p>
      <text:p text:style-name="P1">Полевой – бессмертный дух, но, потерпев поражение, он исчезнет в воздухе,</text:p>
      <text:p text:style-name="P1">не докучая больше своим присутствием. Встреча с древним духом, несомненно,</text:p>
      <text:p text:style-name="P1">оставит у вас яркие воспоминания. Хорошо еще, что этот старичок просто напал</text:p>
      <text:p text:style-name="P1">на вас, а не зачаровал или не призвал на помощь своих многочисленных слуг.</text:p>
      <text:p text:style-name="P1">Видимо, он был так разъярен, что забыл о колдовстве. Кстати, можно осмотреть</text:p>
      <text:p text:style-name="P1">окрестности, и, возможно, вы сможете узнать, чем так разозлили полевого (892).</text:p>
      <text:p text:style-name="P1">Однако он по-прежнему где-то поблизости, не забывайте об этом. Может, лучше</text:p>
      <text:p text:style-name="P1">его не искушать и уйти с поля (372)?</text:p>
      <text:p text:style-name="P1">165.</text:p>
      <text:p text:style-name="P1">Древень сообщает вам, что вскоре на вашем пути будет развилка. Если вы</text:p>
      <text:p text:style-name="P1">свернете на тропинку влево, то без труда доберетесь до гор. Если же вы пойдете</text:p>
      <text:p text:style-name="P1">направо, то нужно быть осторожнее: через некоторое время вы увидите тропинку</text:p>
      <text:p text:style-name="P1">направо, идти по которой нельзя, так как она приведет вас к болоту. В нем живут</text:p>
      <text:p text:style-name="P1">сильные и жестокие древни, которые не упустят случай утащить под воду</text:p>
      <text:p text:style-name="P1">человека. Путь налево менее опасен, но и там вас подстерегают неприятности: вы</text:p>
      <text:p text:style-name="P1">выйдете к роднику, вода в котором заколдована, и пить ее нельзя ни в коем случае.</text:p>
      <text:p text:style-name="P1">Затем вы попадете к входу в лесную пещеру, и карлик не советует вам заходить в</text:p>
      <text:p text:style-name="P1">нее: ее хозяин, раньше живший в одном из овинов в Полесье, очень сердится,</text:p>
      <text:p text:style-name="P1">когда его посещают незваные гости, и вы не сможете с ним справиться, если он</text:p>
      <text:p text:style-name="P1">применит свою магию.Вы не жалеете, что отдали торговцу деньги: за них он рассказал вам</text:p>
      <text:p text:style-name="P1">действительно ценные сведения. Теперь можете расспросить его о том, как найти</text:p>
      <text:p text:style-name="P1">логово Дриза (746), если вы еще спрашивали об этом, или попрощаться с</text:p>
      <text:p text:style-name="P1">дружелюбным карликом и отправиться дальше (104).</text:p>
      <text:p text:style-name="P1">166.</text:p>
      <text:p text:style-name="P1">Вы поднимаетесь в полный рост и приближаетесь к степняку. Он остается</text:p>
      <text:p text:style-name="P1">лежать на месте. Осмотрев несчастного, вы убеждаетесь, что он в глубоком</text:p>
      <text:p text:style-name="P1">обмороке. Но что с ним случилось? Ведь не от солнечного же удара он свалился на</text:p>
      <text:p text:style-name="P1">землю. Вы слегка бьете степняка по щекам, но это не приводит его в чувство. На</text:p>
      <text:p text:style-name="P1">всякий случай вы охлопываете его одежду и убеждаетесь, что ничего, кроме сабли,</text:p>
      <text:p text:style-name="P1">у него нет. Остается последнее средство – дать промочить раненому степняку</text:p>
      <text:p text:style-name="P1">горло. Один глоток любой жидкости, даже простой воды, должен помочь ему.</text:p>
      <text:p text:style-name="P1">Если хотите, дайте попить раненому из своей фляги (742). Других способов</text:p>
      <text:p text:style-name="P1">помочь степняку вам в голову не приходит, поэтому если у вас нет воды или чего-</text:p>
      <text:p text:style-name="P1">нибудь еще или вы просто не хотите тратить ее на этого человека, оставьте его</text:p>
      <text:p text:style-name="P1">здесь и идите дальше - (277).</text:p>
      <text:p text:style-name="P1">167.</text:p>
      <text:p text:style-name="P1">Старик пропускает вас вперед, и вы проходите внутрь дома. Оказавшись в</text:p>
      <text:p text:style-name="P1">избушке, в первую очередь оглядываетесь. Внутри царит полумрак, так как</text:p>
      <text:p text:style-name="P1">оконца пропускают не слишком много света, но в целом в избе опрятно и чисто.</text:p>
      <text:p text:style-name="P1">Посреди комнаты, в которую вы попали, стоит большой стол, на котором</text:p>
      <text:p text:style-name="P1">аккуратно разложены шалфей, розмарин, белена, мята и другие растения, рядом</text:p>
      <text:p text:style-name="P1"><text:soft-page-break/>с ними валяется несколько мотков веревки. Кроме стола в комнате стоит</text:p>
      <text:p text:style-name="P1">несколько сундуков, к центральной балке подвешены сушеные листья и коренья. В</text:p>
      <text:p text:style-name="P1">нос ударяет едкий запах незнакомого вещества, заглушающий даже аромат</text:p>
      <text:p text:style-name="P1">лесных трав. Комната, в которой вы стоите, не единственная в доме, но что</text:p>
      <text:p text:style-name="P1">находится в соседних помещениях, вы разглядеть не в силах из-за плотных</text:p>
      <text:p text:style-name="P1">занавесок. Знахарь просит вас подождать несколько минут, убирает со стола свои</text:p>
      <text:p text:style-name="P1">гербарии, а затем приносит из другой комнаты пару лавок. Усевшись на одну из</text:p>
      <text:p text:style-name="P1">них, вы прислушиваетесь. Старик возится за стенкой с печкой, но очень скоро</text:p>
      <text:p text:style-name="P1">заканчивает свои хлопоты и возвращается к вам. Сев за стол напротив, он</text:p>
      <text:p text:style-name="P1">доброжелательно улыбается.</text:p>
      <text:p text:style-name="P1">- Прости, что я не могу достойно почивать тебя, - мягко говорит он. – Я живу</text:p>
      <text:p text:style-name="P1">скромно, питаюсь тем немногим, что добываю в лесу сам. В основном это</text:p>
      <text:p text:style-name="P1">растительная пища, мясо я ем очень мало. Кое-что, конечно, приходится</text:p>
      <text:p text:style-name="P1">выменивать на свои зелья у крестьян в соседней деревне. Если тебя мучает жажда,</text:p>
      <text:p text:style-name="P1">можешь утолить ее водой из той кадки. Так как же ты оказался здесь? Люди так</text:p>
      <text:p text:style-name="P1">редко приходят ко мне в гости.Этот человек вам совсем незнаком, и вы не решаетесь говорить ему всю</text:p>
      <text:p text:style-name="P1">правду, ограничившись коротким рассказом о том, что идете на пограничную</text:p>
      <text:p text:style-name="P1">заставу нести службу. Старик внимательно выслушивает вас, понимающе кивая</text:p>
      <text:p text:style-name="P1">головой, но у вас возникает ощущение, что ему вообще все равно кто вы и куда</text:p>
      <text:p text:style-name="P1">идете. Дослушав до конца, он говорит:</text:p>
      <text:p text:style-name="P1">- Это доброе дело – защищать границу от врагов. Вот только я давно не лезу в</text:p>
      <text:p text:style-name="P1">дела других людей. Впрочем, если тебе нужна помощь, можешь на меня</text:p>
      <text:p text:style-name="P1">рассчитывать. Ночь уже совсем близко, и тебе надо где-то переночевать. Здесь</text:p>
      <text:p text:style-name="P1">недалеко есть деревня, Ямы, ты можешь, конечно, дойти до нее до наступления</text:p>
      <text:p text:style-name="P1">вечера. Но в деревенском трактире тебе придется заплатить, а крестьяне вряд ли</text:p>
      <text:p text:style-name="P1">пустят на ночлег в эти смутные времена. Ты можешь остановиться у меня, мне не</text:p>
      <text:p text:style-name="P1">нужно никакой платы. К тому же я могу угостить тебя своим лучшим напитком,</text:p>
      <text:p text:style-name="P1">который надолго укрепит твои силы и даже прибавит сноровки в бою. Не</text:p>
      <text:p text:style-name="P1">отказывай старику, я так редко вижу людей, что буду рад гостю.</text:p>
      <text:p text:style-name="P1">Вы говорите, что подумаете, а пока интересуетесь, что находится в лесу рядом</text:p>
      <text:p text:style-name="P1">с домом. Знахарь отвечает, что не отходит далеко от своей избы, но там, где он</text:p>
      <text:p text:style-name="P1">бывал, не замечал ничего необычного. С поляны ведет только одна тропа; как он</text:p>
      <text:p text:style-name="P1">уже говорил, она направляется в Ямы. Вы спрашиваете у него, не мог бы он что-</text:p>
      <text:p text:style-name="P1">нибудь продать вам из своих снадобий, но старик с сожалением говорит, что</text:p>
      <text:p text:style-name="P1">сейчас у него нет ничего на продажу.</text:p>
      <text:p text:style-name="P1">Затем знахарь ненадолго выходит и возвращается с чугунным горшком, из</text:p>
      <text:p text:style-name="P1">которого валит белый пар. Кажется, он уже приготовил снадобье, которым уже</text:p>
      <text:p text:style-name="P1">успел похвастаться вам, и теперь предлагает отведать горячий отвар, ароматно</text:p>
      <text:p text:style-name="P1">пахнущий лесными травами.</text:p>
      <text:p text:style-name="P1">Время на раздумье у вас было предостаточно, поэтому решайте: останетесь у</text:p>
      <text:p text:style-name="P1">хозяина лесной избушки на ночь (782), отведаете его волшебный отвар, а затем</text:p>
      <text:p text:style-name="P1">попрощаетесь и пойдете дальше своей дорогой (647) или просто уйдете (389)? Есть</text:p>
      <text:p text:style-name="P1">еще один вариант действий – напасть на беззащитного отшельника (222), но этот</text:p>
      <text:p text:style-name="P1">поступок, конечно, недостоин благородного воина.</text:p>
      <text:p text:style-name="P1">168.</text:p>
      <text:p text:style-name="P1">Тропинка льется, словно тоненький ручеек, и уверенно ведет вас вперед. Вы</text:p>
      <text:p text:style-name="P1">настороженно прислушиваетесь к лесным звукам и вглядываетесь в чащу, но</text:p>
      <text:p text:style-name="P1">ничего опасного не замечаете. Все же вы держите ухо востро, приготовившись к</text:p>
      <text:p text:style-name="P1">любым сюрпризам. Но дорога складывается удивительно легко и просто. Вы уже</text:p>
      <text:p text:style-name="P1">прошли лес насквозь, но так и не столкнулись с местным волшебством. Горы уже</text:p>
      <text:p text:style-name="P1">совсем близко. Вам остается лишь дойти до их подножья и найти подходящий</text:p>
      <text:p text:style-name="P1"><text:soft-page-break/>путь наверх – 215.</text:p>
      <text:p text:style-name="P1">169.Нукер берет деньги и обещает все устроить. Но для начала, замечает он,</text:p>
      <text:p text:style-name="P1">подмигивая, нужно помыться. Вы не совсем его понимаете, но решаете</text:p>
      <text:p text:style-name="P1">довериться. Нукер ведет вас в одну из бань города. Оказывается, что в том</text:p>
      <text:p text:style-name="P1">заведение, куда он вас пригласил, можно не только помыться, но и посидеть за</text:p>
      <text:p text:style-name="P1">одним из столиков прямо на улице под большим навесом. Как оказывается, нукер</text:p>
      <text:p text:style-name="P1">и не собирается тратить много времени на водные процедуры. Он ополаскивается</text:p>
      <text:p text:style-name="P1">лишь для видимости, все время выискивая кого-то глазами. Затем он зовет вас на</text:p>
      <text:p text:style-name="P1">улицу. Здесь он, кажется, находит того, кого искал. Он говорит, что вам лучше</text:p>
      <text:p text:style-name="P1">подождать за одним из свободных столиков, а сам подсаживается к толстому</text:p>
      <text:p text:style-name="P1">степняку, важно потягивающему чай. Некоторое время он беседует с ним, затем</text:p>
      <text:p text:style-name="P1">оба поднимаются и куда-то уходят. Через некоторое время нукер возвращается,</text:p>
      <text:p text:style-name="P1">шепчет вам, что все улажено и говорит, что теперь пора сходить на турнирную</text:p>
      <text:p text:style-name="P1">площадь и посмотреть представление. Вы уже догадались, что нукер плетет</text:p>
      <text:p text:style-name="P1">какую-то хитрую комбинацию, и не мешаете ему осуществить задуманное.</text:p>
      <text:p text:style-name="P1">Покинув баню, вы направляетесь к турнирной площади. Она представляет собой</text:p>
      <text:p text:style-name="P1">большую площадку, на которой проходят самые разные состязания – бои, бег,</text:p>
      <text:p text:style-name="P1">метание копья, стрельба из лука, конные скачки. Сейчас вы попали на</text:p>
      <text:p text:style-name="P1">соревнования по борьбе. Борцы, одетые лишь в набедренные повязки, обнялись,</text:p>
      <text:p text:style-name="P1">как старые друзья, и пытаются опрокинуть друг друга на землю. Но, оказывается,</text:p>
      <text:p text:style-name="P1">вы пришли сюда не для того, чтобы наблюдать за состязанием. Около зрителей</text:p>
      <text:p text:style-name="P1">крутятся несколько человек, предлагающих сделать ставку на одного из борцов, и</text:p>
      <text:p text:style-name="P1">соревнование превращается в азартную игру, усиливая интерес болельщиков. К</text:p>
      <text:p text:style-name="P1">одному из таких зрителей, который, судя по всему, нередко приходит сюда, чтобы</text:p>
      <text:p text:style-name="P1">сделать ставку и пощекотать нервы, и подходит ваш новый друг, с которым вы</text:p>
      <text:p text:style-name="P1">пришли. Он аккуратно подходит сзади к богато одетому степняку, который</text:p>
      <text:p text:style-name="P1">держит себя с большим достоинством, и что-то шепчет ему на ухо. Тот думает</text:p>
      <text:p text:style-name="P1">несколько минут, затем отвечает. Когда бой заканчивается, степняк радостно</text:p>
      <text:p text:style-name="P1">хлопает в ладоши, видимо, выиграв, и небрежно машет рукой, предлагая нукеру,</text:p>
      <text:p text:style-name="P1">обратившемуся к нему, идти следом. Через пять минут отец спасенной вами</text:p>
      <text:p text:style-name="P1">недавно девушки возвращается.</text:p>
      <text:p text:style-name="P1">- Да, пришлось мне побегать. Но оно того стоило. Все улажено, теперь тебе не</text:p>
      <text:p text:style-name="P1">о чем беспокоиться. Просто иди к дворцу, стража будет предупреждена и</text:p>
      <text:p text:style-name="P1">пропустит тебя. Но безопасность во дворе я тебе не гарантирую.</text:p>
      <text:p text:style-name="P1">Памятуя о своем обещании, вы не благодарите нукера, а просто прощаетесь с</text:p>
      <text:p text:style-name="P1">ним. Он молча кивает головой и уходит. Он отплатил вам за помощь его дочери, и</text:p>
      <text:p text:style-name="P1">теперь его ничто не связывает, так что рассчитывать на его помощь и дальше не</text:p>
      <text:p text:style-name="P1">стоит. Но основная цель достигнута: теперь можно идти к дворцу (+280) – 815.</text:p>
      <text:p text:style-name="P1">170.</text:p>
      <text:p text:style-name="P1">Выбрав свой цвет, вы бросаете кости. Сегодня удача не на вашей стороне, и вы</text:p>
      <text:p text:style-name="P1">проигрываете две монеты. Повеселевший собеседник тут же заказывает себе на</text:p>
      <text:p text:style-name="P1">выигранные деньги пива и ободряюще говорит вам:- Ничего, мне тоже иногда не везет. В такие дни я вообще не играю. В конце</text:p>
      <text:p text:style-name="P1">концов, все богатства мира не выиграешь. Другое дело – владеть неразменной</text:p>
      <text:p text:style-name="P1">монетой, слышал о такой? Говорят, на нее можно купить все, что угодно, а она</text:p>
      <text:p text:style-name="P1">опять к хозяину вернется. Но это все сказки, по-моему. А как насчет того, чтобы</text:p>
      <text:p text:style-name="P1">сыграть еще раз?</text:p>
      <text:p text:style-name="P1">Ну что, попробуете отыграться (87) или лучше отделаетесь от надоедливого</text:p>
      <text:p text:style-name="P1">игрока, а после займетесь другими делами: присоединитесь к одной из</text:p>
      <text:p text:style-name="P1">многочисленных компаний (521), подзовете трактирщика и попробуете выведать у</text:p>
      <text:p text:style-name="P1">него какую-нибудь информацию (605) или уйдете из этого неспокойного места</text:p>
      <text:p text:style-name="P1">(768)?</text:p>
      <text:p text:style-name="P1"><text:soft-page-break/>171.</text:p>
      <text:p text:style-name="P1">Переход через реку кажется вам не самой лучшей затеей, и вы решаете не</text:p>
      <text:p text:style-name="P1">рисковать понапрасну. И действительно – гораздо удобнее идти по широкой</text:p>
      <text:p text:style-name="P1">дороге, чем лезть в холодную воду.</text:p>
      <text:p text:style-name="P1">Несмотря на то, что выбранный вами путь, несомненно, пользуется</text:p>
      <text:p text:style-name="P1">популярностью, навстречу пока никто не попадается. Следующий час</text:p>
      <text:p text:style-name="P1">путешествия проходит в тишине и одиночестве, в результате чего вас начинают</text:p>
      <text:p text:style-name="P1">одолевать различные думы и воспоминания. Они нестройными рядами</text:p>
      <text:p text:style-name="P1">проносятся у вас в голове, помогая отвлечься и забыть об усталости. Однако когда</text:p>
      <text:p text:style-name="P1">вы через некоторое время пытаетесь разобраться, о чем размышляли только что,</text:p>
      <text:p text:style-name="P1">то не можете понять, о чем же именно думали. Оставив бесполезные попытки</text:p>
      <text:p text:style-name="P1">навести порядок в своих разрозненных мыслях, вы вглядываетесь в даль.</text:p>
      <text:p text:style-name="P1">Впереди показалось несколько темных пятен, в которых, присмотревшись,</text:p>
      <text:p text:style-name="P1">можно различить обыкновенные крестьянские избы. По вашим расчетам,</text:p>
      <text:p text:style-name="P1">Рудногорск должен быть дальше, но, возможно, это прилегающая к нему деревня.</text:p>
      <text:p text:style-name="P1">Приблизившись к домам, вы обнаруживаете, что это совсем мелкое селение,</text:p>
      <text:p text:style-name="P1">состоящее всего из пяти дворов. Около ближайшего дома за оградой копошится</text:p>
      <text:p text:style-name="P1">крестьянин, который, заметив вас, опирается на лопату, прикрывает ладонью</text:p>
      <text:p text:style-name="P1">глаза от солнца и заинтересованно оглядывает нового путешественника, то есть</text:p>
      <text:p text:style-name="P1">вас. Вы подходите ближе и интересуетесь у пожилого хозяина, что это за селение.</text:p>
      <text:p text:style-name="P1">Крестьянин объясняет, что это лишь одна из многих мелких деревень,</text:p>
      <text:p text:style-name="P1">окружающих Рудногорск. По его словам, вы встретите еще много таких же, если</text:p>
      <text:p text:style-name="P1">пойдете дальше на юг, а примерно через час дойдете до города. Вы пытаетесь</text:p>
      <text:p text:style-name="P1">узнать у крестьянина еще что-нибудь, но он не слишком словоохотлив. Кажется,</text:p>
      <text:p text:style-name="P1">он чем-то расстроен или напуган. Впрочем, у таких людей, как он, хватает забот и</text:p>
      <text:p text:style-name="P1">страхов, так что не стоит придавать этому большого значения. Можете, конечно,</text:p>
      <text:p text:style-name="P1">задержаться, и попробовать помочь ему, если считаете, что он нуждается в</text:p>
      <text:p text:style-name="P1">помощи (24). Если не хотите терять время на бесполезные приключения, идите</text:p>
      <text:p text:style-name="P1">дальше по дороге - (80).</text:p>
      <text:p text:style-name="P1">172.Вы достаете оружие и кричите вслед невежливому незнакомцу:</text:p>
      <text:p text:style-name="P1">- Эй, приятель! Обернись и веди себя достойно, советую попридержать свою</text:p>
      <text:p text:style-name="P1">заносчивость!</text:p>
      <text:p text:style-name="P1">Странник,</text:p>
      <text:p text:style-name="P1">ошарашенный</text:p>
      <text:p text:style-name="P1">таким</text:p>
      <text:p text:style-name="P1">поворотом</text:p>
      <text:p text:style-name="P1">событий,</text:p>
      <text:p text:style-name="P1">медленно</text:p>
      <text:p text:style-name="P1">разворачивается и недоуменно смотрит на сверкающую на солнце сталь. Затем он</text:p>
      <text:p text:style-name="P1">неожиданно откидывает голову назад и начинает хохотать. Хотя о том, что это</text:p>
      <text:p text:style-name="P1">действительно смех, вы только догадываетесь – он больше похож на громкое</text:p>
      <text:p text:style-name="P1">бульканье. Ничего не предпринимая, вы ждете конца этого спектакля.</text:p>
      <text:p text:style-name="P1">Незнакомец, немного успокоившись, проводит рукой по мокрым волосам, отчего</text:p>
      <text:p text:style-name="P1">на землю стекает настоящий поток воды, и потирает свои ладони. Рукоять вашего</text:p>
      <text:p text:style-name="P1">меча внезапно становится ужасно скользкой, словно кусок мыла. Вы напрасно</text:p>
      <text:p text:style-name="P1">пытаетесь удержать оружие, оно выскальзывает из рук и падает на землю.</text:p>
      <text:p text:style-name="P1">Незнакомец, весело улыбаясь, смотрит на вас, но не предпринимает больше</text:p>
      <text:p text:style-name="P1">никаких действий, и вы не делаете попыток поднять меч.</text:p>
      <text:p text:style-name="P1">- А ты позабавил меня, - окончательно успокоившись, говорит он. – Кажется,</text:p>
      <text:p text:style-name="P1">ты уже догадался, с кем имеешь дело. Да, я хозяин этой реки. И это делает честь</text:p>
      <text:p text:style-name="P1">твоей храбрости, раз ты не испугался меня. Но бороться со мной ты все равно не в</text:p>
      <text:p text:style-name="P1">силах. В этой деревне живет мельник. Мы всегда ладили с ним, но крайней мере, я</text:p>
      <text:p text:style-name="P1"><text:soft-page-break/>относился к нему благосклонно. Но с тех пор, как он стал сливать помои на мой</text:p>
      <text:p text:style-name="P1">загородный домик, наша дружба закончится. Можешь передать ему, что пока он</text:p>
      <text:p text:style-name="P1">не перестанет этого делать, никакие дары не помогут ему.</text:p>
      <text:p text:style-name="P1">Из горла водяного вновь раздается бульканье и хлюпанье, после чего он</text:p>
      <text:p text:style-name="P1">слегка хлопает в ладони и на ваших глазах из человека превращается в водяную</text:p>
      <text:p text:style-name="P1">статую, которая водопадом обрушивается на землю. На земле остается большое</text:p>
      <text:p text:style-name="P1">мокрое пятно, которое неестественно быстро высыхает, уже через несколько</text:p>
      <text:p text:style-name="P1">секунд исчезнув совсем. Вы зачарованно смотрите на все происходящее, затем,</text:p>
      <text:p text:style-name="P1">придя в себя, поднимаете с земли меч, рукоять которого вновь надежно ложится в</text:p>
      <text:p text:style-name="P1">ладонь. Стоит запомнить все, что сказал водяной (+150). Взглянув еще раз на то</text:p>
      <text:p text:style-name="P1">место, где стоял хозяин реки, вы замечаете лежащий на земле гребень из крепких</text:p>
      <text:p text:style-name="P1">рыбьих костей. Может, это подарок для вас? Во всяком случае, вы</text:p>
      <text:p text:style-name="P1">беспрепятственно поднимаете гребень и осматриваете его. Наверное, стоит взять с</text:p>
      <text:p text:style-name="P1">собой эту вещицу (-230): водяной может обидеться, если вы не примите его дар.</text:p>
      <text:p text:style-name="P1">Теперь решайте, что будете делать дальше: сразу отправитесь на мельницу</text:p>
      <text:p text:style-name="P1">(150), сначала заглянете к лавочнику и договорите с ним (211) или лучше покинете</text:p>
      <text:p text:style-name="P1">эту подозрительную деревню, по улицам которой среди бела дня бродит водяной</text:p>
      <text:p text:style-name="P1">(650)?</text:p>
      <text:p text:style-name="P1">173.</text:p>
      <text:p text:style-name="P1">- Я и не собирался в нее входить, - замечаете вы.</text:p>
      <text:p text:style-name="P1">- И правильно! – звонко поддакивает мальчик. – Я, голова моя садовая,</text:p>
      <text:p text:style-name="P1">решил, что тут воды с палец, а когда ступил, то провалился по щиколотку. Видал?– Он демонстрирует вам свою голень, забрызганную грязной водой. – Теперь жду,</text:p>
      <text:p text:style-name="P1">пока лапти высохнут, чтобы пойти дальше.</text:p>
      <text:p text:style-name="P1">- А куда ты шел? – интересуетесь вы.</text:p>
      <text:p text:style-name="P1">- А, в Старый, - машет рукой мальчишка с пренебрежением. – Мастер послал</text:p>
      <text:p text:style-name="P1">меня за кожей, он там договорился с кем-то и купил ее по дешевке. Ее повезут на</text:p>
      <text:p text:style-name="P1">телеге, а я должен проследить, чтобы она доехала целой и невредимой. Домой</text:p>
      <text:p text:style-name="P1">вернусь, наверное, только к вечеру...</text:p>
      <text:p text:style-name="P1">- Так ты работаешь у кожевника? – догадываетесь вы.</text:p>
      <text:p text:style-name="P1">- Да, я подмастерье, - подтверждает мальчик и продолжает тараторить. –</text:p>
      <text:p text:style-name="P1">Сегодня пришлось вставать ни свет ни заря, даже поесть толком не успел...</text:p>
      <text:p text:style-name="P1">- А ты не знаешь, куда ведет эта дорога? – прерываете вы его.</text:p>
      <text:p text:style-name="P1">- Конечно, знаю, - отвечает ваш юный собеседник. – В город Старый. Затем</text:p>
      <text:p text:style-name="P1">она сворачивает в сторону границы, к Ледяному и Каменке, но это мне мастер</text:p>
      <text:p text:style-name="P1">говорил, сам я дальше Старого никогда не ходил.</text:p>
      <text:p text:style-name="P1">- И долго ты собираешься тут прохлаждаться? – усмехаетесь вы, глядя на</text:p>
      <text:p text:style-name="P1">хитрого бездельника. – Лапти, кажется, давно высохли.</text:p>
      <text:p text:style-name="P1">- Да? Высохли? – делает он удивленное лицо. – И верно. Ну что ж, пожалуй,</text:p>
      <text:p text:style-name="P1">позавтракаю, и пойду дальше. Кстати, знаешь, что я буду есть? Настоящую круту!</text:p>
      <text:p text:style-name="P1">Слышал о такой еде? Это сыр, который делают степняки. Он довольно кислый, и</text:p>
      <text:p text:style-name="P1">вкус у него необычный. Раньше круту можно было купить у караванщиков и</text:p>
      <text:p text:style-name="P1">торговцев с юга, но теперь они все реже посещают наш город. Хочешь, я поделюсь</text:p>
      <text:p text:style-name="P1">с тобой? Но не за голое спасибо, конечно. Я тебе кусок сыра, а ты мне – две</text:p>
      <text:p text:style-name="P1">монеты. По-моему, отличное предложение. Вряд ли в Полесье ты найдешь где-</text:p>
      <text:p text:style-name="P1">нибудь хоть маленький кусочек круты в эти времена.</text:p>
      <text:p text:style-name="P1">Конечно, этот непоседливый мальчишка купил весь кусок сыра не больше,</text:p>
      <text:p text:style-name="P1">чем за одну монету, или даже просто стащил где-нибудь, а теперь хочет получить</text:p>
      <text:p text:style-name="P1">небольшую прибыль. Если вы не против, чтобы паренек подзаработал, можете</text:p>
      <text:p text:style-name="P1">отдать ему две монеты (424). Однако можно просто пригрозить ему кулаком и</text:p>
      <text:p text:style-name="P1">потребовать, чтобы он поделился с вами своим сыром бесплатно, хотя такое</text:p>
      <text:p text:style-name="P1">решение и не к лицу порядочному воину (351). Если кусок кислого сыра не</text:p>
      <text:p text:style-name="P1"><text:soft-page-break/>возбудил вашего аппетита, можете отказаться от угощения и оставить мальчишку</text:p>
      <text:p text:style-name="P1">в покое и идти дальше (731).</text:p>
      <text:p text:style-name="P1">174.</text:p>
      <text:p text:style-name="P1">После встречи с кикиморой вы пробираетесь по кочкам совсем недолго.</text:p>
      <text:p text:style-name="P1">Видимо, хранительница этих болот решила не мучить вас больше и вывести из</text:p>
      <text:p text:style-name="P1">своих владений. Вскоре вы приближаетесь к твердому берегу, на который без</text:p>
      <text:p text:style-name="P1">труда и взбираетесь. Кочки с выдранной травой, которые так надежно вели вас</text:p>
      <text:p text:style-name="P1">вперед, здесь заканчиваются, а вместе с ними остается позади и неприветливое</text:p>
      <text:p text:style-name="P1">болото – 133.</text:p>
      <text:p text:style-name="P1">175.- Ты – плотник? – недоверчиво усмехается Гансухэ, оглядывая вас с ног до</text:p>
      <text:p text:style-name="P1">головы. И где же твой инструмент, мастер?</text:p>
      <text:p text:style-name="P1">Если вы можете предъявить что-нибудь в качестве доказательства того, что вы</text:p>
      <text:p text:style-name="P1">действительно плотник, сделайте это. Иначе, поняв, что вы врете, вельможа отдаст</text:p>
      <text:p text:style-name="P1">своим подчиненным приказ расправиться с вами, отрубив голову: во избежание</text:p>
      <text:p text:style-name="P1">проникновения шпионов им получен приказ убивать всех пойманных чужаков –</text:p>
      <text:p text:style-name="P1">792.</text:p>
      <text:p text:style-name="P1">176.</text:p>
      <text:p text:style-name="P1">Пока вы ищете укрытие, проходит слишком много времени, и всадники</text:p>
      <text:p text:style-name="P1">замечают вас. Они машут вам руками, и до ваших ушей уже доносятся их крики.</text:p>
      <text:p text:style-name="P1">Теперь прятаться бессмысленно, придется оставаться на тропе и ждать, пока</text:p>
      <text:p text:style-name="P1">незнакомцы подъедут ближе – 707.</text:p>
      <text:p text:style-name="P1">177.</text:p>
      <text:p text:style-name="P1">Ну что же, деньги заплачены, и гусь теперь ваш, примите поздравления. Но</text:p>
      <text:p text:style-name="P1">что делать с птицей? Тащить ее с собой глупо и тяжело, терять время на поиски</text:p>
      <text:p text:style-name="P1">другого покупателя вы не можете. Кажется, лучший вариант – это просто</text:p>
      <text:p text:style-name="P1">отпустить гуся, пусть он сам найдет себе подходящего хозяина. А вы вернетесь к</text:p>
      <text:p text:style-name="P1">прерванным делам - (25).</text:p>
      <text:p text:style-name="P1">178.</text:p>
      <text:p text:style-name="P1">- Ты действительно торговец? – переспрашивает напыщенный степняк. – Но</text:p>
      <text:p text:style-name="P1">вот только ли цены ты хочешь разузнать? Или что-нибудь еще? Впрочем, я готов</text:p>
      <text:p text:style-name="P1">поверить тебе, но... Видишь ли, обычно у проезжающих мимо торговцев всегда</text:p>
      <text:p text:style-name="P1">припасен для нас достойный подарок.</text:p>
      <text:p text:style-name="P1">Вы понимаете, о чем говорит жадный кочевник. Нужно что-то предложить</text:p>
      <text:p text:style-name="P1">ему в качестве выкупа за свою свободу. Но что это может быть? Может, золотой</text:p>
      <text:p text:style-name="P1">самородок или алмаз (216)? Возможно, обыкновенные деньги – скажем, 10 монет</text:p>
      <text:p text:style-name="P1">(595)? Или какая-нибудь еда или выпивка может его заинтересовать: вино (725),</text:p>
      <text:p text:style-name="P1">медовуха (442) или крута? Если вы не желаете ничем делиться или у вас попросту</text:p>
      <text:p text:style-name="P1">нет ничего, что вы можете предложить в качестве подарка, то вы чрезвычайно</text:p>
      <text:p text:style-name="P1">разочаруете степняка, а его расстройство будет дорого вам стоить – 281.</text:p>
      <text:p text:style-name="P1">179.</text:p>
      <text:p text:style-name="P1">Приятели загадавшего загадку охотника не знают ответ и задумчиво смотрят</text:p>
      <text:p text:style-name="P1">на языки пламени, перебирая в голове различные варианты. Ждать, когда они что-нибудь придумают, некогда, поэтому благодарите крестьян за отличную еду и</text:p>
      <text:p text:style-name="P1">продолжайте путь – 769.</text:p>
      <text:p text:style-name="P1">180.</text:p>
      <text:p text:style-name="P1">Названий большинства трав, которые вам показывает знахарь, вы даже не</text:p>
      <text:p text:style-name="P1">знаете. Ваш собеседник, заметив вашу растерянность, называет несколько из них,</text:p>
      <text:p text:style-name="P1">но это ни к чему не приводит: все равно вы не знаете, что с ними делать. Все же</text:p>
      <text:p text:style-name="P1">знахарь настойчиво предлагает вам купить немного алоэ. По его словам, даже</text:p>
      <text:p text:style-name="P1">если вы ничего не приготовите из него, то выгодно перепродадите в городе, ведь</text:p>
      <text:p text:style-name="P1">раньше листья алоэ привозили с юга, но с некоторых пор торговцы боятся туда</text:p>
      <text:p text:style-name="P1">ходить. С алоэ знахарь предлагает приобрести немного ревеня, из которого даже</text:p>
      <text:p text:style-name="P1"><text:soft-page-break/>человек, не знакомый с искусством зельеварения, может приготовить отвар,</text:p>
      <text:p text:style-name="P1">полезный при заболевании желудка. За алоэ и ревень знахарь просит три монеты.</text:p>
      <text:p text:style-name="P1">Если вы готовы расстаться с этими деньгами, то возьмите травы, вместе они</text:p>
      <text:p text:style-name="P1">займут одно место в вещмешке. После этого можете поговорить со знахарем,</text:p>
      <text:p text:style-name="P1">осведомившись, что привело его в Сухую (35) или попрощаться с ним и идти</text:p>
      <text:p text:style-name="P1">дальше (358).</text:p>
      <text:p text:style-name="P1">181.</text:p>
      <text:p text:style-name="P1">Степняк, судя по всему, обладает отменным слухом, и обмануть его не</text:p>
      <text:p text:style-name="P1">удается. Как бы тихо вы не передвигались, он улавливает легкий шорох с вашей</text:p>
      <text:p text:style-name="P1">стороны и, прячась за деревьями, начинает подбираться ближе. Вас заметили, и</text:p>
      <text:p text:style-name="P1">теперь отлеживаться бесполезно – пора доставать меч и выходить из укрытия –</text:p>
      <text:p text:style-name="P1">720.</text:p>
      <text:p text:style-name="P1">182.</text:p>
      <text:p text:style-name="P1">Вы неожиданно появляетесь на поляне, чтобы вступить в битву за тех, на чьей</text:p>
      <text:p text:style-name="P1">стороне имеется перевес. Однако здоровяк, заметив вас, отвлекается и пропускает</text:p>
      <text:p text:style-name="P1">такой удар, после которого безмолвно валится на землю, словно подрубленное</text:p>
      <text:p text:style-name="P1">дерево. Теперь вас двое против одного, и у вас есть все шансы на победу.</text:p>
      <text:p text:style-name="P1">На вашей стороне:</text:p>
      <text:p text:style-name="P1">НЕЗНАКОМЕЦ</text:p>
      <text:p text:style-name="P1">Нападение 10</text:p>
      <text:p text:style-name="P1">Защита</text:p>
      <text:p text:style-name="P1">15</text:p>
      <text:p text:style-name="P1">Жизнь</text:p>
      <text:p text:style-name="P1">8</text:p>
      <text:p text:style-name="P1">Инициатива 9</text:p>
      <text:p text:style-name="P1">Против вас:ОПЫТНЫЙ АВАНТЮРИСТ</text:p>
      <text:p text:style-name="P1">Нападение 12</text:p>
      <text:p text:style-name="P1">Защита</text:p>
      <text:p text:style-name="P1">15</text:p>
      <text:p text:style-name="P1">Жизнь</text:p>
      <text:p text:style-name="P1">6</text:p>
      <text:p text:style-name="P1">Инициатива 11</text:p>
      <text:p text:style-name="P1">Владеет Приемами Реакция, Бой двумя клинками. Удар вторым клинком наносит</text:p>
      <text:p text:style-name="P1">урон 1 Жизнь.</text:p>
      <text:p text:style-name="P1">Противник будет направлять все свои удары на вашего соратника, видимо,</text:p>
      <text:p text:style-name="P1">имея с ним какие-то счеты. Ваш соперник оказался на редкость умелым бойцом,</text:p>
      <text:p text:style-name="P1">недаром он уже одолел несколько своих врагов. Когда вы победите: если ваш</text:p>
      <text:p text:style-name="P1">напарник жив - (297), если он погиб – 26.</text:p>
      <text:p text:style-name="P1">183.</text:p>
      <text:p text:style-name="P1">Хан принимает в ряды своих лучших воинов только самых преданных и</text:p>
      <text:p text:style-name="P1">проверенных людей, и никто их них не согласится продать своего господина за</text:p>
      <text:p text:style-name="P1">деньги. Своим предложением вы сразу выдаете себя, и командир багатуров</text:p>
      <text:p text:style-name="P1">мгновенно догадывается, что вы проникли во двор обманом. Ему достаточно</text:p>
      <text:p text:style-name="P1">несколько секунд, чтобы оценить обстановку, позвать своих подчиненных и</text:p>
      <text:p text:style-name="P1">приказать им схватить вас для дальнейшего разбирательства – 94.</text:p>
      <text:p text:style-name="P1">184.</text:p>
      <text:p text:style-name="P1">После умывания прохладной водой идти стало гораздо веселее, и вы</text:p>
      <text:p text:style-name="P1">подумываете о том, что неплохо было бы окунуться целиком, тем более в это</text:p>
      <text:p text:style-name="P1">время дня, перед самым вечером, река не такая холодная, как утром. Мысль</text:p>
      <text:p text:style-name="P1">кажется удачной, и вы, сбросив одежду и оставив снаряжение на берегу, входите в</text:p>
      <text:p text:style-name="P1">воду. Несколько раз нырнув с головой и немного проплыв вниз по течению, вы</text:p>
      <text:p text:style-name="P1">выбираетесь обратно на берег. Плаванье пошло на пользу, и накопившееся</text:p>
      <text:p text:style-name="P1"><text:soft-page-break/>напряжение спало, а вы чувствуете прилив сил, которых хватило бы еще на целый</text:p>
      <text:p text:style-name="P1">день пути. Пока вы отряхиваетесь и сушитесь под солнцем, на дороге</text:p>
      <text:p text:style-name="P1">показывается странник. Это мужчина средних лет с обветренным лицом, одетый в</text:p>
      <text:p text:style-name="P1">простую крестьянскую одежду. Вы не бросаетесь сломя голову одеваться, но на</text:p>
      <text:p text:style-name="P1">всякий случай встаете так, чтобы удобно было подхватить меч: в пути всегда надо</text:p>
      <text:p text:style-name="P1">держать ухо востро. Странник, заметив вас, сворачивает с дороги и подходит</text:p>
      <text:p text:style-name="P1">ближе. Вы обращаете внимание на его сумку – в такие обычно складывают дичь.</text:p>
      <text:p text:style-name="P1">Да и короткий лук и стрелы, торчащие из-за спины, недвусмысленно дают понять,</text:p>
      <text:p text:style-name="P1">что перед вами охотник. Он непрестанно что-то жует, не проглатывая, и хитро</text:p>
      <text:p text:style-name="P1">прищурившись, поглядывает на вас. Повисшее молчание первым нарушает</text:p>
      <text:p text:style-name="P1">незнакомец.- Хорошая погода, - замечает он. – Как водица?</text:p>
      <text:p text:style-name="P1">- Ничего, теплая. Ты охотник? – спрашиваете вы, чтобы поддержать беседу.</text:p>
      <text:p text:style-name="P1">- Да, выбрался в лес, чтобы проверить ловушки. Удалось добыть немного</text:p>
      <text:p text:style-name="P1">зайчатины. А вообще я живу в Смолянке. Ты был в ней?</text:p>
      <text:p text:style-name="P1">- Да, я как раз иду из твоей деревни. Как на дороге, спокойно?</text:p>
      <text:p text:style-name="P1">- Я ничего опасного не заметил, - пожимает плечами ваш собеседник. –</text:p>
      <text:p text:style-name="P1">Впрочем, в основном я передвигаюсь по лесу, который в этих местах знаю, как</text:p>
      <text:p text:style-name="P1">свои пять пальцев. А уж в чаще я вообще ничего не боюсь. Хочешь серы?</text:p>
      <text:p text:style-name="P1">Он протягивает вам большой коричневый кусок лиственничной смолы.</text:p>
      <text:p text:style-name="P1">- Бери-бери, не стесняйся, - настаивает он. – Она не только вкусная, но и</text:p>
      <text:p text:style-name="P1">полезная. Видишь, зубы у меня какие? Будешь жевать серу, и у тебя такие же</text:p>
      <text:p text:style-name="P1">будут.</text:p>
      <text:p text:style-name="P1">Он скалится, демонстрируя свою челюсть во всей красе. Насчет зубов с ним не</text:p>
      <text:p text:style-name="P1">поспоришь: они у него действительно отличные, такими хоть гвозди перегрызай.</text:p>
      <text:p text:style-name="P1">Что-то подсказывает, что добродушный охотник даже в мыслях не собирается</text:p>
      <text:p text:style-name="P1">причинять вам зла, поэтому вы доверчиво берете смолу и откусываете от нее</text:p>
      <text:p text:style-name="P1">кусок. Во рту ощущается привкус дыма, но он нисколько не мешает насладиться</text:p>
      <text:p text:style-name="P1">ароматом и приятным вкусом этой замечательной смолы. Пока вы смакуете свои</text:p>
      <text:p text:style-name="P1">ощущения, охотник весело болтает:</text:p>
      <text:p text:style-name="P1">- Ты, наверное, гадаешь, где я достал серу? Дело в том, что в этом лесу растут</text:p>
      <text:p text:style-name="P1">лиственницы, просто надо знать, где их искать. Хочешь еще? Нет? Но серу я</text:p>
      <text:p text:style-name="P1">собираю только для забавы. Основное мое занятие – охота. В удачные дни удается</text:p>
      <text:p text:style-name="P1">не только накормить семью, но и продать дичь нашим трактирщикам за хорошие</text:p>
      <text:p text:style-name="P1">деньги. Жаль только, что не всегда удается достать достаточно мяса. Вот как</text:p>
      <text:p text:style-name="P1">сегодня: всего каких-то два жалких зайцев. Один бродячий знахарь рассказывал</text:p>
      <text:p text:style-name="P1">мне, что существуют наговоры, с помощью которых можно создать вещи,</text:p>
      <text:p text:style-name="P1">позволяющие управлять животными. Вот бы мне такую вещь! Нет, ты не думай, я</text:p>
      <text:p text:style-name="P1">не стал бы бессмысленно истреблять зверей. Пойми, что охота - это мое средство</text:p>
      <text:p text:style-name="P1">существования, и все, что мне нужно – это накормить семью и заработать немного</text:p>
      <text:p text:style-name="P1">денег на хозяйство. А иногда я выбираюсь в лес и просто наблюдаю за дикими</text:p>
      <text:p text:style-name="P1">животными. Но я, наверно, задерживаю тебя. Да и меня дома ждет семья, так что</text:p>
      <text:p text:style-name="P1">прощай, путник, удачи тебе!</text:p>
      <text:p text:style-name="P1">Вы прощаетесь с этим приятным человеком, после чего он уходит в</text:p>
      <text:p text:style-name="P1">направлении своей деревни. Вы давно оделись и собрались, поэтому</text:p>
      <text:p text:style-name="P1">возвращаетесь на дорогу и идете дальше на юг – 398.</text:p>
      <text:p text:style-name="P1">185.</text:p>
      <text:p text:style-name="P1">Удачно брошенный кинжал впивается в горло разбойника, и он с хрипом</text:p>
      <text:p text:style-name="P1">падет на колени. Он жив и пытается ловить воздух ртом, но бой для него уже</text:p>
      <text:p text:style-name="P1">закончен. Его товарищи молча бросаются на вас, чтобы отбить своего умирающего</text:p>
      <text:p text:style-name="P1">предводителя. Про себя вы восхищаетесь их смелости и верности.</text:p>
      <text:p text:style-name="P1">ПЕРВЫЙ РАЗБОЙНИКНападение 8</text:p>
      <text:p text:style-name="P1">Защита</text:p>
      <text:p text:style-name="P1"><text:soft-page-break/>15</text:p>
      <text:p text:style-name="P1">Жизнь</text:p>
      <text:p text:style-name="P1">10</text:p>
      <text:p text:style-name="P1">Инициатива 9</text:p>
      <text:p text:style-name="P1">ВТОРОЙ РАЗБОЙНИК</text:p>
      <text:p text:style-name="P1">Нападение 8</text:p>
      <text:p text:style-name="P1">Защита</text:p>
      <text:p text:style-name="P1">14</text:p>
      <text:p text:style-name="P1">Жизнь</text:p>
      <text:p text:style-name="P1">19</text:p>
      <text:p text:style-name="P1">Инициатива 9</text:p>
      <text:p text:style-name="P1">Пока вы дрались с разбойниками, и главарь скончался, и теперь остается</text:p>
      <text:p text:style-name="P1">лишь осмотреть тела поверженных врагов – 439.</text:p>
      <text:p text:style-name="P1">186.</text:p>
      <text:p text:style-name="P1">В лесу на время становится темнее, словно деревья хотят скрыть от вас своими</text:p>
      <text:p text:style-name="P1">лапами солнце, но через некоторое время лес расступается, и вы выходите к</text:p>
      <text:p text:style-name="P1">самому подножию гор. Деревья здесь гораздо тоньше. Изо всех сил цепляются</text:p>
      <text:p text:style-name="P1">они своими корнями за каменистую почву, не желая отступать. Во многих местах</text:p>
      <text:p text:style-name="P1">видны голые скалы. Тропа убегает вверх, и вы собираетесь начать подъем, когда</text:p>
      <text:p text:style-name="P1">из-за ближайших деревьев выходит необычное существо. При его появлении вы</text:p>
      <text:p text:style-name="P1">невольно вздрагиваете: вы только что смотрели на то место, откуда он появился, и</text:p>
      <text:p text:style-name="P1">готовы дать голову на отсечение, что там никого не было.</text:p>
      <text:p text:style-name="P1">Существо похоже на морщинистого широкоплечего карлика с широкой, как</text:p>
      <text:p text:style-name="P1">лопата, черной бородой. В другое время вид этого странного незнакомца вызвал</text:p>
      <text:p text:style-name="P1">бы у вас улыбку, но в нынешнем положении вам не до смеха. К тому же злобное</text:p>
      <text:p text:style-name="P1">выражение лица карлика не располагает к дружеской беседе. Кроме того, он одет</text:p>
      <text:p text:style-name="P1">в грубую кольчугу, подогнанную под его редкий размер, а крепкие жилистые руки</text:p>
      <text:p text:style-name="P1">сжимают толстую булаву. Вы догадываетесь, что это один из древней, населяющих</text:p>
      <text:p text:style-name="P1">лес. Но что ему надо от вас? Судя по виду, он не собирается пропускать вас</text:p>
      <text:p text:style-name="P1">дальше.</text:p>
      <text:p text:style-name="P1">- Стой человек! Ты идешь по землям древней, - объявляет карлик, поднимая</text:p>
      <text:p text:style-name="P1">руку.</text:p>
      <text:p text:style-name="P1">- Для меня это не новость, - устало замечаете вы.</text:p>
      <text:p text:style-name="P1">- Лучше придержи свой острый язык, пока я его не укоротил! – карлик явно</text:p>
      <text:p text:style-name="P1">не ожидал от вас такой дерзости. – Я охраняю покой этого леса. Впрочем, я</text:p>
      <text:p text:style-name="P1">согласен забыть о твоем существовании за небольшое вознаграждение. Скажем, 10</text:p>
      <text:p text:style-name="P1">монет. А иначе...</text:p>
      <text:p text:style-name="P1">- А иначе?</text:p>
      <text:p text:style-name="P1">- Иначе я размозжу твою голову! – заявляет карлик, не сумев подобрать более</text:p>
      <text:p text:style-name="P1">изысканные слова.</text:p>
      <text:p text:style-name="P1">- А ты уверен, что справишься со мной?- Даже не сомневайся! Я раздавлю тебя, как жука! – рычит карлик. С</text:p>
      <text:p text:style-name="P1">последними словами он размахивается булавой и вдребезги разносит один из</text:p>
      <text:p text:style-name="P1">камней, который разлетается на множество брызг, и несколько кусочков долетает</text:p>
      <text:p text:style-name="P1">до вас.</text:p>
      <text:p text:style-name="P1">Древень настроен серьезно и не собирается отпускать вас, и уговаривать его</text:p>
      <text:p text:style-name="P1">бессмысленно. Может, он и правда хранитель этого леса, но вам кажется, что он,</text:p>
      <text:p text:style-name="P1">скорее, обычный разбойник. Не секрет, что среди древней есть много злых</text:p>
      <text:p text:style-name="P1">существ, питающих слабость к деньгам. Что вы сделаете: дадите 10 монет за</text:p>
      <text:p text:style-name="P1">проход (53), вступите в бой с этим существом (697) или попробуете напугать его,</text:p>
      <text:p text:style-name="P1">одним ударом срубив одно из ближайших деревьев и доказав, что и вы далеко не</text:p>
      <text:p text:style-name="P1">слабак (382)?</text:p>
      <text:p text:style-name="P1"><text:soft-page-break/>187.</text:p>
      <text:p text:style-name="P1">Вы сделали правильный выбор. В появившемся на столе стакане налита</text:p>
      <text:p text:style-name="P1">обыкновенная вода, вы без каких-либо последствий выпиваете ее и делаете это с</text:p>
      <text:p text:style-name="P1">удовольствием: во рту у вас пересохло от волнения. Старичок одобряюще кивает</text:p>
      <text:p text:style-name="P1">головой и спрашивает, какой сосуд вы выберете следующим: кувшин (83), ковш</text:p>
      <text:p text:style-name="P1">(872) или чашку (54)?</text:p>
      <text:p text:style-name="P1">188.</text:p>
      <text:p text:style-name="P1">- Да, я могу прочитать любой текст, написанный на языке степняков, -</text:p>
      <text:p text:style-name="P1">подтверждает незнакомец. – Не думал, что тебе действительно может</text:p>
      <text:p text:style-name="P1">понадобиться это мое умение. Сделать перевод будет не трудно, поэтому я возьму</text:p>
      <text:p text:style-name="P1">за эту услугу недорого, всего 2 монеты.</text:p>
      <text:p text:style-name="P1">Если вы согласны на предложенные условия, и у вас есть бумаги, которые вы</text:p>
      <text:p text:style-name="P1">не можете прочитать, то воспользуйтесь случаем и дайте их собеседнику. В ином</text:p>
      <text:p text:style-name="P1">случае вернитесь на 635 и подумайте, о какой еще помощи можно попросить</text:p>
      <text:p text:style-name="P1">этого человека.</text:p>
      <text:p text:style-name="P1">189.</text:p>
      <text:p text:style-name="P1">- Эй, Эрдэм, с кем это ты разговариваешь? – раздается резкий голос у вас за</text:p>
      <text:p text:style-name="P1">спиной. Обернувшись, вы видите, что со стороны лагеря незаметно подошел</text:p>
      <text:p text:style-name="P1">вооруженный длинной саблей степняк, одетый в довольно роскошный наряд,</text:p>
      <text:p text:style-name="P1">выдающий в нем десятника или даже сотника.</text:p>
      <text:p text:style-name="P1">- Это... какой-то торговец, господин. Он заблудился и спросил у меня, как</text:p>
      <text:p text:style-name="P1">выйти на тракт, - испуганно залепетал Эрдэм.</text:p>
      <text:p text:style-name="P1">- Торговец? Ах ты жалкий трус. Ведь ты знаешь, что надо задерживать всех,</text:p>
      <text:p text:style-name="P1">кто оказался поблизости! Ладно, с тобой мы после разберемся. Так, значит, ты</text:p>
      <text:p text:style-name="P1">торговец? – он обращается к вам. – Мы разберемся, кто ты на самом деле. Теперь</text:p>
      <text:p text:style-name="P1">ты арестован. Следуй за мной.Кочевник с издевкой окидывает вас наглым равнодушным взглядом и</text:p>
      <text:p text:style-name="P1">повелительно указывает рукой, чтобы вы шли перед ним. Памятуя о том, что</text:p>
      <text:p text:style-name="P1">говорил вам Эрдэм, вы понимаете, что в лагерь вам не стоит идти ни в коем</text:p>
      <text:p text:style-name="P1">случае, и предпринимать что-то, чтобы этого избежать, нужно именно сейчас. В</text:p>
      <text:p text:style-name="P1">голову приходит лишь два варианта действий – попробовать подкупить</text:p>
      <text:p text:style-name="P1">подошедшего степняка (633) или напасть на него (114).</text:p>
      <text:p text:style-name="P1">190.</text:p>
      <text:p text:style-name="P1">Тракт по-прежнему комфортно расстилается под ногами и ведет все дальше</text:p>
      <text:p text:style-name="P1">на юг. Вы уже проделали больше половины пути, и неплохо было бы одолеть</text:p>
      <text:p text:style-name="P1">остальную часть без ненужных приключений. Именно поэтому вы держите ухо</text:p>
      <text:p text:style-name="P1">востро и внимательно вглядываетесь вдаль, чтобы как можно раньше заметить тех,</text:p>
      <text:p text:style-name="P1">кто в это утро решил отправиться в путешествие по тракту. Но дорога пока</text:p>
      <text:p text:style-name="P1">свободна, погода располагает к прогулкам, и вы торопитесь вперед, чтобы</text:p>
      <text:p text:style-name="P1">преодолеть как можно большее расстояние, пока не настал жаркий полдень.</text:p>
      <text:p text:style-name="P1">Проходит еще немного времени, и вы видите, что направо от тракта отходит</text:p>
      <text:p text:style-name="P1">широкая дорога, по которой может свободно разъехаться две повозки (хотя в</text:p>
      <text:p text:style-name="P1">степи, в общем-то, такой проблемы не стоит). Остановившись перед развилкой,</text:p>
      <text:p text:style-name="P1">вы раздумываете, по какой дороге пойти дальше - прямо (556) или направо (434)?</text:p>
      <text:p text:style-name="P1">191.</text:p>
      <text:p text:style-name="P1">Следующие полчаса вы идете в полном одиночестве, не встретив больше</text:p>
      <text:p text:style-name="P1">никого. Путешествовать стало гораздо легче благодаря тому, что жаркий день</text:p>
      <text:p text:style-name="P1">постепенно подходит к концу, и приближается вечер. Через некоторое время</text:p>
      <text:p text:style-name="P1">дорога делает резкий поворот направо и упирается в другой путь. Вы</text:p>
      <text:p text:style-name="P1">догадываетесь, что это та самая дорога, с которой вы сворачивали совсем недавно,</text:p>
      <text:p text:style-name="P1">после того, как миновали последний лагерь кочевников. Выходит, что вы ничего не</text:p>
      <text:p text:style-name="P1">потеряли, лишь сделав небольшой крюк. Кто знает, может быть, этот обходной</text:p>
      <text:p text:style-name="P1"><text:soft-page-break/>маневр позволил избежать какой-нибудь неприятности. Придется продолжить</text:p>
      <text:p text:style-name="P1">путешествие по прежней дороге – 889.</text:p>
      <text:p text:style-name="P1">192.</text:p>
      <text:p text:style-name="P1">Вы быстро находите обратный путь к дороге. Теперь ничто не мешает вам</text:p>
      <text:p text:style-name="P1">спокойно продолжить путешествие – 435.</text:p>
      <text:p text:style-name="P1">193.</text:p>
      <text:p text:style-name="P1">Он грустно смотрит на вас, понимающе кивая головой и устремив взгляд в</text:p>
      <text:p text:style-name="P1">одну точку. Вы отходите в сторону, но незнакомец не перестает смотретьстеклянными глазами в то же место. Затем он вздыхает и садится на траву,</text:p>
      <text:p text:style-name="P1">обхватив голову руками и исподволь наблюдая за вами. Вы осторожно обходите</text:p>
      <text:p text:style-name="P1">его, но он не делает никаких движений. Кажется, он сам вас боится. Вы можете</text:p>
      <text:p text:style-name="P1">спокойно продолжить путь, оставив бродягу одного, - (504).</text:p>
      <text:p text:style-name="P1">194.</text:p>
      <text:p text:style-name="P1">Вы делаете необдуманный ход, и противник немедленно двигает пешку,</text:p>
      <text:p text:style-name="P1">превращая ее в ферзя. Теперь ему не составит труда довести партию до победы –</text:p>
      <text:p text:style-name="P1">836.</text:p>
      <text:p text:style-name="P1">195.</text:p>
      <text:p text:style-name="P1">В бане чисто и опрятно. Хозяева еще ни разу не пользовались ей, напуганные</text:p>
      <text:p text:style-name="P1">последними событиями. К тому же в жаркие летние дни топить бани в городе</text:p>
      <text:p text:style-name="P1">запрещено. Вы расстилаете одно из одеял прямо на полу. Рядом с входом кузнец</text:p>
      <text:p text:style-name="P1">оставил кадку с водой, и вы с наслаждением смываете с себя дорожную пыль.</text:p>
      <text:p text:style-name="P1">Пока все тихо, к тому же полночь еще не наступила, поэтому вы чувствуете себя</text:p>
      <text:p text:style-name="P1">спокойно. Ничего подозрительного вы не замечаете, интуиция подсказывает, что</text:p>
      <text:p text:style-name="P1">опасности поблизости нет. Вы укладываетесь спать, положив вещи рядом и</text:p>
      <text:p text:style-name="P1">проследив за тем, чтобы меч удобно лежал под рукой. Не забывая о том, где</text:p>
      <text:p text:style-name="P1">находитесь, вы решаете немного отдохнуть, помня о том, что завтра с утра нужно</text:p>
      <text:p text:style-name="P1">отправляться дальше на юг. Следующий час проходит в тишине. Сладко задремав,</text:p>
      <text:p text:style-name="P1">вы несколько раз просыпаетесь, но рядом не раздается ни звука. В очередной раз</text:p>
      <text:p text:style-name="P1">открыв глаза, вы поднимаетесь на ноги и осматриваетесь. Уже далеко за полночь, а</text:p>
      <text:p text:style-name="P1">ничего загадочного так и не произошло. Все предметы на своих местах, лунный</text:p>
      <text:p text:style-name="P1">свет мягко проникает в приоткрытую дверь. Вряд ли кузнец ошибся, но, может,</text:p>
      <text:p text:style-name="P1">сегодня особенная ночь, когда нечисть отдыхает? Еще раз внимательно оглядев</text:p>
      <text:p text:style-name="P1">баню, вы недоуменно пожимаете плечами и ложитесь обратно в постель.</text:p>
      <text:p text:style-name="P1">Странный глубокий сон мгновенно одолевает вас. Вы и не замечаете, как дверь</text:p>
      <text:p text:style-name="P1">бесшумно закрывается, а на небольшое оконце опускается грубая занавеска. Затем</text:p>
      <text:p text:style-name="P1">в печи разгорается огонь, в бане становится жарче, но даже это не способно</text:p>
      <text:p text:style-name="P1">пробудить вас от чудесного сна. В баках сама собой появляется вода, превосходные</text:p>
      <text:p text:style-name="P1">березовые веники с шелестом забираются в тазы, наполненные кипятком. Вода в</text:p>
      <text:p text:style-name="P1">баке начинает булькать, после чего невидимая рука наполняет ковшом один из</text:p>
      <text:p text:style-name="P1">тазов, стоящих поблизости. В следующий момент таз, заполненный кипятком до</text:p>
      <text:p text:style-name="P1">краев, подплывает по воздуху к вам и резко переворачивается. Такую боль вы не</text:p>
      <text:p text:style-name="P1">испытывали никогда в жизни. Подскочив с диким криком, вы не знаете куда</text:p>
      <text:p text:style-name="P1">броситься. Но убежать из бани уже не удастся: дверь наглухо закрыто, а стекло на</text:p>
      <text:p text:style-name="P1">оконце стало крепче металла. В то же мгновение полдесятка веников</text:p>
      <text:p text:style-name="P1">подскакивают к вам и начинают бешено хлестать по всем частям тела, оставляя</text:p>
      <text:p text:style-name="P1">глубокие резцы, но даже эта боль несравнима с той, что доставляет вам</text:p>
      <text:p text:style-name="P1">обожженная кожа. Где-то в стороне раздается дикий хохот банника, который вы струдом различается сквозь непрерывный гул, заполнивший голову. Хозяин бани</text:p>
      <text:p text:style-name="P1">от души повеселится с незваным гостем, осмелившимся остановиться в его</text:p>
      <text:p text:style-name="P1">владениях без приглашения. Утром кузнец, осмелившийся заглянуть в баню,</text:p>
      <text:p text:style-name="P1">чтобы выяснить, что стало со смелым путником, найдет тело, в котором с трудом</text:p>
      <text:p text:style-name="P1">узнает того, кто еще вечером так хотел ему помочь. Остальные следы банник,</text:p>
      <text:p text:style-name="P1"><text:soft-page-break/>содержащий свое жилье в чистоте, к тому времени уже уберет...</text:p>
      <text:p text:style-name="P1">196.</text:p>
      <text:p text:style-name="P1">Вы придерживаете лошадь и шагом подъезжаете к незнакомцам, которые</text:p>
      <text:p text:style-name="P1">поняли, что вы хотите переброситься с ними парой словечек, поэтому они</text:p>
      <text:p text:style-name="P1">останавливаются и доброжелательно смотрят на вас, давая понять, что не прочь</text:p>
      <text:p text:style-name="P1">поболтать.</text:p>
      <text:p text:style-name="P1">- Здоровы будьте, добрые воины! Куда путь держите? – Вы слазите с лошади,</text:p>
      <text:p text:style-name="P1">поняв, что опасность вам не грозит, чтобы немного передохнуть.</text:p>
      <text:p text:style-name="P1">- Здравствуй и ты. Знамо куда – в Хвойное, - отвечает один из них, другой</text:p>
      <text:p text:style-name="P1">кивает головой, подтверждая слова товарища.</text:p>
      <text:p text:style-name="P1">- Бывали раньше здесь?</text:p>
      <text:p text:style-name="P1">- Впервые мы тут. Сами-то с Ледяного, князю Стрельны служим.</text:p>
      <text:p text:style-name="P1">- Дружинники значит? Ну что ж, рад приветствовать братьев по оружию. И</text:p>
      <text:p text:style-name="P1">что же занесло вас сюда в такую даль?</text:p>
      <text:p text:style-name="P1">- Наше дело князю служить – куда он приказал, туда мы и идем. В последнее</text:p>
      <text:p text:style-name="P1">время у нас постоянно кто-то уходит, кто-то приходит. Знамо дело, князья думу</text:p>
      <text:p text:style-name="P1">думают, как к войне подготовиться, враг-то близко уже. Мы-то с приятелем всю</text:p>
      <text:p text:style-name="P1">жизнь на заставе пограничной у Ледяного службу несли, первый раз пост свой</text:p>
      <text:p text:style-name="P1">оставили.</text:p>
      <text:p text:style-name="P1">- У Ледяного? Вот так да! А меня туда князь великогорский и послал. – Помня</text:p>
      <text:p text:style-name="P1">наказ Мирослава, вы скрываете истинную цель своего путешествия, говоря так, как</text:p>
      <text:p text:style-name="P1">он советовал.</text:p>
      <text:p text:style-name="P1">- Да ты что? Вот так свезло тебе, Парфен!</text:p>
      <text:p text:style-name="P1">Приятель говорившего, которого тот назвал Парфеном, значительно</text:p>
      <text:p text:style-name="P1">оживляется и вступает в беседу:</text:p>
      <text:p text:style-name="P1">- Тут дело такое, дружище! Хочу попросить тебя. Друг у меня есть на заставе</text:p>
      <text:p text:style-name="P1">нашей, Ушастый его прозвали. Только ты его так не называй, он этого от чужих</text:p>
      <text:p text:style-name="P1">людей не любит, обращайся к нему по имени – Онисим. Хочет он на днях</text:p>
      <text:p text:style-name="P1">пирушку закатить, обещал ребят наших винцом хорошим угостить. А вино-то это</text:p>
      <text:p text:style-name="P1">у меня хранится! Забыл я ему перед отъездом его отдать, а он на пост ушел, не</text:p>
      <text:p text:style-name="P1">напомнил мне! Неудобно ему теперь будет, если не сдержит он слова. Ты будь</text:p>
      <text:p text:style-name="P1">другом, увидишь его – скажи: за палаткой за моей в земле тайник есть, в нем и</text:p>
      <text:p text:style-name="P1">стоит бочонок нужный. Дюжие у нас не любят, когда мы такие вещи храним, вот я</text:p>
      <text:p text:style-name="P1">его и спрятал от глаз подальше. Ты ему передай это, а уж он тебя не обидит –</text:p>
      <text:p text:style-name="P1">вином угостит. А вино, надо сказать, доброе, сам пробовал.Ну что ж, если вы не прочь выполнить эту несложную просьбу, то передайте</text:p>
      <text:p text:style-name="P1">Онисиму слова его друга, если вам придется с ним встретиться (-105). Напоследок</text:p>
      <text:p text:style-name="P1">вы расспрашиваете дружинников о том, что же творится на границе.</text:p>
      <text:p text:style-name="P1">- Хорошего мало мы тебе поведать можем, - сообщает воин, с которым вы</text:p>
      <text:p text:style-name="P1">беседовали вначале. – Раньше мы службу несли спокойную, редко заставу</text:p>
      <text:p text:style-name="P1">покидали. А теперь в неделю по два-три раза от степняков отбиваемся. А бывает,</text:p>
      <text:p text:style-name="P1">лазутчика вражеского поймаем – рыскают они постоянно. Но еще опаснее</text:p>
      <text:p text:style-name="P1">лазутчики те, что здесь, в Полесье, обосновались. Деньгами да уговорами</text:p>
      <text:p text:style-name="P1">склоняют они земляков наших к предательству и плетут сети свои невидимые. Я с</text:p>
      <text:p text:style-name="P1">заставы частенько видел костры в землях южных: враг все ближе подбирается. А</text:p>
      <text:p text:style-name="P1">костров тех видимо-невидимо! Ну, не буду краски сгущать, а то еще подумаешь,</text:p>
      <text:p text:style-name="P1">что я тут панику навожу. Нас-то тоже еще немало, и мы отпор дадим, если</text:p>
      <text:p text:style-name="P1">понадобится. Нападать-то они все равно не торопятся – видать, боятся. Да и в</text:p>
      <text:p text:style-name="P1">Полесье спокойно. Ты, главное, с Купеческого тракта не сворачивай.</text:p>
      <text:p text:style-name="P1">Это вся информация, которую можно от них получить. Сердечно</text:p>
      <text:p text:style-name="P1">попрощавшись с дружинниками, вы вскакиваете в седло и трогаетесь - (64).</text:p>
      <text:p text:style-name="P1">197.</text:p>
      <text:p text:style-name="P1"><text:soft-page-break/>- Как важна та крупица, которую своим тяжелым трудом вкладывает</text:p>
      <text:p text:style-name="P1">земледелец в одно общее и важное дело, - размеренно произносит волхв. –</text:p>
      <text:p text:style-name="P1">Благодаря беззаветному крестьянскому труду процветает край наш, живут города</text:p>
      <text:p text:style-name="P1">и села. Крестьянин ближе всего к земле, по которой все мы ходим, в котором все</text:p>
      <text:p text:style-name="P1">мы заканчиваем свой путь. Если ты мирный земледелец, то ты достоин почета и</text:p>
      <text:p text:style-name="P1">достатка.</text:p>
      <text:p text:style-name="P1">Старик замолкает и медленно бредет дальше своим путем. Вы много</text:p>
      <text:p text:style-name="P1">слышали о том, что не стоит перечить и приставать к волхвам, которые гораздо</text:p>
      <text:p text:style-name="P1">сильнее, чем кажутся с виду, и сами знают, когда пора закончить разговор,</text:p>
      <text:p text:style-name="P1">поэтому лишь провожаете его взглядом и уходите прочь – 663.</text:p>
      <text:p text:style-name="P1">198.</text:p>
      <text:p text:style-name="P1">Старик останавливается, и вы, словно услышав чей-то приказ, делаете то же</text:p>
      <text:p text:style-name="P1">самое. Странное оцепенение сковывает ваше тело. Вы понимаете, что не только не</text:p>
      <text:p text:style-name="P1">можете пошевелиться, но и говорить. С одной стороны это не слишком приятно и</text:p>
      <text:p text:style-name="P1">кажется, по меньшей мере, непонятным. Но в то же время вы наполняетесь</text:p>
      <text:p text:style-name="P1">необычной уверенностью, что старик не собирается причинить вам вреда, и ему</text:p>
      <text:p text:style-name="P1">нужно повиноваться. Вместе с тем другого выхода у вас нет, поэтому остается</text:p>
      <text:p text:style-name="P1">лишь стоять на месте и покорно слушать, что хочет сообщить вам странник.</text:p>
      <text:p text:style-name="P1">- Вот мы и встретились. – Он говорит с вами усталым, но твердым голосом и</text:p>
      <text:p text:style-name="P1">таким тоном, будто знает вас много лет. – Тебе надо много успеть, и я не буду</text:p>
      <text:p text:style-name="P1">отнимать у тебя много драгоценного времени. Тебе нельзя останавливаться. Впещерах Дымчатых гор уже созрел коварный замысел, и ты должен как можно</text:p>
      <text:p text:style-name="P1">скорее идти туда и исполнить предначертанное.</text:p>
      <text:p text:style-name="P1">Вы чувствуете, как к вам возвращается дар речи.</text:p>
      <text:p text:style-name="P1">- Я иду не к Дымчатым горам, - пытаетесь вы объяснить страннику,</text:p>
      <text:p text:style-name="P1">предположив, что он вас кем-то спутал.</text:p>
      <text:p text:style-name="P1">- Нет, не перебивай меня, - старик повелительно поднимает руку. – Конечно,</text:p>
      <text:p text:style-name="P1">сейчас ты думаешь, что твоя самая важная задача связана с письмом, вшитым в</text:p>
      <text:p text:style-name="P1">твою одежду. – Вы поднимаете удивленный взгляд на собеседника. Он что, умеет</text:p>
      <text:p text:style-name="P1">видеть сквозь ткань? – И, кстати, я тебя ни с кем не спутал. – Кажется, и мысли он</text:p>
      <text:p text:style-name="P1">читает.</text:p>
      <text:p text:style-name="P1">- Но как...</text:p>
      <text:p text:style-name="P1">- Помолчи, - в глазах старика мелькнула молния, и вы чувствуете, что язык</text:p>
      <text:p text:style-name="P1">вновь прилипает к гортани. – Тратить время на споры - непозволительная</text:p>
      <text:p text:style-name="P1">роскошь для тебя. Просто иди вперед, и ты все узнаешь. Хочу лишь предостеречь</text:p>
      <text:p text:style-name="P1">тебя от случайных ошибок. Во-первых, когда выйдешь из Седла, не иди по южной</text:p>
      <text:p text:style-name="P1">тропинке. Во-вторых, не спеши принимать решение, когда в твоих руках окажется</text:p>
      <text:p text:style-name="P1">жизнь предводителя твоих нынешних врагов. Со временем ты поймешь, кто твой</text:p>
      <text:p text:style-name="P1">истинный недруг. Больше я тебе ничего сказать не могу. Теперь поспеши вперед,</text:p>
      <text:p text:style-name="P1">пока еще есть время.</text:p>
      <text:p text:style-name="P1">Старик заканчивает свою речь и идет дальше. Вы чувствуете, что не в силах</text:p>
      <text:p text:style-name="P1">даже пошевелиться, а не то что исполнить напутствие этого необычного путника.</text:p>
      <text:p text:style-name="P1">Однако через несколько минут оцепенение резко спадает. Вы немедленно</text:p>
      <text:p text:style-name="P1">оборачиваетесь, но на дороге не видно даже следов таинственного странника,</text:p>
      <text:p text:style-name="P1">словно его появление было каким-то наваждением. Вы некоторое время стоите на</text:p>
      <text:p text:style-name="P1">месте и раздумываете, что означала эта встреча и нужно ли воспринимать всерьез</text:p>
      <text:p text:style-name="P1">слова загадочного незнакомца. Если он и использовал какое-то колдовство, чтобы</text:p>
      <text:p text:style-name="P1">на некоторое время подчинить своей воли, то вряд ли он делал это из плохих</text:p>
      <text:p text:style-name="P1">побуждений – вы живы и здоровы, а из кошелька не исчезло ни единой монеты.</text:p>
      <text:p text:style-name="P1">Если это был сумасшедший колдун, то его слова были чересчур разумными, а</text:p>
      <text:p text:style-name="P1">догадки – чересчур верными. К тому же вас не покидает ощущение какой-то</text:p>
      <text:p text:style-name="P1">неведомой, нечеловеческой силы, которой веяло от старика.</text:p>
      <text:p text:style-name="P1"><text:soft-page-break/>Понимая, что над всем этим можно поразмыслить и на ходу, чтобы не терять</text:p>
      <text:p text:style-name="P1">время, вы направляетесь дальше по дороге – 683.</text:p>
      <text:p text:style-name="P1">199.</text:p>
      <text:p text:style-name="P1">Вы резко распахиваете дверь, заходите внутрь и застаете весьма любопытную</text:p>
      <text:p text:style-name="P1">картину. Старик переоделся в длинный черный балахон и медленно ходит по</text:p>
      <text:p text:style-name="P1">комнате. В одной руке у него зажженная кривая свеча, в другой – небольшой</text:p>
      <text:p text:style-name="P1">ритуальный нож с костяной ручкой. На столе тлеет длинный стебель незнакомой</text:p>
      <text:p text:style-name="P1">вам травы, не источающий абсолютно никакого запаха, лишь наполняя комнату</text:p>
      <text:p text:style-name="P1">сизоватым дымом. Старик бормочет что-то себе под нос и водит рукой с</text:p>
      <text:p text:style-name="P1">кинжалом по воздуху, поначалу не заметив вашего вторжения. Увидев, что он уже</text:p>
      <text:p text:style-name="P1">не один, хозяин оборачивается и бросает на вас свой пронзительный взгляд. Этовсе тот же старик, но он изменился настолько, что вы инстинктивно отшатываетесь</text:p>
      <text:p text:style-name="P1">назад. Его взгляд источает злобу и ненависть, тело изогнулось, словно готовое к</text:p>
      <text:p text:style-name="P1">прыжку, губы скривились в угрожающей ухмылке. Он медленно задувает свечу,</text:p>
      <text:p text:style-name="P1">ставит ее на стол и смотрит на вас.</text:p>
      <text:p text:style-name="P1">- Ты слишком любопытен, путник, и твоя ошибка непростительна. Впрочем,</text:p>
      <text:p text:style-name="P1">я готов удовлетворить твое любопытство, ведь твоя участь все равно предрешена. Я</text:p>
      <text:p text:style-name="P1">колдун, в деревне меня зовут Филином. Если бы ты спросил обо мне у крестьян,</text:p>
      <text:p text:style-name="P1">они бы предупредили тебя, что мой покой нельзя нарушать. Тебе удалось найти</text:p>
      <text:p text:style-name="P1">мое жилище, хотя оно и охраняется сильным волшебством, вызывающим страх и</text:p>
      <text:p text:style-name="P1">заставляющим повернуть назад всякого, кто приблизится к нему. Впрочем, мне</text:p>
      <text:p text:style-name="P1">это безразлично, я не боюсь такого жалкого червяка, как ты: никакой человек не в</text:p>
      <text:p text:style-name="P1">силах нарушить мои планы. Уйди ты сразу, я бы не стал тебе препятствовать,</text:p>
      <text:p text:style-name="P1">потому что не хочу терять время на такое ничтожество. Но теперь ты меня</text:p>
      <text:p text:style-name="P1">действительно разгневал. Никто не смеет тревожить меня во время тайных</text:p>
      <text:p text:style-name="P1">ритуалов. Придется тебя убить. Жаль, из тебя бы вышел отличный слуга.</text:p>
      <text:p text:style-name="P1">Дверь за спиной захлопывается. Старик недвусмысленно смотрит на вас, как</text:p>
      <text:p text:style-name="P1">на приговоренную жертву. Сомнений нет: пора обнажать меч – 750.</text:p>
      <text:p text:style-name="P1">200.</text:p>
      <text:p text:style-name="P1">Вы подсаживаетесь к крестьянину, от которого сильно разит пивом. Но он</text:p>
      <text:p text:style-name="P1">еще не настолько пьян, чтобы ничего не слышать и не видеть. Как только вы</text:p>
      <text:p text:style-name="P1">опускаетесь на лавку, он медленно поднимает голову и смотрит на вас мутным</text:p>
      <text:p text:style-name="P1">взглядом, в котором, тем не менее, заметны искры разума.</text:p>
      <text:p text:style-name="P1">- Ты кто? – выдавливает он.</text:p>
      <text:p text:style-name="P1">- Неважно. Лучше расскажи, кто ты и что у тебя случилось.</text:p>
      <text:p text:style-name="P1">- Случилось? У меня? Со мной все в порядке, как видишь.</text:p>
      <text:p text:style-name="P1">- Вижу, что тебе, кажется, не везет в жизни.</text:p>
      <text:p text:style-name="P1">- Мне везет! – Возражает крестьянин, громко стучит кулаком по столу и вдруг</text:p>
      <text:p text:style-name="P1">начинает плакать. Вы терпеливо ждете окончания этой истерики. Собеседник</text:p>
      <text:p text:style-name="P1">постепенно приходи в себя и смотрит на вас более трезвым взглядом. – Ты</text:p>
      <text:p text:style-name="P1">думаешь, я неудачник? Впрочем, ты прав, что уж тут скрывать. Вся деревня знает</text:p>
      <text:p text:style-name="P1">об этом. Сначала начал гибнуть мой скот, затем случился пожар. Крыша чуть не</text:p>
      <text:p text:style-name="P1">обвалилась, а в подвале завелось множество мышей. Не в силах справиться со</text:p>
      <text:p text:style-name="P1">всеми этими напастями, я начал пить, отчего страдаю и я, и вся моя семья. Словно</text:p>
      <text:p text:style-name="P1">какой-то злой дух поселился у меня в доме. А как славно мы жили до этого! –</text:p>
      <text:p text:style-name="P1">Крестьянин тяжело вздыхает и опускает голову, вперив взгляд в пол.</text:p>
      <text:p text:style-name="P1">Трудно предположить, чем ему можно помочь. Если есть какие-нибудь идеи,</text:p>
      <text:p text:style-name="P1">попробуйте их осуществить. Если в голову ничего не приходит, то лучше оставить</text:p>
      <text:p text:style-name="P1">беднягу в покое и отправиться дальше в путь – 417.</text:p>
      <text:p text:style-name="P1">201.Вы здороваетесь с незнакомцем, тот останавливается и отвечает вам. Он</text:p>
      <text:p text:style-name="P1">приветливо улыбается и, кажется, не прочь поболтать. Вы спрашиваете, куда он</text:p>
      <text:p text:style-name="P1">держит путь, на что незнакомец говорит, что идет из Рудногорска, где служит</text:p>
      <text:p text:style-name="P1"><text:soft-page-break/>подмастерьем у гончара, в Великогорск, чтобы решить там несколько неотложных</text:p>
      <text:p text:style-name="P1">дел. На тот же вопрос, обращенный к вам, вы просто отвечаете, что идете до</text:p>
      <text:p text:style-name="P1">границы, не считая нужным объяснять что-то еще. Ученик гончара, услышав о</text:p>
      <text:p text:style-name="P1">границе, рассказывает, что в городе ходит много слухов о готовящейся войне и</text:p>
      <text:p text:style-name="P1">участившихся набегах степняков. По его словам, это все эти слухи сильно</text:p>
      <text:p text:style-name="P1">преувеличены и на самом деле есть не что иное, как выдумки трусливых крестьян</text:p>
      <text:p text:style-name="P1">и болтливых баб. Егуп (так представился вам ваш собеседник) утверждает, что сам</text:p>
      <text:p text:style-name="P1">был в степях не так давно, и там безо всяких трудностей добрался до Стоянки –</text:p>
      <text:p text:style-name="P1">крупнейшего селения степняков, где беспрепятственно продал много товаров,</text:p>
      <text:p text:style-name="P1">изготовленных его мастером, после чего в полной безопасности вернулся домой.</text:p>
      <text:p text:style-name="P1">Заметив, что вы слушаете его с большим вниманием, Егуп вполголоса добавляет,</text:p>
      <text:p text:style-name="P1">что на самом деле у него была еще одна цель путешествия в степи: воевода</text:p>
      <text:p text:style-name="P1">Рудногоска попросил его разведать, что творится за границей Полесья.</text:p>
      <text:p text:style-name="P1">Если этот парень не врет, то он очень смел, раз решился в такое смутное</text:p>
      <text:p text:style-name="P1">время совершить путешествие в степи. Правда, его улыбка кажется несколько</text:p>
      <text:p text:style-name="P1">натянутой и фальшивой, но слова звучат вполне искренне. А если он говорит</text:p>
      <text:p text:style-name="P1">правду, то можно расспросить его как следует о том, что ждет вас, когда вы</text:p>
      <text:p text:style-name="P1">покинете Полесье (319). Можете также спросить его, как дела в Рудногорске (744).</text:p>
      <text:p text:style-name="P1">Если же вы считаете, что услышали достаточно, просто идите дальше: Егуп не</text:p>
      <text:p text:style-name="P1">собирается вас задерживать (357). А может, этот человек кажется вам</text:p>
      <text:p text:style-name="P1">подозрительным, и вы считаете необходимым достать меч и потребовать, чтобы</text:p>
      <text:p text:style-name="P1">говорил вам только правду (268)?</text:p>
      <text:p text:style-name="P1">202.</text:p>
      <text:p text:style-name="P1">Чтобы достать оружие и нанести удар, вам не надо много времени, но и его</text:p>
      <text:p text:style-name="P1">разбойнику, стоящему перед вами и ожидавшему такого поворота событий,</text:p>
      <text:p text:style-name="P1">достаточно, чтобы увернуться. Все же он недооценил вашей реакции и не сумел</text:p>
      <text:p text:style-name="P1">уйти от удара невредимым: вы задели его за плечо, и алая кровь закапала на</text:p>
      <text:p text:style-name="P1">землю. Разъяренные противники бросаются на вас. Перед началом боя отнимите</text:p>
      <text:p text:style-name="P1">у предводителя разбойников 3 Жизни – 817.</text:p>
      <text:p text:style-name="P1">203.</text:p>
      <text:p text:style-name="P1">Старушка остается поговорить с вами, а ее муж торопится на обряд. Мать</text:p>
      <text:p text:style-name="P1">покойного почти не в состоянии разговаривать, к тому же она знает не больше</text:p>
      <text:p text:style-name="P1">того, что ей рассказал воевода, а тот и так утаил от нее некоторые подробности,</text:p>
      <text:p text:style-name="P1">пожалев ее материнское сердце. Однако когда вы заговорили о</text:p>
      <text:p text:style-name="P1">взаимоотношениях ее погибшего сына с женой, она оживилась.- Я не хочу наговаривать на свою невестку, - тихо говорит она, - она женщина</text:p>
      <text:p text:style-name="P1">хорошая. Мы с ней всегда ладили. Но однажды она завела со мной разговор,</text:p>
      <text:p text:style-name="P1">который мне пришелся не по душе. Она стала расспрашивать меня, не собирается</text:p>
      <text:p text:style-name="P1">ли мой сын разводиться с ней. Я сказала, что это невозможно, и по глупости своей</text:p>
      <text:p text:style-name="P1">добавила, что у нас разойтись супруги могут, только если один из них умрет. Это</text:p>
      <text:p text:style-name="P1">еще полбеды. Позже от соседей я узнала, что невестка ходила к одному из</text:p>
      <text:p text:style-name="P1">знахарей. Что ей там понадобилось? Я грешным делом подумала, что он на сына</text:p>
      <text:p text:style-name="P1">хочет напустить порчу, и тогда даже поругалась с ней. Сейчас я жалею об этом.</text:p>
      <text:p text:style-name="P1">Вряд ли она способна совершить злодейство.</text:p>
      <text:p text:style-name="P1">Вы благодарите старушку и отпускаете ее. Кажется, она еще успеет на обряд.</text:p>
      <text:p text:style-name="P1">А сейчас нужно поспешить к дому вдовы, пока она куда-нибудь не ушла – к ней</text:p>
      <text:p text:style-name="P1">накопилось много вопросов (340).</text:p>
      <text:p text:style-name="P1">204.</text:p>
      <text:p text:style-name="P1">- Мои сведения пригодятся тебе, - уверяет вас незнакомец, - и, может быть,</text:p>
      <text:p text:style-name="P1">спасут жизнь. А теперь слушай. У степняков в последнее время обострилась</text:p>
      <text:p text:style-name="P1">неприязнь ко всем гостям, прибывающим с севера, и количество патрулей на</text:p>
      <text:p text:style-name="P1">дорогах сильно возросло. Учти, что у каждого воина кочевников есть приказ</text:p>
      <text:p text:style-name="P1"><text:soft-page-break/>поступать с подозрительными путниками по своему усмотрению. Поэтому любой</text:p>
      <text:p text:style-name="P1">всадник, встретившийся тебе в степи, может запросто пустить в тебя стрелу, а</text:p>
      <text:p text:style-name="P1">потом сослаться на то, что ты был похож на шпиона. Командиры степняков</text:p>
      <text:p text:style-name="P1">просто помешаны на поимках лазутчиков, за каждого из которых начальники</text:p>
      <text:p text:style-name="P1">щедро их награждают, не разбираясь, был ли пойманный путник разведчиком</text:p>
      <text:p text:style-name="P1">или мирным крестьянином. Обычных кочевников, передвигающихся со своими</text:p>
      <text:p text:style-name="P1">семьями, можешь не бояться, а вот вооруженных воинов лучше обходи стороной.</text:p>
      <text:p text:style-name="P1">Если ты пойдешь по тропинке от нашего лагеря, то скоро вернешься на тракт. Там</text:p>
      <text:p text:style-name="P1">у тебя будет два пути: прямо или направо по дороге в сторону Седла, стоянки</text:p>
      <text:p text:style-name="P1">степняков. Можешь, конечно, пойти по тракту, но тогда тебе придется миновать</text:p>
      <text:p text:style-name="P1">большой военный лагерь, основной оплот войска степняков, в котором</text:p>
      <text:p text:style-name="P1">расположен шатер главного туменника. Его можно обойти, и я советую сделать</text:p>
      <text:p text:style-name="P1">это с левой стороны – там у тебя гораздо меньше шансов нарваться на</text:p>
      <text:p text:style-name="P1">нежелательную встречу. С запада лагерь охраняется лучше, и тебя может заметить</text:p>
      <text:p text:style-name="P1">один из патрулей. А вот соваться в сам лагерь я тебе не рекомендую. Если же ты</text:p>
      <text:p text:style-name="P1">пойдешь в сторону Седла, то, скорее всего, безо всяких проблем дойдешь до</text:p>
      <text:p text:style-name="P1">Стоянки. Можешь безбоязненно заглянуть в Седло – там тебя никто не тронет. А</text:p>
      <text:p text:style-name="P1">вот когда будешь подходить к Стоянке, лучше держи ухо востро. Во-первых, я не</text:p>
      <text:p text:style-name="P1">советую тебе идти от Седла прямо на юг – там расположен наблюдательный пост.</text:p>
      <text:p text:style-name="P1">Лучше иди по наезженной дороге – она и удобнее, и безопаснее. Во-вторых, если</text:p>
      <text:p text:style-name="P1">заметишь всадников, немедленно прячься и уходи в противоположную сторону:</text:p>
      <text:p text:style-name="P1">поверь мне, друзей ты в этих краях не встретишь. А уж если доберешься до</text:p>
      <text:p text:style-name="P1">Стоянки, считай, что ты дошел до самой Айзарии. Загляни в столицу, отдохни,</text:p>
      <text:p text:style-name="P1">можешь даже переночевать в ней. Стоянка нынче окружена кучей военных</text:p>
      <text:p text:style-name="P1">лагерей, но их ты не опасайся: это резервы хана, которые постепенноподтягиваются с его владений. Воины в этих лагерях пока не имеют указаний</text:p>
      <text:p text:style-name="P1">задерживать чужаков, в отличие от своих товарищей, разъезжающих между</text:p>
      <text:p text:style-name="P1">столицей и границей с Полесьем. В Стоянке к гостям относятся неплохо, главное</text:p>
      <text:p text:style-name="P1">не забывай платить по счетам. К югу от столицы войск почти нет, а о патрулях,</text:p>
      <text:p text:style-name="P1">вылавливающих путешественников в тех местах, я и не слышал.</text:p>
      <text:p text:style-name="P1">Полученные сведения могут очень пригодиться, поэтому хорошенько их</text:p>
      <text:p text:style-name="P1">запомните. После этого вернитесь на 635 и решите, будете просить у собеседника</text:p>
      <text:p text:style-name="P1">о чем-нибудь еще.</text:p>
      <text:p text:style-name="P1">205.</text:p>
      <text:p text:style-name="P1">К счастью, у вас припасено сильное средство, которое способно обезвредить</text:p>
      <text:p text:style-name="P1">многие яды. На вкус противоядие отвратительно и напоминает застоявшуюся</text:p>
      <text:p text:style-name="P1">болотную воду, но главное, что оно мгновенно помогает вам, чудесным образом</text:p>
      <text:p text:style-name="P1">нейтрализуя действие яда гадюки.</text:p>
      <text:p text:style-name="P1">Однако путешествие по бездорожью и змеиный укус не лучшим образом</text:p>
      <text:p text:style-name="P1">сказались на вашем здоровье (потеряйте 4 Жизни). Получив жестокий урок, вы</text:p>
      <text:p text:style-name="P1">поскорей находите дорогу и выбираетесь на нее, не рискуя больше бродить по</text:p>
      <text:p text:style-name="P1">неприветливой траве - (584).</text:p>
      <text:p text:style-name="P1">206.</text:p>
      <text:p text:style-name="P1">Не придавая значения запахам, вы идете вперед, не забывая об</text:p>
      <text:p text:style-name="P1">осторожности. Вокруг тихо, и вы понемногу успокаиваетесь. Однако чувство</text:p>
      <text:p text:style-name="P1">опасности покидает вас слишком рано. На солнце ярко блеснула сталь</text:p>
      <text:p text:style-name="P1">брошенного ловкой рукой предмета, и через несколько мгновений вы ощущаете</text:p>
      <text:p text:style-name="P1">боль с задней стороны правого бедра (потеряйте 6 Жизней). Сделав усилие, вы</text:p>
      <text:p text:style-name="P1">сдерживаете крик и разворачиваетесь в поисках того, кто метнул нож. Из-за</text:p>
      <text:p text:style-name="P1">деревьев выходит человек, и вы с удивлением видите, что это злобно</text:p>
      <text:p text:style-name="P1">ухмыляющийся степняк с саблей в руках; свой невысокий рост и недостаток в</text:p>
      <text:p text:style-name="P1">физической силе он с избытком компенсирует природным проворством. Рана на</text:p>
      <text:p text:style-name="P1"><text:soft-page-break/>ноге дает о себе знать, поэтому на этот бой ваша защита будет меньше на 1 (если</text:p>
      <text:p text:style-name="P1">вы обладаете приемом Реакция, то защита не уменьшится, но использовать прием</text:p>
      <text:p text:style-name="P1">вы не сможете).</text:p>
      <text:p text:style-name="P1">СТЕПНЯК-ЛАЗУТЧИК</text:p>
      <text:p text:style-name="P1">Нападение 8</text:p>
      <text:p text:style-name="P1">Защита</text:p>
      <text:p text:style-name="P1">14</text:p>
      <text:p text:style-name="P1">Жизнь</text:p>
      <text:p text:style-name="P1">9</text:p>
      <text:p text:style-name="P1">Инициатива 11</text:p>
      <text:p text:style-name="P1">Убив врага, вы тщательно осматриваете его. Кроме оружия у него ничего нет,</text:p>
      <text:p text:style-name="P1">и это весьма странно. Зато его сабля вызывает определенный интерес – легкая иизящная, она, несомненно, более удобна в бою, чем ваш нынешний меч. Если вы</text:p>
      <text:p text:style-name="P1">решите взять ее, то она добавит 1 к Инициативе и позволит каждый третий раунд</text:p>
      <text:p text:style-name="P1">наносить урон на 1 больше обычного. Размером она меньше вашего собственного</text:p>
      <text:p text:style-name="P1">оружия, но, если захотите, продать ее можно несколько дороже – за 6 монет; ее с</text:p>
      <text:p text:style-name="P1">радостью возьмут за такую цену в любом селении.</text:p>
      <text:p text:style-name="P1">Степняк появился здесь неслучайно. Возможно, он не единственный враг,</text:p>
      <text:p text:style-name="P1">рыскающий поблизости, поэтому задержка в этой части леса крайне</text:p>
      <text:p text:style-name="P1">нежелательна. Все-таки можно осмотреть окрестности в поисках того, что</text:p>
      <text:p text:style-name="P1">подскажет причину появления южанина (615). Или из предосторожности не</text:p>
      <text:p text:style-name="P1">станете этого делать и пойдете дальше (92)?</text:p>
      <text:p text:style-name="P1">207.</text:p>
      <text:p text:style-name="P1">Просветы становятся шире, а деревья растут все реже. Через полчаса пути</text:p>
      <text:p text:style-name="P1">тропинка выводит вас на широкую дорогу. После пережитого волнения вы не</text:p>
      <text:p text:style-name="P1">сразу соображаете, что это за путь. Пройдя немного вперед, вы понимаете, что это</text:p>
      <text:p text:style-name="P1">дорога, ведущая в город Старый. Находясь на службе у князя, вы несколько раз</text:p>
      <text:p text:style-name="P1">заезжали в этот город, но ярких воспоминаний от этих посещений не осталось.</text:p>
      <text:p text:style-name="P1">Справа к дороге вскоре примыкает еще одна тропа, но она ведет на север, а в</text:p>
      <text:p text:style-name="P1">эту сторону вам не надо. Еще через несколько минут вы выходите на берег реки,</text:p>
      <text:p text:style-name="P1">длинной лентой тянущейся с востока на запад. Это Тяжица, известный водный</text:p>
      <text:p text:style-name="P1">путь до города Ледяного. Река в том месте, где вы находитесь, очень чистая,</text:p>
      <text:p text:style-name="P1">поэтому можно напиться и умыться прохладной водой (это восстановит 2 Жизни),</text:p>
      <text:p text:style-name="P1">а также наполнить флягу (1 глоток восстанавливает 1 Жизнь).</text:p>
      <text:p text:style-name="P1">Через реку переброшен крепкий мост, за которым дорога спускается в</text:p>
      <text:p text:style-name="P1">цветущую долину. На другом ее конце возвышается холм, а на нем ясно видны</text:p>
      <text:p text:style-name="P1">стены и дома города Старого. Дорога ведет прямо к нему, и вы не видите смысла</text:p>
      <text:p text:style-name="P1">сворачивать с нее - (324).</text:p>
      <text:p text:style-name="P1">208.</text:p>
      <text:p text:style-name="P1">Теперь в роще все чаще начинают попадаться сосны, пока они окончательно</text:p>
      <text:p text:style-name="P1">не захватывают лес, а это значит, что скоро Снежная роща закончится, а вы все</text:p>
      <text:p text:style-name="P1">ближе к Хвойному. После долгого подъема, который Василек преодолевает</text:p>
      <text:p text:style-name="P1">довольно быстро, вы, наконец, вновь выезжаете на Купеческий тракт – 64.</text:p>
      <text:p text:style-name="P1">209.</text:p>
      <text:p text:style-name="P1">- Постой, путник, - останавливает вас старик, заметив, что вы хотите уйти. – Я</text:p>
      <text:p text:style-name="P1">согласен заплатить тебе 5 монет, если ты отдашь письмо мне. Текст я, разумеется,</text:p>
      <text:p text:style-name="P1">переведу для тебя. Поверь, никто не захочет покупать у тебя эту бесполезную</text:p>
      <text:p text:style-name="P1">бумажку, потому что таких коллекционеров, как я, в Полесье больше нет.Теперь предложение странника кажется более заманчивым. Согласитесь на</text:p>
      <text:p text:style-name="P1">него (41) или не измените своего мнения и оставите бумагу себе, после чего</text:p>
      <text:p text:style-name="P1">покинете трактир (86)?</text:p>
      <text:p text:style-name="P1">210.</text:p>
      <text:p text:style-name="P1"><text:soft-page-break/>Вы надеетесь, что тропинка не уведет вас слишком далеко на запад и</text:p>
      <text:p text:style-name="P1">повернет в нужном направлении, однако этого не происходит. После часа ходьбы</text:p>
      <text:p text:style-name="P1">вы начинаете сожалеть, что выбрали именно этот путь. Но возвращаться назад</text:p>
      <text:p text:style-name="P1">уже поздно, поэтому придется идти вперед, надеясь на лучшее. Наконец тропа</text:p>
      <text:p text:style-name="P1">«выправляется» и устремляется как раз туда, куда нужно – на юг. Но не слишком</text:p>
      <text:p text:style-name="P1">ли далеко в сторону вы уже забрали? Полтора часа пути проходят в давящей</text:p>
      <text:p text:style-name="P1">тишине, нарушаемой редкими криками птиц, стуком дятла да шуршанием ваших</text:p>
      <text:p text:style-name="P1">собственных ног. Радует то, что, похоже, и все опасности остались где-то в стороне:</text:p>
      <text:p text:style-name="P1">по крайней мере, пока ничто не предвещает никакой беды. Между тем, день</text:p>
      <text:p text:style-name="P1">подходит к концу. Солнце скрывается за деревьями, и под прикрытием плотно</text:p>
      <text:p text:style-name="P1">стоящих деревьев начинает быстро темнеть. Вот так незадача: скоро ночь, а</text:p>
      <text:p text:style-name="P1">никаких признаков человеческого жилья не видно. Отдаленный плеск заставляет</text:p>
      <text:p text:style-name="P1">насторожиться. Различив, откуда он доносится, вы проходите еще немного вперед,</text:p>
      <text:p text:style-name="P1">пока не замечаете между деревьями блеск воды в лучах заходящего солнца.</text:p>
      <text:p text:style-name="P1">Светило уже почти начало опускаться за горизонт и освещает красными лучами</text:p>
      <text:p text:style-name="P1">обширное лесное озеро, окрашивая его воды в яркие цвета. Это, конечно, красиво,</text:p>
      <text:p text:style-name="P1">но вы думаете совсем о другом. Это – озеро Пескарка, на берегу которого</text:p>
      <text:p text:style-name="P1">находится деревня Ямы. Легко сориентировавшись в пространстве, вы</text:p>
      <text:p text:style-name="P1">определяете, что находитесь на западном берегу, тогда как Ямы расположены на</text:p>
      <text:p text:style-name="P1">восточном. Идти в обход озера долго и трудно, к тому же верной дороги вы не</text:p>
      <text:p text:style-name="P1">знаете. Та тропа, на которой вы находитесь, убегает явно не в обход, а в сторону от</text:p>
      <text:p text:style-name="P1">воды. Взвесив все, вы определяете, что добраться до захода солнца до деревни не</text:p>
      <text:p text:style-name="P1">получится, а в темноте легко сбиться с дороги и угодить в неприятности. В</text:p>
      <text:p text:style-name="P1">раздумье вы проходите несколько шагов, как вдруг замечаете на берегу недалеко</text:p>
      <text:p text:style-name="P1">от воды какой-то неяркий голубоватый свет в траве. Сделав шаг в сторону</text:p>
      <text:p text:style-name="P1">свечения, вы останавливаетесь. Внезапная мысль приходит в голову: а что, если</text:p>
      <text:p text:style-name="P1">это духи озера хотят сыграть с вами шутку? Вы осматриваетесь вокруг, но ничего</text:p>
      <text:p text:style-name="P1">подозрительного не замечаете. Озеро безмолвствует, вода лишь изредка</text:p>
      <text:p text:style-name="P1">передергивается мелкой зыбью. Непохоже, чтобы где-то притаилась опасность, но</text:p>
      <text:p text:style-name="P1">тем коварнее может оказаться враг. Что будете делать: отбросите сомнения и</text:p>
      <text:p text:style-name="P1">исследуете место, откуда исходить свет (393) или осторожно обойдете</text:p>
      <text:p text:style-name="P1">подозрительное место (151)?</text:p>
      <text:p text:style-name="P1">211.</text:p>
      <text:p text:style-name="P1">Хозяину нечего добавить к ранее сказанному. Он лишь сетует на погоду на</text:p>
      <text:p text:style-name="P1">недобросовестных путешественников: торговец рассказывает вам, что три дняназад к ним деревню пришло трое путников. Как они выглядели, он не запомнил,</text:p>
      <text:p text:style-name="P1">заприметив лишь яркий красный кафтан у одного да обратив внимание на то, что</text:p>
      <text:p text:style-name="P1">все трое были вооружены не хуже дружинников. Путники купили у него немного</text:p>
      <text:p text:style-name="P1">еды, после чего сели на одну из проезжающих мимо лодок и поплыли в сторону</text:p>
      <text:p text:style-name="P1">Смолянки. Когда они уехали, хозяин обнаружил, что мошенники расплатились</text:p>
      <text:p text:style-name="P1">фальшивыми монетами. К счастью для торговца, товара они взяли немного и не</text:p>
      <text:p text:style-name="P1">нанесли ему особого убытка. Все же лавочник советует вам быть внимательнее при</text:p>
      <text:p text:style-name="P1">расчетах с незнакомыми людьми.</text:p>
      <text:p text:style-name="P1">Теперь решайте, куда направитесь дальше: на мельницу (150) или к выходу из</text:p>
      <text:p text:style-name="P1">деревни (650)?</text:p>
      <text:p text:style-name="P1">212.</text:p>
      <text:p text:style-name="P1">Вы благородно предлагаете воеводе свою помощь в поисках убийцы. Он</text:p>
      <text:p text:style-name="P1">безмерно рад и даже, кажется, вздыхает с некоторым облегчением, так как втайне</text:p>
      <text:p text:style-name="P1">надеялся на то, что вы подключитесь к расследованию, но сам не решался</text:p>
      <text:p text:style-name="P1">попросить об этом, так как не знал, позволяет ли цель вашего путешествия терять</text:p>
      <text:p text:style-name="P1">драгоценное время. Вы успокаиваете друга, заверив его, что, по крайней мере,</text:p>
      <text:p text:style-name="P1">один вечер у вас в распоряжении есть. Теперь воевода признается, что не спал</text:p>
      <text:p text:style-name="P1"><text:soft-page-break/>двое суток и почти ничего не ел это же время, и просит вас взять все руководство</text:p>
      <text:p text:style-name="P1">расследованием на этот вечер в свои руки, сам же он хочет отдохнуть хотя бы пару</text:p>
      <text:p text:style-name="P1">часов. Он вызывает одного из своих помощников, молодого писца, который</text:p>
      <text:p text:style-name="P1">сможет передать вам все, что известно на настоящий момент, сам же отправляется</text:p>
      <text:p text:style-name="P1">в опочивальню. Первым делом вы распоряжаетесь отпустить остальных</text:p>
      <text:p text:style-name="P1">помощников, которые пока абсолютно бесполезны. Писец вкратце рассказывает</text:p>
      <text:p text:style-name="P1">все, что знает: тело убитого мастера было обнаружено позавчера около ворот его</text:p>
      <text:p text:style-name="P1">собственного дома. Так как убит несчастный был ночью, его нашли не сразу, так</text:p>
      <text:p text:style-name="P1">как на улицах никого не было. Обнаружил его горожанин, который спешил к</text:p>
      <text:p text:style-name="P1">больной жене с лекарством, он же позвал на помощь патруль. Тело перенесли в</text:p>
      <text:p text:style-name="P1">дом вдовы, которая была поражена случившимся и долго лежала в</text:p>
      <text:p text:style-name="P1">полуобморочном состоянии. Труп лежал на спине, и при его осмотре без труда</text:p>
      <text:p text:style-name="P1">можно было понять, как был убит мастер: на спине виднелась глубокая рана от</text:p>
      <text:p text:style-name="P1">кинжала. Само орудие убийства найдено не было. Явных врагов у убитого не</text:p>
      <text:p text:style-name="P1">было. Большего писец вам рассказать не в силах, и теперь пора самому взяться за</text:p>
      <text:p text:style-name="P1">дело. Если вы найдете убийцу, то вам будет предложено сообщить воеводе о своих</text:p>
      <text:p text:style-name="P1">догадках. Но не беспокойте его, если не будете иметь конкретного</text:p>
      <text:p text:style-name="P1">подозреваемого.</text:p>
      <text:p text:style-name="P1">Теперь вы просите писца вызвать всех тех, кто знает хоть что-нибудь о</text:p>
      <text:p text:style-name="P1">происшедшем. Он покорно склоняет голову и выходит во двор. Вам слышен его</text:p>
      <text:p text:style-name="P1">повелительный голос, обращенный к нескольким слугам, которые резво</text:p>
      <text:p text:style-name="P1">разбегаются в разные стороны. Уже через десять минут начинают приходить те,</text:p>
      <text:p text:style-name="P1">кого они вызвали к вам.</text:p>
      <text:p text:style-name="P1">Первым приходит горожанин, обнаруживший труп. Он живет неподалеку от</text:p>
      <text:p text:style-name="P1">терема воеводы, поэтому и пришел так быстро. Он рассказывает, что имеет лавкуна рыночной площади и большой дом в верхней части города. Вы обращаете</text:p>
      <text:p text:style-name="P1">внимание на его богатую одежду и свесившийся на ремень живот. Горожанин</text:p>
      <text:p text:style-name="P1">говорит, что в ту ночь у его жены поднялась высокая температура, которую никто</text:p>
      <text:p text:style-name="P1">не мог сбить. Купец, нежно любящий свою жену, сам пошел к знахарю в квартал</text:p>
      <text:p text:style-name="P1">ремесленников за целебным снадобьем. На обратном пути он и нашел беднягу.</text:p>
      <text:p text:style-name="P1">Горожанин клянется, что ничего не брал у убитого и не видел никого поблизости.</text:p>
      <text:p text:style-name="P1">Он немедленно позвал патруль, которому и передал заботу о несчастном, а сам</text:p>
      <text:p text:style-name="P1">поспешил домой. Убитого он немного знал, но общих дел с ним не вел. Вы</text:p>
      <text:p text:style-name="P1">благодарите купца и пока отпускаете его домой.</text:p>
      <text:p text:style-name="P1">Следующим заходит немолодой, но крепкий мужчина, одетый не так богато,</text:p>
      <text:p text:style-name="P1">как предыдущий посетитель. Это сосед убитого. Он подтверждает, что у мастера</text:p>
      <text:p text:style-name="P1">не было врагов, с женой они никогда не ссорились. По словам этого свидетеля,</text:p>
      <text:p text:style-name="P1">убитый был человеком добрым, порядочным, любил свою работу в кузнице, а по</text:p>
      <text:p text:style-name="P1">вечерам часто писал письма какому-то приятелю в другой город и относил их в</text:p>
      <text:p text:style-name="P1">службу гонцов, проходя как раз мимо соседского дома. На вопрос, высоким ли</text:p>
      <text:p text:style-name="P1">был достаток убитого, горожанин отвечает, что на бедность мастер не жаловался.</text:p>
      <text:p text:style-name="P1">Во-первых, он зарабатывал немало своим трудом. Во-вторых, он был старшим</text:p>
      <text:p text:style-name="P1">сыном, поэтому должен был наследовать основную часть имущества своего отца,</text:p>
      <text:p text:style-name="P1">остальное должно было достаться его младшему брату. Вы спрашиваете, как</text:p>
      <text:p text:style-name="P1">убитый относился к брату, на что сосед, вздохнув, отвечает, что они иногда</text:p>
      <text:p text:style-name="P1">ссорились, но, как он думает, это были лишь легкие конфликты, нередко</text:p>
      <text:p text:style-name="P1">случающиеся между братьями. Вы отпускаете этого свидетеля, а после его ухода</text:p>
      <text:p text:style-name="P1">вызываете писца и просите его отправить за братом убитого. Когда писец уходит,</text:p>
      <text:p text:style-name="P1">в комнату входит вдова, на первый взгляд убитая горем.</text:p>
      <text:p text:style-name="P1">Стараясь причинить ей как можно меньше боли, вы начинаете</text:p>
      <text:p text:style-name="P1">расспрашивать ее о муже. Бедная женщина, часто всхлипывая, начинает</text:p>
      <text:p text:style-name="P1">рассказывать:</text:p>
      <text:p text:style-name="P1"><text:soft-page-break/>- Даже представить не могу, кто мог напасть на мужа. Муж никогда не</text:p>
      <text:p text:style-name="P1">выходил ночью из дома. Впрочем, я и не заметила бы, если бы он ушел, так как</text:p>
      <text:p text:style-name="P1">сделать это можно очень тихо, и даже собака не обращает особого внимания,</text:p>
      <text:p text:style-name="P1">когда хозяева куда-то выходят. Правда, у него была одна особенная привычка. По</text:p>
      <text:p text:style-name="P1">ночам он любил сидеть у окна и разглядывать звездное небо, он мог часами</text:p>
      <text:p text:style-name="P1">наблюдать за мерцающими светилами, а затем делился своими наблюдениями со</text:p>
      <text:p text:style-name="P1">мной. В ту ночь, - она вновь всхлипывает, - я проснулась от радостного скуления</text:p>
      <text:p text:style-name="P1">нашего пса. Он всегда встречал так мужа, когда тот возвращался домой. Я, что-то</text:p>
      <text:p text:style-name="P1">предчувствуя, встала с постели, оделась и спустилась во двор. Пока я выходила,</text:p>
      <text:p text:style-name="P1">радостное повизгивание собаки превратилось в ожесточенный лай. Я открыла</text:p>
      <text:p text:style-name="P1">калитку и увидела патруль, который обступил тело моего мужа, после чего его</text:p>
      <text:p text:style-name="P1">занесли в дом. Пожалуйста, найдите того, кто совершил этот ужасный поступок! –</text:p>
      <text:p text:style-name="P1">не выдержав, разрыдалась она.</text:p>
      <text:p text:style-name="P1">- Я сделаю все, что смогу, - успокаиваете вы ее. – Но я хотел еще кое-что</text:p>
      <text:p text:style-name="P1">спросить у вас. Скажите, с кем переписывался ваш муж? И как он ладил с братом?</text:p>
      <text:p text:style-name="P1">- Переписывался? – Удивляется вдова. – Ничего об этом не слышала. Да ведь</text:p>
      <text:p text:style-name="P1">он и не умел ни писать, ни читать. Что за глупости? Это меня мать грамотеобучила, а у мужа отец кузнецом был, он ни его, ни брата его никаким этим</text:p>
      <text:p text:style-name="P1">премудростям не научил. А с братом они хорошо, душа в душу жили. Бывало,</text:p>
      <text:p text:style-name="P1">повздорят, но чего не бывает между братьями?</text:p>
      <text:p text:style-name="P1">Вы узнали все, что хотели, поэтому отпускаете женщину. Пока вы с ней</text:p>
      <text:p text:style-name="P1">разговаривали, подошел брат убитого. С виду он очень опечален произошедшим</text:p>
      <text:p text:style-name="P1">и не понимает, зачем его позвали. Вы напрямую интересуетесь у него, правда ли,</text:p>
      <text:p text:style-name="P1">что теперь он единственный наследник у своего отца. Ремесленник ошеломлен</text:p>
      <text:p text:style-name="P1">вашим вопросом, но сразу понимает, к чему вы клоните.</text:p>
      <text:p text:style-name="P1">- Я? Да вы что? – Придя в себя, отвечает собеседник. - Он ведь мой</text:p>
      <text:p text:style-name="P1">единственный брат! Кто это вам сказал такое? А, наверное, это жена его! Так вот,</text:p>
      <text:p text:style-name="P1">знайте. Я не стал бы говорить это при жизни брата, но теперь все тайное должно</text:p>
      <text:p text:style-name="P1">стать явным. Она ведь давно глаз на одного из соседей положила, он гончаром</text:p>
      <text:p text:style-name="P1">трудится, вот и хаживала к нему, пока брат не видит. А вы ведь знаете: у нас</text:p>
      <text:p text:style-name="P1">разводиться нельзя, за другого можно выйти, только если муж умрет. Вот и встал</text:p>
      <text:p text:style-name="P1">брат мой на дороге у этих голубков. Я никого не хочу обвинять, но вы не</text:p>
      <text:p text:style-name="P1">поддавайтесь так легко жалости, когда эта бестия плачет, ведь женщины намного</text:p>
      <text:p text:style-name="P1">хитрее мужчин.</text:p>
      <text:p text:style-name="P1">Вы интересуетесь, умел ли писать убитый.</text:p>
      <text:p text:style-name="P1">- Писать? Да вы что? Ни я, ни он этого никогда не знали. Пусть грамотеи</text:p>
      <text:p text:style-name="P1">воеводины пишут да читают, у нас заботы другие.</text:p>
      <text:p text:style-name="P1">Вы решаете прервать на время этот разговор, ведь при случае вы всегда</text:p>
      <text:p text:style-name="P1">сможете к нему вернуться. Теперь пора перейти от разговоров к более</text:p>
      <text:p text:style-name="P1">решительным действиям. Итак, чем займетесь в первую очередь: осмотрите место</text:p>
      <text:p text:style-name="P1">убийства (609), сходите домой к убитому (554), наведаетесь к гончару, на которого</text:p>
      <text:p text:style-name="P1">ссылался брат покойного (409) или зайдете в гости к родителям убитого (718)?</text:p>
      <text:p text:style-name="P1">213.</text:p>
      <text:p text:style-name="P1">На вас доспех багатура, и кешиктены не имеют права вас задерживать. Вам</text:p>
      <text:p text:style-name="P1">удается спрятать свое лицо, и стражники не замечают обмана. Вы уверенно</text:p>
      <text:p text:style-name="P1">подходите к воротам, и их распахивают перед вами. Первый шаг сделан, и</text:p>
      <text:p text:style-name="P1">отступать теперь поздно. Входите во двор, но помните, что если кто-то поймет, что</text:p>
      <text:p text:style-name="P1">вы не тот, за кого себя выдаете, то вас ждет неминуемая смерть – 313.</text:p>
      <text:p text:style-name="P1">214.</text:p>
      <text:p text:style-name="P1">Древень не обманул вас – он действительно торговец, продающий различные</text:p>
      <text:p text:style-name="P1">вещи своим собратьям. Большинство его товара рассчитано на таких же странных</text:p>
      <text:p text:style-name="P1">существ и выглядит довольно оригинально, но есть на полках его лавки и довольно</text:p>
      <text:p text:style-name="P1"><text:soft-page-break/>занятные вещи. Немногочисленные доспехи и одежда, имеющаяся в продаже, к</text:p>
      <text:p text:style-name="P1">сожалению, слишком мала для вас, а вот среди мечей есть два интересных клинка:</text:p>
      <text:p text:style-name="P1">короткий меч, добавляющий 1 к Нападению, 1 к Урону и прибавляющий силы,</text:p>
      <text:p text:style-name="P1">благодаря чему его владелец может использовать прием Мощный выпад с однимударом (стоит 25 монет), и длинный кинжал, не уступающий по своим</text:p>
      <text:p text:style-name="P1">характеристикам любому мечу, и сделанный таким образом, что позволяет</text:p>
      <text:p text:style-name="P1">успешно вести оборонительный бой (добавит 1 к Нападению, 1 к Защите, при</text:p>
      <text:p text:style-name="P1">ведении боя в оборонительном стиле дополнительно прибавляется 1 Защита,</text:p>
      <text:p text:style-name="P1">стоит 28 монет). Каждое из зелий, имеющихся у древня, уникально, поэтому вы</text:p>
      <text:p text:style-name="P1">сможете купить только по одному каждого из них: зелье Скорости прибавит на</text:p>
      <text:p text:style-name="P1">одни бой 2 к Инициативе (стоит 5 монет), зелье Выздоровления восстановит 6</text:p>
      <text:p text:style-name="P1">Жизней (стоит 3 монеты, можно выпить сразу или частями), зелье Жизни</text:p>
      <text:p text:style-name="P1">восстановит здоровье полностью (стоит 5 монет), зелье Мощи увеличит урон врагу</text:p>
      <text:p text:style-name="P1">на 1 каждый третий раунд на 1 бой (стоит 8 монет), зелье Ловкости позволит</text:p>
      <text:p text:style-name="P1">увернуться от удара врага каждый третий раунд, при этом не имеет значения,</text:p>
      <text:p text:style-name="P1">точен этот был удар или нет (стоит 8 монет). Вы спрашиваете у древня насчет</text:p>
      <text:p text:style-name="P1">свитков, о которых он упоминал, но, оказывается, он заикнулся о них только для</text:p>
      <text:p text:style-name="P1">того, чтобы вы согласились посмотреть его товары. И все-таки у него есть один</text:p>
      <text:p text:style-name="P1">пергамент, но и его карлик не хочет продавать за деньги. Вы можете заглянуть в</text:p>
      <text:p text:style-name="P1">свой мешок и предложить торговцу что-нибудь на обмен, если вас заинтересовал</text:p>
      <text:p text:style-name="P1">его свиток, предназначение которого он пока рассказывать не хочет.</text:p>
      <text:p text:style-name="P1">Закончив с торговлей, вы можете поговорить с карликом, расспросив его о</text:p>
      <text:p text:style-name="P1">предстоящем пути или покинуть его лавку. Если вы останетесь, то решите, о чем</text:p>
      <text:p text:style-name="P1">будете спрашивать – о дороге через лес (823) или о том, как пройти к Дризу (746).</text:p>
      <text:p text:style-name="P1">Если вы не хотите ни о чем беседовать - (104).</text:p>
      <text:p text:style-name="P1">215.</text:p>
      <text:p text:style-name="P1">Деревьев становится все меньше. Под ногами часто попадаются камни и</text:p>
      <text:p text:style-name="P1">сухие ветки сломанных ветром деревьев, и то и дело приходится взбираться в</text:p>
      <text:p text:style-name="P1">крутые подъемы. Остановившись, чтобы отдохнуть, вы окидываете взглядом</text:p>
      <text:p text:style-name="P1">расстилающуюся у подножия горы долину, сплошь покрытую зеленью.</text:p>
      <text:p text:style-name="P1">Дымчатый лес пересекает тонкая речка, название которой вы не знаете. Трудно</text:p>
      <text:p text:style-name="P1">поверить, что в чаще кто-то живет, тем более что вам довольно легко удалось</text:p>
      <text:p text:style-name="P1">достигнуть горы. Неужели хозяин пещеры желает встречи и направляет вас в свое</text:p>
      <text:p text:style-name="P1">логово, позволив без особых усилий пересечь лес? Вы ждали встречи со многими</text:p>
      <text:p text:style-name="P1">опасностями в таинственной чащи, но теперь лесные тропы остались позади, и</text:p>
      <text:p text:style-name="P1">впереди ждет подъем на гору.</text:p>
      <text:p text:style-name="P1">Как и говорили воины, которых вы встретили на пути к лесу, найти Бусую</text:p>
      <text:p text:style-name="P1">гору оказывается несложно. Перед вами бежит единственная в окрестностях</text:p>
      <text:p text:style-name="P1">тропа, которая ведет к одной из трех вершин, расположившейся между двумя</text:p>
      <text:p text:style-name="P1">своими собратьями. Преодолев несколько особо тяжелых подъемов, вы</text:p>
      <text:p text:style-name="P1">оказываетесь на скалистом гребне. Рядом находится обрыв, и вы продвигаетесь</text:p>
      <text:p text:style-name="P1">вперед со всей осторожностью, чтобы не сорваться вниз. Но незримая сила</text:p>
      <text:p text:style-name="P1">помогает вам преодолеть и это опасное место, и вы находите тропинку, которая</text:p>
      <text:p text:style-name="P1">ведет прямо к сердцу Бусой горы.</text:p>
      <text:p text:style-name="P1">Воздух вокруг необычайно свежий, и вы с упоением вдыхаете его полной</text:p>
      <text:p text:style-name="P1">грудью. Сердце начинает колотиться быстрее: предстоящая встреча с Дризом, каквы ни стараетесь успокоить себя, вызывает у вас сильное волнение. Слишком</text:p>
      <text:p text:style-name="P1">много судеб зависит от разговора с ним, а у вас даже нет продуманного плана</text:p>
      <text:p text:style-name="P1">беседы. Да и какой план можно составить, если не знаешь, как вообще нужно</text:p>
      <text:p text:style-name="P1">вести себя с древнями, тем более с их предводителем? Дансар мог бы подсказать</text:p>
      <text:p text:style-name="P1">что-то более существенное, чем просто посоветовать довериться чутью, ведь он сам</text:p>
      <text:p text:style-name="P1">говорил вам, что хорошо знает натуру этих загадочных существ.</text:p>
      <text:p text:style-name="P1"><text:soft-page-break/>Деревья заканчиваются. Лишь изредка на скалах вы замечаете тонкие сосны,</text:p>
      <text:p text:style-name="P1">чудом уцепившиеся за камни. Под ногами твердый камень, и серо-желтые скалы,</text:p>
      <text:p text:style-name="P1">окружающие вас со всех сторон, производят унылое впечатление. В некоторых</text:p>
      <text:p text:style-name="P1">местах камни стали ржаво-желтыми от сильных дождей. Тропинка уверенно ведет</text:p>
      <text:p text:style-name="P1">вас вперед. Поднявшись еще выше и уже чувствуя, что воздух начинает</text:p>
      <text:p text:style-name="P1">разряжаться, вы огибаете огромную скалу и оказываетесь на большой ровной</text:p>
      <text:p text:style-name="P1">площадке.</text:p>
      <text:p text:style-name="P1">Ваше внимание сразу привлекает высокий вход в огромную пещеру, и</text:p>
      <text:p text:style-name="P1">интуиция подсказывает, что именно ее вы и искали. От ощущения того, что цель</text:p>
      <text:p text:style-name="P1">уже совсем близка, у вас внутри все сжимается. Но войти просто так в пещеру не</text:p>
      <text:p text:style-name="P1">удастся. Внезапно одна из скал начинает двигаться и поворачивается вокруг своей</text:p>
      <text:p text:style-name="P1">оси. Теперь вы ясно различаете очертания существа, тело которого состоит из</text:p>
      <text:p text:style-name="P1">камня. В остальном каменный страж устроен так же, как и человек: две руки, две</text:p>
      <text:p text:style-name="P1">ноги, одна голова. Вы ожидали, что пещера будет охраняться, но не предполагали,</text:p>
      <text:p text:style-name="P1">что таким необычным существом. Каменный страж приближается к вам, и вы на</text:p>
      <text:p text:style-name="P1">всякий случай разминаете запястья, приготовившись обороняться. Он не</text:p>
      <text:p text:style-name="P1">вооружен, однако каменные кулаки выглядят весьма внушительно и способны</text:p>
      <text:p text:style-name="P1">одним ударом сломать несколько ребер или сломать череп. Пока непонятно,</text:p>
      <text:p text:style-name="P1">умеет ли это существо говорить. Вы молча смотрите, как страж подходит,</text:p>
      <text:p text:style-name="P1">оглушительно топая своими тяжелыми ступнями, и прикидываете, как вообще</text:p>
      <text:p text:style-name="P1">можно его победить. Вы обращаете внимание на необычный серо-желтый цвет</text:p>
      <text:p text:style-name="P1">камня, из которого состоит тело древня-охранника, который отличается от цвета</text:p>
      <text:p text:style-name="P1">окружающих скал. Неожиданно страж пещеры останавливается и произносит</text:p>
      <text:p text:style-name="P1">громовым голосом:</text:p>
      <text:p text:style-name="P1">- Если ты пришел сюда, человек, значит, ты собираешься войти в пещеру, в</text:p>
      <text:p text:style-name="P1">которой живет мой господин и создатель. Но ты не сможешь пройти без моего</text:p>
      <text:p text:style-name="P1">согласия.</text:p>
      <text:p text:style-name="P1">- И как получить это согласие? – спрашиваете вы, стараясь говорить бодро.</text:p>
      <text:p text:style-name="P1">- Я пропущу лишь того, кто сделал хотя бы одну из трех вещей: победил меня</text:p>
      <text:p text:style-name="P1">в честном бою, отгадал мою загадку или помог слугам моего господина. Выбирай</text:p>
      <text:p text:style-name="P1">сам свой пропуск, но учти: если ты выберешь загадку, но не отгадаешь ее, я убью</text:p>
      <text:p text:style-name="P1">тебя. Также я не позволю тебе повернуть назад и уйти, раз ты увидел вход в</text:p>
      <text:p text:style-name="P1">тайную пещеру.</text:p>
      <text:p text:style-name="P1">Условия стража просты и понятны. Уходить вы и не собираетесь, поэтому</text:p>
      <text:p text:style-name="P1">остается лишь выбрать, чем вы его сразите, чтобы пройти: мечом (875) или</text:p>
      <text:p text:style-name="P1">остротой ума (773)? А может, вы помогли что-то доброе для обитателей</text:p>
      <text:p text:style-name="P1">Дымчатого леса?216.</text:p>
      <text:p text:style-name="P1">Степняк не просто доволен вашим подарком – он поражен вашей</text:p>
      <text:p text:style-name="P1">щедростью. Драгоценный подарок сразу поднимает вас в глазах этого</text:p>
      <text:p text:style-name="P1">корыстолюбца. Из-за этого он, конечно, не позволит вам побродить по лагерю и</text:p>
      <text:p text:style-name="P1">заглянуть во все склады и ящики, но, по крайней мере, вежливо разрешит</text:p>
      <text:p text:style-name="P1">свободно покинуть пределы стоянки и беспрепятственно пойти своей дорогой -</text:p>
      <text:p text:style-name="P1">(252).</text:p>
      <text:p text:style-name="P1">217.</text:p>
      <text:p text:style-name="P1">- Люди делают много оружия, - издалека начинает кузнец, стараясь</text:p>
      <text:p text:style-name="P1">подражать рассказчикам, которых видел в городах. – Среди выкованных ими</text:p>
      <text:p text:style-name="P1">клинков попадаются хорошие, реже – отличные. Но еще большую силу оружие</text:p>
      <text:p text:style-name="P1">приобретает, когда оно зачаровано. Сейчас большинство людей уверено, что</text:p>
      <text:p text:style-name="P1">волшебство – это бабушкины сказки, но это не так. Мы сами утратили искусство</text:p>
      <text:p text:style-name="P1">повелевать силами природы. Впрочем, почему люди разучились делать</text:p>
      <text:p text:style-name="P1">волшебные вещи, я не знаю, - признает он. – Но зато я знаю, что в Полесье</text:p>
      <text:p text:style-name="P1">сохранился кинжал, наделенный древней магией. Где он точно находится, я не</text:p>
      <text:p text:style-name="P1"><text:soft-page-break/>ведаю, но могу подсказать, откуда начинать поиски. На юго-восток отсюда есть</text:p>
      <text:p text:style-name="P1">деревня Мелководье. Чтобы в нее попасть, нужно сойти с тракта и идти через лес в</text:p>
      <text:p text:style-name="P1">сторону речки Мелкой. Там есть дорога, ты ее легко найдешь, повернув на</text:p>
      <text:p text:style-name="P1">перекрестке за деревней налево. Народ в Мелководье толковый, но, между</text:p>
      <text:p text:style-name="P1">прочим, есть там водяная мельница. Мельник не так прост, как кажется на первый</text:p>
      <text:p text:style-name="P1">взгляд. Его отец был кудесником и жил далеко на юге, у самой границы. Его сын,</text:p>
      <text:p text:style-name="P1">тот самый мельник, рано покинул отца и скитался не только по землям, где живут</text:p>
      <text:p text:style-name="P1">люди, но и уходил в горы и леса, лежащие далеко за пределами Полесья и южных</text:p>
      <text:p text:style-name="P1">степей. Затем он вернулся в наши края и поселился в Мелководье. Многие его</text:p>
      <text:p text:style-name="P1">односельчане думают, что он переехал из города, остальные уверены, что он жил в</text:p>
      <text:p text:style-name="P1">Мелководье всегда. Правду кроме него знает всего несколько человек. Я рассказал</text:p>
      <text:p text:style-name="P1">это для того, чтобы ты знал, с кем будешь иметь дело. Так вот, в доверие к нему</text:p>
      <text:p text:style-name="P1">войти трудно, я бы даже сказал невозможно. Но вот что интересно: с некоторых</text:p>
      <text:p text:style-name="P1">пор стала мельница ему сюрпризы преподносить, да все больше неприятные;</text:p>
      <text:p text:style-name="P1">работа практически встала. Он-то понять ничего не может, а я догадываюсь, в чем</text:p>
      <text:p text:style-name="P1">дело. В Мелкой издревле живет ее хозяин – водяной. Хочешь верь, хочешь нет, но</text:p>
      <text:p text:style-name="P1">это так и есть. Он-то и обозлился за что-то на мельника. Единственный способ</text:p>
      <text:p text:style-name="P1">спасти мельницу – это выяснить, что рассердило хозяина реки. Не знаю, как это</text:p>
      <text:p text:style-name="P1">можно сделать, но, думаю, лучше всего сходить в Мелководье и выяснить все на</text:p>
      <text:p text:style-name="P1">месте. Глядишь, и водяного встретишь. Слышал я, что одному рыбаку притащили</text:p>
      <text:p text:style-name="P1">сети мертвеца, а тот как вскочит, засмеется и в воду прыгнет. Говорят, это и был</text:p>
      <text:p text:style-name="P1">водяной. Обычно он у себя в речном тереме сидит или на сомах катается, но</text:p>
      <text:p text:style-name="P1">иногда и на землю выходит. Тогда отличить его можно только по одной примете –</text:p>
      <text:p text:style-name="P1">где бы он ни сел, за собой мокрый след оставит, а с полы его вода капает. Помоги</text:p>
      <text:p text:style-name="P1">мельнику, а уж там сам знаешь какую награду требовать – пусть он тебе поможетволшебный кинжал найти. Это действительно все, что я знаю. Тебе я рассказал</text:p>
      <text:p text:style-name="P1">больше, чем всем остальным.</text:p>
      <text:p text:style-name="P1">Непонятно, придумал кузнец сам сказку о волшебном оружии или</text:p>
      <text:p text:style-name="P1">действительно услышал ее где-то и поверил в нее. На всякий случай запомните</text:p>
      <text:p text:style-name="P1">все, что он сказал (+35) и выходите на улицу – 73.</text:p>
      <text:p text:style-name="P1">218.</text:p>
      <text:p text:style-name="P1">Разбойникам понравился ваш подарок, и их главарь принимает его.</text:p>
      <text:p text:style-name="P1">- Не пытайся искать нас, - предупреждает он вас напоследок и ныряет</text:p>
      <text:p text:style-name="P1">обратно в чащу вместе со своими товарищами. На этот раз удалось обойтись без</text:p>
      <text:p text:style-name="P1">крови - (233).</text:p>
      <text:p text:style-name="P1">219.</text:p>
      <text:p text:style-name="P1">Хладнокровно обтираете меч и оглядываете поверженных. Они поплатились</text:p>
      <text:p text:style-name="P1">за свои болтливые языки и навязчивость, которую не любят на дорогах Полесья.</text:p>
      <text:p text:style-name="P1">При осмотре никакого богатства, о котором что-то там трепался один из них, не</text:p>
      <text:p text:style-name="P1">находится. Правда, у того, что помоложе, вы находите в мешочке женские серьги</text:p>
      <text:p text:style-name="P1">и кольцо – и то, и другое из золота и принадлежат к одному набору: на обоих</text:p>
      <text:p text:style-name="P1">изделиях имеются красивые зеленые камни, переливающиеся на солнце, скорее</text:p>
      <text:p text:style-name="P1">всего, изумруды. Довольно дорогие безделушки, стоит взять их с собой (можно</text:p>
      <text:p text:style-name="P1">кинуть их в мешочек для денег или заплечный мешок – такие мелкие вещицы</text:p>
      <text:p text:style-name="P1">места не займут, а вот надевать женские украшения не рекомендуется, хотя</text:p>
      <text:p text:style-name="P1">можете их примерить, пока никто не видит). Ну а кроме украшений вы находите</text:p>
      <text:p text:style-name="P1">всего 3 монеты – немного на двоих. В кармане у молодого мужчины вы также</text:p>
      <text:p text:style-name="P1">находите истрепавшиеся карты, но они такие грязные, что вы брезгуете их брать.</text:p>
      <text:p text:style-name="P1">Больше с убитых взять нечего; о телах позаботится природа - (798).</text:p>
      <text:p text:style-name="P1">220.</text:p>
      <text:p text:style-name="P1">Справедливо полагая, что вряд ли кто-то рискнет заманивать вас в ловушку</text:p>
      <text:p text:style-name="P1">среди бела дня на многолюдной площади, вы говорите незнакомцу, что</text:p>
      <text:p text:style-name="P1"><text:soft-page-break/>постараетесь ему помочь. Он несказанно рад этому и немедленно отводит вас в</text:p>
      <text:p text:style-name="P1">свой дом, который оказывается совсем близко.</text:p>
      <text:p text:style-name="P1">Это действительно торговец, продающий одежду и обувь. Его лавка</text:p>
      <text:p text:style-name="P1">расположена прямо в доме, и он заводит вас в зал с прилавком, на котором</text:p>
      <text:p text:style-name="P1">разложены образцы товара.</text:p>
      <text:p text:style-name="P1">- Дело вот в чем, - объясняет купец. – Обычно все подсчеты для меня делает</text:p>
      <text:p text:style-name="P1">писарь из дома воеводы, но сейчас он уехал сопровождать своего начальника, а</text:p>
      <text:p text:style-name="P1">сам я владею арифметикой весьма дурно. Простые примеры я, конечно, решать</text:p>
      <text:p text:style-name="P1">умею, но иногда этого бывает мало. Вот как сейчас, например. Со мной</text:p>
      <text:p text:style-name="P1">приключилась пренеприятная история. У меня была партия отличных рубашек.Материал для них я купил по очень выгодной цене - 20 монет. Сосед портной за 28</text:p>
      <text:p text:style-name="P1">монет сшил мне 8 рубашек, использовав всю ткань. Я продавал рубашки по 10</text:p>
      <text:p text:style-name="P1">монет за штуку, и они все очень быстро разошлись – цена совсем небольшая за</text:p>
      <text:p text:style-name="P1">превосходное качество. Таким образом, я предполагал выручить 80 монет, чистая</text:p>
      <text:p text:style-name="P1">прибыль с продажи рубашек составила бы 32 монеты. Последнюю рубашку я</text:p>
      <text:p text:style-name="P1">продал сегодня и хотел посчитать свой доход, однако одна неприятность, как я</text:p>
      <text:p text:style-name="P1">уже говорил, расстроила мои планы. Три дня назад ко мне в лавку зашли трое</text:p>
      <text:p text:style-name="P1">незнакомцев. Они выглядели обеспеченными людьми и были хорошо вооружены,</text:p>
      <text:p text:style-name="P1">и я решил, что судьба подарила мне щедрых покупателей. Незнакомцы долго</text:p>
      <text:p text:style-name="P1">осматривали мои товары, и один из них действительно решил приобрести себе</text:p>
      <text:p text:style-name="P1">кое-что из одежды – как раз одну из рубашек, о которых я уже рассказывал. Он, не</text:p>
      <text:p text:style-name="P1">торгуясь, отдал мне десять монет, забрал рубашку, после быстро ушел вместе со</text:p>
      <text:p text:style-name="P1">своими товарищами. Так как покупателей больше не было, я ненадолго отлучился</text:p>
      <text:p text:style-name="P1">из лавки и зашел к соседке, чтобы отдать ей пять монет за мед, который она</text:p>
      <text:p text:style-name="P1">приносила мне неделю назад. Эти монеты были как раз их тех десяти, что я</text:p>
      <text:p text:style-name="P1">получил у незнакомца, купившего рубашку. Представь мое недоумение и</text:p>
      <text:p text:style-name="P1">негодование, когда вечером ко мне зашла соседка и заявила, что я расплатился с</text:p>
      <text:p text:style-name="P1">ней фальшивыми деньгами! Я немедленно проверил дневную выручку и</text:p>
      <text:p text:style-name="P1">обнаружил еще пять монет, которые оказались ненастоящими. Несомненно, это</text:p>
      <text:p text:style-name="P1">были те самые деньги, что отдал мне тот незнакомец. Я готов был сквозь землю</text:p>
      <text:p text:style-name="P1">провалиться от стыда, ведь соседка могла подумать, что я хотел ее обмануть. Но,</text:p>
      <text:p text:style-name="P1">слава богу, отношения у нас с ней очень хорошие, и она и не думала меня ни в чем</text:p>
      <text:p text:style-name="P1">обвинять. Я немедленно расплатился с ней самыми настоящими деньгами.</text:p>
      <text:p text:style-name="P1">Сначала я хотел сходить во двор воеводы и все рассказать ему, но потом,</text:p>
      <text:p text:style-name="P1">поразмыслив, передумал. Во-первых, незнакомцев я толком не запомнил. Во-</text:p>
      <text:p text:style-name="P1">вторых, слишком уж грозно они выглядели, а я простой торговец, а не воин. Я не</text:p>
      <text:p text:style-name="P1">хочу иметь проблемы с такими людьми. В-третьих, даже если я верну деньги за</text:p>
      <text:p text:style-name="P1">рубашку, это не окупит траты на поиски мошенников. Поэтому я смирился со</text:p>
      <text:p text:style-name="P1">всем этим и решил не поднимать шум. Но вот беда: я не могу посчитать, сколько</text:p>
      <text:p text:style-name="P1">именно денег я потерял из-за этих проходимцев. Ведь остальные семь рубашек я</text:p>
      <text:p text:style-name="P1">продал, и теперь я хочу узнать, какую прибыль я от этого получил – когда я буду</text:p>
      <text:p text:style-name="P1">знать, что я все-таки получил доход, то, несомненно, сразу утешусь. Именно для</text:p>
      <text:p text:style-name="P1">этого я и позвал тебя. Если ты действительно умеешь хорошо считать, то помоги</text:p>
      <text:p text:style-name="P1">мне разобраться. За решение одной задачи я заплачу тебе половину дневного</text:p>
      <text:p text:style-name="P1">заработка писаря, который, как я уже говорил, иногда помогает мне, - 2 монеты.</text:p>
      <text:p text:style-name="P1">По-моему, неплохая награда за десять минут работы. Я прошу, чтобы ты посчитал</text:p>
      <text:p text:style-name="P1">мне, на сколько обманули меня мошенники, за сколько я в результате продал все</text:p>
      <text:p text:style-name="P1">свои рубашки (включая ту, за которую мне отдали фальшивые деньги) и какую</text:p>
      <text:p text:style-name="P1">прибыль я получил.</text:p>
      <text:p text:style-name="P1">Теперь вам понятно, что хочет от вас этот купец. Он прав, плата в 2 монеты</text:p>
      <text:p text:style-name="P1">выглядит неплохо за такую непыльную работу. Если у вас есть время, то имеет</text:p>
      <text:p text:style-name="P1">смысл потратить его и помочь торговцу. Когда посчитаете, какой доход получил</text:p>
      <text:p text:style-name="P1"><text:soft-page-break/>купец, прибавьте к нему сумму, на которую он был обманут, – вы получите номер</text:p>
      <text:p text:style-name="P1">параграфа, на котором и расскажете торговцу, что он приобрел, а что потерял.Если по какой-то причине вы не собираетесь решать арифметические задачи,</text:p>
      <text:p text:style-name="P1">то скажите об этом купцу и возвращайтесь на улицу – 860.</text:p>
      <text:p text:style-name="P1">221.</text:p>
      <text:p text:style-name="P1">Спящий оборванец даже не пошевелился, когда вы прошли мимо, поэтому</text:p>
      <text:p text:style-name="P1">вы успокаиваетесь. Что это за человек и почему он не боится спать в столь</text:p>
      <text:p text:style-name="P1">опасном месте, конечно, интересно, но лучше поумерить свое любопытство и</text:p>
      <text:p text:style-name="P1">незаметно проскользнуть мимо, чтобы не попасть в беду - (504).</text:p>
      <text:p text:style-name="P1">222.</text:p>
      <text:p text:style-name="P1">Старик с безразличием смотрит, как вы достаете меч и приближаетесь к</text:p>
      <text:p text:style-name="P1">нему, словно он готов принять свой конец безо всякого сопротивления. Внезапно</text:p>
      <text:p text:style-name="P1">он начинает хохотать, и вы поражаетесь, какой злобой и силой наполнен этот</text:p>
      <text:p text:style-name="P1">смех.</text:p>
      <text:p text:style-name="P1">- Глупец! Ты даже не знаешь, с кем ты имеешь дело! – зловеще шипит он,</text:p>
      <text:p text:style-name="P1">словно готовая к броску змея – 750.</text:p>
      <text:p text:style-name="P1">223.</text:p>
      <text:p text:style-name="P1">Вспомнив слова овинника, вы решаете заглянуть к его родственнику. Хозяева</text:p>
      <text:p text:style-name="P1">дома уже укладываются спать, и вы, стараясь не шуметь, пробираетесь в</text:p>
      <text:p text:style-name="P1">конюшню. Лошади, увидев вас, недовольно фыркают, но вы не обращаете на них</text:p>
      <text:p text:style-name="P1">внимания.</text:p>
      <text:p text:style-name="P1">- Кого я вижу, на месте останься, а кого не вижу – на глаза покажись, - громко</text:p>
      <text:p text:style-name="P1">произносите вы.</text:p>
      <text:p text:style-name="P1">В тот же миг в углу раздается шорох, и на свет выходит маленький старичок.</text:p>
      <text:p text:style-name="P1">Он почти весь покрыт короткой жесткой шерстью, лишь на лице нет никакой</text:p>
      <text:p text:style-name="P1">растительности, кроме усов и бороды. Домовой мало похож на овинника,</text:p>
      <text:p text:style-name="P1">которого вы видели. По крайне мере, выглядит он гораздо добрее. Вы с</text:p>
      <text:p text:style-name="P1">удивлением замечаете, что глаза у него совсем красные. Неужели это он плачет по</text:p>
      <text:p text:style-name="P1">ночам?</text:p>
      <text:p text:style-name="P1">- Здравствуй, странник, - произносит домовой грустным голосом. – Зачем ты</text:p>
      <text:p text:style-name="P1">позвал меня? Наверное, ты хочешь попросить меня о помощи? Извини, я не могу</text:p>
      <text:p text:style-name="P1">ничего сделать для тебя. Мы сами нуждаемся в помощи.</text:p>
      <text:p text:style-name="P1">- Что произошло? Это ты рыдаешь ночью?</text:p>
      <text:p text:style-name="P1">- Да, я и другие домовые. Мы знаем, что сегодня случится беда. До сих пор мы</text:p>
      <text:p text:style-name="P1">не в силах были ничего поделать. Мы умеем видеть будущее, но не вправе</text:p>
      <text:p text:style-name="P1">сообщать о нем людям. Но человек может сам обратиться к нам. В Придорожном</text:p>
      <text:p text:style-name="P1">нет знахаря, который умел бы вызывать нас. Но пришел ты, и это не просто</text:p>
      <text:p text:style-name="P1">совпадение. Знай же, что к деревне приближается отряд степняков. Они сожгут</text:p>
      <text:p text:style-name="P1">дома и убьют всех жителей, если не приготовиться к отпору. А вместе с людьмипогибнем и мы. Но теперь у нас есть надежда. Помни, что от тебя зависит судьба</text:p>
      <text:p text:style-name="P1">этого поселения.</text:p>
      <text:p text:style-name="P1">- Но что я должен делать? – спрашиваете вы.</text:p>
      <text:p text:style-name="P1">- Я не знаю, - признается домовой, - но верю, что ты что-нибудь придумаешь.</text:p>
      <text:p text:style-name="P1">Прощай.</text:p>
      <text:p text:style-name="P1">Домовой хлопает в ладоши и исчезает. Теперь звать его бессмысленно.</text:p>
      <text:p text:style-name="P1">Добрый дух не в силах помочь вам из-за приближающейся беды.</text:p>
      <text:p text:style-name="P1">В раздумье вы выходите на улицу. Ваше призвание и чувство долга требуют</text:p>
      <text:p text:style-name="P1">предпринять что-нибудь, чтобы спасти жителей этой деревни. Но что вы можете</text:p>
      <text:p text:style-name="P1">сделать? Крестьяне не умеют воевать, а справиться в одиночку с целым отрядом вы</text:p>
      <text:p text:style-name="P1">не сумеете, нужно реально смотреть на вещи. К тому же ваша миссия настолько</text:p>
      <text:p text:style-name="P1">важна, что вы не вправе рисковать собой по любому поводу. Что вы будете делать:</text:p>
      <text:p text:style-name="P1">останетесь в деревне и попробуете организовать оборону (323) или покинете ее,</text:p>
      <text:p text:style-name="P1"><text:soft-page-break/>чтобы обезопасить свою жизнь (444)?</text:p>
      <text:p text:style-name="P1">224.</text:p>
      <text:p text:style-name="P1">Разбойники пока еще не поняли, что вы не собираетесь платить им дань,</text:p>
      <text:p text:style-name="P1">поэтому не готовы к бою, и у вас есть шанс использовать это обстоятельство. Вы не</text:p>
      <text:p text:style-name="P1">раздумываете, на кого направить первый удар: главарь стоит прямо перед вами,</text:p>
      <text:p text:style-name="P1">поразить его легче всего, к тому же его приятели могут дрогнуть, лишившись</text:p>
      <text:p text:style-name="P1">командира. Но как лучше использовать свое преимущество во времени: быстро</text:p>
      <text:p text:style-name="P1">выхватите меч и сделаете выпад (202); используете прием Первый удар (17);</text:p>
      <text:p text:style-name="P1">используете прием Мощный выпад (354); сделаете вид, что потянулись к кошельку</text:p>
      <text:p text:style-name="P1">за деньгами, а сами резко метнете в предводителя кинжал (810); броситесь удирать</text:p>
      <text:p text:style-name="P1">со всех ног (505) или не станете хитрить и просто достанете меч и встанете в</text:p>
      <text:p text:style-name="P1">боевую стойку (817)?</text:p>
      <text:p text:style-name="P1">225.</text:p>
      <text:p text:style-name="P1">- Что ж, справедливый вопрос, - он задумчиво потирает подбородок. – И</text:p>
      <text:p text:style-name="P1">будет правильно, если я отвечу на него. Откровенность за откровенность, верно?</text:p>
      <text:p text:style-name="P1">Но я не прошу тебя открыть мне путь в княжеский двор: всего лишь несколько</text:p>
      <text:p text:style-name="P1">тайных слов для городских улиц. – Ничего себе «всего лишь»! – Поэтому я не буду</text:p>
      <text:p text:style-name="P1">говорить тебе всего. Скажу лишь, что хочу попасть в несколько нужных мне домов.</text:p>
      <text:p text:style-name="P1">Мне это действительно необходимо. Так что, поможешь мне?</text:p>
      <text:p text:style-name="P1">Теперь скажете ему пароли (519) или ответите отказом (840). Еще не поздно</text:p>
      <text:p text:style-name="P1">назвать его преступником и на месте свершить суд (803).</text:p>
      <text:p text:style-name="P1">226.Долгое время вы идете по дороге в полном одиночестве. Это к лучшему:</text:p>
      <text:p text:style-name="P1">здесь, в отличие от Полесья, могут попасться очень недоброжелательные</text:p>
      <text:p text:style-name="P1">попутчики.</text:p>
      <text:p text:style-name="P1">Солнце достигает своего зенита и печет просто невыносимо. Тело взмокло от</text:p>
      <text:p text:style-name="P1">пота, но снимать кожаную куртку вы не решаетесь, лишь расстегнув ее. Пройдя</text:p>
      <text:p text:style-name="P1">еще немного, вы начинаете думать о том, что лучше потерять немного времени и</text:p>
      <text:p text:style-name="P1">отдохнуть, чем свариться заживо.</text:p>
      <text:p text:style-name="P1">В это время вы различаете впереди несколько шатров. Может быть, это один</text:p>
      <text:p text:style-name="P1">из военных лагерей, а возможно – обыкновенная мирная стоянка. Узнать это</text:p>
      <text:p text:style-name="P1">можно, лишь подойдя на близкое расстояние. Но тогда и те, кто находится в</text:p>
      <text:p text:style-name="P1">лагере, могут вас заметить. Поэтому подумайте, прежде чем решить, что делать</text:p>
      <text:p text:style-name="P1">дальше: приблизиться к неизвестной стоянке (680) или обойти ее стороной (374).</text:p>
      <text:p text:style-name="P1">227.</text:p>
      <text:p text:style-name="P1">Торговец вместе со своей охраной остается позади, а вы идете дальше по</text:p>
      <text:p text:style-name="P1">дороге. Между деревьями появляется все больше просветов, и вскоре вы выходите</text:p>
      <text:p text:style-name="P1">на открытую местность. Слева от вас стоит неподвижная стена леса, а справа</text:p>
      <text:p text:style-name="P1">расположилась небольшая долина, за которой раскинулась необъятная гладь</text:p>
      <text:p text:style-name="P1">озера. Вы уже собираетесь идти дальше, когда замечаете, что обратно в лес ведет</text:p>
      <text:p text:style-name="P1">неширокая тропинка слева от дороги. Путь прямо намного удобнее и скоро</text:p>
      <text:p text:style-name="P1">должен вывести к городу. Там, куда ведет тропинка никаких селений, насколько</text:p>
      <text:p text:style-name="P1">вам известно, нет. На глаза попадется несколько срубленных недавно толстых</text:p>
      <text:p text:style-name="P1">веток на деревьях, растущих неподалеку. Пойдете по дороге прямо (486) или по</text:p>
      <text:p text:style-name="P1">тропинке налево (30)?</text:p>
      <text:p text:style-name="P1">228.</text:p>
      <text:p text:style-name="P1">Пастуху не очень нравится ваш план. Он напоминает, что коровы, пасущиеся</text:p>
      <text:p text:style-name="P1">на лугу, принадлежат не ему, но он несет ответственность за их сохранность. И</text:p>
      <text:p text:style-name="P1">если задуманный план не удастся и погибнет хоть одно животное, то вся вина</text:p>
      <text:p text:style-name="P1">ляжет на его плечи. Про себя вы соглашаетесь, что пастух прав, но отступать от</text:p>
      <text:p text:style-name="P1">задуманного пока не собираетесь. Вы спрашиваете его, согласится ли он на ваш</text:p>
      <text:p text:style-name="P1">план, если вы возместите ему стоимость коровы, если с ней что-нибудь случится.</text:p>
      <text:p text:style-name="P1">Пастух размышляет над вашим предложением, после чего сообщает, что такой</text:p>
      <text:p text:style-name="P1"><text:soft-page-break/>вариант его устраивает, но предупреждает, что одна корова стоит 35 монет. Теперь</text:p>
      <text:p text:style-name="P1">ваша очередь подумать. Если у вас есть указанная сумма денег, и вы готовы ей</text:p>
      <text:p text:style-name="P1">рискнуть, то сообщите об этом пастуху (55). Если что-то подсказывает, что</text:p>
      <text:p text:style-name="P1">предприятие может провалиться, то выберете другой вариант действий – просто</text:p>
      <text:p text:style-name="P1">сходите вместе с ним проверить ловушки (322) или скажите, что вам некогда</text:p>
      <text:p text:style-name="P1">заниматься чужими делами, и идите дальше к городу (503).</text:p>
      <text:p text:style-name="P1">229.Лиственный лес, окружающий вас, не назовешь суровым и таинственным. Он</text:p>
      <text:p text:style-name="P1">больше похож на одну из рощ рядом с Великогорском, в которых горожане любят</text:p>
      <text:p text:style-name="P1">гулять по выходным и собирать грибы. Но узкая полузаброшенная тропинка, по</text:p>
      <text:p text:style-name="P1">которой редко проходят путники, напоминает о том, что вы идете по</text:p>
      <text:p text:style-name="P1">незнакомому неприветливому лесу, а не по прогулочной тропе. Солнце, между</text:p>
      <text:p text:style-name="P1">тем, начинает постепенно опускаться к горизонту. Вечер еще нескоро, но</text:p>
      <text:p text:style-name="P1">удлинившиеся тени напоминают о том, что время бежит вперед и не собирается</text:p>
      <text:p text:style-name="P1">вас ждать.</text:p>
      <text:p text:style-name="P1">Через полчаса вы замечаете, что тропинка меняется: трава с нее исчезает, а</text:p>
      <text:p text:style-name="P1">сама дорожка расширяется. Кажется, сюда люди забредают чаще, чем на</text:p>
      <text:p text:style-name="P1">пустынный берег озера, с которого вы пришли. Пройдя еще немного вперед, вы</text:p>
      <text:p text:style-name="P1">понимаете причину произошедшей перемены: тропинка, забравшись на</text:p>
      <text:p text:style-name="P1">невысокий пригорок, выводит вас на широкую дорогу, в которой вы сразу</text:p>
      <text:p text:style-name="P1">распознаете Купеческий тракт – 398.</text:p>
      <text:p text:style-name="P1">230.</text:p>
      <text:p text:style-name="P1">Непонятно как очутившееся ведро с инструментами, стоящее на балке прямо</text:p>
      <text:p text:style-name="P1">над вашей головой, таинственным образом переворачивается, и все ее</text:p>
      <text:p text:style-name="P1">содержимое устремляется прямо на вас. Удар ведра и обломка деревянного</text:p>
      <text:p text:style-name="P1">черенка вы еще вынесли бы, но железная кувалда, ударившись прямо о макушку,</text:p>
      <text:p text:style-name="P1">не оставляет вам никаких шансов. Сознание потухает с невероятной быстротой,</text:p>
      <text:p text:style-name="P1">после чего вы валитесь на пол без чувств от болевого шока. Даже если крестьянин</text:p>
      <text:p text:style-name="P1">решится броситься к вам на помощь, и ему удастся остановить кровь, эти жалкие</text:p>
      <text:p text:style-name="P1">попытки спасти вашу жизнь ни к чему не приведут. Проломленный череп – это</text:p>
      <text:p text:style-name="P1">чересчур серьезная травма, приводящая к немедленной смерти, и вам уже будет</text:p>
      <text:p text:style-name="P1">наплевать на прилетевший вслед за кувалдой топор, ударившийся о затылок</text:p>
      <text:p text:style-name="P1">неподвижного тела...</text:p>
      <text:p text:style-name="P1">231.</text:p>
      <text:p text:style-name="P1">Больше дорога не готовит вам никаких встреч. Почти три часа вы шагаете в</text:p>
      <text:p text:style-name="P1">окружении молчаливых деревьев, и лишь шелест листвы и щебетание птиц</text:p>
      <text:p text:style-name="P1">нарушают тишину. Дважды вы обращаете внимание на тропинки, вливающиеся в</text:p>
      <text:p text:style-name="P1">дорогу с левой стороны. Но они ведут на север, и исследовать их времени уже нет.</text:p>
      <text:p text:style-name="P1">Дорога приводит вас к реке. Это Тяжица, несущая свои воды с востока на</text:p>
      <text:p text:style-name="P1">запад. В этом месте вода в ней прозрачная, и вы можете попить ее и смыть</text:p>
      <text:p text:style-name="P1">дорожную пыль (а заодно восстановить 2 Жизни). Если ваша фляга пуста, ее</text:p>
      <text:p text:style-name="P1">можно наполнить в этом месте (1 глоток воды восстанавливает 1 Жизнь).</text:p>
      <text:p text:style-name="P1">Через реку переброшен крепкий мост из почерневшего дерева. За ним</text:p>
      <text:p text:style-name="P1">дорога спускается с горы и бежит через большую долину к холму, на котором</text:p>
      <text:p text:style-name="P1">отчетливо видны стены города Старого, немало повидавшие на своем веку - (324).232.</text:p>
      <text:p text:style-name="P1">Вы говорите, что будете ходить первым. Но сколько палочек вы возьмете? 1</text:p>
      <text:p text:style-name="P1">(446), 2 (669) или три (818)?</text:p>
      <text:p text:style-name="P1">233.</text:p>
      <text:p text:style-name="P1">Как вы и предполагали, разбойники неспроста устроили свою засаду в этом</text:p>
      <text:p text:style-name="P1">месте: всего через полчаса вы выходите на опушку леса и замечаете большую</text:p>
      <text:p text:style-name="P1">деревню, раскинувшуюся впереди. Ее окрестности и облюбовали грабители.</text:p>
      <text:p text:style-name="P1">Впрочем, теперь вам это все равно. Слева бежит река, а справа почти такой же</text:p>
      <text:p text:style-name="P1">широкой полосой стелется дорога, к которой и примыкает тропинка, на которой</text:p>
      <text:p text:style-name="P1"><text:soft-page-break/>вы стоите. Нетрудно догадаться, что вы вышли к Купеческому тракту, а прямо</text:p>
      <text:p text:style-name="P1">перед вами находится деревня Смолянка. К ней вы и направляетесь – 283.</text:p>
      <text:p text:style-name="P1">234.</text:p>
      <text:p text:style-name="P1">Распахнув дверь, вы оказываетесь в просторном зале, в котором имеется все,</text:p>
      <text:p text:style-name="P1">что полагается обычному трактиру: стойка с дородным хозяином, зорко</text:p>
      <text:p text:style-name="P1">следящим за происходящим вокруг; грубые столы и лавки; ряды посуды за</text:p>
      <text:p text:style-name="P1">спиной хозяина; дверь в подвал и лестница на второй этаж, на котором,</text:p>
      <text:p text:style-name="P1">несомненно, имеются комнаты для постояльцев. Народу в зале достаточно много,</text:p>
      <text:p text:style-name="P1">но все сгрудились около одного стола. Вряд ли изначально это была одна</text:p>
      <text:p text:style-name="P1">компания. Просто какой-то бойкий путник ловко треплет языком, рассказывая</text:p>
      <text:p text:style-name="P1">занимательную историю, и все поутихли. Гул толпы смолк перед тем, как вы</text:p>
      <text:p text:style-name="P1">вошли - значит, он начал рассказ только что. Вы подходите к стойке и</text:p>
      <text:p text:style-name="P1">спрашиваете у хозяина, далеко ли до Ям. Он интересуется, откуда вы идете и,</text:p>
      <text:p text:style-name="P1">узнав, что из Великогорска, сообщает, что вы прошли полпути, и сегодня успеете</text:p>
      <text:p text:style-name="P1">дойти до деревни. Значит, все в порядке. Теперь можете отдохнуть и заказать чего-</text:p>
      <text:p text:style-name="P1">нибудь выпить. Одна кружка медовухи или пива за 1 монету восстановит 2 Жизни.</text:p>
      <text:p text:style-name="P1">Со своим тут, к сожалению, нельзя. За 1 монету хозяин готов набрать воду во все</text:p>
      <text:p text:style-name="P1">емкости, которые вы ему дадите, 1 глоток чистой воды восстановит 1 Жизнь. Вы</text:p>
      <text:p text:style-name="P1">спрашиваете, есть ли что поесть, и хозяин услужливо сообщает, что только что</text:p>
      <text:p text:style-name="P1">слуга приготовил отличных куропаток. Можете заказать целый обед с выпивкой,</text:p>
      <text:p text:style-name="P1">который за 3 монеты восстановит 7 Жизней, или одно жаркое – он стоит 2 монеты,</text:p>
      <text:p text:style-name="P1">5 Жизней. На ваш вопрос, есть ли в продаже какая-нибудь тара, в которой можно</text:p>
      <text:p text:style-name="P1">переносить напитки, хозяин отрицательно качает головой. Если вы хотите</text:p>
      <text:p text:style-name="P1">остаться в таверне, придется что-нибудь заказать – засиживаться тут просто так не</text:p>
      <text:p text:style-name="P1">принято. Внимания на вас никто не обращает, поэтому не обязательно вступать в</text:p>
      <text:p text:style-name="P1">лишние разговоры. Итак, решайте, что будете делать: закажите что-нибудь и</text:p>
      <text:p text:style-name="P1">останетесь отдохнуть или пойдете дальше (131)? Если останетесь – присоединитесь</text:p>
      <text:p text:style-name="P1">к толпе и послушаете рассказчика (822) или присядете в дальнем углу (46)?235.</text:p>
      <text:p text:style-name="P1">- На заставу? Хм, твой путь не близок, но безопасен. Придерживайся</text:p>
      <text:p text:style-name="P1">правильного направления, и ты не заблудишься. – Слова волхва не наполнены</text:p>
      <text:p text:style-name="P1">никаким особым смыслом, но к сказанному он добавлять ничего не собирается.</text:p>
      <text:p text:style-name="P1">Старец величавой походкой отправляется дальше туда, куда шел, а вы смотрите</text:p>
      <text:p text:style-name="P1">ему вслед, так и не поняв, зачем он обратился к вам. Над ответом на этот вопрос</text:p>
      <text:p text:style-name="P1">вы размышляете уже на ходу – 663.</text:p>
      <text:p text:style-name="P1">236.</text:p>
      <text:p text:style-name="P1">Рыбаки быстро завершают свои дела и приглашают вас сесть в одну из лодок.</text:p>
      <text:p text:style-name="P1">Лодки выглядят не слишком надежными, но вы вполне доверяете своим</text:p>
      <text:p text:style-name="P1">спутникам, наверняка много раз бороздившим водные просторы. Всего на юг</text:p>
      <text:p text:style-name="P1">отправляется три лодки, управляемые шестью гребцами, вы – седьмой. Хотя</text:p>
      <text:p text:style-name="P1">рыбак, который согласился взять на борт пассажира, сразу успокаивает вас,</text:p>
      <text:p text:style-name="P1">сообщив, что с веслами они с товарищем справятся самостоятельно, поэтому вы</text:p>
      <text:p text:style-name="P1">можете наслаждаться путешествием или поспать, так как плыть, скорее всего,</text:p>
      <text:p text:style-name="P1">придется до самого вечера. Ваши спутники молчаливы и не собираются болтать с</text:p>
      <text:p text:style-name="P1">вами, изредка перекидываясь короткими фразами друг с другом, и вы не</text:p>
      <text:p text:style-name="P1">пытаетесь развязать разговор, помня о своем обещании не мешать. Не успевает</text:p>
      <text:p text:style-name="P1">лодка, в которой вы сидите, отплыть далеко от берега, как вы своим зорким</text:p>
      <text:p text:style-name="P1">взглядом замечаете, что впереди по воде что-то плывет. Присмотревшись, вы</text:p>
      <text:p text:style-name="P1">видите, что это обыкновенный венок из полевых цветов. Такие бросают с берега</text:p>
      <text:p text:style-name="P1">девушки во время гадания, чтобы найти своего суженого. Лодка плывет прямо на</text:p>
      <text:p text:style-name="P1">венок, и, кажется, достаточно протянуть руку, чтобы поймать его. Попробуете</text:p>
      <text:p text:style-name="P1">сделать это (415) или не обратите на него внимания (485)?</text:p>
      <text:p text:style-name="P1">237.</text:p>
      <text:p text:style-name="P1"><text:soft-page-break/>- Помочь? Мне? – он загадочно улыбается. – Вряд ли. Хотя... - Он несколько</text:p>
      <text:p text:style-name="P1">минут думает, словно что-то взвешивая, и вы не мешаете ему это делать.</text:p>
      <text:p text:style-name="P1">Странный он какой-то, словно с ума сдвинулся. И смотрит дико. Наконец</text:p>
      <text:p text:style-name="P1">незнакомец осторожно говорит вам заговорщицки: - Если ты действительно</text:p>
      <text:p text:style-name="P1">хочешь помочь, ты, наверное, сможешь это сделать. Скажи: ведь ты дружинник?</text:p>
      <text:p text:style-name="P1">Что вы ответите: да (463) или нет (270)?</text:p>
      <text:p text:style-name="P1">238.</text:p>
      <text:p text:style-name="P1">Вы спокойно идете вперед, не делая попыток укрыться. Фигуры всадников</text:p>
      <text:p text:style-name="P1">быстро увеличиваются, и вы можете рассмотреть их. Это два степняка навеликолепных мускулистых скакунах. Кочевники одеты в превосходные</text:p>
      <text:p text:style-name="P1">серебристо-черные доспехи, на которые накинуты короткие плащи с широкой</text:p>
      <text:p text:style-name="P1">вышивкой синего цвета. Вы в очередной раз удивляетесь, как обитатели степей</text:p>
      <text:p text:style-name="P1">выдерживают жару в таком количестве одежды. Когда всадники подъезжают</text:p>
      <text:p text:style-name="P1">ближе, в глаза вам бросаются их золотистые пояса и длинные сабли с</text:p>
      <text:p text:style-name="P1">украшенными рукоятями. Несомненно, это не простые воины, об этом</text:p>
      <text:p text:style-name="P1">свидетельствуют и их гордая осанка, и высокомерный взгляд. Возможно, это</text:p>
      <text:p text:style-name="P1">какой-то особый патруль, и без пропуска он вас не пропустит. Если у вас на поясе</text:p>
      <text:p text:style-name="P1">висит турсук, то вы знаете, что делать.</text:p>
      <text:p text:style-name="P1">Всадники резко останавливают коней прямо перед вами и окидывают вас</text:p>
      <text:p text:style-name="P1">долгими суровыми взглядами. От этих пронзительных глаз у вас внутри все</text:p>
      <text:p text:style-name="P1">холодеет, но внешне вы ничем не выказываете своего волнения. Степняки, окончив</text:p>
      <text:p text:style-name="P1">осмотр и не говоря ни слова, как по команде тянутся к своим саблям и</text:p>
      <text:p text:style-name="P1">направляются к вам. Непонятно, чем вы им не понравились, но убеждать их, что</text:p>
      <text:p text:style-name="P1">вы мирный путник, или просить пощады бесполезно, так же как и пытаться</text:p>
      <text:p text:style-name="P1">скрыться в открытой степи, поэтому придется принять бой.</text:p>
      <text:p text:style-name="P1">1-ЫЙ ВСАДНИК</text:p>
      <text:p text:style-name="P1">Нападение 12</text:p>
      <text:p text:style-name="P1">Защита</text:p>
      <text:p text:style-name="P1">16</text:p>
      <text:p text:style-name="P1">Жизнь</text:p>
      <text:p text:style-name="P1">12</text:p>
      <text:p text:style-name="P1">Инициатива 11</text:p>
      <text:p text:style-name="P1">2-ОЙ ВСАДНИК</text:p>
      <text:p text:style-name="P1">Нападение 12</text:p>
      <text:p text:style-name="P1">Защита</text:p>
      <text:p text:style-name="P1">16</text:p>
      <text:p text:style-name="P1">Жизнь</text:p>
      <text:p text:style-name="P1">12</text:p>
      <text:p text:style-name="P1">Инициатива 11</text:p>
      <text:p text:style-name="P1">Загадочные степняки оказываются очень умелыми воинами, и есть большая</text:p>
      <text:p text:style-name="P1">вероятность, что здесь и окончится ваше приключение. Если же вам удастся с</text:p>
      <text:p text:style-name="P1">достоинством провести бой, переведите дыхание и осмотрите тела незнакомцев.</text:p>
      <text:p text:style-name="P1">Их кони уносятся прочь по дороге, но хозяева остаются неподвижно лежать в</text:p>
      <text:p text:style-name="P1">пыли. У обоих на поясах висят кошельки с позвякивающими в них 15 монетами.</text:p>
      <text:p text:style-name="P1">Сабли поверженных противников приятно радуют глаза своей изящностью, но</text:p>
      <text:p text:style-name="P1">они не так удобны, как ваш меч. А вот необычные доспехи и плащи воинов</text:p>
      <text:p text:style-name="P1">привлекают ваше внимание. Их можно надеть вместо тех, что есть на вас (при</text:p>
      <text:p text:style-name="P1">носке увеличивают Защиту на 1), или до поры до времени спрятать их в</text:p>
      <text:p text:style-name="P1">заплечный мешок (однако они занимают целых два места), чтобы не привлекать к</text:p>
      <text:p text:style-name="P1">себе ненужное внимание. Интуиция подсказывает, что это облачение может</text:p>
      <text:p text:style-name="P1">пригодиться (+220).</text:p>
      <text:p text:style-name="P1">После осмотра тел продолжайте путешествие по свободной теперь дороге –</text:p>
      <text:p text:style-name="P1"><text:soft-page-break/>363.239.</text:p>
      <text:p text:style-name="P1">Вы просите хозяина наклониться поближе и негромко интересуетесь у него,</text:p>
      <text:p text:style-name="P1">не знает ли он дружинника по имени Ратмир. Лицо трактирщика расплывается в</text:p>
      <text:p text:style-name="P1">улыбке.</text:p>
      <text:p text:style-name="P1">- Конечно, я знаю этого пройдоху и ловеласа, - усмехается он. – Обычно его</text:p>
      <text:p text:style-name="P1">спрашивают только девушки, но иногда ищут ревнивые мужья или собутыльники.</text:p>
      <text:p text:style-name="P1">Сейчас он в своей комнате. Желаете поговорить с ним?</text:p>
      <text:p text:style-name="P1">Вы киваете головой, и, пока хозяин ходит за своим постояльцем,</text:p>
      <text:p text:style-name="P1">размышляете, к какой категории он отнес вас – к мужьям или к собутыльникам?</text:p>
      <text:p text:style-name="P1">Вскоре в зал спускается статный черноволосый мужчина с небольшой родинкой</text:p>
      <text:p text:style-name="P1">над губой. Хозяин указывает ему на вас, и дружинник приближается к столику.</text:p>
      <text:p text:style-name="P1">- Ты искал меня? – Интересуется он. – Кажется, мы не знакомы? Может, ты</text:p>
      <text:p text:style-name="P1">желаешь объяснений насчет какой-нибудь милашки? Тогда и я в твоем</text:p>
      <text:p text:style-name="P1">распоряжении, но учти: мои кулаки намяли немало ревнивых боков.</text:p>
      <text:p text:style-name="P1">- Мне плевать на твои приключения, - усмехаетесь вы, разглядывая бравого</text:p>
      <text:p text:style-name="P1">ловеласа. – Я немного слышал о тебе и случайно узнал, что ты остановился здесь. Я</text:p>
      <text:p text:style-name="P1">никого не знаю в городе, и общество интересного человека мне не помешало бы.</text:p>
      <text:p text:style-name="P1">- Раз так, я готов поделиться с тобой парой-другой историй. Я как раз думал в</text:p>
      <text:p text:style-name="P1">своей комнате о кувшине холодного пива. Эй, хозяин! Налей мне своего чудесного</text:p>
      <text:p text:style-name="P1">пива! Так откуда ты пришел? – Он поворачивается к вам.</text:p>
      <text:p text:style-name="P1">Вы коротко отвечаете, что пришли из Великогорска, надеясь, что на этом</text:p>
      <text:p text:style-name="P1">расспросы закончатся. К счастью, вашему собеседнику все равно, пришли вы из</text:p>
      <text:p text:style-name="P1">Великогорска или свалились с неба. Свой вопрос он задал из вежливости, после</text:p>
      <text:p text:style-name="P1">чего, отхлебнув добрый глоток пива, начал без умолку рассказывать о своих</text:p>
      <text:p text:style-name="P1">похождениях. Его рассказы поначалу кажутся интересными и откровенными,</text:p>
      <text:p text:style-name="P1">приправленные весьма пикантными подробностями, но через некоторое время вы</text:p>
      <text:p text:style-name="P1">замечаете, что они довольно однообразно, в связи с чем быстро надоедают вам. Все</text:p>
      <text:p text:style-name="P1">истории Ратмира – о его знакомствах с молоденькими красотками со всех сторон</text:p>
      <text:p text:style-name="P1">Полесья, и они похожи на речь хвастливого кота, выползшего из погреба и</text:p>
      <text:p text:style-name="P1">объевшегося сметаны. Его речь начинает надоедать, и вы теряете нить разговора,</text:p>
      <text:p text:style-name="P1">улавливая лишь названия городов и поселков, в которых Ратмир оставил память о</text:p>
      <text:p text:style-name="P1">себе в сердце очередной доверчивой девицы. Такому пройдохе, как он, надо стоять</text:p>
      <text:p text:style-name="P1">на реке и вылавливать охапки венков, которые пускают девушки в поисках</text:p>
      <text:p text:style-name="P1">суженого.</text:p>
      <text:p text:style-name="P1">Разговор с Ратмиром, тем не менее, позабавил и развлек вас. Но, отдохнув,</text:p>
      <text:p text:style-name="P1">пора покинуть веселого дружинника и вернуться на улицу, пока вечер еще не</text:p>
      <text:p text:style-name="P1">закончился – 86.</text:p>
      <text:p text:style-name="P1">240.- Ты думаешь, я и есть тот кузнец? – задумчиво спрашивает мастер, услышав</text:p>
      <text:p text:style-name="P1">вашу просьбу. – Мне надо взглянуть на этот кинжал.</text:p>
      <text:p text:style-name="P1">Вы достаете оба обломка и протягиваете их кузнецу, который бережно</text:p>
      <text:p text:style-name="P1">принимает их. Как следует осмотрев лезвие и рукоять, он возвращает их вам.</text:p>
      <text:p text:style-name="P1">- Да-да, - поглаживая свою седую голову, говорит он, - сейчас я припоминаю.</text:p>
      <text:p text:style-name="P1">Один рослый богатырь осведомлялся у меня об этом клинке. Но, кажется, у него</text:p>
      <text:p text:style-name="P1">не было рукоятки. Это он дал тебе обломки? Он еще жив?</text:p>
      <text:p text:style-name="P1">- Жив и неплохо себя чувствует, - нетерпеливо говорите вы. – Вот только он</text:p>
      <text:p text:style-name="P1">просил не беспокоить его в ближайшую вечность. Так ты сможешь восстановить</text:p>
      <text:p text:style-name="P1">этот кинжал?</text:p>
      <text:p text:style-name="P1">- Пожалуй, смогу, - еще раз осмотрев сломанный клинок, говорит кузнец. – За</text:p>
      <text:p text:style-name="P1">достойную плату, разумеется. Скажем, десять монет меня устроит. Это совсем</text:p>
      <text:p text:style-name="P1">недорого за такую работу, но мне самому будет любопытно поработать с этим</text:p>
      <text:p text:style-name="P1">оружием. Если у тебя нет денег, я могу предложить тебе сделку: разыщи бусы из</text:p>
      <text:p text:style-name="P1">нефрита, которые украли у меня на прошлой неделе, а я починю кинжал.</text:p>
      <text:p text:style-name="P1"><text:soft-page-break/>Итак, цена назначена, и сбавлять ее кузнец не собирается. Можете заплатить</text:p>
      <text:p text:style-name="P1">ему 10 монет (848), найти его бусы, если вы знаете, где они, или забрать кинжал,</text:p>
      <text:p text:style-name="P1">так и не восстановив его, и уйти (768).</text:p>
      <text:p text:style-name="P1">241.</text:p>
      <text:p text:style-name="P1">Дорога на юг кажется вам вполне приемлемой, и вы сворачиваете на нее.</text:p>
      <text:p text:style-name="P1">Пройдя немного вперед, вы понимаете, что не ошиблись с выбором пути: вскоре</text:p>
      <text:p text:style-name="P1">дорога принимает юго-западное направление и ведет в нужном направлении.</text:p>
      <text:p text:style-name="P1">Непонятно, почему она была проложена в стороне от основного пути, но сейчас</text:p>
      <text:p text:style-name="P1">вам не до раздумий на данную тему. Позади вы замечаете облако пыли и черную</text:p>
      <text:p text:style-name="P1">точку, которая постепенно увеличивается. Это одинокий всадник, который скачет</text:p>
      <text:p text:style-name="P1">в том же направлении, что и вы, и вскоре будет совсем близко. Встречи с ним не</text:p>
      <text:p text:style-name="P1">избежать, если не спрятаться в траве. Он, скорее всего, пока не заметил вас,</text:p>
      <text:p text:style-name="P1">поэтому еще есть время укрыться от его глаз. Решайте быстрее: останетесь на</text:p>
      <text:p text:style-name="P1">дороге или спрячетесь (662)? Если останетесь – просто пойдете вперед, делая вид,</text:p>
      <text:p text:style-name="P1">что вам нет никакого дела до других путников (783), или попробуете остановить</text:p>
      <text:p text:style-name="P1">всадника (386)?</text:p>
      <text:p text:style-name="P1">242.</text:p>
      <text:p text:style-name="P1">Местность вокруг становится холмистой, и вам то и дело приходится</text:p>
      <text:p text:style-name="P1">преодолевать подъемы и спуски. Пройдя около получаса, вы изрядно устаете и</text:p>
      <text:p text:style-name="P1">устраиваете короткий привал в тени большого раскидистого дерева. Отдохнув, вы</text:p>
      <text:p text:style-name="P1">отправляетесь дальше.</text:p>
      <text:p text:style-name="P1">На дороге никого нет, но внезапный лязг стали, донесшийся справа из леса,</text:p>
      <text:p text:style-name="P1">заставляет насторожиться. Ошибиться невозможно – где-то там идет битва, и ваш</text:p>
      <text:p text:style-name="P1">тонкий слух подсказывает, что противников больше двух. В другое время выобязательно вмешались бы, но сейчас у вас есть важная миссия, и вы не имеете</text:p>
      <text:p text:style-name="P1">права рисковать собой понапрасну. Хотя бросаться сломя голову в бой и не надо –</text:p>
      <text:p text:style-name="P1">можно осторожно подкрасться поближе и посмотреть, что же там происходит</text:p>
      <text:p text:style-name="P1">(305). Однако излишнее любопытство может привести к неприятностям, поэтому</text:p>
      <text:p text:style-name="P1">из соображений предосторожности лучше свернуть в лес слева от дороги и под</text:p>
      <text:p text:style-name="P1">прикрытием деревьев уйти подальше от того места, откуда раздается шум (10).</text:p>
      <text:p text:style-name="P1">243.</text:p>
      <text:p text:style-name="P1">- Я ювелир, и меня уже ждут, - сообщаете вы стражникам. Один из</text:p>
      <text:p text:style-name="P1">кешиктенов бросает недоверчивый взгляд на ваш меч и интересуется:</text:p>
      <text:p text:style-name="P1">- Если ты действительно ювелир, покажи хотя бы один из своих камней.</text:p>
      <text:p text:style-name="P1">Вы были готовы к такому вопросу и достаете алмаз, который на солнце</text:p>
      <text:p text:style-name="P1">засверкал во всем своем великолепии. Кешиктен зачарованно смотрит на него,</text:p>
      <text:p text:style-name="P1">после чего произносит:</text:p>
      <text:p text:style-name="P1">- Да, все в порядке, проходи. Но во дворец тебя не пустят, иди к начальнику</text:p>
      <text:p text:style-name="P1">охраны.</text:p>
      <text:p text:style-name="P1">Ворота открываются перед вами, и вы входите во двор. Теперь у вас только</text:p>
      <text:p text:style-name="P1">одни путь – во дворец – 313.</text:p>
      <text:p text:style-name="P1">244.</text:p>
      <text:p text:style-name="P1">Решив не искушать судьбу, вы ныряете в море травы и скрываетесь в нем с</text:p>
      <text:p text:style-name="P1">головой. Ждать приближения незнакомцев приходится недолго. Они не замечают</text:p>
      <text:p text:style-name="P1">вас (или просто не хотят терять время на остановки) и стремительно проносятся</text:p>
      <text:p text:style-name="P1">мимо. Сквозь колышущиеся стебли травы вам удается разглядеть всадников.</text:p>
      <text:p text:style-name="P1">Первое, что бросается в глаза – лошади незнакомцев. Это отличные вороные кони,</text:p>
      <text:p text:style-name="P1">одни из лучших скакунов, которых вы когда-либо видели. Сами всадники тоже</text:p>
      <text:p text:style-name="P1">одеты во все черное, начиная от блестящих сапог и заканчивая рукоятками сабель.</text:p>
      <text:p text:style-name="P1">Даже короткие косички – обычная прическа степняков – черны, как смоль. Словно</text:p>
      <text:p text:style-name="P1">дыхание ночи проносятся эти загадочные конники мимо и едут дальше своей</text:p>
      <text:p text:style-name="P1">дорогой. Вы почему-то рады, что спрятались, а не остались на дороге, попавшись</text:p>
      <text:p text:style-name="P1"><text:soft-page-break/>на глаза этим таинственным всадникам, один вид которых внушает страх. Когда</text:p>
      <text:p text:style-name="P1">облако пыли опускается обратно на дорогу, а проскакавшие путники</text:p>
      <text:p text:style-name="P1">превращаются в малозаметные точки, вы выбираетесь на дорогу. Чутье</text:p>
      <text:p text:style-name="P1">подсказывает, что вам удалось ускользнуть от большой опасности – 226.</text:p>
      <text:p text:style-name="P1">245.</text:p>
      <text:p text:style-name="P1">- Да, сейчас ты имеешь право требовать признать тебя атаманом, - ваш</text:p>
      <text:p text:style-name="P1">собеседник становится очень серьезным. – Но меня беспокоит мысль, что ты плохо</text:p>
      <text:p text:style-name="P1">осознаешь, о чем просишь. Быть нашим предводителем значит не только</text:p>
      <text:p text:style-name="P1">наслаждаться властью и богатством; это еще и огромная ответственность,ответственность за весь лагерь и его обитателей. А ты даже не знаешь, как мы</text:p>
      <text:p text:style-name="P1">живем. Да, я повторю, один чужак уже становился атаманом, и он оставил о себе</text:p>
      <text:p text:style-name="P1">только хорошую память, поэтому мы и допускаем возможность повторения</text:p>
      <text:p text:style-name="P1">такого случая. Но ты должен также знать, что если ты заявишь о своем праве на</text:p>
      <text:p text:style-name="P1">место атамана, то путь назад для тебя будет отрезан: ты войдешь в лагерь, и выйти</text:p>
      <text:p text:style-name="P1">из него живым сможешь, только подтвердив свои притязания в боях с теми, кто</text:p>
      <text:p text:style-name="P1">бросит тебе вызов, и став нашим предводителем. Сейчас у тебя еще есть</text:p>
      <text:p text:style-name="P1">возможность отказаться от своих требований и уйти. В случае такого твоего отказа</text:p>
      <text:p text:style-name="P1">после попадания за частокол мы убьем тебя.</text:p>
      <text:p text:style-name="P1">Курьян объяснил все подробно и доходчиво, и вам остается лишь решить: по-</text:p>
      <text:p text:style-name="P1">прежнему настаивать на своем (426) или все-таки передумать, пока вам оставляют</text:p>
      <text:p text:style-name="P1">возможность это сделать, вернуть меч атамана разбойникам и уйти восвояси (867)?</text:p>
      <text:p text:style-name="P1">246.</text:p>
      <text:p text:style-name="P1">- Тебе 246 лет, - отвечаете вы.</text:p>
      <text:p text:style-name="P1">- Верно, - признает страж. – Ты достаточно мудр и можешь пройти.</text:p>
      <text:p text:style-name="P1">Теперь путь внутрь пещеры свободен, и в этом заслуга вашего ума. Страж</text:p>
      <text:p text:style-name="P1">возвращается на свое прежнее место и замирает, а вы, удивившись, как сильно он</text:p>
      <text:p text:style-name="P1">сливается с окружающими камнями, идете к пещере – 33.</text:p>
      <text:p text:style-name="P1">247.</text:p>
      <text:p text:style-name="P1">Может, карлик говорил правду? По крайней мере, встреча с продавцом гуся</text:p>
      <text:p text:style-name="P1">не похожа на простое совпадение. Эта мысль навязчиво лезет вам в голову. Так</text:p>
      <text:p text:style-name="P1">или иначе, стоит попробовать совершить странный ритуал – вдруг повезет?</text:p>
      <text:p text:style-name="P1">Гусь у вас есть, теперь надо найти подходящую печь. Обойдя несколько</text:p>
      <text:p text:style-name="P1">домов, вы находите отзывчивого крестьянина, который разрешает вам</text:p>
      <text:p text:style-name="P1">воспользоваться его кухонной печью, так как он все равно собирался ее разбирать.</text:p>
      <text:p text:style-name="P1">Припомнив слова карлика, вы отрубаете гусю голову и целиком заталкиваете его</text:p>
      <text:p text:style-name="P1">огонь. Перья мгновенно обгорают, источая неприятный запах. Оставив птицу</text:p>
      <text:p text:style-name="P1">«готовиться», вы выходите во двор, чтобы подышать свежим воздухом. Мимо</text:p>
      <text:p text:style-name="P1">проходит хозяин дома, который, почуяв вонь, интересуется, что это за странное</text:p>
      <text:p text:style-name="P1">блюдо вы решили приготовить.</text:p>
      <text:p text:style-name="P1">- Особый рецепт. Фазан погорелый. Не желаете попробовать? – подмигиваете</text:p>
      <text:p text:style-name="P1">вы крестьянину. Тот, принюхавшись еще раз и поморщившись, брезгливо мотает</text:p>
      <text:p text:style-name="P1">головой и уходит.</text:p>
      <text:p text:style-name="P1">Через полчаса вы заходите обратно на кухню. Первоначальное отвращение</text:p>
      <text:p text:style-name="P1">проходит, и жуткий запах уже не кажется невыносимым. Вытащив то, во что</text:p>
      <text:p text:style-name="P1">превратилась домашняя птица, вы быстро кидаете это в толстый мешок, который</text:p>
      <text:p text:style-name="P1">выпросили все у того же доброго крестьянина, и выходите на улицу. Вы</text:p>
      <text:p text:style-name="P1">интересуетесь у хозяина, где находится кладбище, чем еще больше ошарашиваетебеднягу, и так ошарашенного вашими действиями. Теперь лучше оставить его в</text:p>
      <text:p text:style-name="P1">покое, пока он не принял вас за злого колдуна.</text:p>
      <text:p text:style-name="P1">Кладбище расположено между деревней и лесом недалеко от околицы.</text:p>
      <text:p text:style-name="P1">Оглянувшись и убедившись, что поблизости никого нет, чтобы посмеяться над</text:p>
      <text:p text:style-name="P1">вами, вы достаете из мешка гуся и, откашлявшись, громко кричите:</text:p>
      <text:p text:style-name="P1"><text:soft-page-break/>- Купите гуся! Отличный гусь! Жирная птица совсем недорого!</text:p>
      <text:p text:style-name="P1">- Что просишь за своего гуся? – хриплый голос, раздавшийся сбоку,</text:p>
      <text:p text:style-name="P1">заставляет вас вздрогнуть. Вы готовы поклясться, что секунду назад там никого не</text:p>
      <text:p text:style-name="P1">было. Теперь же прямо перед вами стоит мелкий сутулый старичок с желтой</text:p>
      <text:p text:style-name="P1">кожей, злобно выглядывающий из-под своей съехавшей набок шапки. Одет он</text:p>
      <text:p text:style-name="P1">тепло и неряшливо.</text:p>
      <text:p text:style-name="P1">- Всего одну монету, - отвечаете вы.</text:p>
      <text:p text:style-name="P1">- Одну? Действительно недорого, - замечает старикашка, ощупывая гуся</text:p>
      <text:p text:style-name="P1">своими узловатыми пальцами. – Но ты не крестьянин и не знаешь истинную цену</text:p>
      <text:p text:style-name="P1">этой птице. Я не собираюсь тебя обманывать и готов заплатить тебе полную цену.</text:p>
      <text:p text:style-name="P1">35 монет, вот сколько я дам тебе за твоего гуся. По рукам?</text:p>
      <text:p text:style-name="P1">Предложение звучит заманчиво, и на секунду вы колеблетесь. Может,</text:p>
      <text:p text:style-name="P1">плюнуть на выдумки глупого карлика и перепродать гуся с приличным наваром</text:p>
      <text:p text:style-name="P1">(658)? Или настоите на своем и потребуете одну монету (62)?</text:p>
      <text:p text:style-name="P1">248.</text:p>
      <text:p text:style-name="P1">Вы сворачиваете на неширокую дорогу, ведущую в сторону Мелководья.</text:p>
      <text:p text:style-name="P1">Людей здесь ходит немного: этот путь служит для сообщения между двумя</text:p>
      <text:p text:style-name="P1">деревнями, поэтому на частые встречи не рассчитывайте. Но, может, это и к</text:p>
      <text:p text:style-name="P1">лучшему: никто не задержит вас и не отнимет драгоценное время. Солнце ползет</text:p>
      <text:p text:style-name="P1">все выше на небо, и ее лучи начинают припекать. Однако навстречу светилу</text:p>
      <text:p text:style-name="P1">настойчиво ползет большая туча, предвещающая изменение погоды. В воздухе</text:p>
      <text:p text:style-name="P1">потянуло свежестью, и вы понимаете, что скоро будет дождь. Укрыться на</text:p>
      <text:p text:style-name="P1">пустынной дороге негде, поэтому придется продолжать путешествие, надеясь</text:p>
      <text:p text:style-name="P1">добраться до деревни раньше, чем вся одежда промокнет до нитки.</text:p>
      <text:p text:style-name="P1">Первые капли ударяются о землю, оставляя мокрые следы в дорожной пыли.</text:p>
      <text:p text:style-name="P1">Вы прошли уже несколько часов, а впереди не видно никаких признаков</text:p>
      <text:p text:style-name="P1">приближающегося селения. Дождь между тем усиливается, но пока не мешает</text:p>
      <text:p text:style-name="P1">идти. Подняв голову, вы замечаете, что туча отползает в сторону, унося с собой</text:p>
      <text:p text:style-name="P1">непогоду. Вот уже вновь выглянуло приветливое солнце, и дождь делает</text:p>
      <text:p text:style-name="P1">последние попытки доставить неприятности одинокому путнику, но, не в силах</text:p>
      <text:p text:style-name="P1">сделать это, постепенно заканчивается.</text:p>
      <text:p text:style-name="P1">Деревьев в лесу становится меньше, и вскоре вы выходите из леса в широкую</text:p>
      <text:p text:style-name="P1">долину, покрытую сочной зеленой травой. Впереди яркой голубой лентой блестит</text:p>
      <text:p text:style-name="P1">река, а около нее приютилось несколько небогатых крестьянских дворов. Это и</text:p>
      <text:p text:style-name="P1">есть Мелководье.</text:p>
      <text:p text:style-name="P1">Тени на земле стали совсем короткими: значит, сейчас около полудня. Дорога</text:p>
      <text:p text:style-name="P1">пересекает цветущий луг, после чего направляется прямо к деревне – 163.249.</text:p>
      <text:p text:style-name="P1">Властным тоном требуете, чтобы он сообщил, кто он такой и куда и с какой</text:p>
      <text:p text:style-name="P1">целью направляется. Он несколько секунд молчит, словно собирается с мыслями.</text:p>
      <text:p text:style-name="P1">Затем, то ли поняв, что вы имеете право задавать такие вопросы, то ли решив, что</text:p>
      <text:p text:style-name="P1">скрывать ему нечего, говорит:</text:p>
      <text:p text:style-name="P1">- Я всего лишь обычный крестьянин. Я иду из Ям в Хвойное по семейным</text:p>
      <text:p text:style-name="P1">делам, а затем сегодня же вернусь домой. Поверь, мне скрывать нечего, я честный</text:p>
      <text:p text:style-name="P1">человек. А если тебе кажется подозрительным то, что я вооружен таким мечом, то</text:p>
      <text:p text:style-name="P1">я могу это легко объяснить: я состою на службе у нашего воеводы, и он выдал мне</text:p>
      <text:p text:style-name="P1">это оружие. А сейчас прошу тебя еще раз, не задерживай меня, мне надо поскорее</text:p>
      <text:p text:style-name="P1">попасть в Хвойное.</text:p>
      <text:p text:style-name="P1">Да, щедрый у вас воевода, думаете вы. Проверить услышанные слова вы</text:p>
      <text:p text:style-name="P1">сейчас не можете, и незнакомец это прекрасно знает. Если не верите ему, можете</text:p>
      <text:p text:style-name="P1">попробовать силой выведать правду (803). Если услышанный ответ вполне</text:p>
      <text:p text:style-name="P1">удовлетворяет вас, попрощайтесь со странником и идите дальше - (699).</text:p>
      <text:p text:style-name="P1">250.</text:p>
      <text:p text:style-name="P1"><text:soft-page-break/>- Хм, жаль, - говорит равнодушно новый знакомый, имени которого вы так и</text:p>
      <text:p text:style-name="P1">не узнали. – Все-таки я в долгу перед тобой, ведь ты помог мне расправиться с</text:p>
      <text:p text:style-name="P1">моими врагами. Возьми эти 22 монеты, которые я собрал с тел. Я думаю, теперь</text:p>
      <text:p text:style-name="P1">мы с тобой рассчитались. Никому не говори о том, что ты видел и слышал, и мои</text:p>
      <text:p text:style-name="P1">люди никогда не тронут тебя. Преследовать я тебя не буду: не думаю, что ты</text:p>
      <text:p text:style-name="P1">представляешь для меня или для нашего общества какую-то опасность.</text:p>
      <text:p text:style-name="P1">Развяжешь свой язык – пеняй на себя, я об этом быстро узнаю. А теперь прощай,</text:p>
      <text:p text:style-name="P1">я постараюсь помочь товарищам.</text:p>
      <text:p text:style-name="P1">Вы покидаете поляну, обдумывая все, что произошло с вами только что.</text:p>
      <text:p text:style-name="P1">Принимать какие-то решения сейчас нет смысла – лучше отложить это до</text:p>
      <text:p text:style-name="P1">возвращения из Айзарии – 192.</text:p>
      <text:p text:style-name="P1">251.</text:p>
      <text:p text:style-name="P1">Тропа внушает доверие, и вы сворачиваете под приветливую сень деревьев,</text:p>
      <text:p text:style-name="P1">сразу почувствовав облегчение в прохладной тени после обжигающих лучей</text:p>
      <text:p text:style-name="P1">солнца. Словно понимая, что к Серым горам вам совсем не надо, тропинка,</text:p>
      <text:p text:style-name="P1">немного пометавшись из стороны в сторону, окончательно устремляется на юг и</text:p>
      <text:p text:style-name="P1">уже не уводит в сторону. Неведомые силы как будто благоволят вам, направляя все</text:p>
      <text:p text:style-name="P1">дороги в нужную сторону. Однако удача длится недолго: удобная по началу</text:p>
      <text:p text:style-name="P1">дорожка шириной больше сажени начинает сужаться, и вот она уже не шире</text:p>
      <text:p text:style-name="P1">аршина. Но пока это не мешает идти, да и возвращаться назад поздно, ведь вы</text:p>
      <text:p text:style-name="P1">отошли довольно далеко от тракта. Вы предполагали, что никого не встретите наэтом пути, разве что случайного охотника, но теперь понимаете, что ошиблись.</text:p>
      <text:p text:style-name="P1">Впереди на траве лежит какой-то человек, одетый в сплошное рванье, из которого</text:p>
      <text:p text:style-name="P1">торчат грязные конечности. Разглядеть лицо, прикрытое рукой, не удается. Как</text:p>
      <text:p text:style-name="P1">это ни странно, он спит. Или притворяется? Подойдете и растолкаете незнакомца</text:p>
      <text:p text:style-name="P1">(578) или постараетесь незаметно пройти мимо (221)?</text:p>
      <text:p text:style-name="P1">252.</text:p>
      <text:p text:style-name="P1">Вы уже почти выходите из лагеря, когда вас негромко окликает один из</text:p>
      <text:p text:style-name="P1">степняков, который до этого, казалось, без дела слонялся неподалеку.</text:p>
      <text:p text:style-name="P1">- Эй, незнакомец! – произносит он, озираясь.</text:p>
      <text:p text:style-name="P1">- Чего тебе? – спрашиваете вы, даже не предполагая, что могло понадобиться</text:p>
      <text:p text:style-name="P1">этому человеку от вас.</text:p>
      <text:p text:style-name="P1">- Предлагаю отличный доспех за умеренную цену, - шепчет он. Его</text:p>
      <text:p text:style-name="P1">предложение звучит заманчиво.</text:p>
      <text:p text:style-name="P1">- И что это за доспех? – интересуетесь вы.</text:p>
      <text:p text:style-name="P1">Степняк, еще раз оглянувшись, манит вас рукой и заходит за одну из повозок,</text:p>
      <text:p text:style-name="P1">где вас с ним никто не увидит. Здесь он достает из-за одного из колес небольшой</text:p>
      <text:p text:style-name="P1">сверток, который оказывается сложенным легким доспехом. Осмотрев товар, вы</text:p>
      <text:p text:style-name="P1">убеждаетесь, что степняк не соврал: доспех действительно неплох. Несмотря на то,</text:p>
      <text:p text:style-name="P1">что на нем много железа, он не стесняет движений и не мешает при ходьбе.</text:p>
      <text:p text:style-name="P1">Наверное, кочевник украл его на одном из складов, но вас это волнует меньше</text:p>
      <text:p text:style-name="P1">всего. За свой товар степняк просит 15 монет. При носке доспех прибавит 1 к</text:p>
      <text:p text:style-name="P1">Защите и 2 к максимальному значению Жизни. Покупайте его, если хотите – за</text:p>
      <text:p text:style-name="P1">такие деньги и в самом деле на рынке подобную вещь не купишь. Свою куртку</text:p>
      <text:p text:style-name="P1">придется оставить на месте или положить в мешок (займет два места).</text:p>
      <text:p text:style-name="P1">Теперь вас действительно ничего не задерживает, и вы можете отправиться</text:p>
      <text:p text:style-name="P1">дальше – 364.</text:p>
      <text:p text:style-name="P1">253.</text:p>
      <text:p text:style-name="P1">Гончар уверяет вас, что ему совершенно нечего скрывать. Он добавляет, что</text:p>
      <text:p text:style-name="P1">несколько раз слышал мерзкие слухи о его связи с женой убитого, но клянется, что</text:p>
      <text:p text:style-name="P1">все это ложь, которую распространяют его недоброжелатели. Он убеждает вас,</text:p>
      <text:p text:style-name="P1">что верен своей жене, а к убийству не имеет никакого отношения. Между прочим,</text:p>
      <text:p text:style-name="P1"><text:soft-page-break/>гончар добавляет, что давно заметил недоброе отношение к себе со стороны брата</text:p>
      <text:p text:style-name="P1">убитого мастера, и он знает, что именно он наговаривает на него. Собеседник</text:p>
      <text:p text:style-name="P1">советует лучше присмотреться к нему, так как именно он – единственный</text:p>
      <text:p text:style-name="P1">наследник своих родителей, и смерть брата была ему по-своему выгодна. Гончар</text:p>
      <text:p text:style-name="P1">советует побеседовать с отцом убитого, который подтвердит его слова. Больше</text:p>
      <text:p text:style-name="P1">ему добавить нечего - (329).</text:p>
      <text:p text:style-name="P1">254.Изба воеводы стоит на самой вершине холма. Рядом с ней - высокая башня,</text:p>
      <text:p text:style-name="P1">на которой всегда дежурит дозорный. Ворота наглухо закрыты, что не сулит</text:p>
      <text:p text:style-name="P1">ничего хорошего, однако рядом прямо на траве сидят двое молодых</text:p>
      <text:p text:style-name="P1">дружинников, с азартом играющих в зернь. Вы обращаетесь к ним,</text:p>
      <text:p text:style-name="P1">поинтересовавшись, дома ли воевода. Впрочем, они отвечают вам без отрыва от</text:p>
      <text:p text:style-name="P1">своего важного занятия, даже не оборачиваясь.</text:p>
      <text:p text:style-name="P1">- Воевода? Покровитель наш уехал, приятель. На границе нынче неспокойно,</text:p>
      <text:p text:style-name="P1">вот и воевода наш горемычный покоя теперь не знает. В городе-то его почти не</text:p>
      <text:p text:style-name="P1">застать. Ежели нужен он тебе очень – езжай на границу, на заставы, на одной из</text:p>
      <text:p text:style-name="P1">них, гляди и встретишь его.</text:p>
      <text:p text:style-name="P1">Теперь становится понятна причина веселья этих оболтусов, оставшихся без</text:p>
      <text:p text:style-name="P1">присмотра начальника. Не задавая больше вопросов, вы спускаетесь обратно с</text:p>
      <text:p text:style-name="P1">холма – 86.</text:p>
      <text:p text:style-name="P1">255.</text:p>
      <text:p text:style-name="P1">Вы застаете соседа убитого мастера дома. Он говорит, что как раз собирался</text:p>
      <text:p text:style-name="P1">уходить, но готов уделить вам столько времени, сколько потребуется. Вы</text:p>
      <text:p text:style-name="P1">интересуетесь у него, не вспомнил ли он еще что-нибудь. Сосед, подумав,</text:p>
      <text:p text:style-name="P1">сообщает, что, по его мнению, убийство медника – дело рук не случайного</text:p>
      <text:p text:style-name="P1">человека. Он напоминает, что у него его кошелек остался в неприкосновенности, а</text:p>
      <text:p text:style-name="P1">значит, здесь замешаны какие-то личные отношения.</text:p>
      <text:p text:style-name="P1">- Я думаю, тебе надо поговорить с его родителями. Насколько я знаю, скоро</text:p>
      <text:p text:style-name="P1">начнется обряд по проводам усопшего, и если ты хочешь застать их сегодня, тебе</text:p>
      <text:p text:style-name="P1">нужно поторопиться. Возможно, они расскажут, кому добрый сосед перешел</text:p>
      <text:p text:style-name="P1">дорогу.</text:p>
      <text:p text:style-name="P1">Это все, что он может сказать. Если вам больше не о чем спросить его,</text:p>
      <text:p text:style-name="P1">попрощайтесь и поторопитесь к родителям убитого – 718.</text:p>
      <text:p text:style-name="P1">256.</text:p>
      <text:p text:style-name="P1">Степняк еле держится на ногах и представляется несильным противником.</text:p>
      <text:p text:style-name="P1">Если вы владеете приемом Первый удар или выиграете право начинать бой по</text:p>
      <text:p text:style-name="P1">результатам проверки Инициативы – 38. Если первым нападает ваш противник,</text:p>
      <text:p text:style-name="P1">то придется драться.</text:p>
      <text:p text:style-name="P1">ПЬЯНЫЙ СТЕПНЯК</text:p>
      <text:p text:style-name="P1">Нападение 7</text:p>
      <text:p text:style-name="P1">Защита</text:p>
      <text:p text:style-name="P1">13</text:p>
      <text:p text:style-name="P1">Жизнь</text:p>
      <text:p text:style-name="P1">10</text:p>
      <text:p text:style-name="P1">Инициатива 7Победить этого противника будет несложно. После окончания боя ваша честь</text:p>
      <text:p text:style-name="P1">будет полностью удовлетворена. Если вы были ранены хотя бы один раз - (813),</text:p>
      <text:p text:style-name="P1">если нет – 594.</text:p>
      <text:p text:style-name="P1">257.</text:p>
      <text:p text:style-name="P1">Вы прячетесь в кустах недалеко от обнаруженного убежища и начинаете</text:p>
      <text:p text:style-name="P1">ждать. В лесу тихо, ничто не нарушает его покой. Чувствуется некоторое</text:p>
      <text:p text:style-name="P1">внутреннее волнение, как при выслеживании зверя. Только кого сейчас</text:p>
      <text:p text:style-name="P1">приходится выслеживать? Уж не плод ли воображения? Пролежав пятнадцать</text:p>
      <text:p text:style-name="P1">минут, вы понимаете, что так можно ждать очень долго, а бока у вас не железные,</text:p>
      <text:p text:style-name="P1"><text:soft-page-break/>да и времени в обрез. Вы решаете что-нибудь предпринять. Вообще-то в таких</text:p>
      <text:p text:style-name="P1">ситуациях, как эта, побеждает более терпеливый, вы это прекрасно знаете,</text:p>
      <text:p text:style-name="P1">поэтому нужно сделать что-нибудь такое, что поможет определить, напрасна эта</text:p>
      <text:p text:style-name="P1">лежка или нет, но не выдаст вашего местоположения. Вы поднимаете с земли</text:p>
      <text:p text:style-name="P1">камешек и метаете его далеко в сторону от таинственного убежища. Там он</text:p>
      <text:p text:style-name="P1">ударяется об землю и падает на землю. Шума, вроде, достаточно, чтобы</text:p>
      <text:p text:style-name="P1">всполошить неизвестных лесных жителей. В замаскированном убежище ничего не</text:p>
      <text:p text:style-name="P1">происходит, а вот справа от себя, со стороны тропы, между деревьями боковым</text:p>
      <text:p text:style-name="P1">зрением вы замечаете метнувшуюся тень. Это заставляет пригнуться к земле и</text:p>
      <text:p text:style-name="P1">дышать тише. Теперь вас волнует только один вопрос: видел ли неизвестный,</text:p>
      <text:p text:style-name="P1">откуда прилетел камень? Еще полчаса ожидания (на этот раз вы терпеливо</text:p>
      <text:p text:style-name="P1">переносите их), и ваш невидимый оппонент все-таки выдает себя. Теперь вы</text:p>
      <text:p text:style-name="P1">явственно различаете крадущегося между деревьев человека. Он на корточках</text:p>
      <text:p text:style-name="P1">подбирается туда, где упал камень. Значит, вас он не заметил. Через пару минут</text:p>
      <text:p text:style-name="P1">он уже достаточно близко, чтобы увидеть грязный серый плащ и опущенный</text:p>
      <text:p text:style-name="P1">капюшон. Но вот незнакомец поворачивает голову, и вы видите его лицо. Это</text:p>
      <text:p text:style-name="P1">степняк! Он озирается вокруг и продолжает красться. Очевидно, вы слишком</text:p>
      <text:p text:style-name="P1">неосторожно трещали сучьями, когда шли по тропе, и это привлекло его</text:p>
      <text:p text:style-name="P1">внимание. Не найдя никого на дороге, он вернулся к убежищу, где услышал стук</text:p>
      <text:p text:style-name="P1">брошенного камня. Хорошо еще, что он не заметил место вылета этого камня.</text:p>
      <text:p text:style-name="P1">Замаскированное убежище в лесу; лицо, скрытое капюшоном; эта непонятная</text:p>
      <text:p text:style-name="P1">игра в кошки-мышки – все это наводит на мысль, что враг оказался здесь не</text:p>
      <text:p text:style-name="P1">случайно и имеет причины скрываться. Выходить и пытаться завязать с ним</text:p>
      <text:p text:style-name="P1">разговор явно не стоит. Пока он недалеко, можно использовать то обстоятельство,</text:p>
      <text:p text:style-name="P1">что он вас не видит, и напасть из убежища. Но как это сделать: попробовать</text:p>
      <text:p text:style-name="P1">метнуть в него кинжал (42), просто выбежать с обнаженным мечом (тогда,</text:p>
      <text:p text:style-name="P1">понятно, все преимущество будет растеряно) (720) или попробовать подобраться</text:p>
      <text:p text:style-name="P1">ближе (181)? Если хотите избежать боя, можно переждать в укрытии, а потом</text:p>
      <text:p text:style-name="P1">вернуться на тропу (851).</text:p>
      <text:p text:style-name="P1">258.Зал, о котором рассказывали на базаре, представляет собой огромное</text:p>
      <text:p text:style-name="P1">каменное строение, не разделенное на комнаты. Это наводит на мысль о том, что</text:p>
      <text:p text:style-name="P1">каменные здания степняками ценятся меньше, чем проверенные временем шатры.</text:p>
      <text:p text:style-name="P1">Внутри зала светло и прохладно, и вы с удовольствием задержались бы в нем, если</text:p>
      <text:p text:style-name="P1">бы не нищие оборванцы, толпой бросившиеся к вам с просьбой подать</text:p>
      <text:p text:style-name="P1">милостыню. Вы пытаетесь с ними поговорить, но на уме у этих бродяг только</text:p>
      <text:p text:style-name="P1">монеты, которые они хотят от вас получить. Бросите им три монеты (136) или</text:p>
      <text:p text:style-name="P1">вернетесь на базар, не желая расставаться с деньгами (806)?</text:p>
      <text:p text:style-name="P1">259.</text:p>
      <text:p text:style-name="P1">- Что ж, хорошее дело ты делаешь, служивый, - одобрительно кивает головой</text:p>
      <text:p text:style-name="P1">знахарь. – Через нашу деревню нередко дружинники проезжают – кто на границу,</text:p>
      <text:p text:style-name="P1">а кто с нее. Кто-то и ко мне заезжает раны боевые залечить. Коли замучает тебя</text:p>
      <text:p text:style-name="P1">хворь – милости прошу, у меня средств столько, что с любым недугом справимся.</text:p>
      <text:p text:style-name="P1">А коли тебе помощь понадобится на службе твоей нелегкой, ты в Ледяном</text:p>
      <text:p text:style-name="P1">справься, там знахарей немало живет. Я, правда, у них не бывал никогда, но мне о</text:p>
      <text:p text:style-name="P1">них только хорошее говорили. А науку нашу, ты уж извини, за один час не</text:p>
      <text:p text:style-name="P1">расскажешь, да и не понадобится тебе это.</text:p>
      <text:p text:style-name="P1">Добавить к сказанному ему нечего, поэтому делайте покупки (можете еще</text:p>
      <text:p text:style-name="P1">раз взглянуть на товары на параграфе 617) и выходите на улицу – 793.</text:p>
      <text:p text:style-name="P1">260.</text:p>
      <text:p text:style-name="P1">- Послушай меня, приятель, - тормошите вы совсем раскисшего крестьянина.</text:p>
      <text:p text:style-name="P1">– Не торопись вешать нос. Может, я смогу тебе помочь.</text:p>
      <text:p text:style-name="P1">- Ты? – он бросает недоверчивый взгляд. – Разве ты знахарь или колдун?</text:p>
      <text:p text:style-name="P1"><text:soft-page-break/>- Нет, я не знахарь, - признаетесь вы, - но это не значит, что я ничего не</text:p>
      <text:p text:style-name="P1">смыслю в подобных делах. Идем к тебе домой.</text:p>
      <text:p text:style-name="P1">Крестьянин, понимая, что терять ему нечего, поднимается на ноги и</text:p>
      <text:p text:style-name="P1">медленно бредет к выходу. Его дом расположен недалеко от трактира, и вы сразу</text:p>
      <text:p text:style-name="P1">понимаете, что именно в нем и живет ваш спутник: забор покосился, калитка</text:p>
      <text:p text:style-name="P1">ужасно скрипит, стены дома обшарпаны, во дворе царит запустенье. Вы даже не</text:p>
      <text:p text:style-name="P1">заглядываете в постройки, в которых, без сомнения, дела обстоят не лучше. Вместо</text:p>
      <text:p text:style-name="P1">этого вы предлагаете хозяина дома спрятаться куда-нибудь, предварительно</text:p>
      <text:p text:style-name="P1">попросив у него веник. Грязи в доме хватает, поэтому уборка займет чуть-чуть</text:p>
      <text:p text:style-name="P1">больше времени, чем вы предполагали. Все же через полчаса вам удалось</text:p>
      <text:p text:style-name="P1">подмести полы и в доме, и в сенях, а мусор собрать на тонкую дощечку. Ее вы</text:p>
      <text:p text:style-name="P1">выносите за ворота и выбрасываете грязь, повернувшись на восток.</text:p>
      <text:p text:style-name="P1">В тот же миг ужасный грохот раздается со стороны дома. Но вы не настолько</text:p>
      <text:p text:style-name="P1">пугливы, чтобы прятаться, не разобравшись в причине шума. Впрочем, долгие</text:p>
      <text:p text:style-name="P1">разбирательства и не потребуются: повернув голову, вы замечаете мерзкоесущество, похожее на старую женщину в темном изорванном халате, которое с</text:p>
      <text:p text:style-name="P1">легкостью перемахнуло через забор и стремительно бросилось прочь. Мгновение</text:p>
      <text:p text:style-name="P1">– и тварь скрылась за поворотом, навсегда покинув этот дом. Нетрудно догадаться,</text:p>
      <text:p text:style-name="P1">что это и была бадзула. Жаль, что разглядеть как следует ее не удалось – было бы</text:p>
      <text:p text:style-name="P1">что рассказать. Вы смотрите в ту сторону, куда убежало отвратительное создание,</text:p>
      <text:p text:style-name="P1">когда сзади неслышно подходит хозяин дома.</text:p>
      <text:p text:style-name="P1">- Что... кто это был? – испуганно лепечет он.</text:p>
      <text:p text:style-name="P1">- Ты видел? Это бадзула, - равнодушно отвечаете вы, словно каждый день</text:p>
      <text:p text:style-name="P1">сталкиваетесь с такими существами. – Теперь у тебя будет все в порядке, несчастья</text:p>
      <text:p text:style-name="P1">перестанут преследовать тебя, - добавляете вы, повернувшись к крестьянину.</text:p>
      <text:p text:style-name="P1">- Это правда? - лицо его светлеет. – Хотя теперь трудно не поверить в твои</text:p>
      <text:p text:style-name="P1">слова. А раз так, то я буду до конца жизни благодарен тебе за спасение. Хозяйство</text:p>
      <text:p text:style-name="P1">я свое восстановлю, лишь бы удача вновь повернулась ко мне лицом. Но как мне</text:p>
      <text:p text:style-name="P1">отплатить тебе за помощь? В последнее время я совсем обнищал, да еще и в долги</text:p>
      <text:p text:style-name="P1">залез. Но я могу поделиться с тобой кое-какой информацией. Знаешь, я много</text:p>
      <text:p text:style-name="P1">общался с путешественниками. Вообще-то я делал это для того, чтобы меня</text:p>
      <text:p text:style-name="P1">угостили выпивкой, но вместе с тем я узнал много о дорогах, ведущих во все</text:p>
      <text:p text:style-name="P1">стороны. Ты идешь на север или на юг?</text:p>
      <text:p text:style-name="P1">- На юг.</text:p>
      <text:p text:style-name="P1">- Тогда будь внимателен. Около Смолянки стали часто ошиваться</text:p>
      <text:p text:style-name="P1">разбойники. Я слышал даже, что это не просто грабители, а целая организованная</text:p>
      <text:p text:style-name="P1">шайка. Они не выходят на тракт, поэтому идти по нему безопасно. Но между</text:p>
      <text:p text:style-name="P1">трактом и городом Старым есть торговый путь, идущий вдоль реки Тяжицы.</text:p>
      <text:p text:style-name="P1">Когда ты выйдешь из Смолянки, то скоро увидишь тропу, уходящую влево. Она и</text:p>
      <text:p text:style-name="P1">может вывести тебя на этот путь. Однако идти туда я тебе не советую: я слышал</text:p>
      <text:p text:style-name="P1">много историй о караванах и беспечных путниках, попавших в засаду к</text:p>
      <text:p text:style-name="P1">разбойникам именно на той дороге. Из нашей деревни кроме тракта есть еще</text:p>
      <text:p text:style-name="P1">один путь, на запад. Это тропинка, которой в основном пользуются рыбаки. Она</text:p>
      <text:p text:style-name="P1">ведет на берег озера, и по ней, насколько мне известно, можно дойти до города</text:p>
      <text:p text:style-name="P1">Ледяного. На берегу стоит одинокая хижина, в которой живет отшельник. В</text:p>
      <text:p text:style-name="P1">нашей деревне говорят, что это богатырь, когда-то защищавший границы</text:p>
      <text:p text:style-name="P1">Полесья, а теперь доживающий свой век в уединении. Не знаю, стоит ли тебе</text:p>
      <text:p text:style-name="P1">беспокоить старого воина. Я советую тебе идти по тракту, по которому можно без</text:p>
      <text:p text:style-name="P1">приключений добраться до Каменки.</text:p>
      <text:p text:style-name="P1">Внимательно выслушав собеседника, вы прощаетесь с ним. После этого</text:p>
      <text:p text:style-name="P1">значительно повеселевший крестьянин возвращается во двор, а вы отправляетесь</text:p>
      <text:p text:style-name="P1">дальше – 417.</text:p>
      <text:p text:style-name="P1"><text:soft-page-break/>261.</text:p>
      <text:p text:style-name="P1">Вы успеваете спрятаться в траве до того, как незнакомцы на конях вас</text:p>
      <text:p text:style-name="P1">увидели. Они скачут довольно быстро, но в то же время вы обращаете внимание</text:p>
      <text:p text:style-name="P1">на то, что бег их лошадей постепенно замедляется. Вряд ли это как-то связано с</text:p>
      <text:p text:style-name="P1">вами, но вы невольно настораживаетесь. Однако всадники, не доезжая того места,где находитесь вы, сворачивают в открытую степь и, отъехав на небольшое</text:p>
      <text:p text:style-name="P1">расстояние от дороги, спешиваются, после чего удобно устраиваются в траве. Вы</text:p>
      <text:p text:style-name="P1">перестаете их видеть, наблюдая только их лошадей, спокойно пасущихся рядом со</text:p>
      <text:p text:style-name="P1">своими хозяевами. Действия незнакомцев, конечно, вызывают у вас определенный</text:p>
      <text:p text:style-name="P1">интерес, но вместе с тем вы не забываете, что излишнее любопытство может</text:p>
      <text:p text:style-name="P1">привести к большим неприятностям. Как вы успели заметить, всадники –</text:p>
      <text:p text:style-name="P1">молодые рядовые воины войска степняков, и у них, скорее всего, еще совсем мало</text:p>
      <text:p text:style-name="P1">опыта в военном деле. Скорее всего, даже если придется драться, вы справитесь с</text:p>
      <text:p text:style-name="P1">ними обоими. Но в то же время нужно тщательно подумать, прежде чем решить:</text:p>
      <text:p text:style-name="P1">осторожно подползти ближе и посмотреть, почему кочевники съехали с дороги</text:p>
      <text:p text:style-name="P1">(579), или направиться в другую сторону, отдалиться от незнакомцев, после чего</text:p>
      <text:p text:style-name="P1">подняться на ноги и продолжить путь (831).</text:p>
      <text:p text:style-name="P1">262.</text:p>
      <text:p text:style-name="P1">Вы решаетесь попробовать отравленную воду и выбираете для этой цели</text:p>
      <text:p text:style-name="P1">самый слабый источник. Осторожно делаете несколько мелких глотков. На вкус</text:p>
      <text:p text:style-name="P1">вода самая обычная, и вы никогда не догадались бы, что она отравлена. Однако не</text:p>
      <text:p text:style-name="P1">стоит исследовать, как именно наступает смерть. Нужно немедленно что-то</text:p>
      <text:p text:style-name="P1">предпринять: выпить воду из другого отравленного источника на своей стороне и</text:p>
      <text:p text:style-name="P1">нейтрализовать яд (134) или начать состязание, выпив жидкость, налитую для вас</text:p>
      <text:p text:style-name="P1">древнем (588).</text:p>
      <text:p text:style-name="P1">263.</text:p>
      <text:p text:style-name="P1">Взяв изящный кувшин, мгновенно появившийся на столе. Вы осторожно</text:p>
      <text:p text:style-name="P1">пробуете жидкость, налитую в него. Она лишена вкуса и запаха, как и обычная</text:p>
      <text:p text:style-name="P1">вода, и ничто не подсказывает, правилен ли ваш выбор – 63.</text:p>
      <text:p text:style-name="P1">264.</text:p>
      <text:p text:style-name="P1">После недолгих поисков вы действительно находите тянущуюся вдаль</text:p>
      <text:p text:style-name="P1">цепочку кочек с выдранной травой. С первого взгляда понятно, что это дело рук</text:p>
      <text:p text:style-name="P1">человеческих, и это придает вам уверенность – где прошел один человек, пройдет</text:p>
      <text:p text:style-name="P1">и другой. Решив не отступать, вы перепрыгиваете на первую кочку. Найти путь</text:p>
      <text:p text:style-name="P1">дальше оказывается проще, чем вы предполагали. Нужные кочки легко различить</text:p>
      <text:p text:style-name="P1">среди других, и вы, перепрыгивая по ним, продвигаетесь вперед. Болото</text:p>
      <text:p text:style-name="P1">становится все шире, и вскоре вы уже не видите ни того берега, с которого</text:p>
      <text:p text:style-name="P1">отправились в этот опасный путь, ни тот, который лежит впереди. Остается</text:p>
      <text:p text:style-name="P1">надеяться на удачу и на то, что люди, от которых вы услышали об этой тайной</text:p>
      <text:p text:style-name="P1">тропе, знали, о чем говорили. Вы прошли по болоту уже достаточно много.</text:p>
      <text:p text:style-name="P1">Вокруг лишь толстый зыбкий слой неразложившихся растений. Временами в нем</text:p>
      <text:p text:style-name="P1">виднеются окна чистой воды, свидетельствующие о том, что дно достаточнодалеко. Вы прекрасно понимаете, что неверный шаг может стоить вам жизни. Но</text:p>
      <text:p text:style-name="P1">пока все складывается благополучно, и вы постепенно пробираетесь среди мха и</text:p>
      <text:p text:style-name="P1">непрекращающегося кваканья невидимых лягушек.</text:p>
      <text:p text:style-name="P1">Вскоре вы замечаете, что слева показался твердый берег. Однако кочки с</text:p>
      <text:p text:style-name="P1">выдранной травой ведут не к нему, а в юго-западном направлении дальше по</text:p>
      <text:p text:style-name="P1">болоту. Можно попробовать выбраться на берег и пойти по твердой земле (309).</text:p>
      <text:p text:style-name="P1">Но незнакомцы в трактире ничего не говорили о том, что нужно сворачивать с</text:p>
      <text:p text:style-name="P1">пути по кочкам, поэтому имеет смысл идти дальше по нему (753). Вы стоите перед</text:p>
      <text:p text:style-name="P1">трудным выбором, от которого может зависеть ваша жизнь – эти болота</text:p>
      <text:p text:style-name="P1">обходятся весьма круто с неосторожными путниками.</text:p>
      <text:p text:style-name="P1"><text:soft-page-break/>265.</text:p>
      <text:p text:style-name="P1">- Так ты знаешь, кто мы. – Хладнокровно повторяет Угрим, вытягивая ноги. –</text:p>
      <text:p text:style-name="P1">И что ты собираешься делать?</text:p>
      <text:p text:style-name="P1">Вопрос действительно интересный. Задавались ли вы им перед тем, как</text:p>
      <text:p text:style-name="P1">позвать фальшивомонетчиков? Пока вы обдумываете ответ, Угрим немного</text:p>
      <text:p text:style-name="P1">наклоняется к вам и произносит:</text:p>
      <text:p text:style-name="P1">- Здесь много людей. Что если перенести нашу занимательную беседу на</text:p>
      <text:p text:style-name="P1">задний двор и там обсудить все условия?</text:p>
      <text:p text:style-name="P1">Его предложение вполне разумно: такие щекотливые вопросы решаются без</text:p>
      <text:p text:style-name="P1">посторонних глаз, поэтому имеет смысл выйти из трактира вместе с</text:p>
      <text:p text:style-name="P1">фальшивомонетчиками. Так и сделаете (39) или откажитесь и твердо заявите, что</text:p>
      <text:p text:style-name="P1">не собираетесь никуда уходить (373)?</text:p>
      <text:p text:style-name="P1">266.</text:p>
      <text:p text:style-name="P1">- А что это за ночные прогулки ты устраиваешь? – напрямую интересуетесь</text:p>
      <text:p text:style-name="P1">вы. Собеседник бледнеет, но более ничем не показывает своего волнения.</text:p>
      <text:p text:style-name="P1">- Прогулки? Ах, да... Я не думал, что это имеет отношения к делу. Да, я пару</text:p>
      <text:p text:style-name="P1">раз выходил ночью на улицу, чтобы навестить своего больного друга, плотника.</text:p>
      <text:p text:style-name="P1">Он живет в верхнем квартале. Можешь спросить у кого угодно, он недавно болел,</text:p>
      <text:p text:style-name="P1">и я посчитал своим долгом проведать его.</text:p>
      <text:p text:style-name="P1">Вы испытующе смотрите ему в глаза, но ни один мускул не передергивается</text:p>
      <text:p text:style-name="P1">на его лице, а взгляд его вполне открытый и честный. Что ж, дальше</text:p>
      <text:p text:style-name="P1">расспрашивать его бессмысленно. Вы прощаетесь с ним и выходите на улицу. Но</text:p>
      <text:p text:style-name="P1">одна идея приходит вам в голову. Может, стоит подождать, пока хозяин уйдет, а</text:p>
      <text:p text:style-name="P1">затем обыскать его дом (497)? Если вы считаете это лишней тратой времени, то</text:p>
      <text:p text:style-name="P1">поторопитесь к родителям покойного, пока они не ушли из дома – 718.</text:p>
      <text:p text:style-name="P1">267.Правильно рассудив, что запечатанное письмо может пригодиться, а сломать</text:p>
      <text:p text:style-name="P1">печать вы всегда успеете, вы прячете послание в заплечный мешок (-185).</text:p>
      <text:p text:style-name="P1">Пригодится ли оно или нет, покажет время, а сейчас пора отправляться дальше –</text:p>
      <text:p text:style-name="P1">191.</text:p>
      <text:p text:style-name="P1">268.</text:p>
      <text:p text:style-name="P1">Вы обнажаете оружие и холодно произносите:</text:p>
      <text:p text:style-name="P1">- Мне кажется, ты что-то не договариваешь мне, и я хочу знать, что именно.</text:p>
      <text:p text:style-name="P1">Лучше тебе сказать правду о том, кто ты на самом деле и куда идешь, иначе мне</text:p>
      <text:p text:style-name="P1">придется перейти на другой язык, - при этом вы делаете несколько легких</text:p>
      <text:p text:style-name="P1">движений мечом.</text:p>
      <text:p text:style-name="P1">Конечно, вы понимаете, что можете ошибаться, и перед вами честный</text:p>
      <text:p text:style-name="P1">человек, который сейчас начнет клясться, что он ни в чем не виноват, и тогда его</text:p>
      <text:p text:style-name="P1">все-таки придется отпустить, ведь вы не собираетесь совершать бездумные</text:p>
      <text:p text:style-name="P1">убийства мирных горожан. Однако Егуп ведет себя по-иному. Сначала он бросает</text:p>
      <text:p text:style-name="P1">короткий резкий взгляд, не понимая, что он сделал не так, после чего вдруг</text:p>
      <text:p text:style-name="P1">расслабляется, устало вздыхает и смотрит на вас, как на надоедливую муху.</text:p>
      <text:p text:style-name="P1">- Ну что же, я не прочь поболтать с тобой на любом наречии, раз ты такой</text:p>
      <text:p text:style-name="P1">подозрительный, - произносит он и достает меч. Теперь боя не избежать – 360.</text:p>
      <text:p text:style-name="P1">269.</text:p>
      <text:p text:style-name="P1">Почти два часа вы безрезультатно бродите то в одной части города, то в</text:p>
      <text:p text:style-name="P1">другой, ведя расспросы среди горожан и внимательно всматриваясь в дома и</text:p>
      <text:p text:style-name="P1">шатры, надеясь увидеть вход в потайное заведение. Вы прекращаете свое занятие</text:p>
      <text:p text:style-name="P1">лишь тогда, когда вами заинтересовались патрулирующие город стражники,</text:p>
      <text:p text:style-name="P1">которым добропорядочные горожане сообщили о том, что вы ищете. Желая</text:p>
      <text:p text:style-name="P1">избежать неприятностей, вы сворачиваете в ближайшую узкую улочку и</text:p>
      <text:p text:style-name="P1">благополучно исчезаете из поля зрения стражников, которые уже собирались</text:p>
      <text:p text:style-name="P1">направиться к вам.</text:p>
      <text:p text:style-name="P1"><text:soft-page-break/>Так и не узнав, можно ли в Стоянке найти пиво или что-нибудь покрепче, вы</text:p>
      <text:p text:style-name="P1">вынуждены оставить свои поиски. Теперь вы замечаете, что вы потеряли очень</text:p>
      <text:p text:style-name="P1">много времени, и солнце подобралось к самому горизонту – 815.</text:p>
      <text:p text:style-name="P1">270.</text:p>
      <text:p text:style-name="P1">- Нет, я не дружинник, - твердо говорите вы, не давая повода усомниться в</text:p>
      <text:p text:style-name="P1">своих словах.</text:p>
      <text:p text:style-name="P1">Он кивает головой, давая понять, что верит вам, но ничем не выдает,</text:p>
      <text:p text:style-name="P1">удовлетворил его такой ответ или нет.- Хорошо, если ты действительно очень хочешь помочь, то давай пока</text:p>
      <text:p text:style-name="P1">разойдемся, так как у меня есть несколько важных дел, а завтра или послезавтра</text:p>
      <text:p text:style-name="P1">встретимся в Великогорске в трактире «Три дороги» в полдень.</text:p>
      <text:p text:style-name="P1">Вы прекрасно понимаете, что эта встреча не может состояться, так как у вас</text:p>
      <text:p text:style-name="P1">есть дела не менее важные, чем у этого загадочного путника. Можете сообщить</text:p>
      <text:p text:style-name="P1">ему об этом и попрощаться, раз он не горит желанием воспользоваться вашей</text:p>
      <text:p text:style-name="P1">добротой (699) или сказать, что его вид внушает вам подозрения, и вы не можете</text:p>
      <text:p text:style-name="P1">отпустить его просто так, после чего обнажить меч (803).</text:p>
      <text:p text:style-name="P1">271.</text:p>
      <text:p text:style-name="P1">Гусляр говорит, что может рассказать вам о следующем: о селениях степняков</text:p>
      <text:p text:style-name="P1">(494), о пограничных заставах (78) или о дороге до границы (534). За каждый из</text:p>
      <text:p text:style-name="P1">советов придется заплатить отдельно, цена та же – одна монета. Когда вы узнаете</text:p>
      <text:p text:style-name="P1">все, что хотите, можете попрощаться с музыкантом и отправиться дальше – 832.</text:p>
      <text:p text:style-name="P1">272.</text:p>
      <text:p text:style-name="P1">- Извини, но мне не нужны попутчики, - холодно отвечаете вы.</text:p>
      <text:p text:style-name="P1">- Жаль. Я надеялся, что ты не откажешь мне. Но, конечно, я не буду</text:p>
      <text:p text:style-name="P1">настаивать, раз ты не хочешь провожать меня. – Он грустно вздыхает и медленно</text:p>
      <text:p text:style-name="P1">разворачивается, чтобы вернуться на свое дерево. Быстрым шагом вы догоняете</text:p>
      <text:p text:style-name="P1">его и пытаетесь расспросить, о какой засаде он говорил, но он отвечает, что это</text:p>
      <text:p text:style-name="P1">всего лишь его выдумки, и вам не стоит забивать голову. Говорить что-либо о том,</text:p>
      <text:p text:style-name="P1">что с ним случилось, он тоже не собирается, отделываясь односложными</text:p>
      <text:p text:style-name="P1">ответами. Похоже, он совсем расстроился и ушел в себя. Можете передумать и</text:p>
      <text:p text:style-name="P1">согласить помочь ему (147) или махнуть рукой на этого нытика и пойти дальше</text:p>
      <text:p text:style-name="P1">(531).</text:p>
      <text:p text:style-name="P1">273.</text:p>
      <text:p text:style-name="P1">Вы достаете меч, и крестьяне, поняв ваши намерения, в ужасе смотрят на вас.</text:p>
      <text:p text:style-name="P1">- Пожалуйста, добрый человек, - умоляет один из них, - не причиняй нам</text:p>
      <text:p text:style-name="P1">вреда. Мы бедные люди, и у нас нет ничего кроме жизней. Если ты убьешь нас,</text:p>
      <text:p text:style-name="P1">наши дети останутся без отцов.</text:p>
      <text:p text:style-name="P1">Его слова отрезвляют вас. Действительно, что за туча нашла на ваш разум, что</text:p>
      <text:p text:style-name="P1">чуть не подтолкнула к чудовищному поступку? Вы ведь не разбойник и должны</text:p>
      <text:p text:style-name="P1">защищать таких людей, а не нападать на них. Вложив меч в ножны и не смотря в</text:p>
      <text:p text:style-name="P1">глаза испуганным крестьянам, вы быстрее обгоняете телегу и идете прочь,</text:p>
      <text:p text:style-name="P1">терзаемые угрызениями совести, - (456).</text:p>
      <text:p text:style-name="P1">274.Хоть внутренний голос и подсказывает, что вы напрасно пошли по</text:p>
      <text:p text:style-name="P1">бездорожью, вы не слушаете его и идете дальше. Через некоторое время трава</text:p>
      <text:p text:style-name="P1">хватает за ноги все более цепко, солнце печет жарче, а дышать сухим воздухом</text:p>
      <text:p text:style-name="P1">становится труднее. Или это просто следствие сильной усталости? Еле передвигая</text:p>
      <text:p text:style-name="P1">ноги, вы плететесь дальше.</text:p>
      <text:p text:style-name="P1">Интуиция редко подводила вас в прошлом, и вы напрасно не доверились ей</text:p>
      <text:p text:style-name="P1">и теперь. Вы делаете очередной шаг и наступаете на что-то. Вы поздно</text:p>
      <text:p text:style-name="P1">соображаете, что это степная гадюка, которая, свернувшись, грелась под жаркими</text:p>
      <text:p text:style-name="P1">солнечными лучами. Ваша бесцеремонность пришлась ей не по вкусу, и она</text:p>
      <text:p text:style-name="P1">делает мгновенный выпад, укусив вас за руку своими ядовитыми зубами.</text:p>
      <text:p text:style-name="P1"><text:soft-page-break/>Уклониться от этого нечеловечески быстрого укуса нереально. На коже остается</text:p>
      <text:p text:style-name="P1">почти незаметный след, а змея спешит скрыться в траве.</text:p>
      <text:p text:style-name="P1">Укус степной гадюки нечасто приводит к смерти, но сейчас, к сожалению,</text:p>
      <text:p text:style-name="P1">один из таких редких случаев. Добраться до человеческого селения, где вам смогли</text:p>
      <text:p text:style-name="P1">бы оказать помощь, вы не в силах. Если у вас есть с собой противоядие (205) или</text:p>
      <text:p text:style-name="P1">живая вода, то надо поскорей принять одно из этих средств – тогда, возможно,</text:p>
      <text:p text:style-name="P1">еще не все потеряно. Если же у вас не припасено ничего, что могло бы спасти от</text:p>
      <text:p text:style-name="P1">змеиного укуса, то тогда действительно все потеряно: скоро вам станет плохо, вы</text:p>
      <text:p text:style-name="P1">упадете без сознания, после чего яд и жаркое солнце не оставят вам шансов...</text:p>
      <text:p text:style-name="P1">275.</text:p>
      <text:p text:style-name="P1">Бросьте два кубика и к результату прибавьте показатель Инициативы. Если</text:p>
      <text:p text:style-name="P1">получено значение равно или больше 16 - (828), если меньше – 176. Если вы</text:p>
      <text:p text:style-name="P1">владеете приемом Реакция – 828.</text:p>
      <text:p text:style-name="P1">276.</text:p>
      <text:p text:style-name="P1">Вы стоите перед ханом, пытаясь подобрать слова, чтобы начать беседу.</text:p>
      <text:p text:style-name="P1">Наверное, другие его посетители сразу падают ниц, но вы не желаете делать то же</text:p>
      <text:p text:style-name="P1">самое и гордо стоите прямо перед повелителем степняков. Дансар пристально</text:p>
      <text:p text:style-name="P1">смотрит на вас и внезапно сам начинает разговор:</text:p>
      <text:p text:style-name="P1">- Здравствуй, жалсарай.</text:p>
      <text:p text:style-name="P1">Вы с удивлением смотрите на Дансара и так и не находите, что сказать ему.</text:p>
      <text:p text:style-name="P1">Слово, которым он вас назвал, обозначает наследника самого хана. Но почему</text:p>
      <text:p text:style-name="P1">повелитель кочевников так назвал вас? Наконец, вы обретаете дар речи.</text:p>
      <text:p text:style-name="P1">- Вы что-то перепутали. Я не тот, кем вы меня назвали, - вы улавливаете</text:p>
      <text:p text:style-name="P1">грозный взгляд одного из телохранителей, которому не понравилось, что вы</text:p>
      <text:p text:style-name="P1">перечите его господину.</text:p>
      <text:p text:style-name="P1">- Я ничего не перепутал, мой мальчик. Выйдите, оставьте нас одних! –</text:p>
      <text:p text:style-name="P1">приказывает он своим охранникам. Они несколько удивлены таким приказом, но</text:p>
      <text:p text:style-name="P1">беспрекословно повинуются, оставляя вас наедине с ханом. – Теперь мы можемпоговорить. Как тебя зовут? Раньше тебя называли Санжай, но я думаю, что по</text:p>
      <text:p text:style-name="P1">прошествии стольких лет многое изменилось.</text:p>
      <text:p text:style-name="P1">Старик-хан говорит мягким отеческим голосом, но на секунду у вас возникает</text:p>
      <text:p text:style-name="P1">сомнение. Он называет вас своим наследником, но даже не знает настоящего</text:p>
      <text:p text:style-name="P1">имени. Может, это ловушка, а его верные телохранители пошли за подмогой?</text:p>
      <text:p text:style-name="P1">Сейчас хан один, без охранников, и лучшего момента напасть на него не</text:p>
      <text:p text:style-name="P1">представится. Вы и не ожидали, что все будет так просто. Решайте, что будете</text:p>
      <text:p text:style-name="P1">делать: достанете меч и сразите хана (37) или продолжите слушать его загадочные</text:p>
      <text:p text:style-name="P1">речи (124)?</text:p>
      <text:p text:style-name="P1">277.</text:p>
      <text:p text:style-name="P1">Вы проходите совсем немного, когда замечаете сильно примятую траву.</text:p>
      <text:p text:style-name="P1">Несомненно, здесь проскакал большой отряд. Через некоторое время вы</text:p>
      <text:p text:style-name="P1">различаете в той стороне, куда уводит след, большое количество расставленных</text:p>
      <text:p text:style-name="P1">шатров. Ветер дует в вашу сторону и доносит обрывки множества голосов. Похоже</text:p>
      <text:p text:style-name="P1">на крупный военный лагерь. В другое время вы, скорее всего, обязательно</text:p>
      <text:p text:style-name="P1">отправились бы на разведку, но сейчас обстоятельства совсем иные. Лучше всего</text:p>
      <text:p text:style-name="P1">отклониться в сторону и миновать опасное место (888). Если же вы примите</text:p>
      <text:p text:style-name="P1">другое решение и попробуете подкрасться к лагерю – 555.</text:p>
      <text:p text:style-name="P1">278.</text:p>
      <text:p text:style-name="P1">Половина обратного пути от поляны до пня уже пройдена, когда сзади</text:p>
      <text:p text:style-name="P1">слышен голос, окликнувший вас по имени. Вы вздрагиваете, так как узнаете голос</text:p>
      <text:p text:style-name="P1">князя.</text:p>
      <text:p text:style-name="P1">- Постой, подожди, немного! Волшебство перенесло меня сюда, мне нужно</text:p>
      <text:p text:style-name="P1">сообщить тебе важную вещь!</text:p>
      <text:p text:style-name="P1"><text:soft-page-break/>Творится что-то непонятное, но нужно решить, что предпринять: обернетесь</text:p>
      <text:p text:style-name="P1">и ответите князю (159) или ускорите шаг (590)?</text:p>
      <text:p text:style-name="P1">279.</text:p>
      <text:p text:style-name="P1">- У меня есть, одна вещь, которая может тебе понравиться, - сообщаете вы и</text:p>
      <text:p text:style-name="P1">достаете из вещмешка кнут, подаренный пастухом. – Мне не довелось</text:p>
      <text:p text:style-name="P1">воспользоваться этим предметом, но, кажется, этот кнут действительно имеет</text:p>
      <text:p text:style-name="P1">власть над некоторыми животными.</text:p>
      <text:p text:style-name="P1">- Он на самом деле волшебный? – радостно переспрашивает охотник. – И ты</text:p>
      <text:p text:style-name="P1">готов отдать мне его?</text:p>
      <text:p text:style-name="P1">- В общем-то, мне он ни к чему, - признаетесь вы. – Я не пастух и не охотник.</text:p>
      <text:p text:style-name="P1">Ты найдешь этой вещи лучшее применение.</text:p>
      <text:p text:style-name="P1">- Уж поверь мне, так оно и будет! – уверяет вас крестьянин, бережно</text:p>
      <text:p text:style-name="P1">принимая от вас подарок. – Но я не хочу оставаться в долгу перед тобой! Я дамтебе один предмет и расскажу кое-что. Я слежу за повадками диких зверей, но</text:p>
      <text:p text:style-name="P1">кроме этого подмечаю и другие вещи. Ты, наверное, слышал от стариков рассказы</text:p>
      <text:p text:style-name="P1">о леших и деде Лесовике – духах, которые охраняют лес. Я уверен, что они</text:p>
      <text:p text:style-name="P1">действительно существуют, так как сам не раз сталкивался с их волшебством.</text:p>
      <text:p text:style-name="P1">Однако в последнее время лес изменился. Многие звери стали неуправляемыми,</text:p>
      <text:p text:style-name="P1">белки носятся, как сумасшедшие, а деревья стали какими-то...заброшенными, что</text:p>
      <text:p text:style-name="P1">ли. Мне кажется, что-то случилось. Старейшины говорят, что древние духи</text:p>
      <text:p text:style-name="P1">покидают наши края и уходят далеко на юг. Кто-то из путешественников</text:p>
      <text:p text:style-name="P1">рассказывал даже, что они устраивают целые селения, создают свои храмы и не</text:p>
      <text:p text:style-name="P1">любят незваных гостей из человеческого племени. Не знаю, насколько тебе важны</text:p>
      <text:p text:style-name="P1">эти сведения; может, они и бесполезны для тебя. Ну, а кроме слов моей</text:p>
      <text:p text:style-name="P1">благодарности прими эту ветку рябины. Я всегда носил ее с собой. Говорят,</text:p>
      <text:p text:style-name="P1">рябина помогает в лесу, ограждая от черного колдовства. Не знаю, правда ли это,</text:p>
      <text:p text:style-name="P1">но я ни разу не попадал в беду, когда носил с собой этот оберег. А теперь прощай,</text:p>
      <text:p text:style-name="P1">меня уже давно ждут дома. Еще раз благодарю тебя за твой чудесный дар.</text:p>
      <text:p text:style-name="P1">Охотник уходит в сторону Смолянки, а вы рассматриваете ветку рябины,</text:p>
      <text:p text:style-name="P1">которую он вам отдал. На вид это самая обычная ветка, поэтому непонятно,</text:p>
      <text:p text:style-name="P1">действительно ли она способна защитить от злых чар. Все-таки имеет смысл взять</text:p>
      <text:p text:style-name="P1">ее с собой, если есть место в вещмешке (-210).</text:p>
      <text:p text:style-name="P1">Теперь пора продолжить путешествие по Купеческому тракту,</text:p>
      <text:p text:style-name="P1">расстилающемуся без конца и края – 398.</text:p>
      <text:p text:style-name="P1">280.</text:p>
      <text:p text:style-name="P1">Вы пробыли в Хвойном достаточно долго, пора отправляться в дорогу.</text:p>
      <text:p text:style-name="P1">Солнце в зените, а это значит, что еще можно успеть к вечеру добраться до Ям.</text:p>
      <text:p text:style-name="P1">Обойдя группу играющих на дороге босоногих детишек, вы минуете</text:p>
      <text:p text:style-name="P1">многочисленные деревенские трактиры и подходите к южной окраине деревни.</text:p>
      <text:p text:style-name="P1">Здесь стоит последнее питейное заведение, за которым начнется ваше</text:p>
      <text:p text:style-name="P1">путешествие до границы. Около трактира, который, кстати, называется «Веселый</text:p>
      <text:p text:style-name="P1">гусляр», на дороге сидит какой-то бродяга. Вы прошли бы мимо него, но он сам</text:p>
      <text:p text:style-name="P1">поднимается на ноги и идет вам навстречу. Грязные штаны, кожаная куртка в</text:p>
      <text:p text:style-name="P1">многочисленных надрезах, лицо с синяком на левой скуле, живые, хитро</text:p>
      <text:p text:style-name="P1">бегающие глаза: что понадобилось этому оборванцу от вас?</text:p>
      <text:p text:style-name="P1">- Добрый человек, не уделишь мне немного своего времени? – обращается он.</text:p>
      <text:p text:style-name="P1">– Помоги мне, сделай милость. Я торговец. Меня ограбили разбойники, и смотри,</text:p>
      <text:p text:style-name="P1">во что превратили. Они забрали весь товар и сбежали. Но мы еще успеем их</text:p>
      <text:p text:style-name="P1">догнать. Их всего двое, и вооружены они простыми дубинами, ты легко с ними</text:p>
      <text:p text:style-name="P1">справишься. А уж о награде не беспокойся, я не обижу.</text:p>
      <text:p text:style-name="P1">Странно это как-то все... Вы еще раз окидываете бродягу взглядом, но понять,</text:p>
      <text:p text:style-name="P1">говорит он правду или врет, невозможно. Согласитесь ему помочь и попробуете</text:p>
      <text:p text:style-name="P1"><text:soft-page-break/>догнать разбойников (762) или откажетесь, заподозрив неладное (487)?</text:p>
      <text:p text:style-name="P1">281.По одному жесту кочевника вас хватают сразу несколько находящихся вблизи</text:p>
      <text:p text:style-name="P1">воинов. Волоком вас тащат к находящемуся неподалеку столбу, врытому в землю.</text:p>
      <text:p text:style-name="P1">Никаких ваших усилий не хватит, чтобы воспротивиться действиям степняков,</text:p>
      <text:p text:style-name="P1">привязывающих вас лицом к столбу и срывающих одежду с торса. Один из самых</text:p>
      <text:p text:style-name="P1">опытных палачей взмахивает плетью и наносит сильный удар, заставляющий вас</text:p>
      <text:p text:style-name="P1">поневоле вскрикнуть, а на коже остается жгучая рана. С каждым новым взмахом</text:p>
      <text:p text:style-name="P1">ваш мучитель расходится все больше, а окружающие его наблюдатели не только</text:p>
      <text:p text:style-name="P1">не пытаются остановить его, но и подначивают выкриками и хлопками.</text:p>
      <text:p text:style-name="P1">Потребуется около десяти ударов, чтобы вы потеряли от боли сознание и</text:p>
      <text:p text:style-name="P1">безвольно повисли на столбе. Жестокий палач, войдя в азарт, не остановится после</text:p>
      <text:p text:style-name="P1">этого и будет сечь несчастную жертву, пока не насытит свою злобу сполна. Но к</text:p>
      <text:p text:style-name="P1">тому времени, как это произойдет, дух уже покинет ваше тело, не выдержав</text:p>
      <text:p text:style-name="P1">мучительной пытки...</text:p>
      <text:p text:style-name="P1">282.</text:p>
      <text:p text:style-name="P1">Вы идите дальше, никуда не сворачивая. Трава по краям тропы становится</text:p>
      <text:p text:style-name="P1">короткой и жесткой, а земля гораздо тверже, и вы даже сворачиваете на обочину,</text:p>
      <text:p text:style-name="P1">так как ступать по растительному покрову мягче и приятнее. Лицо обдувает сухой</text:p>
      <text:p text:style-name="P1">горячий ветер, из-за которого трудно дышать. Теперь прохлада полесских лесов</text:p>
      <text:p text:style-name="P1">остается лишь в воспоминаниях, и придется преодолевать нелегкие версты</text:p>
      <text:p text:style-name="P1">суровой степи.</text:p>
      <text:p text:style-name="P1">Вы идете по тропе, перебирая в голове события, произошедшие за последние</text:p>
      <text:p text:style-name="P1">два дня. Через час вы замечаете что-то далеко впереди. Пройдя еще немного и</text:p>
      <text:p text:style-name="P1">присмотревшись, вы понимаете, что это многочисленные палатки, рядом с</text:p>
      <text:p text:style-name="P1">которыми пасется большой табун лошадей. Все это наводит на мысль о военном</text:p>
      <text:p text:style-name="P1">лагере, но убедиться в правильности своих догадок можно, лишь подобравшись</text:p>
      <text:p text:style-name="P1">ближе (859). Но нужно ли совершать необдуманную разведку, когда у вас совсем</text:p>
      <text:p text:style-name="P1">другая цель путешествия? Может, лучше обойти находящийся впереди лагерь</text:p>
      <text:p text:style-name="P1">(593)?</text:p>
      <text:p text:style-name="P1">283.</text:p>
      <text:p text:style-name="P1">Смолянка – деревня большая, но примечательна она лишь тем, что</text:p>
      <text:p text:style-name="P1">расположена на главном торговом пути Полесья, чем и объясняется ее</text:p>
      <text:p text:style-name="P1">процветание. Вам нет дела до местных крестьян, которые целый день занимаются</text:p>
      <text:p text:style-name="P1">своим хозяйством, а вечером слушают нелепые и преувеличенные истории, в</text:p>
      <text:p text:style-name="P1">избытке имеющиеся у хвастливых путешественников. Хотя заглянуть в один из</text:p>
      <text:p text:style-name="P1">местных трактиров не помешает. После полудня прошло едва ли более двух часов,</text:p>
      <text:p text:style-name="P1">и небольшая задержка не помешает до ночи добраться до одного из пограничных</text:p>
      <text:p text:style-name="P1">городов. Вы идет по главной деревенской улицы, подыскивая подходящее</text:p>
      <text:p text:style-name="P1">заведение, когда из одной из подворотен выныривает молодой парень, ещебезусый юноша, в замызганной рубашке и с грязными разводами на лице.</text:p>
      <text:p text:style-name="P1">Подмышкой у него жирный гусь, ведущий себя необыкновенно покорно для этой</text:p>
      <text:p text:style-name="P1">строптивой птицы. Наверняка парнишка его украл. Юнец замечает вас и</text:p>
      <text:p text:style-name="P1">подбегает ближе.</text:p>
      <text:p text:style-name="P1">- Путник, купи гуся, - просит он. – Всего четыре монеты за эту жирную птицу.</text:p>
      <text:p text:style-name="P1">Предложение рассмешило вас, но парень вполне серьезно ждет от вас ответа.</text:p>
      <text:p text:style-name="P1">Сжалитесь над ним и заберете гуся за ту сумму, которую он просит (177),</text:p>
      <text:p text:style-name="P1">попробуете сбавить цену (737) или откажетесь от приобретения столь ценного</text:p>
      <text:p text:style-name="P1">товара и продолжите поиски трактира (25)?</text:p>
      <text:p text:style-name="P1">284.</text:p>
      <text:p text:style-name="P1">Обходить лагерь приходится довольно долго – палаток в нем немного, но</text:p>
      <text:p text:style-name="P1">раскинулись они широко, поэтому вы вынуждены выбрать довольно приличное</text:p>
      <text:p text:style-name="P1">расстояние, чтобы не привлечь внимания обитателей стоянки. Хотя у вас создается</text:p>
      <text:p text:style-name="P1"><text:soft-page-break/>впечатление, что никто не наблюдает за тем, кто ходит в окрестностях. Во всяком</text:p>
      <text:p text:style-name="P1">случае, ни единого намека на патруль нет. Вы беспрепятственно минуете лагерь и</text:p>
      <text:p text:style-name="P1">благополучно возвращаетесь на дорогу. Теперь можно без опаски продолжить</text:p>
      <text:p text:style-name="P1">путешествие – 474.</text:p>
      <text:p text:style-name="P1">285.</text:p>
      <text:p text:style-name="P1">Вид обнаженного клинка и ваши горящие глаза до смерти перепугали еще</text:p>
      <text:p text:style-name="P1">толком не проснувшихся крестьян, у которых даже не оказалось оружия. Словно</text:p>
      <text:p text:style-name="P1">ужаленные, они вскочили со своих мест и бросились в разные стороны, со сна</text:p>
      <text:p text:style-name="P1">плохо соображая, куда бежать. Меньше чем через минуту вы остались в</text:p>
      <text:p text:style-name="P1">одиночестве около догоревшего костра и оставленных в спешке пожитков.</text:p>
      <text:p text:style-name="P1">Преследовать грибников, скрывшихся за деревьями, на лошади не получится,</text:p>
      <text:p text:style-name="P1">поэтому вы и не думаете за ними гнаться. Можете слезть с коня и порыться в</text:p>
      <text:p text:style-name="P1">оставленных мешках, но ничего ценного вы там не найдете – в них лишь старые</text:p>
      <text:p text:style-name="P1">тряпки, тупые ножи да раздавленная еда, захваченная из дома, - огурцы,</text:p>
      <text:p text:style-name="P1">помидоры, остатки вареной курицы. Но выглядит это все так неаппетитно, что</text:p>
      <text:p text:style-name="P1">брать такую снедь с собой совсем не хочется. Корзины с грибами тащить также нет</text:p>
      <text:p text:style-name="P1">никакого смысла – вряд ли вы собираетесь их мариновать. Крестьяне наверняка</text:p>
      <text:p text:style-name="P1">следят за вами из-за деревьев и вернутся к костру, когда вы уедете. Возможно, они</text:p>
      <text:p text:style-name="P1">приняли вас за разбойника. Вот только они прекрасно знают, что брать-то у них</text:p>
      <text:p text:style-name="P1">нечего. Вряд ли стоило нападать на них, ведь они и не собирались причинять вам</text:p>
      <text:p text:style-name="P1">вред, так что впредь тщательнее обдумывайте, стоит ли обнажать меч – 208.</text:p>
      <text:p text:style-name="P1">286.</text:p>
      <text:p text:style-name="P1">Полагая, что у кочевников нет причин задерживать мирного путника и</text:p>
      <text:p text:style-name="P1">запрещать ему ходить там, где он пожелает, вы поднимаетесь с земли инаправляетесь к лагерю. Вас немедленно замечает один из воинов отряда,</text:p>
      <text:p text:style-name="P1">проехавшего недавно. Он что-то резко кричит своим товарищам, и всадники</text:p>
      <text:p text:style-name="P1">поворачивают в вашу сторону. Вы идете им навстречу, всем видом пытаясь</text:p>
      <text:p text:style-name="P1">выразить свое миролюбие. Но степняки настроены несколько иначе. У них есть</text:p>
      <text:p text:style-name="P1">строгий приказ уничтожать любого чужака, без разрешения оказавшегося</text:p>
      <text:p text:style-name="P1">поблизости от лагеря. Вы с ужасом видите, как натягивается тетива на луках, а</text:p>
      <text:p text:style-name="P1">затем в вашу сторону летит несколько стрел, увернуться от которых невозможно.</text:p>
      <text:p text:style-name="P1">Теперь не помогут ни слова, ни пропуски, ни верный меч. Вы понимаете, что ваше</text:p>
      <text:p text:style-name="P1">путешествие окончено. Попытка к бегству также ни к чему не приведет: вам не</text:p>
      <text:p text:style-name="P1">сравниться в скорости с превосходными скакунами кочевников. Остается лишь</text:p>
      <text:p text:style-name="P1">встать лицом к противнику и достойно принять свой конец. До того, как ваше</text:p>
      <text:p text:style-name="P1">бессознательное тело упадет в пыль дороги, один из кочевников ловко набросит на</text:p>
      <text:p text:style-name="P1">вас аркан, чтобы утащить труп в лагерь и как следует его осмотреть...</text:p>
      <text:p text:style-name="P1">287.</text:p>
      <text:p text:style-name="P1">Вы развязываете тонкую веревку и заглядываете внутрь мешочка, вдыхая</text:p>
      <text:p text:style-name="P1">чудесный аромат степных растений. Внутри лежат высушенные травы, из которых</text:p>
      <text:p text:style-name="P1">можно приготовить отвар хоть немедленно. Но для того, чтобы этот отвар был</text:p>
      <text:p text:style-name="P1">полезен, нужно знать рецепт приготовления хоть какого-нибудь зелья. А пока</text:p>
      <text:p text:style-name="P1">никакого рецепта вы не знаете, лучше убрать ценный сбор в заплечный мешок.</text:p>
      <text:p text:style-name="P1">Больше в шатре у торговца делать нечего, поэтому решайте, куда</text:p>
      <text:p text:style-name="P1">направитесь дальше – к сборищу людей неподалеку за палатками (153) или к</text:p>
      <text:p text:style-name="P1">выходу их лагеря (474)?</text:p>
      <text:p text:style-name="P1">288.</text:p>
      <text:p text:style-name="P1">Да, это действительно старик, одетый в длинный белый тулуп. Странный</text:p>
      <text:p text:style-name="P1">выбор одежды в жаркий летний день, но сейчас это волнует вас меньше всего.</text:p>
      <text:p text:style-name="P1">Затуманенный разум уже плохо соображает, и вы бездумно бредете к незнакомцу,</text:p>
      <text:p text:style-name="P1">надеясь, что он поможет выбраться из заколдованного места. Лишь подойдя</text:p>
      <text:p text:style-name="P1">поближе, вы замечаете то, что не разглядели сразу: руки и ноги старика покрыты</text:p>
      <text:p text:style-name="P1"><text:soft-page-break/>толстой дубовой корой вместо кожи, в бороде вьется плющ, а на голове, в волосах,</text:p>
      <text:p text:style-name="P1">имеется самое настоящее птичье гнездо. Странный вид этого существа заставляет</text:p>
      <text:p text:style-name="P1">вас остановиться, однако вы признаетесь себе, что не ощущаете никакой</text:p>
      <text:p text:style-name="P1">опасности, исходящей от этого белобородого старца с кривым деревянным</text:p>
      <text:p text:style-name="P1">посохом в руке. Между тем старик поворачивается в вашу сторону и смотрит с</text:p>
      <text:p text:style-name="P1">определенным интересом, словно не ожидал увидеть путника в такой глуши. Его</text:p>
      <text:p text:style-name="P1">взгляд добрых и мудрых глаз мгновенно успокаивает вас, и разум быстро</text:p>
      <text:p text:style-name="P1">проясняется. Повинуясь внезапному чувству, вы делаете несколько шагов,</text:p>
      <text:p text:style-name="P1">приблизившись к старцу, неподвижно наблюдающему за вами, но не говорящему</text:p>
      <text:p text:style-name="P1">ни слова, и, поклонившись, обращаетесь к нему:- Здравствуй, дедушка. Я сбился с пути и не знаю, как вернуться на тропу. Не</text:p>
      <text:p text:style-name="P1">поможешь ли ты выбраться из этой дремучей чащи и найти дорогу?</text:p>
      <text:p text:style-name="P1">Старик ничего не отвечает и продолжает стоять неподвижно, как изваяние,</text:p>
      <text:p text:style-name="P1">похожий на деревья, окружающие вас со всех сторон. Вы растерянно смотрите на</text:p>
      <text:p text:style-name="P1">него, не зная, что делать дальше: попробовать заговорить с ним еще раз или уйти.</text:p>
      <text:p text:style-name="P1">Неожиданно старик заговорил, однако взгляд его, устремленный в вашу сторону,</text:p>
      <text:p text:style-name="P1">смотрит мимо вас, и слова его обращены, скорее, к самому себе:</text:p>
      <text:p text:style-name="P1">- Опять лешени потешаются... Вот ведь беда с ними. – Он произносит это</text:p>
      <text:p text:style-name="P1">своим скрипучим голосом так, словно отчитывает маленьких детишек за их</text:p>
      <text:p text:style-name="P1">проказы. Затем он вздыхает, укоризненно качает головой и делает плавное</text:p>
      <text:p text:style-name="P1">движение рукой, держащей посох. В то же мгновение деревья начинают бешено</text:p>
      <text:p text:style-name="P1">вращаться перед глазами в дикой пляске, вас неприятно подташнивает, и вы с</text:p>
      <text:p text:style-name="P1">трудом удерживаетесь на ногах, чуть не упав в обморок. Однако все быстро</text:p>
      <text:p text:style-name="P1">проходит, и вы снова чувствуете себя нормально. Оглянувшись, вы уже не видите</text:p>
      <text:p text:style-name="P1">никакого старика, да и место, в котором вы очутились, кажется совсем другим,</text:p>
      <text:p text:style-name="P1">хотя деревья все так же мрачно окружают вас, закрывая солнце. Пройдя немного</text:p>
      <text:p text:style-name="P1">вперед, вы с радостью обнаруживаете тропинку, очень похожую на ту, по которой</text:p>
      <text:p text:style-name="P1">шли не так давно. Возможно эта та же самая тропа, но вы уже ни в чем не уверены</text:p>
      <text:p text:style-name="P1">в этом странном лесу. Что за старик повстречался вам в чаще, так и остается</text:p>
      <text:p text:style-name="P1">загадкой. На ум приходят сказки о Деде Лесовике, помогающем людям,</text:p>
      <text:p text:style-name="P1">потерявшимся в лесу. Впрочем, самое главное то, что опасность миновала – 727.</text:p>
      <text:p text:style-name="P1">289.</text:p>
      <text:p text:style-name="P1">- Спасибо, путник, что принимаешь такое участие в нашей общей беде, -</text:p>
      <text:p text:style-name="P1">произносит старик, принимая у вас мед и молоко. – Я вспомнил слова, которым</text:p>
      <text:p text:style-name="P1">научила меня моя бабушка. Пожалуйста, не беспокойте меня.</text:p>
      <text:p text:style-name="P1">Он отходит в сторону и начинает свой таинственный обряд. Вы замечаете, что</text:p>
      <text:p text:style-name="P1">старик выливает молоко в горшок, туда же добавляет мед и начинает помешивать</text:p>
      <text:p text:style-name="P1">эту смесь, нашептывая над ней какие-то слова. Закончив мешать, он делает</text:p>
      <text:p text:style-name="P1">несколько несложных движений ладонями над горшком, после чего делает знак</text:p>
      <text:p text:style-name="P1">хозяину дома, чтобы тот подошел к нему, и передает ему лекарство. Крестьянин</text:p>
      <text:p text:style-name="P1">бережно берет горшок и уходит в дом. Все гости остаются во дворе, напряженно</text:p>
      <text:p text:style-name="P1">ожидая возвращения хозяина. Проходит почти полчаса, прежде чем тот</text:p>
      <text:p text:style-name="P1">показывается на крыльце. Глаза его сияют.</text:p>
      <text:p text:style-name="P1">- Им стало лучше! – Сообщает он радостную весть. – Стоило им попробовать</text:p>
      <text:p text:style-name="P1">лекарство, как разум стал быстро возвращаться к ним. Жена еще лежит в постели,</text:p>
      <text:p text:style-name="P1">так как пока чувствует слабость, а дочь сразу поднялась на ноги. Спасибо вам,</text:p>
      <text:p text:style-name="P1">люди добрые, - говорит крестьянин с поклоном, - спасли вы семью мою от беды.</text:p>
      <text:p text:style-name="P1">В это время позади крестьянина показывается голова хорошенькой девушки.</text:p>
      <text:p text:style-name="P1">Это и есть его выздоровевшая дочь. Выглядит она хорошо, и трудно поверить, что</text:p>
      <text:p text:style-name="P1">еще недавно ею владело безумие. Девушка выходит на крыльцо и, в свою очередь,</text:p>
      <text:p text:style-name="P1">благодарит стариков, а в особенности того, что приготовил для нее лекарство.</text:p>
      <text:p text:style-name="P1"><text:soft-page-break/>После этого она рассказывает, что вчера вечером после ухода отряда дружинниковони с матерью пошли мыться в баню. Они уже хотели выходить, когда на них</text:p>
      <text:p text:style-name="P1">напали маленькие мохнатые существа, покрытые черной шерстью, и стали</text:p>
      <text:p text:style-name="P1">щекотать. Женщины пытались вырваться на улицу, но анчутки (а это были</text:p>
      <text:p text:style-name="P1">именно они) крепко держали дверь. Выслушав рассказ девушки, старики качают</text:p>
      <text:p text:style-name="P1">головой и советуют временно не ходить в баню, а пригласить знахаря из города,</text:p>
      <text:p text:style-name="P1">чтобы он навсегда отвадил проказливых духов. После этого старики начинают</text:p>
      <text:p text:style-name="P1">объяснять хозяину дома, где он может найти хорошего знахаря, вы же,</text:p>
      <text:p text:style-name="P1">воспользовавшись, что выздоровевшая девушка осталась одна, отзываете ее в</text:p>
      <text:p text:style-name="P1">сторону, чтобы прояснить кое-что.</text:p>
      <text:p text:style-name="P1">- Так ты говоришь, здесь были дружинники? – переспрашиваете вы ее</text:p>
      <text:p text:style-name="P1">негромко.</text:p>
      <text:p text:style-name="P1">- Да, были, - почему-то зардевшись, отвечает она. – Я и не помню, когда в</text:p>
      <text:p text:style-name="P1">последний раз до этого воины проходили через наш поселок. Вчера здесь гостил</text:p>
      <text:p text:style-name="P1">целый отряд, а вечером они сели на лодки и в ночь поплыли в Ледяной. И все</text:p>
      <text:p text:style-name="P1">такие красавцы, такие видные молодцы! Я даже познакомилась с одним. Ты его не</text:p>
      <text:p text:style-name="P1">знаешь? Его Ратмиром зовут, такой высокий брюнет с родинкой над губой? Как</text:p>
      <text:p text:style-name="P1">жаль, что не знаешь. Он меня в город звал к нему в гости, сказал, что они дня два</text:p>
      <text:p text:style-name="P1">там гостить будут. Говорил, что найти его можно в трактире «Железный меч»</text:p>
      <text:p text:style-name="P1">(+130). Увидишь его – передай, что я постараюсь к нему приехать завтра или</text:p>
      <text:p text:style-name="P1">послезавтра.</text:p>
      <text:p text:style-name="P1">Вы обещаете передать ее слова Ратмиру, если увидите его, после чего</text:p>
      <text:p text:style-name="P1">незаметно покидаете крестьянский двор, - (484).</text:p>
      <text:p text:style-name="P1">290.</text:p>
      <text:p text:style-name="P1">- Мои бусы! – радостно восклицает кузнец. – Слава богу, они нашлись! Но</text:p>
      <text:p text:style-name="P1">откуда они у тебя?</text:p>
      <text:p text:style-name="P1">Вы коротко рассказываете о том, как вам досталась эта вещь, до этого</text:p>
      <text:p text:style-name="P1">казавшаяся простой безделицей.</text:p>
      <text:p text:style-name="P1">- Негодяи! – говорит кузнец, выслушав ваш рассказ. – Наверняка, это они</text:p>
      <text:p text:style-name="P1">украли у меня бусы. Ты, наверное, удивлен, что они так важны для меня. Дело в</text:p>
      <text:p text:style-name="P1">том, что это наша семейная реликвия, передаваемая из поколения в поколение.</text:p>
      <text:p text:style-name="P1">Поэтому я и был так расстроен, обнаружив пропажу. Ты говоришь, у тех</text:p>
      <text:p text:style-name="P1">разбойников были расшитые пояса? Я расскажу тебе кое-что. По Полесью в</text:p>
      <text:p text:style-name="P1">последнее время бродит немало грабителей, но не все из них бездомные бродяги.</text:p>
      <text:p text:style-name="P1">Многие разбойники объединились и основали целый лагерь где-то на границе.</text:p>
      <text:p text:style-name="P1">Будь осторожен, если окажешься в тех краях. У этих негодяев есть атаман, а у</text:p>
      <text:p text:style-name="P1">каждого разбойника – свое звание. Насколько мне известно, чем больше цветов на</text:p>
      <text:p text:style-name="P1">поясе, тем выше положение того, кто его носит. У новичков пояса одноцветные, а у</text:p>
      <text:p text:style-name="P1">старших командиров они расшиты нитями трех-четырех цветов. Еще я слышал,</text:p>
      <text:p text:style-name="P1">что у разбойников даже есть свои шпионы, которые живут в деревнях и городах и</text:p>
      <text:p text:style-name="P1">передают атаману сведения о том, где можно перехватить добычу пожирнее. Все,</text:p>
      <text:p text:style-name="P1">что я рассказал тебе - большая тайна, и не смей никому говорить о том, что узнал</text:p>
      <text:p text:style-name="P1">ее от меня, а не то несдобровать ни тебе, ни мне.Приняв все услышанное к сведению, вы напоминаете кузнецу о кинжале.</text:p>
      <text:p text:style-name="P1">Мастер уверяет, что он восстановит вам клинок, но просит подождать до утра, так</text:p>
      <text:p text:style-name="P1">как работа предстоит тонкая и кропотливая.</text:p>
      <text:p text:style-name="P1">Отдайте обломки кузнецу и пока оставьте его. Когда утром вы отправитесь в</text:p>
      <text:p text:style-name="P1">путь и попадете на параграф со словами «В Каменке вас больше ничего не</text:p>
      <text:p text:style-name="P1">задерживает», не закрывая его, перейдите на 419, чтобы забрать восстановленный</text:p>
      <text:p text:style-name="P1">кинжал – 768.</text:p>
      <text:p text:style-name="P1">291.</text:p>
      <text:p text:style-name="P1">Во сне перед глазами вновь возникают видения, но разглядеть их как следует</text:p>
      <text:p text:style-name="P1"><text:soft-page-break/>и запомнить вы не успеваете. Вы пробуждаетесь от громкого шума. Вскочив на</text:p>
      <text:p text:style-name="P1">ноги, вы прислушиваетесь. Снаружи раздаются ужасные крики и предсмертные</text:p>
      <text:p text:style-name="P1">хрипы. Кажется, на улице идет настоящая битва. Вы как можно быстрее</text:p>
      <text:p text:style-name="P1">накидываете куртку, захватив заодно и вещмешок, опоясываетесь, нащупываете в</text:p>
      <text:p text:style-name="P1">темноте меч, после чего выскакиваете из дома. Перед вашими глазами предстает</text:p>
      <text:p text:style-name="P1">страшная картина. На деревню совершено нападение. Отряд степняков, всего</text:p>
      <text:p text:style-name="P1">около двух десятков, вовсю хозяйничает в селе, поджигая дома и рубя направо и</text:p>
      <text:p text:style-name="P1">налево убегающих русичей, только что выскочивших из своих изб и потому почти</text:p>
      <text:p text:style-name="P1">раздетых. Несколько домов уже полыхает, на земле лежат бездыханные тела</text:p>
      <text:p text:style-name="P1">крестьян, пытавшихся дать отпор врагу – рядом с ними лежат вилы и топоры.</text:p>
      <text:p text:style-name="P1">Кочевники вихрем носятся по деревне, не щадя никого. Злость мгновенно</text:p>
      <text:p text:style-name="P1">вскипает в вас, и вы набрасываетесь на ближайшего степняка, уже слезшего с коня</text:p>
      <text:p text:style-name="P1">и считающего, что сопротивление подавлено.</text:p>
      <text:p text:style-name="P1">НАЛЕТЧИК</text:p>
      <text:p text:style-name="P1">Нападение 8</text:p>
      <text:p text:style-name="P1">Защита</text:p>
      <text:p text:style-name="P1">14</text:p>
      <text:p text:style-name="P1">Жизнь</text:p>
      <text:p text:style-name="P1">9</text:p>
      <text:p text:style-name="P1">Инициатива 9</text:p>
      <text:p text:style-name="P1">Расправившись с врагом, вы оглядываетесь. Жителям деревни вы уже не</text:p>
      <text:p text:style-name="P1">поможете: перебить в одиночку десяток всадников вам не под силу. А помочь вам</text:p>
      <text:p text:style-name="P1">уже некому: почти все взрослые мужчины убиты, дома горят, оставшиеся в живых</text:p>
      <text:p text:style-name="P1">пытаются спастись бегством под покровом ночи. Остается только один вариант:</text:p>
      <text:p text:style-name="P1">выбираться из деревни. Выскочив из-за дома, вы застаете ужасную сцену: мерзкий</text:p>
      <text:p text:style-name="P1">кочевник схватил женщину и пытается повалить ее на землю, забрызганный</text:p>
      <text:p text:style-name="P1">кровью ее сородичей. Ненависть придала вам хладнокровия и молниеносности, и</text:p>
      <text:p text:style-name="P1">не успевает узкоглазый грабитель заметить вас, как в горло ему впивается кинжал,</text:p>
      <text:p text:style-name="P1">брошенный умелой рукой. Женщина бросает на вас благодарный взгляд, но вы</text:p>
      <text:p text:style-name="P1">жестом показываете ей, чтобы она поторопилась укрыться в ближайшей роще.</text:p>
      <text:p text:style-name="P1">Она немедленно вам повинуется и растворяется в темноте. Вы достаете свой</text:p>
      <text:p text:style-name="P1">кинжал из бездыханного тела и оборачиваетесь на резкий возглас. Это главарь</text:p>
      <text:p text:style-name="P1">банды степняков заметил, что не все защитники села погибли, и направляет коня ввашу сторону. К вашему счастью, остальные кочевники уже считают дело</text:p>
      <text:p text:style-name="P1">сделанным и разъехались в разные стороны, преследуя оставшихся в живых</text:p>
      <text:p text:style-name="P1">русичей, а также в поисках добычи.</text:p>
      <text:p text:style-name="P1">ПРЕДВОДИТЕЛЬ НАЛЕТЧИКОВ</text:p>
      <text:p text:style-name="P1">Нападение 9</text:p>
      <text:p text:style-name="P1">Защита</text:p>
      <text:p text:style-name="P1">15</text:p>
      <text:p text:style-name="P1">Жизнь</text:p>
      <text:p text:style-name="P1">11</text:p>
      <text:p text:style-name="P1">Инициатива 9</text:p>
      <text:p text:style-name="P1">Через два раунда атаки на помощь к своему командиру подоспеет еще двое</text:p>
      <text:p text:style-name="P1">всадников, и вам придется туго. Пока врагов будет трое, они будут вести</text:p>
      <text:p text:style-name="P1">агрессивный стиль боя. Противник, оставшийся последним, вернется к обычному</text:p>
      <text:p text:style-name="P1">контратакующему стилю. Если вы владеете приемом Веерная защита, можете</text:p>
      <text:p text:style-name="P1">попробовать использовать его, чтобы отступить к краю деревни и убежать (550).</text:p>
      <text:p text:style-name="P1">1-ЫЙ ВСАДНИК</text:p>
      <text:p text:style-name="P1">Нападение 9</text:p>
      <text:p text:style-name="P1">Защита</text:p>
      <text:p text:style-name="P1">14</text:p>
      <text:p text:style-name="P1"><text:soft-page-break/>Жизнь</text:p>
      <text:p text:style-name="P1">11</text:p>
      <text:p text:style-name="P1">Инициатива 9</text:p>
      <text:p text:style-name="P1">2-ОЙ ВСАДНИК</text:p>
      <text:p text:style-name="P1">Нападение 8</text:p>
      <text:p text:style-name="P1">Защита</text:p>
      <text:p text:style-name="P1">15</text:p>
      <text:p text:style-name="P1">Жизнь</text:p>
      <text:p text:style-name="P1">11</text:p>
      <text:p text:style-name="P1">Инициатива 9</text:p>
      <text:p text:style-name="P1">Расправившись с последним врагом, вы расчистите себе дорогу к</text:p>
      <text:p text:style-name="P1">отступлению.</text:p>
      <text:p text:style-name="P1">Собрав последние силы, вы вскакиваете на одну из лошадей, на которой</text:p>
      <text:p text:style-name="P1">только что сидел один из кочевников. Вашего мастерства хватает, чтобы усмирить</text:p>
      <text:p text:style-name="P1">животное и заставить его унести вас прочь из разоренной деревни.</text:p>
      <text:p text:style-name="P1">Долгое время вы скачете вперед, не разбирая дороги. Зарево пожара остается</text:p>
      <text:p text:style-name="P1">позади. Оглянувшись, вы убеждаетесь, что погони нет. Оказавшись в полном</text:p>
      <text:p text:style-name="P1">одиночестве, вы останавливаете взмыленную лошадь и сползаете на землю. Конь,</text:p>
      <text:p text:style-name="P1">почувствовав свободу, мгновенно вырывается и убегает прочь. Вы не делаете</text:p>
      <text:p text:style-name="P1">попыток его задержать, так как животное все равно не останется с вами – вы</text:p>
      <text:p text:style-name="P1">прекрасно знаете, как степняки умеют дрессировать и приручать лошадей,</text:p>
      <text:p text:style-name="P1">заставляя их служить только себе – 811.</text:p>
      <text:p text:style-name="P1">292.- Я очистил оскверненный родник, - сообщаете вы. – Теперь древни, живущие</text:p>
      <text:p text:style-name="P1">в Дымчатом лесу, смогут без опаски пить из него воду.</text:p>
      <text:p text:style-name="P1">- Да, ты совершил очень хороший поступок. Болотные твари любят только</text:p>
      <text:p text:style-name="P1">свое вонючее болото и заколдовали родник, лишив возможности остальных</text:p>
      <text:p text:style-name="P1">обитателей леса им пользоваться. Для человека этот родник ничем не</text:p>
      <text:p text:style-name="P1">примечателен, а для нас, духов природы и магии, он имеет большое значение.</text:p>
      <text:p text:style-name="P1">Именно его силу и камни, пропитанные его водой, использовал мой господин,</text:p>
      <text:p text:style-name="P1">когда создавал меня, поэтому твой поступок для меня особенно ценен. Ты</text:p>
      <text:p text:style-name="P1">можешь войти в пещеру, я пропускаю тебя.</text:p>
      <text:p text:style-name="P1">Каменный страж разворачивается и возвращается на свое место. Теперь вы</text:p>
      <text:p text:style-name="P1">смогли бы его заметить, зная, где он стоит, но то, что вы не увидели его сразу в</text:p>
      <text:p text:style-name="P1">первый раз, неудивительно: он полностью сливается с окружающими скалами и</text:p>
      <text:p text:style-name="P1">валунами и кажется частью горы. Но теперь это неважно: путь открыт, и вы</text:p>
      <text:p text:style-name="P1">можете войти в пещеру – 33.</text:p>
      <text:p text:style-name="P1">293.</text:p>
      <text:p text:style-name="P1">Все-таки тропинка чем-то приглянулась вам, и вы сворачиваете на нее.</text:p>
      <text:p text:style-name="P1">Некоторое время вы бредете в тумане, плохо разбирая, что находится поблизости.</text:p>
      <text:p text:style-name="P1">Возникает ощущение, что вас выбросило на небольшой островок прямо посреди</text:p>
      <text:p text:style-name="P1">белого моря, на которое похож туман. Но тропа, без сомнения, ведет в нужном</text:p>
      <text:p text:style-name="P1">направлении, и, судя по всему, вы уже покинули территорию Полесья. Тракт</text:p>
      <text:p text:style-name="P1">остается далеко в стороне, а вместе с ним и застава. Вокруг не видно ни души Леса</text:p>
      <text:p text:style-name="P1">остались позади, и вокруг растет лишь трава, в которой вовсю бурлит жизнь –</text:p>
      <text:p text:style-name="P1">насекомые, грызуны, ящерицы, змеи занялись своими обычными делами, и хотя</text:p>
      <text:p text:style-name="P1">им нет дела до случайного путника, все же они не дают вам почувствовать себя</text:p>
      <text:p text:style-name="P1">одиноким.</text:p>
      <text:p text:style-name="P1">Туман начинает постепенно рассеиваться, и вы убеждаетесь, что давно идете</text:p>
      <text:p text:style-name="P1">по степи, и впереди расстилается бескрайний ковер ковыля. Тропинка бежит</text:p>
      <text:p text:style-name="P1">прямо на юг, и никаких других дорог поблизости не видно. Зато вы замечаете в</text:p>
      <text:p text:style-name="P1">стороне какое-то сооружение, похожее на частокол. Воздух еще недостаточно</text:p>
      <text:p text:style-name="P1">прояснился, чтобы говорить об этом наверняка, и вы вполне могли принять за</text:p>
      <text:p text:style-name="P1"><text:soft-page-break/>частокол что-нибудь другое, к тому же трудно предположить, кто мог соорудить</text:p>
      <text:p text:style-name="P1">здесь какое-то укрепление. Конечно, не исключено, что это степняки устроили</text:p>
      <text:p text:style-name="P1">лагерь рядом с границей, но если это так, то они, во-первых, сделали это чересчур</text:p>
      <text:p text:style-name="P1">нагло и неосторожно, во-вторых, сильно изменили своей тактике набегов, а не</text:p>
      <text:p text:style-name="P1">постройки укреплений. Пока туман не прошел, вы можете просто пойти дальше</text:p>
      <text:p text:style-name="P1">по тропинке – вряд ли кто-нибудь вас заметит (557). Но тот же туман может</text:p>
      <text:p text:style-name="P1">помочь скрытно подобраться к неизвестному сооружению и осмотреть его (61);</text:p>
      <text:p text:style-name="P1">однако при этом нужно будет подойти достаточно близко, а это тоже может быть</text:p>
      <text:p text:style-name="P1">небезопасно.</text:p>
      <text:p text:style-name="P1">294.- Новости? – хозяин на минутку присаживается к вам. – Ты знаешь, меня</text:p>
      <text:p text:style-name="P1">волнует сейчас только одно. Какие-то проходимцы зашли ко мне четыре дня назад</text:p>
      <text:p text:style-name="P1">и накупили кучу припасов, а когда они ушли, я обнаружил, что монеты,</text:p>
      <text:p text:style-name="P1">которыми они расплатились, ненастоящие! Я бы дорого дал, чтобы найти этих</text:p>
      <text:p text:style-name="P1">негодяев. Давненько я не слышал ни о чем подобном в нашей деревне. Теперь</text:p>
      <text:p text:style-name="P1">приходится проверять деньги у каждого покупателя.</text:p>
      <text:p text:style-name="P1">- А как выглядели эти мошенники? – спрашиваете вы.</text:p>
      <text:p text:style-name="P1">- В том-то и дело, что я их особо не рассмотрел. Их было трое - вот и все, что я</text:p>
      <text:p text:style-name="P1">сейчас могу сказать. Я был слишком занят беготней в погреб, выполняя их заказ,</text:p>
      <text:p text:style-name="P1">поэтому мне некогда было их изучать.</text:p>
      <text:p text:style-name="P1">- Что-нибудь еще интересное расскажешь?</text:p>
      <text:p text:style-name="P1">- Тебе лучше поболтать с посетителями или с воеводой. А я стараюсь не лезть</text:p>
      <text:p text:style-name="P1">в чужие дела.</text:p>
      <text:p text:style-name="P1">Вряд ли хозяин что-то скрывает, но можно попросить его вспомнить</text:p>
      <text:p text:style-name="P1">приметы мошенников, посулив одну монету (586). Если вам жалко расставаться с</text:p>
      <text:p text:style-name="P1">деньгами, скажите, что пока больше ничего не надо, и хозяин, пожелав приятно</text:p>
      <text:p text:style-name="P1">провести время, убежит к другому посетителю – 327.</text:p>
      <text:p text:style-name="P1">295.</text:p>
      <text:p text:style-name="P1">Вы идете дальше по Купеческому тракту, не обращая внимания на другие</text:p>
      <text:p text:style-name="P1">пути. Туман понемногу рассеивается, и вы видите, что пограничная застава совсем</text:p>
      <text:p text:style-name="P1">близко. Застава – две высокие деревянные башни и большая пятистенная изба, в</text:p>
      <text:p text:style-name="P1">которой воины обычно ночуют только зимой: летом гораздо приятнее делать это</text:p>
      <text:p text:style-name="P1">прямо на улице или в нижних помещениях башен, и изба используется только</text:p>
      <text:p text:style-name="P1">как кухня. Лесов поблизости уже нет, и древесина для построек завозилась из</text:p>
      <text:p text:style-name="P1">окрестностей Каменки. Всего на заставе десять воинов, каждый месяц прибывают</text:p>
      <text:p text:style-name="P1">новые пограничники, а прежние отправляются отдыхать.</text:p>
      <text:p text:style-name="P1">Начальник заставы сам встречает вас и приветливо интересуется, что за</text:p>
      <text:p text:style-name="P1">нелегкая несет вас на юг. Вы не считаете нужным посвящать его во все</text:p>
      <text:p text:style-name="P1">подробности и коротко отвечаете, что идете по очень важному делу. Командир</text:p>
      <text:p text:style-name="P1">качает головой и предупреждает вас, что в степи очень опасно, особенно если</text:p>
      <text:p text:style-name="P1">идти по тракту. Патрули могут схватить любого путника, а почти на всем</text:p>
      <text:p text:style-name="P1">протяжении границы раскинулись военные лагеря. Насколько известно</text:p>
      <text:p text:style-name="P1">дружиннику, торговые караваны пока беспрепятственно пересекают степные</text:p>
      <text:p text:style-name="P1">просторы, но и они тут и там платят за проход жадным степнякам. Командир</text:p>
      <text:p text:style-name="P1">также предупреждает вас, что с другой стороны границы тракт теперь тоже</text:p>
      <text:p text:style-name="P1">охраняется: степняки построили высокую башню специально для того, чтобы</text:p>
      <text:p text:style-name="P1">контролировать все движение по тракту. Лучше не попадаться на глаза</text:p>
      <text:p text:style-name="P1">дозорному, хотя сделать это непросто: с башни обозревается большое</text:p>
      <text:p text:style-name="P1">пространство, и чтобы безопасно миновать заставу днем, лучше сделать это под</text:p>
      <text:p text:style-name="P1">прикрытием травы.Вы благодарите начальника заставы за информацию и отправляетесь дальше.</text:p>
      <text:p text:style-name="P1">Лицо начинает обдувать сухой степной воздух, и дышать становится труднее.</text:p>
      <text:p text:style-name="P1">Прямо перед вами расстилается бескрайный ковер из ковыля. Вы вошли в степь.</text:p>
      <text:p text:style-name="P1"><text:soft-page-break/>На тракте трава почти не растет, и, пока впереди никого не видно, вы идете по</text:p>
      <text:p text:style-name="P1">нему.</text:p>
      <text:p text:style-name="P1">Очень скоро вы замечаете вдалеке башню, о которой говорил вам недавно</text:p>
      <text:p text:style-name="P1">командир пограничного отряда. Вряд ли с нее вас уже увидели; по крайней мере,</text:p>
      <text:p text:style-name="P1">вы на это надеетесь. Надо не медля решать, как пойти дальше: прямо по тракту до</text:p>
      <text:p text:style-name="P1">заставы степняков, пренебрегая возможной опасностью (515), в обход по степи, но</text:p>
      <text:p text:style-name="P1">тогда как: пешком (518) или ползком (14)?</text:p>
      <text:p text:style-name="P1">296.</text:p>
      <text:p text:style-name="P1">Лагерь степняков остается позади, и вы вновь выходите на дорогу. Путь лежит</text:p>
      <text:p text:style-name="P1">прямо на юг, но вскоре вы замечаете утоптанную дорогу, ведущую вправо, в юго-</text:p>
      <text:p text:style-name="P1">западном направлении. Кроме этого, можно просто пойти по степи, ведь это не</text:p>
      <text:p text:style-name="P1">лес, в котором можно заблудиться. Хотя стоит ли брести по бездорожью среди</text:p>
      <text:p text:style-name="P1">неприветливой травы, когда есть дорога? Итак, куда вы направитесь: на юг (584),</text:p>
      <text:p text:style-name="P1">направо на юго-запад (137) или между этими направлениями прямо по траве</text:p>
      <text:p text:style-name="P1">(771)?</text:p>
      <text:p text:style-name="P1">297.</text:p>
      <text:p text:style-name="P1">Теперь, когда на поляне остались только вы и ваш новый товарищ, вы</text:p>
      <text:p text:style-name="P1">поворачиваетесь друг к другу и встречаетесь взглядами. Если у вас есть какие-то</text:p>
      <text:p text:style-name="P1">причины напасть на него, то можете это сделать. В этом случае значение его</text:p>
      <text:p text:style-name="P1">Нападения, Защиты и Инициативы останутся прежними (можете еще раз</text:p>
      <text:p text:style-name="P1">посмотреть их в параграфе 182), а показатель Жизни будет тот, который у него</text:p>
      <text:p text:style-name="P1">остался после последней схватки. Если вы одолеете его, ступайте на 26.</text:p>
      <text:p text:style-name="P1">Но какие враждебные чувства вы можете испытывать к совершенно</text:p>
      <text:p text:style-name="P1">незнакомому человеку, которому только что помогли одержать победу? Гораздо</text:p>
      <text:p text:style-name="P1">логичнее поговорить с ним – 847.</text:p>
      <text:p text:style-name="P1">298.</text:p>
      <text:p text:style-name="P1">Ветер относит тучи все дальше в сторону, и становится совсем ясно. Небо</text:p>
      <text:p text:style-name="P1">вновь становится чистым, а настроение – радостным. После прошедшего дождя</text:p>
      <text:p text:style-name="P1">воздух необычайно свеж, и палящее солнце не доставляет вам особых хлопот. Из</text:p>
      <text:p text:style-name="P1">деревни ведет все та же скромная дорога, по которой не так часто ходят путники.</text:p>
      <text:p text:style-name="P1">Но не успеваете вы дойти до стены деревьев, виднеющейся впереди, как замечаете,</text:p>
      <text:p text:style-name="P1">что направо убегает еще один путь. Это не дорога, а, скорее, тропа. Наверное,</text:p>
      <text:p text:style-name="P1">крестьяне пользуются ей, когда ходят за дровами и грибами, так как ведетпрямиком в лес. Можете свернуть на нее, ведь она не намного хуже дороги (520),</text:p>
      <text:p text:style-name="P1">или пойти прямо (375).</text:p>
      <text:p text:style-name="P1">299.</text:p>
      <text:p text:style-name="P1">Вы бесстрашно бросаетесь на отвратительных тварей. Один из оборотней</text:p>
      <text:p text:style-name="P1">сильно подранен, поэтому если есть прием Мощный выпад, то можно сразу убить</text:p>
      <text:p text:style-name="P1">1-го оборотня резким неожиданным ударом. Это не помешает применить навык</text:p>
      <text:p text:style-name="P1">вновь.</text:p>
      <text:p text:style-name="P1">1-ЫЙ ОБОРОТЕНЬ</text:p>
      <text:p text:style-name="P1">Нападение 10</text:p>
      <text:p text:style-name="P1">Защита</text:p>
      <text:p text:style-name="P1">14</text:p>
      <text:p text:style-name="P1">Жизнь</text:p>
      <text:p text:style-name="P1">5</text:p>
      <text:p text:style-name="P1">Инициатива 8</text:p>
      <text:p text:style-name="P1">2-ОЙ ОБОРОТЕНЬ</text:p>
      <text:p text:style-name="P1">Нападение 8</text:p>
      <text:p text:style-name="P1">Защита</text:p>
      <text:p text:style-name="P1">15</text:p>
      <text:p text:style-name="P1">Жизнь</text:p>
      <text:p text:style-name="P1"><text:soft-page-break/>9</text:p>
      <text:p text:style-name="P1">Инициатива 10</text:p>
      <text:p text:style-name="P1">Игнорирует прием Реакция.</text:p>
      <text:p text:style-name="P1">УПЫРЬ</text:p>
      <text:p text:style-name="P1">Нападение 8</text:p>
      <text:p text:style-name="P1">Защита</text:p>
      <text:p text:style-name="P1">16</text:p>
      <text:p text:style-name="P1">Жизнь</text:p>
      <text:p text:style-name="P1">7</text:p>
      <text:p text:style-name="P1">Инициатива 7</text:p>
      <text:p text:style-name="P1">Закончив со своими противниками, можете осмотреться. К сожалению,</text:p>
      <text:p text:style-name="P1">двоим крестьянам повезло меньше, чем вам: они лежат на земле, поверженные</text:p>
      <text:p text:style-name="P1">мерзкими упырями. Другие двое парней справились со своими врагами, и они</text:p>
      <text:p text:style-name="P1">приняли бой с оставшимися на ногах мертвецами, стремясь отомстить за своих</text:p>
      <text:p text:style-name="P1">товарищей. Воевода уже добивает последнего оборотня и в помощи явно не</text:p>
      <text:p text:style-name="P1">нуждается. Подскочив к одному из упырей, вы мощнейшим ударом разрубаете</text:p>
      <text:p text:style-name="P1">его почти напополам. Справиться с оставшимися противниками не представляет</text:p>
      <text:p text:style-name="P1">труда. Вы устало осматриваете кладбище, ставшее полем боя – 535.</text:p>
      <text:p text:style-name="P1">300.</text:p>
      <text:p text:style-name="P1">- Не торопись прогонять меня, - обращаетесь вы к мельнику. Он свой взгляд</text:p>
      <text:p text:style-name="P1">от реки и переводит его на вас, после чего вы продолжаете. – Я знаю, что впоследнее время тебя преследуют неприятности, и ты не можешь понять их</text:p>
      <text:p text:style-name="P1">причину. Я действительно могу помочь тебе, но взамен кое-что попрошу.</text:p>
      <text:p text:style-name="P1">- Говори, - кивает головой мельник. – Если ты на самом деле что-то знаешь и</text:p>
      <text:p text:style-name="P1">не заломишь за это немыслимую цену, я согласен.</text:p>
      <text:p text:style-name="P1">- Твоя мельница не заработает так, как раньше, пока ты не помиришься с</text:p>
      <text:p text:style-name="P1">водяным.</text:p>
      <text:p text:style-name="P1">- Это я и без тебя знаю, - усмехнувшись, буркнул мельник. – Вот только</text:p>
      <text:p text:style-name="P1">почему он не принимает мои дары, ты можешь объяснить?</text:p>
      <text:p text:style-name="P1">- Могу. Ты сливаешь свои помои прямо на его жилище. Вернее, как я понял,</text:p>
      <text:p text:style-name="P1">на одно из его жилищ.</text:p>
      <text:p text:style-name="P1">Мельник задумчиво смотрит на вас и в очередной раз гладит подбородок,</text:p>
      <text:p text:style-name="P1">что-то взвешивая. Затем он усмехается себе в бороду. Взгляд его светлеет, и он</text:p>
      <text:p text:style-name="P1">смотри на вас.</text:p>
      <text:p text:style-name="P1">- А ведь ты прав, – признается он. – Как же я сам не догадался, старый дурень!</text:p>
      <text:p text:style-name="P1">Теперь-то я все исправлю. Говори, что ты хочешь от меня.</text:p>
      <text:p text:style-name="P1">- Расскажи мне все, что ты знаешь о волшебном кинжале.</text:p>
      <text:p text:style-name="P1">Услышав, о чем вы просите, мельник становится серьезным.</text:p>
      <text:p text:style-name="P1">- Откуда ты знаешь про кинжал?</text:p>
      <text:p text:style-name="P1">- Кузнец из Ям рассказал мне о нем, - признаетесь вы.</text:p>
      <text:p text:style-name="P1">- Ах, вот оно что! Ну что ж, кузнец - мой хороший друг, и раз он открыл эту</text:p>
      <text:p text:style-name="P1">тайну тебе, значит, он имел на то веские причины. А теперь ты помог и мне. Я</text:p>
      <text:p text:style-name="P1">выполню твою просьбу и поведаю тебе о том, о чем не говорил никому.</text:p>
      <text:p text:style-name="P1">Мельник приглашает вас присесть в тени на мягкую траву и начинает свой</text:p>
      <text:p text:style-name="P1">рассказ:</text:p>
      <text:p text:style-name="P1">- Я и сам знаю не все. Эту историю рассказал мне мой отец, который услышал</text:p>
      <text:p text:style-name="P1">ее от своего деда. Кинжал, о котором ты спрашиваешь, действительно существует.</text:p>
      <text:p text:style-name="P1">Изготовили его много лет назад далеко на юге, в пещерах Бусой горы. Имя</text:p>
      <text:p text:style-name="P1">мастера я не знаю, но известно, что это был не человек. Кинжал был наделен</text:p>
      <text:p text:style-name="P1">сильным волшебством и обладал большим могуществом, но не принес своим</text:p>
      <text:p text:style-name="P1">владельцам ни счастья, ни власти. Многие хотели обладать им, и каждый из</text:p>
      <text:p text:style-name="P1">жаждущих получить кинжал сметал все на своем пути, пока не обретал желаемое.</text:p>
      <text:p text:style-name="P1"><text:soft-page-break/>Из-за этого злополучного оружия погибло много героев и царей древности. Что</text:p>
      <text:p text:style-name="P1">произошло потом, я не знаю. Известно, что с помощью сильнейших заклинаний</text:p>
      <text:p text:style-name="P1">кинжал был разрушен на две части. Его волшебная сила была развеяна, и даже</text:p>
      <text:p text:style-name="P1">при воссоединении он не смог бы обрести былого могущества, хотя и стал бы</text:p>
      <text:p text:style-name="P1">оружием, превосходящим обычные мечи. Интерес к нему был утерян, и долгое</text:p>
      <text:p text:style-name="P1">время никто не знал, что стало с обломками древнего оружия. Затем лезвие было</text:p>
      <text:p text:style-name="P1">добыто одним из великих богатырей Полесья во время похода к подножью</text:p>
      <text:p text:style-name="P1">Дымчатых гор, а рукоять – простым бродячим волшебником, путешествующим</text:p>
      <text:p text:style-name="P1">по южным степям.</text:p>
      <text:p text:style-name="P1">- А где сейчас эти обломки? – спрашиваете вы.</text:p>
      <text:p text:style-name="P1">- Где обломки? – переспрашивает задумавшийся мельник. – Один из них у</text:p>
      <text:p text:style-name="P1">меня. Он достался мне от отца, того самого бродячего колдуна.</text:p>
      <text:p text:style-name="P1">- Что ты хочешь за этот обломок? – интересуетесь вы.- Ничего, - решившись, отвечает ваш собеседник. – Я отдам его тебе просто</text:p>
      <text:p text:style-name="P1">так. Я уже стар, мне он ни к чему, к тому же я слишком давно храню эту тайну. Ты</text:p>
      <text:p text:style-name="P1">молод и честен, а я уже мало общаюсь с людьми, поэтому вряд ли найду лучшего</text:p>
      <text:p text:style-name="P1">преемника, который сохранит эту вещь. Хотя сейчас это всего лишь бесполезный</text:p>
      <text:p text:style-name="P1">кусок металла. Не знаю, можно ли восстановить древнюю силу кинжала. Я не</text:p>
      <text:p text:style-name="P1">уверен, что в наше время кто-нибудь способен это сделать. Я прошу тебя хранить</text:p>
      <text:p text:style-name="P1">этот предмет как артефакт прошлого, как память о тех временах, когда другие</text:p>
      <text:p text:style-name="P1">силы правили этим миром.</text:p>
      <text:p text:style-name="P1">Мельник просит вас подождать и ненадолго уходит. Возвращается он с</text:p>
      <text:p text:style-name="P1">деревянным ларцом в руках. Из ларца он достает длинную рукоять от кинжала и</text:p>
      <text:p text:style-name="P1">отдает вам. Вы разглядываете полученный предмет. Никогда вы не видели такой</text:p>
      <text:p text:style-name="P1">искусной и тонкой работы, ни один из кузнецов Полесья не способен сотворить</text:p>
      <text:p text:style-name="P1">что-либо подобное. Вы никак не можете определить, из чего же сделана эта</text:p>
      <text:p text:style-name="P1">прекрасная рукоять. Мельник между тем продолжает:</text:p>
      <text:p text:style-name="P1">- Ты молод и полон желаний, поэтому наверняка захочешь найти вторую</text:p>
      <text:p text:style-name="P1">часть кинжала. Я и сам когда-то хотел этого, но так и не собрался в долгое</text:p>
      <text:p text:style-name="P1">путешествие. Насколько мне известно, богатырь, нашедший лезвие, поселился на</text:p>
      <text:p text:style-name="P1">берегу озера Ледяного. Если хочешь попасть к нему, иди вдоль речки до деревни</text:p>
      <text:p text:style-name="P1">Смолянки, затем сворачивай в лес. Поброди по берегу озера, может, и найдешь</text:p>
      <text:p text:style-name="P1">его хижину. Теперь я рассказал тебе все, что знал. Прощай, мне пора заняться</text:p>
      <text:p text:style-name="P1">своей мельницей.</text:p>
      <text:p text:style-name="P1">Вы оставляете мельника и уходите прочь, обдумывая рассказ о волшебном</text:p>
      <text:p text:style-name="P1">кинжале, рукоять которого теперь лежит в вашем мешке (+160). Может, удастся</text:p>
      <text:p text:style-name="P1">отыскать жилище богатыря, хранящего вторую часть древнего оружия? Оно</text:p>
      <text:p text:style-name="P1">могло бы пригодиться вам в предстоящем путешествии. Теперь все дела в деревне</text:p>
      <text:p text:style-name="P1">завершены, и пора ее покинуть – 650.</text:p>
      <text:p text:style-name="P1">301.</text:p>
      <text:p text:style-name="P1">Казармы расположены рядом с домом воеводы. Он сообщает вам пароль и</text:p>
      <text:p text:style-name="P1">желает спокойной ночи. Дружинник, стоящий на посту, услышав пароль,</text:p>
      <text:p text:style-name="P1">разрешает вам пройти к местному дюжему, дежурящему сегодня. Дюжий</text:p>
      <text:p text:style-name="P1">приветствует вас и, узнав, что вам нужно только переночевать, предлагает пройти</text:p>
      <text:p text:style-name="P1">в комнату, предназначенную для отдыха воинов, стоящих в карауле. Это лучше,</text:p>
      <text:p text:style-name="P1">чем спать в общем помещении, и вы благодарите его. В комнате, в которую вас</text:p>
      <text:p text:style-name="P1">проводили, есть все необходимое, чтобы счистить грязь и отлично выспаться. Вы</text:p>
      <text:p text:style-name="P1">валитесь с ног от усталости, и, опустившись на кровать, мгновенно забываетесь.</text:p>
      <text:p text:style-name="P1">Причудливые сновидения продолжают посещать вас. Вы видите все того же</text:p>
      <text:p text:style-name="P1">воина-степняка, одетого в богатые доспехи. Он входит в темную пещеру и</text:p>
      <text:p text:style-name="P1">останавливается. Перед ним на холодном полу расстелился огромный змей,</text:p>
      <text:p text:style-name="P1">разглядывающий своего гостя пронзительными глазами. Степняк приветствует</text:p>
      <text:p text:style-name="P1"><text:soft-page-break/>его, но вам не удается расслышать имя, которым он назвал это существо. Однако</text:p>
      <text:p text:style-name="P1">постепенно слова проясняются. Разговор происходит на языке степняков, но, к</text:p>
      <text:p text:style-name="P1">счастью, вы его неплохо знаете.- Я знал, что ты придешь, - шипит гигантская змея. – И знаю, что тебе от меня</text:p>
      <text:p text:style-name="P1">нужно. Ты хочешь, чтобы я помог тебе. Но почему я должен это делать?</text:p>
      <text:p text:style-name="P1">- Я могу расплатиться с тобой, - уверенно отвечает воин. – Если ты поможешь</text:p>
      <text:p text:style-name="P1">нам сейчас, то я позабочусь, чтобы в будущем ни одна нога человека не ступила на</text:p>
      <text:p text:style-name="P1">твои земли. Если есть другая цена – скажи, и я заплачу ее, если это в моих силах.</text:p>
      <text:p text:style-name="P1">Змей издает странный звук, похожий на усмешку и произносит в ответ:</text:p>
      <text:p text:style-name="P1">- Это нелепое предложение. Мы уничтожим любое племя, если того</text:p>
      <text:p text:style-name="P1">пожелаем. Но я не питаю ненависти к вам, людям, и не хочу ни с кем воевать.</text:p>
      <text:p text:style-name="P1">Однако твое предложение мне интересно, но я хочу получить кое-что другое.</text:p>
      <text:p text:style-name="P1">- Говори, я слушаю тебя.</text:p>
      <text:p text:style-name="P1">- Первое условие: вы должны каждый месяц приносить к нашим пещерам</text:p>
      <text:p text:style-name="P1">дары, которые я тебе назову. Наша территория мала, и нам многого не хватает.</text:p>
      <text:p text:style-name="P1">- Я согласен на это.</text:p>
      <text:p text:style-name="P1">- Конечно, согласен. Но это еще не все. Мой род умирает. Скоро не останется</text:p>
      <text:p text:style-name="P1">ни одного потомка, обладающего нашей силой. Но я не хочу, чтобы мои знания и</text:p>
      <text:p text:style-name="P1">силы ушли безвозвратно. Мне нужен ученик, ученик из рода людей. Но это</text:p>
      <text:p text:style-name="P1">должен быть ребенок могучего, великого воина. Твой будущий сын. Принеси мне</text:p>
      <text:p text:style-name="P1">младенца, когда он родится, и я научу его великому искусству, которым владею</text:p>
      <text:p text:style-name="P1">сам.</text:p>
      <text:p text:style-name="P1">- Но у меня родится девочка, так говорят старейшины.</text:p>
      <text:p text:style-name="P1">- Если родится девочка, я откажусь от своего второго условия, - прошипел</text:p>
      <text:p text:style-name="P1">змей.</text:p>
      <text:p text:style-name="P1">- Тогда... Я согласен. Я готов на все ради своего народа.</text:p>
      <text:p text:style-name="P1">- Вот и славно. Помни, ты дал слово, а мы не любим тех, кто его не держит.</text:p>
      <text:p text:style-name="P1">Резкий звук прерывает ваш сон. Это дюжий задел одну из булав висящих на</text:p>
      <text:p text:style-name="P1">стене, которая лязгнула о металлическую кольчугу. Сон прошел, но вы хорошо</text:p>
      <text:p text:style-name="P1">запомнили его.</text:p>
      <text:p text:style-name="P1">Дюжий просит прощения, что побеспокоил вас, но вы замечаете, что он</text:p>
      <text:p text:style-name="P1">разбудил вас вовремя. На улице посветлело, и вам пора отправляться в путь.</text:p>
      <text:p text:style-name="P1">Дружинники в казармах еще спят, и вы, собравшись, спокойно выходите на</text:p>
      <text:p text:style-name="P1">улицу. Легкий ветерок забирается под одежду, но вы не обращаете на него</text:p>
      <text:p text:style-name="P1">внимания и идете к выходу из города - (418).</text:p>
      <text:p text:style-name="P1">302.</text:p>
      <text:p text:style-name="P1">При ваших словах глаза старика полезли на лоб.</text:p>
      <text:p text:style-name="P1">- Знаешь, - спокойно говорит он, - в Полесье издавна заведено, что гость</text:p>
      <text:p text:style-name="P1">рассказывает о себе хозяину дома, а не наоборот. Ты, кажется, не чтишь традиций,</text:p>
      <text:p text:style-name="P1">к тому же дерзко разговариваешь с тем, кто старше тебя. Наверное, ты думаешь,</text:p>
      <text:p text:style-name="P1">что не пристало молодому сильному воину отчитываться перед стариком. Когда я</text:p>
      <text:p text:style-name="P1">был юношей, я сразу бросался с кулаками на таких невеж. Сейчас у меня уже не те</text:p>
      <text:p text:style-name="P1">силы, но их достаточно, чтобы проучить того, кто не соблюдает обычаи.</text:p>
      <text:p text:style-name="P1">Богатырь закатывает рукава и всерьез собирается осуществить свои угрозы.</text:p>
      <text:p text:style-name="P1">Вы, упреждая действия неповоротливого гиганта, бросаетесь вперед – 545.303.</text:p>
      <text:p text:style-name="P1">- Я хочу знать, что написано в этих бумагах, - произносите вы, протягивая</text:p>
      <text:p text:style-name="P1">незнакомцу две монеты и документы, обнаруженные в логове степняка. Ваш</text:p>
      <text:p text:style-name="P1">собеседник побегает глазами по строкам, написанным на обоих листках, и</text:p>
      <text:p text:style-name="P1">возвращает их вам.</text:p>
      <text:p text:style-name="P1">- Очень интересные бумажки. Где ты их взял? Впрочем, это не мое дело. Лист</text:p>
      <text:p text:style-name="P1">с печатью – это приказ какой-то шишки из войска степняков. Тот, кто получил</text:p>
      <text:p text:style-name="P1">его, должен был собирать сведения о том, сколько людей прошло по Купеческому</text:p>
      <text:p text:style-name="P1"><text:soft-page-break/>тракту между Ямами и Хвойным. Второй документ – это отчет по выполнению</text:p>
      <text:p text:style-name="P1">этого приказа. Здесь подробно описано, какие люди проходили по тракту,</text:p>
      <text:p text:style-name="P1">указано их количество, вооружение и еще много всякой информации. Так, может,</text:p>
      <text:p text:style-name="P1">признаешься, где взял эти листки?</text:p>
      <text:p text:style-name="P1">- Нашел в одном месте, - уклончиво отвечаете вы.</text:p>
      <text:p text:style-name="P1">- Нашел, значит? Ну-ну, - усмехается ваш собеседник. – Если хочешь, я куплю</text:p>
      <text:p text:style-name="P1">у тебя эти документы. Три монеты – вот моя цена. Тебе они, скорее всего, не</text:p>
      <text:p text:style-name="P1">пригодятся, а я найду им применение.</text:p>
      <text:p text:style-name="P1">Теперь, узнав, о чем написано в бумагах, можете решить, что с ними делать –</text:p>
      <text:p text:style-name="P1">оставить себе или продать этому человеку. После того, как примете решение,</text:p>
      <text:p text:style-name="P1">вернитесь на 635 и посмотрите, что еще предлагает вам новый знакомый.</text:p>
      <text:p text:style-name="P1">304.</text:p>
      <text:p text:style-name="P1">- Вот и замечательно, - радуется леший. – Все мои новые слуги начинают с</text:p>
      <text:p text:style-name="P1">самого низа, извини, уж таковы правила. Побегай, порезвись немного, а там</text:p>
      <text:p text:style-name="P1">поглядим, может, я и найду тебе более серьезное применение. Если тебя кто-</text:p>
      <text:p text:style-name="P1">нибудь не съест...</text:p>
      <text:p text:style-name="P1">Вы не успеваете ничего сказать; к тому же вы просто не можете этого сделать.</text:p>
      <text:p text:style-name="P1">Ваш рост резко уменьшается, из кожи лезет противная шерсть. Это не больно, к</text:p>
      <text:p text:style-name="P1">тому же все происходит очень быстро. Одежда становится большой, оружие и</text:p>
      <text:p text:style-name="P1">вещи с глухим стуком падают на землю. Еще несколько мгновений, и вы</text:p>
      <text:p text:style-name="P1">превращаетесь в обыкновенного зайца. Появляется противное навязчивое</text:p>
      <text:p text:style-name="P1">желание спрятаться в траву или забиться куда-нибудь в угол. Теперь вы будете</text:p>
      <text:p text:style-name="P1">жить инстинктами, как настоящее лесное животное. Придется питаться корой и</text:p>
      <text:p text:style-name="P1">растениями и прятаться от хищников. Не исключено, что ваш новый хозяин,</text:p>
      <text:p text:style-name="P1">леший, когда-нибудь проиграет вас в карты вас или просто подарит одному из</text:p>
      <text:p text:style-name="P1">соседей. Странное применение он нашел мужественному и мудрому воину. Хотя у</text:p>
      <text:p text:style-name="P1">лесного духа свои причуды. Может, когда-нибудь он и повысит вас за какие-</text:p>
      <text:p text:style-name="P1">нибудь заячьи заслуги и превратит в кого-нибудь поприличнее...</text:p>
      <text:p text:style-name="P1">305.Близлежащие кусты идеально подходят для того, чтобы укрыть вас, поэтому</text:p>
      <text:p text:style-name="P1">вы забираетесь в их зарослях и на корточках крадетесь на шум битвы. Звон мечей</text:p>
      <text:p text:style-name="P1">и крики становятся все громче, и скоро вы уже можете отчетливо различить слова.</text:p>
      <text:p text:style-name="P1">В основном это ругательства и угрозы, произносимые обычно при любой драке,</text:p>
      <text:p text:style-name="P1">поэтому вам трудно понять, кто же там и из-за чего повздорил. Наконец вы</text:p>
      <text:p text:style-name="P1">добираетесь до края большой поляны, на которой вам открывается картина</text:p>
      <text:p text:style-name="P1">схватки. Вы немного раздвигаете ветки так, чтобы никто не заметил вашего</text:p>
      <text:p text:style-name="P1">присутствия, и устремляете взгляд на поляну.</text:p>
      <text:p text:style-name="P1">Всего на ней находится семь человек. Один из них громко стонет, катаясь по</text:p>
      <text:p text:style-name="P1">земле, а остальные кружатся вокруг друг друга в бешеной пляске, делая резкие</text:p>
      <text:p text:style-name="P1">выпады своими острыми мечами. У всех стоящих на ногах мужчинах на одежде</text:p>
      <text:p text:style-name="P1">видна кровь, и никто не избежал ранений в тот или иной участок тела. Немного</text:p>
      <text:p text:style-name="P1">проследив за битвой, вы понимаете, что бой идет двое на четверо. Вы также</text:p>
      <text:p text:style-name="P1">обращаете внимание на то, что все люди, находящиеся на поляне, одеты</text:p>
      <text:p text:style-name="P1">примерно одинаково и подпоясаны очень похожими поясами, отличающимися</text:p>
      <text:p text:style-name="P1">лишь вышивкой. Особо привлекает ваше внимание мужчина, вооруженный</text:p>
      <text:p text:style-name="P1">мечом и кинжалом, двигающийся очень быстро и сражающийся сразу с тремя</text:p>
      <text:p text:style-name="P1">противниками. Но он настолько умело орудует своими клинками, что не только</text:p>
      <text:p text:style-name="P1">успевает отбиваться от всех ударов, но и время от времени сам делает точные</text:p>
      <text:p text:style-name="P1">выпады. Спиной к нему стоит его товарищ, противостоящий лишь одному врагу,</text:p>
      <text:p text:style-name="P1">но и тот постепенно оттесняет его к краю поляны и вот-вот одержит верх. В глаза</text:p>
      <text:p text:style-name="P1">бросается еще один из сражающихся, из той самой троицы, которая осаждает</text:p>
      <text:p text:style-name="P1">первого мужчину. Его пояс не так богат, как у его противника, но все же</text:p>
      <text:p text:style-name="P1">отличается изяществом и вышит сразу тремя цветами – синим, красным и</text:p>
      <text:p text:style-name="P1"><text:soft-page-break/>желтым. Остальные одеты скромнее, и на их поясах вы различаете вышивку лишь</text:p>
      <text:p text:style-name="P1">одним-двумя цветами. Вы затрудняетесь определить, кто эти люди и что они не</text:p>
      <text:p text:style-name="P1">поделили. Они одеты в хорошую добротную одежду и держат себя в бою</text:p>
      <text:p text:style-name="P1">уверенно, словно опытные воины. Это не крестьяне, но и не горожане:</text:p>
      <text:p text:style-name="P1">большинство ремесленников и торговцев довольно неуклюже обращаются с</text:p>
      <text:p text:style-name="P1">оружием и предпочитают сбегать, если становится горячо. Сражающиеся</text:p>
      <text:p text:style-name="P1">мужчины больше похожи на бывалых авантюристов, которым недавно удалось</text:p>
      <text:p text:style-name="P1">отхватить где-то неплохой куш и приодеться.</text:p>
      <text:p text:style-name="P1">Пока вы наблюдаете и делаете выводы, мужчина в самом роскошном поясе</text:p>
      <text:p text:style-name="P1">подлавливает одного из своих противников, когда тот оступился, и наносит ему</text:p>
      <text:p text:style-name="P1">глубокую рану в левый бок. Тот несколько секунд стоит, не двигаясь и вперив</text:p>
      <text:p text:style-name="P1">бессмысленный взгляд в вытекающую ручьем алую кровь, после чего, глухо</text:p>
      <text:p text:style-name="P1">замычав от боли и закрыв глаза, падает на колени, громко дышит и полностью</text:p>
      <text:p text:style-name="P1">опускается на землю.</text:p>
      <text:p text:style-name="P1">Теперь, оценив обстановку, надо решать, что делать: пробраться обратно на</text:p>
      <text:p text:style-name="P1">дорогу, покинув место схватки (858), подождать и посмотреть, кто выйдет</text:p>
      <text:p text:style-name="P1">победителем (722) или присоединиться к сражающимся, но тогда на чьей стороне:</text:p>
      <text:p text:style-name="P1">придти на помощь человеку в роскошном поясе, дерущемуся с двумя врагами</text:p>
      <text:p text:style-name="P1">(608), или его противникам (334)?306.</text:p>
      <text:p text:style-name="P1">Солнце поднимается выше, и на рынок начинают приходить первые</text:p>
      <text:p text:style-name="P1">покупатели. Лавочники значительно оживляются – продать свежий товар проще</text:p>
      <text:p text:style-name="P1">и выгоднее, ведь уже к обеду продукты могут потерять свой аппетитный вид.</text:p>
      <text:p text:style-name="P1">Толпа на площади еще не разошлась. Можете побывать там, где вы еще не были –</text:p>
      <text:p text:style-name="P1">в таверне «Брат за брата» (880) или пройтись по торговым рядам (816). Когда</text:p>
      <text:p text:style-name="P1">закончите все дела на рынке, идите к выходу с площади – 396. Перед уходом</text:p>
      <text:p text:style-name="P1">можете подойти к собравшейся в глубине рынка толпе (599)</text:p>
      <text:p text:style-name="P1">307.</text:p>
      <text:p text:style-name="P1">Солнце село за горизонт, и на деревню опускается темнота. Пока еще можно</text:p>
      <text:p text:style-name="P1">разглядеть дорогу, поэтому надо, не теряя времени, устраиваться на ночлег.</text:p>
      <text:p text:style-name="P1">Народу на улице все меньше, если не считать шумной молодежи, бродящими в</text:p>
      <text:p text:style-name="P1">полутьме большими компаниями и отдельными парами. Если у вас есть какие-то</text:p>
      <text:p text:style-name="P1">особые дела, самое время ими заняться. А затем надо прикинуть, где провести эту</text:p>
      <text:p text:style-name="P1">ночь. Комната в трактире стоит 2 монеты, и, если их не жалко, лучше, конечно</text:p>
      <text:p text:style-name="P1">отправиться туда (428). Можно попробовать сэкономить и попроситься на ночь в</text:p>
      <text:p text:style-name="P1">какой-нибудь дом (784). Оставаться на улице нежелательно и глупо, когда рядом</text:p>
      <text:p text:style-name="P1">есть нормальное жилье, где будет и теплее, и безопаснее.</text:p>
      <text:p text:style-name="P1">308.</text:p>
      <text:p text:style-name="P1">Разбойник недовольно поджимает губы, но нападать пока не собирается.</text:p>
      <text:p text:style-name="P1">- Ты, верно, не ценишь свою жизнь, - говорит он. – Удвой цену, и мы</text:p>
      <text:p text:style-name="P1">пропустим тебя.</text:p>
      <text:p text:style-name="P1">Раскошелитесь еще на четыре монеты (665) или обнажите оружие и накажете</text:p>
      <text:p text:style-name="P1">наглых бродяг (817)?</text:p>
      <text:p text:style-name="P1">309.</text:p>
      <text:p text:style-name="P1">Вам удается выбраться на берег, но это оказывается лишь небольшой остров</text:p>
      <text:p text:style-name="P1">среди бескрайних болот. Вы исследуете его и с сожалением обнаруживаете, что</text:p>
      <text:p text:style-name="P1">пути дальше с него нет, а забираться прямо в болото вы не желаете. Вернувшись</text:p>
      <text:p text:style-name="P1">назад, к тому месту, где выбрались на землю, вы ищете путь, с которого сошли</text:p>
      <text:p text:style-name="P1">только что. Как ни странно, там, где, как вам казалось, совсем недавно была кочка с</text:p>
      <text:p text:style-name="P1">выдранной травой, теперь находится мутная вода. Ничего не понимая, вы</text:p>
      <text:p text:style-name="P1">обходите остров, но спасительной тропы не обнаруживаете. Наконец, вам</text:p>
      <text:p text:style-name="P1">кажется, что вы нашли кочку, с которой спрыгнули на берег. Забравшись на нее,</text:p>
      <text:p text:style-name="P1">вы оглядываетесь в поисках следующей кочки, как вдруг чувствуете, что почва</text:p>
      <text:p text:style-name="P1"><text:soft-page-break/>предательски уходит вниз. Если во время путешествия вы находили амулет</text:p>
      <text:p text:style-name="P1">«Куриный бог», то сейчас он придется как нельзя кстати.Взглянув вниз, вы с ужасом обнаруживаете, что уже по колено погрузились в</text:p>
      <text:p text:style-name="P1">отвратительную жижу. Вы делаете отчаянную попытку вернуться на остров, но</text:p>
      <text:p text:style-name="P1">оглянувшись, не находите его. Какая-то злая сила играет с вами, и вы ощущаете на</text:p>
      <text:p text:style-name="P1">себе взгляд жестокого существа, заколдовавшего это болото. Сделав еще один</text:p>
      <text:p text:style-name="P1">рывок, вы падаете в смесь воды, грязи и остатков растений, пытаетесь грести, но</text:p>
      <text:p text:style-name="P1">все эти попытки ни к чему не приводят. Тело медленно погружается вниз, и вы</text:p>
      <text:p text:style-name="P1">напрасно пытаетесь нащупать ногой дно. Вскоре вы с головой уйдете вод воду, и</text:p>
      <text:p text:style-name="P1">пытка закончится. Топь, чавкая, примет свою новую жертву...</text:p>
      <text:p text:style-name="P1">310.</text:p>
      <text:p text:style-name="P1">- Я плотник, и мне сказали идти сюда, чтобы помогать строить машины, -</text:p>
      <text:p text:style-name="P1">убеждаете вы Гансухэ. Достав топор, вы демонстрируете его. – Вот мой</text:p>
      <text:p text:style-name="P1">инструмент.</text:p>
      <text:p text:style-name="P1">- Хм, кажется, ты не врешь, - задумчиво говорит вельможа. – Но почему ты,</text:p>
      <text:p text:style-name="P1">остолоп, пришел ко мне?</text:p>
      <text:p text:style-name="P1">- Мне сказали доложиться Гансухэ, то есть вам...- оправдываетесь вы.</text:p>
      <text:p text:style-name="P1">- Иди к инженерам, - устало говорит степняк, - они найдут тебе работу и</text:p>
      <text:p text:style-name="P1">доложат мне все, что необходимо. Отпустите его!</text:p>
      <text:p text:style-name="P1">Патрульные повинуются и удаляются прочь, оставив у входа ваш меч и</text:p>
      <text:p text:style-name="P1">предоставляя вам свободу действий. Вы выходите из шатра, забираете оружие и</text:p>
      <text:p text:style-name="P1">озираетесь. Надо как-то выбираться из лагеря, пока у вас не попросили</text:p>
      <text:p text:style-name="P1">документы, подтверждающие, что вы тот, за кого себя выдаете.</text:p>
      <text:p text:style-name="P1">Выходы из лагеря охраняются, но через полчаса вам удается примкнуть к</text:p>
      <text:p text:style-name="P1">группе работников, отправившихся в степь, чтобы наполнить землей мешки. К</text:p>
      <text:p text:style-name="P1">счастью, никто не обращает на вас внимания, и вы выходите наружу. Здесь вы</text:p>
      <text:p text:style-name="P1">постепенно отдаляетесь от группы рабочих, после чего ложитесь в траву и</text:p>
      <text:p text:style-name="P1">отползаете в сторону. Очутившись на свободе, вы встаете во весь рост и со всех ног</text:p>
      <text:p text:style-name="P1">уноситесь прочь от лагеря. К вашему счастью, никто из командиров не обратил</text:p>
      <text:p text:style-name="P1">внимания ни на появление нового работника, ни на его исчезновение. А Гансухэ,</text:p>
      <text:p text:style-name="P1">похоже, вообще нет дела до простых плотников, и он не стал тратить на вас время.</text:p>
      <text:p text:style-name="P1">Обрадовавшись, что все сложилось таким удачным образом, вы отправляетесь</text:p>
      <text:p text:style-name="P1">дальше – 881.</text:p>
      <text:p text:style-name="P1">311.</text:p>
      <text:p text:style-name="P1">- И что же у тебя есть для меня? – взволнованно спрашивает вельможа.</text:p>
      <text:p text:style-name="P1">Кажется, вы выбрали верное направление разговора и сумели затронуть</text:p>
      <text:p text:style-name="P1">собеседника. Но теперь нужно предъявить ему что-то, что, по вашему мнению,</text:p>
      <text:p text:style-name="P1">поможет в изобретении новых осадных приспособлений. Если у вас нет ничего</text:p>
      <text:p text:style-name="P1">подходящего, то разочарованный Гансухэ, поняв, что вы его обманули, прикажет</text:p>
      <text:p text:style-name="P1">вывести вас из шатра и отрубить голову: слишком уж вы похоже на шпиона, а</text:p>
      <text:p text:style-name="P1">этого вполне достаточно в преддверии войны – 792.312.</text:p>
      <text:p text:style-name="P1">Гончар клянется, что говорит вам правду, уверяя, что ему нечего скрывать, и</text:p>
      <text:p text:style-name="P1">он не имеет к происшедшему никакого отношения. Кажется, уговоры на него не</text:p>
      <text:p text:style-name="P1">подействуют. Хотя теперь вы начинаете сомневаться в своих подозрениях насчет</text:p>
      <text:p text:style-name="P1">него. Можно попробовать перейти к крайним мерам и пригрозить ему кулаком</text:p>
      <text:p text:style-name="P1">(425) или отстать от напуганного горожанина (329).</text:p>
      <text:p text:style-name="P1">313.</text:p>
      <text:p text:style-name="P1">Вот вы и оказались в самом сердце государства степняков. Но у вас совсем</text:p>
      <text:p text:style-name="P1">немного времени, чтобы осмотреться: по двору ходит множество могучих</text:p>
      <text:p text:style-name="P1">кешиктенов и багатуров, и они посматривают на вас с подозрением. Шатер хана</text:p>
      <text:p text:style-name="P1">настолько огромен, что в нем мог бы поместиться целый отряд всадников. Рядом с</text:p>
      <text:p text:style-name="P1">ним расположены палатки для проживания охраны дворца и столбы, ко многим</text:p>
      <text:p text:style-name="P1"><text:soft-page-break/>из которых привязаны великолепные расседланные скакуны. Все воины во дворе</text:p>
      <text:p text:style-name="P1">вооружены – во время отдыха стража находится в городе. Справиться сразу со</text:p>
      <text:p text:style-name="P1">всеми кочевниками, находящимися во дворе, вы, конечно, не сможете – даже</text:p>
      <text:p text:style-name="P1">несколько багатуров, вид которых внушает уважение, представляют для вас</text:p>
      <text:p text:style-name="P1">непреодолимую преграду.</text:p>
      <text:p text:style-name="P1">Высящийся посреди двора шатер прекрасен, и вы ловите себя на мысли, что</text:p>
      <text:p text:style-name="P1">он нравится вам даже больше, чем терем любого из полесских князей. Это</text:p>
      <text:p text:style-name="P1">странно, ведь вы видите жилище хана впервые. Но оно внушает вам смешанное</text:p>
      <text:p text:style-name="P1">чувство уважения и страха и ощущение богатства. Вы и не ожидали, что жилище</text:p>
      <text:p text:style-name="P1">кочевников может быть таким великолепным. Вместе с тем вы замечаете</text:p>
      <text:p text:style-name="P1">сложенные в углу двора камни: очевидно, в ближайшее время хан планирует</text:p>
      <text:p text:style-name="P1">возвести для себя каменное жилище, которое, скорее всего, будет еще прекраснее</text:p>
      <text:p text:style-name="P1">шатра. Сердце сжимает какая-то непонятная тоска. Вам почему-то сильно</text:p>
      <text:p text:style-name="P1">захотелось остаться в этом богатом и шумном городе, в этом роскошном шатре,</text:p>
      <text:p text:style-name="P1">около которого грозно развевается огромное знамя, командовать обученным и</text:p>
      <text:p text:style-name="P1">сильным войском и его могучей гвардией... Вы пытаетесь понять, откуда</text:p>
      <text:p text:style-name="P1">появились эти странные мысли, но в это время замечаете, что к вам приближается</text:p>
      <text:p text:style-name="P1">высокий багатур, одетый так же, как и другие, во все черное, но его одежда</text:p>
      <text:p text:style-name="P1">отличается великолепной отделкой и изяществом. По надменному виду и</text:p>
      <text:p text:style-name="P1">повелительным движениям этого человека вы понимаете, что это один из местных</text:p>
      <text:p text:style-name="P1">командиров, и он подходит, чтобы узнать о цели вашего прибытия к дворцу хана.</text:p>
      <text:p text:style-name="P1">Теперь нужно действовать уверенно и решительно, но для этого нужно знать, что</text:p>
      <text:p text:style-name="P1">именно делать. Если в голову ничего не приходит ничего дельного, то остается</text:p>
      <text:p text:style-name="P1">лишь предложить командиру багатуров деньги (183). Если в кармане у вас нет ни</text:p>
      <text:p text:style-name="P1">гроша – 814.</text:p>
      <text:p text:style-name="P1">314.Тропинка, разглядеть которую среди травы становится все труднее,</text:p>
      <text:p text:style-name="P1">пересекает широкое поле и ныряет в березовую рощу. Вы идете около часа.</text:p>
      <text:p text:style-name="P1">Тропинка не исчезает и продолжает уверенно бежать вперед. Стена деревьев</text:p>
      <text:p text:style-name="P1">становится плотнее, но все равно это не тот могучий загадочный лес, с которым вы</text:p>
      <text:p text:style-name="P1">столкнулись возле Хвойного. Да и березовые черно-белые стволы не выглядят</text:p>
      <text:p text:style-name="P1">такими опасными и таинственными, как смолистые бока высоких грозных сосен.</text:p>
      <text:p text:style-name="P1">Легкий свежий ветерок доносится до вас. Но он не похож на тот, что дул с реки,</text:p>
      <text:p text:style-name="P1">когда вы вышли из Смолянки, хотя, несомненно, тоже доносится с водоема:</text:p>
      <text:p text:style-name="P1">порывы гораздо сильнее и равномернее и наводят на мысль об озере. Неужели</text:p>
      <text:p text:style-name="P1">Ледяное уже близко? Возможно, его уже было бы видно, если бы не деревья.</text:p>
      <text:p text:style-name="P1">Тропинка начинает карабкаться вверх по пологому склону, и скоро вы замечаете,</text:p>
      <text:p text:style-name="P1">что приближаетесь к одинокому утесу - (641).</text:p>
      <text:p text:style-name="P1">315.</text:p>
      <text:p text:style-name="P1">- Совет мой прост: не сворачивай с этого пути, - говорит торговец. – В</text:p>
      <text:p text:style-name="P1">последнее время в лесах бродит много волков, и местные охотники соорудили в</text:p>
      <text:p text:style-name="P1">лесу немало ловушек. Дорога безопасна, но лесная тропинка может привести к</text:p>
      <text:p text:style-name="P1">западне, устроенной против хищников, в которую ты можешь случайно угодить.</text:p>
      <text:p text:style-name="P1">Эта информация не кажется слишком уж важной, но и заплатили вы за нее</text:p>
      <text:p text:style-name="P1">совсем дешево. Теперь пора оставить караван и идти дальше – 227.</text:p>
      <text:p text:style-name="P1">316.</text:p>
      <text:p text:style-name="P1">Вы не прогадали с выбором пути. Тропинка становится все утоптаннее, лес –</text:p>
      <text:p text:style-name="P1">светлее, несмотря на то, что солнце опускается все ближе к горизонту. Скоро</text:p>
      <text:p text:style-name="P1">наступит вечер, и мысль о поиске места для ночлега все чаще приходит вам в</text:p>
      <text:p text:style-name="P1">голову. Вы уже давно идете по лесу и невольно задаетесь вопросом, когда же</text:p>
      <text:p text:style-name="P1">удастся из него выйти. Неплохо было бы обернуться на некоторое время птицей –</text:p>
      <text:p text:style-name="P1">уж им-то ничего не стоит по воздуху преодолеть любые чащи... Вы с надеждой</text:p>
      <text:p text:style-name="P1">отмечаете, что лес меняется, и деревьев становится все меньше. К тому же в</text:p>
      <text:p text:style-name="P1"><text:soft-page-break/>основном вокруг растут уже не древние стволы, приговоренные к смерти, а</text:p>
      <text:p text:style-name="P1">молодая поросль.</text:p>
      <text:p text:style-name="P1">Раздавшийся впереди громкий стук заставляет вздрогнуть и насторожиться.</text:p>
      <text:p text:style-name="P1">Но это первоначальное напряжение быстро проходит, когда стук равномерно</text:p>
      <text:p text:style-name="P1">повторяется несколько раз. Вы готовы поклясться, что это звук топора,</text:p>
      <text:p text:style-name="P1">ударяющегося о дерево. Неужели вы совсем близко с каким-то селением? Стук</text:p>
      <text:p text:style-name="P1">раздается прямо впереди, и вам не придется сворачивать с тропинки, чтобы найти</text:p>
      <text:p text:style-name="P1">его источник. Звуки становятся все отчетливее, пока за очередным поворотом вы</text:p>
      <text:p text:style-name="P1">не замечаете тех, кто их создает. Ваши догадки полностью подтвердились, и вы с</text:p>
      <text:p text:style-name="P1">облегчением разглядываете лесорубов, мирно занимающихся своим делом.</text:p>
      <text:p text:style-name="P1">Встреча с людьми, даже не задумывающимися о тех опасностях, которыепритаились в глубине леса, успокаивает вас и приводит в хорошее расположение</text:p>
      <text:p text:style-name="P1">духа. Всего лесорубов трое. Один, зрелый бородатый мужчина с обветренным</text:p>
      <text:p text:style-name="P1">раскрасневшимся лицом, орудует топором, другой, помоложе, уперся длинным</text:p>
      <text:p text:style-name="P1">шестом в дерево, чтобы оно упало в нужном направлении. Третий самый</text:p>
      <text:p text:style-name="P1">старший, присел рядом на земле, чтобы попить воды, и внимательно наблюдает</text:p>
      <text:p text:style-name="P1">за действиями своих товарищей. Неподалеку от них стоит лошадь, запряженная в</text:p>
      <text:p text:style-name="P1">телегу. Телега уже почти полностью нагружена стволами деревьев. Кажется,</text:p>
      <text:p text:style-name="P1">крестьяне заканчивают свою работу и вот-вот поедут домой. Тем временем дерево,</text:p>
      <text:p text:style-name="P1">подрубленное лесорубом, наклоняется и с треском падает на землю. Крестьяне,</text:p>
      <text:p text:style-name="P1">повалившие его, присаживаются рядом со своим товарищем, чтобы перевести</text:p>
      <text:p text:style-name="P1">дух. Это удобный момент, чтобы переброситься с ними несколькими словечками.</text:p>
      <text:p text:style-name="P1">Они уже заметили вас, но сами на разговор не вызывают, лишь бросая усталые</text:p>
      <text:p text:style-name="P1">взгляды в вашу сторону. Возможно, путешественники для них – не такая уж</text:p>
      <text:p text:style-name="P1">редкость, поэтому им все равно, захотите вы с ними поговорить или пройдете</text:p>
      <text:p text:style-name="P1">мимо. Итак, пообщаетесь с крестьянами (899) или не станете отвлекать их от</text:p>
      <text:p text:style-name="P1">нелегкой работы (352)?</text:p>
      <text:p text:style-name="P1">317.</text:p>
      <text:p text:style-name="P1">К счастью, до лагеря достаточно далеко, и никто не услышит шума боя.</text:p>
      <text:p text:style-name="P1">1-ЫЙ ВОИН</text:p>
      <text:p text:style-name="P1">Нападение 9</text:p>
      <text:p text:style-name="P1">Защита</text:p>
      <text:p text:style-name="P1">14</text:p>
      <text:p text:style-name="P1">Жизнь</text:p>
      <text:p text:style-name="P1">11</text:p>
      <text:p text:style-name="P1">Инициатива 9</text:p>
      <text:p text:style-name="P1">Владеет приемом Реакция.</text:p>
      <text:p text:style-name="P1">2-ОЙ ВОИН</text:p>
      <text:p text:style-name="P1">Нападение 8</text:p>
      <text:p text:style-name="P1">Защита</text:p>
      <text:p text:style-name="P1">14</text:p>
      <text:p text:style-name="P1">Жизнь</text:p>
      <text:p text:style-name="P1">10</text:p>
      <text:p text:style-name="P1">Инициатива 9</text:p>
      <text:p text:style-name="P1">3-ИЙ ВОИН</text:p>
      <text:p text:style-name="P1">Нападение 8</text:p>
      <text:p text:style-name="P1">Защита</text:p>
      <text:p text:style-name="P1">14</text:p>
      <text:p text:style-name="P1">Жизнь</text:p>
      <text:p text:style-name="P1">10</text:p>
      <text:p text:style-name="P1">Инициатива 9</text:p>
      <text:p text:style-name="P1">Слаженность: 1. Действует, пока жив 1-ый Воин (командир патруля). После его</text:p>
      <text:p text:style-name="P1"><text:soft-page-break/>смерти Слаженность уменьшится до 0.Сражение с патрулем будет нелегким. После победы может бегло осмотреть</text:p>
      <text:p text:style-name="P1">тела поверженных. Это всего лишь воины, находящиеся на службе, поэтому</text:p>
      <text:p text:style-name="P1">ценных вещей и денег у них с собой нет, а их вооружение не отличается</text:p>
      <text:p text:style-name="P1">изысканностью. Убедившись, что взять в качестве трофеев нечего, осторожно</text:p>
      <text:p text:style-name="P1">отползайте от лагеря, чтобы не привлечь больше ничьего внимания – 471.</text:p>
      <text:p text:style-name="P1">318.</text:p>
      <text:p text:style-name="P1">Вы открываете глаза и садитесь прямо. Теперь вы видите, что за соседним</text:p>
      <text:p text:style-name="P1">столиком сидят двое незнакомых мужчин, каждому из них вы дали бы не больше</text:p>
      <text:p text:style-name="P1">двадцати пяти лет. Однако если один находится в довольно хорошей физической</text:p>
      <text:p text:style-name="P1">форме и обладает неплохими мускулами, то другой, напротив, больше похож на</text:p>
      <text:p text:style-name="P1">неуклюжего увальня, уже имея приличный живот и к тому же обладая маленьким</text:p>
      <text:p text:style-name="P1">ростом. У того, что повыше, на поясе висит неплохой меч, который</text:p>
      <text:p text:style-name="P1">свидетельствует о том, что этот парень наверняка поучаствовал не в одной драке.</text:p>
      <text:p text:style-name="P1">Незнакомцы замечают, что вы уже не спите, и не произносят ни слова. Пока вы их</text:p>
      <text:p text:style-name="P1">разглядываете и решаете, как начать разговор, они резко встают из-за стола и идут</text:p>
      <text:p text:style-name="P1">к выходу. Кажется, они не настроены ни с кем болтать, поэтому обращаться к ним</text:p>
      <text:p text:style-name="P1">бессмысленно.</text:p>
      <text:p text:style-name="P1">Вы вновь оказываетесь в одиночестве в своем углу. Однако шум в трактире по-</text:p>
      <text:p text:style-name="P1">прежнему стоит невообразимый, и компания за центральным столиком еще не</text:p>
      <text:p text:style-name="P1">разошлась. Можно подойти к ним поближе (455) или прервать отдых и уйти из</text:p>
      <text:p text:style-name="P1">трактира (860).</text:p>
      <text:p text:style-name="P1">319.</text:p>
      <text:p text:style-name="P1">Вы, решив не увиливать, а перейти к главному интересующему вас вопросу,</text:p>
      <text:p text:style-name="P1">спрашиваете, что происходит за границей в степях, ведь слухи о готовящейся</text:p>
      <text:p text:style-name="P1">войне, добавляете вы, появились не просто так и имеют какую-то почву.</text:p>
      <text:p text:style-name="P1">Егуп, до этого разговорчивый и веселый, вдруг становится серьезным и хмуро</text:p>
      <text:p text:style-name="P1">спрашивает, зачем вам нужно это знать. Тщательно подумайте, прежде чем дать</text:p>
      <text:p text:style-name="P1">ему ответ, ведь этот человек вам совсем незнаком. Что вы ему скажете:</text:p>
      <text:p text:style-name="P1">- Я хочу купить в Рудногорске товары и выгодно продать их на юге (105).</text:p>
      <text:p text:style-name="P1">- Мне нужно пересечь степи, чтобы попасть в Айзарию, так как у меня есть</text:p>
      <text:p text:style-name="P1">важное послание для их короля, и от этого зависит судьба всех нас (686).</text:p>
      <text:p text:style-name="P1">- Мне это просто интересно, так как это обсуждают по всему Полесью (853).</text:p>
      <text:p text:style-name="P1">- Да нет, я просто спросил, но, честно говоря, мне это совсем неинтересно.</text:p>
      <text:p text:style-name="P1">Мне пора идти дальше, прощай (357).</text:p>
      <text:p text:style-name="P1">320.- Твои слова принадлежат лишь тебе, и ты сам распоряжаешься ими, -</text:p>
      <text:p text:style-name="P1">мудрено отвечает старик на вашу резкость и идет прочь. Вам только этого и надо</text:p>
      <text:p text:style-name="P1">было, поэтому вы равнодушно смотрите ему вслед, после чего отправляетесь</text:p>
      <text:p text:style-name="P1">дальше – 663.</text:p>
      <text:p text:style-name="P1">321.</text:p>
      <text:p text:style-name="P1">Крестьяне, конечно, не против, чтобы вы забрались на телегу и немного</text:p>
      <text:p text:style-name="P1">проехались с ними. Собака было проснулась и начала тявкать на незваного</text:p>
      <text:p text:style-name="P1">попутчика, но хозяин быстро успокаивает ее. Они спрашивают, куда вы идете, и,</text:p>
      <text:p text:style-name="P1">узнав, что на южную границу, говорят, что могут довезти вас до самых Ям – их</text:p>
      <text:p text:style-name="P1">родной деревни, до которой совсем недалеко. Вы благодарите их и отказываетесь</text:p>
      <text:p text:style-name="P1">от этого предложения, так как не хотите приехать в Ямы только поздним вечером.</text:p>
      <text:p text:style-name="P1">Вы просите их рассказать, что творится в деревне.</text:p>
      <text:p text:style-name="P1">- Да ничего особо не творится, жизнь обычная. У нас там трактир есть,</text:p>
      <text:p text:style-name="P1">можешь зайти в него, все новости мигом узнаешь. Трактир, кстати, неплохой, у</text:p>
      <text:p text:style-name="P1">нас ведь много путешественников на ночь остается. Мы-то с другом в него</text:p>
      <text:p text:style-name="P1">перестали ходить.</text:p>
      <text:p text:style-name="P1">- А что так? – интересуетесь вы.</text:p>
      <text:p text:style-name="P1"><text:soft-page-break/>- Да ведь беда с моим приятелем приключилась недавно. – Сидящий рядом</text:p>
      <text:p text:style-name="P1">крестьянин мрачно кивает головой, подтверждая слова друга. – Ты представляешь:</text:p>
      <text:p text:style-name="P1">нечисть у него в доме поселился. Знаешь, кто такая бадзула? Это дух такой, днем</text:p>
      <text:p text:style-name="P1">она по дорогам бродит, а ночью в канавах ночует. Но хуже всего то, что бадзула</text:p>
      <text:p text:style-name="P1">так и норовит к людям подселиться и все ищет, где потеплее да еда посытнее. А</text:p>
      <text:p text:style-name="P1">там, где она поселится, начинает все хозяйство рушиться. Вот и у друга у моего: то</text:p>
      <text:p text:style-name="P1">скотина падет, то в доме что сломается. Он тогда совсем расстроился, пить начал,</text:p>
      <text:p text:style-name="P1">чуть по миру не пошел. Хорошо, мне старики подсказали, как ему помочь. Я</text:p>
      <text:p text:style-name="P1">метелочку взял, дома и в сенях у него подмел, а мусор выбросил в</text:p>
      <text:p text:style-name="P1">противоположную от заката сторону. Тут шум такой поднялся! Это бадзула свои</text:p>
      <text:p text:style-name="P1">ноги уносила. Но мы-то все спрятаться успели, ведь бадзула может человека</text:p>
      <text:p text:style-name="P1">утащить, если он ее увидит. А жены до сих пор нам запрещают в трактир ходить:</text:p>
      <text:p text:style-name="P1">его боится, что он опять нажитое пропивать начнет, а моя опасается, что я с собой</text:p>
      <text:p text:style-name="P1">бадзулу притащу, представляешь? – И оба начинают громко хохотать.</text:p>
      <text:p text:style-name="P1">Что ж, наука, как изгонять нечистого духа, может пригодиться, когда через</text:p>
      <text:p text:style-name="P1">много лет вы начнете оседлую размеренную жизнь, так что вы на всякий случай</text:p>
      <text:p text:style-name="P1">запоминаете услышанный рассказ (+60). После этого вы благодарите крестьян за</text:p>
      <text:p text:style-name="P1">то, что они подвезли вас, и спрыгиваете на землю. За время поездки ноги успели</text:p>
      <text:p text:style-name="P1">отдохнуть, и скоро телега остается далеко позади – 456.</text:p>
      <text:p text:style-name="P1">322.</text:p>
      <text:p text:style-name="P1">Пастух очень обрадовался, узнав, что вы хотите сходить в лес с ним. Он по</text:p>
      <text:p text:style-name="P1">секрету говорит вам, что немного опасается, когда отправляется проверятьловушки. Юноша полагает, что появившийся в округе волк – это оборотень;</text:p>
      <text:p text:style-name="P1">человек, насильно обращенный в зверя, а значит он гораздо хитрее и коварнее</text:p>
      <text:p text:style-name="P1">обычного серого хищника. Но это лишь догадки суеверного крестьянина, поэтому</text:p>
      <text:p text:style-name="P1">не стоит придавать им особого значения.</text:p>
      <text:p text:style-name="P1">Пастух берет с собой кнут и палку и идет вперед, показывая вам дорогу. По</text:p>
      <text:p text:style-name="P1">его словам, яма, к которой вы идете, расположена в лесу совсем недалеко от луга,</text:p>
      <text:p text:style-name="P1">иначе он не решился бы отлучаться от стада. Никаких тропинок впереди не видно,</text:p>
      <text:p text:style-name="P1">но парень отлично знает дорогу и уверенно шагает между деревьями.</text:p>
      <text:p text:style-name="P1">Неожиданно он резко останавливается и делает вам знак последовать его</text:p>
      <text:p text:style-name="P1">примеру. Вы ничего подозрительного не замечаете, но повинуетесь молодому</text:p>
      <text:p text:style-name="P1">спутнику и замираете. Пастух встает на колени и внимательно осматривает землю</text:p>
      <text:p text:style-name="P1">прямо перед собой. Через минуту он встает, поворачивается к вам и шепотом</text:p>
      <text:p text:style-name="P1">сообщает:</text:p>
      <text:p text:style-name="P1">- Свежие следы. Волк был здесь совсем недавно, незадолго до нас. Надо быть</text:p>
      <text:p text:style-name="P1">осторожнее. Хорошо, что нас двое, вместе мы сможем справиться с ним. Если бы</text:p>
      <text:p text:style-name="P1">тебя не было, мне пришлось бы возвращаться на луг и уводить стадо. Ты ведь</text:p>
      <text:p text:style-name="P1">поможешь мне?</text:p>
      <text:p text:style-name="P1">Ответите, что не собираетесь отступать и пойдете с пастухом дальше (874)</text:p>
      <text:p text:style-name="P1">или измените решение, посоветовав юноше вернуться и предоставить встречу с</text:p>
      <text:p text:style-name="P1">коварным хищником опытным охотникам (512)?</text:p>
      <text:p text:style-name="P1">323.</text:p>
      <text:p text:style-name="P1">Не теряя ни минуты, вы направляетесь к старосте и передаете ему все, что</text:p>
      <text:p text:style-name="P1">узнали от домового. Старик поначалу недоверчиво выслушивает вас, но с каждым</text:p>
      <text:p text:style-name="P1">словам задумывается все больше.</text:p>
      <text:p text:style-name="P1">- Если ты действительно видел одного из хранителей наших жилищ, -</text:p>
      <text:p text:style-name="P1">произносит староста после небольшой паузы, - то к его предсказанию нужно</text:p>
      <text:p text:style-name="P1">прислушаться. За всю свою долгую жизнь я ни разу не встречался с человеком,</text:p>
      <text:p text:style-name="P1">который видел домового, но не верить тебе у меня причин нет. Тем более ты,</text:p>
      <text:p text:style-name="P1">кажется, искренне желаешь нам добра. А раз так, нужно подготовиться к защите.</text:p>
      <text:p text:style-name="P1">Лучше приготовиться к отпору и напрасно прождать всю ночь, чем оказаться в</text:p>
      <text:p text:style-name="P1"><text:soft-page-break/>постели, когда придет враг, - заключает мудрый старик. – Но мы простые</text:p>
      <text:p text:style-name="P1">крестьяне и не обучены ратному делу. Ты, как я вижу, опытный воин. Раз ты</text:p>
      <text:p text:style-name="P1">хочешь помочь нам, то я попрошу тебя взять руководство обороной села в свои</text:p>
      <text:p text:style-name="P1">руки.</text:p>
      <text:p text:style-name="P1">Вы соглашаетесь, что это правильное решение, и немедленно приступаете к</text:p>
      <text:p text:style-name="P1">роли воеводы. Прежде всего вы приказываете собрать всех мужчин деревни,</text:p>
      <text:p text:style-name="P1">способных держать в руках хоть какое-нибудь оружие. В самый короткий срок по</text:p>
      <text:p text:style-name="P1">вашему зову собирается почти два десятка крестьян разного возраста – от безусых</text:p>
      <text:p text:style-name="P1">юнцов до поседевших мужей. Вместе с ними приходит несколько женщин,</text:p>
      <text:p text:style-name="P1">которые тоже изъявляют желание оказать посильную помощь в защите родного</text:p>
      <text:p text:style-name="P1">села. Поразмыслив, вы решаете не прогонять их, придумав дело и для них.Понимая, что степняки приедут верхом, вы приказываете собрать все вилы,</text:p>
      <text:p text:style-name="P1">рогатины и длинные колья, которые лучше всего могут послужить в борьбе с</text:p>
      <text:p text:style-name="P1">наездниками. Кроме того, каждый ополченец вооружается топором или тяжелой</text:p>
      <text:p text:style-name="P1">дубиной. Пройдя деревню вдоль и поперек, вы указываете, где нужно залечь</text:p>
      <text:p text:style-name="P1">каждому крестьянину, позаботившись о том, чтобы рядом с ним был достаточный</text:p>
      <text:p text:style-name="P1">запас ножей и других тяжелых предметов, которые можно метать во врага.</text:p>
      <text:p text:style-name="P1">Женщины в это время собирают камни и заготавливают факелы. Вы также</text:p>
      <text:p text:style-name="P1">говорите, чтобы хозяева держали наготове собак.</text:p>
      <text:p text:style-name="P1">Закончив приготовления, вы приказываете потушить огни. Из небогатого</text:p>
      <text:p text:style-name="P1">крестьянского хозяйства и простых селян вам удалось создать целый вооруженный</text:p>
      <text:p text:style-name="P1">отряд, который будет до конца биться с завоевателями. Настоящее оружие</text:p>
      <text:p text:style-name="P1">оказалось только у троих человек, не считая вас: у двоих крестьян нашлись старые</text:p>
      <text:p text:style-name="P1">мечи, а у старосты – палица с шипами. Двое крестьян засели на чердаках с</text:p>
      <text:p text:style-name="P1">охотничьими луками.</text:p>
      <text:p text:style-name="P1">Около трех часов прошли в полной тишине. За это время вы несколько раз</text:p>
      <text:p text:style-name="P1">обошли посты и убедились, что не на шутку взволнованные крестьяне и не думают</text:p>
      <text:p text:style-name="P1">засыпать.</text:p>
      <text:p text:style-name="P1">Как только миновала полночь, к вам прибежал один из мальчишек, которому</text:p>
      <text:p text:style-name="P1">вы поручили залезть на дерево и наблюдать за окрестностью. Он испуганно</text:p>
      <text:p text:style-name="P1">сообщил, что к деревне направляется отряд конников. Вы отсылаете его снять</text:p>
      <text:p text:style-name="P1">дозорных с других направлений и отправляете нескольких других мальчиков,</text:p>
      <text:p text:style-name="P1">которым вы поручили почетные роли гонцов, сообщить всем, что враг</text:p>
      <text:p text:style-name="P1">приближается.</text:p>
      <text:p text:style-name="P1">Кочевники подошли к поселку достаточно тихо. Если бы крестьяне сейчас</text:p>
      <text:p text:style-name="P1">беззаботно спали в своих домах, то их участь была бы предрешена. Но теперь</text:p>
      <text:p text:style-name="P1">хищники сами превратились в добычу, медленно входя на деревенскую улицу и не</text:p>
      <text:p text:style-name="P1">подозревая о поджидающей их западне. Вы делаете условный жест, и староста,</text:p>
      <text:p text:style-name="P1">находящийся за вашей спиной, громко дует в рог, который принес один из</text:p>
      <text:p text:style-name="P1">крестьян.</text:p>
      <text:p text:style-name="P1">Громкое пение рога разносится по всей деревне. Степняки останавливаются</text:p>
      <text:p text:style-name="P1">как вкопанные, ошеломленные этим звуком. Они быстро соображают, что их</text:p>
      <text:p text:style-name="P1">ждали, но крестьяне, получившие от вас четкие указания, действуют еще быстрее.</text:p>
      <text:p text:style-name="P1">Всего кочевников около двух десятков, и вы отмечаете, что численного перевеса у</text:p>
      <text:p text:style-name="P1">них нет.</text:p>
      <text:p text:style-name="P1">Несколько факелов вылетают из-за заборов и падают перед мордами</text:p>
      <text:p text:style-name="P1">напуганных лошадей. Однако выдрессированные кони не отступают и остаются на</text:p>
      <text:p text:style-name="P1">месте, повинуясь лишь воле своих хозяев. Теперь кочевников превосходно видно, в</text:p>
      <text:p text:style-name="P1">отличие от крестьян, засевших в темноте. Пока командир степняков думает, какой</text:p>
      <text:p text:style-name="P1">приказ отдать, в воздухе со свистом проносятся ножи и камни, заставляя</text:p>
      <text:p text:style-name="P1">всадников беспорядочно расступиться. Они были настолько уверены в успехе, что</text:p>
      <text:p text:style-name="P1">даже не приготовили щиты, отчего летящие снаряды становятся для них еще</text:p>
      <text:p text:style-name="P1"><text:soft-page-break/>опаснее. В это время предводитель налетчиков, сообразив, наконец, что их приход</text:p>
      <text:p text:style-name="P1">его отряда не был неожиданностью, отдает приказ контратаковать, но еще раньше</text:p>
      <text:p text:style-name="P1">несколько крестьян выскакивают из своих укрытий и рогатинами выбиваютпервых кочевников из седел. С чердаков в налетчиков летят стрелы, на нескольких</text:p>
      <text:p text:style-name="P1">из них удается вылить заранее приготовленный кипяток. Вы с удовлетворением</text:p>
      <text:p text:style-name="P1">отмечаете, что в рядах врагов начинается паника. Впрочем, вы тоже не</text:p>
      <text:p text:style-name="P1">бездействуете. Одного из противников вы еще в начале битвы поразили, удачно</text:p>
      <text:p text:style-name="P1">метнув кинжал, а затем с тыла напали на небольшую группу кочевников, внеся в</text:p>
      <text:p text:style-name="P1">их ряды сумятицу и тяжело ранив одного из захватчиков. Степняки, наконец,</text:p>
      <text:p text:style-name="P1">создают какое-то подобие атаки, собравшись вместе, но их встречает ряд</text:p>
      <text:p text:style-name="P1">выставленных мужественными крестьянами вил и кольев. В другое время</text:p>
      <text:p text:style-name="P1">кочевники без труда преодолели бы эту оборону, но русичи надежно захватили</text:p>
      <text:p text:style-name="P1">инициативу и без страха бросаются вперед, к тому же передвигаться на</text:p>
      <text:p text:style-name="P1">деревенской улице всадникам гораздо тяжелее, чем в открытом поле. Осмелевшие</text:p>
      <text:p text:style-name="P1">селяне подхватывают у убитых врагов палаши и бесстрашно бросаются на</text:p>
      <text:p text:style-name="P1">налетчиков. Ваш отряд уже давно имеет численное преимущество, к тому же</text:p>
      <text:p text:style-name="P1">камни и различные тяжелые предметы беспрерывно летят в сторону врагов.</text:p>
      <text:p text:style-name="P1">Предводитель степняков мог бы рассчитывать на победу, если бы приказал</text:p>
      <text:p text:style-name="P1">своему отряду собраться вместе и организованно напасть на крестьян. Даже</text:p>
      <text:p text:style-name="P1">оказавшись в меньшинстве, обученные воинскому искусству и хорошо</text:p>
      <text:p text:style-name="P1">вооруженные кочевники сумели бы сломить сопротивление. Но главарь</text:p>
      <text:p text:style-name="P1">налетчиков сделал именно то, что вы от него и ожидали, прекрасно зная тактику</text:p>
      <text:p text:style-name="P1">южан: поняв, что внезапной атаки не получилось, он отдает приказ отступить из</text:p>
      <text:p text:style-name="P1">деревни. В это время по вашему приказанию спускаются собаки, которые,</text:p>
      <text:p text:style-name="P1">получив свободу, с радостью бросаются вслед за убегающими всадниками. Даже</text:p>
      <text:p text:style-name="P1">теперь кочевники, владеющие уникальным умением стрелять из лука верхом,</text:p>
      <text:p text:style-name="P1">могли бы окружить деревню, поджечь дома и вынудить крестьян сдаться. Но их</text:p>
      <text:p text:style-name="P1">предводитель, видимо, решил, что на сегодня с него и его людей хватит потерь, и</text:p>
      <text:p text:style-name="P1">предпочел умчаться прочь. К тому же он так и не понял, напало ли на него</text:p>
      <text:p text:style-name="P1">простое ополчение или организованный военный отряд.</text:p>
      <text:p text:style-name="P1">Нападение отбито, и в большей мере это ваша заслуга. Ни один житель</text:p>
      <text:p text:style-name="P1">деревни не был убит. Нескольким крестьянам были нанесены ранения, но они не</text:p>
      <text:p text:style-name="P1">обращают на них внимания и спешат к центру деревни, чтобы разделить радость</text:p>
      <text:p text:style-name="P1">по случаю победы. Когда и вы подходите туда, от толпы отделяется староста и</text:p>
      <text:p text:style-name="P1">приближается к вам.</text:p>
      <text:p text:style-name="P1">- Мы никогда не забудем, что ты для нас сделал, - торжественно произносит</text:p>
      <text:p text:style-name="P1">он. – Ты спас наши жизни и имущество. Теперь я понимаю, что именно ты и есть</text:p>
      <text:p text:style-name="P1">тот спаситель, приход которого предсказал нам неделю назад старик с посохом.</text:p>
      <text:p text:style-name="P1">Кроме добрых слов жителям деревни нечем отблагодарить вас. Но вы и не</text:p>
      <text:p text:style-name="P1">претендуете на что-либо еще, ведь помогали вы им совершенно бескорыстно. И</text:p>
      <text:p text:style-name="P1">все же кое-что вам достанется. Крестьяне стаскивают тела степняков, чтобы</text:p>
      <text:p text:style-name="P1">похоронить их в общей могиле, и вы можете взять себе у них любые трофеи,</text:p>
      <text:p text:style-name="P1">которые пожелаете. Осмотрев убитых кочевников, вы находите следующие</text:p>
      <text:p text:style-name="P1">полезные предметы: 13 монет, великолепный красный кушак (-140), легкий</text:p>
      <text:p text:style-name="P1">доспех, хитрое соединение пластин на котором обеспечивает большую</text:p>
      <text:p text:style-name="P1">подвижность (при носке добавит вам прием Реакция, если вы им не обладаете;</text:p>
      <text:p text:style-name="P1">свой доспех придется снять или убрать в мешок, заполнив два места) и мешочексо странным порошком. Понюхав необычное вещество и попробовав его на вкус,</text:p>
      <text:p text:style-name="P1">вы припоминаете, что как-то раз один из купцов привозил немного такого</text:p>
      <text:p text:style-name="P1">порошка во двор князю. Торговец утверждал, что купил его в землях, лежащих</text:p>
      <text:p text:style-name="P1">далеко за пределами Айзарии. Купец называл это вещество порохом и</text:p>
      <text:p text:style-name="P1">демонстрировал его необычное свойство воспламеняться и даже взрываться. Но</text:p>
      <text:p text:style-name="P1"><text:soft-page-break/>вместе с тем он рассказывал, что порох используется лишь для потехи, для</text:p>
      <text:p text:style-name="P1">устройства необычных зрелищ, называемых фейерверками, поэтому вы никак не</text:p>
      <text:p text:style-name="P1">можете понять, зачем это вещество степнякам. Все же вы решаете забрать</text:p>
      <text:p text:style-name="P1">порошок с собой (-150).</text:p>
      <text:p text:style-name="P1">Когда вы заканчиваете рассматривать трофеи, на улице царит глубокая ночь.</text:p>
      <text:p text:style-name="P1">К вам подходит староста и, зная, что наутро вам отправляться в дальнее</text:p>
      <text:p text:style-name="P1">странствие, предлагает лечь спать, оставив заботу о телах жителям деревни.</text:p>
      <text:p text:style-name="P1">Предложение кажется разумным, и вы направляетесь в дом к Емельяну.</text:p>
      <text:p text:style-name="P1">Несмотря на пережитые волнения, вы быстро засыпаете. Но последние</text:p>
      <text:p text:style-name="P1">события дают о себе знать увиденным сном. Перед вами обычный лагерь</text:p>
      <text:p text:style-name="P1">кочевников: небогатые шатры, редкие костры, вооруженные саблями степняки.</text:p>
      <text:p text:style-name="P1">Неожиданно раздается громкий крик. Мужчины вскакивают со своих мест, быстро</text:p>
      <text:p text:style-name="P1">вооружаются и запрыгивают на лошадей. К стоянке приближается конница</text:p>
      <text:p text:style-name="P1">русичей. Очевидно, перед вами предстают еще те времена, когда между двумя</text:p>
      <text:p text:style-name="P1">народами была открытая вражда. Численный перевес в видении на стороне ваших</text:p>
      <text:p text:style-name="P1">соотечественников, и бой длится недолго. Отчаянное сопротивление кочевников</text:p>
      <text:p text:style-name="P1">быстро преодолевается, и русичи разметают отряд защитников. Победители</text:p>
      <text:p text:style-name="P1">входят в лагерь и осматривают опустевшие шатры. В одном из них, к вашему</text:p>
      <text:p text:style-name="P1">удивлению, находятся несколько женщин, что необычно для военных лагерей</text:p>
      <text:p text:style-name="P1">степняков. Впрочем, иногда некоторые семьи степняков преодолевают короткие</text:p>
      <text:p text:style-name="P1">расстояния под защитой военных отрядов. Так или иначе, русичи приближаются</text:p>
      <text:p text:style-name="P1">к сжавшимся в комок женщинам. Убивать их, конечно, не будут – скорее всего,</text:p>
      <text:p text:style-name="P1">увезут в Полесье. У одной из женщин на руках ребенок. Его лицо открыто, и вы с</text:p>
      <text:p text:style-name="P1">изумлением видите, что это, без сомнения, дитя русичей. Как оно оказалось в</text:p>
      <text:p text:style-name="P1">этом лагере? Скорее всего, женщина, держащая его – всего лишь кормилица. Но</text:p>
      <text:p text:style-name="P1">теперь ребенок вернется на свою родину. В этот момент раздается крик петуха, и</text:p>
      <text:p text:style-name="P1">вы просыпаетесь, отлично запомнив сон.</text:p>
      <text:p text:style-name="P1">Солнце поднимается из-за горизонта, и вам пора отправляться в путь.</text:p>
      <text:p text:style-name="P1">Крестьяне собрали вам немного еды в дорогу (займет 1 место, восстановит 4</text:p>
      <text:p text:style-name="P1">Жизни), а староста желает вам на прощание удачи во время путешествия.</text:p>
      <text:p text:style-name="P1">Оставив радушных крестьян, вы покидаете деревню и направляетесь на юг –</text:p>
      <text:p text:style-name="P1">581.</text:p>
      <text:p text:style-name="P1">324.</text:p>
      <text:p text:style-name="P1">Старый недаром получил такое название. Вы затрудняетесь назвать город,</text:p>
      <text:p text:style-name="P1">который был бы старше этого. На его кривых улицах можно часто встретить</text:p>
      <text:p text:style-name="P1">жилища-полуземлянки, обсыпанные землей, которые гораздо реже попадаются в</text:p>
      <text:p text:style-name="P1">других городах. Вы слышали от стариков, что раньше такие жилища строилипочти все русичи, пока не научились возводить добротные избы, а это было</text:p>
      <text:p text:style-name="P1">несколько столетий назад. Так что эти невысокие, но широкие городские стены,</text:p>
      <text:p text:style-name="P1">которые вы минуете через открытые ворота, повидали гораздо больше любого</text:p>
      <text:p text:style-name="P1">человека. Старый расположен на большом холме, у подножья которого</text:p>
      <text:p text:style-name="P1">расположились многочисленные дома – посад. В городе дольно часто</text:p>
      <text:p text:style-name="P1">останавливаются путешественники и купцы, так как он расположен на торговом</text:p>
      <text:p text:style-name="P1">пути между Рудногорском и пограничными селениями, однако вам</text:p>
      <text:p text:style-name="P1">останавливаться здесь нет смысла: времени еще достаточно для того, чтобы</text:p>
      <text:p text:style-name="P1">подойти поближе к границе, ведь до вечера еще далеко.</text:p>
      <text:p text:style-name="P1">Оказавшись в городе, вы морщитесь, почувствовав обычный для этих улиц</text:p>
      <text:p text:style-name="P1">запах старого дерева и сырой земли. Местные жители уже привыкли к нему, но</text:p>
      <text:p text:style-name="P1">вам он кажется отвратительным. Придется потерпеть совсем немного – скоро вы</text:p>
      <text:p text:style-name="P1">все равно отправитесь дальше. Но перед этим неплохо было бы прогуляться по</text:p>
      <text:p text:style-name="P1">городу: возможно, удастся раздобыть полезную информацию – 860.</text:p>
      <text:p text:style-name="P1">325.</text:p>
      <text:p text:style-name="P1"><text:soft-page-break/>Незнакомец закрывает глаза и, не убирая одну руку с вашего плеча, другой</text:p>
      <text:p text:style-name="P1">продолжает хаотичные, как вам кажется, движения, при этом негромко бормочет:</text:p>
      <text:p text:style-name="P1">- Да, вижу все, и грусть твою, и сны твои, и печаль непонятную. Подожди</text:p>
      <text:p text:style-name="P1">чуток, не будешь мучиться более... Изойди, венец злодейский, исчезни лихо</text:p>
      <text:p text:style-name="P1">черное! – Вдруг громко произносит он. – Изойди! Исчезни! – И, сделав движение</text:p>
      <text:p text:style-name="P1">свободной рукой, словно смахивает с вас невидимую шапку, мужчина замолкает.</text:p>
      <text:p text:style-name="P1">Затем он отходит в сторону и с утомленным видом произносит. – Ну, вот и все, не</text:p>
      <text:p text:style-name="P1">мучиться тебе более, друг. За помощь не благодари, ты человек светлый, да и нам</text:p>
      <text:p text:style-name="P1">помог. Ну, пора нам в путь-дорогу, всех тебе благ.</text:p>
      <text:p text:style-name="P1">Вы находитесь в странном очаровании и оцепенении и даже забываете</text:p>
      <text:p text:style-name="P1">попрощаться в ответ. Лишь пройдя с сотню шагов, вы приходите в себя. Что это</text:p>
      <text:p text:style-name="P1">было - какая-то магия? Но тогда какая – белая или черная? Чувствуете вы себя</text:p>
      <text:p text:style-name="P1">нормально; может, действительно, теперь не будет никакой порчи? Вы</text:p>
      <text:p text:style-name="P1">похлопываете себя, словно проверяя, все ли части тела на месте, как вдруг</text:p>
      <text:p text:style-name="P1">обнаруживаете, что мешочек с золотом значительно опустел! Пересчитав</text:p>
      <text:p text:style-name="P1">наличность, вы убеждаетесь, что половины монет нет на месте (вычтите у себя</text:p>
      <text:p text:style-name="P1">половину денег, если у вас было нечетное их число, лишняя монета останется у</text:p>
      <text:p text:style-name="P1">вас). Вот вам и бродячие знахари! Бегом возвращаетесь назад и убеждаетесь, что</text:p>
      <text:p text:style-name="P1">мошенников и след простыл. Вам остается только в ярости сжать кулаки,</text:p>
      <text:p text:style-name="P1">поскрипеть зубами и проглотить этот урок, а затем идти дальше на юг – 798.</text:p>
      <text:p text:style-name="P1">326.</text:p>
      <text:p text:style-name="P1">Стучитесь в ворота напротив и скоро слышите приближающиеся шаги.</text:p>
      <text:p text:style-name="P1">Калитка открывается, но перед вами не гончар, а его жена, довольно крупная</text:p>
      <text:p text:style-name="P1">женщина. Она сообщает, что ее муж незадолго да вашего прихода куда-то ушел исказал, что будет не скоро. Он предлагает вам подождать его, но вы вежливо</text:p>
      <text:p text:style-name="P1">отказываетесь, понимая, что это лишь бесполезная трата времени. Вернитесь на 31</text:p>
      <text:p text:style-name="P1">и предпримите что-нибудь еще.</text:p>
      <text:p text:style-name="P1">327.</text:p>
      <text:p text:style-name="P1">Практически все посетители – местные крестьяне, которых легко распознать</text:p>
      <text:p text:style-name="P1">среди усталых, измазанных грязью путешественников (наверное, и вы выглядите</text:p>
      <text:p text:style-name="P1">не лучше). Вы прислушиваетесь к разговорам. За соседними столиками болтают о</text:p>
      <text:p text:style-name="P1">погоде и удобрениях. Чуть поодаль темы разговоров такие же обыденные и,</text:p>
      <text:p text:style-name="P1">безусловно, важные для крестьян, но бесполезные для вас. Внимание привлекает</text:p>
      <text:p text:style-name="P1">одиноко сидящий молодой человек в дальнем углу с впалыми щеками,</text:p>
      <text:p text:style-name="P1">поросшими короткой щетиной. Несмотря на молодость, он уже заметно поседел</text:p>
      <text:p text:style-name="P1">в висках. Он явно не желает ни с кем разговаривать, так как на ваших глазах</text:p>
      <text:p text:style-name="P1">вежливо отказывается от радушного предложения соседей подсесть к их столу.</text:p>
      <text:p text:style-name="P1">Непонятно даже, пришел он издалека или живет в деревне. Его лицо кажется</text:p>
      <text:p text:style-name="P1">знакомым, словно вы где-то встречались раньше. Рядом со стойкой стоит столик,</text:p>
      <text:p text:style-name="P1">за которым собралась большая компания. Все внимательно слушают своего</text:p>
      <text:p text:style-name="P1">товарища, сидящего спиной к вам. Похоже, он рассказывает какую-то</text:p>
      <text:p text:style-name="P1">занимательную историю. Ничто не препятствует приблизиться и послушать, что</text:p>
      <text:p text:style-name="P1">он рассказывает, что вы и делаете. Рассказчик – мужчина в годах, одетый как</text:p>
      <text:p text:style-name="P1">крестьянин, но манерами и своим внешним видом напоминающий старого воина,</text:p>
      <text:p text:style-name="P1">в связи с чем у вас закрадывается серьезное сомнение насчет того, что он держал в</text:p>
      <text:p text:style-name="P1">руках только косу и плуг. Вникнув в суть его рассказа, вы понимаете, что речь идет</text:p>
      <text:p text:style-name="P1">о какой-то битве, которая произошла много лет назад недалеко от здешних мест.</text:p>
      <text:p text:style-name="P1">- Русичи жили тогда не так мирно, как сейчас, - продолжает крестьянин свой</text:p>
      <text:p text:style-name="P1">рассказ, - вот и воевали друг с другом. А зачем – нам то уже не ведомо. И сошлись</text:p>
      <text:p text:style-name="P1">они в том месте, где сейчас Тяжица впадет в озеро. – Слушатели кивают головами,</text:p>
      <text:p text:style-name="P1">давая понять, что они знают, где это место. – Бились долго и упорно, ведь драться</text:p>
      <text:p text:style-name="P1">умели не хуже нашего. А когда побили стрельчане, - вы вспоминаете, что</text:p>
      <text:p text:style-name="P1"><text:soft-page-break/>Стрельна – название района между Ледяным и Каменкой, - своих противников,</text:p>
      <text:p text:style-name="P1">пустились те в бегство прямо по льду озера. А лед уже подтаял к тому времени, и</text:p>
      <text:p text:style-name="P1">многие воины не дошли до другого берега. Мне рассказывали, что до сих пор в тех</text:p>
      <text:p text:style-name="P1">местах достают со дна доспехи диковинные. Так мне мой дед сказывал: где правда,</text:p>
      <text:p text:style-name="P1">где ложь, я судить не берусь.</text:p>
      <text:p text:style-name="P1">Крестьяне начинают обсуждать эту и другие битвы, о которых когда-то</text:p>
      <text:p text:style-name="P1">слышали, но подобных разговоров вы немало наслушались и на службе у князя.</text:p>
      <text:p text:style-name="P1">Рассказчики любят преувеличивать и приукрашивать реальные события; эти</text:p>
      <text:p text:style-name="P1">истории интересно слушать долгими вечерами, но сейчас они ничем вам не</text:p>
      <text:p text:style-name="P1">помогут.</text:p>
      <text:p text:style-name="P1">Перед выходом из трактира вы интересуйтесь у хозяина, сколько у него стоит</text:p>
      <text:p text:style-name="P1">комната на ночь, на что тот отвечает, что всего 2 монеты. Также он говорит, что</text:p>
      <text:p text:style-name="P1">может упаковать вам еду в дорогу, 1 порция стоит 2 монеты, восстановит 3 Жизнии займет одно место в мешке. Больше в трактире ничего примечательного не</text:p>
      <text:p text:style-name="P1">происходит - (73).</text:p>
      <text:p text:style-name="P1">328.</text:p>
      <text:p text:style-name="P1">- Дружище, не принесешь ли ты дров для костра, - обращаетесь вы к</text:p>
      <text:p text:style-name="P1">крестьянину из Смолянки. – Было бы неплохо сготовить что-нибудь на завтрак.</text:p>
      <text:p text:style-name="P1">Грибники полностью согласны с вами, они уже давно окончательно</text:p>
      <text:p text:style-name="P1">проснулись и не прочь что-нибудь перекусить. Крестьянин уходит в лес, а вы</text:p>
      <text:p text:style-name="P1">остаетесь с двумя братьями. Как ни в чем не бывало вы продолжаете разговор,</text:p>
      <text:p text:style-name="P1">между прочим упоминая, что князь послал вас служить на границу, что времена,</text:p>
      <text:p text:style-name="P1">дескать, неспокойные, степняки того и гляди на Полесье войной пойдут, что</text:p>
      <text:p text:style-name="P1">сейчас долг каждого русича – помогать дружинникам и так далее. Крестьяне</text:p>
      <text:p text:style-name="P1">преданно смотрят на вас понимающими глазами и постоянно кивают головами,</text:p>
      <text:p text:style-name="P1">как заведенные, показывая, что они полностью с вами согласны, однако ничего</text:p>
      <text:p text:style-name="P1">толкового от них никак не добиться. Только на ваше замечание о том, что в</text:p>
      <text:p text:style-name="P1">Полесье стало неспокойно, они вновь начинают сетовать на воров и разбойников и</text:p>
      <text:p text:style-name="P1">рассказывают, что, когда они были в Хвойном, однажды вечером в таверне прямо</text:p>
      <text:p text:style-name="P1">при них трое путешественников затеяли ссору с одним из постояльцев, а позже</text:p>
      <text:p text:style-name="P1">этого постояльца нашли без сознания и обчищенного до нитки на окраине</text:p>
      <text:p text:style-name="P1">деревни. Большего от этих остолопов, похоже, не добиться. Наскоро</text:p>
      <text:p text:style-name="P1">попрощавшись с ними и вежливо отказавшись от предложенного завтрака, Вы</text:p>
      <text:p text:style-name="P1">возвращаетесь в седло и подгоняете Василька вперед – 208.</text:p>
      <text:p text:style-name="P1">329.</text:p>
      <text:p text:style-name="P1">На улице темнеет, и надо поторопиться. Что предпримите теперь:</text:p>
      <text:p text:style-name="P1">наведаетесь к родителям покойного (718) или повторно побеседуете с кем-нибудь:</text:p>
      <text:p text:style-name="P1">с вдовой (824), с соседом (255) или с братом убитого (526)?</text:p>
      <text:p text:style-name="P1">330.</text:p>
      <text:p text:style-name="P1">На всякий случай держа ухо востро, вы идете дальше. Никаких опасностей</text:p>
      <text:p text:style-name="P1">вокруг не видно, и вы начинаете подозревать, что путник, которого вы встретили</text:p>
      <text:p text:style-name="P1">недавно, попросту обманул вас и хотел куда-то заманить. Все-таки интересно, что</text:p>
      <text:p text:style-name="P1">этот человек хотел от вас? Одет он был богато, но это, наверное, для отвода глаз,</text:p>
      <text:p text:style-name="P1">чтобы вы поверили, что это не разбойник и не бродяга. Хотя удачливые</text:p>
      <text:p text:style-name="P1">разбойники, как вы слышали, живут совсем не бедно. Внезапный удар в плечо</text:p>
      <text:p text:style-name="P1">прерывает ваши размышления. Это камень, прилетевший неизвестно откуда, но</text:p>
      <text:p text:style-name="P1">предназначавшийся, безо всякого сомнения, именно вам. Вы отпрыгиваете в</text:p>
      <text:p text:style-name="P1">сторону и озираетесь, но не можете разглядеть неизвестного врага. Тем временем</text:p>
      <text:p text:style-name="P1">еще несколько камней вылетает из леса и некоторые из них, несмотря на ваши</text:p>
      <text:p text:style-name="P1">ловкие уклоны, все-таки достигают цели, поранив вам ноги и туловище(потеряйте 4 Жизни). К счастью, голова осталась цела. Вы отбегаете в сторону и</text:p>
      <text:p text:style-name="P1">прячетесь за толстое дерево. Вам удалось рассмотреть, что камни летели с разных</text:p>
      <text:p text:style-name="P1"><text:soft-page-break/>сторон, а значит, противников несколько. Прячась за деревьями, вы начинаете</text:p>
      <text:p text:style-name="P1">пробираться туда, где притаились нападавшие. Еще несколько камней вылетает</text:p>
      <text:p text:style-name="P1">из кустов, но они не причиняют никакого вреда, ударившись о ствол дерева.</text:p>
      <text:p text:style-name="P1">Нападающие, поняв, что скрываться бесполезно, выходят из укрытия.</text:p>
      <text:p text:style-name="P1">Непроизвольная ухмылка появляется у вас на лице, когда вы видите, кто же</text:p>
      <text:p text:style-name="P1">осмелился напасть на вас. Это четверо бродяг, одетых в совершенные лохмотья и</text:p>
      <text:p text:style-name="P1">вооруженных какими-то неотесанными палками, очевидно, подобранными в лесу.</text:p>
      <text:p text:style-name="P1">Вы выходите им навстречу, держа меч в руке и грозно похлопывая им плашмя по</text:p>
      <text:p text:style-name="P1">ладони. Один из бродяг выходит вперед и с грозным видом обращается к вам:</text:p>
      <text:p text:style-name="P1">- Хватит улыбаться, недоумок. Отдавай все, что у тебя есть, и проваливай,</text:p>
      <text:p text:style-name="P1">пока мы тебя не отделали. Кстати, одежду свою тоже оставь.</text:p>
      <text:p text:style-name="P1">Своим грубым тоном он, несомненно, пытается вывести вас из себя, но вы</text:p>
      <text:p text:style-name="P1">достаточно повидали таких ублюдков, чтобы знать, как с ними нужно</text:p>
      <text:p text:style-name="P1">разговаривать.</text:p>
      <text:p text:style-name="P1">- Даю вам пять секунд, чтобы развернуться и убрать свои поганые рожи</text:p>
      <text:p text:style-name="P1">подальше отсюда, - холодно произносите вы. – Иначе здесь вы и останетесь, но</text:p>
      <text:p text:style-name="P1">уже пищей для ворон.</text:p>
      <text:p text:style-name="P1">Все четверо остаются стоять на месте и, кажется, не собираются</text:p>
      <text:p text:style-name="P1">воспользоваться вашей добротой. Что ж, им хуже.</text:p>
      <text:p text:style-name="P1">1-ЫЙ БРОДЯГА</text:p>
      <text:p text:style-name="P1">Нападение 7</text:p>
      <text:p text:style-name="P1">Защита</text:p>
      <text:p text:style-name="P1">13</text:p>
      <text:p text:style-name="P1">Жизнь</text:p>
      <text:p text:style-name="P1">8</text:p>
      <text:p text:style-name="P1">Инициатива 7</text:p>
      <text:p text:style-name="P1">2-ОЙ БРОДЯГА</text:p>
      <text:p text:style-name="P1">Нападение 6</text:p>
      <text:p text:style-name="P1">Защита</text:p>
      <text:p text:style-name="P1">13</text:p>
      <text:p text:style-name="P1">Жизнь</text:p>
      <text:p text:style-name="P1">7</text:p>
      <text:p text:style-name="P1">Инициатива 6</text:p>
      <text:p text:style-name="P1">3-ИЙ БРОДЯГА</text:p>
      <text:p text:style-name="P1">Нападение 6</text:p>
      <text:p text:style-name="P1">Защита</text:p>
      <text:p text:style-name="P1">14</text:p>
      <text:p text:style-name="P1">Жизнь</text:p>
      <text:p text:style-name="P1">8</text:p>
      <text:p text:style-name="P1">Инициатива 7</text:p>
      <text:p text:style-name="P1">4-ЫЙ БРОДЯГА</text:p>
      <text:p text:style-name="P1">Нападение 6</text:p>
      <text:p text:style-name="P1">Защита</text:p>
      <text:p text:style-name="P1">14</text:p>
      <text:p text:style-name="P1">Жизнь</text:p>
      <text:p text:style-name="P1">8Инициатива 8</text:p>
      <text:p text:style-name="P1">СЛАЖЕННОСТЬ: -1.</text:p>
      <text:p text:style-name="P1">Удачные удары всех четырех бродяг наносят урон 1, а не 2.</text:p>
      <text:p text:style-name="P1">Драться эти проходимцы почти не умеют, к тому же они настоящие трусы,</text:p>
      <text:p text:style-name="P1">смелые только на словах. Если вам удастся победить двух из них, остальные, поняв,</text:p>
      <text:p text:style-name="P1">с каким опасным соперником они столкнулись, развернутся и бросятся убегать.</text:p>
      <text:p text:style-name="P1">Догонять их совсем не хочется. Осмотр тел, брошенных товарищами, говорит о</text:p>
      <text:p text:style-name="P1"><text:soft-page-break/>том, что награбить эти негодяи еще ничего не успели: ни монет, ни ценностей у</text:p>
      <text:p text:style-name="P1">них нет. Зато вы сделали то, что и должен был сделать княжеский воин: очистили</text:p>
      <text:p text:style-name="P1">от разбойников еще один участок в лесу. Пусть осознание этого принесет вам</text:p>
      <text:p text:style-name="P1">некоторое удовлетворение - (459).</text:p>
      <text:p text:style-name="P1">331.</text:p>
      <text:p text:style-name="P1">Ваш новый противник не ожидал такого поворота событий, но готов принять</text:p>
      <text:p text:style-name="P1">бой.</text:p>
      <text:p text:style-name="P1">ОПЫТНЫЙ АВАНТЮРИСТ</text:p>
      <text:p text:style-name="P1">Нападение 12</text:p>
      <text:p text:style-name="P1">Защита</text:p>
      <text:p text:style-name="P1">15</text:p>
      <text:p text:style-name="P1">Жизнь</text:p>
      <text:p text:style-name="P1">6</text:p>
      <text:p text:style-name="P1">Инициатива 11</text:p>
      <text:p text:style-name="P1">Владеет Приемами Реакция, Бой двумя клинками. Удар вторым клинком наносит</text:p>
      <text:p text:style-name="P1">урон 1 Жизнь.</text:p>
      <text:p text:style-name="P1">Незнакомец превосходно владеет оружием и дорого продаст свою жизнь.</text:p>
      <text:p text:style-name="P1">Давно вы не встречали такого умелого противника. Если вам удастся одолеть его –</text:p>
      <text:p text:style-name="P1">26.</text:p>
      <text:p text:style-name="P1">332.</text:p>
      <text:p text:style-name="P1">- Ты считаешь, что хорошая одежда поможет тебе завоевать сердце</text:p>
      <text:p text:style-name="P1">любимой? – Задумчиво спрашиваете вы, вспоминая о накидке, лежащей в</text:p>
      <text:p text:style-name="P1">заплечном мешке. Поразмыслив, вы решаете, что вам красивая одежда, в общем-</text:p>
      <text:p text:style-name="P1">то, ни к чему, а этому человеку она действительно может помочь. – Тогда у меня</text:p>
      <text:p text:style-name="P1">есть для тебя подарок. – С этими словами вы достаете накидку и разворачиваете ее</text:p>
      <text:p text:style-name="P1">перед глазами изумленного кочевника.</text:p>
      <text:p text:style-name="P1">- О, это... это прекрасное одеяние! – Восторженно восклицает степняк. – Но у</text:p>
      <text:p text:style-name="P1">меня нет денег, чтобы заплатить тебе за накидку.- Нет-нет, ты не понял. Я же сказал – это подарок, и я ничего не прошу</text:p>
      <text:p text:style-name="P1">взамен.</text:p>
      <text:p text:style-name="P1">- Ты хочешь сказать, что отдашь мне эту вещь бесплатно? Но почему?</text:p>
      <text:p text:style-name="P1">- Просто я так решил, - пожимаете вы плечами. – Я подумал, что тебе эта</text:p>
      <text:p text:style-name="P1">одежда пригодится больше, чем мне.</text:p>
      <text:p text:style-name="P1">- Благодарю тебя от всей души! – искренне говорит кочевник, примеряя</text:p>
      <text:p text:style-name="P1">накидку. – Я и не думал, что еще есть такие благородные и щедрые люди.</text:p>
      <text:p text:style-name="P1">- Эй, Эрдэм, с кем это ты разговариваешь? – от резкого голоса, раздавшегося</text:p>
      <text:p text:style-name="P1">за спиной, вы вздрагиваете. Обернувшись, вы видите, что к вам незаметно</text:p>
      <text:p text:style-name="P1">подошел напыщенный степняк, и вы догадываетесь, что это один из командиров</text:p>
      <text:p text:style-name="P1">из лагеря. Вы лихорадочно пытаетесь придумать, как выпутаться из непростой</text:p>
      <text:p text:style-name="P1">ситуации, но Эрдэм, испытывая к вам чувство благодарности, приходит на</text:p>
      <text:p text:style-name="P1">выручку.</text:p>
      <text:p text:style-name="P1">- Господин, это всего лишь помощник торговца, у которого я сделал заказ на</text:p>
      <text:p text:style-name="P1">прошлой неделе. Посмотрите, какую чудесную накидку он принес.</text:p>
      <text:p text:style-name="P1">- Ого, да ты у нас богач! Не знал, что у тебя есть деньги на такие вещи, -</text:p>
      <text:p text:style-name="P1">замечает подошедший степняк.</text:p>
      <text:p text:style-name="P1">- Мне удалось выгодно продать некоторые травы бродячему знахарю, -</text:p>
      <text:p text:style-name="P1">объясняет Эрдэм.</text:p>
      <text:p text:style-name="P1">- Ладно, я рад за тебя. Только не забывай, что ты травы ты должен собирать</text:p>
      <text:p text:style-name="P1">не на продажу, а для приготовления снадобий для нашего войска.</text:p>
      <text:p text:style-name="P1">- Не беспокойтесь, господин, я уже накопил приличный запас растений.</text:p>
      <text:p text:style-name="P1">Степняк одобрительно кивает головой и, окинув вас суровым взглядом,</text:p>
      <text:p text:style-name="P1">разворачивается и идет обратно в лагерь.</text:p>
      <text:p text:style-name="P1"><text:soft-page-break/>- Спасибо за помощь, - говорите вы неожиданно появившемуся другу, когда</text:p>
      <text:p text:style-name="P1">вновь остаетесь с ним наедине.</text:p>
      <text:p text:style-name="P1">- Нет-нет, это я должен благодарить тебя, - отвечает Эрдэм. – Ты сделал мне</text:p>
      <text:p text:style-name="P1">великолепный подарок, не требуя ничего, и я был бы настоящей свиньей, если бы</text:p>
      <text:p text:style-name="P1">не помог тебе. Однако тебе лучше уйти. Этот человек ничего не заподозрил, но</text:p>
      <text:p text:style-name="P1">тебя могут заметить и другие воины.</text:p>
      <text:p text:style-name="P1">- Да, ты прав, прощай. Когда женишься на своей девушке, выпей за меня</text:p>
      <text:p text:style-name="P1">чарку на свадьбе.</text:p>
      <text:p text:style-name="P1">Эрдэм скромно улыбается и желает вам счастливого пути. Напоследок он</text:p>
      <text:p text:style-name="P1">сообщает, что вскоре вы попадете на большую стоянку, которая называется Седло.</text:p>
      <text:p text:style-name="P1">На юг от нее, по словам вашего нового знакомого, находится роща, в которой</text:p>
      <text:p text:style-name="P1">расположился наблюдательный пост, и вам лучше не приближаться к нему, а</text:p>
      <text:p text:style-name="P1">пойти от Седла по юго-восточной дороге. Эрдэм машет вам рукой на прощание и</text:p>
      <text:p text:style-name="P1">возвращается к сбору трав, от которого вы его оторвали.</text:p>
      <text:p text:style-name="P1">Вы идете назад, чтобы не привлечь внимание обитателей лагеря, и</text:p>
      <text:p text:style-name="P1">осматриваетесь, выбирая обходной путь – 593.</text:p>
      <text:p text:style-name="P1">333.- Так ты согласен помочь? Спасибо. Значит, я не ошибся в тебе. Я хочу кое-что</text:p>
      <text:p text:style-name="P1">рассказать тебе. Давай присядем в тени того дерева.</text:p>
      <text:p text:style-name="P1">Поначалу вы сторонитесь его и подозрительно смотрите, куда он вас ведет, но</text:p>
      <text:p text:style-name="P1">постепенно его уверенная и плавная речь успокаивает, а неторопливые движения</text:p>
      <text:p text:style-name="P1">дают понять, что он не собирается ничего предпринимать против вас.</text:p>
      <text:p text:style-name="P1">Вы вместе с незнакомцем немного отходите в сторону от дороги, чтобы</text:p>
      <text:p text:style-name="P1">спрятаться от солнца, и садитесь прямо на траву. Приятно расслабиться в лесной</text:p>
      <text:p text:style-name="P1">прохладе после дорожной пыли, и вы готовы выслушать хоть тысячу историй.</text:p>
      <text:p text:style-name="P1">- Сначала я расскажу тебе об одном человеке, - начинает ваш новый</text:p>
      <text:p text:style-name="P1">знакомый. – Кстати, меня зовут Фалалей, если тебе интересно. А того, о ком я</text:p>
      <text:p text:style-name="P1">расскажу, зовут Филином. Но это не настоящее его имя. Но начну по порядку.</text:p>
      <text:p text:style-name="P1">Когда-то в Ямах жила красивая девушка. Многие парни сватались к ней, но никто</text:p>
      <text:p text:style-name="P1">ей был не люб, а родители хотели, чтобы она сама выбрала себе суженого.</text:p>
      <text:p text:style-name="P1">Однажды ночью она услышала во сне зов, шедший словно изнутри нее самой.</text:p>
      <text:p text:style-name="P1">Незнакомый приятный голос звал ее в лес, что стоит рядом с деревней. Не в силах</text:p>
      <text:p text:style-name="P1">сопротивляться волшебному зову, она встала и пошла в лес в том, в чем была. На</text:p>
      <text:p text:style-name="P1">опушке леса она увидела волка. Девушка испугалась и хотела убежать. Но волк</text:p>
      <text:p text:style-name="P1">перекувыркнулся через голову и превратился в прекрасного юношу с черными,</text:p>
      <text:p text:style-name="P1">как смоль, волосами. Он был абсолютно наг и очень красив. Сердце девушки</text:p>
      <text:p text:style-name="P1">затрепетало. Он протянул ей руку, маня за собой. Не в силах сопротивляться</text:p>
      <text:p text:style-name="P1">очарованию, девушка подошла к парню, а тот снова превратился в волка,</text:p>
      <text:p text:style-name="P1">предлагая ей сесть ему на спину, что она и сделала. Волк понес ее в лес, пока они</text:p>
      <text:p text:style-name="P1">не очутились на поляне, где сидела стая других волков. Звери приветствовали</text:p>
      <text:p text:style-name="P1">своего вожака с чудесной ношей на спине, а затем по одному его движению</text:p>
      <text:p text:style-name="P1">разошлись в разные стороны – стеречь поляну от незваных гостей. Волк опять</text:p>
      <text:p text:style-name="P1">превратился в юношу, в его руках оказался кубок с таинственной красной</text:p>
      <text:p text:style-name="P1">жидкостью. Он протянул его своей избраннице, и та, не в силах что-либо</text:p>
      <text:p text:style-name="P1">возразить, выпила его до дна. Необычайная страсть проснулась в ней к</text:p>
      <text:p text:style-name="P1">похитителю, и она провела с ним всю ночь. Утром она проснулась у себя дома, не</text:p>
      <text:p text:style-name="P1">в силах понять, привиделось ей все это или же это было наяву. Но изорванная</text:p>
      <text:p text:style-name="P1">одежда и жар в животе говорили о том, что это был не сон. Больше она своего</text:p>
      <text:p text:style-name="P1">похитителя никогда не видела. Но встреча с ним не прошла бесследно: девушка</text:p>
      <text:p text:style-name="P1">родила от него сына, сама же несчастная умерла при родах. Ребенка назвали</text:p>
      <text:p text:style-name="P1">Галаш. Сначала он рос, как обычные дети, но очень скоро стал выделяться среди</text:p>
      <text:p text:style-name="P1">них своей ловкостью и сообразительностью. Жил он с дедом и бабкой, не зная, кем</text:p>
      <text:p text:style-name="P1">был его отец. Когда старики умерли, он собрал кое-какие пожитки и ушел в лес,</text:p>
      <text:p text:style-name="P1"><text:soft-page-break/>хотя никто не гнал его. В лесу он стал жить в уединении и постигать тайны</text:p>
      <text:p text:style-name="P1">природы. Он стал тем, кого в моей деревне называют кудесниками. Все знания</text:p>
      <text:p text:style-name="P1">словно дремали внутри него и постепенно оживали сами собой. Вскоре он</text:p>
      <text:p text:style-name="P1">обнаружил в себе способность превращаться в волка, а затем и в других животных.</text:p>
      <text:p text:style-name="P1">Волшебство превращения вообще получалось у него лучше всего, и он даже</text:p>
      <text:p text:style-name="P1">постиг, как можно обращать в волков других людей. Так прожил он в лесу</text:p>
      <text:p text:style-name="P1">несколько лет. Жители Ям, недалеко от которых устроил себе жилище кудесник,</text:p>
      <text:p text:style-name="P1">прозвали его Филином, забыв его настоящее имя. Однажды днем Филин появилсяв деревне. Никто не знает точно, что ему было нужно. За годы одиночества он стал</text:p>
      <text:p text:style-name="P1">диким и грубым, так как общался только с лесными животными. Навстречу ему</text:p>
      <text:p text:style-name="P1">попалась веселая компания. Были в ней и мужчины, и женщины, мужчины явно</text:p>
      <text:p text:style-name="P1">перебрали медовухи. Увидев Филина, они попытались заговорить с ним. Филин</text:p>
      <text:p text:style-name="P1">давно не общался с людьми и воспринял их приветственные слова как</text:p>
      <text:p text:style-name="P1">оскорбления. Он грубо ответил селянам, чтобы они заткнулись и держали свои</text:p>
      <text:p text:style-name="P1">навозные мысли при себе – так и сказал. Началась перепалка, Филин оскорбил</text:p>
      <text:p text:style-name="P1">одну из женщин, кто-то полез на него с кулаками. Кончилось же все тем, что</text:p>
      <text:p text:style-name="P1">селяне разъярились и стали закидывать Филина камнями. Кудесник развернулся и</text:p>
      <text:p text:style-name="P1">пошел обратно в лес, поклявшись отомстить. И свою клятву он исполнил. Он</text:p>
      <text:p text:style-name="P1">заманил несколько – а точнее, шесть – крестьян в лес и околдовал их. Он намазал</text:p>
      <text:p text:style-name="P1">их волшебной мазью, и они превратились в оборотней. Но это были не обычные</text:p>
      <text:p text:style-name="P1">оборотни – они были очень хитры, сообразительны и полностью повиновались</text:p>
      <text:p text:style-name="P1">Филину. И первое, что приказал им хозяин – вернуться в деревню и жить, как они</text:p>
      <text:p text:style-name="P1">жили раньше. Ему необязательно было находиться рядом, чтобы управлять ими,</text:p>
      <text:p text:style-name="P1">настолько могучим колдуном он стал. Под его руководством оборотни стали</text:p>
      <text:p text:style-name="P1">оплетать деревню заклинаниями, исполняя по ночам волшебные танцы и обряды.</text:p>
      <text:p text:style-name="P1">Так вот: одним из этих оборотней был я. Но я полюбил одну девушку, очень</text:p>
      <text:p text:style-name="P1">красивую и добрую. Узнав об этом, Филин ужасно рассердился и приказал</text:p>
      <text:p text:style-name="P1">одному из слуг отравить мою возлюбленную, чтобы ничто не мешало ему</text:p>
      <text:p text:style-name="P1">управлять мной. Моя несчастная невеста умерла, и это больно ранило мое сердце,</text:p>
      <text:p text:style-name="P1">тогда у меня и появились первые седины. Филин добился противоположного</text:p>
      <text:p text:style-name="P1">результата: я возненавидел его и сумел побороть волшебство, управлявшее моим</text:p>
      <text:p text:style-name="P1">разумом. Когда я увидел, во что превратился, я чуть не сошел с ума. Я убежал из</text:p>
      <text:p text:style-name="P1">деревни, страшась самого себя, но я не знал, куда бежать. Однако вскоре я</text:p>
      <text:p text:style-name="P1">заметил, что, выйдя из-под влияния Филина, я стал превращаться в волка по</text:p>
      <text:p text:style-name="P1">собственному желанию. К тому же я приобрел ряд способностей, недоступных</text:p>
      <text:p text:style-name="P1">для простого человека. У меня улучшились зрение и обоняние, я стал видеть даже</text:p>
      <text:p text:style-name="P1">в темноте. С моей чудесной интуицией ты уже знаком. Хочу тебя уверить, и</text:p>
      <text:p text:style-name="P1">физически я стал гораздо сильнее, а вскоре сумел обзавестись неплохим оружием.</text:p>
      <text:p text:style-name="P1">Все тщательно обдумав, я решил вернуться с деревню. Каждую ночь я боялся</text:p>
      <text:p text:style-name="P1">прихода слуг Филина, но они словно забыли про меня. Я же вынашивал планы</text:p>
      <text:p text:style-name="P1">мести злому колдуну. Одновременно я пытался понять, что он замыслил против</text:p>
      <text:p text:style-name="P1">деревни, но так и не смог ничего выяснить. А недавно я узнал, что где-то в Полесье</text:p>
      <text:p text:style-name="P1">есть живая вода, способная оживлять мертвых. Окрыленный надеждой воскресить</text:p>
      <text:p text:style-name="P1">любимую, я пустился на поиски, и не сомневайся: я ее найду и верну ту, что</text:p>
      <text:p text:style-name="P1">потерял. Я уже давно в пути и сейчас хочу вернуться в родную деревню. К тому же</text:p>
      <text:p text:style-name="P1">я чувствую, что месть Филина вот-вот проклятьем падет на Ямы, и я должен быть</text:p>
      <text:p text:style-name="P1">там, чтобы попробовать защитить сородичей. Что это за месть, я пока не знаю, но</text:p>
      <text:p text:style-name="P1">чувствую какое-то ужасное колдовство, тучей нависшее над селом. И я</text:p>
      <text:p text:style-name="P1">действительно не отказался бы от помощи сильного и благородного воина. – Это</text:p>
      <text:p text:style-name="P1">он про вас. – Знаешь, ведь когда я служил у Филина, я видел, как он совершает</text:p>
      <text:p text:style-name="P1">обряды, и кое-что запомнил. Самое главное – я понял, как мне превратиться</text:p>
      <text:p text:style-name="P1"><text:soft-page-break/>обратно в человека. Все свои звериные способности я бы отдал за то, чтобы статьтаким, как прежде. Так вот, я понял, что Филин совершает обряды превращения с</text:p>
      <text:p text:style-name="P1">помощью ритуального ножа с костяной ручкой, который всегда носит с собой.</text:p>
      <text:p text:style-name="P1">Что за сила в этом ноже, я не знаю, на вид это обычная безделушка. Но именно он</text:p>
      <text:p text:style-name="P1">нужен, чтобы расколдовать оборотня – такого, как я. Нужно провести особый</text:p>
      <text:p text:style-name="P1">обряд в полнолуние... Подробности я тебе объяснить не смогу, это не просто</text:p>
      <text:p text:style-name="P1">сделать словами. Я много раз пытался найти жилище Филина. На вид это обычная</text:p>
      <text:p text:style-name="P1">лесная избушка с несколькими маленькими оконцами, узнать ее можно разве что</text:p>
      <text:p text:style-name="P1">по звериным шкурам, которые обычно лежат на крыльце. Я не раз бывал в этом</text:p>
      <text:p text:style-name="P1">проклятом доме, но с тех пор, как я ушел от Филина, я не могу найти это место. Я</text:p>
      <text:p text:style-name="P1">уверен, это сам колдун зачаровал меня, чтобы я не мог отыскать его жилище. Если</text:p>
      <text:p text:style-name="P1">вдруг ты найдешь этот дом – мне почему-то кажется, что это может произойти –</text:p>
      <text:p text:style-name="P1">опасайся его хозяина. Если же тебе удастся избавить мир от злого колдуна, то не я</text:p>
      <text:p text:style-name="P1">один буду вечно благодарен тебе. Он живет между Рудногорском и Ямами, в лесу.</text:p>
      <text:p text:style-name="P1">Чтобы дойти до этого места отсюда тебе нужно углубиться в лес и держаться</text:p>
      <text:p text:style-name="P1">ближе к Ямам. Это все, что я хотел тебе сказать. Спасибо, что выслушал мой</text:p>
      <text:p text:style-name="P1">рассказ до конца. Если вдруг ты когда-нибудь услышишь, как можно расколдовать</text:p>
      <text:p text:style-name="P1">человека, обращенного в оборотня против его воли, ты знаешь, кому нужно дать</text:p>
      <text:p text:style-name="P1">весточку. Сейчас я иду домой. Если будешь в моей деревне, зайди в трактир</text:p>
      <text:p text:style-name="P1">«Щучий хвост». Если меня там не окажется, спроси у трактирщика, где мой дом, и</text:p>
      <text:p text:style-name="P1">я с радостью приму тебя.</text:p>
      <text:p text:style-name="P1">Рассказ Фалалея тронул вас и показался вполне искренним. Вы уверяете</text:p>
      <text:p text:style-name="P1">парня, что поможете ему, если представится такая возможность. Если вы когда-</text:p>
      <text:p text:style-name="P1">нибудь увидите Фалалея вновь, можете с ним поговорить (+20). Кажется, это</text:p>
      <text:p text:style-name="P1">благородный и сильный человек, раз он сумел справиться не только со столькими</text:p>
      <text:p text:style-name="P1">несчастьями, но и с собственной звериной сущностью. Сам Фалалей уверяет вас,</text:p>
      <text:p text:style-name="P1">что не собирается причинять никому вреда, будучи оборотнем, и еще раз</text:p>
      <text:p text:style-name="P1">повторяет, что хочет стать человеком при первой возможности. Разговор</text:p>
      <text:p text:style-name="P1">затянулся, пора заканчивать его и продолжать путь. Попрощавшись с несчастным</text:p>
      <text:p text:style-name="P1">оборотнем, вы идете на юг, а он – на север, в сторону Купеческого тракта, - (699).</text:p>
      <text:p text:style-name="P1">334.</text:p>
      <text:p text:style-name="P1">Не медля ни секунды, вы выскакиваете из кустов и вступаете в битву.</text:p>
      <text:p text:style-name="P1">Находящиеся на поляне люди быстро понимают, кого вы решили поддержать.</text:p>
      <text:p text:style-name="P1">На вашей стороне:</text:p>
      <text:p text:style-name="P1">1-ЫЙ НЕЗНАКОМЕЦ</text:p>
      <text:p text:style-name="P1">Нападение 10</text:p>
      <text:p text:style-name="P1">Защита</text:p>
      <text:p text:style-name="P1">15</text:p>
      <text:p text:style-name="P1">Жизнь</text:p>
      <text:p text:style-name="P1">8</text:p>
      <text:p text:style-name="P1">Инициатива 9</text:p>
      <text:p text:style-name="P1">2-ОЙ НЕЗНАКОМЕЦНападение 9</text:p>
      <text:p text:style-name="P1">Защита</text:p>
      <text:p text:style-name="P1">14</text:p>
      <text:p text:style-name="P1">Жизнь</text:p>
      <text:p text:style-name="P1">5</text:p>
      <text:p text:style-name="P1">Инициатива 9</text:p>
      <text:p text:style-name="P1">Против вас:</text:p>
      <text:p text:style-name="P1">ОПЫТНЫЙ АВАНТЮРИСТ</text:p>
      <text:p text:style-name="P1">Нападение 12</text:p>
      <text:p text:style-name="P1">Защита</text:p>
      <text:p text:style-name="P1">15</text:p>
      <text:p text:style-name="P1"><text:soft-page-break/>Жизнь</text:p>
      <text:p text:style-name="P1">10</text:p>
      <text:p text:style-name="P1">Инициатива 11</text:p>
      <text:p text:style-name="P1">Владеет Приемами Реакция, Бой двумя клинками. Удар вторым клинком наносит</text:p>
      <text:p text:style-name="P1">урон 1 Жизнь.</text:p>
      <text:p text:style-name="P1">К тому времени, как вы появляетесь на поляне, один из ваших соратников</text:p>
      <text:p text:style-name="P1">уже сильно ранен, и враг будет в первую очередь стараться добить именно его.</text:p>
      <text:p text:style-name="P1">Поэтому противник сначала будет направлять свои удары на Второго</text:p>
      <text:p text:style-name="P1">Незнакомца, после победы над ним – на Первого Незнакомца, в последнюю</text:p>
      <text:p text:style-name="P1">очередь – на вас. Второй Незнакомец с трудом держится на ногах и так сильно</text:p>
      <text:p text:style-name="P1">истекает кровью, что через два раунда независимо от того, как будет проходить</text:p>
      <text:p text:style-name="P1">битва, упадет без сознания на землю. Но зато к этому времени вам на помощь</text:p>
      <text:p text:style-name="P1">подоспеет его товарищ, который без труда расправится со своим соперником:</text:p>
      <text:p text:style-name="P1">3-ИЙ НЕЗНАКОМЕЦ</text:p>
      <text:p text:style-name="P1">Нападение 9</text:p>
      <text:p text:style-name="P1">Защита</text:p>
      <text:p text:style-name="P1">14</text:p>
      <text:p text:style-name="P1">Жизнь</text:p>
      <text:p text:style-name="P1">8</text:p>
      <text:p text:style-name="P1">Инициатива 9</text:p>
      <text:p text:style-name="P1">Теперь противник, если он еще жив, будет сначала атаковать Второго</text:p>
      <text:p text:style-name="P1">Незнакомца, затем – Третьего Незнакомца, а если ему удастся справиться с ними</text:p>
      <text:p text:style-name="P1">обоими, то вы останетесь один на один с этим невероятно опасным бойцом.</text:p>
      <text:p text:style-name="P1">Если же вам удастся совместными усилиями одолеть этого человека, то: если</text:p>
      <text:p text:style-name="P1">выжили все - (671), если выжили вы и Третий Незнакомец - 574, если остались</text:p>
      <text:p text:style-name="P1">только вы – 26.</text:p>
      <text:p text:style-name="P1">335.</text:p>
      <text:p text:style-name="P1">Кухня представляет собой большой навес, под которым горят костры, а в</text:p>
      <text:p text:style-name="P1">больших котлах кипит ароматная похлебка. Нос приятно щекочет запах приправ,столь редких в Полесье. Несколько поваров под бдительным надзором толстого</text:p>
      <text:p text:style-name="P1">степняка готовятся к обеду, изредка пробуя варево в котлах.</text:p>
      <text:p text:style-name="P1">Один из поваров замечает вас и подзывает к себе.</text:p>
      <text:p text:style-name="P1">- Что, уже проголодался? Потерпи немного, обед скоро приготовится. А пока</text:p>
      <text:p text:style-name="P1">высыпь этот перец вон в тот котел, - он указывает на самый большой сосуд с</text:p>
      <text:p text:style-name="P1">кипящей похлебкой. Вы подходите к котлу и с удовольствием вдыхаете чудесный</text:p>
      <text:p text:style-name="P1">пар. Перец исчезает в кипящей воде. Повара суетятся в стороне и не обращают на</text:p>
      <text:p text:style-name="P1">вас внимания. Немного постояв у булькающей жидкости и поглотав слюни, вы</text:p>
      <text:p text:style-name="P1">отходите от котла. Больше на кухне делать нечего – 397.</text:p>
      <text:p text:style-name="P1">336.</text:p>
      <text:p text:style-name="P1">Вы сделали правильный выбор, не пожалев денег. Комнат, в которую вас</text:p>
      <text:p text:style-name="P1">отводит хозяин трактира, не отличается богатым убранством, но зато в ней есть</text:p>
      <text:p text:style-name="P1">мягкая теплая постель, на которой вы в блаженстве растягиваетесь. Накопившаяся</text:p>
      <text:p text:style-name="P1">усталость дает о себе знать, а рой беспокойных мыслей постепенно утихает. Вы</text:p>
      <text:p text:style-name="P1">проваливаетесь в глубокий сон.</text:p>
      <text:p text:style-name="P1">Перед вами предстает мощный узкоглазый воин, уже не раз являвшийся во</text:p>
      <text:p text:style-name="P1">сне. Рядом с ним едет отряд воинов. Несомненно, он не простой степняк. Его</text:p>
      <text:p text:style-name="P1">спутники беспрекословно повинуются каждому его приказу, а бок о бок с ним</text:p>
      <text:p text:style-name="P1">всегда следует четыре сильных воина – скорее всего, телохранители. Отряд едет по</text:p>
      <text:p text:style-name="P1">широкой дороге, которую обступили высокие деревья. Это не степь, и воины, все</text:p>
      <text:p text:style-name="P1">до единого на лошадях, продвигаются вперед медленно, напряженно вглядываясь</text:p>
      <text:p text:style-name="P1">в чащу леса. Звук спущенной тетивы заставляет вздрогнуть. Вслед за первой</text:p>
      <text:p text:style-name="P1">стрелой несется целая сотня смертоносных снарядов, внося сумятицу в ряды</text:p>
      <text:p text:style-name="P1"><text:soft-page-break/>степняков, забирая жизни и людей, и лошадей. Телохранители мужественно</text:p>
      <text:p text:style-name="P1">закрывают собой своего господина, стараясь расчистить ему путь к отступлению,</text:p>
      <text:p text:style-name="P1">но русичи, устроившие засаду, уже окружили отряд, не давая никому</text:p>
      <text:p text:style-name="P1">возможности скрыться от их мечей и копий. Вы ловите себя на странной мысли,</text:p>
      <text:p text:style-name="P1">что испытываете нечто вроде жалости или сожаления, наблюдая за гибелью</text:p>
      <text:p text:style-name="P1">храбро обороняющихся степняков, и совсем не сочувствуете своим</text:p>
      <text:p text:style-name="P1">соотечественникам, одерживающим победу. Предводитель степняков, поняв, что</text:p>
      <text:p text:style-name="P1">путь к отступлению отрезан, бросается в самую гущу врагов, умело орудуя своей</text:p>
      <text:p text:style-name="P1">саблей, украшенной красными камнями. Его телохранители валятся на землю</text:p>
      <text:p text:style-name="P1">один за другим, до последнего защищая своего повелителя. Умело брошенное</text:p>
      <text:p text:style-name="P1">копье сбивает предводителя степняков с лошади, и он, все еще сжимая саблю,</text:p>
      <text:p text:style-name="P1">падает на землю. Его участь предрешена, и несколько взмахов мечами прерывают</text:p>
      <text:p text:style-name="P1">жизнь этого могучего воина. Необъяснимая тоска охватывает вас при этом. Вы</text:p>
      <text:p text:style-name="P1">вздрагиваете от неожиданного стука и просыпаетесь.</text:p>
      <text:p text:style-name="P1">Еще находясь под впечатлением от увиденного, вы не можете понять, где</text:p>
      <text:p text:style-name="P1">находитесь. Сон отступает, и вы приходите в себя. За окном уже светло, и внизу, в</text:p>
      <text:p text:style-name="P1">зале, слышен шум покидающих трактир посетителей. Стук захлопывающейся</text:p>
      <text:p text:style-name="P1">входной двери и разбудил вас. Пора и вам покидать трактир. Умывшись исобравшись с мыслями, вы накидываете на плечо свой мешок и спускаетесь в зал.</text:p>
      <text:p text:style-name="P1">Сегодняшний день обещает быть трудным – 696.</text:p>
      <text:p text:style-name="P1">337.</text:p>
      <text:p text:style-name="P1">Недалеко от «Березового сока» собирается толпа. В основном это дети, но</text:p>
      <text:p text:style-name="P1">есть и взрослые люди. Спрашиваете у пробегающего мальчишки, в чем дело, и тот</text:p>
      <text:p text:style-name="P1">объясняет, что старик-охотник, живущий в поселке дольше всех, вышел на улицу,</text:p>
      <text:p text:style-name="P1">а это значит, что он будет рассказывать сказки, которые очень любят и местные</text:p>
      <text:p text:style-name="P1">жители, и проезжающие путешественники. Вы вспоминаете, как и вы в детстве</text:p>
      <text:p text:style-name="P1">любили посидеть на мягкой траве и послушать стариков, которым всегда есть что</text:p>
      <text:p text:style-name="P1">рассказать. Их сказки, в которых подчас трудно разобрать, где правда, а где</text:p>
      <text:p text:style-name="P1">вымысел, любят послушать и малые дети, и их родители, так как развлечений в</text:p>
      <text:p text:style-name="P1">крестьянской жизни немного. Подойдете и послушаете, что расскажет местный</text:p>
      <text:p text:style-name="P1">сказитель, который, судя по всему, по-своему знаменит (422), или не станете терять</text:p>
      <text:p text:style-name="P1">время на сказки (793)?</text:p>
      <text:p text:style-name="P1">338.</text:p>
      <text:p text:style-name="P1">Вы беспрепятственно выходите наружу. Крестьянин стоит на том же месте,</text:p>
      <text:p text:style-name="P1">где вы его оставили, напряженно наблюдая за входом. При вашем появлении он</text:p>
      <text:p text:style-name="P1">оживляется и решается сделать шаг вперед. Он ждет хороших вестей, однако вы</text:p>
      <text:p text:style-name="P1">лишь недоуменно пожимаете плечами.</text:p>
      <text:p text:style-name="P1">- Там никого нет, - сообщаете вы, - и ничего подозрительного я не видел.</text:p>
      <text:p text:style-name="P1">Крестьянин явно обескуражен вашим заявлением.</text:p>
      <text:p text:style-name="P1">- Но... Клянусь, все, что я рассказал – правда! Я ничего не выдумывал!</text:p>
      <text:p text:style-name="P1">- Я и не говорю, что ты врешь, - успокаиваете вы разволновавшегося хозяина.</text:p>
      <text:p text:style-name="P1">– Наверное, твои духи...ммм...несколько успокоились. Или они досаждают только</text:p>
      <text:p text:style-name="P1">тебе. Кстати, что за конура там в углу?</text:p>
      <text:p text:style-name="P1">- Конура? – удивляется крестьянин. – Не понимаю, о чем ты говоришь. Там</text:p>
      <text:p text:style-name="P1">была только яма, в которой стоит печь. Наверное, это очередные проделки духов.</text:p>
      <text:p text:style-name="P1">- Не знаю, может ты и прав. А может, это собака забралась внутрь без твоего</text:p>
      <text:p text:style-name="P1">ведома и вырыла себе ход. В общем, извини, но я помочь тебе ничем не смогу,</text:p>
      <text:p text:style-name="P1">потому что не заметил там ничего подозрительного, поэтому даже не знаю, от</text:p>
      <text:p text:style-name="P1">кого мне надо тебя спасать. А яму в углу просто засыпь, что ли... Я уверен, у тебя</text:p>
      <text:p text:style-name="P1">все наладится. А мне надо торопиться в город. Бывай!</text:p>
      <text:p text:style-name="P1">Крестьянин грустно смотрит вам вслед, когда вы выходите на улицу и</text:p>
      <text:p text:style-name="P1">направляетесь дальше на юг. К сожалению, вы действительно ничем не можете</text:p>
      <text:p text:style-name="P1"><text:soft-page-break/>помочь ему, ведь причина его беспокойств так и осталась загадкой, поэтому со</text:p>
      <text:p text:style-name="P1">своими проблемами ему придется справляться самостоятельно – 80.</text:p>
      <text:p text:style-name="P1">339.В конце концов, вы не обязаны здороваться с ним за руку – можно просто</text:p>
      <text:p text:style-name="P1">поговорить на расстоянии. Карлику наверняка досталось от злых людей; вы не</text:p>
      <text:p text:style-name="P1">хотите им уподобляться и подходите к нему. Он отвлекается от своих раздумий и</text:p>
      <text:p text:style-name="P1">внимательно смотрит на вас.</text:p>
      <text:p text:style-name="P1">- Здравствуй, странник, - вы обращаетесь к нему первым.</text:p>
      <text:p text:style-name="P1">- Здравствуй, - отвечает он хриплым болезненным голосом.</text:p>
      <text:p text:style-name="P1">- Я иду на юг, не подскажешь, безопасна ли впереди дорога?</text:p>
      <text:p text:style-name="P1">- Прости, - с трудом выговаривает он, - я не могу тебе помочь. Я уже давно не</text:p>
      <text:p text:style-name="P1">хожу так далеко. Я живу здесь недалеко в лесу, в своей избушке. Я был тяжело</text:p>
      <text:p text:style-name="P1">болен и не мог выходить из дома, вот и вышел размять кости. Но ты не бойся:</text:p>
      <text:p text:style-name="P1">болезнь не заразная, к тому же я почти выздоровел. Вот только пока шел сюда,</text:p>
      <text:p text:style-name="P1">немного поранил ногу, и теперь дойти обратно будет еще труднее.</text:p>
      <text:p text:style-name="P1">Теперь вы замечаете, что он действительно несколько неестественно держит</text:p>
      <text:p text:style-name="P1">ногу, а на обратной стороне голени видны засохшие пятна крови. Похоже, бедняге</text:p>
      <text:p text:style-name="P1">сильно досталось за последнее время. Необычно, что он живет в лесу далеко от</text:p>
      <text:p text:style-name="P1">людей и, судя по всему, в одиночестве. Может, ни в одной деревне не хотят иметь</text:p>
      <text:p text:style-name="P1">такого безобразного соседа, ведь люди бывают очень жестоки? Хотя это</text:p>
      <text:p text:style-name="P1">маловероятно – в Полесье без причины не обрекли бы человека на вынужденное</text:p>
      <text:p text:style-name="P1">изгнание, как бы уродлив он не был.</text:p>
      <text:p text:style-name="P1">Однако он ничего рассказывать о своей судьбе не собирается и продолжать</text:p>
      <text:p text:style-name="P1">разговор особого желания не имеет. Так что придется оставить карлика в покое.</text:p>
      <text:p text:style-name="P1">Впрочем, если вам его жалко, можете предложить ему помощь, ведь с</text:p>
      <text:p text:style-name="P1">пораненной ногой ему будет трудно ходить. Тогда придется отдать ему свою мазь</text:p>
      <text:p text:style-name="P1">или дать 2 монеты на покупку лечебных снадобий (670). Сам карлик ни о какой</text:p>
      <text:p text:style-name="P1">помощи не просит, и вы можете со спокойной совестью попрощаться с ним и</text:p>
      <text:p text:style-name="P1">идти дальше, а мазь и деньги могут пригодиться вам в трудную минуту - (131).</text:p>
      <text:p text:style-name="P1">340.</text:p>
      <text:p text:style-name="P1">Около дома вас встречает служанка. Она сообщает, что ее хозяйка ушла на</text:p>
      <text:p text:style-name="P1">обряд по усопшему мужу и вернется не скоро. Значит, вы немного опоздали. Но</text:p>
      <text:p text:style-name="P1">новая мысль приходит вам в голову. Не обыскать ли дом еще раз, заглянув в вещи</text:p>
      <text:p text:style-name="P1">самой вдовы? Воевода разрешил вам действовать по-своему усмотрению, и никто</text:p>
      <text:p text:style-name="P1">не в силах помешать вам осуществить задуманное. Сделаете это сейчас (711)?</text:p>
      <text:p text:style-name="P1">Однако помните, что если ваши подозрения не подтвердятся, вы подведете своего</text:p>
      <text:p text:style-name="P1">друга, потревожив невиновных горожан. Если вы не собираетесь вламываться в</text:p>
      <text:p text:style-name="P1">дом вдовы, придется завершать расследование, так и не доведя его до конца – на</text:p>
      <text:p text:style-name="P1">улице ночь, и вы больше не располагаете свободным временем (560).</text:p>
      <text:p text:style-name="P1">341.</text:p>
      <text:p text:style-name="P1">Старик, одетый в длинный серый плащ, не спеша потягивает пиво из</text:p>
      <text:p text:style-name="P1">большой деревянной кружки и с интересом смотрит на вас.- Ты тоже прибыл издалека? – Интересуется он. – Наверное, трактирщик</text:p>
      <text:p text:style-name="P1">посоветовал тебе пообщаться со мной? Он славный малый. Я прошел путь с севера</text:p>
      <text:p text:style-name="P1">до этого города, чтобы посмотреть, что стало с Полесьем за последние годы, ведь</text:p>
      <text:p text:style-name="P1">последнее такое путешествие я совершал еще в молодости. Да, многое изменилось</text:p>
      <text:p text:style-name="P1">с тех пор... В старости я увлекся новым увлечением – коллекционированием</text:p>
      <text:p text:style-name="P1">оружия, но не обычного, а, скорее, декоративного, ценность которого в его</text:p>
      <text:p text:style-name="P1">красоте, а не в остроте клинка. Мое путешествие помогло мне значительно</text:p>
      <text:p text:style-name="P1">обогатить свою коллекцию, знаешь ли... Но сейчас я устал и хочу посидеть в</text:p>
      <text:p text:style-name="P1">одиночестве. Извини, я не в настроении болтать.</text:p>
      <text:p text:style-name="P1">Вам не требуется повторять дважды, чтобы понять, что пора оставить старика</text:p>
      <text:p text:style-name="P1">в покое. Вы просите прощение за беспокойство и идете к выходу, так как причин</text:p>
      <text:p text:style-name="P1"><text:soft-page-break/>задерживаться в трактире не видите – 86.</text:p>
      <text:p text:style-name="P1">342.</text:p>
      <text:p text:style-name="P1">К сожалению, вам нечего сообщить воеводе. Узнав об этом, он расстраивается</text:p>
      <text:p text:style-name="P1">еще больше. Он благодарит вас за то, что вы приняли участие в этом непростом</text:p>
      <text:p text:style-name="P1">деле, но вы чувствуете себя не в своей тарелке, не сумев помочь товарищу.</text:p>
      <text:p text:style-name="P1">Напоследок воевода предлагает вам переночевать в городских казармах, если вам</text:p>
      <text:p text:style-name="P1">больше негде это сделать, после чего прощается и, подавленный своей проблемой</text:p>
      <text:p text:style-name="P1">уходит. Как бы то ни было, пора подумать о ночлеге. Пойдете в казармы (301) или</text:p>
      <text:p text:style-name="P1">сами постараетесь найти какое-нибудь подходящее место (560)?</text:p>
      <text:p text:style-name="P1">343.</text:p>
      <text:p text:style-name="P1">Понимая, что скрыться от ловких кочевников не удастся, вы решаете сдаться</text:p>
      <text:p text:style-name="P1">на милость победителя. Замерев на месте, разворачиваетесь и поднимаете руки,</text:p>
      <text:p text:style-name="P1">давая понять, что не собираетесь сопротивляться. Всадники, опоясанные в яркие</text:p>
      <text:p text:style-name="P1">красные кушаки, подъезжают ближе и, окружив вас, но держась на приличном</text:p>
      <text:p text:style-name="P1">расстоянии, требуют бросить на землю оружие. Одной рукой вы скидываете с</text:p>
      <text:p text:style-name="P1">пояса меч и отходите в сторону. Один из степняков подъезжает к лежащему на</text:p>
      <text:p text:style-name="P1">земле оружию и поднимает его каким-то невероятным движением, не слезая с</text:p>
      <text:p text:style-name="P1">лошади. В другое время вы поаплодировали бы такому удальству, но сейчас вам</text:p>
      <text:p text:style-name="P1">не до этого. Кочевники ни о чем не спрашивают вас и коротким жестом</text:p>
      <text:p text:style-name="P1">показывают, чтобы вы шли впереди них. Очевидно, допрашивать вас будут другие</text:p>
      <text:p text:style-name="P1">люди.</text:p>
      <text:p text:style-name="P1">Между лагерем и тем местом, где вас поймали, вы встречаете еще один</text:p>
      <text:p text:style-name="P1">отряд, состоящий из шести степняков. Его послали вдогонку первому на случай,</text:p>
      <text:p text:style-name="P1">если вы окажете сопротивление. Увидев, что все в порядке (в порядке для их</text:p>
      <text:p text:style-name="P1">товарищей, а не для вас, конечно), командир второго отряда разворачивает своих</text:p>
      <text:p text:style-name="P1">людей и уносится прочь.</text:p>
      <text:p text:style-name="P1">Вскоре вы подходите к повозкам. Теперь вы можете спокойно рассмотреть,</text:p>
      <text:p text:style-name="P1">что хранится на складах. Здесь есть и оружие, и инструменты, и грубая ткань дляпростых воинов – все, что может понадобиться на войне большого войска. В нос</text:p>
      <text:p text:style-name="P1">ударяет аппетитный запах готовящейся где-то горячей пищи. По лагерю тут и там</text:p>
      <text:p text:style-name="P1">снуют деловые степняки. Они с интересом поглядывают на вас, но не говорят ни</text:p>
      <text:p text:style-name="P1">слова, наверное, догадываясь, куда вас ведут.</text:p>
      <text:p text:style-name="P1">Вы оказываетесь около одного из самых богатых в лагере шатров. Кажется, вас</text:p>
      <text:p text:style-name="P1">привели к одному из местных командиров. Одни из конвоиров осторожно входит</text:p>
      <text:p text:style-name="P1">внутрь шатра и выходит в сопровождении маленького степняка с хитрыми</text:p>
      <text:p text:style-name="P1">глазками, одетым в роскошный наряд, выдающий в человека с высоким</text:p>
      <text:p text:style-name="P1">положением. Степняк подозрительно осматривает вас с ног до головы.</text:p>
      <text:p text:style-name="P1">- Так-так, - наконец, произносит он. – И что это за птица к нам пожаловала?</text:p>
      <text:p text:style-name="P1">Ты кто такой? И что ты тут вынюхиваешь?</text:p>
      <text:p text:style-name="P1">Теперь нужно что-то отвечать. Боковым зрением вы замечаете, что</text:p>
      <text:p text:style-name="P1">приведшие вас кочевники не спускают с вас глаз, хоть и держатся на</text:p>
      <text:p text:style-name="P1">почтительном расстоянии. Конечно, нападать с голыми руками на обитателей</text:p>
      <text:p text:style-name="P1">лагеря не имеет смысла, равно как и прорваться через охрану у повозок,</text:p>
      <text:p text:style-name="P1">вооруженной луками и, безусловно, мастерски владеющей ими. Поэтому остается</text:p>
      <text:p text:style-name="P1">надеяться на удачу и на свой язык. Что вы скажете: что вы обыкновенный</text:p>
      <text:p text:style-name="P1">крестьянин, который шел в Стоянку, чтобы заработать немного денег (3), что вы</text:p>
      <text:p text:style-name="P1">мелкий торговец, отправившийся за тем, чтобы разузнать местные цены (178), что</text:p>
      <text:p text:style-name="P1">вы наемник, служащий хану (623), или что вы просто бродяга, оказавшийся</text:p>
      <text:p text:style-name="P1">поблизости случайно (837)?</text:p>
      <text:p text:style-name="P1">344.</text:p>
      <text:p text:style-name="P1">Вы осторожно приближаетесь к покосившейся калитке. Собаки во дворе не</text:p>
      <text:p text:style-name="P1">видно, хозяев – тоже, в доме абсолютно тихо. Вы решаетесь открыть деревянную</text:p>
      <text:p text:style-name="P1"><text:soft-page-break/>дверцу и подходите к крыльцу. Не успеваете вы поставить ногу на первую</text:p>
      <text:p text:style-name="P1">ступеньку, как дверь избы распахивается. Интересно, хозяин действительно</text:p>
      <text:p text:style-name="P1">заметил вас только что или следил давно? Это невысокий статный старик, одетый</text:p>
      <text:p text:style-name="P1">в серую накидку с капюшоном, укрывающую его с головы до ног. Держится он</text:p>
      <text:p text:style-name="P1">очень уверенно и строго смотрит на вас своими пронзительными зелеными</text:p>
      <text:p text:style-name="P1">глазами. От его взгляда становится неуютно, и невольная дрожь пробегает по телу.</text:p>
      <text:p text:style-name="P1">Однако, осмотрев вас, старик неожиданно добреет, и его суровый вид смягчается.</text:p>
      <text:p text:style-name="P1">Похоже, вы произвели на него благоприятное впечатление.</text:p>
      <text:p text:style-name="P1">- Ну, здравствуй, путник, - обращается он к вам твердым, сильным голосом. –</text:p>
      <text:p text:style-name="P1">Не ожидал здесь увидеть человека. Я давно живу тут один, и редко кто захаживает</text:p>
      <text:p text:style-name="P1">ко мне в гости. Но я не хочу быть невежей, поэтому не откажи мне в любезности и</text:p>
      <text:p text:style-name="P1">войди в мое скромное жилище. Я знахарь, и я готов помочь тебе, если тебе нужна</text:p>
      <text:p text:style-name="P1">помощь.</text:p>
      <text:p text:style-name="P1">Его дружелюбный тон и добрая улыбка свидетельствуют только о самых</text:p>
      <text:p text:style-name="P1">лучших намерениях. Неужели вы действительно настолько обаятельны, что</text:p>
      <text:p text:style-name="P1">расположили к себе этого хмурого в начале встречи старика? Воспользуетесь его</text:p>
      <text:p text:style-name="P1">приглашением и войдете в дом (167) или не рискнете это делать и поторопитесь</text:p>
      <text:p text:style-name="P1">уйти (564)?345.</text:p>
      <text:p text:style-name="P1">- Я родился в деревне Огневке далеко к востоку отсюда, - рассказывает вам</text:p>
      <text:p text:style-name="P1">путник, который не прочь немного передохнуть и поболтать.- Многие мои</text:p>
      <text:p text:style-name="P1">односельчане уходили в город и становились подмастерьями, а затем, когда</text:p>
      <text:p text:style-name="P1">посещали родное село, хвастались хорошей одеждой и кошельками, в которых</text:p>
      <text:p text:style-name="P1">всегда водились деньги, пусть и небольшие. Ты, наверное, городской житель?</text:p>
      <text:p text:style-name="P1">Тогда тебе трудно понять зависть простого крестьянина, который видит, когда его</text:p>
      <text:p text:style-name="P1">бывший сосед, возвратившись, начинает сорить деньгами и рассказывать о своей</text:p>
      <text:p text:style-name="P1">обеспеченной жизни. Я был четырнадцатилетним мальчишкой, когда решил уйти</text:p>
      <text:p text:style-name="P1">из дома в город. Я мечтал стать учеником ремесленника, а затем – мастером. Когда</text:p>
      <text:p text:style-name="P1">я пришел в Каменку, мне очень повезло – так, по крайней мере, мне тогда</text:p>
      <text:p text:style-name="P1">казалось. Меня взял в помощники не ремесленник, а довольно обеспеченный</text:p>
      <text:p text:style-name="P1">купец. Однако вскоре я убедился, что городская жизнь не такая сладкая, как</text:p>
      <text:p text:style-name="P1">рассказывали мои бывшие односельчане. Купец требовал от меня многого, часто</text:p>
      <text:p text:style-name="P1">ругал и наказывал. Но моя участь была не такой печальной, как у некоторых</text:p>
      <text:p text:style-name="P1">подмастерьев, которых учителя нередко били и держали, как домашнюю скотину.</text:p>
      <text:p text:style-name="P1">Хотя, надо признать, несправедливым такое отношение не назовешь: те, кого</text:p>
      <text:p text:style-name="P1">наказывали, обычно не справлялись со своей работой. Неплохо устроиться</text:p>
      <text:p text:style-name="P1">удавалось по большей части лишь коренным городским жителям, в основном –</text:p>
      <text:p text:style-name="P1">сыновьям других ремесленников, которых отцы с детства обучали нужным</text:p>
      <text:p text:style-name="P1">навыкам. Я быстро понял, что те мои односельчане, которые приходили из города</text:p>
      <text:p text:style-name="P1">и хвастались своей жизнью, лишь пудрили нам мозги, чтобы показать, как много</text:p>
      <text:p text:style-name="P1">они добились в жизни. Я стал все чаще задумываться, не вернуться ли мне в</text:p>
      <text:p text:style-name="P1">родное село. К восемнадцати годам я скопил немного денег и покинул своего</text:p>
      <text:p text:style-name="P1">хозяина, решив начать собственную торговлю. Но у меня не было ни лавки, ни</text:p>
      <text:p text:style-name="P1">хорошего дома. Два года я закупал и перепродавал товары в разных городах, но</text:p>
      <text:p text:style-name="P1">вся прибыль уходила на еду и крышу над головой. Затем я пытался торговать на</text:p>
      <text:p text:style-name="P1">рынке в Каменке, покупая товары у проезжающих купцов, но и эта затея мне не</text:p>
      <text:p text:style-name="P1">удалась: доходы были слишком малы, а другие торговцы быстро дали мне понять,</text:p>
      <text:p text:style-name="P1">что они не хотят принимать меня в свое братство. В результате я остался ни с чем</text:p>
      <text:p text:style-name="P1">и уже совсем отчаялся, когда получил письмо от двоюродного брата. Он написал</text:p>
      <text:p text:style-name="P1">мне, что с того времени, как я покинул деревню, она значительно разрослась, а</text:p>
      <text:p text:style-name="P1">через нее стали проходить торговый путь к недавно обнаруженному руднику. Брат</text:p>
      <text:p text:style-name="P1">заработал неплохую сумму денег, трудясь рудокопом, а теперь хочет открыть</text:p>
      <text:p text:style-name="P1">свою лавку, но ему не хватает опыта. Он просит меня помочь ему, и я, прочитав</text:p>
      <text:p text:style-name="P1"><text:soft-page-break/>письмо, конечно, сразу решил покинуть негостеприимный город. И вот я иду</text:p>
      <text:p text:style-name="P1">домой, чтобы наконец-то зажить так, как я хотел.</text:p>
      <text:p text:style-name="P1">Вы с интересом слушаете историю этой короткой, но насыщенной жизни.</text:p>
      <text:p text:style-name="P1">Парень уже достаточно повидал на своем веку и достоин осуществления своей</text:p>
      <text:p text:style-name="P1">мечты. Напоследок вы интересуетесь, что за интересная фляга висит у него на</text:p>
      <text:p text:style-name="P1">поясе.- А, это, - улыбается ваш собеседник. – Тебе она тоже приглянулась? Каменка</text:p>
      <text:p text:style-name="P1">находится на самой границе, и иногда на ее рынке попадаются любопытные</text:p>
      <text:p text:style-name="P1">вещички с юга. Это турсук, степняки делают их из лошадиной кожи, а затем как-</text:p>
      <text:p text:style-name="P1">то обрабатывают, чтобы они были твердыми и не меняли своей формы. Кажется,</text:p>
      <text:p text:style-name="P1">южане хранят в них кобылье молоко, а я наполняю обыкновенной водой. Я купил</text:p>
      <text:p text:style-name="P1">этот турсук, так как мне понравился его внешний вид. Но сейчас у меня почти нет</text:p>
      <text:p text:style-name="P1">денег, и я могу продать его тебе за три монеты – это та цена, за которую я</text:p>
      <text:p text:style-name="P1">приобрел его на рынке. Кстати, торговец, продавший мне этот турсук, рассказал</text:p>
      <text:p text:style-name="P1">забавную историю о том, что в нем якобы когда-то хранилась живая вода. Слышал</text:p>
      <text:p text:style-name="P1">о такой? Говорят, достать ее можно только у хозяйки болот, кикиморы (-120).</text:p>
      <text:p text:style-name="P1">Такая вода излечивает любые болезни, обезвреживает любые яды и может даже</text:p>
      <text:p text:style-name="P1">воскресить мертвого.</text:p>
      <text:p text:style-name="P1">Если вам действительно понравилась необычная фляга, то можете</text:p>
      <text:p text:style-name="P1">приобрести ее, но учтите, что тогда придется убрать ее или свою собственную в</text:p>
      <text:p text:style-name="P1">мешок, заняв одно место (132). Если вы не желаете тратить деньги на обычную</text:p>
      <text:p text:style-name="P1">емкость для жидкости, то попрощайтесь с будущим торговцем и идите дальше</text:p>
      <text:p text:style-name="P1">(231).</text:p>
      <text:p text:style-name="P1">346.</text:p>
      <text:p text:style-name="P1">Солнце только выползло из-за горизонта и не успело как следует нагреть</text:p>
      <text:p text:style-name="P1">землю. Холодный освежающий воздух мгновенно сгоняет весь сон и заставляет</text:p>
      <text:p text:style-name="P1">иди быстрым шагом, чтобы не продрогнуть. Многие крестьяне уже встали и вовсю</text:p>
      <text:p text:style-name="P1">работают во дворах. Вы быстро достигаете южной окраины деревни и скоро</text:p>
      <text:p text:style-name="P1">покидаете гостеприимное селение. За околицей начинаются земли, в которых вы</text:p>
      <text:p text:style-name="P1">бываете очень редко. Здесь заканчивается Ямище – южный район вотчины</text:p>
      <text:p text:style-name="P1">Мирослава. Впрочем, это не значит, что путешествовать станет опаснее, ведь вы</text:p>
      <text:p text:style-name="P1">еще не покинули земель русичей. Хотя и здесь надо соблюдать определенную</text:p>
      <text:p text:style-name="P1">осторожность и как следует продумать маршрут, тем более скоро начнутся</text:p>
      <text:p text:style-name="P1">приграничные районы. Но пока все размышления придется отложить: не</text:p>
      <text:p text:style-name="P1">успеваете вы сделать и сотни шагов, как попадаете на развилку. Именно здесь</text:p>
      <text:p text:style-name="P1">расходятся (а если идти с юга – сходятся) дороги в разные части Полесья.</text:p>
      <text:p text:style-name="P1">Купеческий тракт не меняет своего направления и длинной полосой тянется на юг</text:p>
      <text:p text:style-name="P1">без конца и края, с ним все понятно. А вот налево и направо уходят неширокие</text:p>
      <text:p text:style-name="P1">дороги, по которым может пройти одна телега, но не более. Эти дороги не имеют</text:p>
      <text:p text:style-name="P1">такого важного значения, как тракт, и используются не так часто. Если вам не</text:p>
      <text:p text:style-name="P1">изменяет память, они ведут в ближайшие деревни: дорога налево – в Мелководье,</text:p>
      <text:p text:style-name="P1">направо – в Сухую. Но это только обрывочные воспоминания, и сказать наверняка</text:p>
      <text:p text:style-name="P1">трудно. Теперь решайте, какой путь выберете: прямо (890), налево (248) или</text:p>
      <text:p text:style-name="P1">направо (568)?</text:p>
      <text:p text:style-name="P1">347.Вы не ошиблись – за столиком сидит ваш старый знакомый Фалалей. Он</text:p>
      <text:p text:style-name="P1">очень рад снова видеть вас и готов заказать вам ужин, если вы захотите поесть. Он</text:p>
      <text:p text:style-name="P1">говорит, что после первой встречи вышел на Купеческий тракт и быстро и без</text:p>
      <text:p text:style-name="P1">приключений добрался до родной деревни. Чувствует он себя по-прежнему не</text:p>
      <text:p text:style-name="P1">очень хорошо и даже не представляет, как ему справиться со случившейся бедой.</text:p>
      <text:p text:style-name="P1">Он шепотом сообщает, что колдовство, нависшее над деревней, по-прежнему не</text:p>
      <text:p text:style-name="P1">развеяно, но ничего выяснить ему не удалось. Тем не менее, если вам удастся что-</text:p>
      <text:p text:style-name="P1">нибудь узнать, он готов помочь в трудную минуту. Если захотите позвать его,</text:p>
      <text:p text:style-name="P1">можете зайти к нему домой (+15). Есть у вас что-нибудь, что вы можете сообщить</text:p>
      <text:p text:style-name="P1"><text:soft-page-break/>ему? Если нет, то можете еще раз поддержать его добрыми словами и пообещать</text:p>
      <text:p text:style-name="P1">помочь. Сейчас Фалалей хочет побыть один и подумать о своем несчастье,</text:p>
      <text:p text:style-name="P1">поэтому возвращайтесь на 327.</text:p>
      <text:p text:style-name="P1">348.</text:p>
      <text:p text:style-name="P1">Около ворот вы встречаете служанку, отправившуюся за молоком. Она</text:p>
      <text:p text:style-name="P1">говорит вам, что ее хозяйка ушла на обряд, связанный с проводами покойного, и</text:p>
      <text:p text:style-name="P1">вернется поздно ночью. Ждать вдову нет смысла, а разыскивать ее и отвлекать от</text:p>
      <text:p text:style-name="P1">проводимого таинства – тем более. Вернитесь на 8 и предпримите что-нибудь еще.</text:p>
      <text:p text:style-name="P1">349.</text:p>
      <text:p text:style-name="P1">Слова князя для вас не пустой звук, и вы решаете не терять время на</text:p>
      <text:p text:style-name="P1">ненужные покупки, ведь все необходимое у вас уже есть. До своей палатки вы</text:p>
      <text:p text:style-name="P1">доходите очень быстро, еще быстрее вооружаетесь и сгружаете в походный мешок</text:p>
      <text:p text:style-name="P1">припасы, после чего отправляетесь в конюшню. Идти по влажной траве и дышать</text:p>
      <text:p text:style-name="P1">свежим воздухом чрезвычайно приятно, и вы не чувствуете усталости, даже</text:p>
      <text:p text:style-name="P1">двигаясь самым быстрым своим шагом. К вашему приходу Василек уже оседлан,</text:p>
      <text:p text:style-name="P1">остается только сесть верхом и тронуться в путь. Конюх желает доброго пути и</text:p>
      <text:p text:style-name="P1">отпускает лошадь, которую вы тут же пускаете резвой рысью. Меньше чем через</text:p>
      <text:p text:style-name="P1">час вы достигаете ворот Великогорска и приветствуете взмахом руки знакомых</text:p>
      <text:p text:style-name="P1">стражников. Они машут в ответ и салютуют копьями. Город, ставший родным,</text:p>
      <text:p text:style-name="P1">остается позади, а впереди стелется широкая дорога, именуемая Купеческим</text:p>
      <text:p text:style-name="P1">трактом и тянущаяся до самой Айзарии. Пыль мгновенно забивается в ноздри, но</text:p>
      <text:p text:style-name="P1">после многочисленных путешествий вы не обращаете внимания на такие мелочи,</text:p>
      <text:p text:style-name="P1">немного ускоряя бег лошади. За стенами города стоит много бревенчатых домов,</text:p>
      <text:p text:style-name="P1">украшенных красивой резьбой и нарядными коньками на крышах, но на улицах</text:p>
      <text:p text:style-name="P1">никого нет – жители работают в поле, так как вслед за теплыми днями могут</text:p>
      <text:p text:style-name="P1">придти затяжные дожди, поэтому терять время им нельзя. Дорога делает</text:p>
      <text:p text:style-name="P1">небольшой поворот, за которым дома заканчиваются, и теперь вы по-настоящему</text:p>
      <text:p text:style-name="P1">покидаете пределы Великогорска.</text:p>
      <text:p text:style-name="P1">В Хвойном вы бывали нередко, это совсем недалеко от Великогорска: верхом</text:p>
      <text:p text:style-name="P1">можно добраться примерно за час, если нигде не задерживаться. Через Хвойноепроходят все торговые экспедиции и вообще все путешественники,</text:p>
      <text:p text:style-name="P1">отправляющиеся в Великогорск или из него на юг. В Хвойном знают все городские</text:p>
      <text:p text:style-name="P1">новости, и странники нередко останавливаются в нем на день-два перед долгим</text:p>
      <text:p text:style-name="P1">путешествием. Поэтому трактиров в этом поселении немало, и трактирщики –</text:p>
      <text:p text:style-name="P1">одни из самых обеспеченных людей даже по меркам Великогорска. Коренных</text:p>
      <text:p text:style-name="P1">жителей в деревне немного, меньше, чем проезжих, так как около Хвойного нет ни</text:p>
      <text:p text:style-name="P1">реки, ни озера с пресной водой, и жители довольствуются колодцами, которые</text:p>
      <text:p text:style-name="P1">приходится рыть довольно глубокими.</text:p>
      <text:p text:style-name="P1">Делать привалы явно не стоит. Иногда на дороге попадаются телеги или</text:p>
      <text:p text:style-name="P1">идущие пешком люди, но останавливаться ради того, чтобы перекинуться с ними</text:p>
      <text:p text:style-name="P1">парой слов, вам некогда, ибо вряд ли крестьяне и мелкие торговцы могут поведать</text:p>
      <text:p text:style-name="P1">что-то кроме сомнительных сплетен.</text:p>
      <text:p text:style-name="P1">Примерно через двадцать минут бескрайние поля заканчиваются, и вы</text:p>
      <text:p text:style-name="P1">приближаетесь к небольшой роще, растущей слева от дороги. По этой роще вы и</text:p>
      <text:p text:style-name="P1">сами нередко прогуливались ранее. Местные жители называют ее Снежной. Если</text:p>
      <text:p text:style-name="P1">проехать немного дальше, то можно попасть к зимовью, которое используется</text:p>
      <text:p text:style-name="P1">охотниками, грибниками и местным лесником. Возможно, кто-то там есть и</text:p>
      <text:p text:style-name="P1">сейчас, хотя днем это маловероятно. Тем не менее, в сторону рощи отходит</text:p>
      <text:p text:style-name="P1">широкая тропа, которая тоже выведет вас к Хвойному, пусть и после небольшого</text:p>
      <text:p text:style-name="P1">крюка (802). Но если вы собираетесь в точности выполнять указания князя и</text:p>
      <text:p text:style-name="P1">поберечь время, лучше поехать по основной дороге напрямик к пункту</text:p>
      <text:p text:style-name="P1">назначения (682).</text:p>
      <text:p text:style-name="P1"><text:soft-page-break/>350.</text:p>
      <text:p text:style-name="P1">Не доверяя сомнительной тропе, которая сначала показалась такой</text:p>
      <text:p text:style-name="P1">надежной, вы поворачиваете налево, надеясь вернуться обратно на тракт. Вы ушли</text:p>
      <text:p text:style-name="P1">еще не слишком далеко от главного торгового пути Полесья, но тропа, словно</text:p>
      <text:p text:style-name="P1">издеваясь на вами, начинает отклоняться на юг и не удаляет, но и не приближает к</text:p>
      <text:p text:style-name="P1">выходу из леса. Проклиная эти лесные дороги, вы долгое время идете вперед.</text:p>
      <text:p text:style-name="P1">Неожиданно тропа делает резкий поворот налево, и очень скоро вы выбираетесь</text:p>
      <text:p text:style-name="P1">из чащи, вновь оказавшись на Купеческом тракте. К счастью, удалось не</text:p>
      <text:p text:style-name="P1">заблудиться – 478.</text:p>
      <text:p text:style-name="P1">351.</text:p>
      <text:p text:style-name="P1">- Я тебе покажу, плут, как обманывать честных путешественников, - грозите</text:p>
      <text:p text:style-name="P1">вы мальчишке кулаком. – Разве ты не знаешь, что в пути не принято жадничать?</text:p>
      <text:p text:style-name="P1">Вот я тебя сейчас отделаю!</text:p>
      <text:p text:style-name="P1">- Нет-нет, не надо, - испугавшись и съежившись, говорит мальчик. Кажется,</text:p>
      <text:p text:style-name="P1">он знает, что такое тумаки; наверное, это знание преподал ему кожевник. Вам</text:p>
      <text:p text:style-name="P1">становится его жалко. – Прости, я не хотел тебя обидеть. Этот сыр мне дал с собой</text:p>
      <text:p text:style-name="P1">мастер. Я поделюсь им с тобой совершенно бесплатно.В подтверждение своих слов паренек отламывает добрый кусок круты и</text:p>
      <text:p text:style-name="P1">просит вас его принять. Вам становится немного стыдно за то, что вы угрожали</text:p>
      <text:p text:style-name="P1">беззащитному мальчику, но своего вы добились. Можете взять круту и съесть</text:p>
      <text:p text:style-name="P1">сразу (восстановит 2 Жизни) или положить в мешок (+190) – этот продукт</text:p>
      <text:p text:style-name="P1">хранится долго.</text:p>
      <text:p text:style-name="P1">Чтобы избавиться от угрызений совести, вы немедленно отправляетесь</text:p>
      <text:p text:style-name="P1">дальше, оставив мальчишку в покое и стараясь забыть свой необдуманный</text:p>
      <text:p text:style-name="P1">поступок, - (731).</text:p>
      <text:p text:style-name="P1">352.</text:p>
      <text:p text:style-name="P1">Следующие полчаса пути проходят легко и незаметно. Тропа, по которой вы</text:p>
      <text:p text:style-name="P1">идете, явно пользуется большой популярностью у местных жителей, и вы уже не</text:p>
      <text:p text:style-name="P1">обращаете внимания на окружающий лес, погрузившись в собственные</text:p>
      <text:p text:style-name="P1">размышления. Первый день путешествия, кажется, благополучно подходит к</text:p>
      <text:p text:style-name="P1">концу. Пока все идет так, как и было задумано. Сегодня вы переночуете в</text:p>
      <text:p text:style-name="P1">Рудногорске, а завтра должны достичь границы. Пересечь степи можно за два дня,</text:p>
      <text:p text:style-name="P1">а там уже и до Айзарии рукой подать. Вы все уверяетесь в том, что выбрали</text:p>
      <text:p text:style-name="P1">правильный план действий. Если бы вы вернулись в Великогорск после</text:p>
      <text:p text:style-name="P1">обнаружения разрушенного моста, то потеряли бы целый день и сейчас только-</text:p>
      <text:p text:style-name="P1">только докладывали бы о своей неудаче. Теперь же вы проделали половину пути</text:p>
      <text:p text:style-name="P1">до границы и не сомневаетесь, что через два-три дня достигните цели.</text:p>
      <text:p text:style-name="P1">Приободренные этими мыслями, вы встряхиваетесь и оглядываетесь вокруг.</text:p>
      <text:p text:style-name="P1">Впереди уже давно раздается ровный шум, на который вы поначалу не</text:p>
      <text:p text:style-name="P1">обратили внимания. Прислушавшись, вы приходите к выводу, что это не что иное,</text:p>
      <text:p text:style-name="P1">как быстро бегущая река. Подтверждения вашей догадке долго ждать не</text:p>
      <text:p text:style-name="P1">приходится. Деревья расступаются, и тропинка выводит вас на широкую торговую</text:p>
      <text:p text:style-name="P1">дорогу, ползущую вдоль неширокой реки с достаточно быстрым течением. Это,</text:p>
      <text:p text:style-name="P1">несомненно, Мелкая, берущая начало в Медных горах. Вода в ней в этом месте</text:p>
      <text:p text:style-name="P1">чистая, поэтому вы можете напиться ее вдоволь, восстановив 2 Жизни, а также</text:p>
      <text:p text:style-name="P1">наполнить ею флягу или любую другую емкость (1 глоток восстановит 1 Жизнь).</text:p>
      <text:p text:style-name="P1">Дорога ведет прямо на юг, и вы выбираете именно это направление. Еще</text:p>
      <text:p text:style-name="P1">через полчаса пути около дороги появляется несколько деревянных изб, около</text:p>
      <text:p text:style-name="P1">которых суетятся обремененные своими заботами крестьяне. Спросив у одного их</text:p>
      <text:p text:style-name="P1">них, что это за селение, вы получаете ответ, что это всего лишь прилегающая к</text:p>
      <text:p text:style-name="P1">Рудногорску деревня, а если вы пройдете еще немного, то попадете в сам город.</text:p>
      <text:p text:style-name="P1">Решив именно так и сделать, вы направляетесь дальше - (558).</text:p>
      <text:p text:style-name="P1"><text:soft-page-break/>353.</text:p>
      <text:p text:style-name="P1">Что-то не понравилось вам в этих людях.</text:p>
      <text:p text:style-name="P1">- Да убери ты свои руки, бродяга! – Вы резко высвобождаете плечо и на</text:p>
      <text:p text:style-name="P1">всякий случай добавляете пару крепких словец.- Не надо так, беду можешь на себя накликать... - начинает причитать</text:p>
      <text:p text:style-name="P1">незнакомец.</text:p>
      <text:p text:style-name="P1">- Ты мне что, угрожать вздумал, - рычите вы и говорите такую фразу,</text:p>
      <text:p text:style-name="P1">воспроизводить которую в приличных местах нельзя, после чего путники тут же</text:p>
      <text:p text:style-name="P1">срываются с места и почти бегом несутся прочь.</text:p>
      <text:p text:style-name="P1">Вы, довольный собой, продолжаете путь, весело насвистывая любимую</text:p>
      <text:p text:style-name="P1">песенку, - (798).</text:p>
      <text:p text:style-name="P1">354.</text:p>
      <text:p text:style-name="P1">Разбойник ожидал такого поворота событий и был готов отскочить в сторону</text:p>
      <text:p text:style-name="P1">от коварного выпада, но он не еще не догадался, что за противник стоит перед</text:p>
      <text:p text:style-name="P1">ним. Благодаря своему мастерству, вы нанесли глубокую рану в плечо</text:p>
      <text:p text:style-name="P1">предводителю разбойников: перед началом боя отнимите у него 7 от Жизни и 1 от</text:p>
      <text:p text:style-name="P1">Нападения. Другие враги, увидев, какую опасную рану вы нанесли их главарю,</text:p>
      <text:p text:style-name="P1">дрогнули, поэтому Слаженность их группы теперь будет равна 0. Все же</text:p>
      <text:p text:style-name="P1">разбойники горят желанием поквитаться с вами и не собираются возвращаться в</text:p>
      <text:p text:style-name="P1">лес – 817.</text:p>
      <text:p text:style-name="P1">355.</text:p>
      <text:p text:style-name="P1">Вы поднимаетесь по дороге, ведущей на вершину холма, и попадаете прямо к</text:p>
      <text:p text:style-name="P1">терему воеводы. Осведомляетесь у дружинников, стоящих на страже, и</text:p>
      <text:p text:style-name="P1">убеждаетесь, что глава города на месте, и сейчас находится у себя в доме.</text:p>
      <text:p text:style-name="P1">Дружинники предлагают пройти во двор, где обычно ожидают те, кто приходит</text:p>
      <text:p text:style-name="P1">на прием, но предупреждают, что в этот час воевода может вас не принять. Вы не</text:p>
      <text:p text:style-name="P1">обращаете внимания на это замечание и заходите в просторный двор.</text:p>
      <text:p text:style-name="P1">Двухэтажный терем воеводы – один из лучших в городе, и из его окон виден почти</text:p>
      <text:p text:style-name="P1">весь город. Вы подзываете пробегающего мимо слугу и велите доложить о себе, а</text:p>
      <text:p text:style-name="P1">сами присаживаетесь на толстое бревно, нагретое за день жаркими лучами солнца</text:p>
      <text:p text:style-name="P1">и оттого приятно теплое. Слуга, которого вы послали, стрелой возвращается</text:p>
      <text:p text:style-name="P1">обратно и услужливо сообщает, что воевода желает видеть вас немедленно. Вы</text:p>
      <text:p text:style-name="P1">довольно хмыкаете: иного вы и не ожидали. Неторопливо поднимаетесь и</text:p>
      <text:p text:style-name="P1">развалистой походкой подходите дому. Воевода, не выдержав, выбегает на</text:p>
      <text:p text:style-name="P1">крыльцо, чтобы самому встретить дорогого гостя, с которым не виделся долгое</text:p>
      <text:p text:style-name="P1">время. Вы заключаете друг друга в объятья, после чего воевода, в другое время</text:p>
      <text:p text:style-name="P1">такой важный и степенный, суетливо приглашает вас войти внутрь. Вы застали его</text:p>
      <text:p text:style-name="P1">за работой – он как раз выслушивал донесения нескольких своих помощников. Но</text:p>
      <text:p text:style-name="P1">ради вас он делает перерыв и отпускает усталых товарищей. Да и у самого</text:p>
      <text:p text:style-name="P1">воеводы вид не очень свежий. Теперь вы замечаете осунувшееся лицо, впалые</text:p>
      <text:p text:style-name="P1">щеки и мешки под глазами. Первоначальное желание поделиться с ним своими</text:p>
      <text:p text:style-name="P1">заботами быстро проходит, и вы, забыв, что даже не знаете, где переночуетесегодня, расспрашиваете у боевого друга, что случилось. Он невесело вздыхает и</text:p>
      <text:p text:style-name="P1">начинает рассказывать.</text:p>
      <text:p text:style-name="P1">Два дня назад весь город был поднят на ноги. Около одного из домов нашли</text:p>
      <text:p text:style-name="P1">тело известного мастера, работавшего с медью. В Рудногорске, конечно, случаются</text:p>
      <text:p text:style-name="P1">драки, но удар кинжалом со спины – такого не было уже давно. Строгий запрет</text:p>
      <text:p text:style-name="P1">ходить без уважительной причины по ночам, патрули с факелами, строгий отбор</text:p>
      <text:p text:style-name="P1">желающих поселиться в городе – все эти меры, казалось, навсегда искоренили</text:p>
      <text:p text:style-name="P1">убийц и воров из дружного общества ремесленников и торговцев. Для</text:p>
      <text:p text:style-name="P1">разрешения особо острых конфликтов были даже разрешены кулачные бои, где</text:p>
      <text:p text:style-name="P1">соперники жестоко избивали друг друга, но до смертельных случаев не доходило.</text:p>
      <text:p text:style-name="P1"><text:soft-page-break/>Коварное убийство взбудоражило горожан, а в квартале, в котором было найдено</text:p>
      <text:p text:style-name="P1">тело, стали бояться выходить наружу. Именно поисками преступника и озабочен</text:p>
      <text:p text:style-name="P1">сейчас воевода, для которого это стало вопросом чести. Вы еще раз убеждаетесь,</text:p>
      <text:p text:style-name="P1">что ему сейчас не до ваших проблем. Первый ваш порыв – предложить помощь</text:p>
      <text:p text:style-name="P1">другу и подключиться к расследованию убийства. Но вы сдерживаете готовые</text:p>
      <text:p text:style-name="P1">слететь с губ слова и задумываетесь. Выслеживание преступника – дело серьезное,</text:p>
      <text:p text:style-name="P1">к тому же задержаться в городе вы можете только на один вечер. Если взяться за</text:p>
      <text:p text:style-name="P1">расследование, то нужно доводить его до конца, а если не справитесь – то бросить</text:p>
      <text:p text:style-name="P1">это дело и больше не возвращаться к нему. Если захотите начать розыск убийцы,</text:p>
      <text:p text:style-name="P1">то следуйте на 212. Но учтите, что, взявшись за это дело, вы не успеете больше</text:p>
      <text:p text:style-name="P1">ничего сделать в городе, поэтому имеет смысл вернуться на 443 и сначала сходить</text:p>
      <text:p text:style-name="P1">в кабак и на рынок, а уже затем вернуться к воеводе и взяться за решение его</text:p>
      <text:p text:style-name="P1">проблемы. В любой момент вы можете бросить расследование и отправиться на</text:p>
      <text:p text:style-name="P1">560 (кстати, попав на этот параграф, вы уже не сможете начать расследование, так</text:p>
      <text:p text:style-name="P1">как к этому времени наступит ночь). В любом случае, ничто не мешает вам просто</text:p>
      <text:p text:style-name="P1">посочувствовать другу и уйти восвояси, хотя бы не загружая его своими заботами</text:p>
      <text:p text:style-name="P1">– 443.</text:p>
      <text:p text:style-name="P1">356.</text:p>
      <text:p text:style-name="P1">- Ты обманул меня, - шипит разбойник. – Выведал мою тайну, чтобы занять</text:p>
      <text:p text:style-name="P1">место, которое предназначено мне. За это ты умрешь!</text:p>
      <text:p text:style-name="P1">Он свирепо бросается на вас. Он немного отдохнул и залечил свои раны, но</text:p>
      <text:p text:style-name="P1">все же еще слишком слаб, чтобы драться в полную силу. К тому же теперь у него</text:p>
      <text:p text:style-name="P1">нет товарищей, способных его поддержать.</text:p>
      <text:p text:style-name="P1">РАЗБОЙНИК</text:p>
      <text:p text:style-name="P1">Нападение 10</text:p>
      <text:p text:style-name="P1">Защита</text:p>
      <text:p text:style-name="P1">15</text:p>
      <text:p text:style-name="P1">Жизнь</text:p>
      <text:p text:style-name="P1">8</text:p>
      <text:p text:style-name="P1">Инициатива 9</text:p>
      <text:p text:style-name="P1">Расправившись с ним, можете на правах победителя обыскать тела, лежащие</text:p>
      <text:p text:style-name="P1">на поляне. Ценных вещей вы не находите, зато из кошельков вытрясаетезначительную сумму денег – 28 монет. Также можете собрать все фляги, если они</text:p>
      <text:p text:style-name="P1">вам нужны. К сожалению, их содержимое ваш последний соперник уже успел</text:p>
      <text:p text:style-name="P1">использовать, чтобы обмыть раны и промочить горло, так что из пяти емкостей</text:p>
      <text:p text:style-name="P1">только одна наполнена водой (один глоток восстанавливает 1 Жизнь). Всего фляг</text:p>
      <text:p text:style-name="P1">пять, каждая вмещает два глотка и занимает одно место в мешке. Берите их</text:p>
      <text:p text:style-name="P1">столько, сколько посчитаете нужным. Но самый главный трофей – это тот самый</text:p>
      <text:p text:style-name="P1">меч атамана (+195). Его лучше взять с собой, недаром поверженный разбойник</text:p>
      <text:p text:style-name="P1">говорил о нем. Меч займет два места в вещмешке. Можно прицепить его к поясу,</text:p>
      <text:p text:style-name="P1">но тогда свой меч придется оставить на поляне или убрать в вещмешок (не</text:p>
      <text:p text:style-name="P1">забывайте, что он тоже требует два места). Никаких бонусов к характеристикам</text:p>
      <text:p text:style-name="P1">меч атаман не дает, но его, кроме всего прочего можно продать любому торговцу</text:p>
      <text:p text:style-name="P1">за 7 монет.</text:p>
      <text:p text:style-name="P1">Разобравшись с добычей, можете покинуть злосчастную поляну: законы и</text:p>
      <text:p text:style-name="P1">обычаи Полесья не обязывают вас заниматься телами поверженных врагов – 192.</text:p>
      <text:p text:style-name="P1">357.</text:p>
      <text:p text:style-name="P1">Река по-прежнему течет недалеко от дороги, не приближаясь, но и не</text:p>
      <text:p text:style-name="P1">удаляясь от нее. На другом берегу виднеется лишь стена безмолвных деревьев. Вы</text:p>
      <text:p text:style-name="P1">замечаете, что уровень воды начинает понижаться. Пенистый поток бешено</text:p>
      <text:p text:style-name="P1">пробивается вперед, натыкаясь на торчащие из воды камни и почерневшие</text:p>
      <text:p text:style-name="P1">бревна. Пройдя еще немного вперед, вы видите, что деревья на другом берегу</text:p>
      <text:p text:style-name="P1"><text:soft-page-break/>отступили от воды, уступив место зеленому лугу, покрытому сочной травой. В то</text:p>
      <text:p text:style-name="P1">же время река замедлила свой бег и выглядит не столь угрожающей, как раньше.</text:p>
      <text:p text:style-name="P1">Возможно, здесь получится перейти вброд на другой берег. Хотя поток по-</text:p>
      <text:p text:style-name="P1">прежнему выглядит опасным и запросто может сбить с ног. Поэтому подумайте,</text:p>
      <text:p text:style-name="P1">прежде чем войти в холодную воду. Несколько камней, показавших свои мокрые</text:p>
      <text:p text:style-name="P1">бока, могут, конечно, помочь перебраться, но они же могут стать причиной</text:p>
      <text:p text:style-name="P1">несчастного случая, если нога оступится на их скользкой поверхности. Итак,</text:p>
      <text:p text:style-name="P1">попробуете перейти на другой берег (20) или не станете рисковать и продолжите</text:p>
      <text:p text:style-name="P1">безопасное путешествие по широкой удобной дороге (171)?</text:p>
      <text:p text:style-name="P1">358.</text:p>
      <text:p text:style-name="P1">Вы уже почти вышли за околицу, когда вас кто-то окликает. Оглянувшись, вы</text:p>
      <text:p text:style-name="P1">видите потрепанного жизнью крестьянина, одетого в старую рубаху.</text:p>
      <text:p text:style-name="P1">Прихрамывая, он приближается к вам.</text:p>
      <text:p text:style-name="P1">- Добрый путник, - обращается он к вам, - помоги бедному человеку. Месяц</text:p>
      <text:p text:style-name="P1">назад воры украли у меня единственную ценную вещь, которая у меня была, -</text:p>
      <text:p text:style-name="P1">серебряный подсвечник. Он был мне очень дорог, потому что достался от деда.</text:p>
      <text:p text:style-name="P1">Недавно я увидел, что его продают на рынке в Ледяном. Торговец не захотел</text:p>
      <text:p text:style-name="P1">говорить, откуда у него моя вещь, да мне это и не интересно. Я хочу выкупить свойподсвечник, но мне не хватает денег, а занять в нашей деревне не у кого. Прошу</text:p>
      <text:p text:style-name="P1">тебя, помоги, мне не хватает всего 3 монеты.</text:p>
      <text:p text:style-name="P1">Пожалеете крестьянина и отдадите ему сумму, которую он назвал (6), или</text:p>
      <text:p text:style-name="P1">откажете и пойдете дальше (298)?</text:p>
      <text:p text:style-name="P1">359.</text:p>
      <text:p text:style-name="P1">Коварная тропа, поначалу так уверенно бежавшая в сторону тракта, начинает</text:p>
      <text:p text:style-name="P1">все больше отклоняться на юг, но не возвращается на дорогу, по которой вы шли</text:p>
      <text:p text:style-name="P1">не так давно. Куда же ведет этот путь? Никаких признаков жилья поблизости</text:p>
      <text:p text:style-name="P1">незаметно, тем не менее, тропинка хорошо утоптана. Вокруг царит необычайная</text:p>
      <text:p text:style-name="P1">тишина: возникает ощущение, что само время здесь остановилось, и редкие звуки,</text:p>
      <text:p text:style-name="P1">раздающиеся из непроходимой чащи, кажутся необычайно резкими, а по телу</text:p>
      <text:p text:style-name="P1">пробегают мурашки. Справа к тропинке примыкает еще одна лесная дорожка,</text:p>
      <text:p text:style-name="P1">убегающая в обратном направлении – на северо-запад. Возможно, она может</text:p>
      <text:p text:style-name="P1">вывести на тракт, но полной уверенности в этом нет: не исключено, что, свернув на</text:p>
      <text:p text:style-name="P1">нее, вы долго будете идти на север, потеряв много времени. Прикинув все это в</text:p>
      <text:p text:style-name="P1">уме, вы идите дальше, не сворачивая – 142.</text:p>
      <text:p text:style-name="P1">360.</text:p>
      <text:p text:style-name="P1">ЕГУП</text:p>
      <text:p text:style-name="P1">Нападение 9</text:p>
      <text:p text:style-name="P1">Защита</text:p>
      <text:p text:style-name="P1">15</text:p>
      <text:p text:style-name="P1">Жизнь</text:p>
      <text:p text:style-name="P1">12</text:p>
      <text:p text:style-name="P1">Инициатива 9</text:p>
      <text:p text:style-name="P1">Вам попался ловкий и сильный противник, умело обращающийся с мечом.</text:p>
      <text:p text:style-name="P1">Если удастся справиться с ним, то самое время осмотреть его одежду, ведь</text:p>
      <text:p text:style-name="P1">содержимое карманов может пролить свет на то, кем был этот человек на самом</text:p>
      <text:p text:style-name="P1">деле.</text:p>
      <text:p text:style-name="P1">В первую очередь вы осматриваете мешочек на поясе. В нем насыпано 8</text:p>
      <text:p text:style-name="P1">монет, которые теперь ищут нового хозяина. Карманы на одежде пусты, однако на</text:p>
      <text:p text:style-name="P1">шее вы замечаете висящий на тонком шнурке амулет. Вы вытаскиваете его из-под</text:p>
      <text:p text:style-name="P1">рубахи и осматриваете. Это обычный камень, примечательный лишь небольшим</text:p>
      <text:p text:style-name="P1">отверстием, созданным самой природой. В это отверстие очень удобно продеть</text:p>
      <text:p text:style-name="P1">шнурок и носить камень на шее, как это и сделал его предыдущий хозяин. На</text:p>
      <text:p text:style-name="P1"><text:soft-page-break/>самом деле найти такой камень непросто, и крестьяне верят, что в нем заключена</text:p>
      <text:p text:style-name="P1">волшебная сила, называя его «Куриным богом», ведь, по поверьям, он защищает</text:p>
      <text:p text:style-name="P1">домашнюю птицу от нечисти. Можете положить амулет в мешок, если надеетесь</text:p>
      <text:p text:style-name="P1">найти ему применение в дальнейшем (+5).</text:p>
      <text:p text:style-name="P1">Еще раз внимательно осмотрев одежду, вы обращаете внимание на угол</text:p>
      <text:p text:style-name="P1">рубахи, вставший колом, словно он одеревенел. Ощупав как следует странноеместо, вы обнаруживаете, что сзади к рубахе подшита подкладка из материи, под</text:p>
      <text:p text:style-name="P1">которой спрятаны сложенные в несколько раз листы. Легко распоров ткань, вы</text:p>
      <text:p text:style-name="P1">достаете два листа плотной бумаги. Пробежав глазами, вы задумываетесь.</text:p>
      <text:p text:style-name="P1">Один из листов – это что-то вроде контракта. Он заключен между неким</text:p>
      <text:p text:style-name="P1">«Доверенным лицом» и «Агентом». Кто скрывается за этими условными именами,</text:p>
      <text:p text:style-name="P1">понять невозможно. По условиям контракта Агент должен беспрекословно</text:p>
      <text:p text:style-name="P1">выполнять приказы и задания Доверенного лица, за что последний обязуется</text:p>
      <text:p text:style-name="P1">выплачивать награду в соответствии со сложностью задания. Внизу контракта</text:p>
      <text:p text:style-name="P1">имеется две подписи: в одной с трудом можно разобрать имя «Егуп», другую</text:p>
      <text:p text:style-name="P1">распознать не удается. Контракт скреплен красивой печатью в виде неизвестной</text:p>
      <text:p text:style-name="P1">сказочной птицы с кривым клювом, внизу имеется примечание о том, что бумага</text:p>
      <text:p text:style-name="P1">выполнена в двух экземплярах, один – на языке русичей, другой – на языке</text:p>
      <text:p text:style-name="P1">степняков.</text:p>
      <text:p text:style-name="P1">Второй найденный лист – это приказ узнать маршруты следования</text:p>
      <text:p text:style-name="P1">подкреплений в Великогорск, за выполнение этого задания обещана награда в</text:p>
      <text:p text:style-name="P1">целых 100 монет. Приказ скреплен теми же подписью и печатью, что и в</text:p>
      <text:p text:style-name="P1">контракте.</text:p>
      <text:p text:style-name="P1">Все это подозрительно и наводит на мысль об измене. Вы бросаете взгляд на</text:p>
      <text:p text:style-name="P1">неподвижно лежащее на дороге тело. Взвесив все, что услышали и прочитали, вы</text:p>
      <text:p text:style-name="P1">почти уверены, что встреченный и затем поверженный вами человек – шпион. А</text:p>
      <text:p text:style-name="P1">если это действительно так, то положение намного серьезнее, чем предполагал</text:p>
      <text:p text:style-name="P1">князь, и вам надо спешить в Айзарию. Бумаги шпиона можете забрать себе (-115).</text:p>
      <text:p text:style-name="P1">Поправив съехавший заплечный мешок, вы отправляетесь дальше,</text:p>
      <text:p text:style-name="P1">размышляя на ходу – 357.</text:p>
      <text:p text:style-name="P1">361.</text:p>
      <text:p text:style-name="P1">- Хорошо, - говорит степняк, сгребая монеты, - слушай внимательно. Можешь</text:p>
      <text:p text:style-name="P1">пройти до стоянки любым путем, хоть по тракту. В общем-то, все дороги ведут в</text:p>
      <text:p text:style-name="P1">столицу. Главное подальше обходи военные лагеря и наблюдательные башни.</text:p>
      <text:p text:style-name="P1">Если пойдешь по тракту, то не суйся в большой лагерь перед самой столицей –</text:p>
      <text:p text:style-name="P1">там с тобой церемониться не будут. И если завидишь патруль, то лучше прячься</text:p>
      <text:p text:style-name="P1">сразу. Особенно не попадайся на глаза кешиктенам и нукерам.</text:p>
      <text:p text:style-name="P1">- А это кто такие? – спрашиваете вы.</text:p>
      <text:p text:style-name="P1">- Ты что, с луны свалился? – удивляется степняк. – Ты, видимо, первый раз в</text:p>
      <text:p text:style-name="P1">степях. И зачем тебя вообще сюда занесло? Сдается мне, попадешь ты под</text:p>
      <text:p text:style-name="P1">случайную саблю... Ну, да это не мое дело. Нукеры – это наша гвардия, отборные</text:p>
      <text:p text:style-name="P1">войска хана, которые кроме всего прочего охраняют столицу. Попасть в ряды</text:p>
      <text:p text:style-name="P1">нукеров очень почетно, и только самые сильные воины удостаиваются такой чести.</text:p>
      <text:p text:style-name="P1">Узнать их ты сможешь по красной нашивке на куртках и поясам, украшенным</text:p>
      <text:p text:style-name="P1">серебром. Кешиктены – это воины, охраняющий шатер хана. Число их</text:p>
      <text:p text:style-name="P1">немногочисленно, и именно им правитель поручает выполнение особо важных</text:p>
      <text:p text:style-name="P1">заданий. Пояса у них украшены золотом, а на одежде вышита синяя полоса. Еще</text:p>
      <text:p text:style-name="P1">есть багатуры, но с ними ты вряд ли встретишься. Это элита войска,телохранители хана. Всего их около десятка, и стать багатуром можно только за</text:p>
      <text:p text:style-name="P1">особые заслуги и только знатному человеку. Их ты узнаешь сразу: они скачут на</text:p>
      <text:p text:style-name="P1">лучших вороных скакунах, а одежда у них вся черная, как ночь, и сшита из лучшей</text:p>
      <text:p text:style-name="P1">ткани. Не попадайся на пути багатурам: они могут действовать так, как сами</text:p>
      <text:p text:style-name="P1"><text:soft-page-break/>посчитают нужным, вплоть до убийства любого человека, который им просто не</text:p>
      <text:p text:style-name="P1">понравится. Подчиняются багатуры только самому хану. Именно багатуры да еще</text:p>
      <text:p text:style-name="P1">кешиктены могут беспрепятственно входить в покои правителя, кроме них это</text:p>
      <text:p text:style-name="P1">могут делать только тысячники и туменники. А если тебе попадется какая-нибудь</text:p>
      <text:p text:style-name="P1">мирная стоянка, то можешь спокойно войти в нее, не опасаясь за свою жизнь:</text:p>
      <text:p text:style-name="P1">обычные семьи кочевников не трогают простых путешественников.</text:p>
      <text:p text:style-name="P1">Вы выслушиваете начальника заставы, стараясь запомнить все, что он</text:p>
      <text:p text:style-name="P1">говорит. Но вы не забываете, что беседуете не с другом, а с потенциальным врагом,</text:p>
      <text:p text:style-name="P1">который развязал свой язык только из-за денег. Поэтому, когда разговор</text:p>
      <text:p text:style-name="P1">заканчивается, вы спешите покинуть заставу, пока командир кочевников</text:p>
      <text:p text:style-name="P1">позволяет беспрепятственно вам это сделать - (21).</text:p>
      <text:p text:style-name="P1">362.</text:p>
      <text:p text:style-name="P1">Мужчина забирает неразменную монету себе, после чего, сделав вид, что</text:p>
      <text:p text:style-name="P1">пришел к какому-то решению, заявляет вам:</text:p>
      <text:p text:style-name="P1">- Я проиграл спор. Вот монета, которую ты выиграл, - с этими словами он</text:p>
      <text:p text:style-name="P1">достает из кошелька самую обычную монету и бросает ее на стол, после чего резко</text:p>
      <text:p text:style-name="P1">встает, прощается и быстро уходит на улицу.</text:p>
      <text:p text:style-name="P1">Несколько минут вы пытаетесь понять, как так получилось, что, выиграв</text:p>
      <text:p text:style-name="P1">спор, вы потеряли больше, чем приобрели. Этот проходимец ловко вас провел: он</text:p>
      <text:p text:style-name="P1">не обманул вас и честно отдал проигранную монету, но построил условия спора</text:p>
      <text:p text:style-name="P1">так, что ничего не потерял от своего проигрыша. Догонять его теперь бесполезно,</text:p>
      <text:p text:style-name="P1">да и что вы ему скажете: вам не в чем его обвинить. Подозвав трактирщика, вы</text:p>
      <text:p text:style-name="P1">расспрашиваете его о человеке, с которым только что разговаривали, но он</text:p>
      <text:p text:style-name="P1">говорит, что видел его впервые и не знает, откуда тот пришел. Кажется, вы</text:p>
      <text:p text:style-name="P1">навсегда лишились своей неразменной монеты, и другого шанса ее приобрести</text:p>
      <text:p text:style-name="P1">уже не будет.</text:p>
      <text:p text:style-name="P1">Но переживаниями себе не поможешь. Лучше решить, что предпринять</text:p>
      <text:p text:style-name="P1">дальше: поискать веселую компанию, в которой удастся отвлечься от забот (521),</text:p>
      <text:p text:style-name="P1">попытаться выведать у хозяина заведения какие-нибудь сведения (605) или</text:p>
      <text:p text:style-name="P1">вернуться на улицу (768)?</text:p>
      <text:p text:style-name="P1">363.</text:p>
      <text:p text:style-name="P1">Вы замечаете, что ваша тень немного удлинилась. Значит, полдень миновал, и</text:p>
      <text:p text:style-name="P1">через несколько часов жара начнет спадать. Пока же приходится преодолевать</text:p>
      <text:p text:style-name="P1">дорогу, изнывая от нестерпимого зноя.Проходит час, и вы замечаете впереди несколько шатров. У вас появляется</text:p>
      <text:p text:style-name="P1">надежда, что это мирная стоянка какой-нибудь большой семьи, в которой удастся</text:p>
      <text:p text:style-name="P1">отдохнуть и укрыться на время от солнца. Однако вскоре вы убеждаетесь, что</text:p>
      <text:p text:style-name="P1">ошиблись: вслед за первыми шатрами встают ряды многочисленных походных</text:p>
      <text:p text:style-name="P1">палаток, между которыми снуют верховые и пешие воины. Даже на большом</text:p>
      <text:p text:style-name="P1">расстоянии, которое отделяет вас от лежащего впереди лагеря, до вас доносятся</text:p>
      <text:p text:style-name="P1">отрывистые крики. Тут же неподалеку, справа от лагеря, пасется целый табун</text:p>
      <text:p text:style-name="P1">лошадей, и проводятся строевые учения. Совершенно очевидно, что это военный</text:p>
      <text:p text:style-name="P1">лагерь, и в нем сосредоточено огромное количество воинов. Возможно, это один</text:p>
      <text:p text:style-name="P1">из самых крупных лагерей войска степняков, а может, крупнейший. Теперь вы</text:p>
      <text:p text:style-name="P1">понимаете, что мечты об отдыхе были напрасны. Хотя можно было догадаться,</text:p>
      <text:p text:style-name="P1">что кочевники устраивают свои стоянки в открытой степи, а не прямо на главной</text:p>
      <text:p text:style-name="P1">дороге. А вот для военного лагеря место здесь в самый раз: и дорога перекрыта от</text:p>
      <text:p text:style-name="P1">нежелательных чужаков, и подкреплениям прибывать удобней, и обозы с</text:p>
      <text:p text:style-name="P1">припасами подвозить легче. А сочной травы для лошадей предостаточно и у</text:p>
      <text:p text:style-name="P1">тракта.</text:p>
      <text:p text:style-name="P1">Конечно, благоразумнее всего не приближаться к лагерю и постараться его</text:p>
      <text:p text:style-name="P1">обойти. Если вы решите, что так и сделаете, то определитесь, с какой стороны от</text:p>
      <text:p text:style-name="P1"><text:soft-page-break/>лагеря пойдете: с правой (804) или с левой (776)? Если вам не дают покоя военные</text:p>
      <text:p text:style-name="P1">планы врага, и вы готовы рискнуть успехом своей миссии ради попытки добыть</text:p>
      <text:p text:style-name="P1">ценные сведения, то отправляйтесь прямиком к лагерю и посмотрите – вдруг</text:p>
      <text:p text:style-name="P1">действительно представится случай проникнуть в него (482).</text:p>
      <text:p text:style-name="P1">364.</text:p>
      <text:p text:style-name="P1">Дорога все больше отклоняется на запад, и это обстоятельство успокаивает</text:p>
      <text:p text:style-name="P1">вас: значит, вы идете в правильном направлении, ведь Айзария лежит именно в</text:p>
      <text:p text:style-name="P1">той стороне. Скорее всего, уже скоро на горизонте покажутся шатры Стоянки –</text:p>
      <text:p text:style-name="P1">столицы степняков. Хотя пока впереди ничего не видно...</text:p>
      <text:p text:style-name="P1">Вы пока по-прежнему идете по отличному утоптанному пути, но вскоре</text:p>
      <text:p text:style-name="P1">замечаете еще одну дорогу, отходящую влево. Она ведет на юг и может увести в</text:p>
      <text:p text:style-name="P1">сторону, если воспользоваться ей: вы зашли слишком далеко на восток. Но даже</text:p>
      <text:p text:style-name="P1">если новая дорога (которая, кстати, гораздо уже и запущеннее той, на которой вы</text:p>
      <text:p text:style-name="P1">стоите) не примет нужного направления, всегда есть возможность вернуться к</text:p>
      <text:p text:style-name="P1">развилке и пойти прямо. Теперь решайте, куда направитесь: прямо (433) или</text:p>
      <text:p text:style-name="P1">налево (241).</text:p>
      <text:p text:style-name="P1">365.</text:p>
      <text:p text:style-name="P1">Тропинка идет по краю поля до самого леса, который обнимает ржаные</text:p>
      <text:p text:style-name="P1">просторы с трех сторон. Вы вновь оказываетесь среди могучих деревьев, и</text:p>
      <text:p text:style-name="P1">знакомый смоляной запах ударяет в нос. Хотя возделанные поля совсем недалеко,</text:p>
      <text:p text:style-name="P1">чаща здесь не менее дремучая, чем та, что окружала совсем недавно. Тропинкауводит все дальше в лес и не собирается поворачивать на юг. Уж не ошиблись ли</text:p>
      <text:p text:style-name="P1">вы с выбором пути? По тракту можно было спокойно дойти до деревни, а вместо</text:p>
      <text:p text:style-name="P1">этого приходится блуждать по лесу. Невеселые мысли поневоле начинают</text:p>
      <text:p text:style-name="P1">овладевать вами, когда до ушей доносится женский голос. Показалось? Вы</text:p>
      <text:p text:style-name="P1">останавливаетесь и прислушиваетесь. Тишина. Но вот опять: доносящийся до вас</text:p>
      <text:p text:style-name="P1">звук похож на визг. Конечно, женщины могут визжать по разным причинам, в том</text:p>
      <text:p text:style-name="P1">числе и во время игры, но этот крик больше похож на истошный вопль хозяйки, у</text:p>
      <text:p text:style-name="P1">которой воруют белье. И опять, на этот раз ближе. Внезапно вы слышите девичий</text:p>
      <text:p text:style-name="P1">голос: «Молодец, спаси меня!», - словно шепнувший в самое ухо. Вы оглядываетесь</text:p>
      <text:p text:style-name="P1">вокруг. Поблизости никого нет, и все это похоже на какое-то колдовство. Как бы</text:p>
      <text:p text:style-name="P1">не оказаться в лапах у лесного духа. «Пожалуйста, спаси! - Вновь настойчиво</text:p>
      <text:p text:style-name="P1">твердит все тот же голос. – Меня украл леший, быстрее, я рядом!» Но около вас</text:p>
      <text:p text:style-name="P1">по-прежнему никого нет, и вы безуспешно пытаетесь разглядеть что-нибудь в</text:p>
      <text:p text:style-name="P1">лесной чаще. Что же происходит: действительно кто-то попал в беду или это</text:p>
      <text:p text:style-name="P1">какое-то наваждение? Нужно что-то предпринимать. В голову ничего не</text:p>
      <text:p text:style-name="P1">приходит, поэтому можно попробовать обыскать близлежащий лес (795). Если</text:p>
      <text:p text:style-name="P1">внутренний голос настойчиво твердит, что нужно избегать чащ, из которых</text:p>
      <text:p text:style-name="P1">доносятся странные крики, поскорее идите из этого странного места - (414).</text:p>
      <text:p text:style-name="P1">366.</text:p>
      <text:p text:style-name="P1">Внутри убежища, в котором никого нет, просторнее, чем вы предполагали.</text:p>
      <text:p text:style-name="P1">Здесь можно спокойно ходить, лишь слегка пригнувшись; длина такая, что даже</text:p>
      <text:p text:style-name="P1">довольно высокий человек может без проблем вытянуться на полу; ширина</text:p>
      <text:p text:style-name="P1">намного меньше, но достаточная, чтобы сесть поперек и вытянуть ноги. Потолок</text:p>
      <text:p text:style-name="P1">сделан из прочных толстых веток и надежно защищает от дождя и солнца, стены и</text:p>
      <text:p text:style-name="P1">пол обожжены огнем. В целом убежище сделано очень умело, и в нем можно</text:p>
      <text:p text:style-name="P1">жить довольно долго, скрываясь от чужих глаз. У задней стенки потолок сложен</text:p>
      <text:p text:style-name="P1">таким хитрым образом, что имеется щель, через которую можно наблюдать за</text:p>
      <text:p text:style-name="P1">происходящим в лесу, не опасаясь быть замеченным. Хорошо было бы выяснить,</text:p>
      <text:p text:style-name="P1">зачем понадобилось степняку так основательно устраиваться в чаще. Пока все</text:p>
      <text:p text:style-name="P1">указывает на то, что это был вражеский лазутчик. На полу из кучи тряпок сделана</text:p>
      <text:p text:style-name="P1">лежанка, но ее осмотр ничего не дает. Зато рядом в стене имеется углубление,</text:p>
      <text:p text:style-name="P1"><text:soft-page-break/>которое служило хозяину полкой. На ней лежат огниво, инструменты для</text:p>
      <text:p text:style-name="P1">ремонта одежды, топор и еще кое-какие мелочи. Все это говорит о том, что</text:p>
      <text:p text:style-name="P1">степняк хорошо подготовился к долгому обитанию в лесу. Но обнаруженные</text:p>
      <text:p text:style-name="P1">вещи не дают ответа на вопрос о том, с какой целью кочевник забрался в такую</text:p>
      <text:p text:style-name="P1">глушь. Все же вы не теряете надежду. Если степняк соблюдал такой режим</text:p>
      <text:p text:style-name="P1">секретности, то вряд ли стал бы открыто держать вещи, которые могли бы его</text:p>
      <text:p text:style-name="P1">скомпрометировать. Внимательно осмотрев стенки и пол убежища, вы</text:p>
      <text:p text:style-name="P1">нащупываете под лежанкой деревянную дощечку. Ваши догадки оказались</text:p>
      <text:p text:style-name="P1">верны: в убежище есть тайник. Вещей в нем немного, но это как раз то, что нужно:</text:p>
      <text:p text:style-name="P1">какой-то сверток из кожи, мешочек с деньгами и кривой кинжал. Найденный</text:p>
      <text:p text:style-name="P1">клинок ничего интересного собой не представляет, можете оставить его здесь (иливзять с собой, если хотите), а вот сверток вы тщательно осматриваете. Развернув</text:p>
      <text:p text:style-name="P1">кожу, вы обнаруживаете два листка бумаги. Жаль, что текст написан на языке</text:p>
      <text:p text:style-name="P1">степняков, чей алфавит вы не знаете. Одна бумага исписана наполовину, зато</text:p>
      <text:p text:style-name="P1">внизу имеется неизвестная печать, на которой изображена голова лошади. Другой</text:p>
      <text:p text:style-name="P1">лист покрыт каракулями почти полностью, но ни подписи, ни печати на нем нет.</text:p>
      <text:p text:style-name="P1">Вам ничего не понятно, однако это не помешает попробовать использовать</text:p>
      <text:p text:style-name="P1">бумаги при случае (+115). И последняя находка – это кошелек, внутри которого</text:p>
      <text:p text:style-name="P1">лежат 11 монет, ожидающие нового хозяина. Если...когда вернетесь в</text:p>
      <text:p text:style-name="P1">Великогорск, обязательно доложите князю об обнаруженном лазутчике. А сейчас</text:p>
      <text:p text:style-name="P1">нужно возвращаться на тропу - (92).</text:p>
      <text:p text:style-name="P1">367.</text:p>
      <text:p text:style-name="P1">Не теряя бдительности, направляетесь в сторону непонятных сооружений. Вы</text:p>
      <text:p text:style-name="P1">беспрепятственно продвигаетесь вперед и через некоторое время различаете</text:p>
      <text:p text:style-name="P1">множество расставленных шатров, между которыми суетятся кочевники. Но это</text:p>
      <text:p text:style-name="P1">не обычный военный лагерь. Кроме обычных юрт в нем множество сооружений из</text:p>
      <text:p text:style-name="P1">столь редкого в степях дерева. Некоторые из них вы уже видели раньше – это</text:p>
      <text:p text:style-name="P1">тараны и осадные башни. Но кроме них есть и такие, о назначении которых вы</text:p>
      <text:p text:style-name="P1">только догадываетесь – высокие, еще не до конца собранные машины</text:p>
      <text:p text:style-name="P1">возвышаются над лагерем, словно дозорные башни. Есть здесь и другие</text:p>
      <text:p text:style-name="P1">механизмы, и обыкновенные телеги, загруженные лопатами и камнями, и</text:p>
      <text:p text:style-name="P1">аккуратно сложенные лестницы. Теперь вы догадываетесь, что попали к лагерю</text:p>
      <text:p text:style-name="P1">осадных машин. Похоже, степняки уже готовы к войне, в которой они будут</text:p>
      <text:p text:style-name="P1">сокрушать все на своем пути, а все эти механизмы помогут им преодолеть</text:p>
      <text:p text:style-name="P1">сопротивление в городах. Оглянувшись, вы видите, что еще не поздно отползти</text:p>
      <text:p text:style-name="P1">назад и уйти из этого места (471). Однако если вам хочется подобраться ближе и</text:p>
      <text:p text:style-name="P1">лучше разглядеть неизвестные механизмы, можете сделать это (89).</text:p>
      <text:p text:style-name="P1">368.</text:p>
      <text:p text:style-name="P1">Это удивительно, но обыкновенный кислый сыр странным образом действует</text:p>
      <text:p text:style-name="P1">на стоящего перед вами кочевника, вводя его в состояние блаженства. Он с</text:p>
      <text:p text:style-name="P1">наслаждением вдыхает запах круты и мечтательно закатывает глаза.</text:p>
      <text:p text:style-name="P1">- Этот вкус напоминает мне славные походы и великие битвы, - произносит</text:p>
      <text:p text:style-name="P1">он вслух. Он оборачивается к шатру и собирается уйти, но, вспомнив про вас,</text:p>
      <text:p text:style-name="P1">приостанавливается и произносит, не поворачивая головы. – Убирайся прочь и не</text:p>
      <text:p text:style-name="P1">шастай здесь больше, иначе в следующий раз ты не отделаешься одним сыром!</text:p>
      <text:p text:style-name="P1">Вы, не веря в свою удачу, скорее направляетесь к выходу, пока этот</text:p>
      <text:p text:style-name="P1">напыщенный самодур не передумал - (252).</text:p>
      <text:p text:style-name="P1">369.Вы предлагаете незнакомцу бутыль с загадочной водой, которую забрали</text:p>
      <text:p text:style-name="P1">накануне вечером у мошенников в Каменке. Ваш собеседник открывает пробку и</text:p>
      <text:p text:style-name="P1">нюхает содержимое.</text:p>
      <text:p text:style-name="P1">- Да, я знаю, что это такое, - кажется, он несколько удивлен тем, что у вас в</text:p>
      <text:p text:style-name="P1">мешке оказалось это необычное вещество. – И, не буду скрывать, нам очень</text:p>
      <text:p text:style-name="P1"><text:soft-page-break/>пригодится эта вода. Такую же мы покупали в прошлом году у одного знахаря, но</text:p>
      <text:p text:style-name="P1">что-то он давно не наведывался к нам. Ты, случаем, с ним не знаком?</text:p>
      <text:p text:style-name="P1">- Нет, эта бутыль досталась мне случайно, - признаетесь вы.</text:p>
      <text:p text:style-name="P1">- Жаль, этот знахарь был славный малый, он не раз помогал нам. Может</text:p>
      <text:p text:style-name="P1">быть, его все-таки поймали дружинники... Но сейчас речь не об этом. Сколько ты</text:p>
      <text:p text:style-name="P1">хочешь за воду?</text:p>
      <text:p text:style-name="P1">- Я даже не представляю, столько она стоит.</text:p>
      <text:p text:style-name="P1">- Хорошо, тогда я сам назначу цену. Не сомневайся, он будет достойная.</text:p>
      <text:p text:style-name="P1">Давай сделаем так: я отдам тебе пропуски, которые у меня есть, они помогут тебе</text:p>
      <text:p text:style-name="P1">в пути, а сверху добавлю еще 10 монет. Идет?</text:p>
      <text:p text:style-name="P1">Решайте – примете предложение незнакомца (674) или нет (732)?</text:p>
      <text:p text:style-name="P1">370.</text:p>
      <text:p text:style-name="P1">Солнце медленно опускается к горизонту. Скоро наступит вечер, а вы не</text:p>
      <text:p text:style-name="P1">дошли даже до Стоянки, главного города степняков, хотя надеялись к ночи</text:p>
      <text:p text:style-name="P1">добраться до границы Айзарии. Теперь, чтобы наверстать упущенное время,</text:p>
      <text:p text:style-name="P1">придется идти после захода солнца. Впрочем, ночь обещает быть теплой и</text:p>
      <text:p text:style-name="P1">безоблачной, и вас не пугает путешествие под звездным небом, тем более не будет</text:p>
      <text:p text:style-name="P1">этой ужасной жары, и идти будет гораздо легче.</text:p>
      <text:p text:style-name="P1">На дороге никого нет, и вы быстро по тракту, настолько утоптанному, что на</text:p>
      <text:p text:style-name="P1">нем не растет ни одна травинка. Пройдя около часа, вы замечаете что-то в степи</text:p>
      <text:p text:style-name="P1">довольно далеко от дороги. Присмотревшись, вы убеждаетесь, что это</text:p>
      <text:p text:style-name="P1">обыкновенная лошадь. Однако удивительно, что она пасется без хозяина. Во</text:p>
      <text:p text:style-name="P1">всяком случае, с того места, где вы стоите, людей не заметно. Можно, конечно,</text:p>
      <text:p text:style-name="P1">предположить, что всадник просто устал и прилег отдохнуть в траве. По крайней</text:p>
      <text:p text:style-name="P1">мере, незаметно, чтобы лошадь беспокоилась, как это бывает со скакунами,</text:p>
      <text:p text:style-name="P1">потерявшими седоков – эта, напротив, спокойно щиплет траву. Чтобы</text:p>
      <text:p text:style-name="P1">попробовать что-то выяснить, нужно свернуть с дороги и подойти к лошади (652).</text:p>
      <text:p text:style-name="P1">Если вы считаете, что не стоит терять время на такую ерунду, то просто идите</text:p>
      <text:p text:style-name="P1">дальше по тракту (58).</text:p>
      <text:p text:style-name="P1">371.</text:p>
      <text:p text:style-name="P1">Скорее всего, эти молодые люди все-таки попросту чересчур любопытны.</text:p>
      <text:p text:style-name="P1">Рассмотрев вас с ног до головы, они проезжают мимо, после чего пришпоривают</text:p>
      <text:p text:style-name="P1">лошадей и резко ускоряются. Из-под копыт разносятся клубы пыли, в которых искрываются всадники. Теперь дорога свободна, и вы можете без опаски</text:p>
      <text:p text:style-name="P1">продолжить путь – 34.</text:p>
      <text:p text:style-name="P1">372.</text:p>
      <text:p text:style-name="P1">Сразу за полями начинается роща, но это уже не тот лес, который окружал</text:p>
      <text:p text:style-name="P1">вас не так давно. Здесь нет гнетущей атмосферы и таинственности, а среди</text:p>
      <text:p text:style-name="P1">просветов всегда видно выход. Чтобы пересечь рощицу, хватает десяти минут. Вы</text:p>
      <text:p text:style-name="P1">оказываетесь на пригорке, с которого широкой полосой спускается тракт, и</text:p>
      <text:p text:style-name="P1">смотрите вниз. Впереди то, что вы и ожидали увидеть – долгожданная деревня.</text:p>
      <text:p text:style-name="P1">Это Ямы. Первый день путешествия постепенно подходит к концу. Ночь все</text:p>
      <text:p text:style-name="P1">ближе, и покидать безопасное селение будет неблагоразумно. Сверху вам хорошо</text:p>
      <text:p text:style-name="P1">видно, как по улицам ходят люди и бегают собаки. У околицы на травке</text:p>
      <text:p text:style-name="P1">расположились козы, которые скоро пойдут домой. Какой-то мальчишка на коне</text:p>
      <text:p text:style-name="P1">без седла пронесся между домами и исчез из виду. Из нескольких труб валит дым,</text:p>
      <text:p text:style-name="P1">хотя на улице еще светло. В общем, жизнь в Ямах кипит по полной, и вам остается</text:p>
      <text:p text:style-name="P1">только спуститься с пригорка и найти место для ночлега – 542.</text:p>
      <text:p text:style-name="P1">373.</text:p>
      <text:p text:style-name="P1">- Боишься? – Удивленно поднимает брови Угрим. – Ты не похож на труса.</text:p>
      <text:p text:style-name="P1">Просто не хочешь покидать теплый зал? Впрочем, мне все равно, давай поговорим</text:p>
      <text:p text:style-name="P1">здесь.</text:p>
      <text:p text:style-name="P1"><text:soft-page-break/>Он делает молниеносный знак своим спутникам, однако смысл его вам</text:p>
      <text:p text:style-name="P1">непонятен. Товарищи Угрима подвигаются поближе к вам, закрывая вас и вашего</text:p>
      <text:p text:style-name="P1">собеседника от лишних глаз.</text:p>
      <text:p text:style-name="P1">- Наверное, ты считаешь, что раз знаешь нашу тайну, то можешь что-то</text:p>
      <text:p text:style-name="P1">предпринять, - начинает Угрим. – Не обольщайся. Думаешь, ты первый, кто ищет</text:p>
      <text:p text:style-name="P1">нас? И неужели ты считаешь, что ты единственный, кому это удалось? Лучше</text:p>
      <text:p text:style-name="P1">задайся другим вопросом: скольким удалось выжить после встречи с нами.</text:p>
      <text:p text:style-name="P1">Слушая размеренную и уверенную речь предводителя фальшивомонетчиков,</text:p>
      <text:p text:style-name="P1">вы и не замечаете, что его друзья подсаживаются все ближе к вам. Дальше все</text:p>
      <text:p text:style-name="P1">происходит так быстро, что вы не успеваете ничего предпринять, настолько</text:p>
      <text:p text:style-name="P1">каждое движение головорезов отработано и отточено. Один из них берет вас за</text:p>
      <text:p text:style-name="P1">руку и обнимает за плечо, одновременно закрывая рукой рот. Сделал он это так</text:p>
      <text:p text:style-name="P1">ловко, что вы не можете ни пошевелиться, ни издать малейший звук.</text:p>
      <text:p text:style-name="P1">Одновременно с этим его друг достает из-под стола заранее приготовленный</text:p>
      <text:p text:style-name="P1">кинжал и с силой втыкает его вам в живот, пригвоздив к деревянной стене. Ни</text:p>
      <text:p text:style-name="P1">один посетитель не заметил произошедшего убийства. Фальшивомонетчики</text:p>
      <text:p text:style-name="P1">наблюдают, как вы умираете, по-прежнему зажимая ваш рот, а сами в это время</text:p>
      <text:p text:style-name="P1">ведут веселую беседу, всем своим видом показывая, что ничего не произошло.</text:p>
      <text:p text:style-name="P1">Когда вы перестаете подавать признаки жизни, они встают и быстро покидают</text:p>
      <text:p text:style-name="P1">трактир. Ваше тело, удерживаемое кинжалом, не сползает вниз, поэтомупосетители и хозяин заведения не сразу сообразят, что произошло. А когда</text:p>
      <text:p text:style-name="P1">поймут, вряд ли станут мстить за вашу смерть. Вы зря решили, что внутри этого</text:p>
      <text:p text:style-name="P1">трактира можно чувствовать себя в безопасности...</text:p>
      <text:p text:style-name="P1">374.</text:p>
      <text:p text:style-name="P1">Не решаясь приближаться к стоянке степняков, с которыми вы не хотите</text:p>
      <text:p text:style-name="P1">вступать в какие бы то ни было отношения, вы сворачиваете с дороги и обходите</text:p>
      <text:p text:style-name="P1">шатры далеко стороной. Укрыться от солнца поблизости больше негде, поэтому</text:p>
      <text:p text:style-name="P1">придется идти дальше, несмотря на палящие лучи (потеряйте 2 Жизни) - (296).</text:p>
      <text:p text:style-name="P1">375.</text:p>
      <text:p text:style-name="P1">Лес по обеим сторонам дороги меняется. Вместо вековых сосен с</text:p>
      <text:p text:style-name="P1">раскидистыми хвойными лапами все чаще попадаются голые стволы. Ноги</text:p>
      <text:p text:style-name="P1">путаются в траве, забравшейся на редко используемую дорогу. Вы с сожалением</text:p>
      <text:p text:style-name="P1">вспоминаете утоптанный Купеческий тракт. Слева от дороги появляются заросли</text:p>
      <text:p text:style-name="P1">кустов, ветки которых покрыты острыми колючками. Ничего не происходит, но</text:p>
      <text:p text:style-name="P1">сердце отчего-то начинает колотиться сильнее. Теперь вы обращаете внимание,</text:p>
      <text:p text:style-name="P1">что дышать здесь труднее, воздух словно стал более вязким. Между деревьев тут и</text:p>
      <text:p text:style-name="P1">там видны обгорелые останки деревьев и поляны с выжженной травой. Что это за</text:p>
      <text:p text:style-name="P1">странное место? Интуиция подсказывает, что что-то недоброе притаилось за</text:p>
      <text:p text:style-name="P1">деревьями, и надо уходить прочь. К счастью, пока никаких препятствий на пути</text:p>
      <text:p text:style-name="P1">не попадается, и вы быстро идете вперед. Пройдя немного, вы замечаете</text:p>
      <text:p text:style-name="P1">тоненькую тропинку, убегающую влево, прямо в чащу леса. Только очень сильное</text:p>
      <text:p text:style-name="P1">любопытство может заставить человека свернуть на нее, когда какая-то неведомая</text:p>
      <text:p text:style-name="P1">сила так и давит на сознание. Поддадитесь чувству и пойдете по тропинке (27) или</text:p>
      <text:p text:style-name="P1">прислушаетесь к внутреннему голосу и пойдете дальше по дороге (507)?</text:p>
      <text:p text:style-name="P1">376.</text:p>
      <text:p text:style-name="P1">С каким количеством денег вы согласны расстаться – две монеты (403), четыре</text:p>
      <text:p text:style-name="P1">(308) или восемь (665)? Если вам стало жалко денег для этих проходимцев или у</text:p>
      <text:p text:style-name="P1">вас их попросту нет, придется положиться на свой меч (817).</text:p>
      <text:p text:style-name="P1">377.</text:p>
      <text:p text:style-name="P1">- У меня есть новости, - говорите вы Фалалею. Его глаза жадно загораются, в</text:p>
      <text:p text:style-name="P1">них появляется надежда. Вы молча достаете нож колдуна и кладете его на стол.</text:p>
      <text:p text:style-name="P1">- Это он! Он! Теперь я спасен! – радостно восклицает он так громко, что</text:p>
      <text:p text:style-name="P1"><text:soft-page-break/>несколько голов даже поворачивается в вашу с ним сторону.- Да, да, он, - успокаивающе говорите вы. – Только не кричи. Я рад, если</text:p>
      <text:p text:style-name="P1">действительно помог тебе. Деревне не нужен получеловек-полуволк, шастающий</text:p>
      <text:p text:style-name="P1">по ночам.</text:p>
      <text:p text:style-name="P1">- Но как это тебе удалось? Впрочем, уверен, что это было нелегко. Теперь я</text:p>
      <text:p text:style-name="P1">твой должник навечно. Так, полнолуние у нас... - он что-то высчитывает на</text:p>
      <text:p text:style-name="P1">пальцах. – Да, уже через шесть дней я стану нормальным человеком, - обещает он.</text:p>
      <text:p text:style-name="P1">– Если я могу тебе чем-то помочь, можешь рассчитывать на меня.</text:p>
      <text:p text:style-name="P1">- Даже не знаю, - вы с сомнением смотрите на него. Можно ли доверять ему</text:p>
      <text:p text:style-name="P1">полностью? То, что вы выполнили его просьбу, еще ничего не значит. – Я иду</text:p>
      <text:p text:style-name="P1">очень далеко, - осторожно начинаете вы, - и мне предстоит преодолеть много</text:p>
      <text:p text:style-name="P1">трудностей.</text:p>
      <text:p text:style-name="P1">- Знаешь, я ведь нигде не был дальше Смолянки. У меня нет друзей в дальних</text:p>
      <text:p text:style-name="P1">краях, я не богат. Но кое-что у меня есть. Возьми мой меч. Это очень хорошее</text:p>
      <text:p text:style-name="P1">оружие, оно выручало меня не раз. Нет-нет, не отказывайся. Я буду рад, если</text:p>
      <text:p text:style-name="P1">смогу хоть как-то отблагодарить тебя.</text:p>
      <text:p text:style-name="P1">Вы осматриваете клинок переданного вам оружия. Он действительно неплох,</text:p>
      <text:p text:style-name="P1">работа искусная, рукоять плотно лежит в ладони, как влитая. Если вы примите</text:p>
      <text:p text:style-name="P1">подарок, этот меч прибавит 1 к Нападению и 2 к Инициативе, пока вы им</text:p>
      <text:p text:style-name="P1">пользуетесь. Если захотите его продать, в любом селении за него дадут не меньше</text:p>
      <text:p text:style-name="P1">10 монет. Свой старый клинок можете отдать Фалалею, если, конечно, вам его не</text:p>
      <text:p text:style-name="P1">жалко. Он, между тем, просит еще внимания, давая понять, что хочет сообщить</text:p>
      <text:p text:style-name="P1">что-то важное.</text:p>
      <text:p text:style-name="P1">- Человеческое оружие может быть очень хорошим, но есть заколдованные</text:p>
      <text:p text:style-name="P1">клинки, обладающие гораздо более грозной силой. Я слышал, что такие еще есть,</text:p>
      <text:p text:style-name="P1">но найти их очень трудно. Сам я ничего толком не знаю, так как иначе давно</text:p>
      <text:p text:style-name="P1">пустился бы на поиски зачарованного оружия, но наш кузнец как-то рассказывал</text:p>
      <text:p text:style-name="P1">мне что-то о волшебном мече или кинжале, которое хранится здесь, в Полесье.</text:p>
      <text:p text:style-name="P1">Тогда я принял все это за выдумку, но сейчас подумал, что ты, путешествуя по</text:p>
      <text:p text:style-name="P1">другим землям, мог бы попытать удачу и поискать себе заколдованный меч.</text:p>
      <text:p text:style-name="P1">Зайди к кузнецу и расспроси его хорошенько. Если он начнет рассказывать о том,</text:p>
      <text:p text:style-name="P1">что он ничего не знает, скажи, что ты от меня, и напомни о резном кинжале – он</text:p>
      <text:p text:style-name="P1">поймет (+25). Это все, чем я могу помочь. Извини, если этого недостаточно.</text:p>
      <text:p text:style-name="P1">Вы уверяете Фалалея, что он и так здорово помог вам. Допив свое пиво, он</text:p>
      <text:p text:style-name="P1">говорит, что сейчас хочет отдохнуть после пережитых волнений, чтобы набраться</text:p>
      <text:p text:style-name="P1">сил, и уходит домой. Теперь вернитесь на 327 и займитесь другими делами.</text:p>
      <text:p text:style-name="P1">378.</text:p>
      <text:p text:style-name="P1">Пастух соглашается с вашим планом, предупредив, что надо поторопиться,</text:p>
      <text:p text:style-name="P1">так как ему пора возвращаться к стаду. Впрочем, много времени на то, чтобы</text:p>
      <text:p text:style-name="P1">найти причину потери следа, вам с ним не понадобилось.</text:p>
      <text:p text:style-name="P1">Не успевает юноша сделать несколько шагов, как у вас перед глазами</text:p>
      <text:p text:style-name="P1">молнией проносится серая тень, метнувшаяся из-под одного из кустов, и</text:p>
      <text:p text:style-name="P1">бросается на крестьянина. Волк сумел обмануть неопытных охотников, прыжкомпреодолев расстояние от того места, где вы потеряли его след, до тех кустов, под</text:p>
      <text:p text:style-name="P1">которыми и устроил засаду. Людей он, несомненно, учуял давно, и решил</text:p>
      <text:p text:style-name="P1">расправиться с ними. Вы успеваете поразиться необычайной хитростью и</text:p>
      <text:p text:style-name="P1">смелостью этого зверя. Но нельзя терять время. Волк уже напал на вашего</text:p>
      <text:p text:style-name="P1">спутника, который беспомощно пытается отбиться от желтых зубов, готовых</text:p>
      <text:p text:style-name="P1">сомкнуться на хрупкой шее. Одним прыжком вы приближаетесь к сцепившимся в</text:p>
      <text:p text:style-name="P1">смертельной схватке человеку и зверю. Волк понял, что главную опасность для</text:p>
      <text:p text:style-name="P1">него представляете именно вы, но что-либо предпринять уже не успевает. Одним</text:p>
      <text:p text:style-name="P1">взмахом меча вы оставляете глубокую рану на теле хищника, отчего его</text:p>
      <text:p text:style-name="P1"><text:soft-page-break/>отбрасывает в сторону, а пастух, тяжело дыша, отползает в другую. Волк</text:p>
      <text:p text:style-name="P1">попытался собраться с силами для нового выпада, уже в вашу сторону, но</text:p>
      <text:p text:style-name="P1">следующий удар мечом навсегда пригвоздил его к земле. Опасность миновала и</text:p>
      <text:p text:style-name="P1">можно перевести дух. Вы с интересом осматриваете тело поверженного хищника.</text:p>
      <text:p text:style-name="P1">Это необычайно большой матерый зверь, покрытый густым темно-серым мехом.</text:p>
      <text:p text:style-name="P1">Мощная развитая мускулатура и крупные клыки обеспечивали его превосходство</text:p>
      <text:p text:style-name="P1">над сородичами и позволяли совершать дерзкие вылазки. Но теперь он не</text:p>
      <text:p text:style-name="P1">причинит никому вреда.</text:p>
      <text:p text:style-name="P1">Пастух еще не пришел в себя после борьбы, и у него нет сил даже на то,</text:p>
      <text:p text:style-name="P1">чтобы поблагодарить вас. Вы помогаете ему подняться с земли и отряхнуться. Он</text:p>
      <text:p text:style-name="P1">опирается на ваше плечо и с трудом идет рядом, показывая дорогу рукой,</text:p>
      <text:p text:style-name="P1">испачканной в земле. К счастью, он по-прежнему прекрасно ориентируется в лесу</text:p>
      <text:p text:style-name="P1">и без труда находит обратный путь - (676).</text:p>
      <text:p text:style-name="P1">379.</text:p>
      <text:p text:style-name="P1">- Ты знаешь, - равнодушно произносите вы, когда Ратмир, наконец, делает</text:p>
      <text:p text:style-name="P1">небольшую паузу, - сегодня я нашел, а вернее – поймал, интересную вещь.</text:p>
      <text:p text:style-name="P1">Взгляни.</text:p>
      <text:p text:style-name="P1">Вы достаете венок, цветы на котором уже почти потеряли свой прекрасный</text:p>
      <text:p text:style-name="P1">вид. Увидев вашу находку, Ратмир на несколько секунд потерял дар речи.</text:p>
      <text:p text:style-name="P1">- Отдай его мне, - взволнованно произносит он. – Тебе он все равно не нужен.</text:p>
      <text:p text:style-name="P1">Вы несколько удивлены его легким возбуждением.</text:p>
      <text:p text:style-name="P1">- Почему же не нужен? Зачем я тогда полез за ним в воду? И на что он тебе?</text:p>
      <text:p text:style-name="P1">- Дело в том... - Собеседник на мгновение запинается. – В это трудно</text:p>
      <text:p text:style-name="P1">поверить, но я знаю, кому он принадлежит.</text:p>
      <text:p text:style-name="P1">- Ах, вот оно что! – Усмехаетесь вы. – И ты хочешь, чтобы я помог тебе разбить</text:p>
      <text:p text:style-name="P1">очередное сердечко? Да ладно, - вы хлопаете его по плечу, - это твое дело. Вот</text:p>
      <text:p text:style-name="P1">только почему я буду расставаться со столь чудной вещицей, не получив за это</text:p>
      <text:p text:style-name="P1">ничего?</text:p>
      <text:p text:style-name="P1">- Нет-нет, я готов отблагодарить тебя не только словами. У меня есть кое-что,</text:p>
      <text:p text:style-name="P1">что понравится тебе больше, чем деньги. Я открою тебе небольшой секрет. – Он</text:p>
      <text:p text:style-name="P1">достает из мешочка пузырек с прозрачной жидкостью и наклоняется поближе,</text:p>
      <text:p text:style-name="P1">снизив голос до полушепота. – Это прекрасное приворотное зелье. Если</text:p>
      <text:p text:style-name="P1">незаметно добавишь его в пищу любой девушке, ты станешь предметом ееобожания. – Он вновь откидывается назад и самодовольно отпивает пиво из</text:p>
      <text:p text:style-name="P1">кувшина. – Не думай, что это мое единственное средство. На самом деле я редко</text:p>
      <text:p text:style-name="P1">прибегаю к нему. Я готов отдать тебе весь этот пузырек в обмен на венок. Если мое</text:p>
      <text:p text:style-name="P1">предложение тебе не по вкусу, а я не советую тебе сразу от него отказываться, я</text:p>
      <text:p text:style-name="P1">куплю у тебя венок за 2 монеты. Больше я за него не заплачу, можешь не</text:p>
      <text:p text:style-name="P1">торговаться: если он тебе очень дорог, оставь его себе. Впрочем, сверху я готов</text:p>
      <text:p text:style-name="P1">прибавить один секрет, который тебе будет полезно знать.</text:p>
      <text:p text:style-name="P1">Ратмир смотрит прямо на вас, ожидая ответа. Можете согласиться на обмен и</text:p>
      <text:p text:style-name="P1">взять его подозрительное приворотное зелье (+155) или деньги, а также узнать его</text:p>
      <text:p text:style-name="P1">секрет (заинтриговал, леший его возьми!) (437) или отказаться и распрощаться с</text:p>
      <text:p text:style-name="P1">Ратмиром, так как вечер еще не закончился, и можно еще побродить по городу -</text:p>
      <text:p text:style-name="P1">(86).</text:p>
      <text:p text:style-name="P1">380.</text:p>
      <text:p text:style-name="P1">Тропинка кажется вполне безопасной, и вы сворачиваете на нее. К тому же</text:p>
      <text:p text:style-name="P1">она ведет в восточном направлении, а значит, должна вновь вывести на дорогу до</text:p>
      <text:p text:style-name="P1">Рудногорска, с которой вы свернули. Лес здесь глухой, встретить кого-нибудь вряд</text:p>
      <text:p text:style-name="P1">ли удастся. Под ногами часто попадаются с треском ломающиеся сухие ветки и</text:p>
      <text:p text:style-name="P1">шишки. Тень от деревьев надежно защищает от палящих лучей, превращая</text:p>
      <text:p text:style-name="P1">трудное путешествие в прогулку. Но все-таки идти по дороге легче и комфортнее,</text:p>
      <text:p text:style-name="P1"><text:soft-page-break/>и вы стараетесь поскорее выбраться из этой глухомани. Раздающиеся время от</text:p>
      <text:p text:style-name="P1">времени шорохи в лесу – дело обыденное, и вы не придаете им значения,</text:p>
      <text:p text:style-name="P1">безмятежно шагая вперед. Однако на этот раз не случайный зверь или птица</text:p>
      <text:p text:style-name="P1">пронеслись в чаще. Резкий тонкий свист раздается в воздухе, и не успеваете вы</text:p>
      <text:p text:style-name="P1">что-либо сделать или даже подумать, как острая длинная стрела впивается в кожу</text:p>
      <text:p text:style-name="P1">и насквозь пробивает горло. Дыхание мгновенно затрудняется, а через несколько</text:p>
      <text:p text:style-name="P1">секунд вы уже бессильно хватаете ртом воздух, не в состоянии сделать даже</text:p>
      <text:p text:style-name="P1">маленький глоток кислорода. Невидимый стрелок оказался настолько метким, что</text:p>
      <text:p text:style-name="P1">одним выстрелом решил вашу судьбу, даже не выходя из засады. Ваши мучения</text:p>
      <text:p text:style-name="P1">хоть и ужасны, но недолги. Через несколько минут вы уже лежите на земле без</text:p>
      <text:p text:style-name="P1">признаков жизни. Тогда из засады показывается ваш убийца: узкоглазый</text:p>
      <text:p text:style-name="P1">проворный степняк. Лазутчик хорошо знает свое дело и разит всех, кто сможет</text:p>
      <text:p text:style-name="P1">держать оружие в случае войны. Теперь он идет к бездыханному телу, чтобы как</text:p>
      <text:p text:style-name="P1">следует обыскать его...</text:p>
      <text:p text:style-name="P1">381.</text:p>
      <text:p text:style-name="P1">Неожиданно возникшее чувство подсказывает вам, что пришло время достать</text:p>
      <text:p text:style-name="P1">свиток духов. Повинуясь этому ощущению, вы вынимаете чехол и разворачиваете</text:p>
      <text:p text:style-name="P1">пергамент. На ваших глазах непонятный ранее текст складывается в осмысленные</text:p>
      <text:p text:style-name="P1">слова, и вы можете прочесть заклинание. Ученик Дриза, заподозрив неладное,</text:p>
      <text:p text:style-name="P1">бросается на вас с мечом наперевес, но он уже не успеет ничего изменить. Выпроизносите заветные слова, и пещера сотрясается от мощи использованного</text:p>
      <text:p text:style-name="P1">вами заклинания. Текст исчезает, и у вас в руках остается пустой пергамент, а ваш</text:p>
      <text:p text:style-name="P1">враг с глухим стоном падает на каменный пол. Приблизившись, вы видите, что</text:p>
      <text:p text:style-name="P1">ученик Дриза мертв – 901.</text:p>
      <text:p text:style-name="P1">382.</text:p>
      <text:p text:style-name="P1">Бросьте 1 кубик. Если выпадет 5 или 6 - (886), если 1, 2, 3 или 4 – 116. Если вы</text:p>
      <text:p text:style-name="P1">владеете навыком Мощный выпад – 886.</text:p>
      <text:p text:style-name="P1">383.</text:p>
      <text:p text:style-name="P1">Вода прохладная и приятная на вкус. От волнения во рту у вас пересохло, и</text:p>
      <text:p text:style-name="P1">вы с удовольствием делаете несколько больших глотков. Освежившись, вернитесь</text:p>
      <text:p text:style-name="P1">на 846 и начните состязание.</text:p>
      <text:p text:style-name="P1">384.</text:p>
      <text:p text:style-name="P1">Решив еще больше углубиться в лес, вы сворачиваете вправо. Тропка явно не</text:p>
      <text:p text:style-name="P1">собирает заканчиваться и куда-то ведет. В плотном окружении деревьев дышать</text:p>
      <text:p text:style-name="P1">почему-то становится труднее, словно молчаливые гиганты-сосны задерживают</text:p>
      <text:p text:style-name="P1">воздух. Прислушавшись к своим ощущениям, вы замечаете, что труднее не только</text:p>
      <text:p text:style-name="P1">дышать, но и идти. Что же происходит вокруг? Пытаетесь пройти немного назад,</text:p>
      <text:p text:style-name="P1">но это не приносит облегчения. Через десяток шагов вы уже еле шевелите руками</text:p>
      <text:p text:style-name="P1">и ногами, словно оказались в воде. Два-три шага – и идти становится невмоготу. С</text:p>
      <text:p text:style-name="P1">ужасом вы замечаете, что ноги становятся все длиннее, вы перестаете ощущать их,</text:p>
      <text:p text:style-name="P1">а они тем временем врастают в землю. В разные стороны из туловища вырастают</text:p>
      <text:p text:style-name="P1">ветки, из-под кожи пробивается хвоя. Неведомая сила вытягивает ваше тело и</text:p>
      <text:p text:style-name="P1">покрывает его корой. С волос начинает капать смола, которая застилает глаза и</text:p>
      <text:p text:style-name="P1">заливает все лицо. Никакой боли вы не чувствуете, все происходит словно во сне.</text:p>
      <text:p text:style-name="P1">Вы не умираете, а превращаетесь в высокую могучую сосну. После этого одна из</text:p>
      <text:p text:style-name="P1">шишек, лежащая на тропинке, быстро увеличивается в размерах и меняет форму,</text:p>
      <text:p text:style-name="P1">пока не превращается в настоящего хозяина этих мест – безобразного лешего. Он</text:p>
      <text:p text:style-name="P1">любовно поглаживает ствол нового жителя леса и своего слуги...</text:p>
      <text:p text:style-name="P1">385.</text:p>
      <text:p text:style-name="P1">Через некоторое время вы замечаете, что скорость движения всадников</text:p>
      <text:p text:style-name="P1">замедлилась. Вы уже можете рассмотреть их как следует: это обыкновенные</text:p>
      <text:p text:style-name="P1">степняки-воины, вооруженные грубоватыми саблями и короткими луками –</text:p>
      <text:p text:style-name="P1"><text:soft-page-break/>именно из таких в основном и состоит войско кочевников. Любой степняк,</text:p>
      <text:p text:style-name="P1">конечно, превосходно умеет управлять лошадью, но это не еще не делает из негоидеального бойца: рядовые воины все-таки набираются из обычных мирных</text:p>
      <text:p text:style-name="P1">семей, где никто не учит их ратному делу, а специальное обучение они проходят</text:p>
      <text:p text:style-name="P1">уже в армии. Поэтому вы идете вперед, нисколько не опасаясь скачущих</text:p>
      <text:p text:style-name="P1">навстречу всадников, одетых в простую одежду, покрытую пылью. Тем более вы</text:p>
      <text:p text:style-name="P1">замечаете, что это совсем молодые южане – наверное, новобранцы. Они тоже</text:p>
      <text:p text:style-name="P1">замечают вас и внимательно всматриваются в ваше лицо, бросая осторожные</text:p>
      <text:p text:style-name="P1">взгляды и на меч, висящий на поясе. Вы видите, что они о чем-то</text:p>
      <text:p text:style-name="P1">переговариваются между собой, но расстояние до них еще достаточно большое, и</text:p>
      <text:p text:style-name="P1">вы не слышите, о чем они говорят. Подъезжая к вам, кочевники все больше</text:p>
      <text:p text:style-name="P1">сбрасывают скорость, но не останавливаются. Вы догадываетесь, что они не</text:p>
      <text:p text:style-name="P1">решились остановить вас, но их гложет любопытство, что и заставило придержать</text:p>
      <text:p text:style-name="P1">коней, чтобы рассмотреть вас лучше. Что ж, косые взгляды еще никому не</text:p>
      <text:p text:style-name="P1">причиняли вреда. С другой стороны причина повышенного внимания может быть</text:p>
      <text:p text:style-name="P1">более глубокая – например, запомнить ваши приметы, чтобы доложить первому</text:p>
      <text:p text:style-name="P1">же встреченному патрулю. В конце концов, эти любопытные взоры могут быть</text:p>
      <text:p text:style-name="P1">вам просто неприятны. Не станете, в свою очередь, обращать внимания на</text:p>
      <text:p text:style-name="P1">всадников и пройдете мимо (371) или вызовите их на бой (123)?</text:p>
      <text:p text:style-name="P1">386.</text:p>
      <text:p text:style-name="P1">Вы встаете посреди дороги таким образом, чтобы не дать проехать</text:p>
      <text:p text:style-name="P1">незнакомцу мимо вас. Всадник скачет очень быстро и скоро приближается к вам.</text:p>
      <text:p text:style-name="P1">Вы видите, что на коне сидит низкорослый степняк в коротком плаще с</text:p>
      <text:p text:style-name="P1">опущенным капюшоном. На боку у него болтается сабля, лука или другого</text:p>
      <text:p text:style-name="P1">оружия вы у него не замечаете. Кочевник, похоже, не собирается останавливаться</text:p>
      <text:p text:style-name="P1">и может сбить вас с ног, и это вынуждает вас слегка вынуть из ножен свой меч,</text:p>
      <text:p text:style-name="P1">давая понять, что вы готовы пойти на крайние меры. Заметив это, всадник все-</text:p>
      <text:p text:style-name="P1">таки придерживает лошадь и останавливается. Он сердито оглядывает вас с ног до</text:p>
      <text:p text:style-name="P1">головы, после чего повелительным голосом требует:</text:p>
      <text:p text:style-name="P1">- Немедленно сойди с дороги! Я слуга хана, и твое поведение, русич, может</text:p>
      <text:p text:style-name="P1">дорого тебе обойтись!</text:p>
      <text:p text:style-name="P1">Его слова мало пугают вас: вы трезво оцениваете свои силы и делаете вывод,</text:p>
      <text:p text:style-name="P1">что легко справитесь с этим грубияном. С другой стороны неясно, насколько</text:p>
      <text:p text:style-name="P1">реальны его угрозы. Что вы сделаете: отойдете в сторону и оставите степняка,</text:p>
      <text:p text:style-name="P1">который, видимо, очень торопится, в покое (589) или нападете на него:</text:p>
      <text:p text:style-name="P1">разговаривать с вами он ни о чем не будет (412)?</text:p>
      <text:p text:style-name="P1">387.</text:p>
      <text:p text:style-name="P1">Вы сворачиваете на тропинку и направляетесь в юго-западном направлении.</text:p>
      <text:p text:style-name="P1">Судя по всему, этот путь действительно используется для того, чтобы быстрее</text:p>
      <text:p text:style-name="P1">добраться до границы, скорее всего – до Каменки. Болота остаются в стороне, атропинка и не думает пропадать и уменьшаться, поэтому вы уверенно и быстро</text:p>
      <text:p text:style-name="P1">продвигаетесь вперед.</text:p>
      <text:p text:style-name="P1">Через час ходьбы вы замечаете, что вы не единственный, кто решил</text:p>
      <text:p text:style-name="P1">воспользоваться короткой дорогой. Навстречу неторопливой походкой идет</text:p>
      <text:p text:style-name="P1">высокий старик. В руках у него длинный посох, однако вам не совсем понятно,</text:p>
      <text:p text:style-name="P1">зачем он нужен – походка путника достаточно твердая, а как оружие эта палка</text:p>
      <text:p text:style-name="P1">бесполезна. Когда старик подходит ближе, вы можете рассмотреть его лучше.</text:p>
      <text:p text:style-name="P1">Длинные волосы и борода у него полностью седые и оттого кажутся сделанными</text:p>
      <text:p text:style-name="P1">из серебра. Осанка прямая, сухие руки крепко сжимают посох, конец которого</text:p>
      <text:p text:style-name="P1">почему-то обожжен, взор прямой и уверенный. Старик не выглядит немощным и</text:p>
      <text:p text:style-name="P1">от этого трудно определить, сколько же ему лет на самом деле – если бы не седые</text:p>
      <text:p text:style-name="P1">волосы и морщинистая кожа, он выглядел бы очень молодо. Больше всего вас</text:p>
      <text:p text:style-name="P1"><text:soft-page-break/>поражают его глаза. Они жестко смотрят на вас, и у вас возникает впечатление,</text:p>
      <text:p text:style-name="P1">что вам в грудь вонзилось два кинжала, настолько пронзителен этот взгляд.</text:p>
      <text:p text:style-name="P1">Несколько раз вам даже показалось, что где-то в глубине глаз старика несколько</text:p>
      <text:p text:style-name="P1">раз мелькнули молнии. Но это, конечно, лишь игра вашего воображения.</text:p>
      <text:p text:style-name="P1">Старик, приблизившись, неожиданно останавливается, преградив путь, и</text:p>
      <text:p text:style-name="P1">делает повелительный жест рукой, требуя внимания.</text:p>
      <text:p text:style-name="P1">Странное оцепенение охватывает ваше тело. Это непохоже на колдовство, но</text:p>
      <text:p text:style-name="P1">что-то заставляет вас подчиниться этому человеку и остановиться. В голову даже</text:p>
      <text:p text:style-name="P1">не приходит мысль напасть на старика или что-то говорить ему. Вы обращаетесь в</text:p>
      <text:p text:style-name="P1">слух. Вы не чувствуете никакого беспокойства, и непонятно убеждение, что вам</text:p>
      <text:p text:style-name="P1">нечего опасаться, не покидает вас.</text:p>
      <text:p text:style-name="P1">- Я рад, что встретил тебя, - старик говорит так, будто знаком с вами много</text:p>
      <text:p text:style-name="P1">лет. Его голос необычайно силен и глубок и пробирает вас насквозь. – Иди вперед,</text:p>
      <text:p text:style-name="P1">не останавливаясь. Ты сам не знаешь, насколько важна твоя миссия. Скоро ты</text:p>
      <text:p text:style-name="P1">поймешь, что ты должен сделать. Не сомневайся в своих решениях.</text:p>
      <text:p text:style-name="P1">Старик говорит так уверенно, что у вас возникает впечатление, что он</text:p>
      <text:p text:style-name="P1">действительно очень хорошо знает вас и осведомлен о вашей тайной цели. Или он</text:p>
      <text:p text:style-name="P1">всего лишь обладает необычайной силой убеждения?</text:p>
      <text:p text:style-name="P1">Странное оцепенение отступает. Теперь вы можете что-нибудь предпринять.</text:p>
      <text:p text:style-name="P1">Нападать на беззащитного старика недостойно, поэтому остановитесь на одном из</text:p>
      <text:p text:style-name="P1">других решений – попробовать расспросить странника, что они имел в виду (447),</text:p>
      <text:p text:style-name="P1">или лучше обойти его стороной: вдруг он сумасшедший (598)?</text:p>
      <text:p text:style-name="P1">388.</text:p>
      <text:p text:style-name="P1">Мельница находится рядом с деревней, а ее хозяин как раз прогуливается по</text:p>
      <text:p text:style-name="P1">берегу, о чем-то размышляя. Вы подходите к бородатому мельнику и</text:p>
      <text:p text:style-name="P1">интересуетесь, не нужна ли ему ваша помощь. Тот удивленно смотрит на вас,</text:p>
      <text:p text:style-name="P1">словно не понимая, о чем вы говорите, а затем хмуро отвечает, что у него нет</text:p>
      <text:p text:style-name="P1">никаких проблем и ничья помощь ему не нужна. Уговаривать его бессмысленно,</text:p>
      <text:p text:style-name="P1">поэтому, лучшее, что вы можете сделать – оставить его в покое. Теперь можете</text:p>
      <text:p text:style-name="P1">заглянуть в местную лавку (541) или покинуть деревню (650).389.</text:p>
      <text:p text:style-name="P1">Старик разочарован тем, что вы отказываетесь от его помощи, это легко</text:p>
      <text:p text:style-name="P1">понять по его виду, но вы непреклонны и еще раз просите прощения за то, что не</text:p>
      <text:p text:style-name="P1">можете у него задержаться. Затем, не мешкая, выходите на улицу и направляетесь</text:p>
      <text:p text:style-name="P1">к краю поляны, противоположному тому, с которого вы пришли. Старик выходит</text:p>
      <text:p text:style-name="P1">на крыльцо и внимательно следит за вами до тех пор, пока вы не подходите</text:p>
      <text:p text:style-name="P1">вплотную к стене деревьев. Если он не ошибся и деревня действительно близко, вы</text:p>
      <text:p text:style-name="P1">должны скоро ее достичь – 787.</text:p>
      <text:p text:style-name="P1">390.</text:p>
      <text:p text:style-name="P1">Любопытство уже сыграло с вами злую шутку один раз, и повторения вы не</text:p>
      <text:p text:style-name="P1">хотите, поэтому идете в сторону от неизвестного белого цвета, который скоро</text:p>
      <text:p text:style-name="P1">исчезает среди деревьев. Выйти из заколдованного места все никак не удается, но</text:p>
      <text:p text:style-name="P1">вы продолжаете упрямо идти вперед. Несколько раз вы запинаетесь и даже</text:p>
      <text:p text:style-name="P1">падаете, а один раз чуть не проваливаетесь в глубокий овраг. Стволы деревьев</text:p>
      <text:p text:style-name="P1">зловеще скрипят и о чем-то шепчутся, заставляя сердце тревожно биться, но вы не</text:p>
      <text:p text:style-name="P1">даете волю страху. Несколько раз, вы готовы в этом поклясться, между деревьями</text:p>
      <text:p text:style-name="P1">справа и слева проносятся маленькие мохнатые существа, незримо</text:p>
      <text:p text:style-name="P1">сопровождающие вам, но заметить их можно только боковым зрением: они сразу</text:p>
      <text:p text:style-name="P1">исчезают, как только вы поворачиваете голову в их сторону. В ушах то и дело</text:p>
      <text:p text:style-name="P1">мерещится чье-то шушуканье и хихиканье. Неожиданно земля начинает уходить</text:p>
      <text:p text:style-name="P1">из-под ног, у вас появляется чувство падения в пропасть, глаза на несколько</text:p>
      <text:p text:style-name="P1">мгновений застилает яркий свет. Когда новое наваждение проходит, вы замечаете,</text:p>
      <text:p text:style-name="P1">что оказались в другом месте. Деревья все также раскачиваются вокруг, солнце с</text:p>
      <text:p text:style-name="P1"><text:soft-page-break/>трудом пробивается в это царство полумрака. Однако странные звуки и</text:p>
      <text:p text:style-name="P1">ощущения исчезли. Оглянувшись, вы замечаете, что впереди деревья растут реже,</text:p>
      <text:p text:style-name="P1">и, пройдя несколько шагов, оказываетесь на тропинке. Слава богу, духи леса</text:p>
      <text:p text:style-name="P1">сжалились над вами и отпустили живым, лишь изрядно позабавившись над</text:p>
      <text:p text:style-name="P1">незадачливым путником. Но что-то неуловимое беспокоит вас... Как следует</text:p>
      <text:p text:style-name="P1">осмотрев снаряжение, вы понимаете, что именно: духи отпустили вас не</text:p>
      <text:p text:style-name="P1">бесплатно, облегчив ваш кошелек на 5 монет (если у вас не было таких денег, то</text:p>
      <text:p text:style-name="P1">мешочек для денег опустеет совсем). Хотя зачем лесным существам деньги?</text:p>
      <text:p text:style-name="P1">Скорее всего, это часть их злой шутки... - (727).</text:p>
      <text:p text:style-name="P1">391.</text:p>
      <text:p text:style-name="P1">Вы ощущаете, что ваш правый бок согревает необычное тепло. Взглянув туда,</text:p>
      <text:p text:style-name="P1">вы видите, что волшебный кинжал, перекованный кузнецом Каменки, излучает</text:p>
      <text:p text:style-name="P1">мягкий свет, и, повинуясь интуиции, вы достаете это зачарованное оружие из</text:p>
      <text:p text:style-name="P1">ножен. Ученик Дриза останавливается и заворожено смотрит на кинжал, непонимая, что вы хотите сделать. Вы и сами не знаете это, но чудесному оружию и</text:p>
      <text:p text:style-name="P1">не нужно особого повеления. Кинжал светится все сильнее и сильнее, ослепляя</text:p>
      <text:p text:style-name="P1">вашего врага. Когда волшебный свет достигает максимальной силы, с клинка</text:p>
      <text:p text:style-name="P1">срывается яркая молния и поражает злого колдуна, который издает истошный</text:p>
      <text:p text:style-name="P1">крик, донесшийся до самых дальних уголков пещеры и повторенный эхом.</text:p>
      <text:p text:style-name="P1">Обугленный труп падает на землю, а кинжал мгновенно погасает и вновь</text:p>
      <text:p text:style-name="P1">выглядит как обычное оружие. Трудно представить, кто изготовил этот клинок и</text:p>
      <text:p text:style-name="P1">каково его истинное предназначение, но вам он очень помог в трудную минуту.</text:p>
      <text:p text:style-name="P1">Теперь вам ничто не угрожает, и можно спрятать кинжал обратно в ножны – 901.</text:p>
      <text:p text:style-name="P1">392.</text:p>
      <text:p text:style-name="P1">Толстый степняк некоторое время смотрит на вас, как на какое-то странное и</text:p>
      <text:p text:style-name="P1">необычное существо, после чего вздыхает и негромко произносит, обращаясь то</text:p>
      <text:p text:style-name="P1">ли к своим спутникам, то ли к самому себе:</text:p>
      <text:p text:style-name="P1">- Кажется, эти русичи никогда не научатся вежливости. Вот еще один тому</text:p>
      <text:p text:style-name="P1">пример. Едем дальше, нечего терять время на ерунду!</text:p>
      <text:p text:style-name="P1">Слова этого заплывшего жиром мешка звучат обидно, но вы не успеваете ни</text:p>
      <text:p text:style-name="P1">ответить, ни сделать что-нибудь, как все трое всадников срываются с места и</text:p>
      <text:p text:style-name="P1">уносятся прочь. Некоторое время вы откашливаетесь и протираете заслезившиеся</text:p>
      <text:p text:style-name="P1">от поднятой пыли глаза, а когда приходите в норму, то видите вдали лишь три</text:p>
      <text:p text:style-name="P1">удаляющиеся маленькие фигуры. Подумав, вы решаете, что поводов</text:p>
      <text:p text:style-name="P1">расстраиваться нет: этот человек все равно рано или поздно поплатится за свою</text:p>
      <text:p text:style-name="P1">надменность. Лучше собраться с силами и идти дальше – 190.</text:p>
      <text:p text:style-name="P1">393.</text:p>
      <text:p text:style-name="P1">Надеясь, что ничем в свое время не прогневили какого-нибудь злопамятного</text:p>
      <text:p text:style-name="P1">озерного духа, вы спускаетесь к воде. На берегу тихо, с озера дует приятный</text:p>
      <text:p text:style-name="P1">свежий ветерок. Вы осматриваете траву, где заприметили свет, и скоро находите</text:p>
      <text:p text:style-name="P1">его источник. Это какой-то предмет, похожий на камень. Он довольно большой, и</text:p>
      <text:p text:style-name="P1">вы можете удержать его только двумя руками. На ощупь он твердый, но приятно</text:p>
      <text:p text:style-name="P1">теплый, словно наполнен солнечной энергией. Камень почти прозрачен, но, тем</text:p>
      <text:p text:style-name="P1">не менее, отливает всеми цветами радуги, зачаровывая взгляд. Это любопытно, но</text:p>
      <text:p text:style-name="P1">внутри камня есть несколько застывших мелких мушек, словно замороженных в</text:p>
      <text:p text:style-name="P1">ледяной глыбе. Немного поразмыслив, вы догадываетесь, что за предмет нашли.</text:p>
      <text:p text:style-name="P1">Это янтарь – чудесная смола, из которой изготавливают не только красивые</text:p>
      <text:p text:style-name="P1">украшения, но и сильные снадобья. Вы не раз видали изделия из янтаря в тереме</text:p>
      <text:p text:style-name="P1">князя. Но они были привезены из Айзарии, с берега моря, и вы никогда не</text:p>
      <text:p text:style-name="P1">слышали о янтаре, найденном в Полесье. Как же он оказался в этом месте? Это</text:p>
      <text:p text:style-name="P1">навсегда останется загадкой. Таинственное происхождение янтаря не мешает</text:p>
      <text:p text:style-name="P1">забрать его с собой – тогда он займет 1 место в мешке (+125). Теперь</text:p>
      <text:p text:style-name="P1"><text:soft-page-break/>возвращайтесь на тропу – 451.394.</text:p>
      <text:p text:style-name="P1">Чувствуя, что начинаете тонуть, вы делаете резкий рывок. В это время ваш</text:p>
      <text:p text:style-name="P1">вещмешок переворачивается, и из него вываливается камень с отверстием,</text:p>
      <text:p text:style-name="P1">который вы когда-то забрали у поверженного врага. Вы успеваете его подхватить,</text:p>
      <text:p text:style-name="P1">слабо понимая, зачем это делаете, ведь вы вот-вот уйдете под воду, и никакие</text:p>
      <text:p text:style-name="P1">амулеты вам уже не пригодятся. Вдруг вы с радостью ощущаете, что нога</text:p>
      <text:p text:style-name="P1">нащупала твердое дно. Еще не веря в невероятную удачу, вы делаете по твердой</text:p>
      <text:p text:style-name="P1">поверхности несколько шагов и выбираетесь обратно на остров, который оказался</text:p>
      <text:p text:style-name="P1">совсем близко. Тяжело дыша, вы без сил падаете на землю, еще не придя до конца</text:p>
      <text:p text:style-name="P1">в себя. Резкий шорох заставляет вас вскочить на ноги. Оглянувшись на шум, вы</text:p>
      <text:p text:style-name="P1">замираете. На остров с другой стороны выбирается странное существо, вид</text:p>
      <text:p text:style-name="P1">которого вызывает у вас отвращение. Внешне оно похоже на женщину очень</text:p>
      <text:p text:style-name="P1">маленького роста, однако вместо волос у него водоросли, кожа зеленая и покрыта</text:p>
      <text:p text:style-name="P1">ужасными бородавками, тонкие руки с крючковатыми пальцами почти касаются</text:p>
      <text:p text:style-name="P1">земли. Вы догадываетесь, что это кикимора, хозяйка болот. Она подбирается к вам</text:p>
      <text:p text:style-name="P1">и останавливается. Кажется, ей что-то нужно, и вы не спешите предпринимать</text:p>
      <text:p text:style-name="P1">каких-либо действий.</text:p>
      <text:p text:style-name="P1">- У тебя есть кое-что, что нужно мне, - хриплым голосом, похожим на</text:p>
      <text:p text:style-name="P1">карканье, произносит она.- Отдай мне то, что находится в твоей руке.</text:p>
      <text:p text:style-name="P1">Вы бросаете взгляд на кулак, в котором до сих пор зажат «Куриный бог». Так</text:p>
      <text:p text:style-name="P1">вот что нужно кикиморе. Неужели только из-за этой мелочи она решила</text:p>
      <text:p text:style-name="P1">сохранить вам жизнь? Впрочем, про сохранение жизни она пока ничего не</text:p>
      <text:p text:style-name="P1">говорила.</text:p>
      <text:p text:style-name="P1">Отдадите кикиморе столь желанный ею амулет (839) или не станете этого</text:p>
      <text:p text:style-name="P1">делать (898)?</text:p>
      <text:p text:style-name="P1">395.</text:p>
      <text:p text:style-name="P1">Игроки – двое горожан, мало отличающихся от обычных ремесленников. А</text:p>
      <text:p text:style-name="P1">может, это и есть ремесленники, развлекающие себя по вечерам таким образом?</text:p>
      <text:p text:style-name="P1">Как бы то ни было, они рады с азартом провести время. Один из игроков</text:p>
      <text:p text:style-name="P1">спрашивает, во что вы будете играть – в кости (453) или палочки (734)? Игра в</text:p>
      <text:p text:style-name="P1">кости – это поочередное бросание кубиков, где побеждает более удачливый игрок.</text:p>
      <text:p text:style-name="P1">Правила игры в палочки просты, но она требует определенной смекалки: на столе</text:p>
      <text:p text:style-name="P1">лежит несколько палочек, и игроки поочередно берут несколько из них, но не</text:p>
      <text:p text:style-name="P1">больше заранее оговоренного числа. Тот, кто взял последнюю палочку,</text:p>
      <text:p text:style-name="P1">выигрывает. Ставка в обеих играх – пять монет. Если вы уверены в своих силах –</text:p>
      <text:p text:style-name="P1">играйте, если не хотите понапрасну рисковать деньгами, откажитесь от игры и</text:p>
      <text:p text:style-name="P1">идите к выходу – 443.</text:p>
      <text:p text:style-name="P1">396.Теперь, когда все дела в Великогорске завершены, нужно немедленно</text:p>
      <text:p text:style-name="P1">отправляться в дорогу. Кстати, при выходе с торговых рядов вас ожидает</text:p>
      <text:p text:style-name="P1">приятный сюрприз: на земле лежит слегка потертая, но вполне пригодная монета,</text:p>
      <text:p text:style-name="P1">оброненная каким-то недотепой, которую вы можете с чистой совестью забрать</text:p>
      <text:p text:style-name="P1">себе.</text:p>
      <text:p text:style-name="P1">В своей палатке вы еще раз проверяете снаряжение и убеждаетесь, что все в</text:p>
      <text:p text:style-name="P1">порядке: меч наточен, в мешке все сложено самым удобным способом, деньги в</text:p>
      <text:p text:style-name="P1">кошельке. Последний раз перед дорогой присаживаетесь на походную койку и,</text:p>
      <text:p text:style-name="P1">собравшись с мыслями, выходите на улицу. Утро еще только начало вступать в</text:p>
      <text:p text:style-name="P1">свой права, поэтому воздух приятно свеж, это особенно хорошо ощущается после</text:p>
      <text:p text:style-name="P1">душной ночи. Неплохо было бы добраться до Хвойного до полудня, чтобы не</text:p>
      <text:p text:style-name="P1">скакать в пыли под палящим солнцем. В конюшне вас уже ждет оседланный</text:p>
      <text:p text:style-name="P1">Василек, почуявший, что предстоит неблизкий путь. Он узнает вас и издает</text:p>
      <text:p text:style-name="P1">радостное ржание. Вскочив в седло, вы машете конюху на прощание и пускаете</text:p>
      <text:p text:style-name="P1">лошадь рысью. На улицах практически никого нет, поэтому вы быстро доезжаете</text:p>
      <text:p text:style-name="P1"><text:soft-page-break/>до ворот, приветственно киваете знакомым стражникам и выезжаете за ворота на</text:p>
      <text:p text:style-name="P1">Купеческий тракт – главный торговый путь, тянущийся из Полесья до самой</text:p>
      <text:p text:style-name="P1">Айзарии. Оказавшись за стенами города, вы невольно осознаете, что Великогорск</text:p>
      <text:p text:style-name="P1">словно стал вашей второй родиной, хотя приехали вы издалека. Но уже столько</text:p>
      <text:p text:style-name="P1">связано с этими знакомыми улицами... Отбросив вдруг взявшиеся ниоткуда</text:p>
      <text:p text:style-name="P1">мысли, вы ускоряете ход лошади, и стены Великогорска остаются позади,</text:p>
      <text:p text:style-name="P1">постепенно становясь все меньше и меньше, пока совсем не исчезают из вида. Вы</text:p>
      <text:p text:style-name="P1">проезжаете мимо крестьянских хозяйств, которые по меркам Полесья считаются</text:p>
      <text:p text:style-name="P1">одними из самых богатых. Крестьяне давно вышли на работу и занялись своими</text:p>
      <text:p text:style-name="P1">обычными делами, часто переговариваясь, напевая песни, а некоторые работают</text:p>
      <text:p text:style-name="P1">молча. На вас они особого внимания не обращают, как, впрочем, и вы на них. На</text:p>
      <text:p text:style-name="P1">дороге становится все оживленнее, но в основном вам попадаются все те же</text:p>
      <text:p text:style-name="P1">деревенские жители, спешащие по своим делам, и вы не удостаиваете их беседой.</text:p>
      <text:p text:style-name="P1">Места вам хорошо знакомы, и вы скачете, не останавливаясь. Скоро должна</text:p>
      <text:p text:style-name="P1">показаться отворот в небольшую рощу, которую местные называют Снежной. Ее</text:p>
      <text:p text:style-name="P1">очень любят грибники и ягодники, и не зря: природных даров в ней хватает на</text:p>
      <text:p text:style-name="P1">всех с избытком. Охотники даже построили в ней зимовье, чтобы останавливаться</text:p>
      <text:p text:style-name="P1">в нем во время затяжных промыслов. Да, вот и тропа. Возможно, сейчас в зимовье</text:p>
      <text:p text:style-name="P1">кто-нибудь есть, а охотники всегда рады поделиться несколькими историями во</text:p>
      <text:p text:style-name="P1">время привала. Итак, рискнете потерять немного времени и прокатитесь через</text:p>
      <text:p text:style-name="P1">рощу (802) или поскачете дальше по Купеческому тракту (630)?</text:p>
      <text:p text:style-name="P1">397.</text:p>
      <text:p text:style-name="P1">Если вы еще этого не делали, то можете заглянуть на кухню, расположенную</text:p>
      <text:p text:style-name="P1">на окраине лагеря (335), или подобраться к шатру главного туменника – вдруг</text:p>
      <text:p text:style-name="P1">удастся что-нибудь разузнать о военных планах степняков (151)?</text:p>
      <text:p text:style-name="P1">Если вы закончили осмотр лагеря, думайте, как его покинуть - (689).398.</text:p>
      <text:p text:style-name="P1">Рядом с Купеческим трактом бежит река Мелкая. Однако это длится недолго.</text:p>
      <text:p text:style-name="P1">Всего через полчаса вы подходите к широкому деревянному мосту,</text:p>
      <text:p text:style-name="P1">переброшенному через другую реку, пересекающую тракт. Это Тяжица, которая</text:p>
      <text:p text:style-name="P1">недалеко от моста вбирает в себя воды впадающей в нее Мелкой и течет широким</text:p>
      <text:p text:style-name="P1">мощным потоком на запад, в сторону озера Ледяного. Обе реки остаются позади,</text:p>
      <text:p text:style-name="P1">а вместе с ними и приятный свежий ветерок. Однако вы не особенно жалеете об</text:p>
      <text:p text:style-name="P1">этой утрате, ведь солнце уже не печет так, как в полдень. Всего в сотне шагов от</text:p>
      <text:p text:style-name="P1">моста тракт пересекает дорога. Она несколько уже, но все же считается одной из</text:p>
      <text:p text:style-name="P1">лучших в Полесье. Это торговый путь, соединяющий три города - Рудногорск,</text:p>
      <text:p text:style-name="P1">Старый и Ледяной – между собой, а заодно и с Купеческим трактом. Рядом прямо</text:p>
      <text:p text:style-name="P1">на дереве висит деревянная доска, на которой указано, в какой стороне</text:p>
      <text:p text:style-name="P1">расположен каждый из городов. Дорога пересекает тракт по диагонали и убегает</text:p>
      <text:p text:style-name="P1">на юго-запад вдоль Тяжицы. Идти на северо-восток в сторону Старого – это пустая</text:p>
      <text:p text:style-name="P1">трата времени: придется заночевать в этом городе, а утром снова возвращаться</text:p>
      <text:p text:style-name="P1">обратно на тракт, так как прямого пути к границе от Старого нет – на юг от него</text:p>
      <text:p text:style-name="P1">раскинулись бескрайние топи. Поэтому выбор очевиден: идти дальше по</text:p>
      <text:p text:style-name="P1">Купеческому тракту (646) или свернуть направо и пойти по дороге в сторону</text:p>
      <text:p text:style-name="P1">Ледяного (653).</text:p>
      <text:p text:style-name="P1">399.</text:p>
      <text:p text:style-name="P1">Решив идти напрямик, вы перекладываете вещмешок удобнее и быстрым</text:p>
      <text:p text:style-name="P1">шагом шагаете вперед. Окружающая красота завораживает. Если включить на миг</text:p>
      <text:p text:style-name="P1">воображение, то кажется, что это не рожь растет вокруг, а волосы огромного</text:p>
      <text:p text:style-name="P1">великана, и вы идете по его голове – как раз по пробору. Чудесный аромат,</text:p>
      <text:p text:style-name="P1">разлитый в воздухе, придает сил и пьянит не хуже доброго вина. Да, давно вы не</text:p>
      <text:p text:style-name="P1">бывали в подобном чудесном месте. Время есть, и у вас появляется сильное</text:p>
      <text:p text:style-name="P1">желание «искупаться» в окружающем великолепии – с головой окунуться в рожь</text:p>
      <text:p text:style-name="P1"><text:soft-page-break/>и полежать на поле, устремив взгляд в небо. Поблизости никого нет, и ничто не</text:p>
      <text:p text:style-name="P1">мешает осуществлению вашего желания. Что может произойти на поле? А</text:p>
      <text:p text:style-name="P1">набраться сил после долгой изнурительной дороги было бы совсем неплохо.</text:p>
      <text:p text:style-name="P1">Поваляетесь в душистой ржи (164) или поборете собственные желания и сразу</text:p>
      <text:p text:style-name="P1">пойдете к роще, виднеющейся впереди (372)?</text:p>
      <text:p text:style-name="P1">400.</text:p>
      <text:p text:style-name="P1">Да, старик ничего не выдумал. Вот башня, а вот и дух того самого кочевника,</text:p>
      <text:p text:style-name="P1">который осквернил землю, священную для богатыря Сухэ. Помочь призраку вряд</text:p>
      <text:p text:style-name="P1">ли удастся: трудно понять, что действительно нужно сделать, чтобы спасти эту</text:p>
      <text:p text:style-name="P1">потерянную душу. Но вы помните и о том, что искал этот несчастный: чудесныйамулет, способный придать сноровки и ловкости. Мысль об этом волшебном</text:p>
      <text:p text:style-name="P1">артефакте не дает вам покоя. Уже не обращая внимания на мающегося призрака,</text:p>
      <text:p text:style-name="P1">вы обходите башню кругом. Желание достать амулет все усиливается, вытесняя</text:p>
      <text:p text:style-name="P1">голос рассудка о том, что вас может постигнуть та же кара, что и находящееся</text:p>
      <text:p text:style-name="P1">неподалеку привидение. Однако искать место погребения Сухэ у вас нет времени.</text:p>
      <text:p text:style-name="P1">В голову приходит только одна мысль: начать раскопки с южной стороны башни,</text:p>
      <text:p text:style-name="P1">а затем сразиться с призраком богатыря, когда тот придет наказать невежливого</text:p>
      <text:p text:style-name="P1">гостя. Грешно беспокоить прах умерших людей, а предстоящая встреча с</text:p>
      <text:p text:style-name="P1">восставшим мертвецом не может не пугать, но соблазн стать новым владельцем</text:p>
      <text:p text:style-name="P1">чудесного амулета слишком велик. Итак, уступите своим страстям и начнете рыть</text:p>
      <text:p text:style-name="P1">землю с южной стороны (678) или все-таки прислушаетесь к голосу разума и</text:p>
      <text:p text:style-name="P1">поскорее вернетесь на дорогу, покинув это гнетущее место (889)?</text:p>
      <text:p text:style-name="P1">401.</text:p>
      <text:p text:style-name="P1">- Не спеши умирать, - говорите вы, после чего достаете противоядие и</text:p>
      <text:p text:style-name="P1">подносите его к губам степняка. – На, глотни вот этого.</text:p>
      <text:p text:style-name="P1">Дезертир, понимая, что терять ему нечего, делает глоток и морщится.</text:p>
      <text:p text:style-name="P1">Кажется, на вкус эта жидкость не очень приятна, но эффект она оказывает</text:p>
      <text:p text:style-name="P1">удивительный. Через секунду взор степняка проясняется, и он, почувствовав</text:p>
      <text:p text:style-name="P1">прилив сил, садится на траву.</text:p>
      <text:p text:style-name="P1">- Что это за чудесное снадобье? – спрашивает он голосом, полным радости от</text:p>
      <text:p text:style-name="P1">того, что жизнь возвращается к нему.</text:p>
      <text:p text:style-name="P1">- Разве это важно? – замечаете вы. – Ведь оно помогло тебе.</text:p>
      <text:p text:style-name="P1">- Да, и я благодарен тебе ото всей души. Если бы у меня были деньги, я отдал</text:p>
      <text:p text:style-name="P1">бы тебе их все. Но, к сожалению, все мое имущество осталось в лагере.</text:p>
      <text:p text:style-name="P1">- Да, но ты можешь помочь мне, рассказав о том, как мне добраться кое-куда,</text:p>
      <text:p text:style-name="P1">- отвечаете вы.</text:p>
      <text:p text:style-name="P1">- Да, кончено, с радостью. Спрашивай, и я отвечу на все твои вопросы. Теперь</text:p>
      <text:p text:style-name="P1">я преступник для своего народа и не обязан ничего скрывать.</text:p>
      <text:p text:style-name="P1">- Скажи, где находится твой лагерь?</text:p>
      <text:p text:style-name="P1">- В последний раз он был далеко на юге за Стоянкой. Но наши командиры</text:p>
      <text:p text:style-name="P1">собирались подойти поближе к границе, поэтому я не знаю, где они находятся</text:p>
      <text:p text:style-name="P1">сейчас.</text:p>
      <text:p text:style-name="P1">- Тебе известно, где находятся другие лагеря и как их обойти?</text:p>
      <text:p text:style-name="P1">- Сделать это не так просто. Ведь мы, кочевники, не стоим долго на одном</text:p>
      <text:p text:style-name="P1">месте. Все зависит от того, куда ты направляешься.</text:p>
      <text:p text:style-name="P1">- Мне нужно пересечь степи и попасть в Айзарию, - говорите вы в открытую.</text:p>
      <text:p text:style-name="P1">- Тогда тебе нужно идти на юго-запад. Здесь неподалеку стоит большой</text:p>
      <text:p text:style-name="P1">военный лагерь. Не советую тебе к нему приближаться. Это резервные силы хана,</text:p>
      <text:p text:style-name="P1">и воинами лагеря получен простой приказ убивать всех чужаков, которые</text:p>
      <text:p text:style-name="P1">приблизятся к их стоянке. Дальше ты выйдешь к степной дороге. Это путь к</text:p>
      <text:p text:style-name="P1">Кимису. Лучше пойти по нему, так как там редко проезжают крупные отряды, а</text:p>
      <text:p text:style-name="P1"><text:soft-page-break/>лагерей, насколько мне известно, вообще нет. Хоть от Кимиса до Айзарии иближе идти сразу на юго-запад, но ты направляйся на юг. Дело в том, что на юго-</text:p>
      <text:p text:style-name="P1">западе стоит основной лагерь хана, которым командует сам главный туменник.</text:p>
      <text:p text:style-name="P1">Там пропускают лишь караваны купцов, а тебя запросто могут забрать в плен или</text:p>
      <text:p text:style-name="P1">убить. К тому же на юг ведет удобная дорога. Иди по ней, пока не дойдешь еще до</text:p>
      <text:p text:style-name="P1">одного лагеря. Это всего лишь хозяйственные склады, настоящих боевых отрядов</text:p>
      <text:p text:style-name="P1">там почти нет. Просто обойди склады стороной и иди дальше. Дорога ведет в</text:p>
      <text:p text:style-name="P1">нашу столицу, Стоянку. Можешь зайти в нее или обойти – дело твое. Вообще-то</text:p>
      <text:p text:style-name="P1">пока в самой столице к русичам относятся терпимо, так как хан поощряет</text:p>
      <text:p text:style-name="P1">торговые отношения. А из Стоянки до Айзарии легко добраться прямо по</text:p>
      <text:p text:style-name="P1">Купеческому тракту, который на юг от столицы почти не охраняется.</text:p>
      <text:p text:style-name="P1">Вы благодарите за информацию и собираетесь уходить, но степняк просит</text:p>
      <text:p text:style-name="P1">выслушать его еще.</text:p>
      <text:p text:style-name="P1">- Если ты действительно в Айзарию, советую тебе все-таки зайти в Стоянку.</text:p>
      <text:p text:style-name="P1">Там найди торговца по имени Унур. Этот человек торгует не только простым</text:p>
      <text:p text:style-name="P1">товаром, но и заколдованным. Если ты отправляешься в дальнее странствие, он</text:p>
      <text:p text:style-name="P1">предложит тебе какую-нибудь полезную вещицу. Правда, товар его недешевы, но</text:p>
      <text:p text:style-name="P1">они того стоят. Просто спроси на базаре у любого торговца или завсегдатая, где</text:p>
      <text:p text:style-name="P1">найти Унура, и тебе укажут, где находится его лавка (-155).</text:p>
      <text:p text:style-name="P1">Теперь степняк рассказал вам все, что хотел. Он говорит, что наберется</text:p>
      <text:p text:style-name="P1">немного сил, а затем отправится в Полесье и будет просить милости разрешить</text:p>
      <text:p text:style-name="P1">ему жить в какой-нибудь деревне. Вы оставляете его отдыхать, а сами идете</text:p>
      <text:p text:style-name="P1">дальше – 277.</text:p>
      <text:p text:style-name="P1">402.</text:p>
      <text:p text:style-name="P1">Очень скоро до вашего слуха доносится плеск воды. Теперь понятно, куда</text:p>
      <text:p text:style-name="P1">ведет эта звериная тропа – к воде. Впрочем, когда вы замечаете в стороне другую</text:p>
      <text:p text:style-name="P1">тропинку, то без раздумий переходите на нее. Лучше не ходить к месту водопоя</text:p>
      <text:p text:style-name="P1">лесных обитателей – им это может не понравиться. Тем более новая тропинка</text:p>
      <text:p text:style-name="P1">быстро выводит вас из чащи на широкую утоптанную дорогу. Она тоже</text:p>
      <text:p text:style-name="P1">направляется к реке, и теперь вы узнаете эти места. Это Тяжица, которая течет с</text:p>
      <text:p text:style-name="P1">востока в сторону озера Ледяного. Совсем недалеко отсюда находится город</text:p>
      <text:p text:style-name="P1">Старый, достаточно пересечь по мосту реку и спуститься в долину. Однако перед</text:p>
      <text:p text:style-name="P1">этим можно умыться чистой водой и попить (восстановив 2 Жизни), а также</text:p>
      <text:p text:style-name="P1">наполнить свою флягу, если она пуста (1 глоток воды восстанавливает 1 Жизнь).</text:p>
      <text:p text:style-name="P1">Мост здесь очень крепкий и выдерживает даже тяжелые повозки, поэтому вы</text:p>
      <text:p text:style-name="P1">спокойно переходите на другой берег. Здесь дорога спускается с горы. Вашему</text:p>
      <text:p text:style-name="P1">взору открывается широкая долина, покрытая зеленой травой. За ней отчетливо</text:p>
      <text:p text:style-name="P1">видны стены города, разместившегося на большом холме. Вы решаете, что</text:p>
      <text:p text:style-name="P1">заглянуть в один из самых древних городов Полесья не будет лишним – 324.</text:p>
      <text:p text:style-name="P1">403.- Твое предложение я воспринимаю как насмешку, - вскипает разбойник. – А</text:p>
      <text:p text:style-name="P1">мы не любим, когда над нами смеются. Ребята, проучите этого шута.</text:p>
      <text:p text:style-name="P1">Теперь выхода нет: придется драться - (817).</text:p>
      <text:p text:style-name="P1">404.</text:p>
      <text:p text:style-name="P1">Решив не раздражать незнакомых духов видом обнаженного клинка, вы</text:p>
      <text:p text:style-name="P1">осторожно входите в овин. Внутри тихо, ничто не предвещает беды, лишь ветер</text:p>
      <text:p text:style-name="P1">таинственно шепчет что-то под самой крышей. Оглядевшись, вы</text:p>
      <text:p text:style-name="P1">беспрепятственно делаете несколько шагов вперед. По-прежнему ничего не</text:p>
      <text:p text:style-name="P1">происходит, и вы, осмелев, начинаете осматривать овин. Над печью,</text:p>
      <text:p text:style-name="P1">установленной в яме, молчаливо высится помост для снопов. Кроме обычной</text:p>
      <text:p text:style-name="P1">крестьянской утвари в овине ничего нет, и даже странно, что крестьянин</text:p>
      <text:p text:style-name="P1">рассказывает про него такие небылицы. Может, он что-то напутал? В это время вы</text:p>
      <text:p text:style-name="P1">замечаете, что в дальнем углу, покрытом полумраке, на полу виднеется темное</text:p>
      <text:p text:style-name="P1"><text:soft-page-break/>пятно, на которое вы поначалу не обратили внимания. Подойдя поближе, вы</text:p>
      <text:p text:style-name="P1">убеждаетесь, что это не пятно, а вход в нору, словно вырытую большой собакой. В</text:p>
      <text:p text:style-name="P1">нее вполне может пролезть человек, но вот стоит ли это делать? После рассказов</text:p>
      <text:p text:style-name="P1">крестьянина трижды подумайте, прежде чем соваться в незнакомую нору,</text:p>
      <text:p text:style-name="P1">которой вообще не должно быть в этом месте. Итак, что вы сделаете: вернетесь,</text:p>
      <text:p text:style-name="P1">расскажете крестьянину, что в овине все тихо, если не считать яму в углу (338) или</text:p>
      <text:p text:style-name="P1">все-таки рискнете и полезете в темное отверстие (701)?</text:p>
      <text:p text:style-name="P1">405.</text:p>
      <text:p text:style-name="P1">- То есть, - заключает Гансухэ, - никакого конкретного дела у тебя ко мне нет?</text:p>
      <text:p text:style-name="P1">Я так и думал. Знай же, что никто из вашего племени не имеет права вступать на</text:p>
      <text:p text:style-name="P1">территорию степей без разрешения великого хана. А раз у тебя нет такого</text:p>
      <text:p text:style-name="P1">разрешения, я сам решу твою судьбу. Отрубите ему голову!</text:p>
      <text:p text:style-name="P1">Услышав приказ, который они, похоже, ждали, патрульные делают шаг в</text:p>
      <text:p text:style-name="P1">вашу сторону – 792.</text:p>
      <text:p text:style-name="P1">406.</text:p>
      <text:p text:style-name="P1">УГРИМ</text:p>
      <text:p text:style-name="P1">Нападение 10</text:p>
      <text:p text:style-name="P1">Защита</text:p>
      <text:p text:style-name="P1">14</text:p>
      <text:p text:style-name="P1">Жизнь</text:p>
      <text:p text:style-name="P1">10</text:p>
      <text:p text:style-name="P1">Инициатива 9</text:p>
      <text:p text:style-name="P1">Игнорирует прием Реакция.</text:p>
      <text:p text:style-name="P1">1-ЫЙ ФАЛЬШИВОМОНЕТЧИК</text:p>
      <text:p text:style-name="P1">Нападение 8Защита</text:p>
      <text:p text:style-name="P1">14</text:p>
      <text:p text:style-name="P1">Жизнь</text:p>
      <text:p text:style-name="P1">10</text:p>
      <text:p text:style-name="P1">Инициатива 9</text:p>
      <text:p text:style-name="P1">2-ОЙ ФАЛЬШИВОМОНЕТЧИК</text:p>
      <text:p text:style-name="P1">Нападение 8</text:p>
      <text:p text:style-name="P1">Защита</text:p>
      <text:p text:style-name="P1">13</text:p>
      <text:p text:style-name="P1">Жизнь</text:p>
      <text:p text:style-name="P1">8</text:p>
      <text:p text:style-name="P1">Инициатива 8</text:p>
      <text:p text:style-name="P1">Слаженность: 2. Если вы владеете Приемом Веерная защита, Слаженность будет</text:p>
      <text:p text:style-name="P1">равна 0.</text:p>
      <text:p text:style-name="P1">Эти парни провели немало боев вместе и прекрасно умеют прикрывать</text:p>
      <text:p text:style-name="P1">спины друг друга. Одолеть всю шайку будет очень непросто.</text:p>
      <text:p text:style-name="P1">Если вам это все-таки удастся, можете осмотреть карманы поверженных, ибо</text:p>
      <text:p text:style-name="P1">их оружие не представляет собой ничего особенного. Наградой за победу вам</text:p>
      <text:p text:style-name="P1">послужит 12 монет. Кроме них вы находите несколько круглых деревяшек, но,</text:p>
      <text:p text:style-name="P1">покрутив их в руках и так и не догадавшись об их предназначении, откидываете</text:p>
      <text:p text:style-name="P1">ненужный хлам в сторону.</text:p>
      <text:p text:style-name="P1">На улаживание всех вопросов с этими негодяями ушло слишком много</text:p>
      <text:p text:style-name="P1">времени, и на улице стемнело. Пора подумать о месте для ночлега – 155.</text:p>
      <text:p text:style-name="P1">407.</text:p>
      <text:p text:style-name="P1">Крестьянин грустно вздыхает после ваших слов.</text:p>
      <text:p text:style-name="P1">- Да, я действительно не должен был просить тебя об этом, - произносит он. –</text:p>
      <text:p text:style-name="P1">Ведь ты, как я догадываюсь, не колдун, и тебе входить внутрь еще опаснее, чем мне</text:p>
      <text:p text:style-name="P1">- я все-таки давно живу в этом доме, а с чужаком духи могут обойтись весьма</text:p>
      <text:p text:style-name="P1"><text:soft-page-break/>круто. Ты прав, нужно обратиться к опытному знахарю, но ближайший их них</text:p>
      <text:p text:style-name="P1">живет в городе. Если ты действительно сможешь попросить кого-нибудь из них</text:p>
      <text:p text:style-name="P1">помочь мне... На самом деле, найти нужного человека будет нетрудно. Ведь в</text:p>
      <text:p text:style-name="P1">городе живет мой родной брат Аникей, и он очень хороший знахарь. Еще наша</text:p>
      <text:p text:style-name="P1">бабушка обучила его этому тайному искусству, к которому он оказался очень</text:p>
      <text:p text:style-name="P1">способен. Но беда в том, что я давно не навещал его, и он мог обидеться на меня,</text:p>
      <text:p text:style-name="P1">ведь в нашей семье принято, чтобы младшие навещали старших, а не наоборот. И</text:p>
      <text:p text:style-name="P1">идти к нему после долгой разлуки только для того, чтобы просить о помощи, я не</text:p>
      <text:p text:style-name="P1">могу. А вот ты, я думаю, мог бы поговорить с ним. Если ты согласен мне помочь,</text:p>
      <text:p text:style-name="P1">попробуй в разговоре деликатно рассказать ему о моей беде, я уверен, что он</text:p>
      <text:p text:style-name="P1">отзовется. А заодно, если тебе нетрудно, скажи, что я переживаю, что давно не</text:p>
      <text:p text:style-name="P1">заходил к нему, и сделаю это как можно скорее. Его дом стоит рядом с рыночной</text:p>
      <text:p text:style-name="P1">площадью, ты легко найдешь его. Не забудь – его зовут Аникей. (-70).</text:p>
      <text:p text:style-name="P1">Вы внимательно выслушиваете крестьянина и обещаете выполнить его</text:p>
      <text:p text:style-name="P1">просьбу, если встретите Аникея. После этого по-прежнему печальный крестьянинжелает вам удачного путешествия и медленно бредет в дом, шаркая ногами по</text:p>
      <text:p text:style-name="P1">доскам – 80.</text:p>
      <text:p text:style-name="P1">408.</text:p>
      <text:p text:style-name="P1">То, что горожане называют дворцом хана – это огромный шатер, в котором</text:p>
      <text:p text:style-name="P1">мог бы уместиться целый табун лошадей. Он обнесен каменным забором высотой</text:p>
      <text:p text:style-name="P1">с ваш рост. При желании вы могли бы легко перемахнуть через него, но слишком</text:p>
      <text:p text:style-name="P1">велика вероятность, что вас заметят, а за попытку проникновения во двор хана</text:p>
      <text:p text:style-name="P1">наверняка последует суровое наказание. И все же, оценив обстановку, вы не</text:p>
      <text:p text:style-name="P1">отказываетесь от такого способа перебраться за забор.</text:p>
      <text:p text:style-name="P1">У крепких деревянных ворот стоят двое стражников. Они сурово смотрят на</text:p>
      <text:p text:style-name="P1">вас, и вы понимаете, что без веских причин они вас не пропустят. Но, может, у вас</text:p>
      <text:p text:style-name="P1">есть такие причины?</text:p>
      <text:p text:style-name="P1">В любом случае, жилище предводителя всех степняков высится рядом, и,</text:p>
      <text:p text:style-name="P1">насколько вам известно, хан сейчас в своем шатре. Осталось сделать последний</text:p>
      <text:p text:style-name="P1">шаг. Вы переполнены решимостью, и готовы даже отдать жизнь, лишь бы сразить</text:p>
      <text:p text:style-name="P1">Дансара, которого считаете главным врагом русичей. Именно он собрал войско,</text:p>
      <text:p text:style-name="P1">чтобы напасть на Полесье, и он должен расплатиться за это собственной кровью,</text:p>
      <text:p text:style-name="P1">тогда и другие ханы задумаются прежде, чем нападать на ваш народ.</text:p>
      <text:p text:style-name="P1">Но сейчас ворота закрыты, а кешиктены, охраняющие их, не собираются вас</text:p>
      <text:p text:style-name="P1">пропускать. Можно напасть на них прямо сейчас (855) или все-таки поискать</text:p>
      <text:p text:style-name="P1">место, чтобы незаметно перебраться через забор (97). Если вы считаете, что</text:p>
      <text:p text:style-name="P1">пытаться проникнуть во дворец пока преждевременно, можете еще погулять по</text:p>
      <text:p text:style-name="P1">городу (815).</text:p>
      <text:p text:style-name="P1">409.</text:p>
      <text:p text:style-name="P1">Гончар – коренастый широкоплечий мужчина, с лица которого не сходит</text:p>
      <text:p text:style-name="P1">улыбка, хотя причин для радости вы не находите. На ваши вопросы он коротко</text:p>
      <text:p text:style-name="P1">отвечает, что об убийстве соседа узнал от других горожан, но помочь в</text:p>
      <text:p text:style-name="P1">расследовании ничем не может. Вы вовремя зашли к нему – он как раз собирался</text:p>
      <text:p text:style-name="P1">уходить, и вы чуть-чуть с ним не разминулись. Если верить брату убитого мастера,</text:p>
      <text:p text:style-name="P1">то этот человек может еще что-нибудь рассказать, да и вам показалось, что гончар</text:p>
      <text:p text:style-name="P1">специально хочет показаться глуповатым простаком. Нужно попробовать</text:p>
      <text:p text:style-name="P1">развязать ему язык, но как? На улице кроме вас двоих только писец, которому</text:p>
      <text:p text:style-name="P1">можно доверять. Обвините гончара во вранье и потребуете сказать правду (312),</text:p>
      <text:p text:style-name="P1">мягко попросите его помочь вам найти убийцу (253), намекнете, что на него</text:p>
      <text:p text:style-name="P1">самого падет подозрение, если он будет увиливать (51) или пригрозите извалять</text:p>
      <text:p text:style-name="P1">его в пыли, если он немедленно не поведает вам всю правду (425)? Если вы</text:p>
      <text:p text:style-name="P1">считаете, что гончар ничего не скрывает от вас, просто отпустите его восвояси -</text:p>
      <text:p text:style-name="P1"><text:soft-page-break/>(329).410.</text:p>
      <text:p text:style-name="P1">Вспомнив слова охотника, подарившего вам ветку рябины, вы решаете, что</text:p>
      <text:p text:style-name="P1">эта вещь и будет лучшим даром для древней Дымчатого леса. Вы смело подходите</text:p>
      <text:p text:style-name="P1">к пню и кладете ветку прямо на него. Вокруг ничего не происходит, и вы, решив,</text:p>
      <text:p text:style-name="P1">что ваш дар остался незамеченным, разворачиваетесь, собираясь уйти, и невольно</text:p>
      <text:p text:style-name="P1">вздрагиваете. Прямо перед вами стоит маленький человек с длинной тонкой</text:p>
      <text:p text:style-name="P1">бородой наподобие той, что носят степняки. Волосы у него совсем седые, но кожа</text:p>
      <text:p text:style-name="P1">гладкая, как у молодого юноши. Одет он в простое серое одеяние, а в руках</text:p>
      <text:p text:style-name="P1">держит посох, представляющий собой обычную узловатую кривую ветку.</text:p>
      <text:p text:style-name="P1">Нетрудно догадаться, что это один из древней, населяющих этот лес.</text:p>
      <text:p text:style-name="P1">- Приветствую тебя путник, - приятным мелодичным голосом говорит он, и</text:p>
      <text:p text:style-name="P1">его дружелюбный тон вас успокаивает. – Спасибо тебе за подарок, ты очень</text:p>
      <text:p text:style-name="P1">угодил мне и моим собратьям. Но что привело тебя в эти края? Скажи, можем ли</text:p>
      <text:p text:style-name="P1">мы чем-то помочь тебе за твою щедрость?</text:p>
      <text:p text:style-name="P1">- Честно говоря, я не отказался бы от помощи, - признаетесь вы. – Но я не</text:p>
      <text:p text:style-name="P1">знаю, в ваших ли силах мне ее оказать. Мне нужно попасть к Дризу, правителю</text:p>
      <text:p text:style-name="P1">древней, и поговорить с ним.</text:p>
      <text:p text:style-name="P1">- Ты идешь к Хранителю? – задумчиво говорит бородатый человечек. – Я</text:p>
      <text:p text:style-name="P1">думаю, он согласится поговорить с тобой, раз позволил тебе беспрепятственно</text:p>
      <text:p text:style-name="P1">дойти до этого места. Это место – наше святилище, и Дриз не допускает того,</text:p>
      <text:p text:style-name="P1">чтобы кто-то посторонний, а уж тем более люди, приходили сюда. Он вообще не</text:p>
      <text:p text:style-name="P1">допускает присутствия людей в лесу. Но ты жив, и это о чем-то говорит. Но даже</text:p>
      <text:p text:style-name="P1">если Дриз ждет тебя, ты не дойдешь до его жилища, не пройдя испытания.</text:p>
      <text:p text:style-name="P1">- Что за испытания?</text:p>
      <text:p text:style-name="P1">- Дриз живет в большой пещере, к которой ведет несколько ходов. Каждый из</text:p>
      <text:p text:style-name="P1">ходов охраняет страж, обладающий могущественной силой. Я, конечно, не могу</text:p>
      <text:p text:style-name="P1">помочь тебе убедить в чем-то Дриза, и я не знаю точно, что за испытания</text:p>
      <text:p text:style-name="P1">ожидают тебя в каждом из тоннелей. Но я владею секретом одной из загадок. Ты</text:p>
      <text:p text:style-name="P1">подарил нам священную ветвь, и я готов рассказать тебе об этом секрете.</text:p>
      <text:p text:style-name="P1">- Ты оказал бы мне большую услугу.</text:p>
      <text:p text:style-name="P1">- Не больше той, что ты оказал нам. Так слушай. Пройти пещеры может</text:p>
      <text:p text:style-name="P1">любой человек, но для этого он должен проявить смекалку и ловкость. Если ты</text:p>
      <text:p text:style-name="P1">достаточно хитер, то ты минуешь одного из стражей. Он хранит яд и предложит</text:p>
      <text:p text:style-name="P1">тебе сыграть с ним в смертельную игру. Если ты откажешься, он тебя убьет,</text:p>
      <text:p text:style-name="P1">поэтому у тебя, как ты понимаешь, не будет выбора. Для того чтобы выиграть,</text:p>
      <text:p text:style-name="P1">тебе надо дать ему то, что нет у него, но перед этим выпить то, что есть у вас обоих,</text:p>
      <text:p text:style-name="P1">чтобы не умереть от того, чем владеет только он. – Древень замолкает, и вы</text:p>
      <text:p text:style-name="P1">понимаете, что он не собирается ничего добавить.</text:p>
      <text:p text:style-name="P1">- Но что это за игра? – Расспрашиваете вы, надеясь, что ваш собеседник</text:p>
      <text:p text:style-name="P1">расскажет что-нибудь более конкретно. – Каковы ее правила? Что я должен</text:p>
      <text:p text:style-name="P1">выпить? И что будет у меня, а что – у него?</text:p>
      <text:p text:style-name="P1">- Я сказал достаточно, - обрывает вас древень. – Если бы я мог сообщить что-</text:p>
      <text:p text:style-name="P1">то другое, то, поверь мне, я бы это сделал. Понимай мои слова как знаешь, но ябольше не могу тебе ничего рассказать. Спасибо еще раз за твой дар и удачного</text:p>
      <text:p text:style-name="P1">тебе путешествия.</text:p>
      <text:p text:style-name="P1">Не успеваете вы ничего сказать, как человечек замолкает и растворяется в</text:p>
      <text:p text:style-name="P1">воздухе. Звать его теперь бессмысленно, и остается довольствоваться услышанной</text:p>
      <text:p text:style-name="P1">информацией, которая выглядит как загадка или нелепость. Но чутье</text:p>
      <text:p text:style-name="P1">подсказывает, что его слова нужно хорошенько запомнить, и в нужный момент их</text:p>
      <text:p text:style-name="P1">смысл станет понятен.</text:p>
      <text:p text:style-name="P1">Вы обращаете внимание, что преподнесенная вами в качестве дара ветка</text:p>
      <text:p text:style-name="P1">рябины тоже куда-то исчезла. Больше на поляне делать нечего, поэтому пора ее</text:p>
      <text:p text:style-name="P1"><text:soft-page-break/>покинуть, тем более она имеет какое-то особое значение для местных обитателей –</text:p>
      <text:p text:style-name="P1">774.</text:p>
      <text:p text:style-name="P1">411.</text:p>
      <text:p text:style-name="P1">- У меня, кажется, действительно есть кое-что для твоей коллекции, -</text:p>
      <text:p text:style-name="P1">сообщаете вы и достаете найденный когда-то клочок бумаги со странными</text:p>
      <text:p text:style-name="P1">каракулями. Старик почти выхватывает обрывок у вас из рук и устремляет на нее</text:p>
      <text:p text:style-name="P1">свой жадный взор. Пробежав взглядом по загадочному письму, он разочарованно</text:p>
      <text:p text:style-name="P1">возвращает его вам.</text:p>
      <text:p text:style-name="P1">- Это древний язык, и такое написание букв использовалось когда-то для</text:p>
      <text:p text:style-name="P1">записи заклинаний и тайных ритуалов. Но здесь, кажется, лишь отрывок из какой-</text:p>
      <text:p text:style-name="P1">то сказки. Я могу тебе его перевести, но взамен прошу отдать этот листочек мне в</text:p>
      <text:p text:style-name="P1">качестве награды.</text:p>
      <text:p text:style-name="P1">Подумайте и решите – примите условия и попросите расшифровать</text:p>
      <text:p text:style-name="P1">послание (873) или откажетесь и оставите загадочный обрывок бумаги себе (625)?</text:p>
      <text:p text:style-name="P1">412.</text:p>
      <text:p text:style-name="P1">Спрашивать что-либо у этого напыщенного грубияна бесполезно, и его</text:p>
      <text:p text:style-name="P1">невежливость должна быть наказана. Вы достаете меч и с недвусмысленными</text:p>
      <text:p text:style-name="P1">намерениями приближаетесь к степняку. Он, кажется, не удивлен таким</text:p>
      <text:p text:style-name="P1">поворотом событий. Поначалу кочевник пытается повернуть коня и умчаться</text:p>
      <text:p text:style-name="P1">прочь, но вы, быстро разгадав его намерения, преграждаете ему путь к</text:p>
      <text:p text:style-name="P1">отступлению. Всаднику приходится принять бой.</text:p>
      <text:p text:style-name="P1">ВСАДНИК</text:p>
      <text:p text:style-name="P1">Нападение 8</text:p>
      <text:p text:style-name="P1">Защита</text:p>
      <text:p text:style-name="P1">15</text:p>
      <text:p text:style-name="P1">Жизнь</text:p>
      <text:p text:style-name="P1">10</text:p>
      <text:p text:style-name="P1">Инициатива 9Противник не слишком силен, зато довольно проворен. Потерпев</text:p>
      <text:p text:style-name="P1">поражение, он упадет с лошади и останется лежать на земле. Испуганный конь,</text:p>
      <text:p text:style-name="P1">потеряв хозяина, унесется прочь, а вы сможете обыскать неподвижное тело.</text:p>
      <text:p text:style-name="P1">В карманах у кочевника, назвавшего себя слугой хана, вы находите немного</text:p>
      <text:p text:style-name="P1">денег – 3 монеты. В одном из внутренних карманов вы обнаруживаете кое-что</text:p>
      <text:p text:style-name="P1">поинтереснее, чем обычные деньги – сложенное письмо. Теперь понятно, что за</text:p>
      <text:p text:style-name="P1">слугу вы перехватили – это один из гонцов конной эстафеты, с помощью которой</text:p>
      <text:p text:style-name="P1">в армии степняков передаются донесения. Послание запечатано, и прочитать его</text:p>
      <text:p text:style-name="P1">невозможно, не сломав печать, на которой отчетливо видно изображение</text:p>
      <text:p text:style-name="P1">подковы. Сверху на бумаге имеется надпись, но она выполнена на языке</text:p>
      <text:p text:style-name="P1">степняков, а их алфавиту вы не обучены. Скорее всего, и само письмо написано на</text:p>
      <text:p text:style-name="P1">родном языке кочевников, поэтому подумайте, стоит ли ломать печать. На ощупь</text:p>
      <text:p text:style-name="P1">кроме бумаги внутри послания ничего нет. Итак, решайте, что будете делать:</text:p>
      <text:p text:style-name="P1">сломаете печать и посмотрите письмо (760) или сохраните его в</text:p>
      <text:p text:style-name="P1">неприкосновенности, до поры до времени спрятав в заплечный мешок (267)?</text:p>
      <text:p text:style-name="P1">413.</text:p>
      <text:p text:style-name="P1">Уже слабо веря в то, что этих степняков можно чем-то подкупить, вы достаете</text:p>
      <text:p text:style-name="P1">из мешка шелковую накидку и, развернув ее, сообщаете, что вы обычный мелкий</text:p>
      <text:p text:style-name="P1">торговец, приготовивший прекрасный подарок для таких храбрых воинов. К</text:p>
      <text:p text:style-name="P1">вашему удивлению, в глазах всадника, с которым вы разговаривали, промелькнул</text:p>
      <text:p text:style-name="P1">неподдельный интерес. Он даже спешился и подошел к вам ближе, чтобы</text:p>
      <text:p text:style-name="P1">рассмотреть прекрасное одеяние. Понимая, что есть шанс избежать</text:p>
      <text:p text:style-name="P1">неприятностей, вы начинаете нахваливать шелковый наряд, вспоминая слова</text:p>
      <text:p text:style-name="P1">торговца, у которого купили эту вещь. Узнав о том, что накидка позволит</text:p>
      <text:p text:style-name="P1">безболезненно вынимать наконечники стрел, кочевник проводит пальцем по</text:p>
      <text:p text:style-name="P1"><text:soft-page-break/>ткани и одобрительно кивает. Ему понравился этот дар, и он забирает его,</text:p>
      <text:p text:style-name="P1">молчаливым жестом дав вам понять, что вы можете идти. Неизвестно, как он</text:p>
      <text:p text:style-name="P1">будет объяснять, почему отпустил вас, но сейчас это неважно. Лучше</text:p>
      <text:p text:style-name="P1">воспользоваться неожиданной возможностью уйти подальше от вышки.</text:p>
      <text:p text:style-name="P1">Кочевники криками подгоняют коней и уносятся прочь, а вы быстрым шагом</text:p>
      <text:p text:style-name="P1">идете на юго-восток. К счастью, на этот раз удача не отвернулась от вас, но в</text:p>
      <text:p text:style-name="P1">будущем надо быть внимательнее – везение не всегда будет на вашей стороне.</text:p>
      <text:p text:style-name="P1">Через некоторое время башня исчезает за горизонтом, и вы решаетесь вернуться</text:p>
      <text:p text:style-name="P1">на тропинку. Найти ее удается с трудом – такое впечатление, что здесь по ней</text:p>
      <text:p text:style-name="P1">совсем не ходят, так она заросла травой – 751.</text:p>
      <text:p text:style-name="P1">414.</text:p>
      <text:p text:style-name="P1">Тропинка, к счастью, все больше поворачивает влево, и вы надеетесь, что она</text:p>
      <text:p text:style-name="P1">вскоре выведет из странного леса. Ваши надежды не напрасны: впереди виднеется</text:p>
      <text:p text:style-name="P1">просвет, и через несколько минут вы выходите на все то же поле, но на этот раз сдругой стороны. Тропинка петляет, зажатая полем и лесом, и совсем скоро</text:p>
      <text:p text:style-name="P1">выводит на уже знакомый Купеческий тракт – 372.</text:p>
      <text:p text:style-name="P1">415.</text:p>
      <text:p text:style-name="P1">Киньте один кубик. Если выпадет четное число - (546), если нечетное – 101.</text:p>
      <text:p text:style-name="P1">416.</text:p>
      <text:p text:style-name="P1">Поняв, что боя не избежать, незнакомец срывается с места и быстро бежит в</text:p>
      <text:p text:style-name="P1">лес. Вы делаете попытку догнать его, но он передвигается между деревьями, как</text:p>
      <text:p text:style-name="P1">заправский скороход или дикий зверь. Через минуту он отрывается от вас так, что</text:p>
      <text:p text:style-name="P1">догнать его просто невозможно. К тому же вы запинаетесь о торчащий из земли</text:p>
      <text:p text:style-name="P1">корень и со всего маху падаете на землю (потеряйте 2 Жизни). Поднявшись, вы</text:p>
      <text:p text:style-name="P1">уже не видите и не слышите беглеца. Придется вернуться на дорогу и продолжить</text:p>
      <text:p text:style-name="P1">путь -699.</text:p>
      <text:p text:style-name="P1">417.</text:p>
      <text:p text:style-name="P1">Из Смолянки есть только одна дорога на юг – Купеческий тракт. Слева от</text:p>
      <text:p text:style-name="P1">него бежит река, поэтому легкий прохладный ветерок значительно облегчает</text:p>
      <text:p text:style-name="P1">путешествие. Не успеваете вы, однако, отойти далеко от околицы, как замечаете</text:p>
      <text:p text:style-name="P1">тропинку, уходящую вправо от дороги. Следов на ней мало, но она отчетливо</text:p>
      <text:p text:style-name="P1">видна среди травы. Где-то в той стороне, куда сворачивает тропинка, лежит озеро</text:p>
      <text:p text:style-name="P1">Ледяное. Но не ведет ли она в тупик? Хорошо подумайте, прежде чем принять</text:p>
      <text:p text:style-name="P1">решение: свернете (314) или пойдете дальше по дороге Купеческому тракту (801)?</text:p>
      <text:p text:style-name="P1">418.</text:p>
      <text:p text:style-name="P1">Вы быстро идете по широкой улице, в последний раз любуясь прекрасными</text:p>
      <text:p text:style-name="P1">строениями города мастеров. Пока не поднялось солнце, и вновь не наступила</text:p>
      <text:p text:style-name="P1">жара, нужно пройти как можно дальше. К ночи вы должны добраться до границы</text:p>
      <text:p text:style-name="P1">Полесья, а завтра войдете на территории степняков. Улица выводит вас к южным</text:p>
      <text:p text:style-name="P1">воротам, которые выглядят несколько скромнее тех, через которые вы вошли в</text:p>
      <text:p text:style-name="P1">город. Стража уже открыла их, и вы беспрепятственно покидаете город. Сразу за</text:p>
      <text:p text:style-name="P1">воротами – широкий мост через реку Мелкую, который вы и переходите. Впереди</text:p>
      <text:p text:style-name="P1">расстилается широкая дорога, и вы продумываете свой дальнейший маршрут.</text:p>
      <text:p text:style-name="P1">Между Рудногорском и границей стоит город Старый, и дорога должна вести</text:p>
      <text:p text:style-name="P1">прямо к нему. Между ним и степями лежит болота, пересечь которое, насколько</text:p>
      <text:p text:style-name="P1">вам известно, невозможно. Значит, если идти до Старого, затем придется свернуть</text:p>
      <text:p text:style-name="P1">на запад. В той стороне есть два пограничных города, в одном из которых и можно</text:p>
      <text:p text:style-name="P1">провести предстоящую ночь. Один из них – Каменка, он расположен прямо наКупеческом тракте и знаменит своими торговцами. Еще дальше на запад стоит</text:p>
      <text:p text:style-name="P1">город Ледяной, получивший свое название от большого озера, находящегося</text:p>
      <text:p text:style-name="P1">поблизости. Но вы не можете вспомнить, есть ли прямая дорога до Ледяного из</text:p>
      <text:p text:style-name="P1">этих мест. Возможно, если идти вдоль Мелкой, а затем – вдоль реки Тяжицы, то</text:p>
      <text:p text:style-name="P1"><text:soft-page-break/>можно достичь озера, на котором стоит Ледяной. Пока более верным кажется</text:p>
      <text:p text:style-name="P1">путь до Старого, а затем – до Каменки по одному из местных торговых путей. На</text:p>
      <text:p text:style-name="P1">этом ваши географические познания заканчиваются, но вы надеетесь, что удастся</text:p>
      <text:p text:style-name="P1">встретить опытного путешественника, который подскажет правильный путь. Вы</text:p>
      <text:p text:style-name="P1">корите себя за то, что не расспросили о предстоящем пути жителей Рудногорска,</text:p>
      <text:p text:style-name="P1">но теперь поздно жалеть об этом.</text:p>
      <text:p text:style-name="P1">Город еще не скрылся из виду, когда вы замечаете небольшую пристань на</text:p>
      <text:p text:style-name="P1">реке. Несколько человек суетится у лодок, и вы решаете свернуть в их сторону.</text:p>
      <text:p text:style-name="P1">Приблизившись, вы понимаете, что это местные рыбаки, готовящиеся к</text:p>
      <text:p text:style-name="P1">предстоящей работе. Поговорив с ними, вы узнаете, что дорога действительно</text:p>
      <text:p text:style-name="P1">ведет в Старый, но вот если ли отсюда путь до Ледяного, никто не знает –</text:p>
      <text:p text:style-name="P1">крестьяне не заплывают так далеко. Однако один из рыбаков сообщает, что он</text:p>
      <text:p text:style-name="P1">собирается идти рекой до деревни Мелководье, расположенной на юго-западе от</text:p>
      <text:p text:style-name="P1">пристани. Он согласен взять вас с собой, не требуя никакой платы. Если вы хотите</text:p>
      <text:p text:style-name="P1">совершить водное путешествие, то соглашайтесь на его предложение (458), если</text:p>
      <text:p text:style-name="P1">нет – возвращайтесь на дорогу и идите по ней дальше (65).</text:p>
      <text:p text:style-name="P1">419.</text:p>
      <text:p text:style-name="P1">Кузнец выполнил свое обещание и восстановил кинжал. Вы с восхищением</text:p>
      <text:p text:style-name="P1">осматриваете починенное оружие. Мастер сработал на славу, и вы даже не можете</text:p>
      <text:p text:style-name="P1">теперь определить, в каком месте был сломан клинок. Однако вы слегка</text:p>
      <text:p text:style-name="P1">разочарованы: в кинжале не ощущается никакой чудесной силы, и с виду он</text:p>
      <text:p text:style-name="P1">отличается от обычного оружия только красивым внешним видом. В бою</text:p>
      <text:p text:style-name="P1">использовать его пока нет смысла – длинный меч намного эффективнее. Кузнец,</text:p>
      <text:p text:style-name="P1">конечно, не виноват в том, что не смог восстановить волшебные свойства кинжала.</text:p>
      <text:p text:style-name="P1">Вы решаете не прятать вновь приобретенное оружие в заплечный мешок и</text:p>
      <text:p text:style-name="P1">пристегиваете ножны к поясу с правой стороны, веря в то, что загадочный кинжал</text:p>
      <text:p text:style-name="P1">еще сослужит свою службу (-240). Теперь вернитесь на 457 и продолжайте путь.</text:p>
      <text:p text:style-name="P1">420.</text:p>
      <text:p text:style-name="P1">Что-то начинает толкать вас в спину. Оглянувшись и никого не обнаружив, вы</text:p>
      <text:p text:style-name="P1">понимаете, что толчки исходят из вашего вещмешка. Открыв его, вы с удивлением</text:p>
      <text:p text:style-name="P1">видите, что цветок папоротника зажегся алым светом и излучает необычное</text:p>
      <text:p text:style-name="P1">тепло. Понимая, что это неспроста и наверняка сулит что-то хорошее, вы достаете</text:p>
      <text:p text:style-name="P1">цветок и кладете его на ладонь. Легкая струя света исходит от него в сторону</text:p>
      <text:p text:style-name="P1">сосны, стоящей на поляне. Вы, прекрасно понимая, что вам указывают</text:p>
      <text:p text:style-name="P1">направление, в котором надо идти, приближаетесь к сосне. Теперь свет опускаетсяк земле и расстилается легким покрывалом на земле. Вы уже догадались, что</text:p>
      <text:p text:style-name="P1">нужно делать, поэтому прячете постепенно потухающий цветок обратно в</text:p>
      <text:p text:style-name="P1">вещмешок и достаете кинжал. Разрыхлив почву в указанном чудесным растением</text:p>
      <text:p text:style-name="P1">месте, вы быстро отбрасываете руками мягкую землю. В очередной раз воткнув</text:p>
      <text:p text:style-name="P1">кинжал, вы натыкаетесь на деревянную дощечку. Без труда освободив ее от земли,</text:p>
      <text:p text:style-name="P1">вы приподнимаете ее и обнаруживаете тщательно запрятанный тайник – 754.</text:p>
      <text:p text:style-name="P1">421.</text:p>
      <text:p text:style-name="P1">- Твои сны, да, это очень важно... - морщит свой лоб старец. – Ты никогда не</text:p>
      <text:p text:style-name="P1">был в тех местах и никогда не видел наяву людей, являющихся тебе в видениях. Но</text:p>
      <text:p text:style-name="P1">они намного реальнее, чем ты думаешь. Раскрыть их смысл не в силах даже я. Я</text:p>
      <text:p text:style-name="P1">могу лишь процитировать одно из откровений, известных мне. Я уверен, что оно</text:p>
      <text:p text:style-name="P1">касается именно тебя. «Его сны – это путь к действительности, а разгадать их</text:p>
      <text:p text:style-name="P1">способен лишь человек, укрывший и потерявший его, и змей, жаждущий встречи</text:p>
      <text:p text:style-name="P1">с ним». Я догадываюсь, о чем идет речь, но ты и сам все узнаешь, когда придет</text:p>
      <text:p text:style-name="P1">время. А теперь прощай, мне нужно сделать еще многое, как и тебе.</text:p>
      <text:p text:style-name="P1">Взглянув на неторопливую походку волхва, трудно поверить, что у него</text:p>
      <text:p text:style-name="P1">действительно есть неотложные дела. Но он наверняка лучше знает, что ему</text:p>
      <text:p text:style-name="P1"><text:soft-page-break/>делать. Вы так задумались над загадочной речью старца, что, пройдя немного</text:p>
      <text:p text:style-name="P1">вперед, вспомнили, что даже не поблагодарили его. Остается надеяться, что он на</text:p>
      <text:p text:style-name="P1">вас не обиделся – 663.</text:p>
      <text:p text:style-name="P1">422.</text:p>
      <text:p text:style-name="P1">Седой старик, сидящий на лавочке, определенно пользуется всеобщим</text:p>
      <text:p text:style-name="P1">уважением. Он с удовлетворением оглядывает немаленькую толпу, собравшуюся</text:p>
      <text:p text:style-name="P1">его послушать, и начинает рассказ.</text:p>
      <text:p text:style-name="P1">В одной деревне жил мальчик, и была у него мечта: он очень хотел</text:p>
      <text:p text:style-name="P1">разбогатеть, хотел этого больше, чем все остальные. Так как в своей деревне</text:p>
      <text:p text:style-name="P1">добиться своей мечты он не мог, ушел он из дома и отправился путешествовать.</text:p>
      <text:p text:style-name="P1">Стал бы он купцом, да не было у него денег, чтобы закупить товар. Вот шел он</text:p>
      <text:p text:style-name="P1">день, шел другой и повстречал на дороге старушку. Старушка была слабая, да еще</text:p>
      <text:p text:style-name="P1">и горбатая в придачу, и несла на своем горбу вязанку хвороста. Жалко стало</text:p>
      <text:p text:style-name="P1">старушку мальчику, ибо сердце у него тогда еще было доброе, и решил он помочь</text:p>
      <text:p text:style-name="P1">старой женщине. Сказано – сделано. Взвалил он хворост на плечи и донес его до</text:p>
      <text:p text:style-name="P1">самого дома старухи. А около дома старая женщина за доброту открыла</text:p>
      <text:p text:style-name="P1">мальчонке секрет один. А секрет этот был о том, как получить деньгу</text:p>
      <text:p text:style-name="P1">неразменную. Кто такой монетой владеет, тот будет богаче всех на свете: с ней</text:p>
      <text:p text:style-name="P1">можно купить вещь любую, ведь она каждый раз к своему владельцу</text:p>
      <text:p text:style-name="P1">возвращается. Нужно лишь сунуть руку в карман, и она тут как тут! Стоит вещь</text:p>
      <text:p text:style-name="P1">десять монет – доставай монету десять раз из кармана, и больше ничего делать не</text:p>
      <text:p text:style-name="P1">надо. Обрадовался мальчик и побежал быстрее монету добывать. Напоследокпредупредила только старушка, что покупать на неразменную монету можно</text:p>
      <text:p text:style-name="P1">только вещи нужные и полезные, купишь безделицу какую никчемную или</text:p>
      <text:p text:style-name="P1">потратишь монету на роскошь излишнюю – и исчезнет она навсегда. Сделал</text:p>
      <text:p text:style-name="P1">мальчик все, как старуха ему сказала, и добыл себе монету неразменную. Пошел</text:p>
      <text:p text:style-name="P1">на базар, купил товару всякого, перепродал его и стал купцом знаменитым.</text:p>
      <text:p text:style-name="P1">Покупал-то он все для торговли, для людей то есть, а это вещь нужная, вот и</text:p>
      <text:p text:style-name="P1">возвращалась к нему монета всегда. Вот только не впрок пошло ему богатства.</text:p>
      <text:p text:style-name="P1">Стал он человеком черным, завистливым. Все бы ему урвать побольше да других</text:p>
      <text:p text:style-name="P1">за пояс заткнуть. Приехал как-то в город, где поселился наш мальчик, один купец.</text:p>
      <text:p text:style-name="P1">Стоит он на базаре и продает ларец. А в ларце, по его словам, все богатства</text:p>
      <text:p text:style-name="P1">земные, вся слава человеческая, вот только открывать он его не хочет. А цену</text:p>
      <text:p text:style-name="P1">заломил такую, что ни у одного человека в городе столько денег нет. Затмила</text:p>
      <text:p text:style-name="P1">зависть глаза мальчишке нашему, захотелось ему всех богатств земных и славы</text:p>
      <text:p text:style-name="P1">человеческой. Подсчитал он свои деньги – не хватает ему всего двух монет, чтобы</text:p>
      <text:p text:style-name="P1">ларец купить. Достал он тогда из тайника монету свою неразменную, а сокровища</text:p>
      <text:p text:style-name="P1">приказал на базар отвезти, чтобы купцу отдать. Купец сокровища принимает и</text:p>
      <text:p text:style-name="P1">требует еще две монеты, чтобы уплата полная была. Достал наш мальчик монету</text:p>
      <text:p text:style-name="P1">неразменную один раз, отдал ее купцу, сунул руку в карман – а монеты-то и нет!</text:p>
      <text:p text:style-name="P1">Купец захохотал, отдал ему ларец и в тот же момент исчез вместе со всеми</text:p>
      <text:p text:style-name="P1">сокровищами, а мальчик в тот же миг в родном селе оказался – без денег и без</text:p>
      <text:p text:style-name="P1">монеты своей. Ходил он на ту же дорогу, искал старушку, да только ни ее, ни дома</text:p>
      <text:p text:style-name="P1">ее как не бывало. Потому как неразменная монета только один раз в жизни дается:</text:p>
      <text:p text:style-name="P1">раз потеряв, уже никогда ее не приобретешь.</text:p>
      <text:p text:style-name="P1">- Деда, а что в ларце было? – спросил один из ребятишек.</text:p>
      <text:p text:style-name="P1">- В ларце? Да ничего кроме пепла там и не было.</text:p>
      <text:p text:style-name="P1">- Дед, а ты не сказал – что сделать нужно, чтобы монету неразменную</text:p>
      <text:p text:style-name="P1">получить?</text:p>
      <text:p text:style-name="P1">- А кабы я знал это, то, верно, не сидел бы в старости без гроша в кармане, -</text:p>
      <text:p text:style-name="P1">усмехается старик. – Ну, вот что: отдохнуть мне надо. Идите, добрые люди, а я на</text:p>
      <text:p text:style-name="P1">солнышке погреюсь.</text:p>
      <text:p text:style-name="P1"><text:soft-page-break/>Слушатели благодарят старичка за рассказ. Больше здесь делать нечего – 793.</text:p>
      <text:p text:style-name="P1">423.</text:p>
      <text:p text:style-name="P1">- Лошадиная грива, - просто произносите вы на языке степняков. Кочевник</text:p>
      <text:p text:style-name="P1">недоверчиво осматривает вас еще раз, но ничего не отвечает. Пароль правильный,</text:p>
      <text:p text:style-name="P1">и он не имеет права вас задерживать. Теперь нужно, не теряя времени уходить</text:p>
      <text:p text:style-name="P1">прочь, пока не подъехал другой патруль, менее сговорчивый.</text:p>
      <text:p text:style-name="P1">Степняки разворачиваются и уезжают, а вы быстро идите в сторону от</text:p>
      <text:p text:style-name="P1">наблюдательной вышки. Постепенно башня исчезает из вида. Вам удается найти</text:p>
      <text:p text:style-name="P1">продолжение тропинки, которая в этом месте выглядит совсем заброшенной –</text:p>
      <text:p text:style-name="P1">751.</text:p>
      <text:p text:style-name="P1">424.Мальчик не скрывает своей радости, увидев деньги. Он с довольным видом</text:p>
      <text:p text:style-name="P1">сгребает монеты</text:p>
      <text:p text:style-name="P1">и отдает</text:p>
      <text:p text:style-name="P1">вам</text:p>
      <text:p text:style-name="P1">довольно</text:p>
      <text:p text:style-name="P1">большой кусок</text:p>
      <text:p text:style-name="P1">своего</text:p>
      <text:p text:style-name="P1">разрекламированного сыра.</text:p>
      <text:p text:style-name="P1">- Вот, отличная крута, - говорит он при этом, словно опытный торговец,</text:p>
      <text:p text:style-name="P1">совершивший выгодную сделку. – Она может храниться очень долго. А я пока</text:p>
      <text:p text:style-name="P1">съем оставшуюся часть.</text:p>
      <text:p text:style-name="P1">Полученный сыр вы можете съесть сразу (он восстановит 2 Жизни) или</text:p>
      <text:p text:style-name="P1">сделать это позже, взяв его с собой (+190).</text:p>
      <text:p text:style-name="P1">Мальчишка принимается за свой завтрак, а вы продолжаете путь – 731.</text:p>
      <text:p text:style-name="P1">425.</text:p>
      <text:p text:style-name="P1">Кажется, вы немного переусердствовали, так как гончар, выслушав ваши</text:p>
      <text:p text:style-name="P1">угрозы, весь сжался и смотрит на вас так, будто вы хотите его убить. Но ваш метод</text:p>
      <text:p text:style-name="P1">пошел на пользу – собеседник быстро залепетал, напряженно следя за вашими</text:p>
      <text:p text:style-name="P1">кулаками:</text:p>
      <text:p text:style-name="P1">- Нет-нет, не трогай меня, ведь я слабее. Я скажу все, мне нечего скрывать. Но</text:p>
      <text:p text:style-name="P1">это не только моя тайна. Пожалей несчастную женщину, ведь у нее умер муж, а</text:p>
      <text:p text:style-name="P1">если ты откроешь наш секрет, то она будет обесчещена. К тому же я хорошо</text:p>
      <text:p text:style-name="P1">отношусь к своей жене и не хочу причинять ей боль. Да, я действительно</text:p>
      <text:p text:style-name="P1">встречался с соседкой несколько раз. Пойми меня правильно – она красивая</text:p>
      <text:p text:style-name="P1">женщина, а ее муж ее не замечал, занятый своими чудачествами, и не оказывал ей</text:p>
      <text:p text:style-name="P1">должного внимания. Но мы никогда не желали ему зла, к тому же я не собираюсь</text:p>
      <text:p text:style-name="P1">разводиться. Я действительно не знаю, кто это сделал, врагов у медника не было,</text:p>
      <text:p text:style-name="P1">это точно. Но знаешь... Поговори с его соседом. Покойный как-то рассказывал,</text:p>
      <text:p text:style-name="P1">что видел несколько раз, как тот ночью выходил на улицу. Возможно, в ту ночь он</text:p>
      <text:p text:style-name="P1">тоже прогуливался и видел что-нибудь. А еще лучше поговори сначала с</text:p>
      <text:p text:style-name="P1">несчастной вдовой, она подтвердит, что наши отношения с ней не имеют никакого</text:p>
      <text:p text:style-name="P1">отношения к убийству.</text:p>
      <text:p text:style-name="P1">Вы мрачно делает знак рукой, давая понять, что больше не задерживаете</text:p>
      <text:p text:style-name="P1">любвеобильного гончара. Он поспешно уходит, а вы запоминаете услышанное</text:p>
      <text:p text:style-name="P1">(+11) – 329.</text:p>
      <text:p text:style-name="P1">426.</text:p>
      <text:p text:style-name="P1">Вы твердо заявляете, что не отказываетесь от своих слов и еще раз повторяете,</text:p>
      <text:p text:style-name="P1">что готовы биться с любым желающим за право стать главой лагеря. Курьян</text:p>
      <text:p text:style-name="P1">молча кивает головой и приглашает вас войти в лагерь. Тепе вы, наконец-то,</text:p>
      <text:p text:style-name="P1">увидите, как живут его обитатели.</text:p>
      <text:p text:style-name="P1">Сразу за воротами расположена приземистая, но добротно сделанная</text:p>
      <text:p text:style-name="P1">сторожка. Дверь ее открыта, и вы замечаете троих вооруженных воинов,</text:p>
      <text:p text:style-name="P1"><text:soft-page-break/>играющих в кости. Они провожают вас удивленными взглядами, но не говорят нислова. Как вы узнаете позже, они не смеют перечить Курьяну, одному из первых</text:p>
      <text:p text:style-name="P1">жителей лагеря, который к тому же был главным помощником у всех атаманов и</text:p>
      <text:p text:style-name="P1">до сих пор управляет разбойниками в отсутствие предводителя. Курьян</text:p>
      <text:p text:style-name="P1">показывает вам лагерь, попутно знакомя с его обитателями и приглашая их к</text:p>
      <text:p text:style-name="P1">вечером к центральному костру для решения вопроса о том, кто будет новым</text:p>
      <text:p text:style-name="P1">атаманом.</text:p>
      <text:p text:style-name="P1">В лагере живут не только русичи, но и степняки. Этим объясняется</text:p>
      <text:p text:style-name="P1">присутствие палаток кочевников между землянками и небольшими избами.</text:p>
      <text:p text:style-name="P1">Вместе с тем вы замечаете, что обитатели лагеря живут дружно и в полном</text:p>
      <text:p text:style-name="P1">достатке, одеваются в богатые одежды и все до единого вооружены отличными</text:p>
      <text:p text:style-name="P1">клинками, даже женщины и подростки. Посреди лагеря расположена обширная</text:p>
      <text:p text:style-name="P1">площадка, на которой вечером разводится большой костер. Около него</text:p>
      <text:p text:style-name="P1">разбойники собираются, чтобы обсудить важные вопросы. Тут же имеется</text:p>
      <text:p text:style-name="P1">длинный стол, за которым жители лагеря устраивают пиры. В скором времени вы</text:p>
      <text:p text:style-name="P1">убеждаетесь, что лагерь постоянно наполнен атмосферой праздника, и пиры тут</text:p>
      <text:p text:style-name="P1">устраиваются довольно часто. Удивительно, до чего беззаботно живут эти люди,</text:p>
      <text:p text:style-name="P1">преследуемые властями обоих государств, на границе между которыми находится</text:p>
      <text:p text:style-name="P1">их лагерь. Наверное, их и в самом деле охраняет какое-то волшебство.</text:p>
      <text:p text:style-name="P1">У вечернего костра разбойники признают ваше право претендовать на место</text:p>
      <text:p text:style-name="P1">атамана и сообщают, что на следующий день объявят, есть ли желающие</text:p>
      <text:p text:style-name="P1">сразиться с обладателем зачарованного меча. Сутки ожидания пролетают</text:p>
      <text:p text:style-name="P1">незаметно: теперь, когда пути назад у вас нет, разбойники принимают вас за</text:p>
      <text:p text:style-name="P1">своего и относятся с радушием. Вы едите лучшую пищу и наслаждаетесь жизнью,</text:p>
      <text:p text:style-name="P1">как это может делать только человек, которому вскоре предстоит сразиться в</text:p>
      <text:p text:style-name="P1">смертельном бою. На следующем собрании называются имена трех претендентов,</text:p>
      <text:p text:style-name="P1">готовых биться с вами за право обладания мечом атамана. Бои назначаются раз в</text:p>
      <text:p text:style-name="P1">день, и у вас есть сутки, чтобы настроиться перед каждой следующей схваткой.</text:p>
      <text:p text:style-name="P1">Вам также представляют ваших будущих противников – двух здоровяков русичей</text:p>
      <text:p text:style-name="P1">и одного сухощавого и необычайно высокого для своего племени степняка.</text:p>
      <text:p text:style-name="P1">Бой за право быть атаманом – событие крайне редкое для жителей лагеря, и</text:p>
      <text:p text:style-name="P1">посмотреть на него они собираются все до единого. Вечером у костра устраивается</text:p>
      <text:p text:style-name="P1">целый обряд с танцами и игрой на музыкальных инструментами, и апогеем этого</text:p>
      <text:p text:style-name="P1">праздника является смертельная схватка, судить которую, кстати, будет Курьян.</text:p>
      <text:p text:style-name="P1">Перед началом боя он подробно объясняет правила: драться одинаковым</text:p>
      <text:p text:style-name="P1">оружием, использовать любые приемы, не заходить за пределы территории,</text:p>
      <text:p text:style-name="P1">огороженной веревкой, не пытаться сбежать. Кстати, ваши противники имеют</text:p>
      <text:p text:style-name="P1">право отказаться от боя, признав свое поражение, вы же не можете этого сделать.</text:p>
      <text:p text:style-name="P1">Связано это с тем, что вы в случае победы станете атаманом, а ваши соперники</text:p>
      <text:p text:style-name="P1">лишь заполучат меч, а затем уже решат, претендовать ли им на место</text:p>
      <text:p text:style-name="P1">предводителя или нет. Вы понимаете, что вызов вам бросили те, кто рассчитывает</text:p>
      <text:p text:style-name="P1">в случае успеха стать атаманом. Это люди, которые уверены в том, что их</text:p>
      <text:p text:style-name="P1">поддержат и без проверки боем. Но вас такой чести не удостоили, поэтому</text:p>
      <text:p text:style-name="P1">приходится прокладывать себе путь к власти с мечом в руках.Первый же бой протекает необычайно тяжело. Соперник не только силен, но</text:p>
      <text:p text:style-name="P1">и ловок. Он уверен в своем мастерстве, иначе не бросил бы вам вызов. Около</text:p>
      <text:p text:style-name="P1">получаса вы кружите с ним по огороженной площадке, выискивая друг у друга</text:p>
      <text:p text:style-name="P1">слабые места. Понимая, что в этом бою победит более внимательный и</text:p>
      <text:p text:style-name="P1">терпеливый, вы держите надежную оборону, ожидая удобного момента. И этот</text:p>
      <text:p text:style-name="P1">момент настает после того, как противнику надоедает оборонительная тактика, и</text:p>
      <text:p text:style-name="P1">он бросается в отчаянную и плохо продуманную атаку. Вы наносите ему удар в</text:p>
      <text:p text:style-name="P1">ногу, и он, не в силах удержать равновесие, падает на одно колено. Теперь добить</text:p>
      <text:p text:style-name="P1"><text:soft-page-break/>соперника, не способного передвигаться, не представляет труда. Но он просит</text:p>
      <text:p text:style-name="P1">пощады, и вы щедро даруете ему жизнь, чем заслуживаете симпатии всех</text:p>
      <text:p text:style-name="P1">жителей лагеря.</text:p>
      <text:p text:style-name="P1">Следующий бой оказывается более скоротечным, но гораздо более</text:p>
      <text:p text:style-name="P1">трагичным. Ваш второй соперник, видимо, присмотревшись к вашей тактике и</text:p>
      <text:p text:style-name="P1">решив, что она у вас одна, сразу начинает агрессивно наступать, рассчитывая</text:p>
      <text:p text:style-name="P1">связать вам руки своими атаками и одержать победу за счет своей активности. Но</text:p>
      <text:p text:style-name="P1">он сильно ошибся: открытый бой – ваш конек, и вы чувствуете себя в нем, как рыба</text:p>
      <text:p text:style-name="P1">в воде. Вместе с тем раны, полученные в таком бою, как правило, более глубокие и</text:p>
      <text:p text:style-name="P1">опасные. Не исключением является и эта битва. Бросившись в атаку, противник</text:p>
      <text:p text:style-name="P1">получает несколько страшных ран и падает на землю, истекая кровью. На</text:p>
      <text:p text:style-name="P1">следующий день он умирает, но никто не осуждает вас за это: все видели бой и</text:p>
      <text:p text:style-name="P1">понимают, что вы победили честно, а ваша храбрость и мастерство по достоинству</text:p>
      <text:p text:style-name="P1">оцениваются.</text:p>
      <text:p text:style-name="P1">С каждым следующим днем вы все больше привыкаете к лагерю. Вы</text:p>
      <text:p text:style-name="P1">знакомитесь с его жителями и чувствуете, что втайне всегда мечтали о такой</text:p>
      <text:p text:style-name="P1">жизни – свободной и беспечной.</text:p>
      <text:p text:style-name="P1">Последний противник отказывается от боя, признавая ваше превосходство.</text:p>
      <text:p text:style-name="P1">Через день вас торжественно объявляют атаманом разбойников.</text:p>
      <text:p text:style-name="P1">Вы приобрели даже больше, чем рассчитывали. Большинство разбойников,</text:p>
      <text:p text:style-name="P1">как ни странно, воспитаны гораздо лучше, чем жители великогорских городов, и</text:p>
      <text:p text:style-name="P1">многие из них обучены грамоте. Вскоре вам становится понятна причина этого</text:p>
      <text:p text:style-name="P1">явления: в лагере живет несколько чиновников из Стоянки, столицы степняков,</text:p>
      <text:p text:style-name="P1">которых разбойники спасли от тюрьмы, а они в благодарность стали обучать</text:p>
      <text:p text:style-name="P1">обитателей лагеря чтению и письму. Учитывая, что население лагеря не так уж</text:p>
      <text:p text:style-name="P1">многочисленно, учителя быстро научили грамоте практически всех бывших</text:p>
      <text:p text:style-name="P1">бродяг и преступников.</text:p>
      <text:p text:style-name="P1">Источники дохода ваших новых подчиненных – воровство, подделка и</text:p>
      <text:p text:style-name="P1">продажа фальшивых документов, жульничество, шулерство и тому подобные</text:p>
      <text:p text:style-name="P1">занятия. Но главным занятием разбойников остаются налеты на торговые</text:p>
      <text:p text:style-name="P1">караваны. Вскоре вы сами беретесь возглавить несколько таких набегов, и своей</text:p>
      <text:p text:style-name="P1">смелостью и решительностью заслуживаете еще большее уважение, вместе с тем</text:p>
      <text:p text:style-name="P1">все больше входя во вкус этой лихой жизни.</text:p>
      <text:p text:style-name="P1">Так протекают дни, и вы постепенно забываете свою прежнюю жизнь.</text:p>
      <text:p text:style-name="P1">Письмо Мирослава вы не продаете и не выкидываете, и оно лежит, печально</text:p>
      <text:p text:style-name="P1">напоминая о том, что навсегда утеряно. Иногда во время налетов на караваны вывстречаете среди охранников своих бывших соратников, но в этих случаях вы</text:p>
      <text:p text:style-name="P1">закрываете лицо платком, чтобы не быть узнанным. По всем лесам и степи гремит</text:p>
      <text:p text:style-name="P1">слава о новом бесстрашном атамане разбойников, имя которого начинает</text:p>
      <text:p text:style-name="P1">наводить ужас не только на толстых торговцев, но и на княжеских дружинников.</text:p>
      <text:p text:style-name="P1">Вы ни в чем не нуждаетесь и никогда не задумываетесь, когда и как кончится ваша</text:p>
      <text:p text:style-name="P1">жизнь. Даже видения, когда-то являвшиеся во сне, притупляются и почти не</text:p>
      <text:p text:style-name="P1">беспокоят вас по ночам. Если же становится совсем тоскливо, и воспоминания о</text:p>
      <text:p text:style-name="P1">старой жизни становятся невыносимыми, на выручку приходит вино, рекой</text:p>
      <text:p text:style-name="P1">льющееся в лагере...</text:p>
      <text:p text:style-name="P1">427.</text:p>
      <text:p text:style-name="P1">Всадники быстро настигают вас и останавливаются на некотором расстоянии.</text:p>
      <text:p text:style-name="P1">Их командир тщательно осматривает вас с ног до головы, после чего резко кричит</text:p>
      <text:p text:style-name="P1">своим товарищам какое-то непонятное слово. Услышав его, кочевники трогаются с</text:p>
      <text:p text:style-name="P1">места, направляя лошадей прямо на вас и приготовив сабли для удара. Вы</text:p>
      <text:p text:style-name="P1">догадываетесь, что командир этого отряда счел вас слишком подозрительным</text:p>
      <text:p text:style-name="P1">путником, чтобы заводить ненужные разговоры. Придется отбиваться от</text:p>
      <text:p text:style-name="P1"><text:soft-page-break/>нападения. Еще хорошо, что кочевники не прихватили с собой луки, иначе вам</text:p>
      <text:p text:style-name="P1">пришлось бы несладко.</text:p>
      <text:p text:style-name="P1">1-ЫЙ СТЕПНЯК</text:p>
      <text:p text:style-name="P1">Нападение 9</text:p>
      <text:p text:style-name="P1">Защита</text:p>
      <text:p text:style-name="P1">14</text:p>
      <text:p text:style-name="P1">Жизнь</text:p>
      <text:p text:style-name="P1">10</text:p>
      <text:p text:style-name="P1">Инициатива 9</text:p>
      <text:p text:style-name="P1">2-ОЙ СТЕПНЯК</text:p>
      <text:p text:style-name="P1">Нападение 9</text:p>
      <text:p text:style-name="P1">Защита</text:p>
      <text:p text:style-name="P1">14</text:p>
      <text:p text:style-name="P1">Жизнь</text:p>
      <text:p text:style-name="P1">10</text:p>
      <text:p text:style-name="P1">Инициатива 9</text:p>
      <text:p text:style-name="P1">3-ИЙ СТЕПНЯК</text:p>
      <text:p text:style-name="P1">Нападение 9</text:p>
      <text:p text:style-name="P1">Защита</text:p>
      <text:p text:style-name="P1">14</text:p>
      <text:p text:style-name="P1">Жизнь</text:p>
      <text:p text:style-name="P1">10</text:p>
      <text:p text:style-name="P1">Инициатива 9</text:p>
      <text:p text:style-name="P1">В начале боя кочевники изберут агрессивный стиль ведения боя, после смерти</text:p>
      <text:p text:style-name="P1">одного из них перейдут к контратакующему стилю.</text:p>
      <text:p text:style-name="P1">Бой будет нелегким, у вас есть причины пожалеть о том, что вы пренебрегли</text:p>
      <text:p text:style-name="P1">мерами предосторожности и в открытую пошли через степь. Если вам удастсяостаться в живых и поразить всех противников, то нужно будет подумать о том,</text:p>
      <text:p text:style-name="P1">как скорее уйти подальше от заставы: товарищи убитых могут броситься в погоню</text:p>
      <text:p text:style-name="P1">за вами. Беглый осмотр тел ничего не дает: деньги кочевники с собой не брали, а</text:p>
      <text:p text:style-name="P1">их оружие гораздо хуже вашего. Оценив обстановку, вы решаете воспользоваться</text:p>
      <text:p text:style-name="P1">одной из освободившихся лошадей. Править конем, обученным не подчиняться</text:p>
      <text:p text:style-name="P1">чужакам, непросто, но вам удается проскакать по степи некоторое расстояние.</text:p>
      <text:p text:style-name="P1">Когда вы оказываетесь в безопасности, то слазите с лошади и отпускаете ее –</text:p>
      <text:p text:style-name="P1">слишком уж она непокорная. Теперь можно вернуться на тракт, который</text:p>
      <text:p text:style-name="P1">находится совсем близко, и продолжить путешествие, получив неплохой урок о</text:p>
      <text:p text:style-name="P1">том, что нельзя полагаться на одно везение, когда враг неподалеку - (21).</text:p>
      <text:p text:style-name="P1">428.</text:p>
      <text:p text:style-name="P1">Общий зал пуст. Крестьяне давно разошлись по домам, и трактир</text:p>
      <text:p text:style-name="P1">погрузился в полумрак. Со второго этажа доносится громкий рев.</text:p>
      <text:p text:style-name="P1">Прислушавшись, вы понимаете, что это храпит кто-то из постояльцев, снявших</text:p>
      <text:p text:style-name="P1">комнату. Услышав скрип открываемой двери, которая оказывается незапертой,</text:p>
      <text:p text:style-name="P1">хозяин выходит из боковой комнаты и услужливо интересуется, не решили ли вы</text:p>
      <text:p text:style-name="P1">сныть комнату, где вам, с его слов, будут предложены самые лучшие условия.</text:p>
      <text:p text:style-name="P1">Стоить это удовольствие будет две монеты. Ваши глаза тем временем привыкают к</text:p>
      <text:p text:style-name="P1">полумраку, и теперь вы замечаете, что зал не совсем пуст: на лавках у стен спит</text:p>
      <text:p text:style-name="P1">несколько человек. Вы спрашиваете об этом у хозяина, на что он отвечает, что он</text:p>
      <text:p text:style-name="P1">не запрещает бедным путешественникам ночевать в общем зале, если они</text:p>
      <text:p text:style-name="P1">обещают уйти рано утром, за это он не берет с них ничего. При этом он замечает,</text:p>
      <text:p text:style-name="P1">что спать в постели будет гораздо удобнее и приятнее. Так что неожиданно у вас</text:p>
      <text:p text:style-name="P1">появляется возможность провести ночь в трактире совершенно бесплатно, правда,</text:p>
      <text:p text:style-name="P1">спать придется на голой лавке. Решайте: снимете комнату за деньги (723) или</text:p>
      <text:p text:style-name="P1"><text:soft-page-break/>скажете, что вы и очередной бедный путешественник, и останетесь в общем зале</text:p>
      <text:p text:style-name="P1">(891)?</text:p>
      <text:p text:style-name="P1">429.</text:p>
      <text:p text:style-name="P1">- Кажется, ты тоже только что пришел в деревню? – Интересуетесь вы.</text:p>
      <text:p text:style-name="P1">Незнакомец мрачно кивает в ответ. – Я слышал, у местного мельника</text:p>
      <text:p text:style-name="P1">приключилась беда. Ничего не знаешь об этом?</text:p>
      <text:p text:style-name="P1">- Я не лезу в чужие дела, - хмуро отвечает он. – У меня хватает собственных</text:p>
      <text:p text:style-name="P1">проблем, и я тороплюсь.</text:p>
      <text:p text:style-name="P1">Незнакомец невежливо поворачивается к вам спиной, давая понять, что</text:p>
      <text:p text:style-name="P1">разговор окончен, и идет в сторону реки. Если хотите его задержать, пора</text:p>
      <text:p text:style-name="P1">предпринимать решительные действия. Первое и единственное, что приходит в</text:p>
      <text:p text:style-name="P1">голову – достать меч и припугнуть наглеца (172). Если вы готовы стерпеть грубый</text:p>
      <text:p text:style-name="P1">ответ и отпустить подозрительного странника – 726.430.</text:p>
      <text:p text:style-name="P1">Если крестьянин не ошибся, это та самая поляна, о которой он говорил. Но</text:p>
      <text:p text:style-name="P1">где именно искать? Вы обходите сосну кругом и замечаете, что в одном месте на</text:p>
      <text:p text:style-name="P1">земле трава не растет, а хвоя совсем свежая. Лопаты у вас нет, но это не</text:p>
      <text:p text:style-name="P1">останавливает вас. Разрыхлив землю кинжалом, вы выгребаете ее руками, при</text:p>
      <text:p text:style-name="P1">этом обратив внимание, что земля необычайно мягкая и рыхлая. Через несколько</text:p>
      <text:p text:style-name="P1">минут кинжал натыкается на деревянную дощечку, которую вы аккуратно</text:p>
      <text:p text:style-name="P1">освобождаете от земли и приподнимаете. Под ней – тайник, в который вы и</text:p>
      <text:p text:style-name="P1">заглядываете – 754.</text:p>
      <text:p text:style-name="P1">431.</text:p>
      <text:p text:style-name="P1">- Что-то ты слишком любопытен, - замечает ваш собеседник. – А мы тебя</text:p>
      <text:p text:style-name="P1">совсем не знаем. Скажу тебе одно: мы свободные люди, которые не зависят ни от</text:p>
      <text:p text:style-name="P1">ханов, ни от князей, ни от королей. И мы очень дорожим своей свободой, поэтому</text:p>
      <text:p text:style-name="P1">не пускаем в лагерь чужаков и не распускаем языки с каждым встречным. Попасть</text:p>
      <text:p text:style-name="P1">за этот частокол – большая честь, и право на это надо заслужить, доказав свою</text:p>
      <text:p text:style-name="P1">преданность. Ты уж не обижайся, путник, но лучше иди своей дорогой и забудь о</text:p>
      <text:p text:style-name="P1">том, что здесь видел.</text:p>
      <text:p text:style-name="P1">Незнакомец разговаривает с вами жестко, но достаточно дружелюбно, и</text:p>
      <text:p text:style-name="P1">чутье подсказывает, что он не желает вам зла. Однако вместе с тем он</text:p>
      <text:p text:style-name="P1">неразговорчив, и непонятно, стоит ли просить у него какой-либо помощи и</text:p>
      <text:p text:style-name="P1">продолжать беседу. Поэтому можете воспользоваться его советом, вернуться на</text:p>
      <text:p text:style-name="P1">дорогу и пойти прочь от лагеря (867). Если же вы хотите попросить его о помощи,</text:p>
      <text:p text:style-name="P1">то придется признаться хотя бы в том, что вы идете до Айзарии (635).</text:p>
      <text:p text:style-name="P1">432.</text:p>
      <text:p text:style-name="P1">Вот вы и нашли последний, самый важный ингредиент для приготовления</text:p>
      <text:p text:style-name="P1">сурьи. Не забывайте, что кроме сбора весенних трав вам нужны вода, молоко и</text:p>
      <text:p text:style-name="P1">мед. Если у вас есть все необходимое, можете приступить к приготовлению</text:p>
      <text:p text:style-name="P1">напитка немедленно.</text:p>
      <text:p text:style-name="P1">Следуя полученному рецепту, вы смешиваете мед с водой и ставите</text:p>
      <text:p text:style-name="P1">полученную смесь на огонь, постоянно ее помешивая. Когда она почти закипает,</text:p>
      <text:p text:style-name="P1">вы снимаете котелок (который, кстати, одолжили ненадолго у одной милой</text:p>
      <text:p text:style-name="P1">степнячки) и выливаете в него молоко. Как и говорил знахарь, скоро в котелке</text:p>
      <text:p text:style-name="P1">появляется небольшой осадок. Теперь самое время добавить травы, что вы и</text:p>
      <text:p text:style-name="P1">делаете. Жидкость мгновенно вскипает, приобретает чудесный золотистый цвет и</text:p>
      <text:p text:style-name="P1">через минуту успокаивается. Сурья готова, выдерживать ее, как пояснял знахарь,</text:p>
      <text:p text:style-name="P1">не обязательно. Вы вдыхаете аромат хмельного напитка (а он получился именно</text:p>
      <text:p text:style-name="P1">таким) и чувствуете, что хотите немедленно его попробовать. Пригубив котелок,</text:p>
      <text:p text:style-name="P1">вы делаете первый глоток и ощущаете великолепный вкус сурьи. Понимая, чтонапиток удался, вы медленно выпиваете все содержимое котелка. С последним</text:p>
      <text:p text:style-name="P1">глотком вы чувствуете легкое приятное головокружение, ноги подкашиваются,</text:p>
      <text:p text:style-name="P1"><text:soft-page-break/>мышцы расслабляются сами по себе. Вы садитесь на землю и несколько минут</text:p>
      <text:p text:style-name="P1">наслаждаетесь состоянием нахлынувшего блаженства, не сравнимого ни с чем из</text:p>
      <text:p text:style-name="P1">того, что вы ощущали раньше. Когда истома проходит, вы удовлетворенно</text:p>
      <text:p text:style-name="P1">вздыхаете и оглядываетесь. Вокруг ничего не изменилось, но кое-что произошло</text:p>
      <text:p text:style-name="P1">внутри вас. Тело налилось силами, усталость прошла, мысли успокоились.</text:p>
      <text:p text:style-name="P1">Восстановите полностью свою Жизнь. Кроме того, чудесная сурья прибавила вам 1</text:p>
      <text:p text:style-name="P1">к Нападению, 1 к Защите и 2 к максимальному значению Жизни.</text:p>
      <text:p text:style-name="P1">Может быть, когда-нибудь еще удастся найти нужные ингредиенты и</text:p>
      <text:p text:style-name="P1">изготовить этот напиток, чтобы снова испытать приятные ощущения. Но это,</text:p>
      <text:p text:style-name="P1">скорее всего, произойдет уже после возвращения из Айзарии. А сейчас пора</text:p>
      <text:p text:style-name="P1">отправляться дальше. Но сначала можно подойти к толпе у края лагеря, которая</text:p>
      <text:p text:style-name="P1">еще не разошлась (153). Если вы не собираетесь это делать, а хотите сразу уйти со</text:p>
      <text:p text:style-name="P1">стоянки – 474.</text:p>
      <text:p text:style-name="P1">433.</text:p>
      <text:p text:style-name="P1">Проходит еще полчаса, а признаков, указывающих на то, что столица южан</text:p>
      <text:p text:style-name="P1">уже близко, по-прежнему нет. Наверное, вы немного ошиблись в расчетах и</text:p>
      <text:p text:style-name="P1">прошли не так много, как рассчитывали. Солнце уже давно миновало зенит и</text:p>
      <text:p text:style-name="P1">постепенно начинает опускаться к горизонту, а ваша тень становится все длиннее</text:p>
      <text:p text:style-name="P1">и длиннее. И все же, несмотря на это, пока вы не собираетесь останавливаться на</text:p>
      <text:p text:style-name="P1">ночь в Стоянке – лучше уж пройти оставшуюся часть пути до границы Айзарии</text:p>
      <text:p text:style-name="P1">по темноте, тем более идти ночью по степи даже легче, а отоспаться можно по</text:p>
      <text:p text:style-name="P1">возвращению в Великогорск. На дороге все чаще попадаются сухие лепешки,</text:p>
      <text:p text:style-name="P1">оставленные домашним скотом. Идти они не мешают, поэтому вы не обращаете</text:p>
      <text:p text:style-name="P1">внимания на эту мелочь.</text:p>
      <text:p text:style-name="P1">Впереди показывается какое-то строение. Но это еще не Стоянка, к тому же</text:p>
      <text:p text:style-name="P1">стоит непонятное сооружение в стороне от дороги. Приблизившись, вы видите,</text:p>
      <text:p text:style-name="P1">что это одинокая каменная башня, сильно потрепанная временем и дождями. Она</text:p>
      <text:p text:style-name="P1">давно заброшена, и сейчас уже трудно определить ее первоначальное</text:p>
      <text:p text:style-name="P1">происхождение. Может быть, ее соорудили степняки, а может, совсем другой</text:p>
      <text:p text:style-name="P1">народ еще до того, как в эти места пришли кочевники. В тени башни можно было</text:p>
      <text:p text:style-name="P1">бы укрыться и отдохнуть, но дневная жара уже спадает, а времени у вас почти нет.</text:p>
      <text:p text:style-name="P1">К тому же неизвестно, кто мог поселиться среди старых камней: не хотелось бы</text:p>
      <text:p text:style-name="P1">наткнуться на змеиное гнездо или жилище какого-нибудь ядовитого насекомого.</text:p>
      <text:p text:style-name="P1">Все же, если хотите, можете подойти ближе и осмотреть древнее строение</text:p>
      <text:p text:style-name="P1">(570). Если считаете это излишней тратой времени, то идите дальше (889).</text:p>
      <text:p text:style-name="P1">434.Идти по безлюдной дороге приходится довольно долго. Зато никто не</text:p>
      <text:p text:style-name="P1">мешает вам спокойно обдумать план дальнейших действий. Дорога ведет в юго-</text:p>
      <text:p text:style-name="P1">западном направлении, как раз в ту сторону, где лежит Айзария. Но путь,</text:p>
      <text:p text:style-name="P1">вероятнее всего, в скором времени изменит направление и свернет на юг, к</text:p>
      <text:p text:style-name="P1">Стоянке, столице этих земель. От Стоянки до Айзарии можно дойти по</text:p>
      <text:p text:style-name="P1">Купеческому тракту, который ведет прямиком в Дивею. Нужно лишь соблюдать</text:p>
      <text:p text:style-name="P1">осторожность и не попадаться на глаза патрулям – неизвестно, как они отнесутся к</text:p>
      <text:p text:style-name="P1">гостю с севера. В степи заметить всадников будет несложно; главное, чтобы они не</text:p>
      <text:p text:style-name="P1">заметили вас первыми.</text:p>
      <text:p text:style-name="P1">Тень становится совсем короткой, практически полностью прячась у вас под</text:p>
      <text:p text:style-name="P1">ногами. Настал полдень, солнце замирает в зените и безжалостно жарит вас</text:p>
      <text:p text:style-name="P1">своими лучами. Вы с надеждой вглядываетесь вперед, выискивая взглядом камень</text:p>
      <text:p text:style-name="P1">или дерево, чтобы устроить в тени хотя бы получасовой привал, но степь</text:p>
      <text:p text:style-name="P1">совершенно ровная, и вам приходится терпеливо идти дальше, изнывая от духоты.</text:p>
      <text:p text:style-name="P1">Пройдя еще немного, вы замечаете пешего странника, идущего вам</text:p>
      <text:p text:style-name="P1">навстречу. Он один и без лошади, и вы решаете, что нет смысла прятаться. К тому</text:p>
      <text:p text:style-name="P1">же при приближении вы видите, что это всего лишь старик, которому почему-то</text:p>
      <text:p text:style-name="P1"><text:soft-page-break/>не сидится в прохладном шатре в такую жару. Когда странник почти поравнялся с</text:p>
      <text:p text:style-name="P1">вами, вы можете рассмотреть его как следует. Вы отмечаете про себя, что хотя этот</text:p>
      <text:p text:style-name="P1">путник и не молод, но держится он отлично. Гордая осанка придает его походке</text:p>
      <text:p text:style-name="P1">уверенность, а поступь тверда, как у молодого воина; прямой взгляд сверлит</text:p>
      <text:p text:style-name="P1">насквозь; руки крепко держат посох, конец которого почему-то обгорел.</text:p>
      <text:p text:style-name="P1">Внимание привлекают серебристые волосы и борода странника. Старик родом из</text:p>
      <text:p text:style-name="P1">Полесья, и вас несколько удивляет, что он не боится путешествовать по степным</text:p>
      <text:p text:style-name="P1">дорогам в эти неспокойные времена.</text:p>
      <text:p text:style-name="P1">Если вы уже встречали этого человека - (143), если нет – 198.</text:p>
      <text:p text:style-name="P1">435.</text:p>
      <text:p text:style-name="P1">Очень скоро дорога, вынырнув из леса, упирается в уже знакомый вам</text:p>
      <text:p text:style-name="P1">Купеческий тракт. Путь, по которому вы шли, продолжается с другой стороны</text:p>
      <text:p text:style-name="P1">тракта, поэтому ничто не мешает пойти по нему дальше. Невдалеке, справа от</text:p>
      <text:p text:style-name="P1">развилки, на которой вы стоите, виден мост через реку. На ближайшем дереве</text:p>
      <text:p text:style-name="P1">висит деревянный указатель: на юг по тракту – Каменка, направо дальше по</text:p>
      <text:p text:style-name="P1">дороге – Ледяной, в той стороне, откуда вы пришли – Старый. Идти назад или на</text:p>
      <text:p text:style-name="P1">север по тракту, конечно, не имеет смысла. Поэтому нужно выбрать одну из двух</text:p>
      <text:p text:style-name="P1">широких и удобных дорог, каждая из которых ведет к пограничному городу:</text:p>
      <text:p text:style-name="P1">прямо в сторону Каменки (646) или направо к Ледяному (653).</text:p>
      <text:p text:style-name="P1">436.</text:p>
      <text:p text:style-name="P1">Не забывая быть начеку, вы возвращаетесь тем же путем. Постоянно</text:p>
      <text:p text:style-name="P1">внимательно осматриваясь и прислушиваясь, вы, тем не менее, постепенноуспокаиваетесь и начинаете рассуждать. Мост разрушен, и с этим фактом</text:p>
      <text:p text:style-name="P1">придется смириться. Кто и зачем это сделал, выяснить, скорее всего, не удастся, к</text:p>
      <text:p text:style-name="P1">тому же это вряд ли что-нибудь изменило бы. Поэтому сейчас главное решить,</text:p>
      <text:p text:style-name="P1">как действовать дальше, чтобы выполнить свою миссию. Напряженно думая, вы и</text:p>
      <text:p text:style-name="P1">не замечаете, как минуете зимовье, выходите на тропу и уже приближаетесь к</text:p>
      <text:p text:style-name="P1">Хвойному. Здесь вы в безопасности, поэтому можно убрать меч и поторопиться в</text:p>
      <text:p text:style-name="P1">«Березовый сок». Подойдя к трактиру, вы замечаете, что Василька нет. Худшие</text:p>
      <text:p text:style-name="P1">предположения начинают подтверждаться. Неужели Хонор уже уехал из</text:p>
      <text:p text:style-name="P1">деревни? Хозяин трактира на ваши расспросы отвечает, что он прекрасно знает</text:p>
      <text:p text:style-name="P1">командира дружинников, что тот давно покинул деревню на лошади и никому</text:p>
      <text:p text:style-name="P1">ничего не просил передать. В плохом расположении духа вы садитесь за один из</text:p>
      <text:p text:style-name="P1">столов и, прикрыв глаза и откинувшись назад, начинаете думать. Благоразумие</text:p>
      <text:p text:style-name="P1">подсказывает вам, что теперь нужно возвращаться в Великогорск. Если вы</text:p>
      <text:p text:style-name="P1">выдвинетесь сейчас, то к ночи доберетесь до терема князя, и тот придумает какой-</text:p>
      <text:p text:style-name="P1">нибудь новый план действий. Правда, два дня будет потеряно, а с учетом того, что</text:p>
      <text:p text:style-name="P1">теперь короткий путь в Айзарию отрезан, везти послание придется по окружной</text:p>
      <text:p text:style-name="P1">дороге, которая, кстати, проходит через земли степняков... На ум приходит еще</text:p>
      <text:p text:style-name="P1">один вариант. Так как доставить письмо нужно в любом случае, вы уверены, что</text:p>
      <text:p text:style-name="P1">князь все равно пошлет гонца – вас или кого-то другого. Он говорил, что</text:p>
      <text:p text:style-name="P1">выполнить это поручение нужно быстро и тайно. Если исходить из этого, ехать до</text:p>
      <text:p text:style-name="P1">Великогорска и терять столько времени сейчас нельзя. Да и что это даст? Нового</text:p>
      <text:p text:style-name="P1">коня для путешествия? Это, конечно, было бы хорошо, но не исключено, что князь</text:p>
      <text:p text:style-name="P1">по каким-нибудь соображениям посоветует оставить животное где-нибудь в</text:p>
      <text:p text:style-name="P1">дороге, в том же Хвойном. Например, потому, что с лошадью сложнее спрятаться,</text:p>
      <text:p text:style-name="P1">не говоря уже о том, что за ней нужно ухаживать... Добраться до границы можно</text:p>
      <text:p text:style-name="P1">за два дня. Затем около трех дней хватит на то, чтобы прокрасться мимо застав</text:p>
      <text:p text:style-name="P1">степняков и дойти до Дивеи. Денег у вас достаточно, к тому же они и выдавались</text:p>
      <text:p text:style-name="P1">на непредвиденные случаи. Рассуждая над таким вариантом действий, вы все</text:p>
      <text:p text:style-name="P1">больше приходите к мысли, что не так уж он и плох. Есть и еще кое-что, что могло</text:p>
      <text:p text:style-name="P1">бы показаться не столь важным, если бы не выручало вас в жизни не один раз, -</text:p>
      <text:p text:style-name="P1"><text:soft-page-break/>ваша интуиция. Чутье подсказывает, что сейчас нужно взять инициативу в свои</text:p>
      <text:p text:style-name="P1">руки и действовать решительно. В конце концов, можно написать князю письмо, и</text:p>
      <text:p text:style-name="P1">если он придумает что-то, до чего не додумались вы, он всегда сможет поручить</text:p>
      <text:p text:style-name="P1">новую миссию кому-то другому, а вы отправитесь в путь немедленно. Последней</text:p>
      <text:p text:style-name="P1">каплей, разрешившей сомнения, является мысль о том, что вы, никогда до этого</text:p>
      <text:p text:style-name="P1">не потерпевший на службе ни одного поражения, всегда исполнявший все</text:p>
      <text:p text:style-name="P1">приказы от и до, приедете к князю и, признавая свое бессилие, будете объяснять</text:p>
      <text:p text:style-name="P1">ему ситуацию... Вы еще слишком молоды, чтобы стерпеть такой позор.</text:p>
      <text:p text:style-name="P1">Горячность и азарт окончательно берут вверх, и вы словно пробуждаетесь ото сна.</text:p>
      <text:p text:style-name="P1">Решено! Для начала вы просите трактирщика принести бумагу и перо. В Полесье</text:p>
      <text:p text:style-name="P1">не так много грамотных людей, и хозяин заведения, который сам не умеет ни</text:p>
      <text:p text:style-name="P1">писать, ни читать, с уважением смотрит на вас и немедленно исполняет просьбу.</text:p>
      <text:p text:style-name="P1">Подумав, вы решаете написать короткую записку, чтобы ее смысл остался</text:p>
      <text:p text:style-name="P1">непонятен, случись ей попасть в чужие руки: «Мост разрушен. Еду по тракту.Сделаю все, что смогу». Записку вы запечатываете, оставив на воске оттиск</text:p>
      <text:p text:style-name="P1">рукояти своего меча, и отдаете трактирщику, строго наказав ему передать ее</text:p>
      <text:p text:style-name="P1">лично Хонору или кому-нибудь из дружинников, чтобы те доставили ее князю</text:p>
      <text:p text:style-name="P1">Мирославу. За эту услугу трактирщик ничего не просит. Теперь самое время</text:p>
      <text:p text:style-name="P1">подумать о том, как выполнить свой план. Действовать нужно осторожно, но и без</text:p>
      <text:p text:style-name="P1">лишней скромности. На землях Полесья вам вряд ли что-то угрожает, а вот в</text:p>
      <text:p text:style-name="P1">степях никто поможет в случае беды, которая наверняка будет поджидать</text:p>
      <text:p text:style-name="P1">ежеминутно, поэтому подготовиться как следует необходимо именно до того, как</text:p>
      <text:p text:style-name="P1">вы не покинете земли русичей. Впрочем, до границы, насколько вам известно, еще</text:p>
      <text:p text:style-name="P1">далеко. Можно задержаться в Хвойном и расспросить о дороге как следует, ведь</text:p>
      <text:p text:style-name="P1">здесь всегда много путешественников с разных мест. Оглянувшись, вы замечаете</text:p>
      <text:p text:style-name="P1">недалеко от себя стол, за которым сидит трое мужчин, судя по одежде – весьма</text:p>
      <text:p text:style-name="P1">богатых, а по выражению лиц – весьма дружелюбных. Скорее всего, это купцы, а</text:p>
      <text:p text:style-name="P1">эти люди путешествуют не только по Полесью, но и за его пределами. Кроме них</text:p>
      <text:p text:style-name="P1">в таверне находится компания молодых крестьян – юношей и девушек, мешать</text:p>
      <text:p text:style-name="P1">которым не стоит, и неприятного вида мужчина, заснувший прямо за столом</text:p>
      <text:p text:style-name="P1">около недопитого кувшина медовухи. Таким образом, поговорить тут особо и не с</text:p>
      <text:p text:style-name="P1">кем. Для начала вы пробуете разговорить трактирщика, но он мало что может</text:p>
      <text:p text:style-name="P1">сказать о местных посетителях, а уж тем более о том, что творится за пределами</text:p>
      <text:p text:style-name="P1">Хвойного: по его словам, в дела и разговоры приезжих он не лезет и вообще</text:p>
      <text:p text:style-name="P1">старается жить подальше от всяких бед. Значит, остается компания</text:p>
      <text:p text:style-name="P1">путешественников недалеко от вас, можно попробовать поболтать с ними (157)</text:p>
      <text:p text:style-name="P1">или уйти из таверны и поискать места, где есть больше собеседников (337).</text:p>
      <text:p text:style-name="P1">437.</text:p>
      <text:p text:style-name="P1">Ратмир доволен, что вы приняли его условия. Вы напоминаете ему о секрете,</text:p>
      <text:p text:style-name="P1">но он лишь слегка кивает головой и приподнимает руку, давая понять, что он не</text:p>
      <text:p text:style-name="P1">забыл о своем обещании и просит не торопиться.</text:p>
      <text:p text:style-name="P1">- На самом деле, это очень важная информация. Не знаю только, нужна ли</text:p>
      <text:p text:style-name="P1">она тебе, но я всегда держу свое слово и сам ненавижу брехунов. Совсем недавно я</text:p>
      <text:p text:style-name="P1">вернулся с пограничной заставы. В одну из вылазок парням удалось поймать</text:p>
      <text:p text:style-name="P1">узкоглазого лазутчика, который совсем обнаглел и крутился рядом с лагерем.</text:p>
      <text:p text:style-name="P1">После некоторой...эээ...беседы наш новый приятель рассказал нам о том, что</text:p>
      <text:p text:style-name="P1">недалеко от границы в степях стоит высокая деревянная башня – пост степняков.</text:p>
      <text:p text:style-name="P1">Он также сказал нам пароль для прохода через пост – «Лошадиная грива», на их</text:p>
      <text:p text:style-name="P1">языке, разумеется. Не знаю, действует ли этот пароль до сих пор, это было</text:p>
      <text:p text:style-name="P1">несколько дней назад. Вот и все, что я хотел сказать. Все же... Не пересказывай</text:p>
      <text:p text:style-name="P1">только что услышанное на каждом углу, ладно?</text:p>
      <text:p text:style-name="P1">Вы обещаете не болтать попусту и благодарите Ратмира за информацию (-</text:p>
      <text:p text:style-name="P1"><text:soft-page-break/>125). После этого попрощайтесь со своим болтливым собеседником и</text:p>
      <text:p text:style-name="P1">продолжайте свою прогулку по городу – 86.</text:p>
      <text:p text:style-name="P1">438.Всадники внимательно осматривают вас своими пронзительными взглядами.</text:p>
      <text:p text:style-name="P1">Говорить о чем-либо с вами они не собираются, поэтому можете даже не пытаться</text:p>
      <text:p text:style-name="P1">начать разговор. Один из кочевников задерживает взор на турсуке, висящем у вас</text:p>
      <text:p text:style-name="P1">на поясе. Некоторое время он задумчиво смотрит на вашу флягу – такими</text:p>
      <text:p text:style-name="P1">пользуются только жители степи. Наконец, всадник что-то негромко говорит</text:p>
      <text:p text:style-name="P1">своему спутнику, после чего они трогаются с места и скачут своей дорогой, не</text:p>
      <text:p text:style-name="P1">задерживая вас больше. Когда незнакомцы уносятся прочь, вы чувствуете</text:p>
      <text:p text:style-name="P1">облегчение. Вы уже пожалели о том, что не спрятались в траве, догадавшись, что</text:p>
      <text:p text:style-name="P1">нарвались на разъезд, патрулирующий дороги. К счастью, приобретенный в свое</text:p>
      <text:p text:style-name="P1">время турсук вызвал у воинов патруля какие-то сомнения, и они решили вас не</text:p>
      <text:p text:style-name="P1">трогать. Понимая, что впредь нужно быть осторожнее, вы идете дальше – 363.</text:p>
      <text:p text:style-name="P1">439.</text:p>
      <text:p text:style-name="P1">У побежденных разбойников вы находите 9 монет – 5 у главаря и по 2 у его</text:p>
      <text:p text:style-name="P1">товарищей. Больше никаких ценностей эти проходимцы при себе не носили. Их</text:p>
      <text:p text:style-name="P1">оружие недостойно вашего внимания, поэтому переведите дух после боя и идите</text:p>
      <text:p text:style-name="P1">дальше с чувством исполненного долга после очищения еще одного пути от лихих</text:p>
      <text:p text:style-name="P1">людей – 233.</text:p>
      <text:p text:style-name="P1">440.</text:p>
      <text:p text:style-name="P1">Вы вспоминаете, что знахарь говорил о том, что его зелье нужно добавить в</text:p>
      <text:p text:style-name="P1">еду к врагам. Лучшего случая сделать это не представится, поэтому вы осторожно</text:p>
      <text:p text:style-name="P1">выливаете отвар прямо в котел. Ваши действия остаются незамеченными, и вы</text:p>
      <text:p text:style-name="P1">беспрепятственно уходите с кухни. Было бы интересно узнать, какой эффект</text:p>
      <text:p text:style-name="P1">произведет зелье знахаря, но пока степняки не попробуют похлебку, узнать это не</text:p>
      <text:p text:style-name="P1">удастся. Возможно, у них вырастут ослиные уши или они превратятся в горных</text:p>
      <text:p text:style-name="P1">козлов – трудно предположить, что имел в виду хитро улыбающийся знахарь,</text:p>
      <text:p text:style-name="P1">когда говорил о том, что с помощью его отвара можно вывести из строя много</text:p>
      <text:p text:style-name="P1">врагов.</text:p>
      <text:p text:style-name="P1">Когда вы попадете на параграф, в котором будет фраза «это та самая</text:p>
      <text:p text:style-name="P1">похлебка с походной кухни», отнимите 181 от номера параграфа, на котором</text:p>
      <text:p text:style-name="P1">будете находиться, и загляните в параграф с полученным номером.</text:p>
      <text:p text:style-name="P1">А пока можете продолжить осмотр лагеря – 397.</text:p>
      <text:p text:style-name="P1">441.</text:p>
      <text:p text:style-name="P1">- Может, этот кинжал заинтересует тебя? – спрашиваете вы у странника,</text:p>
      <text:p text:style-name="P1">демонстрируя клинок, найденный в тайнике. Глаза старика заметно оживляются и</text:p>
      <text:p text:style-name="P1">жадно смотрят на длинное лезвие, поблескивающее в полутьме трактира.- Прекрасная вещь! – признается он, бережно принимая кинжал в руки и</text:p>
      <text:p text:style-name="P1">осматривая его со всех сторон. – Готов заплатить за нее 7 монет! Никто не даст тебе</text:p>
      <text:p text:style-name="P1">больше, таких коллекционеров, как я, немного в Полесье, так что соглашайся.</text:p>
      <text:p text:style-name="P1">Старик предложил неплохую цену за бесполезную для вас вещицу, поэтому</text:p>
      <text:p text:style-name="P1">имеет смысл согласиться на его предложение. Подумайте, ваш собеседник готов</text:p>
      <text:p text:style-name="P1">подождать.</text:p>
      <text:p text:style-name="P1">- Я не ожидал, что мне удастся найти что-нибудь здесь, в Ледяном, - старик</text:p>
      <text:p text:style-name="P1">самодовольно поглядывает на кинжал, ожидая вашего ответа. – Может, у тебя есть</text:p>
      <text:p text:style-name="P1">что-нибудь и для другой моей коллекции? Я собираю древние свитки и</text:p>
      <text:p text:style-name="P1">пергаменты, которые могут пролить свет на историю не только Полесья, но и</text:p>
      <text:p text:style-name="P1">всего мира. Когда я только увлекся изучением старых архивов, я был совсем</text:p>
      <text:p text:style-name="P1">неопытен и не мог разобраться во многих простейших текстах. Теперь же я знаю</text:p>
      <text:p text:style-name="P1">очень много о самых разных языках и наречиях, не сочти меня хвастуном, но это</text:p>
      <text:p text:style-name="P1">так.</text:p>
      <text:p text:style-name="P1">Когда старик закончит говорить, дайте ему ответ, готовы ли вы продать</text:p>
      <text:p text:style-name="P1"><text:soft-page-break/>кинжал. После этого странник, сославшись на усталость, покинет вас, поднявшись</text:p>
      <text:p text:style-name="P1">в свою комнату, вы же спокойно поужинайте, если что-нибудь заказывали, и</text:p>
      <text:p text:style-name="P1">возвращайтесь на улицу - (86).</text:p>
      <text:p text:style-name="P1">442.</text:p>
      <text:p text:style-name="P1">- Да как ты смеешь предлагать мне это полесское пойло! – с негодованием</text:p>
      <text:p text:style-name="P1">взвизгивает напыщенный кочевник. – Да за одно такое предложение ты</text:p>
      <text:p text:style-name="P1">заслуживаешь порки! Эй, Шулуун! Покажи-ка гостю, что мы делаем с</text:p>
      <text:p text:style-name="P1">любителями этой гадкой медовухи! - (281).</text:p>
      <text:p text:style-name="P1">443.</text:p>
      <text:p text:style-name="P1">На улице еще достаточно светло, и вы можете сходить туда, где еще не были –</text:p>
      <text:p text:style-name="P1">на рынок (122), в дом воеводы (355) или в кабак (16). Если вы достаточно</text:p>
      <text:p text:style-name="P1">нагулялись по городу и завершили все дела в нем, то самое время устраиваться на</text:p>
      <text:p text:style-name="P1">ночлег. Если вы не нашли ничего подходящего, когда гуляли по городу, то идите в</text:p>
      <text:p text:style-name="P1">трактир - (560).</text:p>
      <text:p text:style-name="P1">444.</text:p>
      <text:p text:style-name="P1">Слабо веря в то, что удастся спасти деревню в случае нападения на нее, вы</text:p>
      <text:p text:style-name="P1">направляетесь к старосте и сообщаете ему, что не станете задерживаться в селе. Он</text:p>
      <text:p text:style-name="P1">удивлен вашим решением и спрашивает о его причине, но вы лишь отвечаете, что</text:p>
      <text:p text:style-name="P1">очень торопитесь и хотите пройти вперед как можно больше, раз ночь такая</text:p>
      <text:p text:style-name="P1">теплая. Староста советует вам как следует отдохнуть в безопасности и выйти</text:p>
      <text:p text:style-name="P1">пораньше, раз уж вы так спешите, но вы отнекиваетесь, заметив, что не боитесь</text:p>
      <text:p text:style-name="P1">ночевать на природе. Старик, понимая, что спорить бесполезно, вздыхает ижелает вам доброго пути. В ответ вы желаете ему благополучия и, больше ничего</text:p>
      <text:p text:style-name="P1">не добавив, направляетесь к выходу из деревни. В голове возникает мысль</text:p>
      <text:p text:style-name="P1">предупредить селян о приближающейся опасности, но тогда ваш поступок может</text:p>
      <text:p text:style-name="P1">быть расценен как трусость, и вы решаете придержать язык за зубами, тем более</text:p>
      <text:p text:style-name="P1">еще неизвестно, сбудется ли пророчество домового.</text:p>
      <text:p text:style-name="P1">Два часа вы идете в сгустившейся темноте, плохо разбирая дорогу. Когда</text:p>
      <text:p text:style-name="P1">деревня окончательно скрывается из вида, а усталость наваливается неподъемным</text:p>
      <text:p text:style-name="P1">грузом, вы заходите в оказавшуюся поблизости рощу и устраиваетесь в ней на</text:p>
      <text:p text:style-name="P1">ночлег. Охапка листьев заменит вам постель, а вещмешок и собственная рука –</text:p>
      <text:p text:style-name="P1">подушку.</text:p>
      <text:p text:style-name="P1">Ночь на твердой земле вы проводите отвратительно, но немного отдохнуть</text:p>
      <text:p text:style-name="P1">удается. Утренний ветерок не дает как следует выспаться, и вы вынуждены встать</text:p>
      <text:p text:style-name="P1">спозаранку и отправиться дальше. За всю ночь вы не услышали ни одного</text:p>
      <text:p text:style-name="P1">подозрительного шума, и так и не узнаете, сбылось ли предсказание домового и</text:p>
      <text:p text:style-name="P1">происходило ли этой ночью нападение на Придорожный – 581.</text:p>
      <text:p text:style-name="P1">445.</text:p>
      <text:p text:style-name="P1">Это может выглядеть глупо, но ничего другого в голову не приходит. Вы</text:p>
      <text:p text:style-name="P1">садитесь на ближайшую колоду, быстро выворачиваете одежду и надеваете ее в</text:p>
      <text:p text:style-name="P1">таком виде, затем меняете местами сапоги. После этого встаете на ноги и громко</text:p>
      <text:p text:style-name="P1">произносите: «Овечья морда, овечья шерсть!» Сразу после последнего</text:p>
      <text:p text:style-name="P1">произнесенного слова до ушей долетает противный голос, произнесший:</text:p>
      <text:p text:style-name="P1">«Повезло тебе в этот раз!», - после чего еще несколько слов, очень похожих на</text:p>
      <text:p text:style-name="P1">брань. Вокруг раздается ужасный грохот и треск, как будто обрушился целый дом,</text:p>
      <text:p text:style-name="P1">после чего все неожиданно стихает. Вы прислушиваетесь. Ни одного</text:p>
      <text:p text:style-name="P1">подозрительного звука больше не доносится до ушей, и вы прячете вытащенный,</text:p>
      <text:p text:style-name="P1">было, меч обратно в ножны. Осторожно делаете несколько шагов по тропинке и</text:p>
      <text:p text:style-name="P1">останавливаетесь, как вкопанный. Это невероятно, но прямо около дороги на пне</text:p>
      <text:p text:style-name="P1">сидит молодая крестьянка, совсем еще девочка, в обычном деревенском сарафане</text:p>
      <text:p text:style-name="P1">и с длинной жидкой косичкой. Тут пахнет волшебством. Не очередное ли это</text:p>
      <text:p text:style-name="P1">наваждение? Что еще более удивительно – ее глаза закрыты, и она совершенно не</text:p>
      <text:p text:style-name="P1"><text:soft-page-break/>обращает на вас никакого внимания. Вы подходите ближе, но она даже не</text:p>
      <text:p text:style-name="P1">шелохнулась, словно превратившись в дерево. Непонятно даже, дышит ли она.</text:p>
      <text:p text:style-name="P1">Чувство долга подсказывает, что нужно постараться ее разбудить и вывести из</text:p>
      <text:p text:style-name="P1">леса (849), а чувство самосохранения шепчет, что это привидение, и нужно</text:p>
      <text:p text:style-name="P1">быстрее уносить ноги (414).</text:p>
      <text:p text:style-name="P1">446.</text:p>
      <text:p text:style-name="P1">Тщательно все продумав и просчитав, вы берете одну палочку. Ваш соперник,</text:p>
      <text:p text:style-name="P1">уже догадавшийся, что он обречен, берет две палочки. Вы еще раз все взвешиваете</text:p>
      <text:p text:style-name="P1">и убеждаетесь, что выбрали правильную тактику. Вы берете еще две палочки, вашсоперник – три, вы – одну. На столе остается четыре палочки, и сколько бы из них</text:p>
      <text:p text:style-name="P1">не забрал игрок, последняя достанется вам. Соперник поздравляет вас с</text:p>
      <text:p text:style-name="P1">заслуженной победой и отдает честно выигранные деньги. Теперь можете сыграть</text:p>
      <text:p text:style-name="P1">в кости (453) или оставить азартные игры и покинуть кабак (443).</text:p>
      <text:p text:style-name="P1">447.</text:p>
      <text:p text:style-name="P1">Вы не успеваете произнести ни слова, как старик жестом обрывает вас на</text:p>
      <text:p text:style-name="P1">полуслове.</text:p>
      <text:p text:style-name="P1">- Ты хочешь понять, о чем я говорю? – угадывает он ваши мысли. – Я</text:p>
      <text:p text:style-name="P1">приоткрою для тебя завесу. Ты должен отправиться к пещере Бусой горы.</text:p>
      <text:p text:style-name="P1">- К Дымчатым горам? – ошеломленно спрашиваете вы. – Что я там...</text:p>
      <text:p text:style-name="P1">- Сейчас ты думаешь, что у тебя другая цель, - прерывает вас старик. – Ты</text:p>
      <text:p text:style-name="P1">думаешь, что ты должен доставить свое письмо в Айзарию. Но скоро ты поймешь,</text:p>
      <text:p text:style-name="P1">что это лишь начало пути.</text:p>
      <text:p text:style-name="P1">Вы с удивлением смотрите на странного старца. Откуда он знает о письме?</text:p>
      <text:p text:style-name="P1">- Я не шпион и не враг, - успокаивает вас собеседник, и вы почему-то верите</text:p>
      <text:p text:style-name="P1">ему.- Считай меня мудрецом и предсказателем, истинную мою сущность тебе</text:p>
      <text:p text:style-name="P1">знать незачем. Я повторяю: твоя истинная цель лежит в пещерах Дымчатых гор.</text:p>
      <text:p text:style-name="P1">Но время туда отправиться еще не пришло, поэтому выполняй свою настоящую</text:p>
      <text:p text:style-name="P1">миссию и иди в Дивею.</text:p>
      <text:p text:style-name="P1">- Если ты не враг, то не мог бы помочь чем-нибудь более существенным, чем</text:p>
      <text:p text:style-name="P1">туманным предсказанием? – спрашиваете вы, успокоившись и почувствовав себя</text:p>
      <text:p text:style-name="P1">увереннее.</text:p>
      <text:p text:style-name="P1">- Твоя ирония неуместна, - замечает старик, - но я не вижу причины тебе</text:p>
      <text:p text:style-name="P1">отказывать. Иди напрямик по тракту. Ты столкнешься с неожиданным</text:p>
      <text:p text:style-name="P1">препятствием сразу после того, как перейдешь границу. Запомни пароль –</text:p>
      <text:p text:style-name="P1">«Быстрая стрела» (+175), и тебе нечего опасаться. Теперь отправляйся дальше, я</text:p>
      <text:p text:style-name="P1">указал тебе путь.</text:p>
      <text:p text:style-name="P1">Слова старика чудесным образом действуют на вас, и вы вновь подчиняетесь,</text:p>
      <text:p text:style-name="P1">не в силах ему перечить. Пройдя полсотни шагов, вы чувствуете, что чары</text:p>
      <text:p text:style-name="P1">пропадают, и вы вновь можете управлять собой. Обернувшись, вы видите лишь</text:p>
      <text:p text:style-name="P1">безлюдную тропинку, на которой не осталось ни малейшего следа загадочного</text:p>
      <text:p text:style-name="P1">старика – 757.</text:p>
      <text:p text:style-name="P1">448.</text:p>
      <text:p text:style-name="P1">- Мы знакомы? – удивленно спрашивает спасенный вами человек, облизнув</text:p>
      <text:p text:style-name="P1">пересохшие губы.</text:p>
      <text:p text:style-name="P1">- Нет, - отвечаете вы.</text:p>
      <text:p text:style-name="P1">- Тогда зачем ты помог мне? – еще больше удивившись, интересуется ваш</text:p>
      <text:p text:style-name="P1">собеседник. Он закончил перевязку и снял с пояса свою флягу. Хлебнув из нее, онзначительно повеселел, после чего протянул ее вам. – На, выпей отличной</text:p>
      <text:p text:style-name="P1">медовухи.</text:p>
      <text:p text:style-name="P1">- Ты дрался один против нескольких противников, - объясняете вы, сделав</text:p>
      <text:p text:style-name="P1">добрый глоток, - а это было несправедливо.</text:p>
      <text:p text:style-name="P1">- Так это все ради справедливости? Ты действительно не знаешь, кто я?</text:p>
      <text:p text:style-name="P1"><text:soft-page-break/>- Первый раз тебя вижу, - признаетесь вы.</text:p>
      <text:p text:style-name="P1">- Хм, это забавно. А тебе интересно, почему случилась эта стычка?</text:p>
      <text:p text:style-name="P1">- Хотелось бы узнать.</text:p>
      <text:p text:style-name="P1">- Тогда слушай. Я, видишь ли, командир отряда...э-э-э...воинов. Мы стоим</text:p>
      <text:p text:style-name="P1">лагерем недалеко от границы. По роковой случайности я оторвался от основной</text:p>
      <text:p text:style-name="P1">группы и оказался здесь вместе с двумя своими товарищами, когда на нас напали</text:p>
      <text:p text:style-name="P1">эти разбойники. Если бы не ты, они добились бы своего. Твоя помощь, надо</text:p>
      <text:p text:style-name="P1">признать, была как нельзя кстати.</text:p>
      <text:p text:style-name="P1">- Ты служишь какому-то князю?</text:p>
      <text:p text:style-name="P1">- Нет, мы, скорее, наемники. Сопровождаем караваны, богатых торговцев...</text:p>
      <text:p text:style-name="P1">Вы никогда не слышали о больших отрядах наемных воинов, но все могло</text:p>
      <text:p text:style-name="P1">измениться в связи с наступающей войной. У вас нет причин не доверять этому</text:p>
      <text:p text:style-name="P1">человеку. Впрочем, так же, как и верить ему.</text:p>
      <text:p text:style-name="P1">- Ты можешь больше не беспокоиться ни о чем, - продолжает незнакомец. – Я</text:p>
      <text:p text:style-name="P1">отдохну и позабочусь обо всех этих людях, - он указывает рукой на тела, лежащие</text:p>
      <text:p text:style-name="P1">на поляне. – Возьми эти 15 монет за...как это сказать... за беспокойство и за</text:p>
      <text:p text:style-name="P1">умение держать язык за зубами. Договорились?</text:p>
      <text:p text:style-name="P1">Вы понимающе киваете головой. Неплохая плата за простое молчание. Хотя</text:p>
      <text:p text:style-name="P1">вы и не собирались никому ничего рассказывать.</text:p>
      <text:p text:style-name="P1">- Ах, да... - говорит собеседник, словно вспомнив что-то. – Подожди немного.</text:p>
      <text:p text:style-name="P1">Он роется в мешочке, висящем у него на поясе, и достает из него кусок</text:p>
      <text:p text:style-name="P1">бумаги. Вы искренне удивлены: встретить человека, умеющего писать – это</text:p>
      <text:p text:style-name="P1">действительно редкость. Незнакомец, не обращая на вас внимания, пишет</text:p>
      <text:p text:style-name="P1">несколько слов и отдает листок вам.</text:p>
      <text:p text:style-name="P1">- Наш лагерь стоит на самой границе за Каменкой. Ты не спутаешь его с</text:p>
      <text:p text:style-name="P1">лагерями степняков, ведь большинство воинов у нас – русичи. Ты спас мне жизнь,</text:p>
      <text:p text:style-name="P1">и я не хочу показаться неблагодарным. Дело в том, что мои воины, заметив</text:p>
      <text:p text:style-name="P1">чужака, могут отнестись к нему весьма сурово, а я не хотел бы, чтобы такой</text:p>
      <text:p text:style-name="P1">славный малый пал из-за их глупости. Это письмо послужит тебе пропуском в</text:p>
      <text:p text:style-name="P1">нашем лагере. Просто скажи любому из наших, что тебе нужен Курьян, и тебя</text:p>
      <text:p text:style-name="P1">приведут к нему. Это мой верный помощник. Покажешь ему письмо, и тебя</text:p>
      <text:p text:style-name="P1">никто не тронет. А теперь прощай, желаю тебе удачного пути.</text:p>
      <text:p text:style-name="P1">Вы берете бумагу и прячете ее в карман, после чего уходите с поляны. Когда</text:p>
      <text:p text:style-name="P1">новый знакомый скрывается из вида, вы разворачиваете листок. На нем всего</text:p>
      <text:p text:style-name="P1">несколько слов: «Окажи этому человеку помощь. Он мой товарищ, но не более.</text:p>
      <text:p text:style-name="P1">Лишнего не болтай. Не забывай – мы наемники, охраняющие караваны». Вас не</text:p>
      <text:p text:style-name="P1">покидает навязчивая мысль, что странный незнакомец многого вам не договорил.</text:p>
      <text:p text:style-name="P1">Но он и не обязан открываться первому встречному, даже если тот спас емужизнь. Записку имеет смысл сохранить (+185), тем более места в вещмешке она не</text:p>
      <text:p text:style-name="P1">требует – 192.</text:p>
      <text:p text:style-name="P1">449.</text:p>
      <text:p text:style-name="P1">Корень крепко держит ногу и не отпускает ее. Он обвивает вас, словно змея,</text:p>
      <text:p text:style-name="P1">добираясь до самого горла. Попытки выхватить меч безуспешны: из земли</text:p>
      <text:p text:style-name="P1">появляются еще несколько корней, которые обвивают руки, туловище, ноги и не</text:p>
      <text:p text:style-name="P1">дают двинуться с места. Волшебство стража затуманивает мозг, и вы впадаете в</text:p>
      <text:p text:style-name="P1">чудесный сон, не осознавая, что происходит. А дальше происходит самое</text:p>
      <text:p text:style-name="P1">интересное: вы уменьшаетесь в размерах и превращаетесь в один из чудесных</text:p>
      <text:p text:style-name="P1">цветов, растущих на поляне. А огненный цветок, сорванный вами, медленно</text:p>
      <text:p text:style-name="P1">плывет по воздуху и возвращается в свою родную колыбель...</text:p>
      <text:p text:style-name="P1">450.</text:p>
      <text:p text:style-name="P1">Вы долго стучитесь в ворота, но ваши напрасные усилия ни к чему не</text:p>
      <text:p text:style-name="P1">приводят. Сосед убитого куда-то ушел, и найти его будет непросто. Придется</text:p>
      <text:p text:style-name="P1"><text:soft-page-break/>вернуться на 8 и подумать, что можно сделать без дополнительных показаний</text:p>
      <text:p text:style-name="P1">этого свидетеля.</text:p>
      <text:p text:style-name="P1">451.</text:p>
      <text:p text:style-name="P1">Темнота стремительно опускается на лес, и пора уже на что-то решаться –</text:p>
      <text:p text:style-name="P1">искать место для ночлега в лесу или придумывать, как добраться до деревни. Хотя</text:p>
      <text:p text:style-name="P1">последнее теперь вряд ли возможно. Все же вы не отчаиваетесь и напряженно</text:p>
      <text:p text:style-name="P1">ищете выход, когда тропа выводит вас на берег озера. Дальше она отворачивает от</text:p>
      <text:p text:style-name="P1">воды и устремляется прямиком в темный лес, в котором уже сложно что-то</text:p>
      <text:p text:style-name="P1">разглядеть. Взгляд непроизвольно останавливается на воде, и безумная мысль</text:p>
      <text:p text:style-name="P1">приходит в голову. Здесь, на озере, еще довольно светло, ведь деревья не</text:p>
      <text:p text:style-name="P1">загораживают заходящее солнце. Да и после заката наверняка лунный свет рассеет</text:p>
      <text:p text:style-name="P1">ночную мглу. Если бы была лодка, то все было бы гораздо проще, но лодки нет.</text:p>
      <text:p text:style-name="P1">Зато есть крепкие руки и ноги, а еще – желание провести ночь в нормальной</text:p>
      <text:p text:style-name="P1">постели. Почему бы не войти в воду и не попробовать переплыть озеро? Вы не</text:p>
      <text:p text:style-name="P1">очень хороший пловец, но немного овладели искусством держаться на воде в свое</text:p>
      <text:p text:style-name="P1">время. Где-то вы слышали, что если правильно лечь на воду, то останется только</text:p>
      <text:p text:style-name="P1">по очереди перебирать конечностями. Но вот стоит ли рисковать? Подумайте и</text:p>
      <text:p text:style-name="P1">взвесьте все как следует, но не медлите: солнце уже начало скрываться за</text:p>
      <text:p text:style-name="P1">горизонтом. Решайте: попробуете переплыть озеро (572) или все-таки поищите</text:p>
      <text:p text:style-name="P1">убежище на ночь в лесу (119)?</text:p>
      <text:p text:style-name="P1">452.Дом главы города, между тем, выполнен из дерева. Наверное, это</text:p>
      <text:p text:style-name="P1">объясняется тем, что слишком много камня потребовалось бы для его постройки,</text:p>
      <text:p text:style-name="P1">к тому же только дерево можно так украсить причудливой резьбой. Однако</text:p>
      <text:p text:style-name="P1">полюбоваться внешним видом терема воеводы вам удается только издалека:</text:p>
      <text:p text:style-name="P1">высокие ворота заперты, во дворе тихо. Все же вы громко стучитесь, и вскоре к вам</text:p>
      <text:p text:style-name="P1">выходит румяный молодой человек с крепким телосложением. Это один из</text:p>
      <text:p text:style-name="P1">помощников воеводы. Он вежливо осведомляется, что вам нужно, и, получив</text:p>
      <text:p text:style-name="P1">ответ, с сожалением сообщает, что глава города уехал в Рудногорск. Немного</text:p>
      <text:p text:style-name="P1">расстроившись, вы поворачиваетесь и собираетесь уйти, однако ваш собеседник</text:p>
      <text:p text:style-name="P1">окликает вас. Желая хоть чем-нибудь помочь, он сообщает, что если вам негде</text:p>
      <text:p text:style-name="P1">переночевать, вам стоит обратиться к хозяину трактира «У границы», где можно</text:p>
      <text:p text:style-name="P1">остановиться на ночлег совершенно бесплатно. Вы благодарите его за эту</text:p>
      <text:p text:style-name="P1">малополезную информацию и уходите – 768.</text:p>
      <text:p text:style-name="P1">453.</text:p>
      <text:p text:style-name="P1">Вы говорите, что хотели бы сыграть в кости. Игроки рады, что вы выбрали их</text:p>
      <text:p text:style-name="P1">любимую игру, и достают потертый стаканчик с кубиками. Они спрашивают,</text:p>
      <text:p text:style-name="P1">хотите ли вы бросить кости первым, на что вы вежливо отвечаете, что уступаете</text:p>
      <text:p text:style-name="P1">им это право. Один их игроков берет стаканчик, трясет его и выбрасывает кости на</text:p>
      <text:p text:style-name="P1">стол. Вы смотрите на результат: 3+4, всего 7. Теперь ваша очередь. Бросьте два</text:p>
      <text:p text:style-name="P1">кубика и посмотрите свой результат. Если у вас выпало больше, чем у вашего</text:p>
      <text:p text:style-name="P1">соперника, то вы выиграли, если меньше – проиграли. Если у вас также выпадет 7,</text:p>
      <text:p text:style-name="P1">то придется сыграть еще один раунд. Можете сыграть еще несколько партий.</text:p>
      <text:p text:style-name="P1">Изменить ставку игроки не согласятся. В следующие раунды бросайте кубики как</text:p>
      <text:p text:style-name="P1">за себя, так и за своих соперников. Учтите, что больше 15 монет они проигрывать</text:p>
      <text:p text:style-name="P1">не станут, прервав игру, вы же можете играть хоть до полного разорения.</text:p>
      <text:p text:style-name="P1">Теперь можете сыграть в палочки (734), если вы еще не играли в эту игру, или</text:p>
      <text:p text:style-name="P1">покинуть кабак (443).</text:p>
      <text:p text:style-name="P1">454.</text:p>
      <text:p text:style-name="P1">Разговаривая с Аникеем, вы, словно между прочим, рассказываете ему о</text:p>
      <text:p text:style-name="P1">крестьянине, живущем недалеко от города, который совсем недавно говорил вам о</text:p>
      <text:p text:style-name="P1">брате-знахаре, живущем в Рудногорске, с которым он очень хотел бы увидеться.</text:p>
      <text:p text:style-name="P1">Аникей внимательно выслушивает вас и заметно оживляется.</text:p>
      <text:p text:style-name="P1"><text:soft-page-break/>- Так я и есть тот самый брат! – радостно заявляет он. Вы делаете вид, будто</text:p>
      <text:p text:style-name="P1">удивлены этим совпадением. – Он, наверное, думает, что я обижаюсь на него за то,</text:p>
      <text:p text:style-name="P1">что он не приезжает в гости, но это не так. Я и сам загружен работой, а у него</text:p>
      <text:p text:style-name="P1">забот еще больше. Может, я сам выберусь к нему как-нибудь... Так ты видел его?</text:p>
      <text:p text:style-name="P1">Как у него дела?Вы рассказываете Аникею о беде, приключившейся с его братом. Аникей</text:p>
      <text:p text:style-name="P1">печально качает головой.</text:p>
      <text:p text:style-name="P1">- Да, говорил же я ему, а он все мимо ушей пропускает... Это ведь овинник,</text:p>
      <text:p text:style-name="P1">известный ворчун, на него осерчал. Дело-то это поправимое, лишь братец сам в</text:p>
      <text:p text:style-name="P1">овин не совался, а то овинник больно крут бывает. Видно, придется мне отложить</text:p>
      <text:p text:style-name="P1">все дела и прямо завтра к нему сходить. Ну, да это не беда, брату надо помочь, это</text:p>
      <text:p text:style-name="P1">для меня важнее. А тебе спасибо, путник, за весть, иначе маялся бы брат мой, а ко</text:p>
      <text:p text:style-name="P1">мне побоялся обратиться, он с детства такой, независимый и скромный. Я пойду,</text:p>
      <text:p text:style-name="P1">соберу кое-какие вещи, чтобы завтра с утра в путь выдвинуться. Ты ведь у нас в</text:p>
      <text:p text:style-name="P1">городе на ночь остановишься? Ты вот что: иди в трактир «Берлога», у меня там</text:p>
      <text:p text:style-name="P1">хозяин знакомый. Скажешь ему, что ты от меня. Бесплатно он тебя, конечно, не</text:p>
      <text:p text:style-name="P1">пустит ночевать, но цену сбавит (-80).</text:p>
      <text:p text:style-name="P1">Вы в свою очередь благодарите Аникея за помощь и отправляетесь на поиски</text:p>
      <text:p text:style-name="P1">кузнеца – 529.</text:p>
      <text:p text:style-name="P1">455.</text:p>
      <text:p text:style-name="P1">В центре зала, где расположен большой круглый стол, собралось много</text:p>
      <text:p text:style-name="P1">людей, и с первого взгляда становится ясно, что пришли они в трактир не вместе.</text:p>
      <text:p text:style-name="P1">Очевидно, центральный стол служит местом общения для тех, кто не прочь</text:p>
      <text:p text:style-name="P1">поделиться новостями или интересными историями со случайными</text:p>
      <text:p text:style-name="P1">посетителями. Но большая часть толпы все-таки является слушателями, которым</text:p>
      <text:p text:style-name="P1">скучно сидеть в одиночестве, как и вам.</text:p>
      <text:p text:style-name="P1">Подсев к столу, вы не сразу вникаете в смысл беседы. К тому же тем, для</text:p>
      <text:p text:style-name="P1">разговоров, как оказывается несколько. Несколько человек спорят о том,</text:p>
      <text:p text:style-name="P1">испортится ли погода, кто-то рассуждает о том, где можно купить приличные</text:p>
      <text:p text:style-name="P1">штаны, а кто-то – о том, как вкуснее приготовить речную рыбу. Проведя немало</text:p>
      <text:p text:style-name="P1">времени за центральным столом, вы с сожалением понимаете, что потратили его</text:p>
      <text:p text:style-name="P1">впустую. Иногда, правда, кто-нибудь заикается о том, что на Полесье со стороны</text:p>
      <text:p text:style-name="P1">степей надвигается угроза, эти случайно брошенные фразы и заставляют вас</text:p>
      <text:p text:style-name="P1">задержаться и не уйти сразу, но каждый такой разговор заканчивается или</text:p>
      <text:p text:style-name="P1">многозначительными киваниями голов или словами вроде: «Чему быть, того не</text:p>
      <text:p text:style-name="P1">миновать» или «Поживем – увидим».</text:p>
      <text:p text:style-name="P1">Через некоторое время все внимание сосредотачивается на одном из</text:p>
      <text:p text:style-name="P1">посетителей. Трудно определить его род занятий, но с первого взгляда заметно,</text:p>
      <text:p text:style-name="P1">что в его жилах течет кровь не только русичей, но и степняков, об этом</text:p>
      <text:p text:style-name="P1">свидетельствует и разрез глаз, и форма лица, и редкий для Полесья необычайно</text:p>
      <text:p text:style-name="P1">черный цвет волос. Постепенно все за столом замолкают и прислушиваются к</text:p>
      <text:p text:style-name="P1">тому, что рассказывает этот необычный незнакомец:</text:p>
      <text:p text:style-name="P1">- Да, мой дед живет в степях, он кочевник, и я часто навещал его до</text:p>
      <text:p text:style-name="P1">последнего времени. Но теперь неизвестно, что случится, и я все реже покидаю</text:p>
      <text:p text:style-name="P1">Полесье. Выбирать я не собираюсь – здесь моя родина и мой дом, и сражаться, в</text:p>
      <text:p text:style-name="P1">случае чего, я буду в рядах русичей. А раньше я часто бывал в степях, любил</text:p>
      <text:p text:style-name="P1">слушать легенды южных земель, смотреть на длинные богатые караваны,отправляющиеся в Полесье и возвращающиеся обратно, посещать места для</text:p>
      <text:p text:style-name="P1">торгов, где всегда царит невообразимая суета. Степняки живут совсем по-другому,</text:p>
      <text:p text:style-name="P1">но их жизнь не менее интересна и насыщенна.</text:p>
      <text:p text:style-name="P1">- Но ведь они настоящие дикари! – восклицает один из посетителей.</text:p>
      <text:p text:style-name="P1">- Это ошибочное мнение, - возражает рассказчик. – Степняки имеют свою</text:p>
      <text:p text:style-name="P1">историю, традицию, общество. А уж их военная организация и дисциплина не</text:p>
      <text:p text:style-name="P1"><text:soft-page-break/>хуже нашей, это тебе любой воин скажет, который сталкивался с регулярными</text:p>
      <text:p text:style-name="P1">отрядами южан.</text:p>
      <text:p text:style-name="P1">- Насчет армии я не спорю, она у них сильная, с этим любой согласится. Но</text:p>
      <text:p text:style-name="P1">история, культура...</text:p>
      <text:p text:style-name="P1">- Ты изменил бы свое мнение, если бы познакомился поближе с этим</text:p>
      <text:p text:style-name="P1">народом.</text:p>
      <text:p text:style-name="P1">- Да что-то нет желания, - хмыкнул ворчун. – Лучше расскажи, что ты видел,</text:p>
      <text:p text:style-name="P1">когда бывал в степях последний раз.</text:p>
      <text:p text:style-name="P1">- К сожалению, это было слишком давно, чтобы я мог рассказать что-то</text:p>
      <text:p text:style-name="P1">новое, - признается незнакомец. – Почти год прошел с тех пор, как я вернулся из</text:p>
      <text:p text:style-name="P1">Кимиса – стоянки, у которой останавливался мой дед. Тогда разговоры о новой</text:p>
      <text:p text:style-name="P1">войне только начинались. Мир, длившийся больше десяти лет, был еще в силе, и</text:p>
      <text:p text:style-name="P1">торговые поезда свободно перемещались между городами и стоянками обоих</text:p>
      <text:p text:style-name="P1">народов. Во время той поездки мне запомнилась лишь одна история,</text:p>
      <text:p text:style-name="P1">рассказанная одним старым и мудрым кочевником. Он поведал мне, что у одного</text:p>
      <text:p text:style-name="P1">из молодых степняков случилось несчастье – его невеста заболела и заснула</text:p>
      <text:p text:style-name="P1">чудесным сном, от которого не смогла пробудиться. Несчастный жених, без ума</text:p>
      <text:p text:style-name="P1">влюбленный в девушку, безуспешно пытался спасти любимую, но не смог ничего</text:p>
      <text:p text:style-name="P1">сделать. Старик сказал мне, что девушка была отравлена одним из своих</text:p>
      <text:p text:style-name="P1">поклонников, которому она отказала, но никто не так и не смог определить, что за</text:p>
      <text:p text:style-name="P1">яд был использован для злодейства, и какое от него существует противоядие. Я не</text:p>
      <text:p text:style-name="P1">видел ни отравленную девушку, ни ее безутешного жениха, но многие кочевники,</text:p>
      <text:p text:style-name="P1">которые находились тогда на стоянке, подтвердили, что это история реальна, и</text:p>
      <text:p text:style-name="P1">они видели влюбленную пару, разлученную таким ужасным способом. Вся эта</text:p>
      <text:p text:style-name="P1">история запомнилась мне и почему-то запала в душу. Я до сих пор переживаю за</text:p>
      <text:p text:style-name="P1">молодых людей, а еще мне ужасно хочется узнать – смог ли юноша спасти свою</text:p>
      <text:p text:style-name="P1">невесту?</text:p>
      <text:p text:style-name="P1">Выслушав до конца рассказ незнакомца, посетители начинают его бурно</text:p>
      <text:p text:style-name="P1">обсуждать. Но тема беседы опять уплывает в направлении, которое вам совсем не</text:p>
      <text:p text:style-name="P1">интересно. Кто-то начинает вспоминать другие истории отравлений, придумывая</text:p>
      <text:p text:style-name="P1">на ходу, кто-то уверяет, что его самого пытались отравить, другие начинают</text:p>
      <text:p text:style-name="P1">вспоминать различные любовные истории.</text:p>
      <text:p text:style-name="P1">Весь этот гам вам надоедает, и вы решаете, что пора вернуться на улицу, где</text:p>
      <text:p text:style-name="P1">относительно тихо – 860.</text:p>
      <text:p text:style-name="P1">456.Телега скрывается из вида. Через некоторое время вы обращаете внимание на</text:p>
      <text:p text:style-name="P1">вновь появившийся путь, ведущий на юг: влево убегает тропа, предлагающая</text:p>
      <text:p text:style-name="P1">свернуть в лес. Если память не изменяет вам, в той стороне, куда уходит новый</text:p>
      <text:p text:style-name="P1">путь, находится Рудногорск – довольно крупный город. Если идти до него, то Ямы</text:p>
      <text:p text:style-name="P1">останутся в стороне. С другой стороны, Рудногорск – это знаменитый город</text:p>
      <text:p text:style-name="P1">кузнецов, и любой уважающий себя воин стремится попасть в него при любом</text:p>
      <text:p text:style-name="P1">удобном случае. Обычно до Рудногорска идут по торговому пути, начинающемуся</text:p>
      <text:p text:style-name="P1">Хвойном, но он гораздо шире лесной тропы и рассчитан на караваны и вереницы</text:p>
      <text:p text:style-name="P1">телег. Теперь же вы нашли более короткий путь – по Купеческому тракту, а затем</text:p>
      <text:p text:style-name="P1">по тропинке, которая сейчас перед вами. Однако лес, в который убегает тропа,</text:p>
      <text:p text:style-name="P1">вам совершенно незнаком, поэтому дважды подумайте, прежде чем покидать</text:p>
      <text:p text:style-name="P1">удобную и хорошо знакомую дорогу. Итак, останетесь на тракте (634) или</text:p>
      <text:p text:style-name="P1">предпочтете ему лесную тропу, уходящую влево (870)?</text:p>
      <text:p text:style-name="P1">457.</text:p>
      <text:p text:style-name="P1">В Каменке вас больше ничего не задерживает. Вы проходите по узким</text:p>
      <text:p text:style-name="P1">городским улицам к южным воротам и покидаете каменную крепость. Теперь до</text:p>
      <text:p text:style-name="P1">самой границы будет только один путь – Купеческий тракт. Деревьев становится</text:p>
      <text:p text:style-name="P1">все меньше, лицо начинает обдувать сухой степной ветер. Гостеприимное Полесье</text:p>
      <text:p text:style-name="P1"><text:soft-page-break/>остается позади, и теперь искать помощи будет не у кого. Впрочем, впереди вас</text:p>
      <text:p text:style-name="P1">ждет последний оплот русичей – пограничная застава. Может быть, ее уже можно</text:p>
      <text:p text:style-name="P1">было бы увидеть, если бы не плотный утренний туман, который вместе с</text:p>
      <text:p text:style-name="P1">прохладным утренним воздухом заставляет вас зябко поеживаться.</text:p>
      <text:p text:style-name="P1">Чтобы согреться, вы укоряете шаг. Кажется, идти до заставы осталось меньше</text:p>
      <text:p text:style-name="P1">часа. Бросив взгляд в сторону, вы с удивлением замечаете тропинку, убегающую</text:p>
      <text:p text:style-name="P1">от тракта вправо. Вы не помните, чтобы здесь был этот путь, когда проезжали</text:p>
      <text:p text:style-name="P1">здесь в последний раз со своим отрядом, и уж тем более не знаете, куда он может</text:p>
      <text:p text:style-name="P1">привести. Такое ощущение, что дорожка протоптана специально, чтобы</text:p>
      <text:p text:style-name="P1">путешественник мог обогнуть заставу и не попадаться на глаза пограничной</text:p>
      <text:p text:style-name="P1">дружине. Если бы вы были вражеским лазутчиком или хотели избежать встречи с</text:p>
      <text:p text:style-name="P1">дружинниками, то непременно свернули бы на тропинку, и туман в этом случае</text:p>
      <text:p text:style-name="P1">очень помог бы скрыться от любопытных глаз. Но, с другой стороны, граница еще</text:p>
      <text:p text:style-name="P1">не закрыта, и никто не будет вас на ней задерживать, поэтому хорошо подумайте,</text:p>
      <text:p text:style-name="P1">прежде чем сойти с широкого тракта. Итак, пойдете дальше по дороге (295) или</text:p>
      <text:p text:style-name="P1">по тропинке, убегающей вправо (293).</text:p>
      <text:p text:style-name="P1">458.</text:p>
      <text:p text:style-name="P1">Рыбак уже готов отчалить, и вы забираетесь в его грубоватую лодку. Река</text:p>
      <text:p text:style-name="P1">быстро несет вас вперед, и вы пьянеете от свежего воздуха и запаха зелени,</text:p>
      <text:p text:style-name="P1">растущей на обоих берегах. Крестьянин, давно привыкший к этой красоте,</text:p>
      <text:p text:style-name="P1">пытается занять вас разговором, но его рыбацкие истории однообразны инеинтересны. Заметив это, ваш спутник замолкает. Вы спрашиваете у него, долго</text:p>
      <text:p text:style-name="P1">ли плыть до Мелководья, на что рыбак отвечает, что при хорошей погоде это</text:p>
      <text:p text:style-name="P1">можно сделать за три-четыре часа, однако замечает, что ползущая с горизонта</text:p>
      <text:p text:style-name="P1">туча может задержать вас в пути. Теперь и вы обращаете внимание на то, что</text:p>
      <text:p text:style-name="P1">солнце постепенно исчезает за облаками, а ветер усиливается. Несколько первых</text:p>
      <text:p text:style-name="P1">капель оставляют круги на воде, и легкое беспокойство охватывает вас: непогода</text:p>
      <text:p text:style-name="P1">может стать причиной потери драгоценного времени. Начинает моросить дождь.</text:p>
      <text:p text:style-name="P1">Крестьянин поглядывает на небо, но делать остановку, кажется, не собирается.</text:p>
      <text:p text:style-name="P1">Может, он по своим приметам уже понял, что дождь должен скоро закончиться, а</text:p>
      <text:p text:style-name="P1">может, посчитал, что беспокоиться пока рано. Так или иначе, туча, подгоняемая</text:p>
      <text:p text:style-name="P1">ветром, начинает отползать, и последние капли дождя падают уже под ярким</text:p>
      <text:p text:style-name="P1">светом солнца.</text:p>
      <text:p text:style-name="P1">Ваше настроение поднимается, и вы, повеселев, спрашиваете у рыбака, куда</text:p>
      <text:p text:style-name="P1">можно попасть из Мелководья. Крестьянин, почесав затылок, сообщает, что из</text:p>
      <text:p text:style-name="P1">деревни ведет лишь одна дорога на север в Ямы – большой поселок на Купеческом</text:p>
      <text:p text:style-name="P1">тракте. Если же вы захотите продолжить путешествие на юг, придется искать</text:p>
      <text:p text:style-name="P1">тропинку через лес. Можно идти дальше по реке до Смолянки, но для этого</text:p>
      <text:p text:style-name="P1">нужна лодка.</text:p>
      <text:p text:style-name="P1">Как и обещал ваш спутник, к полудню вы добираетесь до деревни. Нос лодки</text:p>
      <text:p text:style-name="P1">утыкается в берег, и вы спрыгиваете на твердую землю. Рыбак привязывает лодку</text:p>
      <text:p text:style-name="P1">к почерневшему от дождей столбу и остается на берегу. Вы благодарите его и</text:p>
      <text:p text:style-name="P1">направляетесь к поселку - (163).</text:p>
      <text:p text:style-name="P1">459.</text:p>
      <text:p text:style-name="P1">После последнего приключения вы становитесь особенно осторожным, но</text:p>
      <text:p text:style-name="P1">дорога больше не преподносит сюрпризов. Где-то впереди уже должна показаться</text:p>
      <text:p text:style-name="P1">река, ведь, по вашим расчетам, вы уже находитесь в Медном – районе, вплотную</text:p>
      <text:p text:style-name="P1">прилегающем к Медным горам. В этих местах вы почти никогда не бывали и</text:p>
      <text:p text:style-name="P1">знаете о них в основном по рассказам. Кто-то говорил вам, что горы и местность</text:p>
      <text:p text:style-name="P1">названы медными из-за цвета хвои на здешних соснах, которая блестит на солнце</text:p>
      <text:p text:style-name="P1">медным блеском, но пока вы что-то не замечаете ничего подобного: хвоя здесь</text:p>
      <text:p text:style-name="P1">обыкновенного зеленого цвета, если не считать высохшие ветки, лежащие на</text:p>
      <text:p text:style-name="P1"><text:soft-page-break/>земле.</text:p>
      <text:p text:style-name="P1">Между тем дорога равнодушно бежит вперед, ведя вас все дальше. Справа</text:p>
      <text:p text:style-name="P1">высится темный лес, где-то далеко за ним должен находиться Купеческий тракт.</text:p>
      <text:p text:style-name="P1">Может, попробовать вернуться на него? Кстати, вот вполне широкая тропа</text:p>
      <text:p text:style-name="P1">направо, которая может оказаться как раз путем, ведущим на тракт. Но сказать</text:p>
      <text:p text:style-name="P1">это наверняка могут только местные лесники или охотники, а вам остается</text:p>
      <text:p text:style-name="P1">надеяться только на собственное чутье, к тому же сворачивать совсем не</text:p>
      <text:p text:style-name="P1">обязательно. Итак, пойдете по дороге дальше (466) или по тропе, ведущей в лес</text:p>
      <text:p text:style-name="P1">(359)?</text:p>
      <text:p text:style-name="P1">460.Увидев пищу, бродяга забывает обо всем на свете и набрасывается на нее, как</text:p>
      <text:p text:style-name="P1">голодный зверь. С громким чавканьем и хрустом он отрывает куски и</text:p>
      <text:p text:style-name="P1">проглатывает, почти не разжевывая. Вы, умудренные опытом, советуете ему не</text:p>
      <text:p text:style-name="P1">торопиться, несмотря на голод, и есть маленькими кусочками, тщательно их</text:p>
      <text:p text:style-name="P1">разжевывая. Он слушает вас и берет себя в руки. Вы и не думали, что пресную</text:p>
      <text:p text:style-name="P1">походную еду можно есть с таким удовольствием. Наконец, он немного</text:p>
      <text:p text:style-name="P1">насыщается и вспоминает, что забыл отблагодарить вас.</text:p>
      <text:p text:style-name="P1">- Что с тобой случилось и откуда ты? – интересуетесь вы.</text:p>
      <text:p text:style-name="P1">- Это долгая история.</text:p>
      <text:p text:style-name="P1">- Ну, так рассказывай, - говорите вы, устраиваясь на траве и давая понять, что</text:p>
      <text:p text:style-name="P1">у вас есть время.</text:p>
      <text:p text:style-name="P1">- Еще месяц назад я жил в деревне Березянка к востоку от Рудногорска. Мои</text:p>
      <text:p text:style-name="P1">старшие братья часто насмехались надо мной и несправедливо обижали.</text:p>
      <text:p text:style-name="P1">Однажды я увидел, что наш сосед, одинокий старик, таскает воду. В деревне он</text:p>
      <text:p text:style-name="P1">слыл молчуном, и никто не знал, откуда он появился в Березянке. Мне стало его</text:p>
      <text:p text:style-name="P1">жалко, и я ему помог. За это он рассказал мне, что недалеко от Серых гор растет</text:p>
      <text:p text:style-name="P1">огненный цветок папоротника, найти который обычному человеку можно только</text:p>
      <text:p text:style-name="P1">один раз в году. Старик открыл мне секрет, что на самом деле найти его можно в</text:p>
      <text:p text:style-name="P1">любое время года, вот только охраняет его могущественный страж, но и его</text:p>
      <text:p text:style-name="P1">можно обмануть: подкрасться незаметно и стащить цветок. А кто владеет тем</text:p>
      <text:p text:style-name="P1">цветком, тот станет самым богатым человеком на свете, ведь если держать его в</text:p>
      <text:p text:style-name="P1">руках, то можно увидеть все клады мира. Вот я и поверил в эту сказку, собрался в</text:p>
      <text:p text:style-name="P1">дорогу и ушел из родной деревни. Три дня я блуждал по лесу, но ничего не</text:p>
      <text:p text:style-name="P1">нашел. На четвертый день я встретил вооруженного человека, который оказался</text:p>
      <text:p text:style-name="P1">разбойником. Он забрал у меня все деньги, оставив лишь немного еды. Еда эта</text:p>
      <text:p text:style-name="P1">быстро закончилась, и тут я понял, что заблудился. С тех пор я бродил по лесу.</text:p>
      <text:p text:style-name="P1">Утолить жажду мне удавалось росой, а вот утолить голод было нечем. Потом я</text:p>
      <text:p text:style-name="P1">нашел эту тропинку, долго шел по ней, но, в конце концов, я совсем отчаялся и</text:p>
      <text:p text:style-name="P1">решил, что это леший смеется надо мной, и тропинка никуда меня не выведет.</text:p>
      <text:p text:style-name="P1">Тогда я, уставший, лег спать, так как не мог идти от слабости. Когда ты разбудил</text:p>
      <text:p text:style-name="P1">меня, сначала я решил, что передо мной видение, а потом принял тебя за</text:p>
      <text:p text:style-name="P1">разбойника. Ты уж прости меня, слишком много мне пришлось пережить.</text:p>
      <text:p text:style-name="P1">- Да, я тебя понимаю. А папоротник ты так и не нашел?</text:p>
      <text:p text:style-name="P1">- Нет. Мне кажется, что это просто сказка, и никакого огненного цветка нет на</text:p>
      <text:p text:style-name="P1">свете.</text:p>
      <text:p text:style-name="P1">- Что же ты будешь делать теперь?</text:p>
      <text:p text:style-name="P1">- Не знаю. Я даже не знаю, где нахожусь.</text:p>
      <text:p text:style-name="P1">- Если ты пойдешь туда, откуда иду я, то очень скоро тропинка выведет тебя</text:p>
      <text:p text:style-name="P1">на тракт, а если пойти по нему налево, на север, сегодня же ты попадешь в</text:p>
      <text:p text:style-name="P1">Хвойное.</text:p>
      <text:p text:style-name="P1">- В Хвойное? Вот спасибо! Значит, я останусь жив! Возвращаться в родную</text:p>
      <text:p text:style-name="P1">деревню я не хочу. Пожалуй, наймусь в услужение к какому-нибудь трактирщику.</text:p>
      <text:p text:style-name="P1">А ты куда путь держишь?- На юг, - коротко отвечаете вы.</text:p>
      <text:p text:style-name="P1"><text:soft-page-break/>- На юг? По этой тропе? Будь осторожен, лес тут не простой, мне-то поверь, я</text:p>
      <text:p text:style-name="P1">тут давно брожу. Иди прямо, в глубину не сворачивая, иначе нечисть тебя со свету</text:p>
      <text:p text:style-name="P1">сживет. А лучше быстрее на тракт возвращайся. Еще раз спасибо за еду, добрый</text:p>
      <text:p text:style-name="P1">человек, и за то, что путь указал. Вот только... - он заминается. – Боюсь я теперь</text:p>
      <text:p text:style-name="P1">голода больше всего на свете. Если у тебя достаточно еды, не дашь ли ты мне еще</text:p>
      <text:p text:style-name="P1">немного сухариков в дорогу?</text:p>
      <text:p text:style-name="P1">Понять этого человека можно: он ведь не знает, что до Хвойного совсем</text:p>
      <text:p text:style-name="P1">близко, можно и без привалов дойти, а снова заплутать и помереть голодной</text:p>
      <text:p text:style-name="P1">смертью боится. Пожалеете его еще раз и отдадите два пайка, если они, конечно, у</text:p>
      <text:p text:style-name="P1">вас есть (772) или скажете, что лишней провизии у вас нет (23)?</text:p>
      <text:p text:style-name="P1">461.</text:p>
      <text:p text:style-name="P1">Все враги повержены, и спасенный вами человек поворачивается к вам и,</text:p>
      <text:p text:style-name="P1">прищурившись, внимательно осматривает, одновременно пытаясь обернуть</text:p>
      <text:p text:style-name="P1">тканью наиболее опасные раны. Мечи еще не вернулись в ножны, и если вы</text:p>
      <text:p text:style-name="P1">считаете нужным, можете сразиться и с ним (331). Однако делать это, конечно,</text:p>
      <text:p text:style-name="P1">неразумно: благодарный незнакомец, скорее всего, хочет с вами поговорить (448).</text:p>
      <text:p text:style-name="P1">462.</text:p>
      <text:p text:style-name="P1">Без веревки вам нечем подстраховаться. Впрочем, опыт лазания по горам у</text:p>
      <text:p text:style-name="P1">вас есть. Поудобнее закрепив мешок и оружие, вы подыскиваете место, где есть за</text:p>
      <text:p text:style-name="P1">что зацепиться, и начинаете спуск. Первые движения придают уверенность,</text:p>
      <text:p text:style-name="P1">несмотря на то, что держаться приходится за весьма сомнительные опоры. Тем не</text:p>
      <text:p text:style-name="P1">менее, одна только уверенность и ловкость не помогут, если вам попросту не за</text:p>
      <text:p text:style-name="P1">что держаться. А такой момент, в конце концов, наступает. Да и чего вы ожидали,</text:p>
      <text:p text:style-name="P1">если все прекрасно видели сверху? Нога безуспешно ищет на что опереться и не</text:p>
      <text:p text:style-name="P1">находит ничего на гладкой стене, пальцы цепляются за крошащиеся неровности</text:p>
      <text:p text:style-name="P1">из последних сил, а затем срываются, отнимая последние надежды на спасение.</text:p>
      <text:p text:style-name="P1">Осознав, что это конец, вы неловко сползаете по каменной поверхности и летите в</text:p>
      <text:p text:style-name="P1">пропасть. От быстрого падения захватывает дух, шансов выжить нет никаких. В</text:p>
      <text:p text:style-name="P1">последние мгновения вы думаете не о проваленном задании князя, а о том, найдут</text:p>
      <text:p text:style-name="P1">ли ваше тело или то, что от него останется? Затем вам показалось, что это не вы</text:p>
      <text:p text:style-name="P1">падаете вниз, а земля поднимается вверх и сильно ударяет острыми камнями,</text:p>
      <text:p text:style-name="P1">навсегда прервав все мысли...</text:p>
      <text:p text:style-name="P1">463.</text:p>
      <text:p text:style-name="P1">- Я это знал, - говорит он так спокойно и уверенно, словно сумел прочитать</text:p>
      <text:p text:style-name="P1">ваши мысли и просто хотел услышать, что вы ответите. – Нет-нет, это не бросается</text:p>
      <text:p text:style-name="P1">в глаза, - быстро добавляет он, заметив, что вы недоуменно осматриваете себя,пытаясь разгадать, чем выдали свое истинное занятие, которое до поры до</text:p>
      <text:p text:style-name="P1">времени не собирались открывать. – Во всяком случае... простому человеку. Я хочу</text:p>
      <text:p text:style-name="P1">сказать, что у меня очень хорошо развита интуиция. Но ведь это не значит, что ты</text:p>
      <text:p text:style-name="P1">откажешься мне помочь? Это мне даже на руку. – Некоторая фальшь чувствуется в</text:p>
      <text:p text:style-name="P1">его речи. Что ж, послушаем, что будет дальше. – Мне все равно, куда ты идешь и</text:p>
      <text:p text:style-name="P1">почему одет, как обычный странник. Мне важно другое. Раз ты дружинник, то</text:p>
      <text:p text:style-name="P1">должен дежурить в уличных патрулях или на городских стенах. – Несмотря на</text:p>
      <text:p text:style-name="P1">свою интуицию, он не знает, что вы не просто дежурите в патрулях – вы ими</text:p>
      <text:p text:style-name="P1">командуете. – Я бы даже, скорее, сказал, что ты командир. – Хм, он подозрительно</text:p>
      <text:p text:style-name="P1">догадлив. – А раз так, то... Но ты ведь еще не прочь мне помочь? Я действительно</text:p>
      <text:p text:style-name="P1">очень нуждаюсь в твоей помощи. Скажи мне пароли, чтобы беспрепятственно</text:p>
      <text:p text:style-name="P1">ходить по улицам ночью. Это все, что я хочу.</text:p>
      <text:p text:style-name="P1">Ого! Ничего себе просьба: открыть неизвестному человеку секретные пароли.</text:p>
      <text:p text:style-name="P1">Какой неожиданный поворот событий. Хорошо было бы знать: зачем ему это</text:p>
      <text:p text:style-name="P1">нужно? Вам-то показалось, что этот человек попал в беду, а он оказался каким-то</text:p>
      <text:p text:style-name="P1">подозрительным проходимцем. Или первое впечатление все-таки оказалось</text:p>
      <text:p text:style-name="P1"><text:soft-page-break/>верным? Подумайте, прежде чем дать ему ответ, и помните: пароли Великогорска</text:p>
      <text:p text:style-name="P1">открывают много путей для любого человека. Скажете ему пароли (519),</text:p>
      <text:p text:style-name="P1">поинтересуетесь сначала, зачем они ему нужны (225), откажетесь открывать ему</text:p>
      <text:p text:style-name="P1">тайну (840) или сразу объявите шпионом и приговорите к смерти (803)?</text:p>
      <text:p text:style-name="P1">464.</text:p>
      <text:p text:style-name="P1">Стоит вам упомянуть о том, что вы видели его брата, как Аникей сразу</text:p>
      <text:p text:style-name="P1">значительно оживляется.</text:p>
      <text:p text:style-name="P1">- Ты видел моего брата? – переспрашивает он. – Как он поживает? Наверное,</text:p>
      <text:p text:style-name="P1">боится показываться мне на глаза? Вечно он такой – считает, что только он должен</text:p>
      <text:p text:style-name="P1">поддерживать дружбу с братом. Ведь и я давно не был у него, слишком много</text:p>
      <text:p text:style-name="P1">забот в последнее время навалилось. Ладно, придется сходить к нему самому, а то</text:p>
      <text:p text:style-name="P1">он неизвестно когда соберется, у него работы сейчас еще больше. Так где ты его</text:p>
      <text:p text:style-name="P1">видел? У него дома?</text:p>
      <text:p text:style-name="P1">Вы вкратце рассказываете знахарю о приключении с овинником, участником</text:p>
      <text:p text:style-name="P1">которого вы случайно стали. Он выслушивает вас с неподдельным интересом.</text:p>
      <text:p text:style-name="P1">- Грубовато, конечно, но эффективно, - дает он заключение вашим действиям.</text:p>
      <text:p text:style-name="P1">– Теперь овинник будет помогать братцу с утроенной силой. А ты молодец, не</text:p>
      <text:p text:style-name="P1">каждый знает, как с домашними духами общаться. А уж то, что овинник сам тебе</text:p>
      <text:p text:style-name="P1">навстречу вышел... Таким единицы могут похвастаться. Вот я такой чести никогда</text:p>
      <text:p text:style-name="P1">не удостаивался. Спасибо тебе за то, что брату помог. Но он не богач, поэтому</text:p>
      <text:p text:style-name="P1">кроме добрых слов ему нечем отблагодарить за помощь. А мне не хочется</text:p>
      <text:p text:style-name="P1">отпускать тебя с пустыми руками. Вот возьми это зелье, пусть оно поможет тебе в</text:p>
      <text:p text:style-name="P1">пути. – Знахарь протягивает вам одну из своих склянок (зелье, восстанавливающее</text:p>
      <text:p text:style-name="P1">4 Жизни). – И еще: если тебе негде будет остановиться, зайди в трактир «Берлога»,</text:p>
      <text:p text:style-name="P1">ты его легко найдешь. Хозяин – мой хороший друг, и если ты передашь ему</text:p>
      <text:p text:style-name="P1">привет от меня, он уступит тебе комнату дешевле (-80).Вы благодарите Аникея, но он лишь машет рукой, давая понять, что его</text:p>
      <text:p text:style-name="P1">помощь несравнима с той, что вы оказали его брату. После этого вы прощаетесь,</text:p>
      <text:p text:style-name="P1">углубляясь дальше в квартал ремесленников – 529.</text:p>
      <text:p text:style-name="P1">465.</text:p>
      <text:p text:style-name="P1">Вы походите к старику и здороваетесь с ним. Он отвечает на приветствие и</text:p>
      <text:p text:style-name="P1">интересуется, что привело русича в эти края. Вы, подумав, отвечаете, ему, что</text:p>
      <text:p text:style-name="P1">коллекционируете различные диковинки и старинные легенды, поэтому и</text:p>
      <text:p text:style-name="P1">отправились в это дальше странствие.</text:p>
      <text:p text:style-name="P1">- О, в этих местах ты сможешь значительно обогатить свою коллекцию! –</text:p>
      <text:p text:style-name="P1">кивает головой старик. – Степи хранят много тайн, и некоторые из них уже, к</text:p>
      <text:p text:style-name="P1">сожалению, уже утеряны. Может быть, таким людям, как ты, удастся что-нибудь</text:p>
      <text:p text:style-name="P1">сохранить для потомков.</text:p>
      <text:p text:style-name="P1">- А не поможешь ли ты чем-нибудь в моих поисках? – интересуетесь вы.</text:p>
      <text:p text:style-name="P1">- Ну, старинных вещей у меня, к сожалению, нет, - признается старик, - по</text:p>
      <text:p text:style-name="P1">пару историй я тебе расскажу. Послушай их, а там, может, и поймешь, где искать</text:p>
      <text:p text:style-name="P1">очередные диковинки, как ты их называешь, для своей коллекции.</text:p>
      <text:p text:style-name="P1">Вот первая история. В степи жил великий богатырь, которого звали Сухэ, что</text:p>
      <text:p text:style-name="P1">значит «Топор». Был он известен тем, что мастерски владел секирой – оружием, с</text:p>
      <text:p text:style-name="P1">которым вообще мало кто умеет обращаться в степи. Сухэ много лет ходил по</text:p>
      <text:p text:style-name="P1">земле и стяжал себе великую славу. Но мало кто знал, что одним из секретов его</text:p>
      <text:p text:style-name="P1">силы был амулет, который делал его необычайно проворным и быстрым. А когда</text:p>
      <text:p text:style-name="P1">Сухэ умирал, то завещал похоронить свой прах рядом с башней, у которой он</text:p>
      <text:p text:style-name="P1">потерял в битве своего отца и лучшего друга. В место погребения Сухэ попросил</text:p>
      <text:p text:style-name="P1">положить свою верную секиру и амулет. Один кочевник узнал, что у Сухэ был</text:p>
      <text:p text:style-name="P1">чудесный амулет, и решил достать его из могилы богатыря. Он пришел к башне и</text:p>
      <text:p text:style-name="P1">стал рыть землю в разных местах, так как не знал, где именно похоронен прах</text:p>
      <text:p text:style-name="P1"><text:soft-page-break/>героя. И все обошлось бы, если бы бросил он свое занятие и ушел, но глупец</text:p>
      <text:p text:style-name="P1">настойчиво копал землю, пока не принялся рыть у южной стороны башни. А как</text:p>
      <text:p text:style-name="P1">раз в этом месте были похоронены прах отца и прах друга Сухэ – их сожгли в</text:p>
      <text:p text:style-name="P1">один день и похоронили рядом. Не выдержала душа умершего богатыря, и</text:p>
      <text:p text:style-name="P1">восстал он со своего смертного ложа, сам пришел к осквернителю могил, и на шее</text:p>
      <text:p text:style-name="P1">у него был тот самый амулет. Сухэ явился в образе ужасного призрака, но своей</text:p>
      <text:p text:style-name="P1">секирой он владел все так же хорошо. Испугался кочевник, пришедший за</text:p>
      <text:p text:style-name="P1">амулетом, поседел в один миг. Стал он умолять богатыря отпустить его. Но тот</text:p>
      <text:p text:style-name="P1">был непреклонен. Убил он того, кто нарушил покой его близких людей и</text:p>
      <text:p text:style-name="P1">вернулся в землю. С тех пор, говорят, вокруг башни бродит неуспокоенная душа</text:p>
      <text:p text:style-name="P1">того самого кочевника, который напрасно пытается найти могилу Сухэ, чтобы</text:p>
      <text:p text:style-name="P1">попросить у него прощения. Но его бестелесные руки напрасно роют землю, а</text:p>
      <text:p text:style-name="P1">взять лопату он не в силах. Да и не простит его гордый герой.</text:p>
      <text:p text:style-name="P1">- Так амулет действительно существует? – интересуетесь вы.- Говорят, что да, - хитро улыбнувшись, отвечает старик. – Но никто не</text:p>
      <text:p text:style-name="P1">решается пойти за ним, опасаясь страшной участи. Никому не хочется</text:p>
      <text:p text:style-name="P1">повстречаться с умершим героем.</text:p>
      <text:p text:style-name="P1">- А где находится эта башня?</text:p>
      <text:p text:style-name="P1">- Так ты всерьез решил отправиться за амулетом? Учти, все это не пустая</text:p>
      <text:p text:style-name="P1">сказка.</text:p>
      <text:p text:style-name="P1">- Я надеюсь на это. Так где башня?</text:p>
      <text:p text:style-name="P1">- Просто иди из Кимиса на юг по дороге, и, не доходя до Стоянки, ты</text:p>
      <text:p text:style-name="P1">увидишь ее (-170).</text:p>
      <text:p text:style-name="P1">- Понятно. А что за вторая история?</text:p>
      <text:p text:style-name="P1">- Жил в степи один могущественный колдун, имя которого уже никто не</text:p>
      <text:p text:style-name="P1">помнит. Он был одним из величайших колдунов всех времен. Он вновь овладел</text:p>
      <text:p text:style-name="P1">тайнами древней магии, которые, как казалось, давно были утеряны. Свои знания</text:p>
      <text:p text:style-name="P1">он написал на листах пергамента золотыми буквами. Говорят, заполнять их ему</text:p>
      <text:p text:style-name="P1">помогали сами духи, потому и назвали эти пергаменты «Свитки духов». Все</text:p>
      <text:p text:style-name="P1">пергаменты колдун собрал вместе и сшил их вместе. Никому не доверял он своих</text:p>
      <text:p text:style-name="P1">знаний, и при жизни никто так и не смог прочитать ни один свиток. Когда колдун</text:p>
      <text:p text:style-name="P1">умирал, он сам омыл свое тело, оделся в погребальные одежды и лег на смертную</text:p>
      <text:p text:style-name="P1">одру, а свитки положил под спину, приказав сжечь его, не поднимая тело. Все</text:p>
      <text:p text:style-name="P1">боялись его при жизни и не смели ослушаться. Колдун умер, а его свитки так и</text:p>
      <text:p text:style-name="P1">остались с ним. Никто не рискнул трогать его тело даже для того, чтобы еще раз</text:p>
      <text:p text:style-name="P1">омыть его. В степи есть поверье, что после смерти человека около него должны</text:p>
      <text:p text:style-name="P1">целые сутки бодрствовать люди и не оставлять покойника в темноте, иначе тот</text:p>
      <text:p text:style-name="P1">поднимется и будет убивать всех, кто попадется у него на пути. Нашлось мало</text:p>
      <text:p text:style-name="P1">добровольцев, которые согласились остаться с колдуном. И лишь двое из них</text:p>
      <text:p text:style-name="P1">осмелились провести ночь у мертвого тела при свете свечи. Один из них был очень</text:p>
      <text:p text:style-name="P1">храбрый человек, который узнал о свитках духов и решил достать их. Для этого он</text:p>
      <text:p text:style-name="P1">и подговорил своего товарища помочь ему. Ночью, перед самым рассветом, друг</text:p>
      <text:p text:style-name="P1">смельчака погасил свечу. В тот же миг товарищи с ужасом услышали, что</text:p>
      <text:p text:style-name="P1">покойник поднялся и попытался слезть со своей ложи. В то же время человек,</text:p>
      <text:p text:style-name="P1">который все это затеял, начал шарить рукой, пытаясь достать свитки. Его друг</text:p>
      <text:p text:style-name="P1">должен был зажечь свечу через несколько минут, но он очень испугался и зажег ее</text:p>
      <text:p text:style-name="P1">очень быстро. Колдун вновь лег на место, опустившись на свои свитки. Однако</text:p>
      <text:p text:style-name="P1">смелый парень успел выдернуть один пергамент. Наутро он прочитал его, но его</text:p>
      <text:p text:style-name="P1">ожидало сильное разочарование: свиток был покрыт рунами, ведь только ими</text:p>
      <text:p text:style-name="P1">записывались все древние заклинания. Никто, кроме умершего колдуна, не умел</text:p>
      <text:p text:style-name="P1">записывать или хотя бы читать такие руны. Говорят, что через несколько ночей</text:p>
      <text:p text:style-name="P1">парня, доставшего свиток, нашли задушенным в постели, хотя дверь его дома</text:p>
      <text:p text:style-name="P1"><text:soft-page-break/>была крепко закрыта изнутри. А остальные свитки так и сгорели вместе с</text:p>
      <text:p text:style-name="P1">колдуном.</text:p>
      <text:p text:style-name="P1">- И где сейчас сохранившийся свиток?</text:p>
      <text:p text:style-name="P1">- А, ты все хочешь пополнить свою коллекцию, - старик подмигивает вам. –</text:p>
      <text:p text:style-name="P1">Но вот на это твой вопрос я ответить не могу. Кто-то говорит, что свиток пропал</text:p>
      <text:p text:style-name="P1">после убийства парня. Другие утверждают, что тот успел продать его передсмертью, и с тех пор он переходит из рук в руки как некая реликвия. Я вспомнил</text:p>
      <text:p text:style-name="P1">эту историю, когда ты упомянул про собирание «диковинок».</text:p>
      <text:p text:style-name="P1">Вы благодарите старика за рассказ и оставляете его в покое. Вы уже</text:p>
      <text:p text:style-name="P1">достаточно отдохнули и готовы идти дальше. Но еще есть время заглянуть к тому</text:p>
      <text:p text:style-name="P1">торговцу, который что-то продавал перед тем, как вы подошли к старику (736).</text:p>
      <text:p text:style-name="P1">Если вы считаете, что провели достаточно времени в Кимисе, можете его покинуть</text:p>
      <text:p text:style-name="P1">- (296).</text:p>
      <text:p text:style-name="P1">466.</text:p>
      <text:p text:style-name="P1">Шум воды слева за деревьями становится все громче, и вы уже ощущаете</text:p>
      <text:p text:style-name="P1">близкое присутствие быстрой речки, хотя еще и не видите ее. Воздух в этих местах</text:p>
      <text:p text:style-name="P1">заметно свежее, и жаркое солнце беспокоит гораздо меньше.</text:p>
      <text:p text:style-name="P1">Но вот деревья слева от дороги становятся реже, затем совсем расступаются, и</text:p>
      <text:p text:style-name="P1">вы выходите на берег неширокой, но быстробегущей реки. Это Мелкая, она берет</text:p>
      <text:p text:style-name="P1">начало в Медных горах и бежит почти до самой границы через Рудногорск.</text:p>
      <text:p text:style-name="P1">Значит, вы не ошиблись, и эта дорога ведет в город мастеров. Несмотря на свое</text:p>
      <text:p text:style-name="P1">название Мелкая – река коварная. Переходить ее вброд опасно, так как холодная</text:p>
      <text:p text:style-name="P1">горная вода и быстрое течение могут сыграть злую шутку с путешественником,</text:p>
      <text:p text:style-name="P1">который не умеет отлично плавать. В этом месте река еще чистая, и вы можете</text:p>
      <text:p text:style-name="P1">набрать холодной воды во флягу или в другие емкости (1 глоток восстановит 1</text:p>
      <text:p text:style-name="P1">Жизнь). Теперь Мелкая будет сопровождать вас до самого города и послужит</text:p>
      <text:p text:style-name="P1">отличным проводником. Кстати, именно по этой реке сплавляются лодки с</text:p>
      <text:p text:style-name="P1">Медных гор, доставляющие людей и товары в Рудногорск.</text:p>
      <text:p text:style-name="P1">Шум реки разнообразил путешествие, и идти стало веселее, словно рядом</text:p>
      <text:p text:style-name="P1">шагает приятный собеседник. Незаметно проходит еще почти час пути, и вы уже</text:p>
      <text:p text:style-name="P1">полагаете, что так и дойдете до Рудногорска, никого не встретив. Но вопреки</text:p>
      <text:p text:style-name="P1">вашим ожиданиям дорога готовит вам новую встречу. Впереди показывается</text:p>
      <text:p text:style-name="P1">рослый путник, пружинящим шагом приближающийся к вам. Это высокий</text:p>
      <text:p text:style-name="P1">широкоплечий мужчина, одетый в простые крестьянские штаны и рубаху и</text:p>
      <text:p text:style-name="P1">опоясанный неприметным поясом. Впрочем, не стоит делать преждевременных</text:p>
      <text:p text:style-name="P1">выводов: даже некоторые купцы и зажиточные горожане надевают простую</text:p>
      <text:p text:style-name="P1">одежду, когда путешествуют пешком, чтобы не портить богатые одеяния</text:p>
      <text:p text:style-name="P1">дорожной пылью. Тем более что у путника, идущего вам навстречу, на поясе</text:p>
      <text:p text:style-name="P1">висит отличный длинный меч, а сквозь одежду видны крепкие мускулы. Лицо у</text:p>
      <text:p text:style-name="P1">здоровяка налито румянцем, черные волосы аккуратно причесаны. Вы обращаете</text:p>
      <text:p text:style-name="P1">внимание на его ухоженные ладони: раньше вы видели такие только у княжеского</text:p>
      <text:p text:style-name="P1">повара.</text:p>
      <text:p text:style-name="P1">Путник приближается совсем близко и добродушно смотрит на вас. Кажется,</text:p>
      <text:p text:style-name="P1">он вполне доволен своей жизнью. Останавливаться он не собирается и, похоже,</text:p>
      <text:p text:style-name="P1">хочет пройти мимо и идти дальше своей дорогой. Поэтому, если вы намерены</text:p>
      <text:p text:style-name="P1">поболтать с ним, придется самому обратиться к путнику, если он, конечно,</text:p>
      <text:p text:style-name="P1">согласится уделить вам внимание (201). Если вы не желаете его беспокоить илипросто не в настроении разговаривать со случайными путешественниками, просто</text:p>
      <text:p text:style-name="P1">последуйте его примеру и пройдите мимо, не теряя времени на разговоры (357).</text:p>
      <text:p text:style-name="P1">467.</text:p>
      <text:p text:style-name="P1">Вы встаете во весь рост и приближаетесь к незнакомцу. Он, заметив вас,</text:p>
      <text:p text:style-name="P1">отрывается от своего непонятного занятия и, прищурившись, осматривает с ног до</text:p>
      <text:p text:style-name="P1"><text:soft-page-break/>головы. Это сухощавый молодой мужчина с обычным для южанина разрезом</text:p>
      <text:p text:style-name="P1">глаз. Но чем-то он отличается от тех степняков, что вы видели ранее – его рост</text:p>
      <text:p text:style-name="P1">несколько выше, форма головы более продолговатая, а кожа более темного цвета.</text:p>
      <text:p text:style-name="P1">Он безоружен и не делает попыток броситься к лагерю и поднять тревогу, и вы</text:p>
      <text:p text:style-name="P1">успокаиваетесь. На плече у него висит большая сумка из грубой серой ткани.</text:p>
      <text:p text:style-name="P1">- Ты потерял дорогу? – вежливо интересуется он. Он говорит на странном</text:p>
      <text:p text:style-name="P1">наречии, которое вы никогда не слышали.</text:p>
      <text:p text:style-name="P1">- Возможно. Наверное, я просто выбрал не самый короткий путь, так как</text:p>
      <text:p text:style-name="P1">редко бывал в этих местах. – Незнакомец молча слушает вас, но больше ничего не</text:p>
      <text:p text:style-name="P1">спрашивает. Надеясь разговорить его, вы продолжаете беседу. – Я помощник</text:p>
      <text:p text:style-name="P1">купца, он послал меня, чтобы разузнать, насколько безопасны сейчас торговые</text:p>
      <text:p text:style-name="P1">пути.</text:p>
      <text:p text:style-name="P1">- Понятно. Но ты зря пошел по это тропе. Здесь ездят повозки лишь из</text:p>
      <text:p text:style-name="P1">нашего лагеря, для торговых караванов есть другие дороги. Тракт, например.</text:p>
      <text:p text:style-name="P1">- Из вашего лагеря? – Удивленно переспрашиваете вы, переводя разговор в</text:p>
      <text:p text:style-name="P1">нужное вам русло. – То есть моему хозяину лучше не соваться в степь в</text:p>
      <text:p text:style-name="P1">ближайшее время?</text:p>
      <text:p text:style-name="P1">- Не совсем так. Вооруженный отряд княжеских дружинников, конечно, не</text:p>
      <text:p text:style-name="P1">пройдет дальше границы, но мирных торговцев здесь никто не трогает. Тем более</text:p>
      <text:p text:style-name="P1">щедрых торговцев, - подмигивает вам собеседник. – Так и передай своему хозяину.</text:p>
      <text:p text:style-name="P1">А наш лагерь вообще предназначен для того, чтобы находиться в тылу армии. Как</text:p>
      <text:p text:style-name="P1">бы тебе объяснить? – почесывает подбородок степняк, заметив ваше</text:p>
      <text:p text:style-name="P1">непонимающее лицо. – Вот я, например, лекарь. Я и мои товарищи из южного</text:p>
      <text:p text:style-name="P1">племени, которое славится приготовлением целебных снадобий. Есть в лагере</text:p>
      <text:p text:style-name="P1">коневоды, плотники и даже летописцы. Хан обещал, что мы не будем участвовать</text:p>
      <text:p text:style-name="P1">в военных действиях, зато получим свою долю трофеев. Меня, бедного кочевника,</text:p>
      <text:p text:style-name="P1">привыкшего к дикому луку и мясу грызунов, такие условия вполне устраивают.</text:p>
      <text:p text:style-name="P1">Сейчас нас, по крайней мере, за такую легкую работу, как сбор и заготовка трав, -</text:p>
      <text:p text:style-name="P1">он кивает на свою сумку, - отменно кормят, словно хотят, чтобы мы, в случае</text:p>
      <text:p text:style-name="P1">необходимости, еще и провиантом послужили, - степняк начинает громко</text:p>
      <text:p text:style-name="P1">хохотать над собственной шуткой. Вы вежливо улыбаетесь и спрашивает:</text:p>
      <text:p text:style-name="P1">- Значит, я могу спокойно пройти прямо через лагерь?</text:p>
      <text:p text:style-name="P1">- Не советую, - закончив смеяться, отвечает собеседник. – Мне, как и другим</text:p>
      <text:p text:style-name="P1">мирным кочевникам, наплевать, кто ты и куда идешь. Но в лагере стоит и лагерь</text:p>
      <text:p text:style-name="P1">настоящих отлично обученных воинов. До нас им нет дела, но тобой они могут</text:p>
      <text:p text:style-name="P1">заинтересоваться. И, хочу тебе честно сказать, вряд ли ты уйдешь живым от них,</text:p>
      <text:p text:style-name="P1">если только не заплатишь приличный выкуп: военные не любят праздношатающихся русичей, которые не могут толком объяснить, что они делают в</text:p>
      <text:p text:style-name="P1">степи.</text:p>
      <text:p text:style-name="P1">Разоткровенничавшись, степняк начинает рассказывать о своем племени,</text:p>
      <text:p text:style-name="P1">живущем далеко на юге и о котором вы ничего не слышали, о семье и о любимой</text:p>
      <text:p text:style-name="P1">девушке, на которой он мечтает жениться.</text:p>
      <text:p text:style-name="P1">- Я ведь здесь и из-за нее тоже, - признается кочевник. – Я мечтаю, что</text:p>
      <text:p text:style-name="P1">заработаю денег, куплю себе богатую одежду и породистого скакуна, а затем</text:p>
      <text:p text:style-name="P1">вернусь домой и женюсь на своей любимой.</text:p>
      <text:p text:style-name="P1">Вы желаете степняку осуществить свою мечту и собираетесь уйти. Если у вас</text:p>
      <text:p text:style-name="P1">есть какие-то идеи насчет того, как можно помочь этому человеку в</text:p>
      <text:p text:style-name="P1">осуществлении его замыслов, то выскажите ему свои мысли. В ином случае лучше</text:p>
      <text:p text:style-name="P1">попрощаться – 189.</text:p>
      <text:p text:style-name="P1">468.</text:p>
      <text:p text:style-name="P1">- Давно ко мне не забредали путники, - нахмурив брови, замечает старик. –</text:p>
      <text:p text:style-name="P1">Странное место для прогулки ты выбрал. Я не могу запретить тебе ходить там, где</text:p>
      <text:p text:style-name="P1"><text:soft-page-break/>ты хочешь, но хочу попросить тебя не беспокоить меня и покинуть это место: я</text:p>
      <text:p text:style-name="P1">отвык от людей и, честно говоря, не желаю ничьего общества.</text:p>
      <text:p text:style-name="P1">Богатырь говорит это не злобно и не сердито: кажется, он действительно</text:p>
      <text:p text:style-name="P1">устал от людей, но не желает вымещать свое недовольство на случайном госте.</text:p>
      <text:p text:style-name="P1">Выполните его просьбу и пойдете своей дорогой (130) или попробуете проучить</text:p>
      <text:p text:style-name="P1">хозяина хижины за дерзость, намяв его старые бока (545)?</text:p>
      <text:p text:style-name="P1">469.</text:p>
      <text:p text:style-name="P1">Вот наконец-то и другие путники, а вернее – попутчики. Издалека вы</text:p>
      <text:p text:style-name="P1">замечаете кого-то впереди и вскоре догоняете телегу с дровами, медленно</text:p>
      <text:p text:style-name="P1">катящуюся по дороге. Запряженная крестьянская лошадь идет шагом, и только</text:p>
      <text:p text:style-name="P1">колеса периодически поскрипывают, нарушая тишину. В телеге сидят два</text:p>
      <text:p text:style-name="P1">бородатых крестьянина, которым гораздо веселее, чем вам, ведь они могут</text:p>
      <text:p text:style-name="P1">поговорить друг с другом. Настроение у них хорошее, и они доброжелательно</text:p>
      <text:p text:style-name="P1">смотрят на вас. Они чем-то похожи друг на друга – возможно, это братья.</text:p>
      <text:p text:style-name="P1">Впрочем, возможно, это из-за одинаково подстриженных бород. Одеты оба</text:p>
      <text:p text:style-name="P1">опрятно, лица довольные и откормленные – тут чувствуется женская рука. На</text:p>
      <text:p text:style-name="P1">поясах висят деревянные дубинки, которые годятся только для отпугивания</text:p>
      <text:p text:style-name="P1">животных. Рядом с ними примостился старый пес, который не обратил на вас</text:p>
      <text:p text:style-name="P1">внимания и продолжает дрыхнуть, навалившись на одного из друзей. Телега едет</text:p>
      <text:p text:style-name="P1">очень медленно, вы легко обгоните ее шагом. Обычно крестьяне любят болтать, но</text:p>
      <text:p text:style-name="P1">что-то толковое услышать от них можно редко. Сила таких людей – в их руках, и</text:p>
      <text:p text:style-name="P1">надо отдать им должное: трудятся они от рассвета до заката.</text:p>
      <text:p text:style-name="P1">Ничто не препятствует поговорить с крестьянами, тем более сделать это</text:p>
      <text:p text:style-name="P1">можно, прокатившись в телеге, а это даст отдых ногам (321). Если не хотитезадерживаться, то просто обгоните повозку (638). Ничто не мешает напасть на</text:p>
      <text:p text:style-name="P1">мирных крестьян, хотя подумайте – достойный ли это поступок (273)?</text:p>
      <text:p text:style-name="P1">470.</text:p>
      <text:p text:style-name="P1">- Хочешь верь, хочешь нет, но у меня есть неразменная монета, - шепотом</text:p>
      <text:p text:style-name="P1">сообщаете вы собеседнику. Он с интересом глядит на вас.</text:p>
      <text:p text:style-name="P1">- Да ну? Дашь хотя бы взглянуть на нее?</text:p>
      <text:p text:style-name="P1">Вы, оглянувшись, достаете драгоценную монету и кладете ее на стол.</text:p>
      <text:p text:style-name="P1">Мужчина внимательно осматривает ее и трогает пальцем.</text:p>
      <text:p text:style-name="P1">- С виду она совсем обычная, - замечает он. – Неужели это действительно та</text:p>
      <text:p text:style-name="P1">самая, о которой говорится в сказках? Но я верю тебе, а потому предлагаю сыграть</text:p>
      <text:p text:style-name="P1">в интересную игру. Вернее, это не игра, а честный спор. Я ставлю 1 монету и</text:p>
      <text:p text:style-name="P1">спорю с тобой на то, что если ты отдашь мне свою неразменную монету, я дам</text:p>
      <text:p text:style-name="P1">тебе 200 монет взамен. Как тебе такая сделка?</text:p>
      <text:p text:style-name="P1">Согласитесь на условия этого человека (362) или откажетесь спорить и</text:p>
      <text:p text:style-name="P1">оставите неразменную монету себе? Тогда собеседник оставит вас, а вам нужно</text:p>
      <text:p text:style-name="P1">будет определиться с тем, что делать дальше: поискать компанию, которая</text:p>
      <text:p text:style-name="P1">примет вас к себе (521), поболтать с хозяином (605) или уйти из трактира (768).</text:p>
      <text:p text:style-name="P1">471.</text:p>
      <text:p text:style-name="P1">Ползком вы благополучно отдаляетесь от лагеря и встаете, отряхиваясь от</text:p>
      <text:p text:style-name="P1">земли. Увиденное оставило у вас сильное впечатление. Раньше степняки лишь</text:p>
      <text:p text:style-name="P1">устаивали налеты, не применяя осадных приспособлений. Теперь они решили не</text:p>
      <text:p text:style-name="P1">просто грабить земли русичей, а захватывать их. Хорошо было бы сообщить обо</text:p>
      <text:p text:style-name="P1">всем этом князьям и воеводам, но сейчас возвращаться в Полесье уже нет смысла,</text:p>
      <text:p text:style-name="P1">ведь до Айзарии осталось совсем немного. Остается надеяться, что степняки</text:p>
      <text:p text:style-name="P1">перейдут в наступление в ближайшие дни.</text:p>
      <text:p text:style-name="P1">Теперь, зная примерный размер лагеря, вы можете принять в сторону и</text:p>
      <text:p text:style-name="P1">обойти его (90). Хотя остается опасность встретить один из вездесущих верховых</text:p>
      <text:p text:style-name="P1">патрулей, поэтому есть смысл пойти в том направлении, куда вы шли до того, как</text:p>
      <text:p text:style-name="P1"><text:soft-page-break/>заметили лагерь (19).</text:p>
      <text:p text:style-name="P1">472.</text:p>
      <text:p text:style-name="P1">Вы смешиваете снотворное с содержимым фляги и выходите из-за палатки.</text:p>
      <text:p text:style-name="P1">- Эй, приятель! – на языке степняков вы говорите отлично, а вот лицо открыть</text:p>
      <text:p text:style-name="P1">не решаетесь. – Что-то обед у тебя пресноват. Не хочешь запить его чем-нибудь</text:p>
      <text:p text:style-name="P1">крепким? У меня как раз есть то, что нужно.</text:p>
      <text:p text:style-name="P1">- Ты просто угадываешь мои мысли! – радостно восклицает воин, к которому</text:p>
      <text:p text:style-name="P1">вы обратились. – Давай сюда свою флягу!- Эй, Баяр, оставь нам хотя бы по глотку! – требуют остальные охранники, не</text:p>
      <text:p text:style-name="P1">переставая уплетать свою похлебку.</text:p>
      <text:p text:style-name="P1">Баяр оказывается совсем не жадным и пускает флягу по кругу. Все воины</text:p>
      <text:p text:style-name="P1">караула делают по глотку, нахваливая вкусный напиток и вашу щедрость. Когда</text:p>
      <text:p text:style-name="P1">емкость опустошается до дна, ее возвращают вам.</text:p>
      <text:p text:style-name="P1">Торговец не соврал – снотворное действительно оказывается на удивление</text:p>
      <text:p text:style-name="P1">сильным и быстродействующим. Не проходит и минуты, как кочевники начинают</text:p>
      <text:p text:style-name="P1">клевать носом. Плотный обед и жаркое солнце еще больше разморили степняков,</text:p>
      <text:p text:style-name="P1">и они, не в силах противиться сну, опускаются на траву и крепко засыпают. Их</text:p>
      <text:p text:style-name="P1">начальник по возвращению, конечно, будет недоволен и наверняка хорошенько</text:p>
      <text:p text:style-name="P1">накажет своих подчиненных за сон на посту и за запах алкоголя. Но все это</text:p>
      <text:p text:style-name="P1">произойдет уже в ваше отсутствие: не теряя ни секунды, вы минуете пост и</text:p>
      <text:p text:style-name="P1">выходите со стоянки. Никто в лагере ничего не заметил, и вы благополучно</text:p>
      <text:p text:style-name="P1">возвращаетесь на тракт - (370).</text:p>
      <text:p text:style-name="P1">473.</text:p>
      <text:p text:style-name="P1">На земле виднеется множество следов копыт, но это вас не удивляет: в степи</text:p>
      <text:p text:style-name="P1">встретить верхового путника гораздо проще, чем пешего. Однако сейчас кроме вас</text:p>
      <text:p text:style-name="P1">на дороге никого нет, и у вас возникает чувство, будто вы оказались в полном</text:p>
      <text:p text:style-name="P1">одиночестве посреди бескрайнего зеленого океана, у которого нет берегов. Лишь</text:p>
      <text:p text:style-name="P1">ястреб, неподвижно застывший в небе, дает знать, что вы не один в этом море из</text:p>
      <text:p text:style-name="P1">травы. Летняя степь пьянит своими запахами, и вы на несколько секунд</text:p>
      <text:p text:style-name="P1">закрываете глаза и отвлекаетесь от всех проблем, погрузившись в свои ощущения.</text:p>
      <text:p text:style-name="P1">Но вы мгновенно возвращаетесь к действительности, когда спереди до вас</text:p>
      <text:p text:style-name="P1">доносится топот копыт. Вы замечаете вдали двух всадников, быстро</text:p>
      <text:p text:style-name="P1">приближающихся к вам. С такого расстояния трудно рассмотреть их лучше, но</text:p>
      <text:p text:style-name="P1">зато еще есть время избежать встречи: не забывайте, что врагов в этих местах</text:p>
      <text:p text:style-name="P1">встретить гораздо проще, чем друзей. Решайте, как поступите: сойдете в дороги и</text:p>
      <text:p text:style-name="P1">спрячетесь в траве (244) или пойдете навстречу неизвестным путникам (747)?</text:p>
      <text:p text:style-name="P1">474.</text:p>
      <text:p text:style-name="P1">Поправив съехавший мешок, вы идете по дороге, окруженной необъятным</text:p>
      <text:p text:style-name="P1">зеленым ковром. Жара начинает спадать. С одной стороны, это не может не</text:p>
      <text:p text:style-name="P1">радовать – слишком уж беспощадно местное солнце. Но, с другой стороны, это</text:p>
      <text:p text:style-name="P1">также означает, что приближается вечер, а до границы Айзарии еще, судя по</text:p>
      <text:p text:style-name="P1">всему, довольно далеко.</text:p>
      <text:p text:style-name="P1">Через полчаса пути дорога поворачивает на юго-восток и немного сужается. В</text:p>
      <text:p text:style-name="P1">то же время в этом месте на юг убегает широкая тропинка, на которой видны</text:p>
      <text:p text:style-name="P1">следы многочисленных копыт. Вы всматриваетесь вдаль и пытаетесь разглядеть,</text:p>
      <text:p text:style-name="P1">что за темное пятно виднеется на горизонте там, куда ведет тропинка. Кажется,</text:p>
      <text:p text:style-name="P1">это небольшая роща – чрезвычайная редкость для здешних мест. Деревья моглибы укрыть на время от солнца, но нужно помнить, что могут найтись и другие</text:p>
      <text:p text:style-name="P1">охотники, желающие воспользоваться прохладной тенью.</text:p>
      <text:p text:style-name="P1">Повернете налево и пойдете дальше по дороге (717) или сойдете с нее и</text:p>
      <text:p text:style-name="P1">направитесь по тропинке (825)?</text:p>
      <text:p text:style-name="P1">475.</text:p>
      <text:p text:style-name="P1"><text:soft-page-break/>Реку вы пересекаете без труда, а ужасно холодная вода заставляет сделать это</text:p>
      <text:p text:style-name="P1">без лишних остановок. Оказавшись на другом берегу, вы быстро находите</text:p>
      <text:p text:style-name="P1">тропинку, убегающую в лес. Это как раз тот путь, который вы искали, к тому же</text:p>
      <text:p text:style-name="P1">другого здесь нет, поэтому вы твердой поступью направляетесь по нему в сторону</text:p>
      <text:p text:style-name="P1">леса. Очутившись в прохладной тени, вы с наслаждением вдыхаете полной грудью</text:p>
      <text:p text:style-name="P1">аромат летнего леса и, не останавливаясь, идете вперед.</text:p>
      <text:p text:style-name="P1">Через некоторое время приветливые поначалу деревья начинают смотреть</text:p>
      <text:p text:style-name="P1">более хмуро и пропускают все меньше света. Впрочем, это не причина, чтобы</text:p>
      <text:p text:style-name="P1">возвращаться назад к деревне, от которой вы отошли уже достаточно далеко. Зато</text:p>
      <text:p text:style-name="P1">вскоре у вас появляется возможность свернуть в сторону. Направо убегает</text:p>
      <text:p text:style-name="P1">небольшая тропинка. Кора на деревьях в глубине леса – там, куда ведет этот путь –</text:p>
      <text:p text:style-name="P1">во многих местах потерта, как внизу, так и на уровне вашей головы и даже выше.</text:p>
      <text:p text:style-name="P1">Тропа не слишком привлекательна, но вы можете пойти по ней, если хотите (618),</text:p>
      <text:p text:style-name="P1">или продолжить путь прямо (700).</text:p>
      <text:p text:style-name="P1">476.</text:p>
      <text:p text:style-name="P1">Древень смело выпивает воду, которую вы ему дали и самодовольно</text:p>
      <text:p text:style-name="P1">ухмыляется. У вас возникает ощущение, что вы что-то не так сделали – 95.</text:p>
      <text:p text:style-name="P1">477.</text:p>
      <text:p text:style-name="P1">Лишь слегка замедлив ход, вы ловко направляете Василька на одного из</text:p>
      <text:p text:style-name="P1">противников, который явно не ожидал такого поворота событий. Он получает</text:p>
      <text:p text:style-name="P1">сильный удар, валящий его с ног. Вы же быстро разворачиваетесь с мечом</text:p>
      <text:p text:style-name="P1">наготове, и русичи, удивленные вашим поведением, готовят копья – лучший</text:p>
      <text:p text:style-name="P1">вариант против конника. Тем не менее, у вас будете явное преимущество в битве.</text:p>
      <text:p text:style-name="P1">1-ЫЙ ДРУЖИННИК</text:p>
      <text:p text:style-name="P1">Нападение 8</text:p>
      <text:p text:style-name="P1">Защита</text:p>
      <text:p text:style-name="P1">14</text:p>
      <text:p text:style-name="P1">Жизнь</text:p>
      <text:p text:style-name="P1">9</text:p>
      <text:p text:style-name="P1">Инициатива 10</text:p>
      <text:p text:style-name="P1">2-ОЙ ДРУЖИННИК</text:p>
      <text:p text:style-name="P1">Нападение 7Защита</text:p>
      <text:p text:style-name="P1">14</text:p>
      <text:p text:style-name="P1">Жизнь</text:p>
      <text:p text:style-name="P1">4</text:p>
      <text:p text:style-name="P1">Инициатива 9</text:p>
      <text:p text:style-name="P1">Когда уложите обоих на землю, можете слезть с лошади и осмотреть, с кем</text:p>
      <text:p text:style-name="P1">же вы сражались. Кроме оружия у поверженных ничего нет. Можете, конечно,</text:p>
      <text:p text:style-name="P1">взять кинжал (его урон 2, как и у Вашего меча), если умеете сражаться двумя</text:p>
      <text:p text:style-name="P1">клинками. Щиты тяжеловаты, поэтому брать их смысла нет: вы достаточно</text:p>
      <text:p text:style-name="P1">хорошо умеете обороняться одним мечом. Даже денег у неизвестных воинов нет.</text:p>
      <text:p text:style-name="P1">Если это действительно были дружинники с других земель, то их князь прикажет</text:p>
      <text:p text:style-name="P1">провести расследование, когда их тела обнаружат. Впрочем, как всегда это</text:p>
      <text:p text:style-name="P1">расследование ничего не даст, а Мирослав ограничится извинениями за то, что</text:p>
      <text:p text:style-name="P1">подобное несчастье произошло на его землях. К сожалению, смерть людей в эти</text:p>
      <text:p text:style-name="P1">времена случается очень часто – от рук разбойников, недоброжелателей, а иногда</text:p>
      <text:p text:style-name="P1">– от руки подозрительного незнакомца... С невеселым настроением вы</text:p>
      <text:p text:style-name="P1">продолжаете путь - (64).</text:p>
      <text:p text:style-name="P1">478.</text:p>
      <text:p text:style-name="P1">По тракту день и ночь движутся люди, поэтому трава на нем совсем не растет.</text:p>
      <text:p text:style-name="P1">Но, как ни странно, сейчас дорога пустынна. Угроза, исходящая со стороны</text:p>
      <text:p text:style-name="P1">степей, сильно ударила по торговле. А когда-то по этому пути двигались целые</text:p>
      <text:p text:style-name="P1"><text:soft-page-break/>караваны. Прогулка в одиночестве располагает к размышлениям и</text:p>
      <text:p text:style-name="P1">воспоминаниям. В памяти всплывают картины раннего детства, драки в родном</text:p>
      <text:p text:style-name="P1">селе. Потом приезд княжеских слуг, после которого вас забрали в Великогорск для</text:p>
      <text:p text:style-name="P1">обучения ратному делу. Как объяснили вам позже родители, князь набирал</text:p>
      <text:p text:style-name="P1">способных мальчишек, чтобы собрать верную себе дружину. Но, как ни странно,</text:p>
      <text:p text:style-name="P1">тогда из села уехали только вы, обрадованный такой завидной участью, о которой</text:p>
      <text:p text:style-name="P1">другие крестьянские дети могли только мечтать. Воспоминания о детстве приятны</text:p>
      <text:p text:style-name="P1">и значительно приободряют. Этому вас научил один ветеран – концентрироваться</text:p>
      <text:p text:style-name="P1">на тех мыслях, которые нужны более других в создавшейся ситуации. Хорошие</text:p>
      <text:p text:style-name="P1">воспоминания успокаивают во время долгой дороги, и за ними меньше устаешь; а</text:p>
      <text:p text:style-name="P1">вот во время боя, напротив, нужны злость, азарт, возбуждение... Вы отвлекаетесь</text:p>
      <text:p text:style-name="P1">от своих дум и обращаете внимание, что идете уже довольно долго, но так никого</text:p>
      <text:p text:style-name="P1">и не встречаете. Значит, вы верно поступили, выбрав прямую дорогу и никуда</text:p>
      <text:p text:style-name="P1">понапрасну не сворачивая. Хотя странно, что нет путников: неужели стало</text:p>
      <text:p text:style-name="P1">настолько опасно ходить даже по этому пути? Но вот впереди показывается какое-</text:p>
      <text:p text:style-name="P1">то строение. Приблизившись на достаточно близкое расстояние, вы видите</text:p>
      <text:p text:style-name="P1">вывеску над входом в двухэтажный дом: «Верный меч». Это придорожный</text:p>
      <text:p text:style-name="P1">трактир. Около входа никого нет. Подойдя ближе, вы слышите изнутри гул</text:p>
      <text:p text:style-name="P1">голосов, который внезапно смолкает. Опасность вряд ли грозит в этих местах,</text:p>
      <text:p text:style-name="P1">поэтому, наверное, стоит зайти и отдохнуть с дороги, а заодно послушать свежие</text:p>
      <text:p text:style-name="P1">новости и слухи и спросить, далеко ли еще до Ям (234). Можно, конечно, обойти</text:p>
      <text:p text:style-name="P1">трактир стороной (131).479.</text:p>
      <text:p text:style-name="P1">Вы приближаетесь к Дансару, сделав вид, что хотите что-то сообщить ему.</text:p>
      <text:p text:style-name="P1">Кажется, его телохранители немного расслабились и поверили, что у вас есть</text:p>
      <text:p text:style-name="P1">какое-то дело. Воспользовавшись этим, вы одним движением выхватываете меч и</text:p>
      <text:p text:style-name="P1">наносите сильный рубящий удар, пытаясь разрубить хрупкое тело хана. Сделать</text:p>
      <text:p text:style-name="P1">это вам не удается, но на его плече и груди остается страшная рана, из которой</text:p>
      <text:p text:style-name="P1">начинает ручьем течь темно-алая кровь. Дансар без сознания опускается на пол, а</text:p>
      <text:p text:style-name="P1">его охранники отчаянно бросаются на вас с оружием: они не выполнили свой долг</text:p>
      <text:p text:style-name="P1">и позволили убить своего господина, и теперь они убьют вас или умрут сами.</text:p>
      <text:p text:style-name="P1">1-ЫЙ ТЕЛОХРАНИТЕЛЬ ХАНА</text:p>
      <text:p text:style-name="P1">Нападение 12</text:p>
      <text:p text:style-name="P1">Защита</text:p>
      <text:p text:style-name="P1">17</text:p>
      <text:p text:style-name="P1">Жизнь</text:p>
      <text:p text:style-name="P1">14</text:p>
      <text:p text:style-name="P1">Инициатива 11</text:p>
      <text:p text:style-name="P1">Владеет приемом Мощный выпад, применит на 1 и 2 раундах</text:p>
      <text:p text:style-name="P1">2-ОЙ ТЕЛОХРАНИТЕЛЬ ХАНА</text:p>
      <text:p text:style-name="P1">Нападение 12</text:p>
      <text:p text:style-name="P1">Защита</text:p>
      <text:p text:style-name="P1">17</text:p>
      <text:p text:style-name="P1">Жизнь</text:p>
      <text:p text:style-name="P1">14</text:p>
      <text:p text:style-name="P1">Инициатива 11</text:p>
      <text:p text:style-name="P1">Владеет приемом Первый удар, игнорирует прием Реакция</text:p>
      <text:p text:style-name="P1">Слаженность:1</text:p>
      <text:p text:style-name="P1">Вас ждет долгий и тяжелый бой, самый трудный за все путешествие. Хан</text:p>
      <text:p text:style-name="P1">отбирал в свои телохранители только лучших воинов, и эти – одни из самых</text:p>
      <text:p text:style-name="P1">достойных. К тому же их подхлестывает ненависть, горящая огнем после вашего</text:p>
      <text:p text:style-name="P1">коварного поступка.</text:p>
      <text:p text:style-name="P1">Если вам удастся выйти живым и из этого боя, то можно замереть и</text:p>
      <text:p text:style-name="P1"><text:soft-page-break/>осмотреться.</text:p>
      <text:p text:style-name="P1">В шатре тихо, и лишь три бездыханных тела лежат на полу. Вы подходите к</text:p>
      <text:p text:style-name="P1">Дансару и убеждаетесь, что он умер. Как ни странно, но шума боя никто не</text:p>
      <text:p text:style-name="P1">услышал, даже охранники, дежурящие у входа. Что за удивительное свойство у</text:p>
      <text:p text:style-name="P1">этих стен так заглушать звуки? В шатре много ценных вещей и вкусной еды, но вы</text:p>
      <text:p text:style-name="P1">не решаетесь брать их с собой или терять время на осмотр. Гораздо важнее, что</text:p>
      <text:p text:style-name="P1">вам несказанно везет, и вы не только живы, но и избежали встречи с другими</text:p>
      <text:p text:style-name="P1">багатурами, готовыми отомстить за смерть хана. Пока никто не пришел, нужно</text:p>
      <text:p text:style-name="P1">воспользоваться удачей. Вы обтираете кровь и вкладываете меч в ножны. После</text:p>
      <text:p text:style-name="P1">этого вы уверенным шагом выходите во двор.Стражники все так же стоят у входа, словно изваяния. Другие воины</text:p>
      <text:p text:style-name="P1">находятся во дворе и занимаются своими прежними делами. Это удивительно, но</text:p>
      <text:p text:style-name="P1">никто действительно не догадывается, что произошло в шатре. Вы благополучно</text:p>
      <text:p text:style-name="P1">минуете двор и выходите на улицу, после чего спешите покинуть Стоянку. Пока в</text:p>
      <text:p text:style-name="P1">шатер не пришел очередной посетитель или смена телохранителей, у вас есть</text:p>
      <text:p text:style-name="P1">время, и вы используете его в полной мере. Вам удается выйти из города на</text:p>
      <text:p text:style-name="P1">Купеческий тракт и направиться на юг. Вы не забываете оглядываться, каждую</text:p>
      <text:p text:style-name="P1">минуту ожидая погони, но пока все обходится благополучно. Теперь можно</text:p>
      <text:p text:style-name="P1">успокоиться и обдумать произошедшие события.</text:p>
      <text:p text:style-name="P1">Итак, вы не только уверенно идете к своей основной цели, но и совершаете</text:p>
      <text:p text:style-name="P1">настоящий подвиг, пробравшись к шатер к хану степняков и сразив его. К тому же</text:p>
      <text:p text:style-name="P1">вы сумели покинуть столицу кочевников живым. Весть о смерти Дансара очень</text:p>
      <text:p text:style-name="P1">скоро достигнет Полесья, но только вы по возвращении сможете рассказать князю</text:p>
      <text:p text:style-name="P1">о том, что же на самом деле произошло в шатре хана. Вы станете настоящим</text:p>
      <text:p text:style-name="P1">героем у себя на родине, и Мирослав наверняка захочет наградить вас. Теперь у</text:p>
      <text:p text:style-name="P1">русичей есть достаточно времени, чтобы собрать силы, объединиться с</text:p>
      <text:p text:style-name="P1">союзниками и приготовиться к войне. Еще неизвестно, решатся ли</text:p>
      <text:p text:style-name="P1">обезглавленные степняки вообще напасть на Полесье. Скорее всего, решатся, но</text:p>
      <text:p text:style-name="P1">перед этим пройдет много времени. Вы сделали все, что было в ваших силах. По</text:p>
      <text:p text:style-name="P1">крайней мере, вам так кажется – 149.</text:p>
      <text:p text:style-name="P1">480.</text:p>
      <text:p text:style-name="P1">- Вы друг Аникея? – переспрашивает хозяин. – Что ж, тогда я готов уступить</text:p>
      <text:p text:style-name="P1">вам комнату за смешную цену в 2 монеты. Соглашайтесь, это почти даром.</text:p>
      <text:p text:style-name="P1">Кажется, сбавить цену еще действительно не удастся. Останетесь в этом</text:p>
      <text:p text:style-name="P1">трактире (642) или предпочтете отказаться (110)?</text:p>
      <text:p text:style-name="P1">481.</text:p>
      <text:p text:style-name="P1">Старик продолжает окрикивать вас требовательно и гневно, затем начинает</text:p>
      <text:p text:style-name="P1">угрожать и оскорблять. Вы, помня наказ карлика, лишь ускоряете шаг, торопясь</text:p>
      <text:p text:style-name="P1">уйти с кладбища. Вот и спасительная околица. Как только вы вступаете в деревню,</text:p>
      <text:p text:style-name="P1">страшные крики мгновенно замолкают. Теперь можно оглянуться. Дорога пуста,</text:p>
      <text:p text:style-name="P1">ни одного преследователя на ней нет. Вы разжимаете кулак и смотрите на монету,</text:p>
      <text:p text:style-name="P1">полученную от таинственного старика. С виду она ничем не отличается от других,</text:p>
      <text:p text:style-name="P1">разве что выглядит совсем новой и поэтому ярко блестит на солнце. Неужели это</text:p>
      <text:p text:style-name="P1">и есть та самая неразменная монета? Интуиция подсказывает, что так оно и есть, к</text:p>
      <text:p text:style-name="P1">тому же обряд прошел в точности так, как и предсказывал карлик, встреченный</text:p>
      <text:p text:style-name="P1">день назад. Вы кладете чудесную монету в карман (+300), чтобы не перепутать ее с</text:p>
      <text:p text:style-name="P1">остальными. Может, когда-нибудь удастся поселиться в городе в своем доме и</text:p>
      <text:p text:style-name="P1">зажить спокойной размеренной жизнью, тогда волшебная монета и пригодится.</text:p>
      <text:p text:style-name="P1">А пока пусть она служит воспоминанием о необычном приключении – 25.482.</text:p>
      <text:p text:style-name="P1">Вы подбираетесь ближе к лагерю и внимательно рассматриваете, что</text:p>
      <text:p text:style-name="P1">происходит внутри него. Несмотря на жару, на военной стоянке царит оживление,</text:p>
      <text:p text:style-name="P1">и каждый степняк занят своим делом: кто-то осваивает новые приемы под</text:p>
      <text:p text:style-name="P1"><text:soft-page-break/>руководством старших товарищей, другие работают лопатой и приводят в</text:p>
      <text:p text:style-name="P1">порядок амуницию. Вы обращаете внимание на то, что воины в лагере почти не</text:p>
      <text:p text:style-name="P1">вооружены. Это вас не удивляет: вам известно, что практически все оружие,</text:p>
      <text:p text:style-name="P1">используемое кочевниками на войне, принадлежит хану, и выдается только на</text:p>
      <text:p text:style-name="P1">период ведения военных действий или отрядам, отправляющимся патрулировать</text:p>
      <text:p text:style-name="P1">окрестности. Все подходы к лагерю тщательно охраняются, и вы не видите</text:p>
      <text:p text:style-name="P1">способов попасть в него. Использовать пропуски или пароли было бы опасно:</text:p>
      <text:p text:style-name="P1">чужак может вызвать много подозрений у бдительной охраны. Вы совсем было</text:p>
      <text:p text:style-name="P1">отчаялись попасть внутрь лагеря, когда слышите приближающийся топот. Вы</text:p>
      <text:p text:style-name="P1">едва успеваете спрятать голову, чтобы вас не заметили, когда к тому месту, где вы</text:p>
      <text:p text:style-name="P1">лежите в траве, подъезжает небольшой отряд всадников. Это обычные воины-</text:p>
      <text:p text:style-name="P1">кочевники, прибывшие в лагерь с юга. Они проезжают мимо, не подозревая о</text:p>
      <text:p text:style-name="P1">вашем присутствии, и в этот момент один из всадников отделяется от отряда и</text:p>
      <text:p text:style-name="P1">спешивается. Он поправляет сбрую и наклоняется, чтобы снять сапог и</text:p>
      <text:p text:style-name="P1">вытряхнуть из него песок. Его спутники уже проехали немного вперед и потеряли</text:p>
      <text:p text:style-name="P1">из вида своего товарища. Спина кочевника маячит прямо перед вами, и в голове</text:p>
      <text:p text:style-name="P1">мгновенно возникает план действий. Можно напасть на ничего не</text:p>
      <text:p text:style-name="P1">подозревающего степняка сзади, завладеть его одеждой и, скрыв лицо,</text:p>
      <text:p text:style-name="P1">попытаться проникнуть в лагерь с отрядом кочевников (819). Однако не забудьте о</text:p>
      <text:p text:style-name="P1">том, что вам нужно будет не только войти в лагерь, но и выйти из него. Есть еще</text:p>
      <text:p text:style-name="P1">один вариант – просто подняться с земли и в открытую подойти к лагерю:</text:p>
      <text:p text:style-name="P1">возможно, степняки настроены не так уж враждебно (286). Хотя надеяться на их</text:p>
      <text:p text:style-name="P1">дружелюбие и милосердие в эти неспокойные времена все-таки не стоит. Если же</text:p>
      <text:p text:style-name="P1">вы передумали пробираться в лагерь, то подождите, пока подъехавший отряд</text:p>
      <text:p text:style-name="P1">войдет в лагерь, после чего вернитесь назад и подумайте, как миновать опасное</text:p>
      <text:p text:style-name="P1">место (637).</text:p>
      <text:p text:style-name="P1">483.</text:p>
      <text:p text:style-name="P1">- Вот мой кушак, - вы вспоминаете, что сняли эту вещь у одного из убитых</text:p>
      <text:p text:style-name="P1">степняков и догадываетесь, что она является чем-то вроде отличительного</text:p>
      <text:p text:style-name="P1">признака людей, состоящих на службе в армии кочевников. Кажется, вы угадали,</text:p>
      <text:p text:style-name="P1">и, кроме того, носить такие кушаки позволено не только степнякам, но и</text:p>
      <text:p text:style-name="P1">наемникам из других народов.</text:p>
      <text:p text:style-name="P1">- Хм, - щурится кочевник, когда вы достаете из заплечного мешка эту</text:p>
      <text:p text:style-name="P1">незатейливую деталь одежды. – В следующий раз не забывай надевать его. Тебя</text:p>
      <text:p text:style-name="P1">следовало бы наказать за нарушение дисциплины и формы обмундирования, но ясегодня добрый. Ступай прочь и не попадайся мне больше в таком виде на глаза.</text:p>
      <text:p text:style-name="P1">Кстати, ты, случаем, не дезертир?</text:p>
      <text:p text:style-name="P1">- Нет, что вы, господин, - отвечаете вы, стараясь соответствовать новой роли. –</text:p>
      <text:p text:style-name="P1">Я отправился передать важное поручение с границы.</text:p>
      <text:p text:style-name="P1">- Хм, - еще раз хмыкает степняк. – Ладно, пусть будет так... Мне некогда с</text:p>
      <text:p text:style-name="P1">тобой возиться. Ступай.</text:p>
      <text:p text:style-name="P1">Вы, не мешкая, выполняете «приказ», который вполне вас устраивает. На этот</text:p>
      <text:p text:style-name="P1">раз удалось выпутаться из непростой ситуации благодаря удаче и собственной</text:p>
      <text:p text:style-name="P1">смекалке - (252).</text:p>
      <text:p text:style-name="P1">484.</text:p>
      <text:p text:style-name="P1">Недавно миновал полдень, и солнце печет в полную силу. Что вы</text:p>
      <text:p text:style-name="P1">предпримите теперь: попробуете помочь женщинам, сошедшим с ума (79),</text:p>
      <text:p text:style-name="P1">поговорите с крестьянином, жалующимся на преследующие его несчастья (627),</text:p>
      <text:p text:style-name="P1">узнаете, у кого можно купить рыбу (2), спуститесь к пристани и узнаете, сможет</text:p>
      <text:p text:style-name="P1">ли кто-нибудь довезти вас до Ледяного (838), или поищите тропинку в обход озера</text:p>
      <text:p text:style-name="P1">(538)?</text:p>
      <text:p text:style-name="P1">485.</text:p>
      <text:p text:style-name="P1"><text:soft-page-break/>Лодка бесшумно скользит по зеркальной глади озера, и окружающая красота</text:p>
      <text:p text:style-name="P1">поневоле завораживает вас. Давно вы не совершали таких долгих водных</text:p>
      <text:p text:style-name="P1">путешествий. Слева виднеется хвойный лес, издалека похожий на смешную</text:p>
      <text:p text:style-name="P1">шевелюру огромного великана с зелеными волосами. Справа вы различаете</text:p>
      <text:p text:style-name="P1">далекие шапки огромных гор. В тех краях вы никогда не бывали и не знаете, что</text:p>
      <text:p text:style-name="P1">это за горы, а спросить у суровых нахмурившихся крестьян не решаетесь, да и</text:p>
      <text:p text:style-name="P1">вряд ли они сами знают, что там, на другом берегу. Вода в озере удивительно</text:p>
      <text:p text:style-name="P1">чистая и прозрачная, над головой – бездонное голубое небо. Чудесный день,</text:p>
      <text:p text:style-name="P1">свежий озерный воздух – все это наполняет тело новыми силами и успокаивает</text:p>
      <text:p text:style-name="P1">душу. Вы на время забываете о городах и деревнях, о вечной суете, в центре</text:p>
      <text:p text:style-name="P1">которой вы всегда по стечению обстоятельств оказываетесь, обо всех неотложных</text:p>
      <text:p text:style-name="P1">делах и заботах. Убаюкиваемые покачиванием лодки и мерным плеском весел, вы</text:p>
      <text:p text:style-name="P1">засыпаете.</text:p>
      <text:p text:style-name="P1">Вам кажется, что вы проспали всего полчаса, но когда вы открываете глаза, то</text:p>
      <text:p text:style-name="P1">замечаете, что солнце значительно опустилось к горизонту. Вы прекрасно</text:p>
      <text:p text:style-name="P1">отдохнули и с наслаждением потягиваетесь. Один из рыбаков, заметив, что вы</text:p>
      <text:p text:style-name="P1">проснулись, сообщает, что Ледяной будет меньше, чем через час. Это прекрасная</text:p>
      <text:p text:style-name="P1">новость, и вы, бодрый и веселый, садитесь на лавку и оглядываетесь. Картина</text:p>
      <text:p text:style-name="P1">почти не изменилась, лишь горы потонули в белом облаке, а деревья в лесу</text:p>
      <text:p text:style-name="P1">заметно поредели и стали как будто ниже. Следующие полчаса вы наслаждаетесь</text:p>
      <text:p text:style-name="P1">окружающей вас природой, когда замечаете громадный черный камень,</text:p>
      <text:p text:style-name="P1">высящийся над водой недалеко от берега. Один из крестьян внезапно оживляетсяи рассказывает вам красивую легенду о великане, бросившем этот камень с горы</text:p>
      <text:p text:style-name="P1">вслед убегающей к жениху дочери. Вы с удивлением смотрите на громадную</text:p>
      <text:p text:style-name="P1">скалу, которая постепенно исчезает из вида – 145.</text:p>
      <text:p text:style-name="P1">486.</text:p>
      <text:p text:style-name="P1">Озеро оказывается совсем близко от дороги. В воздухе пахнет сыростью, а вся</text:p>
      <text:p text:style-name="P1">земля справа от дороги покрыта кочками, между которыми блестит вода.</text:p>
      <text:p text:style-name="P1">Наверное, весной и во время сильных дождей дорогу затопляет. Слава богу, сейчас</text:p>
      <text:p text:style-name="P1">она сухая и твердая, поэтому вы без помех идете дальше. Лучи солнца, которое</text:p>
      <text:p text:style-name="P1">опускается все ближе к горизонту, красиво освещают озеро, оставляя на нем</text:p>
      <text:p text:style-name="P1">длинные сверкающие дорожки. Но вы уже не беспокоитесь о том, что ночь</text:p>
      <text:p text:style-name="P1">близко. Впереди показались стены города Ледяного, и через полчаса вы</text:p>
      <text:p text:style-name="P1">приближаетесь к ним. Неподалеку видна пристань, около которой суетятся</text:p>
      <text:p text:style-name="P1">рыбаки. Дорога ведет прямо к центральным городским воротам, в которые вы и</text:p>
      <text:p text:style-name="P1">входите – 601.</text:p>
      <text:p text:style-name="P1">487.</text:p>
      <text:p text:style-name="P1">За Хвойным дорога выводит на небольшое поле – единственное место, где</text:p>
      <text:p text:style-name="P1">жителям деревни удается заняться земледелием. Влево и вправо убегают</text:p>
      <text:p text:style-name="P1">тоненькие дорожки и тропки, которые заканчиваются тут же на поле. Несколько</text:p>
      <text:p text:style-name="P1">крестьян работают под палящим солнцем, не обращая на вас внимания. Вы</text:p>
      <text:p text:style-name="P1">быстро пересекаете поле и вступаете в арку деревьев, вновь попадая в лес. Дорога</text:p>
      <text:p text:style-name="P1">немного уходит влево, огибая поваленные ветром деревья, но затем вновь</text:p>
      <text:p text:style-name="P1">поворачивает на юг, открывая взору широкий Купеческий тракт, по которому</text:p>
      <text:p text:style-name="P1">прошло много тысяч путников. На границе вы бывали и прежде, поэтому</text:p>
      <text:p text:style-name="P1">примерно представляете, что ждет вас впереди. Купеческий тракт должен вывести</text:p>
      <text:p text:style-name="P1">прямо к Дивее, но он проходит через все основные стоянки степняков. У самой</text:p>
      <text:p text:style-name="P1">границы стоит город Каменка, где можно отдохнуть перед самой опасной частью</text:p>
      <text:p text:style-name="P1">путешествия. Можно отклониться влево или вправо от тракта, но это, конечно,</text:p>
      <text:p text:style-name="P1">удлинит путешествие. На востоке можно пройти через город Старый, но потом</text:p>
      <text:p text:style-name="P1">все равно придется вернуться к тракту, так как между Старым и степями,</text:p>
      <text:p text:style-name="P1">насколько вам известно, дорог нет. На западе стоит город Ледяной на озере с</text:p>
      <text:p text:style-name="P1"><text:soft-page-break/>таким же названием, за ним находится застава русичей, от которой можно</text:p>
      <text:p text:style-name="P1">попробовать пробраться к цели. Когда-то давно вы были в Ледяном, но с тех пор</text:p>
      <text:p text:style-name="P1">наверняка многое изменилось. Таким образом, самый простой и, возможно,</text:p>
      <text:p text:style-name="P1">самый безопасный путь, - по Купеческому тракту, хотя есть и другие, не менее</text:p>
      <text:p text:style-name="P1">удобные дороги.</text:p>
      <text:p text:style-name="P1">Одна из таких дорог появляется очень скоро. Она не так широка, как тракт,</text:p>
      <text:p text:style-name="P1">но все же на ней могут разойтись две повозки. От развилки, на которой вы, таким</text:p>
      <text:p text:style-name="P1">образом, оказались, она уходит влево, хотя и в том же, южном, направлении. Эту</text:p>
      <text:p text:style-name="P1">дорогу вы знаете – это торговый путь внутреннего значения, который приведет вРудногорск, а затем и в Старый. Получится приличный крюк, так как потом все</text:p>
      <text:p text:style-name="P1">равно придется возвращаться обратно на тракт. Хотя для тайного путешествия эта</text:p>
      <text:p text:style-name="P1">дорога годится больше.</text:p>
      <text:p text:style-name="P1">На этот раз придется выбирать наудачу, потому что ничто не подсказывает</text:p>
      <text:p text:style-name="P1">правильного решения: свернете налево (834) или продолжите путешествие по</text:p>
      <text:p text:style-name="P1">Купеческому тракту (125)?</text:p>
      <text:p text:style-name="P1">488.</text:p>
      <text:p text:style-name="P1">Крестьяне довольны тем, что такой видный воин, как вы, удостоил их чести</text:p>
      <text:p text:style-name="P1">побеседовать с ними. Они с уважением приветствуют вас и спрашивают, могут ли</text:p>
      <text:p text:style-name="P1">они чем-нибудь помочь. Теперь вы можете осмотреть их лучше. Двое одеты в</text:p>
      <text:p text:style-name="P1">грубую крестьянскую одежду, на веревочном поясе у них висят плотницкие</text:p>
      <text:p text:style-name="P1">топоры, которые пригодны только для работы, а в бою бесполезны; широкие</text:p>
      <text:p text:style-name="P1">плечи, грубые руки, привыкшие к плугу и лопате – обычные крестьяне, каких</text:p>
      <text:p text:style-name="P1">легко можно встретить в любом селении Полесья. Третий же мужчина привлек</text:p>
      <text:p text:style-name="P1">ваше внимание не только более аккуратным покроем своей одежды, хоть и</text:p>
      <text:p text:style-name="P1">сделанной из того же материала, но в первую очередь тем, что подпоясан он</text:p>
      <text:p text:style-name="P1">расшитым поясом – невиданная роскошь для крестьянина. Хотя, может, это и не</text:p>
      <text:p text:style-name="P1">так важно, в его возрасте хочется щегольнуть перед собратьями... Вы благодарите</text:p>
      <text:p text:style-name="P1">их за радушный прием, присаживаетесь ближе к костру и просите рассказать, где</text:p>
      <text:p text:style-name="P1">они бывали в последнее время, и приключалось ли с ними что-нибудь интересное.</text:p>
      <text:p text:style-name="P1">Грибники еще толком не проснулись и бессвязно начинают отвечать на ваш</text:p>
      <text:p text:style-name="P1">вопрос. Все же из их речи вы понимаете, что они с разных мест: двое – те, что</text:p>
      <text:p text:style-name="P1">одеты похуже – из деревни Корюшки к западу отсюда, а третий – с юга Полесья,</text:p>
      <text:p text:style-name="P1">из Смолянки. Как выясняется, встретились все трое только вчера, но уже успели</text:p>
      <text:p text:style-name="P1">познакомиться друг с другом и неплохо скоротать ночь. Те, что из Корюшки (как</text:p>
      <text:p text:style-name="P1">оказывается, они двоюродные братья), рассказывают, что шли вместе до Хвойного</text:p>
      <text:p text:style-name="P1">к своим родственникам, а теперь решили набрать грибов и продать их на</text:p>
      <text:p text:style-name="P1">великогорском рынке. Третий грибник менее разговорчив, чем его друзья; по его</text:p>
      <text:p text:style-name="P1">словам, он гостит в Хвойном у дяди, и, зная, что места здесь богаты грибами,</text:p>
      <text:p text:style-name="P1">решил немного развлечь себя. Если верить этой троице, путешествовать по лесам</text:p>
      <text:p text:style-name="P1">безопасно, разве что на дорогах нужно остерегаться воров и разбойников.</text:p>
      <text:p text:style-name="P1">«Особенно воров, - говорит один из крестьян. – Ходят в открытую, обманывают</text:p>
      <text:p text:style-name="P1">честных людей среди бела дня». Как вы и ожидали, ничего значимого вам эти</text:p>
      <text:p text:style-name="P1">люди не рассказали. Впрочем, не нужно забывать, что они пришли сюда не вместе</text:p>
      <text:p text:style-name="P1">и, возможно, разговорить их по отдельности будет проще. Может, попробовать</text:p>
      <text:p text:style-name="P1">отослать кого-нибудь за дровами, а с тем, кто останется, побеседовать по душам?</text:p>
      <text:p text:style-name="P1">Что вы предпримите? Бросите бесполезные расспросы, вернетесь в седло и</text:p>
      <text:p text:style-name="P1">поедете дальше (208) или попросите кого-то из них сходить за дровами? Но тогда</text:p>
      <text:p text:style-name="P1">кого – братьев из Корюшки (100) или их третьего сотоварища из Смолянки (328)?</text:p>
      <text:p text:style-name="P1">489.Как только вы делаете несколько шагов в ее направлении, рысь вновь</text:p>
      <text:p text:style-name="P1">отворачивается и идет дальше. Странно, но вам показалось, что она</text:p>
      <text:p text:style-name="P1">удовлетворенно улыбнулась в ответ на ваши действия. Некоторое время вы</text:p>
      <text:p text:style-name="P1">бредете вслед за зверем. Рысь не ускоряет и не замедляет шаг, больше не</text:p>
      <text:p text:style-name="P1"><text:soft-page-break/>оборачиваясь. Все больше углубляясь в лес, вы понимаете, что так недолго и</text:p>
      <text:p text:style-name="P1">заблудиться. Никакой тропинки здесь не видно, и вы едва успеваете оставлять</text:p>
      <text:p text:style-name="P1">небольшие зарубки мечом. Если так пойдет и дальше, то вы окончательно</text:p>
      <text:p text:style-name="P1">собьетесь с пути. Вы приостанавливаетесь в раздумье, но рысь больше не смотрит</text:p>
      <text:p text:style-name="P1">на вас. Она идет вперед, постепенно удаляясь. Может, действительно в ее</text:p>
      <text:p text:style-name="P1">поведении нет ничего сверхъестественного, и вы сами все придумали? Что будете</text:p>
      <text:p text:style-name="P1">делать: пойдете назад, пока еще есть возможность вернуться на дорогу (138) или</text:p>
      <text:p text:style-name="P1">догоните рысь, несмотря на риск заблудиться (29)?</text:p>
      <text:p text:style-name="P1">490.</text:p>
      <text:p text:style-name="P1">Дом воеводы – большая изба недалеко от трактира. Стоящие на улице</text:p>
      <text:p text:style-name="P1">крестьяне говорят, что если хотите поговорить с воеводой, то сейчас – самое время,</text:p>
      <text:p text:style-name="P1">так как он дома. Ворота во двор открыты, собаки не видно, и вы уверенно</text:p>
      <text:p text:style-name="P1">поднимаетесь на крыльцо и стучитесь. Дверь открывает немолодая женщина,</text:p>
      <text:p text:style-name="P1">возможно, жена хозяина дома. Она подтверждает, что воевода дома, и</text:p>
      <text:p text:style-name="P1">приглашает войти. Внутри опрятно, обстановка строгая, но говорящая об</text:p>
      <text:p text:style-name="P1">определенном достатке. Воевода сам выходить встретить гостя. Это здоровый</text:p>
      <text:p text:style-name="P1">крепкий силач с открытым добродушным лицом и острым взором. Наверняка его</text:p>
      <text:p text:style-name="P1">выбрали на должность за его физическую силу. Обычно воевода в деревне не</text:p>
      <text:p text:style-name="P1">имеет постоянно действующего отряда, так как это слишком дорогое</text:p>
      <text:p text:style-name="P1">удовольствие для села. При необходимости из мужиков набирается временное</text:p>
      <text:p text:style-name="P1">ополчение, вооруженное подчас топорами и вилами, в основном для борьбы с</text:p>
      <text:p text:style-name="P1">дикими животными, реже – для поимки появившихся в округе разбойников.</text:p>
      <text:p text:style-name="P1">Вы представляетесь воеводе дружинником, путешествующим до границы, и</text:p>
      <text:p text:style-name="P1">интересуетесь, нет у него каких-нибудь новостей или дел, которые могли бы вас</text:p>
      <text:p text:style-name="P1">заинтересовать.</text:p>
      <text:p text:style-name="P1">Воевода</text:p>
      <text:p text:style-name="P1">оценивающе</text:p>
      <text:p text:style-name="P1">смотрит</text:p>
      <text:p text:style-name="P1">на</text:p>
      <text:p text:style-name="P1">вас</text:p>
      <text:p text:style-name="P1">и,</text:p>
      <text:p text:style-name="P1">видимо,</text:p>
      <text:p text:style-name="P1">удовлетворившись вашим бравым видом, приглашает пройти в комнату.</text:p>
      <text:p text:style-name="P1">Вы попадаете в светлое помещение, в котором кроме высокого стола и</text:p>
      <text:p text:style-name="P1">нескольких лавок стоит только большой ларь. В этом доме вообще все большого</text:p>
      <text:p text:style-name="P1">размера под стать своему хозяину. На столе разбросаны какие-то бумаги, но текст</text:p>
      <text:p text:style-name="P1">на них разглядеть невозможно. Вы понимаете, что ошиблись, усомнившись в</text:p>
      <text:p text:style-name="P1">умственных способностях местного военачальника – в Полесье не много грамотных</text:p>
      <text:p text:style-name="P1">людей. Воевода предлагает вам присесть на одну из лавок, стоящих у стены, а сам</text:p>
      <text:p text:style-name="P1">садится за стол.</text:p>
      <text:p text:style-name="P1">- Дело действительно есть, и дело непростое, - серьезно говорит воевода. –</text:p>
      <text:p text:style-name="P1">Это, конечно, наша беда, и мы сами попробуем справиться, но попросить тебя о</text:p>
      <text:p text:style-name="P1">помощи я должен. Но сначала я хочу удостовериться, что все, что будет здесь</text:p>
      <text:p text:style-name="P1">сказано, не уйдет дальше дверей этой комнаты. – Услышав ваши заверения, онкивает головой. – Твоего слова мне достаточно. Слушай. Это покажется</text:p>
      <text:p text:style-name="P1">невероятным, но на деревню, похоже, опустилось какое-то проклятие. Жители</text:p>
      <text:p text:style-name="P1">ничего не знают, так как разжигать панику я не хочу. Примерно неделю назад</text:p>
      <text:p text:style-name="P1">дозорные – мы регулярно назначаем двух-трех крестьян нести ночной дозор –</text:p>
      <text:p text:style-name="P1">сообщили мне, что около деревни стали рыскать волки. Это не в диковинку, и я не</text:p>
      <text:p text:style-name="P1">обратил на это внимания. Пару ночей я сам выходил вместе с дозорными и тоже</text:p>
      <text:p text:style-name="P1">слышал вой. Мы решили выследить хищников, собрали отряд из четырех</text:p>
      <text:p text:style-name="P1">проверенных людей и пошли ночью туда, где предполагали найти волков. Но</text:p>
      <text:p text:style-name="P1"><text:soft-page-break/>вместо диких зверей мы увидели среди деревьев кое-что другое. Там были люди!</text:p>
      <text:p text:style-name="P1">Их было человек пять. Издалека лица их было не разглядеть, но я уверен, что это</text:p>
      <text:p text:style-name="P1">кто-то из деревни. Мы решили проследить за ними. Знаешь, что они стали</text:p>
      <text:p text:style-name="P1">делать? Кататься по земле! Я слышал о подобных обрядах, но не верил в них. Мои</text:p>
      <text:p text:style-name="P1">подозрения подтвердились, когда на наших глазах эти люди стали превращаться в</text:p>
      <text:p text:style-name="P1">настоящих волков! Мы были взволнованы и испуганы. Оборотни в деревне – это не</text:p>
      <text:p text:style-name="P1">к добру. В ту ночь мы решили ничего не предпринимать и поскорее вернулись в</text:p>
      <text:p text:style-name="P1">деревню. Я осторожно расспросил наших стариков и узнал, что оборотни редко</text:p>
      <text:p text:style-name="P1">сбиваются в стаи и обычно ходят по одному, кроме тех случаев, когда обращены в</text:p>
      <text:p text:style-name="P1">зверолюди против своей воли. В общем, я не знал, что делать, и мы стали следить</text:p>
      <text:p text:style-name="P1">за оборотнями. Мы узнали, что их пятеро, и некоторых рассмотрели в лицо, но не</text:p>
      <text:p text:style-name="P1">всех. Они рыскают возле деревни в виде волков, но не приближаются слишком</text:p>
      <text:p text:style-name="P1">близко. И вот последние три дня мы заметили, что они постоянно ходят ночью на</text:p>
      <text:p text:style-name="P1">кладбище. Зачем – мы не знаем. В эту ночь они наверняка пойдут туда вновь. Пора</text:p>
      <text:p text:style-name="P1">кончать со всем этим, и вот что я придумал: ночью я и несколько самых смелых</text:p>
      <text:p text:style-name="P1">крестьян пойдем на кладбище и перебьем всех тварей. Ты пришел как нельзя</text:p>
      <text:p text:style-name="P1">кстати. Если ты, такой умелый и опытный воин, согласишься нам помочь, то мы</text:p>
      <text:p text:style-name="P1">предпримем вылазку сегодня же ночью. Если ты не согласишься... Что ж, мы что-</text:p>
      <text:p text:style-name="P1">нибудь придумаем.</text:p>
      <text:p text:style-name="P1">Вы внимательно слушаете рассказ, не прерывая воеводу и запоминая все, что</text:p>
      <text:p text:style-name="P1">он сказал. Когда он замолчал, вы говорите, что вам нужно время, чтобы обдумать</text:p>
      <text:p text:style-name="P1">все это, а с ответом вы зайдете позже. Воевода говорит, что будет вас ждать и</text:p>
      <text:p text:style-name="P1">надеяться на вашу помощь. Если захотите помочь жителям деревни, то после</text:p>
      <text:p text:style-name="P1">захода солнца загляните на п.695, но учтите – ночная вылазка будет сложной и</text:p>
      <text:p text:style-name="P1">опасной. Воевода не станет вас укорять, если вы откажетесь, но лучше сообщите</text:p>
      <text:p text:style-name="P1">ему о своем решении сразу, чтобы он не надеялся. Теперь можно покинуть избу –</text:p>
      <text:p text:style-name="P1">73.</text:p>
      <text:p text:style-name="P1">491.</text:p>
      <text:p text:style-name="P1">Возможно, что порции супа достались воинам из того котла, в который вы</text:p>
      <text:p text:style-name="P1">вылили отвар. Из любопытства вы решаете не предпринимать никаких действий</text:p>
      <text:p text:style-name="P1">и подождать немного. Охранники с удовольствием съедают всю похлебку и</text:p>
      <text:p text:style-name="P1">облизывают чашки. Судя по всему, обед им понравился. Они блаженно</text:p>
      <text:p text:style-name="P1">раскидываются прямо на траве и жмурят глаза из-за яркого солнца. Внезапно</text:p>
      <text:p text:style-name="P1">один из воинов морщится и сгибается пополам, держась за живот. Он резковскакивает на ноги, что-то говорит своим товарищам и молнией уносится прочь,</text:p>
      <text:p text:style-name="P1">за палатки, где его никто не сможет увидеть. Когда еще один воин почти в</text:p>
      <text:p text:style-name="P1">точности повторяет тот же обряд, вы начинаете догадываться, какой эффект</text:p>
      <text:p text:style-name="P1">оказало зелье знахаря. Похоже, у степняков еще долго будут проблемы с</text:p>
      <text:p text:style-name="P1">желудком, и из строя они будут выведены достаточно долго. Вот только действие</text:p>
      <text:p text:style-name="P1">отвара все равно рано или поздно закончится, и будет это задолго до начала</text:p>
      <text:p text:style-name="P1">войны. Если бы знахарь все-таки рассказал вам, что его зелье – это сильное</text:p>
      <text:p text:style-name="P1">слабительное, то вы, конечно, приберегли бы его, чтобы применить в нужный</text:p>
      <text:p text:style-name="P1">момент. И все-таки кое-какую пользу вы извлекаете. Похлебку ели все до единого</text:p>
      <text:p text:style-name="P1">охранники, и вскоре все они разбегаются в разные стороны, бросив пост, не в</text:p>
      <text:p text:style-name="P1">силах сдержаться. Теперь можно беспрепятственно выскользнуть из лагеря,</text:p>
      <text:p text:style-name="P1">ничего не опасаясь – караульным, как и многим другим воинам, отведавшим</text:p>
      <text:p text:style-name="P1">похлебку, сейчас не до вас. Вы решаете так и поступить, раз уж подвернулся такой</text:p>
      <text:p text:style-name="P1">удачный случай, покидаете лагерь и отправляетесь дальше на юг по тракту – 370.</text:p>
      <text:p text:style-name="P1">492.</text:p>
      <text:p text:style-name="P1">Свернув на знакомую улицу, вы вновь подходите к дому кузнеца. Хозяин</text:p>
      <text:p text:style-name="P1">несколько удивлен вашим приходом, так как в душе он слабо верил в то, что вы</text:p>
      <text:p text:style-name="P1">действительно всерьез настроены помочь ему, но теперь он убедился в обратном.</text:p>
      <text:p text:style-name="P1"><text:soft-page-break/>Он вежливо приглашает вас пройти в дом. Уже порядком стемнело, поэтому</text:p>
      <text:p text:style-name="P1">домочадцы кузнеца разошлись по своим комнатам и готовятся ко сну. Мастер</text:p>
      <text:p text:style-name="P1">шепотом, чтобы не разбудить родных, предлагает вам поужинать, если вы еще</text:p>
      <text:p text:style-name="P1">ничего не ели. Можете воспользоваться его предложением или отказаться, если</text:p>
      <text:p text:style-name="P1">сыты. Затем вы выходите с кузнецом на улицу. Он вполголоса рассказывает вам,</text:p>
      <text:p text:style-name="P1">что страшные звуки из бани начинают раздаваться примерно в полночь. С собой</text:p>
      <text:p text:style-name="P1">хозяин дает вам пару одеял и полотенце. Если вам нужно что-то еще, то самое</text:p>
      <text:p text:style-name="P1">время об этом попросить. Если вы считаете, что готовы к приключениям, идите к</text:p>
      <text:p text:style-name="P1">бане, окутанной ночной мглой - (195).</text:p>
      <text:p text:style-name="P1">493.</text:p>
      <text:p text:style-name="P1">- Вот и отлично, а сейчас помоги мне с телами, - равнодушно отвечает ваш</text:p>
      <text:p text:style-name="P1">новый начальник, словно ему было все равно, согласитесь вы на его предложение</text:p>
      <text:p text:style-name="P1">или нет.</text:p>
      <text:p text:style-name="P1">Среди лежащих на поляне разбойников трое еще живы, и вы оказываете им</text:p>
      <text:p text:style-name="P1">необходимую помощь, чтобы жизнь не покинула их грешные тела окончательно.</text:p>
      <text:p text:style-name="P1">Остальных вы закапываете в ближайшем лесу.</text:p>
      <text:p text:style-name="P1">Вашего нового друга и командира зовут Окул. Перед погребением он</text:p>
      <text:p text:style-name="P1">забирает себе меч с тела мертвого атамана, а свой оставляет в могиле.</text:p>
      <text:p text:style-name="P1">К вечеру вы с Окулом добираетесь до Старого. Его «важными делами»</text:p>
      <text:p text:style-name="P1">оказывается несколько встреч с агентами. Вы убеждаетесь, что разбойник</text:p>
      <text:p text:style-name="P1">действительно обладает большой властью и связями среди людей самого разногодостатка, включая и тех, кто приближен к главе города. Переночевав в Старом,</text:p>
      <text:p text:style-name="P1">наутро вы идете в сторону границы и, миновав Каменку, сворачиваете на почти</text:p>
      <text:p text:style-name="P1">незаметную тропинку, на которую до этого вы никогда не обращали внимания.</text:p>
      <text:p text:style-name="P1">Она приводит вас к укрепленной стене, за которой и расположен лагерь</text:p>
      <text:p text:style-name="P1">разбойников.</text:p>
      <text:p text:style-name="P1">Лагерь расположен в степях сразу за границей, и его жители живут в</text:p>
      <text:p text:style-name="P1">роскошных шатрах наподобие кочевников. Окул не обманул вас: разбойники ни в</text:p>
      <text:p text:style-name="P1">чем не нуждаются и никому не подчиняются кроме своего атамана и его</text:p>
      <text:p text:style-name="P1">помощников, которые, в общем-то, ни в чем не ограничивают своих людей, требуя</text:p>
      <text:p text:style-name="P1">от них железной дисциплины лишь в том, что касается набегов и охраны лагеря.</text:p>
      <text:p text:style-name="P1">Окула единогласно выбирают новым атаманом, и ему не приходится доказывать</text:p>
      <text:p text:style-name="P1">свое право на это место в бою. Вы становитесь одним из его самых доверенных</text:p>
      <text:p text:style-name="P1">лиц.</text:p>
      <text:p text:style-name="P1">Вы не ошиблись, поверив Окулу, и приобрели то, что хотели. Люди</text:p>
      <text:p text:style-name="P1">безропотно подчиняются вам, а на полученное богатство вы способны утолить</text:p>
      <text:p text:style-name="P1">любое свое желание. Иногда вы совершаете набеги на караваны со своими</text:p>
      <text:p text:style-name="P1">людьми, чтобы развлечься, и несколько раз даже натыкаетесь на охрану,</text:p>
      <text:p text:style-name="P1">состоящую из тех, с кем раньше несли службу в княжеской дружине, но они не</text:p>
      <text:p text:style-name="P1">узнают вас, так как вы всегда закрываете лицо маской во время вылазок. Скоро</text:p>
      <text:p text:style-name="P1">грянет война, и делать набеги станет еще проще.</text:p>
      <text:p text:style-name="P1">Лишь иногда сердце сжимает грусть, когда взгляд падает на запечатанное</text:p>
      <text:p text:style-name="P1">письмо для короля айзаров, который вы не решились открыть или уничтожить. А</text:p>
      <text:p text:style-name="P1">странные и непонятные сны так и будут преследовать вас до конца жизни...</text:p>
      <text:p text:style-name="P1">494.</text:p>
      <text:p text:style-name="P1">- Степняки – народ кочевой, - рассказывает гусляр. – Но и у них есть что-то</text:p>
      <text:p text:style-name="P1">вроде поселков. Постоянных жителей в них нет, одни семьи приходят, другие</text:p>
      <text:p text:style-name="P1">уходят, однако получается так, что в селении всегда стоят шатры. В этих поселках</text:p>
      <text:p text:style-name="P1">южане обмениваются между собой вещами и слухами, нередко в них заглядывают</text:p>
      <text:p text:style-name="P1">и торговые караваны. Продав свои товары и узнав последние сплетни, семья</text:p>
      <text:p text:style-name="P1">уходит в степь, а через какое-то время возвращается в поселок. Я знаю три</text:p>
      <text:p text:style-name="P1">поселка, в которых всегда можно кого-нибудь найти. Как их названия звучат на</text:p>
      <text:p text:style-name="P1"><text:soft-page-break/>родном языке степняков, я не знаю, поэтому называю их по-нашему. Стоянка –</text:p>
      <text:p text:style-name="P1">самое большое селение, это их столица. Именно туда в первую очередь стремятся</text:p>
      <text:p text:style-name="P1">купцы, отправляющиеся за чужеземными товарами. Стоянка – это практически</text:p>
      <text:p text:style-name="P1">настоящий город, в нем я видел даже несколько домов и землянок, а в центре</text:p>
      <text:p text:style-name="P1">расположена рыночная площадь, на которой днем не протолкнуться. В Стоянке</text:p>
      <text:p text:style-name="P1">расположен шатер хана, он настолько большой, что в нем запросто уместится</text:p>
      <text:p text:style-name="P1">двухэтажный дом. Самого хана я не видел, но зато видел его стражу, одетую в</text:p>
      <text:p text:style-name="P1">роскошнейшие доспехи. Степняки называют этих стражников кешиктенами, и</text:p>
      <text:p text:style-name="P1">попасть в ряды этой отборной гвардии – большая честь для любого кочевника. По</text:p>
      <text:p text:style-name="P1">улицам Стоянки (а между шатрами там действительно настоящие улицы) день иночь ходят воины, следящие за порядком. Кстати, они очень не любят чужаков, и</text:p>
      <text:p text:style-name="P1">иногда приходится отсыпать им немного денег, чтобы они отстали...</text:p>
      <text:p text:style-name="P1">Между Стоянкой и Каменкой есть еще два поселения: Седло на западе и</text:p>
      <text:p text:style-name="P1">Кимис на востоке. Они гораздо меньше столицы, и я почти ничего не могу</text:p>
      <text:p text:style-name="P1">рассказать о них, так как бывал только в Кимисе, и то мимоходом. Да и</text:p>
      <text:p text:style-name="P1">рассказывать особо нечего: в них, насколько я знаю, редко останавливается</text:p>
      <text:p text:style-name="P1">одновременно больше десяти семей кочевников. Наверное, там можно встретить</text:p>
      <text:p text:style-name="P1">интересных людей, но мне с этим не повезло.</text:p>
      <text:p text:style-name="P1">Этими сведениями знания гусляра о степях ограничиваются. По крайней</text:p>
      <text:p text:style-name="P1">мере, так говорит он сам – 271.</text:p>
      <text:p text:style-name="P1">495.</text:p>
      <text:p text:style-name="P1">Вот что написано на бумаге: «И шел он двенадцать дней и...его отец. И</text:p>
      <text:p text:style-name="P1">увидел он пещеру, в которой... страж, могучий и не дремлющий, родившийся...6</text:p>
      <text:p text:style-name="P1">лет стерегущий ее... воина одно из испытаний, и выбрал... мудрость. Испил он</text:p>
      <text:p text:style-name="P1">из... испил из кувшина и... славный воин, бросивший вызов...»</text:p>
      <text:p text:style-name="P1">Вы слушаете обрывки фраз, тщетно стараясь вникнуть в смысл текста. Лист</text:p>
      <text:p text:style-name="P1">разорван вдоль, и это сильно осложняет задачу. Старик, прочитав письмо, прячет</text:p>
      <text:p text:style-name="P1">его в карман и, попрощавшись, быстро уходит. Можете посидеть за столиком и</text:p>
      <text:p text:style-name="P1">погадать над тем, о чем говорилось в записке, после чего уходите из трактира – 86.</text:p>
      <text:p text:style-name="P1">496.</text:p>
      <text:p text:style-name="P1">- Да как ты смеешь разговаривать так со мной, грязный пес! – взвизгивает</text:p>
      <text:p text:style-name="P1">раскрасневшийся от негодования степняк. – Да я тебя в порошок сотру!</text:p>
      <text:p text:style-name="P1">Однако исполнять свою страшную угрозу степняк не торопится,</text:p>
      <text:p text:style-name="P1">ограничившись лишь тем, что замахивается на вас рукой с растопыренной</text:p>
      <text:p text:style-name="P1">пятерней. Вместо него на вас набрасываются его верные слуги, которые с</text:p>
      <text:p text:style-name="P1">полуслова понимают своего господина.</text:p>
      <text:p text:style-name="P1">1-ЫЙ ВСАДНИК</text:p>
      <text:p text:style-name="P1">Нападение 11</text:p>
      <text:p text:style-name="P1">Защита</text:p>
      <text:p text:style-name="P1">16</text:p>
      <text:p text:style-name="P1">Жизнь</text:p>
      <text:p text:style-name="P1">12</text:p>
      <text:p text:style-name="P1">Инициатива 10</text:p>
      <text:p text:style-name="P1">2-ОЙ ВСАДНИК</text:p>
      <text:p text:style-name="P1">Нападение 11</text:p>
      <text:p text:style-name="P1">Защита</text:p>
      <text:p text:style-name="P1">16</text:p>
      <text:p text:style-name="P1">Жизнь</text:p>
      <text:p text:style-name="P1">12</text:p>
      <text:p text:style-name="P1">Инициатива 10У степняка отличная охрана, и вам придется несладко. Если вы проиграете, то</text:p>
      <text:p text:style-name="P1">толстый степняк, не обращая внимания на убитого путника, равнодушно поедет</text:p>
      <text:p text:style-name="P1">дальше, перепрыгнув на лошади через тело. Если же вам удастся победить одного</text:p>
      <text:p text:style-name="P1"><text:soft-page-break/>противника (достаточно уменьшить его Жизнь до 3 или ниже), а показатель</text:p>
      <text:p text:style-name="P1">другого уменьшить до 3 или ниже, то толстяк, наблюдающий за битвой в стороне,</text:p>
      <text:p text:style-name="P1">испугается, что скоро дойдет очередь и до него, и даст приказ отступать, после</text:p>
      <text:p text:style-name="P1">чего все трое унесутся прочь по дороге в том направлении, в котором они и ехали.</text:p>
      <text:p text:style-name="P1">Трофеев вам не достанется, зато честь будет защищена, а самолюбие</text:p>
      <text:p text:style-name="P1">удовлетворено видом спин убегающих врагов – 190.</text:p>
      <text:p text:style-name="P1">497.</text:p>
      <text:p text:style-name="P1">Вы идете в конец улицы и прячетесь в тени большого дерева. На улице уже</text:p>
      <text:p text:style-name="P1">достаточно темно, и вас никто не увидит. Писцу вы приказываете на время</text:p>
      <text:p text:style-name="P1">оставить вас и идти к дому воеводы.</text:p>
      <text:p text:style-name="P1">Через несколько минут вы видите, что сосед убитого мастера действительно</text:p>
      <text:p text:style-name="P1">покидает свой дом и, оглянувшись по сторонам, уходит, не заметив вас. Как</text:p>
      <text:p text:style-name="P1">только он скрывается за поворотом, вы спешите к его дому и легко перебираетесь</text:p>
      <text:p text:style-name="P1">через забор. Собаки у него, к счастью нет. Дверь дома не закрыта, и это</text:p>
      <text:p text:style-name="P1">значительно упрощает дело. В избе всего одна большая комната, тщательно</text:p>
      <text:p text:style-name="P1">убранная хозяином. Вы начинаете тщательный осмотр и, сами того не ожидая,</text:p>
      <text:p text:style-name="P1">находите множество интересных вещей. За печью вы обнаруживаете целый склад</text:p>
      <text:p text:style-name="P1">разнообразного оружия – мечи, кинжалы, стрелы. Оружие не самого лучшего</text:p>
      <text:p text:style-name="P1">качества, но его хозяину есть из чего выбирать. На стене висит карта Полесья –</text:p>
      <text:p text:style-name="P1">редкая вещь в доме обычного горожанина. На ней хозяин сделал несколько</text:p>
      <text:p text:style-name="P1">отметок, но понять их смысл невозможно. Под кроватью вы находите небольшой</text:p>
      <text:p text:style-name="P1">сундучок. Он заперт, но сломать замок несложно. Внутри – кипа бумаг,</text:p>
      <text:p text:style-name="P1">перетянутых тонкой веревкой. Развязав ее, вы вчитываетесь в текст и понимаете,</text:p>
      <text:p text:style-name="P1">что простоватый хозяин – совсем не тот, за кого себя выдает. В бумагах –</text:p>
      <text:p text:style-name="P1">подробное описание города, количества охраняющих его воинов, расписание</text:p>
      <text:p text:style-name="P1">смены постов, схемы патрулей и много другой информации, которая не может</text:p>
      <text:p text:style-name="P1">случайно оказаться у простого человека. Неожиданный шорох заставляет вас</text:p>
      <text:p text:style-name="P1">резко обернуться. Пока вы отвлеклись на чтение, хозяин вернулся и теперь стоит в</text:p>
      <text:p text:style-name="P1">дверях, устремив на вас злобный взгляд.</text:p>
      <text:p text:style-name="P1">- Мерзкая крыса, - выдавливает он. – Ты узнал, кто я. Теперь тебя постигнет</text:p>
      <text:p text:style-name="P1">участь моего глупого соседа, который следил за мной по ночам и чуть не сорвал</text:p>
      <text:p text:style-name="P1">мне важную встречу. Да-да, это я убил его, теперь я не вижу причин скрывать это,</text:p>
      <text:p text:style-name="P1">- его голос становится спокойнее. – Оказалось, что он наблюдает за мной из окна, а</text:p>
      <text:p text:style-name="P1">в ту ночь еще и побрел следом, когда мне надо было кое-кому передать важную</text:p>
      <text:p text:style-name="P1">вещь. Но он был слишком прост, этот глупец. Я догнал его на обратном пути и</text:p>
      <text:p text:style-name="P1">всадил ему кинжал в спину. Жаль, что я не заметил, что он стащил мой футляр,</text:p>
      <text:p text:style-name="P1">который я оставил в тайнике... Лучше бы ты занялся его никчемным братцем,</text:p>
      <text:p text:style-name="P1">которому я подбросил нож, или его неверной женой. Но теперь ты не выйдешьотсюда. Поверь, я сумею устроить все так, что в твоей смерти обвинят любовника</text:p>
      <text:p text:style-name="P1">нашей несчастной вдовушки.</text:p>
      <text:p text:style-name="P1">Ваш собеседник берет меч, ловко запрятанный у самого входа. Вы уже давно</text:p>
      <text:p text:style-name="P1">приготовили свое оружие.</text:p>
      <text:p text:style-name="P1">ШПИОН</text:p>
      <text:p text:style-name="P1">Нападение 10</text:p>
      <text:p text:style-name="P1">Защита</text:p>
      <text:p text:style-name="P1">15</text:p>
      <text:p text:style-name="P1">Жизнь</text:p>
      <text:p text:style-name="P1">10</text:p>
      <text:p text:style-name="P1">Инициатива 10</text:p>
      <text:p text:style-name="P1">Владеет приемом Мощный выпад, применит на 2-м и 4-м раундах.</text:p>
      <text:p text:style-name="P1">Соперник ловок и изворотлив, и справиться с ним будет не так просто.</text:p>
      <text:p text:style-name="P1">Убив врага, вы осматриваете его тело. В карманах у него ничего нет, меч,</text:p>
      <text:p text:style-name="P1"><text:soft-page-break/>которым он дрался, не представляет для вас интереса. Вы еще раз осматриваете</text:p>
      <text:p text:style-name="P1">его дом. Кроме уже найденных вещей вы обнаруживаете 8 монет, которые можно</text:p>
      <text:p text:style-name="P1">забрать себе в качестве награды за победу. Теперь самое время отправиться к</text:p>
      <text:p text:style-name="P1">воеводе и рассказать ему обо всем (+58) – 796.</text:p>
      <text:p text:style-name="P1">498.</text:p>
      <text:p text:style-name="P1">Почти час вы идете по лесу, не встречая никаких препятствий на своем пути.</text:p>
      <text:p text:style-name="P1">Птицы мирно щебечут между деревьями, верхушки деревьев колышутся под</text:p>
      <text:p text:style-name="P1">порывами ветра. Лес живет обычной жизнью, и никакого волшебства вы не</text:p>
      <text:p text:style-name="P1">ощущаете. И все же что-то начинает тревожить вас. Резко обернувшись, вы</text:p>
      <text:p text:style-name="P1">оглядываете деревья, оставшиеся позади, и поначалу ничего не замечаете, но,</text:p>
      <text:p text:style-name="P1">присмотревшись, обращаете внимание на странную вещь. Там, где только что</text:p>
      <text:p text:style-name="P1">была протоптанная тропа, теперь растет густая трава! Кажется, незримый какой-</text:p>
      <text:p text:style-name="P1">то незримый колдун не хочет, чтобы вы возвращались, и скрывает от вас тропинку,</text:p>
      <text:p text:style-name="P1">которая могла бы вывести обратно из леса. Теперь вы не сможете пойти назад,</text:p>
      <text:p text:style-name="P1">если захотите. На душе становится не по себе, но, в конце концов, путь в сторону</text:p>
      <text:p text:style-name="P1">гор все так же лежит под ногами, а вам надо как раз туда.</text:p>
      <text:p text:style-name="P1">Вас окружает плотная стена сосен, но все чаще на глаза начинают попадаться</text:p>
      <text:p text:style-name="P1">лиственницы и кедры. Вскоре вы выходите на небольшую поляну, на которой</text:p>
      <text:p text:style-name="P1">растет особенно большой и старый кедр огромных размеров. Он так велик, что</text:p>
      <text:p text:style-name="P1">вытеснил всех своих соседей с тесной полянки. Рядом никого нет, и в воздухе</text:p>
      <text:p text:style-name="P1">царит странная тишина. Осмотрев дерево, вы не обнаруживаете ничего</text:p>
      <text:p text:style-name="P1">необычного, поэтому пересекаете поляну и продолжаете идти по тропинке – 789.</text:p>
      <text:p text:style-name="P1">499.- Леса горят. Воин прислал человека. – Заговорщицки произносите вы,</text:p>
      <text:p text:style-name="P1">понизив голос. Главарь разбойников недоуменно смотрит на вас, а затем</text:p>
      <text:p text:style-name="P1">произносит:</text:p>
      <text:p text:style-name="P1">- Кажется, ты или сошел с ума, или хочешь запудрить нам мозги. А мне не по</text:p>
      <text:p text:style-name="P1">вкусу ни то, ни другое. Ну что ж, не хочешь по-хорошему, пеняй на себя.</text:p>
      <text:p text:style-name="P1">Разбойник делает знак своим товарищам и те, помахивая грубыми мечами,</text:p>
      <text:p text:style-name="P1">приближаются к вам - (817).</text:p>
      <text:p text:style-name="P1">500.</text:p>
      <text:p text:style-name="P1">Если у вас есть амулет с перьями черного петуха, то настал момент достать</text:p>
      <text:p text:style-name="P1">его из мешка. Если у вас нет этого предмета, то придется надеяться только на свои</text:p>
      <text:p text:style-name="P1">силы – 4.</text:p>
      <text:p text:style-name="P1">501.</text:p>
      <text:p text:style-name="P1">Степняк не меняет надменного выражения лица, и все же вы замечаете, что</text:p>
      <text:p text:style-name="P1">польстили ему своей вежливостью и почтительностью.</text:p>
      <text:p text:style-name="P1">- Хм, а этот русич не такой неотесанный чурбан, как остальные, - замечает он,</text:p>
      <text:p text:style-name="P1">обращаясь к своим спутникам. Вы считаете, что, выбрав один раз манеру беседы,</text:p>
      <text:p text:style-name="P1">нужно придерживаться ее до конца, поэтому, стиснув зубы, сносите оскорбление в</text:p>
      <text:p text:style-name="P1">адрес своих соотечественников молча. – Нет, мне не нужна помощь, - теперь</text:p>
      <text:p text:style-name="P1">степняк удостоил ответом и вас. – По крайней мере, не сейчас. Скажи, ты ведь</text:p>
      <text:p text:style-name="P1">идешь из Полесья, верно? А ты шустрый парень, раз сумел пробраться в степи!</text:p>
      <text:p text:style-name="P1">Наверное, хочешь пойти наемником в нашу великую армию? – Вы молча киваете</text:p>
      <text:p text:style-name="P1">головой. – Ну что же, это похвально. Может быть, когда-нибудь ты станешь</text:p>
      <text:p text:style-name="P1">послом хана, как и я. Но это маловероятно, конечно. Ладно, мне некогда терять на</text:p>
      <text:p text:style-name="P1">тебя время, я должен забрать важные документы. Иди своей дорогой.</text:p>
      <text:p text:style-name="P1">Интересно было бы узнать, что за документы понадобились этому</text:p>
      <text:p text:style-name="P1">напыщенному толстяку в Полесье. Но вы можете только догадываться об этом,</text:p>
      <text:p text:style-name="P1">поэтому вам остается лишь отступить в сторону и пропустить тронувшийся в путь</text:p>
      <text:p text:style-name="P1">отряд, после чего идти дальше по дороге - (190).</text:p>
      <text:p text:style-name="P1">502.</text:p>
      <text:p text:style-name="P1">Вход на стоянку действительно охраняется, но не воинами регулярной армии</text:p>
      <text:p text:style-name="P1"><text:soft-page-break/>хана, а местными ополченцами. Они останавливают вас, оглядывают с ног до</text:p>
      <text:p text:style-name="P1">головы и интересуются, с какой целью вы пожаловали в Кимис – так называется</text:p>
      <text:p text:style-name="P1">эта стоянка. Ответ, что вы всего лишь мирный странник, собирающий различные</text:p>
      <text:p text:style-name="P1">диковинки, вполне устраивает хмурых степняков, и они пропускают вас.</text:p>
      <text:p text:style-name="P1">В Кимисе практически нет постоянных жителей, но он никогда не пустует.</text:p>
      <text:p text:style-name="P1">Одни кочевники уходят, другие приходят. В центре стоянки стоят несколько</text:p>
      <text:p text:style-name="P1">шатров, которые никогда не снимаются, и вы устраиваетесь в прохладной тениодного из них. Отдышавшись, вы внимательно осматриваетесь. Палатки разных</text:p>
      <text:p text:style-name="P1">семей разбросаны довольно далеко друг от друга, и вы видите всю стоянку как на</text:p>
      <text:p text:style-name="P1">ладони. Недалеко от того места, где вы присели, находится место торга. Сейчас</text:p>
      <text:p text:style-name="P1">торговцы укрылись в своих шатрах, где и ожидают новых покупателей. В первую</text:p>
      <text:p text:style-name="P1">очередь вы направляетесь к ним. Побродив от шатра к шатру, вы понимаете, что</text:p>
      <text:p text:style-name="P1">местный товар – специи, одежда, шкатулки, драгоценности - предназначен для</text:p>
      <text:p text:style-name="P1">мирных жителей, а не для воинов. Наверное, все оружие и доспехи поставляется в</text:p>
      <text:p text:style-name="P1">войско хана. Если вам нужно, купите еды и питья. Кислый сыр местного</text:p>
      <text:p text:style-name="P1">изготовления – крута(+190) – стоит 2 монеты (восстановит 3 Жизни) и может</text:p>
      <text:p text:style-name="P1">храниться очень долго. Глоток воды стоит 2 монеты и восстановит 1 Жизнь.</text:p>
      <text:p text:style-name="P1">Осмотрев местные товары, вы возвращаетесь в тень. Недалеко от того места,</text:p>
      <text:p text:style-name="P1">где вы находитесь, сидит старый степняк, задумчиво уставившийся в землю под</text:p>
      <text:p text:style-name="P1">своими ногами. В другой стороне у одного из шатров какой-то торговец что-то</text:p>
      <text:p text:style-name="P1">настойчиво предлагает купить одному из покупателей, но тот отнекивается и</text:p>
      <text:p text:style-name="P1">уходит прочь. Отдохнув в прохладе, вы набираетесь сил и встаете. Что</text:p>
      <text:p text:style-name="P1">предпримите теперь: поговорите со стариком (465), поинтересуетесь у торговца,</text:p>
      <text:p text:style-name="P1">что за товар он так рекламировал (736), или пойдете к выходу со стоянки (296)?</text:p>
      <text:p text:style-name="P1">503.</text:p>
      <text:p text:style-name="P1">Путешествие по лугу продолжается недолго. Яркая сочная трава постепенно</text:p>
      <text:p text:style-name="P1">заканчивается, луг становится все уже, пока совсем не уступает место березовой</text:p>
      <text:p text:style-name="P1">рощице, гостеприимно приветствующей путника шелестом листьев. Река шумит</text:p>
      <text:p text:style-name="P1">совсем близко, и тропинка вот-вот выведет вас на самый берег. Наконец деревья</text:p>
      <text:p text:style-name="P1">остаются в стороне, и вы оказываетесь у самой воды. Взгляну на другой берег, вы с</text:p>
      <text:p text:style-name="P1">удивлением обнаруживаете, что там появились первые избы. Это небольшие</text:p>
      <text:p text:style-name="P1">деревни, подобные тем, что всегда располагаются рядом с большими городами.</text:p>
      <text:p text:style-name="P1">Значит, Рудногорск уже рядом. Тропинка заканчивается. Слева выстроились в ряд</text:p>
      <text:p text:style-name="P1">березы, справа под лучами приближающегося к горизонту солнца поблескивает</text:p>
      <text:p text:style-name="P1">вода. Здесь река становится уже и мельче, и вы уже подумываете о том, чтобы</text:p>
      <text:p text:style-name="P1">вновь перейти ее вброд. Однако делать этого вам не придется. Вы приближаетесь</text:p>
      <text:p text:style-name="P1">к неширокому, но надежному деревянному мосту, который, не задумываясь,</text:p>
      <text:p text:style-name="P1">переходите: вечер почти наступил, и углубляться в лес глупо и бессмысленно. На</text:p>
      <text:p text:style-name="P1">другом берегу вы без труда находите тропинку, которая приводит вас к</text:p>
      <text:p text:style-name="P1">ближайшей деревне. У изб суетятся усталые крестьяне, спешащие закончить свои</text:p>
      <text:p text:style-name="P1">дела до захода солнца. На вас они не обращают никакого внимания, давно</text:p>
      <text:p text:style-name="P1">привыкнув к прибывающим со всех концов Полесья путешественникам. Пройдя</text:p>
      <text:p text:style-name="P1">между домами, вы попадаете на широкую дорогу. Это тот самый торговый путь, с</text:p>
      <text:p text:style-name="P1">которого вы в свое время свернули, перейдя реку. Совсем скоро он должен</text:p>
      <text:p text:style-name="P1">привести вас в Рудногорск - (558).</text:p>
      <text:p text:style-name="P1">504.Тропинка все больше сужается, и вы начинаете сомневаться, что она куда-</text:p>
      <text:p text:style-name="P1">нибудь приведет. Возможно, ей пользуются около тракта, собирая в лесу ягоды и</text:p>
      <text:p text:style-name="P1">грибы, но в эту часть леса люди явно заходят гораздо реже. Пройдя еще с</text:p>
      <text:p text:style-name="P1">полсотни шагов, вы попадаете на лесную развилку. Угадав ваши сомнения, тропка</text:p>
      <text:p text:style-name="P1">раздваивается, предлагая тот самый выбор, о котором вы думали только что:</text:p>
      <text:p text:style-name="P1">можно пойти налево, и этот путь, похоже, выведет обратно на Купеческий тракт</text:p>
      <text:p text:style-name="P1">(350); однако тропинка вправо предлагает продолжить рискованное путешествие</text:p>
      <text:p text:style-name="P1"><text:soft-page-break/>и идти дальше в глубь леса (603).</text:p>
      <text:p text:style-name="P1">505.</text:p>
      <text:p text:style-name="P1">Скрываться в лесу, который разбойники знают гораздо лучше вас,</text:p>
      <text:p text:style-name="P1">бессмысленно, поэтому вы со всех ног бросаетесь к реке. Противники, поначалу</text:p>
      <text:p text:style-name="P1">принявшие ваш прыжок в сторону за какой-то боевой маневр, не сразу</text:p>
      <text:p text:style-name="P1">сообразили, что вы решили попросту удрать от них, и это позволило вам</text:p>
      <text:p text:style-name="P1">выиграть немного времени. За несколько секунд вы добегаете до Мелкой и с</text:p>
      <text:p text:style-name="P1">разбегу прыгаете с берега в реку. Вода едва достигает пояса, но она ужасно</text:p>
      <text:p text:style-name="P1">холодная; впрочем, вы этого даже не замечаете. Когда разбойники примчались на</text:p>
      <text:p text:style-name="P1">берег, вы уже почти пересекли реку. Враги не решаются повторить ваш безумный</text:p>
      <text:p text:style-name="P1">поступок и лишь бросают вам вслед несколько камней и комьев земли, ни один из</text:p>
      <text:p text:style-name="P1">которых не достигает своей цели. Вы благополучно скрываетесь под прикрытием</text:p>
      <text:p text:style-name="P1">деревьев и через несколько минут уже перестаете слышать дикое улюлюканье</text:p>
      <text:p text:style-name="P1">троих негодяев, упустивших свою добычу.</text:p>
      <text:p text:style-name="P1">Только теперь вы обращаете внимание на свои мокрые штаны и кожу,</text:p>
      <text:p text:style-name="P1">поцарапанную во время побега (потеряйте 1 Жизнь). Но это дело поправимое:</text:p>
      <text:p text:style-name="P1">солнце быстро высушит одежду, а раны настолько незначительны, что вы тут же</text:p>
      <text:p text:style-name="P1">про них забываете. Гораздо больше вас беспокоит то, что тропинки в лесу не</text:p>
      <text:p text:style-name="P1">видно, и вы даже не представляете, где находитесь. Река скрылась из виду, а</text:p>
      <text:p text:style-name="P1">возвратиться к ней вы не решаетесь: вдруг разбойники, знающие здесь каждый</text:p>
      <text:p text:style-name="P1">брод, все-таки пустились в погоню за дерзким путником? Подумав, вы выбираете</text:p>
      <text:p text:style-name="P1">юго-восточное направление. Именно в этой стороне расположен город Старый, и</text:p>
      <text:p text:style-name="P1">даже если вы слишком отклонились на запад, все равно этот путь должен вывести</text:p>
      <text:p text:style-name="P1">к реке Тяжице.</text:p>
      <text:p text:style-name="P1">Около получаса вы бредете по лесу, пока с радостью не замечаете тонкую</text:p>
      <text:p text:style-name="P1">тропинку, по которой и продолжаете свое путешествие - (618).</text:p>
      <text:p text:style-name="P1">506.</text:p>
      <text:p text:style-name="P1">Вы выбрали худший вариант действий из всех. Лошади все равно бегают</text:p>
      <text:p text:style-name="P1">быстрее вас, а на спинах у них сидят меткие лучники. Увидев, что вы не</text:p>
      <text:p text:style-name="P1">собираетесь подчиняться, кочевники выпускают несколько стрел, и две из них</text:p>
      <text:p text:style-name="P1">насквозь пробивают вашу куртку, впиваясь в тело. Потеряв равновесие, вы падаете</text:p>
      <text:p text:style-name="P1">на землю, но тут же встаете и пытаетесь бежать дальше. Однако даже этогокороткого мгновения степнякам хватает, чтобы настигнуть вас и всадить еще</text:p>
      <text:p text:style-name="P1">полдесятка стрел. Ваша попытка побега возбудила у них слишком много</text:p>
      <text:p text:style-name="P1">подозрений, и кочевники решили не щадить вас и не брать живым. Вы, конечно,</text:p>
      <text:p text:style-name="P1">достанете меч и сделаете попытку отбиться, но справиться со стрелками на конях,</text:p>
      <text:p text:style-name="P1">стоя на земле, невозможно. К тому же сзади к ним на помощь спешит еще один</text:p>
      <text:p text:style-name="P1">отряд кочевников, на ходу размахивающих кривыми саблями...</text:p>
      <text:p text:style-name="P1">507.</text:p>
      <text:p text:style-name="P1">Травы на дороге становится меньше, старые деревья остаются позади, а сквозь</text:p>
      <text:p text:style-name="P1">ветви все чаще проглядывается приветливое голубое небо. Теперь, когда лес</text:p>
      <text:p text:style-name="P1">поредел, вам удается разглядеть сверкающую гладь большого озера, лежащего</text:p>
      <text:p text:style-name="P1">далеко впереди. Оно называется Ледяным, так как зимой покрывается толстым</text:p>
      <text:p text:style-name="P1">слоем льда, который затем держится необычайно долго для этих широт. На пути</text:p>
      <text:p text:style-name="P1">то и дело попадаются крупные камни, которые приходится обходить. Дорога</text:p>
      <text:p text:style-name="P1">поднимается на холм, и теперь вы видите, что на нем ютится несколько</text:p>
      <text:p text:style-name="P1">крестьянских домов. Этот поселок называется Приозерьем. В нем живет много</text:p>
      <text:p text:style-name="P1">рыбаков, что неудивительно, ведь Ледяное славится своей щедростью к тем, кто</text:p>
      <text:p text:style-name="P1">промышляет рыболовством. Когда-то и вы забрасывали удочку в прорубь этого</text:p>
      <text:p text:style-name="P1">необъятного озера.</text:p>
      <text:p text:style-name="P1">Приозерье разбито на две части. Несколько дворов, которые вы уже</text:p>
      <text:p text:style-name="P1">заметили, стоит на вершине холма, а остальные – чуть пониже, ближе к озеру.</text:p>
      <text:p text:style-name="P1"><text:soft-page-break/>Дорога в Приозерье заканчивается, так как на юг местные жители предпочитают</text:p>
      <text:p text:style-name="P1">путешествовать по воде. На одной из лавок у ближайшего к околице дома сидит</text:p>
      <text:p text:style-name="P1">седой старик, который очень удивлен вашим приходом: даже местные редко</text:p>
      <text:p text:style-name="P1">пользуются той дорогой, по которой вы пришли, а путешественники вообще</text:p>
      <text:p text:style-name="P1">редко заходят в поселок. Вы приветствуете старика и вежливо интересуетесь, как</text:p>
      <text:p text:style-name="P1">из деревни можно добраться до границы. Старик гладит бороду и надтреснутым</text:p>
      <text:p text:style-name="P1">голосом отвечает, что лучший способ – это нанять лодочника или попросить кого-</text:p>
      <text:p text:style-name="P1">нибудь из рыбаков довести вас по озеру до Ледяного, от которого до границы</text:p>
      <text:p text:style-name="P1">рукой подать. Немного подумав, он вспоминает, что как раз сегодня несколько</text:p>
      <text:p text:style-name="P1">жителей собирались сплавиться до города, чтобы продать улов на городском</text:p>
      <text:p text:style-name="P1">рынке. Однако есть и другой путь, более утомительный, замечает старик. В обход</text:p>
      <text:p text:style-name="P1">озера ведет тропинка, которой пользуются очень редко; в основном по ней ходят</text:p>
      <text:p text:style-name="P1">крестьяне, желающие порыбачить с удочки с берега. Вы благодарите за</text:p>
      <text:p text:style-name="P1">информацию и спрашиваете, что произошло в их деревне за последнее время.</text:p>
      <text:p text:style-name="P1">Старик пожимает плечами и отвечает, что вряд ли что-то из их размеренной</text:p>
      <text:p text:style-name="P1">жизни может заинтересовать вас. Торговцев в деревне нет, единственное, что</text:p>
      <text:p text:style-name="P1">можно купить в поселке – это рыба. Старик сообщает, что вся деревня обсуждает</text:p>
      <text:p text:style-name="P1">сумасшествие двух деревенских баб, которые в один миг потеряли рассудок, и</text:p>
      <text:p text:style-name="P1">пока никто не знает причину этого несчастья. Подумав еще, собеседник</text:p>
      <text:p text:style-name="P1">вспоминает, что недавно один из крестьян жаловался ему на то, что его хозяйство</text:p>
      <text:p text:style-name="P1">преследуют несчастья. Это все, что может рассказать старый крестьянин, и вы</text:p>
      <text:p text:style-name="P1">идете дальше по единственной деревенской улице – 484.508.</text:p>
      <text:p text:style-name="P1">Изображение птицы на печати производит на степняка сильное впечатление.</text:p>
      <text:p text:style-name="P1">Он внимательно изучает обе бумаги, после чего возвращает их вам.</text:p>
      <text:p text:style-name="P1">- Спасибо, что оказал мне доверие, раскрыв секрет своей миссии, но</text:p>
      <text:p text:style-name="P1">достаточно было бы предъявить только контракт, - почтительно говорит кочевник,</text:p>
      <text:p text:style-name="P1">внезапно поубавив свою спесь. – Впрочем, можешь быть спокоен: я умею хранить</text:p>
      <text:p text:style-name="P1">тайны. Разумеется, никто не смеет задерживать тебя.</text:p>
      <text:p text:style-name="P1">Степняк кивает вам головой на прощанье и возвращается в свой шатер.</text:p>
      <text:p text:style-name="P1">Воины, прекрасно слышавшие последние слова своего господина, расступаются,</text:p>
      <text:p text:style-name="P1">давая вам возможность беспрепятственно уйти из лагеря. Остается невыясненным</text:p>
      <text:p text:style-name="P1">лишь один вопрос: что это за странные бумаги, так здорово выручившие вас в этот</text:p>
      <text:p text:style-name="P1">раз? - (252).</text:p>
      <text:p text:style-name="P1">509.</text:p>
      <text:p text:style-name="P1">- Тебя зовут Азеем? – Удивленно переспрашиваете вы. – Я знаю твою сестру</text:p>
      <text:p text:style-name="P1">Любомиру.</text:p>
      <text:p text:style-name="P1">- Что? Ты знаком с ней? Постой. – Он делает знак рукой, и мужчины, стоящие</text:p>
      <text:p text:style-name="P1">позади вас, отходят в сторону. Кажется, их главарь не хочет обсуждать свои</text:p>
      <text:p text:style-name="P1">семейные дела при посторонних. После того, как два других разбойника</text:p>
      <text:p text:style-name="P1">удаляются на почтительное расстояние, Азей вновь обращается к вам. – Как она? Я</text:p>
      <text:p text:style-name="P1">вынужден был уйти из деревни... по делам.</text:p>
      <text:p text:style-name="P1">- Она чуть не попала в беду, - сообщаете вы и коротко рассказываете о</text:p>
      <text:p text:style-name="P1">необычном приключении в лесу, стараясь ничего не приукрашивать. Азей с</text:p>
      <text:p text:style-name="P1">интересом слушает вас.</text:p>
      <text:p text:style-name="P1">- Я ни за что не поверил бы тебе, если бы ты рассказал мне это еще вчера. Но,</text:p>
      <text:p text:style-name="P1">на твое счастье, сегодня утром я повстречал односельчанина, своего хорошего</text:p>
      <text:p text:style-name="P1">друга, а причин не доверять ему у меня нет. Поэтому я знаю, что ты говоришь</text:p>
      <text:p text:style-name="P1">правду. Не ожидал встретить спасителя своей любимой сестры. Я благодарю тебя</text:p>
      <text:p text:style-name="P1">за это. Но не думай, что теперь я тебе чем-то обязан. Лучше иди своей дорогой и</text:p>
      <text:p text:style-name="P1">не ищи нас.</text:p>
      <text:p text:style-name="P1">Азей звонко свистит и машет рукой. Не успеваете вы сказать ни слова, как</text:p>
      <text:p text:style-name="P1">разбойники исчезают между деревьями так же неожиданно, как и появились.</text:p>
      <text:p text:style-name="P1"><text:soft-page-break/>Через минуту вы стоите в одиночестве и тишине, как будто здесь никого и не</text:p>
      <text:p text:style-name="P1">было. Кажется, это приключение закончилось - (233).</text:p>
      <text:p text:style-name="P1">510.</text:p>
      <text:p text:style-name="P1">Поболтать с простыми людьми зачастую приятнее, чем слушать лицемерные</text:p>
      <text:p text:style-name="P1">речи в княжеском тереме. Сейчас как раз такой случай: речь крестьян грубовата,</text:p>
      <text:p text:style-name="P1">но искренна и обильно приправлена остроумными шутками. К тому же ониугощают вас вкусным супом и медовухой (восстановите 3 Жизни, если где-то</text:p>
      <text:p text:style-name="P1">поранились), и ваше расположение к ним резко увеличивается. Узнав, что вы</text:p>
      <text:p text:style-name="P1">идете на юг, крестьяне с сожалением разводят руками, так как ничем не могут</text:p>
      <text:p text:style-name="P1">помочь вам: сами они из Ям и никогда не ходили далеко от родной деревни, разве</text:p>
      <text:p text:style-name="P1">что в Рудногорск – продать или купить что-нибудь. Но идти до города одному они</text:p>
      <text:p text:style-name="P1">не рекомендуют: из этих мест есть лишь небольшая тропка через лес, которой</text:p>
      <text:p text:style-name="P1">пользуются только крестьяне, но без проводника вы ее вряд ли найдете. Можно,</text:p>
      <text:p text:style-name="P1">конечно, дойти до деревни Мелководье, а из нее – вдоль речки вверх по течению,</text:p>
      <text:p text:style-name="P1">на этот путь уйдет полдня или даже больше. Прикинув, что столько времени у вас</text:p>
      <text:p text:style-name="P1">нет, вы понимаете, что от мысли заглянуть в Рудногорск придется отказаться. Как</text:p>
      <text:p text:style-name="P1">вы и предположили ранее, эти крестьяне – охотники, сейчас они возвращаются из</text:p>
      <text:p text:style-name="P1">леса, где проверяли силки и нашли в них только ту добычу, что вы видите на</text:p>
      <text:p text:style-name="P1">траве. На обратном пути они набрали немного грибов, после чего решили</text:p>
      <text:p text:style-name="P1">устроить привал. На ваш вопрос, есть ли поблизости какая-нибудь опасность, они</text:p>
      <text:p text:style-name="P1">отвечают, что бояться в окрестных лесах нечего, а в деревне царят мир и</text:p>
      <text:p text:style-name="P1">спокойствие. Однако они предупреждают, что впереди вас ждут поля, ходить по</text:p>
      <text:p text:style-name="P1">которым чужим людям небезопасно – местные духи не любят незваных гостей и</text:p>
      <text:p text:style-name="P1">ретиво оберегают крестьянские угодья. Лучше не сходить с тракта на поля или</text:p>
      <text:p text:style-name="P1">обойти их: вскоре, со слов охотников, справа вам встретится тропка, свернув на</text:p>
      <text:p text:style-name="P1">которую, вы обогнете поля и вновь вернетесь на тракт. Что это: суеверные</text:p>
      <text:p text:style-name="P1">предрассудки или предупреждение о реальной опасности? Вам также сообщают,</text:p>
      <text:p text:style-name="P1">что быстрым шагом до Ям можно дойти менее чем за час.</text:p>
      <text:p text:style-name="P1">Охотники выпивают еще по кружке медовухи и предлагают вернуться к</text:p>
      <text:p text:style-name="P1">занятию, которое они прервали, завидев вас. На вопрос, что это за занятие, они</text:p>
      <text:p text:style-name="P1">сообщают, что играли в загадки. Эта забава весьма распространена в Полесье, и</text:p>
      <text:p text:style-name="P1">часто в нее играют на деньги или что-нибудь еще. У охотников нет лишних монет,</text:p>
      <text:p text:style-name="P1">поэтому игра идет не на интерес, а просто так, для приятного времяпровождения,</text:p>
      <text:p text:style-name="P1">поэтому не надейтесь получить что-нибудь в случае выигрыша. Как раз перед</text:p>
      <text:p text:style-name="P1">вашим приходом один из охотников загадал такую загадку: «На острове, на Буяне,</text:p>
      <text:p text:style-name="P1">Сидит птица безымянна. Говорит да выхваляется, Что все видала, Всех достала: И</text:p>
      <text:p text:style-name="P1">воина статного, И князя знатного, И богача в постели, И младенца в колыбели. Но</text:p>
      <text:p text:style-name="P1">кого достала, Всего раз видала». Если у вас есть какие-нибудь догадки, можете</text:p>
      <text:p text:style-name="P1">высказать их. В этом случае сложите порядковые номера букв в алфавите, из</text:p>
      <text:p text:style-name="P1">которых состоит ответ, и посмотрите соответствующий параграф. Если ответ</text:p>
      <text:p text:style-name="P1">неверен или никаких предположений у вас нет – 179.</text:p>
      <text:p text:style-name="P1">511.</text:p>
      <text:p text:style-name="P1">Метко брошенный кинжал летит прямо в горло, но разбойник инстинктивно</text:p>
      <text:p text:style-name="P1">отдергивает голову и этим спасает себе жизнь. Острый клинок царапнул ему кожу</text:p>
      <text:p text:style-name="P1">и упал на землю. Разбойники, разъяренные вашим коварством, достают мечи и</text:p>
      <text:p text:style-name="P1">бросаются в бой, горя желанием расправиться с дерзким путешественником.</text:p>
      <text:p text:style-name="P1">Перед началом боя отнимите у предводителя 2 Жизни – 817.512.</text:p>
      <text:p text:style-name="P1">Пастух несколько разочарован в вашем решении, но вслух он не произносит</text:p>
      <text:p text:style-name="P1">ни слова, молча согласившись с вашим решением. Кажется, он уже впал в азарт и</text:p>
      <text:p text:style-name="P1">готов был сам преследовать волка, поддавшись своим эмоциям. Но именно</text:p>
      <text:p text:style-name="P1">поэтому и нужно охладить его пыл, и он еще должен поблагодарить судьбу за то,</text:p>
      <text:p text:style-name="P1">что рядом оказались вы и не позволили ему пустить в рискованное путешествие.</text:p>
      <text:p text:style-name="P1"><text:soft-page-break/>Возможно, когда-нибудь он поймет это. А пока вы возвращаетесь назад на луг, на</text:p>
      <text:p text:style-name="P1">котором по-прежнему мирно пасется стадо, с которым ничего не случилось за</text:p>
      <text:p text:style-name="P1">время вашего отсутствия. Все же пастух благодарен вам за то, что вы немного</text:p>
      <text:p text:style-name="P1">прогулялись с ним, хотя он ясно расстроен, что не удалось выследить хищника.</text:p>
      <text:p text:style-name="P1">Юноша говорит, что обязательно расскажет охотникам, что волк был поблизости,</text:p>
      <text:p text:style-name="P1">и в ближайшие дни они его выследят и поймают. Вы желаете ему удачного</text:p>
      <text:p text:style-name="P1">осуществления этого плана и прощаетесь, продолжив путь в сторону города -</text:p>
      <text:p text:style-name="P1">(503).</text:p>
      <text:p text:style-name="P1">513.</text:p>
      <text:p text:style-name="P1">Стоянка – большой город, и обойти его удается далеко не сразу. Однако на</text:p>
      <text:p text:style-name="P1">пути не возникает никаких препятствий. Даже если вас и заметили из одного из</text:p>
      <text:p text:style-name="P1">лагерей, расположенных на окраинах столицы, никто не предпринял ни одной</text:p>
      <text:p text:style-name="P1">попытки вас преследовать. Почти час уходит на то, чтобы миновать селение. В</text:p>
      <text:p text:style-name="P1">конце концов вам это удается, и вы вновь попадаете на Купеческий тракт, который</text:p>
      <text:p text:style-name="P1">от Стоянки ведет на юго-запад – 149.</text:p>
      <text:p text:style-name="P1">514.</text:p>
      <text:p text:style-name="P1">Неразменная монета очень заинтересовала карлика. Он с интересом изучает</text:p>
      <text:p text:style-name="P1">волшебную вещь, после чего сообщает, что согласен обменять ее на свой свиток.</text:p>
      <text:p text:style-name="P1">Подумав, вы решаетесь на обмен, ведь неизвестно, пригодится ли вам вообще</text:p>
      <text:p text:style-name="P1">когда-нибудь чудесная монета.</text:p>
      <text:p text:style-name="P1">Торговец радостно прячет только что приобретенную монету. Теперь он</text:p>
      <text:p text:style-name="P1">готов рассказать о свитке, который у него хранится. На нем, по словам карлика,</text:p>
      <text:p text:style-name="P1">записано волшебное заклинание. Применить его можно только один раз и только</text:p>
      <text:p text:style-name="P1">в одном месте. Древень сообщает, что если вы пойдете дальше по тропинке,</text:p>
      <text:p text:style-name="P1">свернете направо, а затем налево, то скоро увидите родник, бьющий из-под земли.</text:p>
      <text:p text:style-name="P1">С виду вода в нем прозрачная и чистая, но пить ее нельзя. К западу от него в топях</text:p>
      <text:p text:style-name="P1">поселились злобные древни, которые не любят чистую воду, а предпочитают ей</text:p>
      <text:p text:style-name="P1">вонючую грязь болот. Когда они проходили мимо родника, они из вредности и</text:p>
      <text:p text:style-name="P1">стремления пакостить и опоганивать все вокруг заколдовали воду, и любой</text:p>
      <text:p text:style-name="P1">испивший ее отныне обречен на смерть в страшных мучениях. Торговец</text:p>
      <text:p text:style-name="P1">рассказывает, что около недели назад к нему заходил один из древней, живущих</text:p>
      <text:p text:style-name="P1">на болоте. Из товаров ему приглянулась одна волшебная вещица, и хозяин лавкисогласился обменять ее взамен на заклинание, с помощью которого можно</text:p>
      <text:p text:style-name="P1">очистить родник. Заклинание древень записал на тот самый свиток, который</text:p>
      <text:p text:style-name="P1">теперь принадлежит вам. Торговец пока не придумал, как правильно</text:p>
      <text:p text:style-name="P1">распорядиться приоткрытым ему волшебством, и он сомневался, можно ли</text:p>
      <text:p text:style-name="P1">отдавать вам свиток, поэтому не хотел его продавать. Но вы предложили</text:p>
      <text:p text:style-name="P1">достойную компенсацию, и торговец учит вас, как правильно произнести</text:p>
      <text:p text:style-name="P1">заклинание, пока вы не запоминаете его как следует (язык, на котором написан</text:p>
      <text:p text:style-name="P1">текст, вам все равно не знаком, но сам свиток нужен для обряда очищения).</text:p>
      <text:p text:style-name="P1">Теперь вы можете вернуться на 214 и продолжить торговлю или поговорить с</text:p>
      <text:p text:style-name="P1">хозяином лавки. Не забудьте спрятать свиток Очищения в мешок (-220).</text:p>
      <text:p text:style-name="P1">515.</text:p>
      <text:p text:style-name="P1">Вы уверенно идете по тракту, не сворачивая. Башня постепенно</text:p>
      <text:p text:style-name="P1">приближается, и вы уже можете различить дозорного, который давно заметил</text:p>
      <text:p text:style-name="P1">вас. Башня сделана из дерева плохого качества: в степи трудно достать древесину,</text:p>
      <text:p text:style-name="P1">и строителям было не из чего выбирать. Подойдя ближе, вы видите несколько</text:p>
      <text:p text:style-name="P1">походных палаток и нескольких воинов, которые поджидают вас. Тут же стоят</text:p>
      <text:p text:style-name="P1">запряженные лошади, и вы понимаете, что пытаться скрыться теперь бесполезно:</text:p>
      <text:p text:style-name="P1">всадники быстро настигнут пешего путника. Вы подходите к заставе кочевников и</text:p>
      <text:p text:style-name="P1">останавливаетесь. Прямо перед вами стоит командир степняков. Он немного ниже</text:p>
      <text:p text:style-name="P1">вас, но среди своих низкорослых сородичей, несомненно, считается очень высоким</text:p>
      <text:p text:style-name="P1"><text:soft-page-break/>человеком. Одет он в потертый казенный доспех: охранять границу отправляют</text:p>
      <text:p text:style-name="P1">простых воинов, знатные господа предпочитают служить в местах получше.</text:p>
      <text:p text:style-name="P1">Краем глаза вы замечаете нескольких степняков, вооруженных луками и</text:p>
      <text:p text:style-name="P1">внимательно следящими за каждым вашим движением. Лучше быть</text:p>
      <text:p text:style-name="P1">осмотрительнее при выборе слов и действий: всем известно, что стреляют южане</text:p>
      <text:p text:style-name="P1">отлично.</text:p>
      <text:p text:style-name="P1">- Приветствую тебя, путник, - с насмешкой произносит командир кочевников.</text:p>
      <text:p text:style-name="P1">– Ты вошел в земли хана. Изволь сообщить о цели своего прибытия.</text:p>
      <text:p text:style-name="P1">Хорошо было бы знать нужные слова, но сейчас в голову приходят лишь</text:p>
      <text:p text:style-name="P1">следующие варианты ответа:</text:p>
      <text:p text:style-name="P1">- Это не твое дело (871);</text:p>
      <text:p text:style-name="P1">- Я всего лишь безобидный странник (779);</text:p>
      <text:p text:style-name="P1">- Я просто щедрый путник, готовый поделиться с вами 10 монетами, прежде</text:p>
      <text:p text:style-name="P1">чем отправиться дальше (154).</text:p>
      <text:p text:style-name="P1">516.</text:p>
      <text:p text:style-name="P1">Игроки прекрасно знают выигрышную тактику, и ваш соперник, не</text:p>
      <text:p text:style-name="P1">задумываясь, берет одну палочку. Вы делаете свой ход, затем второй, затем еще</text:p>
      <text:p text:style-name="P1">один, последний. После этого игрок с удовлетворением забирает оставшиеся</text:p>
      <text:p text:style-name="P1">палочки, а вместе с ними – ваши деньги. Обвинять в проигрыше некого, так какигра велась честно. Теперь можете сразиться в кости (453) или, расстроившись,</text:p>
      <text:p text:style-name="P1">уйти из кабака (443).</text:p>
      <text:p text:style-name="P1">517.</text:p>
      <text:p text:style-name="P1">Дружинники прикрывают лица руками, чтобы не наглотаться пыли, когда вы</text:p>
      <text:p text:style-name="P1">на всем скаку проноситесь мимо. В другой раз вы с удовольствием поболтали бы с</text:p>
      <text:p text:style-name="P1">воинами, но сейчас у вас есть безотлагательное дело, не терпящее отсрочек.</text:p>
      <text:p text:style-name="P1">Теперь ваш путь лежит через лес, поэтому ехать приходится медленнее.</text:p>
      <text:p text:style-name="P1">Хорошо, что вы успели укрыться в тени леса до наступления жары – дорога не</text:p>
      <text:p text:style-name="P1">сильно утомила вас. Задолго до полудня вы достигаете окраины Хвойного. В селе,</text:p>
      <text:p text:style-name="P1">как всегда, царит оживление. На пути к «Березовому соку» попадается множество</text:p>
      <text:p text:style-name="P1">незнакомых лиц. В другой раз вы с удовольствием остановились бы и послушали</text:p>
      <text:p text:style-name="P1">последние новости и слухи от знакомых земляков и разношерстных иноземцев, но</text:p>
      <text:p text:style-name="P1">сейчас вы незамедлительно направляетесь к трактиру, как и приказывал князь. В</text:p>
      <text:p text:style-name="P1">«Березовом соке» вы останавливались несколько раз, поэтому быстро его находите</text:p>
      <text:p text:style-name="P1">и спешиваетесь, бросив поводья подоспевшему мальчику-слуге.</text:p>
      <text:p text:style-name="P1">В главном зале вам ударяет в нос кисловатый запах местной браги и дешевого</text:p>
      <text:p text:style-name="P1">вина. «Березовый сок» - не лучшее заведение Хвойного, но проезжающие путники</text:p>
      <text:p text:style-name="P1">ценят здешние небольшие цены и простоту обстановки, что позволяет чувствовать</text:p>
      <text:p text:style-name="P1">себя свободно. Князь наверняка выбрал местом встречи этот трактир именно</text:p>
      <text:p text:style-name="P1">потому, что он ничем не выделяется из ряда себе подобных, и никому в голову не</text:p>
      <text:p text:style-name="P1">придет, что здесь могут обсуждаться сколько-нибудь важные вещи.</text:p>
      <text:p text:style-name="P1">Хонора нигде нет, поэтому вы спокойно проходите к одному из свободных</text:p>
      <text:p text:style-name="P1">столиков и садитесь за него. Немногочисленные посетители (много их будет</text:p>
      <text:p text:style-name="P1">только вечером) быстро про вас забывают (чего вы и хотели), приняв за одного из</text:p>
      <text:p text:style-name="P1">путников, заехавшего промочить горло.</text:p>
      <text:p text:style-name="P1">К вам подходит хозяин трактира – днем он сам обслуживает посетителей. Вы</text:p>
      <text:p text:style-name="P1">просите его наклониться поближе и спрашиваете, где можно найти Хонора.</text:p>
      <text:p text:style-name="P1">Хозяин ничего не отвечает, но понимающе кивает головой и куда-то уходит. Через</text:p>
      <text:p text:style-name="P1">несколько минут со второго этажа, где находятся комнаты постояльцев, спускается</text:p>
      <text:p text:style-name="P1">Хонор – дюжий князя, то есть командир двенадцати дюжин. Он приветствует вас</text:p>
      <text:p text:style-name="P1">и начинает негромко говорить, при этом вам кажется, будто он постоянно ворчит,</text:p>
      <text:p text:style-name="P1">хотя в словах его и нет недовольства:</text:p>
      <text:p text:style-name="P1">- Хорошо, что быстро приехал, нигде не останавливался. Малейшая задержка</text:p>
      <text:p text:style-name="P1"><text:soft-page-break/>может дорого стоить. Слушай внимательно и запоминай. Прямой дорогой в</text:p>
      <text:p text:style-name="P1">Айзарию ехать тебе нельзя. Купеческий тракт нынче опасен, кругом кишит</text:p>
      <text:p text:style-name="P1">нечисть, да еще и через земли степняков проходит... Да ты запыхался совсем. Эй,</text:p>
      <text:p text:style-name="P1">хозяин! Плесни-ка нам по кружке чего-нибудь! Что там у тебя есть? Пиво? Ну,</text:p>
      <text:p text:style-name="P1">пусть будет пиво. Нет-нет, я заплачу, - говорит он, заметив, что вы потянулись к</text:p>
      <text:p text:style-name="P1">кошельку. – Так вот, на чем я остановился... А, да! Про Купеческий тракт забудь.</text:p>
      <text:p text:style-name="P1">Есть, конечно, еще одна дорога отсюда – через Рудногорск, но и она не годится.</text:p>
      <text:p text:style-name="P1">Ехать тебе надо тайно и быстро. Поэтому путь твой будет лежать через Лихое</text:p>
      <text:p text:style-name="P1">ущелье. Погоди, вопросы потом, выслушай сначала. На запад тут тропа естьлесная, ей только местные пользуются, пойдешь по ней. Она скоро кончится, но</text:p>
      <text:p text:style-name="P1">ты не останавливайся – иди по зарубкам дальше и скоро доедешь до старого</text:p>
      <text:p text:style-name="P1">зимовья. Им мало кто пользуется, но на всякий случай обойди его подальше,</text:p>
      <text:p text:style-name="P1">чтобы тебя никто не увидел. Там и до ущелья недалеко. Многие считают, что его в</text:p>
      <text:p text:style-name="P1">этом месте не перейти, но это не так. Там есть проход, в зарослях кустарника.</text:p>
      <text:p text:style-name="P1">Найди его и спускайся на дно ущелья, затем поднимайся на другую сторону.</text:p>
      <text:p text:style-name="P1">Найдешь там тропу на запад, она приведет тебя еще к одной расселине, но там</text:p>
      <text:p text:style-name="P1">проще – мост есть. Перейдешь мост, пойдешь дальше и доберешься до деревни</text:p>
      <text:p text:style-name="P1">Берложье. А дальше дорога одна, на юго-запад, прямо в Айзарию. По ней можно</text:p>
      <text:p text:style-name="P1">спокойно верхом доехать до Дивеи, вряд ли встретишь кого. В Берложье не забудь</text:p>
      <text:p text:style-name="P1">провизии подкупить, там охотники живут, у них всегда мяса вдоволь. Ах да, что</text:p>
      <text:p text:style-name="P1">касается лошади... До Берложья придется спешиться. Конь через ущелье не</text:p>
      <text:p text:style-name="P1">перепрыгнет, да и сквозь лес ему трудно пройти будет. А в Берложье живет мой</text:p>
      <text:p text:style-name="P1">человек, который тебе нового скакуна даст – спросишь, где живет Косматый, так</text:p>
      <text:p text:style-name="P1">его охотники кличут, да передай ему вот этот нож, чтобы он понял, что ты от</text:p>
      <text:p text:style-name="P1">меня. Ну, вот и все. Теперь спрашивай, если что непонятно.</text:p>
      <text:p text:style-name="P1">- Да что тут не понять-то. Сколько до Берложья идти?</text:p>
      <text:p text:style-name="P1">- Если через час выйдешь, то к середине ночи доберешься. Путь, конечно,</text:p>
      <text:p text:style-name="P1">неблизкий, но по другим тебе сейчас двигаться нежелательно. О коне твоем я</text:p>
      <text:p text:style-name="P1">позабочусь, отдохни немного и отправляйся в дорогу.</text:p>
      <text:p text:style-name="P1">Хонор тяжело встает из-за стола.</text:p>
      <text:p text:style-name="P1">- Если я тебе еще понадоблюсь, найдешь меня наверху. Удачи!</text:p>
      <text:p text:style-name="P1">Хонор уходит, и вы остаетесь один на один со своими мыслями. Итак, нужно</text:p>
      <text:p text:style-name="P1">двигаться по тайной тропе, о которой не знали даже вы. Судя по всему, это самый</text:p>
      <text:p text:style-name="P1">короткий путь до Дивеи, ведь Купеческий тракт делает большой изгиб в сторону</text:p>
      <text:p text:style-name="P1">степей. То есть все зависит от того, насколько быстро вы доберетесь до Берложья.</text:p>
      <text:p text:style-name="P1">Задерживаться в Хвойном не стоит. Набравшись сил и перекусив, вы выходите на</text:p>
      <text:p text:style-name="P1">улицу, чтобы попрощаться с Васильком. Он, словно предчувствуя расставанье,</text:p>
      <text:p text:style-name="P1">печально смотрит на вас.</text:p>
      <text:p text:style-name="P1">Быстрыми шагами вы направляетесь к краю деревни и находите тропу, о</text:p>
      <text:p text:style-name="P1">которой говорил Хонор – на запад она одна. По ней, видимо, ходят нечасто, ведь</text:p>
      <text:p text:style-name="P1">кроме Лихого ущелья, о котором ходят недобрые слухи, на западе ничего нет.</text:p>
      <text:p text:style-name="P1">Далее никаких проблем у вас не возникает (если не считать жуткой скукоты) – все</text:p>
      <text:p text:style-name="P1">идет так, как и было задумано Хонором. Тропа заканчивается, но вы</text:p>
      <text:p text:style-name="P1">ориентируетесь по зарубкам на деревьях, пока не выходите к краю ущелья.</text:p>
      <text:p text:style-name="P1">Невдалеке виднеется зимовье, в нем, судя по всему, никого нет, а рядом – заросли</text:p>
      <text:p text:style-name="P1">кустарника, через которые вы начинаете осторожно пробираться. Как и</text:p>
      <text:p text:style-name="P1">ожидалось, за кустами находится спуск в расселину. Осторожно двигаясь по</text:p>
      <text:p text:style-name="P1">выступам, спускаетесь вниз, а затем поднимаетесь на противоположную сторону</text:p>
      <text:p text:style-name="P1">ущелья. Наверху вы останавливаетесь и прислушиваетесь. Показалось? Или</text:p>
      <text:p text:style-name="P1">действительно треснул сучок? На всякий случай лучше быть готовым ко всему.</text:p>
      <text:p text:style-name="P1">Интуиция опытного воина, однако, не обманула. Не успеваете вы сделать и</text:p>
      <text:p text:style-name="P1">трех шагов, как из-за деревьев на вас кто-то набрасывается. Отскочив в сторону и</text:p>
      <text:p text:style-name="P1"><text:soft-page-break/>мгновенно обнажив меч, вы рассматриваете нападающего. Это обыкновенныйчеловек, если не считать того, что у него раскосые глаза и черные волосы,</text:p>
      <text:p text:style-name="P1">заплетенные в косичку – степняк! Он-то что тут делает? Вы ожидали встретить</text:p>
      <text:p text:style-name="P1">кого угодно, но только не степняка прямо в Дубровии! Однако глаза вас не</text:p>
      <text:p text:style-name="P1">обманывают, и вполне реальный враг двигается на вас с кривой саблей и</text:p>
      <text:p text:style-name="P1">недвусмысленными намерениями. Остается предположить, что это шпион-</text:p>
      <text:p text:style-name="P1">неудачник, заблудившийся в лесу. В любом случае время не размышлять, а</text:p>
      <text:p text:style-name="P1">драться. Противник вам достался не сильный, но довольно ловкий и быстрый.</text:p>
      <text:p text:style-name="P1">ЛАЗУТЧИК</text:p>
      <text:p text:style-name="P1">Нападение</text:p>
      <text:p text:style-name="P1">8</text:p>
      <text:p text:style-name="P1">Защита</text:p>
      <text:p text:style-name="P1">14</text:p>
      <text:p text:style-name="P1">Инициатива 9</text:p>
      <text:p text:style-name="P1">Жизнь</text:p>
      <text:p text:style-name="P1">10</text:p>
      <text:p text:style-name="P1">Если расправились с противником – 140.</text:p>
      <text:p text:style-name="P1">518.</text:p>
      <text:p text:style-name="P1">Вы обходите башню на приличном расстоянии. Заметить вас, конечно, могут,</text:p>
      <text:p text:style-name="P1">но вы надеетесь на то, что ради одинокого путника командир степняков не станет</text:p>
      <text:p text:style-name="P1">высылать погоню. Как оказалось, на этот раз вы ошиблись: ваша персона</text:p>
      <text:p text:style-name="P1">оказалась достойной внимания пограничников, и вскоре вы замечаете трех</text:p>
      <text:p text:style-name="P1">всадников, во весь опор мчащихся от заставы в вашем направлении. Значит,</text:p>
      <text:p text:style-name="P1">дозорный с башни все-таки увидел вас, и скрываться теперь нет смысла: от</text:p>
      <text:p text:style-name="P1">преследователей на лошадях вам не уйти. Но пока они не приблизились, у вас</text:p>
      <text:p text:style-name="P1">есть время подумать, как их встретить: приготовить метательный кинжал и сразу</text:p>
      <text:p text:style-name="P1">напасть (632) или поговорить (427)?</text:p>
      <text:p text:style-name="P1">519.</text:p>
      <text:p text:style-name="P1">Вы оглядываетесь вокруг и, убедившись, что поблизости никого нет, негромко</text:p>
      <text:p text:style-name="P1">произносите городские пароли, действующие на стенах и улицах Великогорска.</text:p>
      <text:p text:style-name="P1">Незнакомец внимательно слушает вас, всем своим видом показывая, что большего</text:p>
      <text:p text:style-name="P1">он желать и не мог, после чего благодарно произносит:</text:p>
      <text:p text:style-name="P1">- Да, поверь, ты очень помог мне, больше, чем это мог бы сделать кто-либо</text:p>
      <text:p text:style-name="P1">другой. Теперь я пойду в Великогорск и благодаря твоей помощи быстро завершу</text:p>
      <text:p text:style-name="P1">свои дела. Примерно неделю я буду в городе. Ты предложил мне свою помощь</text:p>
      <text:p text:style-name="P1">бескорыстно, но я не собираюсь оставаться в долгу. В ближайшее время я</text:p>
      <text:p text:style-name="P1">собираюсь разжиться деньгами и готов поделиться ими с тобой. Всю следующую</text:p>
      <text:p text:style-name="P1">неделю ты сможешь найти меня в городе в трактире «Три дороги» в полдень. Если</text:p>
      <text:p text:style-name="P1">ты задержишься где-нибудь, то я передам небольшую посылку для тебя</text:p>
      <text:p text:style-name="P1">трактирщику. Думаю, это лучше, чем простое спасибо, верно? Возможно, мы еще</text:p>
      <text:p text:style-name="P1">встретимся с тобой, но сейчас я должен спешить. Прощай! Да, - добавляет онперед уходом, – не хочу показаться невежей. Вот, возьми три монеты в</text:p>
      <text:p text:style-name="P1">благодарность.</text:p>
      <text:p text:style-name="P1">Он слегка кивает головой, прощаясь с вами, и направляется на север. Вы</text:p>
      <text:p text:style-name="P1">некоторое время смотрите ему вслед, размышляя, не совершили ли ошибку. Но</text:p>
      <text:p text:style-name="P1">сказанного не воротишь, поэтому остается надеяться, что этот человек не</text:p>
      <text:p text:style-name="P1">собирается совершать ничего плохого. А по возвращению в Великогорск можно</text:p>
      <text:p text:style-name="P1">будет зайти в «Три дороги» - так, из любопытства, - (699).</text:p>
      <text:p text:style-name="P1">520.</text:p>
      <text:p text:style-name="P1">Тропа резко забирает вправо и углубляется в лес. Вы шагаете вперед в</text:p>
      <text:p text:style-name="P1">окружении старых мощных сосен. Некоторые стволы лежат на земле, покрытые</text:p>
      <text:p text:style-name="P1">толстым слоем мха, как гробовой доской. Здесь, в лесу, посреди лета царит вечный</text:p>
      <text:p text:style-name="P1"><text:soft-page-break/>мрак и влажная прохлада. Чарующий живой трепет исходит от стены</text:p>
      <text:p text:style-name="P1">молчаливых деревьев.</text:p>
      <text:p text:style-name="P1">Почти час вы идете по лесной тропе, не встретив ничего необычного.</text:p>
      <text:p text:style-name="P1">Погруженный в свои мысли, вы выходите на поляну, на которой растет одинокая</text:p>
      <text:p text:style-name="P1">сосна. Если у вас есть цветок папоротника, самое время обратить на него</text:p>
      <text:p text:style-name="P1">внимание. Иначе перейдите поляну и идите дальше в лес – 829.</text:p>
      <text:p text:style-name="P1">521.</text:p>
      <text:p text:style-name="P1">Вы не сразу решаете, за какой стол подсесть, так много их занято</text:p>
      <text:p text:style-name="P1">веселящимися путешественниками. Наконец, выбрав наиболее, на ваш взгляд,</text:p>
      <text:p text:style-name="P1">подходящий, вы присаживаетесь на край лавки. Уже охмелевшие посетители,</text:p>
      <text:p text:style-name="P1">заметив вас, добродушно предлагают вам не стесняться и отведать пива за их счет.</text:p>
      <text:p text:style-name="P1">Что ж, это хорошее предложение, и вы соглашаетесь. Кажется, вы угадали с</text:p>
      <text:p text:style-name="P1">выбором стола: ваши новые знакомые много болтают, рассказывая все новые</text:p>
      <text:p text:style-name="P1">истории, и постоянно подливают пиво в ваш стакан. Вы и не замечаете, как</text:p>
      <text:p text:style-name="P1">пьянеете и начинаете клевать носом. Бороться со сном после долгой</text:p>
      <text:p text:style-name="P1">изнурительной дороги нет сил, и вы засыпаете прямо за столом.</text:p>
      <text:p text:style-name="P1">Очнулись вы от легкой прохлады пронизывающей все тело. Голова болит, и</text:p>
      <text:p text:style-name="P1">вы не сразу соображаете, где находитесь. Оглянувшись, вы постепенно понимаете,</text:p>
      <text:p text:style-name="P1">что лежите на одной из многочисленных улиц Каменки, прислонившись спиной к</text:p>
      <text:p text:style-name="P1">грязной стене. Вы не можете вспомнить, как здесь оказались. Внезапная догадка</text:p>
      <text:p text:style-name="P1">мелькнула в голове, и вы, похолодев, тянетесь к кошельку. Ваши подозрения, к</text:p>
      <text:p text:style-name="P1">сожалению, подтверждаются: деньги исчезли, воры украли все до последней</text:p>
      <text:p text:style-name="P1">монеты. Хорошо еще, что они, наверное, сжалившись, оставили вам оружие и все</text:p>
      <text:p text:style-name="P1">вещи в походном мешке. Вы с трудом поднимаетесь на ноги. Похоже, в пиво было</text:p>
      <text:p text:style-name="P1">что-то подмешано, потому что голова не может так раскалываться всего от двух</text:p>
      <text:p text:style-name="P1">кружек (потеряйте 4 Жизни). Но, несмотря на случившееся, путешествие еще не</text:p>
      <text:p text:style-name="P1">окончено. На улице уже стемнело, и самое лучшее решение теперь – не искатьбольше сомнительных приключений и найти место для ночлега, что будет нелегко</text:p>
      <text:p text:style-name="P1">сделать с пустым кошельком – 155.</text:p>
      <text:p text:style-name="P1">522.</text:p>
      <text:p text:style-name="P1">Решив, что вещь, оставленная водяным, будет лучшим подарком для русалок,</text:p>
      <text:p text:style-name="P1">вы выходите из кустов, пока эти существа вновь не начали петь, и приближаетесь к</text:p>
      <text:p text:style-name="P1">берегу. Русалки немедленно замечают вас и подплывают вплотную. По их лицам</text:p>
      <text:p text:style-name="P1">вы замечаете, что они не очень рады вашему появлению. Однако когда вы достаете</text:p>
      <text:p text:style-name="P1">гребень и бросаете его в воду, их настроение резко меняется. Подарок понравился</text:p>
      <text:p text:style-name="P1">русалкам, и они даже устраивают небольшую возню из-за него. Когда они,</text:p>
      <text:p text:style-name="P1">наконец, успокаиваются, одна из них отделяется от стаи (или как там называется</text:p>
      <text:p text:style-name="P1">группа таких существ) и приближается к вам.</text:p>
      <text:p text:style-name="P1">- Ты угодил нам своим подарком, - сообщает она своим приятным звонким</text:p>
      <text:p text:style-name="P1">голосом. – Ты ждешь чего-то взамен?</text:p>
      <text:p text:style-name="P1">- Я кое-куда иду, и я был бы благодарен за хороший совет.</text:p>
      <text:p text:style-name="P1">- Ну что же, совет – дело не хитрое и легкое, мы тебе поможем. Скажи, куда</text:p>
      <text:p text:style-name="P1">ты идешь?</text:p>
      <text:p text:style-name="P1">- Я хочу попасть в пещеру, в которой живет Дриз.</text:p>
      <text:p text:style-name="P1">Ваш ответ озадачивает русалку. По ее виду вы понимаете, что она</text:p>
      <text:p text:style-name="P1">поторопилась давать обещание помочь, и дать совет в вашем случае будет не так</text:p>
      <text:p text:style-name="P1">уж и легко. Подумав, русалка просит вас подождать и отплывает к своим</text:p>
      <text:p text:style-name="P1">товаркам. Несколько минут жительницы озера шушукаются, постоянно</text:p>
      <text:p text:style-name="P1">оглядываясь в вашу сторону, и, наконец, ваша собеседница возвращается.</text:p>
      <text:p text:style-name="P1">- Хорошо, мы поможем тебе, - серьезно говорит она. – Мы знаем много</text:p>
      <text:p text:style-name="P1">секретов и считаем, что ты достоин узнать один из них. До пещеры, в которой</text:p>
      <text:p text:style-name="P1">живет Дриз дойти легко, поэтому объяснять путь ни к чему. Просто иди по любой</text:p>
      <text:p text:style-name="P1"><text:soft-page-break/>из тропинок. Если Хозяин Горы захочет, чтобы нашел вход в его жилище, то ты</text:p>
      <text:p text:style-name="P1">все равно не пройдешь мимо него, а если не захочет, то и искать бессмысленно. Но</text:p>
      <text:p text:style-name="P1">дальше тебя ждут испытания. Дриз очень мудр, и он не утруждает себя</text:p>
      <text:p text:style-name="P1">разговорами с глупыми и трусливыми людьми. Чтобы доказать, что ты не такой,</text:p>
      <text:p text:style-name="P1">нужно пройти одно из испытаний. В главную пещеру ведет несколько тоннелей.</text:p>
      <text:p text:style-name="P1">Каждый тоннель охраняется стражем. Мы знаем лишь, что средний тоннель</text:p>
      <text:p text:style-name="P1">охраняется могучим существом, которое потребует победить его в бою, чтобы</text:p>
      <text:p text:style-name="P1">пройти дальше. Стражи остальных тоннелей загадают тебе по задаче, и наказание</text:p>
      <text:p text:style-name="P1">за неправильные ответы – смерть. Решай сам, какое испытание – силы или ума –</text:p>
      <text:p text:style-name="P1">выбрать.</text:p>
      <text:p text:style-name="P1">- Ты знаешь, что за загадки ждут меня?</text:p>
      <text:p text:style-name="P1">- Нет, эта тайна скрыта от нас. Больше мы ничего не знаем.</text:p>
      <text:p text:style-name="P1">Русалка отплывает от берега и возвращается к подругам, чтобы поучаствовать</text:p>
      <text:p text:style-name="P1">в потасовке за право следующим воспользоваться вашим подарком. На вас</text:p>
      <text:p text:style-name="P1">больше никто не обращает внимания, и вы понимаете, что пора уходить – 168.</text:p>
      <text:p text:style-name="P1">523.Командир багатуров подходит к вам вплотную и спрашивает, что вам нужно</text:p>
      <text:p text:style-name="P1">во дворе. Вместо ответа вы достаете бумаги, найденные когда-то в лесу и записку,</text:p>
      <text:p text:style-name="P1">написанную вельможей, встреченным на тракте. Командир молча пробегает</text:p>
      <text:p text:style-name="P1">глазами по строкам, скрепленным походной печатью и приказывает вас следовать</text:p>
      <text:p text:style-name="P1">за ним. На миг у вас возникает опасение, что вас хотят арестовать, но они быстро</text:p>
      <text:p text:style-name="P1">развеиваются, когда степняк приводит вас к входу шатер хана и приказывает</text:p>
      <text:p text:style-name="P1">охраняющим его багатурам вас пропустить, вернув бумаги. Теперь можно войти</text:p>
      <text:p text:style-name="P1">внутрь – 748.</text:p>
      <text:p text:style-name="P1">524.</text:p>
      <text:p text:style-name="P1">Следуя указаниям прохожих, вы легко находите дорогу. Вы с любопытством</text:p>
      <text:p text:style-name="P1">разглядываете дома в квартале ремесленников, по которому идете. Сделаны они</text:p>
      <text:p text:style-name="P1">не из самого дорогого материала, но зато каждый дом – это отдельное</text:p>
      <text:p text:style-name="P1">произведение искусства, и при всем желании здесь не найти двух одинаковых</text:p>
      <text:p text:style-name="P1">строений. Недаром местных плотников приглашают князья со всего Полесья. Дом</text:p>
      <text:p text:style-name="P1">знахаря расположен совсем близко от рыночной площади, и вы решаете сначала</text:p>
      <text:p text:style-name="P1">заглянуть к нему. Ворота его жилища заперты (что отличает городских жителей</text:p>
      <text:p text:style-name="P1">от сельских), и вы громко стучите, чтобы привлечь внимание хозяина. Во дворе</text:p>
      <text:p text:style-name="P1">раздается звонкий собачий лай, затем слышится стук двери в доме, и, наконец,</text:p>
      <text:p text:style-name="P1">появляется сам знахарь. Это благодушный низенький мужчина, приветливо</text:p>
      <text:p text:style-name="P1">смотрящий на вас своими поблекшими глазами. Он еще не слишком стар, но</text:p>
      <text:p text:style-name="P1">выглядит очень измотанным и уставшим. Он сообщает, что его зовут Аникей, и</text:p>
      <text:p text:style-name="P1">вежливо интересуется, что вам нужно. Узнав, что вы путешественник, только что</text:p>
      <text:p text:style-name="P1">прибывший в город, он кивает головой и сообщает, что действительно готовит</text:p>
      <text:p text:style-name="P1">отличные зелья, но в основном на заказ, поэтому вам он может предложить</text:p>
      <text:p text:style-name="P1">только то, что у него есть в настоящий момент. Он просит подождать вас на улице</text:p>
      <text:p text:style-name="P1">и возвращается в дом. Через несколько минут он снова выходит к вам, держа в</text:p>
      <text:p text:style-name="P1">руках несколько склянок. Пузырьки совсем маленькие, если вы их возьмете, то</text:p>
      <text:p text:style-name="P1">каждый из них займет всего полместа в мешке, но наполнять их вновь после</text:p>
      <text:p text:style-name="P1">использования эликсира нет смысла – слишком мало жидкости в них входит.</text:p>
      <text:p text:style-name="P1">Знахарь предлагает вам стандартный набор зелий, способных исцелить раны и</text:p>
      <text:p text:style-name="P1">снять усталость. У него в продаже есть как слабые зелья (по 1 монете – восстановит</text:p>
      <text:p text:style-name="P1">1 Жизнь, по 2 монеты – восстановит 3 Жизни, по 3 монеты – восстановит 5</text:p>
      <text:p text:style-name="P1">Жизней), так и дорогие сильные снадобья (по 5 монет – восстановит 9 Жизней, по</text:p>
      <text:p text:style-name="P1">6 монет – восстановит 12 Жизней). Товара у знахаря достаточно, поэтому можете</text:p>
      <text:p text:style-name="P1">хоть весь мешок забить его зельями, лишь бы денег хватило. Кроме упомянутых</text:p>
      <text:p text:style-name="P1">снадобий знахарь с особой гордостью показывает вам еще две склянки,</text:p>
      <text:p text:style-name="P1">заполненные прозрачными жидкостями. По его словам, это особые зелья, за</text:p>
      <text:p text:style-name="P1"><text:soft-page-break/>которыми заказчики так и не пришли, поэтому он готов отдать их вам. Первое на</text:p>
      <text:p text:style-name="P1">один бой способно придать вам силу медведя (и, соответственно, 1 к Нападению и</text:p>
      <text:p text:style-name="P1">2 к Жизни), стоимость этого чудо-напитка 10 монет. Другое зелье на один бой</text:p>
      <text:p text:style-name="P1">увеличит вашу ловкость (а вместе с ней – Защиту на 1), его стоимость – 7 монет.Однако знахарь предупреждает, что эти зелья отличаются от других тем, что их</text:p>
      <text:p text:style-name="P1">сила хранится недолго. Уже через пару дней их чудесные свойства испарятся,</text:p>
      <text:p text:style-name="P1">поэтому использовать их можно только завтра и послезавтра, после этого</text:p>
      <text:p text:style-name="P1">жидкости в склянках превратятся в бесполезные травяные настойки. Теперь</text:p>
      <text:p text:style-name="P1">выбирайте, что будете покупать.</text:p>
      <text:p text:style-name="P1">Если у вас есть, что еще сказать знахарю Аникею, то сообщите ему это прямо</text:p>
      <text:p text:style-name="P1">сейчас. Если же вы обсудили с ним все дела, отправляйтесь на поиски кузнеца –</text:p>
      <text:p text:style-name="P1">529.</text:p>
      <text:p text:style-name="P1">525.</text:p>
      <text:p text:style-name="P1">Вы отталкиваете ближайшего степняка и бросаетесь прочь. Один из</text:p>
      <text:p text:style-name="P1">степняков бросает вам вслед копье, и оно оставляет глубокую рану на плече</text:p>
      <text:p text:style-name="P1">(отнимите 6 Жизней). С одной стороны вам повезло, ведь ваши противники были</text:p>
      <text:p text:style-name="P1">вынуждены спешиться, чтобы подкрасться незамеченными. С другой – не повезло,</text:p>
      <text:p text:style-name="P1">потому что теперь вас заметили дозорные из лагеря и немедленно послали</text:p>
      <text:p text:style-name="P1">вдогонку верховых. Но бегаете вы быстро, а до лагеря достаточно далеко, и,</text:p>
      <text:p text:style-name="P1">прежде чем всадники добираются до того места, где вас задержал патруль, вы</text:p>
      <text:p text:style-name="P1">успеваете отбежать достаточно далеко. Воины, обнаружившие вас, отстали. Вы</text:p>
      <text:p text:style-name="P1">ложитесь в траву и затаиваетесь. Совсем недалеко слышны крики степняков,</text:p>
      <text:p text:style-name="P1">бросившихся в погоню. Вы не можете поднять голову и посмотреть, сколько их.</text:p>
      <text:p text:style-name="P1">Рана сильно болит, и вы с трудом шевелите рукой. Заживет плечо еще не скоро</text:p>
      <text:p text:style-name="P1">(ваше Нападение снижается на 1, Защита снижается на 1, Инициатива снижается</text:p>
      <text:p text:style-name="P1">на 2). Долгое время вы лежите в траве, слушая, как степняки прочесывают</text:p>
      <text:p text:style-name="P1">окрестности. Но удача, похоже, не отвернулась от вас окончательно: то ли в</text:p>
      <text:p text:style-name="P1">погоню бросилось не так много врагов, то ли они пошли в неверном направлении,</text:p>
      <text:p text:style-name="P1">но, так или иначе, вам удается остаться незамеченным. Когда крики начинают</text:p>
      <text:p text:style-name="P1">утихать, вы с трудом отползаете в сторону. Вы приподнимаетесь и убеждаетесь,</text:p>
      <text:p text:style-name="P1">что поблизости никого нет, после чего встаете и бредете в сторону от лагеря.</text:p>
      <text:p text:style-name="P1">Путешествовать по степям действительно стало опасно, и теперь вы в этом</text:p>
      <text:p text:style-name="P1">убедились. Кое-как остановив кровотечение, вы отправляетесь дальше. С раной</text:p>
      <text:p text:style-name="P1">идти тяжело, но делать нечего – возвращаться назад еще труднее. Тем более если</text:p>
      <text:p text:style-name="P1">не трогать плечо, боль вполне терпима.</text:p>
      <text:p text:style-name="P1">Почти час вы бредете на юг под лучами солнца, которые становятся все</text:p>
      <text:p text:style-name="P1">невыносимее. Вы и не ожидали, что все будет так непросто. Продравшись сквозь</text:p>
      <text:p text:style-name="P1">траву, вы оказываетесь на утоптанной дороге. По ней прошло немало людей, и вы</text:p>
      <text:p text:style-name="P1">догадываетесь, что это торговый путь, который, скорее всего, ведет к одной из</text:p>
      <text:p text:style-name="P1">крупных стоянок. Идти по бездорожье больше нет сил, к тому же вокруг никого</text:p>
      <text:p text:style-name="P1">не видно, и вы направляетесь по обнаруженному пути – 226.</text:p>
      <text:p text:style-name="P1">526.Вы застаете брата медника, когда он выходит на улицу из своего дома. Догнав</text:p>
      <text:p text:style-name="P1">его, вы просите уделить вам еще немного времени. Брат покойного говорит, что</text:p>
      <text:p text:style-name="P1">готов ответить на все ваши вопросы, так как ему нечего скрывать. Но о чем вы</text:p>
      <text:p text:style-name="P1">собирались с ним говорить? Он уже рассказал вам все, что знает, и даже поведал о</text:p>
      <text:p text:style-name="P1">своих подозрениях. Вам не приходит ничего в голову, кроме как еще раз</text:p>
      <text:p text:style-name="P1">расспросить о взаимоотношениях жены его брата с соседом-гончаром.</text:p>
      <text:p text:style-name="P1">Собеседник, подумав, сообщает, что он хочет показаться вам разносчиком сплетен</text:p>
      <text:p text:style-name="P1">и брехуном, поэтому советует поговорить с его матерью. Со слов брата медника,</text:p>
      <text:p text:style-name="P1">именно она в свое время убедила его в правильности подозрений насчет измен</text:p>
      <text:p text:style-name="P1">вдовы. Это все, что он может добавить к сказанному ранее. Напоследок он говорит,</text:p>
      <text:p text:style-name="P1">что если вы хотите застать родителей усопшего, то вам надо поторопиться – скоро</text:p>
      <text:p text:style-name="P1"><text:soft-page-break/>начнется обряд, связанный со смертью медника, на который собирались уйти мать</text:p>
      <text:p text:style-name="P1">с отцом. Вы благодарите его за информацию и поспешно идете в дом к его</text:p>
      <text:p text:style-name="P1">родителям – 718.</text:p>
      <text:p text:style-name="P1">527.</text:p>
      <text:p text:style-name="P1">Деньги, несомненно, будут очень полезны во время путешествия. Вы</text:p>
      <text:p text:style-name="P1">наклоняетесь и поднимаете мешочек с монетами с земли. В это время вы</text:p>
      <text:p text:style-name="P1">чувствуете легкое головокружение, которое мгновенно проходит. Однако когда вы</text:p>
      <text:p text:style-name="P1">выпрямляетесь, то с удивлением обнаруживаете, что стоите не на острове, а на</text:p>
      <text:p text:style-name="P1">большой кочке, трава на которой выдрана. Хозяйка болот совершила с вами</text:p>
      <text:p text:style-name="P1">последнее волшебство и исчезла. В мешочке, подаренном ею, вы находите 15</text:p>
      <text:p text:style-name="P1">монет – неплохая награда за простой амулет.</text:p>
      <text:p text:style-name="P1">Спрятав деньги, вы оглядываетесь и легко находите путь дальше – 174.</text:p>
      <text:p text:style-name="P1">528.</text:p>
      <text:p text:style-name="P1">- Кто ж этого не хочет, - усмехаетесь вы, стараясь сделать это как можно</text:p>
      <text:p text:style-name="P1">искреннее. – Я не прочь. Да только, знаешь, хорошая жизнь на дороге не валяется.</text:p>
      <text:p text:style-name="P1">- Знамо, не валяется, - кивает головой крестьянин, по-прежнему вперившись</text:p>
      <text:p text:style-name="P1">в вас глазами, после чего вдруг переходит на шепот. – А может, и валяется. Надо</text:p>
      <text:p text:style-name="P1">только знать, где, а как найдешь свое счастье – не полениться нагнуться. Ты вон</text:p>
      <text:p text:style-name="P1">какой сильный, и воин, сразу видать, бывалый. А вот деньжат у вас, служивых</text:p>
      <text:p text:style-name="P1">много не бывает, а уж натерпитесь вы за свое жалованье! Ну да мир не без добрых</text:p>
      <text:p text:style-name="P1">людей. Ты на меня не смотри, что я крестьянин обыкновенный, я не такой</text:p>
      <text:p text:style-name="P1">простой, как кажется. У меня денег будет, если я захочу, знаешь сколько – как у</text:p>
      <text:p text:style-name="P1">купца гильдейского. Вот только купец целыми днями по дорогам мотается, а я</text:p>
      <text:p text:style-name="P1">человек свободный, я сам себе хозяин. Ну, как, нравится тебе такая жизнь?</text:p>
      <text:p text:style-name="P1">Вы киваете головой, чтобы он продолжал, желая узнать, чем закончится этот</text:p>
      <text:p text:style-name="P1">разговор.</text:p>
      <text:p text:style-name="P1">- Я сразу понял, что ты неглупый человек. А неглупый человек да с таким</text:p>
      <text:p text:style-name="P1">мечом – это же редкость, вот только князья это не всегда ценят. А у тебя, небось,любимая есть, ей тоже охота всякие побрякушки красивые поносить? Так это ж</text:p>
      <text:p text:style-name="P1">запросто! Ты вот что. Я тебе ничего обещать не могу сейчас, ты сам должен кое-что</text:p>
      <text:p text:style-name="P1">сделать: как я говорил, счастье само в руки не прыгает. Ты если в Ледяной едешь,</text:p>
      <text:p text:style-name="P1">то наверняка по Купеческому тракту, так? Ну, тогда задержись на денек-другой в</text:p>
      <text:p text:style-name="P1">Каменке или в Смолянке, там у людей поспрашивай да сам поприсматривайся –</text:p>
      <text:p text:style-name="P1">найди человека в поясе таком же, как у меня, только у расшит он у него не только</text:p>
      <text:p text:style-name="P1">красным цветом, но еще и синим с желтым. Смекнул? Ну, тебе, я вижу, два раза</text:p>
      <text:p text:style-name="P1">объяснять не надо. Скажешь ему: «Леса горят. Ворон прислал человека». Дальше</text:p>
      <text:p text:style-name="P1">все сам поймешь. Ну, все, сейчас братья с дровишками вернутся, давай завтракать.</text:p>
      <text:p text:style-name="P1">Вы благодарите его, но от завтрака отказываетесь, ссылаясь на то, что у вас</text:p>
      <text:p text:style-name="P1">мало времени. Если вы решите, что встретили того, о ком говорил крестьянин,</text:p>
      <text:p text:style-name="P1">можете воспользоваться условной фразой (-50). Грибник заговорщицки</text:p>
      <text:p text:style-name="P1">подмигивает вам, вы же садитесь на лошадь, обдумывая все, что сейчас услышали,</text:p>
      <text:p text:style-name="P1">- (208).</text:p>
      <text:p text:style-name="P1">529.</text:p>
      <text:p text:style-name="P1">Дом, который вы ищете, расположен на соседней улице. Горожане прекрасно</text:p>
      <text:p text:style-name="P1">понимают, кого вы ищете, поэтому сразу указывают на нужный двор. Вы</text:p>
      <text:p text:style-name="P1">подходите к высоким воротам, украшенным умелой рукой плотника, и громко</text:p>
      <text:p text:style-name="P1">стучитесь в них. Поневоле отшатнувшись от резкого собачьего лая в ответ, вы</text:p>
      <text:p text:style-name="P1">прислушиваетесь. Громкий окрик изнутри двора заставляет пса замолчать, и</text:p>
      <text:p text:style-name="P1">вскоре ворота открываются. Вас встречает сам хозяин дома – крепкий высокий</text:p>
      <text:p text:style-name="P1">мужчина с черной бородой, одетый в легкую грубую куртку, измазанную землей.</text:p>
      <text:p text:style-name="P1">Кажется, вы оторвали его от работы во дворе. Вы осведомляетесь, здесь ли живет</text:p>
      <text:p text:style-name="P1">кузнец, на что незнакомец отвечает, что он и есть тот, кто вам нужен, после чего</text:p>
      <text:p text:style-name="P1"><text:soft-page-break/>интересуется о цели вашего прихода. Вы поясняете ему, что только что пришли в</text:p>
      <text:p text:style-name="P1">город, а завтра утром должны снова отправиться в путь, но вместе с тем не хотели</text:p>
      <text:p text:style-name="P1">бы покидать Рудногорск, не купив себе что-нибудь у местных ремесленников. Вы,</text:p>
      <text:p text:style-name="P1">между прочим, сообщаете, что его вам рекомендовали как отличного мастера,</text:p>
      <text:p text:style-name="P1">одного из лучших в своем деле. Кузнец не обращает на вашу похвалу ни</text:p>
      <text:p text:style-name="P1">малейшего внимания и говорит, что может показать вам несколько превосходных</text:p>
      <text:p text:style-name="P1">образцов оружия, но просит немного подождать. Он приглашает вас во двор, а</text:p>
      <text:p text:style-name="P1">сам уходит в дом. Лохматый пес, успокоенный своим хозяином, с интересом</text:p>
      <text:p text:style-name="P1">оглядывает вас, лежа перед будкой, к которой он прикован длинной цепью. Через</text:p>
      <text:p text:style-name="P1">несколько минут кузнец вновь выходит к вам, умытый и одетый в чистую рубаху, и</text:p>
      <text:p text:style-name="P1">приглашает пройти к своей мастерской. Около кузни стоит крепкий деревянный</text:p>
      <text:p text:style-name="P1">стол, на который хозяин и выкладывает свои изделия. Тщательно осмотрев мечи и</text:p>
      <text:p text:style-name="P1">доспехи, изготовленные мастером, вы понимаете, что не зря зашли к нему в гости.</text:p>
      <text:p text:style-name="P1">Это не те грубые железки, которые вы видели на рынке, а оружие,</text:p>
      <text:p text:style-name="P1">предназначенное для тех, кто умеет с ним обращаться. Изучив весь товар, вы</text:p>
      <text:p text:style-name="P1">откладываете два меча и одну из кольчуг. Первый меч стоит 35 монет и прибавит 1</text:p>
      <text:p text:style-name="P1">к Нападению, второй – 38 монет и прибавит 1 к Нападению и 2 к Инициативе.</text:p>
      <text:p text:style-name="P1">Искусно выполненная кольчуга стоит 45 монет и прибавит 1 к Защите и 1 кмаксимальному значению Жизни. Товар недешевый, но он стоит каждой</text:p>
      <text:p text:style-name="P1">потраченной на него монеты. Если у вас есть сережки и кольцо с изумрудами,</text:p>
      <text:p text:style-name="P1">кузнец готов выкупить эти драгоценности за 10 монет. После того, как разберетесь</text:p>
      <text:p text:style-name="P1">с покупками, можете перекинуться несколькими словами с кузнецом.</text:p>
      <text:p text:style-name="P1">Хозяин доволен своим делом, приносящим ему неплохую прибыль (что</text:p>
      <text:p text:style-name="P1">заметно по добротному большому дому), но совсем недавно у него появилась</text:p>
      <text:p text:style-name="P1">проблема, которой он делится с вами. Появилась она после того, как кузнец</text:p>
      <text:p text:style-name="P1">решил расширить свое хозяйство и построил новую баню. С тех по ночам из бани</text:p>
      <text:p text:style-name="P1">стали разноситься ужасные крики и вой, наводящие жуть на всех его домочадцев.</text:p>
      <text:p text:style-name="P1">Даже собака от этих звуков прячется поглубже в конуру. Кузнец уже приглашал</text:p>
      <text:p text:style-name="P1">знахаря, но его нашептывания и обряды ни к чему не привели. Вы внимательно</text:p>
      <text:p text:style-name="P1">выслушиваете мастера, сетующего на свою беду. Конечно, вы хотели бы помочь</text:p>
      <text:p text:style-name="P1">ему, но что можете вы сделать там, где даже знахарь оказался бессилен. Можете,</text:p>
      <text:p text:style-name="P1">кончено, предложить ему помощь, переночевав в загадочной бане (763), но учтите,</text:p>
      <text:p text:style-name="P1">что шутки с нечистью могут окончиться весьма печально, если не хватает знаний и</text:p>
      <text:p text:style-name="P1">нет хорошего плана. Поэтому если у вас нет никаких догадок о причине напастей,</text:p>
      <text:p text:style-name="P1">навалившихся на кузнеца, лучше не рисковать и ограничиться сочувствием на</text:p>
      <text:p text:style-name="P1">словах, после чего вернуться на главную городскую улицу (443).</text:p>
      <text:p text:style-name="P1">530.</text:p>
      <text:p text:style-name="P1">По обычаям Полесья вы достаете пять монет и кладете их на землю рядом с</text:p>
      <text:p text:style-name="P1">топором, демонстрируя, что сможете расплатиться в случае проигрыша. Лесоруб</text:p>
      <text:p text:style-name="P1">удобнее разваливается на разложенном на земле старом одеяле и торжественно</text:p>
      <text:p text:style-name="P1">произносит свою загадку:</text:p>
      <text:p text:style-name="P1">- Человек, делающий это, в нем не нуждается; человек, покупающий это, сам</text:p>
      <text:p text:style-name="P1">им не пользуется; а человек, пользующийся им, об этом не знает.</text:p>
      <text:p text:style-name="P1">Лесоруб довольно смотрит на вас, уверенный в том, что ответа вы не знаете.</text:p>
      <text:p text:style-name="P1">Если он ошибается, и вы догадались, о чем идет речь в загадке, сложите</text:p>
      <text:p text:style-name="P1">порядковые номера букв в алфавите, из которых состоит ответ, после чего</text:p>
      <text:p text:style-name="P1">посмотрите соответствующий параграф. Если ответа вы не знаете, остается только</text:p>
      <text:p text:style-name="P1">признать свое поражение и отдать обрадованным лесорубам пять монет. После</text:p>
      <text:p text:style-name="P1">этого крестьяне вновь примутся за свою нелегкую работу, а вам придется</text:p>
      <text:p text:style-name="P1">отправиться дальше – 352.</text:p>
      <text:p text:style-name="P1">531.</text:p>
      <text:p text:style-name="P1">Печальный незнакомец остается позади, а вы идете дальше по дороге,</text:p>
      <text:p text:style-name="P1"><text:soft-page-break/>неторопливо обдумывая недавнюю встречу. Слова путника о том, что впереди вас</text:p>
      <text:p text:style-name="P1">ждет засада, не выходят из головы. Возможно, это бред труса, но вместе с тем не</text:p>
      <text:p text:style-name="P1">надо забывать, что разбойники в Полесье – явление, к сожалению, не редкое.</text:p>
      <text:p text:style-name="P1">Идти по дороге удобно, но, может, стоит пренебречь комфортом, и сойти с нее,прокравшись вперед под прикрытием деревьев (654)? Если же вы не собираетесь</text:p>
      <text:p text:style-name="P1">поддаваться панике и пойдете дальше, никуда не сворачивая – 330?</text:p>
      <text:p text:style-name="P1">532.</text:p>
      <text:p text:style-name="P1">Вспомнив о кушаке, доставшемся вам в качестве трофея, вы подумываете о</text:p>
      <text:p text:style-name="P1">том, что он может сослужить вам неплохую службу. Вы достаете его из мешка и</text:p>
      <text:p text:style-name="P1">опоясываетесь. Теперь нужно сделать вид, что вы один из работающих в лагере</text:p>
      <text:p text:style-name="P1">наемников. Ведро с грязной водой, так удачно оказавшееся поблизости, поможет</text:p>
      <text:p text:style-name="P1">вам это сделать. Вы берете его в правую руку и неторопливо идете в сторону</text:p>
      <text:p text:style-name="P1">поста, сделав недовольное лицо, как у человека, делающего нудную и скучную</text:p>
      <text:p text:style-name="P1">работу. Ваша уверенность вкупе с артистическими способностями позволяют</text:p>
      <text:p text:style-name="P1">беспрепятственно пройти мимо караульных, которые лишь бросили на вас</text:p>
      <text:p text:style-name="P1">короткие взгляды и принялись уплетать принесенную с кухни похлебку. Выйдя за</text:p>
      <text:p text:style-name="P1">пределы лагеря, вы заворачиваете за ближайшие палатки, исчезнув из поля</text:p>
      <text:p text:style-name="P1">зрения охранников, ставите ведро на землю и быстро идете прочь от стоянки. В</text:p>
      <text:p text:style-name="P1">лагере начался обед, и за его пределами почти никого нет, поэтому вам удается</text:p>
      <text:p text:style-name="P1">без приключений отойти на безопасное расстояние от палаток. Теперь можно</text:p>
      <text:p text:style-name="P1">снять кушак, так выручивший вас, чтобы не попасть в непредвиденную историю, и</text:p>
      <text:p text:style-name="P1">вернуться на тракт – 370.</text:p>
      <text:p text:style-name="P1">533.</text:p>
      <text:p text:style-name="P1">Кешиктены – воины, которые охраняют дворец и имеют право входить в него,</text:p>
      <text:p text:style-name="P1">не спрашивая специального разрешения. Делают это они достаточно редко и</text:p>
      <text:p text:style-name="P1">только имея на то веские причины, но никто не вправе задерживать их и</text:p>
      <text:p text:style-name="P1">расспрашивать о цели визита к хану. Вы прикрываете лицо и спокойно</text:p>
      <text:p text:style-name="P1">приближаетесь к багатурам, охраняющим вход во дворец. Благодаря вашей</text:p>
      <text:p text:style-name="P1">уверенности у них не возникает никаких подозрений, и вы беспрепятственно</text:p>
      <text:p text:style-name="P1">входите в шатер повелителя степняков – 748.</text:p>
      <text:p text:style-name="P1">534.</text:p>
      <text:p text:style-name="P1">- Если хочешь без приключений добраться до границы, - говорит гусляр, -</text:p>
      <text:p text:style-name="P1">просто иди по тракту. Поверь моему опыту, это самый безопасный и быстрый</text:p>
      <text:p text:style-name="P1">способ. Скоро ты дойдешь до деревни Смолянки, там можешь передохнуть и</text:p>
      <text:p text:style-name="P1">пообедать. К вечеру ты уже будешь в Каменке. Там держи ухо востро. Не все</text:p>
      <text:p text:style-name="P1">бродяги такие честные и открытые, как я. В Каменке тебя запросто могут</text:p>
      <text:p text:style-name="P1">облапошить, поэтому общайся только со знакомыми и хорошо проверенными</text:p>
      <text:p text:style-name="P1">людьми, а в трактирах не ввязывайся ни в какие приключения, это может плохо</text:p>
      <text:p text:style-name="P1">кончиться. К границе можно попасть и через Ледяной. Для этого тебе нужно</text:p>
      <text:p text:style-name="P1">пройти Смолянку, идти вдоль реки Мелкой до того места, где она впадает в</text:p>
      <text:p text:style-name="P1">Тяжицу. Там будет мост, а за ним – поворот направо до Ледяного. Просто иди поэтой дороге, не сворачивая. Я вообще не советую тебе сходить с торговых путей: по</text:p>
      <text:p text:style-name="P1">лесным тропинкам идти труднее, к тому же ты запросто можешь заплутать.</text:p>
      <text:p text:style-name="P1">Впрочем, решать тебе. За Смолянкой есть две тропинки, я ходил по ним</text:p>
      <text:p text:style-name="P1">несколько раз. Тропа направо приведет тебя на берег озера, а затем – к дороге до</text:p>
      <text:p text:style-name="P1">Ледяного. Чтобы попасть на вторую тропинку, надо пересечь реку. Я хорошо</text:p>
      <text:p text:style-name="P1">плаваю, поэтому просто перебираюсь через нее в любом месте. Хотя я не вижу</text:p>
      <text:p text:style-name="P1">смысла делать это тебе: так можно сократить путь до города Старого, но если ты</text:p>
      <text:p text:style-name="P1">хочешь добраться до границы к завтрашнему утру, то идти в Старый тебе не</text:p>
      <text:p text:style-name="P1">следует. Так что в конце концов ты опять попадешь на Купеческий тракт,</text:p>
      <text:p text:style-name="P1">потратив немало времени и сил.</text:p>
      <text:p text:style-name="P1">Гусляр довольно подробно описал дорогу, ожидающую вас впереди.</text:p>
      <text:p text:style-name="P1"><text:soft-page-break/>Кажется, он действительно немало побродил по Полесью – 271.</text:p>
      <text:p text:style-name="P1">535.</text:p>
      <text:p text:style-name="P1">Окровавленный воевода подходит к вам. Он сильно ранен, но мужественно</text:p>
      <text:p text:style-name="P1">держится на ногах. В первую очередь он подходит к крестьянам, лежащим на</text:p>
      <text:p text:style-name="P1">земле. Это невероятно, но все они живы, хотя и сильно ранены. Впрочем,</text:p>
      <text:p text:style-name="P1">невредимым из только что закончившейся схватки не вышел никто, у всех видны</text:p>
      <text:p text:style-name="P1">синяки и кровоподтеки. Поверженные противники безобразными кучами лежат</text:p>
      <text:p text:style-name="P1">на земле. Убитые оборотни теперь принимают человеческий облик, и вы с</text:p>
      <text:p text:style-name="P1">удивлением узнаете в одном из них крестьянина, которого еще недавно видели в</text:p>
      <text:p text:style-name="P1">деревне: помните, с жесткой шерстью на ладонях? Вы говорите об этом воеводе,</text:p>
      <text:p text:style-name="P1">но он отвечает, что и так знает всех пятерых.</text:p>
      <text:p text:style-name="P1">- Теперь я должен от всего сердца поблагодарить тебя. Никто из нас не</text:p>
      <text:p text:style-name="P1">предполагал, что обстоятельства обернутся именно так. Без твоей помощи мы,</text:p>
      <text:p text:style-name="P1">скорее всего, остались бы на этом кладбище. Ты и так сделал много для нашей</text:p>
      <text:p text:style-name="P1">деревни, поэтому остальное мы завершим сами. Наши товарищи пока останутся</text:p>
      <text:p text:style-name="P1">тут, разожгут костер и уничтожат эту нечисть, чтобы она больше никогда не</text:p>
      <text:p text:style-name="P1">тревожила людей. Я пойду в деревню за подмогой, чтобы оказать помощь</text:p>
      <text:p text:style-name="P1">раненым. Идем со мной, тебе нужно отдохнуть.</text:p>
      <text:p text:style-name="P1">Понимая справедливость его слов, вы соглашаетесь с ним. Постепенно вы</text:p>
      <text:p text:style-name="P1">приходите в себя и вместе с жуткой усталостью чувствуете громадное облегчение</text:p>
      <text:p text:style-name="P1">от осознания, что все позади. До околицы вы идете молча, но, войдя в деревню,</text:p>
      <text:p text:style-name="P1">воевода обращается к вам:</text:p>
      <text:p text:style-name="P1">- Пойдем, зайдем ко мне в дом, я хочу кое-что сказать тебе.</text:p>
      <text:p text:style-name="P1">Вы приближаетесь к избе, в которой еще несколько часов назад воевода</text:p>
      <text:p text:style-name="P1">рассказывал вам об оборотнях. Ворота во двор закрыты, но хозяин знает, как их</text:p>
      <text:p text:style-name="P1">открыть, что незамедлительно и делает, приглашая пройти за собой и приложив</text:p>
      <text:p text:style-name="P1">палец к губам, давая понять, что нужно соблюдать тишину, чтобы не разбудить</text:p>
      <text:p text:style-name="P1">его домочадцев. Вместе вы проходите в ту же комнату, в которой разговаривали</text:p>
      <text:p text:style-name="P1">вечером, и воевода зажигает свечу. Он распахивает крышку ларя, который вы</text:p>
      <text:p text:style-name="P1">приметили еще при первом приходе, и извлекает что-то наружу.- Мы все навсегда останемся у тебя в долгу, и мне хочется хоть как-то</text:p>
      <text:p text:style-name="P1">отблагодарить тебя. Вот, возьми эти 15 монет, не отказывайся, пожалуйста.</text:p>
      <text:p text:style-name="P1">Больше я дать не могу, но всегда постараюсь тебе помочь, если ты еще будешь у</text:p>
      <text:p text:style-name="P1">нас в деревне. Сейчас поздно, и если тебе некуда идти, то можешь остаться у меня</text:p>
      <text:p text:style-name="P1">до утра. Я бы рад тебе помочь еще, но даже не знаю, куда ты идешь.</text:p>
      <text:p text:style-name="P1">Воевода – человек честный и порядочный, и вы напрямую интересуетесь у</text:p>
      <text:p text:style-name="P1">него, как пробраться в земли степняков.</text:p>
      <text:p text:style-name="P1">- В степи? – он задумчиво гладит подбородок. – Самый простой путь – по</text:p>
      <text:p text:style-name="P1">Купеческому тракту, но, говорят, он небезопасен, и лично я не советовал бы тебе</text:p>
      <text:p text:style-name="P1">туда соваться. Впрочем, все дороги на юг сейчас опасны. Возможно, в</text:p>
      <text:p text:style-name="P1">приграничных селах тебе что-нибудь подсказали бы. Я бы посоветовал тебе зайти</text:p>
      <text:p text:style-name="P1">в Придорожный, он ближе всего к границе, но дойти через него можно только</text:p>
      <text:p text:style-name="P1">через Старый город. Добраться до Старого напрямую можно только через Сухой</text:p>
      <text:p text:style-name="P1">лес, а он очень опасен. Наши крестьяне никогда не ходят через него и</text:p>
      <text:p text:style-name="P1">рассказывают разные страшные истории о нечисти, которая в нем завелась. Есть</text:p>
      <text:p text:style-name="P1">обходная дорога в Старый, которой тут все пользуются: можно перейти мост</text:p>
      <text:p text:style-name="P1">через Тяжицу, там в нее как раз Мелкая впадает; сразу за мостом торговый пусть</text:p>
      <text:p text:style-name="P1">из Ледяного как раз и приведет в Старый, если пойти по нему на восток. Но это</text:p>
      <text:p text:style-name="P1">длинный путь, и если у тебя нет времени, он тебе не подойдет. Так что решай сам</text:p>
      <text:p text:style-name="P1">– идти через опасный лес в надежде найти удобный путь через границу или</text:p>
      <text:p text:style-name="P1">рискнуть и пойти по давно проторенной дороге – я имею в виду Купеческий</text:p>
      <text:p text:style-name="P1">тракт. Если же решишь идти через Сухой лес, иди от нашей деревни на восток,</text:p>
      <text:p text:style-name="P1"><text:soft-page-break/>налево, а после деревни Мелководье перейди речку и иди дальше в левую сторону,</text:p>
      <text:p text:style-name="P1">если смотреть на юг. Там, глядишь, и выберешься. Больше, извини, ничем помочь</text:p>
      <text:p text:style-name="P1">не могу. Ну, так как, останешься у меня?</text:p>
      <text:p text:style-name="P1">Вы внимательно слушаете воеводу. Последний вопрос заставляет вас</text:p>
      <text:p text:style-name="P1">призадуматься. Проще всего воспользоваться его предложением (85). Однако если</text:p>
      <text:p text:style-name="P1">по каким-то соображениям вы хотите отказаться от гостеприимства воеводы,</text:p>
      <text:p text:style-name="P1">единственный возможный вариант в этот поздний час – это пойти в трактир,</text:p>
      <text:p text:style-name="P1">который находится совсем недалеко (428). Учтите, что в трактире придется отдать</text:p>
      <text:p text:style-name="P1">2 монеты за комнату.</text:p>
      <text:p text:style-name="P1">536.</text:p>
      <text:p text:style-name="P1">Вы говорите, что вам некогда, и вы торопитесь, но путник снова улыбается и</text:p>
      <text:p text:style-name="P1">задумчиво кивает головой, не убирая руки с вашего плеча, даже слегка удерживая</text:p>
      <text:p text:style-name="P1">вас.</text:p>
      <text:p text:style-name="P1">- Нет, странник, не отвергай помощи, мы желаем тебе только добра, - мягко</text:p>
      <text:p text:style-name="P1">говорит он. - Нам ведь не надо ни денег твоих, ни другой благодарности, ничего не</text:p>
      <text:p text:style-name="P1">нужно. Мы тебе поможем и уйдем, а откажешься от помощи – сам когда-нибудь</text:p>
      <text:p text:style-name="P1">поймешь, что напрасно пренебрег ею.</text:p>
      <text:p text:style-name="P1">Слова незнакомца звучат очень убедительно и заставляют призадуматься, от</text:p>
      <text:p text:style-name="P1">его речи даже веет каким-то непонятным, но приятным очарованием, словно он</text:p>
      <text:p text:style-name="P1">ваш старший брат или отец. Послушаетесь его и не станете сопротивляться (325)или проявите настойчивость и уйдете, но учтите, что придется сделать это в</text:p>
      <text:p text:style-name="P1">грубой форме, по-другому от вас не отвяжутся (353). Если вашему терпению</text:p>
      <text:p text:style-name="P1">пришел конец, можете достать меч и наказать незнакомцев – что-то слишком</text:p>
      <text:p text:style-name="P1">много они себе позволяют, допуская неоправданную фамильярность (716).</text:p>
      <text:p text:style-name="P1">537.</text:p>
      <text:p text:style-name="P1">Крестьянин расстраивается, услышав ваше признание, но ничуть вас не</text:p>
      <text:p text:style-name="P1">винит. Он и сам считает, что помочь ему может лишь опытный знахарь, но</text:p>
      <text:p text:style-name="P1">почему-то надеялся, что именно вы смогли бы что-нибудь придумать. Тем не</text:p>
      <text:p text:style-name="P1">менее, он благодарен за ваше участие в его заботах. Хозяин провожает вас обратно</text:p>
      <text:p text:style-name="P1">до калитки, по пути жалуясь на другие свои многочисленные беды, связанные в</text:p>
      <text:p text:style-name="P1">основном с приближающимся сбором урожая. Вы спешите выйти на улицу, не</text:p>
      <text:p text:style-name="P1">желая даже мысленно погрязнуть в этих чужих мелких делах. Сейчас вам и так</text:p>
      <text:p text:style-name="P1">хватает проблем, и надо торопиться, чтобы их разрешить – 80.</text:p>
      <text:p text:style-name="P1">538.</text:p>
      <text:p text:style-name="P1">Спускаетесь к озеру и с наслаждением подставляете лицо под прохладный</text:p>
      <text:p text:style-name="P1">ветер, вдыхая свежий воздух полной грудью. Пристань остается немного в стороне,</text:p>
      <text:p text:style-name="P1">а вы направляетесь вдоль берега. Поиски тропинки оказываются короткими – она</text:p>
      <text:p text:style-name="P1">скоро попадается вам на глаза. Но действительно ли это лучший путь дальше?</text:p>
      <text:p text:style-name="P1">Может, стоит вернуться на пристань и поговорить с рыбаками: вдруг кто-нибудь</text:p>
      <text:p text:style-name="P1">подбросит вас до Ледяного на лодке (838)? Или все-таки пойдете по тропе (127)?</text:p>
      <text:p text:style-name="P1">539.</text:p>
      <text:p text:style-name="P1">Вы легко находите нужного вам человека и делаете это как раз вовремя:</text:p>
      <text:p text:style-name="P1">торговец уже оседлал лошадь и готов был запрыгнуть в седло и уехать из лагеря.</text:p>
      <text:p text:style-name="P1">Однако, узнав, что вы интересуетесь его товарами, низкорослый степняк с</text:p>
      <text:p text:style-name="P1">маленькими хитрыми глазками соглашается отложить отъезд и приглашает вас в</text:p>
      <text:p text:style-name="P1">свой шатер. По пути он рассказывает, что собирается съездить в столицу, чтобы</text:p>
      <text:p text:style-name="P1">отдать долг одному из поставщиков, а затем вернуться обратно в Седло.</text:p>
      <text:p text:style-name="P1">Вот товары, которые могут вам пригодиться в пути: вода (один глоток стоит 2</text:p>
      <text:p text:style-name="P1">монеты, прибавит 1 Жизнь), вяленая рыба (одна штука стоит 1 монету, прибавит 1</text:p>
      <text:p text:style-name="P1">Жизнь), кривой кинжал (стоит 7 монет, он примечателен тем, что если вы владеете</text:p>
      <text:p text:style-name="P1">мастерством боя двумя клинками, то этот кинжал при нахождении во второй руке</text:p>
      <text:p text:style-name="P1">будет наносить полный урон при точном ударе, то есть 2 Жизни), шлем из</text:p>
      <text:p text:style-name="P1"><text:soft-page-break/>толстой кожи (стоит 10 монет; защитит голову от солнца и, возможно, от</text:p>
      <text:p text:style-name="P1">несильных ударов, при носке прибавит 1 к максимальному значению Жизни).</text:p>
      <text:p text:style-name="P1">Остальные товары, хотя торговец их и нахваливает изо всех сил, – это</text:p>
      <text:p text:style-name="P1">ненужные вам сейчас безделушки, которые пригодятся разве что в качествесувениров, так что выбирать придется лишь из перечисленного скудного</text:p>
      <text:p text:style-name="P1">ассортимента.</text:p>
      <text:p text:style-name="P1">Закончив с делами, вы расспрашиваете торговца, какие дороги на юг</text:p>
      <text:p text:style-name="P1">наиболее безопасны. Но степняк лишь пожимает плечами: он предпочитает</text:p>
      <text:p text:style-name="P1">ходить по тракту, и другие пути не знает, а встреченные им военные отряды</text:p>
      <text:p text:style-name="P1">никогда его не останавливали. Понимая, что этот человек не сможет посоветовать</text:p>
      <text:p text:style-name="P1">вам ничего дельного, вы прощаетесь и собираетесь уйти из шатра, когда замечаете</text:p>
      <text:p text:style-name="P1">любопытный мешочек, лежащий между товарами, о котором торговец, как вам</text:p>
      <text:p text:style-name="P1">помнится, ничего не говорил.</text:p>
      <text:p text:style-name="P1">- А что в этом мешочке? – интересуетесь вы.</text:p>
      <text:p text:style-name="P1">- О, прошу прощения, я просто забыл убрать его с прилавка, - степняк</text:p>
      <text:p text:style-name="P1">суетливо прячет замеченную вами вещь. – Этот товар уже куплен.</text:p>
      <text:p text:style-name="P1">- А все-таки: что в нем?</text:p>
      <text:p text:style-name="P1">- Это редкий сбор трав, найти которые непросто даже знающим людям, -</text:p>
      <text:p text:style-name="P1">объясняет торговец. – В это время года большинство из них не растет, поэтому</text:p>
      <text:p text:style-name="P1">такой сбор часто называют сбором весенних трав. Этот я купил у одного</text:p>
      <text:p text:style-name="P1">следопыта, и я считаю, что мне крупно повезло: даже весной, когда можно найти</text:p>
      <text:p text:style-name="P1">нужные растения, мало кто согласится продать тебе такой набор трав. Я бы</text:p>
      <text:p text:style-name="P1">продал тебе эти травы за хорошую цену, но я уже пообещал своему другу</text:p>
      <text:p text:style-name="P1">алхимику из Стоянки, что порадую его отличным подарком на его сорокалетие, а</text:p>
      <text:p text:style-name="P1">ничего кроме этого сбора у меня нет.</text:p>
      <text:p text:style-name="P1">Уговаривать торговца продать вам мешочек со сбором бесполезно. Но можно</text:p>
      <text:p text:style-name="P1">предложить ему что-нибудь взамен – что-то такое, что будет не менее достойным</text:p>
      <text:p text:style-name="P1">подарком на юбилей друга. Загляните в мешок – может, там найдется</text:p>
      <text:p text:style-name="P1">подходящая вещь? Разумеется, это должен быть предмет, который понравится</text:p>
      <text:p text:style-name="P1">именно алхимику.</text:p>
      <text:p text:style-name="P1">Если у вас нет ничего на обмен или сбор весенних трав вам попросту не</text:p>
      <text:p text:style-name="P1">нужен, можете подойти к людям, стоящим за палатками, и посмотреть, за чем</text:p>
      <text:p text:style-name="P1">они наблюдают (153) или уйти из лагеря (474).</text:p>
      <text:p text:style-name="P1">540.</text:p>
      <text:p text:style-name="P1">У вас возникает чувство, что вы где-то видели этот камень на озере.</text:p>
      <text:p text:style-name="P1">Порывшись в своих мыслях, вы вспоминаете сон, увиденный этой ночью в лесу.</text:p>
      <text:p text:style-name="P1">Присмотревшись к скале, вы убеждаетесь, что это именно она. Какое-то</text:p>
      <text:p text:style-name="P1">непонятное волнение охватывает вас. Вы резко оборачиваетесь к рыбакам и</text:p>
      <text:p text:style-name="P1">просите подплыть поближе к камню.</text:p>
      <text:p text:style-name="P1">- Извини, друг, мы проделали длинный путь и сильно устали. К тому же надо</text:p>
      <text:p text:style-name="P1">поторопиться, чтобы добраться до Ледяного до темноты. Полюбуешься Черной</text:p>
      <text:p text:style-name="P1">скалой в другой раз.</text:p>
      <text:p text:style-name="P1">Интуиция по-прежнему настойчиво подсказывает, что надо обязательно</text:p>
      <text:p text:style-name="P1">взглянуть на камень. Подчинитесь ей и посулите рыбакам одну монету за то,</text:p>
      <text:p text:style-name="P1">чтобы они слегка изменили курс (715), или не станете ничего придумывать и</text:p>
      <text:p text:style-name="P1">поплывете дальше (145)?541.</text:p>
      <text:p text:style-name="P1">Местная лавка расположена в большой одноэтажной избе, служащей</text:p>
      <text:p text:style-name="P1">одновременно жилищем для ее хозяина и его семьи. Торговец продает товары в</text:p>
      <text:p text:style-name="P1">основном односельчанам, поэтому закупает у проезжающих купцов лишь то, что</text:p>
      <text:p text:style-name="P1">ему заказывают. Лавочник совсем не ожидал, что к нему придет посетитель. Если</text:p>
      <text:p text:style-name="P1">вы хотите есть, то он может предложить лишь хлеб и свежие овощи – морковь,</text:p>
      <text:p text:style-name="P1">капусту и лук. С собой эти продукты не возьмешь, но вы можете перекусить</text:p>
      <text:p text:style-name="P1"><text:soft-page-break/>прямо в лавке (заплатив 1 монету, восстановите 2 Жизни). Вы спрашиваете у</text:p>
      <text:p text:style-name="P1">хозяина, что у него есть в продаже еще, но тот лишь разводит руками и отвечает,</text:p>
      <text:p text:style-name="P1">что свои заказы крестьяне забирают сразу, да и вряд ли у него есть что-нибудь, что</text:p>
      <text:p text:style-name="P1">заинтересует вас. Все же он просит вас подождать и ненадолго выходит в</text:p>
      <text:p text:style-name="P1">соседнюю комнату. Возвращается он с небольшим мешочком и с пузырьком,</text:p>
      <text:p text:style-name="P1">наполненным жидкостью, похожей на молоко. Торговец рассказывает, что эти</text:p>
      <text:p text:style-name="P1">предметы его уговорил купить проезжавший мимо знахарь. Теперь лавочник не</text:p>
      <text:p text:style-name="P1">знает, зачем он их взял, и готов уступить по той цене, которую заплатил сам. В</text:p>
      <text:p text:style-name="P1">мешочке – ревень и листья алоэ, за них хозяин просит 2 монеты; в пузырьке –</text:p>
      <text:p text:style-name="P1">сильное снотворное (-200), стоит оно 3 монеты. Больше торговцу предложить</text:p>
      <text:p text:style-name="P1">нечего, поэтому выбирайте из того, что есть.</text:p>
      <text:p text:style-name="P1">Поболтав с лавочником еще, вы узнаете, что совсем недавно, три дня назад,</text:p>
      <text:p text:style-name="P1">трое путников, проходивших через Мелководье, купили у него еды в дорогу, после</text:p>
      <text:p text:style-name="P1">чего уплыли на лодке. После их ухода хозяин обнаружил, что проходимцы</text:p>
      <text:p text:style-name="P1">расплатились с ним фальшивыми монетами. Направились они по реке в сторону</text:p>
      <text:p text:style-name="P1">Смолянки, но они вполне могли высадиться, не доезжая до нее. Торговец не</text:p>
      <text:p text:style-name="P1">потерпел большого убытка, поэтому не стал разыскивать мошенников, однако вам</text:p>
      <text:p text:style-name="P1">советует быть осторожнее. Как выглядели путники, лавочник не запомнил,</text:p>
      <text:p text:style-name="P1">заприметив лишь красный кафтан у одного из них.</text:p>
      <text:p text:style-name="P1">Вы благодарите торговца за совет и выходите из лавки. Больше в деревне</text:p>
      <text:p text:style-name="P1">делать нечего, поэтому пора покинуть ее - (650).</text:p>
      <text:p text:style-name="P1">542.</text:p>
      <text:p text:style-name="P1">Дневная жара окончательно отступила, наступает вечер. Вы входите в</text:p>
      <text:p text:style-name="P1">деревню и идете по главной улице. Около одного из заборов пристроились</text:p>
      <text:p text:style-name="P1">курицы, настороженно поглядывающие на вас. С не меньшим интересом следят за</text:p>
      <text:p text:style-name="P1">вами местные жители, сидящие на лавках и завалинках. Хотя через Ямы,</text:p>
      <text:p text:style-name="P1">расположенные на оживленном торговом пути, проходит большое количество</text:p>
      <text:p text:style-name="P1">самых разных путешественников, и крестьяне к ним привыкли. У одного из</text:p>
      <text:p text:style-name="P1">прохожих вы спрашиваете, где здесь можно остановиться на ночь и пополнить</text:p>
      <text:p text:style-name="P1">припасы. Он бойко сообщает вас, что в деревне есть трактир, который находится</text:p>
      <text:p text:style-name="P1">дальше по этой же улицы. Там вы можете отдохнуть, заказать комнату (за</text:p>
      <text:p text:style-name="P1">которую, конечно, придется заплатить) и купить что-нибудь из еды. Такжекрестьянин говорит, что в деревне есть отличный кузнец, который за</text:p>
      <text:p text:style-name="P1">определенную плату подправит ваше оружие и доспехи, если в этом есть</text:p>
      <text:p text:style-name="P1">необходимость. На вопрос, где найти старосту, он отвечает, что глава деревни</text:p>
      <text:p text:style-name="P1">уехал по делам в Рудногоск и вернется только через пару дней, а в его отсутствие</text:p>
      <text:p text:style-name="P1">всем управляет воевода, которого можно найти в доме недалеко от трактира.</text:p>
      <text:p text:style-name="P1">Вы идете дальше по разбитой деревенской улице, осматривая дома, которые,</text:p>
      <text:p text:style-name="P1">в общем-то, не представляют собой ничего интересного. Палитра местных запахов</text:p>
      <text:p text:style-name="P1">гораздо больше и насыщеннее, чем в городе: это и приятный аромат дыма и</text:p>
      <text:p text:style-name="P1">зелени, и сильный запах навоза и домашних животных, от которого никуда не</text:p>
      <text:p text:style-name="P1">денешься. На улице появляется все больше людей: скоро должно придти стадо</text:p>
      <text:p text:style-name="P1">коров. Какой-то парень обгоняет вас и спешит в другой конец деревни. Вы</text:p>
      <text:p text:style-name="P1">обращаете внимание, что ему не помешало бы знакомство с бритвой, до того он</text:p>
      <text:p text:style-name="P1">оброс: даже ладони покрыты жесткими волосами.</text:p>
      <text:p text:style-name="P1">Вот и трактир. Вы легко узнаете его по вывеске, на которой красуется</text:p>
      <text:p text:style-name="P1">изображение зубастой щуки и название: «Щучий хвост». Теперь спешить некуда:</text:p>
      <text:p text:style-name="P1">вы уже приняли решение остаться в Ямах до утра, и нужно постараться провести</text:p>
      <text:p text:style-name="P1">этот вечер с пользой - (73).</text:p>
      <text:p text:style-name="P1">543.</text:p>
      <text:p text:style-name="P1">Приобретенный когда-то пропуск теперь оказывается как нельзя более</text:p>
      <text:p text:style-name="P1">кстати. Вы предъявляете его подошедшему командиру багатуров, и тот, окинув</text:p>
      <text:p text:style-name="P1"><text:soft-page-break/>вас пронзительным взглядом, предлагает следовать за ним. Пропуск оказался</text:p>
      <text:p text:style-name="P1">самым настоящим, и вас провожают прямо к входу в шатер, где охраняющие его</text:p>
      <text:p text:style-name="P1">багатуры, увидев бумагу, тут же расступаются – 748.</text:p>
      <text:p text:style-name="P1">544.</text:p>
      <text:p text:style-name="P1">Вы делаете тщетные усилия, чтобы побороть внезапно нахлынувшее чувство</text:p>
      <text:p text:style-name="P1">тягостного одиночества и непреодолимого ужаса, но сделать это не так-то просто.</text:p>
      <text:p text:style-name="P1">И все-таки вашей силы воли хватает, чтобы продолжить путь. Продираясь сквозь</text:p>
      <text:p text:style-name="P1">разросшиеся кусты и царапаясь о мелкие колючки, вы настойчиво продвигаетесь</text:p>
      <text:p text:style-name="P1">вперед. Сделав очередной шаг, вы внезапно оказываетесь на большой лесной</text:p>
      <text:p text:style-name="P1">поляне. Только теперь вы замечаете, что солнце опустилось к горизонту гораздо</text:p>
      <text:p text:style-name="P1">ниже, чем вы предполагали. На другой стороне поляны видна тропинка,</text:p>
      <text:p text:style-name="P1">убегающая дальше в лес. Но ваше внимание привлекает избушка, стоящая</text:p>
      <text:p text:style-name="P1">посреди поляны. Это небольшой домик с совсем маленькими оконцами,</text:p>
      <text:p text:style-name="P1">окруженный невысоким забором. Видимо, хозяин этого странного жилища и сам</text:p>
      <text:p text:style-name="P1">невелик, раз построил себе такую невзрачную избенку. Во дворе стоит аккуратно</text:p>
      <text:p text:style-name="P1">сложенная поленница, рядом – широкая колода. Неподалеку на козлах</text:p>
      <text:p text:style-name="P1">развешаны для сушки пучки трав. На крыльце вместо половиков валяется</text:p>
      <text:p text:style-name="P1">несколько волчьих шкур. Что-то на этой поляне настораживает вас.</text:p>
      <text:p text:style-name="P1">Прислушавшись к своим ощущениям, вы понимаете, что именно: вокруг царитабсолютная тишина, необычная для летнего леса. И еще вы замечаете, что все</text:p>
      <text:p text:style-name="P1">ваши страхи и неприятные эмоции исчезли, как только вы ступили на поляну.</text:p>
      <text:p text:style-name="P1">Трудно сказать, кто живет в домике, стоящем на поляне. Возможно, какой-нибудь</text:p>
      <text:p text:style-name="P1">старый охотник или знахарь-отшельник. Можно попробовать это узнать,</text:p>
      <text:p text:style-name="P1">взобравшись на крыльцо и постучавшись в дверь (344). Если по каким-то</text:p>
      <text:p text:style-name="P1">причинам вы не хотите тревожить хозяев, обойдете избушку и идите дальше по</text:p>
      <text:p text:style-name="P1">тропинке (787).</text:p>
      <text:p text:style-name="P1">545.</text:p>
      <text:p text:style-name="P1">Вы не посчитали нужным доставать оружие, решив лишь проучить старого</text:p>
      <text:p text:style-name="P1">богатыря. Но вы недооценили своего противника, который еще сохранил былую</text:p>
      <text:p text:style-name="P1">удаль. Он необычайно быстро и ловко хватает вас за ворот и рукав и толкает назад.</text:p>
      <text:p text:style-name="P1">Вы инстинктивно делаете шаг вперед, чтобы удержаться на ногах, и попадаете в</text:p>
      <text:p text:style-name="P1">железные объятия противника. Словно тисками сжимает он вас своими</text:p>
      <text:p text:style-name="P1">ручищами и, немного помяв, со всей силы бросает на землю. Разозлившись, вы</text:p>
      <text:p text:style-name="P1">вновь налетаете на старика, но он шутя опрокидывает вас каждый раз.</text:p>
      <text:p text:style-name="P1">- Хватит, тебе меня не одолеть, - усмехнувшись, говорит он, когда вы совсем</text:p>
      <text:p text:style-name="P1">обессилели. – Иди своей дорогой, путник, и не беспокой меня больше.</text:p>
      <text:p text:style-name="P1">Вы, понимая, что не можете ничего возразить, разворачиваетесь и идете</text:p>
      <text:p text:style-name="P1">прочь. Вы были неправы, напав на старого человека, но теперь осознали свою</text:p>
      <text:p text:style-name="P1">ошибку и бредете по тропинке, ругая самого себя. Конечно, бросаться на</text:p>
      <text:p text:style-name="P1">отшельника с мечом только из-за желания одержать победу глупо и низко. Лицо</text:p>
      <text:p text:style-name="P1">горит от стыда, а тело ноет после борьбы (отнимите 5 Жизней), и вы, шагая</text:p>
      <text:p text:style-name="P1">дальше, осматриваете те места, где останутся синяки, – 130.</text:p>
      <text:p text:style-name="P1">546.</text:p>
      <text:p text:style-name="P1">Вы ловко подцепляете венок правой рукой и крестьянин, правящий лодкой,</text:p>
      <text:p text:style-name="P1">усмехается себе в усы, заметив, чем вы занимаетесь. Это действительно</text:p>
      <text:p text:style-name="P1">обыкновенный венок, искусно сплетенный девичьей рукой. Можете положить его</text:p>
      <text:p text:style-name="P1">в мешок (+140), если считаете, что сможете найти ему применение – 485.</text:p>
      <text:p text:style-name="P1">547.</text:p>
      <text:p text:style-name="P1">Не успеваете вы отойти далеко от того места, где увидели звериные следы,</text:p>
      <text:p text:style-name="P1">как, наконец-то, замечаете на дороге путника. Это пожилой полный мужчина с</text:p>
      <text:p text:style-name="P1">черной короткой бородой и приличной плешью на голове. Он не вооружен, но</text:p>
      <text:p text:style-name="P1">одет довольно богато: новая красная рубаха, опоясанная широким поясом,</text:p>
      <text:p text:style-name="P1"><text:soft-page-break/>мешковатые штаны из дорогого материала, почти не ношенные блестящие</text:p>
      <text:p text:style-name="P1">сапоги. Такие люди редко ходят в одиночку, ведь на дороге можно встретить не</text:p>
      <text:p text:style-name="P1">только мирных путников, но и грабителей. Ведет себя этот человек странно. Когда</text:p>
      <text:p text:style-name="P1">вы его заметили, он сидел на толстом поваленном дереве рядом с дорогой,уткнувшись взглядом в землю и поглаживая свою лысину, словно его постигло</text:p>
      <text:p text:style-name="P1">какое-то несчастье. Но стоило вам появиться на дороге, как он встрепенулся,</text:p>
      <text:p text:style-name="P1">осмотрел вас с ног до головы и бросился навстречу. Подбежав, он переводит дух,</text:p>
      <text:p text:style-name="P1">так как ужасно запыхался (что неудивительно при его комплекции), после чего</text:p>
      <text:p text:style-name="P1">обращается к вам. В его глазах вы замечаете неподдельный испуг и отчаяние.</text:p>
      <text:p text:style-name="P1">- Здравствуй, добрый человек, - низким басом произносит незнакомец. – Я</text:p>
      <text:p text:style-name="P1">хочу попросить тебя о помощи. Ты сильный воин, это сразу заметно. Будь добр,</text:p>
      <text:p text:style-name="P1">проводи меня до тропинки, надо пройти совсем немного вперед. Мне кажется,</text:p>
      <text:p text:style-name="P1">там засада, а я даже не вооружен. И обходных путей я не знаю. Пожалуйста, давай</text:p>
      <text:p text:style-name="P1">пойдем вместе.</text:p>
      <text:p text:style-name="P1">Он с надеждой смотрит на вас, ожидая ответа. На разбойника он не похож,</text:p>
      <text:p text:style-name="P1">но внешность иногда бывает обманчивой. Стоит ли ему доверять – решать вам.</text:p>
      <text:p text:style-name="P1">Согласитесь пойти вместе и проводите его туда, куда он просит (147) или вежливо</text:p>
      <text:p text:style-name="P1">откажетесь (272)?</text:p>
      <text:p text:style-name="P1">548.</text:p>
      <text:p text:style-name="P1">Суровые всадники подъезжают к вам вплотную, и один из них требовательно</text:p>
      <text:p text:style-name="P1">спрашивает, кто вы и что делаете в этих местах. Оба держат оружие наготове,</text:p>
      <text:p text:style-name="P1">давая понять, что шутить они не намерены. Вы, полагая, что, может быть, еще</text:p>
      <text:p text:style-name="P1">удастся избежать неприятностей, отвечаете, что вы всего лишь мирный</text:p>
      <text:p text:style-name="P1">путешественник, который не собирается причинять никому вреда. Степняк</text:p>
      <text:p text:style-name="P1">холодно сообщает, что вам необходимо проследовать с ними в лагерь, где вас</text:p>
      <text:p text:style-name="P1">допросят, после чего их командир решит, что с вами делать. Понимая, что допрос</text:p>
      <text:p text:style-name="P1">нужно во что бы то ни стало избежать, вы намекаете собеседнику, что готовы</text:p>
      <text:p text:style-name="P1">заплатить за свою свободу. Но степняк оказывается честным и непреклонным,</text:p>
      <text:p text:style-name="P1">повелительным тоном требуя выполнить его приказ и идти в сторону башни. Если</text:p>
      <text:p text:style-name="P1">вам неизвестны нужные пароли, остается последний способ – предложить</text:p>
      <text:p text:style-name="P1">кочевникам что-нибудь из своего заплечного мешка. Если ничто из вашего багажа</text:p>
      <text:p text:style-name="P1">не заинтересует хмурых южан, придется решать – подчиниться и пойти с ними</text:p>
      <text:p text:style-name="P1">(50) или достать меч и объявить, что вы не собираетесь выполнять их приказ (675).</text:p>
      <text:p text:style-name="P1">549.</text:p>
      <text:p text:style-name="P1">Тропинка сильно заросла травой, и скоро вы уже с трудом различаете ее.</text:p>
      <text:p text:style-name="P1">Впрочем, слева бежит река, которая не даст сбиться с пути. Временами</text:p>
      <text:p text:style-name="P1">приходится продираться сквозь заросли высокой травы или перебираться через</text:p>
      <text:p text:style-name="P1">овраги, и в такие моменты вы с грустью вспоминаете о комфортном Купеческом</text:p>
      <text:p text:style-name="P1">тракте. Уши глохнут от бесконечного стрекотания кузнечиков, которое не дает</text:p>
      <text:p text:style-name="P1">сосредоточиться. Вы с облегчением вздыхаете, когда еле заметная тропинка</text:p>
      <text:p text:style-name="P1">сворачивает в лес, подступивший совсем близко к берегу, и приобретает четкие</text:p>
      <text:p text:style-name="P1">очертания. Вы замечаете, что дорожка становится все более утоптанной. Неужели</text:p>
      <text:p text:style-name="P1">впереди какое-то селение или торговый путь? Неужели Купеческий тракт ужеблизко. Река, между тем, делает поворот налево и теперь течет строго на юг.</text:p>
      <text:p text:style-name="P1">Хвойный лес закончился, уступив лиственному собрату. Это верный знак, что</text:p>
      <text:p text:style-name="P1">деревня Смолянка уже близко. Толстые стволы окружают тропинку с обеих</text:p>
      <text:p text:style-name="P1">сторон. Вы невольно вздрагиваете, когда из-за одного из них бесшумно выходит</text:p>
      <text:p text:style-name="P1">высокий мужчина в поношенной кожаной куртки, опоясанный поясом,</text:p>
      <text:p text:style-name="P1">расшитым красной нитью. На боку у него висит широкий короткий меч. Он</text:p>
      <text:p text:style-name="P1">перегораживает вам путь, но не говорит ни слова. Не успеваете вы спросить, что</text:p>
      <text:p text:style-name="P1">произошло, как краем глаза замечаете, что сзади слева и справа из-за деревьев</text:p>
      <text:p text:style-name="P1">появляется еще двое мужчин в темно-зеленых куртках, прекрасно маскирующих</text:p>
      <text:p text:style-name="P1"><text:soft-page-break/>их среди листвы. Чутье подсказывает, что эта встреча не сулит ничего хорошего.</text:p>
      <text:p text:style-name="P1">Незнакомец, первый появившийся перед вами, улыбается и произносит:</text:p>
      <text:p text:style-name="P1">- Ну, здравствуй, путник. Спасибо, что забрел к нам в гости. – По его манерам</text:p>
      <text:p text:style-name="P1">и тону голоса нетрудно определить, что именно он главный в этой шайке. – Ты,</text:p>
      <text:p text:style-name="P1">наверное, уже понял, что проход тут платный, а вот чем платить – выбирать тебе.</text:p>
      <text:p text:style-name="P1">Учти, что если твоя цена покажется нам маленькой, придется тебе прибавить к</text:p>
      <text:p text:style-name="P1">ней свою голову.</text:p>
      <text:p text:style-name="P1">- Азей, мне нравится его меч, - сообщает один из негодяев, стоящих сзади,</text:p>
      <text:p text:style-name="P1">бросая жадные взгляды на ваше оружие.</text:p>
      <text:p text:style-name="P1">- Погоди, посмотрим, что предложит нам этот добрый человек, - осаживает</text:p>
      <text:p text:style-name="P1">его Азей и выжидающе смотрит на вас.</text:p>
      <text:p text:style-name="P1">Ваши подозрения подтвердились – это разбойники, и они не отпустят вас</text:p>
      <text:p text:style-name="P1">просто так. Быстрее решайте, что делать: предложите им какую-нибудь ценность</text:p>
      <text:p text:style-name="P1">(18) или деньги (376), неожиданно нападете, пока они не достали оружие (224),</text:p>
      <text:p text:style-name="P1">или попробуете убедить их не причинять вам вреда (57)?</text:p>
      <text:p text:style-name="P1">550.</text:p>
      <text:p text:style-name="P1">Рысь, несомненно, ушла на запад, и вы углубляетесь в лес в этом</text:p>
      <text:p text:style-name="P1">направлении, стараясь запомнить, как вернуться на дорогу. Через несколько</text:p>
      <text:p text:style-name="P1">десятков шагов следы теряются. Возможно, здесь рысь пошла крадучись, как это</text:p>
      <text:p text:style-name="P1">умеют делать кошки, или запрыгнула на дерево. Внезапный шорох заставляет</text:p>
      <text:p text:style-name="P1">напрячься и резко вскинуть голову. На вас смотрят два хищных глаза большой</text:p>
      <text:p text:style-name="P1">рыжевато-бурой рыси, сидящей на ветке высокой сосны. Это очень красивое</text:p>
      <text:p text:style-name="P1">животное с темными пятнами на спине и боках, кисточками на ушах, густой</text:p>
      <text:p text:style-name="P1">шерстью и большими лапами, в которых спрятаны острые когти. Рысь спокойно</text:p>
      <text:p text:style-name="P1">сидит на дереве и смотрит на вас, не собираясь убегать. Немного расслабившись,</text:p>
      <text:p text:style-name="P1">вы любуетесь зверем. Странно, что она вас не боится. Дикие животные обычно по-</text:p>
      <text:p text:style-name="P1">другому реагируют на появление людей. Но, по крайней мере, ваша слежка была</text:p>
      <text:p text:style-name="P1">не напрасной: вы нашли то, что хотели, и теперь можете с гордостью</text:p>
      <text:p text:style-name="P1">рассказывать, что встречались в лесу с настоящей рысью. Вам рассказывали, что</text:p>
      <text:p text:style-name="P1">рыси не нападают с деревьев, предпочитая устраивать засады на земле, но на</text:p>
      <text:p text:style-name="P1">всякий случай вы держите ладонь на рукоятке меча и настороженно наблюдаете</text:p>
      <text:p text:style-name="P1">за всеми действиями хищника. Рысь сидит неподвижно, меланхолично оглядывая</text:p>
      <text:p text:style-name="P1">вас, словно разумное существо, а затем внезапно спрыгивает на землю и ленивоидет в сторону, не обращая на вас никакого внимания. Ее поведение кажется</text:p>
      <text:p text:style-name="P1">необычным. Вдруг, остановившись, рысь немного разворачивается к вам и</text:p>
      <text:p text:style-name="P1">пристально смотрит прямо в глаза, слегка наклонив голову. Что это: просто</text:p>
      <text:p text:style-name="P1">ничего не значащий жест или умное животное хочет что-то сказать вам? Если</text:p>
      <text:p text:style-name="P1">предположить последнее, что кажется невероятным, то рысь, скорее всего, хочет,</text:p>
      <text:p text:style-name="P1">чтобы вы пошли следом за ней. Сделаете это (489) или не рискнете и вернетесь на</text:p>
      <text:p text:style-name="P1">дорогу, пока не ушли от нее далеко (547): может, вам просто показалось, что</text:p>
      <text:p text:style-name="P1">поведение дикого зверя что-то значит; а если здесь действительно творится что-то</text:p>
      <text:p text:style-name="P1">необычное, то все это не обязательно сулит что-то хорошее; нелишним будет</text:p>
      <text:p text:style-name="P1">поберечься от неизвестного колдовства.</text:p>
      <text:p text:style-name="P1">551.</text:p>
      <text:p text:style-name="P1">Вы показываете старику часть записки, которая лежала в тайнике вместе с</text:p>
      <text:p text:style-name="P1">кинжалом. Он задумчиво рассматривает листок и чему-то усмехается.</text:p>
      <text:p text:style-name="P1">- Довольно забавный текст, - сообщает он вам. – Когда-то этим наречьем</text:p>
      <text:p text:style-name="P1">пользовались наши предки. По преданию, этот язык подарили людям духи</text:p>
      <text:p text:style-name="P1">природы, но я глубоко сомневаюсь в правдоподобности этой теории. Существуют</text:p>
      <text:p text:style-name="P1">два вида написания посланий на этом языке: простой и зашифрованный. Простой</text:p>
      <text:p text:style-name="P1">способ применялся для написания историй и сказаний, а зашифрованный – для</text:p>
      <text:p text:style-name="P1">записи заклинаний и магических обрядов. Забавно то, что на обрывке, который ты</text:p>
      <text:p text:style-name="P1"><text:soft-page-break/>мне дал – зашифрованный вид письма, но в нем нет ничего, что стоило бы такой</text:p>
      <text:p text:style-name="P1">таинственности. Я прекрасно разбираюсь в этом древнем языке и могу прочесть</text:p>
      <text:p text:style-name="P1">этот текст. Но сделаю я это только с тем условием, что ты отдашь мне этот клочок</text:p>
      <text:p text:style-name="P1">бумаги. Соглашайся, он все равно больше никому не нужен, в том числе и тебе.</text:p>
      <text:p text:style-name="P1">Примите его предложение и отдадите ему обрывок письма после того, как он</text:p>
      <text:p text:style-name="P1">переведет текст (495) или не хотите расставаться со столь древней рукописью (799)?</text:p>
      <text:p text:style-name="P1">552.</text:p>
      <text:p text:style-name="P1">- Тогда тебе не нужна моя помощь, ты скоро достигнешь цели, - замечает</text:p>
      <text:p text:style-name="P1">волхв и, не произнеся больше ни слова, идет дальше своей дорогой. Вы так и не</text:p>
      <text:p text:style-name="P1">поняли, поверил он вам или нет. Задерживать старца вы не решаетесь, поэтому</text:p>
      <text:p text:style-name="P1">позволяете ему уйти, после чего продолжаете путешествие – 663.</text:p>
      <text:p text:style-name="P1">553.</text:p>
      <text:p text:style-name="P1">Начальник багатуров приближается к вам и требует объяснить цель вашего</text:p>
      <text:p text:style-name="P1">пребывания рядом с жилищем хана. Не считая нужным терять время на</text:p>
      <text:p text:style-name="P1">объяснения, вы достаете бумагу, запечатанную совсем недавно в шатре главного</text:p>
      <text:p text:style-name="P1">туменника, и передаете его командиру багатуров, прибавив, что это письмо вы</text:p>
      <text:p text:style-name="P1">должны немедленно передать лично хану. На ваше счастье, ваш собеседник не</text:p>
      <text:p text:style-name="P1">имеет права просматривать почту своего повелителя и вскрывать письма,адресованные ему. Зато печать главного туменника командиру багатуров отлично</text:p>
      <text:p text:style-name="P1">известна, и он предлагает вам следовать за ним, вернув письмо. Вместе вы</text:p>
      <text:p text:style-name="P1">доходите до входа в шатер, который надежно охраняется двумя багатурами. Здесь</text:p>
      <text:p text:style-name="P1">сопровождавший вас командир приказывает своим подчиненным пропустить</text:p>
      <text:p text:style-name="P1">гонца с письмом, и вы можете войти внутрь – 748.</text:p>
      <text:p text:style-name="P1">554.</text:p>
      <text:p text:style-name="P1">Вдова уже вернулась домой, но умыть раскрасневшееся от слез лицо еще не</text:p>
      <text:p text:style-name="P1">успела. Женщина впускает вас во двор и говорит, что вы можете чувствовать себя</text:p>
      <text:p text:style-name="P1">свободно и осмотреть любые комнаты, добавив, что ей скрывать нечего. Она</text:p>
      <text:p text:style-name="P1">уходит, а вы начинаете с беглого осмотра двора. Сложенная поленница, тут же</text:p>
      <text:p text:style-name="P1">рядом – топор, воткнутый в колоду; пес на цепи, который разбудил вдову в ту</text:p>
      <text:p text:style-name="P1">ночь, грустно сложивший голову на лапы и не обращающий на вас внимания</text:p>
      <text:p text:style-name="P1">(наверное, тут уже побывало много чужих людей за последние два дня) – пока на</text:p>
      <text:p text:style-name="P1">глаза ничего не попадается, и вы проходите в дом. В это время возвращается</text:p>
      <text:p text:style-name="P1">вдова. Она показывает вам комнату, в которой они жили с мужем. Ее убранство не</text:p>
      <text:p text:style-name="P1">отличается роскошью, но все подобрано со вкусом и содержится в идеальном</text:p>
      <text:p text:style-name="P1">порядке. Прошло два дня, и женщина уже несколько раз убиралась в своей</text:p>
      <text:p text:style-name="P1">спальне, поэтому здесь искать бесполезно. Вы просите проводить вас в комнату, из</text:p>
      <text:p text:style-name="P1">которой мастер, как рассказывала вдова, наблюдал за звездами. Она понимающе</text:p>
      <text:p text:style-name="P1">кивает головой и просит вас выйти с ней на улицу, где указывает на лестницу,</text:p>
      <text:p text:style-name="P1">ведущую на чердак. Вы забираетесь туда и обнаруживаете уютное небольшое</text:p>
      <text:p text:style-name="P1">помещение, которое мастер обставил по своему вкусу. Вдова упомянула, что</text:p>
      <text:p text:style-name="P1">ничего не убирала здесь, оставив в неприкосновенности, поэтому вы подвергаете</text:p>
      <text:p text:style-name="P1">эту комнату более тщательному осмотру. В углу стоит стол, на котором лежит</text:p>
      <text:p text:style-name="P1">короткий нож и бесформенный кусок дерева, а на полу – горка стружек. Кажется,</text:p>
      <text:p text:style-name="P1">убитый что-то мастерил незадолго до смерти. Здесь же имеется короткая лавка,</text:p>
      <text:p text:style-name="P1">закрытая одеялом. В одной из стен – небольшое оконце. Видимо, из него убитый и</text:p>
      <text:p text:style-name="P1">вел свои наблюдения. Вы выглядываете наружу. Вся улица видна, как на ладони.</text:p>
      <text:p text:style-name="P1">Рядом стоит толстая свеча, сгоревшая наполовину, она перевернута. Спустившись</text:p>
      <text:p text:style-name="P1">обратно к вдове, вы спрашивает у нее про свечу.</text:p>
      <text:p text:style-name="P1">- Перевернута? – переспрашивает она, собираясь с мыслями. – Ах да, в ту</text:p>
      <text:p text:style-name="P1">ночь муж взял целую свечу из дома... унес ее к себе на чердак... Да, дело в том, что</text:p>
      <text:p text:style-name="P1">в ту ночь, когда нашли мужа, я заметила, что он не погасил свечу в своей комнатке.</text:p>
      <text:p text:style-name="P1">Я, беспокоясь, что может загореться весь дом, сама поднялась туда и затушила</text:p>
      <text:p text:style-name="P1"><text:soft-page-break/>огонь, но у меня дрожали руки, и я перевернула свечу. Мне тогда ни до чего не</text:p>
      <text:p text:style-name="P1">было дела, и я даже не стала ее поднимать.</text:p>
      <text:p text:style-name="P1">Удовлетворившись этим ответом, вы просите показать, что было при ее муже</text:p>
      <text:p text:style-name="P1">в ночь, когда его нашли. Вдова говорит, что все вещи сложены вместе в той же</text:p>
      <text:p text:style-name="P1">комнате, где стоял гроб. Вы просите проводить вас.</text:p>
      <text:p text:style-name="P1">В комнате сидят две старые женщины, закутанные в темные шали. Вы,</text:p>
      <text:p text:style-name="P1">стараясь не привлекать к себе внимания, осматриваете аккуратно сложенные</text:p>
      <text:p text:style-name="P1">предметы. Это короткий изящный посох (вдова говорит, что мастер всегда бралего с собой, даже если выходил ненадолго, носил его только для солидности),</text:p>
      <text:p text:style-name="P1">мешочек для денег (со слов женщины, из него не пропало ни монеты), носовой</text:p>
      <text:p text:style-name="P1">платок и кожаный футляр. Такие футляры для бумаг носят гонцы и писцы, но</text:p>
      <text:p text:style-name="P1">откуда он у убитого? Вы задаете этот вопрос вдове, но она не сама не знает, откуда</text:p>
      <text:p text:style-name="P1">эта вещь у ее мужа. Она говорит, что ее нашли у него под одеждой. Вдова</text:p>
      <text:p text:style-name="P1">рассказывает, что муж иногда приносил в дом безделушки, казавшиеся ему</text:p>
      <text:p text:style-name="P1">забавными, но совершенно бесполезные для него.</text:p>
      <text:p text:style-name="P1">Пока больше ничего относящегося к делу вы не замечаете, поэтому</text:p>
      <text:p text:style-name="P1">подумайте, что еще можно сделать: осмотреть место убийства (609), поговорить с</text:p>
      <text:p text:style-name="P1">гончаром, живущим напротив (409) или с родителями убитого (718), а может,</text:p>
      <text:p text:style-name="P1">имеет смысл еще раз побеседовать с кем-нибудь – с вдовой (824), с братом убитого</text:p>
      <text:p text:style-name="P1">(526) или с соседом (255)?</text:p>
      <text:p text:style-name="P1">555.</text:p>
      <text:p text:style-name="P1">Вы начинаете медленно подходить к лагерю, постоянно озираясь, чтобы</text:p>
      <text:p text:style-name="P1">убедиться, что поблизости никого нет. Шатры, издалека казавшиеся совсем</text:p>
      <text:p text:style-name="P1">маленькими, увеличиваются в размерах, и скоро вы начинаете различать людей и</text:p>
      <text:p text:style-name="P1">лошадей, находящихся внутри лагеря.</text:p>
      <text:p text:style-name="P1">Чтобы остаться незамеченным, вы ложитесь в траву. Однако делаете вы</text:p>
      <text:p text:style-name="P1">слишком поздно. Военное дело у степняков организованы чрезвычайно четко, и</text:p>
      <text:p text:style-name="P1">вокруг лагерей всегда патрулируют сильные разъезды. Один из них еще издалека</text:p>
      <text:p text:style-name="P1">заметил вас, и небольшой отряд направился проверить, что за незваный гость</text:p>
      <text:p text:style-name="P1">пожаловал в лагерь. Вы понимаете это по топоту, приближающемуся со стороны.</text:p>
      <text:p text:style-name="P1">Остается надеяться, что степняки не станут нападать сразу. Пока отряд далеко, вы</text:p>
      <text:p text:style-name="P1">лежите в траве, но кода кочевники подъезжают ближе, прятаться уже</text:p>
      <text:p text:style-name="P1">бессмысленно. Вы встаете в полный рост и оказываетесь лицом к лицу с четырьмя</text:p>
      <text:p text:style-name="P1">суровыми воинами, вооруженными луками, кривыми саблями и круглыми</text:p>
      <text:p text:style-name="P1">щитами. Вы открываете рот, чтобы попытаться как-нибудь объяснить свое</text:p>
      <text:p text:style-name="P1">присутствие, но в это время правую руку обжигает сильная боль. Это стрела, не</text:p>
      <text:p text:style-name="P1">пробив доспех, нанесла вам сильный ушиб и упала в траву. Теперь вы понимаете,</text:p>
      <text:p text:style-name="P1">что объяснять что-либо бесполезно. Пока вы достаете меч, еще несколько стрел</text:p>
      <text:p text:style-name="P1">рассекают воздух.</text:p>
      <text:p text:style-name="P1">Конечно, вы не сдадитесь без боя. Но справиться с четырьмя конными</text:p>
      <text:p text:style-name="P1">степняками, вооруженными луками, не под силу даже вам. Они будут</text:p>
      <text:p text:style-name="P1">обстреливать вас до тех пор, пока вы, получив множество ран, не упадете на</text:p>
      <text:p text:style-name="P1">землю. Тогда врагам останется лишь затоптать вас лошадьми и добить...</text:p>
      <text:p text:style-name="P1">556.</text:p>
      <text:p text:style-name="P1">Лучи яркого степного солнца начинают печь все сильнее, и вы с грустью</text:p>
      <text:p text:style-name="P1">вспоминаете прохладную тень деревьев, спасавшую вас от жары во время</text:p>
      <text:p text:style-name="P1">путешествия по Полесью. Возможно, местные жители привыкают к этомутяжелому воздуху, к необъятным пространствам и сухим ветрам, но вам гораздо</text:p>
      <text:p text:style-name="P1">ближе душистые леса и шумящие над головой верхушки смолистых сосен...</text:p>
      <text:p text:style-name="P1">Однако в степи у вас есть несомненное преимущество, которое очень полезно в</text:p>
      <text:p text:style-name="P1">возникшей ситуации: дорога впереди прекрасно обозревается, а у вас</text:p>
      <text:p text:style-name="P1">превосходное зрение, поэтому любой встречный путник будет замечен вами еще</text:p>
      <text:p text:style-name="P1"><text:soft-page-break/>на горизонте.</text:p>
      <text:p text:style-name="P1">И вскоре вам удается использовать это преимущество: далеко впереди</text:p>
      <text:p text:style-name="P1">появляются фигуры двух всадников, скачущих по дороге во весь опор. Движутся</text:p>
      <text:p text:style-name="P1">они очень быстро, и нужно немедленно решать, оставаться на дороге (238) или</text:p>
      <text:p text:style-name="P1">спрятаться, затаившись в траве (32). К сожалению, разглядеть как следует</text:p>
      <text:p text:style-name="P1">приближающихся людей не удается из-за большого расстояния.</text:p>
      <text:p text:style-name="P1">557.</text:p>
      <text:p text:style-name="P1">Непонятное сооружение постепенно остается в стороне. Неясно, есть ли там</text:p>
      <text:p text:style-name="P1">кто-нибудь, заметили вас или нет – так или иначе, никаких препятствий на пути</text:p>
      <text:p text:style-name="P1">не возникает, и вы идете дальше по тропинке – 867.</text:p>
      <text:p text:style-name="P1">558.</text:p>
      <text:p text:style-name="P1">Домов по обеим сторонам дороги становится все больше и больше.</text:p>
      <text:p text:style-name="P1">Промежутки между отдельными селениями становятся все меньше, пока</text:p>
      <text:p text:style-name="P1">окончательно не исчезают, и вы идете по главной улице большой деревни.</text:p>
      <text:p text:style-name="P1">Названия у нее нет, такие деревни в Полесье называют «пригородами» или</text:p>
      <text:p text:style-name="P1">«пригорсками», так как они вплотную примыкают к большим городам. В</text:p>
      <text:p text:style-name="P1">пригородах у самых крепостных стен селятся ремесленники и торговцы, когда</text:p>
      <text:p text:style-name="P1">территория внутри городских укреплений уже не позволяет строить новые дома, в</text:p>
      <text:p text:style-name="P1">деревнях поодаль живут земледельцы и скотоводы, которым нужны просторы для</text:p>
      <text:p text:style-name="P1">выращивания ржи и пшеницы и выгула скотины. Пригороды не защищены</text:p>
      <text:p text:style-name="P1">стенами и поэтому уязвимы в случае войны. Трудно представить, что будет с</text:p>
      <text:p text:style-name="P1">этими землями, если начнется война, и отряды врагов начнут разорять</text:p>
      <text:p text:style-name="P1">окрестности.</text:p>
      <text:p text:style-name="P1">Внутри города живут самые богатые ремесленники и торговцы, у которых</text:p>
      <text:p text:style-name="P1">достаточно средств, чтобы заплатить высокую пошлину, а также княжеская</text:p>
      <text:p text:style-name="P1">дружина и слуги.</text:p>
      <text:p text:style-name="P1">Вы бывали в Рудногорске, который является пограничным городом владений</text:p>
      <text:p text:style-name="P1">Мирослава. Это настоящий город мастеров, умельцы которого издавна являются</text:p>
      <text:p text:style-name="P1">конкурентами своих собратьев из Великогорска. Искусство рудногорских</text:p>
      <text:p text:style-name="P1">ремесленников известно всему Полесью, и их изделия чрезвычайно ценятся на</text:p>
      <text:p text:style-name="P1">любом рынке. Управляет Рудногорском городовой воевода, верный человек князя</text:p>
      <text:p text:style-name="P1">Мирослава и ваш хороший знакомый. Если он на месте, то, безусловно,</text:p>
      <text:p text:style-name="P1">постарается чем-нибудь помочь вам.Между тем впереди показалась высокая деревянная стена Рудногорска.</text:p>
      <text:p text:style-name="P1">Ворота еще открыты, и дружинники из караула лениво прохаживаются по стене,</text:p>
      <text:p text:style-name="P1">почти не обращая внимания на путешественников, прибывающих в город и</text:p>
      <text:p text:style-name="P1">покидающих его. Лица молодых воинов вам незнакомы, поэтому вы, не</text:p>
      <text:p text:style-name="P1">задерживаясь, пересекаете ров по широкому мосту и оказываетесь на главной</text:p>
      <text:p text:style-name="P1">улице.</text:p>
      <text:p text:style-name="P1">Рудногорск почти не изменился после вашего последнего посещения. Будучи</text:p>
      <text:p text:style-name="P1">городским жителем, вы без труда ориентируетесь в лабиринте домов. Главная</text:p>
      <text:p text:style-name="P1">улица идет прямо к терему воеводы, построенному на высоком холме и</text:p>
      <text:p text:style-name="P1">величественно высящемуся над другими строениями, отчего его видно с любой</text:p>
      <text:p text:style-name="P1">точки города. Район, в котором живет воевода, местные жители называют</text:p>
      <text:p text:style-name="P1">«Горой», а тот район, где вы находитесь сейчас – «Подолом». В Подоле дома</text:p>
      <text:p text:style-name="P1">построены из менее добротного леса и среди них даже попадаются полуземлянки,</text:p>
      <text:p text:style-name="P1">то есть дома, нижний этаж которых частично находится в земле – это черта,</text:p>
      <text:p text:style-name="P1">отличающая Рудногорск от стольного Великогорска, в котором полуземлянок нет.</text:p>
      <text:p text:style-name="P1">А вот каменных строений в Рудногорске, в отличие от столицы, нет. На Горе все</text:p>
      <text:p text:style-name="P1">дома сделаны из самого лучшего леса, и люди в них живут самые зажиточные.</text:p>
      <text:p text:style-name="P1">Между Горой и Подолом расположена рыночная площадь. Река Мелкая</text:p>
      <text:p text:style-name="P1">протекает в стороне от города недалеко от восточной стены, от нее ко рву ведет</text:p>
      <text:p text:style-name="P1"><text:soft-page-break/>неширокий канал.</text:p>
      <text:p text:style-name="P1">Солнце опустилось почти к самому горизонту, и дневная жара спадает. Но</text:p>
      <text:p text:style-name="P1">ночь еще не наступила, впереди целый вечер, и было бы глупо не воспользоваться</text:p>
      <text:p text:style-name="P1">случаем и не прогуляться по местному рынку, славящемуся на все Полесье.</text:p>
      <text:p text:style-name="P1">Может, удастся найти на нем хороший клинок или удобную кольчугу? Также</text:p>
      <text:p text:style-name="P1">неплохо было бы заглянуть к воеводе и в какой-нибудь местный кабак, чтобы</text:p>
      <text:p text:style-name="P1">послушать последние новости, а заодно присмотреть место для ночлега. Итак,</text:p>
      <text:p text:style-name="P1">решайте, куда направитесь в первую очередь – на рынок (122), в терем воеводы</text:p>
      <text:p text:style-name="P1">(355) или поищите кабак получше (16)? Не забудьте чем-нибудь поужинать, если</text:p>
      <text:p text:style-name="P1">днем ничего не ели, иначе потеряете 6 Жизней.</text:p>
      <text:p text:style-name="P1">559.</text:p>
      <text:p text:style-name="P1">Вы незаметно достаете метательный кинжал и одним неуловимым</text:p>
      <text:p text:style-name="P1">движением бросаете его в спину ближайшего противника. Им оказывается</text:p>
      <text:p text:style-name="P1">здоровяк, который сразу же падает плашмя вперед: во время боя он был сильно</text:p>
      <text:p text:style-name="P1">ранен, и добить его было несложно. Его товарищ, на теле которого имеется</text:p>
      <text:p text:style-name="P1">немало кровоточащих рубцов, сразу замечает, откуда прилетел кинжал, и одним</text:p>
      <text:p text:style-name="P1">прыжком подскакивает к вам. Сейчас справиться с ним будет несложно. Владение</text:p>
      <text:p text:style-name="P1">приемами Мощный выпад или Первый удар гарантируют вам победу, поэтому</text:p>
      <text:p text:style-name="P1">если вы знаете один из них, сразу переходите на 26.</text:p>
      <text:p text:style-name="P1">НЕЗНАКОМЕЦ</text:p>
      <text:p text:style-name="P1">Нападение 10Защита</text:p>
      <text:p text:style-name="P1">15</text:p>
      <text:p text:style-name="P1">Жизнь</text:p>
      <text:p text:style-name="P1">4</text:p>
      <text:p text:style-name="P1">Инициатива 9</text:p>
      <text:p text:style-name="P1">Когда добьете и так уже почти сраженного противника – 26.</text:p>
      <text:p text:style-name="P1">560.</text:p>
      <text:p text:style-name="P1">Приближается ночь. Улицы уже пусты, и теперь самое время найти</text:p>
      <text:p text:style-name="P1">подходящий трактир. Искать долго не приходится – совсем рядом уютное</text:p>
      <text:p text:style-name="P1">заведение под названием «Берлога», в которую вы и решаете заглянуть. Вы</text:p>
      <text:p text:style-name="P1">стучитесь в окошечко на двери, так как трактир уже заперт. Через несколько</text:p>
      <text:p text:style-name="P1">минут окошечко открывается, и в нем показывается заспанное засаленное лицо</text:p>
      <text:p text:style-name="P1">хозяина. Он интересуется, что привело вас к нему. Вы спрашиваете, сколько стоит</text:p>
      <text:p text:style-name="P1">снять комнату на ночь. Хозяин, поняв, что перед ним клиент, оживляется.</text:p>
      <text:p text:style-name="P1">- Всего за 5 монет я готов предоставить вам отличную спальню, где вы</text:p>
      <text:p text:style-name="P1">спокойно проведете ночь, - сообщает он. – Поверьте, дешевле такую хорошую</text:p>
      <text:p text:style-name="P1">комнату вы не найдете. Ну как, остановитесь у нас?</text:p>
      <text:p text:style-name="P1">Согласитесь расстаться с указанной суммой, избавив себя от дальнейших</text:p>
      <text:p text:style-name="P1">хлопот (642) или откажетесь (110)?</text:p>
      <text:p text:style-name="P1">561.</text:p>
      <text:p text:style-name="P1">- У меня есть кое-что, что заинтересует тебя, - сообщаете вы и достаете два</text:p>
      <text:p text:style-name="P1">куска бумаги.</text:p>
      <text:p text:style-name="P1">- О, это довольно занятно, - сообщает старик, пробежав текст глазами. – Этот</text:p>
      <text:p text:style-name="P1">язык я знаю. Говорят, что его придумали духи, но я в это не верю. Впрочем, это не</text:p>
      <text:p text:style-name="P1">важно. Существует два вида записи на этом языке – для простых текстов и для</text:p>
      <text:p text:style-name="P1">магических заклинаний. Здесь используется второй способ, зашифрованный, но</text:p>
      <text:p text:style-name="P1">ничего таинственного или волшебного я в тексте не вижу. Обычная история, одна</text:p>
      <text:p text:style-name="P1">из многих подобных. В таких сказаниях трудно уловить, где правда, а где ложь.</text:p>
      <text:p text:style-name="P1">Мне легко перевести эту бумагу, и я сделаю это, если ты пообещаешь после этого</text:p>
      <text:p text:style-name="P1">подарить ее мне.</text:p>
      <text:p text:style-name="P1">Вы в задумчивости смотрите на загадочное письмо, разорванное пополам</text:p>
      <text:p text:style-name="P1">рукой неизвестного. Согласитесь на условия старика (41) или заподозрите, что тут</text:p>
      <text:p text:style-name="P1"><text:soft-page-break/>что-то неладно, и оставите письмо себе (209)?</text:p>
      <text:p text:style-name="P1">562.</text:p>
      <text:p text:style-name="P1">Вам удается быстро нырнуть в траву до того, как всадники заметили вас. Они</text:p>
      <text:p text:style-name="P1">едут достаточно быстро, но не галопом, а резвой рысью. Когда конники</text:p>
      <text:p text:style-name="P1">приближаются, вы можете как следует разглядеть их. Отряд состоит из трех</text:p>
      <text:p text:style-name="P1">человек, но выглядят они по-разному. В первую очередь внимание привлекаетполный человек, находящийся посередине. Он одет в богатый походный плащ и</text:p>
      <text:p text:style-name="P1">вооружен лишь короткой саблей, которая больше похожа на декоративную. По</text:p>
      <text:p text:style-name="P1">его недовольному и надменному лицу вы догадываетесь, что это, скорее, не воин, а</text:p>
      <text:p text:style-name="P1">придворный вельможа, не привыкший часто передвигаться верхом. А вот его</text:p>
      <text:p text:style-name="P1">спутники как раз наоборот очень даже похожи на бывалых воинов. Вы обращаете</text:p>
      <text:p text:style-name="P1">внимание на их изящные пояса, украшенные серебряной вышивкой. В остальном</text:p>
      <text:p text:style-name="P1">трудно выделить их из ряда обычных степных воинов, разве что прошитые</text:p>
      <text:p text:style-name="P1">красные нити на куртках кажутся несколько необычными. Судя по всему, это</text:p>
      <text:p text:style-name="P1">охрана всадника, скачущего посередине. Пока вы разглядываете отряд, он</text:p>
      <text:p text:style-name="P1">проезжает мимо и быстро уносится прочь. Теперь останавливать их поздно, даже</text:p>
      <text:p text:style-name="P1">если вы решились это сделать. Остается лишь вернуться на дорогу и пойти</text:p>
      <text:p text:style-name="P1">дальше - (190).</text:p>
      <text:p text:style-name="P1">563.</text:p>
      <text:p text:style-name="P1">Ждать приближения местного командира вы не собираетесь и вместо этого</text:p>
      <text:p text:style-name="P1">идете прямо к входу во дворец. Он охраняется двумя широкоплечими багатурами,</text:p>
      <text:p text:style-name="P1">которые скорее умрут, чем пропустят врага внутрь. Они стали бы для вас</text:p>
      <text:p text:style-name="P1">серьезным препятствием, если бы вы не знали нужный пароль.</text:p>
      <text:p text:style-name="P1">- Золотой меч, - просто произносите вы. Эти два слова действуют безотказно,</text:p>
      <text:p text:style-name="P1">и багатуры немедленно пропускают вас, сразу переставая бросать подозрительные</text:p>
      <text:p text:style-name="P1">взгляды – 748.</text:p>
      <text:p text:style-name="P1">564.</text:p>
      <text:p text:style-name="P1">Вы извиняетесь перед седым хозяином дома, объясняя, что ожидали найти</text:p>
      <text:p text:style-name="P1">совсем другого человека и, очевидно, ошиблись. Старик холодно замечает, что</text:p>
      <text:p text:style-name="P1">поблизости не живут другие отшельники, но тут же добавляет, что может и</text:p>
      <text:p text:style-name="P1">ошибаться. Вы торопливо прощаетесь с ним, еще раз извиняясь за беспокойство,</text:p>
      <text:p text:style-name="P1">и выходите со двора. Старик молча кивает, принимая извинения, и недоверчиво</text:p>
      <text:p text:style-name="P1">смотрит вам вслед, не сходя с места. Вы пересекаете поляну, на которой стоит</text:p>
      <text:p text:style-name="P1">загадочный дом, и оглядываетесь. Старик все так же стоит на крыльце, не делая</text:p>
      <text:p text:style-name="P1">никаких движений и следя за вами. Вы беспрепятственно покидаете это странное</text:p>
      <text:p text:style-name="P1">место, чувствуя его взгляд спиной, - (787).</text:p>
      <text:p text:style-name="P1">565.</text:p>
      <text:p text:style-name="P1">Вы вспоминаете слова купца, продавшего вам заколдованный амулет с</text:p>
      <text:p text:style-name="P1">перьями черного петуха, о том, что он может защитить от нечистых чар. А кто,</text:p>
      <text:p text:style-name="P1">кроме нечисти, может так зло шутить над добрым путником? С надеждой вы</text:p>
      <text:p text:style-name="P1">достаете амулет из мешка и поднимаете над головой. Может, это вам только</text:p>
      <text:p text:style-name="P1">кажется, но такое впечатление, что амулет источает невидимое тепло. Вы идете</text:p>
      <text:p text:style-name="P1">вперед и замечаете, что суровые неприветливые деревья как будто отходят всторону. Почувствовав уверенность, вы ускоряете шаг. Проклятый круг</text:p>
      <text:p text:style-name="P1">разомкнулся, и тропинка, наконец, приводит вас в другое место. Здесь нет на</text:p>
      <text:p text:style-name="P1">камней, ни поваленных деревьев, ни противных трухлявых пней. Зато впереди</text:p>
      <text:p text:style-name="P1">заметен просвет, отчего настроение у вас резко улучшается. К счастью, удалось</text:p>
      <text:p text:style-name="P1">избежать неожиданно возникшую западню – 207.</text:p>
      <text:p text:style-name="P1">566.</text:p>
      <text:p text:style-name="P1">Трактиров в городе немало, и выбрать из них наиболее подходящий</text:p>
      <text:p text:style-name="P1">непросто. Расспросив горожан, вы узнаете, что в последнее время большой</text:p>
      <text:p text:style-name="P1">популярностью пользуется заведение под названием «Орлиное гнездо», к</text:p>
      <text:p text:style-name="P1"><text:soft-page-break/>которому вы и направляетесь.</text:p>
      <text:p text:style-name="P1">Людей в общем зале действительно немало, и хозяин с трудом поспевает</text:p>
      <text:p text:style-name="P1">подносить посетителям кувшины с медовухой и пивом. Если захотите, можете</text:p>
      <text:p text:style-name="P1">тоже заказать себе кружку с каким-нибудь хмельным напитком (стоит 3 монеты,</text:p>
      <text:p text:style-name="P1">прибавит 3 к Жизни). Если желаете утолить голод, хозяин подаст вам</text:p>
      <text:p text:style-name="P1">превосходный ужин за 4 монеты. Присев за свободный столик, вы</text:p>
      <text:p text:style-name="P1">присматриваетесь к посетителям. Многие из них выглядят весьма подозрительно.</text:p>
      <text:p text:style-name="P1">Вас это, впрочем, не удивляет: Каменка, через которую проходит множество</text:p>
      <text:p text:style-name="P1">путников, всегда был прибежищем различных жуликов и проходимцев, и власти</text:p>
      <text:p text:style-name="P1">который год безуспешно пытаются с этим бороться.</text:p>
      <text:p text:style-name="P1">Пока вы думаете, насколько безопасно обсуждать что-либо в этом месте, за</text:p>
      <text:p text:style-name="P1">ваш столик подсаживается худощавый мужчина в черной куртке. Краем глаза вы</text:p>
      <text:p text:style-name="P1">замечаете, что на поясе у него висит удобный короткий меч.</text:p>
      <text:p text:style-name="P1">- Не желаешь сыграть в зернь, путник? Ставка – 2 монеты. Согласен? – бойко</text:p>
      <text:p text:style-name="P1">тарахтит ваш собеседник.</text:p>
      <text:p text:style-name="P1">Зернь – это игра в кости, каждая из которых раскрашена всего в два цвета: три</text:p>
      <text:p text:style-name="P1">грани в белый и три – в черный. Играющие выбирают свой цвет, после чего</text:p>
      <text:p text:style-name="P1">кидают три кости. Выигрывает тот, чей цвет выпадет хотя бы на двух кубиках. Если</text:p>
      <text:p text:style-name="P1">вы хотите развлечься, делайте ставку и играйте (170), если нет - откажите новому</text:p>
      <text:p text:style-name="P1">знакомому. Но что вы тогда предпримите: подсядете к какой-нибудь компании</text:p>
      <text:p text:style-name="P1">(521), поговорите с трактирщиком (605) или вернетесь на улицу (768)?</text:p>
      <text:p text:style-name="P1">567.</text:p>
      <text:p text:style-name="P1">Поразмыслив, вы просите, чтобы кузнец вынес вам хлеба, круто посыпанного</text:p>
      <text:p text:style-name="P1">солью, и кусок мыла. Вы не сомневаетесь, что причина всех бед – проделки</text:p>
      <text:p text:style-name="P1">недовольного банника, и идти к нему в гости без подарков сейчас опасно. Кузнец</text:p>
      <text:p text:style-name="P1">говорит, что у него есть все, что вам нужно, и, ненадолго вернувшись в дом,</text:p>
      <text:p text:style-name="P1">приносит большой кусок хлеба с солью и мыло. Вы благодарите хозяина и</text:p>
      <text:p text:style-name="P1">говорите, что теперь он может идти спать, ни о чем не беспокоясь. Ваша</text:p>
      <text:p text:style-name="P1">уверенность успокаивает кузнеца, и он уходит.Вы подходите к бане и открываете дверь, не решаясь переступить порог</text:p>
      <text:p text:style-name="P1">сразу. Положив хлеб и мыло рядом с входом, вы кланяетесь и произносите:</text:p>
      <text:p text:style-name="P1">«Батюшка банник, будь добр, пусти переночевать». В ответ не раздается ни звука.</text:p>
      <text:p text:style-name="P1">Постояв еще немного, вы решаетесь войти внутрь. В бане еще ни разу не мылись,</text:p>
      <text:p text:style-name="P1">поэтому в ней очень чисто и сухо. У входа стоит кадка с водой, которую хозяин</text:p>
      <text:p text:style-name="P1">принес вам, чтобы умыться перед сном. Вы не торопясь смываете с себя дорожную</text:p>
      <text:p text:style-name="P1">грязь, расстилаете одеяло прямо на полу и ложитесь. Полночь еще не наступила,</text:p>
      <text:p text:style-name="P1">поэтому можно немного отдохнуть после тяжелой дороги. Не успеваете вы</text:p>
      <text:p text:style-name="P1">задремать, как внезапно чувствуете, что тяжелая мохнатая лапа взяла вас за горло</text:p>
      <text:p text:style-name="P1">и прижала к полу, не давая пошевелиться. Кажется, до полуночи еще далеко,</text:p>
      <text:p text:style-name="P1">думаете вы про себя...</text:p>
      <text:p text:style-name="P1">- Тише, путник, - раздается глухой голос у самого уха, - я не причиню тебе</text:p>
      <text:p text:style-name="P1">вреда. Не пытайся повернуть голову, иначе задушу. Вижу, ты не такой олух, как</text:p>
      <text:p text:style-name="P1">этот кузнец. Скажи ему, чтобы баню перенес туда, где он новый хлев строит, там</text:p>
      <text:p text:style-name="P1">раньше моя банька стояла. Иначе и ему здесь не помыться, и скотине на банище</text:p>
      <text:p text:style-name="P1">жизни не видать. А сейчас спи спокойно, сегодня ночью ты под моей защитой.</text:p>
      <text:p text:style-name="P1">Неизвестное существо исчезает так же неожиданно, как и появилось. Еще</text:p>
      <text:p text:style-name="P1">несколько минут вы не решаетесь шевелиться. Затем поворачиваетесь на бок и</text:p>
      <text:p text:style-name="P1">осторожно оглядываетесь. Вокруг ничего не изменилось, тишина не нарушается</text:p>
      <text:p text:style-name="P1">ни единым звуком. Банник исчез, и ждать его, очевидно, нет смысла. Некоторое</text:p>
      <text:p text:style-name="P1">время вы, потрясенные произошедшим, не можете уснуть, а затем проваливаетесь</text:p>
      <text:p text:style-name="P1">в глубокий сладкий сон.</text:p>
      <text:p text:style-name="P1">Странные сновидения по-прежнему не отпускают вас. Вы видите пещеру,</text:p>
      <text:p text:style-name="P1"><text:soft-page-break/>заполненную таинственным полумраком. Огромный змей, глаза которого</text:p>
      <text:p text:style-name="P1">наполнены удивительной мудростью, лежит посередине, обвивая кольцами</text:p>
      <text:p text:style-name="P1">чудесный шар, заключенный в металлическую подставку. Шар слегка светится, и</text:p>
      <text:p text:style-name="P1">взгляд змея устремлен прямо в него. Легкая дымка внутри сферы рассеивается, и</text:p>
      <text:p text:style-name="P1">вы с удивлением видите изображение младенца, лежащего на овечьей шкуре.</text:p>
      <text:p text:style-name="P1">Сновидение начинает развеиваться, и вы не в силах удержать его. Но вы еще не</text:p>
      <text:p text:style-name="P1">проснулись. Новое видение предстает перед глазами: та же пещера и тот же змей,</text:p>
      <text:p text:style-name="P1">но теперь он не один. Рядом с ним молодой юноша-степняк, одетый в</text:p>
      <text:p text:style-name="P1">превосходные дорогие доспехи. Змей извивается перед ним и что-то шепчет на</text:p>
      <text:p text:style-name="P1">ухо, отчего могучая грудь степняка начинает вздыматься сильнее, словно</text:p>
      <text:p text:style-name="P1">наполняясь новыми силами. Но и этот сон проходит, и вы просыпаетесь,</text:p>
      <text:p text:style-name="P1">удивляясь, насколько отчетливо помните все, что видели. Вы отлично выспались.</text:p>
      <text:p text:style-name="P1">Наверное, это банник побеспокоился о том, чтобы вы набрались сил. Вы</text:p>
      <text:p text:style-name="P1">благодарите его вслух за гостеприимство, собираете вещи и выходите на улицу.</text:p>
      <text:p text:style-name="P1">Вы замечаете, что хлеб и мыло исчезли с того места, где вы их оставили вечером.</text:p>
      <text:p text:style-name="P1">Кузнец уже встал и готовится к работе, но в его движениях заметно волнение,</text:p>
      <text:p text:style-name="P1">ведь ему не терпится узнать, удалось ли вам что-нибудь сделать. Сегодняшняя</text:p>
      <text:p text:style-name="P1">ночь прошла спокойно, и он полон надежд, что вы добились успеха. Входить в</text:p>
      <text:p text:style-name="P1">баню он не решается, поэтому ожидает вас во дворе.При вашем появлении он бросает свои дела и с горящими глазами торопится</text:p>
      <text:p text:style-name="P1">навстречу. Вы просите его успокоиться и передаете то, что услышали ночью от</text:p>
      <text:p text:style-name="P1">банника. Кузнец внимательно вас слушает и качает головой.</text:p>
      <text:p text:style-name="P1">- А ведь верно, - задумчиво говорит он. – Там, где я хлев строю, раньше баня</text:p>
      <text:p text:style-name="P1">стояла. Значит, говоришь, новую баньку надо туда переносить? Ну что ж, это</text:p>
      <text:p text:style-name="P1">хлопотно, но делать-то нечего. Спасибо тебе за помощь, без тебя я маялся бы и не</text:p>
      <text:p text:style-name="P1">знал, что делать. А потом еще и со скотом беда приключилась бы, а я и не ведал</text:p>
      <text:p text:style-name="P1">бы, откуда она пришла.</text:p>
      <text:p text:style-name="P1">Кузнец искренне вам благодарен, но кроме слов он хочет сделать вам дорогой</text:p>
      <text:p text:style-name="P1">подарок. Он готов отдать вам кольчугу, которую вы присмотрели еще вчера (+1 к</text:p>
      <text:p text:style-name="P1">Защите, +1 к Жизни), или вернуть деньги, если вы ее уже купили. Это</text:p>
      <text:p text:style-name="P1">действительно щедрый подарок, и он с лихвой окупает все перенесенные вами</text:p>
      <text:p text:style-name="P1">неприятности. Теперь пора прощаться с новым другом. Солнце только выползло</text:p>
      <text:p text:style-name="P1">из-за горизонта, и самое время отправляться дальше в путь. Вы выходите на улицу</text:p>
      <text:p text:style-name="P1">и идете к южным воротам - (418).</text:p>
      <text:p text:style-name="P1">568.</text:p>
      <text:p text:style-name="P1">Дорога, по которой вы идете теперь, значительно уступает Купеческому</text:p>
      <text:p text:style-name="P1">тракту, но все же гораздо удобнее, чем лесная тропа, на которой на каждом шагу</text:p>
      <text:p text:style-name="P1">приходится обходить корявые корни, торчащие из земли. Далеко позади остается</text:p>
      <text:p text:style-name="P1">берег озера, и вы вновь оказываетесь среди молчаливых деревьев. Роскошные</text:p>
      <text:p text:style-name="P1">хвойные деревья окружают вас, и в их плотной стене не видно ни малейшего</text:p>
      <text:p text:style-name="P1">прохода. Утро только занялось, и вы легко идете по дороге, вдыхая ароматы</text:p>
      <text:p text:style-name="P1">свежести. Голова освобождается от всех мыслей, и вы немного расслабляетесь.</text:p>
      <text:p text:style-name="P1">Такие прогулки в одиночестве, подальше от городской суеты всегда придают вам</text:p>
      <text:p text:style-name="P1">сил, которые вам сейчас так необходимы. Однако через пару часов однообразное</text:p>
      <text:p text:style-name="P1">путешествие начинает утомлять. К тому же солнце поднимается выше, и его лучи</text:p>
      <text:p text:style-name="P1">начинают припекать все настойчивее. Однако небо, словно жалея одинокого</text:p>
      <text:p text:style-name="P1">странника, начинает затягиваться серыми облаками, и в воздухе задул свежий</text:p>
      <text:p text:style-name="P1">ветерок, возвещающий приближающий дождь. Зато дышать и идти вновь</text:p>
      <text:p text:style-name="P1">становится легко. Теперь неплохо было бы найти место, чтобы укрыться от дождя.</text:p>
      <text:p text:style-name="P1">И опять удача поворачивается к вам лицом: впереди показались темные</text:p>
      <text:p text:style-name="P1">крестьянские избы. Это деревня Сухая. Дворов здесь немного, трактира нет, ведь</text:p>
      <text:p text:style-name="P1">селение расположено в стороне от основных сухопутных и водных торговых путей.</text:p>
      <text:p text:style-name="P1"><text:soft-page-break/>Около ближайшего дома трудится крестьянин, который с удивлением оглядывает</text:p>
      <text:p text:style-name="P1">вас с ног до головы: их деревню путешественники навещают нечасто, предпочитая</text:p>
      <text:p text:style-name="P1">полузаброшенной дороге комфортный купеческий тракт. Вы осведомляетесь,</text:p>
      <text:p text:style-name="P1">действительно ли это Сухая, на что получаете утвердительный ответ. Также</text:p>
      <text:p text:style-name="P1">крестьянин добавляет, что если вы пойдете дальше, то к полудню должны дойти</text:p>
      <text:p text:style-name="P1">до Приозерья.</text:p>
      <text:p text:style-name="P1">В это время начинает накрапывать дождь, но он оказался не таким частым и</text:p>
      <text:p text:style-name="P1">сильным как вы ожидали. Набежавшие было тучи начинают рассеиваться, и не</text:p>
      <text:p text:style-name="P1">успевает дождь закончиться, как солнце вновь светит в полную силу. Выспрашиваете у крестьянина, нет ли в деревне торговцев, на что тот отвечает, что</text:p>
      <text:p text:style-name="P1">если вы хотите что-то купить, то нужно идти в город. Все же собеседник</text:p>
      <text:p text:style-name="P1">предлагает вам зайти в одну из изб, в которой, по его словам, гостит приезжий</text:p>
      <text:p text:style-name="P1">знахарь. Вы направляетесь к указанному дому, около которого стоит молодая</text:p>
      <text:p text:style-name="P1">женщина, полощущая белье. Заметив вас, она встает в полный рост и упирает</text:p>
      <text:p text:style-name="P1">руки в бока.</text:p>
      <text:p text:style-name="P1">- Что-то зачастили вы, служивые, к нам, - женская интуиция подсказала ей</text:p>
      <text:p text:style-name="P1">истинный род ваших занятий. - Неужто война скоро?</text:p>
      <text:p text:style-name="P1">- Здесь были другие дружинники? – удивляетесь вы, зная, что обычно отряды</text:p>
      <text:p text:style-name="P1">на границу перебрасываются через Купеческий тракт.</text:p>
      <text:p text:style-name="P1">- Были, - грустно вздыхает женщина. Погостили ночь и дальше на юг пошли.</text:p>
      <text:p text:style-name="P1">Видать, по озеру сплавлялись. А ты что не знал? Да целый отряд тут прошел.</text:p>
      <text:p text:style-name="P1">Один милый парень с родинкой над губой даже пристал ко мне, - кокетливо</text:p>
      <text:p text:style-name="P1">улыбается она. – Выходи, говорит, за меня замуж, я тебя с собой заберу. Так и</text:p>
      <text:p text:style-name="P1">ушел, обманул честную девушку... Да что я тебе об этом рассказываю? Ты же,</text:p>
      <text:p text:style-name="P1">наверное, по делу зашел, а не меня послушать?</text:p>
      <text:p text:style-name="P1">Вы объясняете ей, что ищете знахаря, который, по слухам, гостит у них дома.</text:p>
      <text:p text:style-name="P1">Женщина подтверждает это и просит подождать немного, пока она сходит за</text:p>
      <text:p text:style-name="P1">гостем. Через несколько минут на улицу выходит немолодой мужчина, одетый в</text:p>
      <text:p text:style-name="P1">длинный замызганный плащ. Кажется, это такой же странник, как и вы. Узнав, что</text:p>
      <text:p text:style-name="P1">вы мимоходом в этой деревне и направляетесь на юг, он сообщает, что сам</text:p>
      <text:p text:style-name="P1">недавно пришел из Ледяного. По его словам, дорога безопасна и даже скучна. Вы</text:p>
      <text:p text:style-name="P1">спрашиваете, есть ли у него что-нибудь на продажу, на что знахарь отвечает, что</text:p>
      <text:p text:style-name="P1">готовых снадобий у него нет, но есть кое-какие травы, которые он готов показать.</text:p>
      <text:p text:style-name="P1">Можете посмотреть, что у него есть, если вам это нужно (180). Также можете</text:p>
      <text:p text:style-name="P1">спросить, что он делает в деревне (35) или поблагодарить за беседу и отправиться</text:p>
      <text:p text:style-name="P1">дальше (358).</text:p>
      <text:p text:style-name="P1">569.</text:p>
      <text:p text:style-name="P1">Вы верите в то, что вам повезет, и углубляетесь в чащу. На всякий случай вы</text:p>
      <text:p text:style-name="P1">делаете зарубки на деревьях, чтобы при необходимости можно было найти</text:p>
      <text:p text:style-name="P1">обратный путь. Две сотни шагов вы проходите без приключений, обходя</text:p>
      <text:p text:style-name="P1">многочисленные корни, торчащие из земли, и упавшие стволы деревьев. Сухие</text:p>
      <text:p text:style-name="P1">ветки под ногами предательски трещат, но, кажется, поблизости никого нет.</text:p>
      <text:p text:style-name="P1">Сделав следующий шаг, вы с ужасом чувствуете, что земля резко</text:p>
      <text:p text:style-name="P1">проваливается, и вы, не в силах удержать равновесие, падаете вниз. Кто-то вырыл в</text:p>
      <text:p text:style-name="P1">этом месте яму и настолько умело ее замаскировал, что вы не заметили ни</text:p>
      <text:p text:style-name="P1">малейшего признака ее существования. Яма не настолько глубока, чтобы упавший</text:p>
      <text:p text:style-name="P1">в нее человек мог повредить себе что-нибудь. Гораздо ужаснее то, что на дне ее</text:p>
      <text:p text:style-name="P1">имеется несколько заостренных кольев. Их не очень много, и будь везение на</text:p>
      <text:p text:style-name="P1">вашей стороне, они в худшем случае порвали бы одежду и поцарапали кожу. Но</text:p>
      <text:p text:style-name="P1">падение было настолько неожиданным и неудачным, что один из кольев оказался</text:p>
      <text:p text:style-name="P1">прямо под спиной, и вы с размаху грохнулись прямо на него. Нестерпимая больпронзает все тело, и вы, еще не умерев, наблюдаете страшную картину</text:p>
      <text:p text:style-name="P1"><text:soft-page-break/>окровавленного дерева, торчащего из вашего живота. Бороться за жизнь</text:p>
      <text:p text:style-name="P1">бессмысленно: кол, словно умело брошенное копье, повредил внутренние органы,</text:p>
      <text:p text:style-name="P1">а из раны ручьем льет кровь. Из последних усилий вы снимаете свое тело с этого</text:p>
      <text:p text:style-name="P1">вертела и, теряя сознание от слабости и боли, падете на землю. Теперь уже не</text:p>
      <text:p text:style-name="P1">узнать, для кого была устроена эта ловушка...</text:p>
      <text:p text:style-name="P1">570.</text:p>
      <text:p text:style-name="P1">Высота башни примерно в три ваших роста. Когда-то в ней имелась</text:p>
      <text:p text:style-name="P1">лестница, ведущая на верхнюю площадку, но теперь ступени обвалились, и</text:p>
      <text:p text:style-name="P1">забраться наверх без помощи веревки практически невозможно. Когда вы</text:p>
      <text:p text:style-name="P1">подходите поближе, лицо обдувает неприятный холодный ветерок. Несмотря на</text:p>
      <text:p text:style-name="P1">жару, этот холод не освежает и не вызывает приятных эмоций. Такое чувство,</text:p>
      <text:p text:style-name="P1">будто им потянуло из открытого склепа. Страх отвратительной змеей пытается</text:p>
      <text:p text:style-name="P1">вползти в ваш разум, но вы пересиливаете его и обходите башню. Здесь вы</text:p>
      <text:p text:style-name="P1">замираете на месте. Прямо на вас бредет непонятное существо. Внешне оно</text:p>
      <text:p text:style-name="P1">похоже на человека, но состоит из загадочной дымки, и вы смотрите сквозь него,</text:p>
      <text:p text:style-name="P1">без труда различая все, что находится позади. Нетрудно догадаться, что это</text:p>
      <text:p text:style-name="P1">призрак, неуспокоенная душа какого-то несчастного человека. Вы первый раз</text:p>
      <text:p text:style-name="P1">видите призрака и на мгновение теряетесь. Но ничего страшного не происходит:</text:p>
      <text:p text:style-name="P1">тело не цепенеет, костлявые руки не хватают за горло, замогильный голос не</text:p>
      <text:p text:style-name="P1">требует отдать ему всю кровь. Призрак тем временем останавливается, встает на</text:p>
      <text:p text:style-name="P1">колени и начинает водить руками, словно пытается разрыть землю. На вас он не</text:p>
      <text:p text:style-name="P1">обращает никакого внимания. Его монотонные движения начинают вас</text:p>
      <text:p text:style-name="P1">успокаивать, и вы вспоминаете, что призраки, в общем-то, безобидны, и вы</text:p>
      <text:p text:style-name="P1">встречали немало людей, которые видели привидений. До сих пор их рассказы</text:p>
      <text:p text:style-name="P1">казались выдумками, но теперь, похоже, и у вас будет, о чем поведать</text:p>
      <text:p text:style-name="P1">любопытным завсегдатаям великогорских трактиров. Призрак по-прежнему не</text:p>
      <text:p text:style-name="P1">смотрит на вас, поднимается на ноги и идет к другому месту, где начинает рыть</text:p>
      <text:p text:style-name="P1">землю. Но его бестелесные руки напрасно пытаются откинуть хотя бы горсть</text:p>
      <text:p text:style-name="P1">земли, бесполезно проскальзывая сквозь почву. Смысл движения этого существа</text:p>
      <text:p text:style-name="P1">вам не совсем понятен. Набравшись храбрости, вы даже окликаете склонившегося</text:p>
      <text:p text:style-name="P1">над землей призрака, но он по-прежнему игнорирует вас. Непонятно, может ли</text:p>
      <text:p text:style-name="P1">он вообще слышать речь живого человека. Не зная, что делать дальше, вы</text:p>
      <text:p text:style-name="P1">оглядываетесь, но не находите взором ничего, что могло бы подсказать, как вести</text:p>
      <text:p text:style-name="P1">себя с этим призраком. Можете еще постоять и посмотреть, как привидение</text:p>
      <text:p text:style-name="P1">тщетно пытается копать землю, после чего не останется ничего иного, кроме как</text:p>
      <text:p text:style-name="P1">вернуться на дорогу и уйти подальше от проклятой башни - (889).</text:p>
      <text:p text:style-name="P1">571.Край солнца уже коснулся верхушек деревьев и скоро доползет до горизонта.</text:p>
      <text:p text:style-name="P1">Однако вас это не сильно беспокоит: дорога скоро должна вывести к городу</text:p>
      <text:p text:style-name="P1">Ледяному, хотя его стен пока и не видно. Вы полагаете, что вряд ли встретите еще</text:p>
      <text:p text:style-name="P1">кого-нибудь сегодня в пути, однако на этот раз ошибаетесь. Впереди показались</text:p>
      <text:p text:style-name="P1">странники. Всего их трое, двое из них едут верхом, а третий, решив, видимо,</text:p>
      <text:p text:style-name="P1">размять ноги, идет рядом со своей лошадью. Позади них бредут два ослика, на</text:p>
      <text:p text:style-name="P1">которых взвалены огромные тюки. Приблизившись, вы догадываетесь, что это</text:p>
      <text:p text:style-name="P1">небольшой караван, и тот человек, который идет пешком – торговец, а его</text:p>
      <text:p text:style-name="P1">спутники – это охрана. Удивительно то, что хозяин каравана – степняк, а его</text:p>
      <text:p text:style-name="P1">телохранители – русичи. Впрочем, торговец нисколько не стесняется своего</text:p>
      <text:p text:style-name="P1">происхождения и чувствует себя вполне свободно. Вы с любопытством</text:p>
      <text:p text:style-name="P1">разглядываете цветные тюки и гадаете, что в них находится. Хорошо, что торговля</text:p>
      <text:p text:style-name="P1">между Полесьем и южными землями пока не прервалась, и мирные торговцы</text:p>
      <text:p text:style-name="P1">беспрепятственно совершают свои путешествия.</text:p>
      <text:p text:style-name="P1">Караван подходит к вам вплотную, и его хозяин делает своим</text:p>
      <text:p text:style-name="P1">телохранителям знак, чтобы те остановились. После этого желтолицый степняк,</text:p>
      <text:p text:style-name="P1"><text:soft-page-break/>возраст которого вы определить затрудняетесь, обращается к вам:</text:p>
      <text:p text:style-name="P1">- О, достопочтимый путник! Такому статному воину и видному мужчине не</text:p>
      <text:p text:style-name="P1">пристало ходить в простой одежде. Взгляни на мои товары, и я подберу для тебя</text:p>
      <text:p text:style-name="P1">роскошный наряд, которому позавидует любой князь.</text:p>
      <text:p text:style-name="P1">Теперь, понятно, что в тюках: там ткани и одежда. К сожалению, больше</text:p>
      <text:p text:style-name="P1">ничего торговец вам предложить не может. Заметив разочарование на вашем</text:p>
      <text:p text:style-name="P1">лице, когда вы рассматриваете многочисленные костюмы из сукна и бархата,</text:p>
      <text:p text:style-name="P1">которые, несомненно, способны украсить любого бездельника, торгаш быстро</text:p>
      <text:p text:style-name="P1">роется в одном из тюков и извлекает из него накидку, выполненную из какого-то</text:p>
      <text:p text:style-name="P1">странного материала. Вы видели одежду из такой ткани на богачах в</text:p>
      <text:p text:style-name="P1">Великогорске, но вы не знаете, как она называется, так как всегда считали</text:p>
      <text:p text:style-name="P1">недостойным воину проявлять интерес к тряпкам.</text:p>
      <text:p text:style-name="P1">- Я вижу, ты не охотник до красивых платьев? Напрасно, мой друг, ведь ты</text:p>
      <text:p text:style-name="P1">еще так молод. Но ты не прав, если считаешь, что одежда нужна лишь для забавы.</text:p>
      <text:p text:style-name="P1">Взгляни на эту прекрасную накидку. Она выполнена из великолепного шелка. Ее</text:p>
      <text:p text:style-name="P1">можно надеть под доспехи, и она нисколько не стеснит своего владельца. Но тебе</text:p>
      <text:p text:style-name="P1">будет интересна другая ее особенность: если в твое тело вонзится стрела (пусть</text:p>
      <text:p text:style-name="P1">духи предков сохранят тебя от этого несчастья!), она не порвет этот шелк: часть</text:p>
      <text:p text:style-name="P1">накидки мягко войдет в рану вместе с наконечником. После этого ты сможешь</text:p>
      <text:p text:style-name="P1">легко и почти безболезненно извлечь вражескую стрелу, просто вытянув ее вместе</text:p>
      <text:p text:style-name="P1">с тканью! Ты ведь знаешь, как трудно бывает достать наконечник стрелы из раны</text:p>
      <text:p text:style-name="P1">даже опытному лекарю. Эта накидка – настоящая находка для опытного воина. Я</text:p>
      <text:p text:style-name="P1">продал много таких по обе стороны границы.</text:p>
      <text:p text:style-name="P1">Предложение торговца кажется заманчивым. Хорошо подумайте, прежде</text:p>
      <text:p text:style-name="P1">чем отказываться. За накидку он просит 8 монет. Если вы ее купите, то аккуратно</text:p>
      <text:p text:style-name="P1">сложите и уберите в вещмешок, чтобы надеть при случае (-135).</text:p>
      <text:p text:style-name="P1">Догадавшись, что вы не часто бываете в здешних местах, степняк также</text:p>
      <text:p text:style-name="P1">сообщает, что готов дать один полезный совет всего за 1 монету. Это небольшаяцена за информацию, и вы немного потеряете, даже если она окажется</text:p>
      <text:p text:style-name="P1">никчемной.</text:p>
      <text:p text:style-name="P1">Суровые телохранители торговца не произносят ни слова, но внимательно</text:p>
      <text:p text:style-name="P1">следят за каждым вашим движениям. Один из них держит в руках заряженный</text:p>
      <text:p text:style-name="P1">самострел, а другой играет метательным кинжалом. Быстро заметив все это, вы</text:p>
      <text:p text:style-name="P1">решаете, что не стоит испытывать судьбу и пытаться нападать на этих людей.</text:p>
      <text:p text:style-name="P1">Решайте: заплатите торговцу монету и послушаете, что он скажет (315) или</text:p>
      <text:p text:style-name="P1">пропустите караван и пойдете дальше по дороге (227)?</text:p>
      <text:p text:style-name="P1">572.</text:p>
      <text:p text:style-name="P1">Вы плотнее притягиваете меч и вещмешок и медленно входите в воду. Ноги</text:p>
      <text:p text:style-name="P1">мгновенно намокают, но вечер теплый, и вы не слишком переживаете по этому</text:p>
      <text:p text:style-name="P1">поводу. Здесь совсем неглубоко, и вы долго бредете по колено в воде, которая,</text:p>
      <text:p text:style-name="P1">кстати, необычайно холодна. Появляется даже надежда, что такая глубина будет</text:p>
      <text:p text:style-name="P1">на всем протяжении пути, и удастся добраться до другого берега вброд, но вскоре</text:p>
      <text:p text:style-name="P1">эти надежды улетучиваются. Дно неожиданно начинает уходить вниз, и вы все</text:p>
      <text:p text:style-name="P1">больше погружаетесь в воду – сначала по пояс, потом по грудь, затем по шею.</text:p>
      <text:p text:style-name="P1">Спуск настолько крут, что уже через несколько шагов вы отталкиваетесь от дна и</text:p>
      <text:p text:style-name="P1">пытаетесь плыть. Поначалу это даже получается, правда, не очень быстро.</text:p>
      <text:p text:style-name="P1">Осознание того, что вы переоценили свои силы, приходит примерно через</text:p>
      <text:p text:style-name="P1">минуту: опытный пловец никогда не полез бы в воду в таких тяжелых сапогах и с</text:p>
      <text:p text:style-name="P1">мечом на боку, и сейчас эти предметы начинают с ужасной силой тянуть под воду.</text:p>
      <text:p text:style-name="P1">Погрузившись в озеро с головой, вы никак не можете нащупать дно ногой. Вода на</text:p>
      <text:p text:style-name="P1">глубине еще холоднее, и мышцы начинает сводить судорогами. На поверхность</text:p>
      <text:p text:style-name="P1">выбраться не удается, и в отчаянии вы отцепляете меч, мешок, пытаетесь сбросить</text:p>
      <text:p text:style-name="P1"><text:soft-page-break/>сапоги... Двигаться в воде становится намного легче, но вот сил уже не осталось.</text:p>
      <text:p text:style-name="P1">Вода все настырнее лезет в ноздри и в рот. Вы непроизвольно делаете резкий вдох,</text:p>
      <text:p text:style-name="P1">и радостная стихия мгновенно врывается внутрь, задушив новую жертву...</text:p>
      <text:p text:style-name="P1">573.</text:p>
      <text:p text:style-name="P1">- Не буду от тебя скрывать, - признается собеседник, - эта охранная грамота</text:p>
      <text:p text:style-name="P1">поддельная и сделана одним нашим умельцем. Но, поверь мне, никто ничего не</text:p>
      <text:p text:style-name="P1">заподозрит, и ты можешь безбоязненно идти до самой Стоянки. Однако не</text:p>
      <text:p text:style-name="P1">забывай, что в каждом лагере и в Стоянке действуют свои пропуска, поэтому</text:p>
      <text:p text:style-name="P1">грамота поможет тебе лишь в случае встречи с отрядами, патрулирующими</text:p>
      <text:p text:style-name="P1">дороги, и не гарантирует абсолютной защиты.</text:p>
      <text:p text:style-name="P1">Если вы считаете, что предложенная вам охранная грамота пригодится в</text:p>
      <text:p text:style-name="P1">пути, заплатите 5 монет и возьмите ее с собой (-190). Этот небольшой листок</text:p>
      <text:p text:style-name="P1">бумаги с корявым текстом на языке степняков и потрескавшейся печатью не</text:p>
      <text:p text:style-name="P1">слишком велик и, если его сложить, поместится в мешочке для денег. В любом</text:p>
      <text:p text:style-name="P1">случае можете посмотреть, что еще предлагает ваш собеседник – 635.574.</text:p>
      <text:p text:style-name="P1">На поляне остаетесь только вы и последний уцелевший из всех тех, что</text:p>
      <text:p text:style-name="P1">совсем недавно кружились здесь в боевом танце. Только теперь вы замечаете, что</text:p>
      <text:p text:style-name="P1">на боку у вашего недавнего соратника кровоточит глубокая рана. Вы не лекарь, но</text:p>
      <text:p text:style-name="P1">догадываетесь, что с таким ранением жить ему осталось недолго.</text:p>
      <text:p text:style-name="P1">Незнакомец тоже осознал свою участь, но смерти, кажется, не боится. Он</text:p>
      <text:p text:style-name="P1">равнодушно разглядывает текущую ручьем собственную кровь и молча валится на</text:p>
      <text:p text:style-name="P1">землю. Но он еще не умер и даже не потерял сознание. Испытывая жалость, вы</text:p>
      <text:p text:style-name="P1">оттаскиваете несчастного в тень и, как можете, перевязываете рану, омыв ее водой</text:p>
      <text:p text:style-name="P1">из фляги, которую снимаете с пояса одного из тел. Из другой фляги вы даете</text:p>
      <text:p text:style-name="P1">хлебнуть умирающему человеку, и он, почувствовав облегчение, с благодарностью</text:p>
      <text:p text:style-name="P1">смотрит на вас.</text:p>
      <text:p text:style-name="P1">- Спасибо тебе, добрый человек, - хрипло произносит он. – Ты мог не</text:p>
      <text:p text:style-name="P1">возиться со мной и оставить подыхать, как бродячего пса, но ты не сделал этого,</text:p>
      <text:p text:style-name="P1">хотя время мое сочтено. Для меня это удивительно и непривычно. Окружавшие</text:p>
      <text:p text:style-name="P1">меня люди давно забыли, что такое забота о ближнем. Кажется, ты честный и</text:p>
      <text:p text:style-name="P1">храбрый человек. Послушай меня. – Вы наклоняетесь ближе, чтобы лучше</text:p>
      <text:p text:style-name="P1">слышать этот слабеющий с каждой минутой голос. – Я родился обыкновенным</text:p>
      <text:p text:style-name="P1">крестьянином. Я рано ушел из дома... Впрочем, не буду рассказывать тебе всей</text:p>
      <text:p text:style-name="P1">истории своей жизни, так как могу не успеть ее закончить. Скажу лишь, что,</text:p>
      <text:p text:style-name="P1">позарившись на большие деньги, я связался не с самыми лучшими людьми</text:p>
      <text:p text:style-name="P1">Полесья. До сих пор мне даже нравилась моя жизнь, но теперь я сожалею о том,</text:p>
      <text:p text:style-name="P1">что прожил ее именно так. Люди, которых ты видишь лежащими на поляне, -</text:p>
      <text:p text:style-name="P1">разбойники. Когда-то они все были моими друзьями, хотя наши отношения вряд</text:p>
      <text:p text:style-name="P1">ли можно было назвать дружескими. Мы нападали на караваны и мирных</text:p>
      <text:p text:style-name="P1">торговцев и даже совершали набеги на небольшие деревни. Я жил в лагере,</text:p>
      <text:p text:style-name="P1">который мы сами построили для себя, он находится на границе сразу за городом</text:p>
      <text:p text:style-name="P1">Каменкой - нужно сойти с дороги на тропинку вправо. Здесь на поляне находится</text:p>
      <text:p text:style-name="P1">наш атаман, с которым мы и дрались, и его ближайший помощник – тот, что в</text:p>
      <text:p text:style-name="P1">трехцветном поясе. Они не поделили между собой власть, и видишь, чем это</text:p>
      <text:p text:style-name="P1">закончилось... Помощник атамана, Окул, подговорил меня и еще нескольких</text:p>
      <text:p text:style-name="P1">людей, чтобы мы напали на своего предводителя и убили его, пообещав нам за</text:p>
      <text:p text:style-name="P1">это золотые горы. Но все богатства мира я теперь отдал бы за то, чтобы оказаться</text:p>
      <text:p text:style-name="P1">сейчас в своей родной деревне и жить скромной обыденной жизнью. Окул хотел</text:p>
      <text:p text:style-name="P1">завладеть мечом атамана и возглавить нашу шайку. Я открою тебе один секрет. У</text:p>
      <text:p text:style-name="P1">разбойников тоже есть свои законы. По одному из них, если ты владеешь этим</text:p>
      <text:p text:style-name="P1">мечом, то можешь стать атаманом. Для этого ты должен явиться в лагерь и</text:p>
      <text:p text:style-name="P1">бросить вызов другим разбойникам. Если ты уже состоишь в шайке, то тебе</text:p>
      <text:p text:style-name="P1"><text:soft-page-break/>достаточно одержать одну победу. Если ты чужак, то надо одолеть целых трех</text:p>
      <text:p text:style-name="P1">противников, пожелавших сразиться с тобой. Разбойники могут отказаться</text:p>
      <text:p text:style-name="P1">выходить на бой или сразу выбрать тебя своим предводителем. И в том, и в</text:p>
      <text:p text:style-name="P1">другом случае ты становишься атаманом. Кажется, больше я ничего не смогу теберассказать, - его голос почти не слышен. – Прощай, добрый человек, спасибо тебе,</text:p>
      <text:p text:style-name="P1">что выслушал...</text:p>
      <text:p text:style-name="P1">Разбойник теряет сознание. Теперь ему не помочь, поэтому можете оставить</text:p>
      <text:p text:style-name="P1">несчастного и осмотреть поляну. На ней тут и там в разных позах лежат тела семи</text:p>
      <text:p text:style-name="P1">людей, но кто умер, а кто жив, вы определить не можете. Во всяком случае,</text:p>
      <text:p text:style-name="P1">признаков жизни не подает никто, и вы можете спокойно осмотреть поверженных</text:p>
      <text:p text:style-name="P1">на правах победителя. Проверив все карманы и кошельки, вы находите много</text:p>
      <text:p text:style-name="P1">бесполезных предметов, но самое главное – это обнаруженные деньги: 28 монет –</text:p>
      <text:p text:style-name="P1">это солидная сумма. Кроме денег в путешествии могут пригодиться фляги, а их</text:p>
      <text:p text:style-name="P1">тут предостаточно – целых пять. Каждая из них вмещает два глотка любой</text:p>
      <text:p text:style-name="P1">жидкости и занимает одно место в заплечном мешке. В двух флягах осталась вода</text:p>
      <text:p text:style-name="P1">(1 глоток добавит 1 Жизнь), из других двух вы потратили ее на умирающего</text:p>
      <text:p text:style-name="P1">разбойника. Пятая фляга наполнена отличной медовухой (1 глоток добавит 2</text:p>
      <text:p text:style-name="P1">Жизни).</text:p>
      <text:p text:style-name="P1">Но самая главная находка – это тот самый злополучный меч, из-за которого,</text:p>
      <text:p text:style-name="P1">судя по всему, и началась эта резня. Он лежит на земле, и рука уже умершего</text:p>
      <text:p text:style-name="P1">атамана еще держится за красиво украшенную рукоять. Выглядит меч неплохо, но</text:p>
      <text:p text:style-name="P1">по боевым качествам он немного уступает вашему. Если захотите взять это оружие</text:p>
      <text:p text:style-name="P1">с собой (+195), оно займет два места в мешке. Если не желаете тратить место в</text:p>
      <text:p text:style-name="P1">вещмешке, то можете оставить свой меч на поляне, а тот, что принадлежал</text:p>
      <text:p text:style-name="P1">атаману, прикрепить к поясу. Кстати, найденный меч можно продать любому</text:p>
      <text:p text:style-name="P1">торговцу за 7 монет, но ему наверняка найдется лучшее применение.</text:p>
      <text:p text:style-name="P1">Больше на поляне вам делать нечего. Терять время на погребение тел вы не</text:p>
      <text:p text:style-name="P1">можете, а по суровым законам Полесья вы, как победитель, и не обязаны это</text:p>
      <text:p text:style-name="P1">делать – 192.</text:p>
      <text:p text:style-name="P1">575.</text:p>
      <text:p text:style-name="P1">Без труда разыскиваете дом гончара и стучитесь в ворота. Дверь открывает</text:p>
      <text:p text:style-name="P1">дородная женщина в забрызганном водой фартуке. Узнав, что вы хотите увидеть</text:p>
      <text:p text:style-name="P1">ее мужа (а это жена гончара), она сообщает, что он недавно ушел куда-то и будет</text:p>
      <text:p text:style-name="P1">не скоро. Куда он направился, она не знает. Кажется, здесь делать нечего.</text:p>
      <text:p text:style-name="P1">Вернитесь на 8 и подумайте, что можно сделать еще.</text:p>
      <text:p text:style-name="P1">576.</text:p>
      <text:p text:style-name="P1">Вы берете ведро и со скучающим видом направляетесь к выходу. Однако вы</text:p>
      <text:p text:style-name="P1">сразу привлекаете внимание караульных. Кажется, воины в лагере обычно не</text:p>
      <text:p text:style-name="P1">занимаются работой, которую выполняют люди в красных кушаках. Один из</text:p>
      <text:p text:style-name="P1">дежурящих охранников, даже не посмотрев на ведро, находящееся у вас в руках,</text:p>
      <text:p text:style-name="P1">требует, чтобы вы назвали себя и сообщили, в связи с чем вы покидаете лагерь –</text:p>
      <text:p text:style-name="P1">45.577.</text:p>
      <text:p text:style-name="P1">Конечно, огненный цветок не попадает в руки каждый день, и вы,</text:p>
      <text:p text:style-name="P1">несомненно, нашли бы ему применение после возвращения в Великогорск, но</text:p>
      <text:p text:style-name="P1">сейчас что-то подсказывает, что поиски кладов можно отложить до лучших</text:p>
      <text:p text:style-name="P1">времен. Вы достаете ценное растение и говорите кузнецу, что готовы отдать его</text:p>
      <text:p text:style-name="P1">ему за действительно полезную информацию. Увидев цветок, кузнец даже</text:p>
      <text:p text:style-name="P1">побледнел от волнения:</text:p>
      <text:p text:style-name="P1">- Это...это же цветок папоротника! Откуда он у тебя? Ты его нашел, да? Или</text:p>
      <text:p text:style-name="P1">выменял на что-то? Впрочем, это ведь неважно. Слушай, я мечтал о нем всю</text:p>
      <text:p text:style-name="P1">жизнь, но никак не мог найти самостоятельно. Хорошо, - уже более спокойно</text:p>
      <text:p text:style-name="P1">говорит он. – Ты, может, не знаешь, но огненный цветок не дается в руки</text:p>
      <text:p text:style-name="P1"><text:soft-page-break/>бесчестному человеку. Ты достоин доверия, и я расскажу тебе кое-что о том, что</text:p>
      <text:p text:style-name="P1">могу поведать только проверенным друзьям. Давай присядем на крыльцо. Хотя</text:p>
      <text:p text:style-name="P1">нет, давай я сначала отнесу его в дом.</text:p>
      <text:p text:style-name="P1">Он бережно принимает цветок и уходит в избу и через минуту возвращается</text:p>
      <text:p text:style-name="P1">обратно с пустыми руками. Вы присаживаетесь на крыльцо рядом с ним и</text:p>
      <text:p text:style-name="P1">готовитесь слушать – 217.</text:p>
      <text:p text:style-name="P1">578.</text:p>
      <text:p text:style-name="P1">Оборванец не просыпается даже при вашем приближении. Приходится</text:p>
      <text:p text:style-name="P1">толкнуть его ногой, чтобы он наконец-то заметил, что уже не один. Почувствовав</text:p>
      <text:p text:style-name="P1">толчок, незнакомец мгновенно вскакивает и бросается в сторону, готовый убежать,</text:p>
      <text:p text:style-name="P1">но, заметив, что рядом с ним человек, к тому же не собирающийся причинять ему</text:p>
      <text:p text:style-name="P1">вреда, он немного успокаивается и дикими глазами смотрит на вас. Именно</text:p>
      <text:p text:style-name="P1">дикими – горящими, голодными, плохо понимающими, что происходит. Этот</text:p>
      <text:p text:style-name="P1">человек сильно оброс, словно никогда и не знал бритвы, волосы на бороде и голове</text:p>
      <text:p text:style-name="P1">сбились в твердые патлы. Он весь напряжен и готов в любой момент сделать ноги.</text:p>
      <text:p text:style-name="P1">Вы показываете ему, что в руках у вас ничего нет, и стараетесь дать понять, что не</text:p>
      <text:p text:style-name="P1">собираетесь причинять ему вреда. Интересно, умеет он говорить?</text:p>
      <text:p text:style-name="P1">- Кто ты? Что с тобой? – спрашиваете вы.</text:p>
      <text:p text:style-name="P1">- Я заблудился. Я хочу есть, - коротко отвечает он.</text:p>
      <text:p text:style-name="P1">Теперь вы начинаете кое-что понимать. Если вам жалко несчастного и у вас</text:p>
      <text:p text:style-name="P1">осталась походная еда, можете поделиться одной порцией с ним (460). Если вам</text:p>
      <text:p text:style-name="P1">жалко еды на какого-то бродягу, можете попробовать словами уговорить его</text:p>
      <text:p text:style-name="P1">подойти поближе (879). Также можете сказать, что не можете ничем помочь и</text:p>
      <text:p text:style-name="P1">уйти (193).</text:p>
      <text:p text:style-name="P1">579.</text:p>
      <text:p text:style-name="P1">Ползти приходится достаточно много, но вам удается сделать это незаметно.</text:p>
      <text:p text:style-name="P1">По крайней мере, незаметно для всадников: их лошади учуяли вас издалека истали тревожно поглядывать в вашу сторону, однако, на вашу удачу, не стали</text:p>
      <text:p text:style-name="P1">поднимать шум и продолжили пощипывать траву. Приблизившись к месту, где,</text:p>
      <text:p text:style-name="P1">как вы предполагаете, должны находиться кочевники, вы различаете их голоса и,</text:p>
      <text:p text:style-name="P1">прислушавшись, начинаете разбирать, о чем они говорят. Послушав разговор, вы</text:p>
      <text:p text:style-name="P1">понимаете, почему незнакомцы не обратили внимания на легкую</text:p>
      <text:p text:style-name="P1">обеспокоенность своих скакунов. Степняки заняты важным делом: они отдыхают,</text:p>
      <text:p text:style-name="P1">распивая какой-то напиток, наверняка довольно крепкий, и ведут интересную</text:p>
      <text:p text:style-name="P1">беседу, смысл которой заставляет вас замереть, чтобы уловить каждое слово. Вы не</text:p>
      <text:p text:style-name="P1">видите лежащих в траве людей, но вам этого и не нужно – их разговор гораздо</text:p>
      <text:p text:style-name="P1">интереснее, чем серый обыденный вид.</text:p>
      <text:p text:style-name="P1">- Так, может, все-таки замолвишь за меня словечко? – произносит звонкий</text:p>
      <text:p text:style-name="P1">голос.</text:p>
      <text:p text:style-name="P1">- Я бы рад, Зориг, но ведь я еще не кешиктен, - отвечает ему хриплый бас.</text:p>
      <text:p text:style-name="P1">- Да ладно, Золто, не скромничай. Этот вопрос уже решен, верно? Если ты не</text:p>
      <text:p text:style-name="P1">станешь гвардейцем завтра, то это произойдет послезавтра. А ты уже крутишься в</text:p>
      <text:p text:style-name="P1">их среде, и командиры относятся к тебе с уважением. Давай-ка выпьем еще за то,</text:p>
      <text:p text:style-name="P1">что тебе так повезло.</text:p>
      <text:p text:style-name="P1">- Дело не в моей скромности или нежелании тебе помочь, - слышны громкие</text:p>
      <text:p text:style-name="P1">глотки и удовлетворенный выдох. - Ты должен понимать, что кешиктены – охрана</text:p>
      <text:p text:style-name="P1">дворца самого хана, и, чтобы стать одним из них, нужно быть не только умелым</text:p>
      <text:p text:style-name="P1">воином, но и доказать свою преданность и храбрость на деле, совершить какой-</text:p>
      <text:p text:style-name="P1">нибудь подвиг. Вот я, например, как ты знаешь, один сражался против трех</text:p>
      <text:p text:style-name="P1">разбойников, сумел победить их и даже взять одного в плен. А когда я служил на</text:p>
      <text:p text:style-name="P1">границе, то поймал двух лазутчиков. Другие кешиктены тоже в свое время</text:p>
      <text:p text:style-name="P1">отличились – кто-то в старых войнах, кто-то стал победителем турнира.</text:p>
      <text:p text:style-name="P1"><text:soft-page-break/>- Неужели нельзя поговорить с каким-нибудь влиятельным человеком? Я</text:p>
      <text:p text:style-name="P1">готов заплатить за место в гвардии, если потребуется.</text:p>
      <text:p text:style-name="P1">- Я слышал, это можно устроить, но нужных людей я не знаю. Хотя, вообще-</text:p>
      <text:p text:style-name="P1">то можно поинтересоваться кое у кого, - по заплетающемуся языку Золто вы</text:p>
      <text:p text:style-name="P1">догадываетесь, что он уже хорошо подвыпил. – Но я еще гвардеец и смогу узнать</text:p>
      <text:p text:style-name="P1">не больше, чем ты сам. Вот что. Послезавтра будет смотр воинов, желающих</text:p>
      <text:p text:style-name="P1">вступить в ряды кешиктенов. Проводить его будет сам хан, но рядом с ним будет</text:p>
      <text:p text:style-name="P1">крутиться немало вельмож, и кто-нибудь из них наверняка согласится тебе</text:p>
      <text:p text:style-name="P1">помочь. На смотр прибудет немало воинов со всей степи, и тебе не трудно будет</text:p>
      <text:p text:style-name="P1">среди них затеряться. Покрутись там, прислушайся к разговорам, присмотрись. А</text:p>
      <text:p text:style-name="P1">там, глядишь, и узнаешь, с кем из командиров можно найти общий язык. Главное,</text:p>
      <text:p text:style-name="P1">чтобы в кармане у тебя было достаточно звонких монет.</text:p>
      <text:p text:style-name="P1">- Насчет этого не переживай: ты знаешь, какая у твоего друга богатая семья.</text:p>
      <text:p text:style-name="P1">За подсказку спасибо, но ответь мне только: как мне попасть на смотр, ведь во</text:p>
      <text:p text:style-name="P1">дворец хана не пускают всех подряд.</text:p>
      <text:p text:style-name="P1">- Да, верно. Во двор тебя пропустят, ведь ты воин армии хана. Просто</text:p>
      <text:p text:style-name="P1">назовешь свое имя и имя своего командира. А охранникам у дворца скажешь</text:p>
      <text:p text:style-name="P1">пароль, и они тебя пропустят. – На несколько секунд возникает пауза, и вы уже</text:p>
      <text:p text:style-name="P1">решили, что прослушали секретный пароль, но в это время Золто продолжаетполушепотом. Вы с трудом улавливаете его слова. – Пароль – «Золотой меч», он</text:p>
      <text:p text:style-name="P1">действует до конца недели. Но даже не заикайся о том, что я его тебе сказал я!</text:p>
      <text:p text:style-name="P1">Скажешь, что ты узнал его от гонца хана, который привез приглашение на смотр,</text:p>
      <text:p text:style-name="P1">иначе нам обоим не сносить головы. Ты даже не представляешь, какую тайну я</text:p>
      <text:p text:style-name="P1">тебе доверяю – это ключ в шатер самого хана!</text:p>
      <text:p text:style-name="P1">- Ладно, хватит объяснять мне, - зевая, говорит Зориг. – Я все прекрасно</text:p>
      <text:p text:style-name="P1">понимаю. Ты ведь знаешь, что я буду нем, как могила.</text:p>
      <text:p text:style-name="P1">- Не знал бы – не сказал, - успокаивается Золто. – Теперь ты знаешь, что</text:p>
      <text:p text:style-name="P1">делать. А если что-то не получится, я подумаю, как тебе помочь.</text:p>
      <text:p text:style-name="P1">- Спасибо, друг, я знал, что ты не забудешь обо мне. Давай выпьем еще.</text:p>
      <text:p text:style-name="P1">Разговор продолжается, но теперь приятели обсуждают женщин, красивую</text:p>
      <text:p text:style-name="P1">одежду и коней. Вы напрасно ждете продолжения разговора на интересующую</text:p>
      <text:p text:style-name="P1">вас тему. Когда вы понимаете, что Золто и Зориг не собираются больше говорить</text:p>
      <text:p text:style-name="P1">о чем-то кроме развлечений, вы решаете не терять больше времени и вернуться на</text:p>
      <text:p text:style-name="P1">дорогу. Вам удается незаметно отползти в сторону, а затем, пригнувшись,</text:p>
      <text:p text:style-name="P1">отдалиться от места, где отдыхают степняки. Оказавшись в безопасности, вы</text:p>
      <text:p text:style-name="P1">выпрямляетесь. Совершенно случайно вы узнали много интересной информации,</text:p>
      <text:p text:style-name="P1">и она может пригодиться в дальнейшем. Во всяком случае, пароль нужно</text:p>
      <text:p text:style-name="P1">обязательно запомнить (+250).</text:p>
      <text:p text:style-name="P1">Кочевники, похоже, не собираются возвращаться в свой лагерь еще довольно</text:p>
      <text:p text:style-name="P1">долго, поэтому вы можете без опаски идти дальше – 34.</text:p>
      <text:p text:style-name="P1">580.</text:p>
      <text:p text:style-name="P1">Вы подходите к соседнему столику и предлагаете незнакомцам выпить</text:p>
      <text:p text:style-name="P1">вместе. Они не против вашего общества и с удовольствием поболтают с таким</text:p>
      <text:p text:style-name="P1">щедрым путешественником. Ваши предположения оказались верны – это</text:p>
      <text:p text:style-name="P1">действительно купцы, которые едут в Великогорск сбыть очередную партию</text:p>
      <text:p text:style-name="P1">товара. Пока они рассказывают о своих странствиях, вы бегло изучаете их. Один</text:p>
      <text:p text:style-name="P1">постарше, на вид ему лет сорок. Одет он в походную, но весьма дорогую одежду.</text:p>
      <text:p text:style-name="P1">Лицо добродушное, над поясом нависает внушительный живот. Двое других</text:p>
      <text:p text:style-name="P1">несколько помладше своего товарища, вы дали бы им по тридцать пять лет.</text:p>
      <text:p text:style-name="P1">Одеты оба неброско, в одежду, свидетельствующую о среднем достатке, лицо</text:p>
      <text:p text:style-name="P1">одного чем-то напоминает блин – до того оно круглое и блестящее, словно</text:p>
      <text:p text:style-name="P1">намазано жиром, другой сухощав и резко выделяется среди своих упитанных</text:p>
      <text:p text:style-name="P1"><text:soft-page-break/>товарищей. Все трое чрезвычайно говорливы и кажутся простоватыми добряками,</text:p>
      <text:p text:style-name="P1">но вы не поддаетесь на эту иллюзию: такие люди, как они, наученные частыми</text:p>
      <text:p text:style-name="P1">переездами и встречами со многими людьми, умеют много болтать, но при этом</text:p>
      <text:p text:style-name="P1">не сказать ничего лишнего, в то же время выудив из собеседника все, что им</text:p>
      <text:p text:style-name="P1">нужно. Между тем купцы рассказывают, что двое из них торгуют кожей, а третий</text:p>
      <text:p text:style-name="P1">– тканями. Свои товары они везут великогорским лавочникам и собираются</text:p>
      <text:p text:style-name="P1">получить неплохую прибыль, а затем отправиться на север Полесья – слишком уж</text:p>
      <text:p text:style-name="P1">опасно становится в южных селениях. Вы говорите им то, что велел князь, - что вы</text:p>
      <text:p text:style-name="P1">едете на пограничную заставу нести службу, и просите рассказать, что творится надорогах. Со слов торговцев, безопаснее всего ехать по Купеческому тракту – лихие</text:p>
      <text:p text:style-name="P1">люди сторонятся его, так как по нему часто проезжают отряды дружинников. К</text:p>
      <text:p text:style-name="P1">вечеру можно добраться до деревни Ямы и заночевать там, затем дойти до</text:p>
      <text:p text:style-name="P1">Смолянки, перейти место впадения двух рек – Тяжицы и Мелкой и свернуть на</text:p>
      <text:p text:style-name="P1">дорогу до города Ледяного. А можно взять в Смолянке лодку и спуститься до</text:p>
      <text:p text:style-name="P1">Ледяного по реке. Есть еще один путь – через деревню Приозерье. Для этого надо</text:p>
      <text:p text:style-name="P1">свернуть от Ям на запад, вот только дорога там, как говорят купцы, похуже, и на</text:p>
      <text:p text:style-name="P1">ней нужно держать ухо востро. А от Приозерья только один путь – через озеро на</text:p>
      <text:p text:style-name="P1">лодке, но найти лодочника там несложно. Осторожно расспрашиваете у купцов,</text:p>
      <text:p text:style-name="P1">не знают ли они, что творится в степях, но те и не собираются ничего скрывать от</text:p>
      <text:p text:style-name="P1">вас и не считают ваши вопросы излишним любопытством, ведь все Полесье</text:p>
      <text:p text:style-name="P1">обсуждает эту тему. Купцы рассказывают, что раньше они постоянно ездили в</text:p>
      <text:p text:style-name="P1">Айзарию через степи и зарабатывали неплохие деньги на таких путешествиях. В</text:p>
      <text:p text:style-name="P1">степях нет городов и даже постоянных поселений очень мало, ведь степняки –</text:p>
      <text:p text:style-name="P1">кочевники, и они часто переезжают с места на место со своими стадами. И все же</text:p>
      <text:p text:style-name="P1">в степи есть несколько стоянок, где практически всегда можно кого-нибудь</text:p>
      <text:p text:style-name="P1">встретить – это места, где южане обмениваются товарами (в том числе и с</text:p>
      <text:p text:style-name="P1">приезжими купцами), останавливаются на ночевки, назначают встречи. Сами</text:p>
      <text:p text:style-name="P1">степняки называют такие места «гунами», что на ваш родной язык можно</text:p>
      <text:p text:style-name="P1">перевести как «стойбище». Есть и главный гун, который на языке русичей так и</text:p>
      <text:p text:style-name="P1">называется – Стоянка; как название звучит на языке степняков, купец не помнит.</text:p>
      <text:p text:style-name="P1">Вот и все, что могут рассказать путешественники. После разговора купцы просят</text:p>
      <text:p text:style-name="P1">прощения и поясняют, что они зашли в трактир ненадолго перед тем, как</text:p>
      <text:p text:style-name="P1">отправиться в путь и задержались только, чтобы не обидеть вас. Вы заверяете, что</text:p>
      <text:p text:style-name="P1">прекрасно их понимаете, и благодарите за интересную беседу. После этого купцы</text:p>
      <text:p text:style-name="P1">уходят. Вы допиваете свое пиво и выходите из трактира – 793.</text:p>
      <text:p text:style-name="P1">581.</text:p>
      <text:p text:style-name="P1">Утренний туман, опустившийся на землю, оказывается вам на руку, скрывая</text:p>
      <text:p text:style-name="P1">от посторонних глаз. Хотя скоро он, конечно, рассеется, когда взойдет солнце.</text:p>
      <text:p text:style-name="P1">Вы оказываетесь на границе Полесья. Впереди лежит бескрайняя степь,</text:p>
      <text:p text:style-name="P1">покрытая зеленым ковром. Постепенно воздух проясняется, и вы отчетливо</text:p>
      <text:p text:style-name="P1">видите все это безграничное пространство до самого горизонта. Ни единого</text:p>
      <text:p text:style-name="P1">деревца не видно вокруг. Дышать сухим воздухом тяжело и непривычно, а ведь</text:p>
      <text:p text:style-name="P1">сейчас еще только утро, и в степи довольно прохладно.</text:p>
      <text:p text:style-name="P1">Никакой дороги не видно, и вы ориентируетесь по солнцу, выбрав южное</text:p>
      <text:p text:style-name="P1">направление. Главное – не отклониться в восточную сторону, иначе путешествие</text:p>
      <text:p text:style-name="P1">значительно удлинится. А вообще неплохо было бы найти какой-нибудь</text:p>
      <text:p text:style-name="P1">утоптанный путь, чтобы не сбиться.</text:p>
      <text:p text:style-name="P1">Никаких застав поблизости не видно, и вы уверенно шагаете вперед,</text:p>
      <text:p text:style-name="P1">прекрасно обозревая степь далеко впереди. Через час пути вы замечаете что-то</text:p>
      <text:p text:style-name="P1">впереди справа. Пока непонятно, шатры это или какие-то здания, но, похоже, в</text:p>
      <text:p text:style-name="P1">той стороне находится целый лагерь. Узнать больше можно, лишь подойдяпоближе. Но вы не забываете, что Полесье осталось далеко впереди, и излишнее</text:p>
      <text:p text:style-name="P1"><text:soft-page-break/>любопытство в этих местах может стоить очень дорого. Было бы совсем некстати</text:p>
      <text:p text:style-name="P1">нарваться сейчас на разведчиков, патрулирующих окрестности военного лагеря.</text:p>
      <text:p text:style-name="P1">Итак, что вы предпримите: осторожно пройдете в сторону замеченных</text:p>
      <text:p text:style-name="P1">сооружений (367) или обойдете их далеко стороной (19)?</text:p>
      <text:p text:style-name="P1">582.</text:p>
      <text:p text:style-name="P1">Добрый глоток пива и накопившаяся в дороге усталость делают свое дело, и</text:p>
      <text:p text:style-name="P1">вы, расслабившись, начинаете клевать носом. Задремав, вы склоняете голову и</text:p>
      <text:p text:style-name="P1">отклоняетесь к стене. Сон длится не более получаса, но его вполне достаточно,</text:p>
      <text:p text:style-name="P1">чтобы немного восстановить силы (и 2 Жизни). За это время вас никто не</text:p>
      <text:p text:style-name="P1">потревожил, и вы неплохо отдохнули. Когда сон улетучивается, вы, еще не</text:p>
      <text:p text:style-name="P1">открывая глаза, обнаруживаете, что за соседний столик, который прежде был</text:p>
      <text:p text:style-name="P1">пуст, присели посетители. Вы пока не видите их, но прекрасно слышите. Говорят</text:p>
      <text:p text:style-name="P1">они шепотом, и поэтому, чтобы послушать их разговор, вы решаете пока не</text:p>
      <text:p text:style-name="P1">показывать того, что вы проснулись. Незнакомцы наверняка думают, что вы один</text:p>
      <text:p text:style-name="P1">из подвыпивших завсегдатаев, и на вас можно не обращать внимания.</text:p>
      <text:p text:style-name="P1">- ...да есть там проход, - убедительным тоном шепчет грубый мужской голос.</text:p>
      <text:p text:style-name="P1">– Я точно знаю.</text:p>
      <text:p text:style-name="P1">- Ты сам-то там ходил? – с усмешкой спрашивает собеседник.</text:p>
      <text:p text:style-name="P1">- Нет, но знаю тех, кто ходил. Там ничего опасного нет, поверь мне.</text:p>
      <text:p text:style-name="P1">- Я тебе поверю, а завтра по уши в грязи окажусь.</text:p>
      <text:p text:style-name="P1">- Да есть там тропа, есть, не трусь.</text:p>
      <text:p text:style-name="P1">- Но-но, следи за языком. Не смей называть меня трусом. Воспользуюсь я</text:p>
      <text:p text:style-name="P1">этим путем. Все равно это единственный выход.</text:p>
      <text:p text:style-name="P1">Незнакомцы замолкают. Вы слышите, как они громко глотают свою выпивку.</text:p>
      <text:p text:style-name="P1">Кажется, они не собираются продолжать разговор. Надо решить: продолжать</text:p>
      <text:p text:style-name="P1">притворяться спящим выпивохой в надежде услышать что-нибудь еще (807) или</text:p>
      <text:p text:style-name="P1">открыть глаза и рассмотреть таинственных посетителей – может, стоит обратиться</text:p>
      <text:p text:style-name="P1">к ним напрямую и расспросить, про какой путь они говорили (318)?</text:p>
      <text:p text:style-name="P1">583.</text:p>
      <text:p text:style-name="P1">Багатур приближается, и вы, нет теряя уверенности, идете к нему навстречу.</text:p>
      <text:p text:style-name="P1">- Я ищу Начина, одного из командиров кешиктенов, - говорите вы,</text:p>
      <text:p text:style-name="P1">предупреждая расспросы. Начальник багатуров, действительно собиравшийся вас</text:p>
      <text:p text:style-name="P1">о чем-то спросить, осекается, подозрительно осматривает, но соглашается</text:p>
      <text:p text:style-name="P1">проводить к человеку, которого вы ищете. Вместе вы доходите до одной из</text:p>
      <text:p text:style-name="P1">палаток, и багатур, заглянув в нее, вызывает на улицу отлично сложенного</text:p>
      <text:p text:style-name="P1">мускулистого воина, одетого в доспехи кешиктена. Вы догадываетесь, что это и</text:p>
      <text:p text:style-name="P1">есть Начин. Багатур, приведший вас, остается в стороне, но не уходит, все еще что-то подозревая и будучи наготове отдать приказ, чтобы вас схватили. Начин</text:p>
      <text:p text:style-name="P1">подходит и спрашивает, зачем он вам понадобился.</text:p>
      <text:p text:style-name="P1">- Я слышал, что ты ищешь одну вещь. – Начинаете вы разговор. – Амулет</text:p>
      <text:p text:style-name="P1">богатыря Сухэ.</text:p>
      <text:p text:style-name="P1">- Да, это так, - кивает головой Начин. – Так называемый Амулет Скорости. Но</text:p>
      <text:p text:style-name="P1">это об это знает почти каждый житель города.</text:p>
      <text:p text:style-name="P1">- Но не каждый житель приносит тебе этот амулет, - торжественно</text:p>
      <text:p text:style-name="P1">произносите вы и демонстрируете вещь, о которой только что говорили. Начин</text:p>
      <text:p text:style-name="P1">берет амулет и внимательно его осматривает. Через минуту переводит на вас свой</text:p>
      <text:p text:style-name="P1">взгляд, и теперь вы замечаете в нем нескрываемое восхищение.</text:p>
      <text:p text:style-name="P1">- Да, это он! Несомненно, он! Я долго искал этот амулет и отлично знал, как</text:p>
      <text:p text:style-name="P1">он выглядит, уже давно. Но где ты его взял?</text:p>
      <text:p text:style-name="P1">- Как и говорится в легенде, Сухэ носил его с собой, - равнодушно отвечаете</text:p>
      <text:p text:style-name="P1">вы.</text:p>
      <text:p text:style-name="P1">- Отлично! И ты сумел его достать? Это великолепно! Назови мне цену,</text:p>
      <text:p text:style-name="P1"><text:soft-page-break/>которую ты хочешь за амулет. Ты ведь знаешь, что нельзя забирать его силой,</text:p>
      <text:p text:style-name="P1">иначе можно навлечь на себя проклятие.</text:p>
      <text:p text:style-name="P1">- Тогда вот моя цена: помоги мне пройти во дворец, и амулет твой, - прямо</text:p>
      <text:p text:style-name="P1">говорите вы. Ваше заявление ошарашивает Начина, и на минуту он теряет дар</text:p>
      <text:p text:style-name="P1">речи. Когда он приходит в себя, то пытается уговорить обменять амулет на</text:p>
      <text:p text:style-name="P1">монеты или дорогие вещи, но вы повторяете свою цену. Начин некоторое время</text:p>
      <text:p text:style-name="P1">размышляет, после чего просит подождать. Он подходит к багатуру, с которым вы</text:p>
      <text:p text:style-name="P1">пришли, и что-то долго ему объясняет. Затем он возвращается и объявляет вам,</text:p>
      <text:p text:style-name="P1">что теперь вас проведут прямо во дворец. Вы удивляетесь, насколько этот человек</text:p>
      <text:p text:style-name="P1">желал заполучить Амулет Скорости, если решился на такой поступок. Но он</text:p>
      <text:p text:style-name="P1">выполнил то, что вы просили, и вы должны отдать амулет Начину, исполнив его</text:p>
      <text:p text:style-name="P1">заветную мечту. После этого командир багатуров проводит вас к входу в шатер и</text:p>
      <text:p text:style-name="P1">прикажет своим воинам пропустить вас внутрь – 748.</text:p>
      <text:p text:style-name="P1">584.</text:p>
      <text:p text:style-name="P1">Вступая в степь, вы ожидали, что путешествие будет складываться непросто.</text:p>
      <text:p text:style-name="P1">Но пока ваши опасения оказываются напрасными, и на пустынной дороге не</text:p>
      <text:p text:style-name="P1">возникает никаких препятствий. Быть может, это объясняется тем, что в такую</text:p>
      <text:p text:style-name="P1">невыносимую жару даже вездесущие патрули предпочитают не выходить на</text:p>
      <text:p text:style-name="P1">солнце, и вы решаете, что нужно потерпеть и пройти как можно больше,</text:p>
      <text:p text:style-name="P1">несмотря на ужасный зной.</text:p>
      <text:p text:style-name="P1">Менее чем через час пути вы замечаете впереди несколько шатров. Подойдя</text:p>
      <text:p text:style-name="P1">поближе, вы различаете несколько повозок и нагруженных телег, составленных</text:p>
      <text:p text:style-name="P1">таким образом, что они образуют что-то вроде стены лагеря. От ваших глаз не</text:p>
      <text:p text:style-name="P1">ускользают и несколько фигур воинов, которые медленно прохаживают взад и</text:p>
      <text:p text:style-name="P1">вперед, охраняя подходы к стоянке.</text:p>
      <text:p text:style-name="P1">Сомнений почти нет: скорее всего, впереди один из военных лагерей.</text:p>
      <text:p text:style-name="P1">Смущает в нем лишь большое количество повозок, ведь степняки предпочитаютбыстрые ноги лошадей медленно катящимся колесам. Остается предположить,</text:p>
      <text:p text:style-name="P1">что виднеющийся лагерь как раз и предназначен для обеспечения мобильной</text:p>
      <text:p text:style-name="P1">армии всем необходимым. Если это так, то кочевники сильно изменили свою</text:p>
      <text:p text:style-name="P1">стратегию и подготовились к основательной и долгой войне. Конных разъездов</text:p>
      <text:p text:style-name="P1">поблизости не видно, и миновать лагерь будет не трудно. Достаточно сделать</text:p>
      <text:p text:style-name="P1">большой крюк и выйти с другой его стороны (857). Если же вы хотите поближе</text:p>
      <text:p text:style-name="P1">разглядеть лагерь и попытаться разузнать что-нибудь о планах врага, то можете</text:p>
      <text:p text:style-name="P1">рискнуть и отправиться в разведку (692).</text:p>
      <text:p text:style-name="P1">585.</text:p>
      <text:p text:style-name="P1">- Ого, вот это самородок! Никогда не видел такой большой, - признается</text:p>
      <text:p text:style-name="P1">Унур, когда вы достаете из мешка свою находку. Торговец осматривает кусок</text:p>
      <text:p text:style-name="P1">золота со всех сторон и произносит: - Он не так ценен, как мой свиток, но я</text:p>
      <text:p text:style-name="P1">согласен на обмен. Если ты доплатишь мне 50 монет. Даже при таких условиях я</text:p>
      <text:p text:style-name="P1">иду на значительные уступки, но самородок мне приглянулся, и я готов сбросить</text:p>
      <text:p text:style-name="P1">цену.</text:p>
      <text:p text:style-name="P1">Если у вас есть достаточное количество денег, и вы готовы отдать их вместе с</text:p>
      <text:p text:style-name="P1">самородком – 648, если нет, то откажитесь от сделки, заберите свое золото и</text:p>
      <text:p text:style-name="P1">уходите – 806.</text:p>
      <text:p text:style-name="P1">586.</text:p>
      <text:p text:style-name="P1">Хозяин внимательно смотрит на вас, не понимая, зачем вам это нужно, но</text:p>
      <text:p text:style-name="P1">вряд ли он сможет отгадать ваши мысли, ведь вы и сами толком не знаете, как</text:p>
      <text:p text:style-name="P1">приметы фальшивомонетчиков могут пригодиться в дальнейшем. Наконец,</text:p>
      <text:p text:style-name="P1">трактирщик берет монету и негромко произносит:</text:p>
      <text:p text:style-name="P1">- Ну, если тебе это интересно... Не вижу причин скрывать их приметы, хотя</text:p>
      <text:p text:style-name="P1">еще раз скажу, что помню их плохо. Один высокий, с темными волосами, одет</text:p>
      <text:p text:style-name="P1"><text:soft-page-break/>был в яркий красный кафтан. Другой пониже, смуглый, вооружен был до зубов,</text:p>
      <text:p text:style-name="P1">словно на войну собрался. А третий среднего роста, бледный, под глазами мешки,</text:p>
      <text:p text:style-name="P1">словно он ночами не высыпается.</text:p>
      <text:p text:style-name="P1">Вы благодарите хозяина трактира и говорите, что пока вам больше ничего не</text:p>
      <text:p text:style-name="P1">нужно – 327.</text:p>
      <text:p text:style-name="P1">587.</text:p>
      <text:p text:style-name="P1">Местный пруд, на первый взгляд, не представляет собой ничего особенного,</text:p>
      <text:p text:style-name="P1">но так кажется вам, жителю страны, где есть множество рек и озер. В степи вода</text:p>
      <text:p text:style-name="P1">ценится гораздо больше, и пруд, к которому вы пришли – это одно из тех мест,</text:p>
      <text:p text:style-name="P1">благодаря которому Стоянка сумела собрать такое количество людей и</text:p>
      <text:p text:style-name="P1">превратилась в большой город. Дышать у блестящей водной поверхности гораздо</text:p>
      <text:p text:style-name="P1">легче, чем на душных городских улицах, и вы решаете задержаться у пруданенадолго, чтобы перевести дух и прогуляться среди деревьев. Вы забредаете</text:p>
      <text:p text:style-name="P1">вглубь небольшой рощи, прилегающей к пруду, и в это время слышите вскрик.</text:p>
      <text:p text:style-name="P1">По тонкому голосу вы догадываетесь, что кричала молодая женщина. Пройдя еще</text:p>
      <text:p text:style-name="P1">немного вперед и вглядевшись в просветы между деревьями, вы замечаете четырех</text:p>
      <text:p text:style-name="P1">человек: трое мужчин окружили молодую девушку и что-то настойчиво ей</text:p>
      <text:p text:style-name="P1">объясняют. С того места, где вы стоите, трудно понять, что происходит между</text:p>
      <text:p text:style-name="P1">этими людьми: может, это ограбление, а может, это братья поучают свою</text:p>
      <text:p text:style-name="P1">неразумную сестру. В какой-то миг вам показалось, что женщина пытается</text:p>
      <text:p text:style-name="P1">вырваться, но вы слишком плохо знаете местные законы и обычаи и не сразу</text:p>
      <text:p text:style-name="P1">решаетесь вмешаться. Мужчины вооружены тяжелыми дубинами, и лишь один –</text:p>
      <text:p text:style-name="P1">саблей, но на руках у всех троих заметны внушительные бицепсы.</text:p>
      <text:p text:style-name="P1">Что вы сделаете – подойдете и поинтересуетесь, что происходит (841) или</text:p>
      <text:p text:style-name="P1">оставите местных жителей в покое и займетесь другими делами: поищите</text:p>
      <text:p text:style-name="P1">питейное заведение, о котором слышали у колодца (162) или вернетесь к месту, с</text:p>
      <text:p text:style-name="P1">которого начали путешествие по городу (815)?</text:p>
      <text:p text:style-name="P1">588.</text:p>
      <text:p text:style-name="P1">Яд из родника остается внутри вас, но вы решаете, что пора начать</text:p>
      <text:p text:style-name="P1">смертельную игру. Одним махом вы опустошаете кружку, которую налил древень.</text:p>
      <text:p text:style-name="P1">Теперь ваша очередь набрать для него воды. Какой родник вы выберете для этой</text:p>
      <text:p text:style-name="P1">цели: с прозрачной отравленной водой (81), с голубой (868) или с синей (67)?</text:p>
      <text:p text:style-name="P1">Можете также налить противнику обычной чистой воды (833).</text:p>
      <text:p text:style-name="P1">589.</text:p>
      <text:p text:style-name="P1">Не говоря ни слова, вы освобождаете путь загадочному всаднику. Он молча</text:p>
      <text:p text:style-name="P1">бьет по бокам своей лошади и трогается с места. Быстро набрав прежнюю</text:p>
      <text:p text:style-name="P1">скорость, он уносится прочь, оставив лишь облако пыли, которое постепенно</text:p>
      <text:p text:style-name="P1">рассеивается. Вы провожаете взглядом неожиданного попутчика и идете дальше –</text:p>
      <text:p text:style-name="P1">191.</text:p>
      <text:p text:style-name="P1">590.</text:p>
      <text:p text:style-name="P1">Не забыв, что оборачиваться нельзя ни при каких обстоятельствах, вы</text:p>
      <text:p text:style-name="P1">быстрее идете прочь от поляны. Голос князя становится громче, он уже требует,</text:p>
      <text:p text:style-name="P1">чтобы вы остановились. Вы стискиваете зубы и не обращаете на происходящее</text:p>
      <text:p text:style-name="P1">никакого внимания. Затем уже не князь говорит с вами, а боевые товарищи, потом</text:p>
      <text:p text:style-name="P1">родители... Вот и спасительный пень. Вы встаете на то место, где совсем недавно</text:p>
      <text:p text:style-name="P1">очертили круг, и наваждение исчезает: голоса смолкают, и тишина леса</text:p>
      <text:p text:style-name="P1">нарушается лишь шепотом ветра, путешествующего между верхушками деревьев.</text:p>
      <text:p text:style-name="P1">Вы смотрите на свою руку и не верите своим глазам: в нем то, за чем охотились</text:p>
      <text:p text:style-name="P1">тысячи людей, но так и не смогли добыть – прекрасный цветок папоротника (-100), ослепительно красный, словно пламя в ночи. Вы прячете драгоценную</text:p>
      <text:p text:style-name="P1">находку в вещмешок, и она занимает всего одно место: если цветок не пригодится</text:p>
      <text:p text:style-name="P1">во время путешествия, он, несомненно, пригодится после, когда вы вернетесь в</text:p>
      <text:p text:style-name="P1"><text:soft-page-break/>Великогорск. Еще находясь под впечатлением, вы идете вперед, витая в радужных</text:p>
      <text:p text:style-name="P1">мечтах, и не замечаете, как добираетесь до развилки. Вернее, это даже не</text:p>
      <text:p text:style-name="P1">развилка: вправо, в глубь леса убегает маленькая тропинка. Решитесь свернуть на</text:p>
      <text:p text:style-name="P1">нее и посмотреть, что находится дальше в лесу (384) или не станете обращать на</text:p>
      <text:p text:style-name="P1">нее внимание и пойдете прямо по той же тропе, что и шли (761)?</text:p>
      <text:p text:style-name="P1">591.</text:p>
      <text:p text:style-name="P1">- Скажи, друг, - обращаетесь вы к начальнику заставы. – А нет ли в твоем</text:p>
      <text:p text:style-name="P1">отряде воина по имени Онисим?</text:p>
      <text:p text:style-name="P1">- Да, есть, - утвердительно кивает головой ваш собеседник. – Он тебе нужен?</text:p>
      <text:p text:style-name="P1">- Да, я принес ему весточку от его друга, которого он давно не видел, -</text:p>
      <text:p text:style-name="P1">отвечаете вы.</text:p>
      <text:p text:style-name="P1">- Я думаю, он будет рад ей.</text:p>
      <text:p text:style-name="P1">«Я тоже так думаю», - думаете вы про себя, когда командир уходит за</text:p>
      <text:p text:style-name="P1">Онисимом. Вскоре к вам подходит широкоплечий дружинник с круглым лицом и</text:p>
      <text:p text:style-name="P1">добродушным взглядом. Взглянув на его забавно оттопыренные уши, вы</text:p>
      <text:p text:style-name="P1">понимаете, почему его прозвали Ушастым.</text:p>
      <text:p text:style-name="P1">- Ты принес мне какую-то весть? – интересуется он. – Надеюсь, добрую? Я</text:p>
      <text:p text:style-name="P1">буду рад услышать привет от близких, которых я давно не видел.</text:p>
      <text:p text:style-name="P1">- Да, вчера утром я встретил твоего приятеля Парфена.</text:p>
      <text:p text:style-name="P1">- Парфена? – Лицо Онисима расплывается в улыбке. - Да, это мой друг, хотя</text:p>
      <text:p text:style-name="P1">он и немалый пройдоха. Так он что-то просил передать мне?</text:p>
      <text:p text:style-name="P1">- Он просил сказать, - вы понижаете голос, чтобы вас никто не услышал,</text:p>
      <text:p text:style-name="P1">кроме Онисима, - что за его палаткой в земле есть тайник, где спрятано вино.</text:p>
      <text:p text:style-name="P1">- Тсс, - Онисим прикладывает палец к губам. – Я все понял. Спасибо тебе, я</text:p>
      <text:p text:style-name="P1">уж думал, что не смогу выполнить обещание и парней угостить. А Парфен все-</text:p>
      <text:p text:style-name="P1">таки молодец – придумал, как мне помочь. Ты подожди здесь, а я отлучусь</text:p>
      <text:p text:style-name="P1">ненадолго, загляну в тайник, пока командир не видит.</text:p>
      <text:p text:style-name="P1">Дружинник оставляет вас ненадолго, скрываясь за близлежащими</text:p>
      <text:p text:style-name="P1">палатками. Через некоторое время он возвращается, часто озираясь по сторонам.</text:p>
      <text:p text:style-name="P1">Вы обращаете внимание на то, что под одеждой у него что-то спрятано.</text:p>
      <text:p text:style-name="P1">- Порядок, - радостно шепчет вам Онисим, - все на месте. Знаешь, я так</text:p>
      <text:p text:style-name="P1">благодарен тебе за помощь. Будь добр, не откажи мне, возьми в дорогу вот это, -</text:p>
      <text:p text:style-name="P1">он быстро достает из-под одежды бутылку с темно-красной жидкостью и передает</text:p>
      <text:p text:style-name="P1">вам. Вы в свою очередь прячете бутылку в мешок, стараясь не привлекать</text:p>
      <text:p text:style-name="P1">внимание начальника заставы, который беседует неподалеку со своими</text:p>
      <text:p text:style-name="P1">подчиненными. – Это отличное вино, не какая-нибудь домашняя брага. Попробуй</text:p>
      <text:p text:style-name="P1">его, и ты поймешь, что лучшего напитка ты не пил никогда в жизни. Выпей эту</text:p>
      <text:p text:style-name="P1">бутылку за свое здоровье, а я обязательно произнесу тост в твою честь на</text:p>
      <text:p text:style-name="P1">очередной пирушке.Вы благодарите Онисима, который прощается с вами и возвращается к</text:p>
      <text:p text:style-name="P1">службе. Вино, которое он вам подарил, налито в настоящую стеклянную бутылку,</text:p>
      <text:p text:style-name="P1">а не в дешевую флягу, и займет одно место в заплечном мешке (+260). Бутылки из</text:p>
      <text:p text:style-name="P1">стекла редко встречаются в Полесье, обычно в них разливают напитки самого</text:p>
      <text:p text:style-name="P1">лучшего качества, так что Онисим, скорее всего, говорил правду – вино должно</text:p>
      <text:p text:style-name="P1">быть великолепно на вкус. Вы можете приберечь его или выпить в любое время и</text:p>
      <text:p text:style-name="P1">восстановить 8 Жизней (можно пить любыми дозами, но после первого же глотка</text:p>
      <text:p text:style-name="P1">вино потеряет товарный вид, и его уже никому не предложишь). В пустую</text:p>
      <text:p text:style-name="P1">бутылку затем можно будет налить четыре глотка любой жидкости.</text:p>
      <text:p text:style-name="P1">Заметив, что вы собрались уходить, начальник заставы изъявляет желание</text:p>
      <text:p text:style-name="P1">немного проводить вас. По пути он рассказывает о своей деревне и родных, с</text:p>
      <text:p text:style-name="P1">которыми должен увидеться меньше, чем через неделю – именно через столько</text:p>
      <text:p text:style-name="P1">заканчивается срок его службы на заставе. Затем ваш новый знакомый желает вам</text:p>
      <text:p text:style-name="P1">удачи в пути и возвращается на пост, а вы идете дальше по широкой тропе,</text:p>
      <text:p text:style-name="P1"><text:soft-page-break/>ведущей на юг – 781.</text:p>
      <text:p text:style-name="P1">592.</text:p>
      <text:p text:style-name="P1">Вспомнив о бумагах, найденных у Егупа, вы решаете наудачу показать их</text:p>
      <text:p text:style-name="P1">догнавшим вас кочевникам.</text:p>
      <text:p text:style-name="P1">- Все в порядке, у меня есть пропуск, - произносите вы и тянетесь в мешок. В</text:p>
      <text:p text:style-name="P1">конце концов, терять уже нечего, даже если вы сделаете что-то не то. Из двух</text:p>
      <text:p text:style-name="P1">имеющихся документов вы достаете контракт, который, скорее всего, больше</text:p>
      <text:p text:style-name="P1">подходит для этого случая, и передаете его ближайшему степняку. К счастью, он</text:p>
      <text:p text:style-name="P1">умеет читать, притом не только на своем родном языке. Пробежав глазами по</text:p>
      <text:p text:style-name="P1">строкам, он подзывает своего товарища и негромко объясняет ему что-то. Тот</text:p>
      <text:p text:style-name="P1">кивает головой и отъезжает.</text:p>
      <text:p text:style-name="P1">- Все в порядке, мы не будем тебя задерживать, - громко произносит степняк</text:p>
      <text:p text:style-name="P1">и возвращает вам контракт. После этого всадники разворачивают и скачут</text:p>
      <text:p text:style-name="P1">обратно по тропе. Значение бумаг, найденных у Егупа, так и остается загадкой, но,</text:p>
      <text:p text:style-name="P1">по крайней мере, с помощью них каким-то чудом удалось избежать назревавшей</text:p>
      <text:p text:style-name="P1">схватки. Спрятав документ обратно в мешок, вы быстрым шагом уходите прочь,</text:p>
      <text:p text:style-name="P1">пока кочевники не вернулись – 47.</text:p>
      <text:p text:style-name="P1">593.</text:p>
      <text:p text:style-name="P1">Свернув с тропы, вы направляетесь в открытую степь. Лагерь виднеется</text:p>
      <text:p text:style-name="P1">вдалеке, но ни одного человека, пешего или конного, не заметно. Вы благополучно</text:p>
      <text:p text:style-name="P1">продвигаетесь вперед без каких-либо затруднений – может стоянка не охраняется</text:p>
      <text:p text:style-name="P1">со всей тщательностью, а может, вам просто повезло. Так или иначе, сделав</text:p>
      <text:p text:style-name="P1">большой крюк, вы выходите на тропу с другой стороны лагеря и, не встречая</text:p>
      <text:p text:style-name="P1">никаких препятствий, продолжаете путь – 728.594.</text:p>
      <text:p text:style-name="P1">Степняк выбрал неудачную цель для своей брани и был за это наказан. Его</text:p>
      <text:p text:style-name="P1">лошадь, почуяв неладное, уносится в степь, так что осмотреть седельную сумку</text:p>
      <text:p text:style-name="P1">уже не удастся. Зато карманы поверженного противника в вашем распоряжении.</text:p>
      <text:p text:style-name="P1">При осмотре вы обнаруживаете, что кочевник еще жив. Так как открытой вражды</text:p>
      <text:p text:style-name="P1">между степняками и русичами пока нет, и у вас, в общем-то, нет причин</text:p>
      <text:p text:style-name="P1">ненавидеть этого человека (за свои оскорбления он получил достаточное</text:p>
      <text:p text:style-name="P1">наказание), вы решаете сохранить ему жизнь. А вот найденные у него 3 монеты вы</text:p>
      <text:p text:style-name="P1">забираете в качестве моральной компенсации. Кроме денег несомненный интерес</text:p>
      <text:p text:style-name="P1">представляет меч, которым дрался кочевник. Он несколько короче вашего, но</text:p>
      <text:p text:style-name="P1">сделан довольно искусно, отчего компенсирует длину удобством и легкостью.</text:p>
      <text:p text:style-name="P1">Присмотревшись к клинку, вы замечаете зеленоватый след, который вам хорошо</text:p>
      <text:p text:style-name="P1">знаком. Это коварная отрава, которая наносится на оружие с помощью</text:p>
      <text:p text:style-name="P1">специального раствора. Такие мечи погубили немало могучих воинов, которые не</text:p>
      <text:p text:style-name="P1">успели добраться до противоядия. Если вы хотите, заберите это клинок себе, а</text:p>
      <text:p text:style-name="P1">свой меч оставьте в степи. Если вам жаль выбрасывать оружие, можете положить</text:p>
      <text:p text:style-name="P1">один из мечей в вещмешок, но любой из них займет два места. Если вы будете</text:p>
      <text:p text:style-name="P1">драться найденным мечом, то с первым же ранением будете отравлять своего</text:p>
      <text:p text:style-name="P1">врага. В этом случае при точном ударе вы будете наносить противнику обычный</text:p>
      <text:p text:style-name="P1">урон, а при промахе он все равно потеряет 1 Жизнь от яда с клинка (не забывайте,</text:p>
      <text:p text:style-name="P1">что пока вы не раните соперника хотя бы один раз, яд не начнет действовать).</text:p>
      <text:p text:style-name="P1">Лошадь наверняка вскоре вернется к своему незадачливому хозяину, и он,</text:p>
      <text:p text:style-name="P1">когда очнется, обязательно доберется до дома, так что особо переживать за него не</text:p>
      <text:p text:style-name="P1">стоит. Лучше побеспокоиться о себе и своей миссии и скорее вернуться на дорогу,</text:p>
      <text:p text:style-name="P1">чтобы продолжить путь – 58.</text:p>
      <text:p text:style-name="P1">595.</text:p>
      <text:p text:style-name="P1">Цена выкупа вполне устраивает этого любящего деньги командира. Он,</text:p>
      <text:p text:style-name="P1">стараясь не привлекать внимание своих подчиненных, почтительно</text:p>
      <text:p text:style-name="P1">отвернувшихся в сторону, ссыпает монеты в свой кошелек и презрительным</text:p>
      <text:p text:style-name="P1"><text:soft-page-break/>жестом указывает вам на выход из лагеря, после чего уходит в свой шатер - (252).</text:p>
      <text:p text:style-name="P1">596.</text:p>
      <text:p text:style-name="P1">Вы уверенно отдаете степнякам свое оружие. Их доверие к вам возрастает, но,</text:p>
      <text:p text:style-name="P1">тем не менее, они окружают вас, не давая возможности убежать, и в их</text:p>
      <text:p text:style-name="P1">сопровождении вы направляетесь в лагерь. Приблизившись к входу, командир</text:p>
      <text:p text:style-name="P1">патруля произносит пароль, сделав это так, чтобы вы не услышали, и охрана</text:p>
      <text:p text:style-name="P1">лагеря пропускает конвоирующий вас отряд. Оказавшись внутри, вы можете еще</text:p>
      <text:p text:style-name="P1">лучше рассмотреть все осадные механизмы. Вблизи они выглядят еще болееустрашающе, и вы ощущаете всю мощь, которую несут эти разрушительные</text:p>
      <text:p text:style-name="P1">машины.</text:p>
      <text:p text:style-name="P1">Патруль доводит вас до богатого шатра, который охраняет роскошно одетый</text:p>
      <text:p text:style-name="P1">степняк, вооруженный лишь одной саблей. Командир что-то негромко говорит</text:p>
      <text:p text:style-name="P1">ему, охранник ненадолго уходит в шатер, а затем возвращается, разрешая войти.</text:p>
      <text:p text:style-name="P1">Патруль в полном составе входит внутрь вместе с вами.</text:p>
      <text:p text:style-name="P1">Обстановка внутри шатра дает понять, что Гансухэ – человек знатный и</text:p>
      <text:p text:style-name="P1">уважаемый. Пол устелен мягкими коврами, и вы по щиколотку утопаете в них.</text:p>
      <text:p text:style-name="P1">Сам хозяин лежит посередине палатки на невысокой кровати, отдыхая после</text:p>
      <text:p text:style-name="P1">недавней прогулки. Прямо перед ним стоит стол, уставленный различными</text:p>
      <text:p text:style-name="P1">яствами, но Гансухэ еще не успел притронуться к ним. Кроме него в шатре</text:p>
      <text:p text:style-name="P1">находятся двое телохранителей, готовых в любой момент защитить своего</text:p>
      <text:p text:style-name="P1">господина.</text:p>
      <text:p text:style-name="P1">- Итак, ты говоришь, что тебе нужен я? – подозрительно спрашивает он, не</text:p>
      <text:p text:style-name="P1">вставая.- Так что у тебя за дело?</text:p>
      <text:p text:style-name="P1">Отмалчиваться теперь бессмысленно, нужно что-нибудь ответить. Скажете,</text:p>
      <text:p text:style-name="P1">что вы случайно оказались рядом с лагерем (721), что вы хотите поступить в слуги</text:p>
      <text:p text:style-name="P1">к такому могущественному и знатному господину (405), что вы – новый плотник,</text:p>
      <text:p text:style-name="P1">отправленный из столицы (175) или что вас отправили, чтобы передать кое-что,</text:p>
      <text:p text:style-name="P1">что поможет Гансухэ в его исследованиях (311)? Если же вы не знаете, что сказать,</text:p>
      <text:p text:style-name="P1">можете просто наброситься на этого вельможу с голыми руками, чтобы перед</text:p>
      <text:p text:style-name="P1">смертью забрать жизнь хотя бы одного врага (12).</text:p>
      <text:p text:style-name="P1">597.</text:p>
      <text:p text:style-name="P1">Незнакомец даже не делает попытки остановить вас или окликнуть. Он с</text:p>
      <text:p text:style-name="P1">головой погружен в собственные мысли и не обращает на происходящее вокруг</text:p>
      <text:p text:style-name="P1">никакого внимания. Вы благополучно разминулись с ним, и скоро таинственный</text:p>
      <text:p text:style-name="P1">путник скрывается из вида за очередным поворотом – 699.</text:p>
      <text:p text:style-name="P1">598.</text:p>
      <text:p text:style-name="P1">Вы решаете, что не стоит разговаривать с этим странным человеком,</text:p>
      <text:p text:style-name="P1">похожим на безумца, и осторожно обходите его стороной. Он с улыбкой смотрит</text:p>
      <text:p text:style-name="P1">на вас и не предпринимает попытки вас задержать. Может, этот сумасшедший</text:p>
      <text:p text:style-name="P1">старик считает, что уже достаточно наговорил вам своих откровений?</text:p>
      <text:p text:style-name="P1">Вы беспрепятственно минуете необычного странника и идете дальше.</text:p>
      <text:p text:style-name="P1">Обернувшись, вы видите, что старик, постояв немного, отправляется дальше в</text:p>
      <text:p text:style-name="P1">свою сторону. Неизвестно, что он хотел от вас, но, кажется, вы разрушили его</text:p>
      <text:p text:style-name="P1">планы. Может быть, это к лучшему – 757.</text:p>
      <text:p text:style-name="P1">599.Теперь понятно, что здесь происходит – в ожидании покупателей крестьяне</text:p>
      <text:p text:style-name="P1">решили поразвлечься кулачными боями. Впрочем, часто такие потехи длятся до</text:p>
      <text:p text:style-name="P1">самого вечера, ведь и многие приходящие на рынок покупатели не прочь</text:p>
      <text:p text:style-name="P1">побаловаться силушкой; в Великогорске, во всяком случае, есть даже свои</text:p>
      <text:p text:style-name="P1">чемпионы. К тому времени, как вы подошли, уже состоялось несколько</text:p>
      <text:p text:style-name="P1">поединков. Оглядев толпу, вы приходите к выводу, что посостязаться в удали</text:p>
      <text:p text:style-name="P1">решили сыновья крестьян, приехавших на рынок, а в роли болельщиков</text:p>
      <text:p text:style-name="P1">выступают их же отцы. Впрочем, в таких состязаниях по традиции может принять</text:p>
      <text:p text:style-name="P1"><text:soft-page-break/>участие любой желающий – это только радует толпу. Когда-то и вы помяли</text:p>
      <text:p text:style-name="P1">немало боков на рыночной площади, но затем служба князю заставила позабыть о</text:p>
      <text:p text:style-name="P1">забавах. Впрочем, можно задержаться на полчаса и показать крестьянам, на что</text:p>
      <text:p text:style-name="P1">вы способны. Вы припоминаете, что по правилам тот, кто одержит три победы</text:p>
      <text:p text:style-name="P1">подряд, должен пропустить несколько боев и становится, как его принято</text:p>
      <text:p text:style-name="P1">называть, «удальцом». Это правило разнообразит бои, так как иначе, во-первых, в</text:p>
      <text:p text:style-name="P1">конце концов, побеждать практически все время будет один и тот же боец, во-</text:p>
      <text:p text:style-name="P1">вторых, и чемпиону нужен отдых. В свою очередь, вызвать удальца на бой можно,</text:p>
      <text:p text:style-name="P1">лишь одержав две победы подряд. Среди участников уже определился новый</text:p>
      <text:p text:style-name="P1">удалец – здоровенный детина с забавно выпяченной нижней губой и высоким</text:p>
      <text:p text:style-name="P1">узким лбом. Итак, задержитесь и поучаствуете в кулачных боях (139) или нет (396)?</text:p>
      <text:p text:style-name="P1">600.</text:p>
      <text:p text:style-name="P1">Ночь медленно заползает в город, и пора заканчивать свою прогулку. Из окон</text:p>
      <text:p text:style-name="P1">трактира «Железный меч» уютно льется свет, приманивая одиноких странников.</text:p>
      <text:p text:style-name="P1">Вы застаете трактирщика за протиркой только что вымытой посуды. Рядом с ним</text:p>
      <text:p text:style-name="P1">стоит ведро воды, и хозяин разрешает вам совершенно бесплатно умыться и</text:p>
      <text:p text:style-name="P1">напиться чистой воды, а если надо – наполнить ею флягу (1 глоток добавит 1</text:p>
      <text:p text:style-name="P1">Жизнь). Сегодня последняя ночь, которую можно провести в полной</text:p>
      <text:p text:style-name="P1">безопасности. Завтра вам придется перейти границу и пробираться через степи,</text:p>
      <text:p text:style-name="P1">принадлежащие врагу. Поэтому, может, не стоит скупиться – комната в трактире</text:p>
      <text:p text:style-name="P1">стоит всего 3 монеты? Найти другое место для ночлега в чужом городе будет</text:p>
      <text:p text:style-name="P1">непросто, не оставаться же на улице. Заплатите требуемую сумму и снимите</text:p>
      <text:p text:style-name="P1">комнату (336) или попробуете найти что-нибудь подешевле (120)?</text:p>
      <text:p text:style-name="P1">601.</text:p>
      <text:p text:style-name="P1">Город Ледяной был построен по приказу князя Стрельны, из стратегических</text:p>
      <text:p text:style-name="P1">соображений пожелавшего иметь крепость рядом с границей. Вы поражаетесь</text:p>
      <text:p text:style-name="P1">дальновидности местного правителя: город имеет сухопутное сообщение с</text:p>
      <text:p text:style-name="P1">Купеческим трактом, а в случае осады войска могут прибывать прямо с озера.</text:p>
      <text:p text:style-name="P1">Высокие стены с узкими бойницами не позволят врагу подойти близко, а</text:p>
      <text:p text:style-name="P1">потайные выходы преподнесут противнику сюрпризы в виде неожиданных</text:p>
      <text:p text:style-name="P1">вылазок. Основное население Ледяного – это воины, несущие службу на границе.Многие из них прибывают с южных земель, чтобы затем снова вернуться в свои</text:p>
      <text:p text:style-name="P1">родные места. Специально для них построены многочисленные казармы, в</text:p>
      <text:p text:style-name="P1">которых мало кто прожил больше, чем один-два года. Но есть в городе и коренные</text:p>
      <text:p text:style-name="P1">жители, в том числе немногочисленные торговцы и ремесленники. Снабжается</text:p>
      <text:p text:style-name="P1">город в основном за счет других селений, посылающих продовольствие и все</text:p>
      <text:p text:style-name="P1">необходимое для защитников Полесья. Хотя граница примыкает непосредственно</text:p>
      <text:p text:style-name="P1">только к Стрельне и Овражью, расположенному далеко на востоке, ее охрана – это</text:p>
      <text:p text:style-name="P1">общее дело всех русичей, и все князья и старейшины Полесья это прекрасно</text:p>
      <text:p text:style-name="P1">понимают. Вы вступаете на одну из строгих улочек Ледяного, содержащуюся в</text:p>
      <text:p text:style-name="P1">образцовом порядке. Когда вы попадаете в Ледяной, у вас даже в мирное время</text:p>
      <text:p text:style-name="P1">появляется чувство, будто вы попали в военный лагерь с его непререкаемой</text:p>
      <text:p text:style-name="P1">дисциплиной и строгими правилами.</text:p>
      <text:p text:style-name="P1">Несколько дружинников проходит мимо, но им нет дело до вас: в городе</text:p>
      <text:p text:style-name="P1">всегда много самых разных воинов со всех сторон Полесья, и все к этому давно</text:p>
      <text:p text:style-name="P1">привыкли. Пока вы бродили по улицам, солнце опускается к самому горизонту.</text:p>
      <text:p text:style-name="P1">Наверное, в первую очередь стоит поискать трактир, в котором можно</text:p>
      <text:p text:style-name="P1">остановиться этой ночью (109). Также можете поискать торговцев (740) или</text:p>
      <text:p text:style-name="P1">наведаться к городовому воеводе (254). Не забудьте поужинать, если ничего не ели</text:p>
      <text:p text:style-name="P1">в течение дня, иначе потеряете 6 Жизней.</text:p>
      <text:p text:style-name="P1">602.</text:p>
      <text:p text:style-name="P1">Все же лес с непреодолимой силой тянет вас к себе, и вы не удерживаетесь и</text:p>
      <text:p text:style-name="P1"><text:soft-page-break/>сходите на тропу. Поначалу она действительно уверенно бежит вперед, никуда не</text:p>
      <text:p text:style-name="P1">сворачивая. Однако вскоре вы начинаете замечать, что тропа становится уже, а лес</text:p>
      <text:p text:style-name="P1">вокруг – гуще. Но вы уже слишком далеко ушли от дороги, чтобы поворачивать</text:p>
      <text:p text:style-name="P1">назад. К тому же явных опасностей окружающая чаща не таит, а старые деревья</text:p>
      <text:p text:style-name="P1">хоть и скрипят противно и зловеще, но в то же время ничем не отличаются от тех,</text:p>
      <text:p text:style-name="P1">что вы встречали в других местах. Поэтому вы идете вперед, ни на что не обращая</text:p>
      <text:p text:style-name="P1">внимания. Через некоторое время дорожка, по которой вы идете, врезается в</text:p>
      <text:p text:style-name="P1">неширокую тропинку, бегущую с севера, и вы вынуждены свернуть на нее.</text:p>
      <text:p text:style-name="P1">Недолго думая, вы направляетесь в юго-восточном направлении – 700.</text:p>
      <text:p text:style-name="P1">603.</text:p>
      <text:p text:style-name="P1">Тропинка не собирается исчезать и уверенно ведет вперед. Несколько раз</text:p>
      <text:p text:style-name="P1">приходится переступать через поваленные деревья, но это не сильно осложняет</text:p>
      <text:p text:style-name="P1">путешествие. Верхом в этих местах проехать, конечно, было бы нелегко. Зато здесь</text:p>
      <text:p text:style-name="P1">никто не побеспокоит вас, стена деревьев надежно укрыла от любопытных взоров.</text:p>
      <text:p text:style-name="P1">Вокруг становится все тише, за деревьями часто слышно шуршание. Среди</text:p>
      <text:p text:style-name="P1">величественных сосен часто попадаются лиственницы, реже – изящные березы.</text:p>
      <text:p text:style-name="P1">Пройдя несколько шагов, вы чувствуете легкое головокружение. Что-то</text:p>
      <text:p text:style-name="P1">происходит, деревья перед глазами бросились в бешеный пляс, но черезмгновение застлавший было взор туман спадает, и вы видите, что все также стоите</text:p>
      <text:p text:style-name="P1">на тропинке. Вроде ничего не произошло, но, оглядевшись вокруг, вы не можете</text:p>
      <text:p text:style-name="P1">избавиться от ощущения, что позади совсем не та дорога, по которой вы только</text:p>
      <text:p text:style-name="P1">что шли. Сказать это наверняка трудно: вокруг все те же деревья, все тот же</text:p>
      <text:p text:style-name="P1">шелест над головой и в глубине леса... Что это, проделки местных духов?</text:p>
      <text:p text:style-name="P1">Оглядевшись лучше, вы замечаете, что многие деревья повалены, как будто</text:p>
      <text:p text:style-name="P1">здесь часто бывают грозы. Одна из сосен навалилась на свою подругу рядом с</text:p>
      <text:p text:style-name="P1">дорогой, и вы едва не задели рукавом смоляной ствол. В одном месте кусты так</text:p>
      <text:p text:style-name="P1">разрослись, что захватили часть тропинки. Приходится обходить их стороной, к</text:p>
      <text:p text:style-name="P1">тому же рядом торчит гнилой пень, мешающий пройти, за которым спряталась</text:p>
      <text:p text:style-name="P1">молодая сосна, склонившая над ним свои ветки. Вы осторожно минуете</text:p>
      <text:p text:style-name="P1">неожиданно возникшие препятствия и ускоряете шаг. Пора выбираться из этой</text:p>
      <text:p text:style-name="P1">глуши, вы почти осязаете неведомое волшебство, разлитое в воздухе.</text:p>
      <text:p text:style-name="P1">Тропа понемногу начинает заворачивать влево, но выводить на тракт, судя по</text:p>
      <text:p text:style-name="P1">всему, не собирается. Немного погодя вы замечаете тропку, приветливо</text:p>
      <text:p text:style-name="P1">убегающую вправо, еще глубже в лес. Если интересно поблуждать по дебрям,</text:p>
      <text:p text:style-name="P1">можно свернуть вправо (384). Если подобного желания не имеете – продолжайте</text:p>
      <text:p text:style-name="P1">идти прямо (761).</text:p>
      <text:p text:style-name="P1">604.</text:p>
      <text:p text:style-name="P1">Вы нанесли своим противником несколько опасных ран, и они, не желая</text:p>
      <text:p text:style-name="P1">больше получать удары вашего меча, убегают прочь. Вы стираете с клинка кровь и</text:p>
      <text:p text:style-name="P1">прячете его в ножны. В это время вы видите, что девушка, которую вы выручили,</text:p>
      <text:p text:style-name="P1">выходит из-за ближайших деревьев и приближается к вам. Это довольно милая</text:p>
      <text:p text:style-name="P1">степнячка, которой едва ли исполнилось восемнадцать лет.</text:p>
      <text:p text:style-name="P1">- Спасибо тебе, добрый человек! – искренне благодарит она вас. – Возможно,</text:p>
      <text:p text:style-name="P1">ты спас меня от бесчестья. Тот человек, что посмел назвать меня своим женихом,</text:p>
      <text:p text:style-name="P1">сватал меня, но он бесчестный человек и негодяй, настоящий разбойник. Мой</text:p>
      <text:p text:style-name="P1">отец – порядочный горожанин, и он отказал этому мерзавцу. Тогда он</text:p>
      <text:p text:style-name="P1">подкараулил меня здесь, в роще, и неизвестно, что бы он со мной сделал, если бы</text:p>
      <text:p text:style-name="P1">не ты. Пойдем к нам в дом, мой отец будет рад поговорить с тобой и предложить</text:p>
      <text:p text:style-name="P1">любую помощь.</text:p>
      <text:p text:style-name="P1">Помощь местного жителя – это как раз то, что вам сейчас нужно, и вы</text:p>
      <text:p text:style-name="P1">соглашаетесь на предложение девушки. Домом она называет большой шатер,</text:p>
      <text:p text:style-name="P1">который расположен недалеко от пруда. Она манит вас рукой, предлагая войти, и</text:p>
      <text:p text:style-name="P1"><text:soft-page-break/>вы, не чувствуя никакой опасности, входите внутрь, но тут же замираете на месте.</text:p>
      <text:p text:style-name="P1">Вас встречает немолодой нукер в полном обмундировании – вы сразу узнаете его</text:p>
      <text:p text:style-name="P1">по нашивке и поясу. Но он даже не пытается предпринять какие-то враждебные</text:p>
      <text:p text:style-name="P1">действия. Девушка бросается к нему на шею и что-то долго шепчет ему на ухо.</text:p>
      <text:p text:style-name="P1">Теперь вы догадываетесь, что это и есть ее отец, который только что вернулся со</text:p>
      <text:p text:style-name="P1">службы. Когда дочь нукера отходит в сторону, он приближается к вам и сердечно</text:p>
      <text:p text:style-name="P1">пожимает руку.- Спасибо тебе, друг! – говорит он. – Ты спас мою дочь и можешь просить что</text:p>
      <text:p text:style-name="P1">угодно – я сделаю все, что в моих силах. А эти негодяи больше не появятся в этом</text:p>
      <text:p text:style-name="P1">городе.</text:p>
      <text:p text:style-name="P1">Конечно, вы понимаете, что перед вами воин гвардии хана, но, кажется, он</text:p>
      <text:p text:style-name="P1">очень любит свою дочь и не станет предавать ее спасителя. Тщательно все взвесив,</text:p>
      <text:p text:style-name="P1">вы на всякий случай спрашиваете у своего нового друга:</text:p>
      <text:p text:style-name="P1">- Мне действительно нужна помощь. Но сначала ответь мне на такой вопрос:</text:p>
      <text:p text:style-name="P1">если я попрошу тебя о том, чтобы ты преступил свои законы, клянешься ли хотя</text:p>
      <text:p text:style-name="P1">бы не выдавать меня, если уж не захочешь помогать?</text:p>
      <text:p text:style-name="P1">Ваш вопрос озадачивает нукера. Около минуты он думает, после чего</text:p>
      <text:p text:style-name="P1">отвечает.</text:p>
      <text:p text:style-name="P1">- Хорошо, я клянусь тебе в этом. Изложи свою просьбу, после чего я отвечу,</text:p>
      <text:p text:style-name="P1">буду ли я тебе помогать. В любом случае ты уйдешь отсюда, ничего не опасаясь.</text:p>
      <text:p text:style-name="P1">- Мне нужно попасть в шатер хана, - напрямую заявляете вы.</text:p>
      <text:p text:style-name="P1">Нукер смотрит на вас с удивлением, после чего садится на один из ковров и</text:p>
      <text:p text:style-name="P1">задумывается. Он начинает снимать свои доспехи и оружие и, когда полностью</text:p>
      <text:p text:style-name="P1">разоблачается, наконец, отвечает:</text:p>
      <text:p text:style-name="P1">- Я действительно не должен помогать тебе в таком деле. Но ты спас мою</text:p>
      <text:p text:style-name="P1">дочь. После смерти жены я поклялся беречь ее, и я готов даже поступиться</text:p>
      <text:p text:style-name="P1">службой и долгом ради нее. Однако сейчас до этого не дойдет. Дело в том, что при</text:p>
      <text:p text:style-name="P1">всем желании я не смогу помочь тебе. Входить в шатер хана разрешено лишь</text:p>
      <text:p text:style-name="P1">кешиктеном и багатурам. Все, что я могу сделать для тебя – это познакомить с</text:p>
      <text:p text:style-name="P1">человеком, который может придумать что-нибудь, чтобы тебя пропустили во</text:p>
      <text:p text:style-name="P1">двор, а там тебе придется действовать самому. Но за свои услуги мой знакомый</text:p>
      <text:p text:style-name="P1">возьмет с тебя не менее двадцати монет.</text:p>
      <text:p text:style-name="P1">Вы раздумываете над словами нукера. Вам повезло, что он согласился хоть</text:p>
      <text:p text:style-name="P1">как-нибудь помочь, но во дворе без нужных пропусков вас могут схватить, а затем</text:p>
      <text:p text:style-name="P1">казнить. Подумайте хорошенько прежде, чем решить, что делать: знакомиться с</text:p>
      <text:p text:style-name="P1">другом нукера (809) или поблагодарить отца девушки и покинуть его шатер (815)?</text:p>
      <text:p text:style-name="P1">605.</text:p>
      <text:p text:style-name="P1">Хозяин умеет держать язык за зубами и не выдает чужих секретов, хотя вы</text:p>
      <text:p text:style-name="P1">уверены, что он знает их немало. Вы предлагаете ему деньги за полезную</text:p>
      <text:p text:style-name="P1">информацию, но трактирщик лишь вежливо улыбается в ответ и качает головой.</text:p>
      <text:p text:style-name="P1">Однако, узнав, что вы отправляетесь на юг, он готов совершенно бесплатно</text:p>
      <text:p text:style-name="P1">рассказать немного о ведущей туда дороге.</text:p>
      <text:p text:style-name="P1">До границы ведет лишь Купеческий тракт, никаких других путей в степь из</text:p>
      <text:p text:style-name="P1">Каменки нет. И лучше не пытаться их искать: к западу от тракта расстелись Сизые</text:p>
      <text:p text:style-name="P1">болота, а к востоку – непроходимая местность, недаром получившая название</text:p>
      <text:p text:style-name="P1">Древний бурелом. У границы стоит большая застава русичей, а вот со стороны</text:p>
      <text:p text:style-name="P1">степей никаких укреплений нет: кочующие степняки редко строят их. За заставой</text:p>
      <text:p text:style-name="P1">начнутся бесконечные степи. Купеческий тракт ведет прямиком в столицу южан –</text:p>
      <text:p text:style-name="P1">в Стоянку. По понятиям русичей городом ее назвать трудно, да и сами степнякиназывают такие селения стойбищами или гунами на их собственном языке. В</text:p>
      <text:p text:style-name="P1">Стоянку и другие гуны постоянно приходят новые семьи, а через некоторое время</text:p>
      <text:p text:style-name="P1">они вновь возвращаются в степи. Однако в гунах всегда можно кого-нибудь найти,</text:p>
      <text:p text:style-name="P1">настолько часто они посещаются степняками. В своих своеобразных селениях</text:p>
      <text:p text:style-name="P1"><text:soft-page-break/>южане обмениваются друг с другом и приезжающими купцами товарами и</text:p>
      <text:p text:style-name="P1">сплетнями, назначают встречи, собираются перед войной. Трактирщик советует</text:p>
      <text:p text:style-name="P1">вам быть осторожнее, если вы приблизитесь к одному из гунов: степняки в</text:p>
      <text:p text:style-name="P1">последнее время враждебно относятся к путникам с севера и могут напасть на вас</text:p>
      <text:p text:style-name="P1">без предупреждения. Однако, замечает хозяин, война еще не объявлена, и у</text:p>
      <text:p text:style-name="P1">любого русича есть шанс благополучно пересечь хоть всю степь; самые смелые</text:p>
      <text:p text:style-name="P1">купцы до сих пор продолжают водить свои караваны в Стоянку. Наклонившись,</text:p>
      <text:p text:style-name="P1">трактирщик шепотом добавляет, что в степях и особенно на границе нужно</text:p>
      <text:p text:style-name="P1">опасаться не только южан, но и разбойников. Последние слова он говорит</text:p>
      <text:p text:style-name="P1">шепотом, словно боится, что его могут услышать.</text:p>
      <text:p text:style-name="P1">Больше хозяину трактира нечего вам рассказать, если, конечно, вы сами не</text:p>
      <text:p text:style-name="P1">хотите его о чем-нибудь спросить. Он быстро убегает к посетителям, которые уже</text:p>
      <text:p text:style-name="P1">заждались свое пиво.</text:p>
      <text:p text:style-name="P1">Теперь можете подсесть к какой-нибудь шумной компании и попытаться</text:p>
      <text:p text:style-name="P1">выведать еще что-нибудь (521) или выйти на улицу (768).</text:p>
      <text:p text:style-name="P1">606.</text:p>
      <text:p text:style-name="P1">- У меня есть одно средство, которое может вам помочь, - сообщаете вы</text:p>
      <text:p text:style-name="P1">торговцу.</text:p>
      <text:p text:style-name="P1">- Прости, путник, но я уже не верю в то, что бедной девушке можно помочь.</text:p>
      <text:p text:style-name="P1">И все равно спасибо тебе за участие в нашем горе. Я, конечно, готов купить твое</text:p>
      <text:p text:style-name="P1">средство за приемлемую цену – вдруг оно все-таки поможет?</text:p>
      <text:p text:style-name="P1">- Это вода, но она не совсем обычная, - говорите вы, доставая заветную флягу с</text:p>
      <text:p text:style-name="P1">живой водой. – Пока я не прошу ничего за нее. Вот если она подействует – тогда и</text:p>
      <text:p text:style-name="P1">поговорим о награде.</text:p>
      <text:p text:style-name="P1">- О, тогда можешь не сомневаться, я щедро заплачу тебе! Ну что же, терять</text:p>
      <text:p text:style-name="P1">надежду нельзя. Сейчас я позову сына.</text:p>
      <text:p text:style-name="P1">Торговец выходит из шатра и возвращается через несколько минут со своим</text:p>
      <text:p text:style-name="P1">сыном.</text:p>
      <text:p text:style-name="P1">- Вот этот добрый человек, - говорит хозяин шатра, указывая на вас. – Он</text:p>
      <text:p text:style-name="P1">хочет помочь нам.</text:p>
      <text:p text:style-name="P1">-О, я бы все отдал за то, чтобы моя любимая проснулась от этого ужасного</text:p>
      <text:p text:style-name="P1">сна! – горестно восклицает молодой человек.</text:p>
      <text:p text:style-name="P1">- Тогда возьми эту воду и обрызгай свою возлюбленную, а еще лучше – дай ей</text:p>
      <text:p text:style-name="P1">сделать несколько глотков, - предлагаете вы.</text:p>
      <text:p text:style-name="P1">Юноша берет вашу флягу с живой водой и выходит на улицу. Вы вместе с</text:p>
      <text:p text:style-name="P1">торговцем следуете за ним. Обойдя палатку отца, парень приближается к одному</text:p>
      <text:p text:style-name="P1">из шатров.- Пожалуйста, подожди здесь, - просит он. – Ты, конечно, очень добр и не</text:p>
      <text:p text:style-name="P1">желаешь нам зла, но этот шатер священен для меня, и я никого не пускаю к своей</text:p>
      <text:p text:style-name="P1">Сарнай.</text:p>
      <text:p text:style-name="P1">Юноша входит внутрь, а вы остаетесь снаружи, спрятавшись в тень.</text:p>
      <text:p text:style-name="P1">Несколько следующих минут проходит в полной тишине и тревожном ожидании.</text:p>
      <text:p text:style-name="P1">Внезапно раздается громкий крик. Но это крик безграничной радости, крик</text:p>
      <text:p text:style-name="P1">счастья.</text:p>
      <text:p text:style-name="P1">- Отец! Отец! – слышите вы вслед за этим. – Она открыла глаза!</text:p>
      <text:p text:style-name="P1">Торговец со слезами на глазах врывается в шатер. Вы, считая, что теперь</text:p>
      <text:p text:style-name="P1">имеет на это право, входите следом. Перед вашими глазами предстает роскошно</text:p>
      <text:p text:style-name="P1">убранный шатер. Посреди его расположено ложе, на котором лежит прекрасная</text:p>
      <text:p text:style-name="P1">девушка. Она действительно очень красива, и имя Сарнай – Роза – очень ей</text:p>
      <text:p text:style-name="P1">подходит. Она очень бледна и слаба, но ее глаза действительно широко открыты и</text:p>
      <text:p text:style-name="P1">влюблено смотрят на радостного жениха.</text:p>
      <text:p text:style-name="P1">- Это чудо! – восклицает торговец, расплакавшись. – Чудо! Ты спас любовь</text:p>
      <text:p text:style-name="P1">моего сына! – обращается он к вам. – Все эти месяцы мы ждали именно тебя, и ты</text:p>
      <text:p text:style-name="P1"><text:soft-page-break/>пришел.</text:p>
      <text:p text:style-name="P1">Благодарный юноша не в силах оторвать взгляд от своей спасенной невесты,</text:p>
      <text:p text:style-name="P1">но все же пересиливает себя и подходит к вам. Не в силах ничего сказать он просто</text:p>
      <text:p text:style-name="P1">крепко обнимает вас и возвращается к возлюбленной. Он все больше приходит в</text:p>
      <text:p text:style-name="P1">себя и одаривает присутствующих чудесной улыбкой.</text:p>
      <text:p text:style-name="P1">- Пойдем, оставим их наедине, - предлагает торговец. – У них накопилось</text:p>
      <text:p text:style-name="P1">слишком много слов.</text:p>
      <text:p text:style-name="P1">Вы забираете остатки живой воды (еще половина фляги!) и возвращаетесь в</text:p>
      <text:p text:style-name="P1">шатер растроганного отца жениха.</text:p>
      <text:p text:style-name="P1">- Ты вернул нам нашу Сарнай, - говорит торговец, немного успокоившись. –</text:p>
      <text:p text:style-name="P1">Теперь ты самый желанный гость для нас. Оставайся в Кимисе столько, сколько</text:p>
      <text:p text:style-name="P1">хочешь, я позабочусь о том, чтобы ты ни в чем не нуждался.</text:p>
      <text:p text:style-name="P1">- К сожалению, я не могу этого сделать, - сообщаете вы. – Мне нужно</text:p>
      <text:p text:style-name="P1">немедленно уходить отсюда.</text:p>
      <text:p text:style-name="P1">- Очень жаль, - расстраивается степняк. – Но я надеюсь, что мы еще</text:p>
      <text:p text:style-name="P1">встретимся. Тогда прими в дар этот алмаз (-165) (тот самый, который торговец</text:p>
      <text:p text:style-name="P1">предлагал ранее; если вы его уже купили, то вам вернут потраченные деньги). А</text:p>
      <text:p text:style-name="P1">кроме камня возьми 30 монет. Это лишь деньги, и они не способны выразить</text:p>
      <text:p text:style-name="P1">благодарность наших сердец, но, надеюсь, они пригодятся тебе в путешествии.</text:p>
      <text:p text:style-name="P1">- Не сомневайся – я придумаю, что с ними сделать, - отвечаете вы, принимая</text:p>
      <text:p text:style-name="P1">дар.</text:p>
      <text:p text:style-name="P1">Торговец еще много раз благодарит вас, пока вы не покидаете его шатер – у</text:p>
      <text:p text:style-name="P1">вас не так много времени, чтобы задерживаться у него – 158.</text:p>
      <text:p text:style-name="P1">607.</text:p>
      <text:p text:style-name="P1">Сейчас ясный день, а охотники рассказывали, что домового можно увидеть</text:p>
      <text:p text:style-name="P1">ночью. Но что мешает вам сделать попытку? Ведь не ждать же наступлениятемноты. Вы интересуетесь у крестьянина, кто сейчас дома, на что он отвечает, что</text:p>
      <text:p text:style-name="P1">внутри никого нет, так как его родные тоже опасаются взбесившуюся утварь и</text:p>
      <text:p text:style-name="P1">ушли в гости. Это вам на руку. Вы говорите, что можете ему помочь, но просите</text:p>
      <text:p text:style-name="P1">поискать какую-нибудь старую одежду, которую можно основательно испачкать.</text:p>
      <text:p text:style-name="P1">Крестьянин, у которого появилась надежда на избавление от несчастий, бегом</text:p>
      <text:p text:style-name="P1">бросается в избу и возвращается со старой курткой и штанами, измазанными в</text:p>
      <text:p text:style-name="P1">земле. Это то, что нужно. Вы просите его пока не заходить во двор и никого не</text:p>
      <text:p text:style-name="P1">пускать, после чего тихонько открываете калитку и проскальзываете внутрь. Здесь</text:p>
      <text:p text:style-name="P1">вы наскоро переодеваетесь в одежду, принесенную хозяином дома, и</text:p>
      <text:p text:style-name="P1">направляетесь к хлеву. Неслышно пробираетесь внутрь и прячетесь за одну из</text:p>
      <text:p text:style-name="P1">лошадей. Надежды на то, что домовой появится сейчас, конечно, мало, но, с</text:p>
      <text:p text:style-name="P1">другой стороны, хозяев в доме нет, и домашний дух должен чувствовать себя</text:p>
      <text:p text:style-name="P1">свободно. Около получаса вы сидите в напрасном ожидании, слушая лишь звуки,</text:p>
      <text:p text:style-name="P1">издаваемые животными, находящимися в хлеву. Невольно задаетесь вопросом,</text:p>
      <text:p text:style-name="P1">почему они не на пастбище, но даже не пытаетесь сделать какие-либо</text:p>
      <text:p text:style-name="P1">предположения, будучи не слишком искушенным в скотоводстве. Домового не</text:p>
      <text:p text:style-name="P1">видно, и вы решаетесь на меру, которой пренебрегли в начале – находите</text:p>
      <text:p text:style-name="P1">свободный хомут и надеваете его на шею, притаившись между лошадьми. Когда</text:p>
      <text:p text:style-name="P1">непривычная ноша надоедает, и вы уже готовы отказаться от своей затеи, в хлеву</text:p>
      <text:p text:style-name="P1">послышался необычный шум. Неужели везение сегодня на вашей стороне?</text:p>
      <text:p text:style-name="P1">Прислушавшись, вы ясно различаете мелкие шаги и тревожное бормотание.</text:p>
      <text:p text:style-name="P1">Выглянув из-за морды ближайшей лошади, вы сразу замечаете того, кто издает</text:p>
      <text:p text:style-name="P1">эти звуки. Маленький седой старичок, даже в эту ужасную жару одетый в</text:p>
      <text:p text:style-name="P1">короткий полушубок, ходит между животными, подкармливая скотину.</text:p>
      <text:p text:style-name="P1">Постепенно он приближается к вам и вот уже сует хлеб лошади, стоящей рядом.</text:p>
      <text:p text:style-name="P1">Еще чуть-чуть, и домовой, сделав шаг в сторону, оказывается прямо перед вами и</text:p>
      <text:p text:style-name="P1"><text:soft-page-break/>оторопело замирает, как вкопанный. Он явно не ожидал вас увидеть и несколько</text:p>
      <text:p text:style-name="P1">секунд не может вымолвить ни слова. Затем он отбрасывает приготовленный корм</text:p>
      <text:p text:style-name="P1">в сторону и сердито упирается руками в бока.</text:p>
      <text:p text:style-name="P1">- Это еще что?! – басистым голосом произносит он. – Теперь гости вместо</text:p>
      <text:p text:style-name="P1">лошадей в хлеву живут? – Кажется, он не собирается на вас нападать, и вы</text:p>
      <text:p text:style-name="P1">снимаете хомут, ограничившись скромным молчанием. – Тебя хозяин подослал,</text:p>
      <text:p text:style-name="P1">да? Этот остолоп ничего получше придумать не мог? Ладно, шут с вами. Скажи</text:p>
      <text:p text:style-name="P1">ему, чтобы Бурку вернул, тогда я прощу его. И вот что. Тут по соседству брат мой</text:p>
      <text:p text:style-name="P1">жил, Груня, да давеча ушел он на юг. Ты человек, много ходишь, да еще и</text:p>
      <text:p text:style-name="P1">пройдоха, как я погляжу, хороший. Вот этот горшок надо отнести в Дымчатый лес</text:p>
      <text:p text:style-name="P1">к Старому кедру, слыхал о таком? Он там прямо в центре леса растет. Сам отнеси</text:p>
      <text:p text:style-name="P1">или заплати кому, понял? – Домовой, не желающий слушать никаких</text:p>
      <text:p text:style-name="P1">возражений, словно вы ему чем-то обязаны, сплевывает на пол и в одно мгновение</text:p>
      <text:p text:style-name="P1">исчезает, не удосужившись произнести больше ни слова. На месте, где он только</text:p>
      <text:p text:style-name="P1">что стоял, остается лежать старый железный горшок. Хорошо еще, что не</text:p>
      <text:p text:style-name="P1">глиняный, который разбился бы при первой же драке. Можете взять посылку</text:p>
      <text:p text:style-name="P1">домового с собой (+290), она займет одно место в мешке. Пока вы не поняли, о чем</text:p>
      <text:p text:style-name="P1">он там бурчал, но, возможно, что-нибудь прояснится позже.А пока вы выходите из хлева и зовете хозяина. Крестьянин мигом прибегает к</text:p>
      <text:p text:style-name="P1">вам, но вы, находясь под впечатлением от последнего приключения, лишь</text:p>
      <text:p text:style-name="P1">коротко просите его принести воды. Когда ваше пожелание исполняется, вы</text:p>
      <text:p text:style-name="P1">начинаете смывать с себя грязь, попутно объясняя крестьянину, что все его беды</text:p>
      <text:p text:style-name="P1">из-за того, что он разозлил домового, что-то сделав с Буркой. Услышав это имя,</text:p>
      <text:p text:style-name="P1">хозяин хлопает себя по лбу.</text:p>
      <text:p text:style-name="P1">- Вот в чем дело! – Теперь его осенило. – Бурка – это лошадь моя была. Я ее с</text:p>
      <text:p text:style-name="P1">неделю назад продал. Вот почему она всегда и причесана была лучше всех, и</text:p>
      <text:p text:style-name="P1">накормлена. Видать, любимая лошадка у домового была. Ну что же делать, верну</text:p>
      <text:p text:style-name="P1">я Бурку, прямо сегодня за ним отправлюсь. – Последние слова он произносит</text:p>
      <text:p text:style-name="P1">громко, рассчитывая, видимо, на то, чтобы его услышал домовой.</text:p>
      <text:p text:style-name="P1">После этого крестьянин благодарит вас. За помощь он предлагает вам</text:p>
      <text:p text:style-name="P1">отведать или взять с собой немного сушеной рыбки (займет 1 место, восстановит 2</text:p>
      <text:p text:style-name="P1">Жизни) – это все, что он может вам дать. Требовать что-то большее от бедного</text:p>
      <text:p text:style-name="P1">деревенского жителя бессмысленно, поэтому остается довольствоваться его</text:p>
      <text:p text:style-name="P1">искренней благодарностью - (484).</text:p>
      <text:p text:style-name="P1">608.</text:p>
      <text:p text:style-name="P1">Вы неожиданно появляетесь из кустов и вихрем врываетесь в бой. Человек в</text:p>
      <text:p text:style-name="P1">роскошном поясе быстро соображает, что вы пришли на помощь именно ему.</text:p>
      <text:p text:style-name="P1">Понимают это и его противники. Теперь шансы сторон уравнялись. Вы встаете</text:p>
      <text:p text:style-name="P1">рядом с тем соратником, который дрался сразу с двумя врагами, так как он в</text:p>
      <text:p text:style-name="P1">первую очередь нуждается в вашей помощи.</text:p>
      <text:p text:style-name="P1">На вашей стороне:</text:p>
      <text:p text:style-name="P1">ОПЫТНЫЙ АВАНТЮРИСТ</text:p>
      <text:p text:style-name="P1">Нападение 12</text:p>
      <text:p text:style-name="P1">Защита</text:p>
      <text:p text:style-name="P1">15</text:p>
      <text:p text:style-name="P1">Жизнь</text:p>
      <text:p text:style-name="P1">10</text:p>
      <text:p text:style-name="P1">Инициатива 11</text:p>
      <text:p text:style-name="P1">Владеет Приемами Реакция, Бой двумя клинками. Удар вторым клинком наносит</text:p>
      <text:p text:style-name="P1">урон 1 Жизнь.</text:p>
      <text:p text:style-name="P1">Против вас и вашего товарища:</text:p>
      <text:p text:style-name="P1">1-ЫЙ НЕЗНАКОМЕЦ</text:p>
      <text:p text:style-name="P1"><text:soft-page-break/>Нападение 10</text:p>
      <text:p text:style-name="P1">Защита</text:p>
      <text:p text:style-name="P1">15</text:p>
      <text:p text:style-name="P1">Жизнь</text:p>
      <text:p text:style-name="P1">8</text:p>
      <text:p text:style-name="P1">Инициатива 92-ОЙ НЕЗНАКОМЕЦ</text:p>
      <text:p text:style-name="P1">Нападение 9</text:p>
      <text:p text:style-name="P1">Защита</text:p>
      <text:p text:style-name="P1">14</text:p>
      <text:p text:style-name="P1">Жизнь</text:p>
      <text:p text:style-name="P1">7</text:p>
      <text:p text:style-name="P1">Инициатива 9</text:p>
      <text:p text:style-name="P1">Вы деретесь двое на двое. Удары распределяйте так, как посчитаете нужным.</text:p>
      <text:p text:style-name="P1">Через четыре раунда к вашим врагам присоединится их третий товарищ, который</text:p>
      <text:p text:style-name="P1">к этому времени расправится со своим соперником.</text:p>
      <text:p text:style-name="P1">3-ИЙ НЕЗНАКОМЕЦ</text:p>
      <text:p text:style-name="P1">Нападение 9</text:p>
      <text:p text:style-name="P1">Защита</text:p>
      <text:p text:style-name="P1">14</text:p>
      <text:p text:style-name="P1">Жизнь</text:p>
      <text:p text:style-name="P1">8</text:p>
      <text:p text:style-name="P1">Инициатива 9</text:p>
      <text:p text:style-name="P1">Правильно используйте возможности своего мощного товарища по этой</text:p>
      <text:p text:style-name="P1">битве, и победа останется за вами.</text:p>
      <text:p text:style-name="P1">Если вы одолеете противников, и ваш соратник останется жив - (461), если он</text:p>
      <text:p text:style-name="P1">погибнет, а вы справитесь с врагами – 26.</text:p>
      <text:p text:style-name="P1">609.</text:p>
      <text:p text:style-name="P1">Убийство было совершено прямо на улице, довольно широкой и хорошо</text:p>
      <text:p text:style-name="P1">обозреваемой с обеих сторон. Если бы в момент преступления поблизости</text:p>
      <text:p text:style-name="P1">оказался патруль, он без труда заметил бы убийцу. Рядом с красивым</text:p>
      <text:p text:style-name="P1">одноэтажным домом, в котором жил мастер, находится простой по внешнему</text:p>
      <text:p text:style-name="P1">виду домик, принадлежащий соседу, беседовавшему с вами недавно. Напротив</text:p>
      <text:p text:style-name="P1">стоит крепкая изба, украшенная прекрасной резьбой. Судя по всему, в ней и</text:p>
      <text:p text:style-name="P1">живет гончар, которого брат покойного заподозрил в любовной связи с вдовой.</text:p>
      <text:p text:style-name="P1">Писец, неотступно следующий за вами, указывает на место, где нашли тело. Все</text:p>
      <text:p text:style-name="P1">следы уже убраны, и теперь трудно определить, как именно лежал труп. В</text:p>
      <text:p text:style-name="P1">остальном улица ничем не примечательна, и вы разочарованно чешете затылок,</text:p>
      <text:p text:style-name="P1">раздумывая, что предпринять дальше: осмотрите теперь дом убитого (554),</text:p>
      <text:p text:style-name="P1">зайдете в гости к гончару (409), отправитесь к родителям мастера (718) или еще раз</text:p>
      <text:p text:style-name="P1">побеседуете со свидетелями, но тогда с кем: с вдовой (824), с братом убитого (835)</text:p>
      <text:p text:style-name="P1">или с соседом (255)?</text:p>
      <text:p text:style-name="P1">610.Вы делаете несколько шагов в сторону от тропинки и внимательно</text:p>
      <text:p text:style-name="P1">осматриваете то место, где совсем недавно заметили загадочный блеск. Странно,</text:p>
      <text:p text:style-name="P1">но здесь ничего нет. Еще раз как следует осматриваете все вокруг, но это не дает</text:p>
      <text:p text:style-name="P1">никаких результатов. Расстроившись, вы разворачиваетесь в ту сторону, откуда,</text:p>
      <text:p text:style-name="P1">как вам кажется, вы только что пришли, и в растерянности останавливаетесь.</text:p>
      <text:p text:style-name="P1">Тропинка исчезла! Неприятный холодок пробегает по спине. Что за наваждение?</text:p>
      <text:p text:style-name="P1">Ведь только что лесная дорожка была всего в нескольких шагах, она даже не</text:p>
      <text:p text:style-name="P1">исчезла из виду, а теперь ее и след простыл. Еще не теряя надежду найти верный</text:p>
      <text:p text:style-name="P1">путь, вы мечетесь из стороны в сторону, но напрасные попытки отыскать тропинку</text:p>
      <text:p text:style-name="P1">ни к чему не приводят. Как это ни грустно признавать, но, кажется, лесные духи</text:p>
      <text:p text:style-name="P1">решили поиграть с вами в неприятную игру. Да, хорошо, было бы иметь какой-</text:p>
      <text:p text:style-name="P1"><text:soft-page-break/>нибудь защитный амулет, чтобы развеять волшебство...</text:p>
      <text:p text:style-name="P1">Прежде всего, нужно успокоиться, решаете вы. В конце концов, можно найти</text:p>
      <text:p text:style-name="P1">правильный путь и без тропинки. Ориентироваться в лесу вы умеете, и по</text:p>
      <text:p text:style-name="P1">растущему на деревьях моху, веткам и цвету коры быстро выясняете, где</text:p>
      <text:p text:style-name="P1">находится север. Самым верным направлением кажется южное, и вы</text:p>
      <text:p text:style-name="P1">устремляетесь в эту сторону. Лес не меняется, но вскоре вы замечаете впереди</text:p>
      <text:p text:style-name="P1">просветы. Неужели вы идете в верном направлении? Однако еще час</text:p>
      <text:p text:style-name="P1">утомительного пути никуда не выводит, а проблески света между деревьями не</text:p>
      <text:p text:style-name="P1">приближаются, а словно застывают на месте. За спиной раздается звук, очень</text:p>
      <text:p text:style-name="P1">похожий на хихиканье, однако взгляд, брошенный в эту сторону, улавливает лишь</text:p>
      <text:p text:style-name="P1">колыхающиеся от ветра ветки кустов. Деревья безмолвно смотрят на вас, словно</text:p>
      <text:p text:style-name="P1">потешаясь над вашим бессилием. Однако пока в голову не приходит никаких</text:p>
      <text:p text:style-name="P1">светлых мыслей о том, как выбраться из неприятной ситуации, поэтому вы,</text:p>
      <text:p text:style-name="P1">стиснув зубы, шагаете вперед, надеясь выбраться из западни. Корни деревьев</text:p>
      <text:p text:style-name="P1">словно нарочно попадаются под ноги, которые начинают заплетаться от</text:p>
      <text:p text:style-name="P1">неизвестно откуда навалившейся усталости. У вас такое чувство, будто вы тащите</text:p>
      <text:p text:style-name="P1">на плечах невидимый мешок, набитый песком (потеряйте 10 Жизней). К тому же</text:p>
      <text:p text:style-name="P1">в руках появляется неожиданная слабость, от которой никак не удается избавиться</text:p>
      <text:p text:style-name="P1">(на три следующих боя ваше Нападение снизится на 1, а Инициатива – на 2).</text:p>
      <text:p text:style-name="P1">Проклиная все на свете, вы бредете вперед, уже плохо соображая, сколько</text:p>
      <text:p text:style-name="P1">времени прошло с тех пор, как вы потеряли тропинку, и продвинулись ли вы хоть</text:p>
      <text:p text:style-name="P1">немного вперед или ходите кругами.</text:p>
      <text:p text:style-name="P1">Пройдя еще полсотни шагов, вы замечаете, что между деревьями что-то</text:p>
      <text:p text:style-name="P1">белеет. Может быть, это очередное наваждение, но если глаза вас не обманывают,</text:p>
      <text:p text:style-name="P1">то где-то справа ходит какой-то человек (или существо, похожее на человека).</text:p>
      <text:p text:style-name="P1">Трудно сказать, кто это – друг или враг, есть только один способ проверить это:</text:p>
      <text:p text:style-name="P1">подойти поближе. Сделаете это в надежде на помощь (288) или, наученные</text:p>
      <text:p text:style-name="P1">горьким опытом, пойдете в другую сторону (390)?</text:p>
      <text:p text:style-name="P1">611.</text:p>
      <text:p text:style-name="P1">- Эй, да у тебя целая коллекция! – восхищенно говорит Унур, когда вы</text:p>
      <text:p text:style-name="P1">демонстрируете ему второй самородок. – А больше у тебя нет таких штучек? Нет?Жаль. Но и этих двух хватит. Хорошо, я согласен обменяться, можешь забрать</text:p>
      <text:p text:style-name="P1">пергамент – 648.</text:p>
      <text:p text:style-name="P1">612.</text:p>
      <text:p text:style-name="P1">- Ты идешь к королю айзаров с важным посланием, - кивает головой волхв,</text:p>
      <text:p text:style-name="P1">вперив взгляд прямо в то место, где у вас зашито письмо Мирослава. Вы</text:p>
      <text:p text:style-name="P1">недоуменно молчите, не понимая, откуда старик знает о вашей тайной миссии.</text:p>
      <text:p text:style-name="P1">Волхв добро улыбается и продолжает:</text:p>
      <text:p text:style-name="P1">- Не удивляйся, - объясняет он, - я знаю много того, что скрыто от других. Ты</text:p>
      <text:p text:style-name="P1">взялся за поручение, от которого зависит судьба всех твоих сородичей, не требуя</text:p>
      <text:p text:style-name="P1">ничего взамен, лишь повинуясь своему долгу, и это делает тебе честь. Но это лишь</text:p>
      <text:p text:style-name="P1">одна из причин, по которым я искал встречи с тобой. Другая, главная причина,</text:p>
      <text:p text:style-name="P1">скрыта в тебе самом и не связана ни с твоей миссией, ни с твоими подвигами. Ты</text:p>
      <text:p text:style-name="P1">тот, чье рождение было предсказано давным-давно. Оно было покрыто тайной,</text:p>
      <text:p text:style-name="P1">как и вся твоя жизнь.</text:p>
      <text:p text:style-name="P1">- В моей жизни нет никакой тайны, - возражаете вы. – Я родился в обычной</text:p>
      <text:p text:style-name="P1">семье в...</text:p>
      <text:p text:style-name="P1">- Не спорь, - прерывает вас волхв. – Ты многого не знаешь, но придет время,</text:p>
      <text:p text:style-name="P1">когда ты обретешь эти знания. Я могу приоткрыть тебе завесу, но я не вправе</text:p>
      <text:p text:style-name="P1">сказать всего. Задай мне один вопрос, и я отвечу на него в той мере, в которой</text:p>
      <text:p text:style-name="P1">позволено.</text:p>
      <text:p text:style-name="P1">Старик говорит загадками, но не является ли эта таинственность</text:p>
      <text:p text:style-name="P1"><text:soft-page-break/>надуманной? Не пытается ли он заинтриговать вас, чтобы потом обмануть? Эти</text:p>
      <text:p text:style-name="P1">мысли невольно приходят в голову. Взглянув на волхва, вы замечаете, что он</text:p>
      <text:p text:style-name="P1">улыбается, словно знает, что творится у вас в голове. Но пока незаметно, чтобы в</text:p>
      <text:p text:style-name="P1">его словах был подвох. Может, он действительно сможет чем-нибудь помочь? О</text:p>
      <text:p text:style-name="P1">чем вы его спросите: о своих снах (421), о вашем будущем (842), попросите</text:p>
      <text:p text:style-name="P1">рассказать что-нибудь о том, что происходит в мире (706), или ответите, что вам</text:p>
      <text:p text:style-name="P1">ничего не нужно, и попросите его убраться со своими советами (320)?</text:p>
      <text:p text:style-name="P1">613.</text:p>
      <text:p text:style-name="P1">Тропинка вьется в траве, словно змея, уводя вас все дальше. Она не очень</text:p>
      <text:p text:style-name="P1">широка, но идти по ней все же удобнее, чем по бездорожью. Солнце уже почти</text:p>
      <text:p text:style-name="P1">достигло зенита, и тени становятся совсем короткими. Вытерев пот со лба, вы</text:p>
      <text:p text:style-name="P1">немного замедляете шаг, чтобы не вымотаться от быстрой ходьбы. Вскоре вам</text:p>
      <text:p text:style-name="P1">начинает казаться, что мешок стал тяжелее, а ножны чаще ударяются о ноги.</text:p>
      <text:p text:style-name="P1">Понимая, что это из-за усталости, вы оглядываетесь в поисках тени, в которой</text:p>
      <text:p text:style-name="P1">можно отдохнуть хотя бы полчаса. В это время впереди показывается какое-то</text:p>
      <text:p text:style-name="P1">строение. Плохое предчувствие заставляет насторожиться и забыть на время об</text:p>
      <text:p text:style-name="P1">усталости. Присмотревшись, вы различаете очертания высокой башни. Вполне</text:p>
      <text:p text:style-name="P1">вероятно, что на ее верхушке сидит дозорный, наблюдающий за окрестностями.Кажется, башня расположена прямо на тропинке, и миновать ее можно только по</text:p>
      <text:p text:style-name="P1">открытой степи. Остановившись, вы раздумываете, как поступить: рискнуть и</text:p>
      <text:p text:style-name="P1">пойти дальше прямиком к башне (148) или попробовать ее обойти (805).</text:p>
      <text:p text:style-name="P1">614.</text:p>
      <text:p text:style-name="P1">Юноша рад, что вы подошли к нему, и готов помочь вам чем-нибудь. Прежде</text:p>
      <text:p text:style-name="P1">всего, вы спрашиваете, скоро ли дойдете до Рудногорска, на что пастух отвечает,</text:p>
      <text:p text:style-name="P1">что вы почти дошли до него, и попадете в него примерно через час, если не</text:p>
      <text:p text:style-name="P1">станете нигде задерживаться. По его словам, тропинка выведет вас к небольшому</text:p>
      <text:p text:style-name="P1">деревянному мосту через Мелкую, за которым находится дорога до города. Это</text:p>
      <text:p text:style-name="P1">хорошая весть: значит, место для ночлега вы сегодня почти нашли. Вы</text:p>
      <text:p text:style-name="P1">интересуетесь о последних новостях, на что пастух отвечает, что он живет не в</text:p>
      <text:p text:style-name="P1">самом Рудногорске, а в пригороде, к тому же целыми днями пасет стадо. Но все</text:p>
      <text:p text:style-name="P1">же он кое-что слышал. Говорят, в городе совершено убийство, и убийца до сих пор</text:p>
      <text:p text:style-name="P1">не пойман, поэтому жители стали закрывать двери на засовы по ночам. Кого</text:p>
      <text:p text:style-name="P1">именно убили, пастух не знает, но утверждает, что таких преступлений в</text:p>
      <text:p text:style-name="P1">Рудногорске не было давно, и он всегда славился своими спокойными улицами,</text:p>
      <text:p text:style-name="P1">где можно было ничего не опасаться даже поздней ночью. Именно поэтому</text:p>
      <text:p text:style-name="P1">воевода города сильно обеспокоен, и он желает во что бы ни стало поймать и</text:p>
      <text:p text:style-name="P1">наказать виновного. Пастух советует вам остановиться на ночь в каком-нибудь</text:p>
      <text:p text:style-name="P1">хорошем трактире и ни в коем случае не спать на улице, чтобы не стать очередной</text:p>
      <text:p text:style-name="P1">жертвой преступника. Также юноша рассказывает, что и у него самого случилась</text:p>
      <text:p text:style-name="P1">неприятная история. За последнюю неделю на стадо дважды нападал волк и</text:p>
      <text:p text:style-name="P1">задрал трех коров. Охотники пытались выследить зверя, но безрезультатно. Они</text:p>
      <text:p text:style-name="P1">рассказывали, что хищник, появившийся в округе, не совсем обычный. Он умело</text:p>
      <text:p text:style-name="P1">путает следы и охотится в одиночку, что не свойственно волкам, предпочитающим</text:p>
      <text:p text:style-name="P1">жить в стае. Все же охотники вырыли несколько ям, чтобы поймать зверя. Пастух</text:p>
      <text:p text:style-name="P1">говорит, что сам иногда ходит проверять ловушки, но пока никого в них не</text:p>
      <text:p text:style-name="P1">обнаружил. Вот и сейчас он собирался ненадолго отлучиться и посмотреть одну</text:p>
      <text:p text:style-name="P1">из ям, вырытую в том месте, где видели следы волка. Если вы хотите, можете</text:p>
      <text:p text:style-name="P1">предложить ему свою помощь и сходить вместе (322). Если считаете, что ямы – это</text:p>
      <text:p text:style-name="P1">недостаточно эффективное средство против умного зверя, можете предложить</text:p>
      <text:p text:style-name="P1">пастуху попробовать поймать волка, привязав одну из коров рядом с тем местом,</text:p>
      <text:p text:style-name="P1">где находили больше всего его следов, а самим залечь поблизости (228). Однако</text:p>
      <text:p text:style-name="P1">выследить волка – дело непростое, и шансы на успех невелики, поэтому</text:p>
      <text:p text:style-name="P1"><text:soft-page-break/>подумайте, стоит ли терять время на это занятие, ведь можно просто пойти</text:p>
      <text:p text:style-name="P1">дальше в сторону города (503).</text:p>
      <text:p text:style-name="P1">615.</text:p>
      <text:p text:style-name="P1">Вспомнив о запахе дыма, вы возвращаетесь немного назад и углубляетесь в</text:p>
      <text:p text:style-name="P1">лес в ту сторону, с которой дует ветер. Причину дыма вы находите легко – на землевидны остатки костра, который пытались засыпать, однако сделали это весьма</text:p>
      <text:p text:style-name="P1">небрежно, в результате чего не все угли были потушены. Но чьих рук это дело -</text:p>
      <text:p text:style-name="P1">встреченного степняка или кого-то другого? Рядом с костром есть кое-то</text:p>
      <text:p text:style-name="P1">интересное – убежище, вырытое в земле и укрытое ветками деревьев. Оно так</text:p>
      <text:p text:style-name="P1">тщательно засыпано хвоей и листьями, что заподозрить о его существовании,</text:p>
      <text:p text:style-name="P1">находясь в отдалении, невозможно. Если в нем кто-нибудь и есть, то он еще не</text:p>
      <text:p text:style-name="P1">заметил вас. Логичнее всего предположить, что здесь и обитал убитый степняк.</text:p>
      <text:p text:style-name="P1">Рискнете заглянуть внутрь (366) или вернетесь на тропу, пока не поздно (92)?</text:p>
      <text:p text:style-name="P1">616.</text:p>
      <text:p text:style-name="P1">- Эээ... у меня есть кое-какие бумаги из Полесья, - сообщаете вы, стараясь</text:p>
      <text:p text:style-name="P1">тщательно подбирать слова.</text:p>
      <text:p text:style-name="P1">- В самом деле? – степняк, заинтересовавшись, сощуривает глаза. – И что это</text:p>
      <text:p text:style-name="P1">за бумаги?</text:p>
      <text:p text:style-name="P1">- Вот они, - внутренний голос подсказывает, что вы все делаете правильно, и</text:p>
      <text:p text:style-name="P1">вы отдаете послу хана документы, которые когда-то нашли в лесном логове.</text:p>
      <text:p text:style-name="P1">Степняк пробегает глазами строки и внимательно смотрит на вас.</text:p>
      <text:p text:style-name="P1">- Где ты их взял? – спрашивает он, и от вас не ускользает нотка подозрения в</text:p>
      <text:p text:style-name="P1">его взволнованном голосе. Несколько долей секунды вам хватает, чтобы</text:p>
      <text:p text:style-name="P1">сообразить, как лучше ответить в данной ситуации:</text:p>
      <text:p text:style-name="P1">- Мне передал их один степняк. Он сказал, что не может лично отнести их по</text:p>
      <text:p text:style-name="P1">назначению, а я как раз собирался в эти края.</text:p>
      <text:p text:style-name="P1">- Значит, он посчитал, что тебе можно довериться?</text:p>
      <text:p text:style-name="P1">- Да, я еще ни разу не подводил его, - отвечаете вы, почувствовав вдохновение.</text:p>
      <text:p text:style-name="P1">- Что ж, кажется, он не ошибся в тебе, - замечает степняк, успокоившись, и вы</text:p>
      <text:p text:style-name="P1">понимаете, что вам удалось убедить его в своей «преданности». – Ты знаешь, куда</text:p>
      <text:p text:style-name="P1">нужно отдать эти бумаги?</text:p>
      <text:p text:style-name="P1">- Ну, степняк объяснил мне что-то, но дело в том, что я ни разу не бывал в</text:p>
      <text:p text:style-name="P1">степях... - заминаетесь вы, стараясь выиграть время и придумать что-нибудь. Но</text:p>
      <text:p text:style-name="P1">окончательно поверивший вам степняк сам приходит на помощь.</text:p>
      <text:p text:style-name="P1">- Эх, - вздыхает он, - вечно приходится все доделывать самому. Разве можно</text:p>
      <text:p text:style-name="P1">доверять такие дела остолопам? – Вроде, это он про убитого степняка, а не про</text:p>
      <text:p text:style-name="P1">вас. – Эти бумаги должны обязательно попасть в штаб. Вот только так просто тебя</text:p>
      <text:p text:style-name="P1">могут не пропустить. Вот что, возьми свои бумаги и подожди минутку.</text:p>
      <text:p text:style-name="P1">Посол роется в седельной сумке и извлекает оттуда листок бумаги и чернила.</text:p>
      <text:p text:style-name="P1">Начертив несколько строк, он ставит под ними свою печать перстнем с</text:p>
      <text:p text:style-name="P1">безымянного пальца и передает записку вам.</text:p>
      <text:p text:style-name="P1">- Слушай внимательно, уж сейчас-то ты запомнишь? – Вы с готовностью</text:p>
      <text:p text:style-name="P1">киваете головой. – Иди прямо по тракту до Стоянки, нашей столицы. Найди там</text:p>
      <text:p text:style-name="P1">двор хана, вызови кого-нибудь из слуг и отдай эти бумаги с запиской ему.</text:p>
      <text:p text:style-name="P1">Глядишь, хан и наградит тебя чем-нибудь. А заодно заметит и мое участие... -</text:p>
      <text:p text:style-name="P1">последние слова посол произносит шепотом сам себе, и вы с трудом их</text:p>
      <text:p text:style-name="P1">улавливаете. После этого он произносит громче, обращаясь к вам: - Кажется,проще быть не может, верно? Ну, раз ты добрался сюда, то до Стоянки уже</text:p>
      <text:p text:style-name="P1">дойдешь. И не потеряй бумаги!</text:p>
      <text:p text:style-name="P1">Сказав последние слова, степняк, не прощаясь, ударяет в бока лошади и</text:p>
      <text:p text:style-name="P1">трогается с места. Его спутники следуют за своим господином, и скоро небольшой</text:p>
      <text:p text:style-name="P1">отряд скрывается в облаке пыли. У вас в руках остаются ваши бумаги и записка,</text:p>
      <text:p text:style-name="P1"><text:soft-page-break/>написанная на языке степняков и потому непонятная (+210). Проводив взглядом</text:p>
      <text:p text:style-name="P1">всадником, вы идете дальше – 190.</text:p>
      <text:p text:style-name="P1">617.</text:p>
      <text:p text:style-name="P1">Найти дом знахаря проще простого – любой местный житель покажет вам</text:p>
      <text:p text:style-name="P1">дорогу. С виду это обычная крестьянская изба, разве что развешанные на стенах и</text:p>
      <text:p text:style-name="P1">во дворе растения для сушки подсказывают, чем занимается хозяин жилища.</text:p>
      <text:p text:style-name="P1">Собаки нет, поэтому приходится войти во двор и постучать в окошко, чтобы вас</text:p>
      <text:p text:style-name="P1">заметили. Дверь дома открывается, и на крыльцо выходит немолодой мужчина,</text:p>
      <text:p text:style-name="P1">но еще не старик, весь высохший, словно он и себя готовит на гербарий. Вы</text:p>
      <text:p text:style-name="P1">обращаете внимание, что на руках у него есть какие-то черные и красные пятна.</text:p>
      <text:p text:style-name="P1">На его вежливый вопрос вы поясняете, что отправляетесь в дальнее путешествие и</text:p>
      <text:p text:style-name="P1">хотите приобрести целебных снадобий в дорогу. Мужчина подтверждает, что он и</text:p>
      <text:p text:style-name="P1">есть знахарь, и приглашает в дом – он доволен, что появился шанс подзаработать.</text:p>
      <text:p text:style-name="P1">В данном случае осторожность излишня, поэтому вы смело входите внутрь.</text:p>
      <text:p text:style-name="P1">Первое, что бросается в глаза, а вернее в нос – это необычный для крестьянской</text:p>
      <text:p text:style-name="P1">избы запах. Здесь пахнет не прелостью или едой, а какими-то травами, пусть не</text:p>
      <text:p text:style-name="P1">ароматными, но достаточно приятными. Впрочем, замечаете вы про себя, это</text:p>
      <text:p text:style-name="P1">неудивительно, учитывая род деятельности хозяина. По скромной обстановке и</text:p>
      <text:p text:style-name="P1">некоторой необустроенности легко догадаться, что знахарь живет один. Он тем</text:p>
      <text:p text:style-name="P1">временем приглашает вас подойти к столу у окна и приносит свои напитки. Это</text:p>
      <text:p text:style-name="P1">лечебные зелья и травы, а также непонятная жидкость зеленоватого оттенка.</text:p>
      <text:p text:style-name="P1">Знахарь поясняет, что сейчас у него есть два отвара, которые могут пригодиться в</text:p>
      <text:p text:style-name="P1">дороге, если вы поранитесь – это отвар подорожника и цветочный отвар. Первый</text:p>
      <text:p text:style-name="P1">пригодится как для наружного применения, так и для приема внутрь. Знахарь</text:p>
      <text:p text:style-name="P1">уверяет, что этот отвар поможет ранам зажить быстрее, устранит боли в желудке</text:p>
      <text:p text:style-name="P1">и кишечнике, а также улучшит цвет лица. 1 порция этого чудесного отвара (на два</text:p>
      <text:p text:style-name="P1">глотка, но для получения эффекта применять надо сразу всю порцию) стоит всего</text:p>
      <text:p text:style-name="P1">2 монеты и восстановит 4 Жизни. Цветочный отвар еще более эффективен,</text:p>
      <text:p text:style-name="P1">особенно для предотвращения заражения ран и остановки кровотечений. 1</text:p>
      <text:p text:style-name="P1">порция цветочного отвара (на 1 глоток) стоит 3 монеты и восстановит 7 Жизней.</text:p>
      <text:p text:style-name="P1">Можете взять не напитки, а то, из чего они готовятся: пучок подорожника,</text:p>
      <text:p text:style-name="P1">который может и не попасться в нужный момент, стоит 1 монету, восстановит 1</text:p>
      <text:p text:style-name="P1">Жизнь, займет 1 место в мешке; листья лечебного лопуха – 2 монеты, 2 Жизни, 1</text:p>
      <text:p text:style-name="P1">место. Странный отвар, который вам сначала не понравился, оказался сильным</text:p>
      <text:p text:style-name="P1">противоядием. За 3 монеты знахарь нальет вам внушительное количество</text:p>
      <text:p text:style-name="P1">противоядия, которого хватит до конца путешествия. Можете взять всего столько,</text:p>
      <text:p text:style-name="P1">сколько хотите – запасов местного лекаря на вас хватит. Также всего за 1 монету онзалечит все ваши раны, если они есть. На вопрос, есть ли у него какая-нибудь тара,</text:p>
      <text:p text:style-name="P1">знахарь кивает головой и приносит пузырьки из стекла – сравнительно редкого</text:p>
      <text:p text:style-name="P1">материала в Полесье. Можете взять столько пузырьков, сколько понадобится, у</text:p>
      <text:p text:style-name="P1">знахаря их предостаточно, ведь он сам делает их, но в пути это не самая удобная</text:p>
      <text:p text:style-name="P1">тара – вмещает жидкости всего на один глоток, занимает 1 место в мешке, а стоит</text:p>
      <text:p text:style-name="P1">целую монету. Определившись с покупками, вы интересуетесь у хозяина, а не</text:p>
      <text:p text:style-name="P1">поделится ли он своими знаниями с вами - за соответственную плату, естественно.</text:p>
      <text:p text:style-name="P1">Знахарь интересуется, зачем воину возиться с травами. Вы собрались уже</text:p>
      <text:p text:style-name="P1">рассказать ему давно заученную версию насчет путешествия на пограничную</text:p>
      <text:p text:style-name="P1">заставу, но, взглянув в испытующие глаза собеседника, заминаетесь. Что-то здесь</text:p>
      <text:p text:style-name="P1">не так. Показалось или он правда хочет услышать от вас нечто большее, чем ни на</text:p>
      <text:p text:style-name="P1">что не обязывающий ответ? Если это так, то возникает другой вопрос: кто он, друг</text:p>
      <text:p text:style-name="P1">или враг? Но читать мысли вы не умеете, поэтому придется действовать наугад,</text:p>
      <text:p text:style-name="P1">тем более хозяин ждет ответа. Можете сказать ему то, что хотели сказать сначала –</text:p>
      <text:p text:style-name="P1">насчет дороги до заставы, где вам положено нести службу (259). Можете, конечно,</text:p>
      <text:p text:style-name="P1"><text:soft-page-break/>рискнуть, и открыться ему в разумных пределах, хотя князь не одобрил бы, что вы</text:p>
      <text:p text:style-name="P1">болтаете лишнее в первой же деревне (745). Хотя еще не поздно равнодушно</text:p>
      <text:p text:style-name="P1">сказать, что вы просто поинтересовались, забрать покупки и вернуться на улицу</text:p>
      <text:p text:style-name="P1">(793).</text:p>
      <text:p text:style-name="P1">618.</text:p>
      <text:p text:style-name="P1">Потертости на коре деревьев попадаются все чаще. Вы обращаете внимания,</text:p>
      <text:p text:style-name="P1">что рядом с ними видны явные следы крупных когтей. Земля местами оголена,</text:p>
      <text:p text:style-name="P1">словно кто-то целенаправленно сдирал с нее мох. Но ударяет не очень приятный</text:p>
      <text:p text:style-name="P1">запах, который обычно оставляют дикие звери, метящие свою территорию.</text:p>
      <text:p text:style-name="P1">Тропинка сильно изменяется, и через некоторое время вы понимаете, что идете по</text:p>
      <text:p text:style-name="P1">настоящей звериной тропе. Вот только кто ходит по ней кроме неосторожных</text:p>
      <text:p text:style-name="P1">путников? Некоторые догадки у вас уже появились, а громкое рычание в один миг</text:p>
      <text:p text:style-name="P1">развеивает все сомнение. Резко обернувшись, вы видите, что на тропинку выходит</text:p>
      <text:p text:style-name="P1">большой бурый медведь. Он недоброжелательно смотрит на вас и приближается с</text:p>
      <text:p text:style-name="P1">одним намерением – растерзать дерзкого путешественника, нарушившего</text:p>
      <text:p text:style-name="P1">границы его владений. Но это еще половина беды – вторая половина выходит из</text:p>
      <text:p text:style-name="P1">леса сразу за первой. Это еще один мишка, но на этот раз немного поменьше.</text:p>
      <text:p text:style-name="P1">Непонятно, чем вы им не понравились, но пощады ждать не стоит. Может, где-то</text:p>
      <text:p text:style-name="P1">рядом их дом, может, есть другая причина их агрессии. Жаль, что вы не умеете</text:p>
      <text:p text:style-name="P1">управлять животными и не можете приказать хищниками убраться обратно в лес.</text:p>
      <text:p text:style-name="P1">Придется защищаться от этих страшных зверей.</text:p>
      <text:p text:style-name="P1">1-ЫЙ МЕДВЕДЬ</text:p>
      <text:p text:style-name="P1">Нападение 9</text:p>
      <text:p text:style-name="P1">Защита</text:p>
      <text:p text:style-name="P1">15</text:p>
      <text:p text:style-name="P1">Жизнь</text:p>
      <text:p text:style-name="P1">9Инициатива 8</text:p>
      <text:p text:style-name="P1">Каждый точный удар лапой этого зверя наносит урон в 3 Жизни.</text:p>
      <text:p text:style-name="P1">2-ОЙ МЕДВЕДЬ</text:p>
      <text:p text:style-name="P1">Нападение 9</text:p>
      <text:p text:style-name="P1">Защита</text:p>
      <text:p text:style-name="P1">14</text:p>
      <text:p text:style-name="P1">Жизнь</text:p>
      <text:p text:style-name="P1">8</text:p>
      <text:p text:style-name="P1">Инициатива 8</text:p>
      <text:p text:style-name="P1">Владеет приемом Мощный выпад. Первую атаку проведет после первого</text:p>
      <text:p text:style-name="P1">нанесенного ему ранения, вторую атаку – после второго ранения.</text:p>
      <text:p text:style-name="P1">Когда показатели Жизней этих зверей опустятся до нуля, они, почуяв</text:p>
      <text:p text:style-name="P1">неминуемую смерть от острого меча, пустятся удирать туда, откуда пришли (а</text:p>
      <text:p text:style-name="P1">бегать медведи умеют очень быстро!). Преследовать лесных обитателей кажется</text:p>
      <text:p text:style-name="P1">бессмысленной затеей. Гораздо уместнее поскорей удалиться из этих мест:</text:p>
      <text:p text:style-name="P1">неизвестно, сколько еще хищников обитает поблизости – 402.</text:p>
      <text:p text:style-name="P1">619.</text:p>
      <text:p text:style-name="P1">Определив направление ветра, можно легко понять, откуда нужно начать</text:p>
      <text:p text:style-name="P1">осмотр. Бесшумно ступая по земле и старательно обходя сухие ветки, вы</text:p>
      <text:p text:style-name="P1">пробираетесь среди деревьев, пока не замечаете натренированным взглядом кое-</text:p>
      <text:p text:style-name="P1">что интересное – сосновые лапы набросаны в одном месте явно не природой а</text:p>
      <text:p text:style-name="P1">рукой человека. Подобравшись ближе, вы уже различаете яму в земле и толстые</text:p>
      <text:p text:style-name="P1">ветки, из которых сложена крыша убежища с набросанными на нее хвоей и</text:p>
      <text:p text:style-name="P1">листьями. Рядом видны следы засыпанного костра; ветер раздул плохо</text:p>
      <text:p text:style-name="P1">затушенные угли, и несколько шишек затлели – они-то и выдали, что тут был</text:p>
      <text:p text:style-name="P1">человек. Но кому понадобилось такая маскировка? Все это не вызывает ничего</text:p>
      <text:p text:style-name="P1"><text:soft-page-break/>кроме подозрений. Что вы предпримите: затаитесь и посмотрите, появится ли</text:p>
      <text:p text:style-name="P1">хозяин жилища (257) или попробуете тихо вернуться на дорогу и продолжить</text:p>
      <text:p text:style-name="P1">путешествие (693). Возможно, что там внутри никого и нет, а тот, кто разжег</text:p>
      <text:p text:style-name="P1">костер, давно покинул это место.</text:p>
      <text:p text:style-name="P1">620.</text:p>
      <text:p text:style-name="P1">Вы почти час идете вперед, не встретив на своем пути ни малейшего</text:p>
      <text:p text:style-name="P1">препятствия. Странным кажется лишь то, что вы никак не можете разглядеть</text:p>
      <text:p text:style-name="P1">тропинку впереди: вам все время кажется, что она вот-вот кончится, но каждый</text:p>
      <text:p text:style-name="P1">раз вы убеждаетесь, что убеждаетесь. При этом тропинка отлично утоптанна,</text:p>
      <text:p text:style-name="P1">словно по ней прошел целый отряд. Такое ощущение, что дорожка появляется</text:p>
      <text:p text:style-name="P1">сама собой там, где ее только что не было. Оглянувшись, убеждаетесь, что и</text:p>
      <text:p text:style-name="P1">позади вас происходит то же самое: конец тропинки исчез, и на том месте, где вытолько что шли по проложенному пути, растет трава. Вы догадываетесь, что кто-то</text:p>
      <text:p text:style-name="P1">отрезает вам обратный путь и указывает, идти. Остается надеяться, что дорожка</text:p>
      <text:p text:style-name="P1">ведет в нужное место, и если это так, то вам плевать на козни невидимого колдуна.</text:p>
      <text:p text:style-name="P1">Пока, во всяком случае, горы постепенно приближаются, и по всем признакам вы</text:p>
      <text:p text:style-name="P1">выбрали правильное направление.</text:p>
      <text:p text:style-name="P1">Внезапно тропинка обрывается, и вы выходите на большую поляну. Вокруг</text:p>
      <text:p text:style-name="P1">тихо, слышно лишь обычное стрекотание насекомых и щебетание птиц. И все же</text:p>
      <text:p text:style-name="P1">вам кажется, что вас окружают многочисленные невидимые создания. Вы не</text:p>
      <text:p text:style-name="P1">ощущаете опасности, но чувствуете, что попали в какое-то важное, возможно даже</text:p>
      <text:p text:style-name="P1">священное место для обитателей Дымчатого леса. С виду поляна самая</text:p>
      <text:p text:style-name="P1">обыкновенная, но интуиция уверенно подсказывает вам, что это что-то вроде</text:p>
      <text:p text:style-name="P1">местного храма, и старый корявый пень, высящийся посередине – это подобие</text:p>
      <text:p text:style-name="P1">алтаря. Вы явно ощущаете на себе строгие взоры, следящие за каждым вашим</text:p>
      <text:p text:style-name="P1">движением. Нарушать святые чувства местных существ вы не собираетесь,</text:p>
      <text:p text:style-name="P1">поэтому спокойно пересекаете поляну и быстро находите тропинку в сторону гор.</text:p>
      <text:p text:style-name="P1">Когда вы проходите мимо таинственного пня, у вас возникает мысль, что неплохо</text:p>
      <text:p text:style-name="P1">было бы оставить какой-нибудь дар обитателям леса, но что именно можно</text:p>
      <text:p text:style-name="P1">положить на алтарь, вы не знаете и боитесь обидеть древней своим невежеством.</text:p>
      <text:p text:style-name="P1">Если в голову не приходит ничего дельного, не задерживайтесь на поляне и идите</text:p>
      <text:p text:style-name="P1">дальше – 774.</text:p>
      <text:p text:style-name="P1">621.</text:p>
      <text:p text:style-name="P1">Как вы и ожидали, у изрядно вымотавшегося мужчины в роскошном поясе</text:p>
      <text:p text:style-name="P1">не осталось сил обороняться. В очередной раз поставив блок и сделав прыжок на</text:p>
      <text:p text:style-name="P1">полшага меньше, чем было нужно, он получает ужасный удар в грудь и</text:p>
      <text:p text:style-name="P1">пошатывается. Этого хватает, чтобы другой его соперник мгновенно сделал самый</text:p>
      <text:p text:style-name="P1">простой выпад и проткнул насквозь этого храброго воина. Вы наблюдаете за тем,</text:p>
      <text:p text:style-name="P1">как два товарища добивают своего врага и оглядывают поле битвы, покрытое</text:p>
      <text:p text:style-name="P1">телами и кровью. Оба тяжело дышат, с их лбов градом катится пот.</text:p>
      <text:p text:style-name="P1">Теперь надо принимать окончательное решение: постараться вернуться на</text:p>
      <text:p text:style-name="P1">дорогу, не привлекая к себе внимания (858), выйти на поляну и попытаться</text:p>
      <text:p text:style-name="P1">заговорить с оставшимися в живых (152) или неожиданно напасть на них из</text:p>
      <text:p text:style-name="P1">укрытия (559).</text:p>
      <text:p text:style-name="P1">622.</text:p>
      <text:p text:style-name="P1">- Кажется, ты хочешь произвести впечатление на свою возлюбленную? – с</text:p>
      <text:p text:style-name="P1">улыбкой спрашиваете вы. – У меня есть одно средство, гораздо более легкое и</text:p>
      <text:p text:style-name="P1">быстрое, чем богатые одежды и внешний блеск, а главное – действует оно</text:p>
      <text:p text:style-name="P1">безотказно, - вы достаете емкость с приворотным зельем и протягиваете его</text:p>
      <text:p text:style-name="P1">степняку. Тот осторожно берет дар у вас из рук. – Бери, бери, не стесняйся, -подбадриваете вы его. – Просто добавь это в еду своей любимой, больше делать</text:p>
      <text:p text:style-name="P1">ничего не надо.</text:p>
      <text:p text:style-name="P1"><text:soft-page-break/>- А от этого не будет никаких последствий? – робко спрашивает ваш</text:p>
      <text:p text:style-name="P1">собеседник.</text:p>
      <text:p text:style-name="P1">- Единственно последствие, которое может быть – это любовь до конца</text:p>
      <text:p text:style-name="P1">жизни.</text:p>
      <text:p text:style-name="P1">- О, это меня вполне устраивает, - радостно кивает головой степняк. –</text:p>
      <text:p text:style-name="P1">Спасибо тебе, путник, за твою щедрость. Теперь мне будет гораздо проще</text:p>
      <text:p text:style-name="P1">завоевать ее сердце.</text:p>
      <text:p text:style-name="P1">- Эй, Эрдэм, с кем это ты разговариваешь? – внезапно раздается громкий</text:p>
      <text:p text:style-name="P1">голос. Вы и не заметили, как сзади подошел вооруженный кочевник. Вы</text:p>
      <text:p text:style-name="P1">оборачиваетесь и осматриваете его. По виду это один из командиров – об этом</text:p>
      <text:p text:style-name="P1">свидетельствует и его осанка, и повелительный тон, и богатая одежда. Вы</text:p>
      <text:p text:style-name="P1">начинаете лихорадочно соображать, что сказать, если он обратится к вам, но</text:p>
      <text:p text:style-name="P1">Эрдэм сам находится с ответом.</text:p>
      <text:p text:style-name="P1">- Господин, вам не о чем беспокоиться. Это мой друг, он живет в Стоянке. Он</text:p>
      <text:p text:style-name="P1">здесь по моей просьбе – принес мне одно целебное снадобье, свойство которого я</text:p>
      <text:p text:style-name="P1">хочу изучить, - ваш новый знакомый демонстрирует пузырек с зельем, который вы</text:p>
      <text:p text:style-name="P1">отдали ему.</text:p>
      <text:p text:style-name="P1">- Хм, подозрительные у тебя друзья. Лучше бы таких у тебя было поменьше.</text:p>
      <text:p text:style-name="P1">Ладно, только чтобы я не видел его близко от лагеря! – Кочевник окидывает вас</text:p>
      <text:p text:style-name="P1">суровым взглядом и возвращается в лагерь.</text:p>
      <text:p text:style-name="P1">- Спасибо, что выручил, - искренне благодарите вы Эрдэма.</text:p>
      <text:p text:style-name="P1">- Тебе не за что благодарить меня. Ты сделал мне отличный подарок, и это я</text:p>
      <text:p text:style-name="P1">должен сказать тебе спасибо. А сейчас лучше уходи, нас могут увидеть другие</text:p>
      <text:p text:style-name="P1">воины. И еще, прими совет: скоро ты выйдешь на дорогу, ведущую в Седло,</text:p>
      <text:p text:style-name="P1">большую стоянку. На юг от нее будет тропинка. Не иди по ней, там расположен</text:p>
      <text:p text:style-name="P1">наблюдательный пост, и тебя обязательно задержит патруль. Лучше иди по</text:p>
      <text:p text:style-name="P1">дороге на юго-восток – так и удобнее, и безопаснее для тебя.</text:p>
      <text:p text:style-name="P1">Вы благодарите нового друга, который у вас неожиданно появился в этих</text:p>
      <text:p text:style-name="P1">неприветливых местах, за информацию и прощаетесь с ним. Чтобы больше не</text:p>
      <text:p text:style-name="P1">попадаться на глаза местным командирам или их подчиненным, вы возвращаетесь</text:p>
      <text:p text:style-name="P1">немного назад, чтобы обойти лагерь стороной – 593.</text:p>
      <text:p text:style-name="P1">623.</text:p>
      <text:p text:style-name="P1">Вы делаете серьезное заявление, и степняк ждет подтверждения того, что вы</text:p>
      <text:p text:style-name="P1">действительно состоите на службе в армии степняков. Если у вас есть какая-нибудь</text:p>
      <text:p text:style-name="P1">бумага или предмет одежды, которые могут служить достаточным</text:p>
      <text:p text:style-name="P1">доказательством, то все в порядке. Иначе вам несдобровать – 281.</text:p>
      <text:p text:style-name="P1">624.Кинжал, брошенный сильной и ловкой рукой, вонзается в горло разбойника.</text:p>
      <text:p text:style-name="P1">Он около секунды стоит на ногах, а затем, ощутив ужасную боль и теряя сознание,</text:p>
      <text:p text:style-name="P1">падет на землю. Жить ему осталось немного, и его товарищи прекрасно это</text:p>
      <text:p text:style-name="P1">понимают. Не желая повторить участь своего главаря, он бросаются бежать в лес и</text:p>
      <text:p text:style-name="P1">в мгновение ока скрываются из вида. Преследовать их бессмысленно – лес они</text:p>
      <text:p text:style-name="P1">знают гораздо лучше вас. Вместо этого вы, не убирая меч, осматриваете тело</text:p>
      <text:p text:style-name="P1">поверженного врага. Его оружие вам не заинтересовало, зато в мешочке на поясе</text:p>
      <text:p text:style-name="P1">есть 5 монет. Карманы разбойника пусты, поэтому больше забрать у него нечего.</text:p>
      <text:p text:style-name="P1">Не забудьте вложить обратно в ножны метательный кинжал, после чего</text:p>
      <text:p text:style-name="P1">продолжайте путешествие – 233.</text:p>
      <text:p text:style-name="P1">625.</text:p>
      <text:p text:style-name="P1">Поняв, что вы не отдадите листок просто так, старик предлагает вам новые</text:p>
      <text:p text:style-name="P1">условия: он не только переведет вам текст, но и заплатит 2 монеты, если вы</text:p>
      <text:p text:style-name="P1">отдадите ему обрывок бумаги с письменами. Кажется, это его последнее</text:p>
      <text:p text:style-name="P1">предложение. Соглашайтесь на него (873) или отказывайтесь и уходите из</text:p>
      <text:p text:style-name="P1">трактира (86).</text:p>
      <text:p text:style-name="P1"><text:soft-page-break/>626.</text:p>
      <text:p text:style-name="P1">Догадавшись о ваших намерениях, парень дрожит всем телом и вдруг</text:p>
      <text:p text:style-name="P1">неожиданно срывается с места и начинает улепетывать в ту сторону, откуда вы</text:p>
      <text:p text:style-name="P1">пришли. Бегает он удивительно быстро, и вы, трезво оценив свои силы, решаете</text:p>
      <text:p text:style-name="P1">не пускаться в бесполезную погоню. Пыль, поднятая гусляром, некоторое время</text:p>
      <text:p text:style-name="P1">оседает на дороге, а когда она окончательно рассеивается, вы уже не видите своего</text:p>
      <text:p text:style-name="P1">недавнего собеседника. Кажется, бедняга до смерти напугался. Наверное, надо</text:p>
      <text:p text:style-name="P1">пересмотреть свои методы, решаете вы, вложив меч в ножны, после чего</text:p>
      <text:p text:style-name="P1">продолжаете путешествие – 832.</text:p>
      <text:p text:style-name="P1">627.</text:p>
      <text:p text:style-name="P1">Крестьянин, который вам нужен, сидит на лавке у своего дома, закинув голову</text:p>
      <text:p text:style-name="P1">и устремив неподвижный взгляд далеко в небо. Заметив, что вы приближаетесь к</text:p>
      <text:p text:style-name="P1">нему, он равнодушно приветствует вас:</text:p>
      <text:p text:style-name="P1">- Здравствуй, путник. Ты что-то хочешь от меня? Не советую тебе входить в</text:p>
      <text:p text:style-name="P1">мой дом, чтобы неудача, преследующая меня, не коснулась и тебя.</text:p>
      <text:p text:style-name="P1">- Я как раз и хотел узнать, что случилось, - сообщаете вы, присаживаясь</text:p>
      <text:p text:style-name="P1">рядом.</text:p>
      <text:p text:style-name="P1">- Надеюсь, ты пришел не смеяться надо мной? Впрочем, вижу, что нет. А</text:p>
      <text:p text:style-name="P1">случилось то, что мой дом перестал быть моим. Я не могу пройти по комнате,</text:p>
      <text:p text:style-name="P1">чтобы что-нибудь не упало мне на голову или не подвернулось под ноги. Дверь</text:p>
      <text:p text:style-name="P1">внезапно закрывается и бьет меня прямо в лоб. Кадки с водой переворачиваются,окатывая меня с ног до головы. Старики говорят, что это домовой сердится, но что</text:p>
      <text:p text:style-name="P1">я ему сделал? Я всегда исправно вел хозяйство, уважительно обращался к своему</text:p>
      <text:p text:style-name="P1">домашнему духу, не забывал о нем, угощая пирогами по праздникам. Старики</text:p>
      <text:p text:style-name="P1">разводят руками, не зная, что посоветовать и как помочь моей беде. Я уже бросил</text:p>
      <text:p text:style-name="P1">попытки что-либо делать: все равно все валится из рук, а инструменты постоянно</text:p>
      <text:p text:style-name="P1">ломаются. Лучше уж сидеть и ничего не делать, чем работать, опасаясь, что топор</text:p>
      <text:p text:style-name="P1">слетит с топорища прямо тебе в голову.</text:p>
      <text:p text:style-name="P1">Крестьянин грустно вздыхает и снова погружается в свои мысли. Вы</text:p>
      <text:p text:style-name="P1">спрашиваете его, что он делал перед тем, как начались его беды. Собеседник</text:p>
      <text:p text:style-name="P1">пожимает плечами и отвечает, что он жил своей обычной жизнью и ничего</text:p>
      <text:p text:style-name="P1">особенного не делал. Если у вас больше нет идей, как ему помочь, возвращайтесь</text:p>
      <text:p text:style-name="P1">на дорогу – 484.</text:p>
      <text:p text:style-name="P1">628.</text:p>
      <text:p text:style-name="P1">На вас доспех кешиктена, такой же, как и на стражниках. Кешиктены имеют</text:p>
      <text:p text:style-name="P1">право беспрепятственно входить во двор, не спрашивая разрешения. Вы</text:p>
      <text:p text:style-name="P1">понимаете, что лицо лучше спрятать, чтобы разрез глаз не выдал вас. К счастью,</text:p>
      <text:p text:style-name="P1">на вас не обращают никакого внимания, так как кешиктены – это не просто гости,</text:p>
      <text:p text:style-name="P1">а охранники дворца, и они постоянно проходят через ворота. Деревянные створки</text:p>
      <text:p text:style-name="P1">перед вами открываются, и вы можете войти. Отступать назад поздно, и вы</text:p>
      <text:p text:style-name="P1">проходите через ворота. Неизвестно, что ждет вас впереди, но одно совершенно</text:p>
      <text:p text:style-name="P1">ясно – нужно быть вести себя осмотрительно и быть начеку – 313.</text:p>
      <text:p text:style-name="P1">629.</text:p>
      <text:p text:style-name="P1">Предстоящая встреча с неведомыми духами вызывает у вас определенное</text:p>
      <text:p text:style-name="P1">беспокойство, и вы приходите к заключению, что излишняя осторожность не</text:p>
      <text:p text:style-name="P1">помешает. Поэтому вы достаете меч и, настраиваясь, медленно проводите</text:p>
      <text:p text:style-name="P1">пальцем по поверхности клинка. Краем глаза вы замечаете, что крестьянин как-то</text:p>
      <text:p text:style-name="P1">неодобрительно качает головой, но вслух не произносит ни слова. Не обращая на</text:p>
      <text:p text:style-name="P1">него внимания, вы осторожно переступаете порог овина и осматриваетесь. Внутри</text:p>
      <text:p text:style-name="P1">легкий беспорядок, но ничего подозрительного не происходит, потемневшие от</text:p>
      <text:p text:style-name="P1">времени бревенчатые стены молчаливо смотрят на вас. Не успеваете вы толком</text:p>
      <text:p text:style-name="P1">оглядеться, как легкий шорох над головой заставляет насторожиться. Бросьте два</text:p>
      <text:p text:style-name="P1"><text:soft-page-break/>кубика и прибавьте к полученному числу свою Инициативу. Если результат</text:p>
      <text:p text:style-name="P1">больше 15 или если вы обладаете приемом Реакция, то 865, если результат 14 или</text:p>
      <text:p text:style-name="P1">меньше – 230.</text:p>
      <text:p text:style-name="P1">630.</text:p>
      <text:p text:style-name="P1">Не останавливаясь, проезжаете мимо отворота и скачете дальше. Вдалеке уже</text:p>
      <text:p text:style-name="P1">видна опушка леса, в котором и расположено Хвойное, когда на дороге вызамечаете людей, достойных вашего внимания. Два светловолосых русича</text:p>
      <text:p text:style-name="P1">небыстрым шагом идут на юг, беседуя о чем-то своем. Круглые деревянные щиты</text:p>
      <text:p text:style-name="P1">за спинами, короткие копья, длинные кинжалы на поясе, грубые кольчуги –</text:p>
      <text:p text:style-name="P1">экипировка путников не оставляет сомнения в том, что это люди из чьей-то</text:p>
      <text:p text:style-name="P1">дружины. Всех дружинников Мирослава вы знаете, поэтому вас и заинтересовало,</text:p>
      <text:p text:style-name="P1">что делают воины другого князя в этих краях. Да и дружинники ли это вообще?</text:p>
      <text:p text:style-name="P1">Оба одного возраста – немного старше, чем вы, - и хорошего сложения, лица</text:p>
      <text:p text:style-name="P1">обветрены, кожа на руках огрубела от физического труда... Вот только смогут ли</text:p>
      <text:p text:style-name="P1">они рассказать вам что-нибудь интересное? Из дальних они земель или из</text:p>
      <text:p text:style-name="P1">соседней деревни? Придержите лошадь и постараетесь выяснить все это (196), не</text:p>
      <text:p text:style-name="P1">станете терять время и поторопитесь к своей цели (64) или, сочтя их</text:p>
      <text:p text:style-name="P1">подозрительными, с ходу атакуете, тем более нежелательных свидетелей</text:p>
      <text:p text:style-name="P1">поблизости нет (477)?</text:p>
      <text:p text:style-name="P1">631.</text:p>
      <text:p text:style-name="P1">Коридор становится квадратным. На стенах появляются факелы и красные</text:p>
      <text:p text:style-name="P1">гобелены. У вас впервые возникает ощущение того, что вы находитесь в жилище</text:p>
      <text:p text:style-name="P1">могущественного владыки, а не в пустующей пещере. В то же время все более</text:p>
      <text:p text:style-name="P1">явственно чувствуется присутствие таинственных магических сил, которыми</text:p>
      <text:p text:style-name="P1">пронизан даже воздух. Мягко ступая по гладкому полу, вы идете по абсолютно</text:p>
      <text:p text:style-name="P1">прямому тоннелю, и через некоторое время впереди показывается выход. Вас</text:p>
      <text:p text:style-name="P1">непроизвольно</text:p>
      <text:p text:style-name="P1">охватывает</text:p>
      <text:p text:style-name="P1">волнение,</text:p>
      <text:p text:style-name="P1">но</text:p>
      <text:p text:style-name="P1">вы</text:p>
      <text:p text:style-name="P1">стискиваете</text:p>
      <text:p text:style-name="P1">зубы</text:p>
      <text:p text:style-name="P1">и</text:p>
      <text:p text:style-name="P1">сосредотачиваетесь, чтобы не потерять присутствие духа и не растеряться в</text:p>
      <text:p text:style-name="P1">нужный момент.</text:p>
      <text:p text:style-name="P1">Коридор заканчивается, и вы попадаете в новый зал огромных размеров. Но</text:p>
      <text:p text:style-name="P1">теперь перед вами не неотесанные стены, а настоящие палаты, над которыми</text:p>
      <text:p text:style-name="P1">трудились самые умелые мастера. Каменная поверхность украшена искусной</text:p>
      <text:p text:style-name="P1">резьбой. Зал освещается множеством факелом, кроме того, в узких нишах горят</text:p>
      <text:p text:style-name="P1">толстые свечи. Несмотря на яркий свет, потолок почти не видно из-за</text:p>
      <text:p text:style-name="P1">таинственной дымки, парящей наверху. На полу расстелено несколько мягких</text:p>
      <text:p text:style-name="P1">ковров, а в одной из стен имеется большой камин, но сейчас огонь погашен.</text:p>
      <text:p text:style-name="P1">Посреди зала стоит длинный деревянный стол, на котором нет ничего, кроме</text:p>
      <text:p text:style-name="P1">загадочного шара величиной с вашу голову. Понять, из какого материала он</text:p>
      <text:p text:style-name="P1">сделан, вы не можете: возможно, это стекло или янтарь, так как шар довольно</text:p>
      <text:p text:style-name="P1">прозрачен. Сфера наполнена ярким светом, отчего вы не в силах долго на нее</text:p>
      <text:p text:style-name="P1">смотреть и вынуждены отвести глаза. Ваши ощущения подсказывают вам, что в</text:p>
      <text:p text:style-name="P1">шаре сосредоточена чудовищная энергия, которая и заполняет всю пещеру до</text:p>
      <text:p text:style-name="P1">самого входа. Именно от шара исходит гул, который вы услышали издалека, но</text:p>
      <text:p text:style-name="P1">сейчас он стал намного тише. На ум приходят услышанные когда-то легенды о</text:p>
      <text:p text:style-name="P1">древних артефактах, наделенных невероятной магической силой. Но вы, наверное,</text:p>
      <text:p text:style-name="P1"><text:soft-page-break/>не смогли бы подчинить шар, даже если бы заполучили его. Однако хозяин сферы</text:p>
      <text:p text:style-name="P1">(или ее охранник) находится неподалеку. Во главе стола стоит обитый мягкой</text:p>
      <text:p text:style-name="P1">тканью стул, больше похожий на трон, на котором сидит смуглый мужчинавашего возраста или, может быть, даже немного моложе. Он молча смотрит на</text:p>
      <text:p text:style-name="P1">вас, перебирая пальцами длинный шнурок, на котором висит камень в золотой</text:p>
      <text:p text:style-name="P1">оправе, похожий на довольно большой алмаз. Незнакомец не сводит с вас глаз, но</text:p>
      <text:p text:style-name="P1">не произносит ни слова, и вы разглядываете его как следует. На вид он достаточно</text:p>
      <text:p text:style-name="P1">крепок и ловок, но опытного и сильного бойца он не похож. Узкий разрез глаз и</text:p>
      <text:p text:style-name="P1">темный цвет волос выдает в нем южанина, однако он не носит косичку, как это</text:p>
      <text:p text:style-name="P1">принято у степняков. На левой щеке у него имеется шрам, а на правой руке</text:p>
      <text:p text:style-name="P1">отсутствует верхняя фаланга мизинца. Незнакомец смотрит на вас своим</text:p>
      <text:p text:style-name="P1">пронзительным взглядом, способным испугать даже человека с самыми крепкими</text:p>
      <text:p text:style-name="P1">нервами, но вы внезапно обретаете ледяное спокойствие и равнодушно смотрите</text:p>
      <text:p text:style-name="P1">прямо в глаза этому человеку. Поняв, что простым взглядом вас не запугать,</text:p>
      <text:p text:style-name="P1">незнакомец поднимается со стула и подходит ближе, встав таким образом, что вы</text:p>
      <text:p text:style-name="P1">оказались с ним друг напротив друга по разные стороны стола.</text:p>
      <text:p text:style-name="P1">- Так, значит, ты и есть Санжай? – с непонятной пока вам иронией</text:p>
      <text:p text:style-name="P1">спрашивает он. – Но ты зря пришел сюда. Здесь тебя ждет только смерть.</text:p>
      <text:p text:style-name="P1">- Но...кто ты? – вы чувствуете, что почему-то совершенно не боитесь этого</text:p>
      <text:p text:style-name="P1">человека и даже ощущаете некоторое превосходство над ним, словно когда-то</text:p>
      <text:p text:style-name="P1">побили его в детстве во время уличной драки. – И где Дриз?</text:p>
      <text:p text:style-name="P1">- Старик Дриз больше не будет повелевать древнями, - незнакомец зевает. – А</text:p>
      <text:p text:style-name="P1">вот на первый твой вопрос я, пожалуй, отвечу подробнее. Твоя смерть будет</text:p>
      <text:p text:style-name="P1">бессмысленной, а мое торжество неполным, если ты умрешь в неведении. Этот</text:p>
      <text:p text:style-name="P1">глупец Дансар уже рассказал тебе историю твоего «спасения»?</text:p>
      <text:p text:style-name="P1">- В общем-то, да.</text:p>
      <text:p text:style-name="P1">- Вот и отлично, это сэкономит мое время. Ты помнишь младенца, которого</text:p>
      <text:p text:style-name="P1">подсунули Дризу вместо тебя? Сына нойона? Это был я.</text:p>
      <text:p text:style-name="P1">Вы начинаете догадываться, кто стоит перед вами. Значит, это и есть ученик</text:p>
      <text:p text:style-name="P1">Дриза, на месте которого должны были быть вы. Но почему он говорит, что его</text:p>
      <text:p text:style-name="P1">учитель больше не является повелителем своих сородичей? Сын убитого нойона</text:p>
      <text:p text:style-name="P1">продолжает говорить, и вы надеетесь получить ответы на свои вопросы.</text:p>
      <text:p text:style-name="P1">- Да, жизнь рядом с огромной змеей, этим отвратительным Дризом, была</text:p>
      <text:p text:style-name="P1">несладкой, а его уроки были подчас довольно суровы, - ваш собеседник горько</text:p>
      <text:p text:style-name="P1">усмехается и показывает вас свой шрам и обрубленный палец. – Но ты даже не</text:p>
      <text:p text:style-name="P1">представляешь, чему он меня научил и чего ты лишился. Я обрел такое</text:p>
      <text:p text:style-name="P1">могущество, которое не даже не снилось ни одному человеку. Теперь же я стал так</text:p>
      <text:p text:style-name="P1">силен, что сверг своего учителя и занял его место.</text:p>
      <text:p text:style-name="P1">- Ты убил его?</text:p>
      <text:p text:style-name="P1">- Кому нужно это старое жалкое пресмыкающееся? Я лишил его силы, и</text:p>
      <text:p text:style-name="P1">теперь он мне не помеха.</text:p>
      <text:p text:style-name="P1">- Ты лишил силы самого Дриза?</text:p>
      <text:p text:style-name="P1">- Это оказалось нетрудно. Он сам меня всему научил. Видишь этот шар? В</text:p>
      <text:p text:style-name="P1">нем потомки Кургуза копили свои силы и знания много поколений подряд.</text:p>
      <text:p text:style-name="P1">Теперь я подчинил Сферу Силы себе, и вся ее мощь принадлежит мне.</text:p>
      <text:p text:style-name="P1">- Но зачем тебе повелевать древнями?- Ты еще глупее, чем я думал. Древни обладают секретами истинной магии, и</text:p>
      <text:p text:style-name="P1">они намного сильнее людей. Дриз сделал так, что часть меня теперь сродни этим</text:p>
      <text:p text:style-name="P1">жалким существам. Но я не собираюсь ограничиться властью над древнями. Я</text:p>
      <text:p text:style-name="P1">подчиню себе людей, а затем смогу бросить вызов могуществу самих создателей</text:p>
      <text:p text:style-name="P1">этого мира.</text:p>
      <text:p text:style-name="P1">- Ты сошел с ума?</text:p>
      <text:p text:style-name="P1"><text:soft-page-break/>- Нисколько. Ты не можешь понять, какой мощью и какими знаниями я</text:p>
      <text:p text:style-name="P1">сейчас обладаю. Дриз сам хотел вмешаться в законы природы, но он слишком</text:p>
      <text:p text:style-name="P1">стар, и власть над Вселенной ему уже ни к чему. А может, ты просто завидуешь</text:p>
      <text:p text:style-name="P1">мне? Ведь вся эта невероятная сила могла бы принадлежать тебе. Но Дансар,</text:p>
      <text:p text:style-name="P1">который возомнил себя твоим покровителем, решил все за тебя, при этом он знал,</text:p>
      <text:p text:style-name="P1">что Дриз обладает знаниями, недоступными для людей. Хотя я сомневаюсь, что у</text:p>
      <text:p text:style-name="P1">тебя хватило бы решимости свергнуть своего учителя. Теперь ты знаешь</text:p>
      <text:p text:style-name="P1">достаточно, - металлическим тоном говорит сын нойона после небольшой паузы.</text:p>
      <text:p text:style-name="P1">– Я, конечно, знал о твоем приходе, и подготовился. Я решил, что твоя смерть</text:p>
      <text:p text:style-name="P1">будет быстрой. В конце концов, мы никогда не виделись, и ты не виноват, что</text:p>
      <text:p text:style-name="P1">оказался на своем месте, а я на своем, поэтому не вижу смысла подвергать тебя</text:p>
      <text:p text:style-name="P1">мучениям. Когда ты умрешь, я стану законным наследником главы союза степных</text:p>
      <text:p text:style-name="P1">племен, и символ ханской власти, - он кивает головой на оставленный на столе</text:p>
      <text:p text:style-name="P1">амулет с алмазом, - будет принадлежать мне по праву. Пожалуй, я даже вернусь в</text:p>
      <text:p text:style-name="P1">Стоянку ненадолго, расправлюсь с Дансаром и стану законным правителем, а уже</text:p>
      <text:p text:style-name="P1">потом примусь за осуществление своего плана. Но сначала мы решим все вопросы</text:p>
      <text:p text:style-name="P1">с тобой.</text:p>
      <text:p text:style-name="P1">Интуиция подсказывает, что с этим противником вам не справиться. Его</text:p>
      <text:p text:style-name="P1">магия намного мощнее любого оружия, и для этой мощи вы всего лишь пылинка,</text:p>
      <text:p text:style-name="P1">которую легко сдуть легким дыханием. На вас находит какое-то непонятное</text:p>
      <text:p text:style-name="P1">равнодушие к своей участи. Может, это ваш новый враг заколдовал вас. Но</text:p>
      <text:p text:style-name="P1">внутренний голос почему-то подсказывает, что не нужно пока ничего</text:p>
      <text:p text:style-name="P1">предпринимать.</text:p>
      <text:p text:style-name="P1">Сын бывшего нойона причудливым образом складывает ладони и начинает</text:p>
      <text:p text:style-name="P1">что-то шептать над ними. Шар на столе вспыхивает ярким светом и погасает, но</text:p>
      <text:p text:style-name="P1">ничего не происходит. Кажется, это удивило и самого колдуна. Он снова начинает</text:p>
      <text:p text:style-name="P1">произносить свои заклинания, но это опять не приносит результата. Маг</text:p>
      <text:p text:style-name="P1">складывает ладони по новому и даже начинает слегка пританцовывать, часто</text:p>
      <text:p text:style-name="P1">оглядываясь на шар, но это приводит лишь к тому, что сфера вспыхивает еще раз</text:p>
      <text:p text:style-name="P1">и угасает совсем. Колдун поворачивается и сверлит вас злобным и... испуганным</text:p>
      <text:p text:style-name="P1">взглядом. Но он не собирается отступать.</text:p>
      <text:p text:style-name="P1">- Я не знаю, откуда тебе известна древняя магия, - шипит он. – Тебе удалось</text:p>
      <text:p text:style-name="P1">отразить мои заклинания, но не думай, что я умею только колдовать. Мечом я</text:p>
      <text:p text:style-name="P1">владею намного лучше тебя, и это будет даже довольно забавно – убить тебя в</text:p>
      <text:p text:style-name="P1">бою.</text:p>
      <text:p text:style-name="P1">Вы не совсем поняли, о каком знании древней магии говорил этот человек, но</text:p>
      <text:p text:style-name="P1">вы поняли другое – сейчас предстоит сразиться с ним, а это значит, что еще не все</text:p>
      <text:p text:style-name="P1">потеряно. Колдун поднимает руку и в его руке появляется длинный меч,кровожадно поблескивающий в свете факелов. Враг приближается к вам, и ждать</text:p>
      <text:p text:style-name="P1">пощады от него бессмысленно. Если у вас есть волшебный кинжал или свиток</text:p>
      <text:p text:style-name="P1">духов, то они будут сейчас небесполезны. Иначе доставайте меч и защищайте</text:p>
      <text:p text:style-name="P1">свою жизнь</text:p>
      <text:p text:style-name="P1">Это самый сильный противник из всех тех, с кем вам когда-либо приходилось</text:p>
      <text:p text:style-name="P1">драться. Движения его очень быстры, а удары точны и сильны. Каждый второй</text:p>
      <text:p text:style-name="P1">точный выпад ученика Дриза будет наносить вам урон 3 Жизни (за исключением</text:p>
      <text:p text:style-name="P1">того случая, если вы владеете приемом Реакция или Веерная защита).</text:p>
      <text:p text:style-name="P1">УЧЕНИК ДРИЗА</text:p>
      <text:p text:style-name="P1">Нападение 13</text:p>
      <text:p text:style-name="P1">Защита 19</text:p>
      <text:p text:style-name="P1">Жизнь 20</text:p>
      <text:p text:style-name="P1">Инициатива 12</text:p>
      <text:p text:style-name="P1">Владеет приемом Реакция</text:p>
      <text:p text:style-name="P1"><text:soft-page-break/>Если вам удастся выиграть самый тяжелый бой в своей жизни – 901.</text:p>
      <text:p text:style-name="P1">632.</text:p>
      <text:p text:style-name="P1">Как только ближайший степняк приближается на расстояние броска, вы, не</text:p>
      <text:p text:style-name="P1">медля, метаете кинжал. Кочевник не ожидал от вас такой прыти и даже не</text:p>
      <text:p text:style-name="P1">предполагал, что вы самоотверженно нападете на троих противников. Кинжал</text:p>
      <text:p text:style-name="P1">попадает в незащищенный участок тела и задевает жизненно важные органы:</text:p>
      <text:p text:style-name="P1">степняк со стоном сползает с коня. Его товарищи, поняв, что вы не собираетесь</text:p>
      <text:p text:style-name="P1">сдаваться, с гиканьем бросаются на вас, размахивая кривыми саблями.</text:p>
      <text:p text:style-name="P1">1-ЫЙ СТЕПНЯК</text:p>
      <text:p text:style-name="P1">Нападение 9</text:p>
      <text:p text:style-name="P1">Защита</text:p>
      <text:p text:style-name="P1">14</text:p>
      <text:p text:style-name="P1">Жизнь</text:p>
      <text:p text:style-name="P1">10</text:p>
      <text:p text:style-name="P1">Инициатива 9</text:p>
      <text:p text:style-name="P1">2-ОЙ СТЕПНЯК</text:p>
      <text:p text:style-name="P1">Нападение 9</text:p>
      <text:p text:style-name="P1">Защита</text:p>
      <text:p text:style-name="P1">14</text:p>
      <text:p text:style-name="P1">Жизнь</text:p>
      <text:p text:style-name="P1">10</text:p>
      <text:p text:style-name="P1">Инициатива 9</text:p>
      <text:p text:style-name="P1">Справившись с противниками, вы забираете свой кинжал, обтерев об одежду</text:p>
      <text:p text:style-name="P1">одного из поверженных, и бегло осматриваете карманы кочевников. Денег у них,</text:p>
      <text:p text:style-name="P1">само собой, нет: кошельки степнякам были незачем, когда они бросились в</text:p>
      <text:p text:style-name="P1">погоню за вами. Убитые были обычными воинами, и их оружие не представляетдля вас никакого интереса. На этот раз ценных трофеев вам добыть не удается, но</text:p>
      <text:p text:style-name="P1">сейчас гораздо важнее быстрее покинуть место боя: с заставы могут выслать более</text:p>
      <text:p text:style-name="P1">многочисленный отряд. Взобравшись на одну из освободившихся лошадей, вы</text:p>
      <text:p text:style-name="P1">направляете ее на юг. Конь почти не слушается вас, но это не ваша вина: степняки</text:p>
      <text:p text:style-name="P1">дрессируют животных таким образом, что они подчиняются только своему</text:p>
      <text:p text:style-name="P1">хозяину. Все же вам удается пройти верхом значительное расстояние, пока застава</text:p>
      <text:p text:style-name="P1">не остается далеко позади. Убедившись, что погони нет, вы слазите с непослушной</text:p>
      <text:p text:style-name="P1">лошади и отпускаете ее восвояси. На этот раз удалось избежать беды, но впредь</text:p>
      <text:p text:style-name="P1">нужно быть осторожнее. Теперь можно вернуться на дорогу. К счастью, несмотря</text:p>
      <text:p text:style-name="P1">на все волнения, вы прекрасно сориентировались на местности и не потеряли</text:p>
      <text:p text:style-name="P1">нужного направления. Тракт находится поблизости, и вы, не теряя ни минуты,</text:p>
      <text:p text:style-name="P1">идете дальше - (21).</text:p>
      <text:p text:style-name="P1">633.</text:p>
      <text:p text:style-name="P1">Суровый степняк готов закрыть глаза на ваше присутствие за 8 монет. Если</text:p>
      <text:p text:style-name="P1">вы согласны заплатить ему эту сумму, то он деликатно удалится, а вы, не теряя</text:p>
      <text:p text:style-name="P1">времени, сможете пройти немного назад по тропинке и посмотреть, как можно</text:p>
      <text:p text:style-name="P1">обойти лагерь (593). Если вам жаль денег на подкуп местного командира, то</text:p>
      <text:p text:style-name="P1">придется убрать его с дороги с помощью стали (114).</text:p>
      <text:p text:style-name="P1">634.</text:p>
      <text:p text:style-name="P1">Тракт расстилается перед вами, словно прямая стрела, и вы можете</text:p>
      <text:p text:style-name="P1">рассмотреть, что происходит далеко впереди. Тропинок в лес пока не видно, и</text:p>
      <text:p text:style-name="P1">вполне возможно, что их не будет до ближайшей деревни. Зато где-то вдалеке есть</text:p>
      <text:p text:style-name="P1">кое-что интересное – там явно мелькает огонек. Если зрение не обманывает, это</text:p>
      <text:p text:style-name="P1">костер. Он горит рядом с дорогой, и это наводит на мысль о том, что те, кто его</text:p>
      <text:p text:style-name="P1">развел, не скрывается от чужих глаз. Сначала у вас появилась мысль, что из</text:p>
      <text:p text:style-name="P1">соображений предосторожности следовало бы свернуть в лес, подкрасться и</text:p>
      <text:p text:style-name="P1"><text:soft-page-break/>посмотреть, кто там, но, пройдя немного вперед, вы отбрасываете эту идею. В</text:p>
      <text:p text:style-name="P1">конце концов, вы не в окружении вражеских военных лагерей, поэтому не стоит</text:p>
      <text:p text:style-name="P1">шарахаться в сторону от каждого куста и ждать беды от каждого человека. Если</text:p>
      <text:p text:style-name="P1">это разбойники и их очень много, вы успеете скрыться от них или придумать что-</text:p>
      <text:p text:style-name="P1">нибудь – расстояние это позволяет. Теперь у костра ясно различимы фигуры трех</text:p>
      <text:p text:style-name="P1">человек, свободно разместившихся на траве. Ваше появление не остается для них</text:p>
      <text:p text:style-name="P1">незамеченным, это вы понимаете, когда один из них говорит что-то своим</text:p>
      <text:p text:style-name="P1">товарищам, и те поворачивают головы. Все трое остаются лежать на своих местах</text:p>
      <text:p text:style-name="P1">и ждут вашего приближения. Вскоре вы уже можете разглядеть походный мешок,</text:p>
      <text:p text:style-name="P1">брошенный у костра, один на троих; топор, воткнутый в дерево; две тушки –</text:p>
      <text:p text:style-name="P1">кажется, зайцев, но сказать наверняка с такого расстояния нельзя; корзину с</text:p>
      <text:p text:style-name="P1">грибами. Все ясно – это охотники, и от них можно не ждать беды. Из оружия у</text:p>
      <text:p text:style-name="P1">них только длинные ножи и одна дубина, но с таким оружием дичь не добудешь:скорее всего, крестьяне проверяли силки. Оказавшись в непосредственной</text:p>
      <text:p text:style-name="P1">близости, вы рассматриваете самих охотников: мужественные обветренные лица,</text:p>
      <text:p text:style-name="P1">грубые черные руки, испачканные в земле, открытые взгляды. У двоих на ногах</text:p>
      <text:p text:style-name="P1">лапти, у третьего – стертые сапоги. Борода только у одного, самого старшего.</text:p>
      <text:p text:style-name="P1">Теперь вы видите, что на траве действительно лежат две заячьи тушки.</text:p>
      <text:p text:style-name="P1">Оказавшись у костра, вы понимаете, чем занимаются охотники – у каждого из них</text:p>
      <text:p text:style-name="P1">в руке по деревянной кружке, около бородатого стоит внушительных размеров</text:p>
      <text:p text:style-name="P1">фляга, прислоненная к лежащему на земле дереву, в которой наверняка налита не</text:p>
      <text:p text:style-name="P1">простая вода. Они – как это там у крестьян называется? – отдыхают. На костре</text:p>
      <text:p text:style-name="P1">висит прокоптившийся от частого употребления котелок, в котором побулькивает</text:p>
      <text:p text:style-name="P1">ароматно пахнущий суп. Все трое бегло осматривают вас. Старший охотник</text:p>
      <text:p text:style-name="P1">почтительно обращается к вам:</text:p>
      <text:p text:style-name="P1">- Подходи, путник, не стесняйся. Отведай нашей похлебки, угостись медком</text:p>
      <text:p text:style-name="P1">хмельным, сам что-нибудь расскажи да нас послушай.</text:p>
      <text:p text:style-name="P1">Вообще-то не принято отказываться от такого радушного приема. Примите</text:p>
      <text:p text:style-name="P1">приглашение и подсядете к костру (510) или вежливо откажетесь, пренебрегая</text:p>
      <text:p text:style-name="P1">приличия (вам сейчас не до них), и пойдете своей дорогой (769)? Нападать на</text:p>
      <text:p text:style-name="P1">мирных людей и устраивать бесполезную резню – не в ваших принципах.</text:p>
      <text:p text:style-name="P1">635.</text:p>
      <text:p text:style-name="P1">- Мне нет дела до того, куда ты идешь, - холодно замечает незнакомец, но тут</text:p>
      <text:p text:style-name="P1">же смягчается. – Ладно, подожди, сейчас я позову помощника нашего</text:p>
      <text:p text:style-name="P1">предводителя, поговори с ним.</text:p>
      <text:p text:style-name="P1">Понимая, что вам ничего не угрожает, вы идете вслед за мужчинами к входу в</text:p>
      <text:p text:style-name="P1">лагерь, который оказывается совсем близко. Здесь вы остаетесь ждать у одной из</text:p>
      <text:p text:style-name="P1">двух башен, на которых дежурят часовые. Пока вы стоите, они внимательно</text:p>
      <text:p text:style-name="P1">наблюдают за вами. Да, покой этого лагеря действительно тщательно охраняется.</text:p>
      <text:p text:style-name="P1">Кто же его таинственные обитатели? Может быть, разговор с вышедшим к вам</text:p>
      <text:p text:style-name="P1">человеком что-нибудь прояснит?</text:p>
      <text:p text:style-name="P1">- Так значит, это тебе нужна помощь? – интересуется сухощавый мужчина,</text:p>
      <text:p text:style-name="P1">поправляя свой красивый расшитый различными узорами пояс. Примерно такой</text:p>
      <text:p text:style-name="P1">же, но чуть похуже, вы видели и у незнакомцев, с которыми разговаривали до</text:p>
      <text:p text:style-name="P1">этого. – Мне сказали, ты идешь до Айзарии? В эти времена сделать это будет не</text:p>
      <text:p text:style-name="P1">так просто. Любой патруль может остановить тебя и убить на месте. Однако всегда</text:p>
      <text:p text:style-name="P1">есть выход, - мужчина хитро подмигивает. – В отсутствие атамана я распоряжаюсь</text:p>
      <text:p text:style-name="P1">в лагере, и я думаю, что тебе можно помочь. Но бесплатно тебе здесь делать никто</text:p>
      <text:p text:style-name="P1">ничего не будет. Говори, что тебе надо, а я назову цену.</text:p>
      <text:p text:style-name="P1">- Сначала я хотел бы узнать, чем именно вы можете мне помочь, - замечаете</text:p>
      <text:p text:style-name="P1">вы.</text:p>
      <text:p text:style-name="P1">- Наши возможности велики, гораздо больше, чем ты представляешь. Мы</text:p>
      <text:p text:style-name="P1"><text:soft-page-break/>можем сделать для тебя пропуски, можем рассказать о маршрутах местных</text:p>
      <text:p text:style-name="P1">патрулей, можем договориться с нужными людьми. Я, например, прекрасновладею всеми языками, если тебе это интересно. В общем, нам важно лишь знать,</text:p>
      <text:p text:style-name="P1">какой цели ты хочешь достигнуть, а найти методы – это наше дело.</text:p>
      <text:p text:style-name="P1">Раскрывать свою истинную цель путешествия этому таинственному</text:p>
      <text:p text:style-name="P1">незнакомцу вы, естественно, не желаете, но его предложение звучит весьма</text:p>
      <text:p text:style-name="P1">привлекательно, если, конечно, он не преувеличивает. Если у вас есть бумаги,</text:p>
      <text:p text:style-name="P1">которые вы хотели бы перевести, то можете показать их ему, за перевод он</text:p>
      <text:p text:style-name="P1">возьмет немного – 2 монеты (188). Информация о маршрутах патрулей и</text:p>
      <text:p text:style-name="P1">разъездов стоит дороже – 4 монеты (204). Если вас заинтересовала возможность</text:p>
      <text:p text:style-name="P1">получить пропуски, то выбирайте, какие именно вам нужны: для предъявления на</text:p>
      <text:p text:style-name="P1">тракте за 5 монет (573) или для предъявления в столице степняков – Стоянке, но</text:p>
      <text:p text:style-name="P1">он стоит гораздо больше – 10 монет (102). Вы также интересуетесь у собеседника,</text:p>
      <text:p text:style-name="P1">не хочет ли он сам что-нибудь купить у вас. Улыбнувшись, он отвечает, что жители</text:p>
      <text:p text:style-name="P1">лагеря ни в чем не нуждаются, и вряд ли вы можете предложить что-то такое, чего</text:p>
      <text:p text:style-name="P1">у них нет.</text:p>
      <text:p text:style-name="P1">- Впрочем, есть вещи, которые пригодились бы нам, - замечает, задумавшись,</text:p>
      <text:p text:style-name="P1">незнакомец. – Я уже говорил, что мы свободны от всяческих запретов и законов и</text:p>
      <text:p text:style-name="P1">выбираем наиболее эффективные методы и средства, если ты понимаешь, о чем я</text:p>
      <text:p text:style-name="P1">говорю. Есть предметы, которые помогают нам осуществить задуманное, но я не</text:p>
      <text:p text:style-name="P1">думаю, что они есть у тебя. Слепки печатей вельмож и князей, важная переписка,</text:p>
      <text:p text:style-name="P1">ключи от складов – такие вещи пришлись бы нам кстати. Заходи, когда они у тебя</text:p>
      <text:p text:style-name="P1">будут.</text:p>
      <text:p text:style-name="P1">Эти слова звучат как признание, и вы начинаете догадываться, чем</text:p>
      <text:p text:style-name="P1">занимаются жители лагеря, но сейчас ваши предположения не имеют никакого</text:p>
      <text:p text:style-name="P1">значения. Если у вас есть, что показать собеседнику, то теперь самое время сделать</text:p>
      <text:p text:style-name="P1">это.</text:p>
      <text:p text:style-name="P1">Закончив все дела с таинственным незнакомцем, вы должны будете покинуть</text:p>
      <text:p text:style-name="P1">это место и вернуться на дорогу, оставив загадочный лагерь и его не менее</text:p>
      <text:p text:style-name="P1">загадочных жителей жить дальше свой скрытой от посторонних глаз жизнью –</text:p>
      <text:p text:style-name="P1">867.</text:p>
      <text:p text:style-name="P1">636.</text:p>
      <text:p text:style-name="P1">- Да, возможно, это лучше решение, - соглашается Дансар. – Ты продолжишь</text:p>
      <text:p text:style-name="P1">то, что начал я, ничего не меняя. Я понимаю, что тебе нелегко будет это сделать,</text:p>
      <text:p text:style-name="P1">но сейчас нашему народу трудно будет пережить серьезные перемены.</text:p>
      <text:p text:style-name="P1">Теперь вас ждет много дел. Прежде всего, вам надо занять свое законное</text:p>
      <text:p text:style-name="P1">место хана. Дансар сделает все, чтобы этот процесс прошел быстро и</text:p>
      <text:p text:style-name="P1">безболезненно. Однако ваши тревоги напрасны: степняки будут рады, что</text:p>
      <text:p text:style-name="P1">наследник Нарана вернулся, и безропотно примут нового повелителя.</text:p>
      <text:p text:style-name="P1">Недовольство горстки вельмож удастся без труда подавить. Дансар станет вашим</text:p>
      <text:p text:style-name="P1">первым советником и верным другом и поможет править молодым государством.</text:p>
      <text:p text:style-name="P1">Вы станете безраздельно править огромными землями, населенными кочевыми</text:p>
      <text:p text:style-name="P1">племенами.Тяжелые сновидения будут терзать вас до последнего дня. Дансар сделает все,</text:p>
      <text:p text:style-name="P1">чтобы облегчить вам жизнь, но и он не в силах полностью вылечить вашу душу.</text:p>
      <text:p text:style-name="P1">Вскоре прибудут послы Гриза и передадут послание, в котором он сообщит,</text:p>
      <text:p text:style-name="P1">что все готово к войне. Вы возглавите великий поход и совместно с древнями</text:p>
      <text:p text:style-name="P1">ужасным смерчем пройдете по землям Полесья. Князья и дружинники будут</text:p>
      <text:p text:style-name="P1">весьма удивлены, увидев вас во главе могущественной армии. Но теперь ваши</text:p>
      <text:p text:style-name="P1">пути разошлись, и вам придется забыть старых друзей. Такова тяжелая участь</text:p>
      <text:p text:style-name="P1">государя – иногда приходится переступать через личные интересы. Войну с</text:p>
      <text:p text:style-name="P1">Полесьем вы при поддержке древней, конечно, выиграете. У вас даже будет время,</text:p>
      <text:p text:style-name="P1">чтобы укрепить союз племен, принять новые законы и обозначить границы своей</text:p>
      <text:p text:style-name="P1"><text:soft-page-break/>империи. Трудно сказать, что будет дальше и чем закончится союз с Гризом. Все</text:p>
      <text:p text:style-name="P1">будет зависеть, как и всегда, только от вас...</text:p>
      <text:p text:style-name="P1">637.</text:p>
      <text:p text:style-name="P1">Понимая, что попытка проникнуть в лагерь может окончиться весьма</text:p>
      <text:p text:style-name="P1">печально, вы решаете отказаться от первоначально задуманной разведки. К тому</text:p>
      <text:p text:style-name="P1">же у вас есть другие цели, и вы не можете безрассудно рисковать своей жизнью и</text:p>
      <text:p text:style-name="P1">подводить князя.</text:p>
      <text:p text:style-name="P1">Степняк надевает свой сапог и ловко запрыгивает на лошадь, после чего</text:p>
      <text:p text:style-name="P1">уносится вслед за своим отрядом. Вы пережидаете, пока всадники скрываются из</text:p>
      <text:p text:style-name="P1">вида, и отползаете под прикрытием травы в сторону от лагеря. Ваши действия</text:p>
      <text:p text:style-name="P1">передвижения незамеченными, и вы оказываетесь в относительной безопасности.</text:p>
      <text:p text:style-name="P1">Теперь нужно обойти лагерь, чтобы пойти дальше на юг. Осталось решить, с</text:p>
      <text:p text:style-name="P1">какой стороны это лучше сделать: с правой (804) или с левой (776).</text:p>
      <text:p text:style-name="P1">638.</text:p>
      <text:p text:style-name="P1">Крестьяне молча провожают вас взглядами, но задерживать не собираются.</text:p>
      <text:p text:style-name="P1">Они понимают: у такого человека, как вы, наверняка есть много неотложных дел –</text:p>
      <text:p text:style-name="P1">456.</text:p>
      <text:p text:style-name="P1">639.</text:p>
      <text:p text:style-name="P1">- Удивительное совпадение, - замечает Угрим. - И притом в одном и том же</text:p>
      <text:p text:style-name="P1">трактире... В следующий раз назначай другие места для встречи со своими</text:p>
      <text:p text:style-name="P1">друзьями, - процеживает он сквозь зубы, после чего пинком отодвигает лавку и</text:p>
      <text:p text:style-name="P1">уходит, сделав своим спутникам знак последовать его примеру. Вы чувствуете</text:p>
      <text:p text:style-name="P1">облегчение, оставшись в одиночестве. В конце концов, какие дела у вас могут быть</text:p>
      <text:p text:style-name="P1">с этими мошенниками?</text:p>
      <text:p text:style-name="P1">Теперь можно расслабиться и заняться чем-нибудь другим: подсесть за один</text:p>
      <text:p text:style-name="P1">из соседних столов и поговорить с другими посетителями (521) или уйти из</text:p>
      <text:p text:style-name="P1">трактира (768).640.</text:p>
      <text:p text:style-name="P1">- Слово хана, - отвечаете вы. Пароль правильный, и воин равнодушно отходит</text:p>
      <text:p text:style-name="P1">в сторону, пропуская вас. К счастью, на этот раз все обошлось благополучно, и вы</text:p>
      <text:p text:style-name="P1">можете беспрепятственно уйти из лагеря и продолжить путешествие по</text:p>
      <text:p text:style-name="P1">Купеческому тракту - (370).</text:p>
      <text:p text:style-name="P1">641.</text:p>
      <text:p text:style-name="P1">Взобравшись на утес, вы на секунду замираете от вида, открывающегося с</text:p>
      <text:p text:style-name="P1">него. Крутой обрыв спускается прямо к озеру, воды которого лениво плещутся у</text:p>
      <text:p text:style-name="P1">скалистой стены. До самого горизонта расстилает свои воды озеро Ледяное,</text:p>
      <text:p text:style-name="P1">противоположный берег которого утонул в белой дымке. Справа и слева берег</text:p>
      <text:p text:style-name="P1">покрыт чудесной зеленью, манящей взор своими сочными и аппетитными</text:p>
      <text:p text:style-name="P1">оттенками. В лицо ударяет порыв свежего ветра, прогоняющий напряжение и</text:p>
      <text:p text:style-name="P1">тяжелые мысли. Насладившись несколько минут приятными ощущениями, вы</text:p>
      <text:p text:style-name="P1">спускаетесь с утеса и оглядываетесь.</text:p>
      <text:p text:style-name="P1">Теперь вы видите, что поблизости стоит человеческое жилье. Это скромная</text:p>
      <text:p text:style-name="P1">хижина, которая не сразу заметна среди деревьев. Она невелика, но построена</text:p>
      <text:p text:style-name="P1">аккуратными и умелыми руками. Около хижины стоит поленница, сбоку – низкая</text:p>
      <text:p text:style-name="P1">пристройка. Похоже, в этом домике, чудесным образом оказавшемся в лесу, кто-</text:p>
      <text:p text:style-name="P1">то живет, но вот обрадуется ли хозяин незваному гостю? Хотя неизвестно еще,</text:p>
      <text:p text:style-name="P1">дома ли обитатель хижины. Попробуете выяснить это прямо сейчас на свой страх</text:p>
      <text:p text:style-name="P1">и риск (108) или не станете беспокоить неизвестного отшельника и пойдете</text:p>
      <text:p text:style-name="P1">дальше по тропинке (130)?</text:p>
      <text:p text:style-name="P1">642.</text:p>
      <text:p text:style-name="P1">Вы расстаетесь с деньгами, и хозяин открывает дверь, предлагая следовать за</text:p>
      <text:p text:style-name="P1">ним. Стараясь не шуметь, чтобы не разбудить посетителей в других комнатах, он</text:p>
      <text:p text:style-name="P1">провожает вас в небольшое помещение, в котором вам и предстоит провести</text:p>
      <text:p text:style-name="P1"><text:soft-page-break/>ночь. Комната действительно довольно уютна, и в ней есть все необходимое, чтобы</text:p>
      <text:p text:style-name="P1">смыть с себя дорожную пыль и спокойно отдохнуть. Хозяин желает вам</text:p>
      <text:p text:style-name="P1">спокойной ночи и уходит.</text:p>
      <text:p text:style-name="P1">Оставшись наедине с собой, вы быстро раздеваетесь, счищаете грязь с</text:p>
      <text:p text:style-name="P1">одежды, умываетесь и ложитесь в постель. Мышцы немного ноют, но вы так</text:p>
      <text:p text:style-name="P1">устали, что глубокий сон быстро овладевает вами.</text:p>
      <text:p text:style-name="P1">Яркое сновидение посещает вас. Вы вновь видите красивую женщину с</text:p>
      <text:p text:style-name="P1">золотыми волосами и родинкой на правой щеке. Она страдает, и ее мучения</text:p>
      <text:p text:style-name="P1">поневоле передаются вам. Когда картина проясняется, вы понимаете, что</text:p>
      <text:p text:style-name="P1">происходит: она рожает. Ужасные боли отражаются на ее прекрасном лице.</text:p>
      <text:p text:style-name="P1">Теперь вы видите все того же сухощавого степняка, принимающего роды. Своимикоричневыми от загара руками он умело делает все необходимое, с его лба градом</text:p>
      <text:p text:style-name="P1">катится пот. Рядом с ним никого нет. Странно, почему именно он принимает</text:p>
      <text:p text:style-name="P1">роды у женщины-русички? Но ответа на этот вопрос нет. Картина быстро</text:p>
      <text:p text:style-name="P1">сменяется, и вот вы уже видите, как степняк держит на руках крошечного</text:p>
      <text:p text:style-name="P1">младенца. Это мальчик. Вновь переведя незримый взгляд на женщину, вы с</text:p>
      <text:p text:style-name="P1">ужасом видите, что она умерла. Но степняк не обращает на нее внимания, он чем-</text:p>
      <text:p text:style-name="P1">то обеспокоен. Положив младенца на разложенную на земле шкуру, он начинает</text:p>
      <text:p text:style-name="P1">окуривать его синеватым дымом, струящимся от длинного стебля неизвестной вам</text:p>
      <text:p text:style-name="P1">травы, и шептать что-то прямо над малышом. Затем он заворачивает младенца и</text:p>
      <text:p text:style-name="P1">уносит его. Картина вновь пропадает, а перед вами уже предстает новое видение.</text:p>
      <text:p text:style-name="P1">Это похороны умершей при родах женщины. Необъяснимая боль сжимает ваше</text:p>
      <text:p text:style-name="P1">сердце, когда могучий воин, которого вы много раз видели во сне, зажигает</text:p>
      <text:p text:style-name="P1">аккуратно сложенный хворост, на котором лежит хрупкое женское тело. Ужас и</text:p>
      <text:p text:style-name="P1">отчаяние овладевает вами, когда вы замечаете, что рядом с ней лежит погибший</text:p>
      <text:p text:style-name="P1">младенец. В холодном поту вы вскакиваете с постели. Постепенно вы</text:p>
      <text:p text:style-name="P1">успокаиваетесь. В конце концов, это всего лишь сон, ваша фантазия. Повернув</text:p>
      <text:p text:style-name="P1">голову к окну, вы замечаете, что первые лучи солнца уже возвестили приход утра.</text:p>
      <text:p text:style-name="P1">Так или иначе, вам удалось неплохо отдохнуть. Не торопясь, вы умываетесь и</text:p>
      <text:p text:style-name="P1">собираетесь в путь. Спустившись вниз, вы обнаруживаете, что в зале никого нет,</text:p>
      <text:p text:style-name="P1">поэтому вы незаметно выходите на улицу. Утренняя свежесть заставляет вас</text:p>
      <text:p text:style-name="P1">поежиться, но несколько быстрых движений быстро разгоняют кровь и согревают</text:p>
      <text:p text:style-name="P1">озябшее тело. На улице видны редкие горожане, но вам уже некогда здесь</text:p>
      <text:p text:style-name="P1">задерживаться – ваш путь лежит на юг - (418).</text:p>
      <text:p text:style-name="P1">643.</text:p>
      <text:p text:style-name="P1">Несомненно, это и есть то самое место. Неужели сказка о волшебном</text:p>
      <text:p text:style-name="P1">папоротнике не выдумана? Есть только один способ узнать это – проверить</text:p>
      <text:p text:style-name="P1">самому. Подходите поближе и осматриваете пень. В большой трещине</text:p>
      <text:p text:style-name="P1">действительно налита дождевая вода, от которой исходит ужасный запах.</text:p>
      <text:p text:style-name="P1">Отламываете веточку от наклонившейся над пнем сосны и обводите ею вокруг</text:p>
      <text:p text:style-name="P1">себя. После этого приседаете на корточки и начинаете кувыркаться вокруг пня,</text:p>
      <text:p text:style-name="P1">как вам и говорили (хорошо, что никто этого не видит). Теперь, взглянув на пень,</text:p>
      <text:p text:style-name="P1">вы с удивлением обнаруживаете, что вода и в самом деле преобразилась и стала</text:p>
      <text:p text:style-name="P1">прозрачной, запах исчез. Значит, все это правда! Осторожно опускаете руки в</text:p>
      <text:p text:style-name="P1">прохладную мягкую воду и зачерпываете ее, сложив ладони лодочкой. Впрочем,</text:p>
      <text:p text:style-name="P1">вода и не собирается просачиваться и убегать: она похожа на живое существо,</text:p>
      <text:p text:style-name="P1">переливающееся разными цветами, и по консистенции напоминает сливки,</text:p>
      <text:p text:style-name="P1">которые не распадаются на части, а представляют собой единое целое.</text:p>
      <text:p text:style-name="P1">Оглянувшись, вы видите, что тот куст, который только что мешал пройти, теперь</text:p>
      <text:p text:style-name="P1">отступил в сторону (как он это сделал?), открыв взору таинственную тропинку.</text:p>
      <text:p text:style-name="P1">Медленно идете по ней, бережно неся воду в ладонях, и очень скоро выходите на</text:p>
      <text:p text:style-name="P1">лесную поляну, покрытую пестрым ковром самых разных цветов, некоторые из</text:p>
      <text:p text:style-name="P1"><text:soft-page-break/>которых вы никогда не видели. А посередине, на пригорке, то, ради чего выпроделали все эти обряды – громадный папоротник, величественно</text:p>
      <text:p text:style-name="P1">возвышающийся, словно король, над всей поляной. Вы и раньше видели</text:p>
      <text:p text:style-name="P1">папоротники, но не такие огромные – длина этого примерно с сажень. Но первое,</text:p>
      <text:p text:style-name="P1">что бросается в глаза, не сам папоротник, а его цветок – красный, дышащий огнем,</text:p>
      <text:p text:style-name="P1">излучающий яркий, но не слепящий свет. Приблизившись, вы ощущаете такой</text:p>
      <text:p text:style-name="P1">жар, что с трудом заставляете себя подойти к самому цветку. Теперь понятно,</text:p>
      <text:p text:style-name="P1">зачем нужна вода: голыми руками взять его невозможно. Вы раскрываете ладони,</text:p>
      <text:p text:style-name="P1">капли дождем осыпают папоротник, и в тот же миг жар сменяется мягким</text:p>
      <text:p text:style-name="P1">теплом – теперь цветок можно взять. Но вы прекрасно помните о страже.</text:p>
      <text:p text:style-name="P1">Оглянувшись, вы никого не видите. Откуда же может придти опасность? Ну что ж,</text:p>
      <text:p text:style-name="P1">нужно взять цветок в руку, а затем, когда появится страж, решить, как действовать:</text:p>
      <text:p text:style-name="P1">сразиться с ним или бежать. Вы осторожно притрагиваетесь к цветку и слышите</text:p>
      <text:p text:style-name="P1">ужасный треск. Обернувшись на шум, вы понимаете, почему сразу не заметили</text:p>
      <text:p text:style-name="P1">врага: одно из кряжистых деревьев на краю поляны ожило и движется на вас. У</text:p>
      <text:p text:style-name="P1">него нет ни глаз, ни рук; как же оно собирается сражаться? Корни стража</text:p>
      <text:p text:style-name="P1">перекатываются по земле, и он приближается все ближе, издавая устрашающий</text:p>
      <text:p text:style-name="P1">урчащий звук, выражая явные враждебные намерения. Что будете делать теперь:</text:p>
      <text:p text:style-name="P1">хватать цветок и убегать (88) или драться (765)?</text:p>
      <text:p text:style-name="P1">644.</text:p>
      <text:p text:style-name="P1">- У меня есть этот алмаз, - сообщаете вы, демонстрируя драгоценный камень.</text:p>
      <text:p text:style-name="P1">- О, да, он вполне подойдет, - кивает головой нукер. – Но мне нужно еще пять</text:p>
      <text:p text:style-name="P1">монет, так как решение твоей проблемы потребует небольших затрат, которые я</text:p>
      <text:p text:style-name="P1">не готов взять на себя.</text:p>
      <text:p text:style-name="P1">Если вы согласны отдать нукеру камень и деньги в сумме, которую он сам</text:p>
      <text:p text:style-name="P1">назвал - (895), если его условия вас не устраивают, то придется отказаться от его</text:p>
      <text:p text:style-name="P1">помощи и на этом расстаться – 815.</text:p>
      <text:p text:style-name="P1">645.</text:p>
      <text:p text:style-name="P1">- К Гансухэ? – удивленно переспрашивает степняк. Это имя сильно действует</text:p>
      <text:p text:style-name="P1">на него. – Я видел его недавно. Если ты не врешь, то идем с нами, пусть сам</text:p>
      <text:p text:style-name="P1">Гансухэ и разберется с тобой. Но сначала отдай свое оружие.</text:p>
      <text:p text:style-name="P1">Если вы собираетесь подчиниться, то отдайте патрульным свой меч и идите</text:p>
      <text:p text:style-name="P1">за ними (596). Но если вы просто сказали про Гансухэ только потому, что это</text:p>
      <text:p text:style-name="P1">первое, что пришло в голову, и плана дальнейших действий у вас нет, то лучше не</text:p>
      <text:p text:style-name="P1">входить во вражеский лагерь, а предпринять решительные действия сейчас –</text:p>
      <text:p text:style-name="P1">напасть на патруль (317) или попробовать убежать (525).</text:p>
      <text:p text:style-name="P1">646.Солнце постепенно начинает садиться, но это мало беспокоит вас: вы быстро</text:p>
      <text:p text:style-name="P1">и уверенно идете по пустынному тракту и по всем признакам скоро должны</text:p>
      <text:p text:style-name="P1">придти в Каменку. Вы уже решили, что на ночь останетесь в этом городе: он</text:p>
      <text:p text:style-name="P1">расположен у самой границы, и в нем можно будет без помех отдохнуть перед</text:p>
      <text:p text:style-name="P1">тем, как отправиться в степи. Других поселений впереди больше не встретится, а</text:p>
      <text:p text:style-name="P1">ночевать на дороге – плохая затея.</text:p>
      <text:p text:style-name="P1">Солнце еще не успевает доползти до края земли, когда вы замечаете впереди</text:p>
      <text:p text:style-name="P1">высокие городские башни. Каменка не зря получила свое название. Это</text:p>
      <text:p text:style-name="P1">единственный город, в котором есть так много каменных строений.</text:p>
      <text:p text:style-name="P1">Первоначально он был построен для улучшения торговли с богатыми южными</text:p>
      <text:p text:style-name="P1">землями. Все до единого караваны, отправляющиеся с севера на юг и обратно,</text:p>
      <text:p text:style-name="P1">проходили через этот город, так как Купеческий тракт – это единственный путь,</text:p>
      <text:p text:style-name="P1">по которому громоздкие обозы могут пересечь границу, а Каменка как раз и</text:p>
      <text:p text:style-name="P1">расположена на тракте у самой границы, поэтому миновать ее невозможно. Город</text:p>
      <text:p text:style-name="P1">стал быстро процветать, каждый день в нем открывались лавки и трактиры для</text:p>
      <text:p text:style-name="P1">прибывающих путешественников. Когда места для строительства стало не хватать,</text:p>
      <text:p text:style-name="P1"><text:soft-page-break/>горожане стали селиться с внешней стороны стены в мелких деревнях, мимо</text:p>
      <text:p text:style-name="P1">которых вы сейчас и идете. Перевал через границу у Каменки, однако, быстро</text:p>
      <text:p text:style-name="P1">привлек внимание лихих степняков и русичей, промышляющих грабежами.</text:p>
      <text:p text:style-name="P1">Разбойники до того обнаглели, что стали совершать налеты крупными шайками</text:p>
      <text:p text:style-name="P1">на саму Каменку и на прилегающие к ней деревни. Тогда один из князей</text:p>
      <text:p text:style-name="P1">Стрельны – так называется этот край – решил обнести город новой стеной,</text:p>
      <text:p text:style-name="P1">каменной. На это ушло много времени и сил, но его задумка была осуществлена.</text:p>
      <text:p text:style-name="P1">Каменная стена была ниже, чем первая, деревянная, но зато гораздо надежнее.</text:p>
      <text:p text:style-name="P1">Город из крупного торгового центра превратился в настоящую крепость. После</text:p>
      <text:p text:style-name="P1">постройки стены осталось немало материала, но самое главное – в городе</text:p>
      <text:p text:style-name="P1">собралось много умелых мастеров-каменщиков, которые остались в нем жить.</text:p>
      <text:p text:style-name="P1">Благодаря их стараниям и стали появляться многочисленные каменные дома. А</text:p>
      <text:p text:style-name="P1">сама Каменка из крупного торгового города превратилась в укрепленную</text:p>
      <text:p text:style-name="P1">крепость.</text:p>
      <text:p text:style-name="P1">Историю этого города вы прекрасно знаете, так как не раз бывали в нем. Вы</text:p>
      <text:p text:style-name="P1">минуете ворота, и в голову вам приходит мысль, что каменная стена очень</text:p>
      <text:p text:style-name="P1">поможет, если начнется война со степняками: первый сильный натиск наверняка</text:p>
      <text:p text:style-name="P1">придется испытать именно защитникам Каменки.</text:p>
      <text:p text:style-name="P1">Теперь, пока есть время, можно прогуляться по городу – 768. И не забудьте</text:p>
      <text:p text:style-name="P1">сегодня поужинать, если вы целый день ничего не ели, иначе потеряете 6 Жизней.</text:p>
      <text:p text:style-name="P1">647.</text:p>
      <text:p text:style-name="P1">Старик достает из одного из сундуков деревянный кубок и наполняет его</text:p>
      <text:p text:style-name="P1">своим отваром почти до краев. Вы с удовольствием вдыхаете чудесный аромат</text:p>
      <text:p text:style-name="P1">дымящегося напитка. Пахнет он очень заманчиво, и вы не сомневаетесь, что и на</text:p>
      <text:p text:style-name="P1">вкус он не хуже. Ваши предположения подтверждаются: давно вы не пили ничего</text:p>
      <text:p text:style-name="P1">вкуснее, чем этот терпкий, но удивительно приятный травяной отвар. Труднопонять, из чего именно он сварен, но знахарь знает свое дело и умеет готовить</text:p>
      <text:p text:style-name="P1">чудесные снадобья. Приятная истома разливается по всему телу, ноги</text:p>
      <text:p text:style-name="P1">подкашиваются от внезапной слабости, и вы, чувствуя удивительное</text:p>
      <text:p text:style-name="P1">расслабление, садитесь на лавку. Знахарь все так же стоит рядом со своим</text:p>
      <text:p text:style-name="P1">горшком, помешивая отвар и неотрывно глядя на вас. Тело между тем перестает</text:p>
      <text:p text:style-name="P1">слушаться, мозг начинает отключаться, и вы не в силах перебороть дикое желание</text:p>
      <text:p text:style-name="P1">поспать. Пока прибавки сил, обещанной знахарем, не чувствуется, но, может, она</text:p>
      <text:p text:style-name="P1">появится после сна? Вы больше не в состоянии сопротивляться и безвольно</text:p>
      <text:p text:style-name="P1">сползаете прямо на пол. Глаза закрываются сами, и вы мгновенно погружаетесь в</text:p>
      <text:p text:style-name="P1">чудесный глубокий сон.</text:p>
      <text:p text:style-name="P1">К сожалению, проснувшись, вы поймете, что попали в руки могущественного</text:p>
      <text:p text:style-name="P1">колдуна. Но, даже осознав это, сделать ничего не сможете. Он действительно</text:p>
      <text:p text:style-name="P1">хорошо знает свое дело и уже не отпустит случайного гостя, не превратив его в</text:p>
      <text:p text:style-name="P1">своего раба. У него достаточно средств, чтобы полностью подчинить вашу волю и</text:p>
      <text:p text:style-name="P1">заставить выполнять его приказы. Возможно, когда-нибудь вы сможете выйти из-</text:p>
      <text:p text:style-name="P1">под его влияния, если какой-нибудь храбрец убьет вашего нового господина или</text:p>
      <text:p text:style-name="P1">сможет разрушить его чары. Но будет это очень не скоро...</text:p>
      <text:p text:style-name="P1">648.</text:p>
      <text:p text:style-name="P1">Теперь загадочный свиток ваш (-250). Прочитать таинственные письмена так</text:p>
      <text:p text:style-name="P1">и не удается, но от пергамента и в самом деле веет неведомой мощью. К тому же</text:p>
      <text:p text:style-name="P1">свиток выглядит очень солидно. Но пока единственно для него применение – это</text:p>
      <text:p text:style-name="P1">убрать в чехол и спрятать до поры до времени в заплечный мешок. Унур,</text:p>
      <text:p text:style-name="P1">довольный сделкой, прощается с вами и уходит, чтобы спрятать золото, и вы</text:p>
      <text:p text:style-name="P1">покидаете его лавку - (806).</text:p>
      <text:p text:style-name="P1">649.</text:p>
      <text:p text:style-name="P1">Внезапный шум впереди заставляет напрячься и схватиться за рукоять меча.</text:p>
      <text:p text:style-name="P1"><text:soft-page-break/>Откуда взялись эти звуки, похожие на шум обвала? Хотя, может, это</text:p>
      <text:p text:style-name="P1">действительно обвал? Приготовившись к любой неожиданности, вы ускоряете ход</text:p>
      <text:p text:style-name="P1">и скоро оказываетесь на краю ущелья. Увиденное на мгновение ошеломляет вас.</text:p>
      <text:p text:style-name="P1">Мост разрушен! Именно шум падающих обломков вы и услышали издалека. Пока</text:p>
      <text:p text:style-name="P1">вы строите предположения, что же тут могло случиться, инстинкт опытного воина</text:p>
      <text:p text:style-name="P1">подсказывает, что нужно отойти от края ущелья и вынуть меч. Мысли начинают</text:p>
      <text:p text:style-name="P1">упорядочиваться, и вы понимаете, что заставило вас насторожиться: судя по тому,</text:p>
      <text:p text:style-name="P1">что на другой стороны ущелья висят остатки моста, разрушен он был с той</text:p>
      <text:p text:style-name="P1">стороны, где находитесь вы; на деревянных опорах остались следы топора; судя по</text:p>
      <text:p text:style-name="P1">шуму, который вы слышали, разрушили мост перед самым вашим приходом.</text:p>
      <text:p text:style-name="P1">Быстрый взгляд и интуиция мгновенно подсказали то, что не сразу осознал разум:</text:p>
      <text:p text:style-name="P1">мост, несомненно, сломал человек, и этот человек где-то близко. Но какие цели он</text:p>
      <text:p text:style-name="P1">преследовал? Диверсия? Неужели он знал о том, что здесь должны пройти вы?Хотя последнее маловероятно. Между тем тишину гор больше ничто не нарушает.</text:p>
      <text:p text:style-name="P1">Можно предположить, что неизвестный диверсант притаился где-то, а может, он</text:p>
      <text:p text:style-name="P1">уже достаточно далеко. Попробовать поискать его? Это не так просто в</text:p>
      <text:p text:style-name="P1">малознакомой местности и к тому же чревато ударом кинжала в спину.</text:p>
      <text:p text:style-name="P1">Благоразумие заставляет отказаться от этого варианта. Но нужно действовать. Не</text:p>
      <text:p text:style-name="P1">теряя из виду деревья, вы подходите ближе к краю. Появляется идея свалить сосну</text:p>
      <text:p text:style-name="P1">и перейти по ней, но вы с сожалением осознаете, что это невозможно: ущелье</text:p>
      <text:p text:style-name="P1">слишком широко, да и деревья близко от него не растут. Веревки у вас с собой нет,</text:p>
      <text:p text:style-name="P1">да и зацепить ее на другой стороне не за что. Значит, если вы хотите перебраться</text:p>
      <text:p text:style-name="P1">на другую сторону, есть только один вариант: спуститься вниз по вертикальной</text:p>
      <text:p text:style-name="P1">стене, на которой практически не за что уцепиться (а высота здесь приличная!),</text:p>
      <text:p text:style-name="P1">рискуя упасть на каменное дно (462). Есть и другой вариант – вернуться в Хвойное</text:p>
      <text:p text:style-name="P1">и все рассказать Хонору, если он еще там, что маловероятно (436). В общем, выбор</text:p>
      <text:p text:style-name="P1">не из приятных: полезть на верную смерть или признать, что ты проиграл.</text:p>
      <text:p text:style-name="P1">650.</text:p>
      <text:p text:style-name="P1">Дороги на юг из Мелководья нет – лишь неширокая тропа, которой изредка</text:p>
      <text:p text:style-name="P1">пользуются местные крестьяне. Неказистые деревенские избы остаются позади, и</text:p>
      <text:p text:style-name="P1">вы оказываетесь на берегу Мелкой. С сожалением окидываете взглядом реку: на</text:p>
      <text:p text:style-name="P1">ней не заметно ни одной лодки, которая могла бы вас подвезти. Тропинка, на</text:p>
      <text:p text:style-name="P1">которой вы стоите, бежит на юго-запад по лугу между речкой и лесом, но трудно</text:p>
      <text:p text:style-name="P1">сказать, приведет ли она куда-нибудь или закончится через сотню-другую шагов.</text:p>
      <text:p text:style-name="P1">С другой стороны, река в этом месте неглубокая, и ее легко перейти, поэтому</text:p>
      <text:p text:style-name="P1">можно сделать это и поискать более верный путь на другом берегу. Вы</text:p>
      <text:p text:style-name="P1">вспоминаете, что Мелкая недалеко от своего впадения в другую реку – Тяжицу –</text:p>
      <text:p text:style-name="P1">течет вдоль Купеческого тракта, поэтому должна через некоторое время вывести к</text:p>
      <text:p text:style-name="P1">нему. Итак, пойдете вдоль реки (549) или перейдете ее вброд и углубитесь в лес на</text:p>
      <text:p text:style-name="P1">другом берегу (475)?</text:p>
      <text:p text:style-name="P1">651.</text:p>
      <text:p text:style-name="P1">Он не собирается убегать и принимает бой с печальным взглядом, словно</text:p>
      <text:p text:style-name="P1">желает смерти.</text:p>
      <text:p text:style-name="P1">ОБОРОТЕНЬ</text:p>
      <text:p text:style-name="P1">Нападение</text:p>
      <text:p text:style-name="P1">9</text:p>
      <text:p text:style-name="P1">Защита</text:p>
      <text:p text:style-name="P1">15</text:p>
      <text:p text:style-name="P1">Жизнь</text:p>
      <text:p text:style-name="P1">14</text:p>
      <text:p text:style-name="P1">Инициатива 10</text:p>
      <text:p text:style-name="P1"><text:soft-page-break/>Владеет приемом Мощный выпад. Применяет на 2 и 3 раундах.Человеческий разум и звериная ловкость сделали его сильным бойцом. Если</text:p>
      <text:p text:style-name="P1">удастся справиться с этим сложным противником, можете с чистой совестью</text:p>
      <text:p text:style-name="P1">забрать все, что найдете у него. А у поверженного, между прочим, довольно тугой</text:p>
      <text:p text:style-name="P1">кошелек: целых 15 монет. Интересно, где оборотень взял столько денег? Но теперь</text:p>
      <text:p text:style-name="P1">он этого рассказать не сможет. Ваше внимание также привлекает меч сраженного</text:p>
      <text:p text:style-name="P1">врага. Сделан он явно не обычным деревенским кузнецом, а опытным мастером.</text:p>
      <text:p text:style-name="P1">Если заберете его себе, он прибавит 1 к Нападению и 2 к Инициативе. Если</text:p>
      <text:p text:style-name="P1">захотите продать его в дальнейшем, то выручите не менее 10 монет. Больше у</text:p>
      <text:p text:style-name="P1">убитого ничего нет. Кстати, говорят, что оборотня нельзя умертвить обычным</text:p>
      <text:p text:style-name="P1">оружием – только серебром или огнем. Впрочем, еще неизвестно, настоящий ли</text:p>
      <text:p text:style-name="P1">это оборотень или какой-то сумасшедший. В любом случае, возиться с ним вам</text:p>
      <text:p text:style-name="P1">некогда, так как надо спешить - (699).</text:p>
      <text:p text:style-name="P1">652.</text:p>
      <text:p text:style-name="P1">Вы приближаетесь к лошади, пытаясь увидеть, есть ли кто-нибудь рядом с</text:p>
      <text:p text:style-name="P1">ней. Животное, почуяв чужого, поднимает голову и смотрит на вас равнодушным</text:p>
      <text:p text:style-name="P1">взглядом. Она не делает ни малейшей попытки убежать, ощущая себя в полной</text:p>
      <text:p text:style-name="P1">безопасности. Только подойдя вплотную к скакуну, вы, наконец, замечаете его</text:p>
      <text:p text:style-name="P1">хозяина. Это степняк маленького роста, который развалился в траве, распластав</text:p>
      <text:p text:style-name="P1">руки. Поначалу вы подумали, что он мертв, затем – что он спит. Но при вашем</text:p>
      <text:p text:style-name="P1">приближении он медленно садится, а затем поднимается на ноги. Волосы у него</text:p>
      <text:p text:style-name="P1">взлохмачены, одежда надета неряшливо и местами расстегнута, на руках и лице</text:p>
      <text:p text:style-name="P1">грязные разводы. Он слегка покачивается, и еще издалека вы улавливаете запах</text:p>
      <text:p text:style-name="P1">алкоголя. Похоже, этот кочевник принял приличную дозу хмельного и решил</text:p>
      <text:p text:style-name="P1">проветриться в степи, но услышал ваши шаги и решил посмотреть, кто мешает</text:p>
      <text:p text:style-name="P1">ему отдыхать. Вы отмечаете также, что на поясе у этого пьяницы висит короткий</text:p>
      <text:p text:style-name="P1">меч с удобной рукояткой.</text:p>
      <text:p text:style-name="P1">- Эй, а ты что здесь делаешь, свинья, - бросает он вам, увидев, что перед ним</text:p>
      <text:p text:style-name="P1">русич. – Убирайся, пока я не достал свой острый меч и не отделал тебя как</text:p>
      <text:p text:style-name="P1">следует! Клинок в моих руках гораздо опаснее, чем ты думаешь.</text:p>
      <text:p text:style-name="P1">Он приправляет свою речь доброй порцией бранных слов, которая вам</text:p>
      <text:p text:style-name="P1">приходится совсем не по душе. Вы понимаете, что этот человек пьян и плохо</text:p>
      <text:p text:style-name="P1">соображает, что несет, но от этого слова менее обидными не становятся. Если вас</text:p>
      <text:p text:style-name="P1">оскорбила эта ругань, то можно обнажить оружие и проучить грубияна (256),</text:p>
      <text:p text:style-name="P1">разговаривать с ним все равно бессмысленно. Если вы не хотите терять время на</text:p>
      <text:p text:style-name="P1">драку с пьяным кочевником, то проглотите обидные слова и возвращайтесь на</text:p>
      <text:p text:style-name="P1">дорогу, выслушав вдогонку еще несколько крепких выражений (58).</text:p>
      <text:p text:style-name="P1">653.</text:p>
      <text:p text:style-name="P1">Дорога временами петляет, но уверенно ведет к цели. Вы не жалеете, что</text:p>
      <text:p text:style-name="P1">свернули с тракта, идти по которому становилось все скучнее. Теперь ваш слухуслаждает веселое щебетание птиц, иногда заглушаемое гулом реки, то и дело</text:p>
      <text:p text:style-name="P1">подбирающейся почти к самой дороге. Вскоре, однако, река исчезает за</text:p>
      <text:p text:style-name="P1">деревьями. Через полчаса вы замечаете тропинку, вливающуюся в дорогу с севера.</text:p>
      <text:p text:style-name="P1">Она ведет в противоположную от вашей цели сторону, поэтому вы идете дальше –</text:p>
      <text:p text:style-name="P1">571.</text:p>
      <text:p text:style-name="P1">654.</text:p>
      <text:p text:style-name="P1">Понимая, что вреда излишняя осторожность все равно не принесет, вы</text:p>
      <text:p text:style-name="P1">сходите с утоптанного пути и начинаете пробираться по лесу. Вы стараетесь идти</text:p>
      <text:p text:style-name="P1">бесшумно, но это не всегда удается сделать, ведь под ногами то тут, то там</text:p>
      <text:p text:style-name="P1">попадаются сухие ветки и листья. Пройдя так несколько минут, вы ощущаете,</text:p>
      <text:p text:style-name="P1">насколько удобнее и быстрее идти по дороге, но твердо решаете пройти под</text:p>
      <text:p text:style-name="P1">прикрытием деревьев как можно больше, несмотря на усталость. Миновав</text:p>
      <text:p text:style-name="P1"><text:soft-page-break/>значительное расстояние, вы резко останавливаетесь, заслышав чьи-то голоса.</text:p>
      <text:p text:style-name="P1">Впереди действительно кто-то есть, и эти «кто-то» не собираются выдавать свое</text:p>
      <text:p text:style-name="P1">присутствие, разговаривая друг с другом почти шепотом. Пригнувшись как</text:p>
      <text:p text:style-name="P1">можно ниже, вы на корточках крадетесь вперед, скрытые разросшимися кустами,</text:p>
      <text:p text:style-name="P1">пока, наконец, не замечаете беседующих между собой людей. Они не слышат</text:p>
      <text:p text:style-name="P1">ваших шагов и спокойно сидят на траве таким образом, чтобы со стороны дороги</text:p>
      <text:p text:style-name="P1">их не было видно, негромко переговариваясь. Это усиливает подозрения, и вы</text:p>
      <text:p text:style-name="P1">подбираетесь ближе, чтобы рассмотреть их лучше и подслушать их разговор.</text:p>
      <text:p text:style-name="P1">Всего людей четверо. Все они молоды, но точный их возраст определить</text:p>
      <text:p text:style-name="P1">практически невозможно из-за внешнего вида. Если бы такие захотели войти в</text:p>
      <text:p text:style-name="P1">Великогорск, то вы, будь вы в этот момент караульным на воротах, ни за что не</text:p>
      <text:p text:style-name="P1">впустили бы их. Это настоящие оборванцы: грязные тряпки, в которые они одеты,</text:p>
      <text:p text:style-name="P1">во многих местах порваны, волосы давно не расчесывались, в глазах – голодный</text:p>
      <text:p text:style-name="P1">блеск. Рядом с ними лежат четыре деревянные палки, используемые, судя по</text:p>
      <text:p text:style-name="P1">всему, в качестве оружия. Они могли бы вызвать жалость, однако по их манерам и</text:p>
      <text:p text:style-name="P1">тону разговора не похоже, что они попали в беду. Все четверо достаточно весело и</text:p>
      <text:p text:style-name="P1">постоянно отпускают мерзкие шутки. Вы старательно прислушиваетесь и</text:p>
      <text:p text:style-name="P1">начинаете разбирать, о чем они говорят. В основном их речь груба и</text:p>
      <text:p text:style-name="P1">бессмысленна, но иногда проскальзывают слова, проясняющие, кто они и что они</text:p>
      <text:p text:style-name="P1">тут делают. Просидев в кустах около пятнадцати минут, вы составляете достаточно</text:p>
      <text:p text:style-name="P1">полную картину об этих людях. Это преступники, изгнанные из своих селений.</text:p>
      <text:p text:style-name="P1">Русичи редко выгоняют сородичей, но если это происходит, то за серьезные</text:p>
      <text:p text:style-name="P1">проступки. Похоже, что все четверо из разных мест. Встретившись, изгнанники</text:p>
      <text:p text:style-name="P1">решили сколотить банду и заняться разбоем на дорогах. Если судить по их виду,</text:p>
      <text:p text:style-name="P1">то пока удачных «дел» у них не было. Все четверо постоянно косятся на дорогу, и</text:p>
      <text:p text:style-name="P1">вполне логично предположить, что они ждут новую жертву. Ваш долг – прогнать</text:p>
      <text:p text:style-name="P1">этих негодяев, чтобы они не устраивали засады на честных путников на дороге.</text:p>
      <text:p text:style-name="P1">Поразмыслив, вы составляете небольшой план, который кажется наиболее</text:p>
      <text:p text:style-name="P1">удачным. В том, что справиться с четырьмя практически не вооруженными, плохо</text:p>
      <text:p text:style-name="P1">соображающими в ратном деле людьми удастся без проблем, вы не сомневаетесь.Подобрав наиболее удачный момент, вы внезапно выскакиваете из кустов</text:p>
      <text:p text:style-name="P1">прямо на грабителей с обнаженным оружием.</text:p>
      <text:p text:style-name="P1">- Окружай их! Рази без пощады! – бешено кричите вы, дико рыча и</text:p>
      <text:p text:style-name="P1">размахивая мечом. Изгнанники подскакивают, как ужаленные, и испуганно</text:p>
      <text:p text:style-name="P1">озираются, ожидая нападения со всех сторон. Увидев, что еще есть пути, на</text:p>
      <text:p text:style-name="P1">которых не видно врагов, грабители разбегаются в разные стороны и начинают</text:p>
      <text:p text:style-name="P1">улепетывать, уверенные, что за ними гонится целый отряд дружинников. Они так</text:p>
      <text:p text:style-name="P1">перепугались, что даже забыли свое грозное оружие, практически бесполезное в</text:p>
      <text:p text:style-name="P1">бою. Вы спокойно вкладываете меч в ножны и осматриваете место, где только что</text:p>
      <text:p text:style-name="P1">лежало четверо негодяев, из хищников превратившихся в жертву. На земле нет</text:p>
      <text:p text:style-name="P1">ничего интересного, и вы не спеша выходите на дорогу. Трусливых изгнанников и</text:p>
      <text:p text:style-name="P1">след простыл, поэтому вы вновь пускаетесь в путь уверенные, что засад в этом</text:p>
      <text:p text:style-name="P1">месте не будет еще долгое время - (459).</text:p>
      <text:p text:style-name="P1">655.</text:p>
      <text:p text:style-name="P1">У вас возникает ощущение, что в вещмешок забралось какое-то живое</text:p>
      <text:p text:style-name="P1">существо, пытающееся выбраться наружу. Заглянув внутрь мешка, вы понимаете,</text:p>
      <text:p text:style-name="P1">что это зашевелились перья на амулете, купленном у купца. Вы достаете амулет</text:p>
      <text:p text:style-name="P1">наружу и внимательно осматриваете его, плохо понимая, как им можно</text:p>
      <text:p text:style-name="P1">воспользоваться. Но от вас ничего и не требуется: амулет источает еле уловимое</text:p>
      <text:p text:style-name="P1">тепло, перья шевелятся, словно от дуновения ветра, и волшебство, скрывшее от вас</text:p>
      <text:p text:style-name="P1">тропинку, начинает развеиваться. Со всех сторон раздается писк, похожий на</text:p>
      <text:p text:style-name="P1">мышиный, а когда он стихает, вы уже стоите на той же тропинке, которую так</text:p>
      <text:p text:style-name="P1"><text:soft-page-break/>ловко скрыли от вас лесные духи. Торговец не обманул вас: амулет действительно</text:p>
      <text:p text:style-name="P1">умеет развеивать колдовство, и сейчас он оказался как нельзя кстати. Чудесная</text:p>
      <text:p text:style-name="P1">вещица снова лежит неподвижно на вашей руке, и вы убираете ее обратно в</text:p>
      <text:p text:style-name="P1">мешок. В следующий раз будьте осторожней в незнакомом лесу – 727.</text:p>
      <text:p text:style-name="P1">656.</text:p>
      <text:p text:style-name="P1">Лес по-прежнему не преподносит вам сюрпризов и не производит</text:p>
      <text:p text:style-name="P1">впечатления заколдованного места. У вас складывается мнение, что слухи о нем</text:p>
      <text:p text:style-name="P1">были все-таки несколько преувеличены, и Дансар ошибся, посчитав его чересчур</text:p>
      <text:p text:style-name="P1">опасным. А может, это только вам так везет, ведь исчезли же куда-то посланные</text:p>
      <text:p text:style-name="P1">сюда отряды.</text:p>
      <text:p text:style-name="P1">Не проходит и получаса, как вы улавливаете отвратительный запах,</text:p>
      <text:p text:style-name="P1">наводящий на мысль о болоте. Он доносится с правой стороны, но пока между</text:p>
      <text:p text:style-name="P1">деревьями не виден источник зловония. Впрочем, вскоре вы замечаете тропинку,</text:p>
      <text:p text:style-name="P1">по которой можно пойти в ту сторону и посмотреть, действительно ли там</text:p>
      <text:p text:style-name="P1">расположено болото (56). Но эта экскурсия не слишком вас привлекает, и путь</text:p>
      <text:p text:style-name="P1">прямо кажется предпочтительнее (877).657.</text:p>
      <text:p text:style-name="P1">Нетрудно догадаться, что это и есть тот самый родник, о котором говорил</text:p>
      <text:p text:style-name="P1">древень. Все, что нужно сделать – достать свиток и произнести нужно заклинание.</text:p>
      <text:p text:style-name="P1">Заклятие падет, и скверна будет очищена.</text:p>
      <text:p text:style-name="P1">Теперь родник чист, и вода в нем абсолютна безопасна. Вы можете попить,</text:p>
      <text:p text:style-name="P1">наполнить любые емкости (одни глоток восстанавливает 1 Жизнь) и умыться.</text:p>
      <text:p text:style-name="P1">После произнесения заклинания камни, которыми выложен родник,</text:p>
      <text:p text:style-name="P1">приобретают загадочный серо-желтый цвет, и это кажется вам необычным.</text:p>
      <text:p text:style-name="P1">Интуиция подсказывает, что нужно запомнить этот цвет (+77), но зачем это, вы</text:p>
      <text:p text:style-name="P1">объяснить не можете.</text:p>
      <text:p text:style-name="P1">Теперь, сделав доброе дело для этого негостеприимного леса, можете</text:p>
      <text:p text:style-name="P1">вернуться на тропинку и продолжить путь – 135.</text:p>
      <text:p text:style-name="P1">658.</text:p>
      <text:p text:style-name="P1">- Ну, вот и славно. Иди ко мне, моя прелесть, - лепечет он с нежностью</text:p>
      <text:p text:style-name="P1">обгорелой тушке и взамен передает вас мешочек с монетами. Вы принимаете</text:p>
      <text:p text:style-name="P1">деньги и пересчитываете их. Ровно 35 монет, старик не обманул. Но где же он? Вы</text:p>
      <text:p text:style-name="P1">недоуменно оглядываетесь: странный старикашка исчез вместе с гусем. Но вам</text:p>
      <text:p text:style-name="P1">теперь все равно – деньги-то он заплатил. Вы пересыпаете содержимое мешочка в</text:p>
      <text:p text:style-name="P1">свой кошелек и идете в сторону деревни. Сделав несколько шагов, вы замечаете,</text:p>
      <text:p text:style-name="P1">что кошелек стал значительно тяжелее и больно бьет по бедру. С плохим</text:p>
      <text:p text:style-name="P1">предчувствием вы открываете его и обнаруживаете внутри лишь камни!</text:p>
      <text:p text:style-name="P1">Колдовство превратило в них не только новые монеты, но и те, что были у вас до</text:p>
      <text:p text:style-name="P1">продажи гуся. Оставшись без денег, вы последними словами проклинаете</text:p>
      <text:p text:style-name="P1">исчезнувшего старика, не сомневаясь, что это его рук дело. Теперь у вас нет ни</text:p>
      <text:p text:style-name="P1">денег, ни гуся... - (25).</text:p>
      <text:p text:style-name="P1">659.</text:p>
      <text:p text:style-name="P1">Увидев, что вы достаете меч и с вполне недвусмысленными намерениями</text:p>
      <text:p text:style-name="P1">приближаетесь, странник изменяется в лице. Глаза перестают хитро щуриться, с</text:p>
      <text:p text:style-name="P1">губ сползает идиотская улыбка. Вид у него становится необычайно серьезный и</text:p>
      <text:p text:style-name="P1">несчастный, каким он и был в начале разговора. Что это – очередная маска?</text:p>
      <text:p text:style-name="P1">- Послушай, убери меч. Теперь я действительно хочу с тобой поговорить.</text:p>
      <text:p text:style-name="P1">Доставать оружие он не собирается, и вы молча убираете свое. Что ж, можно</text:p>
      <text:p text:style-name="P1">послушать, что он хочет сообщить теперь.</text:p>
      <text:p text:style-name="P1">- Сначала я хочу тебе кое в чем признаться. Я бы никогда не доверился тебе,</text:p>
      <text:p text:style-name="P1">но ты, сам того не осознавая, прошел небольшое испытание, которое я устроил.</text:p>
      <text:p text:style-name="P1">Ты уж извини меня, но я вынужден скрывать свою тайну, и ты скоро поймешь</text:p>
      <text:p text:style-name="P1">почему. Ты доказал, что говоришь и действуешь по велению сердца. Ты</text:p>
      <text:p text:style-name="P1"><text:soft-page-break/>порядочен, бескорыстен и верен своему долгу, раз не открыл мне секретныепароли, несмотря на долгие уговоры и обещание денег. Это говорит и о том, что</text:p>
      <text:p text:style-name="P1">ты умеешь хранить тайны. И ты великодушен, раз не нападаешь на того, кто не</text:p>
      <text:p text:style-name="P1">пытается напасть на тебя. Такому человеку я могу довериться. Ты, наверное,</text:p>
      <text:p text:style-name="P1">заметил, что я немного странно выгляжу? Наверное, мой взгляд мог показаться</text:p>
      <text:p text:style-name="P1">тебе несколько диким. И моя необычайная интуиция неслучайна. Меня</text:p>
      <text:p text:style-name="P1">заколдовали, и я прошу тебя помочь мне снять злое волшебство. Я оборотень.</text:p>
      <text:p text:style-name="P1">Оборотень! Так вот в чем дело! Это действительно многое объясняет. В</text:p>
      <text:p text:style-name="P1">Полесье принято убивать оборотней без пощады безо всякого суда. Но этот</text:p>
      <text:p text:style-name="P1">говорит так искренне, так благородно... Какие-то сомнения закрались в вашу</text:p>
      <text:p text:style-name="P1">душу. Поверите ему и согласитесь помочь (333) или немедленно расправитесь с</text:p>
      <text:p text:style-name="P1">нечистью (651)?</text:p>
      <text:p text:style-name="P1">660.</text:p>
      <text:p text:style-name="P1">- Хм, печально... - говорит ваш собеседник, ничуть не расстроившись. –</text:p>
      <text:p text:style-name="P1">Придется мне решать свои вопросы без твоей помощи. Ты лишаешь себя</text:p>
      <text:p text:style-name="P1">отличного шанса. Но это твое дело. Если ты действительно хочешь когда-нибудь</text:p>
      <text:p text:style-name="P1">примкнуть к нам, то обратись к хозяину трактира «Соловьиная песня» в Каменке.</text:p>
      <text:p text:style-name="P1">Но учти: теперь тебе придется начинать свою карьеру в наших рядах с самого</text:p>
      <text:p text:style-name="P1">начала и долго заслуживать свое право попасть в лагерь. Да, и помни: в</text:p>
      <text:p text:style-name="P1">безопасности ты себя можешь чувствовать, только если будешь держать язык за</text:p>
      <text:p text:style-name="P1">зубами после этого разговора. Вот, возьми эти 22 монеты за оказанную помощь, и</text:p>
      <text:p text:style-name="P1">мы будем в расчете. Теперь прощай, я займусь своими товарищами.</text:p>
      <text:p text:style-name="P1">Вы, борясь с противоречивыми чувствами, покидаете поляну. Все-таки вам</text:p>
      <text:p text:style-name="P1">кажется, что вы все сделали правильно – 192.</text:p>
      <text:p text:style-name="P1">661.</text:p>
      <text:p text:style-name="P1">Вы хладнокровно выслушиваете собеседника, после чего, глядя ему прямо в</text:p>
      <text:p text:style-name="P1">глаза, разворачиваете сверток и достаете окровавленный кинжал. Брат медника</text:p>
      <text:p text:style-name="P1">непонимающе смотрит на вас. Кажется, он решил врать до конца.</text:p>
      <text:p text:style-name="P1">- Тебе знакома эта вещь? – металлическим голосом спрашиваете вы его.</text:p>
      <text:p text:style-name="P1">Легкая дрожь, пробежавшая по телу собеседника, не ускользает от вас.</text:p>
      <text:p text:style-name="P1">- Что...что это? Нож? Не понимаю: при чем здесь я?</text:p>
      <text:p text:style-name="P1">- Не понимаешь? Хватит лгать! Я нашел это у тебя в сундуке? Ты так</text:p>
      <text:p text:style-name="P1">торопился, что даже не удосужился смыть кровь своего брата? Впрочем, смыть ее</text:p>
      <text:p text:style-name="P1">со своих рук ты не сможешь никогда!</text:p>
      <text:p text:style-name="P1">- Я... Нет! Я не делал этого! Это было у меня в сундуке? Я никогда не видел</text:p>
      <text:p text:style-name="P1">раньше этот нож! – Брат медника начинает чаще дышать, его голос срывается. –</text:p>
      <text:p text:style-name="P1">Но...я не знаю что сказать. Я не убивал его.</text:p>
      <text:p text:style-name="P1">- Теперь отпираться бессмысленно. Сейчас мы вместе пойдем к воеводе, и</text:p>
      <text:p text:style-name="P1">оправдываться ты будешь перед ним (+31).</text:p>
      <text:p text:style-name="P1">Брат медника чуть не падает в обморок, но ему удается взять себя в руки.- Раз так, я пойду с тобой, другого выхода у меня нет, - вы подтверждаете это</text:p>
      <text:p text:style-name="P1">кивком головы. – Но правда все равно восторжествует, я верю в это.</text:p>
      <text:p text:style-name="P1">Что ж, осталось принять последнее решение по этому делу: пойдете к</text:p>
      <text:p text:style-name="P1">воеводе вместе с человеком, стоящим перед вами (796) или, пожалев его, не</text:p>
      <text:p text:style-name="P1">станете никому говорить о том, что вам удалось узнать, и отпустите его домой, а</text:p>
      <text:p text:style-name="P1">сами отправитесь на поиски места для ночлега (560)? Судьбу окровавленного</text:p>
      <text:p text:style-name="P1">кинжала в последнем случае решайте сами, но, скорее всего, не стоит оставлять</text:p>
      <text:p text:style-name="P1">его при себе.</text:p>
      <text:p text:style-name="P1">662.</text:p>
      <text:p text:style-name="P1">Не медля ни секунды, вы сходите с дороги и ложитесь на землю. Трава у</text:p>
      <text:p text:style-name="P1">дороги достаточно высокая и полностью скрывает вас. В то же время вы прекрасно</text:p>
      <text:p text:style-name="P1">видите все, что происходит на дороге. Вы уже отчетливо слышите</text:p>
      <text:p text:style-name="P1"><text:soft-page-break/>приближающийся топот копыт. Проходит совсем немного времени, и всадник</text:p>
      <text:p text:style-name="P1">достигает того места, где вы только что стояли. Теперь вы можете увидеть, что на</text:p>
      <text:p text:style-name="P1">лошади сидит низкорослый степняк, одетый в темный плащ с капюшоном.</text:p>
      <text:p text:style-name="P1">Кажется, он очень спешит, и ему нет ни до кого дела. На боку у него болтается</text:p>
      <text:p text:style-name="P1">сабля в ножнах, больше никакого оружия вы не замечаете. Всадник молнией</text:p>
      <text:p text:style-name="P1">проносится мимо и начинает удаляться. Вскоре вы различаете лишь столб пыли,</text:p>
      <text:p text:style-name="P1">поднятый копытами его лошади. Понимая, что опасаться больше нечего, вы</text:p>
      <text:p text:style-name="P1">выходите на дорогу. Нежелательной встречи удалось избежать, и путь дальше</text:p>
      <text:p text:style-name="P1">свободен – 191.</text:p>
      <text:p text:style-name="P1">663.</text:p>
      <text:p text:style-name="P1">Пока путешествие складывается удачно, и на пути за этот день не встретилось</text:p>
      <text:p text:style-name="P1">ни малейшего препятствия. В этом есть и ваша заслуга, ведь именно вы правильно</text:p>
      <text:p text:style-name="P1">рассчитали, что наиболее подходящая и безопасная дорога – это Купеческий</text:p>
      <text:p text:style-name="P1">тракт.</text:p>
      <text:p text:style-name="P1">Меньше чем через час вы замечаете, что впереди блеснула поверхность реки.</text:p>
      <text:p text:style-name="P1">Кажется, это Мелкая, а если это так, то впереди должна показаться деревня</text:p>
      <text:p text:style-name="P1">Смолянка. Ваши предположения подтверждаются, когда из-за поворота</text:p>
      <text:p text:style-name="P1">выползают силуэты темных крестьянских изб, и вскоре вы подходите к околице</text:p>
      <text:p text:style-name="P1">крупного села. Навстречу выбегает ватага мальчишек, за которыми по пятам</text:p>
      <text:p text:style-name="P1">несется сердитая старуха. Неизвестно, чем насолили ей эти сорванцы, но</text:p>
      <text:p text:style-name="P1">вмешиваться в эту ситуацию не стоит. Вы и сами любили пошалить в детстве,</text:p>
      <text:p text:style-name="P1">поэтому с улыбкой наблюдаете, как шумная компания проносится мимо.</text:p>
      <text:p text:style-name="P1">Вы входите в деревню по Купеческому тракту, который одновременно</text:p>
      <text:p text:style-name="P1">является ее главной улицей – 283.</text:p>
      <text:p text:style-name="P1">664.- Вот эту вещь оценит любой алхимик, - произносите вы, доставая из мешка</text:p>
      <text:p text:style-name="P1">янтарь, от которого по-прежнему исходит чудесное тепло.</text:p>
      <text:p text:style-name="P1">- О, я знаю, что это такое! – восхищенно восклицает торговец, осторожно</text:p>
      <text:p text:style-name="P1">притрагиваясь к гладкой поверхности янтаря, словно боясь обжечься. – Конечно, я</text:p>
      <text:p text:style-name="P1">согласен обменяться с тобой: сбор весенних трав в степи найти все-таки легче, чем</text:p>
      <text:p text:style-name="P1">настоящий янтарь. Мой друг будет в восторге.</text:p>
      <text:p text:style-name="P1">Теперь, когда сделка совершена, вы можете забрать мешочек с травами себе –</text:p>
      <text:p text:style-name="P1">287.</text:p>
      <text:p text:style-name="P1">665.</text:p>
      <text:p text:style-name="P1">Выкуп в восемь монет вполне устраивает разбойников, и они, неслышно</text:p>
      <text:p text:style-name="P1">ступая по земле, возвращаются обратно в глубь леса. Кошелек стал значительно</text:p>
      <text:p text:style-name="P1">легче, зато сами вы остались живы. А что может быть важнее этого? - (233).</text:p>
      <text:p text:style-name="P1">666.</text:p>
      <text:p text:style-name="P1">Оценив обстановку, вы приходите к выводу, что трое противников – это</text:p>
      <text:p text:style-name="P1">чересчур тяжело. Крестьяне наверняка скоро расправятся с неповоротливыми</text:p>
      <text:p text:style-name="P1">упырями и помогут вам. Вы отскакиваете в сторону, уклоняясь от очередного</text:p>
      <text:p text:style-name="P1">удара лапой, и начинаете маневрировать. Ваша тактика не скоро приносит плоды:</text:p>
      <text:p text:style-name="P1">против вашего ожидания, крестьяне довольно долго возятся со своими</text:p>
      <text:p text:style-name="P1">противниками. Упыри двигаются медленно, но удары не причиняют им большого</text:p>
      <text:p text:style-name="P1">вреда. Поэтому, как это ни странно, первым со своими противниками справляется</text:p>
      <text:p text:style-name="P1">воевода, хотя врагов на него навалилось не намного меньше, чем на вас. Он сразу</text:p>
      <text:p text:style-name="P1">понимает, что именно вы нуждаетесь в подмоге, и бросается на помощь. Однако</text:p>
      <text:p text:style-name="P1">до его прихода придется провести три раунда боя. Затем один из крестьян все-</text:p>
      <text:p text:style-name="P1">таки свалит своего противника на землю и присоединится к вам – на его помощь</text:p>
      <text:p text:style-name="P1">вы можете рассчитывать еще через один раунд.</text:p>
      <text:p text:style-name="P1">1-ЫЙ ОБОРОТЕНЬ</text:p>
      <text:p text:style-name="P1">Нападение 10</text:p>
      <text:p text:style-name="P1">Защита</text:p>
      <text:p text:style-name="P1"><text:soft-page-break/>14</text:p>
      <text:p text:style-name="P1">Жизнь</text:p>
      <text:p text:style-name="P1">5</text:p>
      <text:p text:style-name="P1">Инициатива 8</text:p>
      <text:p text:style-name="P1">2-ОЙ ОБОРОТЕНЬ</text:p>
      <text:p text:style-name="P1">Нападение 8</text:p>
      <text:p text:style-name="P1">Защита</text:p>
      <text:p text:style-name="P1">15</text:p>
      <text:p text:style-name="P1">Жизнь</text:p>
      <text:p text:style-name="P1">9</text:p>
      <text:p text:style-name="P1">Инициатива 10</text:p>
      <text:p text:style-name="P1">Игнорирует прием РеакцияУПЫРЬ</text:p>
      <text:p text:style-name="P1">Нападение 8</text:p>
      <text:p text:style-name="P1">Защита</text:p>
      <text:p text:style-name="P1">16</text:p>
      <text:p text:style-name="P1">Жизнь</text:p>
      <text:p text:style-name="P1">7</text:p>
      <text:p text:style-name="P1">Инициатива 7</text:p>
      <text:p text:style-name="P1">ВОЕВОДА</text:p>
      <text:p text:style-name="P1">Нападение 9</text:p>
      <text:p text:style-name="P1">Защита</text:p>
      <text:p text:style-name="P1">15</text:p>
      <text:p text:style-name="P1">Жизнь</text:p>
      <text:p text:style-name="P1">12</text:p>
      <text:p text:style-name="P1">Инициатива 9</text:p>
      <text:p text:style-name="P1">Владеет приемом Мощный выпад. Если его жизнь опустится до 2, он не умрет, но</text:p>
      <text:p text:style-name="P1">выйдет из боя, оглушенный ударом.</text:p>
      <text:p text:style-name="P1">КРЕСТЬЯНИН</text:p>
      <text:p text:style-name="P1">Нападение 7</text:p>
      <text:p text:style-name="P1">Защита</text:p>
      <text:p text:style-name="P1">13</text:p>
      <text:p text:style-name="P1">Жизнь</text:p>
      <text:p text:style-name="P1">10</text:p>
      <text:p text:style-name="P1">Инициатива 9</text:p>
      <text:p text:style-name="P1">После расправы с последним врагом, вы оглядываетесь. Один из крестьян</text:p>
      <text:p text:style-name="P1">победил врага, но теперь сражается сразу с двумя упырями, еще двое ваших</text:p>
      <text:p text:style-name="P1">спутников лежат на земле. Дружными усилиями вы добиваете оставшихся</text:p>
      <text:p text:style-name="P1">мертвяков и устало опускаетесь на траву – 535.</text:p>
      <text:p text:style-name="P1">667.</text:p>
      <text:p text:style-name="P1">Вы медленно приближаетесь к невысокой городской стене по тракту,</text:p>
      <text:p text:style-name="P1">истоптанному ногами и копытами многих тысяч людей и животных. Но прежде,</text:p>
      <text:p text:style-name="P1">чем достигнуть ворот, нужно пройти мимо многочисленных военных палаток.</text:p>
      <text:p text:style-name="P1">Степняки по-прежнему деловито бегают с места на место, выполняя известную</text:p>
      <text:p text:style-name="P1">только им работу, но на вас даже не смотрят. Вы расслабляетесь и идете дальше.</text:p>
      <text:p text:style-name="P1">Теперь вы обращаете внимание на то, что многие воины в лагерях разоружены и</text:p>
      <text:p text:style-name="P1">заняты вполне мирным трудом: роют канавы, подправляют городскую стену,</text:p>
      <text:p text:style-name="P1">обрабатывают камни, приводят в порядок дорогу. Видимо, пока война не</text:p>
      <text:p text:style-name="P1">началась, хан решил как можно эффективнее использовать своих людей, заняв их</text:p>
      <text:p text:style-name="P1">общественными работами.</text:p>
      <text:p text:style-name="P1">Около городских ворот лениво бродят двое стражей в красивых блестящих</text:p>
      <text:p text:style-name="P1">доспехах. Они бросают на вас безразличные взгляды и даже не пытаются</text:p>
      <text:p text:style-name="P1">остановить. Значит, караванщики не обманули: пока в Стоянке безопасно. Вы</text:p>
      <text:p text:style-name="P1"><text:soft-page-break/>проходите дальше и оказываетесь в городе.После тихой дороги городской шум южного города кажется чересчур</text:p>
      <text:p text:style-name="P1">громким, но вскоре вы к нему привыкаете. В нос резко бьет запах еды, остро</text:p>
      <text:p text:style-name="P1">приправленной специями, а в глазах пестрит яркая цветная одежда местных</text:p>
      <text:p text:style-name="P1">жителей. По улицам носятся босые мальчишки, а в тени деревьев и домов тихо</text:p>
      <text:p text:style-name="P1">дремлют старики. Около некоторых жилищ трудятся женщины, выбивая ковры и</text:p>
      <text:p text:style-name="P1">вычищая котлы.</text:p>
      <text:p text:style-name="P1">Вы замечаете, что в городе стало гораздо больше одноэтажных домов, а</text:p>
      <text:p text:style-name="P1">большинство палаток отступило за стену.</text:p>
      <text:p text:style-name="P1">Степняки ведут образ жизни, резко отличающийся от образа жизни русичей.</text:p>
      <text:p text:style-name="P1">Нужно немало времени, чтобы привыкнуть к их культуре и обычаям, но вы не</text:p>
      <text:p text:style-name="P1">собираетесь задерживаться в городе надолго. В Стоянке есть много мест, которые</text:p>
      <text:p text:style-name="P1">можно посетить – базар, бани, чайханы (заведения, где можно выпить чашку</text:p>
      <text:p text:style-name="P1">прекрасного зеленого чая – распитие спиртных напитков в черте города</text:p>
      <text:p text:style-name="P1">запрещено). Но вы дорожите своим временем и понимаете, что нельзя</text:p>
      <text:p text:style-name="P1">задерживаться здесь надолго. Все-таки вы решаете заглянуть хотя бы на базар, но</text:p>
      <text:p text:style-name="P1">вот беда – вы забыли дорогу.</text:p>
      <text:p text:style-name="P1">- Что, парень, первый раз здесь? – слышите вы смешливый голос.</text:p>
      <text:p text:style-name="P1">Обернувшись, вы видите перед собой иссохшего старика-русича, одетого в давно</text:p>
      <text:p text:style-name="P1">вылинявший плащ. Со старым человеком ссориться не нужно, и вы вежливо</text:p>
      <text:p text:style-name="P1">отвечаете ему:</text:p>
      <text:p text:style-name="P1">- Нет, дедушка, я бывал здесь и раньше, но это было давно. Не мог бы ты</text:p>
      <text:p text:style-name="P1">подсказать мне дорогу?</text:p>
      <text:p text:style-name="P1">- Ну что же, я с радостью помогу тебе, - кивает головой старик. – Куда тебе,</text:p>
      <text:p text:style-name="P1">говоришь, надо? На базар? Идем, я провожу тебя, надо размять свои кости.</text:p>
      <text:p text:style-name="P1">Ваш новый проводник не спеша направляется по одной из улиц, и вы идете</text:p>
      <text:p text:style-name="P1">за ним, радуясь неожиданной удаче: теперь-то вы точно не заблудитесь. Во время</text:p>
      <text:p text:style-name="P1">пути старик заводит разговор.</text:p>
      <text:p text:style-name="P1">- Откуда ты идешь? Неужели из самого Полесья? И как тебе удалось</text:p>
      <text:p text:style-name="P1">добраться досюда? Говорят, патрули на дорогах беспощадно расправляются с</text:p>
      <text:p text:style-name="P1">подозрительными русичами.</text:p>
      <text:p text:style-name="P1">Вы пожимаете плечами, давая понять, что сами не можете объяснить свое</text:p>
      <text:p text:style-name="P1">везение и в свою очередь спрашиваете у старика, как он оказался в Стоянке.</text:p>
      <text:p text:style-name="P1">- О, это было очень давно, - машет ваш собеседник, - еще во время первой</text:p>
      <text:p text:style-name="P1">войны между степняками и русичами. Мою семью захватили в качестве рабов и</text:p>
      <text:p text:style-name="P1">привезли сюда, а когда война кончилась, отец, став свободным человеком, не</text:p>
      <text:p text:style-name="P1">захотел возвращаться на родину. Затем мать умерла, и он взял в жены степнячку.</text:p>
      <text:p text:style-name="P1">Мне тогда уже было четырнадцать лет. У отца даже были дети от второго брака.</text:p>
      <text:p text:style-name="P1">Вот так и получилось, что все мои родные живут здесь. Но чистокровный русич</text:p>
      <text:p text:style-name="P1">только я. Я очень люблю общаться со своими соотечественниками и рад встрече с</text:p>
      <text:p text:style-name="P1">тобой. Но что ты здесь делаешь? Хочешь прикупить какую-нибудь чудную вещицу</text:p>
      <text:p text:style-name="P1">или красивую одежду? Да, здесь этого добра хватает. Еще советую сходить в баню</text:p>
      <text:p text:style-name="P1">и выпить чай в приличной чайхане. Мне нравится этот город, и в нем я останусь</text:p>
      <text:p text:style-name="P1">до конца своих дней.- А насколько безопасно я могу чувствовать себя на улицах? – интересуетесь</text:p>
      <text:p text:style-name="P1">вы.</text:p>
      <text:p text:style-name="P1">- О. тебе нечего опасаться, - уверяет вас старик. – Просто не ссорься с людьми</text:p>
      <text:p text:style-name="P1">хана, и все будет в порядке?</text:p>
      <text:p text:style-name="P1">- С людьми хана? То есть с воинами его армии и слугами?</text:p>
      <text:p text:style-name="P1">- Не совсем так. Лучше, конечно, не ссориться ни с кем, но на самом деле</text:p>
      <text:p text:style-name="P1">простые воины и слуги защищены местными законами не больше, чем обычные</text:p>
      <text:p text:style-name="P1">горожане. А вот за нападение на нукера или кешиктена тебя ждет суровое</text:p>
      <text:p text:style-name="P1"><text:soft-page-break/>наказание.</text:p>
      <text:p text:style-name="P1">- А кто эти нукеры и...как ты их назвал?</text:p>
      <text:p text:style-name="P1">- Я вижу, ты совсем ничего не знаешь. Хорошо, что ты встретил меня, иначе</text:p>
      <text:p text:style-name="P1">наверняка попал бы в беду. Войско степняков состоит из многих тысяч воинов, и</text:p>
      <text:p text:style-name="P1">чтобы ей управлять, необходима жесткая дисциплина и организованность. По</text:p>
      <text:p text:style-name="P1">правде говоря, еще лет пять назад войско было совсем немногочисленным, и</text:p>
      <text:p text:style-name="P1">воины лишь несли службу на границе и охраняли столицу. Но когда</text:p>
      <text:p text:style-name="P1">приближается война, хан требует от каждой семьи определенное количество</text:p>
      <text:p text:style-name="P1">воинов, от одного до трех, так и набирается «тьма», как ее здесь называют, или</text:p>
      <text:p text:style-name="P1">рать по-нашему. Но эти новобранцы – это желторотые птенцы по сравнению с</text:p>
      <text:p text:style-name="P1">настоящими воинами. Нукеры как раз и являются такими воинами. Это</text:p>
      <text:p text:style-name="P1">настоящая гвардия, лучшие бойцы и наездники. Каждому нукеру платят высокое</text:p>
      <text:p text:style-name="P1">жалованье (обычных воинов, кстати, вознаграждают только тем, что они сами</text:p>
      <text:p text:style-name="P1">добудут на войне) и дают отличную лошадь, которую после войны он может</text:p>
      <text:p text:style-name="P1">забрать себе (если останется жив). Атака нукеров, как правило, всегда решает</text:p>
      <text:p text:style-name="P1">исход битвы в пользу хана. Кроме всего прочего, нукеры охраняют от врагов</text:p>
      <text:p text:style-name="P1">Стоянку. Ты сможешь сразу понять, что перед тобой нукер, если увидишь</text:p>
      <text:p text:style-name="P1">красную вышивку на куртке и пояс, украшенный серебром. Стать нукером можно</text:p>
      <text:p text:style-name="P1">только за заслуги, это очень почетно для любого воина. Но еще почетнее стать</text:p>
      <text:p text:style-name="P1">кешиктеном. Кешиктены – это охрана дворца хана (так называют большой шатер</text:p>
      <text:p text:style-name="P1">в центре Стоянки, в котором живет хан, хотя сейчас началось строительство</text:p>
      <text:p text:style-name="P1">настоящего каменного дворца), всего их около пятидесяти. Отбирают их, как</text:p>
      <text:p text:style-name="P1">правило, из числа нукеров, которые доказали свою преданность и храбрость.</text:p>
      <text:p text:style-name="P1">Кешиктены не участвуют в боях, их главная задача – стоять на смерть при атаке на</text:p>
      <text:p text:style-name="P1">дворец. Правда, честно говоря, я не помню, когда такое случалось, поэтому стать</text:p>
      <text:p text:style-name="P1">кешиктеном – это значит прожить обеспеченную жизнь до самой старости. Хотя,</text:p>
      <text:p text:style-name="P1">насколько я знаю, кешиктены нередко выполняют особые поручения хана.</text:p>
      <text:p text:style-name="P1">Кешиктена ты сможешь узнать по золотым поясам и синей вышивке на одежде.</text:p>
      <text:p text:style-name="P1">Но только лучшие из лучших кешиктенов, самые талантливые и опытные воины</text:p>
      <text:p text:style-name="P1">могут стать багатурами – телохранителями хана. Багатуры одеты в черные, как</text:p>
      <text:p text:style-name="P1">ночь, одежды, и ездят они только на вороных лошадях, всем своим видом внушая</text:p>
      <text:p text:style-name="P1">трепет. Они могут действовать по своему усмотрению в любой ситуации от имени</text:p>
      <text:p text:style-name="P1">хана. Чтобы стать багатурам, нужно быть не только хорошим воином, но и</text:p>
      <text:p text:style-name="P1">знатным человеком. Так что, как ты понимаешь, с багатурами шутить не стоит.</text:p>
      <text:p text:style-name="P1">Только багатуры и кешиктены могут входить в покои хана без особого</text:p>
      <text:p text:style-name="P1">приглашения.Командует войском степняков нойон – верховный военачальник. Сейчас им</text:p>
      <text:p text:style-name="P1">является сам хан, хотя это многим и не нравится. Дело в том, что наш хан Дансар –</text:p>
      <text:p text:style-name="P1">бывший верховный шаман, человек духовный, а не военный. Поэтому главный</text:p>
      <text:p text:style-name="P1">туменник обоснованно претендует на место нойона. Но, честно говоря, меня мало</text:p>
      <text:p text:style-name="P1">интересуют эти дела, я лишь передаю тебе, что слышал. Туменник – это командир</text:p>
      <text:p text:style-name="P1">большого войска из нескольких тысяч, а главный туменник – это правая рука хана,</text:p>
      <text:p text:style-name="P1">предводитель всего войска и начальник над другими туменниками. Каждое войско</text:p>
      <text:p text:style-name="P1">разбито на тысячи, которыми командуют тысячники, затем на сотни и десятки с</text:p>
      <text:p text:style-name="P1">сотниками десятниками во главе.</text:p>
      <text:p text:style-name="P1">- Так, значит, степняками правит Дансар?</text:p>
      <text:p text:style-name="P1">- Да, - кивает головой старик, - и он сумел объединить многие племена. Люди</text:p>
      <text:p text:style-name="P1">верят ему и безоговорочно выполняют его приказы. После смерти Нарана,</text:p>
      <text:p text:style-name="P1">предыдущего хана, многие решили, что союзу племен настал конец. Но Дансар,</text:p>
      <text:p text:style-name="P1">который при Наране был, как я говорил, верховным шаманом, сумел не только</text:p>
      <text:p text:style-name="P1">сохранить этот союз, но и укрепить его, присоединив южные племена и завоевав</text:p>
      <text:p text:style-name="P1">южное государство Номто.</text:p>
      <text:p text:style-name="P1">- Номто? Никогда не слышал о таком.</text:p>
      <text:p text:style-name="P1"><text:soft-page-break/>-Это неудивительно: этот народ живет далеко на юге, у самого моря.</text:p>
      <text:p text:style-name="P1">Оказалось, что они далеко опередили нас в развитии. В части изобретений, по</text:p>
      <text:p text:style-name="P1">крайней мере – во время войны они оказались довольно слабы.</text:p>
      <text:p text:style-name="P1">- Так что ты рассказывал про Дансара?</text:p>
      <text:p text:style-name="P1">- Да, Дансар внушает доверие своими методами правления. Но многим не</text:p>
      <text:p text:style-name="P1">нравится, что он до сих пор не начал войну, хотя большинство считает, что</text:p>
      <text:p text:style-name="P1">необходимая подготовка давно завершена. Но мы пришли. Вот вход на базар.</text:p>
      <text:p text:style-name="P1">Приятно было с тобой поговорить, юноша.</text:p>
      <text:p text:style-name="P1">Вы отвечаете, что вам было не менее приятно послушать рассказ старика.</text:p>
      <text:p text:style-name="P1">Напоследок он объясняет вам, как найти отличную баню, место для ночлега,</text:p>
      <text:p text:style-name="P1">цирюльню и другие полезные места, в том числе шатер хана. Затем старик</text:p>
      <text:p text:style-name="P1">возвращается к тому месту, где встретил вас, и вы остаетесь в одиночестве.</text:p>
      <text:p text:style-name="P1">Во время разговора со стариком у вас возникла безумная мысль. А что, если</text:p>
      <text:p text:style-name="P1">проникнуть во дворец Дансара и убить его? Это должно разобщить племена и</text:p>
      <text:p text:style-name="P1">задержать наступление войны. Тогда у вас было бы предостаточно времени</text:p>
      <text:p text:style-name="P1">доставить письмо, а Полесье и Айзария сумели бы обсудить свои совместные</text:p>
      <text:p text:style-name="P1">действия во время войны. Затея пробраться в шатер хана очень рискованна, но это</text:p>
      <text:p text:style-name="P1">было бы настоящим подвигом, и вы стали бы героем у себя на родине. Это деяние</text:p>
      <text:p text:style-name="P1">было бы более важным и значительным, чем доставка письма королю айзаров.</text:p>
      <text:p text:style-name="P1">Но время подумать еще есть. Решайте, будете ли рисковать, а пока побродите</text:p>
      <text:p text:style-name="P1">по улицам Стоянки. Если вы не захотите осуществлять свою сумасшедшую затею,</text:p>
      <text:p text:style-name="P1">то в любой момент вы можете перейти на параграф 778 и отправиться к границе.</text:p>
      <text:p text:style-name="P1">Но тогда, конечно, о вечной славе и сказаниях в вашу честь придется забыть. Но</text:p>
      <text:p text:style-name="P1">учтите, что если вы войдете во двор хана, миновав охрану у ворот, то придется</text:p>
      <text:p text:style-name="P1">доводить начатое до конца, то есть перейти на 778 вы уже не сможете.</text:p>
      <text:p text:style-name="P1">Теперь решайте, куда пойдете: на базар (885), к дворцу (408) или просто</text:p>
      <text:p text:style-name="P1">побродите по улицам (91)?668.</text:p>
      <text:p text:style-name="P1">- Я винодел, меня пригласили во дворец, - сообщаете вы хмурым</text:p>
      <text:p text:style-name="P1">кешиктенам.</text:p>
      <text:p text:style-name="P1">- Если ты винодел, то где твое вино, которое ждет хан? – интересуется один из</text:p>
      <text:p text:style-name="P1">стражников.</text:p>
      <text:p text:style-name="P1">- Вот одна из бутылок, - демонстрируете вы стеклянную емкость с вином, так</text:p>
      <text:p text:style-name="P1">как были готовы к подобному вопросу.</text:p>
      <text:p text:style-name="P1">- Да, это не домашняя брага, сразу видно - кивает головой кешиктен. –</text:p>
      <text:p text:style-name="P1">Проходи. Но во дворец тебя все равно не пустят. Отдай вино начальнику охраны,</text:p>
      <text:p text:style-name="P1">он заплатит тебе.</text:p>
      <text:p text:style-name="P1">К начальнику охраны в, скорее всего, не пойдете, но самое главное, что ворота</text:p>
      <text:p text:style-name="P1">открываются, и вы можете войти во двор, где нужно быть очень внимательным –</text:p>
      <text:p text:style-name="P1">313.</text:p>
      <text:p text:style-name="P1">669.</text:p>
      <text:p text:style-name="P1">Опытный игрок в ответ берет три палочки. Теперь уже не важно, какие ходы</text:p>
      <text:p text:style-name="P1">вы сделаете – прекрасно зная выигрышную тактику, ваш соперник доведет игру до</text:p>
      <text:p text:style-name="P1">честной победы. Вы расстаетесь со своими деньгами, но можете еще сыграть</text:p>
      <text:p text:style-name="P1">партию в кости (453). Если игры вам надоели, выходите на улицу – 443.</text:p>
      <text:p text:style-name="P1">670.</text:p>
      <text:p text:style-name="P1">Ваше сочувствие не оставило его равнодушным. Он с благодарностью</text:p>
      <text:p text:style-name="P1">принимает ваш подарок и просит задержаться ненадолго и выслушать его.</text:p>
      <text:p text:style-name="P1">- У местных крестьян есть поверье об одной волшебной вещи, которая</text:p>
      <text:p text:style-name="P1">помогает разбогатеть. Они считают, что есть такая монета, которую невозможно</text:p>
      <text:p text:style-name="P1">разменять, и пользоваться ею можно бесконечно, ибо она всегда возвращается к</text:p>
      <text:p text:style-name="P1">своему хозяину. Люди немного привирают, ибо не знают, как правильно</text:p>
      <text:p text:style-name="P1">распорядиться монетой. Если ты отдашь ее кому-нибудь, она никогда не вернется.</text:p>
      <text:p text:style-name="P1"><text:soft-page-break/>А нужно сделать вот что: спрятать ее под порог своего дома, вот тогда богатство и</text:p>
      <text:p text:style-name="P1">благополучие тебе обеспечено, нельзя только никому говорить об этом, иначе</text:p>
      <text:p text:style-name="P1">лишишься монеты навсегда. Слушай дальше. Если в одной из деревень к тебе</text:p>
      <text:p text:style-name="P1">подойдет человек и предложит купить гуся, сделай это, не торгуясь. Этому гусю</text:p>
      <text:p text:style-name="P1">нужно отрубить голову, а затем хотя бы полчаса запечь его в печи, не ощипывая.</text:p>
      <text:p text:style-name="P1">После этого выйди на ближайшее кладбище и начни громко кричать, что</text:p>
      <text:p text:style-name="P1">продаешь гуся. К тебе обязательно кто-нибудь подойдет, чтобы его купить. Он</text:p>
      <text:p text:style-name="P1">будет предлагать тебе много золота, но ты не соглашайся, а скажи, что твой гусь</text:p>
      <text:p text:style-name="P1">стоит всего одну монету, и стой на своем. Тебе заплатят столько, сколько ты</text:p>
      <text:p text:style-name="P1">хочешь. Тогда отдавай гуся, зажми монету в кулаке и иди к деревне, неоглядываясь, что бы ни происходило. Главное – дойти до околицы, а там иди на</text:p>
      <text:p text:style-name="P1">все четыре стороны. А в руке у тебя будет та самая неразменная монета. (+70).</text:p>
      <text:p text:style-name="P1">Непонятно, придумал это все карлик или он просто сошел с ума. По крайней</text:p>
      <text:p text:style-name="P1">мере, говорит он это все вполне серьезно. Ну что ж, если он искренне хочет</text:p>
      <text:p text:style-name="P1">помочь, нужно поблагодарить его за это, после чего не задерживайтесь и идите</text:p>
      <text:p text:style-name="P1">дальше – 131.</text:p>
      <text:p text:style-name="P1">671.</text:p>
      <text:p text:style-name="P1">Человек в трехцветном поясе с трудом, но стоит на ногах. А вот его товарищ</text:p>
      <text:p text:style-name="P1">не выдержал и медленно сполз на землю – слишком уж он устал. Он находится в</text:p>
      <text:p text:style-name="P1">полусознательном состоянии и вставать не собирается. Вы решаете не обращать</text:p>
      <text:p text:style-name="P1">пока на него внимания и поворачиваетесь к его другу. Если у вас есть какие-то свои</text:p>
      <text:p text:style-name="P1">соображения, то можете напасть на него и добить. В этом случае деритесь;</text:p>
      <text:p text:style-name="P1">значение Жизни у противника будет то же, что и в конце предыдущей схватки, а</text:p>
      <text:p text:style-name="P1">остальные характеристики можете еще раз посмотреть в параграфе 334. Если вы</text:p>
      <text:p text:style-name="P1">справитесь с ним, то на поляне больше не останется людей, способных стоять на</text:p>
      <text:p text:style-name="P1">ногах – 26.</text:p>
      <text:p text:style-name="P1">Но нападение на незнакомца, с которым вы только что сражались бок о бок,</text:p>
      <text:p text:style-name="P1">не кажется лучшим вариантом действий. Правильнее будет поговорить с ним –</text:p>
      <text:p text:style-name="P1">847.</text:p>
      <text:p text:style-name="P1">672.</text:p>
      <text:p text:style-name="P1">В лагере начинается обед, и несущие службу в караулах воины по очереди</text:p>
      <text:p text:style-name="P1">принимают пищу. Однако это не поможет вам – все выходы тщательно</text:p>
      <text:p text:style-name="P1">охраняются, и проскользнуть незамеченным не удастся. Вы подбираетесь к одному</text:p>
      <text:p text:style-name="P1">из постов, расположенному неподалеку от Купеческого тракта, и, спрятавшись за</text:p>
      <text:p text:style-name="P1">одной из палаток, наблюдаете за тем, что на нем происходит. Как вы и</text:p>
      <text:p text:style-name="P1">предполагали, у всех, кто покидает лагерь, караульные спрашивают пароль. В то</text:p>
      <text:p text:style-name="P1">же время вы обращаете внимание на то, что несколько раз мимо поста</text:p>
      <text:p text:style-name="P1">совершенно беспрепятственно проходят люди в красных кушаках, чтобы вылить</text:p>
      <text:p text:style-name="P1">воду из ведра или вывезти мусор, и охрана не обращает на них никакого</text:p>
      <text:p text:style-name="P1">внимания.</text:p>
      <text:p text:style-name="P1">В это время на пост приносят еду. Это та самая похлебка с походной кухни,</text:p>
      <text:p text:style-name="P1">запах которой так заманчиво разносился по лагерю.</text:p>
      <text:p text:style-name="P1">- Опять один только суп, - сетует один из воинов. – Неплохо было бы запить</text:p>
      <text:p text:style-name="P1">его хорошим пивом или вином.</text:p>
      <text:p text:style-name="P1">Его товарищи одобрительно кивают, искоса поглядывая на своего</text:p>
      <text:p text:style-name="P1">начальника, который уходит с поста. Вряд ли он одобрил бы распитие хмельных</text:p>
      <text:p text:style-name="P1">напитков своими подчиненными.</text:p>
      <text:p text:style-name="P1">Теперь решайте, как поступите: возьмете ведро с водой, стоящее неподалеку</text:p>
      <text:p text:style-name="P1">и попробуете проскочить мимо охраны, как люди в красных кушаках (576),отзовете идущего в вашу сторону начальника поста и попробуете его подкупить</text:p>
      <text:p text:style-name="P1">(887) или все-таки постараетесь проскочить так же, как вошли в лагерь – скрыв</text:p>
      <text:p text:style-name="P1">лицо капюшоном и понадеявшись, что вас примут за своего (800)? Если у вас есть</text:p>
      <text:p text:style-name="P1"><text:soft-page-break/>снотворное и какой-нибудь из напитков, о которых мечтательно говорил степняк</text:p>
      <text:p text:style-name="P1">на посту (то есть пиво или вино), то можете попытаться усыпить охранников.</text:p>
      <text:p text:style-name="P1">673.</text:p>
      <text:p text:style-name="P1">Дверь с громким шумом открывается. Перед вами вход в темный коридор.</text:p>
      <text:p text:style-name="P1">Другого выбора у вас теперь нет, поэтому придется войти. Сделав несколько</text:p>
      <text:p text:style-name="P1">шагов, вы слышите громкий грохот и оборачиваетесь: каменная дверь</text:p>
      <text:p text:style-name="P1">захлопнулась, и пути назад нет. Вы долго идете вперед, гадая, верный ли проход</text:p>
      <text:p text:style-name="P1">выбрали. Свечение, исходящее от стен, становится все слабее, пока не исчезает</text:p>
      <text:p text:style-name="P1">совсем. Вы оказываетесь в полной тишине, но назад уже не вернуться, поэтому</text:p>
      <text:p text:style-name="P1">приходится брести на ощупь, держась за одну из стен. Вы идете несколько минут,</text:p>
      <text:p text:style-name="P1">начиная подозревать неладное, и вскоре натыкаетесь на глухую стену. Это тупик.</text:p>
      <text:p text:style-name="P1">Еще надеясь, что проход есть на другой стороне, вы переходите к</text:p>
      <text:p text:style-name="P1">противоположной стене и ощупываете ее, но выхода нигде не видно. В отчаянии</text:p>
      <text:p text:style-name="P1">переходя от одной стены к другой, вы стараетесь найти путь, но все</text:p>
      <text:p text:style-name="P1">безрезультатно. Неожиданно, идя по коридору, в темноте вы на что-то</text:p>
      <text:p text:style-name="P1">натыкаетесь. От неожиданности вы вздрагиваете, но тут же успокаиваетесь,</text:p>
      <text:p text:style-name="P1">почувствовав холодный камень. Но это не стена, а что-то вроде статуи,</text:p>
      <text:p text:style-name="P1">находящейся прямо посреди прохода. Ничего не видя в кромешной тьме, вы</text:p>
      <text:p text:style-name="P1">осматриваетесь в этом месте и находите еще несколько статуй. На ощупь это</text:p>
      <text:p text:style-name="P1">изваяния людей, но как они здесь оказались? В это время вы замечаете</text:p>
      <text:p text:style-name="P1">появившийся в коридоре синий огонек. Он не рассеивает темноту, но его видно</text:p>
      <text:p text:style-name="P1">очень хорошо. Он медленно и неотвратимо приближается к вам, и вас</text:p>
      <text:p text:style-name="P1">непроизвольно охватывает ужас. Интуиция подсказывает, что вы в большой</text:p>
      <text:p text:style-name="P1">опасности. Но сделать вы ничего не можете: убежать некуда, а меч уже ничем не</text:p>
      <text:p text:style-name="P1">поможет. Неожиданно огонек вспыхивает ярким светом и в то же мгновение</text:p>
      <text:p text:style-name="P1">устремляется к вам с бешеной скоростью. В свете вспышки вы успеваете заметить,</text:p>
      <text:p text:style-name="P1">что в пещере действительно стоит несколько статуй, как будто это обычные</text:p>
      <text:p text:style-name="P1">путники, только что бывшие живыми людьми. Страшная догадка озаряет ваш</text:p>
      <text:p text:style-name="P1">разум, но уже поздно: огонек врывается в ваше тело и погасает, а вместе с ним</text:p>
      <text:p text:style-name="P1">останавливается кровь и дыхание, каменеет кожа, а за ней и все остальное тело. За</text:p>
      <text:p text:style-name="P1">несколько секунд вы превращаетесь в безжизненную холодную статую, став еще</text:p>
      <text:p text:style-name="P1">одним украшением жилища повелителя древней...</text:p>
      <text:p text:style-name="P1">674.</text:p>
      <text:p text:style-name="P1">- Вот и отлично, - довольно потирает руки незнакомец. - Давай сюда бутыль, а</text:p>
      <text:p text:style-name="P1">взамен держи это.Он отдает вам два пропуска и объясняет, где их можно предъявлять. Первый</text:p>
      <text:p text:style-name="P1">пропуск – это охранная грамота, показывать ее можно только патрулям,</text:p>
      <text:p text:style-name="P1">охраняющим дороги, в военных лагерях и в столице он бесполезен (-190). Она</text:p>
      <text:p text:style-name="P1">поместится в мешочке для денег, так что места в мешке не займет. Второй пропуск</text:p>
      <text:p text:style-name="P1">– большая бумага, с помощью которой, со слов незнакомца, можно попасть к</text:p>
      <text:p text:style-name="P1">самому хану (+230). Неизвестно, понадобится ли вам это, но если есть одно место в</text:p>
      <text:p text:style-name="P1">заплечном мешке, имеет смысл взять с собой и этот пропуск.</text:p>
      <text:p text:style-name="P1">Если вы уже покупали эти пропуска до того, как предложили воду для</text:p>
      <text:p text:style-name="P1">изготовления фальшивых денег, то незнакомец вернет вам потраченные деньги.</text:p>
      <text:p text:style-name="P1">Теперь возвращайтесь на 635 и решайте, что будете делать дальше.</text:p>
      <text:p text:style-name="P1">675.</text:p>
      <text:p text:style-name="P1">С двумя степняками вы, скорее всего, справились бы, но через несколько</text:p>
      <text:p text:style-name="P1">минут со стороны башни будет отправлен еще один отряд, в котором будет не</text:p>
      <text:p text:style-name="P1">меньше десятка воинов. Дозорный действительно увидел, что вы напали на</text:p>
      <text:p text:style-name="P1">бросившихся в погоню кочевников, предпринял необходимые меры к тому,</text:p>
      <text:p text:style-name="P1">чтобы вам не дали уйти. Вы долго будете сопротивляться, отбиваясь от атак</text:p>
      <text:p text:style-name="P1">противников, и даже раните нескольких из них, но вскоре поймете, что степняки</text:p>
      <text:p text:style-name="P1"><text:soft-page-break/>всего лишь жестоко потешаются над вами. Когда им надоест эта забава, они</text:p>
      <text:p text:style-name="P1">быстро расправятся с вами. По крайней мере, вы погибнете как настоящий воин,</text:p>
      <text:p text:style-name="P1">избежав позорного плена и возможных пыток...</text:p>
      <text:p text:style-name="P1">676.</text:p>
      <text:p text:style-name="P1">Вернувшись на луг, пастух, наконец, приходит в себя, и к нему постепенно</text:p>
      <text:p text:style-name="P1">возвращается хорошее настроение. Волк повержен, стаду больше ничего не</text:p>
      <text:p text:style-name="P1">угрожает, и, несмотря на вашу помощь, парень теперь станет героем в своем</text:p>
      <text:p text:style-name="P1">селении. Он сердечно благодарит вас. Конечно, юноша не справился бы с серым</text:p>
      <text:p text:style-name="P1">хищником без вашей помощи, и он это прекрасно осознает. Именно поэтому он</text:p>
      <text:p text:style-name="P1">хочет выразить свою благодарность не только словами. Молодой крестьянин не</text:p>
      <text:p text:style-name="P1">богат, но у него есть одна вещь, которую он хочет вам подарить. Это его пастуший</text:p>
      <text:p text:style-name="P1">кнут. На вид он совсем обычный, но пастух уверяет, что на него наложен сильный</text:p>
      <text:p text:style-name="P1">заговор, позволяющий управлять многими животными. На волка, убитого вами,</text:p>
      <text:p text:style-name="P1">эта вещь не подействовала, но для деревенской скотины заключенного в кнут</text:p>
      <text:p text:style-name="P1">волшебства вполне достаточно. Пастух просит не отказываться от его дара, уверяя,</text:p>
      <text:p text:style-name="P1">что с коровами он управится и без всякого колдовства, а потом попросит знахаря</text:p>
      <text:p text:style-name="P1">зачаровать для него другой кнут. Так что не стоит обижать парня: берите кнут, он</text:p>
      <text:p text:style-name="P1">действительно может пригодиться (+95).</text:p>
      <text:p text:style-name="P1">Времени прошло немало, и задерживаться больше некогда. Вечер все ближе,</text:p>
      <text:p text:style-name="P1">а вам еще надо успеть попасть в город. Поэтому прощайтесь с новым знакомым и</text:p>
      <text:p text:style-name="P1">продолжайте путь – 503.677.</text:p>
      <text:p text:style-name="P1">Вы легко находите дом кузнеца по указаниям местных жителей. Когда вы</text:p>
      <text:p text:style-name="P1">подходите к калитке, то сразу замечаете хозяина – он сидит во дворе и правит</text:p>
      <text:p text:style-name="P1">топор. У его ног на солнышке греется пушистый полосатый кот, довольно</text:p>
      <text:p text:style-name="P1">жмурящий глаза. Вокруг хозяина копошатся куры, а в углу двора стоит будка, к</text:p>
      <text:p text:style-name="P1">которой прилажена толстая цепь, скрывающаяся в темноте конуры. Обычный</text:p>
      <text:p text:style-name="P1">крестьянский двор, если не считать самого хозяина. Кузнец – здоровый мужик с</text:p>
      <text:p text:style-name="P1">толстыми мускулистыми руками, черными кудрявыми волосами и хмурыми</text:p>
      <text:p text:style-name="P1">бровями. Он даже не успел снять толстый фартук: видимо, недавно возился с</text:p>
      <text:p text:style-name="P1">горячим железом. Вы обращаете внимание на следы от ожогов на его ладонях и на</text:p>
      <text:p text:style-name="P1">отсутствие фаланги указательного пальца на левой руке. Вы негромко стучитесь в</text:p>
      <text:p text:style-name="P1">ворота, и хозяин поднимает голову. Из будки выглядывает мохнатая собачья</text:p>
      <text:p text:style-name="P1">морда и смотрит на вас умными глазами, но пес не тявкает, как это часто делают</text:p>
      <text:p text:style-name="P1">деревенские псы при приходе незнакомых гостей: он ведет себя спокойно, пока</text:p>
      <text:p text:style-name="P1">хозяину ничто не угрожает. Кузнец откладывает в сторону инструменты и</text:p>
      <text:p text:style-name="P1">подходит к вам, интересуясь о цели визита. Вы объясняете ему, что путешествуете</text:p>
      <text:p text:style-name="P1">по Полесью и не прочь обзавестись приличным оружием. Он говорит, что у него</text:p>
      <text:p text:style-name="P1">есть то, что может вас заинтересовать, и приглашает войти. Опасаться нечего, и вы</text:p>
      <text:p text:style-name="P1">проходите в пристройку у кузни. Это что-то вроде склада, где кузнец хранит свои</text:p>
      <text:p text:style-name="P1">изделия. По большей части это инструменты, подковы и тому подобные полезные</text:p>
      <text:p text:style-name="P1">в хозяйстве вещи, но есть и несколько мечей, правда, весьма посредственных:</text:p>
      <text:p text:style-name="P1">крестьяне непривередливы и вообще предпочитают вооружаться дубинами –</text:p>
      <text:p text:style-name="P1">бесплатно. Однако кузнец прекрасно понимает, что вы не крестьянин и хотите</text:p>
      <text:p text:style-name="P1">нечто большее, чем простой меч. Наконец он находит тяжелый ящик, заваленный</text:p>
      <text:p text:style-name="P1">обрезками металла, и с трудом поднимает его на грубый стол из толстенных</text:p>
      <text:p text:style-name="P1">досок. Сундук закрыт, и кузнец достает связку ключей из-под фартука. Откинув</text:p>
      <text:p text:style-name="P1">пыльную крышку сундука, он перебирает его содержимое. На поверхность</text:p>
      <text:p text:style-name="P1">извлекается сначала великолепный меч, а затем – настоящая боевая кольчуга,</text:p>
      <text:p text:style-name="P1">кольца которой подогнаны весьма умело.</text:p>
      <text:p text:style-name="P1">- Вот, это лучшее, что у меня есть, - довольно сообщает кузнец. – Я не</text:p>
      <text:p text:style-name="P1">торговец и не знаю точную стоимость оружия, так как мои земляки берут у меня</text:p>
      <text:p text:style-name="P1">совсем другие изделия. Этот меч я готов уступить за 25 монет, а кольчугу – за 30,</text:p>
      <text:p text:style-name="P1"><text:soft-page-break/>сбавлять цену я не буду. Больше я тебе ничего толкового предложить не смогу, по</text:p>
      <text:p text:style-name="P1">крайней мере, лучше, чем есть у тебя, - он бросает косой взгляд на ваши ножны, из</text:p>
      <text:p text:style-name="P1">которых торчит рукоять отличного клинка.</text:p>
      <text:p text:style-name="P1">Вы оглядываете то, что он выложил на продажу. Меч неплох и добавит 1 к</text:p>
      <text:p text:style-name="P1">Нападению при использовании. Кольчуга защитит от многих ударов, но</text:p>
      <text:p text:style-name="P1">несколько сковывает движения, при использовании прибавит 2 к Защите и</text:p>
      <text:p text:style-name="P1">отнимет 1 от Нападения. Как вы понимаете, сторговаться не удастся, поэтому</text:p>
      <text:p text:style-name="P1">придется или соглашаться с ценой, установленной кузнецом, или отказываться от</text:p>
      <text:p text:style-name="P1">покупки. Если решитесь что-нибудь купить, то ваш меч и куртку кузнец готов</text:p>
      <text:p text:style-name="P1">забрать себе за небольшую цену – по 5 монет. Да, это не торговец, а настоящий</text:p>
      <text:p text:style-name="P1">спекулянт! Кстати, если вы находили в пути серьги и кольцо с изумрудами, он судовольствием купит эти украшения за 10 монет. Разобравшись с оружием и</text:p>
      <text:p text:style-name="P1">доспехами, вы интересуетесь у кузнеца о землях, лежащих к югу от деревни, но он</text:p>
      <text:p text:style-name="P1">только задумчиво чешет затылок и упрямо твердит, что ничем помочь не может.</text:p>
      <text:p text:style-name="P1">Обещание денежной премии за полезную информацию не помогает. Похоже, он</text:p>
      <text:p text:style-name="P1">действительно не владеет ценными сведениями (или, может, боится сказать,</text:p>
      <text:p text:style-name="P1">заподозрив в вас лазутчика). Если у вас есть, что добавить, то сейчас самое время</text:p>
      <text:p text:style-name="P1">это сделать. Можно попробовать предложить кузнецу какой-нибудь ценный</text:p>
      <text:p text:style-name="P1">подарок. Может, цветок папоротника, если вам удалось найти его во время</text:p>
      <text:p text:style-name="P1">путешествия? Ничего более подходящего в голову не приходит. Задерживаться у</text:p>
      <text:p text:style-name="P1">кузнеца больше нет необходимости, и вы прощаетесь с добродушным мастером –</text:p>
      <text:p text:style-name="P1">73.</text:p>
      <text:p text:style-name="P1">678.</text:p>
      <text:p text:style-name="P1">Не в силах бороться с желанием обладать амулетом, вы заходите с южной</text:p>
      <text:p text:style-name="P1">стороны башни. Как будто для того, чтобы вы не вздумали остановиться,</text:p>
      <text:p text:style-name="P1">неподалеку на земле лежит лопата. Может быть, это та, которой пользовался</text:p>
      <text:p text:style-name="P1">призрак, пока еще был жив? От этой мысли по телу пробегает неприятный</text:p>
      <text:p text:style-name="P1">холодок. И все-таки вы надеетесь, что история не повторится, поэтому твердой</text:p>
      <text:p text:style-name="P1">рукой берете лопату и начинаете копать яму. На самом деле вы, конечно, не</text:p>
      <text:p text:style-name="P1">собираетесь тревожить погребенных здесь воинов, поэтому не особенно</text:p>
      <text:p text:style-name="P1">торопитесь. Впрочем, долго ждать вам не приходится.</text:p>
      <text:p text:style-name="P1">Слева от вас раздаются глухие шаги, и, обернувшись на шум, вы поневоле</text:p>
      <text:p text:style-name="P1">цепенеете от ужаса. Прямо на вас движется существо, которое когда-то было</text:p>
      <text:p text:style-name="P1">человеком. На нем все еще висит доспех, хотя и порванный во многих местах. На</text:p>
      <text:p text:style-name="P1">голове местами сохранились кожа и даже волосы, но нижняя часть полностью</text:p>
      <text:p text:style-name="P1">облезла, отчего на черепе обнажилась зловещая улыбка. Даже сейчас, когда</text:p>
      <text:p text:style-name="P1">богатырь практически превратился в скелет, легко заметить, что при жизни он</text:p>
      <text:p text:style-name="P1">был высоким и мощным мужчиной. В руках призрак крепко сжимает огромную</text:p>
      <text:p text:style-name="P1">секиру, как в лучшие дни своего славного прошлого. На его шее висит прекрасный</text:p>
      <text:p text:style-name="P1">амулет в виде солнца величиной с ладонь. Вид это волшебной вещи, ради которой</text:p>
      <text:p text:style-name="P1">все и было затеяно, придает вам сил. Теперь нужно сражаться – не только за право</text:p>
      <text:p text:style-name="P1">обладать амулетом, но и за право остаться в живых.</text:p>
      <text:p text:style-name="P1">ПРИЗРАК СУХЭ</text:p>
      <text:p text:style-name="P1">Нападение 8</text:p>
      <text:p text:style-name="P1">Защита</text:p>
      <text:p text:style-name="P1">14</text:p>
      <text:p text:style-name="P1">Жизнь</text:p>
      <text:p text:style-name="P1">12</text:p>
      <text:p text:style-name="P1">Инициатива 13</text:p>
      <text:p text:style-name="P1">Игнорирует приемы Мощный выпад, Первый удар.</text:p>
      <text:p text:style-name="P1">Призрак не так силен, как вы ожидали, и справиться с ним вас вполне по</text:p>
      <text:p text:style-name="P1">силам. Наверное, он несколько растерял свои силы после встречи с последним</text:p>
      <text:p text:style-name="P1"><text:soft-page-break/>осквернителем мест погребения умерших воинов. Когда вы нанесете последнийточный удар, призрак превратится в прах, из которого он и восстал, и будет</text:p>
      <text:p text:style-name="P1">развеян ветром. Может быть, Сухэ еще вернется когда-нибудь в этот мир, но вам</text:p>
      <text:p text:style-name="P1">встреча с ним, как видимо, больше не грозит.</text:p>
      <text:p text:style-name="P1">После того, как призрак исчез, на земле остались лишь две вещи - секира и</text:p>
      <text:p text:style-name="P1">чудесный амулет в виде солнца (-175). Брать с собой топор не имеет никакого</text:p>
      <text:p text:style-name="P1">смысла: вы не так искусны в обращении с таким видом оружия, а тащить с собой</text:p>
      <text:p text:style-name="P1">огромную секиру тяжело и неудобно. Поэтому, как это ни печально, придется</text:p>
      <text:p text:style-name="P1">оставить оружие великого богатыря здесь. Остается надеяться, что в конце концов</text:p>
      <text:p text:style-name="P1">оно попадет в достойные руки. Теперь, завладев вожделенной вещью, можно</text:p>
      <text:p text:style-name="P1">отправляться дальше - (889).</text:p>
      <text:p text:style-name="P1">679.</text:p>
      <text:p text:style-name="P1">Вы отмахиваетесь руками, давая понять, что никакую порчу вам снимать не</text:p>
      <text:p text:style-name="P1">надо и предлагаете путникам отдохнуть немного в тени и сыграть в карты.</text:p>
      <text:p text:style-name="P1">Услышав ваше предложение, они тут же забывают о своем недавнем желании</text:p>
      <text:p text:style-name="P1">поколдовать и радостно соглашаются, сообщая, что они тоже очень устали и не</text:p>
      <text:p text:style-name="P1">прочь перекинуться в картишки. Вы устраиваетесь втроем в прохладной тени на</text:p>
      <text:p text:style-name="P1">траве и начинаете партию. Вы не профессиональный игрок, но иногда</text:p>
      <text:p text:style-name="P1">выигрывали в великогорских трактирах небольшие суммы в дни своей юности. Но</text:p>
      <text:p text:style-name="P1">сегодня вам что-то подозрительно не везет, к тому же и игра, как назло затянула. В</text:p>
      <text:p text:style-name="P1">конце концов, когда вы наконец-то пересилили себя и решили бросить это дело,</text:p>
      <text:p text:style-name="P1">то оказалось, что вы проиграли противникам в общей сложности целых 8 монет.</text:p>
      <text:p text:style-name="P1">Это как-то странно, конечно, но игра есть игра, и долг – дело святое. Можете</text:p>
      <text:p text:style-name="P1">заплатить довольным приятелям их выигрыш и спокойно продолжить путь – 798.</text:p>
      <text:p text:style-name="P1">Можно поступить иначе – обвинить их обоих в шулерстве и отказаться платить</text:p>
      <text:p text:style-name="P1">(так придется поступить и в том случае, если у вас не хватает денег), но учтите, что</text:p>
      <text:p text:style-name="P1">клевета – большой грех, и клеветников в Полесье карают так, как наказали бы тех,</text:p>
      <text:p text:style-name="P1">кого они оклеветали (между прочим, шулерам отрубают руки). Впрочем, здесь не</text:p>
      <text:p text:style-name="P1">город, и в суд обращаться некуда. Итак, кажется ли вам, что эти люди обманули</text:p>
      <text:p text:style-name="P1">вас (60)?</text:p>
      <text:p text:style-name="P1">680.</text:p>
      <text:p text:style-name="P1">Вы без страха подходите поближе и через некоторое время уже можете</text:p>
      <text:p text:style-name="P1">разглядеть людей, усевшихся в тени шатров. Среди них вы ясно различаете</text:p>
      <text:p text:style-name="P1">женщин и детей. Значит, это все-таки не военный лагерь, а мирная стоянка. Это</text:p>
      <text:p text:style-name="P1">кажется вам хорошим знаком – в селении кочевников можно на время укрыться от</text:p>
      <text:p text:style-name="P1">солнца и отдохнуть после тяжелой дороги. Стоянка, несомненно, охраняется, но</text:p>
      <text:p text:style-name="P1">не так, как военные лагеря. Мирные жители вряд ли нападут на простого путника.</text:p>
      <text:p text:style-name="P1">Все эти аргументы говорят в пользу того, что нужно дойти до шатров и устроить</text:p>
      <text:p text:style-name="P1">привал (502). Но в то же время, вы не знаете, как отнесутся к одинокому русичустепные жители в эти времена, поэтому можете обойти стоянку, пока не поздно</text:p>
      <text:p text:style-name="P1">(374).</text:p>
      <text:p text:style-name="P1">681.</text:p>
      <text:p text:style-name="P1">Пастух согласен с тем, что вы гораздо лучше него справитесь с возможной</text:p>
      <text:p text:style-name="P1">опасностью, и с радостью уступает вам место в авангарде. Вы на всякий случай</text:p>
      <text:p text:style-name="P1">вытаскиваете меч и делаете несколько шагов вперед. Юноша держится позади.</text:p>
      <text:p text:style-name="P1">Внезапный прыжок зверя, притаившегося в кустах, застает вас врасплох. Волк</text:p>
      <text:p text:style-name="P1">умело запутал следы и ждал в засаде незадачливых преследователей. Вы не</text:p>
      <text:p text:style-name="P1">успеваете отбить мечом молниеносный выпад и оказываетесь на земле, не в силах</text:p>
      <text:p text:style-name="P1">подняться под тяжестью необычайно крупного зверя. Красная пасть с желтыми</text:p>
      <text:p text:style-name="P1">острыми зубами опасно маячит около горла, и вы делаете отчаянные попытки</text:p>
      <text:p text:style-name="P1">сбросить хищника или нанести ему удар мечом. Но этот волк слишком опытен,</text:p>
      <text:p text:style-name="P1">чтобы упустить добычу. К тому же вы упали прямо на руку, держащую меч,</text:p>
      <text:p text:style-name="P1"><text:soft-page-break/>поэтому пустить в ход оружие все никак не удается. Молодой пастух растерянно</text:p>
      <text:p text:style-name="P1">бегает вокруг вас, пытаясь поразить волка палкой, но тот даже не обращает</text:p>
      <text:p text:style-name="P1">внимания на эти слабые удары. Юноша пытается напугать зверя криком,</text:p>
      <text:p text:style-name="P1">вытащить ваш меч, но все его действия ни к чему не приводят. Свободной рукой</text:p>
      <text:p text:style-name="P1">вы еще сдерживаете некоторое время алчущую пасть, но реакция у волка все-таки</text:p>
      <text:p text:style-name="P1">лучше, чем у вас. Он до крови прокусывает вашу ладонь, и она инстинктивно</text:p>
      <text:p text:style-name="P1">отдергивается. Этого мгновения коварному хищнику хватает, чтобы добраться,</text:p>
      <text:p text:style-name="P1">наконец, до незащищенного горла и намертво сомкнуть пасть. Вы и не</text:p>
      <text:p text:style-name="P1">предполагали, что ваша смерть будет такой ужасной и неожиданной. Волк быстро</text:p>
      <text:p text:style-name="P1">расправится с вами, а затем примется и за вашего молодого спутника, если у того</text:p>
      <text:p text:style-name="P1">не хватит ума унести ноги. Но о его судьбе вы уже ничего не узнаете...</text:p>
      <text:p text:style-name="P1">682.</text:p>
      <text:p text:style-name="P1">Даже не приостанавливаясь, вы проезжаете мимо отворота в рощу. Впереди</text:p>
      <text:p text:style-name="P1">давно видна опушка леса, и через полчаса вы достигаете ее, а это значит, что до</text:p>
      <text:p text:style-name="P1">Хвойного осталось совсем немного. Около опушки, между тем, вы замечаете</text:p>
      <text:p text:style-name="P1">людей. Двое мужчин, по виду – княжеских дружинников, пешком медленно идут</text:p>
      <text:p text:style-name="P1">в сторону Хвойного, оживленно беседуя. Практически всех воинов князя вы знаете,</text:p>
      <text:p text:style-name="P1">однако эти вам незнакомы. Возможно, это кто-то из отряда, который князь</text:p>
      <text:p text:style-name="P1">недавно набрал в северных землях, освоенных жителями Дубровии в этом году,</text:p>
      <text:p text:style-name="P1">воинов только этого отряда вы не знаете. Если это не так, то эти дружинники</text:p>
      <text:p text:style-name="P1">служат другому правителю. А может, это и не дружинники вовсе? Они, заслышав</text:p>
      <text:p text:style-name="P1">стук копыт, обернулись и немного отошли в сторону, пропуская вас. Вы можете</text:p>
      <text:p text:style-name="P1">придержать Василька и, когда поравняетесь с незнакомцами, переброситься с</text:p>
      <text:p text:style-name="P1">ними несколькими словами (196), либо быстро проехать мимо, не останавливаясь</text:p>
      <text:p text:style-name="P1">и не обращая ни на кого внимания (517). А может, напасть на незнакомцев, пока</text:p>
      <text:p text:style-name="P1">они сами не сделали это (477)?683.</text:p>
      <text:p text:style-name="P1">Полдень миновал, но жара изматывает все так же безжалостно, и вы все чаще</text:p>
      <text:p text:style-name="P1">подумываете о прохладной тени. Поначалу степь остается глуха к вашим</text:p>
      <text:p text:style-name="P1">желаниям, но через час, словно сжалившись, преподносит в подарок несколько</text:p>
      <text:p text:style-name="P1">шатров, показавшихся на горизонте. Однако еще неизвестно, что таит этот дар –</text:p>
      <text:p text:style-name="P1">добро или зло. Не исключено, что на дороге расположился очередной военный</text:p>
      <text:p text:style-name="P1">лагерь. Вы тщательно вглядываетесь вдаль, но не замечаете ни малейших</text:p>
      <text:p text:style-name="P1">признаков патрулей или охраны снаружи лагеря. К тому же кибитки на стоянке</text:p>
      <text:p text:style-name="P1">расположены так, как это принято у обычных кочующих семей, а не у военных.</text:p>
      <text:p text:style-name="P1">Все это подсказывает, что впереди все-таки, скорее, мирная стоянка. Проверить</text:p>
      <text:p text:style-name="P1">это можно, лишь приблизившись к шатрам. Но тогда вас, скорее всего, заметят из</text:p>
      <text:p text:style-name="P1">лагеря. К тому же трудно предположить, как отнесутся степняки к вооруженному</text:p>
      <text:p text:style-name="P1">русичу в эти неспокойные времена. Итак, попробуете обойти показавшуюся</text:p>
      <text:p text:style-name="P1">стоянку (284) или смело пойдете прямо к ней (59)?</text:p>
      <text:p text:style-name="P1">684.</text:p>
      <text:p text:style-name="P1">Тропа долго ведет вас между деревьями. Горы приближаются и грозно</text:p>
      <text:p text:style-name="P1">нависают над вами, молчаливо следя за каждым движением. Но вы не можете</text:p>
      <text:p text:style-name="P1">отделаться от ощущения, что за вами наблюдает кто-то еще. Слишком уж просто</text:p>
      <text:p text:style-name="P1">складывается путешествие по зачарованному лесу. Хотя вы никакого волшебства</text:p>
      <text:p text:style-name="P1">вокруг пока не ощущаете.</text:p>
      <text:p text:style-name="P1">Проходит еще полчаса, и вы попадаете на большую поляну. Это</text:p>
      <text:p text:style-name="P1">удивительно, но перед вами стоит маленький приветливый домик, вокруг</text:p>
      <text:p text:style-name="P1">которого поддерживается идеальный порядок. Не успеваете вы решить, стоит ли</text:p>
      <text:p text:style-name="P1">беспокоить таинственных хозяев, как дверь распахивается, и на пороге</text:p>
      <text:p text:style-name="P1">показывается маленький седой старичок с белой бородой. Он спешит навстречу</text:p>
      <text:p text:style-name="P1">вам, смешно перебирая своими косолапыми ногами. Это, несомненно, один из</text:p>
      <text:p text:style-name="P1">древней, но выглядит он весьма дружелюбно, и вы решаете остаться на месте и</text:p>
      <text:p text:style-name="P1"><text:soft-page-break/>узнать, что ему от вас нужно.</text:p>
      <text:p text:style-name="P1">Старичок приближается и приветствует вас. Он объясняет, что он</text:p>
      <text:p text:style-name="P1">обыкновенный (хотя для вас он очень даже необыкновенный) торговец, который</text:p>
      <text:p text:style-name="P1">давно обосновался в лесу. Свои товары он продает древням, но будет рад</text:p>
      <text:p text:style-name="P1">покупателю-человеку, по воле судьбы оказавшемуся около его лавки. Карлик</text:p>
      <text:p text:style-name="P1">пытается убедить вас, что вам обязательно надо взглянуть на его товар: прекрасное</text:p>
      <text:p text:style-name="P1">оружие, чудесные свитки и напитки, различные зачарованные предметы. Звучит</text:p>
      <text:p text:style-name="P1">это заманчиво, но вы ни на секунду не забываете, где находитесь, поэтому не сразу</text:p>
      <text:p text:style-name="P1">решаетесь войти в дом древня, который только с виду может показаться таким</text:p>
      <text:p text:style-name="P1">дружелюбным. Пойдете за карликом в его домик (214) или вежливо откажетесь,</text:p>
      <text:p text:style-name="P1">пересечете поляну и пойдете дальше своей дорогой (104)?685.</text:p>
      <text:p text:style-name="P1">Брат медника в гостях, и вы стучитесь в ворота дома, соседствующего с его</text:p>
      <text:p text:style-name="P1">жилищем. На стук выходит молодая женщина, из-за платья которой выглядывает</text:p>
      <text:p text:style-name="P1">ее любопытный мальчуган. Узнав, что вы хотели бы увидеть их гостя, женщина</text:p>
      <text:p text:style-name="P1">просит подождать и уходит. Через несколько минут к вам выходит брат убитого</text:p>
      <text:p text:style-name="P1">медника, с которым вы виделись недавно. Он держит себя уверенно и говорит, что</text:p>
      <text:p text:style-name="P1">ему нечего добавить к тому, что он рассказал ранее. Если вам есть, что возразить</text:p>
      <text:p text:style-name="P1">ему, самое время сделать это. Иначе большего вы от своего собеседника не</text:p>
      <text:p text:style-name="P1">добьетесь. Уже поздно, и продолжать расследование бессмысленно. Придется</text:p>
      <text:p text:style-name="P1">отпустить писца, попросив его передать воеводе, что вам не удалось найти</text:p>
      <text:p text:style-name="P1">убийцу, после чего отправиться на поиски места для ночлега - (560).</text:p>
      <text:p text:style-name="P1">686.</text:p>
      <text:p text:style-name="P1">Егуп очень внимательно выслушивает вас, что-то обдумывая про себя. Когда</text:p>
      <text:p text:style-name="P1">вы заканчиваете говорить, он еще некоторое время молчит, устремив взор на</text:p>
      <text:p text:style-name="P1">верхушки ближайших деревьев и взвешивая что-то в уме. Затем, решившись на</text:p>
      <text:p text:style-name="P1">что-то, он делает короткий шаг назад, достает меч и, угрожающе ухмыляясь,</text:p>
      <text:p text:style-name="P1">процеживает сквозь зубы:</text:p>
      <text:p text:style-name="P1">- Это хорошо, что ты сказал мне правду, иначе я упустил бы ценную добычу.</text:p>
      <text:p text:style-name="P1">Для нас обоих будет лучше, если ты просто отдашь мне свои бумаги, не совершая</text:p>
      <text:p text:style-name="P1">ненужных глупостей. После этого я решу, как с тобой быть, но, возможно,</text:p>
      <text:p text:style-name="P1">сохраню тебе жизнь.</text:p>
      <text:p text:style-name="P1">Не понимая причины перемены, произошедшей с вашим собеседником, вы</text:p>
      <text:p text:style-name="P1">молча обнажаете оружие, давая понять, что не собираетесь отдавать письмо без</text:p>
      <text:p text:style-name="P1">боя. Егуп усмехается и подходит ближе. Непонятно, чем вы вызвали такую</text:p>
      <text:p text:style-name="P1">реакцию у этого человека, но схватка неминуема – 360.</text:p>
      <text:p text:style-name="P1">687.</text:p>
      <text:p text:style-name="P1">Противник, уже предвкушавший победу, уже тянется, чтобы сделать</text:p>
      <text:p text:style-name="P1">победный, как он думает, ход и поставить ферзя, но его рука замирает на полпути</text:p>
      <text:p text:style-name="P1">к фигуре. Он заметил неладное, и его уверенность мгновенно улетучилось. Он</text:p>
      <text:p text:style-name="P1">почти минуту смотрит на доску, но ничего не придумывает, двигая пешку с С2 на</text:p>
      <text:p text:style-name="P1">первую горизонталь и превращая ее в ферзя. Он еще надеется на вашу</text:p>
      <text:p text:style-name="P1">невнимательность, но вы не оставляете ему никаких шансов. Конь, которым вы</text:p>
      <text:p text:style-name="P1">ходили в последний раз, перепрыгивает на В6, и вы объявляете сопернику мат. Он</text:p>
      <text:p text:style-name="P1">восхищен вашей смекалкой, о чем и сообщает, собирая фигуры. Так же степняк</text:p>
      <text:p text:style-name="P1">интересуется, что привело вас в Стоянку.</text:p>
      <text:p text:style-name="P1">- У меня есть несколько дел, - туманно отвечаете вы. – Кроме того, я хочу</text:p>
      <text:p text:style-name="P1">полюбоваться на шатер хана.- Тебе вряд ли удастся это сделать, - улыбаясь, сообщает ваш недавний</text:p>
      <text:p text:style-name="P1">соперник. – Шатер обнесен забором, за который не пускают чужаков.</text:p>
      <text:p text:style-name="P1">- Неужели никак нельзя попасть внутрь? – спрашиваете вы.</text:p>
      <text:p text:style-name="P1">- Наверное, никак, - пожимает плечами степняк. – Но даже если ты пройдешь</text:p>
      <text:p text:style-name="P1">через ворота, без покровителя тебя тут же схватят кешиктены или багатуры.</text:p>
      <text:p text:style-name="P1"><text:soft-page-break/>Впрочем, я слышал, что один из командиров кешиктенов ищет одну легендарную</text:p>
      <text:p text:style-name="P1">вещь – амулет Сухэ, был такой великий богатырь. Думаю, он согласился бы на что</text:p>
      <text:p text:style-name="P1">угодно за этот предмет. Но я считаю, что рассказы о Сухэ и его амулете сильно</text:p>
      <text:p text:style-name="P1">преувеличены, так что не знаю, что тебе посоветовать.</text:p>
      <text:p text:style-name="P1">Вы на всякий случай запоминаете, что сказал вам этот человек, и покидаете</text:p>
      <text:p text:style-name="P1">место для игры в шахматы – 806.</text:p>
      <text:p text:style-name="P1">688.</text:p>
      <text:p text:style-name="P1">- Мы предупреждены о твоем приходе, - кивают головой кешиктены, как</text:p>
      <text:p text:style-name="P1">только вы приближаетесь к воротам. – Ты можешь войти прямо сейчас.</text:p>
      <text:p text:style-name="P1">Теперь путь во двор открыт, но у вас есть возможность отступить, пока не</text:p>
      <text:p text:style-name="P1">поздно. Помните, что перед дворцом вас ждут только враги, и если вы не знаете,</text:p>
      <text:p text:style-name="P1">как проникнуть в шатер к хану, то лучше уйти, пока не поздно. Тогда все дела в</text:p>
      <text:p text:style-name="P1">Стоянке будут завершены, и останется лишь покинуть ее (778). Если вы готовы</text:p>
      <text:p text:style-name="P1">рискнуть и хотите войти во двор – 313.</text:p>
      <text:p text:style-name="P1">689.</text:p>
      <text:p text:style-name="P1">Теперь, когда осмотр лагеря окончен, вы понимаете, что поступили</text:p>
      <text:p text:style-name="P1">безрассудно, не подумав о том, как будете уходить из лагеря. Конечно, можно</text:p>
      <text:p text:style-name="P1">вновь попробовать пройти мимо охраны, накинув капюшон на лицо (800), но</text:p>
      <text:p text:style-name="P1">теперь с вами не будет отряда сопровождения, и одинокий воин, без причины</text:p>
      <text:p text:style-name="P1">покидающий стоянку, может вызвать много подозрений, ведь при выходе</text:p>
      <text:p text:style-name="P1">наверняка нужно произносить пароль. Более правильным кажется другой вариант</text:p>
      <text:p text:style-name="P1">действий – подобраться к одному из постов, на котором дежурит меньше воинов,</text:p>
      <text:p text:style-name="P1">понаблюдать за ним и придумать что-нибудь по обстоятельствам (672).</text:p>
      <text:p text:style-name="P1">690.</text:p>
      <text:p text:style-name="P1">- Быстрая стрела, - коротко произносите вы, не сочтя нужным больше ничего</text:p>
      <text:p text:style-name="P1">не прибавлять к этим словам. Пароль действителен, и командир степняков,</text:p>
      <text:p text:style-name="P1">приняв вас за своего, молча кивает головой и отходит в сторону. Путь дальше</text:p>
      <text:p text:style-name="P1">свободен, и вы, не задерживаясь, минуете заставу – 21.</text:p>
      <text:p text:style-name="P1">691.Используя свое мастерское умение обороняться, вы отступаете между избами</text:p>
      <text:p text:style-name="P1">к краю деревни, после чего резко разворачиваетесь и бросаетесь прочь. Пока</text:p>
      <text:p text:style-name="P1">степняки объезжают дома и заборы, вам удается скрыться в темноте. Со всех ног</text:p>
      <text:p text:style-name="P1">вы несетесь прочь, не разбирая пути. Сзади слышен топот, но кочевники, потеряв</text:p>
      <text:p text:style-name="P1">вас из вида, направляются в другую сторону, напрасно пытаясь организовать</text:p>
      <text:p text:style-name="P1">погоню. Вы не останавливаетесь, пока совершенно не выдыхаетесь. Топот</text:p>
      <text:p text:style-name="P1">степняков, бросившихся за вами, давно стих, и вы стоите в полном одиночестве.</text:p>
      <text:p text:style-name="P1">Деревня осталась далеко позади, и лишь полыхающий в ночи пожар указывает</text:p>
      <text:p text:style-name="P1">вам на то, где она находится. Почувствовав себя в безопасности, вы без сил</text:p>
      <text:p text:style-name="P1">валитесь на траву – 811.</text:p>
      <text:p text:style-name="P1">692.</text:p>
      <text:p text:style-name="P1">Сами не понимая пока, зачем вам это нужно, вы подбираетесь к лагерю</text:p>
      <text:p text:style-name="P1">ближе и всматриваетесь в широкие щели между повозками. Внутри стоянки</text:p>
      <text:p text:style-name="P1">видны нагромождения бочек, ящиков и тюков. Многие из них спрятаны под</text:p>
      <text:p text:style-name="P1">навесами, защищающими от беспощадных солнечных лучей. Тут же стоят</text:p>
      <text:p text:style-name="P1">широкие палатки высотой в два человеческих роста – такие используются</text:p>
      <text:p text:style-name="P1">кочевниками не для проживания, а для хранения припасов. Ваши догадки</text:p>
      <text:p text:style-name="P1">подтверждаются – этот лагерь используется для удовлетворения хозяйственных</text:p>
      <text:p text:style-name="P1">нужд войска южан. Во время войны обнаружить и сжечь такой лагерь считалось</text:p>
      <text:p text:style-name="P1">бы большой удачей. Но военные действия еще не начались, а значит, сейчас</text:p>
      <text:p text:style-name="P1">предпринимать ничего не стоит. Пробраться внутрь и подробно рассмотреть, что</text:p>
      <text:p text:style-name="P1">хранится в повозках и ящиках, никак не получится из-за бродящих степняков,</text:p>
      <text:p text:style-name="P1">вооруженных до зубов и зорко всматривающихся в степь. Поразмыслив, вы</text:p>
      <text:p text:style-name="P1">решаете, что сейчас все-таки нет смысла рисковать, ведь в случае провала ваша</text:p>
      <text:p text:style-name="P1"><text:soft-page-break/>гибель никому ничего не даст, а в случае удачи еще неизвестно, удастся ли добыть</text:p>
      <text:p text:style-name="P1">действительно ценные сведения. Вы приподнимаете голову и оглядываетесь по</text:p>
      <text:p text:style-name="P1">сторонам, чтобы решить, в какую сторону лучше направиться, чтобы скрытно</text:p>
      <text:p text:style-name="P1">покинуть это место. На вашу беду в это же время один из дозорных бросает взгляд</text:p>
      <text:p text:style-name="P1">как раз в ту сторону, где лежите вы, и мгновенно замечает незваного гостя. Он что-</text:p>
      <text:p text:style-name="P1">то громко кричит, но разобрать его слова вам не удается – ветер относит их в</text:p>
      <text:p text:style-name="P1">сторону. Однако смысл их очевиден: через минуту со стороны лагеря показывается</text:p>
      <text:p text:style-name="P1">трое всадников, скачущих в вашу сторону. Неизвестно, единственный ли это</text:p>
      <text:p text:style-name="P1">отряд, высланный на вашу поимку, или за ним последует следующий: не</text:p>
      <text:p text:style-name="P1">разбираясь в этом, вы встаете в полный рост, так как скрываться уже нет смысла, и</text:p>
      <text:p text:style-name="P1">пускаетесь наутек. Но соревноваться в беге с великолепными скакунами,</text:p>
      <text:p text:style-name="P1">выращенными в степи, вам не под силу: не проходит и пяти минут, как всадники</text:p>
      <text:p text:style-name="P1">настигают вас, вскидывая луки и требуя остановиться. Оглянувшись, вы видите,</text:p>
      <text:p text:style-name="P1">что позади них никого нет, по крайней мере, на расстоянии ближайшей сотни</text:p>
      <text:p text:style-name="P1">шагов. Бежать дальше бессмысленно, и нужно предпринять что-то другое:</text:p>
      <text:p text:style-name="P1">остановиться и сдаться (343), остановиться, подпустить верховых поближе и</text:p>
      <text:p text:style-name="P1">напасть на них, не давая возможности использовать луки (112), или все-таки</text:p>
      <text:p text:style-name="P1">попытаться скрыться (506)?693.</text:p>
      <text:p text:style-name="P1">Решив не тревожить неизвестных жителей леса, вы тихо возвращаетесь на</text:p>
      <text:p text:style-name="P1">тропинку. Замаскированное убежище еще не скрылось из глаз, когда внезапно</text:p>
      <text:p text:style-name="P1">мелькнувшая тень заставляет резко отпрыгнуть в сторону. Хорошо, что вы были</text:p>
      <text:p text:style-name="P1">настороже. Похоже, хозяин обнаруженного жилища все-таки заметил</text:p>
      <text:p text:style-name="P1">непрошенных гостей, и это ему ужасно не понравилось. Теперь вы можете</text:p>
      <text:p text:style-name="P1">увидеть, кто же напал на вас – это степняк, одетый в грязный плащ. Непонятно,</text:p>
      <text:p text:style-name="P1">ждал он вас в засаде или смог подобраться неожиданно; в любом случае он</text:p>
      <text:p text:style-name="P1">рассчитывал на то, что, выскочив из-за толстого дерева, покончит с вами одним</text:p>
      <text:p text:style-name="P1">ударом. Но единственное, что ему удалось – ушибить вам плечо (потеряйте 2</text:p>
      <text:p text:style-name="P1">Жизни); благодаря защитной пластине на куртке острие его оружия соскользнуло</text:p>
      <text:p text:style-name="P1">и не причинило особого вреда. В мгновение ока вы выхватываете меч и готовитесь</text:p>
      <text:p text:style-name="P1">расправиться с врагом – 720.</text:p>
      <text:p text:style-name="P1">694.</text:p>
      <text:p text:style-name="P1">- Может быть, это зелье подойдет в качестве подарка для твоего друга? –</text:p>
      <text:p text:style-name="P1">спрашиваете вы, протягивая торговцу пузырек, полученный когда-то от</text:p>
      <text:p text:style-name="P1">любвеобильного Ратмира. Степняк осторожно берет бутылочку и нюхает ее</text:p>
      <text:p text:style-name="P1">содержимое.</text:p>
      <text:p text:style-name="P1">- Что это? – он с удовольствием вдыхает ароматный запах.</text:p>
      <text:p text:style-name="P1">- Это сильное средство для соблазнения противоположного пола, -</text:p>
      <text:p text:style-name="P1">объясняете вы. – Его вкус и запах подобраны таким образом, чтобы понравиться</text:p>
      <text:p text:style-name="P1">любому человеку.</text:p>
      <text:p text:style-name="P1">- На самом деле мой друг как раз любит такие пахучие жидкости, - улыбается</text:p>
      <text:p text:style-name="P1">торговец. – Что ж, думаю, это любопытное снадобье подойдет ему в качестве</text:p>
      <text:p text:style-name="P1">подарка – он любит исследовать свойства неизвестных ему зелий.</text:p>
      <text:p text:style-name="P1">Торговец согласен на обмен, и вы можете забрать мешочек со сборов</text:p>
      <text:p text:style-name="P1">весенних трав себе - (287).</text:p>
      <text:p text:style-name="P1">695.</text:p>
      <text:p text:style-name="P1">Как следует отдохнув перед ночью, которая обещает быть веселой, вы в</text:p>
      <text:p text:style-name="P1">полной боевой готовности идете к дому воеводы. Как вам подсказывает чутье,</text:p>
      <text:p text:style-name="P1">сегодня придется подраться, и было бы неплохо позвать с собой кого-нибудь еще,</text:p>
      <text:p text:style-name="P1">но кто согласится идти на столь опасное мероприятие?</text:p>
      <text:p text:style-name="P1">Воевода ждал вас. Он уже приготовил оружие и облачился в длинную</text:p>
      <text:p text:style-name="P1">кольчугу – отличный доспех, зависть многих воинов, знающих толк в защитном</text:p>
      <text:p text:style-name="P1">снаряжении.</text:p>
      <text:p text:style-name="P1"><text:soft-page-break/>- Я знал, что ты поможешь нам, - спокойно говорит он, в последний раз</text:p>
      <text:p text:style-name="P1">проверяя, все ли на месте, - поэтому и доверил тайну. Дело обстоит так: нам стобой надеяться можно только друг на друга. Крестьяне, которые пойдут с нами,</text:p>
      <text:p text:style-name="P1">храбры, но воины они неопытные. Я тщательно подбирал спутников на эту ночь, и</text:p>
      <text:p text:style-name="P1">остановился на четырех смельчаках, которые не струсят в трудную минуту. Ты</text:p>
      <text:p text:style-name="P1">пойми: крестьянин храбрится и бахвалится, когда сидит с кружкой пива в</text:p>
      <text:p text:style-name="P1">трактире или у себя дома, но у него поджилки затрясутся, если его вывести ночью</text:p>
      <text:p text:style-name="P1">на кладбище. А если ему еще и про нечистую силу сказать... В общем, ты понял.</text:p>
      <text:p text:style-name="P1">Эти четверо, что ждут нас у околицы – единственные, кто действительно не</text:p>
      <text:p text:style-name="P1">подведет. Но я думаю, что мы справимся. Мы возьмем с собой факелы и копья,</text:p>
      <text:p text:style-name="P1">это очень поможет нам. Оборотней можно ранить обычным оружием, но нельзя</text:p>
      <text:p text:style-name="P1">убить. Но ты не беспокойся, я обо всем позаботился. Ну, все, пошли.</text:p>
      <text:p text:style-name="P1">До околицы вы идете, не говоря ни слова. Каждый по-своему настраивается</text:p>
      <text:p text:style-name="P1">на предстоящий бой, который, похоже, неминуем. Улицы пусты, и никто не видит</text:p>
      <text:p text:style-name="P1">двух молчаливых воинов, вооруженных и одетых в боевые доспехи, которые</text:p>
      <text:p text:style-name="P1">выходят из деревни, освещаемые лишь светом появившейся из-за облаков луны.</text:p>
      <text:p text:style-name="P1">У околицы стоят молодцы, которые будут вашими союзниками сегодняшней</text:p>
      <text:p text:style-name="P1">ночью. Воевода правильно подобрал компаньонов: все четверо физически развиты</text:p>
      <text:p text:style-name="P1">и могли бы стать неплохими воинами при должной подготовке. Доспехов у них</text:p>
      <text:p text:style-name="P1">нет, но зато вооружены все настоящими мечами. Рядом стоит несколько копий и</text:p>
      <text:p text:style-name="P1">связка факелов. Воевода быстро и коротко объясняет план действий. Все залягут в</text:p>
      <text:p text:style-name="P1">укрытии, которое он присмотрел заранее. Враги должны появиться в полночь. В</text:p>
      <text:p text:style-name="P1">наиболее подходящий момент он даст сигнал, громко крикнув, и все должны</text:p>
      <text:p text:style-name="P1">выбросить копья во врагов. Затем еще и еще по готовности, пока враги не</text:p>
      <text:p text:style-name="P1">окажутся вблизи. Тогда придется вступить в бой с мечами. На всякий случай, со</text:p>
      <text:p text:style-name="P1">слов воеводы, в укрытии имеются большие деревянные щиты, которые, скорее</text:p>
      <text:p text:style-name="P1">всего, не понадобятся.</text:p>
      <text:p text:style-name="P1">План вполне удовлетворяет неискушенных в битвах крестьян, вы тоже молча</text:p>
      <text:p text:style-name="P1">соглашаетесь, так как придумывать что-нибудь более стоящее уже нет времени.</text:p>
      <text:p text:style-name="P1">Поначалу все идет так, как и было задумано. На кладбище, находящемся</text:p>
      <text:p text:style-name="P1">недалеко от деревни, вы прячетесь за земляным валом, укрытые с тыла</text:p>
      <text:p text:style-name="P1">кустарником, раскладываете копья, чтобы они были у каждого под рукой, и</text:p>
      <text:p text:style-name="P1">начинаете ждать. Лежать на холодной земле рядом с похороненными</text:p>
      <text:p text:style-name="P1">покойниками – не слишком приятно занятие. Тишина, царящая среди</text:p>
      <text:p text:style-name="P1">безмолвных могил, над которыми мерещатся какие-то огоньки, нарушается лишь</text:p>
      <text:p text:style-name="P1">стонами ветра, и тело поневоле пронизывает внутренний холод. Краем глаза вы</text:p>
      <text:p text:style-name="P1">замечаете, что крестьяне держатся молодцом, не говоря уже о воеводе.</text:p>
      <text:p text:style-name="P1">В полночь при свете луны на другом конце кладбища показалось несколько</text:p>
      <text:p text:style-name="P1">теней. Вы и ваши товарищи замерли, не смея даже дышать. По кладбищу</text:p>
      <text:p text:style-name="P1">крадется пятеро волков, сильно отличающиеся от своих серых собратьев: гораздо</text:p>
      <text:p text:style-name="P1">крупнее обычного волка, с длинными конечностями, временами они</text:p>
      <text:p text:style-name="P1">поднимаются на задние лапы и принюхиваются. Вы слышали, что оборотни</text:p>
      <text:p text:style-name="P1">принимают звериный образ полностью только в полнолуние. Возможно, в другие</text:p>
      <text:p text:style-name="P1">дни они не перевоплощаются окончательно. Между тем, твари подобрались к</text:p>
      <text:p text:style-name="P1">могилам. Сигнала атаковать не было, и вы понимаете, почему: воевода, ждет,</text:p>
      <text:p text:style-name="P1">когда враги подойдут поближе. Однако оборотни остановились, сбились в стаю ивдруг стали совершать какие-то странные движения: прыгать через могилы,</text:p>
      <text:p text:style-name="P1">крутиться на месте, страшно выть. Каков же был ваш (и не только ваш) ужас, когда</text:p>
      <text:p text:style-name="P1">земля на нескольких могилах зашевелилась, и из них стали вылезать недавно</text:p>
      <text:p text:style-name="P1">захороненные покойники! Оборотни совершали ужасный ритуал, вызывая</text:p>
      <text:p text:style-name="P1">упырей. Как известно, упырем может стать не каждый человек. Это должен быть</text:p>
      <text:p text:style-name="P1">или самоубийца, или колдун, или оборотень, или другие грешные люди. К тому</text:p>
      <text:p text:style-name="P1"><text:soft-page-break/>же поднять его из могилы можно не позже, чем через сорок дней после смерти,</text:p>
      <text:p text:style-name="P1">специальным обрядом. Но откуда оборотни знают этот обряд? Между тем шесть</text:p>
      <text:p text:style-name="P1">мертвецов медленно собрались в кучу, вращая головами на раскрасневшихся шеях</text:p>
      <text:p text:style-name="P1">и пытаясь что-нибудь разглядеть неподвижными горящими глазами. Все</text:p>
      <text:p text:style-name="P1">происходящее на кладбище заставило оцепенеть от ужаса вас и ваших спутников.</text:p>
      <text:p text:style-name="P1">Резкий окрик привел в себя. Воевода, понявший, что медлить больше нельзя, дал</text:p>
      <text:p text:style-name="P1">условный сигнал. Его копье первым рассекло воздух и воткнулось в бок одному из</text:p>
      <text:p text:style-name="P1">упырей. Вслед за первым снарядом полетело еще пять, потом еще и еще. Вы с</text:p>
      <text:p text:style-name="P1">точностью, достойной восхищения, пробили плечо одному из оборотней и</text:p>
      <text:p text:style-name="P1">насквозь проткнули ближайшего из упырей. Нечисть быстро увидела, откуда ее</text:p>
      <text:p text:style-name="P1">атакуют, и бросилась в вашу сторону. Мечи дружно покинули ножны – настала</text:p>
      <text:p text:style-name="P1">пора ближнего боя. Вы бегло оцениваете обстановку. Неповоротливых упырей вы</text:p>
      <text:p text:style-name="P1">с товарищами неплохо проредили своей неожиданной атакой, а вот оборотни</text:p>
      <text:p text:style-name="P1">оказались гораздо более ловкими противниками и сумели увернуться от многих</text:p>
      <text:p text:style-name="P1">снарядов. Тем не менее, один из них лежит на земле без движения, а еще двое</text:p>
      <text:p text:style-name="P1">сильно ранены. Мощными прыжками оставшиеся в живых твари приближаются к</text:p>
      <text:p text:style-name="P1">вашим укрытиям, злобно капая слюной, вслед за ними ползут четверо упырей,</text:p>
      <text:p text:style-name="P1">практически у всех торчат копья из самых разных мест; двоих восставших</text:p>
      <text:p text:style-name="P1">покойников удалось вывести из строя. Нечисть быстро соображает, кто здесь</text:p>
      <text:p text:style-name="P1">наиболее опасный противник, и в первую очередь устремляется на вас и на</text:p>
      <text:p text:style-name="P1">воеводу. Бой протекает очень быстро, и возможности делать стратегические</text:p>
      <text:p text:style-name="P1">маневры нет, так что придется действовать так, как диктуют обстоятельства. Двое</text:p>
      <text:p text:style-name="P1">оборотней и один упырь бросаются на вас, двое зверолюдей – на воеводу.</text:p>
      <text:p text:style-name="P1">Крестьянам «досталось» по одному упырю.</text:p>
      <text:p text:style-name="P1">Если вы владеете приемом Веерная защита, то можно попробовать сдержать</text:p>
      <text:p text:style-name="P1">натиск врагов и дождаться, пока кто-нибудь придет на выручку, так как вам</text:p>
      <text:p text:style-name="P1">досталось больше всего противников – два оборотня и упырь (666). Если вы не</text:p>
      <text:p text:style-name="P1">владеете этим приемом или предпочитаете наступление – 299.</text:p>
      <text:p text:style-name="P1">696.</text:p>
      <text:p text:style-name="P1">Дорога, берущая начало от южных ворот Ледяного, используется только</text:p>
      <text:p text:style-name="P1">дружинниками, отправляющимися на границу или возвращающимися с нее.</text:p>
      <text:p text:style-name="P1">Защитники на заставе, к которой и ведет этот путь, меняются довольно редко,</text:p>
      <text:p text:style-name="P1">поэтому дорога почти полностью заросла травой. Вместе с густым утренним</text:p>
      <text:p text:style-name="P1">туманом ее вид создает удручающее впечатление, но выбора у вас нет.</text:p>
      <text:p text:style-name="P1">Сквозь туман, который, кстати, заставляет вас время от времени зябко</text:p>
      <text:p text:style-name="P1">поеживаться, трудно разглядеть, что находится впереди, но вы это и так знаете:примерно через час вы дойдете до границы, где стоит деревянная застава, а за ней</text:p>
      <text:p text:style-name="P1">начинается бескрайняя степь.</text:p>
      <text:p text:style-name="P1">Когда туман начинает рассеиваться, и лучи утреннего солнца начинают</text:p>
      <text:p text:style-name="P1">немного согревать ваше озябшее тело, впереди показываются очертания заставы.</text:p>
      <text:p text:style-name="P1">Она представляет собой две невысокие башни, между которыми стоят ворота, и</text:p>
      <text:p text:style-name="P1">четыре больших избы для дружинников. В избах обычно живут зимой, а летом – в</text:p>
      <text:p text:style-name="P1">обычных палатках, которые стоят тут же неподалеку. На заставе служат русичи со</text:p>
      <text:p text:style-name="P1">всех концов Полесья, в том числе и из земель Мирослава, но сейчас здесь нет</text:p>
      <text:p text:style-name="P1">никого из знакомых вам дружинников.</text:p>
      <text:p text:style-name="P1">Причин пытаться обойти дружественный пост у вас нет, поэтому вы идете</text:p>
      <text:p text:style-name="P1">прямиком к деревянным воротам, перегораживающим дорогу повозкам: пройти</text:p>
      <text:p text:style-name="P1">по бездорожью в этих местах можно только пешком. Начальник заставы лично</text:p>
      <text:p text:style-name="P1">выходит встретить соотечественника, появление которого развеяло немного тоску</text:p>
      <text:p text:style-name="P1">и одиночество воинов, оторванных на время от всего мира. Командир</text:p>
      <text:p text:style-name="P1">дружинников немало удивлен, что в эти неспокойные времена вы в одиночку</text:p>
      <text:p text:style-name="P1">решились перейти границу и отправиться в степь. О цели вашего путешествия из</text:p>
      <text:p text:style-name="P1"><text:soft-page-break/>деликатности не спрашивает, и вы вполне этим довольны. Начальник поста</text:p>
      <text:p text:style-name="P1">предупреждает вас, что в степи стали разъезжать конные патрули, которые</text:p>
      <text:p text:style-name="P1">останавливают всех путников, показавшихся им подозрительными, а иногда</text:p>
      <text:p text:style-name="P1">нападают на них без предупреждения, словно разбойники.</text:p>
      <text:p text:style-name="P1">- Особенно они любят нападать на одиноких путешественников из Полесья, -</text:p>
      <text:p text:style-name="P1">добавляет командир, глядя на вас и качая головой. Видя, что ему не отговорить вас</text:p>
      <text:p text:style-name="P1">от затеи продолжить путь на юг, он, чтобы хоть как-то помочь вам, сообщает, что</text:p>
      <text:p text:style-name="P1">сразу за границей в степи расположился военный лагерь, основанный степняками</text:p>
      <text:p text:style-name="P1">для разведки. Он состоит из очень мобильных и быстрых, но легковооруженных</text:p>
      <text:p text:style-name="P1">отрядов. Но лучше, добавляет начальник заставы, попробовать пройти мимо него,</text:p>
      <text:p text:style-name="P1">так как там, по крайней мере, у вас есть все шансы не нарваться на патруль: если</text:p>
      <text:p text:style-name="P1">свернуть в сторону, на юго-восток, то можно попасться на глаза дозорному на</text:p>
      <text:p text:style-name="P1">высокой сторожевой вышке, у которой стоит несколько походных палаток. Это</text:p>
      <text:p text:style-name="P1">последняя информация, которую командир дружинников получил от своих</text:p>
      <text:p text:style-name="P1">разведчиков, больше ему рассказать вам нечего.</text:p>
      <text:p text:style-name="P1">Если у вас больше нет дел на этой заставе, то не стоит задерживаться – нужно</text:p>
      <text:p text:style-name="P1">успеть пройти как можно дальше по утренней прохладе, ведь днем под палящим</text:p>
      <text:p text:style-name="P1">солнцем идти будет гораздо труднее. Начальник поста в сопровождении</text:p>
      <text:p text:style-name="P1">нескольких воинов провожает вас немного, после чего оставляет в одиночестве на</text:p>
      <text:p text:style-name="P1">широкой тропе – 781.</text:p>
      <text:p text:style-name="P1">697.</text:p>
      <text:p text:style-name="P1">Древень оказывается не только сильным, но и удивительно ловким</text:p>
      <text:p text:style-name="P1">противником, и вам придется с ним повозиться.</text:p>
      <text:p text:style-name="P1">ДРЕВЕНЬ-РАЗБОЙНИКНападение 11</text:p>
      <text:p text:style-name="P1">Защита</text:p>
      <text:p text:style-name="P1">15</text:p>
      <text:p text:style-name="P1">Жизнь</text:p>
      <text:p text:style-name="P1">11</text:p>
      <text:p text:style-name="P1">Инициатива 9</text:p>
      <text:p text:style-name="P1">Владеет приемами Мощный выпад (применит на 1 и 2 раундах) и Реакция.</text:p>
      <text:p text:style-name="P1">Победив противника, вы освободите себе путь. Оружие древня грубое и</text:p>
      <text:p text:style-name="P1">тяжелое, и брать его нет смысла, а кольчуга не подходит вам по размеру. Денег у</text:p>
      <text:p text:style-name="P1">поверженного противника вы не находите. Видимо, вы первый путник, которого</text:p>
      <text:p text:style-name="P1">он хотел ограбить. Может быть, этот неудачливый грабитель нападал только на</text:p>
      <text:p text:style-name="P1">людей, а они перестали заходить в Дымчатый лес? Так или иначе, теперь вы</text:p>
      <text:p text:style-name="P1">можете только гадать о том, почему это существо напало на вас. Зато путь дальше</text:p>
      <text:p text:style-name="P1">теперь свободен – 215.</text:p>
      <text:p text:style-name="P1">698.</text:p>
      <text:p text:style-name="P1">Почему бы не рискнуть и не поискать путь, о котором говорили загадочные</text:p>
      <text:p text:style-name="P1">незнакомцы в трактире, решаете вы.</text:p>
      <text:p text:style-name="P1">Через двадцать шагов после столба вы сходите с дороги и направляетесь на</text:p>
      <text:p text:style-name="P1">юг. Запах гнили становится сильнее, в воздухе ощущается неприятная сырость. Вы</text:p>
      <text:p text:style-name="P1">приближаетесь к краю воды, у которого растут заросли камыша. Здесь начинается</text:p>
      <text:p text:style-name="P1">Добрая Топь. Доброй ее называют не потому, что она приветливо относится к</text:p>
      <text:p text:style-name="P1">людям. Напротив, болота эти очень злые и жестокие, и пощады от них ждать не</text:p>
      <text:p text:style-name="P1">стоит. Добрая – значит большая, обширная. Люди опасаются этих мести и</text:p>
      <text:p text:style-name="P1">стараются обходить их стороной. Если вы передумаете, то еще не поздно</text:p>
      <text:p text:style-name="P1">вернуться на дорогу (126). Если лежащая впереди топь не пугает вас, то ищите</text:p>
      <text:p text:style-name="P1">путь, о котором случайно услышали в Старом – 264.</text:p>
      <text:p text:style-name="P1">699.</text:p>
      <text:p text:style-name="P1">После последней встречи вы около часа идете по пустынной дороги в полном</text:p>
      <text:p text:style-name="P1">одиночестве. В последний раз, когда вы патрулировали эту дорогу, она была более</text:p>
      <text:p text:style-name="P1"><text:soft-page-break/>оживленной. Но это было почти год назад. Интересно, куда подевались</text:p>
      <text:p text:style-name="P1">путешественники: ждут ли они, когда спадет жара или чего-то опасаются?</text:p>
      <text:p text:style-name="P1">Последнее кажется маловероятным, так как за все время пути вы не заметили</text:p>
      <text:p text:style-name="P1">ничего подозрительного. Лишь могучие сосны, охраняющие дорогу по обе</text:p>
      <text:p text:style-name="P1">стороны, загадочно перешептываются в вышине. Стук дятла где-то в глубине чащи</text:p>
      <text:p text:style-name="P1">временами нарушает тишину, давая понять, что вы не совсем одиноки. Изредка</text:p>
      <text:p text:style-name="P1">слышно шуршание крыльев невидимых птиц. Звуки, запахи, ощущения – все дает</text:p>
      <text:p text:style-name="P1">понять, что вы находитесь в знакомом лесу, который не таит никаких опасностей.</text:p>
      <text:p text:style-name="P1">Впрочем, кое-что заставляет вас насторожиться. Сделав несколько шагов, вы</text:p>
      <text:p text:style-name="P1">замечаете следы крупного зверя рядом с дорогой. Остановившись, вы</text:p>
      <text:p text:style-name="P1">внимательно их рассматриваете. Земля здесь мягкая и рыхлая, и отпечаткиостались достаточно отчетливые. Вы не охотник, но ваших познаний достаточно,</text:p>
      <text:p text:style-name="P1">чтобы понять, кому принадлежат эти следы, похожие на кошачьи. Тигры здесь не</text:p>
      <text:p text:style-name="P1">водятся, да и как выглядят следы тигров, вы примерно знаете, так как</text:p>
      <text:p text:style-name="P1">неоднократно находили их, когда воевали на севере (где, кстати, местные</text:p>
      <text:p text:style-name="P1">крестьяне боятся произносить слово «тигр», говоря вместо этого «большой зверь»</text:p>
      <text:p text:style-name="P1">или просто «зверь»). Значит, совсем недавно здесь прошла рысь. Вы слышали, что</text:p>
      <text:p text:style-name="P1">этот хищник водится в местном лесу, но сами никогда его не видели. Впрочем,</text:p>
      <text:p text:style-name="P1">следы рыси - это событие не настолько важное, чтобы задерживаться в пути. Вряд</text:p>
      <text:p text:style-name="P1">ли животное осмелится напасть на человека, к тому же вы уверены, что сумеете</text:p>
      <text:p text:style-name="P1">справиться с хищником. Поэтому разумнее всего не обратить на следы никакого</text:p>
      <text:p text:style-name="P1">внимания и пойти дальше (547). Если же вам интересно посмотреть на рысь,</text:p>
      <text:p text:style-name="P1">можете попытаться ее выследить (550).</text:p>
      <text:p text:style-name="P1">700.</text:p>
      <text:p text:style-name="P1">Тропинка становится еще уже, а солнце совсем скрывается за раскидистыми</text:p>
      <text:p text:style-name="P1">ветвями, и вы оказываетесь в полутьме. Таинственная тишина окружает вас, и</text:p>
      <text:p text:style-name="P1">странное ощущение того, что деревья дышат, как живые, становится все сильнее.</text:p>
      <text:p text:style-name="P1">Тропинка огибает большой камень, затем перепрыгивает через вырванное с</text:p>
      <text:p text:style-name="P1">корнем дерево, после чего долго прорывается сквозь плотно столпившиеся сосны.</text:p>
      <text:p text:style-name="P1">Вы обращаете внимание на полную тишину, необычную для летнего леса,</text:p>
      <text:p text:style-name="P1">который с это время года наполнен самыми разнообразными звуками. Вам</text:p>
      <text:p text:style-name="P1">приходится обойти некрасивый корявый пень, забравшийся почти на середину</text:p>
      <text:p text:style-name="P1">тропинки. Да, кажется, люди здесь ходят не очень часто. Тем не менее, они ходят, а</text:p>
      <text:p text:style-name="P1">значит, этот путь должен куда-нибудь вывести. В очередной раз перепрыгнув</text:p>
      <text:p text:style-name="P1">через лежащий на дороге ствол, вы задумываетесь о том, что уж слишком много</text:p>
      <text:p text:style-name="P1">здесь повалено деревьев. Неужели бури так часто бывают в этих местах? После</text:p>
      <text:p text:style-name="P1">этого вы опять попадаете в длинный коридор из старых мощных сосен, а через</text:p>
      <text:p text:style-name="P1">полчаса пути оказываетесь у старого пня, который кажется подозрительно</text:p>
      <text:p text:style-name="P1">знакомым. Присмотревшись к нему, вы убеждаетесь, что это тот самый, который</text:p>
      <text:p text:style-name="P1">вы видели до этого. Неприятный холодок пробегает по телу. Вроде бы тропинка</text:p>
      <text:p text:style-name="P1">нигде не поворачивала, вы с нее не сходили. Как же вы могли оказаться на том же</text:p>
      <text:p text:style-name="P1">самом месте, непонятным образом сделав круг? Стараясь отогнать неприятные</text:p>
      <text:p text:style-name="P1">мысли, вы быстрым шагом идете дальше. Однако вскоре вы замечаете, что путь</text:p>
      <text:p text:style-name="P1">повторяется: камень, дерево, коридор из сосен, трухлявый пень, от вида которого</text:p>
      <text:p text:style-name="P1">вас передергивает. Что происходит вокруг? Вы останавливаетесь, понимая, что</text:p>
      <text:p text:style-name="P1">надо собраться и решить, как поступить дальше. Ноги уже ноют от усталости,</text:p>
      <text:p text:style-name="P1">дальнейшее путешествие кажется бессмысленным. Вы с трудом боретесь с мыслью</text:p>
      <text:p text:style-name="P1">о том, что попали в безвыходную западню. Но что же можно сделать в этой</text:p>
      <text:p text:style-name="P1">ситуации, кроме того, как продолжить путешествие, надеясь, что наваждение</text:p>
      <text:p text:style-name="P1">пройдет?</text:p>
      <text:p text:style-name="P1">Если в голову совсем ничего не приходит, идите дальше – 500.</text:p>
      <text:p text:style-name="P1">701.Внутри норы очень грязно, и вы даже не делаете бесполезных попыток не</text:p>
      <text:p text:style-name="P1"><text:soft-page-break/>измазаться в земле. Вход достаточно широкий, и вы без каких-либо затруднений</text:p>
      <text:p text:style-name="P1">забираетесь внутрь. В норе темно, лишь от входа исходит слабый свет, но на ощупь</text:p>
      <text:p text:style-name="P1">вы определяете, что ход заметно расширяется и куда-то ведет. Любопытство</text:p>
      <text:p text:style-name="P1">одерживает верх над разумом, и вы начинаете ползком продвигаться вперед. Не</text:p>
      <text:p text:style-name="P1">успеваете вы удалиться от входа в нору на значительное расстояние, как вдруг</text:p>
      <text:p text:style-name="P1">чувствуете на своей шее прикосновение неизвестного мохнатого существа. Через</text:p>
      <text:p text:style-name="P1">секунду вы понимаете, что это крепкая лапа, которая норовит обхватить вас.</text:p>
      <text:p text:style-name="P1">Чувствуя, что намерения невидимого существа отнюдь не добрые, вы чудом</text:p>
      <text:p text:style-name="P1">изворачиваетесь в тесноте норы и сбрасываете с себя неизвестного противника. Но</text:p>
      <text:p text:style-name="P1">хозяин норы не собирается отпускать вас так просто. Он упрямо набрасывается на</text:p>
      <text:p text:style-name="P1">вас снова, угрожающе рыча. Это овинник, хозяин овина, и вы без приглашения</text:p>
      <text:p text:style-name="P1">ввалились в его жилище. Он не стал испытывать на вас свое волшебство, а решил</text:p>
      <text:p text:style-name="P1">просто задушить своими сильными лапами, покрытыми жесткой шерстью.</text:p>
      <text:p text:style-name="P1">Никакие уговоры на него не подействуют, слишком уж он обозлился на наглого</text:p>
      <text:p text:style-name="P1">незваного гостя. Остается один выход – дать ему отпор. О том, чтобы достать меч</text:p>
      <text:p text:style-name="P1">или даже кинжал, не может быть и речи в этой тесной норе, поэтому полагаться</text:p>
      <text:p text:style-name="P1">можно только на свою ловкость и силу мускулов. Ограниченное пространство и</text:p>
      <text:p text:style-name="P1">тот факт, что овинник остается невидимым, дают значительное преимущество</text:p>
      <text:p text:style-name="P1">вашему сопернику, но зато у вас более сильный стимул к победе – желание</text:p>
      <text:p text:style-name="P1">выжить.</text:p>
      <text:p text:style-name="P1">ОВИННИК</text:p>
      <text:p text:style-name="P1">Нападение 10</text:p>
      <text:p text:style-name="P1">Защита</text:p>
      <text:p text:style-name="P1">13</text:p>
      <text:p text:style-name="P1">Жизнь</text:p>
      <text:p text:style-name="P1">8</text:p>
      <text:p text:style-name="P1">Инициатива 8</text:p>
      <text:p text:style-name="P1">Если овиннику не удастся придушить вас, то он отступит вглубь норы на</text:p>
      <text:p text:style-name="P1">некоторое время. Преследовать его после тяжелой и изнурительной схватки глупо</text:p>
      <text:p text:style-name="P1">и бессмысленно, поэтому лучше воспользоваться моментом и, пятясь назад,</text:p>
      <text:p text:style-name="P1">выбраться из тесной норы. К счастью, овинник не преследует вас, видимо, сочтя,</text:p>
      <text:p text:style-name="P1">что вы свой урок получили. Вы спешите к выходу из овина, даже не успев</text:p>
      <text:p text:style-name="P1">отряхнуться. Крестьянин, ожидающий на улице, довольно странно реагирует на</text:p>
      <text:p text:style-name="P1">ваше возвращение. Он издает испуганный вопль и удирает в сторону соседнего</text:p>
      <text:p text:style-name="P1">двора, со страху без труда перемахнув забор. Вы недоуменно смотрите ему вслед,</text:p>
      <text:p text:style-name="P1">но, оглядев себя, понимаете причину его поведения. Вид у вас действительно не</text:p>
      <text:p text:style-name="P1">ахти: вся одежда измазана в грязи, на лице, руках и волосах остатки глины, к тому</text:p>
      <text:p text:style-name="P1">же вы дико возбуждены после боя. Наверное, крестьянин, не разобравшись,</text:p>
      <text:p text:style-name="P1">принял вас самого за местного духа или решил, что вас заколдовали и превратили</text:p>
      <text:p text:style-name="P1">в неведомое существо. Переубедить его не удастся, так как он давно скрылся из</text:p>
      <text:p text:style-name="P1">глаз, поэтому придется смириться с тем, что теперь он наверняка прибавит к</text:p>
      <text:p text:style-name="P1">своим рассказам о заколдованном овине еще один – о сгинувшемпутешественнике. Сейчас самое разумное решение – покинуть двор, пока</text:p>
      <text:p text:style-name="P1">крестьянин не пришел с соседями, вооруженный вилами, чтобы разделаться с</text:p>
      <text:p text:style-name="P1">чудищем, вылезшим из овина. Вы покидаете злополучный двор и выходите на</text:p>
      <text:p text:style-name="P1">дорогу. На окраине деревни вы находите колодец и, пока рядом никого нет, кое-</text:p>
      <text:p text:style-name="P1">как приводите себя в порядок, смыв грязь и поправив одежду. В таком виде уже</text:p>
      <text:p text:style-name="P1">можно войти в город, до которого, судя по всему, рукой подать – 80.</text:p>
      <text:p text:style-name="P1">702.</text:p>
      <text:p text:style-name="P1">- Тебе кое-что просил передать наш общий знакомый Фалалей, -</text:p>
      <text:p text:style-name="P1">подмигиваете вы ему. – Он просил напомнить насчет резного кинжала.</text:p>
      <text:p text:style-name="P1">- Так Фалалей действительно твой друг? Что ж, он помог мне, и он хороший</text:p>
      <text:p text:style-name="P1"><text:soft-page-break/>парень. Ты, наверное, хочешь услышать насчет волшебного клинка. Я угадал? Это</text:p>
      <text:p text:style-name="P1">большой секрет, и я не рассказываю о нем кому попало, даже за деньги. Но</text:p>
      <text:p text:style-name="P1">Фалалею я доверяю, и его друзьям тоже, - (217).</text:p>
      <text:p text:style-name="P1">703.</text:p>
      <text:p text:style-name="P1">Раз вы не хотите платить, командир степняков вынужден принять меры,</text:p>
      <text:p text:style-name="P1">чтобы выяснить, кто вы и как попали в лагерь. Вы не успеваете ничего</text:p>
      <text:p text:style-name="P1">предпринять, и степняк зовет находящихся неподалеку воинов на подмогу. Все</text:p>
      <text:p text:style-name="P1">пути к отступлению отрезаны, и убежать из ловушки, которую вы сами для себя</text:p>
      <text:p text:style-name="P1">устроили, не удастся. Остается лишь вынуть меч и встретить смерть с</text:p>
      <text:p text:style-name="P1">достоинством, погибнув как воин, в бою, а не от руки палача. Теперь письмо к</text:p>
      <text:p text:style-name="P1">королю айзаров, скорее всего, достанется врагу, и степняки из-за вашей</text:p>
      <text:p text:style-name="P1">необдуманной и безрассудной разведки узнают важный секрет. Но вы и так</text:p>
      <text:p text:style-name="P1">заплатите за свою ошибку жизнью, поэтому вряд ли вас кто-то осудит...</text:p>
      <text:p text:style-name="P1">704.</text:p>
      <text:p text:style-name="P1">- Хорошо жить – не значит быть хорошим человеком, - замечаете вы. –</text:p>
      <text:p text:style-name="P1">Трудности делают человека лучше, а не легкая жизнь.</text:p>
      <text:p text:style-name="P1">- Ты прав, храбрый воин, - крестьянин кивает, словно обдумывая ваши слова.</text:p>
      <text:p text:style-name="P1">– Побольше бы людей думало, как ты, так нам бы никакой враг не страшен был. Я</text:p>
      <text:p text:style-name="P1">бы рад тебе чем помочь, да что я, бедный человек, могу сделать для тебя? Подточу-</text:p>
      <text:p text:style-name="P1">ка я лучше свой ножик – сегодня он мне еще пригодится в лесу.</text:p>
      <text:p text:style-name="P1">Грибник достает из мешка нож и начинает водить по его лезвию точильным</text:p>
      <text:p text:style-name="P1">камнем. Дальнейшие попытки продолжить беседу ни к чему не приводят,</text:p>
      <text:p text:style-name="P1">крестьянин слишком увлечен своим занятием. Увидев, что вы подниметесь, он на</text:p>
      <text:p text:style-name="P1">секунду отвлекается:</text:p>
      <text:p text:style-name="P1">- Как, уже в путь собрался?</text:p>
      <text:p text:style-name="P1">- Да, пожалуй, в Хвойном позавтракаю, тороплюсь я, - коротко отвечаете вы и</text:p>
      <text:p text:style-name="P1">взбираетесь на лошадь – 208.705.</text:p>
      <text:p text:style-name="P1">- Что же, ожидать другого решения от тебя я не мог, - задумчиво говорит</text:p>
      <text:p text:style-name="P1">Дансар. – Ты слишком долго прожил в Полесье и сильно привязался к русичам, и</text:p>
      <text:p text:style-name="P1">ты, конечно, не захочешь начинать с ними войну. Но ты повелитель, а я твой слуга,</text:p>
      <text:p text:style-name="P1">и я повинуюсь тебе.</text:p>
      <text:p text:style-name="P1">Теперь вас ожидают напряженные и тяжелые дни. Дансар, который станет</text:p>
      <text:p text:style-name="P1">вашим первым советником, объявит о возвращении наследника Нарана. В</text:p>
      <text:p text:style-name="P1">столице появится кучка недовольных вельмож, претендующих на место хана, но с</text:p>
      <text:p text:style-name="P1">помощью Дансара и верной гвардии вам удастся предотвратить заговор.</text:p>
      <text:p text:style-name="P1">Остальные степняки будут рады возвращению сына Нарана, которого почитали</text:p>
      <text:p text:style-name="P1">все кочевники. Вам, конечно, придется, доказывать свое право на место</text:p>
      <text:p text:style-name="P1">повелителя, но вы успешно с этим справитесь. Впереди вас ждет укрепление</text:p>
      <text:p text:style-name="P1">союза между племенами и создание своей могущественной империи, внушающей</text:p>
      <text:p text:style-name="P1">страх всем соседя. Торговля с Полесьем будут восстановлена. Мирослав и другие</text:p>
      <text:p text:style-name="P1">князья несказанно будут удивлены тем, что вы стали ханом, но это событие их,</text:p>
      <text:p text:style-name="P1">несомненно, обрадует: вы предотвратите войну и восстановите добрые отношения</text:p>
      <text:p text:style-name="P1">со своими бывшими соратниками.</text:p>
      <text:p text:style-name="P1">Лишь странные обитатели Дымчатого леса надолго станут причиной ваших</text:p>
      <text:p text:style-name="P1">беспокойств. После того, как вы сообщите прибывшим посланникам Дриза, что не</text:p>
      <text:p text:style-name="P1">собираетесь начинать войну, они молча уйдут, но вы уверены, что этим все не</text:p>
      <text:p text:style-name="P1">кончится. Дымчатые горы замерли в тишине, но вы ощущаете напряжение,</text:p>
      <text:p text:style-name="P1">повисшее над ними; эта передышка словно натянутся струна, которая вот-вот</text:p>
      <text:p text:style-name="P1">порвется. Дансар говорит, что вскоре древни нападут на кочевников, и было бы</text:p>
      <text:p text:style-name="P1">неплохо заручиться помощью Полесья и Айзарии. Вы согласны с ним, хотя и не</text:p>
      <text:p text:style-name="P1">представляете, как будет вести войну против странных существ, обладающих</text:p>
      <text:p text:style-name="P1">необыкновенными способностями.</text:p>
      <text:p text:style-name="P1"><text:soft-page-break/>Тяжелые повторяющиеся сны с видениями из прошлого будут преследовать</text:p>
      <text:p text:style-name="P1">вас до конца жизни. Даже Дансар не сможет помочь вам избавиться от них, лишь</text:p>
      <text:p text:style-name="P1">ненадолго временами своими рассказами и обрядами успокаивая вашу душу.</text:p>
      <text:p text:style-name="P1">Вы, без сомнения, будете справедливым и мудрым повелителем и достойно</text:p>
      <text:p text:style-name="P1">править своим народом, с тревогой ожидая, когда жители Дымчатого леса</text:p>
      <text:p text:style-name="P1">напомнят о себе...</text:p>
      <text:p text:style-name="P1">706.</text:p>
      <text:p text:style-name="P1">- Для тебя сейчас гораздо важнее то, что происходит внутри тебя самого, -</text:p>
      <text:p text:style-name="P1">замечает волхв, - но ты уже задал свой вопрос, и я отвечу на него. Мир меняется, и</text:p>
      <text:p text:style-name="P1">эти изменения коснутся всех до единого. Я говорю не о готовящейся войне, как ты,</text:p>
      <text:p text:style-name="P1">может быть, подумал. Склоки людей, которые так важны для них, неспособны</text:p>
      <text:p text:style-name="P1">изменить мировой порядок. Я говорю о природе и ее силах, о духе всего сущего, о</text:p>
      <text:p text:style-name="P1">тех, кто управляет этим духом. Тебе трудно понять то, что я говорю, а я не смогупередать тебе все свои знания за один миг, да и незачем тебе забивать ими голову,</text:p>
      <text:p text:style-name="P1">твое предназначение в другом. Представь сосуд с водой. Если в него бросить</text:p>
      <text:p text:style-name="P1">камень, то вода перельется через край и намочит стол, а содержимое сосуда</text:p>
      <text:p text:style-name="P1">сильно изменится. Сосуд – это наш мир, вода – это прежний баланс сил, а камень</text:p>
      <text:p text:style-name="P1">– это те изменения, которые грядут. Духи природы уходят к своим святым местам,</text:p>
      <text:p text:style-name="P1">а люди не способны наполнить силой окружающий мир. Властители вселенной</text:p>
      <text:p text:style-name="P1">молча взирают на все это, но рано или поздно они скажут свое слово.</text:p>
      <text:p text:style-name="P1">Наверное, тебе трудно все это понять, но объяснить проще я не в силах.</text:p>
      <text:p text:style-name="P1">Подумай над моими словами и поищи ответы в окружающем мире.</text:p>
      <text:p text:style-name="P1">Вы прощаетесь со старцем, поблагодарив его за то, что он хотя бы постарался</text:p>
      <text:p text:style-name="P1">поделиться своей мудростью. Его слова прозвучали загадочно и действительно</text:p>
      <text:p text:style-name="P1">сложны для понимания, так что вам будет о чем подумать в пути – 663.</text:p>
      <text:p text:style-name="P1">707.</text:p>
      <text:p text:style-name="P1">Всадники подъезжают вплотную и останавливаются перед вами. Это</text:p>
      <text:p text:style-name="P1">обычные рядовые воины войска хана, вооруженные лишь грубыми саблями.</text:p>
      <text:p text:style-name="P1">- Стой, путник! – повелительно говорит один из них. – Отдай свое оружие и</text:p>
      <text:p text:style-name="P1">иди с нами! Ты хотел скрытно пройти мимо нашего лагеря – это очень</text:p>
      <text:p text:style-name="P1">подозрительно. Тебя допросит наш начальник, и он решит, что с тобой делать.</text:p>
      <text:p text:style-name="P1">Теперь все прояснятся. В лагере, который вы миновали недавно, вас все-таки</text:p>
      <text:p text:style-name="P1">заметили и выслали погоню. Правда, для этих целей, кажется, были выбраны не</text:p>
      <text:p text:style-name="P1">лучшие представители степной рати. Возможно, это один из нескольких отрядов,</text:p>
      <text:p text:style-name="P1">бросившихся за вами вдогонку. От вас не ускользает интонация кочевника,</text:p>
      <text:p text:style-name="P1">который, похоже, твердо уверен, что вы шпион. Наверняка так будет считать и его</text:p>
      <text:p text:style-name="P1">начальник, а это значит, что в лагерь нельзя идти ни в коем случае – если враги</text:p>
      <text:p text:style-name="P1">найдут письмо к королю айзарам, то вам не избежать пыток и казни. Может,</text:p>
      <text:p text:style-name="P1">предъявить этим людям какие-нибудь бумаги – вдруг повезет? Иначе придется</text:p>
      <text:p text:style-name="P1">напасть на степняков, которые хотят во что бы то ни стало вас арестовать.</text:p>
      <text:p text:style-name="P1">1-ЫЙ ВСАДНИК</text:p>
      <text:p text:style-name="P1">Нападение 9</text:p>
      <text:p text:style-name="P1">Защита</text:p>
      <text:p text:style-name="P1">15</text:p>
      <text:p text:style-name="P1">Жизнь</text:p>
      <text:p text:style-name="P1">12</text:p>
      <text:p text:style-name="P1">Инициатива 9</text:p>
      <text:p text:style-name="P1">Владеет приемом Реакция.</text:p>
      <text:p text:style-name="P1">2-ОЙ ВСАДНИК</text:p>
      <text:p text:style-name="P1">Нападение 9</text:p>
      <text:p text:style-name="P1">Защита</text:p>
      <text:p text:style-name="P1">14</text:p>
      <text:p text:style-name="P1"><text:soft-page-break/>Жизнь</text:p>
      <text:p text:style-name="P1">10</text:p>
      <text:p text:style-name="P1">Инициатива 9Один из противников оказывается несколько сильнее, чем вы ожидали. Если</text:p>
      <text:p text:style-name="P1">вы одержите победу, то можете осмотреть тела поверженных врагов. Лошади,</text:p>
      <text:p text:style-name="P1">потерявшие седоков, уносятся прочь.</text:p>
      <text:p text:style-name="P1">Денег или ценностей кочевники, бросившись в погоню, с собой не захватили,</text:p>
      <text:p text:style-name="P1">и в их карманах вы находите только 1 монету. Зато доспех одного из степняков,</text:p>
      <text:p text:style-name="P1">скрытый под одеждой, привлекает ваше внимание. Он выполнен из качественных</text:p>
      <text:p text:style-name="P1">пластин, соединенных таким образом, что владелец доспеха не будет стеснен в</text:p>
      <text:p text:style-name="P1">движениях. Если вы наденете доспех на себя, то ваша Защита повысится на 2,</text:p>
      <text:p text:style-name="P1">максимальное значение Жизни на 2, а Инициатива на 1. Свой доспех придется</text:p>
      <text:p text:style-name="P1">оставить около тел побежденных врагов или убрать в мешок (займет два места).</text:p>
      <text:p text:style-name="P1">Теперь никто не мешает вам продолжить путь, поэтому отправляйтесь</text:p>
      <text:p text:style-name="P1">дальше – 47.</text:p>
      <text:p text:style-name="P1">708.</text:p>
      <text:p text:style-name="P1">1-ЫЙ ВОИН</text:p>
      <text:p text:style-name="P1">Нападение 8</text:p>
      <text:p text:style-name="P1">Защита</text:p>
      <text:p text:style-name="P1">14</text:p>
      <text:p text:style-name="P1">Жизнь</text:p>
      <text:p text:style-name="P1">10</text:p>
      <text:p text:style-name="P1">Инициатива 9</text:p>
      <text:p text:style-name="P1">2-ОЙ ВОИН</text:p>
      <text:p text:style-name="P1">Нападение 8</text:p>
      <text:p text:style-name="P1">Защита</text:p>
      <text:p text:style-name="P1">14</text:p>
      <text:p text:style-name="P1">Жизнь</text:p>
      <text:p text:style-name="P1">10</text:p>
      <text:p text:style-name="P1">Инициатива 9</text:p>
      <text:p text:style-name="P1">Вам несказанно повезло: шума драки никто не услышал, и в случае победы вы</text:p>
      <text:p text:style-name="P1">можете быстро покинуть место боя. Но куда уходить? Быстро все продумав, вы</text:p>
      <text:p text:style-name="P1">решаете, что бродить по улицам теперь будет опасно – тела убитых воинов скоро</text:p>
      <text:p text:style-name="P1">найдут, и в Стоянке поднимется переполох. Добраться до выхода из города вы</text:p>
      <text:p text:style-name="P1">тоже можете не успеть. На ум приходит мысль, что лучший вариант дальнейших</text:p>
      <text:p text:style-name="P1">действий – это закончить придуманный ранее план и перелезть через забор: вряд</text:p>
      <text:p text:style-name="P1">ли кому-то придет в голову искать убийцу прямо у дворца хана. Раздумывать</text:p>
      <text:p text:style-name="P1">больше некогда, и вы вновь забираетесь на стену. На этот раз все проходит</text:p>
      <text:p text:style-name="P1">благополучно, вы оказываетесь наверху и спрыгиваете с другой стороны забора.</text:p>
      <text:p text:style-name="P1">Но, как оказалось, судьбы решила пошутить еще раз. Вы оказались позади одного</text:p>
      <text:p text:style-name="P1">из шатров, в которых, по всей видимости, живут охранники дворца. Он скрыл вас</text:p>
      <text:p text:style-name="P1">от местных стражей, но как раз в то время, когда вы решили проникнуть во двор, в</text:p>
      <text:p text:style-name="P1">этом месте захотели прогуляться двое гвардейцев – кешиктен и багатур. Они вели</text:p>
      <text:p text:style-name="P1">дружескую беседу, когда вы неуклюже свалились на их головы. Ваш вид</text:p>
      <text:p text:style-name="P1">недвусмысленно говорит о том, что вы попали во двор без приглашения, поэтому</text:p>
      <text:p text:style-name="P1">объяснять что-либо бессмысленно. Степняки почему-то не поднимают тревогу, но</text:p>
      <text:p text:style-name="P1">отпускать вас не собираются. Отсюда никуда не убежать, поэтому остается одинвыход – расправиться с этими воинами так же, как и с предыдущими, надеясь на</text:p>
      <text:p text:style-name="P1">то, что ваше нападение на них останется незамеченным.</text:p>
      <text:p text:style-name="P1">КЕШИКТЕН</text:p>
      <text:p text:style-name="P1">Нападение 12</text:p>
      <text:p text:style-name="P1">Защита</text:p>
      <text:p text:style-name="P1">16</text:p>
      <text:p text:style-name="P1"><text:soft-page-break/>Жизнь</text:p>
      <text:p text:style-name="P1">12</text:p>
      <text:p text:style-name="P1">Инициатива 11</text:p>
      <text:p text:style-name="P1">Владеет приемом Мощный выпад, применит на 2 и 3 раунде</text:p>
      <text:p text:style-name="P1">БАГАТУР</text:p>
      <text:p text:style-name="P1">Нападение 12</text:p>
      <text:p text:style-name="P1">Защита</text:p>
      <text:p text:style-name="P1">17</text:p>
      <text:p text:style-name="P1">Жизнь</text:p>
      <text:p text:style-name="P1">14</text:p>
      <text:p text:style-name="P1">Инициатива 11</text:p>
      <text:p text:style-name="P1">Владеет приемом Реакция</text:p>
      <text:p text:style-name="P1">Это удивительно, но вам вновь везет: даже здесь, неподалеку от дворца, где</text:p>
      <text:p text:style-name="P1">ходит множество слуг хана, шум драки не привлекает ничьего внимания. Терять</text:p>
      <text:p text:style-name="P1">время на осмотр тел вы не решаетесь и скорее покидаете место стычки. Теперь</text:p>
      <text:p text:style-name="P1">нужно, не теряя ни минуты, идти к дворцу: у вас еще есть время, пока тела убитых</text:p>
      <text:p text:style-name="P1">гвардейцев не обнаружили – 313.</text:p>
      <text:p text:style-name="P1">709.</text:p>
      <text:p text:style-name="P1">За столиком, за который вы хотите присесть в надежде услышать какие-</text:p>
      <text:p text:style-name="P1">нибудь новости, сидят местные крестьяне.</text:p>
      <text:p text:style-name="P1">- О, очередной путешественник! – радостно восклицает один из них. – Иди к</text:p>
      <text:p text:style-name="P1">нам, расскажи о своих странствиях! Надеюсь, ты не будешь играть с нами в карты?</text:p>
      <text:p text:style-name="P1">При последней фразе все сидящие за столом почему-то прыснули от смеха.</text:p>
      <text:p text:style-name="P1">Вы недоуменно смотрите на собеседника, не понимая, нужно ли вам</text:p>
      <text:p text:style-name="P1">присоединиться к их веселью или воспринять эту непонятную шутку за</text:p>
      <text:p text:style-name="P1">оскорбление.</text:p>
      <text:p text:style-name="P1">- Не обижайся, друг, - торопится добавить крестьянин, предупреждая ваши</text:p>
      <text:p text:style-name="P1">действия. – Просто давеча тут проходило двое бродяг, которые решили</text:p>
      <text:p text:style-name="P1">облапошить нас. Это были бродячие шулера, которые решили, что деревенские</text:p>
      <text:p text:style-name="P1">жители – это простаки, которые ничего не понимают ни в людях, ни в азартных</text:p>
      <text:p text:style-name="P1">играх. Пришлось немного проучить их. Теперь они, надеюсь, не будут обманывать</text:p>
      <text:p text:style-name="P1">добрых людей.</text:p>
      <text:p text:style-name="P1">Теперь, понимая, что крестьянин не хотел вас обидеть, вы присаживаетесь за</text:p>
      <text:p text:style-name="P1">стол. Попытки завязать разговор ни к чему не приводит: темы, близкие и хорошо</text:p>
      <text:p text:style-name="P1">знакомые крестьянам, вам совершенно не интересны, а о том, что происходит за</text:p>
      <text:p text:style-name="P1">пределами Смолянки, они не осведомлены.Разочаровавшись, вы оглядываетесь. Рассказчик уже ушел, а вместе с ним и</text:p>
      <text:p text:style-name="P1">значительная часть посетителей. Даже пьяный крестьянин, спавший за столиком,</text:p>
      <text:p text:style-name="P1">куда-то исчез. Поняв, что полезной информации вы больше не получите, вы</text:p>
      <text:p text:style-name="P1">прощаетесь с новыми друзьями и уходите – 417.</text:p>
      <text:p text:style-name="P1">710.</text:p>
      <text:p text:style-name="P1">Вспомнив слова Фалалея, вы подходите к его избе и громко стучите в калитку,</text:p>
      <text:p text:style-name="P1">стараясь привлечь внимание хозяев дома. Услышав стук, Фалалей сам выходит на</text:p>
      <text:p text:style-name="P1">крыльцо и, узнав вас, немедленно подходит к воротам. Вы кратко объясняете ему,</text:p>
      <text:p text:style-name="P1">что вы от него хотите. Ваш рассказ очень взволновал его.</text:p>
      <text:p text:style-name="P1">- Да, видимо это и есть его месть! Ты, наконец-то, узнал то, что нам нужно! –</text:p>
      <text:p text:style-name="P1">возбужденно восклицает он. – Подожди, я сейчас.</text:p>
      <text:p text:style-name="P1">Он убегает в дом, оставив вас одного. Однако ждать приходится недолго, и</text:p>
      <text:p text:style-name="P1">менее чем через полчаса он возвращается одетым в плотную кожаную куртку и с</text:p>
      <text:p text:style-name="P1">мечом на боку.</text:p>
      <text:p text:style-name="P1">- Я готов! Идем, я в твоем полном распоряжении.</text:p>
      <text:p text:style-name="P1">Теперь у вас есть союзник. Когда вы столкнетесь с врагами, он будет</text:p>
      <text:p text:style-name="P1"><text:soft-page-break/>сражаться на вашей стороне со следующими характеристиками:</text:p>
      <text:p text:style-name="P1">ФАЛАЛЕЙ</text:p>
      <text:p text:style-name="P1">Нападение 9</text:p>
      <text:p text:style-name="P1">Защита</text:p>
      <text:p text:style-name="P1">15</text:p>
      <text:p text:style-name="P1">Жизнь</text:p>
      <text:p text:style-name="P1">14</text:p>
      <text:p text:style-name="P1">Инициатива 10</text:p>
      <text:p text:style-name="P1">Знает прием Мощный выпад.</text:p>
      <text:p text:style-name="P1">Фалалей – отличный воин, к тому же очень дисциплинированный. Он будет</text:p>
      <text:p text:style-name="P1">беспрекословно выполнять ваши команды и следовать всем указаниям. Однако он</text:p>
      <text:p text:style-name="P1">предупреждает, что будет защищать только вас и сражаться бок о бок только с</text:p>
      <text:p text:style-name="P1">теми врагами, с которыми будете драться вы. Помните: когда ночная вылазка</text:p>
      <text:p text:style-name="P1">будет окончена, ваш новый спутник покинет вас и отправится домой, если,</text:p>
      <text:p text:style-name="P1">конечно, останется жив. Теперь вернитесь на 695 и идите к воеводе.</text:p>
      <text:p text:style-name="P1">711.</text:p>
      <text:p text:style-name="P1">Вы сообщаете служанке, что вам необходимо осмотреть дом. Она делает</text:p>
      <text:p text:style-name="P1">робкие попытки возразить вам, но вы твердо стоите на своем. Не в силах</text:p>
      <text:p text:style-name="P1">воспрепятствовать, служанка открывает ворота и впускает вас внутрь. Вы идете</text:p>
      <text:p text:style-name="P1">прямиком в спальню ее хозяйки. В комнате еще остались вещи покойного, но они</text:p>
      <text:p text:style-name="P1">мало вас интересуют. Быстро перерыв ларь с одеждой, вы не находите ничего</text:p>
      <text:p text:style-name="P1">подозрительного. Не самое приятно занятие – копаться в чужих вещах, но для</text:p>
      <text:p text:style-name="P1">достижения успеха нужны решительные меры. Рядом с кроватью стоит невысокийгрубоватый шкафчик. Служанка говорит, что в нем хозяйка держит предметы, с</text:p>
      <text:p text:style-name="P1">помощью которых подчеркивает свою красоту, когда отправляется на рынок или к</text:p>
      <text:p text:style-name="P1">соседям. Вы открываете дверцу и заглядываете внутрь. На полочке стоят склянки с</text:p>
      <text:p text:style-name="P1">соками малины и вишни. В квадратной коробочке насыпан мел. Все эти вещи</text:p>
      <text:p text:style-name="P1">мало интересуют вас. А вот пузырек в дальнем углу сразу привлекает ваше</text:p>
      <text:p text:style-name="P1">внимание. Осторожно достав его, осматриваете прозрачную жидкость, которой он</text:p>
      <text:p text:style-name="P1">наполнен. Вы не знахарь, но вы достаточно повидали на своем веку, и у вас</text:p>
      <text:p text:style-name="P1">достаточно знаний, чтобы определить, что это – яд. Служанка, заметив, что вы</text:p>
      <text:p text:style-name="P1">достали пузырек, начинает что-то говорить насчет того, что вдова собиралась</text:p>
      <text:p text:style-name="P1">сделать какое-то лекарство, но ее оправдания хозяйки мало трогают вас. Вы</text:p>
      <text:p text:style-name="P1">забираете подозрительную жидкость с собой, а служанке приказываете, чтобы она</text:p>
      <text:p text:style-name="P1">передала хозяйке, что та должна явиться к воеводе немедленно после своего</text:p>
      <text:p text:style-name="P1">возвращения (-47). Испуганная служанка уверяет, что она исполнит ваше указание</text:p>
      <text:p text:style-name="P1">в точности, а вы покидаете дом.</text:p>
      <text:p text:style-name="P1">Итак, ваши подозрения частично оправдались. Неужели эта женщина,</text:p>
      <text:p text:style-name="P1">которая, кажется, так искренне горюет по мужу, на самом деле убийца? Но в этом</text:p>
      <text:p text:style-name="P1">уже разберется воевода, а вы сделали все, что смогли. Теперь надо решить –</text:p>
      <text:p text:style-name="P1">пойдете к воеводе и доложите ему о своих подозрениях (796) или пожалеете</text:p>
      <text:p text:style-name="P1">несчастную вдову и не выдадите ее, а яд выльете в ближайшую канаву, после чего</text:p>
      <text:p text:style-name="P1">отправитесь на поиски места для ночлега (560)?</text:p>
      <text:p text:style-name="P1">712.</text:p>
      <text:p text:style-name="P1">- Леса горят. Ворон прислал человека, - произносите вы заученную фразу,</text:p>
      <text:p text:style-name="P1">полагая, что встретили дружков загадочного грибника.</text:p>
      <text:p text:style-name="P1">- Чего? Ты что там бормочешь? – переспрашивает светловолосый громила и</text:p>
      <text:p text:style-name="P1">переглядывается с товарищем, который недоуменно пожимает плечами. Похоже,</text:p>
      <text:p text:style-name="P1">вы ошиблись, ляпнув условную фразу не к месту, вернитесь на 762.</text:p>
      <text:p text:style-name="P1">713.</text:p>
      <text:p text:style-name="P1">Что там говорил пастух насчет волшебной силы кнута, который лежит у вас в</text:p>
      <text:p text:style-name="P1">мешке? Может, его чар хватит, чтобы прогнать надоедливых мишек? Пока они не</text:p>
      <text:p text:style-name="P1"><text:soft-page-break/>подошли близко, вы достаете подаренную вас пастухом вещь и крутите ее в руках,</text:p>
      <text:p text:style-name="P1">плохо представляя, как ей можно воспользоваться. Но, оказывается, особого</text:p>
      <text:p text:style-name="P1">умения, тут и не надо. Агрессивные поначалу хищники вдруг дружно опускаются</text:p>
      <text:p text:style-name="P1">на четыре лапы и смирно смотрят на вас, словно домашние собаки. Неизвестно,</text:p>
      <text:p text:style-name="P1">как долго будет действовать на них волшебство, поэтому вы отбрасываете</text:p>
      <text:p text:style-name="P1">возникшую мысль позабавиться над животными, не забывая, насколько они могут</text:p>
      <text:p text:style-name="P1">быть опасны. Вы просто машете им кнутом, отгоняя, словно кур, и они, как это ни</text:p>
      <text:p text:style-name="P1">странно, прекрасно вас понимают, разворачиваются и неторопливо уходят</text:p>
      <text:p text:style-name="P1">обратно в лес. Не убирая кнут, который выручил вас от неожиданной беды, и</text:p>
      <text:p text:style-name="P1">мысленно поблагодарив пастуха за полезный подарок, вы идете дальше потропинке, покидая территорию, на которой обитают не очень дружелюбные</text:p>
      <text:p text:style-name="P1">медведи. Лучше поторопиться: вдруг силы волшебства, заключенного в чудесной</text:p>
      <text:p text:style-name="P1">вещице, не хватит на всех обитающих поблизости хищников? – 402.</text:p>
      <text:p text:style-name="P1">714.</text:p>
      <text:p text:style-name="P1">- Да, ты дружинник, я знаю это, - кивает головой волхв. – Твои решительность</text:p>
      <text:p text:style-name="P1">и смелость заслуживают уважения других людей. Защита родины – почетное дело</text:p>
      <text:p text:style-name="P1">для любого мужа. Ты достоин славы и памяти в сердцах людей. Теперь скажи,</text:p>
      <text:p text:style-name="P1">мне, куда ты идешь.</text:p>
      <text:p text:style-name="P1">Ответите ему, что направляетесь в Айзарию (612), в соседнюю деревню (552)</text:p>
      <text:p text:style-name="P1">или на пограничную заставу (235)? Если вам не нравятся его расспросы, так и</text:p>
      <text:p text:style-name="P1">скажите ему, чтобы он отстал (320).</text:p>
      <text:p text:style-name="P1">715.</text:p>
      <text:p text:style-name="P1">- Что же это за нужда такая? – удивляется крестьянин, но берет монету и</text:p>
      <text:p text:style-name="P1">направляет лодку в сторону камня. Рыбаки с других лодок окликают его, но ваш</text:p>
      <text:p text:style-name="P1">спутник кричит им в ответ, что его пассажир хочет посмотреть на скалу и обещает</text:p>
      <text:p text:style-name="P1">нагнать их до города. Лодки становятся все меньше, отплывая в противоположную</text:p>
      <text:p text:style-name="P1">сторону, а скала, к которой держите путь вы, все больше. Приблизившись к ней</text:p>
      <text:p text:style-name="P1">вплотную, вы поражаетесь ее размерами и удивительным цветом, непривычным</text:p>
      <text:p text:style-name="P1">для камня. Но еще больше вас интересует, есть ли что-нибудь на дне рядом с</text:p>
      <text:p text:style-name="P1">камнем. Вода здесь чистая, но не настолько, чтобы хорошенько разглядеть дно.</text:p>
      <text:p text:style-name="P1">Тем не менее, вы сразу замечаете таинственный блеск рядом с камнем. Вы быстро</text:p>
      <text:p text:style-name="P1">сбрасываете с себя одежду и встаете на край лодки. Рыбаки недоуменно</text:p>
      <text:p text:style-name="P1">пожимают плечами, но терпеливо ждут, пока вы совершаете непонятные для них</text:p>
      <text:p text:style-name="P1">действий. Сложив руки, вы ныряете в воду и, усиленно работая руками и ногами,</text:p>
      <text:p text:style-name="P1">приближаетесь ко дну. Теперь вы замечаете загадочный свет, льющийся от камня.</text:p>
      <text:p text:style-name="P1">Именно он отражается в металлических предметах, лежащих на дне, и прекрасно</text:p>
      <text:p text:style-name="P1">освещает все вокруг. Прямо перед вами на дне лежит скелет человека. Он</text:p>
      <text:p text:style-name="P1">выглядит несколько хуже, чем в вашем сне, но очень похоже. Рядом с ним –</text:p>
      <text:p text:style-name="P1">ржавые остатки доспехов, среди которых и тот самый рогатый шлем. Вам некогда</text:p>
      <text:p text:style-name="P1">удивляться чудесным совпадениям, так как воздуха уже не хватает. Вы успеваете</text:p>
      <text:p text:style-name="P1">рассмотреть красивые ножны с вложенным в них мечом. Он наверняка уже</text:p>
      <text:p text:style-name="P1">непригоден к бою, но вы, вновь повинуясь своему чутью, хватаете его и быстро</text:p>
      <text:p text:style-name="P1">всплываете на поверхность. Рыбаки помогают вам забраться в лодку.</text:p>
      <text:p text:style-name="P1">Отдышавшись, вы разглядываете свою находку. Вытащив меч из ножен, вы</text:p>
      <text:p text:style-name="P1">удивляетесь в очередной раз. Непонятно, из чего сделан клинок, но он</text:p>
      <text:p text:style-name="P1">великолепно сохранился, и рукоять ложится в ладонь так, будто меч делали</text:p>
      <text:p text:style-name="P1">специально для вас. Сделав несколько взмахов, вы поражаетесь мастерству</text:p>
      <text:p text:style-name="P1">кузнеца, изготовившего это оружие. Теперь этот меч ваш, при использовании он</text:p>
      <text:p text:style-name="P1">прибавит 2 к Нападению и 2 к Инициативе, а каждый точный удар будет наноситьурон в 3 Жизни. Кроме того, теперь вы сможете игнорировать приемы Реакция и</text:p>
      <text:p text:style-name="P1">Мощный выпад у врагов, а также улучшите тот прием, которым владеете вы: при</text:p>
      <text:p text:style-name="P1">Бое двумя клинками второе оружие будет наносить полный урон; при Веерной</text:p>
      <text:p text:style-name="P1"><text:soft-page-break/>защите вы получите 1 к Урону каждый третий раунд; при Первом ударе</text:p>
      <text:p text:style-name="P1">количество отнимаемых первой атакой Жизней увеличивается на 1, также</text:p>
      <text:p text:style-name="P1">увеличивается на 1 количество раундов, когда противник ошеломлен; при</text:p>
      <text:p text:style-name="P1">Мощном выпаде количество отнимаемых от выпадов Жизней увеличится на 1;</text:p>
      <text:p text:style-name="P1">при Реакции вы сможете провести дополнительную контратаку после каждого</text:p>
      <text:p text:style-name="P1">третьего удачного выпада врага (во время уклонения). История этого меча</text:p>
      <text:p text:style-name="P1">останется для вас тайной, но вы и так должны быть довольны столь удачной</text:p>
      <text:p text:style-name="P1">находкой. Пораженные крестьяне, так и не сообразившие, что все это значит,</text:p>
      <text:p text:style-name="P1">отплывают от Черной скалы и направляют лодку в сторону города - (145).</text:p>
      <text:p text:style-name="P1">716.</text:p>
      <text:p text:style-name="P1">Путники, словно ожидавшие подобного поворота событий, выхватывают</text:p>
      <text:p text:style-name="P1">мечи – они готовы дать отпор.</text:p>
      <text:p text:style-name="P1">1-ЫЙ ПУТНИК</text:p>
      <text:p text:style-name="P1">Нападение 8</text:p>
      <text:p text:style-name="P1">Защита</text:p>
      <text:p text:style-name="P1">14</text:p>
      <text:p text:style-name="P1">Жизнь</text:p>
      <text:p text:style-name="P1">9</text:p>
      <text:p text:style-name="P1">Инициатива 9</text:p>
      <text:p text:style-name="P1">Владеет особым приемом Реакция.</text:p>
      <text:p text:style-name="P1">2-ОЙ ПУТНИК</text:p>
      <text:p text:style-name="P1">Нападение 6</text:p>
      <text:p text:style-name="P1">Защита</text:p>
      <text:p text:style-name="P1">13</text:p>
      <text:p text:style-name="P1">Жизнь</text:p>
      <text:p text:style-name="P1">8</text:p>
      <text:p text:style-name="P1">Инициатива 8</text:p>
      <text:p text:style-name="P1">Слаженность 1</text:p>
      <text:p text:style-name="P1">Тот, что разговаривал с вами в начале встречи, - явный лидер в этой странной</text:p>
      <text:p text:style-name="P1">компании. Если убить его первым, есть вероятность того, что его товарищ сдастся,</text:p>
      <text:p text:style-name="P1">увидев ваше превосходство. Если вы сначала убили второго путника, а затем</text:p>
      <text:p text:style-name="P1">первого – 219, если уже убили первого путника, а второй еще жив – 791.</text:p>
      <text:p text:style-name="P1">717.</text:p>
      <text:p text:style-name="P1">Идти по однообразной и пустынной дороге на этот раз приходится</text:p>
      <text:p text:style-name="P1">достаточно долго. Однако именно такое путешествие вам на руку: случайныевстречи в степи несут больше опасностей, чем добра. Быстро шагая вперед, вы</text:p>
      <text:p text:style-name="P1">надеетесь, что остаток пути пройдет без ненужных приключений.</text:p>
      <text:p text:style-name="P1">Вскоре, однако, вы замечаете впереди две крупные точки. По тому, как</text:p>
      <text:p text:style-name="P1">быстро они увеличиваются, вы догадываетесь, что это всадники, скачущие вам</text:p>
      <text:p text:style-name="P1">навстречу. Встреча с незнакомыми конниками не обещает ничего хорошего,</text:p>
      <text:p text:style-name="P1">поэтому разумнее всего не попадаться лишний раз на глаза обитателям степи, к</text:p>
      <text:p text:style-name="P1">тому же это может оказаться патруль, задерживающий подозрительных путников</text:p>
      <text:p text:style-name="P1">(к категории которых, несомненно, относитесь и вы). Пока вас не заметили,</text:p>
      <text:p text:style-name="P1">решайте, что будете делать: спрячетесь, пока есть такая возможность, в траве (261)</text:p>
      <text:p text:style-name="P1">или храбро останетесь на дороге, давая понять незнакомцам, что вы далеко не трус</text:p>
      <text:p text:style-name="P1">(385)?</text:p>
      <text:p text:style-name="P1">718.</text:p>
      <text:p text:style-name="P1">Родители медника живут через несколько улиц, но вы легко находите их дом</text:p>
      <text:p text:style-name="P1">с помощью все того же писца. Это приятные старички, совершенно убитые горем</text:p>
      <text:p text:style-name="P1">по безвременно скончавшемуся сыну. Вы просите у них прощения за то, что</text:p>
      <text:p text:style-name="P1">хотите растревожить их и без того не зажившие раны, но старики понимают, что</text:p>
      <text:p text:style-name="P1">убийца должен быть найден, поэтому готовы ответить на все вопросы. Однако вы</text:p>
      <text:p text:style-name="P1"><text:soft-page-break/>сталкиваетесь с неожиданной проблемой: родители убитого собирались уйти.</text:p>
      <text:p text:style-name="P1">Местный знахарь будет проводить обряд, чтобы душа покойного мирно ушла в</text:p>
      <text:p text:style-name="P1">иной мир. На этом обряде обязательно должен присутствовать хотя бы один из</text:p>
      <text:p text:style-name="P1">родителей, поэтому поговорить сразу с обоими вам не удастся – мешать такому</text:p>
      <text:p text:style-name="P1">таинству бессердечно. Впрочем, вы уверены, что вам хватит разговора с одним из</text:p>
      <text:p text:style-name="P1">них. С кем вы побеседуете – с отцом (850) или с матерью (203)?</text:p>
      <text:p text:style-name="P1">719.</text:p>
      <text:p text:style-name="P1">- Мне не нужны деньги, - напрямую заявляете вы. – Люди говорят, что у тебя</text:p>
      <text:p text:style-name="P1">есть живая вода. Дай мне ее, и мы будем в расчете.</text:p>
      <text:p text:style-name="P1">- Обычно я наказываю людей за такую наглость, - отвечает кикимора,</text:p>
      <text:p text:style-name="P1">поморщившись. – Но этот амулет очень важен для меня. Что ж, будет</text:p>
      <text:p text:style-name="P1">справедливо, если и ты получишь что-то достойное за свой подарок.</text:p>
      <text:p text:style-name="P1">Кикимора щелкает пальцами. Мешочек с монетами, к сожалению, исчезает,</text:p>
      <text:p text:style-name="P1">зато прямо вам в руки падает покрытая мхом фляга, доверху заполненная водой.</text:p>
      <text:p text:style-name="P1">В это время глаза на секунду застилает туман, а когда наваждение проходит, вы</text:p>
      <text:p text:style-name="P1">обнаруживаете, что остров исчез, а вы вновь стоите на одной из кочек с</text:p>
      <text:p text:style-name="P1">ободранной водой. Кикимора исчезла, зато в руках у вас осталась фляга с живой</text:p>
      <text:p text:style-name="P1">водой (-130). Это неплохое приобретение, и вы не жалеете, что взяли его вместо</text:p>
      <text:p text:style-name="P1">денег.</text:p>
      <text:p text:style-name="P1">Путь дальше хорошо заметен, и вы вновь пробираетесь по болоту, прыгая с</text:p>
      <text:p text:style-name="P1">кочки на кочку - (174).720.</text:p>
      <text:p text:style-name="P1">В руке степняка легкая сабля, которая готова к встрече с вашим клинком.</text:p>
      <text:p text:style-name="P1">СТЕПНЯК-ЛАЗУТЧИК</text:p>
      <text:p text:style-name="P1">Нападение 8</text:p>
      <text:p text:style-name="P1">Защита</text:p>
      <text:p text:style-name="P1">14</text:p>
      <text:p text:style-name="P1">Жизнь</text:p>
      <text:p text:style-name="P1">9</text:p>
      <text:p text:style-name="P1">Инициатива 11</text:p>
      <text:p text:style-name="P1">Когда противник будет повержен, можно осмотреть его одежду. Вас ожидает</text:p>
      <text:p text:style-name="P1">разочарование: в карманах ничего нет, даже мешочек с золотом у поверженного</text:p>
      <text:p text:style-name="P1">отсутствует. А вот оружие, которым он дрался, вызывает определенный интерес:</text:p>
      <text:p text:style-name="P1">это не грубое изделие, рассчитанное на ополчение, а добротный легкий клинок с</text:p>
      <text:p text:style-name="P1">удобной рукоятью. Если вы решите взять его вместо своего меча, то сможете</text:p>
      <text:p text:style-name="P1">быстрее атаковать противника. Сабля степняка добавит 1 к Инициативе и</text:p>
      <text:p text:style-name="P1">позволит каждый третий раунд наносить урон на 1 больше обычного. Размером</text:p>
      <text:p text:style-name="P1">она меньше вашего собственного оружия, но, если захотите, продать ее можно</text:p>
      <text:p text:style-name="P1">несколько дороже – за 6 монет, ее с радостью возьмут за такую цену в любом</text:p>
      <text:p text:style-name="P1">селении. Теперь можно посмотреть, что же хранится в таинственном убежище</text:p>
      <text:p text:style-name="P1">(366) или быстрее вернуться на тропу: вдруг поблизости есть приятели убитого</text:p>
      <text:p text:style-name="P1">(92).</text:p>
      <text:p text:style-name="P1">721.</text:p>
      <text:p text:style-name="P1">- И совершенно случайно ты знаешь мое имя? – усмехается Гансухэ.</text:p>
      <text:p text:style-name="P1">- Многие знают его...- вы пытаетесь придумать что-нибудь прямо на ходу, но</text:p>
      <text:p text:style-name="P1">степняк не дает вам возможности оправдаться.</text:p>
      <text:p text:style-name="P1">- Можешь ничего больше не говорить. Кроме торговых караванов ни один</text:p>
      <text:p text:style-name="P1">русич не должен пересекать границу нашего государства. Если ты не шпион и не</text:p>
      <text:p text:style-name="P1">разведчик, то тебе же хуже – значит, ты умрешь ни за что. Отрубите ему голову!</text:p>
      <text:p text:style-name="P1">Последние слова адресованы командиру патруля – 792.</text:p>
      <text:p text:style-name="P1">722.</text:p>
      <text:p text:style-name="P1">Вы напряженно наблюдаете за разворачивающимися событиями, на всякий</text:p>
      <text:p text:style-name="P1">случай бесшумно достав меч и держа его наготове. Здоровяк, теснивший</text:p>
      <text:p text:style-name="P1"><text:soft-page-break/>противника к краю поляны, все-таки берет вверх над своим изворотливым</text:p>
      <text:p text:style-name="P1">соперником, несколькими мощными ударами пробивает его защиту и оставляет</text:p>
      <text:p text:style-name="P1">лежать в пыли, после чего спешит на помощь своим друзьям. Вернее, одному</text:p>
      <text:p text:style-name="P1">товарищу: пока он добивал своего оппонента, ловкому фехтовальщику,</text:p>
      <text:p text:style-name="P1">сражавшемуся сразу с двумя бойцами, удается зацепить еще одного противника</text:p>
      <text:p text:style-name="P1">настолько удачно, что тот, уронив меч и бессмысленно махая руками, падает с ног.Теперь на поляне осталось только трое: человек в роскошном поясе и двое его</text:p>
      <text:p text:style-name="P1">противников – здоровяк и мужчина в трехцветном поясе. Все трое изранены, но у</text:p>
      <text:p text:style-name="P1">последних двоих сил все-таки больше, поэтому победа, скорее всего, достанется</text:p>
      <text:p text:style-name="P1">именно им. Можете подождать еще, чтобы посмотреть окончание битвы (621);</text:p>
      <text:p text:style-name="P1">убраться подальше от этого места, пока вас никто не увидел (858) или вступить в</text:p>
      <text:p text:style-name="P1">битву, оказав поддержку одной из сторон: одинокому фехтовальщику в богатом</text:p>
      <text:p text:style-name="P1">поясе (794) или его противникам (182).</text:p>
      <text:p text:style-name="P1">723.</text:p>
      <text:p text:style-name="P1">Довольный хозяин принимает монеты и провожает вас в комнату. Она</text:p>
      <text:p text:style-name="P1">расположена на втором этаже, как и все другие помещения, предназначенные для</text:p>
      <text:p text:style-name="P1">постояльцев. Быстро объяснив, что где находится, хозяин желает вам спокойной</text:p>
      <text:p text:style-name="P1">ночи и уходит, чтобы не мешать. Вы осматриваете комнату. Она небольшая, и</text:p>
      <text:p text:style-name="P1">кроме стола со стулом и кровати в ней ничего нет. Впрочем, еще есть вешалка на</text:p>
      <text:p text:style-name="P1">стене. Не хоромы конечно, но чистая постель – это во много раз лучше охапки</text:p>
      <text:p text:style-name="P1">листьев или голой лавки. Вы раздеваетесь и блаженством опускаетесь на кровать.</text:p>
      <text:p text:style-name="P1">Не успеваете закрыть глаза, как засыпаете на мягком матрасе. Даже жуткий храп</text:p>
      <text:p text:style-name="P1">из соседней комнаты не в силах помешать вам как следует отдохнуть.</text:p>
      <text:p text:style-name="P1">Ни разу не проснувшись, ночью вы видите такой сон. Целый отряд степняков</text:p>
      <text:p text:style-name="P1">врывается в мирную деревню, снося все на своем пути. Несколько домов</text:p>
      <text:p text:style-name="P1">загорается, крестьяне пытаются усмирить пламя. Жители не ожидали нападения,</text:p>
      <text:p text:style-name="P1">и не могут оказать достойного сопротивления. Один из русичей, статный и</text:p>
      <text:p text:style-name="P1">красивый, выскакивает на улицу, на ходу вынимая меч из ножен. Многие с</text:p>
      <text:p text:style-name="P1">надеждой бросаются к нему, словно ища защиты. Своим видом и властными</text:p>
      <text:p text:style-name="P1">манерами он похож на старосту или на воеводу. Вслед за ним на улицу</text:p>
      <text:p text:style-name="P1">выскакивает молодая девушка, но отец приказывает ей вернуться в дом. Это та</text:p>
      <text:p text:style-name="P1">самая девушка, которая не раз являлась вам во сне, вы сразу узнаете ее по родинке</text:p>
      <text:p text:style-name="P1">на правой щеке. Неожиданно один из степняков налетает на воина, сбив его с ног</text:p>
      <text:p text:style-name="P1">грудью лошади, и устремляется к девушке. Она безропотно смотрит, как он</text:p>
      <text:p text:style-name="P1">приближается к ней. Кочевник подхватывает прекрасную русичку и кладет ее</text:p>
      <text:p text:style-name="P1">поперек седла. После этого он что-то кричит товарищам, и отряд кочевников с</text:p>
      <text:p text:style-name="P1">диким гиканьем уносится прочь.</text:p>
      <text:p text:style-name="P1">Затем эти картины исчезают, вместо них вы начинаете различать образ</text:p>
      <text:p text:style-name="P1">могучего степняка, которого тоже уже не раз видели во сне. Он стоит на большой</text:p>
      <text:p text:style-name="P1">площади, и в руке у него все та же сабля с рукоятью, украшенной красными</text:p>
      <text:p text:style-name="P1">камнями. Он делает короткий взмах, будто давая сигнал к началу атаки, и</text:p>
      <text:p text:style-name="P1">вкладывает в ножны. Теперь вы начинаете различать, что происходит на площади</text:p>
      <text:p text:style-name="P1">перед ним. Это казнь. Получив от своего повелителя приказ, палач приступает к</text:p>
      <text:p text:style-name="P1">своим обязанностям, и через несколько минут безвольные тела повисают,</text:p>
      <text:p text:style-name="P1">покачиваясь от порывов ветра, на виду у собравшейся толпы. На этой невеселой</text:p>
      <text:p text:style-name="P1">картине сон обрывается, и вы просыпаетесь.</text:p>
      <text:p text:style-name="P1">Несмотря на видения, вы отлично выспались. На столе стоит таз с водой, а на</text:p>
      <text:p text:style-name="P1">вешалке висит полотенце. Вы умываетесь, собираете вещи и спускаетесь вниз.Хозяин убирается в зале, который совершенно пуст; вчерашние путники,</text:p>
      <text:p text:style-name="P1">устроившиеся здесь на ночлег, уже ушли. Вы минуте зал и толкаете скрипучую</text:p>
      <text:p text:style-name="P1">дверь – 346.</text:p>
      <text:p text:style-name="P1">724.</text:p>
      <text:p text:style-name="P1"><text:soft-page-break/>Вспомнив о первой записке, покрытой странными письменами, вы достаете</text:p>
      <text:p text:style-name="P1">ее и прикладываете к только что найденному листку. Ваши предположения</text:p>
      <text:p text:style-name="P1">подтвердились – обрывки бумаги идеально подходят друг к другу, образуя целый</text:p>
      <text:p text:style-name="P1">лист. Однако к разгадке смысла странного письма это не приблизило. Но все же</text:p>
      <text:p text:style-name="P1">теперь у вас есть вся записка (+120). Вернитесь на 754.</text:p>
      <text:p text:style-name="P1">725.</text:p>
      <text:p text:style-name="P1">Как ни странно, обыкновенное вино даже в таком небольшом количестве</text:p>
      <text:p text:style-name="P1">очень заинтересовало степняка. Он даже готов оставить вам вашу флягу, намекнув,</text:p>
      <text:p text:style-name="P1">что в ней вы можете принести ему еще этого чудесного напитка. Вино из вашей</text:p>
      <text:p text:style-name="P1">емкости быстро перетекает в подставленный кувшин, после чего степняк</text:p>
      <text:p text:style-name="P1">удаляется к себе в палатку, а вы можете свободно покинуть лагерь - (252).</text:p>
      <text:p text:style-name="P1">726.</text:p>
      <text:p text:style-name="P1">Вода в реке в этом месте едва достигает колен, и незнакомец легко переходит</text:p>
      <text:p text:style-name="P1">ее вброд. Вы наблюдаете, как он взбирается на противоположный берег и, не</text:p>
      <text:p text:style-name="P1">стряхивая воду с промокших штанин, удаляется по долине в сторону леса. Вскоре</text:p>
      <text:p text:style-name="P1">вы теряете его из вида.</text:p>
      <text:p text:style-name="P1">Теперь, когда странник ушел, нудно рушить, что предпринять дальше:</text:p>
      <text:p text:style-name="P1">вернуться в лавку и поболтать с ее хозяином (211), зайти на мельницу (150) или</text:p>
      <text:p text:style-name="P1">уйти из деревни (650)?</text:p>
      <text:p text:style-name="P1">727.</text:p>
      <text:p text:style-name="P1">Захватившее лес напряжение начинает ослабевать. Тропинка становится</text:p>
      <text:p text:style-name="P1">шире, и вы облегченно вздыхаете, словно только что выбрались из глубокой ямы.</text:p>
      <text:p text:style-name="P1">Лучи солнца увереннее пробиваются сквозь ветви деревьев, рассеивая полумрак.</text:p>
      <text:p text:style-name="P1">Вы начинаете отчетливо различать редкие белые облака, плывущие по небу.</text:p>
      <text:p text:style-name="P1">Вокруг вновь стоит обычный хвойный лес, от которого уже не веет жутким</text:p>
      <text:p text:style-name="P1">древним волшебством. Тропинка ведет вас на юго-восток, в сторону Рудногорска,</text:p>
      <text:p text:style-name="P1">если он еще не остался в стороне. Полдень давно миновал, и сильно</text:p>
      <text:p text:style-name="P1">удлинившиеся тени ясно дают понять, что вечер не за горами. Пора бы найти</text:p>
      <text:p text:style-name="P1">место для ночлега. Впрочем, тропа, по которой вы идете, хорошо утоптана, и</text:p>
      <text:p text:style-name="P1">наверняка приведет к человеческому жилью.Пройдя еще немного, вы замечаете тропинку, убегающую вправо. Она</text:p>
      <text:p text:style-name="P1">гораздо уже той, на которой вы стоите, и сильно засыпана листьями. Человеческая</text:p>
      <text:p text:style-name="P1">нога редко ступает на этот путь, и об этом стоит задуматься. Да и внутренний</text:p>
      <text:p text:style-name="P1">голос подсказывает, что где-то там, куда ведет эта тропинка, притаилась</text:p>
      <text:p text:style-name="P1">опасность. Можно предположить, что этот путь выведет к деревне Ямы, но вы</text:p>
      <text:p text:style-name="P1">недостаточно хорошо ориентируетесь в этом лесу, чтобы утверждать это</text:p>
      <text:p text:style-name="P1">наверняка.</text:p>
      <text:p text:style-name="P1">Повернете направо на новую тропинку (812) или не станете ей доверять и</text:p>
      <text:p text:style-name="P1">пойдете прямо (316)?</text:p>
      <text:p text:style-name="P1">728.</text:p>
      <text:p text:style-name="P1">Палатки постепенно исчезают из вида, и вы уже думаете, что опасность</text:p>
      <text:p text:style-name="P1">осталось позади, когда слышите за спиной топот. Обернувшись, вы видите, что по</text:p>
      <text:p text:style-name="P1">тропе скачет два всадника, и вы даже слышите, как они подгоняют криками</text:p>
      <text:p text:style-name="P1">лошадей. Непонятно, заметили ли они вас или нет. Не исключено также, что они</text:p>
      <text:p text:style-name="P1">гонятся именно за вами. Своим острым зрением вы различаете, что это обычные</text:p>
      <text:p text:style-name="P1">воины, и даже в случае нападения с ними можно справиться, но, возможно,</text:p>
      <text:p text:style-name="P1">позади них следуют другие всадники. Нужно немедленно принимать решение:</text:p>
      <text:p text:style-name="P1">остаться на тропе (707) или укрыться в траве на обочине (275)?</text:p>
      <text:p text:style-name="P1">729.</text:p>
      <text:p text:style-name="P1">Торговая площадь – самое бойкое и шумное место в городе. Множество</text:p>
      <text:p text:style-name="P1">людей суетливо шныряет между многочисленными рядами лавок, а торговцы</text:p>
      <text:p text:style-name="P1">громко зазывают покупателей. В нос ударяет невообразимая смесь запахов, отчего</text:p>
      <text:p text:style-name="P1"><text:soft-page-break/>вы едва не раскашлялись. Где-то в стороне слышны звуки волынки.</text:p>
      <text:p text:style-name="P1">Привыкнув к окружающей обстановке, вы начинаете беглый осмотр</text:p>
      <text:p text:style-name="P1">разложенных на обзор товаров. На местном рынке неплохой ассортимент, но</text:p>
      <text:p text:style-name="P1">ориентирован он на крестьян и горожан, поэтому в основном купцы завозят в</text:p>
      <text:p text:style-name="P1">Старый ткани, инструменты, посуду и другие предметы, которые, без сомнения,</text:p>
      <text:p text:style-name="P1">нужны в хозяйстве, но вряд ли пригодятся в предстоящем путешествии. Вы</text:p>
      <text:p text:style-name="P1">находите нескольких торговцев оружием, но качество их товара вас</text:p>
      <text:p text:style-name="P1">разочаровывает – местные жители предпочитают покупать оружие подешевле, а</text:p>
      <text:p text:style-name="P1">приличный клинок стоит дорого.</text:p>
      <text:p text:style-name="P1">Из имеющихся на рынке товаров ваше внимание привлекают следующие:</text:p>
      <text:p text:style-name="P1">хлебцы, которые могут храниться очень долго (1 порция стоит 2 монеты,</text:p>
      <text:p text:style-name="P1">восстановит 2 Жизни), сок из ягод (1 глоток стоит 1 монету, восстановит 2 Жизни),</text:p>
      <text:p text:style-name="P1">солонина (1 кусок стоит 3 монеты, восстанавливает 7 Жизней, занимает 2 места в</text:p>
      <text:p text:style-name="P1">вещмешке). Один из торговцев предлагает вам отличный травяной сбор, который</text:p>
      <text:p text:style-name="P1">стоит 3 монеты. Этот сбор можно добавить в воду и сделать отличный отвар</text:p>
      <text:p text:style-name="P1">(приготовить его вы можете в любое время, лишь бы было достаточное количествоводы). Каждый глоток полученного отвара восстановит 3 Жизни. Одной порции</text:p>
      <text:p text:style-name="P1">сбора хватит на 5 глотков воды.</text:p>
      <text:p text:style-name="P1">Кроме еды ваше внимание привлекают мазь зеленого цвета за 7 монет,</text:p>
      <text:p text:style-name="P1">пахнущая травами, и легкий кожаный жилет за 12 монет. Мазь, изготовленная</text:p>
      <text:p text:style-name="P1">местным знахарем, обладает чудесным свойством быстро разогревать мышцы и</text:p>
      <text:p text:style-name="P1">делать кожу на некоторое время более грубой и непробиваемой. Ее применение</text:p>
      <text:p text:style-name="P1">перед боем прибавит 2 к Инициативе и 1 к Защите. Мазь займет одно место в</text:p>
      <text:p text:style-name="P1">мешке, имеющегося количества хватит на два применения. Однако, к сожалению,</text:p>
      <text:p text:style-name="P1">срок ее хранения сильно ограничен – если вы не успеете применить мазь до</text:p>
      <text:p text:style-name="P1">завтрашней ночи, то она испортится. Впрочем, к этому времени вы планируете</text:p>
      <text:p text:style-name="P1">уже миновать степи и подойти к границам Айзарии. Жилет понравился вам тем,</text:p>
      <text:p text:style-name="P1">что выполнен он из крепкого материал, а удобность ношения в нем сочетается с</text:p>
      <text:p text:style-name="P1">отличной отделкой. Его можно надеть поверх куртки, и он не причинит никаких</text:p>
      <text:p text:style-name="P1">неудобств, вместе с тем обеспечив дополнительную защиту тела. Если вы купите</text:p>
      <text:p text:style-name="P1">жилет, то при его носке ваше максимальное значение Жизни увеличится на 2.</text:p>
      <text:p text:style-name="P1">Осмотрев все товары и сделав необходимые покупки, вы пробираетесь к краю</text:p>
      <text:p text:style-name="P1">торговой площади. Однако когда вы оказываетесь у выхода с рынка, вас кто-то</text:p>
      <text:p text:style-name="P1">окликает. Обернувшись, вы видите перед собой толстяка добродушного вида,</text:p>
      <text:p text:style-name="P1">который подходит к вам. Он с трудом несет свой отвисший живот и громко</text:p>
      <text:p text:style-name="P1">дышит.</text:p>
      <text:p text:style-name="P1">- Прости, незнакомец, что отвлекаю тебя. Я торговец, моя лавка находится</text:p>
      <text:p text:style-name="P1">прямо перед тобой. Мне кажется, что ты сможешь мне помочь. По крайней мере,</text:p>
      <text:p text:style-name="P1">ты не похож на этих безмозглых крестьян. Скажи, умеешь ли ты складывать и</text:p>
      <text:p text:style-name="P1">вычитать числа?</text:p>
      <text:p text:style-name="P1">- Да, я знаком немного с этой наукой.</text:p>
      <text:p text:style-name="P1">- Вот видишь, я не ошибся. Я хорошо разбираюсь в людях. Дело в том, что я</text:p>
      <text:p text:style-name="P1">столкнулся с задачей, которая мне не под силу. Я не могу посчитать свои</text:p>
      <text:p text:style-name="P1">собственные деньги. Может, ты поможешь мне это сделать?</text:p>
      <text:p text:style-name="P1">Странное предложение от незнакомого человека. Он что, хочет доверить</text:p>
      <text:p text:style-name="P1">подсчеты своих доходов случайному прохожему? С другой стороны, звучит это</text:p>
      <text:p text:style-name="P1">предложение заманчиво: тот, у кого есть, что считать, сможет поделиться</text:p>
      <text:p text:style-name="P1">небольшой суммой за оказанную помощь. Согласитесь помочь этому человеку</text:p>
      <text:p text:style-name="P1">(220) или откажетесь и пойдете своей дорогой (860)?</text:p>
      <text:p text:style-name="P1">730.</text:p>
      <text:p text:style-name="P1">Вы спрашиваете у одного из торговцев, как найти Унура. Тот понимающе</text:p>
      <text:p text:style-name="P1">кивает головой и указывает вам на одну из самых больших лавок. Подойдя к</text:p>
      <text:p text:style-name="P1"><text:soft-page-break/>указанному навесу, вы на миг замираете, пораженные количеством самого</text:p>
      <text:p text:style-name="P1">диковинного товара, который когда-либо видели: одежда из самых редких тканей,</text:p>
      <text:p text:style-name="P1">причудливые вазы, изящное оружие и другие предметы, о назначении которых вы</text:p>
      <text:p text:style-name="P1">можете только догадываться. К вам подходит хозяин товаров – тот самый Унур,</text:p>
      <text:p text:style-name="P1">которого вы искали. Для начала расспрашиваете его о нескольких безделушках, а</text:p>
      <text:p text:style-name="P1">затем напрямую спрашиваете, нет ли у него вещей, наделенных волшебством.Унур бросает короткий взгляд, который не ускользает от вас, и, приняв вас за</text:p>
      <text:p text:style-name="P1">платежеспособного покупателя, негромко говорит:</text:p>
      <text:p text:style-name="P1">- У меня есть только одна такая вещь, но она очень ценная. Многие</text:p>
      <text:p text:style-name="P1">путешественники и другие торговцы пытались выкупить ее у меня, но они</text:p>
      <text:p text:style-name="P1">предлагали слишком маленькую цену или вообще не могли заплатить. Я хочу</text:p>
      <text:p text:style-name="P1">предложить эту вещь самому хану, но если у тебя есть достаточно денег, то я готов</text:p>
      <text:p text:style-name="P1">продать ее тебе.</text:p>
      <text:p text:style-name="P1">Унур уходит и через минуту возвращается. Он приносит потертый кожаный</text:p>
      <text:p text:style-name="P1">чехол, из которого извлекает очень древний пергамент, один вид которого</text:p>
      <text:p text:style-name="P1">внушает почтение. Унур разворачивает его и демонстрирует вам непонятные</text:p>
      <text:p text:style-name="P1">письмена, написанные золотыми буквами. Понять текст невозможно, и вы</text:p>
      <text:p text:style-name="P1">вопросительно смотрите на торговца.</text:p>
      <text:p text:style-name="P1">- Да, пергамент написан на каком-то древнем языке, который никто не в</text:p>
      <text:p text:style-name="P1">силах прочитать, - соглашается он.- Но все до единого шаманы, с которыми я</text:p>
      <text:p text:style-name="P1">разговаривал, сошлись на том, что пергамент наделе невероятной силой –</text:p>
      <text:p text:style-name="P1">колдовством, секреты которого давно утеряны.</text:p>
      <text:p text:style-name="P1">- И сколько ты хочешь за пергамент?</text:p>
      <text:p text:style-name="P1">- Двести монет.</text:p>
      <text:p text:style-name="P1">Вы чуть не поперхнулись от этих слов.</text:p>
      <text:p text:style-name="P1">- Я также готов обменяться на что-нибудь, но вряд ли у тебя найдется что-то</text:p>
      <text:p text:style-name="P1">достойное, - добавляет Унур.</text:p>
      <text:p text:style-name="P1">Указанной суммы у вас, конечно, нет. Но вы можете предложить что-нибудь</text:p>
      <text:p text:style-name="P1">на обмен из своего мешка. Если у вас нет ничего подходящего или свиток не</text:p>
      <text:p text:style-name="P1">кажется таким уж ценным, то оставьте лавку Унура – 806.</text:p>
      <text:p text:style-name="P1">731.</text:p>
      <text:p text:style-name="P1">Дорога бежит дальше прямой стрелой. Идти вперед легко, растущие рядом</text:p>
      <text:p text:style-name="P1">деревья приветливо склонили свои ветви, и все неприятные мысли быстро</text:p>
      <text:p text:style-name="P1">покидают вас. Здесь заканчиваются земли, принадлежащие Мирославу, и</text:p>
      <text:p text:style-name="P1">начинается район, который называется Крикуново. Говорят, по ночам из местного</text:p>
      <text:p text:style-name="P1">леса раздаются странные звуки, похожие на человеческие крики и стоны. Но, к</text:p>
      <text:p text:style-name="P1">счастью, вы здесь ночевать не собираетесь.</text:p>
      <text:p text:style-name="P1">На солнце наползает черное облако, и вскоре начинает накрапывать дождь,</text:p>
      <text:p text:style-name="P1">но даже он не способен испортить вам настроение. К тому же через полчаса капли</text:p>
      <text:p text:style-name="P1">начинают падать все реже, пока не исчезают совсем. Теплые лучи, прорвавшись</text:p>
      <text:p text:style-name="P1">сквозь тучи, вновь начинают приятно пригревать.</text:p>
      <text:p text:style-name="P1">Вы идете вперед, иногда замечая редкие тонкие тропинки, убегающие вправо</text:p>
      <text:p text:style-name="P1">и влево. Скорее всего, они используются местными грибниками и охотниками и</text:p>
      <text:p text:style-name="P1">никуда не приведут, поэтому вы пренебрегаете ими, не рискуя сходить с</text:p>
      <text:p text:style-name="P1">проверенной дороги. Но вот справа появляется довольно широкая тропа.</text:p>
      <text:p text:style-name="P1">Возможно, ей пользуются крестьяне, чтобы сократить путь до деревни Смолянки</text:p>
      <text:p text:style-name="P1">или до Купеческого тракта, которые, по вашим расчетам, должны находиться в</text:p>
      <text:p text:style-name="P1">той стороне. Если хотите это проверить, можете свернуть (602), но подумайте,стоит ли сходить с удобной дороги ради этого: может, лучше продолжить путь</text:p>
      <text:p text:style-name="P1">прямо (852)?</text:p>
      <text:p text:style-name="P1">732.</text:p>
      <text:p text:style-name="P1">- Я не могу понять причину твоего отказа, - спокойно говорит незнакомец. –</text:p>
      <text:p text:style-name="P1"><text:soft-page-break/>Ты, наверное, еще не понял, как тебе повезло, что я решил не только сохранить</text:p>
      <text:p text:style-name="P1">тебе жизнь, но и не трогать твои вещи. Чем-то ты мне понравился сначала, и я</text:p>
      <text:p text:style-name="P1">захотел поступить с тобой честно, а не так, как с остальными путниками, которые</text:p>
      <text:p text:style-name="P1">неосторожно оказались у нашего лагеря и в лучшем случае были убиты не сразу, а</text:p>
      <text:p text:style-name="P1">спустя некоторое время. Но, кажется, я в тебе ошибся. Я не люблю жадных и</text:p>
      <text:p text:style-name="P1">несговорчивых людей. То, что мне нужно, я все равно получу. Мне надоела эта</text:p>
      <text:p text:style-name="P1">болтовня.</text:p>
      <text:p text:style-name="P1">С последними словами он делает знак своим спутникам, и они</text:p>
      <text:p text:style-name="P1">набрасываются на вас. Пути отступления отрезаны, и приходится принять бой. С</text:p>
      <text:p text:style-name="P1">двумя или тремя противниками вы, может быть, справились бы, но на выручку</text:p>
      <text:p text:style-name="P1">своим товарищам из-за частокола уже спешит не менее десятка вооруженных</text:p>
      <text:p text:style-name="P1">обитателей лагеря. Они окружают вас и осыпают градом ударов, отбиться от</text:p>
      <text:p text:style-name="P1">которого не смог бы даже самый лучший боец на мечах. Вы чувствуете сильную</text:p>
      <text:p text:style-name="P1">боль сразу в нескольких местах, теряете равновесие, сознание мутится... Утешает</text:p>
      <text:p text:style-name="P1">одно: вы умерли в бою, как истинный воин...</text:p>
      <text:p text:style-name="P1">733.</text:p>
      <text:p text:style-name="P1">Богатырь хмуро оглядывает вас еще раз и произносит своим размеренным</text:p>
      <text:p text:style-name="P1">голосом:</text:p>
      <text:p text:style-name="P1">- Кажется, ты не врешь. Впрочем, все это не мое дело. Во всяком случае,</text:p>
      <text:p text:style-name="P1">теперь, когда я поселился в этой хижине. Я тоже был молод и немало воевал, но</text:p>
      <text:p text:style-name="P1">это было так давно. А все происходящее в Полесье сегодня – это дело вашего</text:p>
      <text:p text:style-name="P1">поколения.</text:p>
      <text:p text:style-name="P1">- Но если начнется война, она коснется всех русичей, и не исключено, что в</text:p>
      <text:p text:style-name="P1">твою хижину тоже постучит враг, - возражаете вы.</text:p>
      <text:p text:style-name="P1">- Тогда я умру в последней схватке, как воин! – резко обрубает начинающийся</text:p>
      <text:p text:style-name="P1">спор старик. – Я не смогу тебе ничем помочь, извини, - остыв, добавляет он. – С тех</text:p>
      <text:p text:style-name="P1">пор, как я поселился здесь, появились и исчезли целые деревни и города. Могу</text:p>
      <text:p text:style-name="P1">лишь подсказать, что от моей хижины идут четыре тропинки. Две из них убегают</text:p>
      <text:p text:style-name="P1">на север: та, что вдоль озера – в деревню Приозерье, другая – в Смолянку. Но они,</text:p>
      <text:p text:style-name="P1">наверное, тебе не нужны, раз ты идешь на юг. К тому же, как я полагаю, ты</text:p>
      <text:p text:style-name="P1">пришел по одной из них. К границе отсюда тоже два пути: если пойдешь вдоль</text:p>
      <text:p text:style-name="P1">озера направо, то выедешь на дорогу, ведущую к городу Ледяному, а тропинка</text:p>
      <text:p text:style-name="P1">налево через лес идет к Купеческому тракту, а он – прямиком к Каменке. Если,</text:p>
      <text:p text:style-name="P1">конечно, эти селения еще не сгинули.Вы заверяете собеседника, по-видимому, давно не общавшегося с людьми,</text:p>
      <text:p text:style-name="P1">что все города и деревни, которые он назвал, процветают, чем, несомненно,</text:p>
      <text:p text:style-name="P1">обрадовали его. Если хотите поговорить о чем-то еще, сделайте это сейчас. Иначе</text:p>
      <text:p text:style-name="P1">вам больше нечего ждать от скромного отшельника, давно не покидавшего свое</text:p>
      <text:p text:style-name="P1">жилище, и придется оставить его - (130).</text:p>
      <text:p text:style-name="P1">734.</text:p>
      <text:p text:style-name="P1">Игроки выкладывают палочки на стол и напоминают правила. Всего палочек</text:p>
      <text:p text:style-name="P1">13. За один ход можно брать от одной до трех палочек. Выигрывает тот, кто</text:p>
      <text:p text:style-name="P1">заберет последнюю. Ставка прежняя – 5 монет. Если вы по-прежнему согласны</text:p>
      <text:p text:style-name="P1">играть, то вам предоставляется почетное право определить, кто сделает первый</text:p>
      <text:p text:style-name="P1">ход – вы (232) или ваш соперник (516). Если эта игра вызывает у вас подозрения,</text:p>
      <text:p text:style-name="P1">можете отказаться от нее и сыграть в кости (453) или сказать, что вы передумали, и</text:p>
      <text:p text:style-name="P1">уйти из кабака (443).</text:p>
      <text:p text:style-name="P1">735.</text:p>
      <text:p text:style-name="P1">Вам удается отсрочить печальный исход битвы на один ход. Король, не в</text:p>
      <text:p text:style-name="P1">силах ничем закрыться от храброго коня, но он может от него убежать, что он и</text:p>
      <text:p text:style-name="P1">делает, двигаясь вправо. Вы сможете еще некоторое время погонять его по доске,</text:p>
      <text:p text:style-name="P1">угрожая шахом, но рано или поздно он вырвется на свободу, его верные слуги</text:p>
      <text:p text:style-name="P1"><text:soft-page-break/>превратятся в ферзей, и вам придется признать поражение – 836.</text:p>
      <text:p text:style-name="P1">736.</text:p>
      <text:p text:style-name="P1">Вы заглядываете в шатер к торговцу и интересуетесь, что за чудесный товар</text:p>
      <text:p text:style-name="P1">он предлагал незадолго до вашего прихода.</text:p>
      <text:p text:style-name="P1">- О, ты стал случайным свидетелем этой сцены? – улыбается торговец. – Вот</text:p>
      <text:p text:style-name="P1">что я хотел продать этому скряге, - он достает из одной из шкатулок</text:p>
      <text:p text:style-name="P1">великолепный алмаз, притягивающий взор своей красотой. – За него я попросил</text:p>
      <text:p text:style-name="P1">всего 35 монет. Этот камень стоит гораздо больше. Может быть, ты захочешь</text:p>
      <text:p text:style-name="P1">купить его?</text:p>
      <text:p text:style-name="P1">Алмаз, конечно, прекрасен, но вы не настолько богаты, чтобы разбазаривать</text:p>
      <text:p text:style-name="P1">деньги на драгоценности. Впрочем, если хотите, то можете, конечно, купить этот</text:p>
      <text:p text:style-name="P1">замечательный камень. Поторговавшись с торговцем, вы сможете сбросить цену</text:p>
      <text:p text:style-name="P1">до 32 монет. Если купите алмаз – 43.</text:p>
      <text:p text:style-name="P1">Когда вы собираетесь покинуть шатер, в него входит незнакомый молодой</text:p>
      <text:p text:style-name="P1">человек. Он перекидывается несколькими словами с торговцем, и вы</text:p>
      <text:p text:style-name="P1">догадываетесь, что это сын хозяина палатки. Юноша уходит, но перед этим</text:p>
      <text:p text:style-name="P1">бросает на вас короткий взгляд. Одного этого взора хватило, чтобы вас пробрало</text:p>
      <text:p text:style-name="P1">до души, настолько много в нем грусти и тоски. Когда парень уходит, вы</text:p>
      <text:p text:style-name="P1">интересуетесь, почему он так печален.- О, ты, верно, прибыл издалека, если не знаешь о горе моего сына? – торговец</text:p>
      <text:p text:style-name="P1">тяжело вздыхает. – Больше года назад его прекрасная невеста заснула</text:p>
      <text:p text:style-name="P1">заколдованным сном, и никто не в силах ее разбудить. Она жива, но мой сын,</text:p>
      <text:p text:style-name="P1">похоже, навсегда потерял ее. Я не бедный человек и приглашал многих лекарей,</text:p>
      <text:p text:style-name="P1">шаманов и полесских знахарей, но ни одно снадобье, ни одно заклинание не</text:p>
      <text:p text:style-name="P1">помогло несчастной. Все, что смогли эти мудрецы – это понять, что девушка</text:p>
      <text:p text:style-name="P1">отравлена сильным ядом неизвестного происхождения, который не убивает, а</text:p>
      <text:p text:style-name="P1">усыпляет навечно. Сделал это один из степных разбойников, ее давний</text:p>
      <text:p text:style-name="P1">поклонник, которому она отказала ради моего сына. Негодяя поймали еще</text:p>
      <text:p text:style-name="P1">прошлой осенью воины хана, а затем мерзавца казнили в Стоянке, но это не</text:p>
      <text:p text:style-name="P1">принесло ни облегчения моему сыну, ни освобождения телу его невесты.</text:p>
      <text:p text:style-name="P1">Торговец еще раз вздыхает. История действительно очень печальна, и вы с</text:p>
      <text:p text:style-name="P1">радостью помогли бы юноше и его невесте, если бы знали, как это сделать.</text:p>
      <text:p text:style-name="P1">Но сейчас лучше не бередить прошлое и покинуть шатер – 158.</text:p>
      <text:p text:style-name="P1">737.</text:p>
      <text:p text:style-name="P1">- Нет-нет, дешевле я не могу, дешевле никак нельзя. – Парень начинает</text:p>
      <text:p text:style-name="P1">пятиться назад и неожиданно срывается с места. Сверкая пятками, он убегает и</text:p>
      <text:p text:style-name="P1">сворачивает на одну из боковых улочек. Вы смотрите вслед этому чудаку, после</text:p>
      <text:p text:style-name="P1">чего, пожав плечами, идете дальше по улице - (25).</text:p>
      <text:p text:style-name="P1">738.</text:p>
      <text:p text:style-name="P1">Увидев представленные вами бумаги, степняк бледнеет.</text:p>
      <text:p text:style-name="P1">- Откуда у тебя эти документы? – с трудом выдавливает он.</text:p>
      <text:p text:style-name="P1">- Мне выдали их как наемнику...- пытаетесь вы придумать что-нибудь на</text:p>
      <text:p text:style-name="P1">ходу, но не успеваете закончить мысль.</text:p>
      <text:p text:style-name="P1">- Подлый русич! – Сквозь зубы шипит кочевник. – Ты наверняка убил моего</text:p>
      <text:p text:style-name="P1">человека и забрал эти бумаги с его тела! Казнить его!</text:p>
      <text:p text:style-name="P1">Вы лихорадочно пытаетесь придумать что-нибудь в свое оправдание, но при</text:p>
      <text:p text:style-name="P1">последней фразе слова застревают в горле – 281.</text:p>
      <text:p text:style-name="P1">739.</text:p>
      <text:p text:style-name="P1">Людей в трактире немало. Вы пришли как раз в то время, когда полевые</text:p>
      <text:p text:style-name="P1">работы у крестьян уже закончены, а домашние хлопоты еще не начались.</text:p>
      <text:p text:style-name="P1">Отправив жен и детей встречать коров, отцы семейств заглянули в харчевню,</text:p>
      <text:p text:style-name="P1">чтобы поболтать и расслабиться после тяжелого дня. Хозяин крутится между</text:p>
      <text:p text:style-name="P1"><text:soft-page-break/>столами, как веретено, разнося и убирая кувшины, при этом еще и успевая</text:p>
      <text:p text:style-name="P1">болтать с посетителями. В нос ударяет заманчивый запах еды, и вы ощущаете</text:p>
      <text:p text:style-name="P1">ужасное чувство голода. Заметив свободный столик – он здесь один – вы</text:p>
      <text:p text:style-name="P1">пробираетесь к нему и присаживаетесь на короткую лавку. Не успеваетеосмотреться, как к вам подскакивает хозяин и любезно справляется, не угодно ли</text:p>
      <text:p text:style-name="P1">подать ужин или заказать вина. Вино, конечно, местного разлива. Полный ужин,</text:p>
      <text:p text:style-name="P1">достаточный, чтобы восстановить силы, будет стоить 4 монеты. Закажите его, если</text:p>
      <text:p text:style-name="P1">ничего не ели весь день. Чарка с вином (порция, равная одному глотку) будет</text:p>
      <text:p text:style-name="P1">стоить 1 монету и восстановит 2 Жизни. Можете попросить наполнить флягу или</text:p>
      <text:p text:style-name="P1">другую емкость этим замечательным напитком. Если вам ничего сейчас не надо –</text:p>
      <text:p text:style-name="P1">скажите, что пока подумаете насчет заказа и просто посидите в трактире. Теперь</text:p>
      <text:p text:style-name="P1">можете попросить хозяина задержаться и рассказать местные новости (294) или</text:p>
      <text:p text:style-name="P1">осмотреться (327).</text:p>
      <text:p text:style-name="P1">740.</text:p>
      <text:p text:style-name="P1">Рыночная площадь в Ледяном невелика. Это и понятно, ведь дружинники,</text:p>
      <text:p text:style-name="P1">основное население города, обеспечиваются всем необходимым, а жалованье</text:p>
      <text:p text:style-name="P1">предпочитают оставлять в кабаках. Вам повезло, что несколько самых</text:p>
      <text:p text:style-name="P1">трудолюбивых торговцев еще стоят на площади, собравшись вместе и обсуждая</text:p>
      <text:p text:style-name="P1">последние новости, уже почти не надеясь что-нибудь продать. Это облегчает вам</text:p>
      <text:p text:style-name="P1">поиски, и вы подходите прямо к их шумной компании и интересуетесь, что еще</text:p>
      <text:p text:style-name="P1">осталось на лавках. Узнав, что вам нужна еда в дорогу, а еще больше – приличное</text:p>
      <text:p text:style-name="P1">оружие, торговцы засуетились. Через несколько минут лучшее из того, что не</text:p>
      <text:p text:style-name="P1">было куплено за день, оказалось перед вашими глазами. Качество товара не</text:p>
      <text:p text:style-name="P1">производит особого впечатления: все вещи просты и строги. Среди</text:p>
      <text:p text:style-name="P1">многочисленных невзрачных клинков, предложенных одним из торговцев, вы</text:p>
      <text:p text:style-name="P1">замечаете неплохой меч с длинной рукоятью (стоит 35 монет, прибавит 1 к</text:p>
      <text:p text:style-name="P1">Нападению) и куртку из толстой кожи с вшитыми в нее металлическими</text:p>
      <text:p text:style-name="P1">пластинами на подобие той, что надета на вас (стоит 36 монет, прибавит 1 к</text:p>
      <text:p text:style-name="P1">Защите). Остальное оружие довольно невзрачно и не стоит вашего внимания. На</text:p>
      <text:p text:style-name="P1">рынке вы можете купить новый вещмешок за 7 монет на 9 мест (тогда свой можно</text:p>
      <text:p text:style-name="P1">продать за 2 монеты), а также превосходные кожаные фляги, вмещающие 4</text:p>
      <text:p text:style-name="P1">глотка, за 2 монеты, каждая из них займет 1 место в вещмешке. Из еды можете</text:p>
      <text:p text:style-name="P1">взять в дорогу мясные колбаски (каждая стоит 3 монеты, восстанавливает 5</text:p>
      <text:p text:style-name="P1">Жизней), хлебцы (2 монеты, 3 Жизни), мед (1 порция стоит 2 монеты, восстановит</text:p>
      <text:p text:style-name="P1">3 Жизни), молоко (1 глоток стоит 2 монеты, восстановит 3 Жизни). Делайте</text:p>
      <text:p text:style-name="P1">необходимые покупки, после чего направляйтесь к выходу: торговцы торопятся</text:p>
      <text:p text:style-name="P1">домой – 86.</text:p>
      <text:p text:style-name="P1">741.</text:p>
      <text:p text:style-name="P1">Вы оказались правы: после продолжительного путешествия в конце</text:p>
      <text:p text:style-name="P1">тропинки видны просветы, свидетельствующие о том, что вы выбрались из чащи.</text:p>
      <text:p text:style-name="P1">Еще немного, и вы выходите на широкий и удобный Купеческий тракт, все такой</text:p>
      <text:p text:style-name="P1">же приветливый, как и в начале путешествия – 634.742.</text:p>
      <text:p text:style-name="P1">Сделав большой глоток, степняк приходит в себя и открывает глаза. Он</text:p>
      <text:p text:style-name="P1">немного приподнимается на локоть и с удивлением смотрит на вас. Собравшись с</text:p>
      <text:p text:style-name="P1">мыслями, он спрашивает (к счастью, вы превосходно умеете разговаривать на</text:p>
      <text:p text:style-name="P1">южном наречье):</text:p>
      <text:p text:style-name="P1">- Кто ты?</text:p>
      <text:p text:style-name="P1">- Обычный путешественник, - пожимаете вы плечами.</text:p>
      <text:p text:style-name="P1">- Ты русич. Зачем ты помог мне? Между нашими народами вот-вот</text:p>
      <text:p text:style-name="P1">разразится война.</text:p>
      <text:p text:style-name="P1">- Но ведь она еще не разразилась, - замечаете вы.- А у нас не принято бросать</text:p>
      <text:p text:style-name="P1">раненых.</text:p>
      <text:p text:style-name="P1"><text:soft-page-break/>- Спасибо тебе. Я очень слаб. Знаешь, я сбежал из своего лагеря. Да-да, я</text:p>
      <text:p text:style-name="P1">дезертир, хоть мне и неприятно это осознавать. Но командир жестоко обращался</text:p>
      <text:p text:style-name="P1">со мной, и мне это надоело. Целый день я шел по степи и очень хотел пить и есть.</text:p>
      <text:p text:style-name="P1">Я нашел какие-то незнакомые ягоды и съел их. Вскоре мне стало плохо, у меня</text:p>
      <text:p text:style-name="P1">закружилась голова. Я потерял сознание, а когда открыл глаза, то увидел тебя. Я</text:p>
      <text:p text:style-name="P1">чувствую себя очень плохо. Кажется, в ягодах был смертельный яд. Спасибо, что</text:p>
      <text:p text:style-name="P1">дал мне возможность последний раз увидеть небо. А теперь оставь меня, добрый</text:p>
      <text:p text:style-name="P1">путник.</text:p>
      <text:p text:style-name="P1">Вам жаль этого человека, несмотря на то, что он изменил своему долгу. Но,</text:p>
      <text:p text:style-name="P1">возможно, у вас есть противоядие (401)? Если нет, то оставьте несчастного, чтобы</text:p>
      <text:p text:style-name="P1">он спокойно простился с жизнью – 277.</text:p>
      <text:p text:style-name="P1">743.</text:p>
      <text:p text:style-name="P1">Противники постепенно теснят вас к воде, полностью перехватывая</text:p>
      <text:p text:style-name="P1">инициативу. Когда у вас почти заканчиваются силы, один из врагов наносит вам</text:p>
      <text:p text:style-name="P1">чрезвычайно точный удар по голове, и вы теряете сознание. Без чувств вы</text:p>
      <text:p text:style-name="P1">находились не очень долго, но когда очнулись, противников и след простыл, а</text:p>
      <text:p text:style-name="P1">вместе с ними исчезли и все деньги из кошелька. Девушки, которую вы спасли,</text:p>
      <text:p text:style-name="P1">тоже не видно: возможно, увидев, что вы проиграли бой, она испугалась мести</text:p>
      <text:p text:style-name="P1">мерзавцев и убежала. Для вас это приключение закончилось, и сейчас лучше</text:p>
      <text:p text:style-name="P1">покинуть злополучный пруд, думая, можно ли сделать что-то еще в городе с</text:p>
      <text:p text:style-name="P1">пустым кошельком – 815.</text:p>
      <text:p text:style-name="P1">744.</text:p>
      <text:p text:style-name="P1">Егуп говорит, что за последние годы в Рудногорске мало что изменилось.</text:p>
      <text:p text:style-name="P1">Разве что из-за последних слухов в город стало прибывать меньше купцов, а</text:p>
      <text:p text:style-name="P1">торговцев степняков вообще давно никто не видел. В целом же, по словам вашего</text:p>
      <text:p text:style-name="P1">собеседника, в городе удается поддержать порядок, и жители по-прежнему живут</text:p>
      <text:p text:style-name="P1">в достатке, ни в чем не нуждаясь. Больше ему добавить нечего, а что спросить еще,вы не знаете. Теперь можете расспросить его о степях, где он, с его же собственных</text:p>
      <text:p text:style-name="P1">слов, был недавно (201), или довольствоваться услышанным и распрощаться (198).</text:p>
      <text:p text:style-name="P1">745.</text:p>
      <text:p text:style-name="P1">- Я еду до границы и... немного дальше. Мне нужно пробраться через земли</text:p>
      <text:p text:style-name="P1">степняков, у меня важное поручение, - признаетесь вы.</text:p>
      <text:p text:style-name="P1">- И, как это нетрудно догадаться, это не только твоя тайна, - понимающе</text:p>
      <text:p text:style-name="P1">кивает головой знахарь. – Мне кажется, что у тебя очень важная миссия, от</text:p>
      <text:p text:style-name="P1">которой зависят судьбы многих людей, а я привык доверять своему чутью. А еще</text:p>
      <text:p text:style-name="P1">оно подсказывает мне, что я должен помочь тебе... Погоди минуту.</text:p>
      <text:p text:style-name="P1">Он ненадолго выходит в соседнюю комнату, но быстро возвращается с кучей</text:p>
      <text:p text:style-name="P1">кусков бересты, на которых что-то накарябано.</text:p>
      <text:p text:style-name="P1">- Так, это не то... - бормочет знахарь себе под нос, - не это... Ага, нашел. Дам</text:p>
      <text:p text:style-name="P1">я тебе один рецептик, запомни его хорошенько. Если ты пойдешь через земли</text:p>
      <text:p text:style-name="P1">врагов, неплохо было бы сделать им какой-нибудь неприятный подарочек, - он</text:p>
      <text:p text:style-name="P1">как-то странно хихикнул. – Значит, тебе нужны всего два ингредиента: ревень и</text:p>
      <text:p text:style-name="P1">листья алоэ. У меня, к сожалению, нет ни того, ни другого. Ну, если ревень достать</text:p>
      <text:p text:style-name="P1">несложно, то алоэ ты так просто не найдешь. Раньше мне привозили его в</text:p>
      <text:p text:style-name="P1">сушеном виде с юга, но теперь все торговые пути перекрыты. Поспрашивай в</text:p>
      <text:p text:style-name="P1">деревнях, может, у кого и остались старые запасы. Из них ты сделаешь отвар,</text:p>
      <text:p text:style-name="P1">варить его будешь ровно полчаса – тогда он обретет максимальную силу. Этот</text:p>
      <text:p text:style-name="P1">отвар можно добавить в еду недругам, и чем больше врагов отведает такое</text:p>
      <text:p text:style-name="P1">кушанье, тем лучше, - он загадочно подмигивает вам.</text:p>
      <text:p text:style-name="P1">- Это что, отрава? – интересуетесь вы.</text:p>
      <text:p text:style-name="P1">- Ну, что-то вроде того, - вновь хихикает знахарь, - и даже лучше. Но ты не</text:p>
      <text:p text:style-name="P1">переживай, отвар отличный. Сейчас ведь чем больше врагов мы выведем из строя,</text:p>
      <text:p text:style-name="P1"><text:soft-page-break/>тем лучше, верно? Так что постарайся, чтобы мой рецепт был использован по</text:p>
      <text:p text:style-name="P1">назначению.</text:p>
      <text:p text:style-name="P1">Больше он ничего пояснять не собирается. Если у вас получится собрать все</text:p>
      <text:p text:style-name="P1">необходимые ингредиенты, можете попробовать приготовить отвар по</text:p>
      <text:p text:style-name="P1">полученному рецепту (+105). А пока делайте покупки (можете еще раз взглянуть</text:p>
      <text:p text:style-name="P1">на товары на п.617) и прощайтесь со знахарем, не забыв его поблагодарить за</text:p>
      <text:p text:style-name="P1">помощь, пусть пока и непонятную – 793.</text:p>
      <text:p text:style-name="P1">746.</text:p>
      <text:p text:style-name="P1">Торговец удивлен тем, что вы собираетесь идти к повелителю древней, но не</text:p>
      <text:p text:style-name="P1">отказывается вам помочь. Карлик признается, что он не знает, где именно</text:p>
      <text:p text:style-name="P1">находится тайная пещера, но рассказывает, что ее охраняют слуги Дриза.</text:p>
      <text:p text:style-name="P1">Торговец знает, что есть способ миновать стражей, но для этого нужно разгадать</text:p>
      <text:p text:style-name="P1">их загадки. Разгадку одной из них карлику удалось узнать, и он готов открыть ее</text:p>
      <text:p text:style-name="P1">вам за 15 монет. Цена немаленькая, но если вы получите за нее то, что обещаетдревень, то деньги будут потрачены не напрасно. Отдадите карлику монеты (869)</text:p>
      <text:p text:style-name="P1">или не станете тратить деньги? Но что вы будете делать в последнем случае:</text:p>
      <text:p text:style-name="P1">расспросите торговца о лесных тропинках (823), если вы еще этого не делали, или</text:p>
      <text:p text:style-name="P1">попрощаетесь с ним и продолжите путь (104)?</text:p>
      <text:p text:style-name="P1">747.</text:p>
      <text:p text:style-name="P1">Всадники приближаются очень быстро, и вскоре они замечают вас. Теперь</text:p>
      <text:p text:style-name="P1">прятаться бессмысленно, и вы идете навстречу незнакомцам, не сбавляя шаг и</text:p>
      <text:p text:style-name="P1">одновременно раздумывая, стоит ли их остановить или лучше просто пройти</text:p>
      <text:p text:style-name="P1">мимо. Ваши сомнения разрешают сами всадники: заметив одинокого путника,</text:p>
      <text:p text:style-name="P1">они придерживают лошадей и встают на месте. Теперь вы можете поближе</text:p>
      <text:p text:style-name="P1">разглядеть путешественников, и, надо сказать, их вид не внушает вам ничего,</text:p>
      <text:p text:style-name="P1">кроме самых плохих предчувствий. Прекрасные вороные кони, лучшие</text:p>
      <text:p text:style-name="P1">представители своего рода, нетерпеливо бьют копытами, ожидая распоряжений</text:p>
      <text:p text:style-name="P1">своих хозяев. Сами всадники одеты полностью во все черное, и вместе со своими</text:p>
      <text:p text:style-name="P1">лошадьми они кажутся темными прорехами в зеленеющем позади океане травы.</text:p>
      <text:p text:style-name="P1">Оба незнакомца – могучие широкоплечие степняки, одетые в прекрасные</text:p>
      <text:p text:style-name="P1">доспехи. Даже рукоятки их длинных сабель абсолютно черного цвета, и лишь</text:p>
      <text:p text:style-name="P1">человеческие лица выделяются своим цветом среди этого необычного облачения,</text:p>
      <text:p text:style-name="P1">отчего кажутся несколько бледными. У обоих степняков строгие черные косички и</text:p>
      <text:p text:style-name="P1">тонкие усы, опущенные вниз. Вы уже не удивляетесь тому, что оба незнакомца –</text:p>
      <text:p text:style-name="P1">брюнеты, и цвет их волос очень идет к цвету одежды.</text:p>
      <text:p text:style-name="P1">Один из всадников быстро осматривает вас, и от его взгляда не ускользает ни</text:p>
      <text:p text:style-name="P1">уверенный взгляд, ни гордая осанка, ни острый меч на поясе. Не говоря ни слова,</text:p>
      <text:p text:style-name="P1">оба незнакомца с лязгом достают свои сабли и трогаются с места. Никакие слова</text:p>
      <text:p text:style-name="P1">не остановят этих людей, а скрыться в степи невозможно. У вас нет другого выхода</text:p>
      <text:p text:style-name="P1">– нужно принимать неожиданный бой.</text:p>
      <text:p text:style-name="P1">1-ЫЙ ВСАДНИК</text:p>
      <text:p text:style-name="P1">Нападение 12</text:p>
      <text:p text:style-name="P1">Защита</text:p>
      <text:p text:style-name="P1">17</text:p>
      <text:p text:style-name="P1">Жизнь</text:p>
      <text:p text:style-name="P1">14</text:p>
      <text:p text:style-name="P1">Инициатива 11</text:p>
      <text:p text:style-name="P1">Игнорирует Первый удар.</text:p>
      <text:p text:style-name="P1">2-ОЙ ВСАДНИК</text:p>
      <text:p text:style-name="P1">Нападение 12</text:p>
      <text:p text:style-name="P1">Защита</text:p>
      <text:p text:style-name="P1">17</text:p>
      <text:p text:style-name="P1"><text:soft-page-break/>Жизнь</text:p>
      <text:p text:style-name="P1">14</text:p>
      <text:p text:style-name="P1">Инициатива 11</text:p>
      <text:p text:style-name="P1">Обладает приемом Мощный выпад с одним ударом, который применит на</text:p>
      <text:p text:style-name="P1">втором раунде.Эти противники очень сильны, и одолеть их будет очень тяжело. Если вы все-</text:p>
      <text:p text:style-name="P1">таки справитесь, запишите на свой счет один из лучших боев и одну из самых</text:p>
      <text:p text:style-name="P1">трудных побед. После этого можно осмотреть тела поверженных врагов.</text:p>
      <text:p text:style-name="P1">Содержимое их карманов не позволяет определить, кем были убитые воины и</text:p>
      <text:p text:style-name="P1">куда они направлялись. Скорее всего, это были не простые воины, а гвардейцы из</text:p>
      <text:p text:style-name="P1">отборных подразделений войска степняков. Как бы то ни было, 12 монет,</text:p>
      <text:p text:style-name="P1">лежавшие у них в кошельках, теперь ваши. Но большую ценность представляют</text:p>
      <text:p text:style-name="P1">также оружие и доспехи убитых. Если хотите, можете забрать превосходную</text:p>
      <text:p text:style-name="P1">саблю (прибавит 1 к Нападению) или великолепный черный доспех (прибавит 1 к</text:p>
      <text:p text:style-name="P1">Защите, 1 к максимальному значению Жизни) (-195) у одного из поверженных</text:p>
      <text:p text:style-name="P1">воинов. Если вы не захотите бросать оружие, свое или трофейное, то придется</text:p>
      <text:p text:style-name="P1">тащить его с собой, а каждый предмет вооружения занимает два места в</text:p>
      <text:p text:style-name="P1">вещмешке. Лошади, потеряв своих хозяев, уносятся в открытую степь, и ловить их</text:p>
      <text:p text:style-name="P1">бессмысленно.</text:p>
      <text:p text:style-name="P1">Понимая, что впредь нужно стараться избегать встреч с подобными</text:p>
      <text:p text:style-name="P1">незнакомцами, вы отправляетесь дальше – 226.</text:p>
      <text:p text:style-name="P1">748.</text:p>
      <text:p text:style-name="P1">Вы вступаете внутрь великолепной юрты и мгновенно оказываетесь словно в</text:p>
      <text:p text:style-name="P1">другом мире. Ноги утопают в мягком ковре, до носа доносится прекрасный</text:p>
      <text:p text:style-name="P1">аромат неизвестных трав. В палатке царит необычайная тишина, и у вас возникает</text:p>
      <text:p text:style-name="P1">ощущение, что шумный город и суровая степь расположены не за тонкой</text:p>
      <text:p text:style-name="P1">перегородкой из ткани, а на расстоянии многих верст отсюда, а за порогом, когда</text:p>
      <text:p text:style-name="P1">вы выйдете обратно, вас ожидает неизвестное сказочное царство, в котором живут</text:p>
      <text:p text:style-name="P1">самые счастливые люди. Вдоль стены разложены многочисленные цветные</text:p>
      <text:p text:style-name="P1">подушки, и у вас сразу же появляется острое желание лечь на них и забыться</text:p>
      <text:p text:style-name="P1">глубоким сном после долгой и утомительной дороги. Посреди шатра расположен</text:p>
      <text:p text:style-name="P1">костер, но сейчас огонь погашен, а остатки кизяка тщательно убраны. В потолке</text:p>
      <text:p text:style-name="P1">через отверстие для дыма виден клочок неба сочно-синего цвета. Но в первую</text:p>
      <text:p text:style-name="P1">очередь ваше внимание привлекает хозяин шатра – сам хан этого воинственного</text:p>
      <text:p text:style-name="P1">государства, состоящего из множества необъединенных кочующих племен. Дансар</text:p>
      <text:p text:style-name="P1">в безмятежной позе лежит на подушках. Но такой же безмятежности не заметно в</text:p>
      <text:p text:style-name="P1">его неподвижном взгляде, направленном на стену. Хмурое лицо хана</text:p>
      <text:p text:style-name="P1">свидетельствует о том, что он погружен в тяжелые думы. Дансар уже немолод, и</text:p>
      <text:p text:style-name="P1">он почти не покидает Стоянку. Это высокий худощавый степняк с сухой кожей,</text:p>
      <text:p text:style-name="P1">покрытой морщинами, которая от времени и солнца приобрела темно-</text:p>
      <text:p text:style-name="P1">коричневый цвет. Он не вооружен, но на стенах висит немало оружия и доспехов.</text:p>
      <text:p text:style-name="P1">Ваше внимание привлекает сабля, висящая прямо над головой у хана. Ее рукоять</text:p>
      <text:p text:style-name="P1">украшена рубинами и еще какими-то камнями и что-то сильно напоминает.</text:p>
      <text:p text:style-name="P1">Рядом с Дансаром разложены сочные фрукты и прохладные напитки, но все</text:p>
      <text:p text:style-name="P1">ничего не тронуто, словно ему нет дела до этих великолепных яств. Около хана</text:p>
      <text:p text:style-name="P1">неотлучно находятся два багатура, неподвижные, словно статуи. Они не обращаютна вас внимания, но вы уверены, что они немедленно бросятся защищать своего</text:p>
      <text:p text:style-name="P1">господина, если ему будет угрожать опасность.</text:p>
      <text:p text:style-name="P1">Дансар поднимает на вас свой тяжелый взгляд и некоторое время изучает</text:p>
      <text:p text:style-name="P1">незваного посетителя. Трудно сказать, догадывается ли он, зачем вы пришли.</text:p>
      <text:p text:style-name="P1">Наверное, если бы он знал, что вам нужна его жизнь, то вел бы себя иначе.</text:p>
      <text:p text:style-name="P1">Итак, цель достигнута: вы в шатре, и хан находится прямо перед вами.</text:p>
      <text:p text:style-name="P1">Правда, у него есть охранники, но глупо было ожидать чего-то иного. Кажется,</text:p>
      <text:p text:style-name="P1"><text:soft-page-break/>достаточно сделать один взмах меча и... На вас, конечно, сразу же набросятся, и,</text:p>
      <text:p text:style-name="P1">возможно, прибежит подмога со двора, но главная задача, казавшаяся</text:p>
      <text:p text:style-name="P1">недостижимой, будет выполнена, и вы не зря пожертвуете своей жизнью. К тому</text:p>
      <text:p text:style-name="P1">же отступать уже некуда, и все-таки есть небольшой шанс вырваться из плотного</text:p>
      <text:p text:style-name="P1">кольца врагов. Подойдете к хану и нападете на него немедленно (479) или сначала</text:p>
      <text:p text:style-name="P1">попробуете о чем-нибудь поговорить (276)?</text:p>
      <text:p text:style-name="P1">749.</text:p>
      <text:p text:style-name="P1">- Я считаю, что в убийстве медника замешана вдова, - сообщаете вы и</text:p>
      <text:p text:style-name="P1">подробно рассказываете воеводе обо всем, что узнали, а затем показываете ему</text:p>
      <text:p text:style-name="P1">склянку с ядом. Он внимательно выслушивает вас и задумчиво гладит свою</text:p>
      <text:p text:style-name="P1">бороду.</text:p>
      <text:p text:style-name="P1">- Честно говоря, - произносит он после некоторого раздумья, - никогда на нее</text:p>
      <text:p text:style-name="P1">не подумал бы. Я хорошо знаю ее, она казалась мне честной женщиной. Ты</text:p>
      <text:p text:style-name="P1">говоришь, она должна скоро подойти сюда? Это хорошо. Твои доказательства</text:p>
      <text:p text:style-name="P1">весьма красноречивы, и мы добьемся правды. В любом случае я благодарен тебе за</text:p>
      <text:p text:style-name="P1">помощь. Дальнейшим расследованием я займусь сам. Ты действительно оказал</text:p>
      <text:p text:style-name="P1">мне неоценимую услугу. Теперь тебе надо отдохнуть. Если тебе негде</text:p>
      <text:p text:style-name="P1">переночевать, можешь сделать это в казармах, там тебе найдут неплохую койку. К</text:p>
      <text:p text:style-name="P1">тому же нам с тобой приходилось проводить ночи и в более суровых условиях, -</text:p>
      <text:p text:style-name="P1">он дружелюбно хлопает вам по плечу.</text:p>
      <text:p text:style-name="P1">Ну, вот и все, ваше расследование закончено. Сейчас действительно пора</text:p>
      <text:p text:style-name="P1">подумать о том, где провести ночь. Если хотите, можете воспользоваться</text:p>
      <text:p text:style-name="P1">предложением воеводы (301) или поблагодарить его и самостоятельно поискать</text:p>
      <text:p text:style-name="P1">место для ночлега (560).</text:p>
      <text:p text:style-name="P1">750.</text:p>
      <text:p text:style-name="P1">Колдун делает короткое движение рукой, но с места не сходит. Неужели этот</text:p>
      <text:p text:style-name="P1">старик рассчитывает победить такого сильного воина, как вы? Однако в следующее</text:p>
      <text:p text:style-name="P1">мгновение вы убеждаетесь, что его уверенность не так уж беспочвенно. Занавеска,</text:p>
      <text:p text:style-name="P1">закрывающая вход в соседнюю комнату отодвигается, и в помещение входит</text:p>
      <text:p text:style-name="P1">крупный волк, издающий грозное рычание готового к прыжку хищника. Что-то в</text:p>
      <text:p text:style-name="P1">его облике настораживает вас. Присмотревшись, вы понимаете, что именно: глаза</text:p>
      <text:p text:style-name="P1">зверя абсолютно неподвижны, словно стеклянные бусины, шерсть совсем нелоснится, а движения неестественно угловаты. Да ведь это чучело, оживленное</text:p>
      <text:p text:style-name="P1">колдовством! Впрочем, его все же можно изрубить мечом, и вы покрепче</text:p>
      <text:p text:style-name="P1">сжимаете рукоять меча. Но волк – не единственный приятель хозяина. В комнату</text:p>
      <text:p text:style-name="P1">уже протискивается еще одна ожившая шкура, набитая опилками или чем-то</text:p>
      <text:p text:style-name="P1">еще. На этот раз это более серьезный соперник: матерый бурый медведь,</text:p>
      <text:p text:style-name="P1">полностью подчиняющийся своему хозяину. Сам колдун между тем начинает на</text:p>
      <text:p text:style-name="P1">глазах преображаться и через несколько секунд превращается в странное</text:p>
      <text:p text:style-name="P1">существо, напоминающее человека с огромными звериными лапами, толстой</text:p>
      <text:p text:style-name="P1">мохнатой шкурой и зубастой волчьей пастью. Придется сразиться со всем этим</text:p>
      <text:p text:style-name="P1">странным зверинцем.</text:p>
      <text:p text:style-name="P1">ЧУЧЕЛО ВОЛКА</text:p>
      <text:p text:style-name="P1">Нападение 8</text:p>
      <text:p text:style-name="P1">Защита</text:p>
      <text:p text:style-name="P1">14</text:p>
      <text:p text:style-name="P1">Жизнь</text:p>
      <text:p text:style-name="P1">8</text:p>
      <text:p text:style-name="P1">Инициатива 10</text:p>
      <text:p text:style-name="P1">Владеет приемом Реакция. Игнорирует Первый удар.</text:p>
      <text:p text:style-name="P1">ЧУЧЕЛО МЕДВЕДЯ</text:p>
      <text:p text:style-name="P1">Нападение 7</text:p>
      <text:p text:style-name="P1"><text:soft-page-break/>Защита</text:p>
      <text:p text:style-name="P1">15</text:p>
      <text:p text:style-name="P1">Жизнь</text:p>
      <text:p text:style-name="P1">11</text:p>
      <text:p text:style-name="P1">Инициатива 8</text:p>
      <text:p text:style-name="P1">Удачный удар наносит урон 3 Жизни. Прием Реакция позволит уклоняться от</text:p>
      <text:p text:style-name="P1">каждой второй удачной атаки этого противника.</text:p>
      <text:p text:style-name="P1">КОЛДУН</text:p>
      <text:p text:style-name="P1">Нападение 8</text:p>
      <text:p text:style-name="P1">Защита</text:p>
      <text:p text:style-name="P1">14</text:p>
      <text:p text:style-name="P1">Жизнь</text:p>
      <text:p text:style-name="P1">10</text:p>
      <text:p text:style-name="P1">Инициатива 9</text:p>
      <text:p text:style-name="P1">Бой предстоит нелегкий, но отступить не удастся, поэтому надеяться можете</text:p>
      <text:p text:style-name="P1">только на свое мастерство.</text:p>
      <text:p text:style-name="P1">Когда справитесь с колдуном и его приспешниками, можете облегченно</text:p>
      <text:p text:style-name="P1">перевести дыхание, вложить меч в ножны и осмотреть дом. В первую очередь вы</text:p>
      <text:p text:style-name="P1">заглядываете в сундуки, находящиеся в комнате. Некоторые из них почти пусты,</text:p>
      <text:p text:style-name="P1">другие забиты почти до отказа; наполнены же они в основном кухонной утварью,</text:p>
      <text:p text:style-name="P1">одеждой поверженного хозяина, другими его личными вещами. Можете, конечно,</text:p>
      <text:p text:style-name="P1">подобрать что-нибудь под свой размер, но в дальнейшем эти вещи вам вряд ли</text:p>
      <text:p text:style-name="P1">пригодятся. Травы, развешанные на балке и разложенные на столе, представляют</text:p>
      <text:p text:style-name="P1">определенный интерес для знахаря, но вы все равно не сможете из них ничегоприготовить. Впрочем, если вам нужна мята или шалфей – берите, не стесняйтесь.</text:p>
      <text:p text:style-name="P1">На столике в дальнем темно углу разложено несколько интересных вещиц, но эти</text:p>
      <text:p text:style-name="P1">предметы использовались, несомненно, для совершения темных ритуалов, и</text:p>
      <text:p text:style-name="P1">притрагиваться к ним ни в коем случае нельзя.</text:p>
      <text:p text:style-name="P1">С интересом откидывает занавеску в соседнюю комнату, но тут вас ждет</text:p>
      <text:p text:style-name="P1">большое разочарование. Здесь лишь небольшая спальня с деревянной кроватью,</text:p>
      <text:p text:style-name="P1">письменным столом да высоким шкафом. На столе разбросаны обрывки</text:p>
      <text:p text:style-name="P1">пергамента и бересты, но на них нет ни одной записи. В шкафу множество полок,</text:p>
      <text:p text:style-name="P1">на которых расставлены пустые склянки и емкости с различными веществами.</text:p>
      <text:p text:style-name="P1">Осмотрев все как следует, вы наконец находите хоть что-то полезное – две</text:p>
      <text:p text:style-name="P1">кожаные фляги, которые займут по одному месту в мешке и при случае могут</text:p>
      <text:p text:style-name="P1">быть наполнены любой жидкостью (каждая фляга – по три глотка). Колдун жил</text:p>
      <text:p text:style-name="P1">весьма скромно и даже не хранил больших запасов зелий или трав. Впрочем, это</text:p>
      <text:p text:style-name="P1">было ему ни к чему, ведь рядом с домом у него росло достаточно ингредиентов</text:p>
      <text:p text:style-name="P1">для любых снадобий. Денег он не копил и вообще, похоже, почти ничем не</text:p>
      <text:p text:style-name="P1">занимался. С какой же целью он поселился в лесу? Или, может, что-то укрыто от</text:p>
      <text:p text:style-name="P1">ваших глаз колдовством?</text:p>
      <text:p text:style-name="P1">Люка в подпол не видно, двери в подвал тоже. Осталось осмотреть самого</text:p>
      <text:p text:style-name="P1">хозяина. После смерти он принял свой первоначальный облик обычного старика.</text:p>
      <text:p text:style-name="P1">Одежда на нем в некоторых местах порвалась при превращении, но осталась на</text:p>
      <text:p text:style-name="P1">месте. Но и при себе колдун не носил ничего ценного. Ваше внимание привлекает</text:p>
      <text:p text:style-name="P1">ритуальный нож, теперь лежащий рядом со своим бывшим хозяином. Он</text:p>
      <text:p text:style-name="P1">интересен хотя бы своей изящной ручкой, украшенной мелкими драгоценными</text:p>
      <text:p text:style-name="P1">камнями. Поначалу вы опасаетесь е нему прикасаться, но затем, осмелев,</text:p>
      <text:p text:style-name="P1">поднимаете с пола. Прохладная сталь лезвия абсолютно чиста, никакой</text:p>
      <text:p text:style-name="P1">враждебной силой от ножа не веет. Раз уж не удалось найти достойных трофеев,</text:p>
      <text:p text:style-name="P1">пусть хотя бы эта вещица послужит вам (+30).</text:p>
      <text:p text:style-name="P1">Долго оставаться в этом ужасном доме у вас нет никакого желания, и вы</text:p>
      <text:p text:style-name="P1"><text:soft-page-break/>торопитесь поскорее покинуть его и уйти с поляны – 787.</text:p>
      <text:p text:style-name="P1">751.</text:p>
      <text:p text:style-name="P1">Тропинка становится уже, и ее все труднее различить в траве. Вскоре вы</text:p>
      <text:p text:style-name="P1">теряете ее и идете вперед по бездорожью, доверившись своей интуиции. И она в</text:p>
      <text:p text:style-name="P1">очередной раз вас не подводит: не проходит и получаса, как вы выходите на</text:p>
      <text:p text:style-name="P1">довольно широкую дорогу, ведущую в нужном вам направлении. Приняв это за</text:p>
      <text:p text:style-name="P1">добрый знак, вы решаете воспользоваться найденным путем – 434.</text:p>
      <text:p text:style-name="P1">752.</text:p>
      <text:p text:style-name="P1">Вы осторожно спускаетесь к озеру и прячетесь в прибрежных кустах. Русалки</text:p>
      <text:p text:style-name="P1">еще не заметили вас, а вот вам прекрасно их видно и слышно их чудесное пение.</text:p>
      <text:p text:style-name="P1">Голоса этих существ завораживают вас. Они поют на вашем родном языке, и вы нанесколько минут замираете, превратившись в слух. Русалки поют о верных</text:p>
      <text:p text:style-name="P1">друзьях, о бесконечной любви и о сладких мгновениях славы. Смысл их песен</text:p>
      <text:p text:style-name="P1">глубоко трогает вас. Через некоторое время русалки ненадолго умолкают, и вы</text:p>
      <text:p text:style-name="P1">чувствуете себя так, словно неожиданно протрезвели во время пира. Голова</text:p>
      <text:p text:style-name="P1">проясняется, и вы начинаете понимать, что пение русалок способно зачаровать,</text:p>
      <text:p text:style-name="P1">хотя ничего страшного пока и не произошло. В какой-то мере вы благодарны эти</text:p>
      <text:p text:style-name="P1">существам за то, что они тронули ваше сердце и пробудили глубоко дремавшие</text:p>
      <text:p text:style-name="P1">чувства, но осторожность подсказывает, что нужно немедленно уходить отсюда,</text:p>
      <text:p text:style-name="P1">пока русалки вновь не начали петь. Послушаете голос разума и покинете озеро</text:p>
      <text:p text:style-name="P1">(168) или останетесь, чтобы еще насладиться волшебными голосами обитательниц</text:p>
      <text:p text:style-name="P1">озера (156)? Можно было бы попробовать заговорить с русалками, но для этого</text:p>
      <text:p text:style-name="P1">нужно расположить их к себе, предложив щедрый подарок. Вот только есть ли у</text:p>
      <text:p text:style-name="P1">вас что-то подходящее?</text:p>
      <text:p text:style-name="P1">753.</text:p>
      <text:p text:style-name="P1">Вы вспоминаете, что в разговоре незнакомец из трактира упоминал о том,</text:p>
      <text:p text:style-name="P1">что нужно держаться ближе к Древнему Бурелому. Местность с таким названием</text:p>
      <text:p text:style-name="P1">находится где-то на западе, справа, поэтому вы решаете не рисковать и не</text:p>
      <text:p text:style-name="P1">сворачивать на берег, тем более путь по кочкам кажется более надежным – до сих</text:p>
      <text:p text:style-name="P1">пор он, во всяком случае, не подвел.</text:p>
      <text:p text:style-name="P1">Продолжая пробираться вперед, вы вскоре убеждаетесь в том, что сделали</text:p>
      <text:p text:style-name="P1">правильный выбор. Кочки выводят вас к краю болота, на котором густо растет</text:p>
      <text:p text:style-name="P1">камыш и осока. Здесь начинается твердая земля, и вы с облегчением выбираетесь</text:p>
      <text:p text:style-name="P1">на нее – 133.</text:p>
      <text:p text:style-name="P1">754.</text:p>
      <text:p text:style-name="P1">В тайнике всего две вещи. Во-первых, изящный кинжал, рукоять которого</text:p>
      <text:p text:style-name="P1">украшена золотом и прекрасными камнями (+100). В бою он бесполезен, но в</text:p>
      <text:p text:style-name="P1">Ледяном вы сможете продать его любому торговцу за 10 монет. Рядом с кинжалом</text:p>
      <text:p text:style-name="P1">– обрывок бумаги. Это лишь часть какого-то послания. Развернув листок, вы</text:p>
      <text:p text:style-name="P1">обнаруживаете странную запись: «Иеётэ лойдсь оёуˉ1». Повертев бумагу в руках,</text:p>
      <text:p text:style-name="P1">вы не находите никакого ключа к этой загадке, поэтому машинально кладете ее в</text:p>
      <text:p text:style-name="P1">мешок (места она не займет) (+110). Кроме обнаруженных предметов в тайнике</text:p>
      <text:p text:style-name="P1">лежит 5 монет. Мысленно поблагодарив незнакомца, оставившего вам все это</text:p>
      <text:p text:style-name="P1">богатство, вы забираете содержимое тайника себе, тщательно засыпаете его и</text:p>
      <text:p text:style-name="P1">возвращаетесь на тропу – 829.</text:p>
      <text:p text:style-name="P1">755.</text:p>
      <text:p text:style-name="P1">Тропинка, уходящая направо, действительно не преподносит никаких</text:p>
      <text:p text:style-name="P1">сюрпризов и беззаботно вьется вперед, не суля никаких опасностей. Тени заметноудлиняются, свидетельствуя о том, что полдень давно прошел, и вечер уже не за</text:p>
      <text:p text:style-name="P1">горами. На пути попадается бурелом, который удается миновать без потерь. Но</text:p>
      <text:p text:style-name="P1">вот просветов между деревьями становится все больше, и это наводит на мысль,</text:p>
      <text:p text:style-name="P1">что вскоре удастся выбраться на большую дорогу. Правда, вы немного запутались,</text:p>
      <text:p text:style-name="P1"><text:soft-page-break/>пока шли за рысью, и теперь не знаете точно, где находитесь. Тропинка еще</text:p>
      <text:p text:style-name="P1">некоторое время ведет вас вперед, но скоро заканчивается, а вы попадаете на</text:p>
      <text:p text:style-name="P1">широкую дорогу. Это не что иное, как Купеческий тракт – 469.</text:p>
      <text:p text:style-name="P1">756.</text:p>
      <text:p text:style-name="P1">- Да, занятный кусок металла, - произносит Унур, осмотрев самородок. – Но</text:p>
      <text:p text:style-name="P1">этого мало. Впрочем, я отдам пергамент, если ты добавишь... 60 монет. Я отдам</text:p>
      <text:p text:style-name="P1">тебе свиток дешевле, но лишь потому, что таких больших самородков я никогда не</text:p>
      <text:p text:style-name="P1">видел, и он мне очень понравился.</text:p>
      <text:p text:style-name="P1">Если вы согласны на предложенные условия - (648), если нет, заберите</text:p>
      <text:p text:style-name="P1">самородок обратно и уходите - (806).</text:p>
      <text:p text:style-name="P1">757.</text:p>
      <text:p text:style-name="P1">Идти по тропинке осталось недолго. Вы проходите насквозь небольшую</text:p>
      <text:p text:style-name="P1">рощу, а когда выходите из нее, то попадаете на очень широкую дорогу.</text:p>
      <text:p text:style-name="P1">Достаточно одного беглого взгляда, чтобы понять, что это Купеческий тракт.</text:p>
      <text:p text:style-name="P1">Тропинка не подвела вас и значительно сократила путь. Правда, теперь выбирать</text:p>
      <text:p text:style-name="P1">не приходится – дорога на Ледяной осталась в стороне, и заночевать сегодня, судя</text:p>
      <text:p text:style-name="P1">по всему, придется в Каменке. Но сначала нужно до нее дойти – 646.</text:p>
      <text:p text:style-name="P1">758.</text:p>
      <text:p text:style-name="P1">Резко дернув ногу, вы проскакиваете неожиданно возникшее препятствие и</text:p>
      <text:p text:style-name="P1">устремляетесь по тропинке, приведшей вас на заветную поляну. Пробежав сотню</text:p>
      <text:p text:style-name="P1">шагов, вы останавливаетесь и прислушиваетесь. Кажется, вас никто не преследует.</text:p>
      <text:p text:style-name="P1">Неужели удалось оторваться от стража? Все же задерживаться на месте не стоит, и</text:p>
      <text:p text:style-name="P1">вы скорым шагом идите к спасительному пню. Помня совет бродяги,</text:p>
      <text:p text:style-name="P1">рассказавшего о папоротнике, вы не оборачиваетесь, - (278).</text:p>
      <text:p text:style-name="P1">759.</text:p>
      <text:p text:style-name="P1">Не зная, как спасти партию, вы делаете отчаянный ход королем. Ваш</text:p>
      <text:p text:style-name="P1">противник радостно потирает руки и двигает свою пешку на первую горизонталь.</text:p>
      <text:p text:style-name="P1">Теперь у него есть ферзь, и его королю ничего не угрожает. Степняку не составит</text:p>
      <text:p text:style-name="P1">труда довести партию до победы – 836.760.</text:p>
      <text:p text:style-name="P1">Не видя смысла оставлять печать целой, вы ломаете ее и разворачиваете</text:p>
      <text:p text:style-name="P1">пожелтевший лист бумаги. На нем красивым почерком выведено несколько строк,</text:p>
      <text:p text:style-name="P1">но, как и ожидалось, текст написан на чужом для вас языке. Покрутив листок и</text:p>
      <text:p text:style-name="P1">оглядев его со всех сторон, вы понимаете, что напрасно распечатали его, не</text:p>
      <text:p text:style-name="P1">получив от этого никакой пользы. Можете, конечно, сохранить бумагу у себя, но</text:p>
      <text:p text:style-name="P1">теперь ее, к сожалению, никак не используешь: вряд ли адресату понравится, что</text:p>
      <text:p text:style-name="P1">гонец принес ему послание со сломанной печатью. Больше вас ничто не</text:p>
      <text:p text:style-name="P1">задерживает, поэтому отправляйтесь дальше, оставив тело гонца лежать в пыли –</text:p>
      <text:p text:style-name="P1">191.</text:p>
      <text:p text:style-name="P1">761.</text:p>
      <text:p text:style-name="P1">С каждым шагом идти становится все легче, и вы на время забываете о своих</text:p>
      <text:p text:style-name="P1">заботах, наслаждаясь путешествием, превратившимся в прогулку. Иногда</text:p>
      <text:p text:style-name="P1">попадаются сухие сучья, которые весело трещат под ногами. Все-таки, идти по</text:p>
      <text:p text:style-name="P1">безлюдному лесу приятнее, чем по торговому тракту, где каждую минуту можно</text:p>
      <text:p text:style-name="P1">встретить проходимцев, имеющих недобрые намерения. Вы, конечно, можете</text:p>
      <text:p text:style-name="P1">справиться со многими противниками, но человеческое коварство и хитрость</text:p>
      <text:p text:style-name="P1">иногда побеждают истинную храбрость и смелое сердце, как это ни прискорбно.</text:p>
      <text:p text:style-name="P1">Здесь, в лесу, по крайней мере, не надо постоянно держать ухо востро.</text:p>
      <text:p text:style-name="P1">Единственные, кто может попасться на пути – это простые крестьяне-охотники,</text:p>
      <text:p text:style-name="P1">выслеживающие дичь. Или кто-то еще облюбовал эту чащу? Такая мысль</text:p>
      <text:p text:style-name="P1">появляется у вас неспроста. Ваш чуткий нос почуял еле уловимый запах дыма.</text:p>
      <text:p text:style-name="P1">Можно допустить, что где-то горит или горел лес, но спутать запах лесного</text:p>
      <text:p text:style-name="P1">пожара с чем-то другим трудно, слишком уж он сильный. На всякий случай</text:p>
      <text:p text:style-name="P1"><text:soft-page-break/>обследуете окрестности (619) или продолжите путь, не забывая поглядывать за</text:p>
      <text:p text:style-name="P1">спину (206)?</text:p>
      <text:p text:style-name="P1">762.</text:p>
      <text:p text:style-name="P1">- Спасибо тебе, друг, - радуется бродяга, - пойдем, мы их быстро нагоним.</text:p>
      <text:p text:style-name="P1">Он очень быстрым шагом идет в сторону тракта, предлагая следовать за ним.</text:p>
      <text:p text:style-name="P1">Отступать от задуманного поздно, и вы догоняете незадачливого торговца.</text:p>
      <text:p text:style-name="P1">Миновав околицу, вы несколько минут идете по дороге, как вдруг ваш попутчик</text:p>
      <text:p text:style-name="P1">возбужденно кричит: «Вот они!» и устремляется куда-то в сторону. Посмотрев</text:p>
      <text:p text:style-name="P1">туда, куда он указал, вы видите двоих мужчин, присевших у большого камня.</text:p>
      <text:p text:style-name="P1">Вокруг никого нет, и они, чувствуя себя вполне свободно, развалились на травке.</text:p>
      <text:p text:style-name="P1">Услышав крик, они вскакивают на ноги. Вы приближаетесь к ним и видите перед</text:p>
      <text:p text:style-name="P1">собой двух здоровяков, одетых в добротную темную одежду. Они уже достали</text:p>
      <text:p text:style-name="P1">оружие и с ухмылкой смотрят на вас. Вопреки ожиданию, в руках у них не грубые</text:p>
      <text:p text:style-name="P1">дубины, а вполне приличные мечи. Короткие черные волосы одного из них резкоотличаются от тщательно приглаженной русой шевелюры другого, опоясанного</text:p>
      <text:p text:style-name="P1">изящным поясом с красной вышивкой. Рядом на земле валяются походные</text:p>
      <text:p text:style-name="P1">мешки. Если они действительно украли товары, то где они их прячут? Вы</text:p>
      <text:p text:style-name="P1">вопросительно оглядываетесь на проводника, и все становится понятно. Тот уже</text:p>
      <text:p text:style-name="P1">достал из-за камня меч и с недоброй улыбкой подходит ближе. Но кто же знал,</text:p>
      <text:p text:style-name="P1">что, только отъехав от Великогорска, вы попадете в ловушку? Проводник тем</text:p>
      <text:p text:style-name="P1">временем равнодушным голосом произносит:</text:p>
      <text:p text:style-name="P1">- Вот и те, кого мы ищем, приятель. Правда, оказалось, что это мои друзья. Не</text:p>
      <text:p text:style-name="P1">строй из себя героя, отдай свой мешок, золото и оружие, и мы подумаем о том,</text:p>
      <text:p text:style-name="P1">чтобы сохранить тебе жизнь.</text:p>
      <text:p text:style-name="P1">Вместо ответа вы достаете меч и смотрите в глаза негодяю, не упуская из виду</text:p>
      <text:p text:style-name="P1">его дружков.</text:p>
      <text:p text:style-name="P1">- Что ж, - разочарованно говорит бандит, - ты выбрал неверное решение.</text:p>
      <text:p text:style-name="P1">У разбойников нет доспехов, но благодаря их отсутствию они двигаются</text:p>
      <text:p text:style-name="P1">быстрее, так что бой предстоит нелегкий: эти парни ограбили не одного путника.</text:p>
      <text:p text:style-name="P1">1-ЫЙ РАЗБОЙНИК</text:p>
      <text:p text:style-name="P1">Нападение 7</text:p>
      <text:p text:style-name="P1">Защита</text:p>
      <text:p text:style-name="P1">14</text:p>
      <text:p text:style-name="P1">Жизнь</text:p>
      <text:p text:style-name="P1">8</text:p>
      <text:p text:style-name="P1">Инициатива 9</text:p>
      <text:p text:style-name="P1">В начале боя применяет агрессивный стиль боя, после смерти одного из</text:p>
      <text:p text:style-name="P1">товарищей и до конца боя - контратакующий</text:p>
      <text:p text:style-name="P1">2-ОЙ РАЗБОЙНИК</text:p>
      <text:p text:style-name="P1">Нападение 7</text:p>
      <text:p text:style-name="P1">Защита</text:p>
      <text:p text:style-name="P1">14</text:p>
      <text:p text:style-name="P1">Жизнь</text:p>
      <text:p text:style-name="P1">8</text:p>
      <text:p text:style-name="P1">Инициатива 10</text:p>
      <text:p text:style-name="P1">Если останется в одиночестве, применит оборонительный стиль боя</text:p>
      <text:p text:style-name="P1">3-ИЙ РАЗБОЙНИК</text:p>
      <text:p text:style-name="P1">Нападение 8</text:p>
      <text:p text:style-name="P1">Защита</text:p>
      <text:p text:style-name="P1">14</text:p>
      <text:p text:style-name="P1">Жизнь</text:p>
      <text:p text:style-name="P1">10</text:p>
      <text:p text:style-name="P1"><text:soft-page-break/>Инициатива 10</text:p>
      <text:p text:style-name="P1">Бой предстоит нелегкий. Вы, конечно, знали, что в лесу живут разбойники, но</text:p>
      <text:p text:style-name="P1">не предполагали, что они настолько обнаглели, что обосновались практически у</text:p>
      <text:p text:style-name="P1">стен города и нападают на вооруженных путников. Если удача сегодня на вашей</text:p>
      <text:p text:style-name="P1">стороне, и вам удалось победить, можете посидеть на траве и передохнуть, а затем</text:p>
      <text:p text:style-name="P1">осмотреть поверженных врагов. В мешках, валяющихся на земле, нет ничего</text:p>
      <text:p text:style-name="P1">кроме бесполезных тряпок. Зато в кошельках, снятых с поясов, вы находите</text:p>
      <text:p text:style-name="P1">немного денег – 7 монет. После осмотра карманов находится интересная вещица –нефритовые бусы (+50). Вещь довольно дешевая, но если есть место в вещмешке,</text:p>
      <text:p text:style-name="P1">можно ее прихватить. Теперь благодарите судьбу, что она позволила миновать это</text:p>
      <text:p text:style-name="P1">опасное приключение и поскорее уходите из злополучного места – 487.</text:p>
      <text:p text:style-name="P1">763.</text:p>
      <text:p text:style-name="P1">Кузнец не ожидал, что вы можете предложить ему свою помощь. Он</text:p>
      <text:p text:style-name="P1">благодарен вам за участие в его проблеме, но предупреждает, что тот знахарь,</text:p>
      <text:p text:style-name="P1">которого он приглашал, был очень опытным, но и он оказался бессилен, поэтому</text:p>
      <text:p text:style-name="P1">трижды подумайте, чем оставаться на ночь в бане, полной опасностей. Если вы</text:p>
      <text:p text:style-name="P1">прислушаетесь к совету мастера, то он не будет в обиде на вас, если вы откажетесь</text:p>
      <text:p text:style-name="P1">от своего предложения и не станете рисковать понапрасну. Если же вы уверены в</text:p>
      <text:p text:style-name="P1">том, что сможете помочь хозяину, возвращайтесь ближе к ночи к нему, и он</text:p>
      <text:p text:style-name="P1">пустит вас в баню. В этом случае, когда вы окажетесь на параграфе,</text:p>
      <text:p text:style-name="P1">начинающемся словами «Приближается ночь», перейдите на параграф 492. А</text:p>
      <text:p text:style-name="P1">пока вечер не закончился, можно заняться другими делами – 443.</text:p>
      <text:p text:style-name="P1">764.</text:p>
      <text:p text:style-name="P1">- Правильную, - отвечает каждая из зачарованных голов. Вы чешете затылок,</text:p>
      <text:p text:style-name="P1">пытаясь понять, кто же сказал правду, а кто соврал. Но теперь узнать это</text:p>
      <text:p text:style-name="P1">невозможно и задавать новые вопросы бесполезно. Пора выбрать, в какую дверь</text:p>
      <text:p text:style-name="P1">вы войдете: левую с головой медведя (631), среднюю с головой козла (864) или</text:p>
      <text:p text:style-name="P1">правую с головой быка (673).</text:p>
      <text:p text:style-name="P1">765.</text:p>
      <text:p text:style-name="P1">Оружие стража – его ветки. Поначалу противник показался вам легким, но</text:p>
      <text:p text:style-name="P1">эта иллюзия быстро исчезает: из земли появляются корни, которые норовят</text:p>
      <text:p text:style-name="P1">опутать ноги и схватить за руку, чтобы удержать вас на месте и обездвижить. А уж</text:p>
      <text:p text:style-name="P1">вековая кора по твердости почти не уступает камню.</text:p>
      <text:p text:style-name="P1">ДЕРЕВО-СТРАЖ</text:p>
      <text:p text:style-name="P1">Нападение 8</text:p>
      <text:p text:style-name="P1">Защита</text:p>
      <text:p text:style-name="P1">16</text:p>
      <text:p text:style-name="P1">Жизнь</text:p>
      <text:p text:style-name="P1">12</text:p>
      <text:p text:style-name="P1">Инициатива 7</text:p>
      <text:p text:style-name="P1">Убить стража невозможно, но, отрубив ему несколько веток и повредив кору,</text:p>
      <text:p text:style-name="P1">можно прогнать обратно в лес. Если удастся это сделать, быстрее берите цветок и</text:p>
      <text:p text:style-name="P1">уходите с поляны, пока страж не вернулся, - (278).</text:p>
      <text:p text:style-name="P1">766.- Да, такое иногда случается, - соглашается ваш собеседник. – Путники</text:p>
      <text:p text:style-name="P1">проходят мимо и случайно замечают наш лагерь. Не всех из них мы отпускаем, но</text:p>
      <text:p text:style-name="P1">до тебя нам нет дела. Я и сам хотел посоветовать тебе пойти дальше своей</text:p>
      <text:p text:style-name="P1">дорогой, и было бы здорово, если бы ты забыл, что здесь видел, и не распускал</text:p>
      <text:p text:style-name="P1">ненужные слухи.</text:p>
      <text:p text:style-name="P1">Вы понимающе киваете головой и, догадавшись, что беседа окончена,</text:p>
      <text:p text:style-name="P1">медленно разворачиваетесь и возвращаетесь на дорогу. Спиной вы чувствуете, что</text:p>
      <text:p text:style-name="P1">незнакомцы не спускают с вас глаз и ждут, пока вы удалитесь на значительное</text:p>
      <text:p text:style-name="P1">расстояние. Отойдя подальше, вы оглядываетесь и видите, что таинственные</text:p>
      <text:p text:style-name="P1"><text:soft-page-break/>обитатели лагеря возвращаются за частокол, потеряв к вам всякий интерес. Не</text:p>
      <text:p text:style-name="P1">считая нужным беспокоить их еще, вы идете дальше – 867.</text:p>
      <text:p text:style-name="P1">767.</text:p>
      <text:p text:style-name="P1">Солнце уже вплотную приблизилось к горизонту и красиво осветило</text:p>
      <text:p text:style-name="P1">красноватым светом городские жилища. Вы прогуливаетесь по улицам, на</text:p>
      <text:p text:style-name="P1">которых становится значительно тише, и все же Стоянка по-прежнему живет</text:p>
      <text:p text:style-name="P1">своей неспокойной и суетливой жизнью. Вы обходите значительную часть города,</text:p>
      <text:p text:style-name="P1">но не находите ничего занимательного. Кажется, уже пора решаться на что-</text:p>
      <text:p text:style-name="P1">нибудь – пытаться войти во дворец или уходить из города. Лучше бросить</text:p>
      <text:p text:style-name="P1">бесцельное брожение между домами и что-то предпринять – 815.</text:p>
      <text:p text:style-name="P1">768.</text:p>
      <text:p text:style-name="P1">Вы можете просто побродить по улицам или заглянуть туда, где еще не</text:p>
      <text:p text:style-name="P1">были: в трактир (566), посмотреть, открыты ли еще лавки (70), поискать</text:p>
      <text:p text:style-name="P1">городового воеводу (452). Когда вы завершите все дела, отправляйтесь на поиски</text:p>
      <text:p text:style-name="P1">места для ночлега - (155).</text:p>
      <text:p text:style-name="P1">769.</text:p>
      <text:p text:style-name="P1">Лес по бокам начинает редеть. Деревья уже не стоят стеной и свободно</text:p>
      <text:p text:style-name="P1">пропускают солнечный свет. То, что мешало днем, теперь доставляет</text:p>
      <text:p text:style-name="P1">удовольствие: жара спала, и мягкие лучи приятно греют, а не опаляют, как</text:p>
      <text:p text:style-name="P1">несколько часов назад. Близится вечер. В это время деревья заканчиваются, и вы</text:p>
      <text:p text:style-name="P1">оказываетесь на бескрайних полях. Колосящаяся на вспаханной земле рожь ясно</text:p>
      <text:p text:style-name="P1">дает понять, что деревня недалеко, хотя домов пока не видно. Возможно, они за</text:p>
      <text:p text:style-name="P1">небольшой рощицей, виднеющейся на другом конце поля. Тракт уверенно вьется</text:p>
      <text:p text:style-name="P1">вперед между ржаными просторами, и проще всего продолжить путь по нему</text:p>
      <text:p text:style-name="P1">(399). Однако вправо вдоль полей убегает тропинка, которая снова приведет в лес,</text:p>
      <text:p text:style-name="P1">грозно стоящий темной стеной у края поля. Непонятно, ведет она в деревню или</text:p>
      <text:p text:style-name="P1">от нее, но, в любом случае, можно пойти по ней (365).770.</text:p>
      <text:p text:style-name="P1">Улучив момент, когда никто не смотрит на шатер, вы проскальзываете в него</text:p>
      <text:p text:style-name="P1">и замираете. Внутри пусто и довольно прохладно. Снаружи не слышно никакого</text:p>
      <text:p text:style-name="P1">шума. Значит, ваш маневр остался незамеченным, и можно осмотреть палатку. Но</text:p>
      <text:p text:style-name="P1">лучше поторопиться – туменник может в любой момент вернуться.</text:p>
      <text:p text:style-name="P1">В первую очередь ваше внимание привлекает не роскошная обстановка, а</text:p>
      <text:p text:style-name="P1">карты, разложенные на невысоком, но широком столе посреди шатра. Вы</text:p>
      <text:p text:style-name="P1">тщательно их изучаете, стараясь хотя бы зрительно запомнить все, что на них</text:p>
      <text:p text:style-name="P1">изображено – брать с собой бумаги не стоит, ведь туменник может заметить</text:p>
      <text:p text:style-name="P1">пропажу, а тогда выбраться из лагеря будет намного труднее.</text:p>
      <text:p text:style-name="P1">На картах нарисовано Полесье во всем подробностях, вплоть до мелких</text:p>
      <text:p text:style-name="P1">деревень, городских стен и рвов и лесных тропинок. Судя по всему, эти сведения</text:p>
      <text:p text:style-name="P1">собираются давно и с большой тщательностью. Около городов и деревень стоит</text:p>
      <text:p text:style-name="P1">множество чисел, но трудно догадаться, что они означают: может быть, это</text:p>
      <text:p text:style-name="P1">количество воинов, охраняющих селения, может – размеры городских стен.</text:p>
      <text:p text:style-name="P1">Больше никаких отметок на картах нет, поэтому понять, в каком направлении</text:p>
      <text:p text:style-name="P1">степняки собираются начать нападение, невозможно.</text:p>
      <text:p text:style-name="P1">Кроме карт на столе разбросано множество других бумаг. Вы догадываетесь,</text:p>
      <text:p text:style-name="P1">что это отчеты, донесения и письма, но прочитать их вы не в силах – вы не</text:p>
      <text:p text:style-name="P1">знакомы с алфавитом степняков. Среди документов небрежно брошена большая</text:p>
      <text:p text:style-name="P1">печать. На ней изображена какая-то птица, которую вы никогда не видели в</text:p>
      <text:p text:style-name="P1">природе. Скорее всего, она существует лишь в сказках кочевников. В голову</text:p>
      <text:p text:style-name="P1">приходит мысль, что оттиск такой печати может быть полезен. Достав наугад</text:p>
      <text:p text:style-name="P1">один из листков, лежащих под бумагами, пропажу которого обнаружат не сразу,</text:p>
      <text:p text:style-name="P1">вы складываете его и запечатываете найденной на столе печатью. Теперь документ</text:p>
      <text:p text:style-name="P1">имеет вид письма, которое, возможно, удастся использовать в дальнейшем (+240);</text:p>
      <text:p text:style-name="P1"><text:soft-page-break/>запечатанное письмо займет одно место в мешке.</text:p>
      <text:p text:style-name="P1">Закончив осмотр стола, вы обращаете свое внимание на другие предметы, но</text:p>
      <text:p text:style-name="P1">больше ничего, относящегося к предстоящей войне, не находите. В шатре в</text:p>
      <text:p text:style-name="P1">основном лежат личные вещи туменника. Конечно, многие из них очень ценные,</text:p>
      <text:p text:style-name="P1">но брать что-то вы не решаетесь. К тому же вы и так много времени провели в</text:p>
      <text:p text:style-name="P1">палатке: скоро наверняка вернется ее хозяин, да и обед у воинов, дежурящих у</text:p>
      <text:p text:style-name="P1">шатра, скорее всего, подходит к концу.</text:p>
      <text:p text:style-name="P1">Приблизившись к входу, вы осторожно выглядываете через образовавшуюся</text:p>
      <text:p text:style-name="P1">щель. Никто не обращает внимания на палатку туменника, считая, что она пуста.</text:p>
      <text:p text:style-name="P1">Воспользовавшись этим, вы выскальзываете наружу и отходите в сторону, как ни в</text:p>
      <text:p text:style-name="P1">чем не бывало. Отдалившись от шатра, вы понимаете, что вовремя покинули его:</text:p>
      <text:p text:style-name="P1">главный туменник уже направляется неспешно к своей палатке в сопровождении</text:p>
      <text:p text:style-name="P1">телохранителей. В этот раз удача повернулась к вам лицом, и вы сделали все</text:p>
      <text:p text:style-name="P1">превосходно. Теперь будет, о чем доложить князю. А сейчас нужно решить, что</text:p>
      <text:p text:style-name="P1">делать дальше – 397.771.</text:p>
      <text:p text:style-name="P1">Не доверяя местным дорогам, на которых могут встретиться вооруженные</text:p>
      <text:p text:style-name="P1">патрули, вы сворачиваете в открытую степь. Некоторое время вы идете, не замечая</text:p>
      <text:p text:style-name="P1">ковыль, растущий под ногами, но скоро бесконечные бугры и входы в норы, в</text:p>
      <text:p text:style-name="P1">которые иногда проваливаются ноги, ужасно надоедают, и вы жалеете, что</text:p>
      <text:p text:style-name="P1">свернули с утоптанной дороги. Ведь обзор в степи великолепный, и, завидев</text:p>
      <text:p text:style-name="P1">патруль, всегда можно успеть спрятаться в траве. В-общем-то, еще не поздно</text:p>
      <text:p text:style-name="P1">вернуться обратно и пойти по одной из дорог – на юг (584) или юго-запад(137).</text:p>
      <text:p text:style-name="P1">Если вы упрямо пойдете дальше по степи – 274.</text:p>
      <text:p text:style-name="P1">772.</text:p>
      <text:p text:style-name="P1">- Вот спасибо тебе, добрый человек, век тебя не забуду, - радуется бродяга,</text:p>
      <text:p text:style-name="P1">бережно принимая еду и завязывая ее в узелок из собственной рубахи. Потом,</text:p>
      <text:p text:style-name="P1">немного подумав, добавляет: – Знаешь, в лес этот я больше не вернусь, хватит с</text:p>
      <text:p text:style-name="P1">меня поисков кладов. Но ты смел и находчив, и я кое-что расскажу тебе, чтобы ты</text:p>
      <text:p text:style-name="P1">не думал, что перед тобой неблагодарное животное. Хоть и побродил я напрасно,</text:p>
      <text:p text:style-name="P1">но кое-что нашел. Дело в том, что старик меня не просто абы куда послал, он мне</text:p>
      <text:p text:style-name="P1">сказал, как тайное место найти. Нужно идти по лесу, пока не увидишь пень</text:p>
      <text:p text:style-name="P1">гнилой. В пне том вода дождевая застоялась, а рядом сосна молодая растет, и</text:p>
      <text:p text:style-name="P1">лапы у нее к пню точно к другу тянутся. Нужно у того пня встать, веточку с</text:p>
      <text:p text:style-name="P1">сосенки отломить, круг очертить вокруг себя и три раза вокруг пня</text:p>
      <text:p text:style-name="P1">перекувыркнуться. Тогда гнилая вода в пне станет чище, чем в ручье горном. Эту</text:p>
      <text:p text:style-name="P1">воду нужно в ладони набрать. А от пня откроется тропка тайная, которую просто</text:p>
      <text:p text:style-name="P1">так не заметишь. По той тропке нужно идти, по сторонам не смотреть, а воду в</text:p>
      <text:p text:style-name="P1">ладонях держать. Так и выйдешь на поляну лесную, а посередине огненный</text:p>
      <text:p text:style-name="P1">цветок растет. Его нужно полить водой волшебной, что в пне была, тогда он тебе в</text:p>
      <text:p text:style-name="P1">руки дастся. Но помни: как только возьмешься за цветок, нападет на тебя страж</text:p>
      <text:p text:style-name="P1">лесной, чудовище могучее. Справиться с ним нелегко, но можно постараться</text:p>
      <text:p text:style-name="P1">сорвать цветок и бежать обратно к пню, успеешь добежать – жив останешься, а не</text:p>
      <text:p text:style-name="P1">успеешь – помрешь лютой смертью. Я-то быстро бегаю, на ноги свои и надеялся,</text:p>
      <text:p text:style-name="P1">если найду папоротник. И еще: когда с цветком к пню возвращаешься,</text:p>
      <text:p text:style-name="P1">оглядываться нельзя. Так вот, бродил я долго по лесу и нашел пень заветный. Где</text:p>
      <text:p text:style-name="P1">это было, не помню я. Сорвал я веточку с сосны, да слаб был от голода и уронил ее</text:p>
      <text:p text:style-name="P1">на землю. Тут взор мой помутился, на землю я упал, а когда глаза открыл – ни</text:p>
      <text:p text:style-name="P1">пня, ни сосны поблизости не было, и найти я их не мог больше, как ни блуждал.</text:p>
      <text:p text:style-name="P1">Хочешь верь в мой рассказ, хочешь нет – дело твое. Мне, как видишь, поиски</text:p>
      <text:p text:style-name="P1">папоротника на пользу не пошли, - он грустно вздыхает. – Да, не забудь: не</text:p>
      <text:p text:style-name="P1">сворачивай с тропинки, это опасно, - добавляет он.</text:p>
      <text:p text:style-name="P1">Если вы посчитаете, что нашли заветное место, можете попробовать</text:p>
      <text:p text:style-name="P1"><text:soft-page-break/>воспользоваться полученными знаниями (+40). После этого можете попрощаться с</text:p>
      <text:p text:style-name="P1">несчастливым крестьянином, который медленно побрел в ту сторону, откуда выпришли. Однако в глазах его появилась надежда и желание жить: до Хвойного он</text:p>
      <text:p text:style-name="P1">дойдет. – 504.</text:p>
      <text:p text:style-name="P1">773.</text:p>
      <text:p text:style-name="P1">- Ты выбрал загадку, так слушай же. Когда моему отцу было 285 лет, мне</text:p>
      <text:p text:style-name="P1">было 39 лет, а теперь отец старше меня ровно вдвое. Так сколько мне сейчас лет?</text:p>
      <text:p text:style-name="P1">Не торопитесь с ответом: страж дает вам время, чтобы подумать, ведь права</text:p>
      <text:p text:style-name="P1">на ошибку у вас нет. Если вы считаете, что решили задачу, результат и будет</text:p>
      <text:p text:style-name="P1">номером параграфа, на который нужно перейти. Если загадка вам не по силам –</text:p>
      <text:p text:style-name="P1">900.</text:p>
      <text:p text:style-name="P1">774.</text:p>
      <text:p text:style-name="P1">Тропинка все так же приветливо вьется между деревьев. Вы ловите себя на</text:p>
      <text:p text:style-name="P1">мысли, что в этом лесу вы ощущаете себя в большей безопасности, чем когда шли</text:p>
      <text:p text:style-name="P1">по Полесью. Вы уверены, что не встретите разбойников, вражеских лазутчиков</text:p>
      <text:p text:style-name="P1">или просто любопытных путешественников. Вряд ли в этом лесу вообще есть</text:p>
      <text:p text:style-name="P1">люди. А местные духи пока, похоже, относятся к вам вполне лояльно и не</text:p>
      <text:p text:style-name="P1">собираются чинить препятствий, замерев в чаще, отчего вы даже не замечаете их</text:p>
      <text:p text:style-name="P1">присутствия. Лишь птицы весело щебечут между деревьями да ветки шуршат под</text:p>
      <text:p text:style-name="P1">порывами ветра.</text:p>
      <text:p text:style-name="P1">Через некоторое время вы подходите к развилке. Две абсолютно одинаково</text:p>
      <text:p text:style-name="P1">утоптанные тропинки убегают в разные стороны, но обе ведут в нужном</text:p>
      <text:p text:style-name="P1">направлении. Вы стоите в замешательстве, не зная, какой путь правильный, и</text:p>
      <text:p text:style-name="P1">ничто не помогает делать выбор. Придется довериться интуиции: пойдете</text:p>
      <text:p text:style-name="P1">направо (884) или налево (845)?</text:p>
      <text:p text:style-name="P1">775.</text:p>
      <text:p text:style-name="P1">Вы делаете безумный поступок и выпиваете воду из синего родника. На вкус</text:p>
      <text:p text:style-name="P1">она ничем не отличается от любой другой воды, и вы недоверчиво смотрите на</text:p>
      <text:p text:style-name="P1">хозяина зала: неужели он пошутил? Но древень очень серьезен, и вы понимаете,</text:p>
      <text:p text:style-name="P1">что вода отравлена колдовством, и поэтому на вкус невозможно определить, что</text:p>
      <text:p text:style-name="P1">она несет смерть. Но на что вы надеялись? Вы выпили воду из самого темного</text:p>
      <text:p text:style-name="P1">источника, который есть на вашей стороне, и теперь вам нечем нейтрализовать</text:p>
      <text:p text:style-name="P1">яд. Единственное, что вы можете предпринять, пока не испустили дух – это начать</text:p>
      <text:p text:style-name="P1">состязание – 588.</text:p>
      <text:p text:style-name="P1">776.Левая сторона лагеря выглядит более спокойной, и вы справедливо</text:p>
      <text:p text:style-name="P1">рассуждаете, что там у вас есть больше шансов пробраться незамеченным. Вы</text:p>
      <text:p text:style-name="P1">сворачиваете с тракта прямо на траву и идете в обход стоянки, выбрав приличное</text:p>
      <text:p text:style-name="P1">расстояние до нее. Издалека вы ясно различаете какое-то движение в лагере,</text:p>
      <text:p text:style-name="P1">который оказывается просто огромным. Остается надеяться, что в нем собрана</text:p>
      <text:p text:style-name="P1">основная часть войска степняков – если есть хотя бы еще один лагерь, то численное</text:p>
      <text:p text:style-name="P1">преимущество кочевников перед жителями Полесья будет неимоверным. Все-таки</text:p>
      <text:p text:style-name="P1">вам удается беспрепятственно обойти опасное место, хотя это и занимает немало</text:p>
      <text:p text:style-name="P1">времени. Когда лагерь удаляется на значительное расстояние и сливается в одно</text:p>
      <text:p text:style-name="P1">сплошное пятно, в котором уже невозможно различить отдельных людей, вы</text:p>
      <text:p text:style-name="P1">поворачиваете обратно в сторону тракту и вскоре возвращаетесь на него. Теперь,</text:p>
      <text:p text:style-name="P1">когда военные палатки остались позади, можно вздохнуть спокойно и</text:p>
      <text:p text:style-name="P1">продолжить путешествие - (370).</text:p>
      <text:p text:style-name="P1">777.</text:p>
      <text:p text:style-name="P1">Справедливо рассудив, что один-единственный встреченный враг – это еще не</text:p>
      <text:p text:style-name="P1">повод для паники, вы смело отправляетесь дальше. До моста оставалось пройти</text:p>
      <text:p text:style-name="P1">немного, и этот путь вы проходите без каких-либо неожиданностей. А вот у</text:p>
      <text:p text:style-name="P1">самого ущелья вас ожидает сюрприз – приятель убитого ранее лазутчика вовсю</text:p>
      <text:p text:style-name="P1"><text:soft-page-break/>орудует топором, пытаясь сломать деревянные опоры, на которых держится мост</text:p>
      <text:p text:style-name="P1">через ущелье, и перерубить канаты. Теперь кое-что становится понятно. Только</text:p>
      <text:p text:style-name="P1">зачем нужно было разрушать мост? Неужели степнякам известно о тайном пути в</text:p>
      <text:p text:style-name="P1">Айзарию? А о том, что по нему пройдет княжеский гонец, они тоже</text:p>
      <text:p text:style-name="P1">осведомлены? Но тогда они должны были прислать бойцов покрепче...</text:p>
      <text:p text:style-name="P1">Обдумывать все как следует придется потом, так как степняк с топором давно</text:p>
      <text:p text:style-name="P1">заметил вас. Для начала он бросает свой плотницкий инструмент, определенно</text:p>
      <text:p text:style-name="P1">метясь в вашу голову. Однако попасть с такого расстояния точно можно разве что</text:p>
      <text:p text:style-name="P1">в неподвижное дерево, в то время как вы, не желая получить удар летящим</text:p>
      <text:p text:style-name="P1">снарядом, просто делаете шаг в сторону. Степняк же хватает саблю, лежащую у</text:p>
      <text:p text:style-name="P1">него под рукой, и бросается на вас.</text:p>
      <text:p text:style-name="P1">СТЕПНЯК</text:p>
      <text:p text:style-name="P1">Нападение</text:p>
      <text:p text:style-name="P1">8</text:p>
      <text:p text:style-name="P1">Защита</text:p>
      <text:p text:style-name="P1">13</text:p>
      <text:p text:style-name="P1">Инициатива 10</text:p>
      <text:p text:style-name="P1">Жизнь</text:p>
      <text:p text:style-name="P1">11</text:p>
      <text:p text:style-name="P1">Не самый сложный противник из встреченных вами ранее во время пусть</text:p>
      <text:p text:style-name="P1">недолгой, но насыщенной жизни. Обыск тела поверженного не смог пролить свет</text:p>
      <text:p text:style-name="P1">на загадку появления здесь степняков или подтвердить ваши догадки. Ну что ж,</text:p>
      <text:p text:style-name="P1">главное, что вы остались целы, а мост не разрушен врагами. Проверив опоры и</text:p>
      <text:p text:style-name="P1">убедившись, что вы застали южанина в тот момент, когда он только начал свое</text:p>
      <text:p text:style-name="P1">дело, вы благополучно переходите на другую сторону ущелья (недаром егоназывают Лихим) и быстрым шагом уходите прочь. Тем не менее, чувство тревоги</text:p>
      <text:p text:style-name="P1">не покидает вас до самого Берложья: кто знает, всех ли врагов вы перебили, и не</text:p>
      <text:p text:style-name="P1">остался ли кто-нибудь позади? Однако соблюденные меры предосторожности</text:p>
      <text:p text:style-name="P1">позволили к ночи дойти целым и невредимым до деревни. В Берложье Косматый,</text:p>
      <text:p text:style-name="P1">увидев нож, приготовленный для него в качестве подарка, оказывает вам</text:p>
      <text:p text:style-name="P1">радушный прием, кормит вкусным ужином, и вы наконец-то успокаиваетесь и</text:p>
      <text:p text:style-name="P1">безмятежно спите несколько часов до восхода солнца. На рассвете у дома ждет</text:p>
      <text:p text:style-name="P1">запряженная лошадь. К обеду вы уже выезжаете из леса, а к полуночи</text:p>
      <text:p text:style-name="P1">добираетесь до Дивеи – столицы Айзарии. Как и говорил князь, обладателю</text:p>
      <text:p text:style-name="P1">печати на имеющемся у вас письме открыты все двери. Той же ночью вы отдаете</text:p>
      <text:p text:style-name="P1">письмо хмурому и величавому королю айзаров – статному мужчине в полном</text:p>
      <text:p text:style-name="P1">рассвете сил. Впрочем, крепкое здоровье - одна из отличительных черт всех</text:p>
      <text:p text:style-name="P1">айзаров. Вас король просит пройти вместе со слугой в другую комнату и ждать</text:p>
      <text:p text:style-name="P1">ответа. В маленькой спальне удается вздремнуть и набраться сил перед обратной</text:p>
      <text:p text:style-name="P1">дорогой. Утром вам вручают ответное письмо, которое вы бережно вшиваете в</text:p>
      <text:p text:style-name="P1">одежду, как и предыдущий. Это письмо вы без приключений довозите до</text:p>
      <text:p text:style-name="P1">Берложья, а оттуда и до Великогорска; мост находится в целости и сохранности,</text:p>
      <text:p text:style-name="P1">врагов поблизости не оказывается. Благодаря тому, что вы точно и грамотно</text:p>
      <text:p text:style-name="P1">исполнили приказ князя, русичи получили сильного союзника в лице Айзарии,</text:p>
      <text:p text:style-name="P1">король которой всегда по-дружески относился к Мирославу, к тому же сами</text:p>
      <text:p text:style-name="P1">айзары стали подвергаться нападениям вероломных степняков. За исполненное</text:p>
      <text:p text:style-name="P1">поручение вас, несомненно, ждет награда, а ваши боевые навыки еще понадобятся</text:p>
      <text:p text:style-name="P1">в предстоящей войне...</text:p>
      <text:p text:style-name="P1">778.</text:p>
      <text:p text:style-name="P1">Стоянка с ее шумными улицами и недоверчивыми взглядами изрядно вам</text:p>
      <text:p text:style-name="P1">надоела, к тому же приближается ночь, и вы решаете покинуть город. Помня о</text:p>
      <text:p text:style-name="P1">дневной жаре, вы приходите к выводу, что идти под звездным небом в ночной</text:p>
      <text:p text:style-name="P1"><text:soft-page-break/>прохладе будет гораздо легче. Вам удается уйти из города так же просто, как и</text:p>
      <text:p text:style-name="P1">попасть в него. Внутренний голос подсказывает, что вы что-то упустили, но</text:p>
      <text:p text:style-name="P1">решение принято, и постепенно шатры и дома исчезают из вида – 149.</text:p>
      <text:p text:style-name="P1">779.</text:p>
      <text:p text:style-name="P1">- Ха, еще один «безобидный странник», - усмехается командир степняков. –</text:p>
      <text:p text:style-name="P1">Сколько же еще вас будет тут бродить? Или нам нужно казнить всех подряд,</text:p>
      <text:p text:style-name="P1">чтобы русичам было неповадно соваться в наши степи? Знаешь ли ты, что я имею</text:p>
      <text:p text:style-name="P1">право делать все, что посчитаю нужным, с подозрительными незнакомцами? А ты</text:p>
      <text:p text:style-name="P1">мне кажешься очень подозрительным. Впрочем, у меня хорошее настроение, и я</text:p>
      <text:p text:style-name="P1">пощажу тебе жизнь. Парни, - обращается он к своим подчиненным, зевая, -</text:p>
      <text:p text:style-name="P1">отделайте его как следует и отпустите.Он поворачивается к вам спиной и уходит в свою палатку. Вы, понимая, что</text:p>
      <text:p text:style-name="P1">сейчас последует, тянетесь к мечу, но не успеваете достать оружие, когда вас</text:p>
      <text:p text:style-name="P1">сбивают с ног, и сверху наваливается сразу несколько противников. После третьего</text:p>
      <text:p text:style-name="P1">или четвертого удара по лицу все плывет перед глазами, и вы теряете сознание...</text:p>
      <text:p text:style-name="P1">Очнулись вы под открытым небом рядом с дорогой. Вдалеке видна башня</text:p>
      <text:p text:style-name="P1">заставы, но у вас нет никакого желания туда возвращаться. Степняки с рвением</text:p>
      <text:p text:style-name="P1">выполнили приказ своего командира: все тело болит, лицо в синяках, одежда</text:p>
      <text:p text:style-name="P1">местами порвана (показатель Жизни уменьшается до 1). К вечеру полученные</text:p>
      <text:p text:style-name="P1">ушибы разбухнут, и разрез глаз у вас станет такой же, как и у местных жителей. К</text:p>
      <text:p text:style-name="P1">тому же жадные до денег кочевники полностью опустошили вас кошелек. Однако</text:p>
      <text:p text:style-name="P1">они почему-то оставили в неприкосновенности заплечный мешок и оружие, так</text:p>
      <text:p text:style-name="P1">что продолжить путешествие вы сможете. Да и другого выхода у вас нет: не</text:p>
      <text:p text:style-name="P1">возвращаться же назад – 21.</text:p>
      <text:p text:style-name="P1">780.</text:p>
      <text:p text:style-name="P1">Вокруг никого не видно, и вы не рискуете показаться ненормальным. К тому</text:p>
      <text:p text:style-name="P1">же вы оказались в таком положении, когда можно решиться на самые отчаянные</text:p>
      <text:p text:style-name="P1">поступки. Присев на все тот же самый пень, который уже опротивел своим видом,</text:p>
      <text:p text:style-name="P1">вы снимаете одежду, выворачиваете ее наизнанку и надеваете на себя. После этого</text:p>
      <text:p text:style-name="P1">вы меняете сапоги на ногах местами и встаете. С дрожью в голосе, слабо веря в</text:p>
      <text:p text:style-name="P1">результат, вы произносите:</text:p>
      <text:p text:style-name="P1">- Овечья морда, овечья шерсть!</text:p>
      <text:p text:style-name="P1">Резкий шорох, словно кто-то бросился бежать, раздается в стороне, однако вы</text:p>
      <text:p text:style-name="P1">никого не видите.</text:p>
      <text:p text:style-name="P1">- А, угадал! – Раздается громкий голос, после чего все стихает. Вы стоите на</text:p>
      <text:p text:style-name="P1">том же самом месте, но, кажется, вокруг что-то изменилось. Надежда вновь</text:p>
      <text:p text:style-name="P1">возвращается к вам, и вы, не теряя времени, быстро идете по тропинке. Через</text:p>
      <text:p text:style-name="P1">полчаса вы понимаете, что выбрались из проклятого места. Желания выяснять,</text:p>
      <text:p text:style-name="P1">кто пытался заколдовать дорогу, у вас нет, поэтому вы как можно скорее спешите</text:p>
      <text:p text:style-name="P1">к виднеющемуся впереди просвету – 207.</text:p>
      <text:p text:style-name="P1">781.</text:p>
      <text:p text:style-name="P1">Леса давно остались позади, и вы не видите в округе ни одного деревца.</text:p>
      <text:p text:style-name="P1">Туман окончательно рассеивается, и до самого горизонта перед вами расстилается</text:p>
      <text:p text:style-name="P1">бескрайняя степь. Вы идете по утоптанной тропе, а вокруг в траве царит</text:p>
      <text:p text:style-name="P1">оживленная жизнь – снуют шустрые ящерицы, шуршат невидимые грызуны,</text:p>
      <text:p text:style-name="P1">стрекочут насекомые. В этом шуме идти намного веселее, чем в гнетущей тишине.</text:p>
      <text:p text:style-name="P1">Людей поблизости не видно, и вы, весело насвистывая, быстро шагаете вперед.</text:p>
      <text:p text:style-name="P1">В степи все пути открыты, и ничто не мешает вам в любой момент свернуть в</text:p>
      <text:p text:style-name="P1">любую сторону и пойти прямо по траве, но пока на тропе не заметно никаких</text:p>
      <text:p text:style-name="P1">опасностей, вы решаете не пренебрегать ею.Отдалившись на значительное расстояние от заставы, вы замечаете, что</text:p>
      <text:p text:style-name="P1">становится жарче. Солнце поднялось выше, и вы уже ощущаете наступающую</text:p>
      <text:p text:style-name="P1"><text:soft-page-break/>жару. Через полчаса пути вы видите, что влево в степь убегает узкая тропинка.</text:p>
      <text:p text:style-name="P1">Она ведет на юго-восток, почти в том же направлении, что и тропа, по которой вы</text:p>
      <text:p text:style-name="P1">идете. Ничто не мешает вам воспользоваться любым из путей, однако тропа все-</text:p>
      <text:p text:style-name="P1">таки шире и удобнее, к тому же ведет прямо на юг, как раз туда, куда вам нужно.</text:p>
      <text:p text:style-name="P1">Решайте: пойдете дальше по тропе на юг (282) или налево по тропинке (613)?</text:p>
      <text:p text:style-name="P1">782.</text:p>
      <text:p text:style-name="P1">Вы сообщаете, что не прочь остаться переночевать у гостеприимного старика.</text:p>
      <text:p text:style-name="P1">Он, кажется, удовлетворен вашим решением и подтверждает, что вы делаете</text:p>
      <text:p text:style-name="P1">совершенно правильно, оставаясь у него. День только подходит к концу, и</text:p>
      <text:p text:style-name="P1">времени у вас предостаточно, чтобы подкрепиться, проверить снаряжение и</text:p>
      <text:p text:style-name="P1">заняться другими делами. Кстати, знахарь напоминает, что он принес вас свой</text:p>
      <text:p text:style-name="P1">чудесный отвар, который прибавит сил и ловкости на долгое время. Можете</text:p>
      <text:p text:style-name="P1">отведать это ароматное варево (647) или вежливо отказаться.</text:p>
      <text:p text:style-name="P1">Знахарь предлагает вам располагаться поудобнее или прогуляться перед</text:p>
      <text:p text:style-name="P1">сном по лесу. В другие комнаты он вас пока не приглашает, и вы считаете</text:p>
      <text:p text:style-name="P1">неприличным напрашиваться. Пока он суетится по хозяйству, бегая на улицу и в</text:p>
      <text:p text:style-name="P1">соседние комнаты, вы осматриваете комнату еще раз. Теперь вы замечаете то, на</text:p>
      <text:p text:style-name="P1">что не обратили внимания сначала. В дальнем углу, куда практически не</text:p>
      <text:p text:style-name="P1">проникает свет, находится еще один стол с множеством предметов, которые редко</text:p>
      <text:p text:style-name="P1">встретишь в обычном жилище – зеркала, свечи самых разных форм, когти и</text:p>
      <text:p text:style-name="P1">клыки животных. Бросается в глаза и то, что у стен и под потолком много</text:p>
      <text:p text:style-name="P1">паутины, хотя в целом дом содержится в опрятном состоянии; такое чувство,</text:p>
      <text:p text:style-name="P1">будто хозяин специально разводит пауков. Вы снимаете мешок, кладете его под</text:p>
      <text:p text:style-name="P1">лавку и выходите на улицу насладиться теплом опускающегося к горизонту</text:p>
      <text:p text:style-name="P1">солнца.</text:p>
      <text:p text:style-name="P1">Знахарь в это время на коленях ползает по краю поляны, собирая очередную</text:p>
      <text:p text:style-name="P1">порцию растений для своих снадобий. Заметив, что вы вышли, он поднимается на</text:p>
      <text:p text:style-name="P1">ноги, отряхивается и приближается к вам.</text:p>
      <text:p text:style-name="P1">- Отдыхай, путник, не беспокойся ни о чем. Скоро я приготовлю что-нибудь</text:p>
      <text:p text:style-name="P1">на ужин, а затем постелю тебе постель. Здесь, в лесу, ты наберешься великих сил,</text:p>
      <text:p text:style-name="P1">не то, что в деревне, где нынче шумят даже по ночам. У меня будет лишь одна</text:p>
      <text:p text:style-name="P1">просьба к тебе. Мне надо приготовить одно сильное снадобье, для которого нужны</text:p>
      <text:p text:style-name="P1">специальные наговоры. Поэтому я бы хотел ненадолго остаться в доме в тишине и</text:p>
      <text:p text:style-name="P1">одиночестве, а ты пока прогуляйся по лесу, подыши этим чудесным воздухом.</text:p>
      <text:p text:style-name="P1">Когда я закончу, я тебя позову.</text:p>
      <text:p text:style-name="P1">Вы понимаете, что своим неожиданным визитом нарушили планы старика</text:p>
      <text:p text:style-name="P1">на этот вечер, и, не желая ему мешать, соглашаетесь выполнить его просьбу. Он</text:p>
      <text:p text:style-name="P1">благодарно улыбается и уходит в дом. Некоторое время вы стоите недалеко от</text:p>
      <text:p text:style-name="P1">крыльца, не зная, куда идти. С улицы не слышно, что происходит в избушке, окна</text:p>
      <text:p text:style-name="P1">старик предусмотрительно закрыл темными занавесками изнутри. Невежливобыло бы ему мешать, поэтому самое подходящее решение – это последовать его</text:p>
      <text:p text:style-name="P1">совету и пойти погулять (7). Впрочем, если вы сгораете от любопытства и хотите</text:p>
      <text:p text:style-name="P1">узнать, что там делает хозяин, можете войти в дом, но учтите: вы наверняка</text:p>
      <text:p text:style-name="P1">вызовите этим сильный гнев гостеприимного старика (199).</text:p>
      <text:p text:style-name="P1">783.</text:p>
      <text:p text:style-name="P1">Всадник быстро приближается к вам, и вскоре вы можете прекрасно его</text:p>
      <text:p text:style-name="P1">разглядеть. Это степняк низкого роста, слегка привставший в стременах. Одет он в</text:p>
      <text:p text:style-name="P1">короткий темный плащ с капюшоном, вооружен одной саблей. Заметив вас, он не</text:p>
      <text:p text:style-name="P1">собирается останавливаться. Вам приходится отойти немного в сторону, чтобы</text:p>
      <text:p text:style-name="P1">пропустить таинственного попутчика. Всадник стремительно проносится мимо и</text:p>
      <text:p text:style-name="P1">скачет дальше своей дорогой. Как вы и ожидали, прятаться от него не было</text:p>
      <text:p text:style-name="P1">никакого смысла, и можно спокойно продолжить путешествие – 191.</text:p>
      <text:p text:style-name="P1"><text:soft-page-break/>784.</text:p>
      <text:p text:style-name="P1">Вы стучитесь в калитку одного из домов, и тут же жуткий лай оглушает вас и</text:p>
      <text:p text:style-name="P1">заставляет отскочить назад. На шум дверь избы открывается, и на улицу выходит</text:p>
      <text:p text:style-name="P1">немолодая женщина, укутанная в серую шерстяную шаль. Узнав, что вы хотите,</text:p>
      <text:p text:style-name="P1">она приветливо отвечает, что не против того, что вы проведете эту ночь у нее в</text:p>
      <text:p text:style-name="P1">доме, и гостеприимно приглашает войти. На пороге она просит разуться и,</text:p>
      <text:p text:style-name="P1">словно оправдываясь, говорит, что спать придется на полу. Вы успокаиваете ее и</text:p>
      <text:p text:style-name="P1">говорите, что вам приходилось спать и на более твердой поверхности. Из</text:p>
      <text:p text:style-name="P1">короткого разговора вы узнаете, что женщина живет со своим мужем, а их дети</text:p>
      <text:p text:style-name="P1">выросли и уехали в город. Хозяин дома уже было заснул, но, увидев, что пришли</text:p>
      <text:p text:style-name="P1">гости, встает со своей лежанки и приветствует вас. Вы говорите, что не хотите</text:p>
      <text:p text:style-name="P1">доставить много хлопот, поэтому немедленно уляжетесь, а рано утром пойдете</text:p>
      <text:p text:style-name="P1">дальше своей дорогой. Хозяева не интересуются особо, куда вы идете, и вам это</text:p>
      <text:p text:style-name="P1">нравится. Женщина приносит одеяло, которое можно постелить на пол, и</text:p>
      <text:p text:style-name="P1">покрывало, чтобы укрыться, после чего желает спокойной ночи и уходит к мужу,</text:p>
      <text:p text:style-name="P1">который уже успел снова заснуть. Устроив себе вполне удобную лежанку,</text:p>
      <text:p text:style-name="P1">укладываетесь и вы.</text:p>
      <text:p text:style-name="P1">Ночь начинается спокойно. Сначала ничто не тревожит сон, но поздно ночью</text:p>
      <text:p text:style-name="P1">за окном раздался жуткий вой, продолжавшийся почти час. Проснувшиеся от</text:p>
      <text:p text:style-name="P1">шума хозяева, заметившие, что вы тоже не спите, рассказывают, что такой вой</text:p>
      <text:p text:style-name="P1">разносится над деревней уже четвертую ночь. Однако волки рыскают около села</text:p>
      <text:p text:style-name="P1">не впервые, поэтому крестьяне не боятся диких зверей, уверенные, что звери</text:p>
      <text:p text:style-name="P1">вскоре уйдут в лес, или местные охотники разберутся с ними. Когда вой утих, вы</text:p>
      <text:p text:style-name="P1">засыпаете вновь.</text:p>
      <text:p text:style-name="P1">На этот раз ничто больше не прерывает ваш отдых, однако непонятные сны</text:p>
      <text:p text:style-name="P1">вновь начинают одолевать вас. Неясные образы предстают перед глазами, потом</text:p>
      <text:p text:style-name="P1">расплываются, и вы видите странную картину: целая группа русичей работает влесу, сваливая деревья и отвозя их на лошадях в виднеющуюся неподалеку</text:p>
      <text:p text:style-name="P1">деревню. На месте вырубленного леса остаются одни пни, зато домов русичей</text:p>
      <text:p text:style-name="P1">становится все больше и больше. Вы словно шагаете через время, наблюдая, как</text:p>
      <text:p text:style-name="P1">отступает лес, и наступает человеческое жилье. На озерах строятся паромы, на</text:p>
      <text:p text:style-name="P1">реках – мельницы и мосты. Затем ваш взгляд проносится через все земли и</text:p>
      <text:p text:style-name="P1">останавливается на странных существах, бредущих по степи. Это несколько</text:p>
      <text:p text:style-name="P1">невысоких старичков, мало похожих на людей. Одни из них безобразны, другие, с</text:p>
      <text:p text:style-name="P1">седыми бородами, гораздо приятнее на вид. Они похожи на лесовичков или</text:p>
      <text:p text:style-name="P1">домовых из бабушкиных сказок. За собой они тащат забавный скарб, состоящий у</text:p>
      <text:p text:style-name="P1">одних из кастрюль и ложек, у других – из лопаты и вил, у третьих – из охапки</text:p>
      <text:p text:style-name="P1">сена. Процессия выглядела бы смешной, если бы в какой-то момент один из</text:p>
      <text:p text:style-name="P1">старичков не обернулся и не посмотрел назад. Его беспомощные глаза выражают</text:p>
      <text:p text:style-name="P1">такую грусть, что у вас сжимается сердце. Позади него вам удается разглядеть</text:p>
      <text:p text:style-name="P1">пики незнакомых гор, к которым и направляются беглецы. Постепенно неясные</text:p>
      <text:p text:style-name="P1">картины исчезают, и вы просыпаетесь. Уже утро. Сон запомнился удивительно</text:p>
      <text:p text:style-name="P1">отчетливо, и вы перебираете все его подробности в голове, одновременно собирая</text:p>
      <text:p text:style-name="P1">вещи. Хозяев нет, они ушли раньше вас. Пора и вам отправляться в путь – 346.</text:p>
      <text:p text:style-name="P1">785.</text:p>
      <text:p text:style-name="P1">- А не подскажешь ли мне, любезный, где я могу найти своего друга Угрима?</text:p>
      <text:p text:style-name="P1">– негромко осведомляетесь вы у трактирщика. Тот недоверчиво смотрит на вас и</text:p>
      <text:p text:style-name="P1">переспрашивает:</text:p>
      <text:p text:style-name="P1">- Ты друг Угрима? Он просил, чтобы его никто не беспокоил...</text:p>
      <text:p text:style-name="P1">- Ты что, собираешься мне перечить? – повышаете вы голос.</text:p>
      <text:p text:style-name="P1">- Нет-нет, все в порядке, сейчас я его позову, раз вы его хороший друг, -</text:p>
      <text:p text:style-name="P1">испуганно лепечет хозяин и куда-то убегает.</text:p>
      <text:p text:style-name="P1"><text:soft-page-break/>Ждать вам приходится недолго. Кто-то, неслышно подойдя сзади, трогает вас</text:p>
      <text:p text:style-name="P1">за плечо и мягким голосом произносит:</text:p>
      <text:p text:style-name="P1">- Это ты искал меня?</text:p>
      <text:p text:style-name="P1">Вы оборачиваетесь. Перед вами стоит вся троица, в точности как вам ее</text:p>
      <text:p text:style-name="P1">описывали: высокий темноволосый мужчина в красном кафтане, который</text:p>
      <text:p text:style-name="P1">обратился к вам, его смуглый друг со шрамом на шее и их третий приятель,</text:p>
      <text:p text:style-name="P1">бледное лицо которого с мешками под глазами выглядит неприятно. Все трое</text:p>
      <text:p text:style-name="P1">вооружены и жестко смотрят на вас, давая понять, что повидали немало в своей</text:p>
      <text:p text:style-name="P1">жизни и не любят шутить. Незнакомцы, не ожидая приглашения, садятся за стол.</text:p>
      <text:p text:style-name="P1">Что вы ответите на заданный вопрос: скажете, что ошиблись и искали другого</text:p>
      <text:p text:style-name="P1">Угрима, решив, что не стоит связываться с этими головорезами (639) или</text:p>
      <text:p text:style-name="P1">напрямую ответите, что знаете, кто они такие и чем занимаются (265).</text:p>
      <text:p text:style-name="P1">786.Тропинка, сжалившись над вами после пыток бесконечными подъемами и</text:p>
      <text:p text:style-name="P1">спусками, долго ведет через ровную предгорную долину, покрытую высокой</text:p>
      <text:p text:style-name="P1">сочной травой. Солнце пробивается через поредевшие ветки деревьев и</text:p>
      <text:p text:style-name="P1">пригревает вас своими теплыми лучами, отчего ваше настроение заметно</text:p>
      <text:p text:style-name="P1">улучшается. Надо признать, путешествие через лес складывается весьма удачно, и</text:p>
      <text:p text:style-name="P1">вы легко дошли почти до самых гор. Что это – простое везение или чья-то воля?</text:p>
      <text:p text:style-name="P1">Но вы можете лишь гадать на этот счет.</text:p>
      <text:p text:style-name="P1">Вскоре тропинка, по которой вы идите, выводит вас из чащи, и вы</text:p>
      <text:p text:style-name="P1">оказываетесь перед каменистой дорожкой, ведущей прямо на гору – 215.</text:p>
      <text:p text:style-name="P1">787.</text:p>
      <text:p text:style-name="P1">Вы без труда находите выход с поляны и идете дальше по тропинке. Вечер</text:p>
      <text:p text:style-name="P1">уже близко, и вы ускоряете шаг, чтобы не остаться на ночь в лесу. Вы</text:p>
      <text:p text:style-name="P1">затрудняетесь определить, где именно находитесь, но надеетесь, что недалеко от</text:p>
      <text:p text:style-name="P1">какой-нибудь деревни. Тропинка между тем становится все утоптаннее, деревья</text:p>
      <text:p text:style-name="P1">растут реже, чем на поляне, с которой вы вышли не так давно. У вас появляется</text:p>
      <text:p text:style-name="P1">ощущение, что вы вот-вот выйдете на опушку леса. Природа готовится к</text:p>
      <text:p text:style-name="P1">наступающей ночи после долгого летнего дня, не обращая внимания на одинокого</text:p>
      <text:p text:style-name="P1">усталого путника.</text:p>
      <text:p text:style-name="P1">Впереди показываются просветы, деревья расступаются, и вы выходите из</text:p>
      <text:p text:style-name="P1">леса. Одного беглого взгляда достаточно, чтобы вы поняли, где находитесь.</text:p>
      <text:p text:style-name="P1">Впереди отчетливо виден Купеческий тракт, выбегающий из небольшой рощицы</text:p>
      <text:p text:style-name="P1">и спускающийся с пригорка в долину. А там внизу, в долине, раскинулась</text:p>
      <text:p text:style-name="P1">большая деревня, живущая своей хлопотной, насыщенной жизнью. По улицам</text:p>
      <text:p text:style-name="P1">бегает ребятня, во дворах суетятся их родители. Вы бывали здесь когда-то, и без</text:p>
      <text:p text:style-name="P1">труда узнаете деревню: это Ямы. Тропинка, на которой вы стоите, ведет прямо к</text:p>
      <text:p text:style-name="P1">околице, за которой начинается главная улица. В этой деревне останавливаются</text:p>
      <text:p text:style-name="P1">многие путешественники, и теперь вы даже не раздумываете о том, где</text:p>
      <text:p text:style-name="P1">переночевать: лучшего места, чем Ямы, не найти. День только закончился, и у вас</text:p>
      <text:p text:style-name="P1">еще будет время, чтобы прогуляться по улицам и поболтать с местными</text:p>
      <text:p text:style-name="P1">крестьянами. Уже не торопясь, вы приближаетесь к селению – 542.</text:p>
      <text:p text:style-name="P1">788.</text:p>
      <text:p text:style-name="P1">Вы никогда не видели Старый кедр раньше, но сразу догадываетесь, что это</text:p>
      <text:p text:style-name="P1">он. Но как позвать хозяина горшка, который все еще лежит в вашем мешке?</text:p>
      <text:p text:style-name="P1">- Эээ... Груня! У меня тут есть для тебя посылка, - несмело произносите вы,</text:p>
      <text:p text:style-name="P1">доставая горшок. Не успеваете вы произнести эти слова, как из-за деревьев</text:p>
      <text:p text:style-name="P1">выходит небольшой старичок – родственник домового, увиденного вами в</text:p>
      <text:p text:style-name="P1">Приозерье. Он очень похож на своего брата, но выглядит чуточку добрее.- Здравствуй, путник! – приветствует он вас. – Я вижу, ты принес мою вещь.</text:p>
      <text:p text:style-name="P1">Вот спасибо, не ожидал вновь увидеть свой любимый горшок. Но брат, я вижу,</text:p>
      <text:p text:style-name="P1">нашел способ доставить мне мою посудку.</text:p>
      <text:p text:style-name="P1"><text:soft-page-break/>Вы отдаете горшок домовому, и он любовно гладит его по металлической</text:p>
      <text:p text:style-name="P1">поверхности, словно любимого ребенка. Затем он вспоминает про вас.</text:p>
      <text:p text:style-name="P1">- Но что ты делаешь в Дымчатом лесу? – удивленно спрашивает домовой. -</text:p>
      <text:p text:style-name="P1">Хозяин не любит, когда сюда приходят люди.</text:p>
      <text:p text:style-name="P1">- Хозяин? Кто это? – переспрашиваете вы, догадываясь, о ком идет речь.</text:p>
      <text:p text:style-name="P1">- Хозяина горы, конечно. Мы называем его Великим Змеем, а люди в степях</text:p>
      <text:p text:style-name="P1">зовут Дризом.</text:p>
      <text:p text:style-name="P1">- Мне нужно попасть к твоему Хозяину, - объясняете вы.</text:p>
      <text:p text:style-name="P1">- Да никакой он не мой, - рассерженно машет рукой Груня. – Сидит в своей</text:p>
      <text:p text:style-name="P1">пещере и стоит козни. Не нравится он мне. По его воле люди пропадают в лесу, а</text:p>
      <text:p text:style-name="P1">я людей люблю. Вот только помогать им не имею права.</text:p>
      <text:p text:style-name="P1">- Не имеешь права? Кто же тебе запрещает?</text:p>
      <text:p text:style-name="P1">- Никто не запрещает. Природа не велит. Домовые помогают только</text:p>
      <text:p text:style-name="P1">хорошим людям.</text:p>
      <text:p text:style-name="P1">- Я принес тебе горшок. Ты поможешь мне?</text:p>
      <text:p text:style-name="P1">- А почему бы и нет? Ты хороший человек, и я должен отблагодарить тебя.</text:p>
      <text:p text:style-name="P1">Говори, что ты хочешь.</text:p>
      <text:p text:style-name="P1">- Помоги мне добраться до Бусой горы и найти Хозяина.</text:p>
      <text:p text:style-name="P1">- Ты просишь очень мало и очень много. Дойти до горы ты сможешь и сам –</text:p>
      <text:p text:style-name="P1">просто иди вперед по тропинке, она тебя и выведет. А вот попасть в пещеру</text:p>
      <text:p text:style-name="P1">Хозяина я тебе помочь никак не могу. Его магия слишком сложна и сильна. Тебе</text:p>
      <text:p text:style-name="P1">самому придется преодолеть все препятствия. Все, что я могу тебе пообещать –</text:p>
      <text:p text:style-name="P1">это придти на помощь, если вдруг кто-то нападет на тебя. Я невелик ростом, но</text:p>
      <text:p text:style-name="P1">умею неплохо сражаться. Просто произнеси нужные слова, и я окажусь радом.</text:p>
      <text:p text:style-name="P1">Домовой учит вас заклинанию вызова и, прижав горшок, уходит. Вы</text:p>
      <text:p text:style-name="P1">понимаете, что этот мирный древень не в силах помочь вам найти и убедить</text:p>
      <text:p text:style-name="P1">Дриза, но вы благодарны ему и за ту помощь, которую он предложил. Теперь в</text:p>
      <text:p text:style-name="P1">трудный момент вы сможете позвать этого домового на помощь, и он будет</text:p>
      <text:p text:style-name="P1">сражаться на вашей стороне. Его характеристики: Нападение 9, Защита 14, Жизнь</text:p>
      <text:p text:style-name="P1">12, Инициатива 10. Но вызвать его можно лишь один раз, ведь вы помогли ему</text:p>
      <text:p text:style-name="P1">ровно столько же.</text:p>
      <text:p text:style-name="P1">Домовой исчезает между деревьями, а вы находите выход с поляны и</text:p>
      <text:p text:style-name="P1">продолжаете путь - (789).</text:p>
      <text:p text:style-name="P1">789.</text:p>
      <text:p text:style-name="P1">Тропинка уводит вас все дальше в лес, но в то же время вы обращаете</text:p>
      <text:p text:style-name="P1">внимание на то, что горы заметно приблизились. Если путешествие и дальше</text:p>
      <text:p text:style-name="P1">будет складываться так же удачно, то вы легко и быстро достигнете цели, несмотря</text:p>
      <text:p text:style-name="P1">на тревоги и предостережения Дансара.Через некоторое время вы замечаете тропинку, убегающую влево. Она</text:p>
      <text:p text:style-name="P1">довольно утоптанна, и вы в очередной раз задаетесь вопросом, кто проложил все</text:p>
      <text:p text:style-name="P1">эти пути, если люди давно не ходят в Дымчатый лес. Пойдете налево (884) или</text:p>
      <text:p text:style-name="P1">продолжите идти прямо (186)?</text:p>
      <text:p text:style-name="P1">790.</text:p>
      <text:p text:style-name="P1">Прогулка вдоль озера кажется вам более приятным занятием, чем блуждание</text:p>
      <text:p text:style-name="P1">по лесу, и вы сворачиваете вправо. Почти час вы идете по берегу в полном</text:p>
      <text:p text:style-name="P1">одиночестве, наслаждаясь прекрасным видом на воду и полной грудью вдыхая</text:p>
      <text:p text:style-name="P1">свежий воздух. Район, по которому вы идете, называется Стрельной. Его жители</text:p>
      <text:p text:style-name="P1">предпочитают пользоваться лодками и путешествовать по озеру или по реке,</text:p>
      <text:p text:style-name="P1">поэтому тропинка, по которой вы идете, кажется заброшенной. Пока вокруг</text:p>
      <text:p text:style-name="P1">никого нет, вы стараетесь привести в порядок мысли, переполняющие голову.</text:p>
      <text:p text:style-name="P1">Вскоре до ваших ушей доносится шум воды, но доносится он не со стороны</text:p>
      <text:p text:style-name="P1">озера, а откуда-то спереди. Тропинка между тем отклоняется влево и уводит вас в</text:p>
      <text:p text:style-name="P1"><text:soft-page-break/>лес. Некоторое время вы идете под прикрытием деревьев, не видя озера. Еще</text:p>
      <text:p text:style-name="P1">немного, и вы оказываетесь на берегу реки. Это Тяжица. В том месте, где вы к ней</text:p>
      <text:p text:style-name="P1">вышли, ее воды ударяются о многочисленные камни, отчего воздух наполнен</text:p>
      <text:p text:style-name="P1">разноцветными брызгами. Они то и дело попадают вам на голую кожу, заставляя</text:p>
      <text:p text:style-name="P1">каждый раз вздрагивать: вода в Тяжице ужасно холодная даже в самые жаркие</text:p>
      <text:p text:style-name="P1">дни. Вы без труда перебираетесь через реку по камням и сразу находите</text:p>
      <text:p text:style-name="P1">продолжение тропы на другом берегу. Мощный поток, несущийся до самого</text:p>
      <text:p text:style-name="P1">озера и впадающий в него, остается позади, а вы вновь углубляетесь в лес. За</text:p>
      <text:p text:style-name="P1">рекой тропинка заметно шире. Не успеваете вы пройти по ней и двадцати минут,</text:p>
      <text:p text:style-name="P1">как оказываетесь на утоптанной дороге, ведущей на юго-запад – 571.</text:p>
      <text:p text:style-name="P1">791.</text:p>
      <text:p text:style-name="P1">Увидев, что его старший товарищ погиб, юноша отбрасывает оружие в</text:p>
      <text:p text:style-name="P1">сторону и падает на колени, умоляя о пощаде. Убивать безоружных не в ваших</text:p>
      <text:p text:style-name="P1">принципах, и вы, для устрашения приставив меч к горлу путника, требуете, чтобы</text:p>
      <text:p text:style-name="P1">он рассказал, кто они на самом деле, предупредив, что за каждое слово, в котором</text:p>
      <text:p text:style-name="P1">вы заподозрите ложь, он может лишиться какой-нибудь части тела или жизни.</text:p>
      <text:p text:style-name="P1">- Да-да, я все расскажу, только не убивай меня, пожалуйста! Мы...ну...не</text:p>
      <text:p text:style-name="P1">совсем те, кем назвал нас мой друг. Мы ходим по миру, играем в картишки,</text:p>
      <text:p text:style-name="P1">иногда добрые люди подкидывают нам деньжат...</text:p>
      <text:p text:style-name="P1">- Понятно, - теперь вы понимаете, с кем столкнулись. – Вы шулера и</text:p>
      <text:p text:style-name="P1">обманщики, верно? Я пообещал сохранить тебе жизнь, но учти, что только если</text:p>
      <text:p text:style-name="P1">ты расскажешь всю правду. Меня вы тоже хотели провести?</text:p>
      <text:p text:style-name="P1">- Ну... не совсем... - пощекотавший горло меч быстро придает ему</text:p>
      <text:p text:style-name="P1">уверенности. – Да, хотели, но это все он придумал. – Вы усмехаетесь: другой ответ</text:p>
      <text:p text:style-name="P1">вы и не ожидали услышать. Хотя, возможно, парень говорит правду: он ещемолод, и его так называемый друг мог соблазнить его обещаниями о золотых</text:p>
      <text:p text:style-name="P1">горах. – Нам уже удавалось пару раз провернуть такое. Но недавно нам не</text:p>
      <text:p text:style-name="P1">повезло: в Смолянке нас с приятелем обвинили в шулерстве, здорово отделали,</text:p>
      <text:p text:style-name="P1">отобрали все деньги и прогнали. Мы еле успели ноги унести! Затем мы дошли до</text:p>
      <text:p text:style-name="P1">Ям, но на всякий случай обошли их стороной, испугавшись, что там уже знают</text:p>
      <text:p text:style-name="P1">про нас. Правда, есть очень хотелось, поэтому пришлось позаимствовать кое-что у</text:p>
      <text:p text:style-name="P1">крестьян на ужин и в дорогу... И вот мы шли в Великогорск, когда встретили тебя,</text:p>
      <text:p text:style-name="P1">он и шепчет мне: сейчас, говорит, мы дела поправим. Это все правда, клянусь, вот,</text:p>
      <text:p text:style-name="P1">забери все, что у нас есть, только не убивай меня!</text:p>
      <text:p text:style-name="P1">Шулер-неудачник протягивает вам золотые сережки и кольцо с изумрудами,</text:p>
      <text:p text:style-name="P1">а также три монеты, две из которых извлекает из мешочка своего неподвижного</text:p>
      <text:p text:style-name="P1">теперь товарища. Что ж, эти негодяи получили по заслугам, за шулерство в</text:p>
      <text:p text:style-name="P1">Полесье отрубают руки, а за мошенничество иногда и голову, так что вы по-</text:p>
      <text:p text:style-name="P1">доброму обошлись со стоящим на коленях проходимцем. Не говоря больше ни</text:p>
      <text:p text:style-name="P1">слова, вы молча вкладываете меч в ножны и идете прочь, оставив мошенника</text:p>
      <text:p text:style-name="P1">наедине с мертвым товарищем и своими мыслями - (798).</text:p>
      <text:p text:style-name="P1">792.</text:p>
      <text:p text:style-name="P1">Вы не успеваете ничего предпринять. Крепкие руки подхватывают вас и</text:p>
      <text:p text:style-name="P1">выволакивают из шатра. На помощь воинам, пленившим вас, приходит еще</text:p>
      <text:p text:style-name="P1">несколько степняков. Совместными усилиями они связывают вас, несмотря на все</text:p>
      <text:p text:style-name="P1">попытки вырваться. Пока вы живы, кочевники извлекают все из ваших карманов и</text:p>
      <text:p text:style-name="P1">снимают вещмешок. После этого вас ждет простая и короткая казнь. Хорошо еще,</text:p>
      <text:p text:style-name="P1">что письмо, зашитое в одежде, обнаружат лишь после вашей смерти – по крайней</text:p>
      <text:p text:style-name="P1">мере, вам удалось избежать пыток. Степняки еще и не знают, насколько важное</text:p>
      <text:p text:style-name="P1">послание скоро попадет к ним в руки и какого особенного гонца они</text:p>
      <text:p text:style-name="P1">перехватили...</text:p>
      <text:p text:style-name="P1">793.</text:p>
      <text:p text:style-name="P1"><text:soft-page-break/>Бесцельное шатание по трактирам Хвойного пользы не приносит – похоже,</text:p>
      <text:p text:style-name="P1">простых жителей больше волнуют слухи и сплетни, чем по-настоящему стоящая</text:p>
      <text:p text:style-name="P1">информация. Единственное, что удалось узнать, это то, что в деревне живет</text:p>
      <text:p text:style-name="P1">неплохой знахарь, у которого можно приобрести снадобья в дорогу. Время между</text:p>
      <text:p text:style-name="P1">тем идет, и пора подумать о том, чтобы отправиться на юг. Тем не менее, даже</text:p>
      <text:p text:style-name="P1">спешка не мешает вам обратить внимание на симпатичную девушку, сидящую на</text:p>
      <text:p text:style-name="P1">одной из лавок и грустно смотрящую вдаль. Вы на минуту задерживаетесь, чтобы</text:p>
      <text:p text:style-name="P1">полюбоваться на нее. Но пора уже на что-нибудь решиться: сходить к знахарю,</text:p>
      <text:p text:style-name="P1">если вы у него не были (617), поболтать с молодой селянкой, если вы еще не</text:p>
      <text:p text:style-name="P1">сделали это (113), или выдвинуться в дорогу (280).</text:p>
      <text:p text:style-name="P1">794.Вы неожиданно выскакиваете из укрытия и атакуете сзади здоровяка. Он</text:p>
      <text:p text:style-name="P1">успевает вас заметить и даже чудом парирует ваш молниеносный выпад, но при</text:p>
      <text:p text:style-name="P1">этом он поворачивается боком к другому своему противнику и тот,</text:p>
      <text:p text:style-name="P1">воспользовавшись этой оплошностью, наносит ему смертельный удар. Теперь вы</text:p>
      <text:p text:style-name="P1">нападаете на незнакомца в трехцветном поясе. Мужчина, на помощь которому вы</text:p>
      <text:p text:style-name="P1">пришли, поняв, что вы на его стороне, отскакивает в сторону и опускается на</text:p>
      <text:p text:style-name="P1">землю, давая понять, что у него нет сил продолжать бой. Придется вам добивать</text:p>
      <text:p text:style-name="P1">соперника в одиночку.</text:p>
      <text:p text:style-name="P1">НЕЗНАКОМЕЦ</text:p>
      <text:p text:style-name="P1">Нападение 10</text:p>
      <text:p text:style-name="P1">Защита</text:p>
      <text:p text:style-name="P1">15</text:p>
      <text:p text:style-name="P1">Жизнь</text:p>
      <text:p text:style-name="P1">6</text:p>
      <text:p text:style-name="P1">Инициатива 9</text:p>
      <text:p text:style-name="P1">Ваш противник неплохо владеет мечом, но он сильно измотан, чтобы</text:p>
      <text:p text:style-name="P1">противостоять в полную силу, поэтому вы должны справиться с ним. Одолев</text:p>
      <text:p text:style-name="P1">врага, можете перевести дух и повернуться к тому, кто обязан вам своим</text:p>
      <text:p text:style-name="P1">спасением. Мужчина в роскошном поясе немного отдышался и теперь</text:p>
      <text:p text:style-name="P1">перевязывает свои раны, внимательно следя за вами. Если вы хотите, то теперь</text:p>
      <text:p text:style-name="P1">можете напасть и на него (331). Если вы считаете, что в этом нет никакой</text:p>
      <text:p text:style-name="P1">необходимости и бой окончен, вложите меч в ножны и поговорите с незнакомцем</text:p>
      <text:p text:style-name="P1">(448).</text:p>
      <text:p text:style-name="P1">795.</text:p>
      <text:p text:style-name="P1">Стараясь не терять из виду тропу, вы углубляетесь в лес и внимательно</text:p>
      <text:p text:style-name="P1">смотрите по сторонам. Но вокруг только деревья, которые замкнулись в вековом</text:p>
      <text:p text:style-name="P1">молчании и не смогут ничем помочь. До ушей вновь доносятся визг и крики, но</text:p>
      <text:p text:style-name="P1">где-то далеко в лесу, и слов уже не разобрать. Вы даже не можете определить</text:p>
      <text:p text:style-name="P1">направление, куда уносятся крики, поэтому не знаете, куда бежать. Да и делать</text:p>
      <text:p text:style-name="P1">это очень опасно, ведь это может быть приманка. Через пять минут лес вновь</text:p>
      <text:p text:style-name="P1">погружается в тишину, которую не нарушает ни один лишний звук. Без толку</text:p>
      <text:p text:style-name="P1">покружив по лесу, вы теряете надежду найти разгадку и возвращаетесь на тропу.</text:p>
      <text:p text:style-name="P1">Хорошо еще, что не потеряли дорогу - (414).</text:p>
      <text:p text:style-name="P1">796.</text:p>
      <text:p text:style-name="P1">Дружинники по-прежнему стоят на своем посту, охраняя покой воеводы, но</text:p>
      <text:p text:style-name="P1">теперь они узнают вас и пропускают, не задавая лишних вопросов. Во дворе</text:p>
      <text:p text:style-name="P1">остался лишь один слуга, счищающий грязь с половиков, затоптанныхмногочисленными посетителями. Вы требуете, чтобы он немедленно разбудил</text:p>
      <text:p text:style-name="P1">воеводу. Проходит немного времени, прежде чем глава города сам выходит на</text:p>
      <text:p text:style-name="P1">крыльцо навстречу вам. Он немного возбужден в ожидании от вас добрых вестей.</text:p>
      <text:p text:style-name="P1">Итак, удалось ли вам найти убийцу? Если у вас есть новости, сообщите их, если</text:p>
      <text:p text:style-name="P1">нет – 342.</text:p>
      <text:p text:style-name="P1"><text:soft-page-break/>797.</text:p>
      <text:p text:style-name="P1">- Леса горят. Ворон прислал человека, - произносите вы заученную фразу.</text:p>
      <text:p text:style-name="P1">Незнакомец, вздрогнув, смотрит вам прямо в глаза.</text:p>
      <text:p text:style-name="P1">- Так ты пришел от Ворона? Удивительно, что ты нашел меня именно здесь и</text:p>
      <text:p text:style-name="P1">сейчас. Очень удивительно... Он объяснил тебе что-нибудь?</text:p>
      <text:p text:style-name="P1">- Нет, он лишь сказал найти тебя и сказать эти слова.</text:p>
      <text:p text:style-name="P1">- Ах, вот оно что? Тогда выслушай меня внимательно. Давай присядем там, -</text:p>
      <text:p text:style-name="P1">он указывает на траву в тени одного из деревьев. – Все, что я скажу, должно</text:p>
      <text:p text:style-name="P1">остаться между нами. Проговоришься – мои люди найдут и убьют тебя, -</text:p>
      <text:p text:style-name="P1">спокойно сообщает он, словно говорит о разделке капусты, а не о человеческой</text:p>
      <text:p text:style-name="P1">жизни. – Ворон – мое доверенное лицо в том районе. Понимаешь, я, как и многие</text:p>
      <text:p text:style-name="P1">другие, свободный человек. Мы не подчиняемся ни князьям, ни хану, ни королю,</text:p>
      <text:p text:style-name="P1">ни другому правителю. Но за свободу надо платить, и мы стали изгоями</text:p>
      <text:p text:style-name="P1">общества. Однако нашлось несколько людей, в том числе и я, которые сумели</text:p>
      <text:p text:style-name="P1">объединить подобных себе. Мы основали свой лагерь и перестали зависеть от кого</text:p>
      <text:p text:style-name="P1">бы то ни было. Среди нас и русичи, и степняки, и айзары. Наши народы считают</text:p>
      <text:p text:style-name="P1">нас преступниками, но нам на это наплевать. Мы даже пользуемся этим и</text:p>
      <text:p text:style-name="P1">забираем то, что можем, у своих бывших господ. Но мы не простые разбойники. У</text:p>
      <text:p text:style-name="P1">нас есть свои законы, своя организация. Мы стали свободны и богаты. Но</text:p>
      <text:p text:style-name="P1">поначалу нам приходилось нелегко. Нынешнее наше процветание – это результат</text:p>
      <text:p text:style-name="P1">пота, крови и смертей многих людей. Поэтому теперь, когда мы принимаем</text:p>
      <text:p text:style-name="P1">новых братьев в свое общество, они должны пройти испытание, чтобы доказать,</text:p>
      <text:p text:style-name="P1">что они достойны своих погибших предшественников. Первый шаг на пути к</text:p>
      <text:p text:style-name="P1">свободе – доказать свою верность и полезность нашему обществу. На этом этапе</text:p>
      <text:p text:style-name="P1">новый человек должен трудиться в рядах врага, выполняя наши указания. Чтобы</text:p>
      <text:p text:style-name="P1">совершать удачные вылазки и знать о мерах, принимаемых против нас местными</text:p>
      <text:p text:style-name="P1">воеводами, нам нужна информация, которую и добывают наши агенты. Ворон –</text:p>
      <text:p text:style-name="P1">один из таких агентов, но его задача состоит в другом: он ищет для нас новых</text:p>
      <text:p text:style-name="P1">людей. Я – один из тех, кто следит за работой агентов и определяет, когда кто-то</text:p>
      <text:p text:style-name="P1">из них прошел испытание и достоин быть принятым в наше общество, после чего</text:p>
      <text:p text:style-name="P1">агент становится полноправным членом нашего общества и приглашается в</text:p>
      <text:p text:style-name="P1">лагерь. Как видишь, мы не простая банда случайно собравшихся бродяг.</text:p>
      <text:p text:style-name="P1">Теперь что касается тебя. Я хотел предложить тебе работу Ворона, который</text:p>
      <text:p text:style-name="P1">уже достаточно сделал, чтобы перебраться в наш лагерь. Но я передумал. Я видел</text:p>
      <text:p text:style-name="P1">тебя в деле, и ты достоин большего, чем задания рядового агента. К тому же ты</text:p>
      <text:p text:style-name="P1">пришел ко мне на выручку во время боя, а это кое-что значит. Я расскажу тебе</text:p>
      <text:p text:style-name="P1">одну важную вещь. Во главе нашего общества стоит атаман. Последнийпредводитель был чрезвычайно глуп и не прислушивался к советам своих</text:p>
      <text:p text:style-name="P1">ближайших помощников, в том числе и к моим советам. Теперь ты видишь его</text:p>
      <text:p text:style-name="P1">лежащим на земле прямо перед нами. Да, это наш атаман, и ты помог мне</text:p>
      <text:p text:style-name="P1">избавиться от него. Поверь, это нужно было всему нашему обществу. Теперь я</text:p>
      <text:p text:style-name="P1">хочу предложить тебе стать моим помощником и телохранителем. Я уверен, что</text:p>
      <text:p text:style-name="P1">именно я стану следующим атаманом. Чтобы сделать это, мне достаточно взять</text:p>
      <text:p text:style-name="P1">этот меч, - он указывает на клинок, который еще сжимает рука вашего недавнего</text:p>
      <text:p text:style-name="P1">противника, - выйти на центральную площадь лагеря и сразиться с тем, кто</text:p>
      <text:p text:style-name="P1">бросит мне вызов. Таков наш обычай, но я уверен, что мне не придется сражаться.</text:p>
      <text:p text:style-name="P1">Люди любят меня и сами выберут новым атаманом. Впрочем, если понадобится, я</text:p>
      <text:p text:style-name="P1">готов биться с любым членом нашего общества – среди них теперь нет равных мне</text:p>
      <text:p text:style-name="P1">по мастерству. Хорошо подумай и ответь мне, хочешь ли ты обрести свободу и</text:p>
      <text:p text:style-name="P1">стать моим верным другом. У тебя будет все – власть, богатство, женщины. Для</text:p>
      <text:p text:style-name="P1">начала мы пойдем в Старый и завершим там несколько важных дел, а затем</text:p>
      <text:p text:style-name="P1">вернемся в лагерь, где ты поддержишь меня как нового атамана.</text:p>
      <text:p text:style-name="P1"><text:soft-page-break/>Он отходит в сторону, чтобы посмотреть, есть ли живые среди тех, кто лежит</text:p>
      <text:p text:style-name="P1">на поляне. Вы остаетесь в одиночестве, и у вас есть время подумать. Теперь</text:p>
      <text:p text:style-name="P1">понятно, с кем вы столкнулись. Это разбойники, которые основали целое</text:p>
      <text:p text:style-name="P1">общество и устроили лагерь где-то в тайном месте, и вы попали прямо к</text:p>
      <text:p text:style-name="P1">кульминации раздела власти среди них. Ваши принципы и цели не позволяют</text:p>
      <text:p text:style-name="P1">вам не только помогать, но и разговаривать с такими людьми. Княжеский</text:p>
      <text:p text:style-name="P1">дружинник не должен слушать того, что говорит преступник, его долг – доставить</text:p>
      <text:p text:style-name="P1">разбойника к князю или убить его. Но слова вашего нового знакомого почему-то</text:p>
      <text:p text:style-name="P1">не выходят из головы. Если он говорит правду, то все, чего хочет он и другие члены</text:p>
      <text:p text:style-name="P1">его загадочного общества – это независимости. В душу закрадываются неприятные</text:p>
      <text:p text:style-name="P1">сомнения. Подумав, вы решаете, что, по крайней мере, не будете сейчас пытаться</text:p>
      <text:p text:style-name="P1">предъявлять этому человеку какие-либо обвинения. Да и времени разбираться с</text:p>
      <text:p text:style-name="P1">ним у вас нет. Он возвращается и ждет вашего ответа на свое предложение. Что вы</text:p>
      <text:p text:style-name="P1">скажете ему:</text:p>
      <text:p text:style-name="P1">- Я согласен стать твоим помощником, но у меня есть важное дело, на которое</text:p>
      <text:p text:style-name="P1">уйдет несколько дней (660);</text:p>
      <text:p text:style-name="P1">- Я согласен стать твоим помощником и жду твоих распоряжений (отказаться</text:p>
      <text:p text:style-name="P1">от выполнения поручения Мирослава и примкнуть к разбойникам) (493);</text:p>
      <text:p text:style-name="P1">- Я сам хочу стать атаманом, поэтому придется мне устранить тебя со своего</text:p>
      <text:p text:style-name="P1">пути (напасть на него, а после победы забрать меч с тела атамана) (356);</text:p>
      <text:p text:style-name="P1">- Я никогда не стану одним из вас (250).</text:p>
      <text:p text:style-name="P1">798.</text:p>
      <text:p text:style-name="P1">Пока на дороге больше никого нет, и вы быстрым шагом идите вперед,</text:p>
      <text:p text:style-name="P1">обдумывая дальнейший план действий. Решение путешествовать по Купеческому</text:p>
      <text:p text:style-name="P1">тракту оправдывает себя – идти легко и безопасно. Иногда в лес убегают</text:p>
      <text:p text:style-name="P1">неширокие тропки, но вы не обращаете на них внимания – они протоптаны</text:p>
      <text:p text:style-name="P1">местными грибниками и ягодниками и обычно возвращаются обратно на тракт, апродираться через заросли и кружить по лесу неохота. Однако через некоторое</text:p>
      <text:p text:style-name="P1">время вы замечаете, что вправо в лес убегает хорошо утоптанная тропинка, по</text:p>
      <text:p text:style-name="P1">которой при желании можно проехать верхом. Раз ей часто пользуются, значит,</text:p>
      <text:p text:style-name="P1">она может вывести куда-нибудь. Правда, судя по ее направлению, она уведет в</text:p>
      <text:p text:style-name="P1">сторону от цели, в район Серых гор. Все же можно рискнуть и свернуть с пути</text:p>
      <text:p text:style-name="P1">подальше от любопытных глаз (251). Ну а можно продолжить приятную прогулку</text:p>
      <text:p text:style-name="P1">по тракту (478).</text:p>
      <text:p text:style-name="P1">799.</text:p>
      <text:p text:style-name="P1">Увидев, что вы хотите убрать лист за пазуху, старик останавливает вас:</text:p>
      <text:p text:style-name="P1">- Постой! Все-таки это письмо очень старое и представляет интерес для моей</text:p>
      <text:p text:style-name="P1">коллекции. Я готов перевести его для тебя и добавить сверху 2 монеты, если ты</text:p>
      <text:p text:style-name="P1">затем отдашь мне эту бумажку. Соглашайся, никто не даст за этот обрывок и</text:p>
      <text:p text:style-name="P1">гроша.</text:p>
      <text:p text:style-name="P1">Что-то уж слишком настойчиво старик просит какую-то потрепанную</text:p>
      <text:p text:style-name="P1">бумажку. Согласитесь на новые условия собеседника (495) или откажетесь и</text:p>
      <text:p text:style-name="P1">покинете трактир (86)?</text:p>
      <text:p text:style-name="P1">800.</text:p>
      <text:p text:style-name="P1">Вы укутываетесь в плащ, который уже помог вам проникнуть в лагерь, и</text:p>
      <text:p text:style-name="P1">направляетесь к одному из выходов со стоянки. Поначалу дежурящие около него</text:p>
      <text:p text:style-name="P1">воины не обращают на вас внимания, но, поняв, что вы собираетесь уйти, один из</text:p>
      <text:p text:style-name="P1">них громко окрикивает вас. Вы останавливаетесь, надеясь, что нужно просто</text:p>
      <text:p text:style-name="P1">пройти какие-то формальности. Однако приблизившийся степняк коротко</text:p>
      <text:p text:style-name="P1">требует: «Пароль!».</text:p>
      <text:p text:style-name="P1">Если вы не знаете пароль – 45.</text:p>
      <text:p text:style-name="P1">801.</text:p>
      <text:p text:style-name="P1"><text:soft-page-break/>Однообразное путешествие по безлюдному тракту начинает утомлять.</text:p>
      <text:p text:style-name="P1">Почему же на нем стало так мало путешественников? Неужели все боятся войны и</text:p>
      <text:p text:style-name="P1">прячутся в своих домах? Вас начинает одолевать сонливость, вы начинаете</text:p>
      <text:p text:style-name="P1">ощущать ужасную усталость, накопившуюся со вчерашнего дня. Но сейчас не</text:p>
      <text:p text:style-name="P1">время отдыхать. Чтобы избавиться от плохого настроения и взбодриться, вы</text:p>
      <text:p text:style-name="P1">спускаетесь к реке, встаете на корточки и обрызгиваете лицо холодной водой.</text:p>
      <text:p text:style-name="P1">Вялость мгновенно улетучивается, и вы, встряхнувшись, поднимаетесь на ноги.</text:p>
      <text:p text:style-name="P1">Теперь, стоя у реки, вы замечаете, что на другом берегу есть довольно широкая</text:p>
      <text:p text:style-name="P1">тропинка. Она пересекает зеленую долину и устремляется в лес. Конечно,</text:p>
      <text:p text:style-name="P1">интересно было бы узнать, куда она ведет, но, во-первых, для этого придется сойти</text:p>
      <text:p text:style-name="P1">с надежного Купеческого тракта; во-вторых, надо пересечь реку. Хотя</text:p>
      <text:p text:style-name="P1">противоположный берег здесь недалеко, а искупаться в жаркую погоду дажеприятно. Взвесив все, вы приходите к выводу, что могли бы без труда переплыть</text:p>
      <text:p text:style-name="P1">реку в этом месте даже со всем своим снаряжением. Сделаете это, чтобы</text:p>
      <text:p text:style-name="P1">посмотреть, куда ведет тропинка (121) или не станете понапрасну терять время и</text:p>
      <text:p text:style-name="P1">силы и вернетесь на дорогу (184)?</text:p>
      <text:p text:style-name="P1">802.</text:p>
      <text:p text:style-name="P1">Ехать под прикрытием деревьев гораздо приятнее, поэтому вы решаете</text:p>
      <text:p text:style-name="P1">свернуть и проделать остаток дороги до опушки леса в прохладе Снежной рощи,</text:p>
      <text:p text:style-name="P1">пусть это и удлинит путь. С наслаждением вдыхая запахи лиственного леса и</text:p>
      <text:p text:style-name="P1">слушая утренний щебет птиц, вы скачете вперед по пустынной тропе, ловко</text:p>
      <text:p text:style-name="P1">минуя торчащие из земли корни. Изредка влево и вправо отходят небольшие</text:p>
      <text:p text:style-name="P1">тропинки, проложенные местными крестьянами, но они слишком узки, чтобы</text:p>
      <text:p text:style-name="P1">проехать по ним на лошади. К тому же вы прекрасно знаете, куда они ведут: в</text:p>
      <text:p text:style-name="P1">сторону от вашей цели. Тропа поднимается в крутую горку, после чего вы</text:p>
      <text:p text:style-name="P1">попадаете на солнечную прогалину. На другом ее конце начнется долгий подъем,</text:p>
      <text:p text:style-name="P1">но перед ним должно находиться зимовье, в котором в последний раз вы бывали</text:p>
      <text:p text:style-name="P1">пару лет назад. Подъехав ближе, вы видите, что зимовье стоит на прежнем месте,</text:p>
      <text:p text:style-name="P1">и оно по-прежнему востребовано. Недалеко от входа разложен костер, от</text:p>
      <text:p text:style-name="P1">которого исходит серый дымок, рядом валяется деревянная посуда, а неподалеку</text:p>
      <text:p text:style-name="P1">на земле лежат трое мужчин, укрывшиеся поношенными плащами вместо</text:p>
      <text:p text:style-name="P1">покрывал и подложившие под голову походные мешки. Недалеко от них стоят</text:p>
      <text:p text:style-name="P1">переносные корзины, в которые крестьяне обычно берут с собой в лес, когда</text:p>
      <text:p text:style-name="P1">отправляются на промыслы. Вы видите, что корзины до краев наполнены</text:p>
      <text:p text:style-name="P1">грибами. Из всего увиденного несложно понять, что вы застали спящих</text:p>
      <text:p text:style-name="P1">грибников, возвращающихся домой. При вашем приближении они начинают</text:p>
      <text:p text:style-name="P1">просыпаться и выглядывают из-под плащей. Обычные бородатые лица,</text:p>
      <text:p text:style-name="P1">всполошенные после сна волосы, немытые шеи. В воздухе чувствуется кисловатый</text:p>
      <text:p text:style-name="P1">запах – возможно, браги или медовухи. В другое время вы не стали бы</text:p>
      <text:p text:style-name="P1">разговаривать с подобными собеседниками, но для чего-то же вы делали крюк</text:p>
      <text:p text:style-name="P1">через рощу? Итак, остановитесь и поболтаете с грибниками (488), не станете</text:p>
      <text:p text:style-name="P1">обращать на них внимание и поскачете дальше (208) или предпримите</text:p>
      <text:p text:style-name="P1">агрессивные действия и нападете на них (285)?</text:p>
      <text:p text:style-name="P1">803.</text:p>
      <text:p text:style-name="P1">Увидев, что вы достаете меч и приближаетесь к нему, незнакомец поднимает</text:p>
      <text:p text:style-name="P1">руки, показывая, что в них ничего нет, и спокойно говорит:</text:p>
      <text:p text:style-name="P1">- Послушай, я не хочу с тобой драться. К чему ненужное кровопролитие? Я не</text:p>
      <text:p text:style-name="P1">боюсь схватки, но не хочу тебя убивать, а уж тем более погибать сам. Давай</text:p>
      <text:p text:style-name="P1">разойдемся миром. А за это я подарю тебе 5 монет. Так что?</text:p>
      <text:p text:style-name="P1">Ого, какой он щедрый, с такой легкостью расстается с деньгами. А может, у</text:p>
      <text:p text:style-name="P1">него есть что-то более ценное, вот он и хочет откупиться от вас? Или он задумалкакую-то подлость – например, ударить в спину? То, что он не боится драться,</text:p>
      <text:p text:style-name="P1"><text:soft-page-break/>очевидно: по виду он совсем не трус, да и такие мечи редко бывают у плохих</text:p>
      <text:p text:style-name="P1">бойцов. Хотя сейчас он всем своим видом дает понять, что не собирается вас</text:p>
      <text:p text:style-name="P1">обманывать. Согласитесь на сделанное вам предложение, возьмете деньги и</text:p>
      <text:p text:style-name="P1">расстанетесь со странным незнакомцем (699) или откажетесь от подарка и</text:p>
      <text:p text:style-name="P1">нападете (416)?</text:p>
      <text:p text:style-name="P1">804.</text:p>
      <text:p text:style-name="P1">Хотя с правой стороны лагеря и царит заметное оживление, вы решаете, что</text:p>
      <text:p text:style-name="P1">именно этим путем удастся миновать опасное место. Стараясь не приближаться к</text:p>
      <text:p text:style-name="P1">пасущимся табунам и тренирующимся воинам, вы делает большой крюк по</text:p>
      <text:p text:style-name="P1">бездорожью, внимательно следя за тем, чтобы поблизости не оказался случайный</text:p>
      <text:p text:style-name="P1">патруль. Однако, несмотря на все меры предосторожности, избежать опасности не</text:p>
      <text:p text:style-name="P1">удается. Вы слышите приближающийся топот и, оглянувшись, видите, что прямо</text:p>
      <text:p text:style-name="P1">на вас скачет целых четыре всадника. Это молодые воины, которые занимались</text:p>
      <text:p text:style-name="P1">верховой ездой и забавлялись игрой, похожей на салки, прямо на конях, пока не</text:p>
      <text:p text:style-name="P1">заметили вас. Войдя в азарт, они очень обрадовались, когда увидели одинокого</text:p>
      <text:p text:style-name="P1">русича, и решили изменить игру и устроить травлю на беззащитного перед их</text:p>
      <text:p text:style-name="P1">меткими луками путешественника. Очень быстро они настигают вас, начинают</text:p>
      <text:p text:style-name="P1">скакать вокруг и громко гикать, а затем пускать стрелы, целясь вам в руки и ноги,</text:p>
      <text:p text:style-name="P1">чтобы не убить сразу. Докричаться до них бесполезно, а попытки догнать кого-</text:p>
      <text:p text:style-name="P1">нибудь из них с мечом в руках лишь вызывает у ловких кочевников смех. Когда эта</text:p>
      <text:p text:style-name="P1">жестокая игра надоедает всадникам, они беспощадно выпускают очередной залп</text:p>
      <text:p text:style-name="P1">стрел, уже не пытаясь сохранить вашу жизнь. Истекая кровью, вы падаете на</text:p>
      <text:p text:style-name="P1">землю и быстро теряете сознание. Вряд ли командиры осудят своих подчиненных</text:p>
      <text:p text:style-name="P1">за излишнюю жестокость. Скорее, похвалят за поимку подозрительного русича...</text:p>
      <text:p text:style-name="P1">805.</text:p>
      <text:p text:style-name="P1">Если на башне действительно есть дозорный, то он мог уже заметить вас, и</text:p>
      <text:p text:style-name="P1">тогда вас скоро настигнет конный патруль. И все же лучший раз поостеречься,</text:p>
      <text:p text:style-name="P1">решаете вы, и направляетесь прямо в степь, чтобы обойти подозрительное место.</text:p>
      <text:p text:style-name="P1">Поначалу вам кажется, что удастся без приключений пройти мимо башни,</text:p>
      <text:p text:style-name="P1">однако вскоре вы понимаете, что поторопились делать выводы. Вы замечаете</text:p>
      <text:p text:style-name="P1">силуэты двух всадников, которые скачут во весь опор со стороны башни в вашу</text:p>
      <text:p text:style-name="P1">сторону. Вы быстро догадываетесь, что они преследуют именно вас. Значит, вас</text:p>
      <text:p text:style-name="P1">все-таки увидели с башни. Вы уже различаете лица воинов, бросившихся в</text:p>
      <text:p text:style-name="P1">погоню, видите их сабли и луки, которые они без раздумья пустят в ход, если вы</text:p>
      <text:p text:style-name="P1">будете сопротивляться. И все же вся ваша сущность сопротивляется против того,</text:p>
      <text:p text:style-name="P1">чтобы стоять и покорно ждать своей участи. Но единственное, что приходит в</text:p>
      <text:p text:style-name="P1">голову – бежать. Эта затея, конечно, бессмысленна, вы не сможете соревноваться в</text:p>
      <text:p text:style-name="P1">скорости с великолепными конями степняков, но, по крайней мере, вы сделаетехоть какую-то попытку спастись. Можно дождаться всадников для того, чтобы</text:p>
      <text:p text:style-name="P1">вызвать их на бой, но интуиция подсказывает, что за ними едут их товарищи, к</text:p>
      <text:p text:style-name="P1">тому же башня еще находится в зоне видимости, и дозорный, в существовании</text:p>
      <text:p text:style-name="P1">которого вы теперь не сомневаетесь, сможет наблюдать за всем происходящим и</text:p>
      <text:p text:style-name="P1">наверняка вышлет подмогу.</text:p>
      <text:p text:style-name="P1">Останетесь на месте и дождетесь, когда степняки подъедут ближе (548) или</text:p>
      <text:p text:style-name="P1">броситесь убегать (896)?</text:p>
      <text:p text:style-name="P1">806.</text:p>
      <text:p text:style-name="P1">Теперь можете сходить туда, где еще не были – к залу для нищих (258) или к</text:p>
      <text:p text:style-name="P1">людям, задумчиво сидящим на коврах (66). Если вы везде побывали или захотели</text:p>
      <text:p text:style-name="P1">вернуться на улицу, с которой пришли - (815).</text:p>
      <text:p text:style-name="P1">807.</text:p>
      <text:p text:style-name="P1">Ваше терпение вознаграждается, и разговор между загадочными</text:p>
      <text:p text:style-name="P1">незнакомцами продолжается.</text:p>
      <text:p text:style-name="P1"><text:soft-page-break/>- Так ты понял, где это? – спрашивает первый голос.</text:p>
      <text:p text:style-name="P1">- Так, примерно. Объясни еще раз.</text:p>
      <text:p text:style-name="P1">- Запоминай, как следует. Ты что, дубина, не понимаешь, что от этого жизнь</text:p>
      <text:p text:style-name="P1">твоя зависит?</text:p>
      <text:p text:style-name="P1">- Да понимаю, понимаю я. Ты не обзывайся только.</text:p>
      <text:p text:style-name="P1">- Ладно, извини. Слушай еще раз. Выйдешь из города через западные ворота.</text:p>
      <text:p text:style-name="P1">Когда увидишь каменный столб, через двадцать шагов сворачивай с дороги на юг.</text:p>
      <text:p text:style-name="P1">Там почва твердая, опасаться нечего. А вот когда выйдешь к болоту, будь</text:p>
      <text:p text:style-name="P1">осторожен. Там один неверный шаг – и тебе конец. Нужно передвигаться по тем</text:p>
      <text:p text:style-name="P1">кочкам, на которых трава выдрана – эта метка такая, ее специально следопыты для</text:p>
      <text:p text:style-name="P1">себя сделали. Так можно почти все болото пройти. Когда доберешься до твердой</text:p>
      <text:p text:style-name="P1">земли, то держись правее, ближе к Древнему Бурелому. Сам знаешь, в другой</text:p>
      <text:p text:style-name="P1">стороне нечисть всякая живет, утянуть в топь может. Ну все, заканчивай со своей</text:p>
      <text:p text:style-name="P1">медовухой, пойдем, у нас еще дел полно.</text:p>
      <text:p text:style-name="P1">- Да никуда твои дела не денутся! Времени еще полно. Лучше отдохнуть, как</text:p>
      <text:p text:style-name="P1">следует, да выспаться. Ты-то тут останешься, а мне переться через болота.</text:p>
      <text:p text:style-name="P1">- Ладно, ладно, отдохнешь, не беспокойся. А сейчас пошли.</text:p>
      <text:p text:style-name="P1">Вы слышите, как посетители встают из-за стола и направляются к выходу. Вы</text:p>
      <text:p text:style-name="P1">осторожно приоткрываете глаза и успеваете разглядеть двух молодых мужчин,</text:p>
      <text:p text:style-name="P1">прежде чем они покидают трактир. Один из них низкий и полный, другой –</text:p>
      <text:p text:style-name="P1">крупный, с сильными мускулами на руках, с длинным мечом на поясе. Узнать, кто</text:p>
      <text:p text:style-name="P1">эти люди, уже не удастся, но, возможно, вы захотите воспользоваться путем,</text:p>
      <text:p text:style-name="P1">который один из них только что так подробно описал (-110)?</text:p>
      <text:p text:style-name="P1">Теперь можно спокойно открыть глаза и потянуться. Разговор за</text:p>
      <text:p text:style-name="P1">центральным столом все еще в разгаре, и можно присоединиться к этой шумнойкомпании (544). Если окружающая обстановка вам поднадоела, просто покиньте</text:p>
      <text:p text:style-name="P1">трактир и выйдете на свежий воздух (860).</text:p>
      <text:p text:style-name="P1">808.</text:p>
      <text:p text:style-name="P1">В Старом делать больше нечего, и вы возвращаетесь на пустынную дорогу. К</text:p>
      <text:p text:style-name="P1">югу от Старого лежат бескрайные болота, которые называются Доброй Топью.</text:p>
      <text:p text:style-name="P1">Пройти через них невозможно, поэтому, чтобы попасть к границе, придется</text:p>
      <text:p text:style-name="P1">направиться на юг в сторону Купеческого тракта. Конечно, неплохо было бы</text:p>
      <text:p text:style-name="P1">проделать остаток пути до границы по реке, но, к сожалению, на причале никого</text:p>
      <text:p text:style-name="P1">нет, лишь пустые лодки покачиваются на волнах – рыбаки и торговцы</text:p>
      <text:p text:style-name="P1">отправились в путь еще в первой половине дня.</text:p>
      <text:p text:style-name="P1">Дорога долгое время бежит совсем близко с рекой, но постепенно все больше</text:p>
      <text:p text:style-name="P1">отклоняется в сторону, приближаясь к редкому лесу. За ним и находятся болота, и</text:p>
      <text:p text:style-name="P1">вы начинаете ощущать в воздухе неприятный запах. Вскоре на пути попадается</text:p>
      <text:p text:style-name="P1">странный наклонившийся каменный столб. Осмотрев его, вы так и не</text:p>
      <text:p text:style-name="P1">догадываетесь, для каких целей он был здесь поставлен, поэтому отправляетесь</text:p>
      <text:p text:style-name="P1">дальше в путь – 126.</text:p>
      <text:p text:style-name="P1">809.</text:p>
      <text:p text:style-name="P1">Нукер хмуро кивает головой и произносит:</text:p>
      <text:p text:style-name="P1">- Только, прошу, не благодари меня за помощь. Я понимаю, что должен</text:p>
      <text:p text:style-name="P1">отказать тебе, но преступаю через свой долг, и твоя благодарность унизит меня,</text:p>
      <text:p text:style-name="P1">ведь я почувствую себя... нет, не предателем, а воином, лишенным чести.</text:p>
      <text:p text:style-name="P1">Отец спасенной девушки дает вам знак следовать за ним и выходит из шатра.</text:p>
      <text:p text:style-name="P1">Он переходит на соседнюю улицу и приближается к одному из самых больших в</text:p>
      <text:p text:style-name="P1">городе домов.</text:p>
      <text:p text:style-name="P1">- Жди меня здесь, - просит он, входя в дом, а вас оставляя на улице. Ждать</text:p>
      <text:p text:style-name="P1">приходится почти полчаса, но вы понимаете, что такие деликатные вопросы</text:p>
      <text:p text:style-name="P1">быстро не решаются. Наконец, нукер выходит и весело смотрит на вас.</text:p>
      <text:p text:style-name="P1"><text:soft-page-break/>- Все в порядке, - сообщает он. – Я узнал имена сразу двух нужных людей. Но</text:p>
      <text:p text:style-name="P1">они запросят немалые суммы за свою помощь. Но один из них очень падок на</text:p>
      <text:p text:style-name="P1">драгоценные камни, он собирает коллекцию из них, поэтому ты должен</text:p>
      <text:p text:style-name="P1">расплатиться с ним приличным бриллиантом или другим камешком. С другим</text:p>
      <text:p text:style-name="P1">можно рассчитаться 50 монетами. В любом случае мне понадобится еще пять</text:p>
      <text:p text:style-name="P1">монет на улаживание кое-каких вопросов. Решай, устраивают ли тебя такие</text:p>
      <text:p text:style-name="P1">условия. Дешевле здесь для тебя никто ничего не сделает.</text:p>
      <text:p text:style-name="P1">Посчитайте свои деньги и решите, соглашаться ли на помощь нукера.</text:p>
      <text:p text:style-name="P1">Обманывать вас он, кажется, не собирается. Если вы готовы расплатиться</text:p>
      <text:p text:style-name="P1">деньгами, то отдайте отцу спасенной девушки 55 монет (169), если у вас есть какой-</text:p>
      <text:p text:style-name="P1">нибудь драгоценный камень, покажите его ему. Если у вас недостаточно средствили вы хотите поискать варианты подешевле, то скажите об этом своему новому</text:p>
      <text:p text:style-name="P1">знакомому и распрощайтесь с ним – 815.</text:p>
      <text:p text:style-name="P1">810.</text:p>
      <text:p text:style-name="P1">Разбойники, поверив, расслабляются, и ждут, пока вы развяжете кошелек и</text:p>
      <text:p text:style-name="P1">достанете из него обещанные монеты. Вы незаметно тянетесь к ножнам, в которых</text:p>
      <text:p text:style-name="P1">лежит метательный кинжал, и, резко выпрямившись, бросаете его в</text:p>
      <text:p text:style-name="P1">незащищенное горло разбойника, стоящего перед вами. Бросьте 1 кубик. Если</text:p>
      <text:p text:style-name="P1">выпадет 1, 2, 3 или 4 - (185), если 5 - (624), если 6 – 511.</text:p>
      <text:p text:style-name="P1">811.</text:p>
      <text:p text:style-name="P1">Почти час вы лежите на земле, устремив взгляд в бездонное звездное небо.</text:p>
      <text:p text:style-name="P1">Деревня, скорее всего, уничтожена, но вам не в чем корить себя. Случай отомстить</text:p>
      <text:p text:style-name="P1">жестоким налетчиками и их соотечественникам, скорее всего, еще представится.</text:p>
      <text:p text:style-name="P1">Сейчас лучше позаботиться о том, чтобы оставшуюся ночь провести в</text:p>
      <text:p text:style-name="P1">безопасности. Отдохнув немного, вы привстаете на локти и оглядываете</text:p>
      <text:p text:style-name="P1">окрестности. Поблизости никого нет, но лучше не оставаться на открытом</text:p>
      <text:p text:style-name="P1">пространстве. Рядом с тем местом, где вы лежите, есть островок деревьев, и вы</text:p>
      <text:p text:style-name="P1">бегом добираетесь до него. Здесь вы отыскиваете неглубокую ложбину и</text:p>
      <text:p text:style-name="P1">устраиваете в ней ложе из травы и листьев. Придется провести оставшуюся ночь</text:p>
      <text:p text:style-name="P1">здесь.</text:p>
      <text:p text:style-name="P1">С трудом вы заставляете себя задремать, но ночью несколько раз</text:p>
      <text:p text:style-name="P1">просыпаетесь от различных шумов. К тому же утренняя свежесть пробирает вас</text:p>
      <text:p text:style-name="P1">так, что в конце концов вы не выдерживаете и встаете, чтобы отправиться дальше</text:p>
      <text:p text:style-name="P1">на юг и согреться во время ходьбы. Выйдя из-за деревьев, вы различаете на</text:p>
      <text:p text:style-name="P1">горизонте дым, тянущийся к небу. Похоже, сегодня ночью Придорожный</text:p>
      <text:p text:style-name="P1">прекратил свое существование. Вздохнув, вы желаете павшим русичам, чтобы их</text:p>
      <text:p text:style-name="P1">души обрели покой, после чего направляетесь на юг, поеживаясь от холода – 581.</text:p>
      <text:p text:style-name="P1">812.</text:p>
      <text:p text:style-name="P1">Тропинка становится еще уже, но не заканчивается и продолжает вести вас</text:p>
      <text:p text:style-name="P1">вперед. Не похоже, чтобы здесь вообще кто-то ходил. Навязчивая мысль, что этот</text:p>
      <text:p text:style-name="P1">путь выбран напрасно, не перестает вас преследовать и становится все сильнее. Вы</text:p>
      <text:p text:style-name="P1">замечаете, что здесь в избытке растут огромные грибы, которых вы никогда</text:p>
      <text:p text:style-name="P1">раньше не видели, и колючий кустарник, забирающийся на тропинку и</text:p>
      <text:p text:style-name="P1">мешающий идти вперед. И еще вы замечаете, что и кустарник, и грибы растут</text:p>
      <text:p text:style-name="P1">таким образом, что свернуть с тропинки практически невозможно. У вас</text:p>
      <text:p text:style-name="P1">возникает неприятное чувство, что впереди ловушка. Непонятно откуда взявшееся</text:p>
      <text:p text:style-name="P1">ощущение собственного ничтожества и бессилия мешает сосредоточиться. Идти</text:p>
      <text:p text:style-name="P1">дальше по этому странному и неуютному лесу совсем не хочется. Вернетесь напредыдущую тропу, пока не поздно (316), или пересилите страх перед</text:p>
      <text:p text:style-name="P1">неизвестным и упрямо пойдете дальше (544)?</text:p>
      <text:p text:style-name="P1">813.</text:p>
      <text:p text:style-name="P1">Противник повержен, но вас ждет неприятный сюрприз. Клинок его меча</text:p>
      <text:p text:style-name="P1"><text:soft-page-break/>отравлен, и яд уже проник в вашу кровь. Сейчас вы чувствуете лишь легкое</text:p>
      <text:p text:style-name="P1">недомогание, но менее чем через час отрава победит ваш организм, и вы умрете.</text:p>
      <text:p text:style-name="P1">Можно спастись, если у вас есть противоядие или живая вода – с помощью одного</text:p>
      <text:p text:style-name="P1">из этих средств вы сможете излечиться еще до того, как начнете терять силы (594).</text:p>
      <text:p text:style-name="P1">В ином случае ваше путешествие будет окончено – за оставшееся время вы уже не</text:p>
      <text:p text:style-name="P1">успеете ничего предпринять...</text:p>
      <text:p text:style-name="P1">814.</text:p>
      <text:p text:style-name="P1">У вас нет денег, у вас нет пропусков, и вы не знаете паролей для прохода во</text:p>
      <text:p text:style-name="P1">дворец. К тому же вы не можете внятно объяснить, как вы попали во двор и что</text:p>
      <text:p text:style-name="P1">вам здесь нужно. Все это мгновенно возбуждает у командира багатуров рой</text:p>
      <text:p text:style-name="P1">подозрений, и он понимает, что ему следует вас задержать, чтобы разобраться,</text:p>
      <text:p text:style-name="P1">что за незваный гость хотел проникнуть во дворец – 94.</text:p>
      <text:p text:style-name="P1">815.</text:p>
      <text:p text:style-name="P1">Вот-вот наступит вечер, но у вас еще есть время побродить по Стоянке.</text:p>
      <text:p text:style-name="P1">Можете побывать там, где еще не были – на базаре (885), у дворца (408) или просто</text:p>
      <text:p text:style-name="P1">походить по улицам (91). Если вы были везде или устали бесцельно ходить по</text:p>
      <text:p text:style-name="P1">городу, можете его покинуть и отправиться в сторону Айзарии – 778.</text:p>
      <text:p text:style-name="P1">816.</text:p>
      <text:p text:style-name="P1">Лишь немногие лавки, к сожалению, открылись к вашему приходу, поэтому</text:p>
      <text:p text:style-name="P1">придется довольствоваться тем, что уже успели выложить на прилавки приезжие</text:p>
      <text:p text:style-name="P1">сельчане. Увидев, что вы собрались что-нибудь покупать, крестьяне роем</text:p>
      <text:p text:style-name="P1">начинают кружить вокруг вас. Их назойливость несколько раздражает, но это</text:p>
      <text:p text:style-name="P1">обычное дело для местного рынка, и вы прекрасно это знали, отправляясь за</text:p>
      <text:p text:style-name="P1">покупками: придется потерпеть. Между тем нужно выбирать. Среди деревенских</text:p>
      <text:p text:style-name="P1">продуктов нелегко подобрать что-нибудь в дорогу: мясо испортится, яйца</text:p>
      <text:p text:style-name="P1">протухнут, молоко в горшке далеко не увезешь... Наконец, вы находите у одного</text:p>
      <text:p text:style-name="P1">из торговцев фляги из тыквы. Что ж, они могут пригодиться, если захотите купить</text:p>
      <text:p text:style-name="P1">напитки. Правда, у таких фляг есть один недостаток: налитая в них жидкость</text:p>
      <text:p text:style-name="P1">приобретает горьковатый привкус, но вы, слава богу, непривередливы. У торговца</text:p>
      <text:p text:style-name="P1">их всего две, обе он готов отдать всего за одну монету, каждая фляга займет одноместо в мешке (неважно пустая или наполненная). В такой фляге поместится</text:p>
      <text:p text:style-name="P1">жидкость на четыре глотка. Теперь вы решаете, что можно взять с собой из еды.</text:p>
      <text:p text:style-name="P1">После некоторых раздумий решаете, что можно выбрать что-нибудь из</text:p>
      <text:p text:style-name="P1">следующего: яблоки (одно яблоко – 1 монета, прибавит 1 Жизнь, займет одно</text:p>
      <text:p text:style-name="P1">место), сыр (1 кусок – 2 монеты, прибавит 2 Жизни, займет одно место), молоко</text:p>
      <text:p text:style-name="P1">(молоко на один глоток стоит 2 монеты, прибавит 3 Жизни), медовуха (1 глоток</text:p>
      <text:p text:style-name="P1">стоит монеты, вот только Жизни он не прибавит), сыта (смесь воды и меда, 1</text:p>
      <text:p text:style-name="P1">глоток стоит 1 монету, прибавит 2 Жизни). Жаль, что ремесленники еще не</text:p>
      <text:p text:style-name="P1">открыли свои лавки: на ту сумму, что есть у вас можно было бы подобрать что-</text:p>
      <text:p text:style-name="P1">нибудь интересное. Но ждать открытия магазинов некогда, нужно</text:p>
      <text:p text:style-name="P1">поторапливаться. Делайте необходимые покупки и уходите – 306.</text:p>
      <text:p text:style-name="P1">817.</text:p>
      <text:p text:style-name="P1">Если вы владеете приемом Веерная защита, то, используя его, можно</text:p>
      <text:p text:style-name="P1">попробовать убежать (505) или занять более выгодную позицию, уменьшив</text:p>
      <text:p text:style-name="P1">Слаженность группы, с которой предстоит сражаться, до 0.</text:p>
      <text:p text:style-name="P1">ПРЕДВОДИТЕЛЬ РАЗБОЙНИКОВ</text:p>
      <text:p text:style-name="P1">Нападение 9</text:p>
      <text:p text:style-name="P1">Защита</text:p>
      <text:p text:style-name="P1">15</text:p>
      <text:p text:style-name="P1">Жизнь</text:p>
      <text:p text:style-name="P1">11</text:p>
      <text:p text:style-name="P1">Инициатива 10</text:p>
      <text:p text:style-name="P1"><text:soft-page-break/>Игнорирует приемы Первый удар, Реакция</text:p>
      <text:p text:style-name="P1">ПЕРВЫЙ РАЗБОЙНИК</text:p>
      <text:p text:style-name="P1">Нападение 8</text:p>
      <text:p text:style-name="P1">Защита</text:p>
      <text:p text:style-name="P1">15</text:p>
      <text:p text:style-name="P1">Жизнь</text:p>
      <text:p text:style-name="P1">10</text:p>
      <text:p text:style-name="P1">Инициатива 9</text:p>
      <text:p text:style-name="P1">ВТОРОЙ РАЗБОЙНИК</text:p>
      <text:p text:style-name="P1">Нападение 8</text:p>
      <text:p text:style-name="P1">Защита</text:p>
      <text:p text:style-name="P1">14</text:p>
      <text:p text:style-name="P1">Жизнь</text:p>
      <text:p text:style-name="P1">19</text:p>
      <text:p text:style-name="P1">Инициатива 9</text:p>
      <text:p text:style-name="P1">Слаженность: 1.</text:p>
      <text:p text:style-name="P1">При победе над предводителем слаженность станет равной 0.</text:p>
      <text:p text:style-name="P1">Разбойники одержали немало побед над беспечными путниками и</text:p>
      <text:p text:style-name="P1">научились неплохо владеть мечами.</text:p>
      <text:p text:style-name="P1">Если вам удастся выйти живым из этой схватки и поразить всех противников</text:p>
      <text:p text:style-name="P1">- (439).818.</text:p>
      <text:p text:style-name="P1">В ответ ваш соперник берет две спички. Вы сделали неверный ход и теперь</text:p>
      <text:p text:style-name="P1">обречены на поражение. Это не игра на удачу, результат в ней зависит от</text:p>
      <text:p text:style-name="P1">правильно просчитанных ходов. Игрок прекрасно знает эти ходы и уже не оставит</text:p>
      <text:p text:style-name="P1">вам никаких шансов. Ваши деньги перетекут в его кошелек. Теперь можете</text:p>
      <text:p text:style-name="P1">предложить партию в кости (453) или покинуть кабак (443).</text:p>
      <text:p text:style-name="P1">819.</text:p>
      <text:p text:style-name="P1">Вы понимаете, что лучшего случая не представится, и длинным прыжком,</text:p>
      <text:p text:style-name="P1">словно хищник, набрасываетесь на степняка. Далее разворачивается молчаливая и</text:p>
      <text:p text:style-name="P1">короткая сцена борьбы, в которой вы без труда одерживаете верх, ведь кочевник</text:p>
      <text:p text:style-name="P1">не ожидал такого коварного нападения, поэтому не был готов дать отпор, в</text:p>
      <text:p text:style-name="P1">результате чего получил такой мощный удар по голове, что мгновенно</text:p>
      <text:p text:style-name="P1">отключился. Теперь ваш противник, еле дыша, лежит на земле. Осмотрев тело, вы</text:p>
      <text:p text:style-name="P1">отказываетесь от первоначальной мысли добить его: он пролежит без сознания</text:p>
      <text:p text:style-name="P1">еще долго, а когда очнется и добредет до лагеря, вы будете уже далеко, и вам будет</text:p>
      <text:p text:style-name="P1">наплевать на любую погоню. А вот обнаруженный степняками труп соратника</text:p>
      <text:p text:style-name="P1">может привести к более тщательному прочесыванию окрестностей. Все, что вам</text:p>
      <text:p text:style-name="P1">нужно – это снять длинный плащ и пояс с саблей лежащего на траве всадника. Его</text:p>
      <text:p text:style-name="P1">лук с колчаном вы тоже забираете, но, к сожалению, во время борьбы он был</text:p>
      <text:p text:style-name="P1">поврежден, поэтому в дальнейшем его придется выбросить.</text:p>
      <text:p text:style-name="P1">Широкий капюшон полностью скрывает ваше лицо, а меч и вещмешок</text:p>
      <text:p text:style-name="P1">удается спрятать под длинными полами плаща. Теперь нужно сделать гораздо</text:p>
      <text:p text:style-name="P1">более трудную вещь – оседлать оставленную неподалеку лошадь. Непросто это</text:p>
      <text:p text:style-name="P1">будет сделать потому, что кочевники по-особому дрессируют своих животных</text:p>
      <text:p text:style-name="P1">таким образом, что они не воспринимают никого, кроме ограниченного круга</text:p>
      <text:p text:style-name="P1">седоков. Все-таки вашего мастерства и твердости руки хватает для того, чтобы</text:p>
      <text:p text:style-name="P1">усмирить коня, сразу почувствовавшего, что его хозяин сменился. Кое-как вы</text:p>
      <text:p text:style-name="P1">заставляете лошадь тронуться с места и направиться в сторону лагеря.</text:p>
      <text:p text:style-name="P1">Через сотню шагов вы нагоняете отряд, с которым следовал побежденный</text:p>
      <text:p text:style-name="P1">вами кочевник. Его товарищи уже начали беспокоиться отсутствием своего друга,</text:p>
      <text:p text:style-name="P1">так что вы подъехали вовремя. Немолодой командир сурово прикрикивает на вас</text:p>
      <text:p text:style-name="P1">за то, что вы так долго возились и заставили всех ждать, но на этом его внимание</text:p>
      <text:p text:style-name="P1"><text:soft-page-break/>ограничивается, и он не замечает обмана. К тому же свое замечание начальник</text:p>
      <text:p text:style-name="P1">отряда делает недалеко от въезда в лагерь, и находящаяся поблизости и</text:p>
      <text:p text:style-name="P1">слышавшая этот разговор охрана принимает вас за одного из своих.</text:p>
      <text:p text:style-name="P1">Теперь вас начинает беспокоить другая вещь. Вдруг сейчас начнется смотр</text:p>
      <text:p text:style-name="P1">отряда, с которым вы въехали, или перекличка? Тогда обман может открыться. Но</text:p>
      <text:p text:style-name="P1">вам вновь везет. Приехавшие с вами воины по очереди подъезжают к людям в</text:p>
      <text:p text:style-name="P1">красных кушаках, встречающих отряд, бросают им поводья, спешиваются иразбредаются по палаткам, чтобы спрятаться в тени. Очевидно, их боевая задача</text:p>
      <text:p text:style-name="P1">выполнена, и командир разрешил устроить отдых по прибытию в лагерь. Вы</text:p>
      <text:p text:style-name="P1">поступаете так же, как они, с облегчением избавляясь от начинающей брыкаться</text:p>
      <text:p text:style-name="P1">лошади. Никто не обращает на вас внимания. Первая часть плана достигнута: вы</text:p>
      <text:p text:style-name="P1">проникли в лагерь и можете попытаться что-нибудь разузнать.</text:p>
      <text:p text:style-name="P1">Вам с легкостью удается затеряться среди снующих туда-сюда кочевников.</text:p>
      <text:p text:style-name="P1">Одеты все они по-разному. Кто-то облачен в обычную выцветшую на солнце</text:p>
      <text:p text:style-name="P1">одежду кочевников – это простые воины войска хана. Другие одеты богаче, в</text:p>
      <text:p text:style-name="P1">легкие добротные куртки и плащи – это командиры и воины отборных отрядов.</text:p>
      <text:p text:style-name="P1">Вы еще раз обращаете внимание на пробегающих мимо людей, опоясанных</text:p>
      <text:p text:style-name="P1">яркими красными кушаками. По их манере поведения создается впечатление, что</text:p>
      <text:p text:style-name="P1">это наемники, которые не только несут службу, но и выполняют в лагере</text:p>
      <text:p text:style-name="P1">общественные работы. Вы отмечаете, что среди людей в красных кушаках есть</text:p>
      <text:p text:style-name="P1">айзары и даже русичи. Впрочем, это неудивительно: всегда есть искатели</text:p>
      <text:p text:style-name="P1">приключений, которым все равно, где их родина: они готовы примкнуть к тому,</text:p>
      <text:p text:style-name="P1">кто больше заплатит или у кого есть больше шансов на победу в случае войны.</text:p>
      <text:p text:style-name="P1">Рядом с лагерем пасутся огромные табуны лошадей – главная сила войска</text:p>
      <text:p text:style-name="P1">кочевников. Сосчитать количество палаток очень сложно – их несколько сотен, и</text:p>
      <text:p text:style-name="P1">среди них есть такие, которые вмещают по несколько десятков человек. Да,</text:p>
      <text:p text:style-name="P1">численность этого войска велика, и приближающаяся война будет очень трудной</text:p>
      <text:p text:style-name="P1">для жителей Полесья. Если, конечно, вам не удастся выполнить свое поручение, и</text:p>
      <text:p text:style-name="P1">айзары не придут на помощь. Тут же, в лагере, расположены большие палатки,</text:p>
      <text:p text:style-name="P1">используемые степняками в качестве складов. В них хранится оружие, выдаваемое</text:p>
      <text:p text:style-name="P1">воинам при необходимости. Это оружие, насколько вы знаете нравы кочевников,</text:p>
      <text:p text:style-name="P1">принадлежит хану и возвращается на склад после окончания войны.</text:p>
      <text:p text:style-name="P1">В это время ваш нос чувствует притягательный запах еды. Кухня находится на</text:p>
      <text:p text:style-name="P1">окраине лагеря и не охраняется. Скоро начнется обед, и каждому воину будет</text:p>
      <text:p text:style-name="P1">выдана порция пищи. Лучше поторопиться с осмотром лагеря: не исключено, что</text:p>
      <text:p text:style-name="P1">перед обедом будет перекличка.</text:p>
      <text:p text:style-name="P1">В центре лагеря находится большой богатый шатер. Вы догадываетесь, что он</text:p>
      <text:p text:style-name="P1">принадлежит какому-то знатному вельможе или начальнику. Из разговоров</text:p>
      <text:p text:style-name="P1">воинов вы узнаете, что это шатер главного туменника. Также вам удается</text:p>
      <text:p text:style-name="P1">подслушать слухи о том, что главный туменник давно претендует на место нойона</text:p>
      <text:p text:style-name="P1">– военачальника всего войска степняков, которым в настоящее время является сам</text:p>
      <text:p text:style-name="P1">хан. Шатер рядом с площадкой, на котором разложен большой костер. Возможно,</text:p>
      <text:p text:style-name="P1">здесь проводятся курултаи – советы командиров и старейшин степняков.</text:p>
      <text:p text:style-name="P1">Все увиденное и услышанное вы, несомненно, перескажете князю, когда</text:p>
      <text:p text:style-name="P1">вернетесь в Великогорск. Сейчас, пока еще есть возможность, можно наведаться на</text:p>
      <text:p text:style-name="P1">кухню (335) или попробовать подойти ближе к шатру главного туменника (151).</text:p>
      <text:p text:style-name="P1">Если вы считаете, что увидели достаточно, подумайте, как будете выбираться из</text:p>
      <text:p text:style-name="P1">лагеря - (689).</text:p>
      <text:p text:style-name="P1">820.- Мне хотелось бы увидеть Курьяна, - заявляете вы, догадываясь, что набрели</text:p>
      <text:p text:style-name="P1">именно на тот лагерь, о котором и говорил спасенный на поляне человек.</text:p>
      <text:p text:style-name="P1">- И зачем это он тебе понадобился? – собеседник несколько удивлен, и вместе</text:p>
      <text:p text:style-name="P1">с тем ваши слова его настораживают.</text:p>
      <text:p text:style-name="P1"><text:soft-page-break/>- У меня есть для него послание.</text:p>
      <text:p text:style-name="P1">- Действительно? Покажи мне его.</text:p>
      <text:p text:style-name="P1">Понимая, что отступать глупо, вы достаете записку и отдаете ее незнакомцу.</text:p>
      <text:p text:style-name="P1">Тот быстро пробегает ее глазами и прячет в карман. Предупреждая ваше</text:p>
      <text:p text:style-name="P1">недовольство, он говорит:</text:p>
      <text:p text:style-name="P1">- Курьян – это я. Так как ты стал другом нашего предводителя?</text:p>
      <text:p text:style-name="P1">- Так это был ваш командир? Он мне об этом не говорил. Случайно вышло</text:p>
      <text:p text:style-name="P1">так, что мы оказались с ним соратниками в одной заварушке. Надо сказать, мечом</text:p>
      <text:p text:style-name="P1">он владеет отлично.</text:p>
      <text:p text:style-name="P1">- Да, это наш атаман... Эээ, в смысле, командир, - поправляется он и тут же</text:p>
      <text:p text:style-name="P1">объясняет: - Понимаешь, мы наемники, и называем своего предводителя так, как</text:p>
      <text:p text:style-name="P1">хотим – атаман, командир... Ну, если уж он поручился за тебя, то, конечно, я</text:p>
      <text:p text:style-name="P1">помогу тебе. Говоришь, в Айзарию тебе надо? Сначала послушай совет. От нашего</text:p>
      <text:p text:style-name="P1">лагеря иди по тропинке, а затем – по тракту. Ты попадешь на развилку. Куда идти</text:p>
      <text:p text:style-name="P1">– дело твое, но я советую свернуть направо. Если пойдешь прямо, то выйдешь к</text:p>
      <text:p text:style-name="P1">огромному военному лагерю. Просто обойди его с левой стороны, там тебя, скорее</text:p>
      <text:p text:style-name="P1">всего, никто не заметит. Если свернешь на развилке вправо, то через некоторое</text:p>
      <text:p text:style-name="P1">время попадешь к большой стоянке, которую кочевники называют Седлом. В</text:p>
      <text:p text:style-name="P1">Седле тебя никто не тронет, можешь остановиться в нем и переждать жару. От</text:p>
      <text:p text:style-name="P1">стоянки ни в коем случае не иди прямо на юг по тропинке – там расположен</text:p>
      <text:p text:style-name="P1">наблюдательный пост, и дозорный заметит тебя раньше, чем ты его. Лучше иди</text:p>
      <text:p text:style-name="P1">по дороге на юго-восток и прячься в траве, если заметишь конные патрули. Обе</text:p>
      <text:p text:style-name="P1">дороги приведут тебя к Стоянке – городу, который считается столицей</text:p>
      <text:p text:style-name="P1">государства степняков. Она окружена шатрами военных, но пока, насколько мне</text:p>
      <text:p text:style-name="P1">известно, они не трогают чужаков, поэтому можешь войти в Стоянку и даже</text:p>
      <text:p text:style-name="P1">остановиться в ней на ночлег. Хотя я считаю, что ночь – лучшее время для</text:p>
      <text:p text:style-name="P1">путешествия в такую жару. От Стоянки просто иди по тракту – там нет ни</text:p>
      <text:p text:style-name="P1">лагерей, ни патрулей, поэтому ты легко дойдешь до границы с Айзарией. Кроме</text:p>
      <text:p text:style-name="P1">того, возьми эти пропуска. Этот можешь предъявить, если встретишь на дороге</text:p>
      <text:p text:style-name="P1">патруль (-190). В лагерях и в Стоянке он бесполезен, так что можешь его там даже</text:p>
      <text:p text:style-name="P1">не доставать. А этот мы забрали у одного неосторожного степняка. Это пропуск к</text:p>
      <text:p text:style-name="P1">самому хану (+230). Возьми его себе, вдруг пригодится. А если он тебе не</text:p>
      <text:p text:style-name="P1">понадобится, просто продай его на рынке в Стоянке – там найдутся охотники до</text:p>
      <text:p text:style-name="P1">подобных бумажек. И вот, держи немного деньжат в дорогу, - он бросает вам</text:p>
      <text:p text:style-name="P1">звякнувший монетами кошелек. После этого Курьян, не прощаясь,</text:p>
      <text:p text:style-name="P1">разворачивается и возвращается со своими спутниками в лагерь. Он выполнил</text:p>
      <text:p text:style-name="P1">приказ своего командира и оказал вам неплохую помощь. Но это не сделало вас</text:p>
      <text:p text:style-name="P1">друзьями, поэтому бесполезно просить его о чем-то еще. Лучше забрать</text:p>
      <text:p text:style-name="P1">подаренные им монеты (всего их 12) и пропуска (первый уместится в мешочке для</text:p>
      <text:p text:style-name="P1">денег, а второй займет одно место в заплечном мешке), а затем вернуться натропинку. Если вы за что-то платили перед тем, как предъявить Курьяну записку,</text:p>
      <text:p text:style-name="P1">то верните себе потраченные деньги – 867.</text:p>
      <text:p text:style-name="P1">821.</text:p>
      <text:p text:style-name="P1">Вы выскакиваете на улицу, но незнакомца и след простыл. Удивленно</text:p>
      <text:p text:style-name="P1">оглядываетесь, гадая, куда он мог свернуть: около лавки домов нет, рядом бежит</text:p>
      <text:p text:style-name="P1">река, улица пуста. Необычный посетитель словно сквозь землю провалился.</text:p>
      <text:p text:style-name="P1">Осведомившись у проходящей мимо женщины, не видела ли она странного</text:p>
      <text:p text:style-name="P1">мужчину, получаете отрицательный ответ. Поняв, что искать незнакомца</text:p>
      <text:p text:style-name="P1">бесполезно, вы решаете, что делать дальше: вернетесь в лавку и поговорите с ее</text:p>
      <text:p text:style-name="P1">хозяином еще (211), зайдете на мельницу (150) или покинете деревню (650)?</text:p>
      <text:p text:style-name="P1">822.</text:p>
      <text:p text:style-name="P1">Вы подходите ближе к толпе. Похоже, все тут – такие же случайные</text:p>
      <text:p text:style-name="P1"><text:soft-page-break/>слушатели, просто зашедшие в таверну перекусить и посидеть в прохладе.</text:p>
      <text:p text:style-name="P1">Неизвестно, как рассказчик привлек внимание слушателей, но вас это не особо</text:p>
      <text:p text:style-name="P1">удивляет: в Полесье любят послушать байки от путешественников. Среди</text:p>
      <text:p text:style-name="P1">собравшихся путников есть и бородатые крестьяне, и незнакомые вам</text:p>
      <text:p text:style-name="P1">дружинники, и опрятно одетые торговцы. Сейчас они заняты, слушая историю, и</text:p>
      <text:p text:style-name="P1">поговорить с ними не получится. Рассказчик – молодой парень, одетый в серую</text:p>
      <text:p text:style-name="P1">неприметную одежду, с правильными чертами лица, с яркими рыжими волосами</text:p>
      <text:p text:style-name="P1">и светлыми глазами. Он уже начал рассказ, поэтому вместо разглядывания</text:p>
      <text:p text:style-name="P1">посетителей лучше сосредоточиться на его словах:</text:p>
      <text:p text:style-name="P1">- ... то девки красивые исчезнут, то бывалые охотники в лесу сгинут. И вот что</text:p>
      <text:p text:style-name="P1">старики говорят: это леший на людей обозлился за то, что те его уважать</text:p>
      <text:p text:style-name="P1">перестали. Ведь леший – он полноправный хозяин леса. Он идет по своим угодьям</text:p>
      <text:p text:style-name="P1">выше самого высокого дерева и осматривает владенья. Но если надо, он станет</text:p>
      <text:p text:style-name="P1">ниже травы, укроется под любым листочком. При необходимости он может</text:p>
      <text:p text:style-name="P1">превратиться в любое лесное существо или предмет, даже в пень или веточку. Из</text:p>
      <text:p text:style-name="P1">леса лешие редко выходят и любят побалагурить. То белок или зайцев друг другу</text:p>
      <text:p text:style-name="P1">в карты проигрывают, то над путниками потешаются. По лесу леший</text:p>
      <text:p text:style-name="P1">передвигается быстрее ветра. А еще он умеет голосить зычно, плакать, смеяться и</text:p>
      <text:p text:style-name="P1">улюлюкать, а иногда хлопает в ладоши, чтобы себя развеселить. Также леший</text:p>
      <text:p text:style-name="P1">захаживает в деревни, но его можно легко отвадить: он никогда не зайдет в дом,</text:p>
      <text:p text:style-name="P1">где есть черный петух или трехцветная кошка. Хорошим людям леший может</text:p>
      <text:p text:style-name="P1">сделать добро, если смилостивится. Говорят, пастухи с ними умеют</text:p>
      <text:p text:style-name="P1">договариваться. Но чаще леший потешается над людьми и заводит их глубоко в</text:p>
      <text:p text:style-name="P1">лес, где человек начинает кружить в поисках выхода. Если такое случится, нужно</text:p>
      <text:p text:style-name="P1">делать вот что: сесть на первую попавшуюся колоду, вывернуть наизнанку одежду</text:p>
      <text:p text:style-name="P1">и так надеть на себя, левый сапог одеть на правую ногу, а правый – на левую; так</text:p>
      <text:p text:style-name="P1">же и рукавицы поменять. А потом встать и сказать: «Овечья морда, овечьяшерсть!» - это любимая поговорка самого лешего. Мне много кто рассказывал, что</text:p>
      <text:p text:style-name="P1">так из беды и вызволялся.</text:p>
      <text:p text:style-name="P1">Все это интересно, но подобные рассказы вы уже слышали много раз. Если</text:p>
      <text:p text:style-name="P1">вдруг заблудитесь в лесу, можете, конечно, воспользоваться полученными</text:p>
      <text:p text:style-name="P1">советами (+80). Правда, вам леший почему-то никогда не попадался, хотя в лесу вы</text:p>
      <text:p text:style-name="P1">бывали достаточно часто. Постояльцы начинают обсуждать, правда или выдумки</text:p>
      <text:p text:style-name="P1">рассказы о лесных духах, но из их споров ничего полезного не почерпнешь.</text:p>
      <text:p text:style-name="P1">Задерживаться в трактире больше нет времени – 9.</text:p>
      <text:p text:style-name="P1">823.</text:p>
      <text:p text:style-name="P1">Карлик уверяет вас, что он может подсказать вам, как не попасть в беду, но за</text:p>
      <text:p text:style-name="P1">свою помощь он просит 4 монеты. Если он сумел разжечь ваше любопытство, и вы</text:p>
      <text:p text:style-name="P1">согласны заплатить – 165. Если вам кажется, что он собирается сообщить какую-</text:p>
      <text:p text:style-name="P1">нибудь ерунду, то решайте – расспросите его о том, как попасть в пещеру Дриза</text:p>
      <text:p text:style-name="P1">(746), если вы еще этого не делали, или покинете лавку (104)?</text:p>
      <text:p text:style-name="P1">824.</text:p>
      <text:p text:style-name="P1">Вы застали вдову во дворе ее дома. Она сообщает, что собиралась уходить на</text:p>
      <text:p text:style-name="P1">обряд, связанный с проводами ее умершего мужа, но у нее есть немного времени,</text:p>
      <text:p text:style-name="P1">чтобы дополнить свой предыдущий рассказ интересующими вас подробностями.</text:p>
      <text:p text:style-name="P1">Вы просите еще раз подумать ее, кто мог совершить преступление. Вдова</text:p>
      <text:p text:style-name="P1">печально вздыхает, после чего говорит:</text:p>
      <text:p text:style-name="P1">- Среди людей у мужа не было врагов, я знаю это наверняка. Может, это</text:p>
      <text:p text:style-name="P1">какой-нибудь дух совершил злодейство? Я могу показаться сумасшедшей, но я не</text:p>
      <text:p text:style-name="P1">знаю, что думать. В ночь перед смертью муж говорил, что видел во сне тень,</text:p>
      <text:p text:style-name="P1">преследовавшую его. Вот и все, что я могу добавить, остальное я уже рассказала.</text:p>
      <text:p text:style-name="P1">В этот раз она говорит не так уверенно, как при первой встрече. Но</text:p>
      <text:p text:style-name="P1"><text:soft-page-break/>подозревать ее в чем-то сейчас бессмысленно, в ее состоянии можно наговорить</text:p>
      <text:p text:style-name="P1">что угодно. Если у вас есть, что еще спросить, сделайте это. В ином случае</text:p>
      <text:p text:style-name="P1">отпустите женщину, она и так вот-вот разрыдается вновь – 31.</text:p>
      <text:p text:style-name="P1">825.</text:p>
      <text:p text:style-name="P1">Слишком уж заманчиво выглядит возможность устроить в этот трудный день</text:p>
      <text:p text:style-name="P1">хотя бы один привал в тени деревьев, поэтому вы решаете воспользоваться</text:p>
      <text:p text:style-name="P1">тропинкой, ведущей на юг. Темное пятно на горизонте постепенно увеличивается,</text:p>
      <text:p text:style-name="P1">и вскоре вы убеждаетесь, что не ошиблись – это самая настоящая роща. Она,</text:p>
      <text:p text:style-name="P1">конечно, выглядит гораздо скромнее величественных лесов вашей родины, но</text:p>
      <text:p text:style-name="P1">после долгого путешествия по пустынным степным просторам вы рады любому</text:p>
      <text:p text:style-name="P1">дереву.Вы приближаетесь на расстояние полусотни шагов, когда глаз улавливает еле</text:p>
      <text:p text:style-name="P1">заметное движение в воздухе. В сознании едва успевает проскользнуть мысль, что</text:p>
      <text:p text:style-name="P1">это какой-то предмет, несущийся с бешеной скоростью навстречу, когда ваше тело</text:p>
      <text:p text:style-name="P1">пронзает длинная стрела, пробив доспех и задев легкое. Наконечник выходит с</text:p>
      <text:p text:style-name="P1">другой стороны тела, с треском разрывая ткань на спине. Стрела задела жизненно</text:p>
      <text:p text:style-name="P1">важные органы, и перед глазами сразу все поплыло. Ничего не понимая, вы со</text:p>
      <text:p text:style-name="P1">странным равнодушием смотрите на древко с оперением, которое торчит из</text:p>
      <text:p text:style-name="P1">вашей груди. После этого вы теряете сознание и падаете на землю.</text:p>
      <text:p text:style-name="P1">К сожалению, в роще, которая вам так понравилась, расположился отряд</text:p>
      <text:p text:style-name="P1">степняков. В эти места редко заходят путники, и дозорный с наблюдательного</text:p>
      <text:p text:style-name="P1">поста принял вас за вражеского разведчика. Теперь вам уже не узнать, почему он</text:p>
      <text:p text:style-name="P1">решил именно так. Перед смертью остается лишь восхититься его великолепному</text:p>
      <text:p text:style-name="P1">мастерству стрельбы из лука и удивительной меткости...</text:p>
      <text:p text:style-name="P1">826.</text:p>
      <text:p text:style-name="P1">Коридор немного сужается, и вскоре вы уже можете достать руками</text:p>
      <text:p text:style-name="P1">противоположных стен, стоя на месте. Загадочное свечение, исходящее от стен, не</text:p>
      <text:p text:style-name="P1">только не исчезает, но и усиливается. Вскоре вы видите, что коридор резко</text:p>
      <text:p text:style-name="P1">поворачивает, и интуиция подсказывает, что за углом вас что-то ожидает.</text:p>
      <text:p text:style-name="P1">Приготовившись встретить лицом к лицу любую опасность, вы заворачиваете за</text:p>
      <text:p text:style-name="P1">угол и оказываетесь прямо перед еще одним каменным стражем, на этот раз</text:p>
      <text:p text:style-name="P1">вооруженным грубым каменным топором на толстой деревянной рукояти. Этот</text:p>
      <text:p text:style-name="P1">древень более подвижен, чем тот, что стоял у входа, но по всем признакам они оба</text:p>
      <text:p text:style-name="P1">принадлежат к одному племени или роду. Страж не спешит на вас нападать. Он</text:p>
      <text:p text:style-name="P1">опирается на свой громадный топор и начинает говорить, при этом его каменные</text:p>
      <text:p text:style-name="P1">губы двигают несколько необычно и даже забавно:</text:p>
      <text:p text:style-name="P1">- Ты выбрал испытание силы. Теперь, чтобы пройти дальше, ты должен</text:p>
      <text:p text:style-name="P1">победить меня. Не жди пощады, человек, и рази изо всех сил, ибо я не стану тебя</text:p>
      <text:p text:style-name="P1">жалеть.</text:p>
      <text:p text:style-name="P1">С последними словами страж поднимает топор и приближается. Вас ждет</text:p>
      <text:p text:style-name="P1">нелегкий бой, поэтому соберитесь.</text:p>
      <text:p text:style-name="P1">КАМЕННЫЙ СТРАЖ</text:p>
      <text:p text:style-name="P1">Нападение 12</text:p>
      <text:p text:style-name="P1">Защита</text:p>
      <text:p text:style-name="P1">17</text:p>
      <text:p text:style-name="P1">Жизнь</text:p>
      <text:p text:style-name="P1">14</text:p>
      <text:p text:style-name="P1">Инициатива 11</text:p>
      <text:p text:style-name="P1">Владеет приемом Первый удар, вы игнорируете его, если владеете приемом</text:p>
      <text:p text:style-name="P1">Веерная защита.</text:p>
      <text:p text:style-name="P1">Теперь все достаточно просто: нужно сразить противника, который в случае</text:p>
      <text:p text:style-name="P1">поражения развалится на множество мелких кусочков. Так и не поняв, умер онили будет воссоздан своим таинственным создателем, после победы вы сможете</text:p>
      <text:p text:style-name="P1"><text:soft-page-break/>продолжить путь по освободившемуся коридору – 876.</text:p>
      <text:p text:style-name="P1">827.</text:p>
      <text:p text:style-name="P1">- Я уверен, что убийца медника – его брат, - заявляете вы и рассказываете обо</text:p>
      <text:p text:style-name="P1">всем, что узнали, после чего показываете окровавленный кинжал. – Он ждет у</text:p>
      <text:p text:style-name="P1">ворот.</text:p>
      <text:p text:style-name="P1">- Ты нашел кинжал? – удивляется воевода. – Что ж, это серьезная и</text:p>
      <text:p text:style-name="P1">неоспоримая улика. Ты проделал блестящую работу. Теперь убийца понесет</text:p>
      <text:p text:style-name="P1">заслуженное наказание. Я немедленно сам займусь им. Спасибо тебе, друг, ты в</text:p>
      <text:p text:style-name="P1">очередной раз выручил меня. Возьми этот мешочек, в нем 10 монет – награда,</text:p>
      <text:p text:style-name="P1">обещанная за поимку преступника. А теперь тебе пора отдохнуть. Если ты еще не</text:p>
      <text:p text:style-name="P1">определился с местом для ночлега, то добро пожаловать в наши казармы: поверь,</text:p>
      <text:p text:style-name="P1">в них не так уж и плохо.</text:p>
      <text:p text:style-name="P1">Вы благодарите воеводу и принимаете свою награду. Только теперь вы</text:p>
      <text:p text:style-name="P1">чувствуете, что действительно ужасно устали. Можете воспользоваться</text:p>
      <text:p text:style-name="P1">предложением и отправиться в казармы (301) или отказаться и поискать место</text:p>
      <text:p text:style-name="P1">покомфортнее (560).</text:p>
      <text:p text:style-name="P1">828.</text:p>
      <text:p text:style-name="P1">Вы вовремя среагировали на появление всадников и успели прыгнуть на</text:p>
      <text:p text:style-name="P1">обочину и укрыться в траве. Вскоре незнакомцы достигают того места, где вы</text:p>
      <text:p text:style-name="P1">только что стояли, и вы видите их на расстоянии двух шагов. Это ничем не</text:p>
      <text:p text:style-name="P1">приметные степняки, одетые в простую серую одежду и вооруженные лишь</text:p>
      <text:p text:style-name="P1">грубыми кривыми саблями. Неизвестно, куда они спешат, но их кони мчатся во</text:p>
      <text:p text:style-name="P1">весь опор так, что ваше лицо обдает порывом ветра. Кочевники вихрем</text:p>
      <text:p text:style-name="P1">проносятся мимо, и их силуэты с каждым мгновением становятся все меньше.</text:p>
      <text:p text:style-name="P1">Когда всадники превращаются в небольшие точки, вы выходите на тропу и</text:p>
      <text:p text:style-name="P1">отряхиваетесь. Вряд ли встреча с этими людьми сулила что-то хорошее, вы</text:p>
      <text:p text:style-name="P1">правильно сделали, что избежали ее – 47.</text:p>
      <text:p text:style-name="P1">829.</text:p>
      <text:p text:style-name="P1">Теперь тропа начинает постепенно отклоняться на восток, что вполне вас</text:p>
      <text:p text:style-name="P1">устраивает. Запах сырости, поначалу почти неуловимый, становится все сильнее.</text:p>
      <text:p text:style-name="P1">Если ваши чувства вас не обманывают, где-то рядом большой водоем. В это время</text:p>
      <text:p text:style-name="P1">тропа в очередной раз поворачивает налево и выводит вас обратно на заросшую</text:p>
      <text:p text:style-name="P1">дорогу, по которой вы совсем недавно вышли из Сухой – 507.</text:p>
      <text:p text:style-name="P1">830.Судя по всему, это и есть лагерь, которым когда-то командовал убитый на</text:p>
      <text:p text:style-name="P1">поляне атаман. Догадавшись об этом, вы решаете, что настало время показать</text:p>
      <text:p text:style-name="P1">добытый накануне меч.</text:p>
      <text:p text:style-name="P1">- Это оружие тебе знакомо? – спрашиваете вы, демонстрируя великолепный</text:p>
      <text:p text:style-name="P1">меч бывшего атамана своему собеседнику.</text:p>
      <text:p text:style-name="P1">- Что... Откуда у тебя этот клинок? – требовательно спрашивает</text:p>
      <text:p text:style-name="P1">взволнованный незнакомец. – И лучше тебе сказать правду, какой бы они ни была.</text:p>
      <text:p text:style-name="P1">Нескольких секунд, отведенных на раздумье, вам хватает, чтобы принять</text:p>
      <text:p text:style-name="P1">решение. Причин скрывать правду вы не видите, поэтому подробно рассказываете</text:p>
      <text:p text:style-name="P1">все, что произошло на лесной поляне всего день назад. Незнакомец внимательно</text:p>
      <text:p text:style-name="P1">выслушивает вас и некоторое время о чем-то размышляет.</text:p>
      <text:p text:style-name="P1">- Да, все это похоже на правду. Ты стал случайным участником заговора,</text:p>
      <text:p text:style-name="P1">который давно назревал в нашем лагере. Но ты не виноват в том, что попал в гущу</text:p>
      <text:p text:style-name="P1">этих событий, и, честно говоря, я рад, что ты убил негодяя, предавшего нашего</text:p>
      <text:p text:style-name="P1">атамана. Теперь ты знаешь, кто мы такие. Мы многих лишили жизни за одно</text:p>
      <text:p text:style-name="P1">лишь это знание, а тебе известно еще много сокровенных тайн о нас. Но ты принес</text:p>
      <text:p text:style-name="P1">нам меч и важные новости о судьбе атамана и заговорщиков и, кроме того,</text:p>
      <text:p text:style-name="P1">наказал предателя. Я думаю этого достаточно, чтобы отпустить тебя, если ты</text:p>
      <text:p text:style-name="P1">пообещаешь не болтать об истории, случайным свидетелем которой ты стал.</text:p>
      <text:p text:style-name="P1"><text:soft-page-break/>Думаю, что тебе не нужно объяснять, что наши люди повсюду, и мы быстро</text:p>
      <text:p text:style-name="P1">узнаем, если ты развяжешь язык. Дай слово молчать и верни меч, а я заплачу тебе</text:p>
      <text:p text:style-name="P1">за его возвращение 25 монет.</text:p>
      <text:p text:style-name="P1">Вы прекрасно осознаете, что удерживать меч у себя бесполезно. Он почему-то</text:p>
      <text:p text:style-name="P1">много значит для этих людей, и они отнимут его силой, если вы не отдадите его</text:p>
      <text:p text:style-name="P1">добровольно. Поэтому лучшее решение, которое приходит в голову – это</text:p>
      <text:p text:style-name="P1">расстаться с мечом атамана (если у вас нет другого оружия, вам совершенно</text:p>
      <text:p text:style-name="P1">бесплатно подарят другой меч – обычный, но вполне достойный), забрать деньги</text:p>
      <text:p text:style-name="P1">и быстрее вернуться на тропинку, оставив лагерь разбойников, пока они не</text:p>
      <text:p text:style-name="P1">изменили решения насчет вашей жизни (867). Если же вас терзает любопытство,</text:p>
      <text:p text:style-name="P1">то можете сказать, что вместо денег хотели бы узнать, что за это за меч (894).</text:p>
      <text:p text:style-name="P1">831.</text:p>
      <text:p text:style-name="P1">Вам удается беспрепятственно отдалиться от места, где спешились</text:p>
      <text:p text:style-name="P1">кочевники. Значит, их остановка никак не связана с вами. Вы поступили</text:p>
      <text:p text:style-name="P1">правильно, умерив свое любопытство. У вас есть важная задача, и вы не вправе</text:p>
      <text:p text:style-name="P1">рисковать своей жизнью по каждому поводу – неизвестно, какие намерения в</text:p>
      <text:p text:style-name="P1">отношении вас могли возникнуть у вооруженных степняков.</text:p>
      <text:p text:style-name="P1">Поправив амуницию, вы возвращаетесь обратно на дорогу. Пасущиеся</text:p>
      <text:p text:style-name="P1">лошади вскоре исчезают из вида, и вы спокойно продолжаете путь – 34.</text:p>
      <text:p text:style-name="P1">832.Темная туча все-таки наползает на солнце, и вокруг сразу становится серо и</text:p>
      <text:p text:style-name="P1">уныло. С неба начинает накрапывать легкий дождь. Он не мешает идти, однако вы</text:p>
      <text:p text:style-name="P1">не можете избавиться от внезапно нахлынувшего уныния. Но это лишь следствие</text:p>
      <text:p text:style-name="P1">непогоды, и вы убеждаетесь в этом, когда ветер разгоняет облака, и из-за них вновь</text:p>
      <text:p text:style-name="P1">выглядывают приветливые лучи солнца. На душе сразу светлеет, к тому же</text:p>
      <text:p text:style-name="P1">противный дождь быстро заканчивается. Незаметно проходит еще час пути,</text:p>
      <text:p text:style-name="P1">который вы проводите в полном одиночестве.</text:p>
      <text:p text:style-name="P1">Вскоре вы, наконец, замечаете впереди человека. Приблизившись, вы</text:p>
      <text:p text:style-name="P1">понимаете, что судьба приготовила вам необычную встречу. По дороге бредет</text:p>
      <text:p text:style-name="P1">высокий старик с длинным посохом в руках. Это не обычная деревянная палка.</text:p>
      <text:p text:style-name="P1">Посох обвит веревкой красного цвета, а на верхнем его конце закреплен</text:p>
      <text:p text:style-name="P1">набалдашник в виде колеса с восемью спицами. Но еще интереснее владелец</text:p>
      <text:p text:style-name="P1">посоха. Старик одет в широкополый белоснежный плащ. Длинные волосы и</text:p>
      <text:p text:style-name="P1">белая седая борода развеваются на ветру, а голова обхвачена металлическим</text:p>
      <text:p text:style-name="P1">обручем. Вы сразу понимаете, что это волхв – мудрец, обладающий знаниями,</text:p>
      <text:p text:style-name="P1">недоступными для обычного человека. Даже просто встретить волхва в Полесье</text:p>
      <text:p text:style-name="P1">считается большой удачей. Вы слышали много невероятных историй о таких</text:p>
      <text:p text:style-name="P1">людях, но за всю жизнь видели волхва лишь единожды во время похода в лесу, да</text:p>
      <text:p text:style-name="P1">и то издалека. Никто достоверно не знает, откуда приходят волхвы и где их</text:p>
      <text:p text:style-name="P1">родина. В города и деревни они не заходят, с другими людьми почти не</text:p>
      <text:p text:style-name="P1">общаются. Говорят, они строят свои хижины в лесу или высоко в горах, но вы ни</text:p>
      <text:p text:style-name="P1">разу не слышали, чтобы кто-нибудь находил такое жилище.</text:p>
      <text:p text:style-name="P1">Вы лихорадочно думаете, как привлечь внимание мудреца и попросить его</text:p>
      <text:p text:style-name="P1">поделиться своими знаниями, однако волхв, к вашему удивлению,</text:p>
      <text:p text:style-name="P1">останавливается и сам обращается к вам своим спокойным размеренным голосом:</text:p>
      <text:p text:style-name="P1">- Вот и ты. Как раз в тот час, когда я тебя ждал. Мне интересно было увидеть</text:p>
      <text:p text:style-name="P1">тебя воочию, и это свершилось. Теперь скажи мне кто ты, и по твоему ответу я</text:p>
      <text:p text:style-name="P1">решу, чего ты достоин.</text:p>
      <text:p text:style-name="P1">Старик говорит загадками, но это обычное дело для таких людей, как он.</text:p>
      <text:p text:style-name="P1">Хотя можно ли быть уверенным в том, что этот человек действительно тот, за кого</text:p>
      <text:p text:style-name="P1">он себя выдает, а не обыкновенный сумасшедший?</text:p>
      <text:p text:style-name="P1">Скажете ему, что вы княжеский дружинник (714), что вы торговец,</text:p>
      <text:p text:style-name="P1">торопящийся к своему каравану (103), или что вы обыкновенный крестьянин (197)?</text:p>
      <text:p text:style-name="P1"><text:soft-page-break/>А может, скажете, что у вас нет времени на болтовню, чтобы отвязаться от</text:p>
      <text:p text:style-name="P1">назойливого старика (320)?</text:p>
      <text:p text:style-name="P1">833.</text:p>
      <text:p text:style-name="P1">Древень выпивает обычную воду, но она ничем не отличается по вкусу от</text:p>
      <text:p text:style-name="P1">отравленной. Хозяин зала трусцой бежит к темно-синему роднику, и вы сразу</text:p>
      <text:p text:style-name="P1">понимаете, на что он рассчитывал: он думал, что вы наберете кружку из одного из</text:p>
      <text:p text:style-name="P1">отравленных источников, яд которых нейтрализуется водой из темно-синего</text:p>
      <text:p text:style-name="P1">родника. Однако на этот раз он совершил ошибку, стоившую ему жизни. Древеньвыпивает воду из самого сильного из отравленных родников и через несколько</text:p>
      <text:p text:style-name="P1">минут замертво падет на землю. Он сам принял яд, который нельзя ничем</text:p>
      <text:p text:style-name="P1">нейтрализовать, и вы молча наблюдаете, как молниеносно действует волшебная</text:p>
      <text:p text:style-name="P1">отрава. Вам же древень налил воду из того же темно-синего родника, предполагая,</text:p>
      <text:p text:style-name="P1">что вы выпьете ее и умрете, так как против нее нет противоядие. Но вы уже</text:p>
      <text:p text:style-name="P1">благоразумно испили из более светлого источника и теперь попросту</text:p>
      <text:p text:style-name="P1">нейтрализовали яд.</text:p>
      <text:p text:style-name="P1">Вы перехитрили коварного слугу Дриза и сумели остаться в живых. Ваша</text:p>
      <text:p text:style-name="P1">смекалка в очередной раз выручила вас, и теперь путь дальше свободен. Вода в</text:p>
      <text:p text:style-name="P1">родниках начинает постепенно убывать, и вскоре они бьют из-под земли так же</text:p>
      <text:p text:style-name="P1">слабо, как и тогда, когда вы только пришли. Вы же, не теряя времени, входите в</text:p>
      <text:p text:style-name="P1">тоннель, который ведет в самое сердце горы – 876.</text:p>
      <text:p text:style-name="P1">834.</text:p>
      <text:p text:style-name="P1">Свернув налево, вы вскоре убеждаетесь, что немного потеряли: дорога здесь</text:p>
      <text:p text:style-name="P1">не менее удобна, а стоящие по краям деревья лучше укрывают от солнца, чем на</text:p>
      <text:p text:style-name="P1">более широком Купеческом тракте. А попасть на границу можно и через</text:p>
      <text:p text:style-name="P1">Рудногорск. Вы шагаете вперед, не останавливаясь; усиливающаяся жара начинает</text:p>
      <text:p text:style-name="P1">истязать тело, как опытный палач. Иногда в просветах далеко на востоке видны</text:p>
      <text:p text:style-name="P1">верхушки Медных гор. С них начинает свой бег река Мелкая, которая, по вашим</text:p>
      <text:p text:style-name="P1">расчетам, должна быть где-то неподалеку. Людей на дороге нет, и это несколько</text:p>
      <text:p text:style-name="P1">удивительно. Конечно, это не главный торговый путь, но, тем не менее, это дорога,</text:p>
      <text:p text:style-name="P1">имеющая большое значение для сообщения между Великогорском и</text:p>
      <text:p text:style-name="P1">Рудногорском. Не успеваете подумать о причинах столь странного запустения, как</text:p>
      <text:p text:style-name="P1">замечаете одинокого путника идущего навстречу. Вернее, бредущего: молодой на</text:p>
      <text:p text:style-name="P1">вид парень плетется по дороге, еле передвигая ноги, словно старик. Не похоже,</text:p>
      <text:p text:style-name="P1">чтобы он был чем-то болен: вид у него цветущий, здоровый, руки крепкие и</text:p>
      <text:p text:style-name="P1">сильные. Единственное, что может выдать слабость – это впалые щеки, поросшие</text:p>
      <text:p text:style-name="P1">короткой щетиной. Приблизившись, вы замечаете еще одну особенность: он</text:p>
      <text:p text:style-name="P1">достаточно молод, но виски у него уже поседели, словно бедняга перенес какое-то</text:p>
      <text:p text:style-name="P1">несчастье. Кстати, юноша неплохо вооружен: на боку у него длинный острый меч,</text:p>
      <text:p text:style-name="P1">достойный храброго воина. Расстояние между вами постепенно уменьшается, и</text:p>
      <text:p text:style-name="P1">пора решить, что делать: попробуете поговорить с парнем (11) или просто</text:p>
      <text:p text:style-name="P1">пройдете мимо, не делая попыток познакомиться (597)?</text:p>
      <text:p text:style-name="P1">835.</text:p>
      <text:p text:style-name="P1">- Послушай, - мягко говорите вы вдове, - я не собираюсь тебя ни в чем</text:p>
      <text:p text:style-name="P1">обвинять, но врать глупо, если ты действительно хочешь, чтобы мы нашли</text:p>
      <text:p text:style-name="P1">убийцу.</text:p>
      <text:p text:style-name="P1">- Я этого хочу! – Уверяет вас вдова. – Но я не вру!- Подожди, не говори пока ничего, чтобы другие слова лжи не слетели с твоих</text:p>
      <text:p text:style-name="P1">уст. Во-первых, покойный муж не мог рассказать тебе о своем сне – ты сама</text:p>
      <text:p text:style-name="P1">говорила, что он ушел в ту ночь незаметно, а в следующий раз ты увидела его уже</text:p>
      <text:p text:style-name="P1">мертвым. Во-вторых, есть еще кое-что, и я хотел бы услышать правду прямо</text:p>
      <text:p text:style-name="P1">сейчас. Это касается твоих отношений с гончаром, живущим напротив.</text:p>
      <text:p text:style-name="P1">Отпираться бессмысленно, - быстро добавляете вы, заметив ее замешательство, - я</text:p>
      <text:p text:style-name="P1"><text:soft-page-break/>все знаю, и это не просто пустые сплетни.</text:p>
      <text:p text:style-name="P1">- Хорошо, я расскажу все, - медленно произносит вдова, - но умоляю тебя:</text:p>
      <text:p text:style-name="P1">пожалей несчастную женщину, не говори никому о моей тайне! – Вы киваете</text:p>
      <text:p text:style-name="P1">головой в знак согласия, после чего собеседница продолжает. – Да, я встречалась с</text:p>
      <text:p text:style-name="P1">соседом, но я клянусь: к убийству это не имеет никакого отношения. Мы никогда</text:p>
      <text:p text:style-name="P1">не стали бы убивать моего мужа, это правда.</text:p>
      <text:p text:style-name="P1">- Может, что-нибудь знает сосед, который бродит тут по ночам?</text:p>
      <text:p text:style-name="P1">- И это тебе известно? Тогда я скажу еще кое-что. Я боялась это сказать, но</text:p>
      <text:p text:style-name="P1">теперь, раз ты знаешь так много... Дело в том, что муж действительно часто видел</text:p>
      <text:p text:style-name="P1">соседа, который ночью уходил куда-то из дома. Я не придавала этому значения, но</text:p>
      <text:p text:style-name="P1">на следующий день после того, как нашли тело, сосед пришел ко мне и</text:p>
      <text:p text:style-name="P1">пригрозил, что расскажет о моих отношениях с гончаром всему городу, если я</text:p>
      <text:p text:style-name="P1">стану распространять слухи о его ночных похождениях. Откровенно говоря, я не</text:p>
      <text:p text:style-name="P1">собиралась этого делать, но его слова заставили меня призадуматься. Сейчас я</text:p>
      <text:p text:style-name="P1">считаю, что тут замешана еще одна женщина. Наверное, он ходит к чьей-нибудь</text:p>
      <text:p text:style-name="P1">жене и боится, что я, расстроенная этим убийством, сболтну лишнего о нем. Я</text:p>
      <text:p text:style-name="P1">пообещала ему молчать, но сейчас скрывать это бессмысленно.</text:p>
      <text:p text:style-name="P1">Выслушав рассказ вдовы, вы благодарите ее за то, что она все-таки сказала</text:p>
      <text:p text:style-name="P1">правду, и отправляетесь дальше – 31.</text:p>
      <text:p text:style-name="P1">836.</text:p>
      <text:p text:style-name="P1">Следующими несколькими ходами противник дает понять, что он не</text:p>
      <text:p text:style-name="P1">допустит ошибок и доведет партию до победного конца. Ваша кавалерия гибнет, а</text:p>
      <text:p text:style-name="P1">король теснится в угол, и вскоре степняк доводит партию до выигрыша. Он явно</text:p>
      <text:p text:style-name="P1">доволен победой, но, к его чести, спокойно благодарит вас за игру легким кивком</text:p>
      <text:p text:style-name="P1">и признает, что вы были достойным соперником. После этого кочевник</text:p>
      <text:p text:style-name="P1">поднимается с ковра и уходит искать себе нового противника, у которого есть</text:p>
      <text:p text:style-name="P1">больше времени, чем у вас. Вы же немного отвлеклись от серьезных мыслей за</text:p>
      <text:p text:style-name="P1">интересной игрой, но потеряли целых полчаса. Больше задерживаться здесь вы не</text:p>
      <text:p text:style-name="P1">можете, поэтому пора покинуть место для игры в шахматы – 806.</text:p>
      <text:p text:style-name="P1">837.</text:p>
      <text:p text:style-name="P1">- Таких случайностей не бывает, - холодно возражает кочевник. –</text:p>
      <text:p text:style-name="P1">Вооруженный, словно заправский княжеский воин, человек, который затаился в</text:p>
      <text:p text:style-name="P1">траве и что-то пытается высмотреть в нашем лагере – это, знаешь ли, оченьпоходит на шпионаж. Так что не пытайся меня обмануть. Я думаю лишь, пытать</text:p>
      <text:p text:style-name="P1">тебя или просто запороть до смерти? Пожалуй, в такой хороший день ты достоин</text:p>
      <text:p text:style-name="P1">жалости, хватит с тебя порки. Шулуун! – окликает он одного из степняков. –</text:p>
      <text:p text:style-name="P1">Займись им! И смотри, чтобы он не поднялся после твоей плети! – 281.</text:p>
      <text:p text:style-name="P1">838.</text:p>
      <text:p text:style-name="P1">Чтобы попасть к пристани, нужно спуститься с холма к озеру по крутому</text:p>
      <text:p text:style-name="P1">откосу, что вы и делаете. Теперь вы можете вдоволь налюбоваться необъятной</text:p>
      <text:p text:style-name="P1">водяной гладью, ослепительно поблескивающей на солнце. Озеро Ледяное – одно</text:p>
      <text:p text:style-name="P1">из самых больших в Полесье, и вы напрасно пытаетесь разглядеть</text:p>
      <text:p text:style-name="P1">противоположный берег. У воды не так жарко, и глаза поневоле начинают</text:p>
      <text:p text:style-name="P1">слезиться от яркого солнца и ветра.</text:p>
      <text:p text:style-name="P1">На пристани целый день суетятся крестьяне, ведь ловля рыбы для них –</text:p>
      <text:p text:style-name="P1">основной источник провизии и доходов. Вы приближаетесь к одному из рыбаков</text:p>
      <text:p text:style-name="P1">и интересуетесь, не возьмет ли вас кто-нибудь с собой до города. Крестьянин,</text:p>
      <text:p text:style-name="P1">бросив на вас мимолетный взгляд и не переставая укладывать сеть, говорит, что он</text:p>
      <text:p text:style-name="P1">с товарищами как раз собирался отплыть в Ледяной, и он готов взять вас с собой</text:p>
      <text:p text:style-name="P1">совершенно бесплатно, если вы пообещаете ему не мешать править лодкой. Что</text:p>
      <text:p text:style-name="P1">ж, его условие легко выполнимо, поэтому препятствий для водного путешествия</text:p>
      <text:p text:style-name="P1">нет. На всякий случай вы уточняете, есть ли другой путь до города. Крестьянин,</text:p>
      <text:p text:style-name="P1"><text:soft-page-break/>кивнув головой в одну из сторон, говорит, что там есть тропинка, но он не советует</text:p>
      <text:p text:style-name="P1">ей пользоваться, когда можно преспокойно доплыть на лодке.</text:p>
      <text:p text:style-name="P1">Теперь решайте, что будете делать, но делайте это скорее, пока рыбаки не</text:p>
      <text:p text:style-name="P1">уплыли: продолжите свое путешествие по воде (236) или пойдете по тропинке в</text:p>
      <text:p text:style-name="P1">обход озера (127)?</text:p>
      <text:p text:style-name="P1">839.</text:p>
      <text:p text:style-name="P1">Вы протягиваете камень с отверстием хозяйке болот, и она, не скрывая</text:p>
      <text:p text:style-name="P1">радости, выхватывает его своими кривыми пальцами.</text:p>
      <text:p text:style-name="P1">- Ты поступил мудро, отдав его мне, - хрипит она. – За это я награжу тебя.</text:p>
      <text:p text:style-name="P1">В подтверждение своих слов она делает короткий взмах рукой, и на землю</text:p>
      <text:p text:style-name="P1">откуда-то сверху падает мешочек, в котором позвякивают монеты. Кажется, это</text:p>
      <text:p text:style-name="P1">приключение окончится благополучно, и вы не только не умрете, но и станете</text:p>
      <text:p text:style-name="P1">богаче. Если вам нужны от кикиморы не деньги, а что-нибудь другое, то можно</text:p>
      <text:p text:style-name="P1">попробовать попросить это. Если вы не знаете, какую награду требовать, то</text:p>
      <text:p text:style-name="P1">забирайте деньги – 527.</text:p>
      <text:p text:style-name="P1">840.</text:p>
      <text:p text:style-name="P1">- Я ни за что не скажу тебе пароли. Поищи предателя в другом месте, –</text:p>
      <text:p text:style-name="P1">хладнокровно отвечаете вы, на всякий случай приготовившись дать отпорнеожиданному нападению в ответ на резкие слова. Но незнакомец не собирается</text:p>
      <text:p text:style-name="P1">доставать меч или делать другие неосторожные поступки. Он продолжает</text:p>
      <text:p text:style-name="P1">говорить.</text:p>
      <text:p text:style-name="P1">- Послушай, ты скажешь мне несколько слов, и мы разойдемся. Ты меня</text:p>
      <text:p text:style-name="P1">больше никогда не увидишь. Никто не сможет тебя ни в чем обвинить. А в моем</text:p>
      <text:p text:style-name="P1">лице ты найдешь верного друга и помощника. Хочешь, в знак своей дружбы я дам</text:p>
      <text:p text:style-name="P1">тебе 10 монет? А в случае необходимости ты всегда сможешь найти меня в таверне</text:p>
      <text:p text:style-name="P1">«Три дороги» в Великогорске. А, как тебе такое предложение?</text:p>
      <text:p text:style-name="P1">Итак, все-таки уступите его уговорам, ведь дело пахнет выгодой, возьмете 10</text:p>
      <text:p text:style-name="P1">монет и скажете пароли (519)? Иначе у вас есть только один вариант, как у</text:p>
      <text:p text:style-name="P1">порядочного дружинника – достать меч и расправиться с негодяем за его</text:p>
      <text:p text:style-name="P1">преступные помыслы, которые могут навредить многим людям (659)?</text:p>
      <text:p text:style-name="P1">841.</text:p>
      <text:p text:style-name="P1">Вы приближаетесь к группе незнакомцев. Они все разом замолкают, но</text:p>
      <text:p text:style-name="P1">взгляд девушки гораздо красноречивее любых слов. Не обращая внимания на</text:p>
      <text:p text:style-name="P1">вызывающие взоры мужчин, вы обращаетесь к девушке:</text:p>
      <text:p text:style-name="P1">- Мне показалось или вам действительно нужно помочь?</text:p>
      <text:p text:style-name="P1">Девушка открывает рот, чтобы ответить, но ее грубо перебивает один из</text:p>
      <text:p text:style-name="P1">верзил:</text:p>
      <text:p text:style-name="P1">- Тебе показалось. Не мешай мне разбираться с моей будущей женой,</text:p>
      <text:p text:style-name="P1">приятель, иди лучше своей дорогой.</text:p>
      <text:p text:style-name="P1">На секунду вы замешкались, не зная, стоит ли продолжать разговор или уйти</text:p>
      <text:p text:style-name="P1">– вдруг это действительно невеста этого парня? Но девушка, решившись, вдруг</text:p>
      <text:p text:style-name="P1">выговаривает на одном дыхании:</text:p>
      <text:p text:style-name="P1">- Он врет! Пожалуйста, помоги мне!</text:p>
      <text:p text:style-name="P1">Теперь у вас нет сомнений. Вы выхватываете меч, давая понять, что не</text:p>
      <text:p text:style-name="P1">собираетесь шутить, и приказываете наглецам:</text:p>
      <text:p text:style-name="P1">- Оставьте ее в покое, мерзавцы!</text:p>
      <text:p text:style-name="P1">Мужчины переглядываются и дружно гогочут, после чего тот, что держит</text:p>
      <text:p text:style-name="P1">девушку, отталкивает ее в сторону. Женщина убегает, а вам предстоит драка с</text:p>
      <text:p text:style-name="P1">тремя здоровыми негодяями.</text:p>
      <text:p text:style-name="P1">1-ЫЙ МЕРЗАВЕЦ</text:p>
      <text:p text:style-name="P1">Нападение 9</text:p>
      <text:p text:style-name="P1">Защита</text:p>
      <text:p text:style-name="P1"><text:soft-page-break/>14</text:p>
      <text:p text:style-name="P1">Инициатива 9</text:p>
      <text:p text:style-name="P1">Владеет приемом Мощный удар, который применит на 3 и 4 раундах.</text:p>
      <text:p text:style-name="P1">2-ОЙ МЕРЗАВЕЦ</text:p>
      <text:p text:style-name="P1">Нападение 8</text:p>
      <text:p text:style-name="P1">Защита</text:p>
      <text:p text:style-name="P1">14Инициатива 9</text:p>
      <text:p text:style-name="P1">3-ИЙ МЕРЗАВЕЦ</text:p>
      <text:p text:style-name="P1">Нападение 8</text:p>
      <text:p text:style-name="P1">Защита</text:p>
      <text:p text:style-name="P1">14</text:p>
      <text:p text:style-name="P1">Инициатива 9</text:p>
      <text:p text:style-name="P1">Вам нужно нанести пять точных ударов, причем неважно, кому они будут</text:p>
      <text:p text:style-name="P1">адресованы – одному противнику или всем по очереди. Противники одержат</text:p>
      <text:p text:style-name="P1">победу, если сумеют понизить показатель вашей жизни до значения 2 или</text:p>
      <text:p text:style-name="P1">меньше. Если вы выиграете бой - (604), если вы проиграете его – 743.</text:p>
      <text:p text:style-name="P1">842.</text:p>
      <text:p text:style-name="P1">- Многие люди спрашивали меня о своем будущем, - говорит волхв, - но не</text:p>
      <text:p text:style-name="P1">каждый человек способен понять, что его судьба не скреплена нерушимой</text:p>
      <text:p text:style-name="P1">печатью. Я вижу, как на ладони все, что было с человеком, и все, что будет с ним,</text:p>
      <text:p text:style-name="P1">но мне трудно передать словами свои знания. Будущее представляется не одной</text:p>
      <text:p text:style-name="P1">нитью, в отличие от прошлого, а целой разросшейся ветвью, каждый отросток</text:p>
      <text:p text:style-name="P1">которой – это лишь один из возможных путей. Потребуется не одна человеческая</text:p>
      <text:p text:style-name="P1">жизнь, чтобы просто описать все эти пути. Сильные люди могут контролировать</text:p>
      <text:p text:style-name="P1">и менять свою судьбу, слабые плывут по течению. Я могу лишь сказать о каких-то</text:p>
      <text:p text:style-name="P1">особенно важных моментах, когда множество путей сходится воедино.</text:p>
      <text:p text:style-name="P1">Что касается тебя, то впереди ты столкнешься со многими испытаниями.</text:p>
      <text:p text:style-name="P1">Если ты сумеешь преодолеть их, то столкнешься с серьезным выбором и сам</text:p>
      <text:p text:style-name="P1">определишь свою судьбу. Тебе предложат стать другом своих истинных друзей и</text:p>
      <text:p text:style-name="P1">врагом своих прежних друзей. Враг предложит стать тебе своим другом и врагом</text:p>
      <text:p text:style-name="P1">своих друзей, истинных и прежних. Если ты победишь врага, то сможешь спасти</text:p>
      <text:p text:style-name="P1">всех своих друзей, но для этого нужно знать, кто твой враг.</text:p>
      <text:p text:style-name="P1">Все это может случиться, а может и миновать тебя стороной. Могу лишь дать</text:p>
      <text:p text:style-name="P1">тебе совет: никогда не отворачивайся от своих старых товарищей, не поддавайся</text:p>
      <text:p text:style-name="P1">на соблазны легкой власти и богатства и смело иди навстречу неведомой</text:p>
      <text:p text:style-name="P1">опасности. И еще: друзья есть не только среди людей. Больше я тебе ничего не</text:p>
      <text:p text:style-name="P1">скажу: и у тебя, и у меня слишком мало времени.</text:p>
      <text:p text:style-name="P1">Вы успеваете поблагодарить старца за предсказание, над которым будете</text:p>
      <text:p text:style-name="P1">размышлять еще долгое время – 663.</text:p>
      <text:p text:style-name="P1">843.</text:p>
      <text:p text:style-name="P1">У вас слишком серьезное задание, чтобы рисковать понапрасну, поэтому вы</text:p>
      <text:p text:style-name="P1">решаете действовать осторожно. Спрятавшись в кустах, вы затихаете и полчаса</text:p>
      <text:p text:style-name="P1">ждете, не появится ли новый враг. Поблизости никого нет. А это что? Стук</text:p>
      <text:p text:style-name="P1">вдалеке? Или показалось? На всякий случай пережидаете еще немного, а затемначинаете бесшумно продвигаться под прикрытием кустов. Похоже, мост совсем</text:p>
      <text:p text:style-name="P1">близко – 649.</text:p>
      <text:p text:style-name="P1">844.</text:p>
      <text:p text:style-name="P1">Вы размеренно выпиваете из прохладного металлического ковша жидкость,</text:p>
      <text:p text:style-name="P1">похожую на воду. Но вода ли это? – 63.</text:p>
      <text:p text:style-name="P1">845.</text:p>
      <text:p text:style-name="P1">Вы спускаетесь по отлогому склону. На пути часто попадаются упавшие</text:p>
      <text:p text:style-name="P1">деревья, жалостливо протягивающие свои сухие сучья, и безобразные пни. Иногда</text:p>
      <text:p text:style-name="P1"><text:soft-page-break/>вам чудится, что в чаще вы замечаете какое-то сияние, но кроме этого вокруг не</text:p>
      <text:p text:style-name="P1">происходит ничего загадочного и магического, а углубляться в незнакомые дебри,</text:p>
      <text:p text:style-name="P1">чтобы найти причину таинственного свечения, вы не решаетесь.</text:p>
      <text:p text:style-name="P1">Вскоре между деревьями вы замечаете какой-то блеск. Кажется, это</text:p>
      <text:p text:style-name="P1">поверхность какого-то водоема. Через некоторое время деревьев становится</text:p>
      <text:p text:style-name="P1">меньше, и вы видите, что слева действительно раскинулось довольно большое</text:p>
      <text:p text:style-name="P1">озеро. Солнце, отражаясь от его поверхности, на миг ослепляет вас. Издали вода</text:p>
      <text:p text:style-name="P1">кажется прохладной и спокойной, а вы не прочь искупаться в этот жаркий день.</text:p>
      <text:p text:style-name="P1">Но вы помните, где находитесь, поэтому сдерживаете свое желание. К тому же вы</text:p>
      <text:p text:style-name="P1">замечаете, что на берегу кто-то есть. Сначала вам показалось, что это люди, но,</text:p>
      <text:p text:style-name="P1">приблизившись, вы понимаете, что ошиблись. У самой воды расположилось</text:p>
      <text:p text:style-name="P1">несколько прекрасных девушек с длинными волосами. Но в первую очередь</text:p>
      <text:p text:style-name="P1">внимание привлекает не то, что они не одеты, а их блестящие рыбьи хвосты. Вы</text:p>
      <text:p text:style-name="P1">сразу понимаете, что перед вами настоящие русалки, о которых вы слышали</text:p>
      <text:p text:style-name="P1">только в сказках. Об этих существах рассказывают самые противоречивые вещи:</text:p>
      <text:p text:style-name="P1">кто-то уверяет, что русалки никогда не причиняют людям зла, другие</text:p>
      <text:p text:style-name="P1">утверждают, что они способны сгубить неосторожного человека, особенно</text:p>
      <text:p text:style-name="P1">слишком любопытного. По этим рассказам у вас ложилось впечатление, что</text:p>
      <text:p text:style-name="P1">русалки очень своенравны, и все зависит от их настроения. Откуда появились эти</text:p>
      <text:p text:style-name="P1">существа, тоже никто точно не знает, но большинство сходится в том, что это</text:p>
      <text:p text:style-name="P1">утопленницы, которые приглянулись водяному.</text:p>
      <text:p text:style-name="P1">До вашего слуха доносятся обрывки пения. Несомненно, это поют русалки,</text:p>
      <text:p text:style-name="P1">но вряд ли они рассчитывают на слушателей. Пока они вас не заметили, и вы</text:p>
      <text:p text:style-name="P1">можете спокойно миновать озеро и пойти дальше по тропинке (168). Если вы</text:p>
      <text:p text:style-name="P1">очень хотите ближе взглянуть на этих прекрасных с виду существ и послушать их</text:p>
      <text:p text:style-name="P1">пение, то можете на свой страх и риск спуститься к озеру (752).</text:p>
      <text:p text:style-name="P1">846.</text:p>
      <text:p text:style-name="P1">Что вы сделаете: выпьете налитую вам жидкость и предложите противнику</text:p>
      <text:p text:style-name="P1">кружку с водой из одного из отравленных источников: прозрачного (476), голубого(115), синего (52)? Дадите ему простой воды (863)? Сначала умоетесь и выпьете</text:p>
      <text:p text:style-name="P1">обычной воды (383)? Или попробуете на вкус воду из одного из отравленных</text:p>
      <text:p text:style-name="P1">родников, находящихся на вашей стороне: прозрачного (262), голубого (878) или</text:p>
      <text:p text:style-name="P1">синего (775)?</text:p>
      <text:p text:style-name="P1">847.</text:p>
      <text:p text:style-name="P1">Незнакомец внимательно осматривает свои раны, после чего равнодушно</text:p>
      <text:p text:style-name="P1">вытирает кровь с меча. Вложив его в ножны, он, наконец, поворачивается к вам.</text:p>
      <text:p text:style-name="P1">Теперь вы обращаете внимание на его мужественные скулы и темный загар – в</text:p>
      <text:p text:style-name="P1">северных областях такой не встретишь. Внимание вновь привлекает его красивый</text:p>
      <text:p text:style-name="P1">пояс, причудливо украшенный красной, желтой и синей нитями. Вряд ли такой</text:p>
      <text:p text:style-name="P1">можно найти на рынке, скорее всего, он сделан на заказ.</text:p>
      <text:p text:style-name="P1">- Почему ты помог мне? – спрашивает вас незнакомец.</text:p>
      <text:p text:style-name="P1">Вы пожимаете плечами и отвечаете:</text:p>
      <text:p text:style-name="P1">- Я воин и не могу стоять в стороне, когда идет битва. Наверное, поэтому.</text:p>
      <text:p text:style-name="P1">- Хм, это странно, но пусть будет так, - соглашается ваш собеседник. – Ты</text:p>
      <text:p text:style-name="P1">знаешь меня или того человека, с которым мы дрались?</text:p>
      <text:p text:style-name="P1">- Первый раз вижу вас обоих, - признаетесь вы.</text:p>
      <text:p text:style-name="P1">- Хорошо, я тебе верю. Мне, наверное, надо пояснить тебе кое-что. Я и мои</text:p>
      <text:p text:style-name="P1">товарищи шли в город Старый, чтобы сопровождать купеческий караван. Мы</text:p>
      <text:p text:style-name="P1">наемники, как ты, скорее всего, уже догадался. Эти разбойники напали на нас и</text:p>
      <text:p text:style-name="P1">хотели убить, наверное, для того, чтобы затем ограбить честных торговцев. В</text:p>
      <text:p text:style-name="P1">любом случае, они теперь ничего объяснить нам не смогут. Ты помог одолеть этих</text:p>
      <text:p text:style-name="P1">грабителей, и я предлагаю осмотреть их тела и поделить деньги, которые мы</text:p>
      <text:p text:style-name="P1"><text:soft-page-break/>найдем, поровну.</text:p>
      <text:p text:style-name="P1">Его предложение кажется справедливым, и вы немедленно приступаете к ее</text:p>
      <text:p text:style-name="P1">осуществлению. В кошельках врагов и товарищей вашего нового знакомого вы</text:p>
      <text:p text:style-name="P1">обнаруживаете 22 монеты. Теперь эти деньги по обычаю могут забрать</text:p>
      <text:p text:style-name="P1">победители. Кроме того, из рук последнего поверженного противника вы</text:p>
      <text:p text:style-name="P1">забираете превосходный меч. Он не лучше вашего, но зато отличается изяществом</text:p>
      <text:p text:style-name="P1">и украшен драгоценными камнями, а значит, его можно продать в городе.</text:p>
      <text:p text:style-name="P1">- Ого, какой у него был меч, - замечает ваш новый приятель. – Красивее</text:p>
      <text:p text:style-name="P1">моего. Слушай, можно я возьму его себе, а ты забирай все деньги.</text:p>
      <text:p text:style-name="P1">Вы с радостью соглашаетесь на такое предложение. Меч едва ли можно</text:p>
      <text:p text:style-name="P1">продать дороже 10 монет, но этот недотепа об этом, видимо, не знает. Вы</text:p>
      <text:p text:style-name="P1">становитесь богаче на целых 22 монеты.</text:p>
      <text:p text:style-name="P1">После этого наемник говорит вам, что сам позаботится о телах, поэтому вы</text:p>
      <text:p text:style-name="P1">можете, не теряя времени, вернуться на дорогу. На поляне вам действительно</text:p>
      <text:p text:style-name="P1">больше делать нечего, и вы, довольные удачно закончившимся приключением,</text:p>
      <text:p text:style-name="P1">прощаетесь с незнакомцем и уходите – 192.</text:p>
      <text:p text:style-name="P1">848.Вы отдаете деньги мастеру, который доволен удачной сделкой.</text:p>
      <text:p text:style-name="P1">- Давай сюда обломки и загляни ко мне утром. Твой кинжал будет починен и</text:p>
      <text:p text:style-name="P1">наточен, - обещает кузнец.</text:p>
      <text:p text:style-name="P1">Когда вы утром отправитесь в путь, не забудьте забрать восстановленный</text:p>
      <text:p text:style-name="P1">кинжал. Для этого, когда попадете на параграф со словами «В Каменке вас больше</text:p>
      <text:p text:style-name="P1">ничего не задерживает», не закрывая его, перейдите на 419. А пока покиньте</text:p>
      <text:p text:style-name="P1">кузнеца, собирающегося приняться за работу – 768.</text:p>
      <text:p text:style-name="P1">849.</text:p>
      <text:p text:style-name="P1">Девочка очнулась после первого же прикосновения. Она открывает большие</text:p>
      <text:p text:style-name="P1">зеленые глаза и удивленно смотрит на вас. Почему-то становится неудобно, что</text:p>
      <text:p text:style-name="P1">одежда на вас вывернута наизнанку, но она не обращает на это никакого</text:p>
      <text:p text:style-name="P1">внимания. Вы пытаетесь ее расспросить, кто она и как здесь оказалась, но</text:p>
      <text:p text:style-name="P1">бедняжка только хлопает ресницами и ничего не может понять. Наконец она</text:p>
      <text:p text:style-name="P1">выдавливает вполне осмысленный вопрос:</text:p>
      <text:p text:style-name="P1">- Где я?</text:p>
      <text:p text:style-name="P1">- В лесу, - ласково говорите вы, пытаясь успокоить ее голосом.</text:p>
      <text:p text:style-name="P1">- В лесу? В каком лесу? – она смотрит уже более осмысленно. Похоже,</text:p>
      <text:p text:style-name="P1">сознание возвращается к ней, и это радует вас.</text:p>
      <text:p text:style-name="P1">- В каком? Я не знаю. Здесь рядом есть поле, я шел по тропинке вдоль него...</text:p>
      <text:p text:style-name="P1">Услышав про поле, девочка быстро оглядывается вокруг. У вас возникает</text:p>
      <text:p text:style-name="P1">ощущение, что она поняла, где находится. Она резко хватает вас за руку и увлекает</text:p>
      <text:p text:style-name="P1">по тропинке в том направлении, в котором вы и собирались идти.</text:p>
      <text:p text:style-name="P1">- Быстрее, уходим, сейчас мы выйдем отсюда, - почему-то шепотом говорит</text:p>
      <text:p text:style-name="P1">она, настойчиво увлекая за собой.</text:p>
      <text:p text:style-name="P1">Вы пытаетесь остановить ее, чтобы осмыслить все происходящее и</text:p>
      <text:p text:style-name="P1">расспросить, что же случилось, когда замечаете, что впереди действительно виден</text:p>
      <text:p text:style-name="P1">просвет. Не видя смысла сопротивляться, вы уступаете ее настойчивости и идете к</text:p>
      <text:p text:style-name="P1">выходу, виднеющемуся между деревьями. Меньше чем через минуту вы покидаете</text:p>
      <text:p text:style-name="P1">негостеприимный лес и оглядываетесь. Вы вновь оказываетесь на полях, но теперь</text:p>
      <text:p text:style-name="P1">с другой стороны. Вдалеке виднеется Купеческий тракт, широкой лентой</text:p>
      <text:p text:style-name="P1">выползающий из леса. Здесь девочка немного успокаивается и теперь немного</text:p>
      <text:p text:style-name="P1">внимательнее смотрит на вас. Задержав взгляд на вывернутых наизнанку штанах и</text:p>
      <text:p text:style-name="P1">надетых наоборот сапогах, она даже слегка улыбается. Она еще слишком</text:p>
      <text:p text:style-name="P1">взволнованна недавними событиями и сбивчиво начинает говорить:</text:p>
      <text:p text:style-name="P1">- Это все леший... я бежала ... он схватил меня... мой брат куда-то уехал...</text:p>
      <text:p text:style-name="P1">Там был туман... Потом ты... Он вдруг бросил меня и убежал... - Она переводит</text:p>
      <text:p text:style-name="P1"><text:soft-page-break/>дух и говорит уже более внятно. – Ты спас меня, и я тебе очень благодарна. Не</text:p>
      <text:p text:style-name="P1">хотелось бы тебя обидеть, но я хочу поскорее вернуться домой и успокоиться.</text:p>
      <text:p text:style-name="P1">Сейчас я не смогу ничего объяснить. Меня зовут Любомира. Может, мы когда-</text:p>
      <text:p text:style-name="P1">нибудь встретимся, я этого очень хочу. А может, ты встретишь моего брата, его</text:p>
      <text:p text:style-name="P1">зовут Азей. Здесь я в безопасности. А сейчас прости меня, - она срывается с местаи убегает вдоль поля в сторону тракта, а затем скрывается из виду в роще,</text:p>
      <text:p text:style-name="P1">расположенной неподалеку. Ее действительно надо оставить в покое и дать</text:p>
      <text:p text:style-name="P1">придти в себя, поэтому не стоит ее преследовать. Ваши расспросы ей сейчас ни к</text:p>
      <text:p text:style-name="P1">чему и могут разволновать еще сильнее. Самое главное, что вы помогли ей,</text:p>
      <text:p text:style-name="P1">выручив из беды, а это поступок, достойный княжеского воина. Может быть,</text:p>
      <text:p text:style-name="P1">когда-нибудь вы и сможете ее найти и узнать, как она оказалась в лесу. На всякий</text:p>
      <text:p text:style-name="P1">случай вы запоминаете ее имя – Любомира (-40). Теперь пора осмотреться и</text:p>
      <text:p text:style-name="P1">решить, куда идти дальше. Вы стоите на краю поля на тропинке, которая через</text:p>
      <text:p text:style-name="P1">несколько десятков шагов вливается в Купеческий тракт – 372.</text:p>
      <text:p text:style-name="P1">850.</text:p>
      <text:p text:style-name="P1">Мать убитого мастера уходит, и его отец готов рассказать вам все, что знает.</text:p>
      <text:p text:style-name="P1">Впрочем, знает он немного. О том, что произошло, ему сообщил воевода, который</text:p>
      <text:p text:style-name="P1">и передал некоторые подробности происшедшего, которые вы уже знаете. Вы</text:p>
      <text:p text:style-name="P1">расспрашивает старика о том, известно ли ему что-нибудь о любовных</text:p>
      <text:p text:style-name="P1">похождениях его снохи, но он уверяет вас, что вдова – женщина честная, и никогда</text:p>
      <text:p text:style-name="P1">не стала бы обманывать мужа при его жизни. Собеседник со слезами на глазах</text:p>
      <text:p text:style-name="P1">признается, что старшего сына он любил гораздо больше, чем младшего, хотя</text:p>
      <text:p text:style-name="P1">сознает, что отец не должен так говорить. Теперь все его наследство, весьма,</text:p>
      <text:p text:style-name="P1">кстати, внушительное, достанется его младшему сыну. Заметив, что он уже почти</text:p>
      <text:p text:style-name="P1">не в силах говорить от скопившихся слез, вы выражаете ему свое соболезнование и</text:p>
      <text:p text:style-name="P1">прощаетесь – 8.</text:p>
      <text:p text:style-name="P1">851.</text:p>
      <text:p text:style-name="P1">Из своего убежища вы наблюдаете, как степняк удаляется в</text:p>
      <text:p text:style-name="P1">противоположную сторону, затем приближается к месту падения камешка и</text:p>
      <text:p text:style-name="P1">начинает осматриваться. Пока он находится далеко от вашего укрытия, вы</text:p>
      <text:p text:style-name="P1">начинаете тихо отползать назад. Когда расстояние становится достаточно</text:p>
      <text:p text:style-name="P1">большим, вы привстаете и крадетесь в сторону от обнаруженного жилища и его</text:p>
      <text:p text:style-name="P1">хозяина. К счастью, вы достаточно ловки, чтобы сделать это бесшумно.</text:p>
      <text:p text:style-name="P1">Благополучно возвращаетесь на тропу и быстро идете прочь - (92).</text:p>
      <text:p text:style-name="P1">852.</text:p>
      <text:p text:style-name="P1">Вы ни минуты не пожалели, что выбрали путь прямо. Дорога почти не</text:p>
      <text:p text:style-name="P1">поворачивает и не петляет, и пока вы не встретили ни одного подъема. Благодаря</text:p>
      <text:p text:style-name="P1">этому вы быстро продвигаетесь вперед, ничуть не уставая. Жаль только, что на</text:p>
      <text:p text:style-name="P1">пути не попадаются другие путешественники, с которыми можно было бы</text:p>
      <text:p text:style-name="P1">поболтать.</text:p>
      <text:p text:style-name="P1">Впрочем, вскоре ваши сетования на одиночество прекращаются: навстречу</text:p>
      <text:p text:style-name="P1">вам идет мужчина среднего роста, небогато одетый, с котомкой за спиной. На егопоясе вы сразу замечаете короткий меч, но это всего лишь грубый клинок, один из</text:p>
      <text:p text:style-name="P1">тех, которыми иногда вооружаются ремесленники и зажиточные крестьяне, но</text:p>
      <text:p text:style-name="P1">никогда – настоящие воины. Когда путник подходит ближе, вы обращаете</text:p>
      <text:p text:style-name="P1">внимание, что рядом с мечом у него висит необычная фляга, сделанная из кожи,</text:p>
      <text:p text:style-name="P1">но очень твердая и внешне похожая на глиняный кувшин. Когда-то вы видели</text:p>
      <text:p text:style-name="P1">такие у степняков, но откуда она у простого русича? Мужчина останавливается</text:p>
      <text:p text:style-name="P1">около вас и, вытерев вспотевший лоб, интересуется:</text:p>
      <text:p text:style-name="P1">- Скажи, добрый человек, далеко ли до Рудногорска?</text:p>
      <text:p text:style-name="P1">- Не очень, - отвечаете вы. – Но пешком идти часа четыре.</text:p>
      <text:p text:style-name="P1">- Ничего, мне не привыкать, - говорит ваш собеседник. - Я иду издалека, из</text:p>
      <text:p text:style-name="P1"><text:soft-page-break/>Каменки, и мои ноги уже привыкли к долгой прогулке.</text:p>
      <text:p text:style-name="P1">Вы внимательно осматриваете этого человека и не можете догадаться, кто же</text:p>
      <text:p text:style-name="P1">он: ремесленник? Крестьянин? А может, вор? На вид ему не дашь больше</text:p>
      <text:p text:style-name="P1">двадцати лет, но внешность иногда бывает обманчива. Что будете делать: мирно</text:p>
      <text:p text:style-name="P1">побеседуете с ним (345), нападете, заподозрив неладное (22), или не станете</text:p>
      <text:p text:style-name="P1">задерживаться и пойдете дальше (231)?</text:p>
      <text:p text:style-name="P1">853.</text:p>
      <text:p text:style-name="P1">- Честно говоря, я рассказал тебе все, что знаю, - признается Егуп. – Мое</text:p>
      <text:p text:style-name="P1">путешествие было тогда довольно скучным. Если ты хочешь узнать, как дела у</text:p>
      <text:p text:style-name="P1">степняков, тебе нужно самому наведаться к ним в гости. Поверь мне, они не</text:p>
      <text:p text:style-name="P1">устраивают засады на русичей и ведут себя вполне дружелюбно. Знаешь, я бы не</text:p>
      <text:p text:style-name="P1">хотел терять время, ведь вечер уже близко, а я не хочу идти всю ночь. Если я</text:p>
      <text:p text:style-name="P1">потороплюсь, то к полуночи доберусь до Хвойного, так что мне пора идти.</text:p>
      <text:p text:style-name="P1">Прощай, было интересно поболтать с тобой.</text:p>
      <text:p text:style-name="P1">В общем-то, разговор не удался, но вы все равно благодарите добродушного</text:p>
      <text:p text:style-name="P1">путника за беседу, после чего отправляетесь дальше на юг – 357.</text:p>
      <text:p text:style-name="P1">854.</text:p>
      <text:p text:style-name="P1">- Я знаю, кто преступник, - заявляете вы, после чего подробно рассказываете</text:p>
      <text:p text:style-name="P1">воеводе о шпионе, обосновавшемся в городе. Кроме слов вы предоставляете ему</text:p>
      <text:p text:style-name="P1">бумаги, а также описываете все, что вы увидели и услышали в доме убийцы.</text:p>
      <text:p text:style-name="P1">Воевода ошеломлен вашим рассказом. Несколько минут он не в силах вымолвить</text:p>
      <text:p text:style-name="P1">ни слова.</text:p>
      <text:p text:style-name="P1">- Ты... ты сделал во много крат больше, чем я предполагал! – Восклицает он. –</text:p>
      <text:p text:style-name="P1">Я не сомневался в тебе ни минуты, и ты не подвел меня. Ты спас наш город не</text:p>
      <text:p text:style-name="P1">только от убийцы, но и от вражеского лазутчика! За поимку убийцы медника</text:p>
      <text:p text:style-name="P1">было обещано 10 монет, и теперь они твои по праву. Но за то, что благодаря тебе</text:p>
      <text:p text:style-name="P1">наказан шпион, полагается отдельная награда. Подожди меня здесь.Воевода ненадолго уходит, а когда возвращается, в руках он держит</text:p>
      <text:p text:style-name="P1">небольшой ларец. Открыв его, он извлекает прекрасный золотой самородок, еще</text:p>
      <text:p text:style-name="P1">не обработанный ювелиром.</text:p>
      <text:p text:style-name="P1">- Возьми от меня этот ценный подарок, - просит воевода. – Ты спас мою честь</text:p>
      <text:p text:style-name="P1">и обезопасил весь город. Сделай из этого бесформенного куска металла любую</text:p>
      <text:p text:style-name="P1">вещь, которую захочешь, или просто продай его – распоряжайся им по своему</text:p>
      <text:p text:style-name="P1">усмотрению. Но я вижу, что после всего пережитого ты валишься с ног. Сейчас</text:p>
      <text:p text:style-name="P1">иди в наши казармы, там тебе предоставят лучшую койку. И доброго тебе пути.</text:p>
      <text:p text:style-name="P1">Благодарю тебя еще раз!</text:p>
      <text:p text:style-name="P1">Вы забираете самородок (+26). Воевода прав, вы уже засыпаете на ходу. Пора</text:p>
      <text:p text:style-name="P1">отдохнуть перед завтрашней дорогой. Пойдете в казарму, как он предлагает (301)</text:p>
      <text:p text:style-name="P1">или сами поищите место для ночлега (560)?</text:p>
      <text:p text:style-name="P1">855.</text:p>
      <text:p text:style-name="P1">Вы решились на слишком безумный и необдуманный поступок. На что вы</text:p>
      <text:p text:style-name="P1">надеялись, отчаянно бросаясь на кешиктенов прямо в центре столицы, у всех на</text:p>
      <text:p text:style-name="P1">виду? Как только вы обнажаете меч и приближаетесь, стражи ворот выхватывают</text:p>
      <text:p text:style-name="P1">сабли и принимают оборонительные позиции. В это же время один из них</text:p>
      <text:p text:style-name="P1">кричит: «Тревога!», и через несколько секунд на улицу вываливает целый отряд</text:p>
      <text:p text:style-name="P1">вооруженных гвардейцев, которые засиделись без дела и рады любому случаю</text:p>
      <text:p text:style-name="P1">размяться. Вы даже не успеваете приблизиться к воротам, как оказываетесь в</text:p>
      <text:p text:style-name="P1">окружении. Вы пытаетесь обороняться, но у врагов слишком большой численный</text:p>
      <text:p text:style-name="P1">перевес, и вы не в силах отражать многочисленные удары, сыплющиеся со всех</text:p>
      <text:p text:style-name="P1">стороной. Через некоторое время вы перестаете ориентироваться и просто</text:p>
      <text:p text:style-name="P1">наотмашь бьете мечом в разные стороны, но удержаться на ногах удается</text:p>
      <text:p text:style-name="P1">довольно долго. Вы начинаете догадываться, что скучавшие до этой расправы</text:p>
      <text:p text:style-name="P1"><text:soft-page-break/>кешиктены просто забавляются с вами и, похоже, не собираются убивать. В это</text:p>
      <text:p text:style-name="P1">время затылок пронзает сильная боль: кажется, один из врагов подкрался сзади и</text:p>
      <text:p text:style-name="P1">нанес вам удар по голове. Перед глазами плывут разноцветные круги, и вы</text:p>
      <text:p text:style-name="P1">опускаетесь на землю – 94.</text:p>
      <text:p text:style-name="P1">856.</text:p>
      <text:p text:style-name="P1">Сворачиваете с тракта и не жалеете об этом: идти по лесу намного приятнее,</text:p>
      <text:p text:style-name="P1">а свернуть обратно никогда не поздно – 761.</text:p>
      <text:p text:style-name="P1">857.</text:p>
      <text:p text:style-name="P1">Сходите с дороги и углубляетесь в степь, внимательно наблюдая за</text:p>
      <text:p text:style-name="P1">окрестностями. Ни верховых, ни пеших воинов поблизости незаметно, поэтому вы</text:p>
      <text:p text:style-name="P1">благополучно обходите лагерь, не привлекая к себе внимания. Считая, что отошли</text:p>
      <text:p text:style-name="P1">достаточно далеко от стоянки, вы возвращаетесь на дорогу - (364).858.</text:p>
      <text:p text:style-name="P1">Никто из участников битвы не заметил вашего присутствия, поэтому вы</text:p>
      <text:p text:style-name="P1">беспрепятственно отползаете назад под прикрытием кустов и легко находите</text:p>
      <text:p text:style-name="P1">дорогу. За вами никто не следует, поэтому вы выпрямляетесь во весь рост и</text:p>
      <text:p text:style-name="P1">быстрым шагом уходите прочь от места схватки. Звуки боя постепенно затихают,</text:p>
      <text:p text:style-name="P1">и вы расслабляетесь. Вы правильно сделали, что не стали понапрасну ввязываться</text:p>
      <text:p text:style-name="P1">в чужую драку и уберегли свою жизнь, которая нужна для выполнения вашей</text:p>
      <text:p text:style-name="P1">важной миссии, – 435.</text:p>
      <text:p text:style-name="P1">859.</text:p>
      <text:p text:style-name="P1">Не теряя бдительности, вы приближаетесь к лагерю. Патрулей в окрестности</text:p>
      <text:p text:style-name="P1">не видно, и это придает вам уверенности. Однако кое-что пока непонятно: если</text:p>
      <text:p text:style-name="P1">впереди мирная стоянка, то почему палатки расставлены так строго и в</text:p>
      <text:p text:style-name="P1">определенном порядке, а если это военный лагерь, то почему он так плохо</text:p>
      <text:p text:style-name="P1">охраняется – вы подошли к нему уже достаточно близко и до сих пор никого не</text:p>
      <text:p text:style-name="P1">заметили?</text:p>
      <text:p text:style-name="P1">Когда до лагеря остается около двух сотен шагов, вы решаете затаиться в</text:p>
      <text:p text:style-name="P1">траве и изучить, что же все-таки за стоянка находится впереди. Палаток в ней</text:p>
      <text:p text:style-name="P1">большое количество, но это по большей части не строгие военные шатры,</text:p>
      <text:p text:style-name="P1">которые шьются специально для войска хана, а обычные кибитки, которыми</text:p>
      <text:p text:style-name="P1">пользуются мирные кочевники. И все же впереди настоящий военный лагерь. Вы</text:p>
      <text:p text:style-name="P1">догадываетесь об этом, увидев несколько воинов, прогуливающимся между</text:p>
      <text:p text:style-name="P1">палатками, и нескольких дозорных, лениво прохлаждающихся в тени кибиток у</text:p>
      <text:p text:style-name="P1">края лагеря. Кроме того, вы обращаете внимание и на другой верный признак -</text:p>
      <text:p text:style-name="P1">отсутствие женщин и детей. Но, кажется, дисциплина в этом лагере сильно</text:p>
      <text:p text:style-name="P1">хромает, что необычно для войска степняков, где расхлябанность карается</text:p>
      <text:p text:style-name="P1">довольно сурово. Обитатели стоянки в каком-то полусонном состоянии</text:p>
      <text:p text:style-name="P1">передвигаются между шатрами, торопясь спрятаться в тень и упасть на траву, но и</text:p>
      <text:p text:style-name="P1">эти передвижения происходят крайне редко. Вы обращаете внимание на то, что</text:p>
      <text:p text:style-name="P1">рядом с шатрами навалены груды какого-то хлама, прикрытые тканью и</text:p>
      <text:p text:style-name="P1">перехваченные веревками, тут же стоит множество повозок, а неподалеку пасется</text:p>
      <text:p text:style-name="P1">огромное количество лошадей. При этом большинство людей в лагере не похожи</text:p>
      <text:p text:style-name="P1">на опытных воинов, а многие даже не вооружены. Да, скорее всего, эта стоянка</text:p>
      <text:p text:style-name="P1">имеет какое-то второстепенное значение, например, служит для обеспечения</text:p>
      <text:p text:style-name="P1">хозяйственных нужд войска. Но это не уменьшает опасности, и приближаться к</text:p>
      <text:p text:style-name="P1">палаткам все-таки, наверное, не следует.</text:p>
      <text:p text:style-name="P1">Оглядевшись еще раз внимательнее, вы замечаете, что между тем местом, где</text:p>
      <text:p text:style-name="P1">вы притаились, и краем лагеря в траве возится какой-то человек. Если уж вы</text:p>
      <text:p text:style-name="P1">хотите рискнуть и войти в лагерь, то сначала, конечно, лучше попробовать</text:p>
      <text:p text:style-name="P1">поговорить с ним (467), хотя даже это может быть небезопасно. Скорее всего,стоит удовлетвориться проведенной разведкой, вернуться немного назад и обойти</text:p>
      <text:p text:style-name="P1">лагерь (593).</text:p>
      <text:p text:style-name="P1"><text:soft-page-break/>860.</text:p>
      <text:p text:style-name="P1">Времени не слишком много и долго задерживаться в городе вы не можете.</text:p>
      <text:p text:style-name="P1">Поэтому, чтобы не мешкать, нужно направиться в самые людные места: в какой-</text:p>
      <text:p text:style-name="P1">нибудь большой трактир (15) или на рынок (729). Когда закончите все дела,</text:p>
      <text:p text:style-name="P1">направляйтесь к западным воротам – именно от них начинается дорога в сторону</text:p>
      <text:p text:style-name="P1">границы (808).</text:p>
      <text:p text:style-name="P1">861.</text:p>
      <text:p text:style-name="P1">Странники не запрещают вам подсесть к их столу, но на ваши попытки</text:p>
      <text:p text:style-name="P1">начать беседу лишь мило улыбаются и отделываются односложными ответами.</text:p>
      <text:p text:style-name="P1">Затем они просят прощения за то, что покидают вас, пояснив, что очень</text:p>
      <text:p text:style-name="P1">торопятся, и выходят из-за стола. Наверное, нужно было быть немного щедрее и</text:p>
      <text:p text:style-name="P1">угостить путешественников, тогда они, по крайней мере, задержались бы немного</text:p>
      <text:p text:style-name="P1">дольше. Теперь же вы остались в одиночестве, но зато с сэкономленной монетой в</text:p>
      <text:p text:style-name="P1">кармане. Пора покинуть трактир - (793).</text:p>
      <text:p text:style-name="P1">862.</text:p>
      <text:p text:style-name="P1">- Я надеялся, что ты изберешь этот путь, - вы видите, что Дансар доволен</text:p>
      <text:p text:style-name="P1">вашим решением. – Я не смел предложить тебе отправиться в опасное</text:p>
      <text:p text:style-name="P1">путешествие, ведь ты и так устал после долгой дороги, да и риск, что ты не</text:p>
      <text:p text:style-name="P1">вернешься назад, очень велик. К тому же в ближайшее время тебя провозгласят</text:p>
      <text:p text:style-name="P1">ханом. Но раз ты сам готов предпринять эту опасную вылазку, я скажу еще кое-</text:p>
      <text:p text:style-name="P1">что. В Дымчатые горы должен отправиться именно ты. Звезды подсказали мне,</text:p>
      <text:p text:style-name="P1">что это единственный верный путь, который приведет наш народ к миру. Но я не</text:p>
      <text:p text:style-name="P1">могу предсказать, вернешься ли ты живым. Я думаю, все будет зависеть от тебя.</text:p>
      <text:p text:style-name="P1">Далее Дансар объясняет вам, как добраться до Дымчатого леса и до Бусой</text:p>
      <text:p text:style-name="P1">горы. Он также дает вам ряд наставлений, рассказывая, что лес, который вам</text:p>
      <text:p text:style-name="P1">предстоит пересечь, небольшой по размеру, но он зачарован и населен древнями,</text:p>
      <text:p text:style-name="P1">поэтому вести себя в нем нужно очень осторожно. Дансар советует никуда не</text:p>
      <text:p text:style-name="P1">сворачивать и продвигаться без остановок прямо к горе. Он верит, что вы, сумев</text:p>
      <text:p text:style-name="P1">достигнуть Стоянки в эти неспокойные времена, найдете верное решение, если</text:p>
      <text:p text:style-name="P1">попадете в непростую ситуацию на пути к пещере Гриза. Как вести разговор с</text:p>
      <text:p text:style-name="P1">правителем древней, Дансар не знает, он считает, что нужно предложить Гризу</text:p>
      <text:p text:style-name="P1">щедрые дары, чтобы тот навсегда оставил в покое кочевые племена. Бывший</text:p>
      <text:p text:style-name="P1">верховный шаман советует вам полагаться на чутье и действовать по</text:p>
      <text:p text:style-name="P1">обстоятельствам, так как верит в ваши скрытые способности. Брать что-то с собой</text:p>
      <text:p text:style-name="P1">кроме оружия Дансар не рекомендует. Обнажать без надобности клинок он тожене советует, чтобы не вызвать гнев обитателей леса, которые будут постоянно</text:p>
      <text:p text:style-name="P1">незримо наблюдать за вами. Деньги у подножия гор, скорее всего, не пригодятся,</text:p>
      <text:p text:style-name="P1">хотя Дансар говорит вам, что вы можете взять с собой столько, сколько пожелаете.</text:p>
      <text:p text:style-name="P1">Поразмыслив, вы решаете все же взять с собой свой походный мешок и те вещи,</text:p>
      <text:p text:style-name="P1">которые в нем лежат, а также кошелек с оставшимися после похода деньгами, не</text:p>
      <text:p text:style-name="P1">требуя большего.</text:p>
      <text:p text:style-name="P1">Послушав Дансара, вы понимаете, что он и сам толком не знает, куда вы</text:p>
      <text:p text:style-name="P1">идете и что вам нужно сделать. Кажется, он верит в какое-то смутное пророчество</text:p>
      <text:p text:style-name="P1">или предсказание. Дансар советует отправиться в путь утром, хорошо отдохнув, и</text:p>
      <text:p text:style-name="P1">вы соглашаетесь с ним.</text:p>
      <text:p text:style-name="P1">Остаток дня вы проводите в шатре, который теперь принадлежит вам,</text:p>
      <text:p text:style-name="P1">отдыхая на мягких подушках. Хорошая еда и крепкий сон отлично</text:p>
      <text:p text:style-name="P1">восстанавливают ваши силы (уровень Жизни восстанавливается до максимального</text:p>
      <text:p text:style-name="P1">значения). Просыпаетесь вы поздно вечером. В шатре тихо. Дансар сидит у</text:p>
      <text:p text:style-name="P1">разожженного костра и задумчиво глядит на языки пламени. Заметив, что вы</text:p>
      <text:p text:style-name="P1">проснулись, он приглашает вас сесть рядом.</text:p>
      <text:p text:style-name="P1">- Завтра утром ты отправишься в путь. Медлить нельзя – я чувствую, что вот-</text:p>
      <text:p text:style-name="P1"><text:soft-page-break/>вот придут посланники Дриза и потребуют начать наступление. Твое путешествие</text:p>
      <text:p text:style-name="P1">очень важно для всех нас. Докажи своему народу, что ты достоин править им.</text:p>
      <text:p text:style-name="P1">После возвращения ты займешь свое законное место хана, а о том, чтобы тебя</text:p>
      <text:p text:style-name="P1">приняли, я позабочусь.</text:p>
      <text:p text:style-name="P1">Спокойная речь Дансара придает вам новые силы. Он верит, что вы</text:p>
      <text:p text:style-name="P1">вернетесь, и вы начинаете думать так же. В конце концов, надо всего лишь дойти</text:p>
      <text:p text:style-name="P1">до пещеры, поговорить с ее хозяином и вернуться в свой новый дом.</text:p>
      <text:p text:style-name="P1">Вы выходите во двор. Багатуры почтительно склоняют перед вами головы.</text:p>
      <text:p text:style-name="P1">Интересно, знают ли они, кто вы на самом деле? Во всяком случае, они относятся к</text:p>
      <text:p text:style-name="P1">вам с должным уважением. Вы беспрепятственно выходите на улицу, чтобы</text:p>
      <text:p text:style-name="P1">прогуляться по вечернему городу. Кочевники разбрелись по своим домам и</text:p>
      <text:p text:style-name="P1">палаткам, и на улицах тихо. Погруженный в свои мысли, вы выходите за пределы</text:p>
      <text:p text:style-name="P1">города и попадаете в степь. Невероятная красота окружает вас: чистое небо,</text:p>
      <text:p text:style-name="P1">усыпанное звездами невероятной величины, тихая луна, освещающая бескрайние</text:p>
      <text:p text:style-name="P1">просторы, аромат степных растений – все это опьяняет, и вы, повинуясь</text:p>
      <text:p text:style-name="P1">внезапному желанию, ложитесь на мягкую траву и устремляете свой взгляд в</text:p>
      <text:p text:style-name="P1">небо. Воздух необычайно теплый, а земля кажется такой же мягкой, как и те</text:p>
      <text:p text:style-name="P1">подушки, на которых вы недавно спали. Мысли в голове начинают превращаться в</text:p>
      <text:p text:style-name="P1">причудливые картины, веки тяжелеют, и вы засыпаете.</text:p>
      <text:p text:style-name="P1">Во сне вы видите Дансара. Он скачет по дороге на прекрасном вороном</text:p>
      <text:p text:style-name="P1">жеребце. У груди он сжимает что-то вроде большого свертка. На горизонте</text:p>
      <text:p text:style-name="P1">показывается небольшая стоянка. Дансар направляется к ней и останавливается</text:p>
      <text:p text:style-name="P1">около одной из палаток. Из нее выходит молодая женщина и почтительно</text:p>
      <text:p text:style-name="P1">приближается к верховному шаману. Дансар спрыгивает с лошади и подходит к</text:p>
      <text:p text:style-name="P1">женщине. Он передает ей сверток и что-то объясняет, но слова вы разобрать не в</text:p>
      <text:p text:style-name="P1">силах. Женщина разворачивает ткань, и вы видите, что это младенец, завернутый</text:p>
      <text:p text:style-name="P1">в пеленки. Вы начинаете догадываться, что видите одну из картин прошлого, когдаДансар отдал вас вашей первой кормилице. Но сон начинает пропадать, видения</text:p>
      <text:p text:style-name="P1">расплываются, и вы просыпаетесь.</text:p>
      <text:p text:style-name="P1">В степи наступило утро, и стало прохладно. Вы зябко поеживаетесь и встаете</text:p>
      <text:p text:style-name="P1">со своего травяного ложа. Вы прекрасно выспались и отдохнули, но пора</text:p>
      <text:p text:style-name="P1">отправляться в путь. Вы возвращаетесь в шатер хана, и багатуры, как и вечером,</text:p>
      <text:p text:style-name="P1">почтительно приветствуют вас и пропускают внутрь. Дансар уже ждет вас. Вы</text:p>
      <text:p text:style-name="P1">несколько удивлены, что он не беспокоился о том, куда вы ушли на всю ночь, но</text:p>
      <text:p text:style-name="P1">Дансар сам объясняет вам, что он ощущает незримую связь с вами, и сразу</text:p>
      <text:p text:style-name="P1">почувствовал бы, случись беда. Он также сообщает, что все готово к вашему</text:p>
      <text:p text:style-name="P1">путешествию все готово. Вы умываетесь водой из серебряного ковша и плотно</text:p>
      <text:p text:style-name="P1">завтракаете приготовленной для вас едой, лучше которой вы никогда не ели.</text:p>
      <text:p text:style-name="P1">После этого Дансар провожает вас до оседланной лошади и желает удачи в пути.</text:p>
      <text:p text:style-name="P1">До леса вас проводят двое багатуров, но затем вам придется идти в одиночестве.</text:p>
      <text:p text:style-name="P1">Вы отправляетесь в путь навстречу новым приключениям. В вашей жизни</text:p>
      <text:p text:style-name="P1">произошли серьезные перемены, и вам есть над чем подумать в дороге. Ваши</text:p>
      <text:p text:style-name="P1">спутники почтительно сохраняют молчание, не мешая вашим размышлениям.</text:p>
      <text:p text:style-name="P1">Лишь изредка они сообщают, куда ехать, при этом вы не всегда можете понять, к</text:p>
      <text:p text:style-name="P1">кому они обращаются – к вам или к лошади, которая удивительно хорошо</text:p>
      <text:p text:style-name="P1">понимает, что ей говорят.</text:p>
      <text:p text:style-name="P1">Через час пути по бездорожью вы выезжаете на узкую тропинку. Впереди</text:p>
      <text:p text:style-name="P1">уже показались горы, покрытые зелеными буграми лесов. Впереди показывается</text:p>
      <text:p text:style-name="P1">небольшой отряд всадников, но теперь вы не опасаетесь встречи с ними. Конники</text:p>
      <text:p text:style-name="P1">подъезжают ближе, и вы видите, что это четверо нукеров, патрулирующих</text:p>
      <text:p text:style-name="P1">окрестности. Вы делаете им знак, что хотите поговорить с ними, и они</text:p>
      <text:p text:style-name="P1">приближаются. В присутствии багатуров они ответят на все ваши вопросы. Вы</text:p>
      <text:p text:style-name="P1"><text:soft-page-break/>просите рассказать их, как добраться до Бусой горы. Воины переглядываются и, не</text:p>
      <text:p text:style-name="P1">смея громко говорить, предостерегают вас, сообщая, что путешествовать по</text:p>
      <text:p text:style-name="P1">Дымчатому лесу очень опасно. Из последних отправленных туда экспедиций</text:p>
      <text:p text:style-name="P1">никто не вернулся, и ни один кочевник не смеет переступить границу этого</text:p>
      <text:p text:style-name="P1">проклятого места. При этом до самой горы можно дойти за три часа. Найти ее, по</text:p>
      <text:p text:style-name="P1">словам степняков, легко: именно к ней стекаются все тропинки. Во всяком случае,</text:p>
      <text:p text:style-name="P1">так было раньше. Когда-то к горе было протоптано три пути, которые сходились у</text:p>
      <text:p text:style-name="P1">ее подножья. Когда вы подойдете к Дымчатым горам, то узнаете Бусую: гора</text:p>
      <text:p text:style-name="P1">находится между двумя другими высокими вершинами, Орлиной и Звездной. Эти</text:p>
      <text:p text:style-name="P1">три горы огромными великанами возвышаются над своими собратьями, и не</text:p>
      <text:p text:style-name="P1">заметить их невозможно.</text:p>
      <text:p text:style-name="P1">Вы благодарите воинов за информацию и отпускаете их.</text:p>
      <text:p text:style-name="P1">Горы приближаются и предстают перед вами во всем своем величии. Теперь</text:p>
      <text:p text:style-name="P1">вы понимаете, почему их называют Дымчатыми – на их вершинах покоятся</text:p>
      <text:p text:style-name="P1">шапки из плотных облаков, под которыми курится серый дым. Перед горами</text:p>
      <text:p text:style-name="P1">зеленеет лес, который вам и предстоит пересечь. С виду это самый обычный лес, и</text:p>
      <text:p text:style-name="P1">трудно предположить, что именно о нем рассказывают таинственные истории.У въезда в лес вы спешиваетесь. По горным тропинкам лошади не пройти, а</text:p>
      <text:p text:style-name="P1">идти до подножья не так уж и далеко, поэтому конь будет вам ни к чему. Багатуры</text:p>
      <text:p text:style-name="P1">будут ждать вас два дня на том месте, где вы войдете в лес.</text:p>
      <text:p text:style-name="P1">Здесь вы расстаетесь со своими спутниками и вступаете под сень деревьев.</text:p>
      <text:p text:style-name="P1">Вы быстро находите тропинку, которая приветливо убегает в чащу. Пока вы</text:p>
      <text:p text:style-name="P1">не ощущаете никакой магии, и вам даже становится непонятно, почему Дансар</text:p>
      <text:p text:style-name="P1">назвал его зачарованным. Заметно, что по тропинке почти не ходят, но, тем не</text:p>
      <text:p text:style-name="P1">менее, она почти не заросла травой и уверенно ведет в сторону гор. К тому же</text:p>
      <text:p text:style-name="P1">постепенно она становится все шире, и вам даже не верится, что в Дымчатый лес</text:p>
      <text:p text:style-name="P1">почти не заходят люди. Кто же тогда протоптал этот путь.</text:p>
      <text:p text:style-name="P1">Через некоторое время вы выходите на развилку. Прямо убегает все та же</text:p>
      <text:p text:style-name="P1">утоптанная тропа (498), а направо (684) и налево (620) уходят две менее широкие</text:p>
      <text:p text:style-name="P1">тропинки. Ничто не подсказывает, какой путь выбрать, поэтому придется</text:p>
      <text:p text:style-name="P1">довериться интуиции.</text:p>
      <text:p text:style-name="P1">863.</text:p>
      <text:p text:style-name="P1">Вы выпиваете жидкость из кружки, предложенной вам, и передаете древню</text:p>
      <text:p text:style-name="P1">сосуд с простой водой. Ничего не подозревая (он не видел, откуда вы набирали</text:p>
      <text:p text:style-name="P1">воду), страж прохода делает несколько глотков. Кажется, он не догадывается, что</text:p>
      <text:p text:style-name="P1">вы ему налили. Древень направляется к источнику с темно-синей водой, который</text:p>
      <text:p text:style-name="P1">есть только у него, и начинает жадно из него пить. Вы понимаете, что он</text:p>
      <text:p text:style-name="P1">рассчитывал, что вы дадите ему отравленную воду, и таким образом он собирался</text:p>
      <text:p text:style-name="P1">нейтрализовать любой яд. Но хозяин зала, не знавший до этого поражений, на</text:p>
      <text:p text:style-name="P1">этот раз совершил роковую ошибку. Он даже не успеет понять, как вы его</text:p>
      <text:p text:style-name="P1">провели: яд из родника с самой сильной, темно-синей, отравой действует очень</text:p>
      <text:p text:style-name="P1">быстро, и вы наблюдаете, как древень замирает на месте, а затем с глухим звуком</text:p>
      <text:p text:style-name="P1">падает на землю, словно подкошенное дерево. Но и вас ждет та же участь. Не</text:p>
      <text:p text:style-name="P1">успеваете вы осмыслить происходящее, как ваша жизнь прерывается в одно</text:p>
      <text:p text:style-name="P1">мгновение, и вы повторяете участь древня: заколдованный яд лишает жизни за</text:p>
      <text:p text:style-name="P1">доли секунды. Древень действовал наверняка и дал вам воду из темно-синего</text:p>
      <text:p text:style-name="P1">источника, а от нее нет противоядия. Результат игры получился неожиданным –</text:p>
      <text:p text:style-name="P1">оба игрока погибли. Но хозяин пещеры, придумавший правила, наверняка</text:p>
      <text:p text:style-name="P1">предполагал и такой исход состязания. Он позаботится о том, чтобы тела убрали</text:p>
      <text:p text:style-name="P1">из зала, а затем назначит в него нового стража...</text:p>
      <text:p text:style-name="P1">864.</text:p>
      <text:p text:style-name="P1">Дверь открывается, издавая протяжный гул. Вы сделали свой выбор, и войти</text:p>
      <text:p text:style-name="P1"><text:soft-page-break/>в другие прохода теперь нельзя. Перед вами длинный темный тоннель, уводящий</text:p>
      <text:p text:style-name="P1">вглубь горы. Вы переступаете порог и начинаете медленно продвигаться. Делаете</text:p>
      <text:p text:style-name="P1">несколько шагов и слышите позади ужасный грохот. Обернувшись, вы видите, что</text:p>
      <text:p text:style-name="P1">дверь закрылась, и теперь путь назад отрезан. Таинственное свечение в этой частипещеры гораздо меньше, и вы пробираетесь почти в полной темноте. Около</text:p>
      <text:p text:style-name="P1">получаса вы идете вперед, не зная, приведет ли вас к цели выбранный коридор.</text:p>
      <text:p text:style-name="P1">Еще несколько минут пути – и вы упираетесь в глухую стену. Это тупик. В надежде</text:p>
      <text:p text:style-name="P1">вы обшариваете все вокруг, но не находите никакого прохода. У вас появляется</text:p>
      <text:p text:style-name="P1">плохое предчувствие. Похоже, вы ошиблись с выбором двери. Но умереть от</text:p>
      <text:p text:style-name="P1">голода вам не суждено. От стен начинает исходить красное свечение, и в тоннеле</text:p>
      <text:p text:style-name="P1">становится очень жарко. Температура резко поднимается, и вскоре вы уже не</text:p>
      <text:p text:style-name="P1">можете дышать. Не зная, что делать, вы бежите назад, но магический свет</text:p>
      <text:p text:style-name="P1">заполнил всю пещеру. Вы не успеваете проделать и половины обратного пути,</text:p>
      <text:p text:style-name="P1">когда ваше тело начинает обугливаться. Еще через несколько секунд становится</text:p>
      <text:p text:style-name="P1">такой высокой, что вы запекаетесь заживо. Но это еще не предел: жара в коридоре</text:p>
      <text:p text:style-name="P1">будет продолжаться до тех пор, пока ваше тело не превратится в пепел, и тогда не</text:p>
      <text:p text:style-name="P1">останется и следа от смелого, но недостаточно догадливого искателя</text:p>
      <text:p text:style-name="P1">приключений, не сумевшего разгадать загадку трех дверей...</text:p>
      <text:p text:style-name="P1">865.</text:p>
      <text:p text:style-name="P1">Вы и не заметили ведро с инструментами, стоящее на одной из балок у</text:p>
      <text:p text:style-name="P1">потолка. Или его не было, когда вы вошли? Как бы то ни было, вы с трудом</text:p>
      <text:p text:style-name="P1">успеваете отскочить в сторону, когда тяжелая кувалда и топор проносятся у</text:p>
      <text:p text:style-name="P1">самого виска. Но вот от самого ведра увернуться не удается, и оно больно ударяет в</text:p>
      <text:p text:style-name="P1">плечо. Вслед за этим начинается что-то невообразимое: весь мелкий хлам,</text:p>
      <text:p text:style-name="P1">валяющийся на полу, собирается в одну кучу, а затем, подгоняемый сильным</text:p>
      <text:p text:style-name="P1">вихрем, устремляется в вашу сторону. Вы с трудом отбиваетесь от мелочи, среди</text:p>
      <text:p text:style-name="P1">которой попадаются неприятно твердые и тяжелые вещи. У вас возникает</text:p>
      <text:p text:style-name="P1">ощущение, что стены овина раскачиваются, а потолок опускается прямо на</text:p>
      <text:p text:style-name="P1">голову. Все происходящее удивляет и завораживает, но единственное, что у вас на</text:p>
      <text:p text:style-name="P1">уме в этот момент – это как быстрее унести отсюда ноги. К счастью, вход не</text:p>
      <text:p text:style-name="P1">заблокирован, и каким-то чудом вы умудряетесь выскочить обратно на улицу,</text:p>
      <text:p text:style-name="P1">увернувшись от всех снарядов, нацеленных прямо в вашу голову. В тот же момент</text:p>
      <text:p text:style-name="P1">все стихает, и, оглянувшись, вы понимаете, что стоите на том же месте, на котором</text:p>
      <text:p text:style-name="P1">совсем недавно доставали меч, готовясь войти в овин. Крестьянин находится там</text:p>
      <text:p text:style-name="P1">же, где вы его оставили, и испуганно смотрит на вас. Окинув себя взглядом, вы</text:p>
      <text:p text:style-name="P1">понимаете, что его испуг вполне объясним: одежда на вас в нескольких местах</text:p>
      <text:p text:style-name="P1">разодрана, на руках и теле видны ссадины и кровоподтеки, со щеки капает кровь</text:p>
      <text:p text:style-name="P1">(потеряйте 8 Жизней). Если вы остались живы после нанесенных ран, крестьянин,</text:p>
      <text:p text:style-name="P1">чувствующий себя виноватым, поможет смыть кровь и мало-мальски починить</text:p>
      <text:p text:style-name="P1">одежду. Что-либо говорить он стесняется, опасаясь задеть ваше самолюбие и</text:p>
      <text:p text:style-name="P1">полагая, что может нечаянно рассердить вас. Впрочем, это вас вполне устраивает,</text:p>
      <text:p text:style-name="P1">так как и у вас нет настроения на разговоры. Кое-как приведя себя в порядок, вы</text:p>
      <text:p text:style-name="P1">все так же молча выходите на дорогу, раздосадованный своей неудачей – 80.</text:p>
      <text:p text:style-name="P1">866.Не удержавшись от соблазна сразиться со степняком на шахматной доске, вы</text:p>
      <text:p text:style-name="P1">соглашаетесь на игру. По правилам хорошего тона ваш противник уступает вам</text:p>
      <text:p text:style-name="P1">право выбирать цвет фигур, и вы выбираете белых.</text:p>
      <text:p text:style-name="P1">Степняк действительно оказывается игроком, победить которого вам вполне</text:p>
      <text:p text:style-name="P1">по силам. И все же через некоторое время он начинает теснить вас на доске,</text:p>
      <text:p text:style-name="P1">уничтожая фигуру за фигурой. Вам удается провести контркомбинацию и</text:p>
      <text:p text:style-name="P1">лишить соперника всех тяжелых фигур, а затем расправиться и с легкими. Это</text:p>
      <text:p text:style-name="P1">была бы победа, если бы к этому времени вы уже не потеряли ферзя, все пешки, а</text:p>
      <text:p text:style-name="P1">также слонов вместе с ладьями. У вас остается лишь король с верной кавалерией –</text:p>
      <text:p text:style-name="P1"><text:soft-page-break/>двумя конями, а у противника – король и две пешки. Дело шло к ничьей, если бы</text:p>
      <text:p text:style-name="P1">вы не бросились в безнадежную атаку, в результате чего степняк не подошел</text:p>
      <text:p text:style-name="P1">своими пешками к первой горизонтали, грозя на следующем ходу превратить их в</text:p>
      <text:p text:style-name="P1">ферзей. Но инициатива пока на вашей стороне, и интуиция подсказывает, что еще</text:p>
      <text:p text:style-name="P1">не все потеряно. На доске возникает любопытная ситуация: белые – король на А6,</text:p>
      <text:p text:style-name="P1">конь на D7 и конь на Е7; черные – король на А8, пешка на С2 и пешка на G2.</text:p>
      <text:p text:style-name="P1">Король черных теснится в углу, но у него еще есть лазейка. А вражеские пешки</text:p>
      <text:p text:style-name="P1">уже примеривают гвардейские наряды, угрожая нанести поражение вашему</text:p>
      <text:p text:style-name="P1">королю. Какой ход вы сделаете: конь D7-B6 с шахом (735), конь E7-C6 (194), конь</text:p>
      <text:p text:style-name="P1">E7-D5(687) или король на А5 (759)?</text:p>
      <text:p text:style-name="P1">867.</text:p>
      <text:p text:style-name="P1">Меньше чем через час туман окончательно рассеивается, и вы прекрасно</text:p>
      <text:p text:style-name="P1">обозреваете путь, по которому предстоит идти, далеко вперед. Теперь вы</text:p>
      <text:p text:style-name="P1">замечаете, что тропинка постепенно поворачивает налево и у самого горизонта</text:p>
      <text:p text:style-name="P1">сливается со старым знакомым Купеческим трактом, который широкой лентой</text:p>
      <text:p text:style-name="P1">вьется в стороне и с которого вы свернули около часа назад. Догадавшись, что</text:p>
      <text:p text:style-name="P1">сделали небольшой крюк, вы еще довольно долго идете по тропинке, пока не</text:p>
      <text:p text:style-name="P1">доходите до того места, где она соединяется с трактом – 190.</text:p>
      <text:p text:style-name="P1">868.</text:p>
      <text:p text:style-name="P1">Не колеблясь, страж зала выпивает налитую вами воду и, нисколько не</text:p>
      <text:p text:style-name="P1">волнуясь, ставит кружку на каменный пол – 77.</text:p>
      <text:p text:style-name="P1">869.</text:p>
      <text:p text:style-name="P1">Торговец рассказывает вам, что пещеры, в которых поселился Дриз,</text:p>
      <text:p text:style-name="P1">называются Пещерами Таинств. Даже древни не знают, что за волшебство</text:p>
      <text:p text:style-name="P1">охраняет их, но хозяину лавки от одного из покупателей (от кого именно, торговец</text:p>
      <text:p text:style-name="P1">не сообщает) удалось узнать, что того, кто дерзнет войти в логово Дриза, ожидают</text:p>
      <text:p text:style-name="P1">испытания, которые должны подтвердить, что гость достоин обратиться кповелителю древней. К главной пещере ведет несколько проходов, и каждый из</text:p>
      <text:p text:style-name="P1">них охраняет свой страж. Кого-то нужно победить в бою, кого-то обхитрить, а</text:p>
      <text:p text:style-name="P1">один из стражей предложит разгадать загадку. В каком именно проходе</text:p>
      <text:p text:style-name="P1">находится этот страж, торговец не знает, но он сумел выпытать у своего</text:p>
      <text:p text:style-name="P1">таинственного клиента ответ на загадку. Страж предлагает выпить жидкости из</text:p>
      <text:p text:style-name="P1">нескольких сосудов, и если нарушить правильную последовательность, то</text:p>
      <text:p text:style-name="P1">испытуемого ждет неминуемая гибель. Торговец сообщает, что правильная</text:p>
      <text:p text:style-name="P1">последовательность выглядит следующим образом: сначала нужно выпить из</text:p>
      <text:p text:style-name="P1">стакана, затем – из чашки, затем из кувшина и в последнюю очередь – из ковша.</text:p>
      <text:p text:style-name="P1">Сути самой загадки торговцу так и не удалось узнать, поэтому вам остается лишь</text:p>
      <text:p text:style-name="P1">запомнить его слова и надеяться на то, что он ничего не перепутал.</text:p>
      <text:p text:style-name="P1">Теперь можете уточнить, как пройти через лес (823) или довольствоваться</text:p>
      <text:p text:style-name="P1">полученной информацией и покинуть лавку (104).</text:p>
      <text:p text:style-name="P1">870.</text:p>
      <text:p text:style-name="P1">Свернув с тракта, вы облегченно вдыхаете прохладный воздух, приятно</text:p>
      <text:p text:style-name="P1">освежающий после пыльной дороги. Деревья плотнее смыкаются вокруг, и вы</text:p>
      <text:p text:style-name="P1">обращаете внимание на то, что в лесу необычайно тихо. Однако никаких</text:p>
      <text:p text:style-name="P1">опасностей вокруг незаметно, и вы уверенно шагаете вперед. Слева примыкает</text:p>
      <text:p text:style-name="P1">тропинка, но она убегает в обратном направлении, на север, и вы не решаетесь на</text:p>
      <text:p text:style-name="P1">нее свернуть, чтобы не потерять время. Тракт остается далеко позади, и вы</text:p>
      <text:p text:style-name="P1">постепенно теряете чувство времени и уже не можете с уверенностью сказать,</text:p>
      <text:p text:style-name="P1">сколько минут или часов идете по лесу. Но рано или поздно тропа должна куда-</text:p>
      <text:p text:style-name="P1">нибудь вывести – 142.</text:p>
      <text:p text:style-name="P1">871.</text:p>
      <text:p text:style-name="P1">Начальник заставы опешил от вашей наглости, но его замешательство</text:p>
      <text:p text:style-name="P1"><text:soft-page-break/>длилось недолго. Он делает условный знак рукой, и вы слышите пение спущенной</text:p>
      <text:p text:style-name="P1">тетивы, которое поддерживают еще несколько луков. Командир кочевников</text:p>
      <text:p text:style-name="P1">решил не церемониться с таким невежливым странником, как вы, и решил без</text:p>
      <text:p text:style-name="P1">лишних слов расправиться с вами. Несколько стрел отскакивает от вашего</text:p>
      <text:p text:style-name="P1">доспеха, но другие глубоко впиваются в тело. Вы чувствуете острую боль, но еще</text:p>
      <text:p text:style-name="P1">делаете несколько шагов вперед, одновременно вынимая меч. В глазах темнеет, и</text:p>
      <text:p text:style-name="P1">вы уже не замечаете, как сзади подкрадывается один из врагов и наносит мощный</text:p>
      <text:p text:style-name="P1">размашистый удар. Последнее, что вы видите перед тем, как потерять сознание –</text:p>
      <text:p text:style-name="P1">равнодушный взгляд начальника заставы...</text:p>
      <text:p text:style-name="P1">872.</text:p>
      <text:p text:style-name="P1">В ковш налита прохладная жидкость, похожая на воду, набранную из горного</text:p>
      <text:p text:style-name="P1">ручья. Вы с легкостью осушаете ковш до дна – 63.873.</text:p>
      <text:p text:style-name="P1">Старик торжественно произносит несвязные отрывки текста: « ... и ночей, и</text:p>
      <text:p text:style-name="P1">достиг горы, как и предсказывал...хранились сокровища. И преградил ему дорогу</text:p>
      <text:p text:style-name="P1">...у входа в пещеру и 24... И поведал он, что ждет храброго ...воин испытание на</text:p>
      <text:p text:style-name="P1">...стакана и остался жив, ...умер лютой смертью. Так погиб ...Пещерам Таинств».</text:p>
      <text:p text:style-name="P1">После перевода текст не стал понятнее. Жаль, что второй части записки нет.</text:p>
      <text:p text:style-name="P1">Хотя старик доволен тем, что есть, и забирает бумагу себе, как и было уговорено.</text:p>
      <text:p text:style-name="P1">После этого он, сославшись на усталость, покидает зал и уходит к себе в комнату.</text:p>
      <text:p text:style-name="P1">Вы долго думаете над тем, есть ли какой-нибудь смысл в том, что сумели уловить</text:p>
      <text:p text:style-name="P1">из записки, однако, размышляя, все больше убеждаетесь, что зря надеялись на</text:p>
      <text:p text:style-name="P1">раскрытие какой-нибудь тайны, расшифровав обрывок письма. Возможно, второй</text:p>
      <text:p text:style-name="P1">обрывок не принес бы ничего, кроме разочарования, найди вы его. Успокоив себя</text:p>
      <text:p text:style-name="P1">этими мыслями, вы идете к выходу из трактира – 86.</text:p>
      <text:p text:style-name="P1">874.</text:p>
      <text:p text:style-name="P1">Пастух делает вам знак следовать за ним и начинает медленно идти вперед,</text:p>
      <text:p text:style-name="P1">не оглядываясь и внимательно изучая следы на земле. Вы держитесь сзади,</text:p>
      <text:p text:style-name="P1">осматриваясь по сторонам и постоянно прислушиваясь. Кто знает, что задумал</text:p>
      <text:p text:style-name="P1">хитрый зверь, рыскающий поблизости? Легкое волнение охотника,</text:p>
      <text:p text:style-name="P1">выслеживающего добычу, начинает захватывать вас. Ваш спутник невозмутимо и</text:p>
      <text:p text:style-name="P1">уверенно продвигается между деревьев, почти не останавливаясь. Вас удивляет,</text:p>
      <text:p text:style-name="P1">что пастух так просто оставил стадо без присмотра, но это, в конце концов, его</text:p>
      <text:p text:style-name="P1">дела. Сейчас же вы напряженно вглядываетесь вперед, пытаясь понять, куда же</text:p>
      <text:p text:style-name="P1">все-таки вас ведут. Деревья немного расступаются, и вы оказываетесь на</text:p>
      <text:p text:style-name="P1">небольшой поляне, заросшей плотным кустарником. Пастух застывает на месте и</text:p>
      <text:p text:style-name="P1">растерянно оглядывается по сторонам.</text:p>
      <text:p text:style-name="P1">- Следы здесь кончаются... - рассуждает он сам с собой. - Ничего не понимаю.</text:p>
      <text:p text:style-name="P1">Не мог же он улететь...</text:p>
      <text:p text:style-name="P1">Он робко смотрит на вас, словно оправдываясь в том, что завел вас неизвестно</text:p>
      <text:p text:style-name="P1">куда да еще и потерял след. Юноша растерян и явно не откажется от любой</text:p>
      <text:p text:style-name="P1">помощи. Вы осматриваете землю в том месте, где он потерял след, но видите еще</text:p>
      <text:p text:style-name="P1">меньше, чем он. Следопыт вы неопытный, но это не значит, что вы ничего не</text:p>
      <text:p text:style-name="P1">может предпринять. Инстинкт подсказывает, что конец этого приключения</text:p>
      <text:p text:style-name="P1">близок, и надо идти дальше, но сделать это надо с умом. Скажете пастуху, чтобы</text:p>
      <text:p text:style-name="P1">он продолжал идти вперед, а сами останетесь сзади, страхуя его тыл (378) или</text:p>
      <text:p text:style-name="P1">предложите ему держаться за вами, чтобы самому встретить любую опасность</text:p>
      <text:p text:style-name="P1">лицом к лицу, а роль подмоги предоставив своему молодому спутнику (681)?</text:p>
      <text:p text:style-name="P1">875.- Я без труда сражу тебя, если буду биться в полную силу, - произносит</text:p>
      <text:p text:style-name="P1">страж, и вы вынуждены признать, что он прав. – Но бой должен быть</text:p>
      <text:p text:style-name="P1">справедливым, и я уравняю наши шансы.</text:p>
      <text:p text:style-name="P1">На ваших глазах охранник пещеры значительно уменьшается в размерах, и</text:p>
      <text:p text:style-name="P1">теперь он выглядит не так устрашающе. Он будет драться кулаками, но они</text:p>
      <text:p text:style-name="P1"><text:soft-page-break/>достаточно тверды и служат ему не хуже, чем металлическая булава. Нападение,</text:p>
      <text:p text:style-name="P1">Защита и Инициатива каменного стража будут такими же, как и у вас (бонусы от</text:p>
      <text:p text:style-name="P1">оружия не учитываются), начальное значение Жизни 14. Кроме того, страж</text:p>
      <text:p text:style-name="P1">обладает приемом Мощный выпад с тремя ударами, которые применит на 1, 2 и 4</text:p>
      <text:p text:style-name="P1">раундах. Вам предстоит нелегкий бой за право прохода, поэтому подберите</text:p>
      <text:p text:style-name="P1">правильную тактику.</text:p>
      <text:p text:style-name="P1">Уменьшив Жизнь стража до 0, вы не убьете его: он застынет на месте, затем</text:p>
      <text:p text:style-name="P1">снова вырастит в размерах и позволит вам пройти в пещеру, так как вы честно</text:p>
      <text:p text:style-name="P1">заслужили право на это – 33.</text:p>
      <text:p text:style-name="P1">876.</text:p>
      <text:p text:style-name="P1">Стены вокруг начинают изменяться: они становятся необыкновенно гладкими</text:p>
      <text:p text:style-name="P1">и ровными. Да и сам камень, из которого они состоят, не совсем обычный: он</text:p>
      <text:p text:style-name="P1">красиво переливается яркими цветами, а внутри вы различаете пляску загадочных</text:p>
      <text:p text:style-name="P1">теней. Да и сама обстановка становятся намного таинственнее. Впереди все громче</text:p>
      <text:p text:style-name="P1">слышен глухой гул, словно отдаленный рев океана. То, что цель совсем близко,</text:p>
      <text:p text:style-name="P1">становится очевидным. Но будут ли впереди еще какие-нибудь испытания.</text:p>
      <text:p text:style-name="P1">Словно в ответ на ваш вопрос коридор заканчивается, и вы выходите в очередной</text:p>
      <text:p text:style-name="P1">зал. Он намного меньше того, из которого вы сюда пришли: этот, скорее, похож</text:p>
      <text:p text:style-name="P1">на большую комнату. У вас создается впечатление, что гладкие стены и пол</text:p>
      <text:p text:style-name="P1">созданы не природой, а чьей-то рукой. Но если это так, мастерство невидимого</text:p>
      <text:p text:style-name="P1">каменотеса достойно восхищения.</text:p>
      <text:p text:style-name="P1">Комната абсолютно пуста, но в противоположной от выхода из тоннеля стене</text:p>
      <text:p text:style-name="P1">в ней есть три двери из толстого камня, на каждой из которых висит по толстому</text:p>
      <text:p text:style-name="P1">металлическому кольцу. Прямо на кольцах отлиты изображения голов</text:p>
      <text:p text:style-name="P1">причудливых существ, похожих на известных вам животных: одно очень</text:p>
      <text:p text:style-name="P1">напоминает медведя, другое – козла, третье – быка. В комнате тихо, и вы</text:p>
      <text:p text:style-name="P1">приближаетесь к дверям. Пробуете открыть каждую дверь, дергая за кольцо, но</text:p>
      <text:p text:style-name="P1">это ни к чему не приводит: тот, кто ходит через эти выходы, должен обладать</text:p>
      <text:p text:style-name="P1">невероятной силой, чтобы сдвинуть такую глыбу камня.</text:p>
      <text:p text:style-name="P1">Вы в замешательстве отходите на середину комнаты, не зная, что делать, как</text:p>
      <text:p text:style-name="P1">вдруг с изумлением видите, что одна из отлитых на кольцах голов – голова козла –</text:p>
      <text:p text:style-name="P1">смотрит прямо на вас и моргает! Вы протираете глаза, считая, что вам показалось,</text:p>
      <text:p text:style-name="P1">но козел не перестает пялиться на вас, к тому же его примеру следуют и две</text:p>
      <text:p text:style-name="P1">другие головы!</text:p>
      <text:p text:style-name="P1">- Ну а ты думал, что здесь тебя будут ждать обыкновенные замки? – с</text:p>
      <text:p text:style-name="P1">издевкой спрашивает козел, шевеля своими металлическими губами, и все триголовы начинают громко хохотать. Вы ошеломленно смотрите на них и терпеливо</text:p>
      <text:p text:style-name="P1">ждете, когда они насмеются.</text:p>
      <text:p text:style-name="P1">- Это что, новое испытание? – спрашиваете вы, когда странные звери немного</text:p>
      <text:p text:style-name="P1">успокаиваются.</text:p>
      <text:p text:style-name="P1">- Нет-нет, никакого испытания, - вступает своим басом бык. – Открывай дверь</text:p>
      <text:p text:style-name="P1">и заходи, милости просим. – Головы вновь начинают смеяться, и вам приходится</text:p>
      <text:p text:style-name="P1">ждать, когда пройдет и эта волна веселья.</text:p>
      <text:p text:style-name="P1">- Ладно, - говорит козел, который ведет себя как предводитель этой странной</text:p>
      <text:p text:style-name="P1">шайки, серьезнее, - хочешь пройти – задай нам один вопрос, а затем выбери</text:p>
      <text:p text:style-name="P1">любую дверь.</text:p>
      <text:p text:style-name="P1">- О чем должен быть вопрос? – непонимающе спрашиваете вы. – И в каком</text:p>
      <text:p text:style-name="P1">случае я смогу пройти дальше?</text:p>
      <text:p text:style-name="P1">- Эх, опять придется все объяснять, - вздыхает козел. – Я и эти двое, - он</text:p>
      <text:p text:style-name="P1">кивает в сторону своих товарищей, - хранители прохода к нашему господину. Он</text:p>
      <text:p text:style-name="P1">оставил нас здесь вместо замков, понимаешь? Он научил нас говорить, но</text:p>
      <text:p text:style-name="P1">заколдовал особым образом. Тот, кто желает пройти дальше, может задать нам</text:p>
      <text:p text:style-name="P1"><text:soft-page-break/>один вопрос. При этом каждый из нас даст ответ, но ответит по-своему: один</text:p>
      <text:p text:style-name="P1">говорит только правду, другой лжет, и лишь третий умеет хитрить, отвечая так,</text:p>
      <text:p text:style-name="P1">как ему заблагорассудится. Если ты не хочешь умереть страшной смертью, ты</text:p>
      <text:p text:style-name="P1">должен выбрать ту дверь, хранитель которой обладает хитростью и умеет</text:p>
      <text:p text:style-name="P1">говорить и правду, и ложь. Теперь понятно? Давай, задавай свой вопрос.</text:p>
      <text:p text:style-name="P1">Головы выглядят весьма недружелюбно, поэтому вы и сами не хотите долго</text:p>
      <text:p text:style-name="P1">задерживаться в этой комнате. Но очень важно, какой вопрос вы зададите,</text:p>
      <text:p text:style-name="P1">поэтому потерпите немного общество заколдованных железяк и подумайте</text:p>
      <text:p text:style-name="P1">хорошо, о чем спросить: как пройти к Дризу (74)? Как отвечает голова козла,</text:p>
      <text:p text:style-name="P1">находящаяся посередине – правдиво или лживо (93)? Поинтересоваться у каждой</text:p>
      <text:p text:style-name="P1">головы, какую дверь она охраняет – правильную или ведущую к смерти (764)?</text:p>
      <text:p text:style-name="P1">877.</text:p>
      <text:p text:style-name="P1">Сосны становятся тоньше, а на тропинке валяется все больше камней разных</text:p>
      <text:p text:style-name="P1">размеров. Вы приближаетесь к горам и уже ощущаете их внутреннюю мощь,</text:p>
      <text:p text:style-name="P1">внушающую невольный страх. Пока путешествие складывается удачно, и вас</text:p>
      <text:p text:style-name="P1">несколько настораживает, что вы до сих пор не столкнулись с серьезными</text:p>
      <text:p text:style-name="P1">опасностями. Все чаще приходится взбираться на крутые подъемы, но через</text:p>
      <text:p text:style-name="P1">некоторое время дорога ненадолго выравнивается.</text:p>
      <text:p text:style-name="P1">В это время до вашего слуха доносится журчание воды. Заинтересовавшись,</text:p>
      <text:p text:style-name="P1">откуда исходит этот звук, вы идете на него, и вскоре замечаете груду камней.</text:p>
      <text:p text:style-name="P1">Приблизившись, вы видите, что в этом месте из-под земли пробивается родник.</text:p>
      <text:p text:style-name="P1">Кто-то аккуратно сложил камни таким образом, чтобы воду, которая на вид</text:p>
      <text:p text:style-name="P1">кажется удивительно чистой, было удобнее пить и набирать во флягу. В лесу</text:p>
      <text:p text:style-name="P1">несколько душно, и у вас возникает острое желание попить. С виду родник</text:p>
      <text:p text:style-name="P1">абсолютно безопасен, и вода не имеет ни посторонних запахов, ни примесей. Новы не забываете о том, что находитесь в коварном зачарованном лесу, в котором</text:p>
      <text:p text:style-name="P1">можно ожидать любые сюрпризы.</text:p>
      <text:p text:style-name="P1">Попьете воды из родника (82) или не станете рисковать и пойдете дальше по</text:p>
      <text:p text:style-name="P1">тропинке (135)?</text:p>
      <text:p text:style-name="P1">878.</text:p>
      <text:p text:style-name="P1">Вас мучает сильное желание узнать, какой вкус имеет отравленная вода, и вы</text:p>
      <text:p text:style-name="P1">набираете кружку из голубого родника. Решившись, делаете несколько глотков и</text:p>
      <text:p text:style-name="P1">обнаруживаете, что яд совсем не чувствуется, и трудно поверить, что вода вообще</text:p>
      <text:p text:style-name="P1">отравлена. И все же вы верите, поэтому торопитесь предпринять что-нибудь,</text:p>
      <text:p text:style-name="P1">чтобы не умереть: нейтрализовать яд, выпив из родника с синей водой (134), или</text:p>
      <text:p text:style-name="P1">немедленно начать состязание и выпить то, что налил древень (588).</text:p>
      <text:p text:style-name="P1">879.</text:p>
      <text:p text:style-name="P1">Вы делаете шаг в сторону незнакомца, но не успеваете произнести и слова,</text:p>
      <text:p text:style-name="P1">как он срывается с места и улепетывает в лес. Треск сучьев постепенно становится</text:p>
      <text:p text:style-name="P1">тише, свидетельствуя о том, что незнакомец уже довольно далеко. Через минуту</text:p>
      <text:p text:style-name="P1">вы остались один, и только шепот леса нарушает тишину. Так и не поняв, что за</text:p>
      <text:p text:style-name="P1">странный человек попался вам в такой глуши, вы продолжаете путь – 504.</text:p>
      <text:p text:style-name="P1">880.</text:p>
      <text:p text:style-name="P1">Трактир практически пуст, хотя этого следовало ожидать в такой ранний час.</text:p>
      <text:p text:style-name="P1">Постояльцы еще спят в своих теплых постелях, даже хозяина не видно. Вместо</text:p>
      <text:p text:style-name="P1">него за стойкой сидит заспанный молодой юноша – насколько вам известно, это то</text:p>
      <text:p text:style-name="P1">ли сын, то ли племянник хозяина. Разговаривать с ним явно бесполезно: ничего,</text:p>
      <text:p text:style-name="P1">кроме белокожих горожанок у этого юнца в голове нет, да и не пристало</text:p>
      <text:p text:style-name="P1">бывалому воину болтать с молодежью на равных. Разве что заказать кувшин меда,</text:p>
      <text:p text:style-name="P1">чтобы последний раз спокойно попить перед долгой дорогой. Но кое-кто в зале</text:p>
      <text:p text:style-name="P1">все-таки есть. За одним из столов сидит княжеский дружинник – это один славных</text:p>
      <text:p text:style-name="P1">ветеранов, всю жизнь отдавших ратной службе, и ему есть что рассказать</text:p>
      <text:p text:style-name="P1"><text:soft-page-break/>молодежи. Уставшее лицо с седыми усами, которые своим боевым видом еще</text:p>
      <text:p text:style-name="P1">способны привлечь одинокую вдовушку, полузакрытые веки, расстегнутая куртка,</text:p>
      <text:p text:style-name="P1">распущенный потертый пояс и пара кувшинов на столе – все говорит о том, что</text:p>
      <text:p text:style-name="P1">этот вояка только что сменился с караула и еще даже не был дома, но уже начал</text:p>
      <text:p text:style-name="P1">расслабляться. А может, он и не рвется домой? Дружинник вам знаком, хоть вы и</text:p>
      <text:p text:style-name="P1">не помните, как его зовут. Похоже, он в хорошем расположении духа: вам он</text:p>
      <text:p text:style-name="P1">обрадовался как родному и знаком приглашает к себе за стол. Отказывать брату</text:p>
      <text:p text:style-name="P1">по оружию неудобно, и вы решаете задержаться и поболтать с ветераном.</text:p>
      <text:p text:style-name="P1">Впрочем, вам говорить не придется – славный вояка не только умеет орудоватькопьем, но и языком молотит почище ручной мельницы, не давая вставить вам ни</text:p>
      <text:p text:style-name="P1">слова.</text:p>
      <text:p text:style-name="P1">- Ага, кого я вижу! Ты славный малый, присаживайся. Ты уж извини, я уже</text:p>
      <text:p text:style-name="P1">хлебанул немного... Ах-ха-ха! Да, хлебанул я немало, дружище. А теперь вам,</text:p>
      <text:p text:style-name="P1">молодым, расхлебывать кашу придется, мне-то уже все равно, я и так многих</text:p>
      <text:p text:style-name="P1">пережил... - Его взор помрачнел, но мысли быстро переключились на веселый</text:p>
      <text:p text:style-name="P1">лад. – Ну, ничего, ты держись! А главное знаешь что? Чтобы твой меч чаще</text:p>
      <text:p text:style-name="P1">воздухом дышал, тогда и ты подольше подышишь. Агх-ха-ха-ха-ха...кхе-кхе...</text:p>
      <text:p text:style-name="P1">Здорово я пошутил, а? Ну, ты не забывай с оружием упражняться, а мы, старики,</text:p>
      <text:p text:style-name="P1">тебе советом поможем. Я, знаешь, почему так долго дюжу? Потому что умею</text:p>
      <text:p text:style-name="P1">учиться на чужих ошибках. Вот ты молод, быстр, меч выхватишь прежде, чем я за</text:p>
      <text:p text:style-name="P1">рукоять возьмусь. Вот только это не значит, что ты победишь. А знаешь почему?</text:p>
      <text:p text:style-name="P1">Да потому что первый удар – это еще далеко не победа. В схватке тот верх</text:p>
      <text:p text:style-name="P1">одержит, кто в атаке бьет точнее, в обороне отбивается лучше, а биться может</text:p>
      <text:p text:style-name="P1">долго. А, как красиво сказал! Вот только если ты будешь только нападать или</text:p>
      <text:p text:style-name="P1">только защищаться, тебя быстро на обе лопатки уложат. Тут ведь главное что? Тут</text:p>
      <text:p text:style-name="P1">надо и там, там успевать, иначе несладко тебе придется. А дальше дело техники –</text:p>
      <text:p text:style-name="P1">при правильном подходе к делу три-пять ударов, и ты победил. Хорошо, конечно,</text:p>
      <text:p text:style-name="P1">когда у тебя еще мечик есть острый, да кольчужка добрая... А еще дружок у меня</text:p>
      <text:p text:style-name="P1">был – так он приноровился по мечу в руке держать, головенки только так из-под</text:p>
      <text:p text:style-name="P1">него летели! Вот только погиб он рано... От стрелы разбойничьей... По мне так</text:p>
      <text:p text:style-name="P1">лучше выжидать удобный момент, а потом раз! два! и проткнуть аспида</text:p>
      <text:p text:style-name="P1">приемчиком выверенным. А когда я молод был, почитай, как ты, так я вражине</text:p>
      <text:p text:style-name="P1">как дам в начале боя, так у него руки и задрожат, а мне этого хватало, чтобы с ним</text:p>
      <text:p text:style-name="P1">разделаться. Бывали, конечно, и такие моменты, когда чуть не отправили меня в</text:p>
      <text:p text:style-name="P1">навь скорой дорогой. Это когда особенно несколько вражин на тебя навалится. Но</text:p>
      <text:p text:style-name="P1">тут главное не смалодушничать, надо их по очереди из строя выводить – сначала</text:p>
      <text:p text:style-name="P1">того, кто посильнее да половчее, потом следующего... Так и выбирался из пекла</text:p>
      <text:p text:style-name="P1">из самого... Да, выбирался, набирался... - Голова дружинника склонилась к столу,</text:p>
      <text:p text:style-name="P1">глаза закрылись еще раньше, и он погрузился в сон, в котором наверняка видел</text:p>
      <text:p text:style-name="P1">себя молодым и удалым воином... Мешать отдыхать уставшему ветерану не надо,</text:p>
      <text:p text:style-name="P1">поэтому потихоньку выбирайтесь из-за стола и выходите на улицу, - (306).</text:p>
      <text:p text:style-name="P1">881.</text:p>
      <text:p text:style-name="P1">Покинув лагерь, вы довольно длительное время идете вперед, лишь смутно</text:p>
      <text:p text:style-name="P1">угадывая верное направление. Вскоре вы выходите на хорошо утоптанную дорогу,</text:p>
      <text:p text:style-name="P1">которая убегает на юго-восток. Устав идти по бездорожью, вы решаете, что глупо</text:p>
      <text:p text:style-name="P1">не воспользоваться этим путем – 226.</text:p>
      <text:p text:style-name="P1">882.Многие жители в городе построили себе оригинальные одноэтажные дома из</text:p>
      <text:p text:style-name="P1">камня, и все же большинство из них предпочитает жить в шатрах. Улицы</text:p>
      <text:p text:style-name="P1">наполнены смесью запахов, но вас нос к ней уже привык. Около центра города</text:p>
      <text:p text:style-name="P1">есть колодец, и вы можете напиться воды (восстановит 2 Жизни) и наполнить</text:p>
      <text:p text:style-name="P1">любые емкости (один глоток восстанавливает 1 Жизнь), но перед этим придется</text:p>
      <text:p text:style-name="P1">отстоять очередь. На площади, на которой расположен колодец, вы пытаетесь</text:p>
      <text:p text:style-name="P1"><text:soft-page-break/>расспросить у людей, можно ли где-нибудь выпить что-то крепче, чем вода, но</text:p>
      <text:p text:style-name="P1">испуганные горожане машут руками, утверждая, что спиртные напитки вы в</text:p>
      <text:p text:style-name="P1">Стоянке не найдете. И все же один молодой юноша по секрету сообщает, что в</text:p>
      <text:p text:style-name="P1">городе есть заведение, в котором продается настоящее пиво и даже вино, но где</text:p>
      <text:p text:style-name="P1">находится это заведение, он точно не знает. Он советует поспрашивать около</text:p>
      <text:p text:style-name="P1">базара, а еще лучше не тратить время на ее поиски, а отведать черного чая в</text:p>
      <text:p text:style-name="P1">ближайшей чайхане.</text:p>
      <text:p text:style-name="P1">Одно из самых излюбленных мест для прогулок у горожан – небольшой</text:p>
      <text:p text:style-name="P1">пруд, окруженный тутовыми деревьями, около которого прохладно даже в самую</text:p>
      <text:p text:style-name="P1">жестокую жару.</text:p>
      <text:p text:style-name="P1">Вы недолгое время бесцельно бродите по улицам, а затем решаете, что нужно</text:p>
      <text:p text:style-name="P1">придумать какое-нибудь направление: поискать заведение, о котором говорил</text:p>
      <text:p text:style-name="P1">парень на площади с колодцем (162), или пойти к пруду (587). Но пока не заметно,</text:p>
      <text:p text:style-name="P1">что прогулка по городу может дать какой-то результат, поэтому имеет смысл ее</text:p>
      <text:p text:style-name="P1">прервать (815).</text:p>
      <text:p text:style-name="P1">883.</text:p>
      <text:p text:style-name="P1">Жидкость в ковше безвкусна, но вам известно, что это не обыкновенная вода –</text:p>
      <text:p text:style-name="P1">63.</text:p>
      <text:p text:style-name="P1">884.</text:p>
      <text:p text:style-name="P1">Лес угрюмо смотрит на вас со всех сторон, но не пытается создать даже</text:p>
      <text:p text:style-name="P1">малейшее препятствие. Тропинка немного сворачивает на север, но ведет в</text:p>
      <text:p text:style-name="P1">нужном направлении. Считая, что путников в этом лесу встретить не удастся, вы</text:p>
      <text:p text:style-name="P1">быстро идете вперед, но вскоре понимаете, что ошиблись: впереди вы замечаете</text:p>
      <text:p text:style-name="P1">еще одного путешественника, и это заставляет насторожиться. Это не человек, а</text:p>
      <text:p text:style-name="P1">древень, похожий на старика-карлика. Его широкие ладони при ходьбе почти</text:p>
      <text:p text:style-name="P1">достают земли, а череп напоминает по форме вытянутое куриное яйцо. Кроме</text:p>
      <text:p text:style-name="P1">обычной сучковатой палки у него нет никакого оружия, и вы успокаиваетесь,</text:p>
      <text:p text:style-name="P1">понимая, что нападать на вас он не собирается. К тому смотрит карлик весьма</text:p>
      <text:p text:style-name="P1">приветливо. Удивительно лишь, что он не пытается укрыться от вашего взора, а</text:p>
      <text:p text:style-name="P1">смело идет навстречу. Впрочем, вскоре вы догадываетесь о причине такого</text:p>
      <text:p text:style-name="P1">поведения: Дымчатый лес – дом этого существа, и он не считает нужным</text:p>
      <text:p text:style-name="P1">прятаться при появлении случайного гостя.Когда вы приближаетесь, древень останавливается и опирается на свою</text:p>
      <text:p text:style-name="P1">палку.</text:p>
      <text:p text:style-name="P1">- Да, нечасто увидишь здесь человека в последнее время, - задумчиво говорит</text:p>
      <text:p text:style-name="P1">он сам себе, после чего обращается к вам. – И что же привело в наш лес отважного</text:p>
      <text:p text:style-name="P1">путника?</text:p>
      <text:p text:style-name="P1">- Мне надо кое с кем встретиться, - сообщаете вы.</text:p>
      <text:p text:style-name="P1">- Да? А с кем, если не секрет? Кто мог пригласить такого необычного для этих</text:p>
      <text:p text:style-name="P1">мест гостя?</text:p>
      <text:p text:style-name="P1">- Нет, не секрет. Я иду к Дризу. И, кстати, он меня не приглашал.</text:p>
      <text:p text:style-name="P1">Ваш ответ, как ни странно, не удивляет карлика, однако он грустно качает</text:p>
      <text:p text:style-name="P1">головой.</text:p>
      <text:p text:style-name="P1">- Тогда попасть к нему будет не так просто. Наверное, если он позволил тебе</text:p>
      <text:p text:style-name="P1">пройти такое расстояние по лесу, он не против твоего прихода, но с его стражами</text:p>
      <text:p text:style-name="P1">тебе все равно придется встретиться.</text:p>
      <text:p text:style-name="P1">- С какими стражами? – спрашиваете вы.</text:p>
      <text:p text:style-name="P1">- Это верные слуги Дриза. Они не пропустят тебя, если ты не разгадаешь их</text:p>
      <text:p text:style-name="P1">загадки.</text:p>
      <text:p text:style-name="P1">- А ты можешь помочь мне?</text:p>
      <text:p text:style-name="P1">- Вряд ли. Ты сам должен доказать то, что ты достоин чести увидеться с</text:p>
      <text:p text:style-name="P1">нашим повелителем. Только человек, обладающий смекалкой, может дойти до</text:p>
      <text:p text:style-name="P1"><text:soft-page-break/>жилища Дриза.</text:p>
      <text:p text:style-name="P1">- Мне кажется, я смекалист, - говорите вы без ложной скромности.</text:p>
      <text:p text:style-name="P1">- А еще весьма самоуверен, - замечает древень. – Что ж, если ты думаешь, что</text:p>
      <text:p text:style-name="P1">достаточно умен, разгадай одну нехитрую загадку. Ответишь правильно – я</text:p>
      <text:p text:style-name="P1">помогу тебе, а иначе разойдемся каждый своей дорогой.</text:p>
      <text:p text:style-name="P1">Что ж, терять вам нечего, и вы соглашаетесь выслушать загадку карлика.</text:p>
      <text:p text:style-name="P1">- Что больше Вселенной и ниже земли. Это есть у нищего, и в этом нуждается</text:p>
      <text:p text:style-name="P1">богатый. Если ты будешь это есть и пить – ты умрешь!</text:p>
      <text:p text:style-name="P1">Вы никогда не слышали эту загадку, поэтому придется хорошенько подумать</text:p>
      <text:p text:style-name="P1">над ответом. Если вы догадались, о чем идет речь, то сложите порядковые номера</text:p>
      <text:p text:style-name="P1">букв в алфавите, из которых состоит ответ, – это и будет номер нужного</text:p>
      <text:p text:style-name="P1">параграфа. Если вы не знаете правильный ответ, карлик будет весьма разочарован</text:p>
      <text:p text:style-name="P1">и не захочет помогать вам, поэтому придется попрощаться с ним и идти дальше –</text:p>
      <text:p text:style-name="P1">168.</text:p>
      <text:p text:style-name="P1">885.</text:p>
      <text:p text:style-name="P1">Базар Стоянки – место необычное. Входом в него служит небольшая рамка, а</text:p>
      <text:p text:style-name="P1">за ней путнику открывается целый мир. Многочисленные торговцы прячутся от</text:p>
      <text:p text:style-name="P1">солнца вместе со своим товаром под навесами из грубой ткани. Можно</text:p>
      <text:p text:style-name="P1">бесконечно долго бродить по узким проходам, изучая диковинные товары:</text:p>
      <text:p text:style-name="P1">глиняные блюда и чашки, изделия из кожи и металла, мыло, соль, оружие,</text:p>
      <text:p text:style-name="P1">украшения – кажется, здесь можно найти все, и каждый товар неповторим,</text:p>
      <text:p text:style-name="P1">уникален. Но больше всего здесь одежды, от которой рябит в глазах, и специй –ваш нос сразу учуял, где они продаются. Тут же расположены чайханы, из</text:p>
      <text:p text:style-name="P1">которых заманчиво пахнет ароматным чаем и жареным мясом, отчего голова</text:p>
      <text:p text:style-name="P1">начинает кружиться, ведь вы давно не ели. Тут же продаются и чудесные, ни с чем</text:p>
      <text:p text:style-name="P1">не сравнимые сладости. Базар кажется бурлящим морем, состоящим из</text:p>
      <text:p text:style-name="P1">движущихся людей и тачек, с которыми пронырливые подростки,</text:p>
      <text:p text:style-name="P1">подрабатывающие у торговцев, каким-то невероятным способом умудряются</text:p>
      <text:p text:style-name="P1">продраться сквозь толпу.</text:p>
      <text:p text:style-name="P1">В другое время вы с удовольствием побродили бы по базару и поторговались</text:p>
      <text:p text:style-name="P1">с владельцами лавок, но сейчас даже шум этого места не способен отвлечь от</text:p>
      <text:p text:style-name="P1">серьезных мыслей. Если вы хотите купить оружие, то на ваш выбор вам</text:p>
      <text:p text:style-name="P1">предложат несколько клинков и доспехов: меч за 15 монет (прибавит 1 к</text:p>
      <text:p text:style-name="P1">Нападению), меч за 30 монет (прибавит 2 к Нападению), сабля за 35 монет</text:p>
      <text:p text:style-name="P1">(прибавит 1 к Нападению, 1 к Инициативе и 1 к урону каждый второй раунд),</text:p>
      <text:p text:style-name="P1">доспех за 20 монет (прибавит 1 к Защите), доспех за 30 монет (прибавит 1 к</text:p>
      <text:p text:style-name="P1">Защите и 1 к максимальному значению Жизни), доспех за 45 монет (прибавит 1 к</text:p>
      <text:p text:style-name="P1">Защите и 2 к максимальному значению Жизни). Также вы можете зайти в чайхану</text:p>
      <text:p text:style-name="P1">и перекусить (порция еды за 2 монеты восстановит 3 Жизни) или купить какую-</text:p>
      <text:p text:style-name="P1">нибудь еду, которая не испортится в дороге – вяленое мясо (стоит 3 монеты,</text:p>
      <text:p text:style-name="P1">восстанавливает 4 Жизни) или лепешки (стоит 2 монеты, восстанавливает 2</text:p>
      <text:p text:style-name="P1">Жизни).</text:p>
      <text:p text:style-name="P1">Вы пытаетесь разузнать у местных торговцев последние слухи, но они</text:p>
      <text:p text:style-name="P1">рассказывают лишь то, что вам давно известно или неинтересно. Единственное,</text:p>
      <text:p text:style-name="P1">что вам удается разузнать – это то, что около дворца хана часто ошиваются нищие.</text:p>
      <text:p text:style-name="P1">Также вам рассказывают, что в городе есть огромный каменный зал, построенный</text:p>
      <text:p text:style-name="P1">специально для того, чтобы бездомные бродяги и нищие могли укрыться в нем на</text:p>
      <text:p text:style-name="P1">ночь.</text:p>
      <text:p text:style-name="P1">Побродив около получаса по рынку, вы замечаете нескольких степняков,</text:p>
      <text:p text:style-name="P1">попарно сидящих на коврах прямо среди рядов. Они молчат и задумчиво смотрят</text:p>
      <text:p text:style-name="P1">прямо перед собой, чем привлекают ваше внимание.</text:p>
      <text:p text:style-name="P1">Сделав покупки, решайте, что будете делать дальше: сходите в залы для</text:p>
      <text:p text:style-name="P1"><text:soft-page-break/>нищих (258), подойдете к людям, сидящим на коврах (66) или вернетесь на улицу,</text:p>
      <text:p text:style-name="P1">с которой пришли (815)?</text:p>
      <text:p text:style-name="P1">886.</text:p>
      <text:p text:style-name="P1">- Лучше тебе пропустить меня по-хорошему, - предупреждаете вы, после чего</text:p>
      <text:p text:style-name="P1">обнажаете меч и одним мощным ударом перерубаете одну из ближайших сосен.</text:p>
      <text:p text:style-name="P1">Карлик, похоже, не ожидал, что вы обладаете такой силой. Он почесывает</text:p>
      <text:p text:style-name="P1">затылок, поглядывая на ваш острый клинок, после чего произносит более</text:p>
      <text:p text:style-name="P1">миролюбиво:</text:p>
      <text:p text:style-name="P1">- Хорошо-хорошо, иди, путник. Я просто проверял тебя. Трусам не место в</text:p>
      <text:p text:style-name="P1">нашем лесу.</text:p>
      <text:p text:style-name="P1">Не зная, что добавить еще, карлик разворачивается и легкой трусцой</text:p>
      <text:p text:style-name="P1">уносится в лес. Кажется, сегодня не его день, и он встретил противника не позубам. Вскоре шум среди деревьев в той стороне, где скрылся древень, стихает, и</text:p>
      <text:p text:style-name="P1">вы можете продолжить путь – 215.</text:p>
      <text:p text:style-name="P1">887.</text:p>
      <text:p text:style-name="P1">Когда командир степняков проходит мимо, вы окрикиваете его. Он</text:p>
      <text:p text:style-name="P1">останавливается и ждет, пока вы подойдете к нему и объясните, что вам нужно.</text:p>
      <text:p text:style-name="P1">Поначалу он принял вас за одного из воинов из лагеря, но когда вы</text:p>
      <text:p text:style-name="P1">приближаетесь к нему, он видит, что ошибся. Однако тревогу он поднимать не</text:p>
      <text:p text:style-name="P1">спешит, понимая, что вы не зря обратились к нему, и вы принимаете это за</text:p>
      <text:p text:style-name="P1">добрый знак. Вы объясняете начальнику поста, что хотите покинуть лагерь и не</text:p>
      <text:p text:style-name="P1">отвечать на лишние вопросы. Он окидывает вас взглядом и, подумав, соглашается</text:p>
      <text:p text:style-name="P1">помочь за 8 монет. Можете согласиться на его предложение (117) или отказаться,</text:p>
      <text:p text:style-name="P1">но учтите, что в случае отказа степняк может поднять тревогу (703).</text:p>
      <text:p text:style-name="P1">888.</text:p>
      <text:p text:style-name="P1">Чутье подсказывает, что военные лагеря лучше обходить стороной, и вы так и</text:p>
      <text:p text:style-name="P1">поступаете. Благополучно отойдя от места, где расставлены шатры, на приличное</text:p>
      <text:p text:style-name="P1">расстояние, вы быстро идете дальше. Вокруг по-прежнему никого нет, и ничто не</text:p>
      <text:p text:style-name="P1">мешает вашему путешествию. Проходит очередной час пути, время</text:p>
      <text:p text:style-name="P1">приближается к полудню, когда вы замечаете, что впереди пролегает утоптанная</text:p>
      <text:p text:style-name="P1">дорога. Приблизившись, вы понимаете, что вышли к одному из торговых путей.</text:p>
      <text:p text:style-name="P1">Поразмыслив, вы решаете, что надо воспользоваться удачей и пойти по дороге,</text:p>
      <text:p text:style-name="P1">ведь любую опасность вы все равно сможете разглядеть издалека - (226).</text:p>
      <text:p text:style-name="P1">889.</text:p>
      <text:p text:style-name="P1">Дорога все больше поворачивает направо, и вскоре принимает западное</text:p>
      <text:p text:style-name="P1">направление. Это вас не удивляет: как вы и ожидали, путь ведет к Стоянке, и вы,</text:p>
      <text:p text:style-name="P1">судя по всему, сейчас находитесь к востоку от нее. От столицы степняков дороги</text:p>
      <text:p text:style-name="P1">разбегаются в разные стороны, но вас интересует только одна – Купеческий тракт,</text:p>
      <text:p text:style-name="P1">ведущий к границам Айзарии. Ваша цель все ближе, и это прибавляет сил. Со</text:p>
      <text:p text:style-name="P1">всех сторон вас окружает бескрайняя степь, и до самого горизонта не заметно ни</text:p>
      <text:p text:style-name="P1">одного человека.</text:p>
      <text:p text:style-name="P1">Накаленный за день воздух постепенно остывает, и идти становится легче. За</text:p>
      <text:p text:style-name="P1">час пути вы проходите немалое расстояние. Издалека вы замечаете, что тот путь,</text:p>
      <text:p text:style-name="P1">по которому вы идете, вливается в широкую дорогу, на которой не растет ни</text:p>
      <text:p text:style-name="P1">единой тропинки. Приблизившись, вы сразу узнаете Купеческий тракт – спутать</text:p>
      <text:p text:style-name="P1">главный торговый путь невозможно ни с чем. На тракте нет ни души, и вы, не видя</text:p>
      <text:p text:style-name="P1">никаких причин отказываться от комфортного путешествия, направляетесь по</text:p>
      <text:p text:style-name="P1">нему – 58.890.</text:p>
      <text:p text:style-name="P1">Купеческий тракт – самая надежная дорога, тем более вы не раз пользовались</text:p>
      <text:p text:style-name="P1">этим путем ранее, и он ни разу не подводил. На тракте не встретишь лужу,</text:p>
      <text:p text:style-name="P1">которую невозможно объехать, а разбойники не осмеливаются выходить на него,</text:p>
      <text:p text:style-name="P1">опасаясь часто проезжающих дружинников. Впрочем, сейчас серое полотно</text:p>
      <text:p text:style-name="P1"><text:soft-page-break/>дороги выглядит необычайно пустынным. Вкупе с утренней свежестью,</text:p>
      <text:p text:style-name="P1">пронизывающей тело, путешествие в одиночестве навевает небольшую тоску. А</text:p>
      <text:p text:style-name="P1">тут на небе еще к тому же показалась подозрительная туча...</text:p>
      <text:p text:style-name="P1">Подавив навалившуюся зевоту, вы вглядываетесь вперед. Там показалась</text:p>
      <text:p text:style-name="P1">точка, которая постепенно увеличивается. Своим острым зрением вы подмечаете,</text:p>
      <text:p text:style-name="P1">что это странник, идущий навстречу вам. Утро только занялось. Откуда же он</text:p>
      <text:p text:style-name="P1">тогда идет? Неужели он провел ночь прямо в дороге? Рассмотрев встречного</text:p>
      <text:p text:style-name="P1">путника лучше, когда он приближается, вы понимаете, что недалеки от истины.</text:p>
      <text:p text:style-name="P1">Это молодой сухощавый парень с озорным взглядом, горделиво задравший свою</text:p>
      <text:p text:style-name="P1">белобрысую голову. Все его лицо усыпано веснушками. На плече у него висят</text:p>
      <text:p text:style-name="P1">гусли, на боку – длинный кинжал. Это музыкант, и по его замызганной крутке вы</text:p>
      <text:p text:style-name="P1">убеждаетесь, что он действительно ночевал не в теплой постели. Хотя для этого</text:p>
      <text:p text:style-name="P1">типа людей это обычное дело. Гусляр приветливо смотрит на вас. Вы решаете, что</text:p>
      <text:p text:style-name="P1">имеет смысл побеседовать с этим бродягой – может, он бывал там, куда надо вам?</text:p>
      <text:p text:style-name="P1">Парень отвечает на ваше приветствие. Он рассказывает вам, что путешествует</text:p>
      <text:p text:style-name="P1">между городами и деревнями, хотя его родное село расположено далеко на</text:p>
      <text:p text:style-name="P1">севере. Мечта повидать мир увлекла его, и с тех пор он бродит по всему Полесью,</text:p>
      <text:p text:style-name="P1">зарабатывая на пропитание игрой на гуслях. Вы спрашиваете, не приходилось ли</text:p>
      <text:p text:style-name="P1">ему бывать в степях, на что музыкант, хитро сощурившись, отвечает, что немало</text:p>
      <text:p text:style-name="P1">времени провел в южных землях и знает о них немало. На вашу просьбу</text:p>
      <text:p text:style-name="P1">рассказать что-нибудь он отвечает:</text:p>
      <text:p text:style-name="P1">- Я всего лишь бедный гусляр, который скитается по свету. Не всегда удается</text:p>
      <text:p text:style-name="P1">заработать на хлеб одной музыкой. Чтобы как-то выжить, я не только пою на</text:p>
      <text:p text:style-name="P1">площадях, но и продаю полезную информацию. Большинство путешественников</text:p>
      <text:p text:style-name="P1">остались довольны полученными от меня сведениями. Если тебе действительно</text:p>
      <text:p text:style-name="P1">нужны ценные советы, я готов их тебе дать – по монете за каждый.</text:p>
      <text:p text:style-name="P1">Парень уже понял, что информация тоже имеет свою цену, и не собирается</text:p>
      <text:p text:style-name="P1">раздавать ее бесплатно. Если вы верите, что бродячий музыкант знаете что-нибудь</text:p>
      <text:p text:style-name="P1">полезное, можете раскошелиться (271). Если его условия вас не устраивают,</text:p>
      <text:p text:style-name="P1">можете достать меч и пригрозить, сказав, что если гусляр немедленно не</text:p>
      <text:p text:style-name="P1">расскажет вам все, что знает, то ему несдобровать (626). Если вы считаете, что</text:p>
      <text:p text:style-name="P1">простой музыкант ничем не сможет вам помочь, и не хотите терять на него время,</text:p>
      <text:p text:style-name="P1">просто откажитесь и идите своей дорогой (832).</text:p>
      <text:p text:style-name="P1">891.</text:p>
      <text:p text:style-name="P1">Вы даете хозяину понять, что останетесь в зале, и он удаляется. Пробравшись</text:p>
      <text:p text:style-name="P1">мимо столов, вы находите подходящую пустую лавку и, подложив мешок подголову, устраиваетесь на ночь. Несмотря на походную закалку, вы чувствуете</text:p>
      <text:p text:style-name="P1">ужасный дискомфорт, да еще и ноги ужасно гудят от усталости. Все-таки усилием</text:p>
      <text:p text:style-name="P1">воли вы заставляете мозг успокоиться и забываетесь тяжелым сном.</text:p>
      <text:p text:style-name="P1">Во сне вы видите крупный военный лагерь. Вокруг горит множество костров,</text:p>
      <text:p text:style-name="P1">неподалеку пасется большой табун лошадей. Около огня греются большие</text:p>
      <text:p text:style-name="P1">группы степняков, разговаривающие на своем грубом наречии. Неожиданно</text:p>
      <text:p text:style-name="P1">дозорные, патрулирующие на одном из концов лагеря, что-то кричат, в ответ</text:p>
      <text:p text:style-name="P1">слышен похожий окрик. Затем в этой стороне поднимается пыль, слышен топот и</text:p>
      <text:p text:style-name="P1">гиканье – едет большой отряд. Пришельцы скачут вперед, не замечая никого</text:p>
      <text:p text:style-name="P1">вокруг, до самого большого и богатого шатра, находящегося посередине лагеря.</text:p>
      <text:p text:style-name="P1">Здесь они останавливаются, и из шатра появляется роскошно одетый степняк,</text:p>
      <text:p text:style-name="P1">скорее всего, начальник. Вы замечаете торчащую из-за пояса рукоять, украшенную</text:p>
      <text:p text:style-name="P1">красным камнем. Это именно тот воин, которого вы не раз видели в своих снах.</text:p>
      <text:p text:style-name="P1">Один из всадников соскакивает с лошади и почтительно кланяется ему, произнеся</text:p>
      <text:p text:style-name="P1">какие-то слова и кивнув головой назад. Командир не обращает на него внимания и</text:p>
      <text:p text:style-name="P1">проходит мимо. Теперь вы видите, что степняки кое-что привезли: на одном из</text:p>
      <text:p text:style-name="P1"><text:soft-page-break/>лошадей сидит девушка-русичка, очень красивая и молодая. Но она не похожа на</text:p>
      <text:p text:style-name="P1">пленницу. Никто не мешает ей, когда она, увидев командира кочевников,</text:p>
      <text:p text:style-name="P1">спрыгивает на землю и несется к нему в объятия. Это та самая девушка с родинкой</text:p>
      <text:p text:style-name="P1">на щеке, которую вы также видели во сне и раньше. Неужели она и этот</text:p>
      <text:p text:style-name="P1">величественный воин-южанин как-то связаны друг с другом? Но это всего лишь</text:p>
      <text:p text:style-name="P1">сон, ваша фантазия.</text:p>
      <text:p text:style-name="P1">Слава богу, наконец, наступило утро, и вы встаете с осточертевшей за ночь</text:p>
      <text:p text:style-name="P1">лавки. За скупость приходится расплачиваться ноющими боками и</text:p>
      <text:p text:style-name="P1">одеревеневшей шеей. Тем не менее, отдохнуть удалось, так что вы можете собрать</text:p>
      <text:p text:style-name="P1">вещи и отправляться в путь – 346.</text:p>
      <text:p text:style-name="P1">892.</text:p>
      <text:p text:style-name="P1">Долго искать не приходится: всего в десятке шагов среди ржи лежит</text:p>
      <text:p text:style-name="P1">горбушка хлеба и наполовину пустой горшок молока. Все просто: вы прервали</text:p>
      <text:p text:style-name="P1">ужин хозяина полей, так заботливо оставленный ему крестьянами. Может, он</text:p>
      <text:p text:style-name="P1">подумал, что ему специально подложили еду, чтобы взглянуть на него? Тогда он</text:p>
      <text:p text:style-name="P1">может отыграться на крестьянах. Но вам винить себя действительно не в чем. Тем</text:p>
      <text:p text:style-name="P1">более кое-что привлекает ваше внимание и отвлекает от посторонних мыслей.</text:p>
      <text:p text:style-name="P1">Рядом с брошенным ужином лежит клочок бумаги. Что это: полевой хотел</text:p>
      <text:p text:style-name="P1">почитать за едой? Еду вы, конечно, не трогаете, чтобы не оказаться придушенным</text:p>
      <text:p text:style-name="P1">через пару шагов, а бумагу после некоторых колебаний поднимаете с земли. Это</text:p>
      <text:p text:style-name="P1">обрывок большого листа, и на нем что-то написано. Покрутив его и так и эдак, вы</text:p>
      <text:p text:style-name="P1">ничего не можете понять. Какая-то абракадабра: «Онкдбни фнсдк онзвпясы б</text:p>
      <text:p text:style-name="P1">ймзвпт, жяцдл мягн аъкн длт лдчясыˉ1?» Может, полевой с кем-то переписывался</text:p>
      <text:p text:style-name="P1">на своем языке? Но что-то вы никогда не слышали о грамотных духах.</text:p>
      <text:p text:style-name="P1">Задумавшись, вы автоматически сворачиваете листок в трубку и кладете в карман(-30) – вдруг пригодится? После этого ничто не мешает уйти с поля; его хозяина</text:p>
      <text:p text:style-name="P1">нигде не видно, а спасительная роща уже недалеко – 372.</text:p>
      <text:p text:style-name="P1">893.</text:p>
      <text:p text:style-name="P1">- Я ищу одну вещь, - признаетесь вы. Богатырь настораживается. – Это клинок</text:p>
      <text:p text:style-name="P1">кинжала. Если он у тебя, прошу сказать, что ты хочешь за него.</text:p>
      <text:p text:style-name="P1">- Я...знаю, о чем ты говоришь, - медленно произносит разволновавшийся</text:p>
      <text:p text:style-name="P1">старик. – Да, у меня есть то, что ты ищешь. Я готов отдать тебе лезвие бесплатно,</text:p>
      <text:p text:style-name="P1">но при одном условии: ты принесешь и покажешь мне рукоять от него.</text:p>
      <text:p text:style-name="P1">- Тогда все в порядке, - вздохнув с облегчением, отвечаете вы. – Неси клинок, а</text:p>
      <text:p text:style-name="P1">я пока достану рукоять.</text:p>
      <text:p text:style-name="P1">Богатырь, услышав ваши слова, мгновенно исчезает в своей хижине, а через</text:p>
      <text:p text:style-name="P1">минуту возвращается с длинным обломком лезвия. Вы уже вытащили рукоятку и</text:p>
      <text:p text:style-name="P1">показываете ее старику. Тот благоговейно берет ее у вас и соединяет с клинком.</text:p>
      <text:p text:style-name="P1">Обломки идеально подходят друг к другу, наконец-то воссоединившись вновь.</text:p>
      <text:p text:style-name="P1">Теперь вы можете оценить всю работу неизвестного мастера, создавшего это</text:p>
      <text:p text:style-name="P1">удивительное оружие.</text:p>
      <text:p text:style-name="P1">Старик опускается на завалинку и, разглядывая воссоединенный кинжал,</text:p>
      <text:p text:style-name="P1">начинает рассказывать:</text:p>
      <text:p text:style-name="P1">- Это было, когда наш отряд воевал в Дымчатых горах. Мы преследовали одно</text:p>
      <text:p text:style-name="P1">из диких племен, родственных степнякам, которое нападало на приграничные</text:p>
      <text:p text:style-name="P1">деревни русичей. Мне и нескольким моим соратником поручили исследовать</text:p>
      <text:p text:style-name="P1">одну из пещер, в которой могли затаиться враги. Мы долго шли в темноте,</text:p>
      <text:p text:style-name="P1">освещая себе путь факелами, пока не вышли в зал, из которого уходили три</text:p>
      <text:p text:style-name="P1">тоннеля. Мы проникли слишком глубоко в пещеру, поэтому продвигаться дальше</text:p>
      <text:p text:style-name="P1">было опасно. Все же мы договорились разделиться и осмотреть тоннели хотя бы</text:p>
      <text:p text:style-name="P1">на расстояние в сотню шагов. Я вошел в свой тоннель, в котором не было ни</text:p>
      <text:p text:style-name="P1">единой живой души. Там я и нашел этот странный клинок. Весь отряд</text:p>
      <text:p text:style-name="P1"><text:soft-page-break/>благополучно выбрался из пещеры, так никого и не обнаружив, после чего</text:p>
      <text:p text:style-name="P1">присоединился к основным силам. Я расспрашивал многих кузнецов и знахарей</text:p>
      <text:p text:style-name="P1">об этом оружии, но никто не смог даже определить, из какого металла оно</text:p>
      <text:p text:style-name="P1">сделано. Кто-то сказал мне, что этот кинжал волшебный. Я никогда не держал в</text:p>
      <text:p text:style-name="P1">руках зачарованного оружия и поэтому много лет мечтал восстановить кинжал и</text:p>
      <text:p text:style-name="P1">владеть им. Но молодость прошла, а я так и не осуществил свою мечту. Теперь она</text:p>
      <text:p text:style-name="P1">исполнилось хотя бы частично: я увидел, как прекрасно это оружие. Мне этого</text:p>
      <text:p text:style-name="P1">достаточно, поэтому я без сожаления дарю тебе лезвие, которое тебе пригодится</text:p>
      <text:p text:style-name="P1">больше, чем мне, старику. Но ты сделал лишь полдела: использовать кинжал ты</text:p>
      <text:p text:style-name="P1">все равно пока не сможешь. – В подтверждение своих слов старик разъединяет</text:p>
      <text:p text:style-name="P1">обломки кинжала, которые до этого держал, прижав друг к другу. – Тебе нужен</text:p>
      <text:p text:style-name="P1">кузнец. Но в Полесье не так много мастеров, которые способны выполнить такую</text:p>
      <text:p text:style-name="P1">тонкую работу и восстановить кинжал. Возможно, тебе стоит сходить в</text:p>
      <text:p text:style-name="P1">Рудногорск... Впрочем, если ты торопишься на юг и вместе с тем горишь</text:p>
      <text:p text:style-name="P1">желанием починить кинжал, загляни в Каменку. Когда-то там жил одинпревосходный кузнец. Сейчас он уже старик, но, может, согласится помочь тебе.</text:p>
      <text:p text:style-name="P1">Когда я показывал ему клинок, он сам говорил мне, что смог бы приделать его к</text:p>
      <text:p text:style-name="P1">рукояти, если бы она нашлась. Спасибо тебе за то, что, сам того не ведая,</text:p>
      <text:p text:style-name="P1">исполнил мое заветное желание. Больше я тебе ничем помочь не могу, но</text:p>
      <text:p text:style-name="P1">искренне желаю удачного путешествия.</text:p>
      <text:p text:style-name="P1">Вы прощаетесь со старым богатырем. Обломки кинжала можете положить в</text:p>
      <text:p text:style-name="P1">свой вещмешок, каждый из них займет по одному месту. Если они будут у вас</text:p>
      <text:p text:style-name="P1">собой, и вы встретите старого кузнеца в Каменке, можете попробовать</text:p>
      <text:p text:style-name="P1">восстановить кинжал (+170). А пока идите дальше – 130.</text:p>
      <text:p text:style-name="P1">894.</text:p>
      <text:p text:style-name="P1">- Хорошо, - подумав, отвечает незнакомец, - я расскажу тебе. Хотя рассказчик</text:p>
      <text:p text:style-name="P1">из меня никудышный. Когда на этом месте росла трава, а обитатели лагеря были</text:p>
      <text:p text:style-name="P1">бездомными бродягами, преступниками и изгоями, появился человек, который</text:p>
      <text:p text:style-name="P1">вернул им веру в себя, сумел объединить и привел сюда. Это был наш первый</text:p>
      <text:p text:style-name="P1">атаман. Совместными усилиями был построен этот лагерь, привезена столь</text:p>
      <text:p text:style-name="P1">редкая в этих местах древесина и возведен частокол. Меч, который ты держишь в</text:p>
      <text:p text:style-name="P1">руках, принадлежал первому атаману. Он наделен волшебством, которое дарует</text:p>
      <text:p text:style-name="P1">владельцу клинка невероятную способность притягивать к себе людей и вселять в</text:p>
      <text:p text:style-name="P1">них уверенность в себе. Кроме того, чары, заложенные в мече, помогают отвратить</text:p>
      <text:p text:style-name="P1">опасности и ненужное внимание от нашего лагеря. Этим мечом всегда владели</text:p>
      <text:p text:style-name="P1">только атаманы, и его волшебство охраняло нас. По нашим законам тот, кто</text:p>
      <text:p text:style-name="P1">владеет мечом, имеет право занять место главы лагеря, но для этого меч должен</text:p>
      <text:p text:style-name="P1">быть добыт честным путем. И еще одно правило: если на место атамана</text:p>
      <text:p text:style-name="P1">претендует чужак, не принадлежащий к нашему обществу, то любой житель</text:p>
      <text:p text:style-name="P1">лагеря может бросить ему вызов, и он не имеет права отклонить его. Однако</text:p>
      <text:p text:style-name="P1">сделать более трех вызовов жители лагеря не могут, после третьей победы</text:p>
      <text:p text:style-name="P1">претендент становится атаманом безо всяких оговорок. За историю существования</text:p>
      <text:p text:style-name="P1">лагеря был лишь один случай, когда атаманом стал неизвестный чужак. И надо</text:p>
      <text:p text:style-name="P1">сказать, это был один из лучших наших предводителей.</text:p>
      <text:p text:style-name="P1">- А из-за чего у вас меняются атаманы? – интересуетесь вы.</text:p>
      <text:p text:style-name="P1">- Это зависит от самого предводителя. Жители имеют права высказывать свое</text:p>
      <text:p text:style-name="P1">недовольство и смещать его. В таком случае атаман может отказаться уйти, тогда</text:p>
      <text:p text:style-name="P1">ему также могут сделать до трех вызовов, которые невозможно отклонить. Первый</text:p>
      <text:p text:style-name="P1">атаман и некоторые другие были убиты в бою или заговорщиками. Был случай,</text:p>
      <text:p text:style-name="P1">когда атаман сам отказался от своего места, отдал меч и ушел из лагеря.</text:p>
      <text:p text:style-name="P1">Вы слушаете своего собеседника (кстати, его зовут Курьяном) и все более</text:p>
      <text:p text:style-name="P1">удивляетесь. Там, за частоколом, похоже, разбойники создали целое государство</text:p>
      <text:p text:style-name="P1"><text:soft-page-break/>со своими законами, интригами и правилами поведения. Интересно, сколько же</text:p>
      <text:p text:style-name="P1">существует этот лагерь? Может быть, действительно здесь не обошлось без</text:p>
      <text:p text:style-name="P1">волшебства? Вы еще раз осматриваете клинок, которому приписываются такие</text:p>
      <text:p text:style-name="P1">чудесные свойства. Курьян выполнил свое обещание, и пришло время вернуть</text:p>
      <text:p text:style-name="P1">меч. После этого лучше не задерживаться у лагеря, пока разбойники незадумались о том, нужно ли им оставлять в живых свидетеля, так много узнавшего</text:p>
      <text:p text:style-name="P1">об их тайнах (867). Но есть и другой вариант. Вчера на поляне помощник атамана,</text:p>
      <text:p text:style-name="P1">оказавшийся предводителем заговорщиков, тоже говорил о том, что меч дает</text:p>
      <text:p text:style-name="P1">право претендовать на место главы лагеря. Необходимость сразиться с</text:p>
      <text:p text:style-name="P1">несколькими жителями лагеря не вызывает у вас беспокойств. Гораздо важнее то,</text:p>
      <text:p text:style-name="P1">что, оставшись в лагере, вы коренным образом измените свою жизнь, получите</text:p>
      <text:p text:style-name="P1">власть и свободу, но станете вне закона. Своих прежних друзей и соратников</text:p>
      <text:p text:style-name="P1">придется забыть, а письмо для короля айзаров так и не будет доставлено. Вы</text:p>
      <text:p text:style-name="P1">превратитесь в одного из разбойников, преступника, за головой которого будут</text:p>
      <text:p text:style-name="P1">охотиться ваши бывшие товарищи по дружине. Вместе с тем вы не будете зависеть</text:p>
      <text:p text:style-name="P1">ни от кого, к тому же станете атаманом шайки. Если вас действительно привлекает</text:p>
      <text:p text:style-name="P1">такая жизнь, то скажите человеку, стоящему перед вами, что готовы биться за</text:p>
      <text:p text:style-name="P1">место предводителя лагеря (245).</text:p>
      <text:p text:style-name="P1">895.</text:p>
      <text:p text:style-name="P1">- Тебе не о чем беспокоиться, - уверяет вас нукер, - я все улажу.</text:p>
      <text:p text:style-name="P1">Он прячет камень и деньги и предлагает вам идти за ним. Сначала он, к</text:p>
      <text:p text:style-name="P1">вашему удивлению, направляется к одной из цирюлен. Вы уже решили, что он</text:p>
      <text:p text:style-name="P1">хочет тут же потратить деньги, которые вы ему дали, на новую прическу, но</text:p>
      <text:p text:style-name="P1">вскоре понимаете, что ошиблись. Нукер долго беседует с одним из цирюльников,</text:p>
      <text:p text:style-name="P1">пока вы ждете на улице. Затем он возвращается к вам и говорит, что нужно идти в</text:p>
      <text:p text:style-name="P1">другую часть города. Через полчаса вы доходите с ним до небольшой чайханы, где</text:p>
      <text:p text:style-name="P1">нукер заказывает две чашки чая и невозмутимо садится на ковер, ожидая чего-то.</text:p>
      <text:p text:style-name="P1">Вы следуете его примеру. Вскоре нукер просит вас в очередной раз подождать и</text:p>
      <text:p text:style-name="P1">поднимается с ковра, направляясь в другую часть чайханы. Краем глаза вы видите,</text:p>
      <text:p text:style-name="P1">что он подсаживается к одному из посетителей, толстому важному степняку, и о</text:p>
      <text:p text:style-name="P1">чем-то с ним говорит. Вы замечаете, что нукер что-то ему передает, и</text:p>
      <text:p text:style-name="P1">догадываетесь, что это алмаз, который вы ему дали. Затем ваш новый приятель</text:p>
      <text:p text:style-name="P1">возвращается и негромко сообщает:</text:p>
      <text:p text:style-name="P1">- Как я и говорил, все в порядке. Я сделал то, что обещал, теперь мы в расчете.</text:p>
      <text:p text:style-name="P1">Просто подойди к дворцу, стража узнает тебя и пропустят (+280). Но я не знаю,</text:p>
      <text:p text:style-name="P1">как тебя встретят во дворе. Теперь прощай.</text:p>
      <text:p text:style-name="P1">Не забывая о своем обещании, вы не благодарите нукера, а лишь отвечаете</text:p>
      <text:p text:style-name="P1">ему на прощание. Он покидает вас, а вы допиваете свой чай, после чего уходите –</text:p>
      <text:p text:style-name="P1">815.</text:p>
      <text:p text:style-name="P1">896.</text:p>
      <text:p text:style-name="P1">Со всех ног вы бросаетесь бежать от погони, пытаясь на ходу придумать, что</text:p>
      <text:p text:style-name="P1">делать, когда всадники настигнут вас. Топот за спиной становится все громче, и</text:p>
      <text:p text:style-name="P1">вскоре вы видите, что в землю слева от вас вонзается стрела, на ходу пущенная</text:p>
      <text:p text:style-name="P1">одним из преследователей. Вы успели преодолеть немалое расстояние инесколько выдохлись. В голову так ничего не приходит, поэтому вы решаете</text:p>
      <text:p text:style-name="P1">остановиться, пока еще есть силы, чтобы принять бой, который теперь, кажется,</text:p>
      <text:p text:style-name="P1">неминуем. Развернувшись и достав меч, вы обращаете внимание на то, что</text:p>
      <text:p text:style-name="P1">наблюдательная вышка почти исчезла из вида. Остается надеяться на то, что</text:p>
      <text:p text:style-name="P1">дозорный не увидит, что вы напали на его товарищей. Степняки на лошадях</text:p>
      <text:p text:style-name="P1">убирают луки и достают сабли, предпочитая расправиться с вами в рукопашной</text:p>
      <text:p text:style-name="P1">схватке.</text:p>
      <text:p text:style-name="P1">1-ЫЙ ВСАДНИК</text:p>
      <text:p text:style-name="P1"><text:soft-page-break/>Нападение 9</text:p>
      <text:p text:style-name="P1">Защита</text:p>
      <text:p text:style-name="P1">14</text:p>
      <text:p text:style-name="P1">Жизнь</text:p>
      <text:p text:style-name="P1">10</text:p>
      <text:p text:style-name="P1">Инициатива 9</text:p>
      <text:p text:style-name="P1">2-ОЙ ВСАДНИК</text:p>
      <text:p text:style-name="P1">Нападение 9</text:p>
      <text:p text:style-name="P1">Защита</text:p>
      <text:p text:style-name="P1">14</text:p>
      <text:p text:style-name="P1">Жизнь</text:p>
      <text:p text:style-name="P1">10</text:p>
      <text:p text:style-name="P1">Инициатива 9</text:p>
      <text:p text:style-name="P1">Если удача в очередной раз окажется на вашей стороне, и кочевники будут</text:p>
      <text:p text:style-name="P1">повержены, нужно немедля покинуть место битвы: кони, потеряв своих седоков,</text:p>
      <text:p text:style-name="P1">уносятся в сторону лагеря, и скоро там поймут, что стало с отрядом,</text:p>
      <text:p text:style-name="P1">отправившимся на поимку подозрительного путника. Все же вы успеваете бегло</text:p>
      <text:p text:style-name="P1">осмотреть тела и найти 2 монеты. Придется довольствоваться этим, а также тем,</text:p>
      <text:p text:style-name="P1">что вы остались живы. Вам еще повезло, что, убегая, вы исчезли из поля зрения</text:p>
      <text:p text:style-name="P1">дозорного, который мог поднять тревогу в лагере – следующий отряд был бы</text:p>
      <text:p text:style-name="P1">наверняка более многочисленным.</text:p>
      <text:p text:style-name="P1">Быстрым шагом и короткими перебежками вы отдаляетесь от вышки и</text:p>
      <text:p text:style-name="P1">вскоре оказываетесь в безопасности. Тропинка, по которой вы шли ранее,</text:p>
      <text:p text:style-name="P1">оказывается рядом, и вы продолжаете путь – 751.</text:p>
      <text:p text:style-name="P1">897.</text:p>
      <text:p text:style-name="P1">Вы оборачиваетесь, чтобы вернуться и объяснить старику, что он не прав, как</text:p>
      <text:p text:style-name="P1">вдруг чувствуете, что тысячи цепких рук хватает вас за одежду, голову, ноги,</text:p>
      <text:p text:style-name="P1">плечи... Они начинают с ужасной силой тянуть во все стороны, отрывая клочья</text:p>
      <text:p text:style-name="P1">ткани и кожи. Все это происходит так молниеносно, что вы не успеваете ни</text:p>
      <text:p text:style-name="P1">разглядеть напавших тварей, ни предпринять что-нибудь. Всего одно мгновение</text:p>
      <text:p text:style-name="P1">потребовалось, чтобы полностью разорвать ваше тело на тысячи кусков. Вы даже</text:p>
      <text:p text:style-name="P1">не успеваете толком ощутить боль, как жизнь погасает, как свеча от резкого</text:p>
      <text:p text:style-name="P1">порыва ветра...898.</text:p>
      <text:p text:style-name="P1">- Что? – визжит рассердившаяся кикимора. – Ты смеешь мне отказывать,</text:p>
      <text:p text:style-name="P1">находясь в моих владениях? Так пеняй на себя. А амулет я заберу с твоего тела!</text:p>
      <text:p text:style-name="P1">Кикимора с громким хлопком исчезает с ваших глаз, и вы с ужасом</text:p>
      <text:p text:style-name="P1">ощущаете, что твердая земля под ногами куда-то исчезла, а вы вновь начинаете</text:p>
      <text:p text:style-name="P1">погружаться в болотную жижу. Теперь уже ничто не спасет вас - не надо было</text:p>
      <text:p text:style-name="P1">отказывать кикиморе. Болото, хлюпая, поглотит ваше тело, и все ваши вещи</text:p>
      <text:p text:style-name="P1">станут собственностью его хозяйки...</text:p>
      <text:p text:style-name="P1">899.</text:p>
      <text:p text:style-name="P1">Лесорубы приветливо осведомляются, чем они могут вам помочь. Вы</text:p>
      <text:p text:style-name="P1">объясняете им, что немного сбились с пути и хотели бы узнать, далеко ли до</text:p>
      <text:p text:style-name="P1">ближайшего селения, в котором можно было бы переночевать. Старший лесоруб</text:p>
      <text:p text:style-name="P1">вежливо отвечает, что вам не стоит беспокоиться о месте для ночлега: меньше чем</text:p>
      <text:p text:style-name="P1">за час вы дойдете до небольшой деревни, от которой рукой подать до</text:p>
      <text:p text:style-name="P1">Рудногорска. Это, несомненно, хорошая новость, и, значит, можно немного</text:p>
      <text:p text:style-name="P1">расслабиться и поболтать с крестьянами. Вы расспрашиваете их о последних</text:p>
      <text:p text:style-name="P1">новостях, но лесорубы разводят руками и объясняют, что они живут не в самом</text:p>
      <text:p text:style-name="P1">городе, а в одной из прилегающих деревень, где редко случается что-то</text:p>
      <text:p text:style-name="P1">необычное, разве что путешественники с разных сторон Полесья каждый день</text:p>
      <text:p text:style-name="P1">проходят мимо, но в самом селении они не задерживаются. Почти целый день</text:p>
      <text:p text:style-name="P1"><text:soft-page-break/>лесорубы заняты работой, поэтому рассказать им вам нечего. Немного помолчав,</text:p>
      <text:p text:style-name="P1">старший из крестьян добавляет:</text:p>
      <text:p text:style-name="P1">- Иногда мы встречаем путников и здесь, в лесу. В основном это те, кто хочет</text:p>
      <text:p text:style-name="P1">сократить путь из Хвойного до Рудногорска. Вот и сегодня мимо проходил седой</text:p>
      <text:p text:style-name="P1">старик, который остановился здесь на привал и развлек нас несколькими</text:p>
      <text:p text:style-name="P1">рассказами о своих путешествиях. И знаешь, он загадал нам загадку, которую мы</text:p>
      <text:p text:style-name="P1">не сумели разгадать, а ответ старик нам так и не сказал. Ведь ты тоже много</text:p>
      <text:p text:style-name="P1">путешествуешь, верно? Не хочешь попробовать разгадать эту загадку? Бьюсь об</text:p>
      <text:p text:style-name="P1">заклад, ты с ней не справишься. Не хочешь поспорить? Ставлю вот этот</text:p>
      <text:p text:style-name="P1">превосходный топор против пяти монет, что ты не разгадаешь эту задачу.</text:p>
      <text:p text:style-name="P1">Лесоруб хитро смотрит на вас, ожидая ответа. Рискнете названной суммой и</text:p>
      <text:p text:style-name="P1">скажете, что принимаете спор (530) или скажете, что вам некогда играть в загадки,</text:p>
      <text:p text:style-name="P1">и покинете стоянку лесорубов (352)?</text:p>
      <text:p text:style-name="P1">900.</text:p>
      <text:p text:style-name="P1">В конце концов, вы вынуждены признать, что не можете решить задачу,</text:p>
      <text:p text:style-name="P1">предложенную вам стражем, и теперь вам не избежать гибели. Огромный</text:p>
      <text:p text:style-name="P1">каменный великан мог бы без труда раздавить вас, но он не собирается маратьсвои каменные руки. Из его глаз внезапно вырываются два красных луча, которые</text:p>
      <text:p text:style-name="P1">в мгновение ока превращают ваше тело в горстку пепла. Хозяин пещеры наделил</text:p>
      <text:p text:style-name="P1">своего слугу сильной магией, и он не преминул ей воспользоваться. Ваше</text:p>
      <text:p text:style-name="P1">путешествие закончилось у самого порога жилища Дриза, но вы уже не сможете</text:p>
      <text:p text:style-name="P1">пожалеть ни о почти достигнутой цели, ни об утерянной возможности возглавить</text:p>
      <text:p text:style-name="P1">племена кочевников...</text:p>
      <text:p text:style-name="P1">901.</text:p>
      <text:p text:style-name="P1">Ученик Дриза повержен. На его теле ничего нет, и даже меч, появившийся</text:p>
      <text:p text:style-name="P1">чудесным образом в его руке, исчез. Но на столе по-прежнему лежит алмаз в</text:p>
      <text:p text:style-name="P1">золотой оправе, владеть которым вправе только правитель степняков, и вы</text:p>
      <text:p text:style-name="P1">забираете его себе. Очевидно, когда-то этот амулет повесили на шею сына нойона,</text:p>
      <text:p text:style-name="P1">чтобы убедить Дриза, что перед ним истинный наследник хана. После смерти</text:p>
      <text:p text:style-name="P1">колдуна в зале становится темнее, словно факелы стали гореть менее ярко.</text:p>
      <text:p text:style-name="P1">Оставив безжизненно тело лежать на полу, вы приближаетесь к стоящей на столе</text:p>
      <text:p text:style-name="P1">сфере. Теперь шар выглядит безжизненным куском стекла, и вы не ощущаете в</text:p>
      <text:p text:style-name="P1">нем никакой магии. Неужели наполнявшее его волшебство исчезло, и древняя</text:p>
      <text:p text:style-name="P1">магия разрушена? На всякий случай вы забираете шар и оглядываетесь. Теперь вы</text:p>
      <text:p text:style-name="P1">видите, что в противоположной от входа стене есть проход, и направляетесь к</text:p>
      <text:p text:style-name="P1">нему: в этом зале делать больше нечего. К тому же вас мучает один важный</text:p>
      <text:p text:style-name="P1">вопрос: где же учитель убитого колдуна?</text:p>
      <text:p text:style-name="P1">Коридор, в который вы входите, оказывается совсем коротким. Он приводит</text:p>
      <text:p text:style-name="P1">вас в большую комнату, немного меньше той, где вы встретились с сыном бывшего</text:p>
      <text:p text:style-name="P1">нойона. Здесь нет такой же роскошной обстановки, и эта часть пещеры больше</text:p>
      <text:p text:style-name="P1">напоминает скромную обитель отшельника. Посреди комнаты стоит высокий</text:p>
      <text:p text:style-name="P1">каменный постамент, верх которого выполнен в виде четырех змей, обвивающих</text:p>
      <text:p text:style-name="P1">пустое пространство. На постаменте, без сомнения, что-то стояло, и вы абсолютно</text:p>
      <text:p text:style-name="P1">уверены, что этим предметом был магический шар, который вы захватили с</text:p>
      <text:p text:style-name="P1">собой. Но в первую очередь ваше внимание привлекает хозяин зала - огромный</text:p>
      <text:p text:style-name="P1">старый змей, обвивший пустой постамент. Нетрудно понять, что это Дриз. Он</text:p>
      <text:p text:style-name="P1">лежит неподвижно с закрытыми глазами, но вы отчетливо слышите его тяжелое</text:p>
      <text:p text:style-name="P1">дыхание. Вы почему-то уверены, что он не причинит вам никакого вреда, и</text:p>
      <text:p text:style-name="P1">уверенно подходите ближе. Дриз с трудом приоткрывает веки и, не двигаясь,</text:p>
      <text:p text:style-name="P1">смотрит на вас своими желтыми глазами. Он слегка вздрагивает, шурша своей</text:p>
      <text:p text:style-name="P1">окаменевшей чешуей.</text:p>
      <text:p text:style-name="P1">- Здравствуй, Санжай, - произносит он громовым, но уставшим голосом. –</text:p>
      <text:p text:style-name="P1"><text:soft-page-break/>Все-таки нам суждено было увидеться, как и было предсказано. Вот только встреча</text:p>
      <text:p text:style-name="P1">эта состоялась немного позже, чем я предполагал... Не спрашивай у меня ни о</text:p>
      <text:p text:style-name="P1">чем. У нас мало времени – я умираю. Но в оставшиеся минуты я расскажу все, что</text:p>
      <text:p text:style-name="P1">успею.</text:p>
      <text:p text:style-name="P1">Я предвидел приход твоего отца и долго думал перед встречей с ним, нужен</text:p>
      <text:p text:style-name="P1">ли мне и моим слугам союз с людьми. Человек вторгся во владения древней и стал</text:p>
      <text:p text:style-name="P1">теснить природу. Духи, хранившие леса, озера и долины, стали покидать своижилища. Но это неминуемый процесс: в мир приходят новые хозяева, и прежние</text:p>
      <text:p text:style-name="P1">должны его покинуть. Я и мои сородичи созданы таким образом, что мы не</text:p>
      <text:p text:style-name="P1">можем причинять вред природе, в том числе и человеку, который является ее</text:p>
      <text:p text:style-name="P1">частью. Мы можем вмешиваться в дела людей только в двух случаях: если они</text:p>
      <text:p text:style-name="P1">делают добрые дела или совершают злые поступки, которые имеют отношение к</text:p>
      <text:p text:style-name="P1">нам самим. То, что Наран просил у нас, было невозможно исполнить. Но только</text:p>
      <text:p text:style-name="P1">не для меня.</text:p>
      <text:p text:style-name="P1">Мой предок, Кургуз, был величайшим древнем. Он научился управлять</text:p>
      <text:p text:style-name="P1">данной нам создателями силой, которую люди называют магией. Он создал</text:p>
      <text:p text:style-name="P1">Сферу Силы, которую ты держишь в руках. В эту сферу Кургуз вкладывал все свои</text:p>
      <text:p text:style-name="P1">знания и мощь. Он открыл особый ритуал, с помощью которого магия,</text:p>
      <text:p text:style-name="P1">заключенная в Сфере Силы, передавалась из поколения в поколения, и, таким</text:p>
      <text:p text:style-name="P1">образом, его мудрость дожила до наших дней. Благодаря накопленным знаниям</text:p>
      <text:p text:style-name="P1">мы, потомки Кургуза, научились управлять магией и своей волей, а также волей</text:p>
      <text:p text:style-name="P1">своих сородичей.</text:p>
      <text:p text:style-name="P1">Предложение Нарана навело меня на одну мысль. Я не хотел, чтобы древни</text:p>
      <text:p text:style-name="P1">вымирали, и знания нашего рода канули в небытие. Чтобы это не произошло, я</text:p>
      <text:p text:style-name="P1">решил прибегнуть к помощи людей. Долгие годы я изучал секреты магии и</text:p>
      <text:p text:style-name="P1">открыл заклинания, с помощью которых можно соединять дух человека и древня:</text:p>
      <text:p text:style-name="P1">человек при этом умирал, но его внутренняя сила наполняла древня, позволяя</text:p>
      <text:p text:style-name="P1">ему выжить. Мой план был таков: используя магию, я помогу степнякам захватить</text:p>
      <text:p text:style-name="P1">Полесье, а затем и весь мир, но сделаю так, чтобы их повелитель был, в свою</text:p>
      <text:p text:style-name="P1">очередь, моим слугой. Таким образом, люди оказались бы в подчинении древней</text:p>
      <text:p text:style-name="P1">и служили бы для них средством от вымирания. Я знал, что Нарану суждено</text:p>
      <text:p text:style-name="P1">умереть, к тому же его дух был слишком силен, и сломить его было бы нелегко.</text:p>
      <text:p text:style-name="P1">Гораздо проще было взять в ученики его наследника. Но Дансару удалось</text:p>
      <text:p text:style-name="P1">провести меня. Надо отдать ему должное: до последнего времени я думал, что</text:p>
      <text:p text:style-name="P1">верховный шаман кочевников способен лишь предсказывать погоду да гадать по</text:p>
      <text:p text:style-name="P1">внутренностям животных. Но, как оказалось, Дансар владеет некоторыми</text:p>
      <text:p text:style-name="P1">секретами древней магии и догадывается о моих намерениях. Ему удалось укрыть</text:p>
      <text:p text:style-name="P1">тебя от моего взора. Однако еще до твоего рождения я начал проводить</text:p>
      <text:p text:style-name="P1">некоторые обряды, и ты, еще не появившись на свет, был связан со Сферой Силы.</text:p>
      <text:p text:style-name="P1">В Сфере заключена великая мудрость, но тебе была приоткрыта лишь часть нее, к</text:p>
      <text:p text:style-name="P1">тому же необходимые ритуалы не были завершены: когда мне сообщили о твоей</text:p>
      <text:p text:style-name="P1">«смерти», я прервал обряды. Все это привело к тому, что во сне тебя стали</text:p>
      <text:p text:style-name="P1">посещать видения, и они становились бы все более мучительными с годами,</text:p>
      <text:p text:style-name="P1">источая твою душу. Но как раз это спасло тебя сегодня, когда мой ученик напал на</text:p>
      <text:p text:style-name="P1">тебя: магия Сферы не могла подействовать на тебя, ведь ты был связан с ней.</text:p>
      <text:p text:style-name="P1">Я планировал напасть на Полесье с армией Нарана. Но мой новый ученик</text:p>
      <text:p text:style-name="P1">оказался не особенно проворен и почти не способен к обучению. Однако выбора у</text:p>
      <text:p text:style-name="P1">меня не было – именно он, как я считал, был наследником. Вскоре после гибели</text:p>
      <text:p text:style-name="P1">Нарана между кочевниками и русичами начался мир, и я ушел в тень, потратив</text:p>
      <text:p text:style-name="P1">многие годы на обучение сына нойона. В этом году он достиг необходимого</text:p>
      <text:p text:style-name="P1">уровня, и я решил приступить к осуществлению своего давно задуманного плана.Но, как оказалось, мой ученик уже давно вынашивал свой план. Дело в том,</text:p>
      <text:p text:style-name="P1"><text:soft-page-break/>что я нередко беседовал с ним о том, что мои предки сумели победить законы</text:p>
      <text:p text:style-name="P1">природы и выйти из-под ее подчинения, и не исключено, что в будущем</text:p>
      <text:p text:style-name="P1">кургузиды бросят вызов самим создателям. Видимо, эти речи разожгли в нем</text:p>
      <text:p text:style-name="P1">жажду всевластия. Два дня назад он обманом похитил Сферу Силы и подчинил ее</text:p>
      <text:p text:style-name="P1">своей воли: как оказалось, он хорошо усвоил мои уроки и научился в</text:p>
      <text:p text:style-name="P1">совершенстве подчинять магию, открыв заклинание, способное разорвать мою</text:p>
      <text:p text:style-name="P1">связь со Сферой. Я не ожидал такого коварства от собственного ученика и не был</text:p>
      <text:p text:style-name="P1">готов к подобному повороту событий. Лишившись Сферы, я практически потерял</text:p>
      <text:p text:style-name="P1">не только магическую, но и физическую силу. Я стар, и это потрясение сломило</text:p>
      <text:p text:style-name="P1">меня. Но я не растерял всех своих способностей, особенно тех, которыми издревле</text:p>
      <text:p text:style-name="P1">владели мои предки – способностей к предсказанию, чтению мысли и телепатии.</text:p>
      <text:p text:style-name="P1">Я мысленно воззвал к своему ученику и спросил, зачем он так поступил. В ответ я</text:p>
      <text:p text:style-name="P1">услышал дерзкую самонадеянную речь, и только тогда понял, какую ошибку</text:p>
      <text:p text:style-name="P1">совершил. Он собирался от моего имени послать к Дансару гонцов и начать войну</text:p>
      <text:p text:style-name="P1">с Полесьем. Затем мой ученик собирался завладеть миром и бросить вызов</text:p>
      <text:p text:style-name="P1">создателям. Я сам научил его, как сделать это. Но моей целью в первую очередь</text:p>
      <text:p text:style-name="P1">было спасение своего рода и других древней, а этот человек жаждал только</text:p>
      <text:p text:style-name="P1">безграничной власти.</text:p>
      <text:p text:style-name="P1">Теперь я понимаю, как глуп я был, когда решил нарушить нормальное</text:p>
      <text:p text:style-name="P1">течение реки времени. Древням суждено уйти, и миром будут править люди – так</text:p>
      <text:p text:style-name="P1">определено. Мои дерзкие планы и желания чуть не нарушили равновесие мира, и</text:p>
      <text:p text:style-name="P1">еще неизвестно, к чему бы это привело – может быть, даже к уничтожению всего</text:p>
      <text:p text:style-name="P1">сущего. Я лежал в заклинательном зале, в котором мы сейчас находимся, и огонь</text:p>
      <text:p text:style-name="P1">моей жизни постепенно угасал. Я думал, что так и умру, считая себя виновником</text:p>
      <text:p text:style-name="P1">всего, что произойдет, когда почувствовал, как ты вошел в пещеру. Я сразу узнал</text:p>
      <text:p text:style-name="P1">тебя. Я заглянул вглубь твоего сознания и прочитал все страницы, которые до</text:p>
      <text:p text:style-name="P1">этого тщательно от меня скрывались. Я следил за каждым твоим шагом и</text:p>
      <text:p text:style-name="P1">искренне желал, чтобы ты сумел пройти все испытания, но помочь тебе уже не</text:p>
      <text:p text:style-name="P1">мог. Мой ученик повержен, и теперь истинный наследник Нарана вернет свое</text:p>
      <text:p text:style-name="P1">законное место на троне. В тебе заключена могущественная сила, и она поможет</text:p>
      <text:p text:style-name="P1">тебе стать одним из величайших государей. Сфера Силы разрушена, и</text:p>
      <text:p text:style-name="P1">мучительный сны перестанут тебя беспокоить, хотя дар предвиденья и</text:p>
      <text:p text:style-name="P1">способность управлять магией останутся с тобой навсегда. Вместе со Сферой</text:p>
      <text:p text:style-name="P1">иссякли и мои силы. Оставь меня здесь, в пещере. Мои слуги позаботятся обо мне.</text:p>
      <text:p text:style-name="P1">Мудрый змей успевает договорить, но последние слова даются ему с</text:p>
      <text:p text:style-name="P1">величайшим трудом. Закончив речь, он глубоко вздыхает, закрывает глаза и</text:p>
      <text:p text:style-name="P1">умолкает навеки. Повелитель древней умер, и до ваших ушей доносится скорбный</text:p>
      <text:p text:style-name="P1">стон обитателей Дымчатого леса и гор, почитавших своего повелителя и сразу</text:p>
      <text:p text:style-name="P1">почувствовавших его смерть.</text:p>
      <text:p text:style-name="P1">Вы забираете магическую сферу, теперь представляющую собой</text:p>
      <text:p text:style-name="P1">обыкновенный стеклянный шар, и идете к выходу. Теперь никто не мешает вам</text:p>
      <text:p text:style-name="P1">выйти наружу. Стражи пещеры куда-то исчезли, и тоннели абсолютно пусты.Вы спускаетесь с гор. Стон, похожий на плач многочисленных существ, не</text:p>
      <text:p text:style-name="P1">прекращается, хотя вы не видите ни одного древня, и лес кажется безжизненным.</text:p>
      <text:p text:style-name="P1">Но даже деревья, кажется, поникли и опустили свои ветви. Через два часа вы</text:p>
      <text:p text:style-name="P1">выходите из леса. Багатуры, сопровождавшие вас до опушки, ждут на</text:p>
      <text:p text:style-name="P1">условленном месте. Они слегка встревожены гулом, исходящим из чащи, но вы</text:p>
      <text:p text:style-name="P1">объясняете им, что беспокоиться не о чем. Постепенно стена деревьев остается</text:p>
      <text:p text:style-name="P1">позади, звуки прощального плача не доносятся до ваших ушей, и вы в последний</text:p>
      <text:p text:style-name="P1">раз оборачиваетесь, чтобы взглянуть на лес и горы, погруженные в дымку...</text:p>
      <text:p text:style-name="P1">Впереди вас ждет восхождение на престол, новые заботы и долгие ночные</text:p>
      <text:p text:style-name="P1">беседы с Дансаром, ставшим вашим первым советником. Вам удастся объединить</text:p>
      <text:p text:style-name="P1"><text:soft-page-break/>многочисленные племена кочевников, создать могущественное государство и</text:p>
      <text:p text:style-name="P1">заключить мир с соседями. Князья Полесья станут желанными гостями в вашем</text:p>
      <text:p text:style-name="P1">каменном дворце, отстроенном в столице специально для нового правителя.</text:p>
      <text:p text:style-name="P1">Народ будет любить вас за ясный ум и справедливость и прославит на многие</text:p>
      <text:p text:style-name="P1">века. О ваших способностях предсказывать будущее и повелевать силами природы</text:p>
      <text:p text:style-name="P1">будут ходить легенды, а самые знатные вельможи со всего мира будут сватать вам</text:p>
      <text:p text:style-name="P1">своих дочерей. За объединение кочевников и создание нового государства, за</text:p>
      <text:p text:style-name="P1">мудрое и долгое правление люди дадут вам прозвище Владыка Степей.</text:p>
      <text:p text:style-name="P1">Оставшиеся годы вы проживете достойно и счастливо.</text:p>
      <text:p text:style-name="P1">Ваши вещи, с которыми вы дошли до Дымчатых гор, станут настоящим</text:p>
      <text:p text:style-name="P1">реликвиями. И еще сотни лет вашим потомкам, восходящим на престол, будут</text:p>
      <text:p text:style-name="P1">торжественно вручаться символы ханской власти – амулет в золотой оправе, меч, с</text:p>
      <text:p text:style-name="P1">которым вы проделали долгий путь, и пустой стеклянный шар...<text:bookmark-end text:name="__DdeLink__3_206492407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8T19:57:29.909453080</meta:creation-date>
    <dc:date>2016-09-18T20:13:23.000569562</dc:date>
    <meta:editing-duration>PT4M25S</meta:editing-duration>
    <meta:editing-cycles>1</meta:editing-cycles>
    <meta:document-statistic meta:table-count="0" meta:image-count="0" meta:object-count="0" meta:page-count="388" meta:paragraph-count="19767" meta:word-count="201309" meta:character-count="1275688" meta:non-whitespace-character-count="1092005"/>
    <meta:generator>LibreOffice/5.1.4.2$Linux_X86_64 LibreOffice_project/10m0$Build-2</meta:generator>
  </office:meta>
</office:document-meta>
</file>